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390/content.xml"/>
  <manifest:file-entry manifest:media-type="text/xml" manifest:full-path="Object 390/settings.xml"/>
  <manifest:file-entry manifest:media-type="application/vnd.oasis.opendocument.formula" manifest:version="1.2" manifest:full-path="Object 390/"/>
  <manifest:file-entry manifest:media-type="text/xml" manifest:full-path="Object 1055/content.xml"/>
  <manifest:file-entry manifest:media-type="text/xml" manifest:full-path="Object 1055/settings.xml"/>
  <manifest:file-entry manifest:media-type="application/vnd.oasis.opendocument.formula" manifest:version="1.2" manifest:full-path="Object 1055/"/>
  <manifest:file-entry manifest:media-type="text/xml" manifest:full-path="Object 338/settings.xml"/>
  <manifest:file-entry manifest:media-type="text/xml" manifest:full-path="Object 338/content.xml"/>
  <manifest:file-entry manifest:media-type="application/vnd.oasis.opendocument.formula" manifest:version="1.2" manifest:full-path="Object 338/"/>
  <manifest:file-entry manifest:media-type="text/xml" manifest:full-path="Object 760/content.xml"/>
  <manifest:file-entry manifest:media-type="text/xml" manifest:full-path="Object 760/settings.xml"/>
  <manifest:file-entry manifest:media-type="application/vnd.oasis.opendocument.formula" manifest:version="1.2" manifest:full-path="Object 760/"/>
  <manifest:file-entry manifest:media-type="text/xml" manifest:full-path="Object 505/content.xml"/>
  <manifest:file-entry manifest:media-type="text/xml" manifest:full-path="Object 505/settings.xml"/>
  <manifest:file-entry manifest:media-type="application/vnd.oasis.opendocument.formula" manifest:version="1.2" manifest:full-path="Object 505/"/>
  <manifest:file-entry manifest:media-type="text/xml" manifest:full-path="Object 659/content.xml"/>
  <manifest:file-entry manifest:media-type="text/xml" manifest:full-path="Object 659/settings.xml"/>
  <manifest:file-entry manifest:media-type="application/vnd.oasis.opendocument.formula" manifest:version="1.2" manifest:full-path="Object 659/"/>
  <manifest:file-entry manifest:media-type="text/xml" manifest:full-path="Object 146/content.xml"/>
  <manifest:file-entry manifest:media-type="text/xml" manifest:full-path="Object 146/settings.xml"/>
  <manifest:file-entry manifest:media-type="application/vnd.oasis.opendocument.formula" manifest:version="1.2" manifest:full-path="Object 146/"/>
  <manifest:file-entry manifest:media-type="text/xml" manifest:full-path="Object 845/settings.xml"/>
  <manifest:file-entry manifest:media-type="text/xml" manifest:full-path="Object 845/content.xml"/>
  <manifest:file-entry manifest:media-type="application/vnd.oasis.opendocument.formula" manifest:version="1.2" manifest:full-path="Object 845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391/settings.xml"/>
  <manifest:file-entry manifest:media-type="text/xml" manifest:full-path="Object 391/content.xml"/>
  <manifest:file-entry manifest:media-type="application/vnd.oasis.opendocument.formula" manifest:version="1.2" manifest:full-path="Object 391/"/>
  <manifest:file-entry manifest:media-type="text/xml" manifest:full-path="Object 1056/settings.xml"/>
  <manifest:file-entry manifest:media-type="text/xml" manifest:full-path="Object 1056/content.xml"/>
  <manifest:file-entry manifest:media-type="application/vnd.oasis.opendocument.formula" manifest:version="1.2" manifest:full-path="Object 1056/"/>
  <manifest:file-entry manifest:media-type="text/xml" manifest:full-path="Object 339/settings.xml"/>
  <manifest:file-entry manifest:media-type="text/xml" manifest:full-path="Object 339/content.xml"/>
  <manifest:file-entry manifest:media-type="application/vnd.oasis.opendocument.formula" manifest:version="1.2" manifest:full-path="Object 339/"/>
  <manifest:file-entry manifest:media-type="text/xml" manifest:full-path="Object 761/content.xml"/>
  <manifest:file-entry manifest:media-type="text/xml" manifest:full-path="Object 761/settings.xml"/>
  <manifest:file-entry manifest:media-type="application/vnd.oasis.opendocument.formula" manifest:version="1.2" manifest:full-path="Object 761/"/>
  <manifest:file-entry manifest:media-type="text/xml" manifest:full-path="Object 506/content.xml"/>
  <manifest:file-entry manifest:media-type="text/xml" manifest:full-path="Object 506/settings.xml"/>
  <manifest:file-entry manifest:media-type="application/vnd.oasis.opendocument.formula" manifest:version="1.2" manifest:full-path="Object 506/"/>
  <manifest:file-entry manifest:media-type="text/xml" manifest:full-path="Object 93/settings.xml"/>
  <manifest:file-entry manifest:media-type="text/xml" manifest:full-path="Object 93/content.xml"/>
  <manifest:file-entry manifest:media-type="application/vnd.oasis.opendocument.formula" manifest:version="1.2" manifest:full-path="Object 93/"/>
  <manifest:file-entry manifest:media-type="text/xml" manifest:full-path="Object 572/content.xml"/>
  <manifest:file-entry manifest:media-type="text/xml" manifest:full-path="Object 572/settings.xml"/>
  <manifest:file-entry manifest:media-type="application/vnd.oasis.opendocument.formula" manifest:version="1.2" manifest:full-path="Object 572/"/>
  <manifest:file-entry manifest:media-type="text/xml" manifest:full-path="Object 1237/settings.xml"/>
  <manifest:file-entry manifest:media-type="text/xml" manifest:full-path="Object 1237/content.xml"/>
  <manifest:file-entry manifest:media-type="application/vnd.oasis.opendocument.formula" manifest:version="1.2" manifest:full-path="Object 1237/"/>
  <manifest:file-entry manifest:media-type="text/xml" manifest:full-path="meta.xml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235/settings.xml"/>
  <manifest:file-entry manifest:media-type="text/xml" manifest:full-path="Object 235/content.xml"/>
  <manifest:file-entry manifest:media-type="application/vnd.oasis.opendocument.formula" manifest:version="1.2" manifest:full-path="Object 235/"/>
  <manifest:file-entry manifest:media-type="text/xml" manifest:full-path="Object 934/settings.xml"/>
  <manifest:file-entry manifest:media-type="text/xml" manifest:full-path="Object 934/content.xml"/>
  <manifest:file-entry manifest:media-type="application/vnd.oasis.opendocument.formula" manifest:version="1.2" manifest:full-path="Object 934/"/>
  <manifest:file-entry manifest:media-type="text/xml" manifest:full-path="Object 392/content.xml"/>
  <manifest:file-entry manifest:media-type="text/xml" manifest:full-path="Object 392/settings.xml"/>
  <manifest:file-entry manifest:media-type="application/vnd.oasis.opendocument.formula" manifest:version="1.2" manifest:full-path="Object 392/"/>
  <manifest:file-entry manifest:media-type="text/xml" manifest:full-path="Object 1057/settings.xml"/>
  <manifest:file-entry manifest:media-type="text/xml" manifest:full-path="Object 1057/content.xml"/>
  <manifest:file-entry manifest:media-type="application/vnd.oasis.opendocument.formula" manifest:version="1.2" manifest:full-path="Object 1057/"/>
  <manifest:file-entry manifest:media-type="text/xml" manifest:full-path="Object 507/settings.xml"/>
  <manifest:file-entry manifest:media-type="text/xml" manifest:full-path="Object 507/content.xml"/>
  <manifest:file-entry manifest:media-type="application/vnd.oasis.opendocument.formula" manifest:version="1.2" manifest:full-path="Object 507/"/>
  <manifest:file-entry manifest:media-type="text/xml" manifest:full-path="Object 170/content.xml"/>
  <manifest:file-entry manifest:media-type="text/xml" manifest:full-path="Object 170/settings.xml"/>
  <manifest:file-entry manifest:media-type="application/vnd.oasis.opendocument.formula" manifest:version="1.2" manifest:full-path="Object 170/"/>
  <manifest:file-entry manifest:media-type="text/xml" manifest:full-path="Object 227/content.xml"/>
  <manifest:file-entry manifest:media-type="text/xml" manifest:full-path="Object 227/settings.xml"/>
  <manifest:file-entry manifest:media-type="application/vnd.oasis.opendocument.formula" manifest:version="1.2" manifest:full-path="Object 227/"/>
  <manifest:file-entry manifest:media-type="text/xml" manifest:full-path="Object 926/settings.xml"/>
  <manifest:file-entry manifest:media-type="text/xml" manifest:full-path="Object 926/content.xml"/>
  <manifest:file-entry manifest:media-type="application/vnd.oasis.opendocument.formula" manifest:version="1.2" manifest:full-path="Object 926/"/>
  <manifest:file-entry manifest:media-type="text/xml" manifest:full-path="Object 94/settings.xml"/>
  <manifest:file-entry manifest:media-type="text/xml" manifest:full-path="Object 94/content.xml"/>
  <manifest:file-entry manifest:media-type="application/vnd.oasis.opendocument.formula" manifest:version="1.2" manifest:full-path="Object 94/"/>
  <manifest:file-entry manifest:media-type="text/xml" manifest:full-path="Object 573/content.xml"/>
  <manifest:file-entry manifest:media-type="text/xml" manifest:full-path="Object 573/settings.xml"/>
  <manifest:file-entry manifest:media-type="application/vnd.oasis.opendocument.formula" manifest:version="1.2" manifest:full-path="Object 573/"/>
  <manifest:file-entry manifest:media-type="text/xml" manifest:full-path="Object 1238/content.xml"/>
  <manifest:file-entry manifest:media-type="text/xml" manifest:full-path="Object 1238/settings.xml"/>
  <manifest:file-entry manifest:media-type="application/vnd.oasis.opendocument.formula" manifest:version="1.2" manifest:full-path="Object 1238/"/>
  <manifest:file-entry manifest:media-type="text/xml" manifest:full-path="Object 236/content.xml"/>
  <manifest:file-entry manifest:media-type="text/xml" manifest:full-path="Object 236/settings.xml"/>
  <manifest:file-entry manifest:media-type="application/vnd.oasis.opendocument.formula" manifest:version="1.2" manifest:full-path="Object 236/"/>
  <manifest:file-entry manifest:media-type="text/xml" manifest:full-path="Object 935/settings.xml"/>
  <manifest:file-entry manifest:media-type="text/xml" manifest:full-path="Object 935/content.xml"/>
  <manifest:file-entry manifest:media-type="application/vnd.oasis.opendocument.formula" manifest:version="1.2" manifest:full-path="Object 935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text/xml" manifest:full-path="Object 552/settings.xml"/>
  <manifest:file-entry manifest:media-type="text/xml" manifest:full-path="Object 552/content.xml"/>
  <manifest:file-entry manifest:media-type="application/vnd.oasis.opendocument.formula" manifest:version="1.2" manifest:full-path="Object 552/"/>
  <manifest:file-entry manifest:media-type="text/xml" manifest:full-path="Object 1217/settings.xml"/>
  <manifest:file-entry manifest:media-type="text/xml" manifest:full-path="Object 1217/content.xml"/>
  <manifest:file-entry manifest:media-type="application/vnd.oasis.opendocument.formula" manifest:version="1.2" manifest:full-path="Object 1217/"/>
  <manifest:file-entry manifest:media-type="text/xml" manifest:full-path="Object 508/content.xml"/>
  <manifest:file-entry manifest:media-type="text/xml" manifest:full-path="Object 508/settings.xml"/>
  <manifest:file-entry manifest:media-type="application/vnd.oasis.opendocument.formula" manifest:version="1.2" manifest:full-path="Object 508/"/>
  <manifest:file-entry manifest:media-type="text/xml" manifest:full-path="Object 180/content.xml"/>
  <manifest:file-entry manifest:media-type="text/xml" manifest:full-path="Object 180/settings.xml"/>
  <manifest:file-entry manifest:media-type="application/vnd.oasis.opendocument.formula" manifest:version="1.2" manifest:full-path="Object 180/"/>
  <manifest:file-entry manifest:media-type="text/xml" manifest:full-path="Object 237/settings.xml"/>
  <manifest:file-entry manifest:media-type="text/xml" manifest:full-path="Object 237/content.xml"/>
  <manifest:file-entry manifest:media-type="application/vnd.oasis.opendocument.formula" manifest:version="1.2" manifest:full-path="Object 237/"/>
  <manifest:file-entry manifest:media-type="text/xml" manifest:full-path="Object 936/content.xml"/>
  <manifest:file-entry manifest:media-type="text/xml" manifest:full-path="Object 936/settings.xml"/>
  <manifest:file-entry manifest:media-type="application/vnd.oasis.opendocument.formula" manifest:version="1.2" manifest:full-path="Object 936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text/xml" manifest:full-path="Object 553/content.xml"/>
  <manifest:file-entry manifest:media-type="text/xml" manifest:full-path="Object 553/settings.xml"/>
  <manifest:file-entry manifest:media-type="application/vnd.oasis.opendocument.formula" manifest:version="1.2" manifest:full-path="Object 553/"/>
  <manifest:file-entry manifest:media-type="text/xml" manifest:full-path="Object 1218/settings.xml"/>
  <manifest:file-entry manifest:media-type="text/xml" manifest:full-path="Object 1218/content.xml"/>
  <manifest:file-entry manifest:media-type="application/vnd.oasis.opendocument.formula" manifest:version="1.2" manifest:full-path="Object 1218/"/>
  <manifest:file-entry manifest:media-type="text/xml" manifest:full-path="Object 548/settings.xml"/>
  <manifest:file-entry manifest:media-type="text/xml" manifest:full-path="Object 548/content.xml"/>
  <manifest:file-entry manifest:media-type="application/vnd.oasis.opendocument.formula" manifest:version="1.2" manifest:full-path="Object 548/"/>
  <manifest:file-entry manifest:media-type="text/xml" manifest:full-path="Object 160/content.xml"/>
  <manifest:file-entry manifest:media-type="text/xml" manifest:full-path="Object 160/settings.xml"/>
  <manifest:file-entry manifest:media-type="application/vnd.oasis.opendocument.formula" manifest:version="1.2" manifest:full-path="Object 160/"/>
  <manifest:file-entry manifest:media-type="text/xml" manifest:full-path="Object 217/content.xml"/>
  <manifest:file-entry manifest:media-type="text/xml" manifest:full-path="Object 217/settings.xml"/>
  <manifest:file-entry manifest:media-type="application/vnd.oasis.opendocument.formula" manifest:version="1.2" manifest:full-path="Object 217/"/>
  <manifest:file-entry manifest:media-type="text/xml" manifest:full-path="Object 916/settings.xml"/>
  <manifest:file-entry manifest:media-type="text/xml" manifest:full-path="Object 916/content.xml"/>
  <manifest:file-entry manifest:media-type="application/vnd.oasis.opendocument.formula" manifest:version="1.2" manifest:full-path="Object 916/"/>
  <manifest:file-entry manifest:media-type="text/xml" manifest:full-path="Object 75/settings.xml"/>
  <manifest:file-entry manifest:media-type="text/xml" manifest:full-path="Object 75/content.xml"/>
  <manifest:file-entry manifest:media-type="application/vnd.oasis.opendocument.formula" manifest:version="1.2" manifest:full-path="Object 75/"/>
  <manifest:file-entry manifest:media-type="text/xml" manifest:full-path="Object 554/settings.xml"/>
  <manifest:file-entry manifest:media-type="text/xml" manifest:full-path="Object 554/content.xml"/>
  <manifest:file-entry manifest:media-type="application/vnd.oasis.opendocument.formula" manifest:version="1.2" manifest:full-path="Object 554/"/>
  <manifest:file-entry manifest:media-type="text/xml" manifest:full-path="Object 1219/content.xml"/>
  <manifest:file-entry manifest:media-type="text/xml" manifest:full-path="Object 1219/settings.xml"/>
  <manifest:file-entry manifest:media-type="application/vnd.oasis.opendocument.formula" manifest:version="1.2" manifest:full-path="Object 1219/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text/xml" manifest:full-path="Object 1076/settings.xml"/>
  <manifest:file-entry manifest:media-type="text/xml" manifest:full-path="Object 1076/content.xml"/>
  <manifest:file-entry manifest:media-type="application/vnd.oasis.opendocument.formula" manifest:version="1.2" manifest:full-path="Object 1076/"/>
  <manifest:file-entry manifest:media-type="text/xml" manifest:full-path="Object 662/content.xml"/>
  <manifest:file-entry manifest:media-type="text/xml" manifest:full-path="Object 662/settings.xml"/>
  <manifest:file-entry manifest:media-type="application/vnd.oasis.opendocument.formula" manifest:version="1.2" manifest:full-path="Object 662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text/xml" manifest:full-path="Object 558/content.xml"/>
  <manifest:file-entry manifest:media-type="text/xml" manifest:full-path="Object 558/settings.xml"/>
  <manifest:file-entry manifest:media-type="application/vnd.oasis.opendocument.formula" manifest:version="1.2" manifest:full-path="Object 558/"/>
  <manifest:file-entry manifest:media-type="text/xml" manifest:full-path="Object 21/settings.xml"/>
  <manifest:file-entry manifest:media-type="text/xml" manifest:full-path="Object 21/content.xml"/>
  <manifest:file-entry manifest:media-type="application/vnd.oasis.opendocument.formula" manifest:version="1.2" manifest:full-path="Object 21/"/>
  <manifest:file-entry manifest:media-type="text/xml" manifest:full-path="Object 1077/settings.xml"/>
  <manifest:file-entry manifest:media-type="text/xml" manifest:full-path="Object 1077/content.xml"/>
  <manifest:file-entry manifest:media-type="application/vnd.oasis.opendocument.formula" manifest:version="1.2" manifest:full-path="Object 1077/"/>
  <manifest:file-entry manifest:media-type="text/xml" manifest:full-path="Object 663/settings.xml"/>
  <manifest:file-entry manifest:media-type="text/xml" manifest:full-path="Object 663/content.xml"/>
  <manifest:file-entry manifest:media-type="application/vnd.oasis.opendocument.formula" manifest:version="1.2" manifest:full-path="Object 663/"/>
  <manifest:file-entry manifest:media-type="text/xml" manifest:full-path="Object 161/settings.xml"/>
  <manifest:file-entry manifest:media-type="text/xml" manifest:full-path="Object 161/content.xml"/>
  <manifest:file-entry manifest:media-type="application/vnd.oasis.opendocument.formula" manifest:version="1.2" manifest:full-path="Object 161/"/>
  <manifest:file-entry manifest:media-type="text/xml" manifest:full-path="Object 860/settings.xml"/>
  <manifest:file-entry manifest:media-type="text/xml" manifest:full-path="Object 860/content.xml"/>
  <manifest:file-entry manifest:media-type="application/vnd.oasis.opendocument.formula" manifest:version="1.2" manifest:full-path="Object 860/"/>
  <manifest:file-entry manifest:media-type="text/xml" manifest:full-path="Object 218/settings.xml"/>
  <manifest:file-entry manifest:media-type="text/xml" manifest:full-path="Object 218/content.xml"/>
  <manifest:file-entry manifest:media-type="application/vnd.oasis.opendocument.formula" manifest:version="1.2" manifest:full-path="Object 218/"/>
  <manifest:file-entry manifest:media-type="text/xml" manifest:full-path="Object 917/settings.xml"/>
  <manifest:file-entry manifest:media-type="text/xml" manifest:full-path="Object 917/content.xml"/>
  <manifest:file-entry manifest:media-type="application/vnd.oasis.opendocument.formula" manifest:version="1.2" manifest:full-path="Object 917/"/>
  <manifest:file-entry manifest:media-type="text/xml" manifest:full-path="Object 640/settings.xml"/>
  <manifest:file-entry manifest:media-type="text/xml" manifest:full-path="Object 640/content.xml"/>
  <manifest:file-entry manifest:media-type="application/vnd.oasis.opendocument.formula" manifest:version="1.2" manifest:full-path="Object 640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text/xml" manifest:full-path="Object 555/settings.xml"/>
  <manifest:file-entry manifest:media-type="text/xml" manifest:full-path="Object 555/content.xml"/>
  <manifest:file-entry manifest:media-type="application/vnd.oasis.opendocument.formula" manifest:version="1.2" manifest:full-path="Object 555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069/settings.xml"/>
  <manifest:file-entry manifest:media-type="text/xml" manifest:full-path="Object 1069/content.xml"/>
  <manifest:file-entry manifest:media-type="application/vnd.oasis.opendocument.formula" manifest:version="1.2" manifest:full-path="Object 1069/"/>
  <manifest:file-entry manifest:media-type="text/xml" manifest:full-path="Object 655/settings.xml"/>
  <manifest:file-entry manifest:media-type="text/xml" manifest:full-path="Object 655/content.xml"/>
  <manifest:file-entry manifest:media-type="application/vnd.oasis.opendocument.formula" manifest:version="1.2" manifest:full-path="Object 655/"/>
  <manifest:file-entry manifest:media-type="text/xml" manifest:full-path="Object 162/content.xml"/>
  <manifest:file-entry manifest:media-type="text/xml" manifest:full-path="Object 162/settings.xml"/>
  <manifest:file-entry manifest:media-type="application/vnd.oasis.opendocument.formula" manifest:version="1.2" manifest:full-path="Object 162/"/>
  <manifest:file-entry manifest:media-type="text/xml" manifest:full-path="Object 861/settings.xml"/>
  <manifest:file-entry manifest:media-type="text/xml" manifest:full-path="Object 861/content.xml"/>
  <manifest:file-entry manifest:media-type="application/vnd.oasis.opendocument.formula" manifest:version="1.2" manifest:full-path="Object 861/"/>
  <manifest:file-entry manifest:media-type="text/xml" manifest:full-path="Object 219/content.xml"/>
  <manifest:file-entry manifest:media-type="text/xml" manifest:full-path="Object 219/settings.xml"/>
  <manifest:file-entry manifest:media-type="application/vnd.oasis.opendocument.formula" manifest:version="1.2" manifest:full-path="Object 219/"/>
  <manifest:file-entry manifest:media-type="text/xml" manifest:full-path="Object 918/content.xml"/>
  <manifest:file-entry manifest:media-type="text/xml" manifest:full-path="Object 918/settings.xml"/>
  <manifest:file-entry manifest:media-type="application/vnd.oasis.opendocument.formula" manifest:version="1.2" manifest:full-path="Object 918/"/>
  <manifest:file-entry manifest:media-type="text/xml" manifest:full-path="Object 641/settings.xml"/>
  <manifest:file-entry manifest:media-type="text/xml" manifest:full-path="Object 641/content.xml"/>
  <manifest:file-entry manifest:media-type="application/vnd.oasis.opendocument.formula" manifest:version="1.2" manifest:full-path="Object 641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text/xml" manifest:full-path="Object 556/content.xml"/>
  <manifest:file-entry manifest:media-type="text/xml" manifest:full-path="Object 556/settings.xml"/>
  <manifest:file-entry manifest:media-type="application/vnd.oasis.opendocument.formula" manifest:version="1.2" manifest:full-path="Object 556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Object 656/settings.xml"/>
  <manifest:file-entry manifest:media-type="text/xml" manifest:full-path="Object 656/content.xml"/>
  <manifest:file-entry manifest:media-type="application/vnd.oasis.opendocument.formula" manifest:version="1.2" manifest:full-path="Object 656/"/>
  <manifest:file-entry manifest:media-type="text/xml" manifest:full-path="Object 163/content.xml"/>
  <manifest:file-entry manifest:media-type="text/xml" manifest:full-path="Object 163/settings.xml"/>
  <manifest:file-entry manifest:media-type="application/vnd.oasis.opendocument.formula" manifest:version="1.2" manifest:full-path="Object 163/"/>
  <manifest:file-entry manifest:media-type="text/xml" manifest:full-path="Object 862/settings.xml"/>
  <manifest:file-entry manifest:media-type="text/xml" manifest:full-path="Object 862/content.xml"/>
  <manifest:file-entry manifest:media-type="application/vnd.oasis.opendocument.formula" manifest:version="1.2" manifest:full-path="Object 86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text/xml" manifest:full-path="Object 557/settings.xml"/>
  <manifest:file-entry manifest:media-type="text/xml" manifest:full-path="Object 557/content.xml"/>
  <manifest:file-entry manifest:media-type="application/vnd.oasis.opendocument.formula" manifest:version="1.2" manifest:full-path="Object 557/"/>
  <manifest:file-entry manifest:media-type="text/xml" manifest:full-path="Object 657/settings.xml"/>
  <manifest:file-entry manifest:media-type="text/xml" manifest:full-path="Object 657/content.xml"/>
  <manifest:file-entry manifest:media-type="application/vnd.oasis.opendocument.formula" manifest:version="1.2" manifest:full-path="Object 657/"/>
  <manifest:file-entry manifest:media-type="text/xml" manifest:full-path="Object 144/settings.xml"/>
  <manifest:file-entry manifest:media-type="text/xml" manifest:full-path="Object 144/content.xml"/>
  <manifest:file-entry manifest:media-type="application/vnd.oasis.opendocument.formula" manifest:version="1.2" manifest:full-path="Object 144/"/>
  <manifest:file-entry manifest:media-type="text/xml" manifest:full-path="Object 843/settings.xml"/>
  <manifest:file-entry manifest:media-type="text/xml" manifest:full-path="Object 843/content.xml"/>
  <manifest:file-entry manifest:media-type="application/vnd.oasis.opendocument.formula" manifest:version="1.2" manifest:full-path="Object 843/"/>
  <manifest:file-entry manifest:media-type="text/xml" manifest:full-path="Object 358/content.xml"/>
  <manifest:file-entry manifest:media-type="text/xml" manifest:full-path="Object 358/settings.xml"/>
  <manifest:file-entry manifest:media-type="application/vnd.oasis.opendocument.formula" manifest:version="1.2" manifest:full-path="Object 358/"/>
  <manifest:file-entry manifest:media-type="text/xml" manifest:full-path="Object 780/content.xml"/>
  <manifest:file-entry manifest:media-type="text/xml" manifest:full-path="Object 780/settings.xml"/>
  <manifest:file-entry manifest:media-type="application/vnd.oasis.opendocument.formula" manifest:version="1.2" manifest:full-path="Object 780/"/>
  <manifest:file-entry manifest:media-type="text/xml" manifest:full-path="Object 658/settings.xml"/>
  <manifest:file-entry manifest:media-type="text/xml" manifest:full-path="Object 658/content.xml"/>
  <manifest:file-entry manifest:media-type="application/vnd.oasis.opendocument.formula" manifest:version="1.2" manifest:full-path="Object 658/"/>
  <manifest:file-entry manifest:media-type="text/xml" manifest:full-path="Object 145/settings.xml"/>
  <manifest:file-entry manifest:media-type="text/xml" manifest:full-path="Object 145/content.xml"/>
  <manifest:file-entry manifest:media-type="application/vnd.oasis.opendocument.formula" manifest:version="1.2" manifest:full-path="Object 145/"/>
  <manifest:file-entry manifest:media-type="text/xml" manifest:full-path="Object 844/settings.xml"/>
  <manifest:file-entry manifest:media-type="text/xml" manifest:full-path="Object 844/content.xml"/>
  <manifest:file-entry manifest:media-type="application/vnd.oasis.opendocument.formula" manifest:version="1.2" manifest:full-path="Object 844/"/>
  <manifest:file-entry manifest:media-type="text/xml" manifest:full-path="Object 359/settings.xml"/>
  <manifest:file-entry manifest:media-type="text/xml" manifest:full-path="Object 359/content.xml"/>
  <manifest:file-entry manifest:media-type="application/vnd.oasis.opendocument.formula" manifest:version="1.2" manifest:full-path="Object 359/"/>
  <manifest:file-entry manifest:media-type="text/xml" manifest:full-path="Object 781/content.xml"/>
  <manifest:file-entry manifest:media-type="text/xml" manifest:full-path="Object 781/settings.xml"/>
  <manifest:file-entry manifest:media-type="application/vnd.oasis.opendocument.formula" manifest:version="1.2" manifest:full-path="Object 78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1078/content.xml"/>
  <manifest:file-entry manifest:media-type="text/xml" manifest:full-path="Object 1078/settings.xml"/>
  <manifest:file-entry manifest:media-type="application/vnd.oasis.opendocument.formula" manifest:version="1.2" manifest:full-path="Object 1078/"/>
  <manifest:file-entry manifest:media-type="text/xml" manifest:full-path="Object 664/content.xml"/>
  <manifest:file-entry manifest:media-type="text/xml" manifest:full-path="Object 664/settings.xml"/>
  <manifest:file-entry manifest:media-type="application/vnd.oasis.opendocument.formula" manifest:version="1.2" manifest:full-path="Object 664/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text/xml" manifest:full-path="Object 1079/settings.xml"/>
  <manifest:file-entry manifest:media-type="text/xml" manifest:full-path="Object 1079/content.xml"/>
  <manifest:file-entry manifest:media-type="application/vnd.oasis.opendocument.formula" manifest:version="1.2" manifest:full-path="Object 1079/"/>
  <manifest:file-entry manifest:media-type="text/xml" manifest:full-path="Object 502/content.xml"/>
  <manifest:file-entry manifest:media-type="text/xml" manifest:full-path="Object 502/settings.xml"/>
  <manifest:file-entry manifest:media-type="application/vnd.oasis.opendocument.formula" manifest:version="1.2" manifest:full-path="Object 502/"/>
  <manifest:file-entry manifest:media-type="text/xml" manifest:full-path="Object 668/settings.xml"/>
  <manifest:file-entry manifest:media-type="text/xml" manifest:full-path="Object 668/content.xml"/>
  <manifest:file-entry manifest:media-type="application/vnd.oasis.opendocument.formula" manifest:version="1.2" manifest:full-path="Object 668/"/>
  <manifest:file-entry manifest:media-type="text/xml" manifest:full-path="Object 665/content.xml"/>
  <manifest:file-entry manifest:media-type="text/xml" manifest:full-path="Object 665/settings.xml"/>
  <manifest:file-entry manifest:media-type="application/vnd.oasis.opendocument.formula" manifest:version="1.2" manifest:full-path="Object 665/"/>
  <manifest:file-entry manifest:media-type="text/xml" manifest:full-path="Object 124/settings.xml"/>
  <manifest:file-entry manifest:media-type="text/xml" manifest:full-path="Object 124/content.xml"/>
  <manifest:file-entry manifest:media-type="application/vnd.oasis.opendocument.formula" manifest:version="1.2" manifest:full-path="Object 124/"/>
  <manifest:file-entry manifest:media-type="text/xml" manifest:full-path="Object 823/content.xml"/>
  <manifest:file-entry manifest:media-type="text/xml" manifest:full-path="Object 823/settings.xml"/>
  <manifest:file-entry manifest:media-type="application/vnd.oasis.opendocument.formula" manifest:version="1.2" manifest:full-path="Object 823/"/>
  <manifest:file-entry manifest:media-type="text/xml" manifest:full-path="Object 989/content.xml"/>
  <manifest:file-entry manifest:media-type="text/xml" manifest:full-path="Object 989/settings.xml"/>
  <manifest:file-entry manifest:media-type="application/vnd.oasis.opendocument.formula" manifest:version="1.2" manifest:full-path="Object 989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503/settings.xml"/>
  <manifest:file-entry manifest:media-type="text/xml" manifest:full-path="Object 503/content.xml"/>
  <manifest:file-entry manifest:media-type="application/vnd.oasis.opendocument.formula" manifest:version="1.2" manifest:full-path="Object 503/"/>
  <manifest:file-entry manifest:media-type="text/xml" manifest:full-path="Object 669/content.xml"/>
  <manifest:file-entry manifest:media-type="text/xml" manifest:full-path="Object 669/settings.xml"/>
  <manifest:file-entry manifest:media-type="application/vnd.oasis.opendocument.formula" manifest:version="1.2" manifest:full-path="Object 669/"/>
  <manifest:file-entry manifest:media-type="text/xml" manifest:full-path="Object 666/content.xml"/>
  <manifest:file-entry manifest:media-type="text/xml" manifest:full-path="Object 666/settings.xml"/>
  <manifest:file-entry manifest:media-type="application/vnd.oasis.opendocument.formula" manifest:version="1.2" manifest:full-path="Object 666/"/>
  <manifest:file-entry manifest:media-type="text/xml" manifest:full-path="Object 500/settings.xml"/>
  <manifest:file-entry manifest:media-type="text/xml" manifest:full-path="Object 500/content.xml"/>
  <manifest:file-entry manifest:media-type="application/vnd.oasis.opendocument.formula" manifest:version="1.2" manifest:full-path="Object 500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version="1.2" manifest:full-path="Object 125/"/>
  <manifest:file-entry manifest:media-type="text/xml" manifest:full-path="Object 824/settings.xml"/>
  <manifest:file-entry manifest:media-type="text/xml" manifest:full-path="Object 824/content.xml"/>
  <manifest:file-entry manifest:media-type="application/vnd.oasis.opendocument.formula" manifest:version="1.2" manifest:full-path="Object 824/"/>
  <manifest:file-entry manifest:media-type="text/xml" manifest:full-path="Object 504/settings.xml"/>
  <manifest:file-entry manifest:media-type="text/xml" manifest:full-path="Object 504/content.xml"/>
  <manifest:file-entry manifest:media-type="application/vnd.oasis.opendocument.formula" manifest:version="1.2" manifest:full-path="Object 504/"/>
  <manifest:file-entry manifest:media-type="text/xml" manifest:full-path="Object 667/content.xml"/>
  <manifest:file-entry manifest:media-type="text/xml" manifest:full-path="Object 667/settings.xml"/>
  <manifest:file-entry manifest:media-type="application/vnd.oasis.opendocument.formula" manifest:version="1.2" manifest:full-path="Object 667/"/>
  <manifest:file-entry manifest:media-type="text/xml" manifest:full-path="Object 501/settings.xml"/>
  <manifest:file-entry manifest:media-type="text/xml" manifest:full-path="Object 501/content.xml"/>
  <manifest:file-entry manifest:media-type="application/vnd.oasis.opendocument.formula" manifest:version="1.2" manifest:full-path="Object 501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version="1.2" manifest:full-path="Object 126/"/>
  <manifest:file-entry manifest:media-type="text/xml" manifest:full-path="Object 825/content.xml"/>
  <manifest:file-entry manifest:media-type="text/xml" manifest:full-path="Object 825/settings.xml"/>
  <manifest:file-entry manifest:media-type="application/vnd.oasis.opendocument.formula" manifest:version="1.2" manifest:full-path="Object 825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text/xml" manifest:full-path="Object 405/settings.xml"/>
  <manifest:file-entry manifest:media-type="text/xml" manifest:full-path="Object 405/content.xml"/>
  <manifest:file-entry manifest:media-type="application/vnd.oasis.opendocument.formula" manifest:version="1.2" manifest:full-path="Object 405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1089/content.xml"/>
  <manifest:file-entry manifest:media-type="text/xml" manifest:full-path="Object 1089/settings.xml"/>
  <manifest:file-entry manifest:media-type="application/vnd.oasis.opendocument.formula" manifest:version="1.2" manifest:full-path="Object 1089/"/>
  <manifest:file-entry manifest:media-type="text/xml" manifest:full-path="Object 675/settings.xml"/>
  <manifest:file-entry manifest:media-type="text/xml" manifest:full-path="Object 675/content.xml"/>
  <manifest:file-entry manifest:media-type="application/vnd.oasis.opendocument.formula" manifest:version="1.2" manifest:full-path="Object 675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514/content.xml"/>
  <manifest:file-entry manifest:media-type="text/xml" manifest:full-path="Object 514/settings.xml"/>
  <manifest:file-entry manifest:media-type="application/vnd.oasis.opendocument.formula" manifest:version="1.2" manifest:full-path="Object 514/"/>
  <manifest:file-entry manifest:media-type="text/xml" manifest:full-path="Object 515/content.xml"/>
  <manifest:file-entry manifest:media-type="text/xml" manifest:full-path="Object 515/settings.xml"/>
  <manifest:file-entry manifest:media-type="application/vnd.oasis.opendocument.formula" manifest:version="1.2" manifest:full-path="Object 515/"/>
  <manifest:file-entry manifest:media-type="text/xml" manifest:full-path="Object 678/settings.xml"/>
  <manifest:file-entry manifest:media-type="text/xml" manifest:full-path="Object 678/content.xml"/>
  <manifest:file-entry manifest:media-type="application/vnd.oasis.opendocument.formula" manifest:version="1.2" manifest:full-path="Object 678/"/>
  <manifest:file-entry manifest:media-type="text/xml" manifest:full-path="Object 512/content.xml"/>
  <manifest:file-entry manifest:media-type="text/xml" manifest:full-path="Object 512/settings.xml"/>
  <manifest:file-entry manifest:media-type="application/vnd.oasis.opendocument.formula" manifest:version="1.2" manifest:full-path="Object 512/"/>
  <manifest:file-entry manifest:media-type="text/xml" manifest:full-path="Object 516/settings.xml"/>
  <manifest:file-entry manifest:media-type="text/xml" manifest:full-path="Object 516/content.xml"/>
  <manifest:file-entry manifest:media-type="application/vnd.oasis.opendocument.formula" manifest:version="1.2" manifest:full-path="Object 516/"/>
  <manifest:file-entry manifest:media-type="text/xml" manifest:full-path="Object 679/settings.xml"/>
  <manifest:file-entry manifest:media-type="text/xml" manifest:full-path="Object 679/content.xml"/>
  <manifest:file-entry manifest:media-type="application/vnd.oasis.opendocument.formula" manifest:version="1.2" manifest:full-path="Object 679/"/>
  <manifest:file-entry manifest:media-type="text/xml" manifest:full-path="Object 513/settings.xml"/>
  <manifest:file-entry manifest:media-type="text/xml" manifest:full-path="Object 513/content.xml"/>
  <manifest:file-entry manifest:media-type="application/vnd.oasis.opendocument.formula" manifest:version="1.2" manifest:full-path="Object 513/"/>
  <manifest:file-entry manifest:media-type="text/xml" manifest:full-path="Object 517/content.xml"/>
  <manifest:file-entry manifest:media-type="text/xml" manifest:full-path="Object 517/settings.xml"/>
  <manifest:file-entry manifest:media-type="application/vnd.oasis.opendocument.formula" manifest:version="1.2" manifest:full-path="Object 517/"/>
  <manifest:file-entry manifest:media-type="text/xml" manifest:full-path="Object 518/content.xml"/>
  <manifest:file-entry manifest:media-type="text/xml" manifest:full-path="Object 518/settings.xml"/>
  <manifest:file-entry manifest:media-type="application/vnd.oasis.opendocument.formula" manifest:version="1.2" manifest:full-path="Object 518/"/>
  <manifest:file-entry manifest:media-type="text/xml" manifest:full-path="Object 190/content.xml"/>
  <manifest:file-entry manifest:media-type="text/xml" manifest:full-path="Object 190/settings.xml"/>
  <manifest:file-entry manifest:media-type="application/vnd.oasis.opendocument.formula" manifest:version="1.2" manifest:full-path="Object 190/"/>
  <manifest:file-entry manifest:media-type="text/xml" manifest:full-path="Object 40/settings.xml"/>
  <manifest:file-entry manifest:media-type="text/xml" manifest:full-path="Object 40/content.xml"/>
  <manifest:file-entry manifest:media-type="application/vnd.oasis.opendocument.formula" manifest:version="1.2" manifest:full-path="Object 40/"/>
  <manifest:file-entry manifest:media-type="text/xml" manifest:full-path="Object 1096/settings.xml"/>
  <manifest:file-entry manifest:media-type="text/xml" manifest:full-path="Object 1096/content.xml"/>
  <manifest:file-entry manifest:media-type="application/vnd.oasis.opendocument.formula" manifest:version="1.2" manifest:full-path="Object 1096/"/>
  <manifest:file-entry manifest:media-type="text/xml" manifest:full-path="Object 682/content.xml"/>
  <manifest:file-entry manifest:media-type="text/xml" manifest:full-path="Object 682/settings.xml"/>
  <manifest:file-entry manifest:media-type="application/vnd.oasis.opendocument.formula" manifest:version="1.2" manifest:full-path="Object 68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text/xml" manifest:full-path="Object 1097/content.xml"/>
  <manifest:file-entry manifest:media-type="text/xml" manifest:full-path="Object 1097/settings.xml"/>
  <manifest:file-entry manifest:media-type="application/vnd.oasis.opendocument.formula" manifest:version="1.2" manifest:full-path="Object 1097/"/>
  <manifest:file-entry manifest:media-type="text/xml" manifest:full-path="Object 683/content.xml"/>
  <manifest:file-entry manifest:media-type="text/xml" manifest:full-path="Object 683/settings.xml"/>
  <manifest:file-entry manifest:media-type="application/vnd.oasis.opendocument.formula" manifest:version="1.2" manifest:full-path="Object 683/"/>
  <manifest:file-entry manifest:media-type="text/xml" manifest:full-path="Object 148/content.xml"/>
  <manifest:file-entry manifest:media-type="text/xml" manifest:full-path="Object 148/settings.xml"/>
  <manifest:file-entry manifest:media-type="application/vnd.oasis.opendocument.formula" manifest:version="1.2" manifest:full-path="Object 148/"/>
  <manifest:file-entry manifest:media-type="text/xml" manifest:full-path="Object 847/settings.xml"/>
  <manifest:file-entry manifest:media-type="text/xml" manifest:full-path="Object 847/content.xml"/>
  <manifest:file-entry manifest:media-type="application/vnd.oasis.opendocument.formula" manifest:version="1.2" manifest:full-path="Object 847/"/>
  <manifest:file-entry manifest:media-type="text/xml" manifest:full-path="Object 91/settings.xml"/>
  <manifest:file-entry manifest:media-type="text/xml" manifest:full-path="Object 91/content.xml"/>
  <manifest:file-entry manifest:media-type="application/vnd.oasis.opendocument.formula" manifest:version="1.2" manifest:full-path="Object 91/"/>
  <manifest:file-entry manifest:media-type="text/xml" manifest:full-path="Object 570/content.xml"/>
  <manifest:file-entry manifest:media-type="text/xml" manifest:full-path="Object 570/settings.xml"/>
  <manifest:file-entry manifest:media-type="application/vnd.oasis.opendocument.formula" manifest:version="1.2" manifest:full-path="Object 570/"/>
  <manifest:file-entry manifest:media-type="text/xml" manifest:full-path="Object 1235/content.xml"/>
  <manifest:file-entry manifest:media-type="text/xml" manifest:full-path="Object 1235/settings.xml"/>
  <manifest:file-entry manifest:media-type="application/vnd.oasis.opendocument.formula" manifest:version="1.2" manifest:full-path="Object 1235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text/xml" manifest:full-path="Object 1099/settings.xml"/>
  <manifest:file-entry manifest:media-type="text/xml" manifest:full-path="Object 1099/content.xml"/>
  <manifest:file-entry manifest:media-type="application/vnd.oasis.opendocument.formula" manifest:version="1.2" manifest:full-path="Object 1099/"/>
  <manifest:file-entry manifest:media-type="text/xml" manifest:full-path="Object 685/content.xml"/>
  <manifest:file-entry manifest:media-type="text/xml" manifest:full-path="Object 685/settings.xml"/>
  <manifest:file-entry manifest:media-type="application/vnd.oasis.opendocument.formula" manifest:version="1.2" manifest:full-path="Object 685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Object 686/content.xml"/>
  <manifest:file-entry manifest:media-type="text/xml" manifest:full-path="Object 686/settings.xml"/>
  <manifest:file-entry manifest:media-type="application/vnd.oasis.opendocument.formula" manifest:version="1.2" manifest:full-path="Object 686/"/>
  <manifest:file-entry manifest:media-type="text/xml" manifest:full-path="Object 520/settings.xml"/>
  <manifest:file-entry manifest:media-type="text/xml" manifest:full-path="Object 520/content.xml"/>
  <manifest:file-entry manifest:media-type="application/vnd.oasis.opendocument.formula" manifest:version="1.2" manifest:full-path="Object 520/"/>
  <manifest:file-entry manifest:media-type="text/xml" manifest:full-path="Object 524/content.xml"/>
  <manifest:file-entry manifest:media-type="text/xml" manifest:full-path="Object 524/settings.xml"/>
  <manifest:file-entry manifest:media-type="application/vnd.oasis.opendocument.formula" manifest:version="1.2" manifest:full-path="Object 524/"/>
  <manifest:file-entry manifest:media-type="text/xml" manifest:full-path="Object 525/content.xml"/>
  <manifest:file-entry manifest:media-type="text/xml" manifest:full-path="Object 525/settings.xml"/>
  <manifest:file-entry manifest:media-type="application/vnd.oasis.opendocument.formula" manifest:version="1.2" manifest:full-path="Object 525/"/>
  <manifest:file-entry manifest:media-type="text/xml" manifest:full-path="Object 688/content.xml"/>
  <manifest:file-entry manifest:media-type="text/xml" manifest:full-path="Object 688/settings.xml"/>
  <manifest:file-entry manifest:media-type="application/vnd.oasis.opendocument.formula" manifest:version="1.2" manifest:full-path="Object 688/"/>
  <manifest:file-entry manifest:media-type="text/xml" manifest:full-path="Object 522/content.xml"/>
  <manifest:file-entry manifest:media-type="text/xml" manifest:full-path="Object 522/settings.xml"/>
  <manifest:file-entry manifest:media-type="application/vnd.oasis.opendocument.formula" manifest:version="1.2" manifest:full-path="Object 522/"/>
  <manifest:file-entry manifest:media-type="text/xml" manifest:full-path="Object 526/content.xml"/>
  <manifest:file-entry manifest:media-type="text/xml" manifest:full-path="Object 526/settings.xml"/>
  <manifest:file-entry manifest:media-type="application/vnd.oasis.opendocument.formula" manifest:version="1.2" manifest:full-path="Object 526/"/>
  <manifest:file-entry manifest:media-type="text/xml" manifest:full-path="Object 689/settings.xml"/>
  <manifest:file-entry manifest:media-type="text/xml" manifest:full-path="Object 689/content.xml"/>
  <manifest:file-entry manifest:media-type="application/vnd.oasis.opendocument.formula" manifest:version="1.2" manifest:full-path="Object 689/"/>
  <manifest:file-entry manifest:media-type="text/xml" manifest:full-path="Object 523/settings.xml"/>
  <manifest:file-entry manifest:media-type="text/xml" manifest:full-path="Object 523/content.xml"/>
  <manifest:file-entry manifest:media-type="application/vnd.oasis.opendocument.formula" manifest:version="1.2" manifest:full-path="Object 523/"/>
  <manifest:file-entry manifest:media-type="text/xml" manifest:full-path="Object 527/content.xml"/>
  <manifest:file-entry manifest:media-type="text/xml" manifest:full-path="Object 527/settings.xml"/>
  <manifest:file-entry manifest:media-type="application/vnd.oasis.opendocument.formula" manifest:version="1.2" manifest:full-path="Object 527/"/>
  <manifest:file-entry manifest:media-type="text/xml" manifest:full-path="Object 528/content.xml"/>
  <manifest:file-entry manifest:media-type="text/xml" manifest:full-path="Object 528/settings.xml"/>
  <manifest:file-entry manifest:media-type="application/vnd.oasis.opendocument.formula" manifest:version="1.2" manifest:full-path="Object 528/"/>
  <manifest:file-entry manifest:media-type="text/xml" manifest:full-path="Object 261/settings.xml"/>
  <manifest:file-entry manifest:media-type="text/xml" manifest:full-path="Object 261/content.xml"/>
  <manifest:file-entry manifest:media-type="application/vnd.oasis.opendocument.formula" manifest:version="1.2" manifest:full-path="Object 261/"/>
  <manifest:file-entry manifest:media-type="text/xml" manifest:full-path="Object 36/settings.xml"/>
  <manifest:file-entry manifest:media-type="text/xml" manifest:full-path="Object 36/content.xml"/>
  <manifest:file-entry manifest:media-type="application/vnd.oasis.opendocument.formula" manifest:version="1.2" manifest:full-path="Object 36/"/>
  <manifest:file-entry manifest:media-type="text/xml" manifest:full-path="Object 960/content.xml"/>
  <manifest:file-entry manifest:media-type="text/xml" manifest:full-path="Object 960/settings.xml"/>
  <manifest:file-entry manifest:media-type="application/vnd.oasis.opendocument.formula" manifest:version="1.2" manifest:full-path="Object 960/"/>
  <manifest:file-entry manifest:media-type="text/xml" manifest:full-path="Object 318/content.xml"/>
  <manifest:file-entry manifest:media-type="text/xml" manifest:full-path="Object 318/settings.xml"/>
  <manifest:file-entry manifest:media-type="application/vnd.oasis.opendocument.formula" manifest:version="1.2" manifest:full-path="Object 318/"/>
  <manifest:file-entry manifest:media-type="text/xml" manifest:full-path="Object 740/settings.xml"/>
  <manifest:file-entry manifest:media-type="text/xml" manifest:full-path="Object 740/content.xml"/>
  <manifest:file-entry manifest:media-type="application/vnd.oasis.opendocument.formula" manifest:version="1.2" manifest:full-path="Object 740/"/>
  <manifest:file-entry manifest:media-type="text/xml" manifest:full-path="Object 262/settings.xml"/>
  <manifest:file-entry manifest:media-type="text/xml" manifest:full-path="Object 262/content.xml"/>
  <manifest:file-entry manifest:media-type="application/vnd.oasis.opendocument.formula" manifest:version="1.2" manifest:full-path="Object 26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961/content.xml"/>
  <manifest:file-entry manifest:media-type="text/xml" manifest:full-path="Object 961/settings.xml"/>
  <manifest:file-entry manifest:media-type="application/vnd.oasis.opendocument.formula" manifest:version="1.2" manifest:full-path="Object 961/"/>
  <manifest:file-entry manifest:media-type="text/xml" manifest:full-path="Object 319/settings.xml"/>
  <manifest:file-entry manifest:media-type="text/xml" manifest:full-path="Object 319/content.xml"/>
  <manifest:file-entry manifest:media-type="application/vnd.oasis.opendocument.formula" manifest:version="1.2" manifest:full-path="Object 319/"/>
  <manifest:file-entry manifest:media-type="text/xml" manifest:full-path="Object 741/content.xml"/>
  <manifest:file-entry manifest:media-type="text/xml" manifest:full-path="Object 741/settings.xml"/>
  <manifest:file-entry manifest:media-type="application/vnd.oasis.opendocument.formula" manifest:version="1.2" manifest:full-path="Object 741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text/xml" manifest:full-path="Object 695/settings.xml"/>
  <manifest:file-entry manifest:media-type="text/xml" manifest:full-path="Object 695/content.xml"/>
  <manifest:file-entry manifest:media-type="application/vnd.oasis.opendocument.formula" manifest:version="1.2" manifest:full-path="Object 695/"/>
  <manifest:file-entry manifest:media-type="text/xml" manifest:full-path="Object 54/settings.xml"/>
  <manifest:file-entry manifest:media-type="text/xml" manifest:full-path="Object 54/content.xml"/>
  <manifest:file-entry manifest:media-type="application/vnd.oasis.opendocument.formula" manifest:version="1.2" manifest:full-path="Object 54/"/>
  <manifest:file-entry manifest:media-type="text/xml" manifest:full-path="Object 534/content.xml"/>
  <manifest:file-entry manifest:media-type="text/xml" manifest:full-path="Object 534/settings.xml"/>
  <manifest:file-entry manifest:media-type="application/vnd.oasis.opendocument.formula" manifest:version="1.2" manifest:full-path="Object 534/"/>
  <manifest:file-entry manifest:media-type="text/xml" manifest:full-path="Object 56/settings.xml"/>
  <manifest:file-entry manifest:media-type="text/xml" manifest:full-path="Object 56/content.xml"/>
  <manifest:file-entry manifest:media-type="application/vnd.oasis.opendocument.formula" manifest:version="1.2" manifest:full-path="Object 56/"/>
  <manifest:file-entry manifest:media-type="text/xml" manifest:full-path="Object 281/settings.xml"/>
  <manifest:file-entry manifest:media-type="text/xml" manifest:full-path="Object 281/content.xml"/>
  <manifest:file-entry manifest:media-type="application/vnd.oasis.opendocument.formula" manifest:version="1.2" manifest:full-path="Object 281/"/>
  <manifest:file-entry manifest:media-type="text/xml" manifest:full-path="Object 980/content.xml"/>
  <manifest:file-entry manifest:media-type="text/xml" manifest:full-path="Object 980/settings.xml"/>
  <manifest:file-entry manifest:media-type="application/vnd.oasis.opendocument.formula" manifest:version="1.2" manifest:full-path="Object 980/"/>
  <manifest:file-entry manifest:media-type="text/xml" manifest:full-path="Object 535/settings.xml"/>
  <manifest:file-entry manifest:media-type="text/xml" manifest:full-path="Object 535/content.xml"/>
  <manifest:file-entry manifest:media-type="application/vnd.oasis.opendocument.formula" manifest:version="1.2" manifest:full-path="Object 535/"/>
  <manifest:file-entry manifest:media-type="text/xml" manifest:full-path="Object 698/settings.xml"/>
  <manifest:file-entry manifest:media-type="text/xml" manifest:full-path="Object 698/content.xml"/>
  <manifest:file-entry manifest:media-type="application/vnd.oasis.opendocument.formula" manifest:version="1.2" manifest:full-path="Object 698/"/>
  <manifest:file-entry manifest:media-type="text/xml" manifest:full-path="Object 532/content.xml"/>
  <manifest:file-entry manifest:media-type="text/xml" manifest:full-path="Object 532/settings.xml"/>
  <manifest:file-entry manifest:media-type="application/vnd.oasis.opendocument.formula" manifest:version="1.2" manifest:full-path="Object 53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text/xml" manifest:full-path="Object 282/settings.xml"/>
  <manifest:file-entry manifest:media-type="text/xml" manifest:full-path="Object 282/content.xml"/>
  <manifest:file-entry manifest:media-type="application/vnd.oasis.opendocument.formula" manifest:version="1.2" manifest:full-path="Object 282/"/>
  <manifest:file-entry manifest:media-type="text/xml" manifest:full-path="Object 981/settings.xml"/>
  <manifest:file-entry manifest:media-type="text/xml" manifest:full-path="Object 981/content.xml"/>
  <manifest:file-entry manifest:media-type="application/vnd.oasis.opendocument.formula" manifest:version="1.2" manifest:full-path="Object 981/"/>
  <manifest:file-entry manifest:media-type="text/xml" manifest:full-path="Object 536/settings.xml"/>
  <manifest:file-entry manifest:media-type="text/xml" manifest:full-path="Object 536/content.xml"/>
  <manifest:file-entry manifest:media-type="application/vnd.oasis.opendocument.formula" manifest:version="1.2" manifest:full-path="Object 536/"/>
  <manifest:file-entry manifest:media-type="text/xml" manifest:full-path="Object 699/content.xml"/>
  <manifest:file-entry manifest:media-type="text/xml" manifest:full-path="Object 699/settings.xml"/>
  <manifest:file-entry manifest:media-type="application/vnd.oasis.opendocument.formula" manifest:version="1.2" manifest:full-path="Object 699/"/>
  <manifest:file-entry manifest:media-type="text/xml" manifest:full-path="Object 533/content.xml"/>
  <manifest:file-entry manifest:media-type="text/xml" manifest:full-path="Object 533/settings.xml"/>
  <manifest:file-entry manifest:media-type="application/vnd.oasis.opendocument.formula" manifest:version="1.2" manifest:full-path="Object 533/"/>
  <manifest:file-entry manifest:media-type="text/xml" manifest:full-path="Object 537/content.xml"/>
  <manifest:file-entry manifest:media-type="text/xml" manifest:full-path="Object 537/settings.xml"/>
  <manifest:file-entry manifest:media-type="application/vnd.oasis.opendocument.formula" manifest:version="1.2" manifest:full-path="Object 537/"/>
  <manifest:file-entry manifest:media-type="text/xml" manifest:full-path="Object 538/content.xml"/>
  <manifest:file-entry manifest:media-type="text/xml" manifest:full-path="Object 538/settings.xml"/>
  <manifest:file-entry manifest:media-type="application/vnd.oasis.opendocument.formula" manifest:version="1.2" manifest:full-path="Object 538/"/>
  <manifest:file-entry manifest:media-type="text/xml" manifest:full-path="Object 114/settings.xml"/>
  <manifest:file-entry manifest:media-type="text/xml" manifest:full-path="Object 114/content.xml"/>
  <manifest:file-entry manifest:media-type="application/vnd.oasis.opendocument.formula" manifest:version="1.2" manifest:full-path="Object 114/"/>
  <manifest:file-entry manifest:media-type="text/xml" manifest:full-path="Object 813/content.xml"/>
  <manifest:file-entry manifest:media-type="text/xml" manifest:full-path="Object 813/settings.xml"/>
  <manifest:file-entry manifest:media-type="application/vnd.oasis.opendocument.formula" manifest:version="1.2" manifest:full-path="Object 813/"/>
  <manifest:file-entry manifest:media-type="text/xml" manifest:full-path="Object 979/settings.xml"/>
  <manifest:file-entry manifest:media-type="text/xml" manifest:full-path="Object 979/content.xml"/>
  <manifest:file-entry manifest:media-type="application/vnd.oasis.opendocument.formula" manifest:version="1.2" manifest:full-path="Object 979/"/>
  <manifest:file-entry manifest:media-type="text/xml" manifest:full-path="Object 271/settings.xml"/>
  <manifest:file-entry manifest:media-type="text/xml" manifest:full-path="Object 271/content.xml"/>
  <manifest:file-entry manifest:media-type="application/vnd.oasis.opendocument.formula" manifest:version="1.2" manifest:full-path="Object 271/"/>
  <manifest:file-entry manifest:media-type="text/xml" manifest:full-path="Object 46/settings.xml"/>
  <manifest:file-entry manifest:media-type="text/xml" manifest:full-path="Object 46/content.xml"/>
  <manifest:file-entry manifest:media-type="application/vnd.oasis.opendocument.formula" manifest:version="1.2" manifest:full-path="Object 46/"/>
  <manifest:file-entry manifest:media-type="text/xml" manifest:full-path="Object 970/content.xml"/>
  <manifest:file-entry manifest:media-type="text/xml" manifest:full-path="Object 970/settings.xml"/>
  <manifest:file-entry manifest:media-type="application/vnd.oasis.opendocument.formula" manifest:version="1.2" manifest:full-path="Object 970/"/>
  <manifest:file-entry manifest:media-type="text/xml" manifest:full-path="Object 328/content.xml"/>
  <manifest:file-entry manifest:media-type="text/xml" manifest:full-path="Object 328/settings.xml"/>
  <manifest:file-entry manifest:media-type="application/vnd.oasis.opendocument.formula" manifest:version="1.2" manifest:full-path="Object 328/"/>
  <manifest:file-entry manifest:media-type="text/xml" manifest:full-path="Object 750/content.xml"/>
  <manifest:file-entry manifest:media-type="text/xml" manifest:full-path="Object 750/settings.xml"/>
  <manifest:file-entry manifest:media-type="application/vnd.oasis.opendocument.formula" manifest:version="1.2" manifest:full-path="Object 750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text/xml" manifest:full-path="Object 814/settings.xml"/>
  <manifest:file-entry manifest:media-type="text/xml" manifest:full-path="Object 814/content.xml"/>
  <manifest:file-entry manifest:media-type="application/vnd.oasis.opendocument.formula" manifest:version="1.2" manifest:full-path="Object 814/"/>
  <manifest:file-entry manifest:media-type="text/xml" manifest:full-path="Object 272/content.xml"/>
  <manifest:file-entry manifest:media-type="text/xml" manifest:full-path="Object 272/settings.xml"/>
  <manifest:file-entry manifest:media-type="application/vnd.oasis.opendocument.formula" manifest:version="1.2" manifest:full-path="Object 27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Object 971/settings.xml"/>
  <manifest:file-entry manifest:media-type="text/xml" manifest:full-path="Object 971/content.xml"/>
  <manifest:file-entry manifest:media-type="application/vnd.oasis.opendocument.formula" manifest:version="1.2" manifest:full-path="Object 971/"/>
  <manifest:file-entry manifest:media-type="text/xml" manifest:full-path="Object 329/settings.xml"/>
  <manifest:file-entry manifest:media-type="text/xml" manifest:full-path="Object 329/content.xml"/>
  <manifest:file-entry manifest:media-type="application/vnd.oasis.opendocument.formula" manifest:version="1.2" manifest:full-path="Object 329/"/>
  <manifest:file-entry manifest:media-type="text/xml" manifest:full-path="Object 751/content.xml"/>
  <manifest:file-entry manifest:media-type="text/xml" manifest:full-path="Object 751/settings.xml"/>
  <manifest:file-entry manifest:media-type="application/vnd.oasis.opendocument.formula" manifest:version="1.2" manifest:full-path="Object 751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text/xml" manifest:full-path="Object 815/content.xml"/>
  <manifest:file-entry manifest:media-type="text/xml" manifest:full-path="Object 815/settings.xml"/>
  <manifest:file-entry manifest:media-type="application/vnd.oasis.opendocument.formula" manifest:version="1.2" manifest:full-path="Object 815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text/xml" manifest:full-path="Object 542/content.xml"/>
  <manifest:file-entry manifest:media-type="text/xml" manifest:full-path="Object 542/settings.xml"/>
  <manifest:file-entry manifest:media-type="application/vnd.oasis.opendocument.formula" manifest:version="1.2" manifest:full-path="Object 542/"/>
  <manifest:file-entry manifest:media-type="text/xml" manifest:full-path="Object 1207/settings.xml"/>
  <manifest:file-entry manifest:media-type="text/xml" manifest:full-path="Object 1207/content.xml"/>
  <manifest:file-entry manifest:media-type="application/vnd.oasis.opendocument.formula" manifest:version="1.2" manifest:full-path="Object 1207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066/settings.xml"/>
  <manifest:file-entry manifest:media-type="text/xml" manifest:full-path="Object 1066/content.xml"/>
  <manifest:file-entry manifest:media-type="application/vnd.oasis.opendocument.formula" manifest:version="1.2" manifest:full-path="Object 1066/"/>
  <manifest:file-entry manifest:media-type="text/xml" manifest:full-path="Object 652/settings.xml"/>
  <manifest:file-entry manifest:media-type="text/xml" manifest:full-path="Object 652/content.xml"/>
  <manifest:file-entry manifest:media-type="application/vnd.oasis.opendocument.formula" manifest:version="1.2" manifest:full-path="Object 65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text/xml" manifest:full-path="Object 543/content.xml"/>
  <manifest:file-entry manifest:media-type="text/xml" manifest:full-path="Object 543/settings.xml"/>
  <manifest:file-entry manifest:media-type="application/vnd.oasis.opendocument.formula" manifest:version="1.2" manifest:full-path="Object 543/"/>
  <manifest:file-entry manifest:media-type="text/xml" manifest:full-path="Object 1208/settings.xml"/>
  <manifest:file-entry manifest:media-type="text/xml" manifest:full-path="Object 1208/content.xml"/>
  <manifest:file-entry manifest:media-type="application/vnd.oasis.opendocument.formula" manifest:version="1.2" manifest:full-path="Object 1208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067/settings.xml"/>
  <manifest:file-entry manifest:media-type="text/xml" manifest:full-path="Object 1067/content.xml"/>
  <manifest:file-entry manifest:media-type="application/vnd.oasis.opendocument.formula" manifest:version="1.2" manifest:full-path="Object 1067/"/>
  <manifest:file-entry manifest:media-type="text/xml" manifest:full-path="Object 653/content.xml"/>
  <manifest:file-entry manifest:media-type="text/xml" manifest:full-path="Object 653/settings.xml"/>
  <manifest:file-entry manifest:media-type="application/vnd.oasis.opendocument.formula" manifest:version="1.2" manifest:full-path="Object 653/"/>
  <manifest:file-entry manifest:media-type="text/xml" manifest:full-path="Object 544/settings.xml"/>
  <manifest:file-entry manifest:media-type="text/xml" manifest:full-path="Object 544/content.xml"/>
  <manifest:file-entry manifest:media-type="application/vnd.oasis.opendocument.formula" manifest:version="1.2" manifest:full-path="Object 544/"/>
  <manifest:file-entry manifest:media-type="text/xml" manifest:full-path="Object 1209/content.xml"/>
  <manifest:file-entry manifest:media-type="text/xml" manifest:full-path="Object 1209/settings.xml"/>
  <manifest:file-entry manifest:media-type="application/vnd.oasis.opendocument.formula" manifest:version="1.2" manifest:full-path="Object 1209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text/xml" manifest:full-path="Object 1068/settings.xml"/>
  <manifest:file-entry manifest:media-type="text/xml" manifest:full-path="Object 1068/content.xml"/>
  <manifest:file-entry manifest:media-type="application/vnd.oasis.opendocument.formula" manifest:version="1.2" manifest:full-path="Object 1068/"/>
  <manifest:file-entry manifest:media-type="text/xml" manifest:full-path="Object 654/settings.xml"/>
  <manifest:file-entry manifest:media-type="text/xml" manifest:full-path="Object 654/content.xml"/>
  <manifest:file-entry manifest:media-type="application/vnd.oasis.opendocument.formula" manifest:version="1.2" manifest:full-path="Object 654/"/>
  <manifest:file-entry manifest:media-type="text/xml" manifest:full-path="Object 545/content.xml"/>
  <manifest:file-entry manifest:media-type="text/xml" manifest:full-path="Object 545/settings.xml"/>
  <manifest:file-entry manifest:media-type="application/vnd.oasis.opendocument.formula" manifest:version="1.2" manifest:full-path="Object 545/"/>
  <manifest:file-entry manifest:media-type="text/xml" manifest:full-path="Object 546/settings.xml"/>
  <manifest:file-entry manifest:media-type="text/xml" manifest:full-path="Object 546/content.xml"/>
  <manifest:file-entry manifest:media-type="application/vnd.oasis.opendocument.formula" manifest:version="1.2" manifest:full-path="Object 546/"/>
  <manifest:file-entry manifest:media-type="text/xml" manifest:full-path="Object 547/content.xml"/>
  <manifest:file-entry manifest:media-type="text/xml" manifest:full-path="Object 547/settings.xml"/>
  <manifest:file-entry manifest:media-type="application/vnd.oasis.opendocument.formula" manifest:version="1.2" manifest:full-path="Object 547/"/>
  <manifest:file-entry manifest:media-type="text/xml" manifest:full-path="Object 134/content.xml"/>
  <manifest:file-entry manifest:media-type="text/xml" manifest:full-path="Object 134/settings.xml"/>
  <manifest:file-entry manifest:media-type="application/vnd.oasis.opendocument.formula" manifest:version="1.2" manifest:full-path="Object 134/"/>
  <manifest:file-entry manifest:media-type="text/xml" manifest:full-path="Object 833/settings.xml"/>
  <manifest:file-entry manifest:media-type="text/xml" manifest:full-path="Object 833/content.xml"/>
  <manifest:file-entry manifest:media-type="application/vnd.oasis.opendocument.formula" manifest:version="1.2" manifest:full-path="Object 833/"/>
  <manifest:file-entry manifest:media-type="text/xml" manifest:full-path="Object 999/settings.xml"/>
  <manifest:file-entry manifest:media-type="text/xml" manifest:full-path="Object 999/content.xml"/>
  <manifest:file-entry manifest:media-type="application/vnd.oasis.opendocument.formula" manifest:version="1.2" manifest:full-path="Object 999/"/>
  <manifest:file-entry manifest:media-type="text/xml" manifest:full-path="Object 291/content.xml"/>
  <manifest:file-entry manifest:media-type="text/xml" manifest:full-path="Object 291/settings.xml"/>
  <manifest:file-entry manifest:media-type="application/vnd.oasis.opendocument.formula" manifest:version="1.2" manifest:full-path="Object 291/"/>
  <manifest:file-entry manifest:media-type="text/xml" manifest:full-path="Object 66/settings.xml"/>
  <manifest:file-entry manifest:media-type="text/xml" manifest:full-path="Object 66/content.xml"/>
  <manifest:file-entry manifest:media-type="application/vnd.oasis.opendocument.formula" manifest:version="1.2" manifest:full-path="Object 66/"/>
  <manifest:file-entry manifest:media-type="text/xml" manifest:full-path="Object 990/content.xml"/>
  <manifest:file-entry manifest:media-type="text/xml" manifest:full-path="Object 990/settings.xml"/>
  <manifest:file-entry manifest:media-type="application/vnd.oasis.opendocument.formula" manifest:version="1.2" manifest:full-path="Object 990/"/>
  <manifest:file-entry manifest:media-type="text/xml" manifest:full-path="Object 348/settings.xml"/>
  <manifest:file-entry manifest:media-type="text/xml" manifest:full-path="Object 348/content.xml"/>
  <manifest:file-entry manifest:media-type="application/vnd.oasis.opendocument.formula" manifest:version="1.2" manifest:full-path="Object 348/"/>
  <manifest:file-entry manifest:media-type="text/xml" manifest:full-path="Object 770/content.xml"/>
  <manifest:file-entry manifest:media-type="text/xml" manifest:full-path="Object 770/settings.xml"/>
  <manifest:file-entry manifest:media-type="application/vnd.oasis.opendocument.formula" manifest:version="1.2" manifest:full-path="Object 770/"/>
  <manifest:file-entry manifest:media-type="text/xml" manifest:full-path="Object 135/content.xml"/>
  <manifest:file-entry manifest:media-type="text/xml" manifest:full-path="Object 135/settings.xml"/>
  <manifest:file-entry manifest:media-type="application/vnd.oasis.opendocument.formula" manifest:version="1.2" manifest:full-path="Object 135/"/>
  <manifest:file-entry manifest:media-type="text/xml" manifest:full-path="Object 834/settings.xml"/>
  <manifest:file-entry manifest:media-type="text/xml" manifest:full-path="Object 834/content.xml"/>
  <manifest:file-entry manifest:media-type="application/vnd.oasis.opendocument.formula" manifest:version="1.2" manifest:full-path="Object 834/"/>
  <manifest:file-entry manifest:media-type="text/xml" manifest:full-path="Object 292/content.xml"/>
  <manifest:file-entry manifest:media-type="text/xml" manifest:full-path="Object 292/settings.xml"/>
  <manifest:file-entry manifest:media-type="application/vnd.oasis.opendocument.formula" manifest:version="1.2" manifest:full-path="Object 29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text/xml" manifest:full-path="Object 991/settings.xml"/>
  <manifest:file-entry manifest:media-type="text/xml" manifest:full-path="Object 991/content.xml"/>
  <manifest:file-entry manifest:media-type="application/vnd.oasis.opendocument.formula" manifest:version="1.2" manifest:full-path="Object 991/"/>
  <manifest:file-entry manifest:media-type="text/xml" manifest:full-path="Object 349/content.xml"/>
  <manifest:file-entry manifest:media-type="text/xml" manifest:full-path="Object 349/settings.xml"/>
  <manifest:file-entry manifest:media-type="application/vnd.oasis.opendocument.formula" manifest:version="1.2" manifest:full-path="Object 349/"/>
  <manifest:file-entry manifest:media-type="text/xml" manifest:full-path="Object 771/content.xml"/>
  <manifest:file-entry manifest:media-type="text/xml" manifest:full-path="Object 771/settings.xml"/>
  <manifest:file-entry manifest:media-type="application/vnd.oasis.opendocument.formula" manifest:version="1.2" manifest:full-path="Object 771/"/>
  <manifest:file-entry manifest:media-type="text/xml" manifest:full-path="Object 136/content.xml"/>
  <manifest:file-entry manifest:media-type="text/xml" manifest:full-path="Object 136/settings.xml"/>
  <manifest:file-entry manifest:media-type="application/vnd.oasis.opendocument.formula" manifest:version="1.2" manifest:full-path="Object 136/"/>
  <manifest:file-entry manifest:media-type="text/xml" manifest:full-path="Object 835/settings.xml"/>
  <manifest:file-entry manifest:media-type="text/xml" manifest:full-path="Object 835/content.xml"/>
  <manifest:file-entry manifest:media-type="application/vnd.oasis.opendocument.formula" manifest:version="1.2" manifest:full-path="Object 835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text/xml" manifest:full-path="Object 562/content.xml"/>
  <manifest:file-entry manifest:media-type="text/xml" manifest:full-path="Object 562/settings.xml"/>
  <manifest:file-entry manifest:media-type="application/vnd.oasis.opendocument.formula" manifest:version="1.2" manifest:full-path="Object 562/"/>
  <manifest:file-entry manifest:media-type="text/xml" manifest:full-path="Object 1227/settings.xml"/>
  <manifest:file-entry manifest:media-type="text/xml" manifest:full-path="Object 1227/content.xml"/>
  <manifest:file-entry manifest:media-type="application/vnd.oasis.opendocument.formula" manifest:version="1.2" manifest:full-path="Object 1227/"/>
  <manifest:file-entry manifest:media-type="text/xml" manifest:full-path="Object 30/settings.xml"/>
  <manifest:file-entry manifest:media-type="text/xml" manifest:full-path="Object 30/content.xml"/>
  <manifest:file-entry manifest:media-type="application/vnd.oasis.opendocument.formula" manifest:version="1.2" manifest:full-path="Object 30/"/>
  <manifest:file-entry manifest:media-type="text/xml" manifest:full-path="Object 1086/settings.xml"/>
  <manifest:file-entry manifest:media-type="text/xml" manifest:full-path="Object 1086/content.xml"/>
  <manifest:file-entry manifest:media-type="application/vnd.oasis.opendocument.formula" manifest:version="1.2" manifest:full-path="Object 1086/"/>
  <manifest:file-entry manifest:media-type="text/xml" manifest:full-path="Object 672/settings.xml"/>
  <manifest:file-entry manifest:media-type="text/xml" manifest:full-path="Object 672/content.xml"/>
  <manifest:file-entry manifest:media-type="application/vnd.oasis.opendocument.formula" manifest:version="1.2" manifest:full-path="Object 672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text/xml" manifest:full-path="Object 563/content.xml"/>
  <manifest:file-entry manifest:media-type="text/xml" manifest:full-path="Object 563/settings.xml"/>
  <manifest:file-entry manifest:media-type="application/vnd.oasis.opendocument.formula" manifest:version="1.2" manifest:full-path="Object 563/"/>
  <manifest:file-entry manifest:media-type="text/xml" manifest:full-path="Object 1228/settings.xml"/>
  <manifest:file-entry manifest:media-type="text/xml" manifest:full-path="Object 1228/content.xml"/>
  <manifest:file-entry manifest:media-type="application/vnd.oasis.opendocument.formula" manifest:version="1.2" manifest:full-path="Object 1228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1087/settings.xml"/>
  <manifest:file-entry manifest:media-type="text/xml" manifest:full-path="Object 1087/content.xml"/>
  <manifest:file-entry manifest:media-type="application/vnd.oasis.opendocument.formula" manifest:version="1.2" manifest:full-path="Object 1087/"/>
  <manifest:file-entry manifest:media-type="text/xml" manifest:full-path="Object 510/settings.xml"/>
  <manifest:file-entry manifest:media-type="text/xml" manifest:full-path="Object 510/content.xml"/>
  <manifest:file-entry manifest:media-type="application/vnd.oasis.opendocument.formula" manifest:version="1.2" manifest:full-path="Object 510/"/>
  <manifest:file-entry manifest:media-type="text/xml" manifest:full-path="Object 676/content.xml"/>
  <manifest:file-entry manifest:media-type="text/xml" manifest:full-path="Object 676/settings.xml"/>
  <manifest:file-entry manifest:media-type="application/vnd.oasis.opendocument.formula" manifest:version="1.2" manifest:full-path="Object 676/"/>
  <manifest:file-entry manifest:media-type="text/xml" manifest:full-path="Object 673/content.xml"/>
  <manifest:file-entry manifest:media-type="text/xml" manifest:full-path="Object 673/settings.xml"/>
  <manifest:file-entry manifest:media-type="application/vnd.oasis.opendocument.formula" manifest:version="1.2" manifest:full-path="Object 673/"/>
  <manifest:file-entry manifest:media-type="text/xml" manifest:full-path="Object 85/settings.xml"/>
  <manifest:file-entry manifest:media-type="text/xml" manifest:full-path="Object 85/content.xml"/>
  <manifest:file-entry manifest:media-type="application/vnd.oasis.opendocument.formula" manifest:version="1.2" manifest:full-path="Object 85/"/>
  <manifest:file-entry manifest:media-type="text/xml" manifest:full-path="Object 564/content.xml"/>
  <manifest:file-entry manifest:media-type="text/xml" manifest:full-path="Object 564/settings.xml"/>
  <manifest:file-entry manifest:media-type="application/vnd.oasis.opendocument.formula" manifest:version="1.2" manifest:full-path="Object 564/"/>
  <manifest:file-entry manifest:media-type="text/xml" manifest:full-path="Object 1229/content.xml"/>
  <manifest:file-entry manifest:media-type="text/xml" manifest:full-path="Object 1229/settings.xml"/>
  <manifest:file-entry manifest:media-type="application/vnd.oasis.opendocument.formula" manifest:version="1.2" manifest:full-path="Object 1229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1088/settings.xml"/>
  <manifest:file-entry manifest:media-type="text/xml" manifest:full-path="Object 1088/content.xml"/>
  <manifest:file-entry manifest:media-type="application/vnd.oasis.opendocument.formula" manifest:version="1.2" manifest:full-path="Object 1088/"/>
  <manifest:file-entry manifest:media-type="text/xml" manifest:full-path="Object 511/settings.xml"/>
  <manifest:file-entry manifest:media-type="text/xml" manifest:full-path="Object 511/content.xml"/>
  <manifest:file-entry manifest:media-type="application/vnd.oasis.opendocument.formula" manifest:version="1.2" manifest:full-path="Object 511/"/>
  <manifest:file-entry manifest:media-type="text/xml" manifest:full-path="Object 677/content.xml"/>
  <manifest:file-entry manifest:media-type="text/xml" manifest:full-path="Object 677/settings.xml"/>
  <manifest:file-entry manifest:media-type="application/vnd.oasis.opendocument.formula" manifest:version="1.2" manifest:full-path="Object 677/"/>
  <manifest:file-entry manifest:media-type="text/xml" manifest:full-path="Object 674/content.xml"/>
  <manifest:file-entry manifest:media-type="text/xml" manifest:full-path="Object 674/settings.xml"/>
  <manifest:file-entry manifest:media-type="application/vnd.oasis.opendocument.formula" manifest:version="1.2" manifest:full-path="Object 674/"/>
  <manifest:file-entry manifest:media-type="text/xml" manifest:full-path="Object 86/settings.xml"/>
  <manifest:file-entry manifest:media-type="text/xml" manifest:full-path="Object 86/content.xml"/>
  <manifest:file-entry manifest:media-type="application/vnd.oasis.opendocument.formula" manifest:version="1.2" manifest:full-path="Object 86/"/>
  <manifest:file-entry manifest:media-type="text/xml" manifest:full-path="Object 402/settings.xml"/>
  <manifest:file-entry manifest:media-type="text/xml" manifest:full-path="Object 402/content.xml"/>
  <manifest:file-entry manifest:media-type="application/vnd.oasis.opendocument.formula" manifest:version="1.2" manifest:full-path="Object 402/"/>
  <manifest:file-entry manifest:media-type="text/xml" manifest:full-path="Object 568/content.xml"/>
  <manifest:file-entry manifest:media-type="text/xml" manifest:full-path="Object 568/settings.xml"/>
  <manifest:file-entry manifest:media-type="application/vnd.oasis.opendocument.formula" manifest:version="1.2" manifest:full-path="Object 568/"/>
  <manifest:file-entry manifest:media-type="text/xml" manifest:full-path="Object 565/settings.xml"/>
  <manifest:file-entry manifest:media-type="text/xml" manifest:full-path="Object 565/content.xml"/>
  <manifest:file-entry manifest:media-type="application/vnd.oasis.opendocument.formula" manifest:version="1.2" manifest:full-path="Object 565/"/>
  <manifest:file-entry manifest:media-type="text/xml" manifest:full-path="Object 87/settings.xml"/>
  <manifest:file-entry manifest:media-type="text/xml" manifest:full-path="Object 87/content.xml"/>
  <manifest:file-entry manifest:media-type="application/vnd.oasis.opendocument.formula" manifest:version="1.2" manifest:full-path="Object 87/"/>
  <manifest:file-entry manifest:media-type="text/xml" manifest:full-path="Object 566/content.xml"/>
  <manifest:file-entry manifest:media-type="text/xml" manifest:full-path="Object 566/settings.xml"/>
  <manifest:file-entry manifest:media-type="application/vnd.oasis.opendocument.formula" manifest:version="1.2" manifest:full-path="Object 566/"/>
  <manifest:file-entry manifest:media-type="text/xml" manifest:full-path="Object 400/settings.xml"/>
  <manifest:file-entry manifest:media-type="text/xml" manifest:full-path="Object 400/content.xml"/>
  <manifest:file-entry manifest:media-type="application/vnd.oasis.opendocument.formula" manifest:version="1.2" manifest:full-path="Object 400/"/>
  <manifest:file-entry manifest:media-type="text/xml" manifest:full-path="Object 88/settings.xml"/>
  <manifest:file-entry manifest:media-type="text/xml" manifest:full-path="Object 88/content.xml"/>
  <manifest:file-entry manifest:media-type="application/vnd.oasis.opendocument.formula" manifest:version="1.2" manifest:full-path="Object 88/"/>
  <manifest:file-entry manifest:media-type="text/xml" manifest:full-path="Object 404/settings.xml"/>
  <manifest:file-entry manifest:media-type="text/xml" manifest:full-path="Object 404/content.xml"/>
  <manifest:file-entry manifest:media-type="application/vnd.oasis.opendocument.formula" manifest:version="1.2" manifest:full-path="Object 404/"/>
  <manifest:file-entry manifest:media-type="text/xml" manifest:full-path="Object 567/content.xml"/>
  <manifest:file-entry manifest:media-type="text/xml" manifest:full-path="Object 567/settings.xml"/>
  <manifest:file-entry manifest:media-type="application/vnd.oasis.opendocument.formula" manifest:version="1.2" manifest:full-path="Object 567/"/>
  <manifest:file-entry manifest:media-type="text/xml" manifest:full-path="Object 401/content.xml"/>
  <manifest:file-entry manifest:media-type="text/xml" manifest:full-path="Object 401/settings.xml"/>
  <manifest:file-entry manifest:media-type="application/vnd.oasis.opendocument.formula" manifest:version="1.2" manifest:full-path="Object 401/"/>
  <manifest:file-entry manifest:media-type="text/xml" manifest:full-path="Object 95/settings.xml"/>
  <manifest:file-entry manifest:media-type="text/xml" manifest:full-path="Object 95/content.xml"/>
  <manifest:file-entry manifest:media-type="application/vnd.oasis.opendocument.formula" manifest:version="1.2" manifest:full-path="Object 95/"/>
  <manifest:file-entry manifest:media-type="text/xml" manifest:full-path="Object 574/settings.xml"/>
  <manifest:file-entry manifest:media-type="text/xml" manifest:full-path="Object 574/content.xml"/>
  <manifest:file-entry manifest:media-type="application/vnd.oasis.opendocument.formula" manifest:version="1.2" manifest:full-path="Object 574/"/>
  <manifest:file-entry manifest:media-type="text/xml" manifest:full-path="Object 1239/settings.xml"/>
  <manifest:file-entry manifest:media-type="text/xml" manifest:full-path="Object 1239/content.xml"/>
  <manifest:file-entry manifest:media-type="application/vnd.oasis.opendocument.formula" manifest:version="1.2" manifest:full-path="Object 1239/"/>
  <manifest:file-entry manifest:media-type="text/xml" manifest:full-path="Object 149/settings.xml"/>
  <manifest:file-entry manifest:media-type="text/xml" manifest:full-path="Object 149/content.xml"/>
  <manifest:file-entry manifest:media-type="application/vnd.oasis.opendocument.formula" manifest:version="1.2" manifest:full-path="Object 149/"/>
  <manifest:file-entry manifest:media-type="text/xml" manifest:full-path="Object 848/settings.xml"/>
  <manifest:file-entry manifest:media-type="text/xml" manifest:full-path="Object 848/content.xml"/>
  <manifest:file-entry manifest:media-type="application/vnd.oasis.opendocument.formula" manifest:version="1.2" manifest:full-path="Object 848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text/xml" manifest:full-path="Object 571/settings.xml"/>
  <manifest:file-entry manifest:media-type="text/xml" manifest:full-path="Object 571/content.xml"/>
  <manifest:file-entry manifest:media-type="application/vnd.oasis.opendocument.formula" manifest:version="1.2" manifest:full-path="Object 571/"/>
  <manifest:file-entry manifest:media-type="text/xml" manifest:full-path="Object 1236/content.xml"/>
  <manifest:file-entry manifest:media-type="text/xml" manifest:full-path="Object 1236/settings.xml"/>
  <manifest:file-entry manifest:media-type="application/vnd.oasis.opendocument.formula" manifest:version="1.2" manifest:full-path="Object 1236/"/>
  <manifest:file-entry manifest:media-type="text/xml" manifest:full-path="Object 42/settings.xml"/>
  <manifest:file-entry manifest:media-type="text/xml" manifest:full-path="Object 42/content.xml"/>
  <manifest:file-entry manifest:media-type="application/vnd.oasis.opendocument.formula" manifest:version="1.2" manifest:full-path="Object 42/"/>
  <manifest:file-entry manifest:media-type="text/xml" manifest:full-path="Object 1098/content.xml"/>
  <manifest:file-entry manifest:media-type="text/xml" manifest:full-path="Object 1098/settings.xml"/>
  <manifest:file-entry manifest:media-type="application/vnd.oasis.opendocument.formula" manifest:version="1.2" manifest:full-path="Object 1098/"/>
  <manifest:file-entry manifest:media-type="text/xml" manifest:full-path="Object 521/content.xml"/>
  <manifest:file-entry manifest:media-type="text/xml" manifest:full-path="Object 521/settings.xml"/>
  <manifest:file-entry manifest:media-type="application/vnd.oasis.opendocument.formula" manifest:version="1.2" manifest:full-path="Object 521/"/>
  <manifest:file-entry manifest:media-type="text/xml" manifest:full-path="Object 687/settings.xml"/>
  <manifest:file-entry manifest:media-type="text/xml" manifest:full-path="Object 687/content.xml"/>
  <manifest:file-entry manifest:media-type="application/vnd.oasis.opendocument.formula" manifest:version="1.2" manifest:full-path="Object 687/"/>
  <manifest:file-entry manifest:media-type="text/xml" manifest:full-path="Object 684/content.xml"/>
  <manifest:file-entry manifest:media-type="text/xml" manifest:full-path="Object 684/settings.xml"/>
  <manifest:file-entry manifest:media-type="application/vnd.oasis.opendocument.formula" manifest:version="1.2" manifest:full-path="Object 684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text/xml" manifest:full-path="Object 575/content.xml"/>
  <manifest:file-entry manifest:media-type="text/xml" manifest:full-path="Object 575/settings.xml"/>
  <manifest:file-entry manifest:media-type="application/vnd.oasis.opendocument.formula" manifest:version="1.2" manifest:full-path="Object 575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text/xml" manifest:full-path="Object 576/content.xml"/>
  <manifest:file-entry manifest:media-type="text/xml" manifest:full-path="Object 576/settings.xml"/>
  <manifest:file-entry manifest:media-type="application/vnd.oasis.opendocument.formula" manifest:version="1.2" manifest:full-path="Object 576/"/>
  <manifest:file-entry manifest:media-type="text/xml" manifest:full-path="Object 410/settings.xml"/>
  <manifest:file-entry manifest:media-type="text/xml" manifest:full-path="Object 410/content.xml"/>
  <manifest:file-entry manifest:media-type="application/vnd.oasis.opendocument.formula" manifest:version="1.2" manifest:full-path="Object 410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text/xml" manifest:full-path="Object 414/content.xml"/>
  <manifest:file-entry manifest:media-type="text/xml" manifest:full-path="Object 414/settings.xml"/>
  <manifest:file-entry manifest:media-type="application/vnd.oasis.opendocument.formula" manifest:version="1.2" manifest:full-path="Object 414/"/>
  <manifest:file-entry manifest:media-type="text/xml" manifest:full-path="Object 577/content.xml"/>
  <manifest:file-entry manifest:media-type="text/xml" manifest:full-path="Object 577/settings.xml"/>
  <manifest:file-entry manifest:media-type="application/vnd.oasis.opendocument.formula" manifest:version="1.2" manifest:full-path="Object 577/"/>
  <manifest:file-entry manifest:media-type="text/xml" manifest:full-path="Object 411/settings.xml"/>
  <manifest:file-entry manifest:media-type="text/xml" manifest:full-path="Object 411/content.xml"/>
  <manifest:file-entry manifest:media-type="application/vnd.oasis.opendocument.formula" manifest:version="1.2" manifest:full-path="Object 411/"/>
  <manifest:file-entry manifest:media-type="text/xml" manifest:full-path="Object 99/settings.xml"/>
  <manifest:file-entry manifest:media-type="text/xml" manifest:full-path="Object 99/content.xml"/>
  <manifest:file-entry manifest:media-type="application/vnd.oasis.opendocument.formula" manifest:version="1.2" manifest:full-path="Object 99/"/>
  <manifest:file-entry manifest:media-type="text/xml" manifest:full-path="Object 415/settings.xml"/>
  <manifest:file-entry manifest:media-type="text/xml" manifest:full-path="Object 415/content.xml"/>
  <manifest:file-entry manifest:media-type="application/vnd.oasis.opendocument.formula" manifest:version="1.2" manifest:full-path="Object 415/"/>
  <manifest:file-entry manifest:media-type="text/xml" manifest:full-path="Object 578/content.xml"/>
  <manifest:file-entry manifest:media-type="text/xml" manifest:full-path="Object 578/settings.xml"/>
  <manifest:file-entry manifest:media-type="application/vnd.oasis.opendocument.formula" manifest:version="1.2" manifest:full-path="Object 578/"/>
  <manifest:file-entry manifest:media-type="text/xml" manifest:full-path="Object 412/settings.xml"/>
  <manifest:file-entry manifest:media-type="text/xml" manifest:full-path="Object 412/content.xml"/>
  <manifest:file-entry manifest:media-type="application/vnd.oasis.opendocument.formula" manifest:version="1.2" manifest:full-path="Object 412/"/>
  <manifest:file-entry manifest:media-type="text/xml" manifest:full-path="Object 263/settings.xml"/>
  <manifest:file-entry manifest:media-type="text/xml" manifest:full-path="Object 263/content.xml"/>
  <manifest:file-entry manifest:media-type="application/vnd.oasis.opendocument.formula" manifest:version="1.2" manifest:full-path="Object 263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text/xml" manifest:full-path="Object 962/content.xml"/>
  <manifest:file-entry manifest:media-type="text/xml" manifest:full-path="Object 962/settings.xml"/>
  <manifest:file-entry manifest:media-type="application/vnd.oasis.opendocument.formula" manifest:version="1.2" manifest:full-path="Object 962/"/>
  <manifest:file-entry manifest:media-type="text/xml" manifest:full-path="Object 314/settings.xml"/>
  <manifest:file-entry manifest:media-type="text/xml" manifest:full-path="Object 314/content.xml"/>
  <manifest:file-entry manifest:media-type="application/vnd.oasis.opendocument.formula" manifest:version="1.2" manifest:full-path="Object 314/"/>
  <manifest:file-entry manifest:media-type="text/xml" manifest:full-path="Object 264/settings.xml"/>
  <manifest:file-entry manifest:media-type="text/xml" manifest:full-path="Object 264/content.xml"/>
  <manifest:file-entry manifest:media-type="application/vnd.oasis.opendocument.formula" manifest:version="1.2" manifest:full-path="Object 264/"/>
  <manifest:file-entry manifest:media-type="text/xml" manifest:full-path="Object 39/settings.xml"/>
  <manifest:file-entry manifest:media-type="text/xml" manifest:full-path="Object 39/content.xml"/>
  <manifest:file-entry manifest:media-type="application/vnd.oasis.opendocument.formula" manifest:version="1.2" manifest:full-path="Object 39/"/>
  <manifest:file-entry manifest:media-type="text/xml" manifest:full-path="Object 963/settings.xml"/>
  <manifest:file-entry manifest:media-type="text/xml" manifest:full-path="Object 963/content.xml"/>
  <manifest:file-entry manifest:media-type="application/vnd.oasis.opendocument.formula" manifest:version="1.2" manifest:full-path="Object 963/"/>
  <manifest:file-entry manifest:media-type="text/xml" manifest:full-path="Object 315/content.xml"/>
  <manifest:file-entry manifest:media-type="text/xml" manifest:full-path="Object 315/settings.xml"/>
  <manifest:file-entry manifest:media-type="application/vnd.oasis.opendocument.formula" manifest:version="1.2" manifest:full-path="Object 315/"/>
  <manifest:file-entry manifest:media-type="text/xml" manifest:full-path="Object 265/settings.xml"/>
  <manifest:file-entry manifest:media-type="text/xml" manifest:full-path="Object 265/content.xml"/>
  <manifest:file-entry manifest:media-type="application/vnd.oasis.opendocument.formula" manifest:version="1.2" manifest:full-path="Object 265/"/>
  <manifest:file-entry manifest:media-type="text/xml" manifest:full-path="Object 964/content.xml"/>
  <manifest:file-entry manifest:media-type="text/xml" manifest:full-path="Object 964/settings.xml"/>
  <manifest:file-entry manifest:media-type="application/vnd.oasis.opendocument.formula" manifest:version="1.2" manifest:full-path="Object 964/"/>
  <manifest:file-entry manifest:media-type="text/xml" manifest:full-path="Object 316/settings.xml"/>
  <manifest:file-entry manifest:media-type="text/xml" manifest:full-path="Object 316/content.xml"/>
  <manifest:file-entry manifest:media-type="application/vnd.oasis.opendocument.formula" manifest:version="1.2" manifest:full-path="Object 316/"/>
  <manifest:file-entry manifest:media-type="text/xml" manifest:full-path="Object 266/settings.xml"/>
  <manifest:file-entry manifest:media-type="text/xml" manifest:full-path="Object 266/content.xml"/>
  <manifest:file-entry manifest:media-type="application/vnd.oasis.opendocument.formula" manifest:version="1.2" manifest:full-path="Object 266/"/>
  <manifest:file-entry manifest:media-type="text/xml" manifest:full-path="Object 100/settings.xml"/>
  <manifest:file-entry manifest:media-type="text/xml" manifest:full-path="Object 100/content.xml"/>
  <manifest:file-entry manifest:media-type="application/vnd.oasis.opendocument.formula" manifest:version="1.2" manifest:full-path="Object 100/"/>
  <manifest:file-entry manifest:media-type="text/xml" manifest:full-path="Object 965/content.xml"/>
  <manifest:file-entry manifest:media-type="text/xml" manifest:full-path="Object 965/settings.xml"/>
  <manifest:file-entry manifest:media-type="application/vnd.oasis.opendocument.formula" manifest:version="1.2" manifest:full-path="Object 965/"/>
  <manifest:file-entry manifest:media-type="text/xml" manifest:full-path="Object 260/settings.xml"/>
  <manifest:file-entry manifest:media-type="text/xml" manifest:full-path="Object 260/content.xml"/>
  <manifest:file-entry manifest:media-type="application/vnd.oasis.opendocument.formula" manifest:version="1.2" manifest:full-path="Object 260/"/>
  <manifest:file-entry manifest:media-type="text/xml" manifest:full-path="Object 35/settings.xml"/>
  <manifest:file-entry manifest:media-type="text/xml" manifest:full-path="Object 35/content.xml"/>
  <manifest:file-entry manifest:media-type="application/vnd.oasis.opendocument.formula" manifest:version="1.2" manifest:full-path="Object 35/"/>
  <manifest:file-entry manifest:media-type="text/xml" manifest:full-path="Object 317/content.xml"/>
  <manifest:file-entry manifest:media-type="text/xml" manifest:full-path="Object 317/settings.xml"/>
  <manifest:file-entry manifest:media-type="application/vnd.oasis.opendocument.formula" manifest:version="1.2" manifest:full-path="Object 317/"/>
  <manifest:file-entry manifest:media-type="text/xml" manifest:full-path="Object 273/settings.xml"/>
  <manifest:file-entry manifest:media-type="text/xml" manifest:full-path="Object 273/content.xml"/>
  <manifest:file-entry manifest:media-type="application/vnd.oasis.opendocument.formula" manifest:version="1.2" manifest:full-path="Object 273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text/xml" manifest:full-path="Object 972/content.xml"/>
  <manifest:file-entry manifest:media-type="text/xml" manifest:full-path="Object 972/settings.xml"/>
  <manifest:file-entry manifest:media-type="application/vnd.oasis.opendocument.formula" manifest:version="1.2" manifest:full-path="Object 972/"/>
  <manifest:file-entry manifest:media-type="text/xml" manifest:full-path="Object 324/settings.xml"/>
  <manifest:file-entry manifest:media-type="text/xml" manifest:full-path="Object 324/content.xml"/>
  <manifest:file-entry manifest:media-type="application/vnd.oasis.opendocument.formula" manifest:version="1.2" manifest:full-path="Object 324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text/xml" manifest:full-path="Object 277/settings.xml"/>
  <manifest:file-entry manifest:media-type="text/xml" manifest:full-path="Object 277/content.xml"/>
  <manifest:file-entry manifest:media-type="application/vnd.oasis.opendocument.formula" manifest:version="1.2" manifest:full-path="Object 277/"/>
  <manifest:file-entry manifest:media-type="text/xml" manifest:full-path="Object 810/settings.xml"/>
  <manifest:file-entry manifest:media-type="text/xml" manifest:full-path="Object 810/content.xml"/>
  <manifest:file-entry manifest:media-type="application/vnd.oasis.opendocument.formula" manifest:version="1.2" manifest:full-path="Object 810/"/>
  <manifest:file-entry manifest:media-type="text/xml" manifest:full-path="Object 976/content.xml"/>
  <manifest:file-entry manifest:media-type="text/xml" manifest:full-path="Object 976/settings.xml"/>
  <manifest:file-entry manifest:media-type="application/vnd.oasis.opendocument.formula" manifest:version="1.2" manifest:full-path="Object 976/"/>
  <manifest:file-entry manifest:media-type="text/xml" manifest:full-path="Object 274/settings.xml"/>
  <manifest:file-entry manifest:media-type="text/xml" manifest:full-path="Object 274/content.xml"/>
  <manifest:file-entry manifest:media-type="application/vnd.oasis.opendocument.formula" manifest:version="1.2" manifest:full-path="Object 274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Object 973/content.xml"/>
  <manifest:file-entry manifest:media-type="text/xml" manifest:full-path="Object 973/settings.xml"/>
  <manifest:file-entry manifest:media-type="application/vnd.oasis.opendocument.formula" manifest:version="1.2" manifest:full-path="Object 973/"/>
  <manifest:file-entry manifest:media-type="text/xml" manifest:full-path="Object 325/content.xml"/>
  <manifest:file-entry manifest:media-type="text/xml" manifest:full-path="Object 325/settings.xml"/>
  <manifest:file-entry manifest:media-type="application/vnd.oasis.opendocument.formula" manifest:version="1.2" manifest:full-path="Object 325/"/>
  <manifest:file-entry manifest:media-type="text/xml" manifest:full-path="Object 112/settings.xml"/>
  <manifest:file-entry manifest:media-type="text/xml" manifest:full-path="Object 112/content.xml"/>
  <manifest:file-entry manifest:media-type="application/vnd.oasis.opendocument.formula" manifest:version="1.2" manifest:full-path="Object 112/"/>
  <manifest:file-entry manifest:media-type="text/xml" manifest:full-path="Object 278/settings.xml"/>
  <manifest:file-entry manifest:media-type="text/xml" manifest:full-path="Object 278/content.xml"/>
  <manifest:file-entry manifest:media-type="application/vnd.oasis.opendocument.formula" manifest:version="1.2" manifest:full-path="Object 278/"/>
  <manifest:file-entry manifest:media-type="text/xml" manifest:full-path="Object 811/settings.xml"/>
  <manifest:file-entry manifest:media-type="text/xml" manifest:full-path="Object 811/content.xml"/>
  <manifest:file-entry manifest:media-type="application/vnd.oasis.opendocument.formula" manifest:version="1.2" manifest:full-path="Object 811/"/>
  <manifest:file-entry manifest:media-type="text/xml" manifest:full-path="Object 977/content.xml"/>
  <manifest:file-entry manifest:media-type="text/xml" manifest:full-path="Object 977/settings.xml"/>
  <manifest:file-entry manifest:media-type="application/vnd.oasis.opendocument.formula" manifest:version="1.2" manifest:full-path="Object 977/"/>
  <manifest:file-entry manifest:media-type="text/xml" manifest:full-path="Object 275/content.xml"/>
  <manifest:file-entry manifest:media-type="text/xml" manifest:full-path="Object 275/settings.xml"/>
  <manifest:file-entry manifest:media-type="application/vnd.oasis.opendocument.formula" manifest:version="1.2" manifest:full-path="Object 275/"/>
  <manifest:file-entry manifest:media-type="text/xml" manifest:full-path="Object 974/content.xml"/>
  <manifest:file-entry manifest:media-type="text/xml" manifest:full-path="Object 974/settings.xml"/>
  <manifest:file-entry manifest:media-type="application/vnd.oasis.opendocument.formula" manifest:version="1.2" manifest:full-path="Object 974/"/>
  <manifest:file-entry manifest:media-type="text/xml" manifest:full-path="Object 326/content.xml"/>
  <manifest:file-entry manifest:media-type="text/xml" manifest:full-path="Object 326/settings.xml"/>
  <manifest:file-entry manifest:media-type="application/vnd.oasis.opendocument.formula" manifest:version="1.2" manifest:full-path="Object 326/"/>
  <manifest:file-entry manifest:media-type="text/xml" manifest:full-path="Object 113/settings.xml"/>
  <manifest:file-entry manifest:media-type="text/xml" manifest:full-path="Object 113/content.xml"/>
  <manifest:file-entry manifest:media-type="application/vnd.oasis.opendocument.formula" manifest:version="1.2" manifest:full-path="Object 113/"/>
  <manifest:file-entry manifest:media-type="text/xml" manifest:full-path="Object 279/content.xml"/>
  <manifest:file-entry manifest:media-type="text/xml" manifest:full-path="Object 279/settings.xml"/>
  <manifest:file-entry manifest:media-type="application/vnd.oasis.opendocument.formula" manifest:version="1.2" manifest:full-path="Object 279/"/>
  <manifest:file-entry manifest:media-type="text/xml" manifest:full-path="Object 812/content.xml"/>
  <manifest:file-entry manifest:media-type="text/xml" manifest:full-path="Object 812/settings.xml"/>
  <manifest:file-entry manifest:media-type="application/vnd.oasis.opendocument.formula" manifest:version="1.2" manifest:full-path="Object 812/"/>
  <manifest:file-entry manifest:media-type="text/xml" manifest:full-path="Object 978/settings.xml"/>
  <manifest:file-entry manifest:media-type="text/xml" manifest:full-path="Object 978/content.xml"/>
  <manifest:file-entry manifest:media-type="application/vnd.oasis.opendocument.formula" manifest:version="1.2" manifest:full-path="Object 978/"/>
  <manifest:file-entry manifest:media-type="text/xml" manifest:full-path="Object 276/settings.xml"/>
  <manifest:file-entry manifest:media-type="text/xml" manifest:full-path="Object 276/content.xml"/>
  <manifest:file-entry manifest:media-type="application/vnd.oasis.opendocument.formula" manifest:version="1.2" manifest:full-path="Object 276/"/>
  <manifest:file-entry manifest:media-type="text/xml" manifest:full-path="Object 110/settings.xml"/>
  <manifest:file-entry manifest:media-type="text/xml" manifest:full-path="Object 110/content.xml"/>
  <manifest:file-entry manifest:media-type="application/vnd.oasis.opendocument.formula" manifest:version="1.2" manifest:full-path="Object 110/"/>
  <manifest:file-entry manifest:media-type="text/xml" manifest:full-path="Object 975/content.xml"/>
  <manifest:file-entry manifest:media-type="text/xml" manifest:full-path="Object 975/settings.xml"/>
  <manifest:file-entry manifest:media-type="application/vnd.oasis.opendocument.formula" manifest:version="1.2" manifest:full-path="Object 975/"/>
  <manifest:file-entry manifest:media-type="text/xml" manifest:full-path="Object 270/content.xml"/>
  <manifest:file-entry manifest:media-type="text/xml" manifest:full-path="Object 270/settings.xml"/>
  <manifest:file-entry manifest:media-type="application/vnd.oasis.opendocument.formula" manifest:version="1.2" manifest:full-path="Object 270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text/xml" manifest:full-path="Object 327/content.xml"/>
  <manifest:file-entry manifest:media-type="text/xml" manifest:full-path="Object 327/settings.xml"/>
  <manifest:file-entry manifest:media-type="application/vnd.oasis.opendocument.formula" manifest:version="1.2" manifest:full-path="Object 327/"/>
  <manifest:file-entry manifest:media-type="text/xml" manifest:full-path="Object 283/content.xml"/>
  <manifest:file-entry manifest:media-type="text/xml" manifest:full-path="Object 283/settings.xml"/>
  <manifest:file-entry manifest:media-type="application/vnd.oasis.opendocument.formula" manifest:version="1.2" manifest:full-path="Object 283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text/xml" manifest:full-path="Object 982/content.xml"/>
  <manifest:file-entry manifest:media-type="text/xml" manifest:full-path="Object 982/settings.xml"/>
  <manifest:file-entry manifest:media-type="application/vnd.oasis.opendocument.formula" manifest:version="1.2" manifest:full-path="Object 982/"/>
  <manifest:file-entry manifest:media-type="text/xml" manifest:full-path="Object 334/content.xml"/>
  <manifest:file-entry manifest:media-type="text/xml" manifest:full-path="Object 334/settings.xml"/>
  <manifest:file-entry manifest:media-type="application/vnd.oasis.opendocument.formula" manifest:version="1.2" manifest:full-path="Object 334/"/>
  <manifest:file-entry manifest:media-type="text/xml" manifest:full-path="Object 121/content.xml"/>
  <manifest:file-entry manifest:media-type="text/xml" manifest:full-path="Object 121/settings.xml"/>
  <manifest:file-entry manifest:media-type="application/vnd.oasis.opendocument.formula" manifest:version="1.2" manifest:full-path="Object 121/"/>
  <manifest:file-entry manifest:media-type="text/xml" manifest:full-path="Object 287/content.xml"/>
  <manifest:file-entry manifest:media-type="text/xml" manifest:full-path="Object 287/settings.xml"/>
  <manifest:file-entry manifest:media-type="application/vnd.oasis.opendocument.formula" manifest:version="1.2" manifest:full-path="Object 287/"/>
  <manifest:file-entry manifest:media-type="text/xml" manifest:full-path="Object 820/content.xml"/>
  <manifest:file-entry manifest:media-type="text/xml" manifest:full-path="Object 820/settings.xml"/>
  <manifest:file-entry manifest:media-type="application/vnd.oasis.opendocument.formula" manifest:version="1.2" manifest:full-path="Object 820/"/>
  <manifest:file-entry manifest:media-type="text/xml" manifest:full-path="Object 986/content.xml"/>
  <manifest:file-entry manifest:media-type="text/xml" manifest:full-path="Object 986/settings.xml"/>
  <manifest:file-entry manifest:media-type="application/vnd.oasis.opendocument.formula" manifest:version="1.2" manifest:full-path="Object 986/"/>
  <manifest:file-entry manifest:media-type="text/xml" manifest:full-path="Object 284/settings.xml"/>
  <manifest:file-entry manifest:media-type="text/xml" manifest:full-path="Object 284/content.xml"/>
  <manifest:file-entry manifest:media-type="application/vnd.oasis.opendocument.formula" manifest:version="1.2" manifest:full-path="Object 284/"/>
  <manifest:file-entry manifest:media-type="text/xml" manifest:full-path="Object 59/settings.xml"/>
  <manifest:file-entry manifest:media-type="text/xml" manifest:full-path="Object 59/content.xml"/>
  <manifest:file-entry manifest:media-type="application/vnd.oasis.opendocument.formula" manifest:version="1.2" manifest:full-path="Object 59/"/>
  <manifest:file-entry manifest:media-type="text/xml" manifest:full-path="Object 983/settings.xml"/>
  <manifest:file-entry manifest:media-type="text/xml" manifest:full-path="Object 983/content.xml"/>
  <manifest:file-entry manifest:media-type="application/vnd.oasis.opendocument.formula" manifest:version="1.2" manifest:full-path="Object 983/"/>
  <manifest:file-entry manifest:media-type="text/xml" manifest:full-path="Object 335/settings.xml"/>
  <manifest:file-entry manifest:media-type="text/xml" manifest:full-path="Object 335/content.xml"/>
  <manifest:file-entry manifest:media-type="application/vnd.oasis.opendocument.formula" manifest:version="1.2" manifest:full-path="Object 335/"/>
  <manifest:file-entry manifest:media-type="text/xml" manifest:full-path="Object 122/settings.xml"/>
  <manifest:file-entry manifest:media-type="text/xml" manifest:full-path="Object 122/content.xml"/>
  <manifest:file-entry manifest:media-type="application/vnd.oasis.opendocument.formula" manifest:version="1.2" manifest:full-path="Object 122/"/>
  <manifest:file-entry manifest:media-type="text/xml" manifest:full-path="Object 288/content.xml"/>
  <manifest:file-entry manifest:media-type="text/xml" manifest:full-path="Object 288/settings.xml"/>
  <manifest:file-entry manifest:media-type="application/vnd.oasis.opendocument.formula" manifest:version="1.2" manifest:full-path="Object 288/"/>
  <manifest:file-entry manifest:media-type="text/xml" manifest:full-path="Object 821/settings.xml"/>
  <manifest:file-entry manifest:media-type="text/xml" manifest:full-path="Object 821/content.xml"/>
  <manifest:file-entry manifest:media-type="application/vnd.oasis.opendocument.formula" manifest:version="1.2" manifest:full-path="Object 821/"/>
  <manifest:file-entry manifest:media-type="text/xml" manifest:full-path="Object 987/content.xml"/>
  <manifest:file-entry manifest:media-type="text/xml" manifest:full-path="Object 987/settings.xml"/>
  <manifest:file-entry manifest:media-type="application/vnd.oasis.opendocument.formula" manifest:version="1.2" manifest:full-path="Object 987/"/>
  <manifest:file-entry manifest:media-type="text/xml" manifest:full-path="Object 285/settings.xml"/>
  <manifest:file-entry manifest:media-type="text/xml" manifest:full-path="Object 285/content.xml"/>
  <manifest:file-entry manifest:media-type="application/vnd.oasis.opendocument.formula" manifest:version="1.2" manifest:full-path="Object 285/"/>
  <manifest:file-entry manifest:media-type="text/xml" manifest:full-path="Object 984/content.xml"/>
  <manifest:file-entry manifest:media-type="text/xml" manifest:full-path="Object 984/settings.xml"/>
  <manifest:file-entry manifest:media-type="application/vnd.oasis.opendocument.formula" manifest:version="1.2" manifest:full-path="Object 984/"/>
  <manifest:file-entry manifest:media-type="text/xml" manifest:full-path="Object 336/settings.xml"/>
  <manifest:file-entry manifest:media-type="text/xml" manifest:full-path="Object 336/content.xml"/>
  <manifest:file-entry manifest:media-type="application/vnd.oasis.opendocument.formula" manifest:version="1.2" manifest:full-path="Object 336/"/>
  <manifest:file-entry manifest:media-type="text/xml" manifest:full-path="Object 123/settings.xml"/>
  <manifest:file-entry manifest:media-type="text/xml" manifest:full-path="Object 123/content.xml"/>
  <manifest:file-entry manifest:media-type="application/vnd.oasis.opendocument.formula" manifest:version="1.2" manifest:full-path="Object 123/"/>
  <manifest:file-entry manifest:media-type="text/xml" manifest:full-path="Object 289/settings.xml"/>
  <manifest:file-entry manifest:media-type="text/xml" manifest:full-path="Object 289/content.xml"/>
  <manifest:file-entry manifest:media-type="application/vnd.oasis.opendocument.formula" manifest:version="1.2" manifest:full-path="Object 289/"/>
  <manifest:file-entry manifest:media-type="text/xml" manifest:full-path="Object 822/settings.xml"/>
  <manifest:file-entry manifest:media-type="text/xml" manifest:full-path="Object 822/content.xml"/>
  <manifest:file-entry manifest:media-type="application/vnd.oasis.opendocument.formula" manifest:version="1.2" manifest:full-path="Object 822/"/>
  <manifest:file-entry manifest:media-type="text/xml" manifest:full-path="Object 988/content.xml"/>
  <manifest:file-entry manifest:media-type="text/xml" manifest:full-path="Object 988/settings.xml"/>
  <manifest:file-entry manifest:media-type="application/vnd.oasis.opendocument.formula" manifest:version="1.2" manifest:full-path="Object 988/"/>
  <manifest:file-entry manifest:media-type="text/xml" manifest:full-path="Object 286/settings.xml"/>
  <manifest:file-entry manifest:media-type="text/xml" manifest:full-path="Object 286/content.xml"/>
  <manifest:file-entry manifest:media-type="application/vnd.oasis.opendocument.formula" manifest:version="1.2" manifest:full-path="Object 286/"/>
  <manifest:file-entry manifest:media-type="text/xml" manifest:full-path="Object 120/content.xml"/>
  <manifest:file-entry manifest:media-type="text/xml" manifest:full-path="Object 120/settings.xml"/>
  <manifest:file-entry manifest:media-type="application/vnd.oasis.opendocument.formula" manifest:version="1.2" manifest:full-path="Object 120/"/>
  <manifest:file-entry manifest:media-type="text/xml" manifest:full-path="Object 985/content.xml"/>
  <manifest:file-entry manifest:media-type="text/xml" manifest:full-path="Object 985/settings.xml"/>
  <manifest:file-entry manifest:media-type="application/vnd.oasis.opendocument.formula" manifest:version="1.2" manifest:full-path="Object 985/"/>
  <manifest:file-entry manifest:media-type="text/xml" manifest:full-path="Object 280/settings.xml"/>
  <manifest:file-entry manifest:media-type="text/xml" manifest:full-path="Object 280/content.xml"/>
  <manifest:file-entry manifest:media-type="application/vnd.oasis.opendocument.formula" manifest:version="1.2" manifest:full-path="Object 280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text/xml" manifest:full-path="Object 337/content.xml"/>
  <manifest:file-entry manifest:media-type="text/xml" manifest:full-path="Object 337/settings.xml"/>
  <manifest:file-entry manifest:media-type="application/vnd.oasis.opendocument.formula" manifest:version="1.2" manifest:full-path="Object 337/"/>
  <manifest:file-entry manifest:media-type="text/xml" manifest:full-path="Object 293/content.xml"/>
  <manifest:file-entry manifest:media-type="text/xml" manifest:full-path="Object 293/settings.xml"/>
  <manifest:file-entry manifest:media-type="application/vnd.oasis.opendocument.formula" manifest:version="1.2" manifest:full-path="Object 293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text/xml" manifest:full-path="Object 992/content.xml"/>
  <manifest:file-entry manifest:media-type="text/xml" manifest:full-path="Object 992/settings.xml"/>
  <manifest:file-entry manifest:media-type="application/vnd.oasis.opendocument.formula" manifest:version="1.2" manifest:full-path="Object 992/"/>
  <manifest:file-entry manifest:media-type="text/xml" manifest:full-path="Object 344/content.xml"/>
  <manifest:file-entry manifest:media-type="text/xml" manifest:full-path="Object 344/settings.xml"/>
  <manifest:file-entry manifest:media-type="application/vnd.oasis.opendocument.formula" manifest:version="1.2" manifest:full-path="Object 344/"/>
  <manifest:file-entry manifest:media-type="text/xml" manifest:full-path="Object 1009/content.xml"/>
  <manifest:file-entry manifest:media-type="text/xml" manifest:full-path="Object 1009/settings.xml"/>
  <manifest:file-entry manifest:media-type="application/vnd.oasis.opendocument.formula" manifest:version="1.2" manifest:full-path="Object 1009/"/>
  <manifest:file-entry manifest:media-type="text/xml" manifest:full-path="Object 131/content.xml"/>
  <manifest:file-entry manifest:media-type="text/xml" manifest:full-path="Object 131/settings.xml"/>
  <manifest:file-entry manifest:media-type="application/vnd.oasis.opendocument.formula" manifest:version="1.2" manifest:full-path="Object 131/"/>
  <manifest:file-entry manifest:media-type="text/xml" manifest:full-path="Object 297/content.xml"/>
  <manifest:file-entry manifest:media-type="text/xml" manifest:full-path="Object 297/settings.xml"/>
  <manifest:file-entry manifest:media-type="application/vnd.oasis.opendocument.formula" manifest:version="1.2" manifest:full-path="Object 297/"/>
  <manifest:file-entry manifest:media-type="text/xml" manifest:full-path="Object 830/settings.xml"/>
  <manifest:file-entry manifest:media-type="text/xml" manifest:full-path="Object 830/content.xml"/>
  <manifest:file-entry manifest:media-type="application/vnd.oasis.opendocument.formula" manifest:version="1.2" manifest:full-path="Object 830/"/>
  <manifest:file-entry manifest:media-type="text/xml" manifest:full-path="Object 996/settings.xml"/>
  <manifest:file-entry manifest:media-type="text/xml" manifest:full-path="Object 996/content.xml"/>
  <manifest:file-entry manifest:media-type="application/vnd.oasis.opendocument.formula" manifest:version="1.2" manifest:full-path="Object 996/"/>
  <manifest:file-entry manifest:media-type="text/xml" manifest:full-path="Object 294/content.xml"/>
  <manifest:file-entry manifest:media-type="text/xml" manifest:full-path="Object 294/settings.xml"/>
  <manifest:file-entry manifest:media-type="application/vnd.oasis.opendocument.formula" manifest:version="1.2" manifest:full-path="Object 294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text/xml" manifest:full-path="Object 993/content.xml"/>
  <manifest:file-entry manifest:media-type="text/xml" manifest:full-path="Object 993/settings.xml"/>
  <manifest:file-entry manifest:media-type="application/vnd.oasis.opendocument.formula" manifest:version="1.2" manifest:full-path="Object 993/"/>
  <manifest:file-entry manifest:media-type="text/xml" manifest:full-path="Object 345/content.xml"/>
  <manifest:file-entry manifest:media-type="text/xml" manifest:full-path="Object 345/settings.xml"/>
  <manifest:file-entry manifest:media-type="application/vnd.oasis.opendocument.formula" manifest:version="1.2" manifest:full-path="Object 345/"/>
  <manifest:file-entry manifest:media-type="text/xml" manifest:full-path="Object 132/content.xml"/>
  <manifest:file-entry manifest:media-type="text/xml" manifest:full-path="Object 132/settings.xml"/>
  <manifest:file-entry manifest:media-type="application/vnd.oasis.opendocument.formula" manifest:version="1.2" manifest:full-path="Object 132/"/>
  <manifest:file-entry manifest:media-type="text/xml" manifest:full-path="Object 298/settings.xml"/>
  <manifest:file-entry manifest:media-type="text/xml" manifest:full-path="Object 298/content.xml"/>
  <manifest:file-entry manifest:media-type="application/vnd.oasis.opendocument.formula" manifest:version="1.2" manifest:full-path="Object 298/"/>
  <manifest:file-entry manifest:media-type="text/xml" manifest:full-path="Object 831/settings.xml"/>
  <manifest:file-entry manifest:media-type="text/xml" manifest:full-path="Object 831/content.xml"/>
  <manifest:file-entry manifest:media-type="application/vnd.oasis.opendocument.formula" manifest:version="1.2" manifest:full-path="Object 831/"/>
  <manifest:file-entry manifest:media-type="text/xml" manifest:full-path="Object 997/settings.xml"/>
  <manifest:file-entry manifest:media-type="text/xml" manifest:full-path="Object 997/content.xml"/>
  <manifest:file-entry manifest:media-type="application/vnd.oasis.opendocument.formula" manifest:version="1.2" manifest:full-path="Object 997/"/>
  <manifest:file-entry manifest:media-type="text/xml" manifest:full-path="Object 295/settings.xml"/>
  <manifest:file-entry manifest:media-type="text/xml" manifest:full-path="Object 295/content.xml"/>
  <manifest:file-entry manifest:media-type="application/vnd.oasis.opendocument.formula" manifest:version="1.2" manifest:full-path="Object 295/"/>
  <manifest:file-entry manifest:media-type="text/xml" manifest:full-path="Object 994/content.xml"/>
  <manifest:file-entry manifest:media-type="text/xml" manifest:full-path="Object 994/settings.xml"/>
  <manifest:file-entry manifest:media-type="application/vnd.oasis.opendocument.formula" manifest:version="1.2" manifest:full-path="Object 994/"/>
  <manifest:file-entry manifest:media-type="text/xml" manifest:full-path="Object 346/content.xml"/>
  <manifest:file-entry manifest:media-type="text/xml" manifest:full-path="Object 346/settings.xml"/>
  <manifest:file-entry manifest:media-type="application/vnd.oasis.opendocument.formula" manifest:version="1.2" manifest:full-path="Object 346/"/>
  <manifest:file-entry manifest:media-type="text/xml" manifest:full-path="Object 133/settings.xml"/>
  <manifest:file-entry manifest:media-type="text/xml" manifest:full-path="Object 133/content.xml"/>
  <manifest:file-entry manifest:media-type="application/vnd.oasis.opendocument.formula" manifest:version="1.2" manifest:full-path="Object 133/"/>
  <manifest:file-entry manifest:media-type="text/xml" manifest:full-path="Object 299/content.xml"/>
  <manifest:file-entry manifest:media-type="text/xml" manifest:full-path="Object 299/settings.xml"/>
  <manifest:file-entry manifest:media-type="application/vnd.oasis.opendocument.formula" manifest:version="1.2" manifest:full-path="Object 299/"/>
  <manifest:file-entry manifest:media-type="text/xml" manifest:full-path="Object 832/content.xml"/>
  <manifest:file-entry manifest:media-type="text/xml" manifest:full-path="Object 832/settings.xml"/>
  <manifest:file-entry manifest:media-type="application/vnd.oasis.opendocument.formula" manifest:version="1.2" manifest:full-path="Object 832/"/>
  <manifest:file-entry manifest:media-type="text/xml" manifest:full-path="Object 998/content.xml"/>
  <manifest:file-entry manifest:media-type="text/xml" manifest:full-path="Object 998/settings.xml"/>
  <manifest:file-entry manifest:media-type="application/vnd.oasis.opendocument.formula" manifest:version="1.2" manifest:full-path="Object 998/"/>
  <manifest:file-entry manifest:media-type="text/xml" manifest:full-path="Object 296/content.xml"/>
  <manifest:file-entry manifest:media-type="text/xml" manifest:full-path="Object 296/settings.xml"/>
  <manifest:file-entry manifest:media-type="application/vnd.oasis.opendocument.formula" manifest:version="1.2" manifest:full-path="Object 296/"/>
  <manifest:file-entry manifest:media-type="text/xml" manifest:full-path="Object 130/settings.xml"/>
  <manifest:file-entry manifest:media-type="text/xml" manifest:full-path="Object 130/content.xml"/>
  <manifest:file-entry manifest:media-type="application/vnd.oasis.opendocument.formula" manifest:version="1.2" manifest:full-path="Object 130/"/>
  <manifest:file-entry manifest:media-type="text/xml" manifest:full-path="Object 995/content.xml"/>
  <manifest:file-entry manifest:media-type="text/xml" manifest:full-path="Object 995/settings.xml"/>
  <manifest:file-entry manifest:media-type="application/vnd.oasis.opendocument.formula" manifest:version="1.2" manifest:full-path="Object 995/"/>
  <manifest:file-entry manifest:media-type="text/xml" manifest:full-path="Object 290/content.xml"/>
  <manifest:file-entry manifest:media-type="text/xml" manifest:full-path="Object 290/settings.xml"/>
  <manifest:file-entry manifest:media-type="application/vnd.oasis.opendocument.formula" manifest:version="1.2" manifest:full-path="Object 290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text/xml" manifest:full-path="Object 347/content.xml"/>
  <manifest:file-entry manifest:media-type="text/xml" manifest:full-path="Object 347/settings.xml"/>
  <manifest:file-entry manifest:media-type="application/vnd.oasis.opendocument.formula" manifest:version="1.2" manifest:full-path="Object 347/"/>
  <manifest:file-entry manifest:media-type="text/xml" manifest:full-path="Object 140/settings.xml"/>
  <manifest:file-entry manifest:media-type="text/xml" manifest:full-path="Object 140/content.xml"/>
  <manifest:file-entry manifest:media-type="application/vnd.oasis.opendocument.formula" manifest:version="1.2" manifest:full-path="Object 140/"/>
  <manifest:file-entry manifest:media-type="text/xml" manifest:full-path="Object 354/settings.xml"/>
  <manifest:file-entry manifest:media-type="text/xml" manifest:full-path="Object 354/content.xml"/>
  <manifest:file-entry manifest:media-type="application/vnd.oasis.opendocument.formula" manifest:version="1.2" manifest:full-path="Object 354/"/>
  <manifest:file-entry manifest:media-type="text/xml" manifest:full-path="Object 1019/settings.xml"/>
  <manifest:file-entry manifest:media-type="text/xml" manifest:full-path="Object 1019/content.xml"/>
  <manifest:file-entry manifest:media-type="application/vnd.oasis.opendocument.formula" manifest:version="1.2" manifest:full-path="Object 1019/"/>
  <manifest:file-entry manifest:media-type="text/xml" manifest:full-path="Object 141/content.xml"/>
  <manifest:file-entry manifest:media-type="text/xml" manifest:full-path="Object 141/settings.xml"/>
  <manifest:file-entry manifest:media-type="application/vnd.oasis.opendocument.formula" manifest:version="1.2" manifest:full-path="Object 141/"/>
  <manifest:file-entry manifest:media-type="text/xml" manifest:full-path="Object 840/settings.xml"/>
  <manifest:file-entry manifest:media-type="text/xml" manifest:full-path="Object 840/content.xml"/>
  <manifest:file-entry manifest:media-type="application/vnd.oasis.opendocument.formula" manifest:version="1.2" manifest:full-path="Object 840/"/>
  <manifest:file-entry manifest:media-type="text/xml" manifest:full-path="Object 355/content.xml"/>
  <manifest:file-entry manifest:media-type="text/xml" manifest:full-path="Object 355/settings.xml"/>
  <manifest:file-entry manifest:media-type="application/vnd.oasis.opendocument.formula" manifest:version="1.2" manifest:full-path="Object 355/"/>
  <manifest:file-entry manifest:media-type="text/xml" manifest:full-path="Object 142/settings.xml"/>
  <manifest:file-entry manifest:media-type="text/xml" manifest:full-path="Object 142/content.xml"/>
  <manifest:file-entry manifest:media-type="application/vnd.oasis.opendocument.formula" manifest:version="1.2" manifest:full-path="Object 142/"/>
  <manifest:file-entry manifest:media-type="text/xml" manifest:full-path="Object 841/settings.xml"/>
  <manifest:file-entry manifest:media-type="text/xml" manifest:full-path="Object 841/content.xml"/>
  <manifest:file-entry manifest:media-type="application/vnd.oasis.opendocument.formula" manifest:version="1.2" manifest:full-path="Object 841/"/>
  <manifest:file-entry manifest:media-type="text/xml" manifest:full-path="Object 356/content.xml"/>
  <manifest:file-entry manifest:media-type="text/xml" manifest:full-path="Object 356/settings.xml"/>
  <manifest:file-entry manifest:media-type="application/vnd.oasis.opendocument.formula" manifest:version="1.2" manifest:full-path="Object 356/"/>
  <manifest:file-entry manifest:media-type="text/xml" manifest:full-path="Object 143/settings.xml"/>
  <manifest:file-entry manifest:media-type="text/xml" manifest:full-path="Object 143/content.xml"/>
  <manifest:file-entry manifest:media-type="application/vnd.oasis.opendocument.formula" manifest:version="1.2" manifest:full-path="Object 143/"/>
  <manifest:file-entry manifest:media-type="text/xml" manifest:full-path="Object 842/content.xml"/>
  <manifest:file-entry manifest:media-type="text/xml" manifest:full-path="Object 842/settings.xml"/>
  <manifest:file-entry manifest:media-type="application/vnd.oasis.opendocument.formula" manifest:version="1.2" manifest:full-path="Object 842/"/>
  <manifest:file-entry manifest:media-type="text/xml" manifest:full-path="Object 357/settings.xml"/>
  <manifest:file-entry manifest:media-type="text/xml" manifest:full-path="Object 357/content.xml"/>
  <manifest:file-entry manifest:media-type="application/vnd.oasis.opendocument.formula" manifest:version="1.2" manifest:full-path="Object 357/"/>
  <manifest:file-entry manifest:media-type="text/xml" manifest:full-path="Object 150/settings.xml"/>
  <manifest:file-entry manifest:media-type="text/xml" manifest:full-path="Object 150/content.xml"/>
  <manifest:file-entry manifest:media-type="application/vnd.oasis.opendocument.formula" manifest:version="1.2" manifest:full-path="Object 150/"/>
  <manifest:file-entry manifest:media-type="text/xml" manifest:full-path="Object 207/settings.xml"/>
  <manifest:file-entry manifest:media-type="text/xml" manifest:full-path="Object 207/content.xml"/>
  <manifest:file-entry manifest:media-type="application/vnd.oasis.opendocument.formula" manifest:version="1.2" manifest:full-path="Object 207/"/>
  <manifest:file-entry manifest:media-type="text/xml" manifest:full-path="Object 906/content.xml"/>
  <manifest:file-entry manifest:media-type="text/xml" manifest:full-path="Object 906/settings.xml"/>
  <manifest:file-entry manifest:media-type="application/vnd.oasis.opendocument.formula" manifest:version="1.2" manifest:full-path="Object 906/"/>
  <manifest:file-entry manifest:media-type="text/xml" manifest:full-path="Object 792/settings.xml"/>
  <manifest:file-entry manifest:media-type="text/xml" manifest:full-path="Object 792/content.xml"/>
  <manifest:file-entry manifest:media-type="application/vnd.oasis.opendocument.formula" manifest:version="1.2" manifest:full-path="Object 792/"/>
  <manifest:file-entry manifest:media-type="text/xml" manifest:full-path="Object 151/content.xml"/>
  <manifest:file-entry manifest:media-type="text/xml" manifest:full-path="Object 151/settings.xml"/>
  <manifest:file-entry manifest:media-type="application/vnd.oasis.opendocument.formula" manifest:version="1.2" manifest:full-path="Object 151/"/>
  <manifest:file-entry manifest:media-type="text/xml" manifest:full-path="Object 850/content.xml"/>
  <manifest:file-entry manifest:media-type="text/xml" manifest:full-path="Object 850/settings.xml"/>
  <manifest:file-entry manifest:media-type="application/vnd.oasis.opendocument.formula" manifest:version="1.2" manifest:full-path="Object 850/"/>
  <manifest:file-entry manifest:media-type="text/xml" manifest:full-path="Object 208/settings.xml"/>
  <manifest:file-entry manifest:media-type="text/xml" manifest:full-path="Object 208/content.xml"/>
  <manifest:file-entry manifest:media-type="application/vnd.oasis.opendocument.formula" manifest:version="1.2" manifest:full-path="Object 208/"/>
  <manifest:file-entry manifest:media-type="text/xml" manifest:full-path="Object 907/content.xml"/>
  <manifest:file-entry manifest:media-type="text/xml" manifest:full-path="Object 907/settings.xml"/>
  <manifest:file-entry manifest:media-type="application/vnd.oasis.opendocument.formula" manifest:version="1.2" manifest:full-path="Object 907/"/>
  <manifest:file-entry manifest:media-type="text/xml" manifest:full-path="Object 793/content.xml"/>
  <manifest:file-entry manifest:media-type="text/xml" manifest:full-path="Object 793/settings.xml"/>
  <manifest:file-entry manifest:media-type="application/vnd.oasis.opendocument.formula" manifest:version="1.2" manifest:full-path="Object 793/"/>
  <manifest:file-entry manifest:media-type="text/xml" manifest:full-path="Object 152/settings.xml"/>
  <manifest:file-entry manifest:media-type="text/xml" manifest:full-path="Object 152/content.xml"/>
  <manifest:file-entry manifest:media-type="application/vnd.oasis.opendocument.formula" manifest:version="1.2" manifest:full-path="Object 152/"/>
  <manifest:file-entry manifest:media-type="text/xml" manifest:full-path="Object 851/settings.xml"/>
  <manifest:file-entry manifest:media-type="text/xml" manifest:full-path="Object 851/content.xml"/>
  <manifest:file-entry manifest:media-type="application/vnd.oasis.opendocument.formula" manifest:version="1.2" manifest:full-path="Object 851/"/>
  <manifest:file-entry manifest:media-type="text/xml" manifest:full-path="Object 209/content.xml"/>
  <manifest:file-entry manifest:media-type="text/xml" manifest:full-path="Object 209/settings.xml"/>
  <manifest:file-entry manifest:media-type="application/vnd.oasis.opendocument.formula" manifest:version="1.2" manifest:full-path="Object 209/"/>
  <manifest:file-entry manifest:media-type="text/xml" manifest:full-path="Object 908/settings.xml"/>
  <manifest:file-entry manifest:media-type="text/xml" manifest:full-path="Object 908/content.xml"/>
  <manifest:file-entry manifest:media-type="application/vnd.oasis.opendocument.formula" manifest:version="1.2" manifest:full-path="Object 908/"/>
  <manifest:file-entry manifest:media-type="text/xml" manifest:full-path="Object 794/content.xml"/>
  <manifest:file-entry manifest:media-type="text/xml" manifest:full-path="Object 794/settings.xml"/>
  <manifest:file-entry manifest:media-type="application/vnd.oasis.opendocument.formula" manifest:version="1.2" manifest:full-path="Object 794/"/>
  <manifest:file-entry manifest:media-type="text/xml" manifest:full-path="Object 153/content.xml"/>
  <manifest:file-entry manifest:media-type="text/xml" manifest:full-path="Object 153/settings.xml"/>
  <manifest:file-entry manifest:media-type="application/vnd.oasis.opendocument.formula" manifest:version="1.2" manifest:full-path="Object 153/"/>
  <manifest:file-entry manifest:media-type="text/xml" manifest:full-path="Object 852/settings.xml"/>
  <manifest:file-entry manifest:media-type="text/xml" manifest:full-path="Object 852/content.xml"/>
  <manifest:file-entry manifest:media-type="application/vnd.oasis.opendocument.formula" manifest:version="1.2" manifest:full-path="Object 852/"/>
  <manifest:file-entry manifest:media-type="text/xml" manifest:full-path="Object 154/content.xml"/>
  <manifest:file-entry manifest:media-type="text/xml" manifest:full-path="Object 154/settings.xml"/>
  <manifest:file-entry manifest:media-type="application/vnd.oasis.opendocument.formula" manifest:version="1.2" manifest:full-path="Object 154/"/>
  <manifest:file-entry manifest:media-type="text/xml" manifest:full-path="Object 853/settings.xml"/>
  <manifest:file-entry manifest:media-type="text/xml" manifest:full-path="Object 853/content.xml"/>
  <manifest:file-entry manifest:media-type="application/vnd.oasis.opendocument.formula" manifest:version="1.2" manifest:full-path="Object 853/"/>
  <manifest:file-entry manifest:media-type="text/xml" manifest:full-path="Object 155/content.xml"/>
  <manifest:file-entry manifest:media-type="text/xml" manifest:full-path="Object 155/settings.xml"/>
  <manifest:file-entry manifest:media-type="application/vnd.oasis.opendocument.formula" manifest:version="1.2" manifest:full-path="Object 155/"/>
  <manifest:file-entry manifest:media-type="text/xml" manifest:full-path="Object 854/content.xml"/>
  <manifest:file-entry manifest:media-type="text/xml" manifest:full-path="Object 854/settings.xml"/>
  <manifest:file-entry manifest:media-type="application/vnd.oasis.opendocument.formula" manifest:version="1.2" manifest:full-path="Object 854/"/>
  <manifest:file-entry manifest:media-type="text/xml" manifest:full-path="Object 156/content.xml"/>
  <manifest:file-entry manifest:media-type="text/xml" manifest:full-path="Object 156/settings.xml"/>
  <manifest:file-entry manifest:media-type="application/vnd.oasis.opendocument.formula" manifest:version="1.2" manifest:full-path="Object 156/"/>
  <manifest:file-entry manifest:media-type="text/xml" manifest:full-path="Object 855/settings.xml"/>
  <manifest:file-entry manifest:media-type="text/xml" manifest:full-path="Object 855/content.xml"/>
  <manifest:file-entry manifest:media-type="application/vnd.oasis.opendocument.formula" manifest:version="1.2" manifest:full-path="Object 855/"/>
  <manifest:file-entry manifest:media-type="text/xml" manifest:full-path="Object 157/content.xml"/>
  <manifest:file-entry manifest:media-type="text/xml" manifest:full-path="Object 157/settings.xml"/>
  <manifest:file-entry manifest:media-type="application/vnd.oasis.opendocument.formula" manifest:version="1.2" manifest:full-path="Object 157/"/>
  <manifest:file-entry manifest:media-type="text/xml" manifest:full-path="Object 856/settings.xml"/>
  <manifest:file-entry manifest:media-type="text/xml" manifest:full-path="Object 856/content.xml"/>
  <manifest:file-entry manifest:media-type="application/vnd.oasis.opendocument.formula" manifest:version="1.2" manifest:full-path="Object 856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text/xml" manifest:full-path="Object 806/content.xml"/>
  <manifest:file-entry manifest:media-type="text/xml" manifest:full-path="Object 806/settings.xml"/>
  <manifest:file-entry manifest:media-type="application/vnd.oasis.opendocument.formula" manifest:version="1.2" manifest:full-path="Object 806/"/>
  <manifest:file-entry manifest:media-type="text/xml" manifest:full-path="Object 692/settings.xml"/>
  <manifest:file-entry manifest:media-type="text/xml" manifest:full-path="Object 692/content.xml"/>
  <manifest:file-entry manifest:media-type="application/vnd.oasis.opendocument.formula" manifest:version="1.2" manifest:full-path="Object 692/"/>
  <manifest:file-entry manifest:media-type="text/xml" manifest:full-path="Object 158/content.xml"/>
  <manifest:file-entry manifest:media-type="text/xml" manifest:full-path="Object 158/settings.xml"/>
  <manifest:file-entry manifest:media-type="application/vnd.oasis.opendocument.formula" manifest:version="1.2" manifest:full-path="Object 158/"/>
  <manifest:file-entry manifest:media-type="text/xml" manifest:full-path="Object 857/content.xml"/>
  <manifest:file-entry manifest:media-type="text/xml" manifest:full-path="Object 857/settings.xml"/>
  <manifest:file-entry manifest:media-type="application/vnd.oasis.opendocument.formula" manifest:version="1.2" manifest:full-path="Object 857/"/>
  <manifest:file-entry manifest:media-type="text/xml" manifest:full-path="Object 580/settings.xml"/>
  <manifest:file-entry manifest:media-type="text/xml" manifest:full-path="Object 580/content.xml"/>
  <manifest:file-entry manifest:media-type="application/vnd.oasis.opendocument.formula" manifest:version="1.2" manifest:full-path="Object 580/"/>
  <manifest:file-entry manifest:media-type="text/xml" manifest:full-path="Object 1245/settings.xml"/>
  <manifest:file-entry manifest:media-type="text/xml" manifest:full-path="Object 1245/content.xml"/>
  <manifest:file-entry manifest:media-type="application/vnd.oasis.opendocument.formula" manifest:version="1.2" manifest:full-path="Object 1245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text/xml" manifest:full-path="Object 807/content.xml"/>
  <manifest:file-entry manifest:media-type="text/xml" manifest:full-path="Object 807/settings.xml"/>
  <manifest:file-entry manifest:media-type="application/vnd.oasis.opendocument.formula" manifest:version="1.2" manifest:full-path="Object 807/"/>
  <manifest:file-entry manifest:media-type="text/xml" manifest:full-path="Object 530/content.xml"/>
  <manifest:file-entry manifest:media-type="text/xml" manifest:full-path="Object 530/settings.xml"/>
  <manifest:file-entry manifest:media-type="application/vnd.oasis.opendocument.formula" manifest:version="1.2" manifest:full-path="Object 530/"/>
  <manifest:file-entry manifest:media-type="text/xml" manifest:full-path="Object 696/settings.xml"/>
  <manifest:file-entry manifest:media-type="text/xml" manifest:full-path="Object 696/content.xml"/>
  <manifest:file-entry manifest:media-type="application/vnd.oasis.opendocument.formula" manifest:version="1.2" manifest:full-path="Object 696/"/>
  <manifest:file-entry manifest:media-type="text/xml" manifest:full-path="Object 693/settings.xml"/>
  <manifest:file-entry manifest:media-type="text/xml" manifest:full-path="Object 693/content.xml"/>
  <manifest:file-entry manifest:media-type="application/vnd.oasis.opendocument.formula" manifest:version="1.2" manifest:full-path="Object 693/"/>
  <manifest:file-entry manifest:media-type="text/xml" manifest:full-path="Object 159/content.xml"/>
  <manifest:file-entry manifest:media-type="text/xml" manifest:full-path="Object 159/settings.xml"/>
  <manifest:file-entry manifest:media-type="application/vnd.oasis.opendocument.formula" manifest:version="1.2" manifest:full-path="Object 159/"/>
  <manifest:file-entry manifest:media-type="text/xml" manifest:full-path="Object 858/settings.xml"/>
  <manifest:file-entry manifest:media-type="text/xml" manifest:full-path="Object 858/content.xml"/>
  <manifest:file-entry manifest:media-type="application/vnd.oasis.opendocument.formula" manifest:version="1.2" manifest:full-path="Object 858/"/>
  <manifest:file-entry manifest:media-type="text/xml" manifest:full-path="Object 581/content.xml"/>
  <manifest:file-entry manifest:media-type="text/xml" manifest:full-path="Object 581/settings.xml"/>
  <manifest:file-entry manifest:media-type="application/vnd.oasis.opendocument.formula" manifest:version="1.2" manifest:full-path="Object 581/"/>
  <manifest:file-entry manifest:media-type="text/xml" manifest:full-path="Object 1246/settings.xml"/>
  <manifest:file-entry manifest:media-type="text/xml" manifest:full-path="Object 1246/content.xml"/>
  <manifest:file-entry manifest:media-type="application/vnd.oasis.opendocument.formula" manifest:version="1.2" manifest:full-path="Object 1246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Object 109/settings.xml"/>
  <manifest:file-entry manifest:media-type="text/xml" manifest:full-path="Object 109/content.xml"/>
  <manifest:file-entry manifest:media-type="application/vnd.oasis.opendocument.formula" manifest:version="1.2" manifest:full-path="Object 109/"/>
  <manifest:file-entry manifest:media-type="text/xml" manifest:full-path="Object 808/settings.xml"/>
  <manifest:file-entry manifest:media-type="text/xml" manifest:full-path="Object 808/content.xml"/>
  <manifest:file-entry manifest:media-type="application/vnd.oasis.opendocument.formula" manifest:version="1.2" manifest:full-path="Object 808/"/>
  <manifest:file-entry manifest:media-type="text/xml" manifest:full-path="Object 531/content.xml"/>
  <manifest:file-entry manifest:media-type="text/xml" manifest:full-path="Object 531/settings.xml"/>
  <manifest:file-entry manifest:media-type="application/vnd.oasis.opendocument.formula" manifest:version="1.2" manifest:full-path="Object 531/"/>
  <manifest:file-entry manifest:media-type="text/xml" manifest:full-path="Object 697/content.xml"/>
  <manifest:file-entry manifest:media-type="text/xml" manifest:full-path="Object 697/settings.xml"/>
  <manifest:file-entry manifest:media-type="application/vnd.oasis.opendocument.formula" manifest:version="1.2" manifest:full-path="Object 697/"/>
  <manifest:file-entry manifest:media-type="text/xml" manifest:full-path="Object 694/settings.xml"/>
  <manifest:file-entry manifest:media-type="text/xml" manifest:full-path="Object 694/content.xml"/>
  <manifest:file-entry manifest:media-type="application/vnd.oasis.opendocument.formula" manifest:version="1.2" manifest:full-path="Object 694/"/>
  <manifest:file-entry manifest:media-type="text/xml" manifest:full-path="Object 164/content.xml"/>
  <manifest:file-entry manifest:media-type="text/xml" manifest:full-path="Object 164/settings.xml"/>
  <manifest:file-entry manifest:media-type="application/vnd.oasis.opendocument.formula" manifest:version="1.2" manifest:full-path="Object 164/"/>
  <manifest:file-entry manifest:media-type="text/xml" manifest:full-path="Object 863/settings.xml"/>
  <manifest:file-entry manifest:media-type="text/xml" manifest:full-path="Object 863/content.xml"/>
  <manifest:file-entry manifest:media-type="application/vnd.oasis.opendocument.formula" manifest:version="1.2" manifest:full-path="Object 863/"/>
  <manifest:file-entry manifest:media-type="text/xml" manifest:full-path="Object 165/content.xml"/>
  <manifest:file-entry manifest:media-type="text/xml" manifest:full-path="Object 165/settings.xml"/>
  <manifest:file-entry manifest:media-type="application/vnd.oasis.opendocument.formula" manifest:version="1.2" manifest:full-path="Object 165/"/>
  <manifest:file-entry manifest:media-type="text/xml" manifest:full-path="Object 864/content.xml"/>
  <manifest:file-entry manifest:media-type="text/xml" manifest:full-path="Object 864/settings.xml"/>
  <manifest:file-entry manifest:media-type="application/vnd.oasis.opendocument.formula" manifest:version="1.2" manifest:full-path="Object 864/"/>
  <manifest:file-entry manifest:media-type="text/xml" manifest:full-path="Object 166/content.xml"/>
  <manifest:file-entry manifest:media-type="text/xml" manifest:full-path="Object 166/settings.xml"/>
  <manifest:file-entry manifest:media-type="application/vnd.oasis.opendocument.formula" manifest:version="1.2" manifest:full-path="Object 166/"/>
  <manifest:file-entry manifest:media-type="text/xml" manifest:full-path="Object 865/settings.xml"/>
  <manifest:file-entry manifest:media-type="text/xml" manifest:full-path="Object 865/content.xml"/>
  <manifest:file-entry manifest:media-type="application/vnd.oasis.opendocument.formula" manifest:version="1.2" manifest:full-path="Object 865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text/xml" manifest:full-path="Object 117/settings.xml"/>
  <manifest:file-entry manifest:media-type="text/xml" manifest:full-path="Object 117/content.xml"/>
  <manifest:file-entry manifest:media-type="application/vnd.oasis.opendocument.formula" manifest:version="1.2" manifest:full-path="Object 117/"/>
  <manifest:file-entry manifest:media-type="text/xml" manifest:full-path="Object 816/settings.xml"/>
  <manifest:file-entry manifest:media-type="text/xml" manifest:full-path="Object 816/content.xml"/>
  <manifest:file-entry manifest:media-type="application/vnd.oasis.opendocument.formula" manifest:version="1.2" manifest:full-path="Object 816/"/>
  <manifest:file-entry manifest:media-type="text/xml" manifest:full-path="Object 590/settings.xml"/>
  <manifest:file-entry manifest:media-type="text/xml" manifest:full-path="Object 590/content.xml"/>
  <manifest:file-entry manifest:media-type="application/vnd.oasis.opendocument.formula" manifest:version="1.2" manifest:full-path="Object 590/"/>
  <manifest:file-entry manifest:media-type="text/xml" manifest:full-path="Object 1255/settings.xml"/>
  <manifest:file-entry manifest:media-type="text/xml" manifest:full-path="Object 1255/content.xml"/>
  <manifest:file-entry manifest:media-type="application/vnd.oasis.opendocument.formula" manifest:version="1.2" manifest:full-path="Object 1255/"/>
  <manifest:file-entry manifest:media-type="text/xml" manifest:full-path="Object 61/settings.xml"/>
  <manifest:file-entry manifest:media-type="text/xml" manifest:full-path="Object 61/content.xml"/>
  <manifest:file-entry manifest:media-type="application/vnd.oasis.opendocument.formula" manifest:version="1.2" manifest:full-path="Object 61/"/>
  <manifest:file-entry manifest:media-type="text/xml" manifest:full-path="Object 118/content.xml"/>
  <manifest:file-entry manifest:media-type="text/xml" manifest:full-path="Object 118/settings.xml"/>
  <manifest:file-entry manifest:media-type="application/vnd.oasis.opendocument.formula" manifest:version="1.2" manifest:full-path="Object 118/"/>
  <manifest:file-entry manifest:media-type="text/xml" manifest:full-path="Object 817/content.xml"/>
  <manifest:file-entry manifest:media-type="text/xml" manifest:full-path="Object 817/settings.xml"/>
  <manifest:file-entry manifest:media-type="application/vnd.oasis.opendocument.formula" manifest:version="1.2" manifest:full-path="Object 817/"/>
  <manifest:file-entry manifest:media-type="text/xml" manifest:full-path="Object 540/content.xml"/>
  <manifest:file-entry manifest:media-type="text/xml" manifest:full-path="Object 540/settings.xml"/>
  <manifest:file-entry manifest:media-type="application/vnd.oasis.opendocument.formula" manifest:version="1.2" manifest:full-path="Object 540/"/>
  <manifest:file-entry manifest:media-type="text/xml" manifest:full-path="Object 1205/settings.xml"/>
  <manifest:file-entry manifest:media-type="text/xml" manifest:full-path="Object 1205/content.xml"/>
  <manifest:file-entry manifest:media-type="application/vnd.oasis.opendocument.formula" manifest:version="1.2" manifest:full-path="Object 1205/"/>
  <manifest:file-entry manifest:media-type="text/xml" manifest:full-path="Object 591/settings.xml"/>
  <manifest:file-entry manifest:media-type="text/xml" manifest:full-path="Object 591/content.xml"/>
  <manifest:file-entry manifest:media-type="application/vnd.oasis.opendocument.formula" manifest:version="1.2" manifest:full-path="Object 591/"/>
  <manifest:file-entry manifest:media-type="text/xml" manifest:full-path="Object 1256/content.xml"/>
  <manifest:file-entry manifest:media-type="text/xml" manifest:full-path="Object 1256/settings.xml"/>
  <manifest:file-entry manifest:media-type="application/vnd.oasis.opendocument.formula" manifest:version="1.2" manifest:full-path="Object 1256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text/xml" manifest:full-path="Object 119/content.xml"/>
  <manifest:file-entry manifest:media-type="text/xml" manifest:full-path="Object 119/settings.xml"/>
  <manifest:file-entry manifest:media-type="application/vnd.oasis.opendocument.formula" manifest:version="1.2" manifest:full-path="Object 119/"/>
  <manifest:file-entry manifest:media-type="text/xml" manifest:full-path="Object 818/content.xml"/>
  <manifest:file-entry manifest:media-type="text/xml" manifest:full-path="Object 818/settings.xml"/>
  <manifest:file-entry manifest:media-type="application/vnd.oasis.opendocument.formula" manifest:version="1.2" manifest:full-path="Object 818/"/>
  <manifest:file-entry manifest:media-type="text/xml" manifest:full-path="Object 541/settings.xml"/>
  <manifest:file-entry manifest:media-type="text/xml" manifest:full-path="Object 541/content.xml"/>
  <manifest:file-entry manifest:media-type="application/vnd.oasis.opendocument.formula" manifest:version="1.2" manifest:full-path="Object 541/"/>
  <manifest:file-entry manifest:media-type="text/xml" manifest:full-path="Object 1206/settings.xml"/>
  <manifest:file-entry manifest:media-type="text/xml" manifest:full-path="Object 1206/content.xml"/>
  <manifest:file-entry manifest:media-type="application/vnd.oasis.opendocument.formula" manifest:version="1.2" manifest:full-path="Object 1206/"/>
  <manifest:file-entry manifest:media-type="text/xml" manifest:full-path="Object 171/content.xml"/>
  <manifest:file-entry manifest:media-type="text/xml" manifest:full-path="Object 171/settings.xml"/>
  <manifest:file-entry manifest:media-type="application/vnd.oasis.opendocument.formula" manifest:version="1.2" manifest:full-path="Object 171/"/>
  <manifest:file-entry manifest:media-type="text/xml" manifest:full-path="Object 870/content.xml"/>
  <manifest:file-entry manifest:media-type="text/xml" manifest:full-path="Object 870/settings.xml"/>
  <manifest:file-entry manifest:media-type="application/vnd.oasis.opendocument.formula" manifest:version="1.2" manifest:full-path="Object 870/"/>
  <manifest:file-entry manifest:media-type="text/xml" manifest:full-path="Object 228/content.xml"/>
  <manifest:file-entry manifest:media-type="text/xml" manifest:full-path="Object 228/settings.xml"/>
  <manifest:file-entry manifest:media-type="application/vnd.oasis.opendocument.formula" manifest:version="1.2" manifest:full-path="Object 228/"/>
  <manifest:file-entry manifest:media-type="text/xml" manifest:full-path="Object 927/settings.xml"/>
  <manifest:file-entry manifest:media-type="text/xml" manifest:full-path="Object 927/content.xml"/>
  <manifest:file-entry manifest:media-type="application/vnd.oasis.opendocument.formula" manifest:version="1.2" manifest:full-path="Object 927/"/>
  <manifest:file-entry manifest:media-type="text/xml" manifest:full-path="Object 650/settings.xml"/>
  <manifest:file-entry manifest:media-type="text/xml" manifest:full-path="Object 650/content.xml"/>
  <manifest:file-entry manifest:media-type="application/vnd.oasis.opendocument.formula" manifest:version="1.2" manifest:full-path="Object 650/"/>
  <manifest:file-entry manifest:media-type="text/xml" manifest:full-path="Object 172/content.xml"/>
  <manifest:file-entry manifest:media-type="text/xml" manifest:full-path="Object 172/settings.xml"/>
  <manifest:file-entry manifest:media-type="application/vnd.oasis.opendocument.formula" manifest:version="1.2" manifest:full-path="Object 172/"/>
  <manifest:file-entry manifest:media-type="text/xml" manifest:full-path="Object 871/settings.xml"/>
  <manifest:file-entry manifest:media-type="text/xml" manifest:full-path="Object 871/content.xml"/>
  <manifest:file-entry manifest:media-type="application/vnd.oasis.opendocument.formula" manifest:version="1.2" manifest:full-path="Object 871/"/>
  <manifest:file-entry manifest:media-type="text/xml" manifest:full-path="Object 229/content.xml"/>
  <manifest:file-entry manifest:media-type="text/xml" manifest:full-path="Object 229/settings.xml"/>
  <manifest:file-entry manifest:media-type="application/vnd.oasis.opendocument.formula" manifest:version="1.2" manifest:full-path="Object 229/"/>
  <manifest:file-entry manifest:media-type="text/xml" manifest:full-path="Object 928/settings.xml"/>
  <manifest:file-entry manifest:media-type="text/xml" manifest:full-path="Object 928/content.xml"/>
  <manifest:file-entry manifest:media-type="application/vnd.oasis.opendocument.formula" manifest:version="1.2" manifest:full-path="Object 928/"/>
  <manifest:file-entry manifest:media-type="text/xml" manifest:full-path="Object 651/settings.xml"/>
  <manifest:file-entry manifest:media-type="text/xml" manifest:full-path="Object 651/content.xml"/>
  <manifest:file-entry manifest:media-type="application/vnd.oasis.opendocument.formula" manifest:version="1.2" manifest:full-path="Object 651/"/>
  <manifest:file-entry manifest:media-type="text/xml" manifest:full-path="Object 173/settings.xml"/>
  <manifest:file-entry manifest:media-type="text/xml" manifest:full-path="Object 173/content.xml"/>
  <manifest:file-entry manifest:media-type="application/vnd.oasis.opendocument.formula" manifest:version="1.2" manifest:full-path="Object 173/"/>
  <manifest:file-entry manifest:media-type="text/xml" manifest:full-path="Object 872/settings.xml"/>
  <manifest:file-entry manifest:media-type="text/xml" manifest:full-path="Object 872/content.xml"/>
  <manifest:file-entry manifest:media-type="application/vnd.oasis.opendocument.formula" manifest:version="1.2" manifest:full-path="Object 872/"/>
  <manifest:file-entry manifest:media-type="text/xml" manifest:full-path="Object 174/content.xml"/>
  <manifest:file-entry manifest:media-type="text/xml" manifest:full-path="Object 174/settings.xml"/>
  <manifest:file-entry manifest:media-type="application/vnd.oasis.opendocument.formula" manifest:version="1.2" manifest:full-path="Object 174/"/>
  <manifest:file-entry manifest:media-type="text/xml" manifest:full-path="Object 873/settings.xml"/>
  <manifest:file-entry manifest:media-type="text/xml" manifest:full-path="Object 873/content.xml"/>
  <manifest:file-entry manifest:media-type="application/vnd.oasis.opendocument.formula" manifest:version="1.2" manifest:full-path="Object 873/"/>
  <manifest:file-entry manifest:media-type="text/xml" manifest:full-path="Object 874/settings.xml"/>
  <manifest:file-entry manifest:media-type="text/xml" manifest:full-path="Object 874/content.xml"/>
  <manifest:file-entry manifest:media-type="application/vnd.oasis.opendocument.formula" manifest:version="1.2" manifest:full-path="Object 874/"/>
  <manifest:file-entry manifest:media-type="text/xml" manifest:full-path="Object 175/settings.xml"/>
  <manifest:file-entry manifest:media-type="text/xml" manifest:full-path="Object 175/content.xml"/>
  <manifest:file-entry manifest:media-type="application/vnd.oasis.opendocument.formula" manifest:version="1.2" manifest:full-path="Object 175/"/>
  <manifest:file-entry manifest:media-type="text/xml" manifest:full-path="Object 875/content.xml"/>
  <manifest:file-entry manifest:media-type="text/xml" manifest:full-path="Object 875/settings.xml"/>
  <manifest:file-entry manifest:media-type="application/vnd.oasis.opendocument.formula" manifest:version="1.2" manifest:full-path="Object 875/"/>
  <manifest:file-entry manifest:media-type="text/xml" manifest:full-path="Object 176/content.xml"/>
  <manifest:file-entry manifest:media-type="text/xml" manifest:full-path="Object 176/settings.xml"/>
  <manifest:file-entry manifest:media-type="application/vnd.oasis.opendocument.formula" manifest:version="1.2" manifest:full-path="Object 176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text/xml" manifest:full-path="Object 826/settings.xml"/>
  <manifest:file-entry manifest:media-type="text/xml" manifest:full-path="Object 826/content.xml"/>
  <manifest:file-entry manifest:media-type="application/vnd.oasis.opendocument.formula" manifest:version="1.2" manifest:full-path="Object 826/"/>
  <manifest:file-entry manifest:media-type="text/xml" manifest:full-path="Object 127/content.xml"/>
  <manifest:file-entry manifest:media-type="text/xml" manifest:full-path="Object 127/settings.xml"/>
  <manifest:file-entry manifest:media-type="application/vnd.oasis.opendocument.formula" manifest:version="1.2" manifest:full-path="Object 127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text/xml" manifest:full-path="Object 827/content.xml"/>
  <manifest:file-entry manifest:media-type="text/xml" manifest:full-path="Object 827/settings.xml"/>
  <manifest:file-entry manifest:media-type="application/vnd.oasis.opendocument.formula" manifest:version="1.2" manifest:full-path="Object 827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text/xml" manifest:full-path="Object 550/content.xml"/>
  <manifest:file-entry manifest:media-type="text/xml" manifest:full-path="Object 550/settings.xml"/>
  <manifest:file-entry manifest:media-type="application/vnd.oasis.opendocument.formula" manifest:version="1.2" manifest:full-path="Object 550/"/>
  <manifest:file-entry manifest:media-type="text/xml" manifest:full-path="Object 1215/content.xml"/>
  <manifest:file-entry manifest:media-type="text/xml" manifest:full-path="Object 1215/settings.xml"/>
  <manifest:file-entry manifest:media-type="application/vnd.oasis.opendocument.formula" manifest:version="1.2" manifest:full-path="Object 1215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text/xml" manifest:full-path="Object 828/settings.xml"/>
  <manifest:file-entry manifest:media-type="text/xml" manifest:full-path="Object 828/content.xml"/>
  <manifest:file-entry manifest:media-type="application/vnd.oasis.opendocument.formula" manifest:version="1.2" manifest:full-path="Object 828/"/>
  <manifest:file-entry manifest:media-type="text/xml" manifest:full-path="Object 129/settings.xml"/>
  <manifest:file-entry manifest:media-type="text/xml" manifest:full-path="Object 129/content.xml"/>
  <manifest:file-entry manifest:media-type="application/vnd.oasis.opendocument.formula" manifest:version="1.2" manifest:full-path="Object 129/"/>
  <manifest:file-entry manifest:media-type="text/xml" manifest:full-path="Object 1216/settings.xml"/>
  <manifest:file-entry manifest:media-type="text/xml" manifest:full-path="Object 1216/content.xml"/>
  <manifest:file-entry manifest:media-type="application/vnd.oasis.opendocument.formula" manifest:version="1.2" manifest:full-path="Object 1216/"/>
  <manifest:file-entry manifest:media-type="text/xml" manifest:full-path="Object 551/settings.xml"/>
  <manifest:file-entry manifest:media-type="text/xml" manifest:full-path="Object 551/content.xml"/>
  <manifest:file-entry manifest:media-type="application/vnd.oasis.opendocument.formula" manifest:version="1.2" manifest:full-path="Object 551/"/>
  <manifest:file-entry manifest:media-type="text/xml" manifest:full-path="Object 880/settings.xml"/>
  <manifest:file-entry manifest:media-type="text/xml" manifest:full-path="Object 880/content.xml"/>
  <manifest:file-entry manifest:media-type="application/vnd.oasis.opendocument.formula" manifest:version="1.2" manifest:full-path="Object 880/"/>
  <manifest:file-entry manifest:media-type="text/xml" manifest:full-path="Object 181/content.xml"/>
  <manifest:file-entry manifest:media-type="text/xml" manifest:full-path="Object 181/settings.xml"/>
  <manifest:file-entry manifest:media-type="application/vnd.oasis.opendocument.formula" manifest:version="1.2" manifest:full-path="Object 181/"/>
  <manifest:file-entry manifest:media-type="text/xml" manifest:full-path="Object 937/settings.xml"/>
  <manifest:file-entry manifest:media-type="text/xml" manifest:full-path="Object 937/content.xml"/>
  <manifest:file-entry manifest:media-type="application/vnd.oasis.opendocument.formula" manifest:version="1.2" manifest:full-path="Object 937/"/>
  <manifest:file-entry manifest:media-type="text/xml" manifest:full-path="Object 238/content.xml"/>
  <manifest:file-entry manifest:media-type="text/xml" manifest:full-path="Object 238/settings.xml"/>
  <manifest:file-entry manifest:media-type="application/vnd.oasis.opendocument.formula" manifest:version="1.2" manifest:full-path="Object 238/"/>
  <manifest:file-entry manifest:media-type="text/xml" manifest:full-path="Object 660/content.xml"/>
  <manifest:file-entry manifest:media-type="text/xml" manifest:full-path="Object 660/settings.xml"/>
  <manifest:file-entry manifest:media-type="application/vnd.oasis.opendocument.formula" manifest:version="1.2" manifest:full-path="Object 660/"/>
  <manifest:file-entry manifest:media-type="text/xml" manifest:full-path="Object 881/content.xml"/>
  <manifest:file-entry manifest:media-type="text/xml" manifest:full-path="Object 881/settings.xml"/>
  <manifest:file-entry manifest:media-type="application/vnd.oasis.opendocument.formula" manifest:version="1.2" manifest:full-path="Object 881/"/>
  <manifest:file-entry manifest:media-type="text/xml" manifest:full-path="Object 182/settings.xml"/>
  <manifest:file-entry manifest:media-type="text/xml" manifest:full-path="Object 182/content.xml"/>
  <manifest:file-entry manifest:media-type="application/vnd.oasis.opendocument.formula" manifest:version="1.2" manifest:full-path="Object 182/"/>
  <manifest:file-entry manifest:media-type="text/xml" manifest:full-path="Object 938/content.xml"/>
  <manifest:file-entry manifest:media-type="text/xml" manifest:full-path="Object 938/settings.xml"/>
  <manifest:file-entry manifest:media-type="application/vnd.oasis.opendocument.formula" manifest:version="1.2" manifest:full-path="Object 938/"/>
  <manifest:file-entry manifest:media-type="text/xml" manifest:full-path="Object 239/content.xml"/>
  <manifest:file-entry manifest:media-type="text/xml" manifest:full-path="Object 239/settings.xml"/>
  <manifest:file-entry manifest:media-type="application/vnd.oasis.opendocument.formula" manifest:version="1.2" manifest:full-path="Object 239/"/>
  <manifest:file-entry manifest:media-type="text/xml" manifest:full-path="Object 661/content.xml"/>
  <manifest:file-entry manifest:media-type="text/xml" manifest:full-path="Object 661/settings.xml"/>
  <manifest:file-entry manifest:media-type="application/vnd.oasis.opendocument.formula" manifest:version="1.2" manifest:full-path="Object 661/"/>
  <manifest:file-entry manifest:media-type="text/xml" manifest:full-path="Object 233/content.xml"/>
  <manifest:file-entry manifest:media-type="text/xml" manifest:full-path="Object 233/settings.xml"/>
  <manifest:file-entry manifest:media-type="application/vnd.oasis.opendocument.formula" manifest:version="1.2" manifest:full-path="Object 233/"/>
  <manifest:file-entry manifest:media-type="text/xml" manifest:full-path="Object 399/settings.xml"/>
  <manifest:file-entry manifest:media-type="text/xml" manifest:full-path="Object 399/content.xml"/>
  <manifest:file-entry manifest:media-type="application/vnd.oasis.opendocument.formula" manifest:version="1.2" manifest:full-path="Object 399/"/>
  <manifest:file-entry manifest:media-type="text/xml" manifest:full-path="Object 932/settings.xml"/>
  <manifest:file-entry manifest:media-type="text/xml" manifest:full-path="Object 932/content.xml"/>
  <manifest:file-entry manifest:media-type="application/vnd.oasis.opendocument.formula" manifest:version="1.2" manifest:full-path="Object 932/"/>
  <manifest:file-entry manifest:media-type="text/xml" manifest:full-path="Object 183/settings.xml"/>
  <manifest:file-entry manifest:media-type="text/xml" manifest:full-path="Object 183/content.xml"/>
  <manifest:file-entry manifest:media-type="application/vnd.oasis.opendocument.formula" manifest:version="1.2" manifest:full-path="Object 183/"/>
  <manifest:file-entry manifest:media-type="text/xml" manifest:full-path="Object 882/content.xml"/>
  <manifest:file-entry manifest:media-type="text/xml" manifest:full-path="Object 882/settings.xml"/>
  <manifest:file-entry manifest:media-type="application/vnd.oasis.opendocument.formula" manifest:version="1.2" manifest:full-path="Object 882/"/>
  <manifest:file-entry manifest:media-type="text/xml" manifest:full-path="Object 234/content.xml"/>
  <manifest:file-entry manifest:media-type="text/xml" manifest:full-path="Object 234/settings.xml"/>
  <manifest:file-entry manifest:media-type="application/vnd.oasis.opendocument.formula" manifest:version="1.2" manifest:full-path="Object 234/"/>
  <manifest:file-entry manifest:media-type="text/xml" manifest:full-path="Object 933/settings.xml"/>
  <manifest:file-entry manifest:media-type="text/xml" manifest:full-path="Object 933/content.xml"/>
  <manifest:file-entry manifest:media-type="application/vnd.oasis.opendocument.formula" manifest:version="1.2" manifest:full-path="Object 933/"/>
  <manifest:file-entry manifest:media-type="text/xml" manifest:full-path="Object 883/settings.xml"/>
  <manifest:file-entry manifest:media-type="text/xml" manifest:full-path="Object 883/content.xml"/>
  <manifest:file-entry manifest:media-type="application/vnd.oasis.opendocument.formula" manifest:version="1.2" manifest:full-path="Object 883/"/>
  <manifest:file-entry manifest:media-type="text/xml" manifest:full-path="Object 184/content.xml"/>
  <manifest:file-entry manifest:media-type="text/xml" manifest:full-path="Object 184/settings.xml"/>
  <manifest:file-entry manifest:media-type="application/vnd.oasis.opendocument.formula" manifest:version="1.2" manifest:full-path="Object 184/"/>
  <manifest:file-entry manifest:media-type="text/xml" manifest:full-path="Object 884/content.xml"/>
  <manifest:file-entry manifest:media-type="text/xml" manifest:full-path="Object 884/settings.xml"/>
  <manifest:file-entry manifest:media-type="application/vnd.oasis.opendocument.formula" manifest:version="1.2" manifest:full-path="Object 884/"/>
  <manifest:file-entry manifest:media-type="text/xml" manifest:full-path="Object 185/content.xml"/>
  <manifest:file-entry manifest:media-type="text/xml" manifest:full-path="Object 185/settings.xml"/>
  <manifest:file-entry manifest:media-type="application/vnd.oasis.opendocument.formula" manifest:version="1.2" manifest:full-path="Object 185/"/>
  <manifest:file-entry manifest:media-type="text/xml" manifest:full-path="Object 885/content.xml"/>
  <manifest:file-entry manifest:media-type="text/xml" manifest:full-path="Object 885/settings.xml"/>
  <manifest:file-entry manifest:media-type="application/vnd.oasis.opendocument.formula" manifest:version="1.2" manifest:full-path="Object 885/"/>
  <manifest:file-entry manifest:media-type="text/xml" manifest:full-path="Object 186/content.xml"/>
  <manifest:file-entry manifest:media-type="text/xml" manifest:full-path="Object 186/settings.xml"/>
  <manifest:file-entry manifest:media-type="application/vnd.oasis.opendocument.formula" manifest:version="1.2" manifest:full-path="Object 186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text/xml" manifest:full-path="Object 836/content.xml"/>
  <manifest:file-entry manifest:media-type="text/xml" manifest:full-path="Object 836/settings.xml"/>
  <manifest:file-entry manifest:media-type="application/vnd.oasis.opendocument.formula" manifest:version="1.2" manifest:full-path="Object 836/"/>
  <manifest:file-entry manifest:media-type="text/xml" manifest:full-path="Object 137/content.xml"/>
  <manifest:file-entry manifest:media-type="text/xml" manifest:full-path="Object 137/settings.xml"/>
  <manifest:file-entry manifest:media-type="application/vnd.oasis.opendocument.formula" manifest:version="1.2" manifest:full-path="Object 137/"/>
  <manifest:file-entry manifest:media-type="text/xml" manifest:full-path="Object 81/settings.xml"/>
  <manifest:file-entry manifest:media-type="text/xml" manifest:full-path="Object 81/content.xml"/>
  <manifest:file-entry manifest:media-type="application/vnd.oasis.opendocument.formula" manifest:version="1.2" manifest:full-path="Object 81/"/>
  <manifest:file-entry manifest:media-type="text/xml" manifest:full-path="Object 837/content.xml"/>
  <manifest:file-entry manifest:media-type="text/xml" manifest:full-path="Object 837/settings.xml"/>
  <manifest:file-entry manifest:media-type="application/vnd.oasis.opendocument.formula" manifest:version="1.2" manifest:full-path="Object 837/"/>
  <manifest:file-entry manifest:media-type="text/xml" manifest:full-path="Object 138/settings.xml"/>
  <manifest:file-entry manifest:media-type="text/xml" manifest:full-path="Object 138/content.xml"/>
  <manifest:file-entry manifest:media-type="application/vnd.oasis.opendocument.formula" manifest:version="1.2" manifest:full-path="Object 138/"/>
  <manifest:file-entry manifest:media-type="text/xml" manifest:full-path="Object 560/settings.xml"/>
  <manifest:file-entry manifest:media-type="text/xml" manifest:full-path="Object 560/content.xml"/>
  <manifest:file-entry manifest:media-type="application/vnd.oasis.opendocument.formula" manifest:version="1.2" manifest:full-path="Object 560/"/>
  <manifest:file-entry manifest:media-type="text/xml" manifest:full-path="Object 1225/settings.xml"/>
  <manifest:file-entry manifest:media-type="text/xml" manifest:full-path="Object 1225/content.xml"/>
  <manifest:file-entry manifest:media-type="application/vnd.oasis.opendocument.formula" manifest:version="1.2" manifest:full-path="Object 1225/"/>
  <manifest:file-entry manifest:media-type="text/xml" manifest:full-path="Object 139/settings.xml"/>
  <manifest:file-entry manifest:media-type="text/xml" manifest:full-path="Object 139/content.xml"/>
  <manifest:file-entry manifest:media-type="application/vnd.oasis.opendocument.formula" manifest:version="1.2" manifest:full-path="Object 139/"/>
  <manifest:file-entry manifest:media-type="text/xml" manifest:full-path="Object 838/settings.xml"/>
  <manifest:file-entry manifest:media-type="text/xml" manifest:full-path="Object 838/content.xml"/>
  <manifest:file-entry manifest:media-type="application/vnd.oasis.opendocument.formula" manifest:version="1.2" manifest:full-path="Object 838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text/xml" manifest:full-path="Object 1226/settings.xml"/>
  <manifest:file-entry manifest:media-type="text/xml" manifest:full-path="Object 1226/content.xml"/>
  <manifest:file-entry manifest:media-type="application/vnd.oasis.opendocument.formula" manifest:version="1.2" manifest:full-path="Object 1226/"/>
  <manifest:file-entry manifest:media-type="text/xml" manifest:full-path="Object 561/content.xml"/>
  <manifest:file-entry manifest:media-type="text/xml" manifest:full-path="Object 561/settings.xml"/>
  <manifest:file-entry manifest:media-type="application/vnd.oasis.opendocument.formula" manifest:version="1.2" manifest:full-path="Object 561/"/>
  <manifest:file-entry manifest:media-type="text/xml" manifest:full-path="Object 890/content.xml"/>
  <manifest:file-entry manifest:media-type="text/xml" manifest:full-path="Object 890/settings.xml"/>
  <manifest:file-entry manifest:media-type="application/vnd.oasis.opendocument.formula" manifest:version="1.2" manifest:full-path="Object 890/"/>
  <manifest:file-entry manifest:media-type="text/xml" manifest:full-path="Object 191/content.xml"/>
  <manifest:file-entry manifest:media-type="text/xml" manifest:full-path="Object 191/settings.xml"/>
  <manifest:file-entry manifest:media-type="application/vnd.oasis.opendocument.formula" manifest:version="1.2" manifest:full-path="Object 191/"/>
  <manifest:file-entry manifest:media-type="text/xml" manifest:full-path="Object 947/settings.xml"/>
  <manifest:file-entry manifest:media-type="text/xml" manifest:full-path="Object 947/content.xml"/>
  <manifest:file-entry manifest:media-type="application/vnd.oasis.opendocument.formula" manifest:version="1.2" manifest:full-path="Object 947/"/>
  <manifest:file-entry manifest:media-type="text/xml" manifest:full-path="Object 248/settings.xml"/>
  <manifest:file-entry manifest:media-type="text/xml" manifest:full-path="Object 248/content.xml"/>
  <manifest:file-entry manifest:media-type="application/vnd.oasis.opendocument.formula" manifest:version="1.2" manifest:full-path="Object 248/"/>
  <manifest:file-entry manifest:media-type="text/xml" manifest:full-path="Object 670/content.xml"/>
  <manifest:file-entry manifest:media-type="text/xml" manifest:full-path="Object 670/settings.xml"/>
  <manifest:file-entry manifest:media-type="application/vnd.oasis.opendocument.formula" manifest:version="1.2" manifest:full-path="Object 670/"/>
  <manifest:file-entry manifest:media-type="text/xml" manifest:full-path="Object 891/settings.xml"/>
  <manifest:file-entry manifest:media-type="text/xml" manifest:full-path="Object 891/content.xml"/>
  <manifest:file-entry manifest:media-type="application/vnd.oasis.opendocument.formula" manifest:version="1.2" manifest:full-path="Object 891/"/>
  <manifest:file-entry manifest:media-type="text/xml" manifest:full-path="Object 192/content.xml"/>
  <manifest:file-entry manifest:media-type="text/xml" manifest:full-path="Object 192/settings.xml"/>
  <manifest:file-entry manifest:media-type="application/vnd.oasis.opendocument.formula" manifest:version="1.2" manifest:full-path="Object 192/"/>
  <manifest:file-entry manifest:media-type="text/xml" manifest:full-path="Object 948/content.xml"/>
  <manifest:file-entry manifest:media-type="text/xml" manifest:full-path="Object 948/settings.xml"/>
  <manifest:file-entry manifest:media-type="application/vnd.oasis.opendocument.formula" manifest:version="1.2" manifest:full-path="Object 948/"/>
  <manifest:file-entry manifest:media-type="text/xml" manifest:full-path="Object 249/settings.xml"/>
  <manifest:file-entry manifest:media-type="text/xml" manifest:full-path="Object 249/content.xml"/>
  <manifest:file-entry manifest:media-type="application/vnd.oasis.opendocument.formula" manifest:version="1.2" manifest:full-path="Object 249/"/>
  <manifest:file-entry manifest:media-type="text/xml" manifest:full-path="Object 671/content.xml"/>
  <manifest:file-entry manifest:media-type="text/xml" manifest:full-path="Object 671/settings.xml"/>
  <manifest:file-entry manifest:media-type="application/vnd.oasis.opendocument.formula" manifest:version="1.2" manifest:full-path="Object 671/"/>
  <manifest:file-entry manifest:media-type="text/xml" manifest:full-path="Object 892/content.xml"/>
  <manifest:file-entry manifest:media-type="text/xml" manifest:full-path="Object 892/settings.xml"/>
  <manifest:file-entry manifest:media-type="application/vnd.oasis.opendocument.formula" manifest:version="1.2" manifest:full-path="Object 892/"/>
  <manifest:file-entry manifest:media-type="text/xml" manifest:full-path="Object 193/settings.xml"/>
  <manifest:file-entry manifest:media-type="text/xml" manifest:full-path="Object 193/content.xml"/>
  <manifest:file-entry manifest:media-type="application/vnd.oasis.opendocument.formula" manifest:version="1.2" manifest:full-path="Object 193/"/>
  <manifest:file-entry manifest:media-type="text/xml" manifest:full-path="Object 893/settings.xml"/>
  <manifest:file-entry manifest:media-type="text/xml" manifest:full-path="Object 893/content.xml"/>
  <manifest:file-entry manifest:media-type="application/vnd.oasis.opendocument.formula" manifest:version="1.2" manifest:full-path="Object 893/"/>
  <manifest:file-entry manifest:media-type="text/xml" manifest:full-path="Object 194/content.xml"/>
  <manifest:file-entry manifest:media-type="text/xml" manifest:full-path="Object 194/settings.xml"/>
  <manifest:file-entry manifest:media-type="application/vnd.oasis.opendocument.formula" manifest:version="1.2" manifest:full-path="Object 194/"/>
  <manifest:file-entry manifest:media-type="text/xml" manifest:full-path="Object 894/settings.xml"/>
  <manifest:file-entry manifest:media-type="text/xml" manifest:full-path="Object 894/content.xml"/>
  <manifest:file-entry manifest:media-type="application/vnd.oasis.opendocument.formula" manifest:version="1.2" manifest:full-path="Object 894/"/>
  <manifest:file-entry manifest:media-type="text/xml" manifest:full-path="Object 195/content.xml"/>
  <manifest:file-entry manifest:media-type="text/xml" manifest:full-path="Object 195/settings.xml"/>
  <manifest:file-entry manifest:media-type="application/vnd.oasis.opendocument.formula" manifest:version="1.2" manifest:full-path="Object 195/"/>
  <manifest:file-entry manifest:media-type="text/xml" manifest:full-path="Object 895/content.xml"/>
  <manifest:file-entry manifest:media-type="text/xml" manifest:full-path="Object 895/settings.xml"/>
  <manifest:file-entry manifest:media-type="application/vnd.oasis.opendocument.formula" manifest:version="1.2" manifest:full-path="Object 895/"/>
  <manifest:file-entry manifest:media-type="text/xml" manifest:full-path="Object 196/settings.xml"/>
  <manifest:file-entry manifest:media-type="text/xml" manifest:full-path="Object 196/content.xml"/>
  <manifest:file-entry manifest:media-type="application/vnd.oasis.opendocument.formula" manifest:version="1.2" manifest:full-path="Object 196/"/>
  <manifest:file-entry manifest:media-type="text/xml" manifest:full-path="Object 90/settings.xml"/>
  <manifest:file-entry manifest:media-type="text/xml" manifest:full-path="Object 90/content.xml"/>
  <manifest:file-entry manifest:media-type="application/vnd.oasis.opendocument.formula" manifest:version="1.2" manifest:full-path="Object 90/"/>
  <manifest:file-entry manifest:media-type="text/xml" manifest:full-path="Object 846/content.xml"/>
  <manifest:file-entry manifest:media-type="text/xml" manifest:full-path="Object 846/settings.xml"/>
  <manifest:file-entry manifest:media-type="application/vnd.oasis.opendocument.formula" manifest:version="1.2" manifest:full-path="Object 846/"/>
  <manifest:file-entry manifest:media-type="text/xml" manifest:full-path="Object 147/content.xml"/>
  <manifest:file-entry manifest:media-type="text/xml" manifest:full-path="Object 147/settings.xml"/>
  <manifest:file-entry manifest:media-type="application/vnd.oasis.opendocument.formula" manifest:version="1.2" manifest:full-path="Object 147/"/>
  <manifest:file-entry manifest:media-type="text/xml" manifest:full-path="Object 364/settings.xml"/>
  <manifest:file-entry manifest:media-type="text/xml" manifest:full-path="Object 364/content.xml"/>
  <manifest:file-entry manifest:media-type="application/vnd.oasis.opendocument.formula" manifest:version="1.2" manifest:full-path="Object 364/"/>
  <manifest:file-entry manifest:media-type="text/xml" manifest:full-path="Object 1029/settings.xml"/>
  <manifest:file-entry manifest:media-type="text/xml" manifest:full-path="Object 1029/content.xml"/>
  <manifest:file-entry manifest:media-type="application/vnd.oasis.opendocument.formula" manifest:version="1.2" manifest:full-path="Object 1029/"/>
  <manifest:file-entry manifest:media-type="text/xml" manifest:full-path="Object 1025/content.xml"/>
  <manifest:file-entry manifest:media-type="text/xml" manifest:full-path="Object 1025/settings.xml"/>
  <manifest:file-entry manifest:media-type="application/vnd.oasis.opendocument.formula" manifest:version="1.2" manifest:full-path="Object 1025/"/>
  <manifest:file-entry manifest:media-type="text/xml" manifest:full-path="Object 360/content.xml"/>
  <manifest:file-entry manifest:media-type="text/xml" manifest:full-path="Object 360/settings.xml"/>
  <manifest:file-entry manifest:media-type="application/vnd.oasis.opendocument.formula" manifest:version="1.2" manifest:full-path="Object 360/"/>
  <manifest:file-entry manifest:media-type="text/xml" manifest:full-path="Object 903/content.xml"/>
  <manifest:file-entry manifest:media-type="text/xml" manifest:full-path="Object 903/settings.xml"/>
  <manifest:file-entry manifest:media-type="application/vnd.oasis.opendocument.formula" manifest:version="1.2" manifest:full-path="Object 903/"/>
  <manifest:file-entry manifest:media-type="text/xml" manifest:full-path="Object 204/settings.xml"/>
  <manifest:file-entry manifest:media-type="text/xml" manifest:full-path="Object 204/content.xml"/>
  <manifest:file-entry manifest:media-type="application/vnd.oasis.opendocument.formula" manifest:version="1.2" manifest:full-path="Object 204/"/>
  <manifest:file-entry manifest:media-type="text/xml" manifest:full-path="Object 900/settings.xml"/>
  <manifest:file-entry manifest:media-type="text/xml" manifest:full-path="Object 900/content.xml"/>
  <manifest:file-entry manifest:media-type="application/vnd.oasis.opendocument.formula" manifest:version="1.2" manifest:full-path="Object 900/"/>
  <manifest:file-entry manifest:media-type="text/xml" manifest:full-path="Object 367/content.xml"/>
  <manifest:file-entry manifest:media-type="text/xml" manifest:full-path="Object 367/settings.xml"/>
  <manifest:file-entry manifest:media-type="application/vnd.oasis.opendocument.formula" manifest:version="1.2" manifest:full-path="Object 367/"/>
  <manifest:file-entry manifest:media-type="text/xml" manifest:full-path="Object 201/content.xml"/>
  <manifest:file-entry manifest:media-type="text/xml" manifest:full-path="Object 201/settings.xml"/>
  <manifest:file-entry manifest:media-type="application/vnd.oasis.opendocument.formula" manifest:version="1.2" manifest:full-path="Object 201/"/>
  <manifest:file-entry manifest:media-type="text/xml" manifest:full-path="Object 1026/content.xml"/>
  <manifest:file-entry manifest:media-type="text/xml" manifest:full-path="Object 1026/settings.xml"/>
  <manifest:file-entry manifest:media-type="application/vnd.oasis.opendocument.formula" manifest:version="1.2" manifest:full-path="Object 1026/"/>
  <manifest:file-entry manifest:media-type="text/xml" manifest:full-path="Object 361/content.xml"/>
  <manifest:file-entry manifest:media-type="text/xml" manifest:full-path="Object 361/settings.xml"/>
  <manifest:file-entry manifest:media-type="application/vnd.oasis.opendocument.formula" manifest:version="1.2" manifest:full-path="Object 361/"/>
  <manifest:file-entry manifest:media-type="text/xml" manifest:full-path="Object 205/settings.xml"/>
  <manifest:file-entry manifest:media-type="text/xml" manifest:full-path="Object 205/content.xml"/>
  <manifest:file-entry manifest:media-type="application/vnd.oasis.opendocument.formula" manifest:version="1.2" manifest:full-path="Object 205/"/>
  <manifest:file-entry manifest:media-type="text/xml" manifest:full-path="Object 904/content.xml"/>
  <manifest:file-entry manifest:media-type="text/xml" manifest:full-path="Object 904/settings.xml"/>
  <manifest:file-entry manifest:media-type="application/vnd.oasis.opendocument.formula" manifest:version="1.2" manifest:full-path="Object 904/"/>
  <manifest:file-entry manifest:media-type="text/xml" manifest:full-path="Object 365/settings.xml"/>
  <manifest:file-entry manifest:media-type="text/xml" manifest:full-path="Object 365/content.xml"/>
  <manifest:file-entry manifest:media-type="application/vnd.oasis.opendocument.formula" manifest:version="1.2" manifest:full-path="Object 365/"/>
  <manifest:file-entry manifest:media-type="text/xml" manifest:full-path="Object 901/settings.xml"/>
  <manifest:file-entry manifest:media-type="text/xml" manifest:full-path="Object 901/content.xml"/>
  <manifest:file-entry manifest:media-type="application/vnd.oasis.opendocument.formula" manifest:version="1.2" manifest:full-path="Object 901/"/>
  <manifest:file-entry manifest:media-type="text/xml" manifest:full-path="Object 202/content.xml"/>
  <manifest:file-entry manifest:media-type="text/xml" manifest:full-path="Object 202/settings.xml"/>
  <manifest:file-entry manifest:media-type="application/vnd.oasis.opendocument.formula" manifest:version="1.2" manifest:full-path="Object 202/"/>
  <manifest:file-entry manifest:media-type="text/xml" manifest:full-path="Object 368/settings.xml"/>
  <manifest:file-entry manifest:media-type="text/xml" manifest:full-path="Object 368/content.xml"/>
  <manifest:file-entry manifest:media-type="application/vnd.oasis.opendocument.formula" manifest:version="1.2" manifest:full-path="Object 368/"/>
  <manifest:file-entry manifest:media-type="text/xml" manifest:full-path="Object 790/settings.xml"/>
  <manifest:file-entry manifest:media-type="text/xml" manifest:full-path="Object 790/content.xml"/>
  <manifest:file-entry manifest:media-type="application/vnd.oasis.opendocument.formula" manifest:version="1.2" manifest:full-path="Object 790/"/>
  <manifest:file-entry manifest:media-type="text/xml" manifest:full-path="Object 362/content.xml"/>
  <manifest:file-entry manifest:media-type="text/xml" manifest:full-path="Object 362/settings.xml"/>
  <manifest:file-entry manifest:media-type="application/vnd.oasis.opendocument.formula" manifest:version="1.2" manifest:full-path="Object 362/"/>
  <manifest:file-entry manifest:media-type="text/xml" manifest:full-path="Object 1027/settings.xml"/>
  <manifest:file-entry manifest:media-type="text/xml" manifest:full-path="Object 1027/content.xml"/>
  <manifest:file-entry manifest:media-type="application/vnd.oasis.opendocument.formula" manifest:version="1.2" manifest:full-path="Object 1027/"/>
  <manifest:file-entry manifest:media-type="text/xml" manifest:full-path="Object 206/settings.xml"/>
  <manifest:file-entry manifest:media-type="text/xml" manifest:full-path="Object 206/content.xml"/>
  <manifest:file-entry manifest:media-type="application/vnd.oasis.opendocument.formula" manifest:version="1.2" manifest:full-path="Object 206/"/>
  <manifest:file-entry manifest:media-type="text/xml" manifest:full-path="Object 905/settings.xml"/>
  <manifest:file-entry manifest:media-type="text/xml" manifest:full-path="Object 905/content.xml"/>
  <manifest:file-entry manifest:media-type="application/vnd.oasis.opendocument.formula" manifest:version="1.2" manifest:full-path="Object 905/"/>
  <manifest:file-entry manifest:media-type="text/xml" manifest:full-path="Object 203/settings.xml"/>
  <manifest:file-entry manifest:media-type="text/xml" manifest:full-path="Object 203/content.xml"/>
  <manifest:file-entry manifest:media-type="application/vnd.oasis.opendocument.formula" manifest:version="1.2" manifest:full-path="Object 203/"/>
  <manifest:file-entry manifest:media-type="text/xml" manifest:full-path="Object 902/content.xml"/>
  <manifest:file-entry manifest:media-type="text/xml" manifest:full-path="Object 902/settings.xml"/>
  <manifest:file-entry manifest:media-type="application/vnd.oasis.opendocument.formula" manifest:version="1.2" manifest:full-path="Object 902/"/>
  <manifest:file-entry manifest:media-type="text/xml" manifest:full-path="Object 369/content.xml"/>
  <manifest:file-entry manifest:media-type="text/xml" manifest:full-path="Object 369/settings.xml"/>
  <manifest:file-entry manifest:media-type="application/vnd.oasis.opendocument.formula" manifest:version="1.2" manifest:full-path="Object 369/"/>
  <manifest:file-entry manifest:media-type="text/xml" manifest:full-path="Object 791/content.xml"/>
  <manifest:file-entry manifest:media-type="text/xml" manifest:full-path="Object 791/settings.xml"/>
  <manifest:file-entry manifest:media-type="application/vnd.oasis.opendocument.formula" manifest:version="1.2" manifest:full-path="Object 791/"/>
  <manifest:file-entry manifest:media-type="text/xml" manifest:full-path="Object 1028/content.xml"/>
  <manifest:file-entry manifest:media-type="text/xml" manifest:full-path="Object 1028/settings.xml"/>
  <manifest:file-entry manifest:media-type="application/vnd.oasis.opendocument.formula" manifest:version="1.2" manifest:full-path="Object 1028/"/>
  <manifest:file-entry manifest:media-type="text/xml" manifest:full-path="Object 363/content.xml"/>
  <manifest:file-entry manifest:media-type="text/xml" manifest:full-path="Object 363/settings.xml"/>
  <manifest:file-entry manifest:media-type="application/vnd.oasis.opendocument.formula" manifest:version="1.2" manifest:full-path="Object 363/"/>
  <manifest:file-entry manifest:media-type="text/xml" manifest:full-path="Object 200/content.xml"/>
  <manifest:file-entry manifest:media-type="text/xml" manifest:full-path="Object 200/settings.xml"/>
  <manifest:file-entry manifest:media-type="application/vnd.oasis.opendocument.formula" manifest:version="1.2" manifest:full-path="Object 200/"/>
  <manifest:file-entry manifest:media-type="text/xml" manifest:full-path="Object 366/content.xml"/>
  <manifest:file-entry manifest:media-type="text/xml" manifest:full-path="Object 366/settings.xml"/>
  <manifest:file-entry manifest:media-type="application/vnd.oasis.opendocument.formula" manifest:version="1.2" manifest:full-path="Object 366/"/>
  <manifest:file-entry manifest:media-type="text/xml" manifest:full-path="Object 374/settings.xml"/>
  <manifest:file-entry manifest:media-type="text/xml" manifest:full-path="Object 374/content.xml"/>
  <manifest:file-entry manifest:media-type="application/vnd.oasis.opendocument.formula" manifest:version="1.2" manifest:full-path="Object 374/"/>
  <manifest:file-entry manifest:media-type="text/xml" manifest:full-path="Object 1039/settings.xml"/>
  <manifest:file-entry manifest:media-type="text/xml" manifest:full-path="Object 1039/content.xml"/>
  <manifest:file-entry manifest:media-type="application/vnd.oasis.opendocument.formula" manifest:version="1.2" manifest:full-path="Object 1039/"/>
  <manifest:file-entry manifest:media-type="text/xml" manifest:full-path="Object 1035/settings.xml"/>
  <manifest:file-entry manifest:media-type="text/xml" manifest:full-path="Object 1035/content.xml"/>
  <manifest:file-entry manifest:media-type="application/vnd.oasis.opendocument.formula" manifest:version="1.2" manifest:full-path="Object 1035/"/>
  <manifest:file-entry manifest:media-type="text/xml" manifest:full-path="Object 370/settings.xml"/>
  <manifest:file-entry manifest:media-type="text/xml" manifest:full-path="Object 370/content.xml"/>
  <manifest:file-entry manifest:media-type="application/vnd.oasis.opendocument.formula" manifest:version="1.2" manifest:full-path="Object 370/"/>
  <manifest:file-entry manifest:media-type="text/xml" manifest:full-path="Object 913/content.xml"/>
  <manifest:file-entry manifest:media-type="text/xml" manifest:full-path="Object 913/settings.xml"/>
  <manifest:file-entry manifest:media-type="application/vnd.oasis.opendocument.formula" manifest:version="1.2" manifest:full-path="Object 913/"/>
  <manifest:file-entry manifest:media-type="text/xml" manifest:full-path="Object 214/content.xml"/>
  <manifest:file-entry manifest:media-type="text/xml" manifest:full-path="Object 214/settings.xml"/>
  <manifest:file-entry manifest:media-type="application/vnd.oasis.opendocument.formula" manifest:version="1.2" manifest:full-path="Object 214/"/>
  <manifest:file-entry manifest:media-type="text/xml" manifest:full-path="Object 910/content.xml"/>
  <manifest:file-entry manifest:media-type="text/xml" manifest:full-path="Object 910/settings.xml"/>
  <manifest:file-entry manifest:media-type="application/vnd.oasis.opendocument.formula" manifest:version="1.2" manifest:full-path="Object 910/"/>
  <manifest:file-entry manifest:media-type="text/xml" manifest:full-path="Object 377/content.xml"/>
  <manifest:file-entry manifest:media-type="text/xml" manifest:full-path="Object 377/settings.xml"/>
  <manifest:file-entry manifest:media-type="application/vnd.oasis.opendocument.formula" manifest:version="1.2" manifest:full-path="Object 377/"/>
  <manifest:file-entry manifest:media-type="text/xml" manifest:full-path="Object 211/settings.xml"/>
  <manifest:file-entry manifest:media-type="text/xml" manifest:full-path="Object 211/content.xml"/>
  <manifest:file-entry manifest:media-type="application/vnd.oasis.opendocument.formula" manifest:version="1.2" manifest:full-path="Object 211/"/>
  <manifest:file-entry manifest:media-type="text/xml" manifest:full-path="Object 1036/content.xml"/>
  <manifest:file-entry manifest:media-type="text/xml" manifest:full-path="Object 1036/settings.xml"/>
  <manifest:file-entry manifest:media-type="application/vnd.oasis.opendocument.formula" manifest:version="1.2" manifest:full-path="Object 1036/"/>
  <manifest:file-entry manifest:media-type="text/xml" manifest:full-path="Object 371/content.xml"/>
  <manifest:file-entry manifest:media-type="text/xml" manifest:full-path="Object 371/settings.xml"/>
  <manifest:file-entry manifest:media-type="application/vnd.oasis.opendocument.formula" manifest:version="1.2" manifest:full-path="Object 371/"/>
  <manifest:file-entry manifest:media-type="text/xml" manifest:full-path="Object 914/settings.xml"/>
  <manifest:file-entry manifest:media-type="text/xml" manifest:full-path="Object 914/content.xml"/>
  <manifest:file-entry manifest:media-type="application/vnd.oasis.opendocument.formula" manifest:version="1.2" manifest:full-path="Object 914/"/>
  <manifest:file-entry manifest:media-type="text/xml" manifest:full-path="Object 215/content.xml"/>
  <manifest:file-entry manifest:media-type="text/xml" manifest:full-path="Object 215/settings.xml"/>
  <manifest:file-entry manifest:media-type="application/vnd.oasis.opendocument.formula" manifest:version="1.2" manifest:full-path="Object 215/"/>
  <manifest:file-entry manifest:media-type="text/xml" manifest:full-path="Object 911/settings.xml"/>
  <manifest:file-entry manifest:media-type="text/xml" manifest:full-path="Object 911/content.xml"/>
  <manifest:file-entry manifest:media-type="application/vnd.oasis.opendocument.formula" manifest:version="1.2" manifest:full-path="Object 911/"/>
  <manifest:file-entry manifest:media-type="text/xml" manifest:full-path="Object 212/settings.xml"/>
  <manifest:file-entry manifest:media-type="text/xml" manifest:full-path="Object 212/content.xml"/>
  <manifest:file-entry manifest:media-type="application/vnd.oasis.opendocument.formula" manifest:version="1.2" manifest:full-path="Object 212/"/>
  <manifest:file-entry manifest:media-type="text/xml" manifest:full-path="Object 378/content.xml"/>
  <manifest:file-entry manifest:media-type="text/xml" manifest:full-path="Object 378/settings.xml"/>
  <manifest:file-entry manifest:media-type="application/vnd.oasis.opendocument.formula" manifest:version="1.2" manifest:full-path="Object 378/"/>
  <manifest:file-entry manifest:media-type="text/xml" manifest:full-path="Object 375/content.xml"/>
  <manifest:file-entry manifest:media-type="text/xml" manifest:full-path="Object 375/settings.xml"/>
  <manifest:file-entry manifest:media-type="application/vnd.oasis.opendocument.formula" manifest:version="1.2" manifest:full-path="Object 375/"/>
  <manifest:file-entry manifest:media-type="text/xml" manifest:full-path="Object 372/settings.xml"/>
  <manifest:file-entry manifest:media-type="text/xml" manifest:full-path="Object 372/content.xml"/>
  <manifest:file-entry manifest:media-type="application/vnd.oasis.opendocument.formula" manifest:version="1.2" manifest:full-path="Object 372/"/>
  <manifest:file-entry manifest:media-type="text/xml" manifest:full-path="Object 1037/settings.xml"/>
  <manifest:file-entry manifest:media-type="text/xml" manifest:full-path="Object 1037/content.xml"/>
  <manifest:file-entry manifest:media-type="application/vnd.oasis.opendocument.formula" manifest:version="1.2" manifest:full-path="Object 1037/"/>
  <manifest:file-entry manifest:media-type="text/xml" manifest:full-path="Object 915/settings.xml"/>
  <manifest:file-entry manifest:media-type="text/xml" manifest:full-path="Object 915/content.xml"/>
  <manifest:file-entry manifest:media-type="application/vnd.oasis.opendocument.formula" manifest:version="1.2" manifest:full-path="Object 915/"/>
  <manifest:file-entry manifest:media-type="text/xml" manifest:full-path="Object 216/content.xml"/>
  <manifest:file-entry manifest:media-type="text/xml" manifest:full-path="Object 216/settings.xml"/>
  <manifest:file-entry manifest:media-type="application/vnd.oasis.opendocument.formula" manifest:version="1.2" manifest:full-path="Object 216/"/>
  <manifest:file-entry manifest:media-type="text/xml" manifest:full-path="Object 213/content.xml"/>
  <manifest:file-entry manifest:media-type="text/xml" manifest:full-path="Object 213/settings.xml"/>
  <manifest:file-entry manifest:media-type="application/vnd.oasis.opendocument.formula" manifest:version="1.2" manifest:full-path="Object 213/"/>
  <manifest:file-entry manifest:media-type="text/xml" manifest:full-path="Object 379/settings.xml"/>
  <manifest:file-entry manifest:media-type="text/xml" manifest:full-path="Object 379/content.xml"/>
  <manifest:file-entry manifest:media-type="application/vnd.oasis.opendocument.formula" manifest:version="1.2" manifest:full-path="Object 379/"/>
  <manifest:file-entry manifest:media-type="text/xml" manifest:full-path="Object 912/content.xml"/>
  <manifest:file-entry manifest:media-type="text/xml" manifest:full-path="Object 912/settings.xml"/>
  <manifest:file-entry manifest:media-type="application/vnd.oasis.opendocument.formula" manifest:version="1.2" manifest:full-path="Object 912/"/>
  <manifest:file-entry manifest:media-type="text/xml" manifest:full-path="Object 1038/content.xml"/>
  <manifest:file-entry manifest:media-type="text/xml" manifest:full-path="Object 1038/settings.xml"/>
  <manifest:file-entry manifest:media-type="application/vnd.oasis.opendocument.formula" manifest:version="1.2" manifest:full-path="Object 1038/"/>
  <manifest:file-entry manifest:media-type="text/xml" manifest:full-path="Object 373/content.xml"/>
  <manifest:file-entry manifest:media-type="text/xml" manifest:full-path="Object 373/settings.xml"/>
  <manifest:file-entry manifest:media-type="application/vnd.oasis.opendocument.formula" manifest:version="1.2" manifest:full-path="Object 373/"/>
  <manifest:file-entry manifest:media-type="text/xml" manifest:full-path="Object 210/settings.xml"/>
  <manifest:file-entry manifest:media-type="text/xml" manifest:full-path="Object 210/content.xml"/>
  <manifest:file-entry manifest:media-type="application/vnd.oasis.opendocument.formula" manifest:version="1.2" manifest:full-path="Object 210/"/>
  <manifest:file-entry manifest:media-type="text/xml" manifest:full-path="Object 376/content.xml"/>
  <manifest:file-entry manifest:media-type="text/xml" manifest:full-path="Object 376/settings.xml"/>
  <manifest:file-entry manifest:media-type="application/vnd.oasis.opendocument.formula" manifest:version="1.2" manifest:full-path="Object 376/"/>
  <manifest:file-entry manifest:media-type="text/xml" manifest:full-path="Object 384/content.xml"/>
  <manifest:file-entry manifest:media-type="text/xml" manifest:full-path="Object 384/settings.xml"/>
  <manifest:file-entry manifest:media-type="application/vnd.oasis.opendocument.formula" manifest:version="1.2" manifest:full-path="Object 384/"/>
  <manifest:file-entry manifest:media-type="text/xml" manifest:full-path="Object 1049/settings.xml"/>
  <manifest:file-entry manifest:media-type="text/xml" manifest:full-path="Object 1049/content.xml"/>
  <manifest:file-entry manifest:media-type="application/vnd.oasis.opendocument.formula" manifest:version="1.2" manifest:full-path="Object 1049/"/>
  <manifest:file-entry manifest:media-type="text/xml" manifest:full-path="Object 1045/settings.xml"/>
  <manifest:file-entry manifest:media-type="text/xml" manifest:full-path="Object 1045/content.xml"/>
  <manifest:file-entry manifest:media-type="application/vnd.oasis.opendocument.formula" manifest:version="1.2" manifest:full-path="Object 1045/"/>
  <manifest:file-entry manifest:media-type="text/xml" manifest:full-path="Object 380/content.xml"/>
  <manifest:file-entry manifest:media-type="text/xml" manifest:full-path="Object 380/settings.xml"/>
  <manifest:file-entry manifest:media-type="application/vnd.oasis.opendocument.formula" manifest:version="1.2" manifest:full-path="Object 380/"/>
  <manifest:file-entry manifest:media-type="text/xml" manifest:full-path="Object 923/settings.xml"/>
  <manifest:file-entry manifest:media-type="text/xml" manifest:full-path="Object 923/content.xml"/>
  <manifest:file-entry manifest:media-type="application/vnd.oasis.opendocument.formula" manifest:version="1.2" manifest:full-path="Object 923/"/>
  <manifest:file-entry manifest:media-type="text/xml" manifest:full-path="Object 224/content.xml"/>
  <manifest:file-entry manifest:media-type="text/xml" manifest:full-path="Object 224/settings.xml"/>
  <manifest:file-entry manifest:media-type="application/vnd.oasis.opendocument.formula" manifest:version="1.2" manifest:full-path="Object 224/"/>
  <manifest:file-entry manifest:media-type="text/xml" manifest:full-path="Object 920/settings.xml"/>
  <manifest:file-entry manifest:media-type="text/xml" manifest:full-path="Object 920/content.xml"/>
  <manifest:file-entry manifest:media-type="application/vnd.oasis.opendocument.formula" manifest:version="1.2" manifest:full-path="Object 920/"/>
  <manifest:file-entry manifest:media-type="text/xml" manifest:full-path="Object 387/settings.xml"/>
  <manifest:file-entry manifest:media-type="text/xml" manifest:full-path="Object 387/content.xml"/>
  <manifest:file-entry manifest:media-type="application/vnd.oasis.opendocument.formula" manifest:version="1.2" manifest:full-path="Object 387/"/>
  <manifest:file-entry manifest:media-type="text/xml" manifest:full-path="Object 221/settings.xml"/>
  <manifest:file-entry manifest:media-type="text/xml" manifest:full-path="Object 221/content.xml"/>
  <manifest:file-entry manifest:media-type="application/vnd.oasis.opendocument.formula" manifest:version="1.2" manifest:full-path="Object 221/"/>
  <manifest:file-entry manifest:media-type="text/xml" manifest:full-path="Object 1046/settings.xml"/>
  <manifest:file-entry manifest:media-type="text/xml" manifest:full-path="Object 1046/content.xml"/>
  <manifest:file-entry manifest:media-type="application/vnd.oasis.opendocument.formula" manifest:version="1.2" manifest:full-path="Object 1046/"/>
  <manifest:file-entry manifest:media-type="text/xml" manifest:full-path="Object 381/content.xml"/>
  <manifest:file-entry manifest:media-type="text/xml" manifest:full-path="Object 381/settings.xml"/>
  <manifest:file-entry manifest:media-type="application/vnd.oasis.opendocument.formula" manifest:version="1.2" manifest:full-path="Object 381/"/>
  <manifest:file-entry manifest:media-type="text/xml" manifest:full-path="Object 924/content.xml"/>
  <manifest:file-entry manifest:media-type="text/xml" manifest:full-path="Object 924/settings.xml"/>
  <manifest:file-entry manifest:media-type="application/vnd.oasis.opendocument.formula" manifest:version="1.2" manifest:full-path="Object 924/"/>
  <manifest:file-entry manifest:media-type="text/xml" manifest:full-path="Object 225/settings.xml"/>
  <manifest:file-entry manifest:media-type="text/xml" manifest:full-path="Object 225/content.xml"/>
  <manifest:file-entry manifest:media-type="application/vnd.oasis.opendocument.formula" manifest:version="1.2" manifest:full-path="Object 225/"/>
  <manifest:file-entry manifest:media-type="text/xml" manifest:full-path="Object 921/settings.xml"/>
  <manifest:file-entry manifest:media-type="text/xml" manifest:full-path="Object 921/content.xml"/>
  <manifest:file-entry manifest:media-type="application/vnd.oasis.opendocument.formula" manifest:version="1.2" manifest:full-path="Object 921/"/>
  <manifest:file-entry manifest:media-type="text/xml" manifest:full-path="Object 222/settings.xml"/>
  <manifest:file-entry manifest:media-type="text/xml" manifest:full-path="Object 222/content.xml"/>
  <manifest:file-entry manifest:media-type="application/vnd.oasis.opendocument.formula" manifest:version="1.2" manifest:full-path="Object 222/"/>
  <manifest:file-entry manifest:media-type="text/xml" manifest:full-path="Object 388/settings.xml"/>
  <manifest:file-entry manifest:media-type="text/xml" manifest:full-path="Object 388/content.xml"/>
  <manifest:file-entry manifest:media-type="application/vnd.oasis.opendocument.formula" manifest:version="1.2" manifest:full-path="Object 388/"/>
  <manifest:file-entry manifest:media-type="text/xml" manifest:full-path="Object 385/settings.xml"/>
  <manifest:file-entry manifest:media-type="text/xml" manifest:full-path="Object 385/content.xml"/>
  <manifest:file-entry manifest:media-type="application/vnd.oasis.opendocument.formula" manifest:version="1.2" manifest:full-path="Object 385/"/>
  <manifest:file-entry manifest:media-type="text/xml" manifest:full-path="Object 382/settings.xml"/>
  <manifest:file-entry manifest:media-type="text/xml" manifest:full-path="Object 382/content.xml"/>
  <manifest:file-entry manifest:media-type="application/vnd.oasis.opendocument.formula" manifest:version="1.2" manifest:full-path="Object 382/"/>
  <manifest:file-entry manifest:media-type="text/xml" manifest:full-path="Object 1047/settings.xml"/>
  <manifest:file-entry manifest:media-type="text/xml" manifest:full-path="Object 1047/content.xml"/>
  <manifest:file-entry manifest:media-type="application/vnd.oasis.opendocument.formula" manifest:version="1.2" manifest:full-path="Object 1047/"/>
  <manifest:file-entry manifest:media-type="text/xml" manifest:full-path="Object 925/settings.xml"/>
  <manifest:file-entry manifest:media-type="text/xml" manifest:full-path="Object 925/content.xml"/>
  <manifest:file-entry manifest:media-type="application/vnd.oasis.opendocument.formula" manifest:version="1.2" manifest:full-path="Object 925/"/>
  <manifest:file-entry manifest:media-type="text/xml" manifest:full-path="Object 226/content.xml"/>
  <manifest:file-entry manifest:media-type="text/xml" manifest:full-path="Object 226/settings.xml"/>
  <manifest:file-entry manifest:media-type="application/vnd.oasis.opendocument.formula" manifest:version="1.2" manifest:full-path="Object 226/"/>
  <manifest:file-entry manifest:media-type="text/xml" manifest:full-path="Object 223/settings.xml"/>
  <manifest:file-entry manifest:media-type="text/xml" manifest:full-path="Object 223/content.xml"/>
  <manifest:file-entry manifest:media-type="application/vnd.oasis.opendocument.formula" manifest:version="1.2" manifest:full-path="Object 223/"/>
  <manifest:file-entry manifest:media-type="text/xml" manifest:full-path="Object 389/settings.xml"/>
  <manifest:file-entry manifest:media-type="text/xml" manifest:full-path="Object 389/content.xml"/>
  <manifest:file-entry manifest:media-type="application/vnd.oasis.opendocument.formula" manifest:version="1.2" manifest:full-path="Object 389/"/>
  <manifest:file-entry manifest:media-type="text/xml" manifest:full-path="Object 922/settings.xml"/>
  <manifest:file-entry manifest:media-type="text/xml" manifest:full-path="Object 922/content.xml"/>
  <manifest:file-entry manifest:media-type="application/vnd.oasis.opendocument.formula" manifest:version="1.2" manifest:full-path="Object 922/"/>
  <manifest:file-entry manifest:media-type="text/xml" manifest:full-path="Object 1048/settings.xml"/>
  <manifest:file-entry manifest:media-type="text/xml" manifest:full-path="Object 1048/content.xml"/>
  <manifest:file-entry manifest:media-type="application/vnd.oasis.opendocument.formula" manifest:version="1.2" manifest:full-path="Object 1048/"/>
  <manifest:file-entry manifest:media-type="text/xml" manifest:full-path="Object 383/content.xml"/>
  <manifest:file-entry manifest:media-type="text/xml" manifest:full-path="Object 383/settings.xml"/>
  <manifest:file-entry manifest:media-type="application/vnd.oasis.opendocument.formula" manifest:version="1.2" manifest:full-path="Object 383/"/>
  <manifest:file-entry manifest:media-type="text/xml" manifest:full-path="Object 220/content.xml"/>
  <manifest:file-entry manifest:media-type="text/xml" manifest:full-path="Object 220/settings.xml"/>
  <manifest:file-entry manifest:media-type="application/vnd.oasis.opendocument.formula" manifest:version="1.2" manifest:full-path="Object 220/"/>
  <manifest:file-entry manifest:media-type="text/xml" manifest:full-path="Object 386/content.xml"/>
  <manifest:file-entry manifest:media-type="text/xml" manifest:full-path="Object 386/settings.xml"/>
  <manifest:file-entry manifest:media-type="application/vnd.oasis.opendocument.formula" manifest:version="1.2" manifest:full-path="Object 386/"/>
  <manifest:file-entry manifest:media-type="text/xml" manifest:full-path="Object 396/content.xml"/>
  <manifest:file-entry manifest:media-type="text/xml" manifest:full-path="Object 396/settings.xml"/>
  <manifest:file-entry manifest:media-type="application/vnd.oasis.opendocument.formula" manifest:version="1.2" manifest:full-path="Object 396/"/>
  <manifest:file-entry manifest:media-type="text/xml" manifest:full-path="Object 230/settings.xml"/>
  <manifest:file-entry manifest:media-type="text/xml" manifest:full-path="Object 230/content.xml"/>
  <manifest:file-entry manifest:media-type="application/vnd.oasis.opendocument.formula" manifest:version="1.2" manifest:full-path="Object 230/"/>
  <manifest:file-entry manifest:media-type="text/xml" manifest:full-path="Object 1058/content.xml"/>
  <manifest:file-entry manifest:media-type="text/xml" manifest:full-path="Object 1058/settings.xml"/>
  <manifest:file-entry manifest:media-type="application/vnd.oasis.opendocument.formula" manifest:version="1.2" manifest:full-path="Object 1058/"/>
  <manifest:file-entry manifest:media-type="text/xml" manifest:full-path="Object 393/content.xml"/>
  <manifest:file-entry manifest:media-type="text/xml" manifest:full-path="Object 393/settings.xml"/>
  <manifest:file-entry manifest:media-type="application/vnd.oasis.opendocument.formula" manifest:version="1.2" manifest:full-path="Object 393/"/>
  <manifest:file-entry manifest:media-type="text/xml" manifest:full-path="Object 930/settings.xml"/>
  <manifest:file-entry manifest:media-type="text/xml" manifest:full-path="Object 930/content.xml"/>
  <manifest:file-entry manifest:media-type="application/vnd.oasis.opendocument.formula" manifest:version="1.2" manifest:full-path="Object 930/"/>
  <manifest:file-entry manifest:media-type="text/xml" manifest:full-path="Object 397/content.xml"/>
  <manifest:file-entry manifest:media-type="text/xml" manifest:full-path="Object 397/settings.xml"/>
  <manifest:file-entry manifest:media-type="application/vnd.oasis.opendocument.formula" manifest:version="1.2" manifest:full-path="Object 397/"/>
  <manifest:file-entry manifest:media-type="text/xml" manifest:full-path="Object 231/content.xml"/>
  <manifest:file-entry manifest:media-type="text/xml" manifest:full-path="Object 231/settings.xml"/>
  <manifest:file-entry manifest:media-type="application/vnd.oasis.opendocument.formula" manifest:version="1.2" manifest:full-path="Object 231/"/>
  <manifest:file-entry manifest:media-type="text/xml" manifest:full-path="Object 394/content.xml"/>
  <manifest:file-entry manifest:media-type="text/xml" manifest:full-path="Object 394/settings.xml"/>
  <manifest:file-entry manifest:media-type="application/vnd.oasis.opendocument.formula" manifest:version="1.2" manifest:full-path="Object 394/"/>
  <manifest:file-entry manifest:media-type="text/xml" manifest:full-path="Object 1059/settings.xml"/>
  <manifest:file-entry manifest:media-type="text/xml" manifest:full-path="Object 1059/content.xml"/>
  <manifest:file-entry manifest:media-type="application/vnd.oasis.opendocument.formula" manifest:version="1.2" manifest:full-path="Object 1059/"/>
  <manifest:file-entry manifest:media-type="text/xml" manifest:full-path="Object 931/settings.xml"/>
  <manifest:file-entry manifest:media-type="text/xml" manifest:full-path="Object 931/content.xml"/>
  <manifest:file-entry manifest:media-type="application/vnd.oasis.opendocument.formula" manifest:version="1.2" manifest:full-path="Object 931/"/>
  <manifest:file-entry manifest:media-type="text/xml" manifest:full-path="Object 398/settings.xml"/>
  <manifest:file-entry manifest:media-type="text/xml" manifest:full-path="Object 398/content.xml"/>
  <manifest:file-entry manifest:media-type="application/vnd.oasis.opendocument.formula" manifest:version="1.2" manifest:full-path="Object 398/"/>
  <manifest:file-entry manifest:media-type="text/xml" manifest:full-path="Object 232/content.xml"/>
  <manifest:file-entry manifest:media-type="text/xml" manifest:full-path="Object 232/settings.xml"/>
  <manifest:file-entry manifest:media-type="application/vnd.oasis.opendocument.formula" manifest:version="1.2" manifest:full-path="Object 232/"/>
  <manifest:file-entry manifest:media-type="text/xml" manifest:full-path="Object 395/settings.xml"/>
  <manifest:file-entry manifest:media-type="text/xml" manifest:full-path="Object 395/content.xml"/>
  <manifest:file-entry manifest:media-type="application/vnd.oasis.opendocument.formula" manifest:version="1.2" manifest:full-path="Object 395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240/settings.xml"/>
  <manifest:file-entry manifest:media-type="text/xml" manifest:full-path="Object 240/content.xml"/>
  <manifest:file-entry manifest:media-type="application/vnd.oasis.opendocument.formula" manifest:version="1.2" manifest:full-path="Object 240/"/>
  <manifest:file-entry manifest:media-type="text/xml" manifest:full-path="Object 241/settings.xml"/>
  <manifest:file-entry manifest:media-type="text/xml" manifest:full-path="Object 241/content.xml"/>
  <manifest:file-entry manifest:media-type="application/vnd.oasis.opendocument.formula" manifest:version="1.2" manifest:full-path="Object 241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940/settings.xml"/>
  <manifest:file-entry manifest:media-type="text/xml" manifest:full-path="Object 940/content.xml"/>
  <manifest:file-entry manifest:media-type="application/vnd.oasis.opendocument.formula" manifest:version="1.2" manifest:full-path="Object 940/"/>
  <manifest:file-entry manifest:media-type="text/xml" manifest:full-path="Object 941/content.xml"/>
  <manifest:file-entry manifest:media-type="text/xml" manifest:full-path="Object 941/settings.xml"/>
  <manifest:file-entry manifest:media-type="application/vnd.oasis.opendocument.formula" manifest:version="1.2" manifest:full-path="Object 941/"/>
  <manifest:file-entry manifest:media-type="text/xml" manifest:full-path="Object 242/content.xml"/>
  <manifest:file-entry manifest:media-type="text/xml" manifest:full-path="Object 242/settings.xml"/>
  <manifest:file-entry manifest:media-type="application/vnd.oasis.opendocument.formula" manifest:version="1.2" manifest:full-path="Object 24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243/settings.xml"/>
  <manifest:file-entry manifest:media-type="text/xml" manifest:full-path="Object 243/content.xml"/>
  <manifest:file-entry manifest:media-type="application/vnd.oasis.opendocument.formula" manifest:version="1.2" manifest:full-path="Object 243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942/settings.xml"/>
  <manifest:file-entry manifest:media-type="text/xml" manifest:full-path="Object 942/content.xml"/>
  <manifest:file-entry manifest:media-type="application/vnd.oasis.opendocument.formula" manifest:version="1.2" manifest:full-path="Object 942/"/>
  <manifest:file-entry manifest:media-type="text/xml" manifest:full-path="Object 244/settings.xml"/>
  <manifest:file-entry manifest:media-type="text/xml" manifest:full-path="Object 244/content.xml"/>
  <manifest:file-entry manifest:media-type="application/vnd.oasis.opendocument.formula" manifest:version="1.2" manifest:full-path="Object 244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text/xml" manifest:full-path="Object 943/settings.xml"/>
  <manifest:file-entry manifest:media-type="text/xml" manifest:full-path="Object 943/content.xml"/>
  <manifest:file-entry manifest:media-type="application/vnd.oasis.opendocument.formula" manifest:version="1.2" manifest:full-path="Object 943/"/>
  <manifest:file-entry manifest:media-type="text/xml" manifest:full-path="Object 245/settings.xml"/>
  <manifest:file-entry manifest:media-type="text/xml" manifest:full-path="Object 245/content.xml"/>
  <manifest:file-entry manifest:media-type="application/vnd.oasis.opendocument.formula" manifest:version="1.2" manifest:full-path="Object 245/"/>
  <manifest:file-entry manifest:media-type="text/xml" manifest:full-path="Object 944/settings.xml"/>
  <manifest:file-entry manifest:media-type="text/xml" manifest:full-path="Object 944/content.xml"/>
  <manifest:file-entry manifest:media-type="application/vnd.oasis.opendocument.formula" manifest:version="1.2" manifest:full-path="Object 944/"/>
  <manifest:file-entry manifest:media-type="text/xml" manifest:full-path="Object 246/content.xml"/>
  <manifest:file-entry manifest:media-type="text/xml" manifest:full-path="Object 246/settings.xml"/>
  <manifest:file-entry manifest:media-type="application/vnd.oasis.opendocument.formula" manifest:version="1.2" manifest:full-path="Object 246/"/>
  <manifest:file-entry manifest:media-type="text/xml" manifest:full-path="Object 945/settings.xml"/>
  <manifest:file-entry manifest:media-type="text/xml" manifest:full-path="Object 945/content.xml"/>
  <manifest:file-entry manifest:media-type="application/vnd.oasis.opendocument.formula" manifest:version="1.2" manifest:full-path="Object 945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50/settings.xml"/>
  <manifest:file-entry manifest:media-type="text/xml" manifest:full-path="Object 250/content.xml"/>
  <manifest:file-entry manifest:media-type="application/vnd.oasis.opendocument.formula" manifest:version="1.2" manifest:full-path="Object 250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307/content.xml"/>
  <manifest:file-entry manifest:media-type="text/xml" manifest:full-path="Object 307/settings.xml"/>
  <manifest:file-entry manifest:media-type="application/vnd.oasis.opendocument.formula" manifest:version="1.2" manifest:full-path="Object 307/"/>
  <manifest:file-entry manifest:media-type="text/xml" manifest:full-path="Object 26/settings.xml"/>
  <manifest:file-entry manifest:media-type="text/xml" manifest:full-path="Object 26/content.xml"/>
  <manifest:file-entry manifest:media-type="application/vnd.oasis.opendocument.formula" manifest:version="1.2" manifest:full-path="Object 26/"/>
  <manifest:file-entry manifest:media-type="text/xml" manifest:full-path="Object 950/content.xml"/>
  <manifest:file-entry manifest:media-type="text/xml" manifest:full-path="Object 950/settings.xml"/>
  <manifest:file-entry manifest:media-type="application/vnd.oasis.opendocument.formula" manifest:version="1.2" manifest:full-path="Object 950/"/>
  <manifest:file-entry manifest:media-type="text/xml" manifest:full-path="Object 251/content.xml"/>
  <manifest:file-entry manifest:media-type="text/xml" manifest:full-path="Object 251/settings.xml"/>
  <manifest:file-entry manifest:media-type="application/vnd.oasis.opendocument.formula" manifest:version="1.2" manifest:full-path="Object 251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730/content.xml"/>
  <manifest:file-entry manifest:media-type="text/xml" manifest:full-path="Object 730/settings.xml"/>
  <manifest:file-entry manifest:media-type="application/vnd.oasis.opendocument.formula" manifest:version="1.2" manifest:full-path="Object 730/"/>
  <manifest:file-entry manifest:media-type="text/xml" manifest:full-path="Object 896/content.xml"/>
  <manifest:file-entry manifest:media-type="text/xml" manifest:full-path="Object 896/settings.xml"/>
  <manifest:file-entry manifest:media-type="application/vnd.oasis.opendocument.formula" manifest:version="1.2" manifest:full-path="Object 896/"/>
  <manifest:file-entry manifest:media-type="text/xml" manifest:full-path="Object 197/content.xml"/>
  <manifest:file-entry manifest:media-type="text/xml" manifest:full-path="Object 197/settings.xml"/>
  <manifest:file-entry manifest:media-type="application/vnd.oasis.opendocument.formula" manifest:version="1.2" manifest:full-path="Object 197/"/>
  <manifest:file-entry manifest:media-type="text/xml" manifest:full-path="Object 951/settings.xml"/>
  <manifest:file-entry manifest:media-type="text/xml" manifest:full-path="Object 951/content.xml"/>
  <manifest:file-entry manifest:media-type="application/vnd.oasis.opendocument.formula" manifest:version="1.2" manifest:full-path="Object 951/"/>
  <manifest:file-entry manifest:media-type="text/xml" manifest:full-path="Object 27/settings.xml"/>
  <manifest:file-entry manifest:media-type="text/xml" manifest:full-path="Object 27/content.xml"/>
  <manifest:file-entry manifest:media-type="application/vnd.oasis.opendocument.formula" manifest:version="1.2" manifest:full-path="Object 27/"/>
  <manifest:file-entry manifest:media-type="text/xml" manifest:full-path="Object 252/settings.xml"/>
  <manifest:file-entry manifest:media-type="text/xml" manifest:full-path="Object 252/content.xml"/>
  <manifest:file-entry manifest:media-type="application/vnd.oasis.opendocument.formula" manifest:version="1.2" manifest:full-path="Object 25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31/content.xml"/>
  <manifest:file-entry manifest:media-type="text/xml" manifest:full-path="Object 731/settings.xml"/>
  <manifest:file-entry manifest:media-type="application/vnd.oasis.opendocument.formula" manifest:version="1.2" manifest:full-path="Object 731/"/>
  <manifest:file-entry manifest:media-type="text/xml" manifest:full-path="Object 897/content.xml"/>
  <manifest:file-entry manifest:media-type="text/xml" manifest:full-path="Object 897/settings.xml"/>
  <manifest:file-entry manifest:media-type="application/vnd.oasis.opendocument.formula" manifest:version="1.2" manifest:full-path="Object 897/"/>
  <manifest:file-entry manifest:media-type="text/xml" manifest:full-path="Object 198/content.xml"/>
  <manifest:file-entry manifest:media-type="text/xml" manifest:full-path="Object 198/settings.xml"/>
  <manifest:file-entry manifest:media-type="application/vnd.oasis.opendocument.formula" manifest:version="1.2" manifest:full-path="Object 198/"/>
  <manifest:file-entry manifest:media-type="text/xml" manifest:full-path="Object 28/settings.xml"/>
  <manifest:file-entry manifest:media-type="text/xml" manifest:full-path="Object 28/content.xml"/>
  <manifest:file-entry manifest:media-type="application/vnd.oasis.opendocument.formula" manifest:version="1.2" manifest:full-path="Object 28/"/>
  <manifest:file-entry manifest:media-type="text/xml" manifest:full-path="Object 952/content.xml"/>
  <manifest:file-entry manifest:media-type="text/xml" manifest:full-path="Object 952/settings.xml"/>
  <manifest:file-entry manifest:media-type="application/vnd.oasis.opendocument.formula" manifest:version="1.2" manifest:full-path="Object 952/"/>
  <manifest:file-entry manifest:media-type="text/xml" manifest:full-path="Object 253/settings.xml"/>
  <manifest:file-entry manifest:media-type="text/xml" manifest:full-path="Object 253/content.xml"/>
  <manifest:file-entry manifest:media-type="application/vnd.oasis.opendocument.formula" manifest:version="1.2" manifest:full-path="Object 253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29/settings.xml"/>
  <manifest:file-entry manifest:media-type="text/xml" manifest:full-path="Object 29/content.xml"/>
  <manifest:file-entry manifest:media-type="application/vnd.oasis.opendocument.formula" manifest:version="1.2" manifest:full-path="Object 29/"/>
  <manifest:file-entry manifest:media-type="text/xml" manifest:full-path="Object 953/settings.xml"/>
  <manifest:file-entry manifest:media-type="text/xml" manifest:full-path="Object 953/content.xml"/>
  <manifest:file-entry manifest:media-type="application/vnd.oasis.opendocument.formula" manifest:version="1.2" manifest:full-path="Object 953/"/>
  <manifest:file-entry manifest:media-type="text/xml" manifest:full-path="Object 254/settings.xml"/>
  <manifest:file-entry manifest:media-type="text/xml" manifest:full-path="Object 254/content.xml"/>
  <manifest:file-entry manifest:media-type="application/vnd.oasis.opendocument.formula" manifest:version="1.2" manifest:full-path="Object 254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54/settings.xml"/>
  <manifest:file-entry manifest:media-type="text/xml" manifest:full-path="Object 954/content.xml"/>
  <manifest:file-entry manifest:media-type="application/vnd.oasis.opendocument.formula" manifest:version="1.2" manifest:full-path="Object 954/"/>
  <manifest:file-entry manifest:media-type="text/xml" manifest:full-path="Object 255/content.xml"/>
  <manifest:file-entry manifest:media-type="text/xml" manifest:full-path="Object 255/settings.xml"/>
  <manifest:file-entry manifest:media-type="application/vnd.oasis.opendocument.formula" manifest:version="1.2" manifest:full-path="Object 255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Object 256/content.xml"/>
  <manifest:file-entry manifest:media-type="text/xml" manifest:full-path="Object 256/settings.xml"/>
  <manifest:file-entry manifest:media-type="application/vnd.oasis.opendocument.formula" manifest:version="1.2" manifest:full-path="Object 256/"/>
  <manifest:file-entry manifest:media-type="text/xml" manifest:full-path="Object 955/settings.xml"/>
  <manifest:file-entry manifest:media-type="text/xml" manifest:full-path="Object 955/content.xml"/>
  <manifest:file-entry manifest:media-type="application/vnd.oasis.opendocument.formula" manifest:version="1.2" manifest:full-path="Object 955/"/>
  <manifest:file-entry manifest:media-type="text/xml" manifest:full-path="Object 257/content.xml"/>
  <manifest:file-entry manifest:media-type="text/xml" manifest:full-path="Object 257/settings.xml"/>
  <manifest:file-entry manifest:media-type="application/vnd.oasis.opendocument.formula" manifest:version="1.2" manifest:full-path="Object 257/"/>
  <manifest:file-entry manifest:media-type="text/xml" manifest:full-path="Object 956/content.xml"/>
  <manifest:file-entry manifest:media-type="text/xml" manifest:full-path="Object 956/settings.xml"/>
  <manifest:file-entry manifest:media-type="application/vnd.oasis.opendocument.formula" manifest:version="1.2" manifest:full-path="Object 956/"/>
  <manifest:file-entry manifest:media-type="text/xml" manifest:full-path="Object 957/settings.xml"/>
  <manifest:file-entry manifest:media-type="text/xml" manifest:full-path="Object 957/content.xml"/>
  <manifest:file-entry manifest:media-type="application/vnd.oasis.opendocument.formula" manifest:version="1.2" manifest:full-path="Object 957/"/>
  <manifest:file-entry manifest:media-type="text/xml" manifest:full-path="Object 258/content.xml"/>
  <manifest:file-entry manifest:media-type="text/xml" manifest:full-path="Object 258/settings.xml"/>
  <manifest:file-entry manifest:media-type="application/vnd.oasis.opendocument.formula" manifest:version="1.2" manifest:full-path="Object 258/"/>
  <manifest:file-entry manifest:media-type="text/xml" manifest:full-path="Object 680/content.xml"/>
  <manifest:file-entry manifest:media-type="text/xml" manifest:full-path="Object 680/settings.xml"/>
  <manifest:file-entry manifest:media-type="application/vnd.oasis.opendocument.formula" manifest:version="1.2" manifest:full-path="Object 680/"/>
  <manifest:file-entry manifest:media-type="text/xml" manifest:full-path="Object 958/content.xml"/>
  <manifest:file-entry manifest:media-type="text/xml" manifest:full-path="Object 958/settings.xml"/>
  <manifest:file-entry manifest:media-type="application/vnd.oasis.opendocument.formula" manifest:version="1.2" manifest:full-path="Object 958/"/>
  <manifest:file-entry manifest:media-type="text/xml" manifest:full-path="Object 259/content.xml"/>
  <manifest:file-entry manifest:media-type="text/xml" manifest:full-path="Object 259/settings.xml"/>
  <manifest:file-entry manifest:media-type="application/vnd.oasis.opendocument.formula" manifest:version="1.2" manifest:full-path="Object 259/"/>
  <manifest:file-entry manifest:media-type="text/xml" manifest:full-path="Object 681/content.xml"/>
  <manifest:file-entry manifest:media-type="text/xml" manifest:full-path="Object 681/settings.xml"/>
  <manifest:file-entry manifest:media-type="application/vnd.oasis.opendocument.formula" manifest:version="1.2" manifest:full-path="Object 681/"/>
  <manifest:file-entry manifest:media-type="text/xml" manifest:full-path="Object 966/settings.xml"/>
  <manifest:file-entry manifest:media-type="text/xml" manifest:full-path="Object 966/content.xml"/>
  <manifest:file-entry manifest:media-type="application/vnd.oasis.opendocument.formula" manifest:version="1.2" manifest:full-path="Object 966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text/xml" manifest:full-path="Object 800/settings.xml"/>
  <manifest:file-entry manifest:media-type="text/xml" manifest:full-path="Object 800/content.xml"/>
  <manifest:file-entry manifest:media-type="application/vnd.oasis.opendocument.formula" manifest:version="1.2" manifest:full-path="Object 800/"/>
  <manifest:file-entry manifest:media-type="text/xml" manifest:full-path="Object 267/content.xml"/>
  <manifest:file-entry manifest:media-type="text/xml" manifest:full-path="Object 267/settings.xml"/>
  <manifest:file-entry manifest:media-type="application/vnd.oasis.opendocument.formula" manifest:version="1.2" manifest:full-path="Object 267/"/>
  <manifest:file-entry manifest:media-type="text/xml" manifest:full-path="Object 969/settings.xml"/>
  <manifest:file-entry manifest:media-type="text/xml" manifest:full-path="Object 969/content.xml"/>
  <manifest:file-entry manifest:media-type="application/vnd.oasis.opendocument.formula" manifest:version="1.2" manifest:full-path="Object 969/"/>
  <manifest:file-entry manifest:media-type="text/xml" manifest:full-path="Object 803/settings.xml"/>
  <manifest:file-entry manifest:media-type="text/xml" manifest:full-path="Object 803/content.xml"/>
  <manifest:file-entry manifest:media-type="application/vnd.oasis.opendocument.formula" manifest:version="1.2" manifest:full-path="Object 803/"/>
  <manifest:file-entry manifest:media-type="text/xml" manifest:full-path="Object 104/settings.xml"/>
  <manifest:file-entry manifest:media-type="text/xml" manifest:full-path="Object 104/content.xml"/>
  <manifest:file-entry manifest:media-type="application/vnd.oasis.opendocument.formula" manifest:version="1.2" manifest:full-path="Object 104/"/>
  <manifest:file-entry manifest:media-type="text/xml" manifest:full-path="Object 967/settings.xml"/>
  <manifest:file-entry manifest:media-type="text/xml" manifest:full-path="Object 967/content.xml"/>
  <manifest:file-entry manifest:media-type="application/vnd.oasis.opendocument.formula" manifest:version="1.2" manifest:full-path="Object 967/"/>
  <manifest:file-entry manifest:media-type="text/xml" manifest:full-path="Object 102/settings.xml"/>
  <manifest:file-entry manifest:media-type="text/xml" manifest:full-path="Object 102/content.xml"/>
  <manifest:file-entry manifest:media-type="application/vnd.oasis.opendocument.formula" manifest:version="1.2" manifest:full-path="Object 102/"/>
  <manifest:file-entry manifest:media-type="text/xml" manifest:full-path="Object 801/settings.xml"/>
  <manifest:file-entry manifest:media-type="text/xml" manifest:full-path="Object 801/content.xml"/>
  <manifest:file-entry manifest:media-type="application/vnd.oasis.opendocument.formula" manifest:version="1.2" manifest:full-path="Object 801/"/>
  <manifest:file-entry manifest:media-type="text/xml" manifest:full-path="Object 268/settings.xml"/>
  <manifest:file-entry manifest:media-type="text/xml" manifest:full-path="Object 268/content.xml"/>
  <manifest:file-entry manifest:media-type="application/vnd.oasis.opendocument.formula" manifest:version="1.2" manifest:full-path="Object 268/"/>
  <manifest:file-entry manifest:media-type="text/xml" manifest:full-path="Object 804/settings.xml"/>
  <manifest:file-entry manifest:media-type="text/xml" manifest:full-path="Object 804/content.xml"/>
  <manifest:file-entry manifest:media-type="application/vnd.oasis.opendocument.formula" manifest:version="1.2" manifest:full-path="Object 804/"/>
  <manifest:file-entry manifest:media-type="text/xml" manifest:full-path="Object 105/settings.xml"/>
  <manifest:file-entry manifest:media-type="text/xml" manifest:full-path="Object 105/content.xml"/>
  <manifest:file-entry manifest:media-type="application/vnd.oasis.opendocument.formula" manifest:version="1.2" manifest:full-path="Object 105/"/>
  <manifest:file-entry manifest:media-type="text/xml" manifest:full-path="Object 690/settings.xml"/>
  <manifest:file-entry manifest:media-type="text/xml" manifest:full-path="Object 690/content.xml"/>
  <manifest:file-entry manifest:media-type="application/vnd.oasis.opendocument.formula" manifest:version="1.2" manifest:full-path="Object 690/"/>
  <manifest:file-entry manifest:media-type="text/xml" manifest:full-path="Object 968/settings.xml"/>
  <manifest:file-entry manifest:media-type="text/xml" manifest:full-path="Object 968/content.xml"/>
  <manifest:file-entry manifest:media-type="application/vnd.oasis.opendocument.formula" manifest:version="1.2" manifest:full-path="Object 968/"/>
  <manifest:file-entry manifest:media-type="text/xml" manifest:full-path="Object 103/settings.xml"/>
  <manifest:file-entry manifest:media-type="text/xml" manifest:full-path="Object 103/content.xml"/>
  <manifest:file-entry manifest:media-type="application/vnd.oasis.opendocument.formula" manifest:version="1.2" manifest:full-path="Object 103/"/>
  <manifest:file-entry manifest:media-type="text/xml" manifest:full-path="Object 802/settings.xml"/>
  <manifest:file-entry manifest:media-type="text/xml" manifest:full-path="Object 802/content.xml"/>
  <manifest:file-entry manifest:media-type="application/vnd.oasis.opendocument.formula" manifest:version="1.2" manifest:full-path="Object 802/"/>
  <manifest:file-entry manifest:media-type="text/xml" manifest:full-path="Object 269/settings.xml"/>
  <manifest:file-entry manifest:media-type="text/xml" manifest:full-path="Object 269/content.xml"/>
  <manifest:file-entry manifest:media-type="application/vnd.oasis.opendocument.formula" manifest:version="1.2" manifest:full-path="Object 269/"/>
  <manifest:file-entry manifest:media-type="text/xml" manifest:full-path="Object 805/settings.xml"/>
  <manifest:file-entry manifest:media-type="text/xml" manifest:full-path="Object 805/content.xml"/>
  <manifest:file-entry manifest:media-type="application/vnd.oasis.opendocument.formula" manifest:version="1.2" manifest:full-path="Object 805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text/xml" manifest:full-path="Object 691/content.xml"/>
  <manifest:file-entry manifest:media-type="text/xml" manifest:full-path="Object 691/settings.xml"/>
  <manifest:file-entry manifest:media-type="application/vnd.oasis.opendocument.formula" manifest:version="1.2" manifest:full-path="Object 691/"/>
  <manifest:file-entry manifest:media-type="text/xml" manifest:full-path="Object 463/settings.xml"/>
  <manifest:file-entry manifest:media-type="text/xml" manifest:full-path="Object 463/content.xml"/>
  <manifest:file-entry manifest:media-type="application/vnd.oasis.opendocument.formula" manifest:version="1.2" manifest:full-path="Object 463/"/>
  <manifest:file-entry manifest:media-type="text/xml" manifest:full-path="Object 1128/settings.xml"/>
  <manifest:file-entry manifest:media-type="text/xml" manifest:full-path="Object 1128/content.xml"/>
  <manifest:file-entry manifest:media-type="application/vnd.oasis.opendocument.formula" manifest:version="1.2" manifest:full-path="Object 1128/"/>
  <manifest:file-entry manifest:media-type="text/xml" manifest:full-path="Object 464/content.xml"/>
  <manifest:file-entry manifest:media-type="text/xml" manifest:full-path="Object 464/settings.xml"/>
  <manifest:file-entry manifest:media-type="application/vnd.oasis.opendocument.formula" manifest:version="1.2" manifest:full-path="Object 464/"/>
  <manifest:file-entry manifest:media-type="text/xml" manifest:full-path="Object 1129/content.xml"/>
  <manifest:file-entry manifest:media-type="text/xml" manifest:full-path="Object 1129/settings.xml"/>
  <manifest:file-entry manifest:media-type="application/vnd.oasis.opendocument.formula" manifest:version="1.2" manifest:full-path="Object 1129/"/>
  <manifest:file-entry manifest:media-type="text/xml" manifest:full-path="Object 466/content.xml"/>
  <manifest:file-entry manifest:media-type="text/xml" manifest:full-path="Object 466/settings.xml"/>
  <manifest:file-entry manifest:media-type="application/vnd.oasis.opendocument.formula" manifest:version="1.2" manifest:full-path="Object 466/"/>
  <manifest:file-entry manifest:media-type="text/xml" manifest:full-path="Object 300/content.xml"/>
  <manifest:file-entry manifest:media-type="text/xml" manifest:full-path="Object 300/settings.xml"/>
  <manifest:file-entry manifest:media-type="application/vnd.oasis.opendocument.formula" manifest:version="1.2" manifest:full-path="Object 300/"/>
  <manifest:file-entry manifest:media-type="text/xml" manifest:full-path="Object 304/content.xml"/>
  <manifest:file-entry manifest:media-type="text/xml" manifest:full-path="Object 304/settings.xml"/>
  <manifest:file-entry manifest:media-type="application/vnd.oasis.opendocument.formula" manifest:version="1.2" manifest:full-path="Object 304/"/>
  <manifest:file-entry manifest:media-type="text/xml" manifest:full-path="Object 467/content.xml"/>
  <manifest:file-entry manifest:media-type="text/xml" manifest:full-path="Object 467/settings.xml"/>
  <manifest:file-entry manifest:media-type="application/vnd.oasis.opendocument.formula" manifest:version="1.2" manifest:full-path="Object 467/"/>
  <manifest:file-entry manifest:media-type="text/xml" manifest:full-path="Object 301/content.xml"/>
  <manifest:file-entry manifest:media-type="text/xml" manifest:full-path="Object 301/settings.xml"/>
  <manifest:file-entry manifest:media-type="application/vnd.oasis.opendocument.formula" manifest:version="1.2" manifest:full-path="Object 301/"/>
  <manifest:file-entry manifest:media-type="text/xml" manifest:full-path="Object 305/content.xml"/>
  <manifest:file-entry manifest:media-type="text/xml" manifest:full-path="Object 305/settings.xml"/>
  <manifest:file-entry manifest:media-type="application/vnd.oasis.opendocument.formula" manifest:version="1.2" manifest:full-path="Object 305/"/>
  <manifest:file-entry manifest:media-type="text/xml" manifest:full-path="Object 302/content.xml"/>
  <manifest:file-entry manifest:media-type="text/xml" manifest:full-path="Object 302/settings.xml"/>
  <manifest:file-entry manifest:media-type="application/vnd.oasis.opendocument.formula" manifest:version="1.2" manifest:full-path="Object 302/"/>
  <manifest:file-entry manifest:media-type="text/xml" manifest:full-path="Object 468/content.xml"/>
  <manifest:file-entry manifest:media-type="text/xml" manifest:full-path="Object 468/settings.xml"/>
  <manifest:file-entry manifest:media-type="application/vnd.oasis.opendocument.formula" manifest:version="1.2" manifest:full-path="Object 468/"/>
  <manifest:file-entry manifest:media-type="text/xml" manifest:full-path="Object 465/content.xml"/>
  <manifest:file-entry manifest:media-type="text/xml" manifest:full-path="Object 465/settings.xml"/>
  <manifest:file-entry manifest:media-type="application/vnd.oasis.opendocument.formula" manifest:version="1.2" manifest:full-path="Object 465/"/>
  <manifest:file-entry manifest:media-type="text/xml" manifest:full-path="Object 306/content.xml"/>
  <manifest:file-entry manifest:media-type="text/xml" manifest:full-path="Object 306/settings.xml"/>
  <manifest:file-entry manifest:media-type="application/vnd.oasis.opendocument.formula" manifest:version="1.2" manifest:full-path="Object 306/"/>
  <manifest:file-entry manifest:media-type="text/xml" manifest:full-path="Object 469/content.xml"/>
  <manifest:file-entry manifest:media-type="text/xml" manifest:full-path="Object 469/settings.xml"/>
  <manifest:file-entry manifest:media-type="application/vnd.oasis.opendocument.formula" manifest:version="1.2" manifest:full-path="Object 469/"/>
  <manifest:file-entry manifest:media-type="text/xml" manifest:full-path="Object 303/content.xml"/>
  <manifest:file-entry manifest:media-type="text/xml" manifest:full-path="Object 303/settings.xml"/>
  <manifest:file-entry manifest:media-type="application/vnd.oasis.opendocument.formula" manifest:version="1.2" manifest:full-path="Object 303/"/>
  <manifest:file-entry manifest:media-type="text/xml" manifest:full-path="Object 473/content.xml"/>
  <manifest:file-entry manifest:media-type="text/xml" manifest:full-path="Object 473/settings.xml"/>
  <manifest:file-entry manifest:media-type="application/vnd.oasis.opendocument.formula" manifest:version="1.2" manifest:full-path="Object 473/"/>
  <manifest:file-entry manifest:media-type="text/xml" manifest:full-path="Object 1138/settings.xml"/>
  <manifest:file-entry manifest:media-type="text/xml" manifest:full-path="Object 1138/content.xml"/>
  <manifest:file-entry manifest:media-type="application/vnd.oasis.opendocument.formula" manifest:version="1.2" manifest:full-path="Object 1138/"/>
  <manifest:file-entry manifest:media-type="text/xml" manifest:full-path="Object 477/content.xml"/>
  <manifest:file-entry manifest:media-type="text/xml" manifest:full-path="Object 477/settings.xml"/>
  <manifest:file-entry manifest:media-type="application/vnd.oasis.opendocument.formula" manifest:version="1.2" manifest:full-path="Object 477/"/>
  <manifest:file-entry manifest:media-type="text/xml" manifest:full-path="Object 311/content.xml"/>
  <manifest:file-entry manifest:media-type="text/xml" manifest:full-path="Object 311/settings.xml"/>
  <manifest:file-entry manifest:media-type="application/vnd.oasis.opendocument.formula" manifest:version="1.2" manifest:full-path="Object 311/"/>
  <manifest:file-entry manifest:media-type="text/xml" manifest:full-path="Object 474/settings.xml"/>
  <manifest:file-entry manifest:media-type="text/xml" manifest:full-path="Object 474/content.xml"/>
  <manifest:file-entry manifest:media-type="application/vnd.oasis.opendocument.formula" manifest:version="1.2" manifest:full-path="Object 474/"/>
  <manifest:file-entry manifest:media-type="text/xml" manifest:full-path="Object 1139/content.xml"/>
  <manifest:file-entry manifest:media-type="text/xml" manifest:full-path="Object 1139/settings.xml"/>
  <manifest:file-entry manifest:media-type="application/vnd.oasis.opendocument.formula" manifest:version="1.2" manifest:full-path="Object 1139/"/>
  <manifest:file-entry manifest:media-type="text/xml" manifest:full-path="Object 478/content.xml"/>
  <manifest:file-entry manifest:media-type="text/xml" manifest:full-path="Object 478/settings.xml"/>
  <manifest:file-entry manifest:media-type="application/vnd.oasis.opendocument.formula" manifest:version="1.2" manifest:full-path="Object 478/"/>
  <manifest:file-entry manifest:media-type="text/xml" manifest:full-path="Object 312/settings.xml"/>
  <manifest:file-entry manifest:media-type="text/xml" manifest:full-path="Object 312/content.xml"/>
  <manifest:file-entry manifest:media-type="application/vnd.oasis.opendocument.formula" manifest:version="1.2" manifest:full-path="Object 312/"/>
  <manifest:file-entry manifest:media-type="text/xml" manifest:full-path="Object 475/settings.xml"/>
  <manifest:file-entry manifest:media-type="text/xml" manifest:full-path="Object 475/content.xml"/>
  <manifest:file-entry manifest:media-type="application/vnd.oasis.opendocument.formula" manifest:version="1.2" manifest:full-path="Object 475/"/>
  <manifest:file-entry manifest:media-type="text/xml" manifest:full-path="Object 479/settings.xml"/>
  <manifest:file-entry manifest:media-type="text/xml" manifest:full-path="Object 479/content.xml"/>
  <manifest:file-entry manifest:media-type="application/vnd.oasis.opendocument.formula" manifest:version="1.2" manifest:full-path="Object 479/"/>
  <manifest:file-entry manifest:media-type="text/xml" manifest:full-path="Object 313/content.xml"/>
  <manifest:file-entry manifest:media-type="text/xml" manifest:full-path="Object 313/settings.xml"/>
  <manifest:file-entry manifest:media-type="application/vnd.oasis.opendocument.formula" manifest:version="1.2" manifest:full-path="Object 313/"/>
  <manifest:file-entry manifest:media-type="text/xml" manifest:full-path="Object 476/content.xml"/>
  <manifest:file-entry manifest:media-type="text/xml" manifest:full-path="Object 476/settings.xml"/>
  <manifest:file-entry manifest:media-type="application/vnd.oasis.opendocument.formula" manifest:version="1.2" manifest:full-path="Object 476/"/>
  <manifest:file-entry manifest:media-type="text/xml" manifest:full-path="Object 310/content.xml"/>
  <manifest:file-entry manifest:media-type="text/xml" manifest:full-path="Object 310/settings.xml"/>
  <manifest:file-entry manifest:media-type="application/vnd.oasis.opendocument.formula" manifest:version="1.2" manifest:full-path="Object 310/"/>
  <manifest:file-entry manifest:media-type="text/xml" manifest:full-path="Object 483/content.xml"/>
  <manifest:file-entry manifest:media-type="text/xml" manifest:full-path="Object 483/settings.xml"/>
  <manifest:file-entry manifest:media-type="application/vnd.oasis.opendocument.formula" manifest:version="1.2" manifest:full-path="Object 483/"/>
  <manifest:file-entry manifest:media-type="text/xml" manifest:full-path="Object 1148/content.xml"/>
  <manifest:file-entry manifest:media-type="text/xml" manifest:full-path="Object 1148/settings.xml"/>
  <manifest:file-entry manifest:media-type="application/vnd.oasis.opendocument.formula" manifest:version="1.2" manifest:full-path="Object 1148/"/>
  <manifest:file-entry manifest:media-type="text/xml" manifest:full-path="Object 487/content.xml"/>
  <manifest:file-entry manifest:media-type="text/xml" manifest:full-path="Object 487/settings.xml"/>
  <manifest:file-entry manifest:media-type="application/vnd.oasis.opendocument.formula" manifest:version="1.2" manifest:full-path="Object 487/"/>
  <manifest:file-entry manifest:media-type="text/xml" manifest:full-path="Object 321/content.xml"/>
  <manifest:file-entry manifest:media-type="text/xml" manifest:full-path="Object 321/settings.xml"/>
  <manifest:file-entry manifest:media-type="application/vnd.oasis.opendocument.formula" manifest:version="1.2" manifest:full-path="Object 321/"/>
  <manifest:file-entry manifest:media-type="text/xml" manifest:full-path="Object 484/content.xml"/>
  <manifest:file-entry manifest:media-type="text/xml" manifest:full-path="Object 484/settings.xml"/>
  <manifest:file-entry manifest:media-type="application/vnd.oasis.opendocument.formula" manifest:version="1.2" manifest:full-path="Object 484/"/>
  <manifest:file-entry manifest:media-type="text/xml" manifest:full-path="Object 1149/settings.xml"/>
  <manifest:file-entry manifest:media-type="text/xml" manifest:full-path="Object 1149/content.xml"/>
  <manifest:file-entry manifest:media-type="application/vnd.oasis.opendocument.formula" manifest:version="1.2" manifest:full-path="Object 1149/"/>
  <manifest:file-entry manifest:media-type="text/xml" manifest:full-path="Object 488/settings.xml"/>
  <manifest:file-entry manifest:media-type="text/xml" manifest:full-path="Object 488/content.xml"/>
  <manifest:file-entry manifest:media-type="application/vnd.oasis.opendocument.formula" manifest:version="1.2" manifest:full-path="Object 488/"/>
  <manifest:file-entry manifest:media-type="text/xml" manifest:full-path="Object 322/settings.xml"/>
  <manifest:file-entry manifest:media-type="text/xml" manifest:full-path="Object 322/content.xml"/>
  <manifest:file-entry manifest:media-type="application/vnd.oasis.opendocument.formula" manifest:version="1.2" manifest:full-path="Object 322/"/>
  <manifest:file-entry manifest:media-type="text/xml" manifest:full-path="Object 485/settings.xml"/>
  <manifest:file-entry manifest:media-type="text/xml" manifest:full-path="Object 485/content.xml"/>
  <manifest:file-entry manifest:media-type="application/vnd.oasis.opendocument.formula" manifest:version="1.2" manifest:full-path="Object 485/"/>
  <manifest:file-entry manifest:media-type="text/xml" manifest:full-path="Object 489/settings.xml"/>
  <manifest:file-entry manifest:media-type="text/xml" manifest:full-path="Object 489/content.xml"/>
  <manifest:file-entry manifest:media-type="application/vnd.oasis.opendocument.formula" manifest:version="1.2" manifest:full-path="Object 489/"/>
  <manifest:file-entry manifest:media-type="text/xml" manifest:full-path="Object 323/settings.xml"/>
  <manifest:file-entry manifest:media-type="text/xml" manifest:full-path="Object 323/content.xml"/>
  <manifest:file-entry manifest:media-type="application/vnd.oasis.opendocument.formula" manifest:version="1.2" manifest:full-path="Object 323/"/>
  <manifest:file-entry manifest:media-type="text/xml" manifest:full-path="Object 486/content.xml"/>
  <manifest:file-entry manifest:media-type="text/xml" manifest:full-path="Object 486/settings.xml"/>
  <manifest:file-entry manifest:media-type="application/vnd.oasis.opendocument.formula" manifest:version="1.2" manifest:full-path="Object 486/"/>
  <manifest:file-entry manifest:media-type="text/xml" manifest:full-path="Object 320/content.xml"/>
  <manifest:file-entry manifest:media-type="text/xml" manifest:full-path="Object 320/settings.xml"/>
  <manifest:file-entry manifest:media-type="application/vnd.oasis.opendocument.formula" manifest:version="1.2" manifest:full-path="Object 320/"/>
  <manifest:file-entry manifest:media-type="text/xml" manifest:full-path="Object 493/settings.xml"/>
  <manifest:file-entry manifest:media-type="text/xml" manifest:full-path="Object 493/content.xml"/>
  <manifest:file-entry manifest:media-type="application/vnd.oasis.opendocument.formula" manifest:version="1.2" manifest:full-path="Object 493/"/>
  <manifest:file-entry manifest:media-type="text/xml" manifest:full-path="Object 1158/settings.xml"/>
  <manifest:file-entry manifest:media-type="text/xml" manifest:full-path="Object 1158/content.xml"/>
  <manifest:file-entry manifest:media-type="application/vnd.oasis.opendocument.formula" manifest:version="1.2" manifest:full-path="Object 1158/"/>
  <manifest:file-entry manifest:media-type="text/xml" manifest:full-path="Object 497/content.xml"/>
  <manifest:file-entry manifest:media-type="text/xml" manifest:full-path="Object 497/settings.xml"/>
  <manifest:file-entry manifest:media-type="application/vnd.oasis.opendocument.formula" manifest:version="1.2" manifest:full-path="Object 497/"/>
  <manifest:file-entry manifest:media-type="text/xml" manifest:full-path="Object 331/settings.xml"/>
  <manifest:file-entry manifest:media-type="text/xml" manifest:full-path="Object 331/content.xml"/>
  <manifest:file-entry manifest:media-type="application/vnd.oasis.opendocument.formula" manifest:version="1.2" manifest:full-path="Object 331/"/>
  <manifest:file-entry manifest:media-type="text/xml" manifest:full-path="Object 494/settings.xml"/>
  <manifest:file-entry manifest:media-type="text/xml" manifest:full-path="Object 494/content.xml"/>
  <manifest:file-entry manifest:media-type="application/vnd.oasis.opendocument.formula" manifest:version="1.2" manifest:full-path="Object 494/"/>
  <manifest:file-entry manifest:media-type="text/xml" manifest:full-path="Object 1159/settings.xml"/>
  <manifest:file-entry manifest:media-type="text/xml" manifest:full-path="Object 1159/content.xml"/>
  <manifest:file-entry manifest:media-type="application/vnd.oasis.opendocument.formula" manifest:version="1.2" manifest:full-path="Object 1159/"/>
  <manifest:file-entry manifest:media-type="text/xml" manifest:full-path="Object 498/content.xml"/>
  <manifest:file-entry manifest:media-type="text/xml" manifest:full-path="Object 498/settings.xml"/>
  <manifest:file-entry manifest:media-type="application/vnd.oasis.opendocument.formula" manifest:version="1.2" manifest:full-path="Object 498/"/>
  <manifest:file-entry manifest:media-type="text/xml" manifest:full-path="Object 332/settings.xml"/>
  <manifest:file-entry manifest:media-type="text/xml" manifest:full-path="Object 332/content.xml"/>
  <manifest:file-entry manifest:media-type="application/vnd.oasis.opendocument.formula" manifest:version="1.2" manifest:full-path="Object 332/"/>
  <manifest:file-entry manifest:media-type="text/xml" manifest:full-path="Object 495/content.xml"/>
  <manifest:file-entry manifest:media-type="text/xml" manifest:full-path="Object 495/settings.xml"/>
  <manifest:file-entry manifest:media-type="application/vnd.oasis.opendocument.formula" manifest:version="1.2" manifest:full-path="Object 495/"/>
  <manifest:file-entry manifest:media-type="text/xml" manifest:full-path="Object 499/settings.xml"/>
  <manifest:file-entry manifest:media-type="text/xml" manifest:full-path="Object 499/content.xml"/>
  <manifest:file-entry manifest:media-type="application/vnd.oasis.opendocument.formula" manifest:version="1.2" manifest:full-path="Object 499/"/>
  <manifest:file-entry manifest:media-type="text/xml" manifest:full-path="Object 333/settings.xml"/>
  <manifest:file-entry manifest:media-type="text/xml" manifest:full-path="Object 333/content.xml"/>
  <manifest:file-entry manifest:media-type="application/vnd.oasis.opendocument.formula" manifest:version="1.2" manifest:full-path="Object 333/"/>
  <manifest:file-entry manifest:media-type="text/xml" manifest:full-path="Object 496/content.xml"/>
  <manifest:file-entry manifest:media-type="text/xml" manifest:full-path="Object 496/settings.xml"/>
  <manifest:file-entry manifest:media-type="application/vnd.oasis.opendocument.formula" manifest:version="1.2" manifest:full-path="Object 496/"/>
  <manifest:file-entry manifest:media-type="text/xml" manifest:full-path="Object 330/content.xml"/>
  <manifest:file-entry manifest:media-type="text/xml" manifest:full-path="Object 330/settings.xml"/>
  <manifest:file-entry manifest:media-type="application/vnd.oasis.opendocument.formula" manifest:version="1.2" manifest:full-path="Object 330/"/>
  <manifest:file-entry manifest:media-type="text/xml" manifest:full-path="Object 1005/settings.xml"/>
  <manifest:file-entry manifest:media-type="text/xml" manifest:full-path="Object 1005/content.xml"/>
  <manifest:file-entry manifest:media-type="application/vnd.oasis.opendocument.formula" manifest:version="1.2" manifest:full-path="Object 1005/"/>
  <manifest:file-entry manifest:media-type="text/xml" manifest:full-path="Object 340/settings.xml"/>
  <manifest:file-entry manifest:media-type="text/xml" manifest:full-path="Object 340/content.xml"/>
  <manifest:file-entry manifest:media-type="application/vnd.oasis.opendocument.formula" manifest:version="1.2" manifest:full-path="Object 340/"/>
  <manifest:file-entry manifest:media-type="text/xml" manifest:full-path="Object 1006/settings.xml"/>
  <manifest:file-entry manifest:media-type="text/xml" manifest:full-path="Object 1006/content.xml"/>
  <manifest:file-entry manifest:media-type="application/vnd.oasis.opendocument.formula" manifest:version="1.2" manifest:full-path="Object 1006/"/>
  <manifest:file-entry manifest:media-type="text/xml" manifest:full-path="Object 341/content.xml"/>
  <manifest:file-entry manifest:media-type="text/xml" manifest:full-path="Object 341/settings.xml"/>
  <manifest:file-entry manifest:media-type="application/vnd.oasis.opendocument.formula" manifest:version="1.2" manifest:full-path="Object 341/"/>
  <manifest:file-entry manifest:media-type="text/xml" manifest:full-path="Object 342/settings.xml"/>
  <manifest:file-entry manifest:media-type="text/xml" manifest:full-path="Object 342/content.xml"/>
  <manifest:file-entry manifest:media-type="application/vnd.oasis.opendocument.formula" manifest:version="1.2" manifest:full-path="Object 342/"/>
  <manifest:file-entry manifest:media-type="text/xml" manifest:full-path="Object 1007/settings.xml"/>
  <manifest:file-entry manifest:media-type="text/xml" manifest:full-path="Object 1007/content.xml"/>
  <manifest:file-entry manifest:media-type="application/vnd.oasis.opendocument.formula" manifest:version="1.2" manifest:full-path="Object 1007/"/>
  <manifest:file-entry manifest:media-type="text/xml" manifest:full-path="Object 343/content.xml"/>
  <manifest:file-entry manifest:media-type="text/xml" manifest:full-path="Object 343/settings.xml"/>
  <manifest:file-entry manifest:media-type="application/vnd.oasis.opendocument.formula" manifest:version="1.2" manifest:full-path="Object 343/"/>
  <manifest:file-entry manifest:media-type="text/xml" manifest:full-path="Object 1008/settings.xml"/>
  <manifest:file-entry manifest:media-type="text/xml" manifest:full-path="Object 1008/content.xml"/>
  <manifest:file-entry manifest:media-type="application/vnd.oasis.opendocument.formula" manifest:version="1.2" manifest:full-path="Object 1008/"/>
  <manifest:file-entry manifest:media-type="text/xml" manifest:full-path="Object 1015/content.xml"/>
  <manifest:file-entry manifest:media-type="text/xml" manifest:full-path="Object 1015/settings.xml"/>
  <manifest:file-entry manifest:media-type="application/vnd.oasis.opendocument.formula" manifest:version="1.2" manifest:full-path="Object 1015/"/>
  <manifest:file-entry manifest:media-type="text/xml" manifest:full-path="Object 350/content.xml"/>
  <manifest:file-entry manifest:media-type="text/xml" manifest:full-path="Object 350/settings.xml"/>
  <manifest:file-entry manifest:media-type="application/vnd.oasis.opendocument.formula" manifest:version="1.2" manifest:full-path="Object 350/"/>
  <manifest:file-entry manifest:media-type="text/xml" manifest:full-path="Object 1016/settings.xml"/>
  <manifest:file-entry manifest:media-type="text/xml" manifest:full-path="Object 1016/content.xml"/>
  <manifest:file-entry manifest:media-type="application/vnd.oasis.opendocument.formula" manifest:version="1.2" manifest:full-path="Object 1016/"/>
  <manifest:file-entry manifest:media-type="text/xml" manifest:full-path="Object 351/content.xml"/>
  <manifest:file-entry manifest:media-type="text/xml" manifest:full-path="Object 351/settings.xml"/>
  <manifest:file-entry manifest:media-type="application/vnd.oasis.opendocument.formula" manifest:version="1.2" manifest:full-path="Object 351/"/>
  <manifest:file-entry manifest:media-type="text/xml" manifest:full-path="Object 352/content.xml"/>
  <manifest:file-entry manifest:media-type="text/xml" manifest:full-path="Object 352/settings.xml"/>
  <manifest:file-entry manifest:media-type="application/vnd.oasis.opendocument.formula" manifest:version="1.2" manifest:full-path="Object 352/"/>
  <manifest:file-entry manifest:media-type="text/xml" manifest:full-path="Object 1017/settings.xml"/>
  <manifest:file-entry manifest:media-type="text/xml" manifest:full-path="Object 1017/content.xml"/>
  <manifest:file-entry manifest:media-type="application/vnd.oasis.opendocument.formula" manifest:version="1.2" manifest:full-path="Object 1017/"/>
  <manifest:file-entry manifest:media-type="text/xml" manifest:full-path="Object 353/settings.xml"/>
  <manifest:file-entry manifest:media-type="text/xml" manifest:full-path="Object 353/content.xml"/>
  <manifest:file-entry manifest:media-type="application/vnd.oasis.opendocument.formula" manifest:version="1.2" manifest:full-path="Object 353/"/>
  <manifest:file-entry manifest:media-type="text/xml" manifest:full-path="Object 1018/settings.xml"/>
  <manifest:file-entry manifest:media-type="text/xml" manifest:full-path="Object 1018/content.xml"/>
  <manifest:file-entry manifest:media-type="application/vnd.oasis.opendocument.formula" manifest:version="1.2" manifest:full-path="Object 1018/"/>
  <manifest:file-entry manifest:media-type="text/xml" manifest:full-path="Object 406/content.xml"/>
  <manifest:file-entry manifest:media-type="text/xml" manifest:full-path="Object 406/settings.xml"/>
  <manifest:file-entry manifest:media-type="application/vnd.oasis.opendocument.formula" manifest:version="1.2" manifest:full-path="Object 406/"/>
  <manifest:file-entry manifest:media-type="text/xml" manifest:full-path="Object 569/content.xml"/>
  <manifest:file-entry manifest:media-type="text/xml" manifest:full-path="Object 569/settings.xml"/>
  <manifest:file-entry manifest:media-type="application/vnd.oasis.opendocument.formula" manifest:version="1.2" manifest:full-path="Object 569/"/>
  <manifest:file-entry manifest:media-type="text/xml" manifest:full-path="Object 403/content.xml"/>
  <manifest:file-entry manifest:media-type="text/xml" manifest:full-path="Object 403/settings.xml"/>
  <manifest:file-entry manifest:media-type="application/vnd.oasis.opendocument.formula" manifest:version="1.2" manifest:full-path="Object 403/"/>
  <manifest:file-entry manifest:media-type="text/xml" manifest:full-path="Object 407/settings.xml"/>
  <manifest:file-entry manifest:media-type="text/xml" manifest:full-path="Object 407/content.xml"/>
  <manifest:file-entry manifest:media-type="application/vnd.oasis.opendocument.formula" manifest:version="1.2" manifest:full-path="Object 407/"/>
  <manifest:file-entry manifest:media-type="text/xml" manifest:full-path="Object 408/content.xml"/>
  <manifest:file-entry manifest:media-type="text/xml" manifest:full-path="Object 408/settings.xml"/>
  <manifest:file-entry manifest:media-type="application/vnd.oasis.opendocument.formula" manifest:version="1.2" manifest:full-path="Object 408/"/>
  <manifest:file-entry manifest:media-type="text/xml" manifest:full-path="Object 409/content.xml"/>
  <manifest:file-entry manifest:media-type="text/xml" manifest:full-path="Object 409/settings.xml"/>
  <manifest:file-entry manifest:media-type="application/vnd.oasis.opendocument.formula" manifest:version="1.2" manifest:full-path="Object 409/"/>
  <manifest:file-entry manifest:media-type="text/xml" manifest:full-path="Object 416/settings.xml"/>
  <manifest:file-entry manifest:media-type="text/xml" manifest:full-path="Object 416/content.xml"/>
  <manifest:file-entry manifest:media-type="application/vnd.oasis.opendocument.formula" manifest:version="1.2" manifest:full-path="Object 416/"/>
  <manifest:file-entry manifest:media-type="text/xml" manifest:full-path="Object 579/content.xml"/>
  <manifest:file-entry manifest:media-type="text/xml" manifest:full-path="Object 579/settings.xml"/>
  <manifest:file-entry manifest:media-type="application/vnd.oasis.opendocument.formula" manifest:version="1.2" manifest:full-path="Object 579/"/>
  <manifest:file-entry manifest:media-type="text/xml" manifest:full-path="Object 413/settings.xml"/>
  <manifest:file-entry manifest:media-type="text/xml" manifest:full-path="Object 413/content.xml"/>
  <manifest:file-entry manifest:media-type="application/vnd.oasis.opendocument.formula" manifest:version="1.2" manifest:full-path="Object 413/"/>
  <manifest:file-entry manifest:media-type="text/xml" manifest:full-path="Object 417/content.xml"/>
  <manifest:file-entry manifest:media-type="text/xml" manifest:full-path="Object 417/settings.xml"/>
  <manifest:file-entry manifest:media-type="application/vnd.oasis.opendocument.formula" manifest:version="1.2" manifest:full-path="Object 417/"/>
  <manifest:file-entry manifest:media-type="text/xml" manifest:full-path="Object 418/settings.xml"/>
  <manifest:file-entry manifest:media-type="text/xml" manifest:full-path="Object 418/content.xml"/>
  <manifest:file-entry manifest:media-type="application/vnd.oasis.opendocument.formula" manifest:version="1.2" manifest:full-path="Object 418/"/>
  <manifest:file-entry manifest:media-type="text/xml" manifest:full-path="Object 419/content.xml"/>
  <manifest:file-entry manifest:media-type="text/xml" manifest:full-path="Object 419/settings.xml"/>
  <manifest:file-entry manifest:media-type="application/vnd.oasis.opendocument.formula" manifest:version="1.2" manifest:full-path="Object 419/"/>
  <manifest:file-entry manifest:media-type="text/xml" manifest:full-path="Object 583/settings.xml"/>
  <manifest:file-entry manifest:media-type="text/xml" manifest:full-path="Object 583/content.xml"/>
  <manifest:file-entry manifest:media-type="application/vnd.oasis.opendocument.formula" manifest:version="1.2" manifest:full-path="Object 583/"/>
  <manifest:file-entry manifest:media-type="text/xml" manifest:full-path="Object 1248/content.xml"/>
  <manifest:file-entry manifest:media-type="text/xml" manifest:full-path="Object 1248/settings.xml"/>
  <manifest:file-entry manifest:media-type="application/vnd.oasis.opendocument.formula" manifest:version="1.2" manifest:full-path="Object 1248/"/>
  <manifest:file-entry manifest:media-type="text/xml" manifest:full-path="Object 584/content.xml"/>
  <manifest:file-entry manifest:media-type="text/xml" manifest:full-path="Object 584/settings.xml"/>
  <manifest:file-entry manifest:media-type="application/vnd.oasis.opendocument.formula" manifest:version="1.2" manifest:full-path="Object 584/"/>
  <manifest:file-entry manifest:media-type="text/xml" manifest:full-path="Object 1249/settings.xml"/>
  <manifest:file-entry manifest:media-type="text/xml" manifest:full-path="Object 1249/content.xml"/>
  <manifest:file-entry manifest:media-type="application/vnd.oasis.opendocument.formula" manifest:version="1.2" manifest:full-path="Object 1249/"/>
  <manifest:file-entry manifest:media-type="text/xml" manifest:full-path="Object 586/content.xml"/>
  <manifest:file-entry manifest:media-type="text/xml" manifest:full-path="Object 586/settings.xml"/>
  <manifest:file-entry manifest:media-type="application/vnd.oasis.opendocument.formula" manifest:version="1.2" manifest:full-path="Object 586/"/>
  <manifest:file-entry manifest:media-type="text/xml" manifest:full-path="Object 420/content.xml"/>
  <manifest:file-entry manifest:media-type="text/xml" manifest:full-path="Object 420/settings.xml"/>
  <manifest:file-entry manifest:media-type="application/vnd.oasis.opendocument.formula" manifest:version="1.2" manifest:full-path="Object 420/"/>
  <manifest:file-entry manifest:media-type="text/xml" manifest:full-path="Object 424/content.xml"/>
  <manifest:file-entry manifest:media-type="text/xml" manifest:full-path="Object 424/settings.xml"/>
  <manifest:file-entry manifest:media-type="application/vnd.oasis.opendocument.formula" manifest:version="1.2" manifest:full-path="Object 424/"/>
  <manifest:file-entry manifest:media-type="text/xml" manifest:full-path="Object 587/content.xml"/>
  <manifest:file-entry manifest:media-type="text/xml" manifest:full-path="Object 587/settings.xml"/>
  <manifest:file-entry manifest:media-type="application/vnd.oasis.opendocument.formula" manifest:version="1.2" manifest:full-path="Object 587/"/>
  <manifest:file-entry manifest:media-type="text/xml" manifest:full-path="Object 421/content.xml"/>
  <manifest:file-entry manifest:media-type="text/xml" manifest:full-path="Object 421/settings.xml"/>
  <manifest:file-entry manifest:media-type="application/vnd.oasis.opendocument.formula" manifest:version="1.2" manifest:full-path="Object 421/"/>
  <manifest:file-entry manifest:media-type="text/xml" manifest:full-path="Object 425/content.xml"/>
  <manifest:file-entry manifest:media-type="text/xml" manifest:full-path="Object 425/settings.xml"/>
  <manifest:file-entry manifest:media-type="application/vnd.oasis.opendocument.formula" manifest:version="1.2" manifest:full-path="Object 425/"/>
  <manifest:file-entry manifest:media-type="text/xml" manifest:full-path="Object 422/content.xml"/>
  <manifest:file-entry manifest:media-type="text/xml" manifest:full-path="Object 422/settings.xml"/>
  <manifest:file-entry manifest:media-type="application/vnd.oasis.opendocument.formula" manifest:version="1.2" manifest:full-path="Object 422/"/>
  <manifest:file-entry manifest:media-type="text/xml" manifest:full-path="Object 588/content.xml"/>
  <manifest:file-entry manifest:media-type="text/xml" manifest:full-path="Object 588/settings.xml"/>
  <manifest:file-entry manifest:media-type="application/vnd.oasis.opendocument.formula" manifest:version="1.2" manifest:full-path="Object 588/"/>
  <manifest:file-entry manifest:media-type="text/xml" manifest:full-path="Object 585/settings.xml"/>
  <manifest:file-entry manifest:media-type="text/xml" manifest:full-path="Object 585/content.xml"/>
  <manifest:file-entry manifest:media-type="application/vnd.oasis.opendocument.formula" manifest:version="1.2" manifest:full-path="Object 585/"/>
  <manifest:file-entry manifest:media-type="text/xml" manifest:full-path="Object 426/content.xml"/>
  <manifest:file-entry manifest:media-type="text/xml" manifest:full-path="Object 426/settings.xml"/>
  <manifest:file-entry manifest:media-type="application/vnd.oasis.opendocument.formula" manifest:version="1.2" manifest:full-path="Object 426/"/>
  <manifest:file-entry manifest:media-type="text/xml" manifest:full-path="Object 589/content.xml"/>
  <manifest:file-entry manifest:media-type="text/xml" manifest:full-path="Object 589/settings.xml"/>
  <manifest:file-entry manifest:media-type="application/vnd.oasis.opendocument.formula" manifest:version="1.2" manifest:full-path="Object 589/"/>
  <manifest:file-entry manifest:media-type="text/xml" manifest:full-path="Object 423/content.xml"/>
  <manifest:file-entry manifest:media-type="text/xml" manifest:full-path="Object 423/settings.xml"/>
  <manifest:file-entry manifest:media-type="application/vnd.oasis.opendocument.formula" manifest:version="1.2" manifest:full-path="Object 423/"/>
  <manifest:file-entry manifest:media-type="text/xml" manifest:full-path="Object 427/content.xml"/>
  <manifest:file-entry manifest:media-type="text/xml" manifest:full-path="Object 427/settings.xml"/>
  <manifest:file-entry manifest:media-type="application/vnd.oasis.opendocument.formula" manifest:version="1.2" manifest:full-path="Object 427/"/>
  <manifest:file-entry manifest:media-type="text/xml" manifest:full-path="Object 428/settings.xml"/>
  <manifest:file-entry manifest:media-type="text/xml" manifest:full-path="Object 428/content.xml"/>
  <manifest:file-entry manifest:media-type="application/vnd.oasis.opendocument.formula" manifest:version="1.2" manifest:full-path="Object 428/"/>
  <manifest:file-entry manifest:media-type="text/xml" manifest:full-path="Object 429/settings.xml"/>
  <manifest:file-entry manifest:media-type="text/xml" manifest:full-path="Object 429/content.xml"/>
  <manifest:file-entry manifest:media-type="application/vnd.oasis.opendocument.formula" manifest:version="1.2" manifest:full-path="Object 429/"/>
  <manifest:file-entry manifest:media-type="text/xml" manifest:full-path="Object 593/content.xml"/>
  <manifest:file-entry manifest:media-type="text/xml" manifest:full-path="Object 593/settings.xml"/>
  <manifest:file-entry manifest:media-type="application/vnd.oasis.opendocument.formula" manifest:version="1.2" manifest:full-path="Object 593/"/>
  <manifest:file-entry manifest:media-type="text/xml" manifest:full-path="Object 1258/content.xml"/>
  <manifest:file-entry manifest:media-type="text/xml" manifest:full-path="Object 1258/settings.xml"/>
  <manifest:file-entry manifest:media-type="application/vnd.oasis.opendocument.formula" manifest:version="1.2" manifest:full-path="Object 1258/"/>
  <manifest:file-entry manifest:media-type="text/xml" manifest:full-path="Object 594/settings.xml"/>
  <manifest:file-entry manifest:media-type="text/xml" manifest:full-path="Object 594/content.xml"/>
  <manifest:file-entry manifest:media-type="application/vnd.oasis.opendocument.formula" manifest:version="1.2" manifest:full-path="Object 594/"/>
  <manifest:file-entry manifest:media-type="text/xml" manifest:full-path="Object 1259/settings.xml"/>
  <manifest:file-entry manifest:media-type="text/xml" manifest:full-path="Object 1259/content.xml"/>
  <manifest:file-entry manifest:media-type="application/vnd.oasis.opendocument.formula" manifest:version="1.2" manifest:full-path="Object 1259/"/>
  <manifest:file-entry manifest:media-type="text/xml" manifest:full-path="Object 596/settings.xml"/>
  <manifest:file-entry manifest:media-type="text/xml" manifest:full-path="Object 596/content.xml"/>
  <manifest:file-entry manifest:media-type="application/vnd.oasis.opendocument.formula" manifest:version="1.2" manifest:full-path="Object 596/"/>
  <manifest:file-entry manifest:media-type="text/xml" manifest:full-path="Object 430/settings.xml"/>
  <manifest:file-entry manifest:media-type="text/xml" manifest:full-path="Object 430/content.xml"/>
  <manifest:file-entry manifest:media-type="application/vnd.oasis.opendocument.formula" manifest:version="1.2" manifest:full-path="Object 430/"/>
  <manifest:file-entry manifest:media-type="text/xml" manifest:full-path="Object 434/settings.xml"/>
  <manifest:file-entry manifest:media-type="text/xml" manifest:full-path="Object 434/content.xml"/>
  <manifest:file-entry manifest:media-type="application/vnd.oasis.opendocument.formula" manifest:version="1.2" manifest:full-path="Object 434/"/>
  <manifest:file-entry manifest:media-type="text/xml" manifest:full-path="Object 597/settings.xml"/>
  <manifest:file-entry manifest:media-type="text/xml" manifest:full-path="Object 597/content.xml"/>
  <manifest:file-entry manifest:media-type="application/vnd.oasis.opendocument.formula" manifest:version="1.2" manifest:full-path="Object 597/"/>
  <manifest:file-entry manifest:media-type="text/xml" manifest:full-path="Object 431/content.xml"/>
  <manifest:file-entry manifest:media-type="text/xml" manifest:full-path="Object 431/settings.xml"/>
  <manifest:file-entry manifest:media-type="application/vnd.oasis.opendocument.formula" manifest:version="1.2" manifest:full-path="Object 431/"/>
  <manifest:file-entry manifest:media-type="text/xml" manifest:full-path="Object 435/content.xml"/>
  <manifest:file-entry manifest:media-type="text/xml" manifest:full-path="Object 435/settings.xml"/>
  <manifest:file-entry manifest:media-type="application/vnd.oasis.opendocument.formula" manifest:version="1.2" manifest:full-path="Object 435/"/>
  <manifest:file-entry manifest:media-type="text/xml" manifest:full-path="Object 432/content.xml"/>
  <manifest:file-entry manifest:media-type="text/xml" manifest:full-path="Object 432/settings.xml"/>
  <manifest:file-entry manifest:media-type="application/vnd.oasis.opendocument.formula" manifest:version="1.2" manifest:full-path="Object 432/"/>
  <manifest:file-entry manifest:media-type="text/xml" manifest:full-path="Object 598/settings.xml"/>
  <manifest:file-entry manifest:media-type="text/xml" manifest:full-path="Object 598/content.xml"/>
  <manifest:file-entry manifest:media-type="application/vnd.oasis.opendocument.formula" manifest:version="1.2" manifest:full-path="Object 598/"/>
  <manifest:file-entry manifest:media-type="text/xml" manifest:full-path="Object 595/settings.xml"/>
  <manifest:file-entry manifest:media-type="text/xml" manifest:full-path="Object 595/content.xml"/>
  <manifest:file-entry manifest:media-type="application/vnd.oasis.opendocument.formula" manifest:version="1.2" manifest:full-path="Object 595/"/>
  <manifest:file-entry manifest:media-type="text/xml" manifest:full-path="Object 436/content.xml"/>
  <manifest:file-entry manifest:media-type="text/xml" manifest:full-path="Object 436/settings.xml"/>
  <manifest:file-entry manifest:media-type="application/vnd.oasis.opendocument.formula" manifest:version="1.2" manifest:full-path="Object 436/"/>
  <manifest:file-entry manifest:media-type="text/xml" manifest:full-path="Object 599/content.xml"/>
  <manifest:file-entry manifest:media-type="text/xml" manifest:full-path="Object 599/settings.xml"/>
  <manifest:file-entry manifest:media-type="application/vnd.oasis.opendocument.formula" manifest:version="1.2" manifest:full-path="Object 599/"/>
  <manifest:file-entry manifest:media-type="text/xml" manifest:full-path="Object 433/settings.xml"/>
  <manifest:file-entry manifest:media-type="text/xml" manifest:full-path="Object 433/content.xml"/>
  <manifest:file-entry manifest:media-type="application/vnd.oasis.opendocument.formula" manifest:version="1.2" manifest:full-path="Object 433/"/>
  <manifest:file-entry manifest:media-type="text/xml" manifest:full-path="Object 437/settings.xml"/>
  <manifest:file-entry manifest:media-type="text/xml" manifest:full-path="Object 437/content.xml"/>
  <manifest:file-entry manifest:media-type="application/vnd.oasis.opendocument.formula" manifest:version="1.2" manifest:full-path="Object 437/"/>
  <manifest:file-entry manifest:media-type="text/xml" manifest:full-path="Object 438/content.xml"/>
  <manifest:file-entry manifest:media-type="text/xml" manifest:full-path="Object 438/settings.xml"/>
  <manifest:file-entry manifest:media-type="application/vnd.oasis.opendocument.formula" manifest:version="1.2" manifest:full-path="Object 438/"/>
  <manifest:file-entry manifest:media-type="text/xml" manifest:full-path="Object 439/content.xml"/>
  <manifest:file-entry manifest:media-type="text/xml" manifest:full-path="Object 439/settings.xml"/>
  <manifest:file-entry manifest:media-type="application/vnd.oasis.opendocument.formula" manifest:version="1.2" manifest:full-path="Object 439/"/>
  <manifest:file-entry manifest:media-type="text/xml" manifest:full-path="Object 1105/content.xml"/>
  <manifest:file-entry manifest:media-type="text/xml" manifest:full-path="Object 1105/settings.xml"/>
  <manifest:file-entry manifest:media-type="application/vnd.oasis.opendocument.formula" manifest:version="1.2" manifest:full-path="Object 1105/"/>
  <manifest:file-entry manifest:media-type="text/xml" manifest:full-path="Object 440/settings.xml"/>
  <manifest:file-entry manifest:media-type="text/xml" manifest:full-path="Object 440/content.xml"/>
  <manifest:file-entry manifest:media-type="application/vnd.oasis.opendocument.formula" manifest:version="1.2" manifest:full-path="Object 440/"/>
  <manifest:file-entry manifest:media-type="text/xml" manifest:full-path="Object 1106/content.xml"/>
  <manifest:file-entry manifest:media-type="text/xml" manifest:full-path="Object 1106/settings.xml"/>
  <manifest:file-entry manifest:media-type="application/vnd.oasis.opendocument.formula" manifest:version="1.2" manifest:full-path="Object 1106/"/>
  <manifest:file-entry manifest:media-type="text/xml" manifest:full-path="Object 441/content.xml"/>
  <manifest:file-entry manifest:media-type="text/xml" manifest:full-path="Object 441/settings.xml"/>
  <manifest:file-entry manifest:media-type="application/vnd.oasis.opendocument.formula" manifest:version="1.2" manifest:full-path="Object 441/"/>
  <manifest:file-entry manifest:media-type="text/xml" manifest:full-path="Object 442/settings.xml"/>
  <manifest:file-entry manifest:media-type="text/xml" manifest:full-path="Object 442/content.xml"/>
  <manifest:file-entry manifest:media-type="application/vnd.oasis.opendocument.formula" manifest:version="1.2" manifest:full-path="Object 442/"/>
  <manifest:file-entry manifest:media-type="text/xml" manifest:full-path="Object 1107/settings.xml"/>
  <manifest:file-entry manifest:media-type="text/xml" manifest:full-path="Object 1107/content.xml"/>
  <manifest:file-entry manifest:media-type="application/vnd.oasis.opendocument.formula" manifest:version="1.2" manifest:full-path="Object 1107/"/>
  <manifest:file-entry manifest:media-type="text/xml" manifest:full-path="Object 443/content.xml"/>
  <manifest:file-entry manifest:media-type="text/xml" manifest:full-path="Object 443/settings.xml"/>
  <manifest:file-entry manifest:media-type="application/vnd.oasis.opendocument.formula" manifest:version="1.2" manifest:full-path="Object 443/"/>
  <manifest:file-entry manifest:media-type="text/xml" manifest:full-path="Object 1108/settings.xml"/>
  <manifest:file-entry manifest:media-type="text/xml" manifest:full-path="Object 1108/content.xml"/>
  <manifest:file-entry manifest:media-type="application/vnd.oasis.opendocument.formula" manifest:version="1.2" manifest:full-path="Object 1108/"/>
  <manifest:file-entry manifest:media-type="text/xml" manifest:full-path="Object 444/content.xml"/>
  <manifest:file-entry manifest:media-type="text/xml" manifest:full-path="Object 444/settings.xml"/>
  <manifest:file-entry manifest:media-type="application/vnd.oasis.opendocument.formula" manifest:version="1.2" manifest:full-path="Object 444/"/>
  <manifest:file-entry manifest:media-type="text/xml" manifest:full-path="Object 1109/content.xml"/>
  <manifest:file-entry manifest:media-type="text/xml" manifest:full-path="Object 1109/settings.xml"/>
  <manifest:file-entry manifest:media-type="application/vnd.oasis.opendocument.formula" manifest:version="1.2" manifest:full-path="Object 1109/"/>
  <manifest:file-entry manifest:media-type="text/xml" manifest:full-path="Object 445/settings.xml"/>
  <manifest:file-entry manifest:media-type="text/xml" manifest:full-path="Object 445/content.xml"/>
  <manifest:file-entry manifest:media-type="application/vnd.oasis.opendocument.formula" manifest:version="1.2" manifest:full-path="Object 445/"/>
  <manifest:file-entry manifest:media-type="text/xml" manifest:full-path="Object 446/content.xml"/>
  <manifest:file-entry manifest:media-type="text/xml" manifest:full-path="Object 446/settings.xml"/>
  <manifest:file-entry manifest:media-type="application/vnd.oasis.opendocument.formula" manifest:version="1.2" manifest:full-path="Object 446/"/>
  <manifest:file-entry manifest:media-type="text/xml" manifest:full-path="Object 447/settings.xml"/>
  <manifest:file-entry manifest:media-type="text/xml" manifest:full-path="Object 447/content.xml"/>
  <manifest:file-entry manifest:media-type="application/vnd.oasis.opendocument.formula" manifest:version="1.2" manifest:full-path="Object 447/"/>
  <manifest:file-entry manifest:media-type="text/xml" manifest:full-path="Object 448/settings.xml"/>
  <manifest:file-entry manifest:media-type="text/xml" manifest:full-path="Object 448/content.xml"/>
  <manifest:file-entry manifest:media-type="application/vnd.oasis.opendocument.formula" manifest:version="1.2" manifest:full-path="Object 448/"/>
  <manifest:file-entry manifest:media-type="text/xml" manifest:full-path="Object 449/settings.xml"/>
  <manifest:file-entry manifest:media-type="text/xml" manifest:full-path="Object 449/content.xml"/>
  <manifest:file-entry manifest:media-type="application/vnd.oasis.opendocument.formula" manifest:version="1.2" manifest:full-path="Object 449/"/>
  <manifest:file-entry manifest:media-type="text/xml" manifest:full-path="Object 1115/content.xml"/>
  <manifest:file-entry manifest:media-type="text/xml" manifest:full-path="Object 1115/settings.xml"/>
  <manifest:file-entry manifest:media-type="application/vnd.oasis.opendocument.formula" manifest:version="1.2" manifest:full-path="Object 1115/"/>
  <manifest:file-entry manifest:media-type="text/xml" manifest:full-path="Object 450/content.xml"/>
  <manifest:file-entry manifest:media-type="text/xml" manifest:full-path="Object 450/settings.xml"/>
  <manifest:file-entry manifest:media-type="application/vnd.oasis.opendocument.formula" manifest:version="1.2" manifest:full-path="Object 450/"/>
  <manifest:file-entry manifest:media-type="text/xml" manifest:full-path="Object 1116/content.xml"/>
  <manifest:file-entry manifest:media-type="text/xml" manifest:full-path="Object 1116/settings.xml"/>
  <manifest:file-entry manifest:media-type="application/vnd.oasis.opendocument.formula" manifest:version="1.2" manifest:full-path="Object 1116/"/>
  <manifest:file-entry manifest:media-type="text/xml" manifest:full-path="Object 451/settings.xml"/>
  <manifest:file-entry manifest:media-type="text/xml" manifest:full-path="Object 451/content.xml"/>
  <manifest:file-entry manifest:media-type="application/vnd.oasis.opendocument.formula" manifest:version="1.2" manifest:full-path="Object 451/"/>
  <manifest:file-entry manifest:media-type="text/xml" manifest:full-path="Object 452/content.xml"/>
  <manifest:file-entry manifest:media-type="text/xml" manifest:full-path="Object 452/settings.xml"/>
  <manifest:file-entry manifest:media-type="application/vnd.oasis.opendocument.formula" manifest:version="1.2" manifest:full-path="Object 452/"/>
  <manifest:file-entry manifest:media-type="text/xml" manifest:full-path="Object 1117/settings.xml"/>
  <manifest:file-entry manifest:media-type="text/xml" manifest:full-path="Object 1117/content.xml"/>
  <manifest:file-entry manifest:media-type="application/vnd.oasis.opendocument.formula" manifest:version="1.2" manifest:full-path="Object 1117/"/>
  <manifest:file-entry manifest:media-type="text/xml" manifest:full-path="Object 453/settings.xml"/>
  <manifest:file-entry manifest:media-type="text/xml" manifest:full-path="Object 453/content.xml"/>
  <manifest:file-entry manifest:media-type="application/vnd.oasis.opendocument.formula" manifest:version="1.2" manifest:full-path="Object 453/"/>
  <manifest:file-entry manifest:media-type="text/xml" manifest:full-path="Object 1118/settings.xml"/>
  <manifest:file-entry manifest:media-type="text/xml" manifest:full-path="Object 1118/content.xml"/>
  <manifest:file-entry manifest:media-type="application/vnd.oasis.opendocument.formula" manifest:version="1.2" manifest:full-path="Object 1118/"/>
  <manifest:file-entry manifest:media-type="text/xml" manifest:full-path="Object 454/content.xml"/>
  <manifest:file-entry manifest:media-type="text/xml" manifest:full-path="Object 454/settings.xml"/>
  <manifest:file-entry manifest:media-type="application/vnd.oasis.opendocument.formula" manifest:version="1.2" manifest:full-path="Object 454/"/>
  <manifest:file-entry manifest:media-type="text/xml" manifest:full-path="Object 1119/content.xml"/>
  <manifest:file-entry manifest:media-type="text/xml" manifest:full-path="Object 1119/settings.xml"/>
  <manifest:file-entry manifest:media-type="application/vnd.oasis.opendocument.formula" manifest:version="1.2" manifest:full-path="Object 1119/"/>
  <manifest:file-entry manifest:media-type="text/xml" manifest:full-path="Object 455/settings.xml"/>
  <manifest:file-entry manifest:media-type="text/xml" manifest:full-path="Object 455/content.xml"/>
  <manifest:file-entry manifest:media-type="application/vnd.oasis.opendocument.formula" manifest:version="1.2" manifest:full-path="Object 455/"/>
  <manifest:file-entry manifest:media-type="text/xml" manifest:full-path="Object 1145/settings.xml"/>
  <manifest:file-entry manifest:media-type="text/xml" manifest:full-path="Object 1145/content.xml"/>
  <manifest:file-entry manifest:media-type="application/vnd.oasis.opendocument.formula" manifest:version="1.2" manifest:full-path="Object 1145/"/>
  <manifest:file-entry manifest:media-type="text/xml" manifest:full-path="Object 480/content.xml"/>
  <manifest:file-entry manifest:media-type="text/xml" manifest:full-path="Object 480/settings.xml"/>
  <manifest:file-entry manifest:media-type="application/vnd.oasis.opendocument.formula" manifest:version="1.2" manifest:full-path="Object 480/"/>
  <manifest:file-entry manifest:media-type="text/xml" manifest:full-path="Object 748/settings.xml"/>
  <manifest:file-entry manifest:media-type="text/xml" manifest:full-path="Object 748/content.xml"/>
  <manifest:file-entry manifest:media-type="application/vnd.oasis.opendocument.formula" manifest:version="1.2" manifest:full-path="Object 748/"/>
  <manifest:file-entry manifest:media-type="text/xml" manifest:full-path="Object 749/content.xml"/>
  <manifest:file-entry manifest:media-type="text/xml" manifest:full-path="Object 749/settings.xml"/>
  <manifest:file-entry manifest:media-type="application/vnd.oasis.opendocument.formula" manifest:version="1.2" manifest:full-path="Object 749/"/>
  <manifest:file-entry manifest:media-type="text/xml" manifest:full-path="Object 481/content.xml"/>
  <manifest:file-entry manifest:media-type="text/xml" manifest:full-path="Object 481/settings.xml"/>
  <manifest:file-entry manifest:media-type="application/vnd.oasis.opendocument.formula" manifest:version="1.2" manifest:full-path="Object 481/"/>
  <manifest:file-entry manifest:media-type="text/xml" manifest:full-path="Object 1146/settings.xml"/>
  <manifest:file-entry manifest:media-type="text/xml" manifest:full-path="Object 1146/content.xml"/>
  <manifest:file-entry manifest:media-type="application/vnd.oasis.opendocument.formula" manifest:version="1.2" manifest:full-path="Object 1146/"/>
  <manifest:file-entry manifest:media-type="text/xml" manifest:full-path="Object 1155/settings.xml"/>
  <manifest:file-entry manifest:media-type="text/xml" manifest:full-path="Object 1155/content.xml"/>
  <manifest:file-entry manifest:media-type="application/vnd.oasis.opendocument.formula" manifest:version="1.2" manifest:full-path="Object 1155/"/>
  <manifest:file-entry manifest:media-type="text/xml" manifest:full-path="Object 490/content.xml"/>
  <manifest:file-entry manifest:media-type="text/xml" manifest:full-path="Object 490/settings.xml"/>
  <manifest:file-entry manifest:media-type="application/vnd.oasis.opendocument.formula" manifest:version="1.2" manifest:full-path="Object 490/"/>
  <manifest:file-entry manifest:media-type="text/xml" manifest:full-path="Object 758/content.xml"/>
  <manifest:file-entry manifest:media-type="text/xml" manifest:full-path="Object 758/settings.xml"/>
  <manifest:file-entry manifest:media-type="application/vnd.oasis.opendocument.formula" manifest:version="1.2" manifest:full-path="Object 758/"/>
  <manifest:file-entry manifest:media-type="text/xml" manifest:full-path="Object 759/settings.xml"/>
  <manifest:file-entry manifest:media-type="text/xml" manifest:full-path="Object 759/content.xml"/>
  <manifest:file-entry manifest:media-type="application/vnd.oasis.opendocument.formula" manifest:version="1.2" manifest:full-path="Object 759/"/>
  <manifest:file-entry manifest:media-type="text/xml" manifest:full-path="Object 491/content.xml"/>
  <manifest:file-entry manifest:media-type="text/xml" manifest:full-path="Object 491/settings.xml"/>
  <manifest:file-entry manifest:media-type="application/vnd.oasis.opendocument.formula" manifest:version="1.2" manifest:full-path="Object 491/"/>
  <manifest:file-entry manifest:media-type="text/xml" manifest:full-path="Object 1156/settings.xml"/>
  <manifest:file-entry manifest:media-type="text/xml" manifest:full-path="Object 1156/content.xml"/>
  <manifest:file-entry manifest:media-type="application/vnd.oasis.opendocument.formula" manifest:version="1.2" manifest:full-path="Object 1156/"/>
  <manifest:file-entry manifest:media-type="text/xml" manifest:full-path="Object 509/content.xml"/>
  <manifest:file-entry manifest:media-type="text/xml" manifest:full-path="Object 509/settings.xml"/>
  <manifest:file-entry manifest:media-type="application/vnd.oasis.opendocument.formula" manifest:version="1.2" manifest:full-path="Object 509/"/>
  <manifest:file-entry manifest:media-type="text/xml" manifest:full-path="Object 1127/settings.xml"/>
  <manifest:file-entry manifest:media-type="text/xml" manifest:full-path="Object 1127/content.xml"/>
  <manifest:file-entry manifest:media-type="application/vnd.oasis.opendocument.formula" manifest:version="1.2" manifest:full-path="Object 1127/"/>
  <manifest:file-entry manifest:media-type="text/xml" manifest:full-path="Object 462/settings.xml"/>
  <manifest:file-entry manifest:media-type="text/xml" manifest:full-path="Object 462/content.xml"/>
  <manifest:file-entry manifest:media-type="application/vnd.oasis.opendocument.formula" manifest:version="1.2" manifest:full-path="Object 462/"/>
  <manifest:file-entry manifest:media-type="text/xml" manifest:full-path="Object 519/settings.xml"/>
  <manifest:file-entry manifest:media-type="text/xml" manifest:full-path="Object 519/content.xml"/>
  <manifest:file-entry manifest:media-type="application/vnd.oasis.opendocument.formula" manifest:version="1.2" manifest:full-path="Object 519/"/>
  <manifest:file-entry manifest:media-type="text/xml" manifest:full-path="Object 1137/settings.xml"/>
  <manifest:file-entry manifest:media-type="text/xml" manifest:full-path="Object 1137/content.xml"/>
  <manifest:file-entry manifest:media-type="application/vnd.oasis.opendocument.formula" manifest:version="1.2" manifest:full-path="Object 1137/"/>
  <manifest:file-entry manifest:media-type="text/xml" manifest:full-path="Object 472/settings.xml"/>
  <manifest:file-entry manifest:media-type="text/xml" manifest:full-path="Object 472/content.xml"/>
  <manifest:file-entry manifest:media-type="application/vnd.oasis.opendocument.formula" manifest:version="1.2" manifest:full-path="Object 472/"/>
  <manifest:file-entry manifest:media-type="text/xml" manifest:full-path="Object 529/content.xml"/>
  <manifest:file-entry manifest:media-type="text/xml" manifest:full-path="Object 529/settings.xml"/>
  <manifest:file-entry manifest:media-type="application/vnd.oasis.opendocument.formula" manifest:version="1.2" manifest:full-path="Object 529/"/>
  <manifest:file-entry manifest:media-type="text/xml" manifest:full-path="Object 1160/content.xml"/>
  <manifest:file-entry manifest:media-type="text/xml" manifest:full-path="Object 1160/settings.xml"/>
  <manifest:file-entry manifest:media-type="application/vnd.oasis.opendocument.formula" manifest:version="1.2" manifest:full-path="Object 1160/"/>
  <manifest:file-entry manifest:media-type="text/xml" manifest:full-path="Object 763/settings.xml"/>
  <manifest:file-entry manifest:media-type="text/xml" manifest:full-path="Object 763/content.xml"/>
  <manifest:file-entry manifest:media-type="application/vnd.oasis.opendocument.formula" manifest:version="1.2" manifest:full-path="Object 763/"/>
  <manifest:file-entry manifest:media-type="text/xml" manifest:full-path="Object 766/settings.xml"/>
  <manifest:file-entry manifest:media-type="text/xml" manifest:full-path="Object 766/content.xml"/>
  <manifest:file-entry manifest:media-type="application/vnd.oasis.opendocument.formula" manifest:version="1.2" manifest:full-path="Object 766/"/>
  <manifest:file-entry manifest:media-type="text/xml" manifest:full-path="Object 600/settings.xml"/>
  <manifest:file-entry manifest:media-type="text/xml" manifest:full-path="Object 600/content.xml"/>
  <manifest:file-entry manifest:media-type="application/vnd.oasis.opendocument.formula" manifest:version="1.2" manifest:full-path="Object 600/"/>
  <manifest:file-entry manifest:media-type="text/xml" manifest:full-path="Object 1164/settings.xml"/>
  <manifest:file-entry manifest:media-type="text/xml" manifest:full-path="Object 1164/content.xml"/>
  <manifest:file-entry manifest:media-type="application/vnd.oasis.opendocument.formula" manifest:version="1.2" manifest:full-path="Object 1164/"/>
  <manifest:file-entry manifest:media-type="text/xml" manifest:full-path="Object 1167/content.xml"/>
  <manifest:file-entry manifest:media-type="text/xml" manifest:full-path="Object 1167/settings.xml"/>
  <manifest:file-entry manifest:media-type="application/vnd.oasis.opendocument.formula" manifest:version="1.2" manifest:full-path="Object 1167/"/>
  <manifest:file-entry manifest:media-type="text/xml" manifest:full-path="Object 1001/content.xml"/>
  <manifest:file-entry manifest:media-type="text/xml" manifest:full-path="Object 1001/settings.xml"/>
  <manifest:file-entry manifest:media-type="application/vnd.oasis.opendocument.formula" manifest:version="1.2" manifest:full-path="Object 1001/"/>
  <manifest:file-entry manifest:media-type="text/xml" manifest:full-path="Object 604/content.xml"/>
  <manifest:file-entry manifest:media-type="text/xml" manifest:full-path="Object 604/settings.xml"/>
  <manifest:file-entry manifest:media-type="application/vnd.oasis.opendocument.formula" manifest:version="1.2" manifest:full-path="Object 604/"/>
  <manifest:file-entry manifest:media-type="text/xml" manifest:full-path="Object 601/content.xml"/>
  <manifest:file-entry manifest:media-type="text/xml" manifest:full-path="Object 601/settings.xml"/>
  <manifest:file-entry manifest:media-type="application/vnd.oasis.opendocument.formula" manifest:version="1.2" manifest:full-path="Object 601/"/>
  <manifest:file-entry manifest:media-type="text/xml" manifest:full-path="Object 767/content.xml"/>
  <manifest:file-entry manifest:media-type="text/xml" manifest:full-path="Object 767/settings.xml"/>
  <manifest:file-entry manifest:media-type="application/vnd.oasis.opendocument.formula" manifest:version="1.2" manifest:full-path="Object 767/"/>
  <manifest:file-entry manifest:media-type="text/xml" manifest:full-path="Object 1161/content.xml"/>
  <manifest:file-entry manifest:media-type="text/xml" manifest:full-path="Object 1161/settings.xml"/>
  <manifest:file-entry manifest:media-type="application/vnd.oasis.opendocument.formula" manifest:version="1.2" manifest:full-path="Object 1161/"/>
  <manifest:file-entry manifest:media-type="text/xml" manifest:full-path="Object 764/settings.xml"/>
  <manifest:file-entry manifest:media-type="text/xml" manifest:full-path="Object 764/content.xml"/>
  <manifest:file-entry manifest:media-type="application/vnd.oasis.opendocument.formula" manifest:version="1.2" manifest:full-path="Object 764/"/>
  <manifest:file-entry manifest:media-type="text/xml" manifest:full-path="Object 1165/settings.xml"/>
  <manifest:file-entry manifest:media-type="text/xml" manifest:full-path="Object 1165/content.xml"/>
  <manifest:file-entry manifest:media-type="application/vnd.oasis.opendocument.formula" manifest:version="1.2" manifest:full-path="Object 1165/"/>
  <manifest:file-entry manifest:media-type="text/xml" manifest:full-path="Object 1168/content.xml"/>
  <manifest:file-entry manifest:media-type="text/xml" manifest:full-path="Object 1168/settings.xml"/>
  <manifest:file-entry manifest:media-type="application/vnd.oasis.opendocument.formula" manifest:version="1.2" manifest:full-path="Object 1168/"/>
  <manifest:file-entry manifest:media-type="text/xml" manifest:full-path="Object 1002/settings.xml"/>
  <manifest:file-entry manifest:media-type="text/xml" manifest:full-path="Object 1002/content.xml"/>
  <manifest:file-entry manifest:media-type="application/vnd.oasis.opendocument.formula" manifest:version="1.2" manifest:full-path="Object 1002/"/>
  <manifest:file-entry manifest:media-type="text/xml" manifest:full-path="Object 605/settings.xml"/>
  <manifest:file-entry manifest:media-type="text/xml" manifest:full-path="Object 605/content.xml"/>
  <manifest:file-entry manifest:media-type="application/vnd.oasis.opendocument.formula" manifest:version="1.2" manifest:full-path="Object 605/"/>
  <manifest:file-entry manifest:media-type="text/xml" manifest:full-path="Object 602/settings.xml"/>
  <manifest:file-entry manifest:media-type="text/xml" manifest:full-path="Object 602/content.xml"/>
  <manifest:file-entry manifest:media-type="application/vnd.oasis.opendocument.formula" manifest:version="1.2" manifest:full-path="Object 602/"/>
  <manifest:file-entry manifest:media-type="text/xml" manifest:full-path="Object 768/content.xml"/>
  <manifest:file-entry manifest:media-type="text/xml" manifest:full-path="Object 768/settings.xml"/>
  <manifest:file-entry manifest:media-type="application/vnd.oasis.opendocument.formula" manifest:version="1.2" manifest:full-path="Object 768/"/>
  <manifest:file-entry manifest:media-type="text/xml" manifest:full-path="Object 1162/settings.xml"/>
  <manifest:file-entry manifest:media-type="text/xml" manifest:full-path="Object 1162/content.xml"/>
  <manifest:file-entry manifest:media-type="application/vnd.oasis.opendocument.formula" manifest:version="1.2" manifest:full-path="Object 1162/"/>
  <manifest:file-entry manifest:media-type="text/xml" manifest:full-path="Object 765/settings.xml"/>
  <manifest:file-entry manifest:media-type="text/xml" manifest:full-path="Object 765/content.xml"/>
  <manifest:file-entry manifest:media-type="application/vnd.oasis.opendocument.formula" manifest:version="1.2" manifest:full-path="Object 765/"/>
  <manifest:file-entry manifest:media-type="text/xml" manifest:full-path="Object 1000/content.xml"/>
  <manifest:file-entry manifest:media-type="text/xml" manifest:full-path="Object 1000/settings.xml"/>
  <manifest:file-entry manifest:media-type="application/vnd.oasis.opendocument.formula" manifest:version="1.2" manifest:full-path="Object 1000/"/>
  <manifest:file-entry manifest:media-type="text/xml" manifest:full-path="Object 1166/settings.xml"/>
  <manifest:file-entry manifest:media-type="text/xml" manifest:full-path="Object 1166/content.xml"/>
  <manifest:file-entry manifest:media-type="application/vnd.oasis.opendocument.formula" manifest:version="1.2" manifest:full-path="Object 1166/"/>
  <manifest:file-entry manifest:media-type="text/xml" manifest:full-path="Object 1169/settings.xml"/>
  <manifest:file-entry manifest:media-type="text/xml" manifest:full-path="Object 1169/content.xml"/>
  <manifest:file-entry manifest:media-type="application/vnd.oasis.opendocument.formula" manifest:version="1.2" manifest:full-path="Object 1169/"/>
  <manifest:file-entry manifest:media-type="text/xml" manifest:full-path="Object 1003/content.xml"/>
  <manifest:file-entry manifest:media-type="text/xml" manifest:full-path="Object 1003/settings.xml"/>
  <manifest:file-entry manifest:media-type="application/vnd.oasis.opendocument.formula" manifest:version="1.2" manifest:full-path="Object 1003/"/>
  <manifest:file-entry manifest:media-type="text/xml" manifest:full-path="Object 606/settings.xml"/>
  <manifest:file-entry manifest:media-type="text/xml" manifest:full-path="Object 606/content.xml"/>
  <manifest:file-entry manifest:media-type="application/vnd.oasis.opendocument.formula" manifest:version="1.2" manifest:full-path="Object 606/"/>
  <manifest:file-entry manifest:media-type="text/xml" manifest:full-path="Object 603/settings.xml"/>
  <manifest:file-entry manifest:media-type="text/xml" manifest:full-path="Object 603/content.xml"/>
  <manifest:file-entry manifest:media-type="application/vnd.oasis.opendocument.formula" manifest:version="1.2" manifest:full-path="Object 603/"/>
  <manifest:file-entry manifest:media-type="text/xml" manifest:full-path="Object 769/settings.xml"/>
  <manifest:file-entry manifest:media-type="text/xml" manifest:full-path="Object 769/content.xml"/>
  <manifest:file-entry manifest:media-type="application/vnd.oasis.opendocument.formula" manifest:version="1.2" manifest:full-path="Object 769/"/>
  <manifest:file-entry manifest:media-type="text/xml" manifest:full-path="Object 1163/content.xml"/>
  <manifest:file-entry manifest:media-type="text/xml" manifest:full-path="Object 1163/settings.xml"/>
  <manifest:file-entry manifest:media-type="application/vnd.oasis.opendocument.formula" manifest:version="1.2" manifest:full-path="Object 1163/"/>
  <manifest:file-entry manifest:media-type="text/xml" manifest:full-path="Object 1004/content.xml"/>
  <manifest:file-entry manifest:media-type="text/xml" manifest:full-path="Object 1004/settings.xml"/>
  <manifest:file-entry manifest:media-type="application/vnd.oasis.opendocument.formula" manifest:version="1.2" manifest:full-path="Object 1004/"/>
  <manifest:file-entry manifest:media-type="text/xml" manifest:full-path="Object 607/settings.xml"/>
  <manifest:file-entry manifest:media-type="text/xml" manifest:full-path="Object 607/content.xml"/>
  <manifest:file-entry manifest:media-type="application/vnd.oasis.opendocument.formula" manifest:version="1.2" manifest:full-path="Object 607/"/>
  <manifest:file-entry manifest:media-type="text/xml" manifest:full-path="Object 608/settings.xml"/>
  <manifest:file-entry manifest:media-type="text/xml" manifest:full-path="Object 608/content.xml"/>
  <manifest:file-entry manifest:media-type="application/vnd.oasis.opendocument.formula" manifest:version="1.2" manifest:full-path="Object 608/"/>
  <manifest:file-entry manifest:media-type="text/xml" manifest:full-path="Object 609/settings.xml"/>
  <manifest:file-entry manifest:media-type="text/xml" manifest:full-path="Object 609/content.xml"/>
  <manifest:file-entry manifest:media-type="application/vnd.oasis.opendocument.formula" manifest:version="1.2" manifest:full-path="Object 609/"/>
  <manifest:file-entry manifest:media-type="text/xml" manifest:full-path="Object 1170/content.xml"/>
  <manifest:file-entry manifest:media-type="text/xml" manifest:full-path="Object 1170/settings.xml"/>
  <manifest:file-entry manifest:media-type="application/vnd.oasis.opendocument.formula" manifest:version="1.2" manifest:full-path="Object 1170/"/>
  <manifest:file-entry manifest:media-type="text/xml" manifest:full-path="Object 773/settings.xml"/>
  <manifest:file-entry manifest:media-type="text/xml" manifest:full-path="Object 773/content.xml"/>
  <manifest:file-entry manifest:media-type="application/vnd.oasis.opendocument.formula" manifest:version="1.2" manifest:full-path="Object 773/"/>
  <manifest:file-entry manifest:media-type="text/xml" manifest:full-path="Object 776/settings.xml"/>
  <manifest:file-entry manifest:media-type="text/xml" manifest:full-path="Object 776/content.xml"/>
  <manifest:file-entry manifest:media-type="application/vnd.oasis.opendocument.formula" manifest:version="1.2" manifest:full-path="Object 776/"/>
  <manifest:file-entry manifest:media-type="text/xml" manifest:full-path="Object 610/content.xml"/>
  <manifest:file-entry manifest:media-type="text/xml" manifest:full-path="Object 610/settings.xml"/>
  <manifest:file-entry manifest:media-type="application/vnd.oasis.opendocument.formula" manifest:version="1.2" manifest:full-path="Object 610/"/>
  <manifest:file-entry manifest:media-type="text/xml" manifest:full-path="Object 1174/settings.xml"/>
  <manifest:file-entry manifest:media-type="text/xml" manifest:full-path="Object 1174/content.xml"/>
  <manifest:file-entry manifest:media-type="application/vnd.oasis.opendocument.formula" manifest:version="1.2" manifest:full-path="Object 1174/"/>
  <manifest:file-entry manifest:media-type="text/xml" manifest:full-path="Object 1177/settings.xml"/>
  <manifest:file-entry manifest:media-type="text/xml" manifest:full-path="Object 1177/content.xml"/>
  <manifest:file-entry manifest:media-type="application/vnd.oasis.opendocument.formula" manifest:version="1.2" manifest:full-path="Object 1177/"/>
  <manifest:file-entry manifest:media-type="text/xml" manifest:full-path="Object 1011/settings.xml"/>
  <manifest:file-entry manifest:media-type="text/xml" manifest:full-path="Object 1011/content.xml"/>
  <manifest:file-entry manifest:media-type="application/vnd.oasis.opendocument.formula" manifest:version="1.2" manifest:full-path="Object 1011/"/>
  <manifest:file-entry manifest:media-type="text/xml" manifest:full-path="Object 614/content.xml"/>
  <manifest:file-entry manifest:media-type="text/xml" manifest:full-path="Object 614/settings.xml"/>
  <manifest:file-entry manifest:media-type="application/vnd.oasis.opendocument.formula" manifest:version="1.2" manifest:full-path="Object 614/"/>
  <manifest:file-entry manifest:media-type="text/xml" manifest:full-path="Object 611/settings.xml"/>
  <manifest:file-entry manifest:media-type="text/xml" manifest:full-path="Object 611/content.xml"/>
  <manifest:file-entry manifest:media-type="application/vnd.oasis.opendocument.formula" manifest:version="1.2" manifest:full-path="Object 611/"/>
  <manifest:file-entry manifest:media-type="text/xml" manifest:full-path="Object 777/settings.xml"/>
  <manifest:file-entry manifest:media-type="text/xml" manifest:full-path="Object 777/content.xml"/>
  <manifest:file-entry manifest:media-type="application/vnd.oasis.opendocument.formula" manifest:version="1.2" manifest:full-path="Object 777/"/>
  <manifest:file-entry manifest:media-type="text/xml" manifest:full-path="Object 1171/settings.xml"/>
  <manifest:file-entry manifest:media-type="text/xml" manifest:full-path="Object 1171/content.xml"/>
  <manifest:file-entry manifest:media-type="application/vnd.oasis.opendocument.formula" manifest:version="1.2" manifest:full-path="Object 1171/"/>
  <manifest:file-entry manifest:media-type="text/xml" manifest:full-path="Object 774/settings.xml"/>
  <manifest:file-entry manifest:media-type="text/xml" manifest:full-path="Object 774/content.xml"/>
  <manifest:file-entry manifest:media-type="application/vnd.oasis.opendocument.formula" manifest:version="1.2" manifest:full-path="Object 774/"/>
  <manifest:file-entry manifest:media-type="text/xml" manifest:full-path="Object 1175/settings.xml"/>
  <manifest:file-entry manifest:media-type="text/xml" manifest:full-path="Object 1175/content.xml"/>
  <manifest:file-entry manifest:media-type="application/vnd.oasis.opendocument.formula" manifest:version="1.2" manifest:full-path="Object 1175/"/>
  <manifest:file-entry manifest:media-type="text/xml" manifest:full-path="Object 1178/content.xml"/>
  <manifest:file-entry manifest:media-type="text/xml" manifest:full-path="Object 1178/settings.xml"/>
  <manifest:file-entry manifest:media-type="application/vnd.oasis.opendocument.formula" manifest:version="1.2" manifest:full-path="Object 1178/"/>
  <manifest:file-entry manifest:media-type="text/xml" manifest:full-path="Object 1012/settings.xml"/>
  <manifest:file-entry manifest:media-type="text/xml" manifest:full-path="Object 1012/content.xml"/>
  <manifest:file-entry manifest:media-type="application/vnd.oasis.opendocument.formula" manifest:version="1.2" manifest:full-path="Object 1012/"/>
  <manifest:file-entry manifest:media-type="text/xml" manifest:full-path="Object 615/content.xml"/>
  <manifest:file-entry manifest:media-type="text/xml" manifest:full-path="Object 615/settings.xml"/>
  <manifest:file-entry manifest:media-type="application/vnd.oasis.opendocument.formula" manifest:version="1.2" manifest:full-path="Object 615/"/>
  <manifest:file-entry manifest:media-type="text/xml" manifest:full-path="Object 612/content.xml"/>
  <manifest:file-entry manifest:media-type="text/xml" manifest:full-path="Object 612/settings.xml"/>
  <manifest:file-entry manifest:media-type="application/vnd.oasis.opendocument.formula" manifest:version="1.2" manifest:full-path="Object 612/"/>
  <manifest:file-entry manifest:media-type="text/xml" manifest:full-path="Object 778/settings.xml"/>
  <manifest:file-entry manifest:media-type="text/xml" manifest:full-path="Object 778/content.xml"/>
  <manifest:file-entry manifest:media-type="application/vnd.oasis.opendocument.formula" manifest:version="1.2" manifest:full-path="Object 778/"/>
  <manifest:file-entry manifest:media-type="text/xml" manifest:full-path="Object 1172/settings.xml"/>
  <manifest:file-entry manifest:media-type="text/xml" manifest:full-path="Object 1172/content.xml"/>
  <manifest:file-entry manifest:media-type="application/vnd.oasis.opendocument.formula" manifest:version="1.2" manifest:full-path="Object 1172/"/>
  <manifest:file-entry manifest:media-type="text/xml" manifest:full-path="Object 775/settings.xml"/>
  <manifest:file-entry manifest:media-type="text/xml" manifest:full-path="Object 775/content.xml"/>
  <manifest:file-entry manifest:media-type="application/vnd.oasis.opendocument.formula" manifest:version="1.2" manifest:full-path="Object 775/"/>
  <manifest:file-entry manifest:media-type="text/xml" manifest:full-path="Object 1010/settings.xml"/>
  <manifest:file-entry manifest:media-type="text/xml" manifest:full-path="Object 1010/content.xml"/>
  <manifest:file-entry manifest:media-type="application/vnd.oasis.opendocument.formula" manifest:version="1.2" manifest:full-path="Object 1010/"/>
  <manifest:file-entry manifest:media-type="text/xml" manifest:full-path="Object 1176/settings.xml"/>
  <manifest:file-entry manifest:media-type="text/xml" manifest:full-path="Object 1176/content.xml"/>
  <manifest:file-entry manifest:media-type="application/vnd.oasis.opendocument.formula" manifest:version="1.2" manifest:full-path="Object 1176/"/>
  <manifest:file-entry manifest:media-type="text/xml" manifest:full-path="Object 1179/settings.xml"/>
  <manifest:file-entry manifest:media-type="text/xml" manifest:full-path="Object 1179/content.xml"/>
  <manifest:file-entry manifest:media-type="application/vnd.oasis.opendocument.formula" manifest:version="1.2" manifest:full-path="Object 1179/"/>
  <manifest:file-entry manifest:media-type="text/xml" manifest:full-path="Object 1013/content.xml"/>
  <manifest:file-entry manifest:media-type="text/xml" manifest:full-path="Object 1013/settings.xml"/>
  <manifest:file-entry manifest:media-type="application/vnd.oasis.opendocument.formula" manifest:version="1.2" manifest:full-path="Object 1013/"/>
  <manifest:file-entry manifest:media-type="text/xml" manifest:full-path="Object 616/settings.xml"/>
  <manifest:file-entry manifest:media-type="text/xml" manifest:full-path="Object 616/content.xml"/>
  <manifest:file-entry manifest:media-type="application/vnd.oasis.opendocument.formula" manifest:version="1.2" manifest:full-path="Object 616/"/>
  <manifest:file-entry manifest:media-type="text/xml" manifest:full-path="Object 613/content.xml"/>
  <manifest:file-entry manifest:media-type="text/xml" manifest:full-path="Object 613/settings.xml"/>
  <manifest:file-entry manifest:media-type="application/vnd.oasis.opendocument.formula" manifest:version="1.2" manifest:full-path="Object 613/"/>
  <manifest:file-entry manifest:media-type="text/xml" manifest:full-path="Object 779/settings.xml"/>
  <manifest:file-entry manifest:media-type="text/xml" manifest:full-path="Object 779/content.xml"/>
  <manifest:file-entry manifest:media-type="application/vnd.oasis.opendocument.formula" manifest:version="1.2" manifest:full-path="Object 779/"/>
  <manifest:file-entry manifest:media-type="text/xml" manifest:full-path="Object 1173/content.xml"/>
  <manifest:file-entry manifest:media-type="text/xml" manifest:full-path="Object 1173/settings.xml"/>
  <manifest:file-entry manifest:media-type="application/vnd.oasis.opendocument.formula" manifest:version="1.2" manifest:full-path="Object 1173/"/>
  <manifest:file-entry manifest:media-type="text/xml" manifest:full-path="Object 1014/settings.xml"/>
  <manifest:file-entry manifest:media-type="text/xml" manifest:full-path="Object 1014/content.xml"/>
  <manifest:file-entry manifest:media-type="application/vnd.oasis.opendocument.formula" manifest:version="1.2" manifest:full-path="Object 1014/"/>
  <manifest:file-entry manifest:media-type="text/xml" manifest:full-path="Object 617/content.xml"/>
  <manifest:file-entry manifest:media-type="text/xml" manifest:full-path="Object 617/settings.xml"/>
  <manifest:file-entry manifest:media-type="application/vnd.oasis.opendocument.formula" manifest:version="1.2" manifest:full-path="Object 617/"/>
  <manifest:file-entry manifest:media-type="text/xml" manifest:full-path="Object 618/content.xml"/>
  <manifest:file-entry manifest:media-type="text/xml" manifest:full-path="Object 618/settings.xml"/>
  <manifest:file-entry manifest:media-type="application/vnd.oasis.opendocument.formula" manifest:version="1.2" manifest:full-path="Object 618/"/>
  <manifest:file-entry manifest:media-type="text/xml" manifest:full-path="Object 619/settings.xml"/>
  <manifest:file-entry manifest:media-type="text/xml" manifest:full-path="Object 619/content.xml"/>
  <manifest:file-entry manifest:media-type="application/vnd.oasis.opendocument.formula" manifest:version="1.2" manifest:full-path="Object 619/"/>
  <manifest:file-entry manifest:media-type="text/xml" manifest:full-path="Object 1180/settings.xml"/>
  <manifest:file-entry manifest:media-type="text/xml" manifest:full-path="Object 1180/content.xml"/>
  <manifest:file-entry manifest:media-type="application/vnd.oasis.opendocument.formula" manifest:version="1.2" manifest:full-path="Object 1180/"/>
  <manifest:file-entry manifest:media-type="text/xml" manifest:full-path="Object 783/settings.xml"/>
  <manifest:file-entry manifest:media-type="text/xml" manifest:full-path="Object 783/content.xml"/>
  <manifest:file-entry manifest:media-type="application/vnd.oasis.opendocument.formula" manifest:version="1.2" manifest:full-path="Object 783/"/>
  <manifest:file-entry manifest:media-type="text/xml" manifest:full-path="Object 786/settings.xml"/>
  <manifest:file-entry manifest:media-type="text/xml" manifest:full-path="Object 786/content.xml"/>
  <manifest:file-entry manifest:media-type="application/vnd.oasis.opendocument.formula" manifest:version="1.2" manifest:full-path="Object 786/"/>
  <manifest:file-entry manifest:media-type="text/xml" manifest:full-path="Object 620/settings.xml"/>
  <manifest:file-entry manifest:media-type="text/xml" manifest:full-path="Object 620/content.xml"/>
  <manifest:file-entry manifest:media-type="application/vnd.oasis.opendocument.formula" manifest:version="1.2" manifest:full-path="Object 620/"/>
  <manifest:file-entry manifest:media-type="text/xml" manifest:full-path="Object 1184/content.xml"/>
  <manifest:file-entry manifest:media-type="text/xml" manifest:full-path="Object 1184/settings.xml"/>
  <manifest:file-entry manifest:media-type="application/vnd.oasis.opendocument.formula" manifest:version="1.2" manifest:full-path="Object 1184/"/>
  <manifest:file-entry manifest:media-type="text/xml" manifest:full-path="Object 1187/settings.xml"/>
  <manifest:file-entry manifest:media-type="text/xml" manifest:full-path="Object 1187/content.xml"/>
  <manifest:file-entry manifest:media-type="application/vnd.oasis.opendocument.formula" manifest:version="1.2" manifest:full-path="Object 1187/"/>
  <manifest:file-entry manifest:media-type="text/xml" manifest:full-path="Object 1021/settings.xml"/>
  <manifest:file-entry manifest:media-type="text/xml" manifest:full-path="Object 1021/content.xml"/>
  <manifest:file-entry manifest:media-type="application/vnd.oasis.opendocument.formula" manifest:version="1.2" manifest:full-path="Object 1021/"/>
  <manifest:file-entry manifest:media-type="text/xml" manifest:full-path="Object 624/settings.xml"/>
  <manifest:file-entry manifest:media-type="text/xml" manifest:full-path="Object 624/content.xml"/>
  <manifest:file-entry manifest:media-type="application/vnd.oasis.opendocument.formula" manifest:version="1.2" manifest:full-path="Object 624/"/>
  <manifest:file-entry manifest:media-type="text/xml" manifest:full-path="Object 621/settings.xml"/>
  <manifest:file-entry manifest:media-type="text/xml" manifest:full-path="Object 621/content.xml"/>
  <manifest:file-entry manifest:media-type="application/vnd.oasis.opendocument.formula" manifest:version="1.2" manifest:full-path="Object 621/"/>
  <manifest:file-entry manifest:media-type="text/xml" manifest:full-path="Object 787/content.xml"/>
  <manifest:file-entry manifest:media-type="text/xml" manifest:full-path="Object 787/settings.xml"/>
  <manifest:file-entry manifest:media-type="application/vnd.oasis.opendocument.formula" manifest:version="1.2" manifest:full-path="Object 787/"/>
  <manifest:file-entry manifest:media-type="text/xml" manifest:full-path="Object 784/content.xml"/>
  <manifest:file-entry manifest:media-type="text/xml" manifest:full-path="Object 784/settings.xml"/>
  <manifest:file-entry manifest:media-type="application/vnd.oasis.opendocument.formula" manifest:version="1.2" manifest:full-path="Object 784/"/>
  <manifest:file-entry manifest:media-type="text/xml" manifest:full-path="Object 1181/settings.xml"/>
  <manifest:file-entry manifest:media-type="text/xml" manifest:full-path="Object 1181/content.xml"/>
  <manifest:file-entry manifest:media-type="application/vnd.oasis.opendocument.formula" manifest:version="1.2" manifest:full-path="Object 1181/"/>
  <manifest:file-entry manifest:media-type="text/xml" manifest:full-path="Object 1185/content.xml"/>
  <manifest:file-entry manifest:media-type="text/xml" manifest:full-path="Object 1185/settings.xml"/>
  <manifest:file-entry manifest:media-type="application/vnd.oasis.opendocument.formula" manifest:version="1.2" manifest:full-path="Object 1185/"/>
  <manifest:file-entry manifest:media-type="text/xml" manifest:full-path="Object 1188/content.xml"/>
  <manifest:file-entry manifest:media-type="text/xml" manifest:full-path="Object 1188/settings.xml"/>
  <manifest:file-entry manifest:media-type="application/vnd.oasis.opendocument.formula" manifest:version="1.2" manifest:full-path="Object 1188/"/>
  <manifest:file-entry manifest:media-type="text/xml" manifest:full-path="Object 1022/content.xml"/>
  <manifest:file-entry manifest:media-type="text/xml" manifest:full-path="Object 1022/settings.xml"/>
  <manifest:file-entry manifest:media-type="application/vnd.oasis.opendocument.formula" manifest:version="1.2" manifest:full-path="Object 1022/"/>
  <manifest:file-entry manifest:media-type="text/xml" manifest:full-path="Object 625/content.xml"/>
  <manifest:file-entry manifest:media-type="text/xml" manifest:full-path="Object 625/settings.xml"/>
  <manifest:file-entry manifest:media-type="application/vnd.oasis.opendocument.formula" manifest:version="1.2" manifest:full-path="Object 625/"/>
  <manifest:file-entry manifest:media-type="text/xml" manifest:full-path="Object 622/settings.xml"/>
  <manifest:file-entry manifest:media-type="text/xml" manifest:full-path="Object 622/content.xml"/>
  <manifest:file-entry manifest:media-type="application/vnd.oasis.opendocument.formula" manifest:version="1.2" manifest:full-path="Object 622/"/>
  <manifest:file-entry manifest:media-type="text/xml" manifest:full-path="Object 788/content.xml"/>
  <manifest:file-entry manifest:media-type="text/xml" manifest:full-path="Object 788/settings.xml"/>
  <manifest:file-entry manifest:media-type="application/vnd.oasis.opendocument.formula" manifest:version="1.2" manifest:full-path="Object 788/"/>
  <manifest:file-entry manifest:media-type="text/xml" manifest:full-path="Object 1182/content.xml"/>
  <manifest:file-entry manifest:media-type="text/xml" manifest:full-path="Object 1182/settings.xml"/>
  <manifest:file-entry manifest:media-type="application/vnd.oasis.opendocument.formula" manifest:version="1.2" manifest:full-path="Object 1182/"/>
  <manifest:file-entry manifest:media-type="text/xml" manifest:full-path="Object 785/content.xml"/>
  <manifest:file-entry manifest:media-type="text/xml" manifest:full-path="Object 785/settings.xml"/>
  <manifest:file-entry manifest:media-type="application/vnd.oasis.opendocument.formula" manifest:version="1.2" manifest:full-path="Object 785/"/>
  <manifest:file-entry manifest:media-type="text/xml" manifest:full-path="Object 1020/content.xml"/>
  <manifest:file-entry manifest:media-type="text/xml" manifest:full-path="Object 1020/settings.xml"/>
  <manifest:file-entry manifest:media-type="application/vnd.oasis.opendocument.formula" manifest:version="1.2" manifest:full-path="Object 1020/"/>
  <manifest:file-entry manifest:media-type="text/xml" manifest:full-path="Object 1186/settings.xml"/>
  <manifest:file-entry manifest:media-type="text/xml" manifest:full-path="Object 1186/content.xml"/>
  <manifest:file-entry manifest:media-type="application/vnd.oasis.opendocument.formula" manifest:version="1.2" manifest:full-path="Object 1186/"/>
  <manifest:file-entry manifest:media-type="text/xml" manifest:full-path="Object 1189/settings.xml"/>
  <manifest:file-entry manifest:media-type="text/xml" manifest:full-path="Object 1189/content.xml"/>
  <manifest:file-entry manifest:media-type="application/vnd.oasis.opendocument.formula" manifest:version="1.2" manifest:full-path="Object 1189/"/>
  <manifest:file-entry manifest:media-type="text/xml" manifest:full-path="Object 1023/content.xml"/>
  <manifest:file-entry manifest:media-type="text/xml" manifest:full-path="Object 1023/settings.xml"/>
  <manifest:file-entry manifest:media-type="application/vnd.oasis.opendocument.formula" manifest:version="1.2" manifest:full-path="Object 1023/"/>
  <manifest:file-entry manifest:media-type="text/xml" manifest:full-path="Object 626/settings.xml"/>
  <manifest:file-entry manifest:media-type="text/xml" manifest:full-path="Object 626/content.xml"/>
  <manifest:file-entry manifest:media-type="application/vnd.oasis.opendocument.formula" manifest:version="1.2" manifest:full-path="Object 626/"/>
  <manifest:file-entry manifest:media-type="text/xml" manifest:full-path="Object 623/content.xml"/>
  <manifest:file-entry manifest:media-type="text/xml" manifest:full-path="Object 623/settings.xml"/>
  <manifest:file-entry manifest:media-type="application/vnd.oasis.opendocument.formula" manifest:version="1.2" manifest:full-path="Object 623/"/>
  <manifest:file-entry manifest:media-type="text/xml" manifest:full-path="Object 789/settings.xml"/>
  <manifest:file-entry manifest:media-type="text/xml" manifest:full-path="Object 789/content.xml"/>
  <manifest:file-entry manifest:media-type="application/vnd.oasis.opendocument.formula" manifest:version="1.2" manifest:full-path="Object 789/"/>
  <manifest:file-entry manifest:media-type="text/xml" manifest:full-path="Object 1183/content.xml"/>
  <manifest:file-entry manifest:media-type="text/xml" manifest:full-path="Object 1183/settings.xml"/>
  <manifest:file-entry manifest:media-type="application/vnd.oasis.opendocument.formula" manifest:version="1.2" manifest:full-path="Object 1183/"/>
  <manifest:file-entry manifest:media-type="text/xml" manifest:full-path="Object 628/settings.xml"/>
  <manifest:file-entry manifest:media-type="text/xml" manifest:full-path="Object 628/content.xml"/>
  <manifest:file-entry manifest:media-type="application/vnd.oasis.opendocument.formula" manifest:version="1.2" manifest:full-path="Object 628/"/>
  <manifest:file-entry manifest:media-type="text/xml" manifest:full-path="Object 629/content.xml"/>
  <manifest:file-entry manifest:media-type="text/xml" manifest:full-path="Object 629/settings.xml"/>
  <manifest:file-entry manifest:media-type="application/vnd.oasis.opendocument.formula" manifest:version="1.2" manifest:full-path="Object 629/"/>
  <manifest:file-entry manifest:media-type="text/xml" manifest:full-path="Object 1192/settings.xml"/>
  <manifest:file-entry manifest:media-type="text/xml" manifest:full-path="Object 1192/content.xml"/>
  <manifest:file-entry manifest:media-type="application/vnd.oasis.opendocument.formula" manifest:version="1.2" manifest:full-path="Object 1192/"/>
  <manifest:file-entry manifest:media-type="text/xml" manifest:full-path="Object 795/settings.xml"/>
  <manifest:file-entry manifest:media-type="text/xml" manifest:full-path="Object 795/content.xml"/>
  <manifest:file-entry manifest:media-type="application/vnd.oasis.opendocument.formula" manifest:version="1.2" manifest:full-path="Object 795/"/>
  <manifest:file-entry manifest:media-type="text/xml" manifest:full-path="Object 798/settings.xml"/>
  <manifest:file-entry manifest:media-type="text/xml" manifest:full-path="Object 798/content.xml"/>
  <manifest:file-entry manifest:media-type="application/vnd.oasis.opendocument.formula" manifest:version="1.2" manifest:full-path="Object 798/"/>
  <manifest:file-entry manifest:media-type="text/xml" manifest:full-path="Object 632/settings.xml"/>
  <manifest:file-entry manifest:media-type="text/xml" manifest:full-path="Object 632/content.xml"/>
  <manifest:file-entry manifest:media-type="application/vnd.oasis.opendocument.formula" manifest:version="1.2" manifest:full-path="Object 632/"/>
  <manifest:file-entry manifest:media-type="text/xml" manifest:full-path="Object 1193/settings.xml"/>
  <manifest:file-entry manifest:media-type="text/xml" manifest:full-path="Object 1193/content.xml"/>
  <manifest:file-entry manifest:media-type="application/vnd.oasis.opendocument.formula" manifest:version="1.2" manifest:full-path="Object 1193/"/>
  <manifest:file-entry manifest:media-type="text/xml" manifest:full-path="Object 630/content.xml"/>
  <manifest:file-entry manifest:media-type="text/xml" manifest:full-path="Object 630/settings.xml"/>
  <manifest:file-entry manifest:media-type="application/vnd.oasis.opendocument.formula" manifest:version="1.2" manifest:full-path="Object 630/"/>
  <manifest:file-entry manifest:media-type="text/xml" manifest:full-path="Object 796/settings.xml"/>
  <manifest:file-entry manifest:media-type="text/xml" manifest:full-path="Object 796/content.xml"/>
  <manifest:file-entry manifest:media-type="application/vnd.oasis.opendocument.formula" manifest:version="1.2" manifest:full-path="Object 796/"/>
  <manifest:file-entry manifest:media-type="text/xml" manifest:full-path="Object 1196/settings.xml"/>
  <manifest:file-entry manifest:media-type="text/xml" manifest:full-path="Object 1196/content.xml"/>
  <manifest:file-entry manifest:media-type="application/vnd.oasis.opendocument.formula" manifest:version="1.2" manifest:full-path="Object 1196/"/>
  <manifest:file-entry manifest:media-type="text/xml" manifest:full-path="Object 1030/content.xml"/>
  <manifest:file-entry manifest:media-type="text/xml" manifest:full-path="Object 1030/settings.xml"/>
  <manifest:file-entry manifest:media-type="application/vnd.oasis.opendocument.formula" manifest:version="1.2" manifest:full-path="Object 1030/"/>
  <manifest:file-entry manifest:media-type="text/xml" manifest:full-path="Object 799/settings.xml"/>
  <manifest:file-entry manifest:media-type="text/xml" manifest:full-path="Object 799/content.xml"/>
  <manifest:file-entry manifest:media-type="application/vnd.oasis.opendocument.formula" manifest:version="1.2" manifest:full-path="Object 799/"/>
  <manifest:file-entry manifest:media-type="text/xml" manifest:full-path="Object 633/content.xml"/>
  <manifest:file-entry manifest:media-type="text/xml" manifest:full-path="Object 633/settings.xml"/>
  <manifest:file-entry manifest:media-type="application/vnd.oasis.opendocument.formula" manifest:version="1.2" manifest:full-path="Object 633/"/>
  <manifest:file-entry manifest:media-type="text/xml" manifest:full-path="Object 1190/settings.xml"/>
  <manifest:file-entry manifest:media-type="text/xml" manifest:full-path="Object 1190/content.xml"/>
  <manifest:file-entry manifest:media-type="application/vnd.oasis.opendocument.formula" manifest:version="1.2" manifest:full-path="Object 1190/"/>
  <manifest:file-entry manifest:media-type="text/xml" manifest:full-path="Object 1194/settings.xml"/>
  <manifest:file-entry manifest:media-type="text/xml" manifest:full-path="Object 1194/content.xml"/>
  <manifest:file-entry manifest:media-type="application/vnd.oasis.opendocument.formula" manifest:version="1.2" manifest:full-path="Object 1194/"/>
  <manifest:file-entry manifest:media-type="text/xml" manifest:full-path="Object 631/content.xml"/>
  <manifest:file-entry manifest:media-type="text/xml" manifest:full-path="Object 631/settings.xml"/>
  <manifest:file-entry manifest:media-type="application/vnd.oasis.opendocument.formula" manifest:version="1.2" manifest:full-path="Object 631/"/>
  <manifest:file-entry manifest:media-type="text/xml" manifest:full-path="Object 797/content.xml"/>
  <manifest:file-entry manifest:media-type="text/xml" manifest:full-path="Object 797/settings.xml"/>
  <manifest:file-entry manifest:media-type="application/vnd.oasis.opendocument.formula" manifest:version="1.2" manifest:full-path="Object 797/"/>
  <manifest:file-entry manifest:media-type="text/xml" manifest:full-path="Object 1197/settings.xml"/>
  <manifest:file-entry manifest:media-type="text/xml" manifest:full-path="Object 1197/content.xml"/>
  <manifest:file-entry manifest:media-type="application/vnd.oasis.opendocument.formula" manifest:version="1.2" manifest:full-path="Object 1197/"/>
  <manifest:file-entry manifest:media-type="text/xml" manifest:full-path="Object 1031/content.xml"/>
  <manifest:file-entry manifest:media-type="text/xml" manifest:full-path="Object 1031/settings.xml"/>
  <manifest:file-entry manifest:media-type="application/vnd.oasis.opendocument.formula" manifest:version="1.2" manifest:full-path="Object 1031/"/>
  <manifest:file-entry manifest:media-type="text/xml" manifest:full-path="Object 634/content.xml"/>
  <manifest:file-entry manifest:media-type="text/xml" manifest:full-path="Object 634/settings.xml"/>
  <manifest:file-entry manifest:media-type="application/vnd.oasis.opendocument.formula" manifest:version="1.2" manifest:full-path="Object 634/"/>
  <manifest:file-entry manifest:media-type="text/xml" manifest:full-path="Object 1191/settings.xml"/>
  <manifest:file-entry manifest:media-type="text/xml" manifest:full-path="Object 1191/content.xml"/>
  <manifest:file-entry manifest:media-type="application/vnd.oasis.opendocument.formula" manifest:version="1.2" manifest:full-path="Object 1191/"/>
  <manifest:file-entry manifest:media-type="text/xml" manifest:full-path="Object 1199/settings.xml"/>
  <manifest:file-entry manifest:media-type="text/xml" manifest:full-path="Object 1199/content.xml"/>
  <manifest:file-entry manifest:media-type="application/vnd.oasis.opendocument.formula" manifest:version="1.2" manifest:full-path="Object 1199/"/>
  <manifest:file-entry manifest:media-type="text/xml" manifest:full-path="Object 1033/content.xml"/>
  <manifest:file-entry manifest:media-type="text/xml" manifest:full-path="Object 1033/settings.xml"/>
  <manifest:file-entry manifest:media-type="application/vnd.oasis.opendocument.formula" manifest:version="1.2" manifest:full-path="Object 1033/"/>
  <manifest:file-entry manifest:media-type="text/xml" manifest:full-path="Object 636/content.xml"/>
  <manifest:file-entry manifest:media-type="text/xml" manifest:full-path="Object 636/settings.xml"/>
  <manifest:file-entry manifest:media-type="application/vnd.oasis.opendocument.formula" manifest:version="1.2" manifest:full-path="Object 636/"/>
  <manifest:file-entry manifest:media-type="text/xml" manifest:full-path="Object 1034/content.xml"/>
  <manifest:file-entry manifest:media-type="text/xml" manifest:full-path="Object 1034/settings.xml"/>
  <manifest:file-entry manifest:media-type="application/vnd.oasis.opendocument.formula" manifest:version="1.2" manifest:full-path="Object 1034/"/>
  <manifest:file-entry manifest:media-type="text/xml" manifest:full-path="Object 637/content.xml"/>
  <manifest:file-entry manifest:media-type="text/xml" manifest:full-path="Object 637/settings.xml"/>
  <manifest:file-entry manifest:media-type="application/vnd.oasis.opendocument.formula" manifest:version="1.2" manifest:full-path="Object 637/"/>
  <manifest:file-entry manifest:media-type="text/xml" manifest:full-path="Object 642/settings.xml"/>
  <manifest:file-entry manifest:media-type="text/xml" manifest:full-path="Object 642/content.xml"/>
  <manifest:file-entry manifest:media-type="application/vnd.oasis.opendocument.formula" manifest:version="1.2" manifest:full-path="Object 642/"/>
  <manifest:file-entry manifest:media-type="text/xml" manifest:full-path="Object 1040/settings.xml"/>
  <manifest:file-entry manifest:media-type="text/xml" manifest:full-path="Object 1040/content.xml"/>
  <manifest:file-entry manifest:media-type="application/vnd.oasis.opendocument.formula" manifest:version="1.2" manifest:full-path="Object 1040/"/>
  <manifest:file-entry manifest:media-type="text/xml" manifest:full-path="Object 643/content.xml"/>
  <manifest:file-entry manifest:media-type="text/xml" manifest:full-path="Object 643/settings.xml"/>
  <manifest:file-entry manifest:media-type="application/vnd.oasis.opendocument.formula" manifest:version="1.2" manifest:full-path="Object 643/"/>
  <manifest:file-entry manifest:media-type="text/xml" manifest:full-path="Object 1041/settings.xml"/>
  <manifest:file-entry manifest:media-type="text/xml" manifest:full-path="Object 1041/content.xml"/>
  <manifest:file-entry manifest:media-type="application/vnd.oasis.opendocument.formula" manifest:version="1.2" manifest:full-path="Object 1041/"/>
  <manifest:file-entry manifest:media-type="text/xml" manifest:full-path="Object 644/settings.xml"/>
  <manifest:file-entry manifest:media-type="text/xml" manifest:full-path="Object 644/content.xml"/>
  <manifest:file-entry manifest:media-type="application/vnd.oasis.opendocument.formula" manifest:version="1.2" manifest:full-path="Object 644/"/>
  <manifest:file-entry manifest:media-type="text/xml" manifest:full-path="Object 1043/content.xml"/>
  <manifest:file-entry manifest:media-type="text/xml" manifest:full-path="Object 1043/settings.xml"/>
  <manifest:file-entry manifest:media-type="application/vnd.oasis.opendocument.formula" manifest:version="1.2" manifest:full-path="Object 1043/"/>
  <manifest:file-entry manifest:media-type="text/xml" manifest:full-path="Object 646/content.xml"/>
  <manifest:file-entry manifest:media-type="text/xml" manifest:full-path="Object 646/settings.xml"/>
  <manifest:file-entry manifest:media-type="application/vnd.oasis.opendocument.formula" manifest:version="1.2" manifest:full-path="Object 646/"/>
  <manifest:file-entry manifest:media-type="text/xml" manifest:full-path="Object 1044/content.xml"/>
  <manifest:file-entry manifest:media-type="text/xml" manifest:full-path="Object 1044/settings.xml"/>
  <manifest:file-entry manifest:media-type="application/vnd.oasis.opendocument.formula" manifest:version="1.2" manifest:full-path="Object 1044/"/>
  <manifest:file-entry manifest:media-type="text/xml" manifest:full-path="Object 647/settings.xml"/>
  <manifest:file-entry manifest:media-type="text/xml" manifest:full-path="Object 647/content.xml"/>
  <manifest:file-entry manifest:media-type="application/vnd.oasis.opendocument.formula" manifest:version="1.2" manifest:full-path="Object 647/"/>
  <manifest:file-entry manifest:media-type="text/xml" manifest:full-path="Object 1260/settings.xml"/>
  <manifest:file-entry manifest:media-type="text/xml" manifest:full-path="Object 1260/content.xml"/>
  <manifest:file-entry manifest:media-type="application/vnd.oasis.opendocument.formula" manifest:version="1.2" manifest:full-path="Object 1260/"/>
  <manifest:file-entry manifest:media-type="text/xml" manifest:full-path="Object 866/content.xml"/>
  <manifest:file-entry manifest:media-type="text/xml" manifest:full-path="Object 866/settings.xml"/>
  <manifest:file-entry manifest:media-type="application/vnd.oasis.opendocument.formula" manifest:version="1.2" manifest:full-path="Object 866/"/>
  <manifest:file-entry manifest:media-type="text/xml" manifest:full-path="Object 167/content.xml"/>
  <manifest:file-entry manifest:media-type="text/xml" manifest:full-path="Object 167/settings.xml"/>
  <manifest:file-entry manifest:media-type="application/vnd.oasis.opendocument.formula" manifest:version="1.2" manifest:full-path="Object 167/"/>
  <manifest:file-entry manifest:media-type="text/xml" manifest:full-path="Object 700/settings.xml"/>
  <manifest:file-entry manifest:media-type="text/xml" manifest:full-path="Object 700/content.xml"/>
  <manifest:file-entry manifest:media-type="application/vnd.oasis.opendocument.formula" manifest:version="1.2" manifest:full-path="Object 700/"/>
  <manifest:file-entry manifest:media-type="text/xml" manifest:full-path="Object 492/settings.xml"/>
  <manifest:file-entry manifest:media-type="text/xml" manifest:full-path="Object 492/content.xml"/>
  <manifest:file-entry manifest:media-type="application/vnd.oasis.opendocument.formula" manifest:version="1.2" manifest:full-path="Object 492/"/>
  <manifest:file-entry manifest:media-type="text/xml" manifest:full-path="Object 1157/settings.xml"/>
  <manifest:file-entry manifest:media-type="text/xml" manifest:full-path="Object 1157/content.xml"/>
  <manifest:file-entry manifest:media-type="application/vnd.oasis.opendocument.formula" manifest:version="1.2" manifest:full-path="Object 1157/"/>
  <manifest:file-entry manifest:media-type="text/xml" manifest:full-path="Object 1261/content.xml"/>
  <manifest:file-entry manifest:media-type="text/xml" manifest:full-path="Object 1261/settings.xml"/>
  <manifest:file-entry manifest:media-type="application/vnd.oasis.opendocument.formula" manifest:version="1.2" manifest:full-path="Object 1261/"/>
  <manifest:file-entry manifest:media-type="text/xml" manifest:full-path="Object 867/content.xml"/>
  <manifest:file-entry manifest:media-type="text/xml" manifest:full-path="Object 867/settings.xml"/>
  <manifest:file-entry manifest:media-type="application/vnd.oasis.opendocument.formula" manifest:version="1.2" manifest:full-path="Object 867/"/>
  <manifest:file-entry manifest:media-type="text/xml" manifest:full-path="Object 701/content.xml"/>
  <manifest:file-entry manifest:media-type="text/xml" manifest:full-path="Object 701/settings.xml"/>
  <manifest:file-entry manifest:media-type="application/vnd.oasis.opendocument.formula" manifest:version="1.2" manifest:full-path="Object 701/"/>
  <manifest:file-entry manifest:media-type="text/xml" manifest:full-path="Object 168/content.xml"/>
  <manifest:file-entry manifest:media-type="text/xml" manifest:full-path="Object 168/settings.xml"/>
  <manifest:file-entry manifest:media-type="application/vnd.oasis.opendocument.formula" manifest:version="1.2" manifest:full-path="Object 168/"/>
  <manifest:file-entry manifest:media-type="text/xml" manifest:full-path="Object 1267/settings.xml"/>
  <manifest:file-entry manifest:media-type="text/xml" manifest:full-path="Object 1267/content.xml"/>
  <manifest:file-entry manifest:media-type="application/vnd.oasis.opendocument.formula" manifest:version="1.2" manifest:full-path="Object 1267/"/>
  <manifest:file-entry manifest:media-type="text/xml" manifest:full-path="Object 1101/content.xml"/>
  <manifest:file-entry manifest:media-type="text/xml" manifest:full-path="Object 1101/settings.xml"/>
  <manifest:file-entry manifest:media-type="application/vnd.oasis.opendocument.formula" manifest:version="1.2" manifest:full-path="Object 1101/"/>
  <manifest:file-entry manifest:media-type="text/xml" manifest:full-path="Object 1264/settings.xml"/>
  <manifest:file-entry manifest:media-type="text/xml" manifest:full-path="Object 1264/content.xml"/>
  <manifest:file-entry manifest:media-type="application/vnd.oasis.opendocument.formula" manifest:version="1.2" manifest:full-path="Object 1264/"/>
  <manifest:file-entry manifest:media-type="text/xml" manifest:full-path="Object 704/settings.xml"/>
  <manifest:file-entry manifest:media-type="text/xml" manifest:full-path="Object 704/content.xml"/>
  <manifest:file-entry manifest:media-type="application/vnd.oasis.opendocument.formula" manifest:version="1.2" manifest:full-path="Object 704/"/>
  <manifest:file-entry manifest:media-type="text/xml" manifest:full-path="Object 1262/settings.xml"/>
  <manifest:file-entry manifest:media-type="text/xml" manifest:full-path="Object 1262/content.xml"/>
  <manifest:file-entry manifest:media-type="application/vnd.oasis.opendocument.formula" manifest:version="1.2" manifest:full-path="Object 1262/"/>
  <manifest:file-entry manifest:media-type="text/xml" manifest:full-path="Object 868/content.xml"/>
  <manifest:file-entry manifest:media-type="text/xml" manifest:full-path="Object 868/settings.xml"/>
  <manifest:file-entry manifest:media-type="application/vnd.oasis.opendocument.formula" manifest:version="1.2" manifest:full-path="Object 868/"/>
  <manifest:file-entry manifest:media-type="text/xml" manifest:full-path="Object 702/settings.xml"/>
  <manifest:file-entry manifest:media-type="text/xml" manifest:full-path="Object 702/content.xml"/>
  <manifest:file-entry manifest:media-type="application/vnd.oasis.opendocument.formula" manifest:version="1.2" manifest:full-path="Object 702/"/>
  <manifest:file-entry manifest:media-type="text/xml" manifest:full-path="Object 169/settings.xml"/>
  <manifest:file-entry manifest:media-type="text/xml" manifest:full-path="Object 169/content.xml"/>
  <manifest:file-entry manifest:media-type="application/vnd.oasis.opendocument.formula" manifest:version="1.2" manifest:full-path="Object 169/"/>
  <manifest:file-entry manifest:media-type="text/xml" manifest:full-path="Object 1268/settings.xml"/>
  <manifest:file-entry manifest:media-type="text/xml" manifest:full-path="Object 1268/content.xml"/>
  <manifest:file-entry manifest:media-type="application/vnd.oasis.opendocument.formula" manifest:version="1.2" manifest:full-path="Object 1268/"/>
  <manifest:file-entry manifest:media-type="text/xml" manifest:full-path="Object 1102/content.xml"/>
  <manifest:file-entry manifest:media-type="text/xml" manifest:full-path="Object 1102/settings.xml"/>
  <manifest:file-entry manifest:media-type="application/vnd.oasis.opendocument.formula" manifest:version="1.2" manifest:full-path="Object 1102/"/>
  <manifest:file-entry manifest:media-type="text/xml" manifest:full-path="Object 1265/settings.xml"/>
  <manifest:file-entry manifest:media-type="text/xml" manifest:full-path="Object 1265/content.xml"/>
  <manifest:file-entry manifest:media-type="application/vnd.oasis.opendocument.formula" manifest:version="1.2" manifest:full-path="Object 1265/"/>
  <manifest:file-entry manifest:media-type="text/xml" manifest:full-path="Object 705/settings.xml"/>
  <manifest:file-entry manifest:media-type="text/xml" manifest:full-path="Object 705/content.xml"/>
  <manifest:file-entry manifest:media-type="application/vnd.oasis.opendocument.formula" manifest:version="1.2" manifest:full-path="Object 705/"/>
  <manifest:file-entry manifest:media-type="text/xml" manifest:full-path="Object 1263/content.xml"/>
  <manifest:file-entry manifest:media-type="text/xml" manifest:full-path="Object 1263/settings.xml"/>
  <manifest:file-entry manifest:media-type="application/vnd.oasis.opendocument.formula" manifest:version="1.2" manifest:full-path="Object 1263/"/>
  <manifest:file-entry manifest:media-type="text/xml" manifest:full-path="Object 1266/content.xml"/>
  <manifest:file-entry manifest:media-type="text/xml" manifest:full-path="Object 1266/settings.xml"/>
  <manifest:file-entry manifest:media-type="application/vnd.oasis.opendocument.formula" manifest:version="1.2" manifest:full-path="Object 1266/"/>
  <manifest:file-entry manifest:media-type="text/xml" manifest:full-path="Object 1100/content.xml"/>
  <manifest:file-entry manifest:media-type="text/xml" manifest:full-path="Object 1100/settings.xml"/>
  <manifest:file-entry manifest:media-type="application/vnd.oasis.opendocument.formula" manifest:version="1.2" manifest:full-path="Object 1100/"/>
  <manifest:file-entry manifest:media-type="text/xml" manifest:full-path="Object 869/settings.xml"/>
  <manifest:file-entry manifest:media-type="text/xml" manifest:full-path="Object 869/content.xml"/>
  <manifest:file-entry manifest:media-type="application/vnd.oasis.opendocument.formula" manifest:version="1.2" manifest:full-path="Object 869/"/>
  <manifest:file-entry manifest:media-type="text/xml" manifest:full-path="Object 703/settings.xml"/>
  <manifest:file-entry manifest:media-type="text/xml" manifest:full-path="Object 703/content.xml"/>
  <manifest:file-entry manifest:media-type="application/vnd.oasis.opendocument.formula" manifest:version="1.2" manifest:full-path="Object 703/"/>
  <manifest:file-entry manifest:media-type="text/xml" manifest:full-path="Object 1269/settings.xml"/>
  <manifest:file-entry manifest:media-type="text/xml" manifest:full-path="Object 1269/content.xml"/>
  <manifest:file-entry manifest:media-type="application/vnd.oasis.opendocument.formula" manifest:version="1.2" manifest:full-path="Object 1269/"/>
  <manifest:file-entry manifest:media-type="text/xml" manifest:full-path="Object 1103/content.xml"/>
  <manifest:file-entry manifest:media-type="text/xml" manifest:full-path="Object 1103/settings.xml"/>
  <manifest:file-entry manifest:media-type="application/vnd.oasis.opendocument.formula" manifest:version="1.2" manifest:full-path="Object 1103/"/>
  <manifest:file-entry manifest:media-type="text/xml" manifest:full-path="Object 706/content.xml"/>
  <manifest:file-entry manifest:media-type="text/xml" manifest:full-path="Object 706/settings.xml"/>
  <manifest:file-entry manifest:media-type="application/vnd.oasis.opendocument.formula" manifest:version="1.2" manifest:full-path="Object 706/"/>
  <manifest:file-entry manifest:media-type="text/xml" manifest:full-path="Object 1104/content.xml"/>
  <manifest:file-entry manifest:media-type="text/xml" manifest:full-path="Object 1104/settings.xml"/>
  <manifest:file-entry manifest:media-type="application/vnd.oasis.opendocument.formula" manifest:version="1.2" manifest:full-path="Object 1104/"/>
  <manifest:file-entry manifest:media-type="text/xml" manifest:full-path="Object 707/settings.xml"/>
  <manifest:file-entry manifest:media-type="text/xml" manifest:full-path="Object 707/content.xml"/>
  <manifest:file-entry manifest:media-type="application/vnd.oasis.opendocument.formula" manifest:version="1.2" manifest:full-path="Object 707/"/>
  <manifest:file-entry manifest:media-type="text/xml" manifest:full-path="Object 708/settings.xml"/>
  <manifest:file-entry manifest:media-type="text/xml" manifest:full-path="Object 708/content.xml"/>
  <manifest:file-entry manifest:media-type="application/vnd.oasis.opendocument.formula" manifest:version="1.2" manifest:full-path="Object 708/"/>
  <manifest:file-entry manifest:media-type="text/xml" manifest:full-path="Object 709/settings.xml"/>
  <manifest:file-entry manifest:media-type="text/xml" manifest:full-path="Object 709/content.xml"/>
  <manifest:file-entry manifest:media-type="application/vnd.oasis.opendocument.formula" manifest:version="1.2" manifest:full-path="Object 709/"/>
  <manifest:file-entry manifest:media-type="text/xml" manifest:full-path="Object 1270/settings.xml"/>
  <manifest:file-entry manifest:media-type="text/xml" manifest:full-path="Object 1270/content.xml"/>
  <manifest:file-entry manifest:media-type="application/vnd.oasis.opendocument.formula" manifest:version="1.2" manifest:full-path="Object 1270/"/>
  <manifest:file-entry manifest:media-type="text/xml" manifest:full-path="Object 177/content.xml"/>
  <manifest:file-entry manifest:media-type="text/xml" manifest:full-path="Object 177/settings.xml"/>
  <manifest:file-entry manifest:media-type="application/vnd.oasis.opendocument.formula" manifest:version="1.2" manifest:full-path="Object 177/"/>
  <manifest:file-entry manifest:media-type="text/xml" manifest:full-path="Object 876/settings.xml"/>
  <manifest:file-entry manifest:media-type="text/xml" manifest:full-path="Object 876/content.xml"/>
  <manifest:file-entry manifest:media-type="application/vnd.oasis.opendocument.formula" manifest:version="1.2" manifest:full-path="Object 876/"/>
  <manifest:file-entry manifest:media-type="text/xml" manifest:full-path="Object 710/content.xml"/>
  <manifest:file-entry manifest:media-type="text/xml" manifest:full-path="Object 710/settings.xml"/>
  <manifest:file-entry manifest:media-type="application/vnd.oasis.opendocument.formula" manifest:version="1.2" manifest:full-path="Object 710/"/>
  <manifest:file-entry manifest:media-type="text/xml" manifest:full-path="Object 1271/content.xml"/>
  <manifest:file-entry manifest:media-type="text/xml" manifest:full-path="Object 1271/settings.xml"/>
  <manifest:file-entry manifest:media-type="application/vnd.oasis.opendocument.formula" manifest:version="1.2" manifest:full-path="Object 1271/"/>
  <manifest:file-entry manifest:media-type="text/xml" manifest:full-path="Object 178/settings.xml"/>
  <manifest:file-entry manifest:media-type="text/xml" manifest:full-path="Object 178/content.xml"/>
  <manifest:file-entry manifest:media-type="application/vnd.oasis.opendocument.formula" manifest:version="1.2" manifest:full-path="Object 178/"/>
  <manifest:file-entry manifest:media-type="text/xml" manifest:full-path="Object 877/content.xml"/>
  <manifest:file-entry manifest:media-type="text/xml" manifest:full-path="Object 877/settings.xml"/>
  <manifest:file-entry manifest:media-type="application/vnd.oasis.opendocument.formula" manifest:version="1.2" manifest:full-path="Object 877/"/>
  <manifest:file-entry manifest:media-type="text/xml" manifest:full-path="Object 711/settings.xml"/>
  <manifest:file-entry manifest:media-type="text/xml" manifest:full-path="Object 711/content.xml"/>
  <manifest:file-entry manifest:media-type="application/vnd.oasis.opendocument.formula" manifest:version="1.2" manifest:full-path="Object 711/"/>
  <manifest:file-entry manifest:media-type="text/xml" manifest:full-path="Object 1277/settings.xml"/>
  <manifest:file-entry manifest:media-type="text/xml" manifest:full-path="Object 1277/content.xml"/>
  <manifest:file-entry manifest:media-type="application/vnd.oasis.opendocument.formula" manifest:version="1.2" manifest:full-path="Object 1277/"/>
  <manifest:file-entry manifest:media-type="text/xml" manifest:full-path="Object 1111/content.xml"/>
  <manifest:file-entry manifest:media-type="text/xml" manifest:full-path="Object 1111/settings.xml"/>
  <manifest:file-entry manifest:media-type="application/vnd.oasis.opendocument.formula" manifest:version="1.2" manifest:full-path="Object 1111/"/>
  <manifest:file-entry manifest:media-type="text/xml" manifest:full-path="Object 1274/settings.xml"/>
  <manifest:file-entry manifest:media-type="text/xml" manifest:full-path="Object 1274/content.xml"/>
  <manifest:file-entry manifest:media-type="application/vnd.oasis.opendocument.formula" manifest:version="1.2" manifest:full-path="Object 1274/"/>
  <manifest:file-entry manifest:media-type="text/xml" manifest:full-path="Object 714/settings.xml"/>
  <manifest:file-entry manifest:media-type="text/xml" manifest:full-path="Object 714/content.xml"/>
  <manifest:file-entry manifest:media-type="application/vnd.oasis.opendocument.formula" manifest:version="1.2" manifest:full-path="Object 714/"/>
  <manifest:file-entry manifest:media-type="text/xml" manifest:full-path="Object 1272/settings.xml"/>
  <manifest:file-entry manifest:media-type="text/xml" manifest:full-path="Object 1272/content.xml"/>
  <manifest:file-entry manifest:media-type="application/vnd.oasis.opendocument.formula" manifest:version="1.2" manifest:full-path="Object 1272/"/>
  <manifest:file-entry manifest:media-type="text/xml" manifest:full-path="Object 179/content.xml"/>
  <manifest:file-entry manifest:media-type="text/xml" manifest:full-path="Object 179/settings.xml"/>
  <manifest:file-entry manifest:media-type="application/vnd.oasis.opendocument.formula" manifest:version="1.2" manifest:full-path="Object 179/"/>
  <manifest:file-entry manifest:media-type="text/xml" manifest:full-path="Object 878/content.xml"/>
  <manifest:file-entry manifest:media-type="text/xml" manifest:full-path="Object 878/settings.xml"/>
  <manifest:file-entry manifest:media-type="application/vnd.oasis.opendocument.formula" manifest:version="1.2" manifest:full-path="Object 878/"/>
  <manifest:file-entry manifest:media-type="text/xml" manifest:full-path="Object 712/content.xml"/>
  <manifest:file-entry manifest:media-type="text/xml" manifest:full-path="Object 712/settings.xml"/>
  <manifest:file-entry manifest:media-type="application/vnd.oasis.opendocument.formula" manifest:version="1.2" manifest:full-path="Object 712/"/>
  <manifest:file-entry manifest:media-type="text/xml" manifest:full-path="Object 1278/settings.xml"/>
  <manifest:file-entry manifest:media-type="text/xml" manifest:full-path="Object 1278/content.xml"/>
  <manifest:file-entry manifest:media-type="application/vnd.oasis.opendocument.formula" manifest:version="1.2" manifest:full-path="Object 1278/"/>
  <manifest:file-entry manifest:media-type="text/xml" manifest:full-path="Object 1112/content.xml"/>
  <manifest:file-entry manifest:media-type="text/xml" manifest:full-path="Object 1112/settings.xml"/>
  <manifest:file-entry manifest:media-type="application/vnd.oasis.opendocument.formula" manifest:version="1.2" manifest:full-path="Object 1112/"/>
  <manifest:file-entry manifest:media-type="text/xml" manifest:full-path="Object 1275/settings.xml"/>
  <manifest:file-entry manifest:media-type="text/xml" manifest:full-path="Object 1275/content.xml"/>
  <manifest:file-entry manifest:media-type="application/vnd.oasis.opendocument.formula" manifest:version="1.2" manifest:full-path="Object 1275/"/>
  <manifest:file-entry manifest:media-type="text/xml" manifest:full-path="Object 715/settings.xml"/>
  <manifest:file-entry manifest:media-type="text/xml" manifest:full-path="Object 715/content.xml"/>
  <manifest:file-entry manifest:media-type="application/vnd.oasis.opendocument.formula" manifest:version="1.2" manifest:full-path="Object 715/"/>
  <manifest:file-entry manifest:media-type="text/xml" manifest:full-path="Object 1273/content.xml"/>
  <manifest:file-entry manifest:media-type="text/xml" manifest:full-path="Object 1273/settings.xml"/>
  <manifest:file-entry manifest:media-type="application/vnd.oasis.opendocument.formula" manifest:version="1.2" manifest:full-path="Object 1273/"/>
  <manifest:file-entry manifest:media-type="text/xml" manifest:full-path="Object 1276/content.xml"/>
  <manifest:file-entry manifest:media-type="text/xml" manifest:full-path="Object 1276/settings.xml"/>
  <manifest:file-entry manifest:media-type="application/vnd.oasis.opendocument.formula" manifest:version="1.2" manifest:full-path="Object 1276/"/>
  <manifest:file-entry manifest:media-type="text/xml" manifest:full-path="Object 1110/content.xml"/>
  <manifest:file-entry manifest:media-type="text/xml" manifest:full-path="Object 1110/settings.xml"/>
  <manifest:file-entry manifest:media-type="application/vnd.oasis.opendocument.formula" manifest:version="1.2" manifest:full-path="Object 1110/"/>
  <manifest:file-entry manifest:media-type="text/xml" manifest:full-path="Object 879/settings.xml"/>
  <manifest:file-entry manifest:media-type="text/xml" manifest:full-path="Object 879/content.xml"/>
  <manifest:file-entry manifest:media-type="application/vnd.oasis.opendocument.formula" manifest:version="1.2" manifest:full-path="Object 879/"/>
  <manifest:file-entry manifest:media-type="text/xml" manifest:full-path="Object 713/settings.xml"/>
  <manifest:file-entry manifest:media-type="text/xml" manifest:full-path="Object 713/content.xml"/>
  <manifest:file-entry manifest:media-type="application/vnd.oasis.opendocument.formula" manifest:version="1.2" manifest:full-path="Object 713/"/>
  <manifest:file-entry manifest:media-type="text/xml" manifest:full-path="Object 1279/settings.xml"/>
  <manifest:file-entry manifest:media-type="text/xml" manifest:full-path="Object 1279/content.xml"/>
  <manifest:file-entry manifest:media-type="application/vnd.oasis.opendocument.formula" manifest:version="1.2" manifest:full-path="Object 1279/"/>
  <manifest:file-entry manifest:media-type="text/xml" manifest:full-path="Object 1113/settings.xml"/>
  <manifest:file-entry manifest:media-type="text/xml" manifest:full-path="Object 1113/content.xml"/>
  <manifest:file-entry manifest:media-type="application/vnd.oasis.opendocument.formula" manifest:version="1.2" manifest:full-path="Object 1113/"/>
  <manifest:file-entry manifest:media-type="text/xml" manifest:full-path="Object 716/settings.xml"/>
  <manifest:file-entry manifest:media-type="text/xml" manifest:full-path="Object 716/content.xml"/>
  <manifest:file-entry manifest:media-type="application/vnd.oasis.opendocument.formula" manifest:version="1.2" manifest:full-path="Object 716/"/>
  <manifest:file-entry manifest:media-type="text/xml" manifest:full-path="Object 1114/content.xml"/>
  <manifest:file-entry manifest:media-type="text/xml" manifest:full-path="Object 1114/settings.xml"/>
  <manifest:file-entry manifest:media-type="application/vnd.oasis.opendocument.formula" manifest:version="1.2" manifest:full-path="Object 1114/"/>
  <manifest:file-entry manifest:media-type="text/xml" manifest:full-path="Object 717/settings.xml"/>
  <manifest:file-entry manifest:media-type="text/xml" manifest:full-path="Object 717/content.xml"/>
  <manifest:file-entry manifest:media-type="application/vnd.oasis.opendocument.formula" manifest:version="1.2" manifest:full-path="Object 717/"/>
  <manifest:file-entry manifest:media-type="text/xml" manifest:full-path="Object 718/settings.xml"/>
  <manifest:file-entry manifest:media-type="text/xml" manifest:full-path="Object 718/content.xml"/>
  <manifest:file-entry manifest:media-type="application/vnd.oasis.opendocument.formula" manifest:version="1.2" manifest:full-path="Object 718/"/>
  <manifest:file-entry manifest:media-type="text/xml" manifest:full-path="Object 719/settings.xml"/>
  <manifest:file-entry manifest:media-type="text/xml" manifest:full-path="Object 719/content.xml"/>
  <manifest:file-entry manifest:media-type="application/vnd.oasis.opendocument.formula" manifest:version="1.2" manifest:full-path="Object 719/"/>
  <manifest:file-entry manifest:media-type="text/xml" manifest:full-path="Object 1280/settings.xml"/>
  <manifest:file-entry manifest:media-type="text/xml" manifest:full-path="Object 1280/content.xml"/>
  <manifest:file-entry manifest:media-type="application/vnd.oasis.opendocument.formula" manifest:version="1.2" manifest:full-path="Object 1280/"/>
  <manifest:file-entry manifest:media-type="text/xml" manifest:full-path="Object 187/content.xml"/>
  <manifest:file-entry manifest:media-type="text/xml" manifest:full-path="Object 187/settings.xml"/>
  <manifest:file-entry manifest:media-type="application/vnd.oasis.opendocument.formula" manifest:version="1.2" manifest:full-path="Object 187/"/>
  <manifest:file-entry manifest:media-type="text/xml" manifest:full-path="Object 886/content.xml"/>
  <manifest:file-entry manifest:media-type="text/xml" manifest:full-path="Object 886/settings.xml"/>
  <manifest:file-entry manifest:media-type="application/vnd.oasis.opendocument.formula" manifest:version="1.2" manifest:full-path="Object 886/"/>
  <manifest:file-entry manifest:media-type="text/xml" manifest:full-path="Object 720/content.xml"/>
  <manifest:file-entry manifest:media-type="text/xml" manifest:full-path="Object 720/settings.xml"/>
  <manifest:file-entry manifest:media-type="application/vnd.oasis.opendocument.formula" manifest:version="1.2" manifest:full-path="Object 720/"/>
  <manifest:file-entry manifest:media-type="text/xml" manifest:full-path="Object 1281/settings.xml"/>
  <manifest:file-entry manifest:media-type="text/xml" manifest:full-path="Object 1281/content.xml"/>
  <manifest:file-entry manifest:media-type="application/vnd.oasis.opendocument.formula" manifest:version="1.2" manifest:full-path="Object 1281/"/>
  <manifest:file-entry manifest:media-type="text/xml" manifest:full-path="Object 188/settings.xml"/>
  <manifest:file-entry manifest:media-type="text/xml" manifest:full-path="Object 188/content.xml"/>
  <manifest:file-entry manifest:media-type="application/vnd.oasis.opendocument.formula" manifest:version="1.2" manifest:full-path="Object 188/"/>
  <manifest:file-entry manifest:media-type="text/xml" manifest:full-path="Object 887/content.xml"/>
  <manifest:file-entry manifest:media-type="text/xml" manifest:full-path="Object 887/settings.xml"/>
  <manifest:file-entry manifest:media-type="application/vnd.oasis.opendocument.formula" manifest:version="1.2" manifest:full-path="Object 887/"/>
  <manifest:file-entry manifest:media-type="text/xml" manifest:full-path="Object 721/settings.xml"/>
  <manifest:file-entry manifest:media-type="text/xml" manifest:full-path="Object 721/content.xml"/>
  <manifest:file-entry manifest:media-type="application/vnd.oasis.opendocument.formula" manifest:version="1.2" manifest:full-path="Object 721/"/>
  <manifest:file-entry manifest:media-type="text/xml" manifest:full-path="Object 1287/settings.xml"/>
  <manifest:file-entry manifest:media-type="text/xml" manifest:full-path="Object 1287/content.xml"/>
  <manifest:file-entry manifest:media-type="application/vnd.oasis.opendocument.formula" manifest:version="1.2" manifest:full-path="Object 1287/"/>
  <manifest:file-entry manifest:media-type="text/xml" manifest:full-path="Object 1121/content.xml"/>
  <manifest:file-entry manifest:media-type="text/xml" manifest:full-path="Object 1121/settings.xml"/>
  <manifest:file-entry manifest:media-type="application/vnd.oasis.opendocument.formula" manifest:version="1.2" manifest:full-path="Object 1121/"/>
  <manifest:file-entry manifest:media-type="text/xml" manifest:full-path="Object 1284/settings.xml"/>
  <manifest:file-entry manifest:media-type="text/xml" manifest:full-path="Object 1284/content.xml"/>
  <manifest:file-entry manifest:media-type="application/vnd.oasis.opendocument.formula" manifest:version="1.2" manifest:full-path="Object 1284/"/>
  <manifest:file-entry manifest:media-type="text/xml" manifest:full-path="Object 724/settings.xml"/>
  <manifest:file-entry manifest:media-type="text/xml" manifest:full-path="Object 724/content.xml"/>
  <manifest:file-entry manifest:media-type="application/vnd.oasis.opendocument.formula" manifest:version="1.2" manifest:full-path="Object 724/"/>
  <manifest:file-entry manifest:media-type="text/xml" manifest:full-path="Object 1282/settings.xml"/>
  <manifest:file-entry manifest:media-type="text/xml" manifest:full-path="Object 1282/content.xml"/>
  <manifest:file-entry manifest:media-type="application/vnd.oasis.opendocument.formula" manifest:version="1.2" manifest:full-path="Object 1282/"/>
  <manifest:file-entry manifest:media-type="text/xml" manifest:full-path="Object 189/content.xml"/>
  <manifest:file-entry manifest:media-type="text/xml" manifest:full-path="Object 189/settings.xml"/>
  <manifest:file-entry manifest:media-type="application/vnd.oasis.opendocument.formula" manifest:version="1.2" manifest:full-path="Object 189/"/>
  <manifest:file-entry manifest:media-type="text/xml" manifest:full-path="Object 888/settings.xml"/>
  <manifest:file-entry manifest:media-type="text/xml" manifest:full-path="Object 888/content.xml"/>
  <manifest:file-entry manifest:media-type="application/vnd.oasis.opendocument.formula" manifest:version="1.2" manifest:full-path="Object 888/"/>
  <manifest:file-entry manifest:media-type="text/xml" manifest:full-path="Object 722/settings.xml"/>
  <manifest:file-entry manifest:media-type="text/xml" manifest:full-path="Object 722/content.xml"/>
  <manifest:file-entry manifest:media-type="application/vnd.oasis.opendocument.formula" manifest:version="1.2" manifest:full-path="Object 722/"/>
  <manifest:file-entry manifest:media-type="text/xml" manifest:full-path="Object 1125/content.xml"/>
  <manifest:file-entry manifest:media-type="text/xml" manifest:full-path="Object 1125/settings.xml"/>
  <manifest:file-entry manifest:media-type="application/vnd.oasis.opendocument.formula" manifest:version="1.2" manifest:full-path="Object 1125/"/>
  <manifest:file-entry manifest:media-type="text/xml" manifest:full-path="Object 460/content.xml"/>
  <manifest:file-entry manifest:media-type="text/xml" manifest:full-path="Object 460/settings.xml"/>
  <manifest:file-entry manifest:media-type="application/vnd.oasis.opendocument.formula" manifest:version="1.2" manifest:full-path="Object 460/"/>
  <manifest:file-entry manifest:media-type="text/xml" manifest:full-path="Object 1288/settings.xml"/>
  <manifest:file-entry manifest:media-type="text/xml" manifest:full-path="Object 1288/content.xml"/>
  <manifest:file-entry manifest:media-type="application/vnd.oasis.opendocument.formula" manifest:version="1.2" manifest:full-path="Object 1288/"/>
  <manifest:file-entry manifest:media-type="text/xml" manifest:full-path="Object 1122/settings.xml"/>
  <manifest:file-entry manifest:media-type="text/xml" manifest:full-path="Object 1122/content.xml"/>
  <manifest:file-entry manifest:media-type="application/vnd.oasis.opendocument.formula" manifest:version="1.2" manifest:full-path="Object 1122/"/>
  <manifest:file-entry manifest:media-type="text/xml" manifest:full-path="Object 1285/settings.xml"/>
  <manifest:file-entry manifest:media-type="text/xml" manifest:full-path="Object 1285/content.xml"/>
  <manifest:file-entry manifest:media-type="application/vnd.oasis.opendocument.formula" manifest:version="1.2" manifest:full-path="Object 1285/"/>
  <manifest:file-entry manifest:media-type="text/xml" manifest:full-path="Object 725/content.xml"/>
  <manifest:file-entry manifest:media-type="text/xml" manifest:full-path="Object 725/settings.xml"/>
  <manifest:file-entry manifest:media-type="application/vnd.oasis.opendocument.formula" manifest:version="1.2" manifest:full-path="Object 725/"/>
  <manifest:file-entry manifest:media-type="text/xml" manifest:full-path="Object 1283/settings.xml"/>
  <manifest:file-entry manifest:media-type="text/xml" manifest:full-path="Object 1283/content.xml"/>
  <manifest:file-entry manifest:media-type="application/vnd.oasis.opendocument.formula" manifest:version="1.2" manifest:full-path="Object 1283/"/>
  <manifest:file-entry manifest:media-type="text/xml" manifest:full-path="Object 1286/settings.xml"/>
  <manifest:file-entry manifest:media-type="text/xml" manifest:full-path="Object 1286/content.xml"/>
  <manifest:file-entry manifest:media-type="application/vnd.oasis.opendocument.formula" manifest:version="1.2" manifest:full-path="Object 1286/"/>
  <manifest:file-entry manifest:media-type="text/xml" manifest:full-path="Object 1120/content.xml"/>
  <manifest:file-entry manifest:media-type="text/xml" manifest:full-path="Object 1120/settings.xml"/>
  <manifest:file-entry manifest:media-type="application/vnd.oasis.opendocument.formula" manifest:version="1.2" manifest:full-path="Object 1120/"/>
  <manifest:file-entry manifest:media-type="text/xml" manifest:full-path="Object 889/settings.xml"/>
  <manifest:file-entry manifest:media-type="text/xml" manifest:full-path="Object 889/content.xml"/>
  <manifest:file-entry manifest:media-type="application/vnd.oasis.opendocument.formula" manifest:version="1.2" manifest:full-path="Object 889/"/>
  <manifest:file-entry manifest:media-type="text/xml" manifest:full-path="Object 723/settings.xml"/>
  <manifest:file-entry manifest:media-type="text/xml" manifest:full-path="Object 723/content.xml"/>
  <manifest:file-entry manifest:media-type="application/vnd.oasis.opendocument.formula" manifest:version="1.2" manifest:full-path="Object 723/"/>
  <manifest:file-entry manifest:media-type="text/xml" manifest:full-path="Object 1126/content.xml"/>
  <manifest:file-entry manifest:media-type="text/xml" manifest:full-path="Object 1126/settings.xml"/>
  <manifest:file-entry manifest:media-type="application/vnd.oasis.opendocument.formula" manifest:version="1.2" manifest:full-path="Object 1126/"/>
  <manifest:file-entry manifest:media-type="text/xml" manifest:full-path="Object 461/content.xml"/>
  <manifest:file-entry manifest:media-type="text/xml" manifest:full-path="Object 461/settings.xml"/>
  <manifest:file-entry manifest:media-type="application/vnd.oasis.opendocument.formula" manifest:version="1.2" manifest:full-path="Object 461/"/>
  <manifest:file-entry manifest:media-type="text/xml" manifest:full-path="Object 247/content.xml"/>
  <manifest:file-entry manifest:media-type="text/xml" manifest:full-path="Object 247/settings.xml"/>
  <manifest:file-entry manifest:media-type="application/vnd.oasis.opendocument.formula" manifest:version="1.2" manifest:full-path="Object 247/"/>
  <manifest:file-entry manifest:media-type="text/xml" manifest:full-path="Object 946/content.xml"/>
  <manifest:file-entry manifest:media-type="text/xml" manifest:full-path="Object 946/settings.xml"/>
  <manifest:file-entry manifest:media-type="application/vnd.oasis.opendocument.formula" manifest:version="1.2" manifest:full-path="Object 946/"/>
  <manifest:file-entry manifest:media-type="" manifest:full-path="ObjectReplacements/Object 1"/>
  <manifest:file-entry manifest:media-type="application/x-openoffice-gdimetafile;windows_formatname=&quot;GDIMetaFile&quot;" manifest:full-path="ObjectReplacements/Object 390"/>
  <manifest:file-entry manifest:media-type="" manifest:full-path="ObjectReplacements/Object 1055"/>
  <manifest:file-entry manifest:media-type="application/x-openoffice-gdimetafile;windows_formatname=&quot;GDIMetaFile&quot;" manifest:full-path="ObjectReplacements/Object 338"/>
  <manifest:file-entry manifest:media-type="" manifest:full-path="ObjectReplacements/Object 760"/>
  <manifest:file-entry manifest:media-type="" manifest:full-path="ObjectReplacements/Object 505"/>
  <manifest:file-entry manifest:media-type="" manifest:full-path="ObjectReplacements/Object 659"/>
  <manifest:file-entry manifest:media-type="application/x-openoffice-gdimetafile;windows_formatname=&quot;GDIMetaFile&quot;" manifest:full-path="ObjectReplacements/Object 146"/>
  <manifest:file-entry manifest:media-type="" manifest:full-path="ObjectReplacements/Object 845"/>
  <manifest:file-entry manifest:media-type="" manifest:full-path="ObjectReplacements/Object 2"/>
  <manifest:file-entry manifest:media-type="application/x-openoffice-gdimetafile;windows_formatname=&quot;GDIMetaFile&quot;" manifest:full-path="ObjectReplacements/Object 391"/>
  <manifest:file-entry manifest:media-type="" manifest:full-path="ObjectReplacements/Object 1056"/>
  <manifest:file-entry manifest:media-type="application/x-openoffice-gdimetafile;windows_formatname=&quot;GDIMetaFile&quot;" manifest:full-path="ObjectReplacements/Object 339"/>
  <manifest:file-entry manifest:media-type="" manifest:full-path="ObjectReplacements/Object 761"/>
  <manifest:file-entry manifest:media-type="" manifest:full-path="ObjectReplacements/Object 506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572"/>
  <manifest:file-entry manifest:media-type="" manifest:full-path="ObjectReplacements/Object 1237"/>
  <manifest:file-entry manifest:media-type="" manifest:full-path="ObjectReplacements/Object 3"/>
  <manifest:file-entry manifest:media-type="application/x-openoffice-gdimetafile;windows_formatname=&quot;GDIMetaFile&quot;" manifest:full-path="ObjectReplacements/Object 235"/>
  <manifest:file-entry manifest:media-type="" manifest:full-path="ObjectReplacements/Object 934"/>
  <manifest:file-entry manifest:media-type="application/x-openoffice-gdimetafile;windows_formatname=&quot;GDIMetaFile&quot;" manifest:full-path="ObjectReplacements/Object 392"/>
  <manifest:file-entry manifest:media-type="" manifest:full-path="ObjectReplacements/Object 1057"/>
  <manifest:file-entry manifest:media-type="" manifest:full-path="ObjectReplacements/Object 507"/>
  <manifest:file-entry manifest:media-type="application/x-openoffice-gdimetafile;windows_formatname=&quot;GDIMetaFile&quot;" manifest:full-path="ObjectReplacements/Object 170"/>
  <manifest:file-entry manifest:media-type="" manifest:full-path="ObjectReplacements/Object 227"/>
  <manifest:file-entry manifest:media-type="" manifest:full-path="ObjectReplacements/Object 926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573"/>
  <manifest:file-entry manifest:media-type="" manifest:full-path="ObjectReplacements/Object 1238"/>
  <manifest:file-entry manifest:media-type="application/x-openoffice-gdimetafile;windows_formatname=&quot;GDIMetaFile&quot;" manifest:full-path="ObjectReplacements/Object 236"/>
  <manifest:file-entry manifest:media-type="" manifest:full-path="ObjectReplacements/Object 935"/>
  <manifest:file-entry manifest:media-type="application/x-openoffice-gdimetafile;windows_formatname=&quot;GDIMetaFile&quot;" manifest:full-path="ObjectReplacements/Object 73"/>
  <manifest:file-entry manifest:media-type="" manifest:full-path="ObjectReplacements/Object 552"/>
  <manifest:file-entry manifest:media-type="" manifest:full-path="ObjectReplacements/Object 1217"/>
  <manifest:file-entry manifest:media-type="" manifest:full-path="ObjectReplacements/Object 508"/>
  <manifest:file-entry manifest:media-type="application/x-openoffice-gdimetafile;windows_formatname=&quot;GDIMetaFile&quot;" manifest:full-path="ObjectReplacements/Object 180"/>
  <manifest:file-entry manifest:media-type="application/x-openoffice-gdimetafile;windows_formatname=&quot;GDIMetaFile&quot;" manifest:full-path="ObjectReplacements/Object 237"/>
  <manifest:file-entry manifest:media-type="" manifest:full-path="ObjectReplacements/Object 936"/>
  <manifest:file-entry manifest:media-type="application/x-openoffice-gdimetafile;windows_formatname=&quot;GDIMetaFile&quot;" manifest:full-path="ObjectReplacements/Object 74"/>
  <manifest:file-entry manifest:media-type="" manifest:full-path="ObjectReplacements/Object 553"/>
  <manifest:file-entry manifest:media-type="" manifest:full-path="ObjectReplacements/Object 1218"/>
  <manifest:file-entry manifest:media-type="" manifest:full-path="ObjectReplacements/Object 548"/>
  <manifest:file-entry manifest:media-type="" manifest:full-path="ObjectReplacements/Object 160"/>
  <manifest:file-entry manifest:media-type="application/x-openoffice-gdimetafile;windows_formatname=&quot;GDIMetaFile&quot;" manifest:full-path="ObjectReplacements/Object 217"/>
  <manifest:file-entry manifest:media-type="" manifest:full-path="ObjectReplacements/Object 916"/>
  <manifest:file-entry manifest:media-type="application/x-openoffice-gdimetafile;windows_formatname=&quot;GDIMetaFile&quot;" manifest:full-path="ObjectReplacements/Object 75"/>
  <manifest:file-entry manifest:media-type="" manifest:full-path="ObjectReplacements/Object 554"/>
  <manifest:file-entry manifest:media-type="" manifest:full-path="ObjectReplacements/Object 1219"/>
  <manifest:file-entry manifest:media-type="application/x-openoffice-gdimetafile;windows_formatname=&quot;GDIMetaFile&quot;" manifest:full-path="ObjectReplacements/Object 20"/>
  <manifest:file-entry manifest:media-type="" manifest:full-path="ObjectReplacements/Object 1076"/>
  <manifest:file-entry manifest:media-type="" manifest:full-path="ObjectReplacements/Object 662"/>
  <manifest:file-entry manifest:media-type="application/x-openoffice-gdimetafile;windows_formatname=&quot;GDIMetaFile&quot;" manifest:full-path="ObjectReplacements/Object 79"/>
  <manifest:file-entry manifest:media-type="" manifest:full-path="ObjectReplacements/Object 558"/>
  <manifest:file-entry manifest:media-type="application/x-openoffice-gdimetafile;windows_formatname=&quot;GDIMetaFile&quot;" manifest:full-path="ObjectReplacements/Object 21"/>
  <manifest:file-entry manifest:media-type="" manifest:full-path="ObjectReplacements/Object 1077"/>
  <manifest:file-entry manifest:media-type="" manifest:full-path="ObjectReplacements/Object 663"/>
  <manifest:file-entry manifest:media-type="" manifest:full-path="ObjectReplacements/Object 161"/>
  <manifest:file-entry manifest:media-type="" manifest:full-path="ObjectReplacements/Object 860"/>
  <manifest:file-entry manifest:media-type="application/x-openoffice-gdimetafile;windows_formatname=&quot;GDIMetaFile&quot;" manifest:full-path="ObjectReplacements/Object 218"/>
  <manifest:file-entry manifest:media-type="" manifest:full-path="ObjectReplacements/Object 917"/>
  <manifest:file-entry manifest:media-type="application/x-openoffice-gdimetafile;windows_formatname=&quot;GDIMetaFile&quot;" manifest:full-path="ObjectReplacements/Object 640"/>
  <manifest:file-entry manifest:media-type="application/x-openoffice-gdimetafile;windows_formatname=&quot;GDIMetaFile&quot;" manifest:full-path="ObjectReplacements/Object 76"/>
  <manifest:file-entry manifest:media-type="" manifest:full-path="ObjectReplacements/Object 555"/>
  <manifest:file-entry manifest:media-type="application/x-openoffice-gdimetafile;windows_formatname=&quot;GDIMetaFile&quot;" manifest:full-path="ObjectReplacements/Object 13"/>
  <manifest:file-entry manifest:media-type="" manifest:full-path="ObjectReplacements/Object 1069"/>
  <manifest:file-entry manifest:media-type="" manifest:full-path="ObjectReplacements/Object 655"/>
  <manifest:file-entry manifest:media-type="application/x-openoffice-gdimetafile;windows_formatname=&quot;GDIMetaFile&quot;" manifest:full-path="ObjectReplacements/Object 162"/>
  <manifest:file-entry manifest:media-type="" manifest:full-path="ObjectReplacements/Object 861"/>
  <manifest:file-entry manifest:media-type="application/x-openoffice-gdimetafile;windows_formatname=&quot;GDIMetaFile&quot;" manifest:full-path="ObjectReplacements/Object 219"/>
  <manifest:file-entry manifest:media-type="" manifest:full-path="ObjectReplacements/Object 918"/>
  <manifest:file-entry manifest:media-type="application/x-openoffice-gdimetafile;windows_formatname=&quot;GDIMetaFile&quot;" manifest:full-path="ObjectReplacements/Object 641"/>
  <manifest:file-entry manifest:media-type="application/x-openoffice-gdimetafile;windows_formatname=&quot;GDIMetaFile&quot;" manifest:full-path="ObjectReplacements/Object 77"/>
  <manifest:file-entry manifest:media-type="" manifest:full-path="ObjectReplacements/Object 556"/>
  <manifest:file-entry manifest:media-type="application/x-openoffice-gdimetafile;windows_formatname=&quot;GDIMetaFile&quot;" manifest:full-path="ObjectReplacements/Object 14"/>
  <manifest:file-entry manifest:media-type="" manifest:full-path="ObjectReplacements/Object 656"/>
  <manifest:file-entry manifest:media-type="application/x-openoffice-gdimetafile;windows_formatname=&quot;GDIMetaFile&quot;" manifest:full-path="ObjectReplacements/Object 163"/>
  <manifest:file-entry manifest:media-type="" manifest:full-path="ObjectReplacements/Object 862"/>
  <manifest:file-entry manifest:media-type="application/x-openoffice-gdimetafile;windows_formatname=&quot;GDIMetaFile&quot;" manifest:full-path="ObjectReplacements/Object 78"/>
  <manifest:file-entry manifest:media-type="" manifest:full-path="ObjectReplacements/Object 557"/>
  <manifest:file-entry manifest:media-type="" manifest:full-path="ObjectReplacements/Object 657"/>
  <manifest:file-entry manifest:media-type="application/x-openoffice-gdimetafile;windows_formatname=&quot;GDIMetaFile&quot;" manifest:full-path="ObjectReplacements/Object 144"/>
  <manifest:file-entry manifest:media-type="" manifest:full-path="ObjectReplacements/Object 843"/>
  <manifest:file-entry manifest:media-type="application/x-openoffice-gdimetafile;windows_formatname=&quot;GDIMetaFile&quot;" manifest:full-path="ObjectReplacements/Object 358"/>
  <manifest:file-entry manifest:media-type="" manifest:full-path="ObjectReplacements/Object 780"/>
  <manifest:file-entry manifest:media-type="" manifest:full-path="ObjectReplacements/Object 658"/>
  <manifest:file-entry manifest:media-type="application/x-openoffice-gdimetafile;windows_formatname=&quot;GDIMetaFile&quot;" manifest:full-path="ObjectReplacements/Object 145"/>
  <manifest:file-entry manifest:media-type="" manifest:full-path="ObjectReplacements/Object 844"/>
  <manifest:file-entry manifest:media-type="application/x-openoffice-gdimetafile;windows_formatname=&quot;GDIMetaFile&quot;" manifest:full-path="ObjectReplacements/Object 359"/>
  <manifest:file-entry manifest:media-type="" manifest:full-path="ObjectReplacements/Object 781"/>
  <manifest:file-entry manifest:media-type="application/x-openoffice-gdimetafile;windows_formatname=&quot;GDIMetaFile&quot;" manifest:full-path="ObjectReplacements/Object 22"/>
  <manifest:file-entry manifest:media-type="" manifest:full-path="ObjectReplacements/Object 1078"/>
  <manifest:file-entry manifest:media-type="" manifest:full-path="ObjectReplacements/Object 664"/>
  <manifest:file-entry manifest:media-type="application/x-openoffice-gdimetafile;windows_formatname=&quot;GDIMetaFile&quot;" manifest:full-path="ObjectReplacements/Object 23"/>
  <manifest:file-entry manifest:media-type="" manifest:full-path="ObjectReplacements/Object 1079"/>
  <manifest:file-entry manifest:media-type="" manifest:full-path="ObjectReplacements/Object 502"/>
  <manifest:file-entry manifest:media-type="" manifest:full-path="ObjectReplacements/Object 668"/>
  <manifest:file-entry manifest:media-type="" manifest:full-path="ObjectReplacements/Object 665"/>
  <manifest:file-entry manifest:media-type="" manifest:full-path="ObjectReplacements/Object 124"/>
  <manifest:file-entry manifest:media-type="" manifest:full-path="ObjectReplacements/Object 823"/>
  <manifest:file-entry manifest:media-type="" manifest:full-path="ObjectReplacements/Object 989"/>
  <manifest:file-entry manifest:media-type="application/x-openoffice-gdimetafile;windows_formatname=&quot;GDIMetaFile&quot;" manifest:full-path="ObjectReplacements/Object 24"/>
  <manifest:file-entry manifest:media-type="" manifest:full-path="ObjectReplacements/Object 503"/>
  <manifest:file-entry manifest:media-type="" manifest:full-path="ObjectReplacements/Object 669"/>
  <manifest:file-entry manifest:media-type="" manifest:full-path="ObjectReplacements/Object 666"/>
  <manifest:file-entry manifest:media-type="application/x-openoffice-gdimetafile;windows_formatname=&quot;GDIMetaFile&quot;" manifest:full-path="ObjectReplacements/Object 500"/>
  <manifest:file-entry manifest:media-type="" manifest:full-path="ObjectReplacements/Object 125"/>
  <manifest:file-entry manifest:media-type="" manifest:full-path="ObjectReplacements/Object 824"/>
  <manifest:file-entry manifest:media-type="" manifest:full-path="ObjectReplacements/Object 504"/>
  <manifest:file-entry manifest:media-type="" manifest:full-path="ObjectReplacements/Object 667"/>
  <manifest:file-entry manifest:media-type="" manifest:full-path="ObjectReplacements/Object 501"/>
  <manifest:file-entry manifest:media-type="" manifest:full-path="ObjectReplacements/Object 126"/>
  <manifest:file-entry manifest:media-type="" manifest:full-path="ObjectReplacements/Object 825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405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1089"/>
  <manifest:file-entry manifest:media-type="" manifest:full-path="ObjectReplacements/Object 675"/>
  <manifest:file-entry manifest:media-type="application/x-openoffice-gdimetafile;windows_formatname=&quot;GDIMetaFile&quot;" manifest:full-path="ObjectReplacements/Object 34"/>
  <manifest:file-entry manifest:media-type="" manifest:full-path="ObjectReplacements/Object 514"/>
  <manifest:file-entry manifest:media-type="application/x-openoffice-gdimetafile;windows_formatname=&quot;GDIMetaFile&quot;" manifest:full-path="ObjectReplacements/Object 515"/>
  <manifest:file-entry manifest:media-type="" manifest:full-path="ObjectReplacements/Object 678"/>
  <manifest:file-entry manifest:media-type="" manifest:full-path="ObjectReplacements/Object 512"/>
  <manifest:file-entry manifest:media-type="application/x-openoffice-gdimetafile;windows_formatname=&quot;GDIMetaFile&quot;" manifest:full-path="ObjectReplacements/Object 516"/>
  <manifest:file-entry manifest:media-type="" manifest:full-path="ObjectReplacements/Object 679"/>
  <manifest:file-entry manifest:media-type="" manifest:full-path="ObjectReplacements/Object 513"/>
  <manifest:file-entry manifest:media-type="application/x-openoffice-gdimetafile;windows_formatname=&quot;GDIMetaFile&quot;" manifest:full-path="ObjectReplacements/Object 517"/>
  <manifest:file-entry manifest:media-type="application/x-openoffice-gdimetafile;windows_formatname=&quot;GDIMetaFile&quot;" manifest:full-path="ObjectReplacements/Object 518"/>
  <manifest:file-entry manifest:media-type="application/x-openoffice-gdimetafile;windows_formatname=&quot;GDIMetaFile&quot;" manifest:full-path="ObjectReplacements/Object 190"/>
  <manifest:file-entry manifest:media-type="application/x-openoffice-gdimetafile;windows_formatname=&quot;GDIMetaFile&quot;" manifest:full-path="ObjectReplacements/Object 247"/>
  <manifest:file-entry manifest:media-type="" manifest:full-path="ObjectReplacements/Object 946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1096"/>
  <manifest:file-entry manifest:media-type="" manifest:full-path="ObjectReplacements/Object 682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1097"/>
  <manifest:file-entry manifest:media-type="" manifest:full-path="ObjectReplacements/Object 683"/>
  <manifest:file-entry manifest:media-type="application/x-openoffice-gdimetafile;windows_formatname=&quot;GDIMetaFile&quot;" manifest:full-path="ObjectReplacements/Object 148"/>
  <manifest:file-entry manifest:media-type="" manifest:full-path="ObjectReplacements/Object 847"/>
  <manifest:file-entry manifest:media-type="application/x-openoffice-gdimetafile;windows_formatname=&quot;GDIMetaFile&quot;" manifest:full-path="ObjectReplacements/Object 91"/>
  <manifest:file-entry manifest:media-type="" manifest:full-path="ObjectReplacements/Object 570"/>
  <manifest:file-entry manifest:media-type="" manifest:full-path="ObjectReplacements/Object 1235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1099"/>
  <manifest:file-entry manifest:media-type="" manifest:full-path="ObjectReplacements/Object 685"/>
  <manifest:file-entry manifest:media-type="application/x-openoffice-gdimetafile;windows_formatname=&quot;GDIMetaFile&quot;" manifest:full-path="ObjectReplacements/Object 44"/>
  <manifest:file-entry manifest:media-type="" manifest:full-path="ObjectReplacements/Object 686"/>
  <manifest:file-entry manifest:media-type="application/x-openoffice-gdimetafile;windows_formatname=&quot;GDIMetaFile&quot;" manifest:full-path="ObjectReplacements/Object 520"/>
  <manifest:file-entry manifest:media-type="application/x-openoffice-gdimetafile;windows_formatname=&quot;GDIMetaFile&quot;" manifest:full-path="ObjectReplacements/Object 524"/>
  <manifest:file-entry manifest:media-type="application/x-openoffice-gdimetafile;windows_formatname=&quot;GDIMetaFile&quot;" manifest:full-path="ObjectReplacements/Object 525"/>
  <manifest:file-entry manifest:media-type="" manifest:full-path="ObjectReplacements/Object 688"/>
  <manifest:file-entry manifest:media-type="application/x-openoffice-gdimetafile;windows_formatname=&quot;GDIMetaFile&quot;" manifest:full-path="ObjectReplacements/Object 522"/>
  <manifest:file-entry manifest:media-type="application/x-openoffice-gdimetafile;windows_formatname=&quot;GDIMetaFile&quot;" manifest:full-path="ObjectReplacements/Object 526"/>
  <manifest:file-entry manifest:media-type="" manifest:full-path="ObjectReplacements/Object 689"/>
  <manifest:file-entry manifest:media-type="application/x-openoffice-gdimetafile;windows_formatname=&quot;GDIMetaFile&quot;" manifest:full-path="ObjectReplacements/Object 523"/>
  <manifest:file-entry manifest:media-type="application/x-openoffice-gdimetafile;windows_formatname=&quot;GDIMetaFile&quot;" manifest:full-path="ObjectReplacements/Object 527"/>
  <manifest:file-entry manifest:media-type="application/x-openoffice-gdimetafile;windows_formatname=&quot;GDIMetaFile&quot;" manifest:full-path="ObjectReplacements/Object 528"/>
  <manifest:file-entry manifest:media-type="" manifest:full-path="ObjectReplacements/Object 261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960"/>
  <manifest:file-entry manifest:media-type="application/x-openoffice-gdimetafile;windows_formatname=&quot;GDIMetaFile&quot;" manifest:full-path="ObjectReplacements/Object 318"/>
  <manifest:file-entry manifest:media-type="" manifest:full-path="ObjectReplacements/Object 740"/>
  <manifest:file-entry manifest:media-type="" manifest:full-path="ObjectReplacements/Object 262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961"/>
  <manifest:file-entry manifest:media-type="application/x-openoffice-gdimetafile;windows_formatname=&quot;GDIMetaFile&quot;" manifest:full-path="ObjectReplacements/Object 319"/>
  <manifest:file-entry manifest:media-type="" manifest:full-path="ObjectReplacements/Object 741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695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34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281"/>
  <manifest:file-entry manifest:media-type="" manifest:full-path="ObjectReplacements/Object 980"/>
  <manifest:file-entry manifest:media-type="" manifest:full-path="ObjectReplacements/Object 535"/>
  <manifest:file-entry manifest:media-type="application/x-openoffice-gdimetafile;windows_formatname=&quot;GDIMetaFile&quot;" manifest:full-path="ObjectReplacements/Object 698"/>
  <manifest:file-entry manifest:media-type="application/x-openoffice-gdimetafile;windows_formatname=&quot;GDIMetaFile&quot;" manifest:full-path="ObjectReplacements/Object 532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282"/>
  <manifest:file-entry manifest:media-type="" manifest:full-path="ObjectReplacements/Object 981"/>
  <manifest:file-entry manifest:media-type="" manifest:full-path="ObjectReplacements/Object 536"/>
  <manifest:file-entry manifest:media-type="application/x-openoffice-gdimetafile;windows_formatname=&quot;GDIMetaFile&quot;" manifest:full-path="ObjectReplacements/Object 699"/>
  <manifest:file-entry manifest:media-type="application/x-openoffice-gdimetafile;windows_formatname=&quot;GDIMetaFile&quot;" manifest:full-path="ObjectReplacements/Object 533"/>
  <manifest:file-entry manifest:media-type="" manifest:full-path="ObjectReplacements/Object 537"/>
  <manifest:file-entry manifest:media-type="" manifest:full-path="ObjectReplacements/Object 538"/>
  <manifest:file-entry manifest:media-type="application/x-openoffice-gdimetafile;windows_formatname=&quot;GDIMetaFile&quot;" manifest:full-path="ObjectReplacements/Object 114"/>
  <manifest:file-entry manifest:media-type="" manifest:full-path="ObjectReplacements/Object 813"/>
  <manifest:file-entry manifest:media-type="" manifest:full-path="ObjectReplacements/Object 979"/>
  <manifest:file-entry manifest:media-type="" manifest:full-path="ObjectReplacements/Object 271"/>
  <manifest:file-entry manifest:media-type="application/x-openoffice-gdimetafile;windows_formatname=&quot;GDIMetaFile&quot;" manifest:full-path="ObjectReplacements/Object 46"/>
  <manifest:file-entry manifest:media-type="" manifest:full-path="ObjectReplacements/Object 970"/>
  <manifest:file-entry manifest:media-type="" manifest:full-path="ObjectReplacements/Object 328"/>
  <manifest:file-entry manifest:media-type="" manifest:full-path="ObjectReplacements/Object 750"/>
  <manifest:file-entry manifest:media-type="application/x-openoffice-gdimetafile;windows_formatname=&quot;GDIMetaFile&quot;" manifest:full-path="ObjectReplacements/Object 115"/>
  <manifest:file-entry manifest:media-type="" manifest:full-path="ObjectReplacements/Object 814"/>
  <manifest:file-entry manifest:media-type="" manifest:full-path="ObjectReplacements/Object 272"/>
  <manifest:file-entry manifest:media-type="application/x-openoffice-gdimetafile;windows_formatname=&quot;GDIMetaFile&quot;" manifest:full-path="ObjectReplacements/Object 47"/>
  <manifest:file-entry manifest:media-type="" manifest:full-path="ObjectReplacements/Object 971"/>
  <manifest:file-entry manifest:media-type="" manifest:full-path="ObjectReplacements/Object 329"/>
  <manifest:file-entry manifest:media-type="" manifest:full-path="ObjectReplacements/Object 751"/>
  <manifest:file-entry manifest:media-type="application/x-openoffice-gdimetafile;windows_formatname=&quot;GDIMetaFile&quot;" manifest:full-path="ObjectReplacements/Object 116"/>
  <manifest:file-entry manifest:media-type="" manifest:full-path="ObjectReplacements/Object 815"/>
  <manifest:file-entry manifest:media-type="application/x-openoffice-gdimetafile;windows_formatname=&quot;GDIMetaFile&quot;" manifest:full-path="ObjectReplacements/Object 63"/>
  <manifest:file-entry manifest:media-type="" manifest:full-path="ObjectReplacements/Object 542"/>
  <manifest:file-entry manifest:media-type="" manifest:full-path="ObjectReplacements/Object 1207"/>
  <manifest:file-entry manifest:media-type="application/x-openoffice-gdimetafile;windows_formatname=&quot;GDIMetaFile&quot;" manifest:full-path="ObjectReplacements/Object 10"/>
  <manifest:file-entry manifest:media-type="" manifest:full-path="ObjectReplacements/Object 1066"/>
  <manifest:file-entry manifest:media-type="" manifest:full-path="ObjectReplacements/Object 652"/>
  <manifest:file-entry manifest:media-type="application/x-openoffice-gdimetafile;windows_formatname=&quot;GDIMetaFile&quot;" manifest:full-path="ObjectReplacements/Object 64"/>
  <manifest:file-entry manifest:media-type="" manifest:full-path="ObjectReplacements/Object 543"/>
  <manifest:file-entry manifest:media-type="" manifest:full-path="ObjectReplacements/Object 1208"/>
  <manifest:file-entry manifest:media-type="application/x-openoffice-gdimetafile;windows_formatname=&quot;GDIMetaFile&quot;" manifest:full-path="ObjectReplacements/Object 11"/>
  <manifest:file-entry manifest:media-type="" manifest:full-path="ObjectReplacements/Object 1067"/>
  <manifest:file-entry manifest:media-type="" manifest:full-path="ObjectReplacements/Object 653"/>
  <manifest:file-entry manifest:media-type="" manifest:full-path="ObjectReplacements/Object 544"/>
  <manifest:file-entry manifest:media-type="" manifest:full-path="ObjectReplacements/Object 1209"/>
  <manifest:file-entry manifest:media-type="application/x-openoffice-gdimetafile;windows_formatname=&quot;GDIMetaFile&quot;" manifest:full-path="ObjectReplacements/Object 12"/>
  <manifest:file-entry manifest:media-type="" manifest:full-path="ObjectReplacements/Object 1068"/>
  <manifest:file-entry manifest:media-type="" manifest:full-path="ObjectReplacements/Object 654"/>
  <manifest:file-entry manifest:media-type="" manifest:full-path="ObjectReplacements/Object 545"/>
  <manifest:file-entry manifest:media-type="" manifest:full-path="ObjectReplacements/Object 546"/>
  <manifest:file-entry manifest:media-type="" manifest:full-path="ObjectReplacements/Object 547"/>
  <manifest:file-entry manifest:media-type="" manifest:full-path="ObjectReplacements/Object 134"/>
  <manifest:file-entry manifest:media-type="" manifest:full-path="ObjectReplacements/Object 833"/>
  <manifest:file-entry manifest:media-type="" manifest:full-path="ObjectReplacements/Object 999"/>
  <manifest:file-entry manifest:media-type="application/x-openoffice-gdimetafile;windows_formatname=&quot;GDIMetaFile&quot;" manifest:full-path="ObjectReplacements/Object 291"/>
  <manifest:file-entry manifest:media-type="application/x-openoffice-gdimetafile;windows_formatname=&quot;GDIMetaFile&quot;" manifest:full-path="ObjectReplacements/Object 66"/>
  <manifest:file-entry manifest:media-type="" manifest:full-path="ObjectReplacements/Object 990"/>
  <manifest:file-entry manifest:media-type="application/x-openoffice-gdimetafile;windows_formatname=&quot;GDIMetaFile&quot;" manifest:full-path="ObjectReplacements/Object 348"/>
  <manifest:file-entry manifest:media-type="" manifest:full-path="ObjectReplacements/Object 770"/>
  <manifest:file-entry manifest:media-type="" manifest:full-path="ObjectReplacements/Object 135"/>
  <manifest:file-entry manifest:media-type="" manifest:full-path="ObjectReplacements/Object 834"/>
  <manifest:file-entry manifest:media-type="application/x-openoffice-gdimetafile;windows_formatname=&quot;GDIMetaFile&quot;" manifest:full-path="ObjectReplacements/Object 292"/>
  <manifest:file-entry manifest:media-type="application/x-openoffice-gdimetafile;windows_formatname=&quot;GDIMetaFile&quot;" manifest:full-path="ObjectReplacements/Object 67"/>
  <manifest:file-entry manifest:media-type="" manifest:full-path="ObjectReplacements/Object 991"/>
  <manifest:file-entry manifest:media-type="application/x-openoffice-gdimetafile;windows_formatname=&quot;GDIMetaFile&quot;" manifest:full-path="ObjectReplacements/Object 349"/>
  <manifest:file-entry manifest:media-type="" manifest:full-path="ObjectReplacements/Object 771"/>
  <manifest:file-entry manifest:media-type="" manifest:full-path="ObjectReplacements/Object 136"/>
  <manifest:file-entry manifest:media-type="" manifest:full-path="ObjectReplacements/Object 835"/>
  <manifest:file-entry manifest:media-type="application/x-openoffice-gdimetafile;windows_formatname=&quot;GDIMetaFile&quot;" manifest:full-path="ObjectReplacements/Object 83"/>
  <manifest:file-entry manifest:media-type="" manifest:full-path="ObjectReplacements/Object 562"/>
  <manifest:file-entry manifest:media-type="" manifest:full-path="ObjectReplacements/Object 122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086"/>
  <manifest:file-entry manifest:media-type="" manifest:full-path="ObjectReplacements/Object 672"/>
  <manifest:file-entry manifest:media-type="application/x-openoffice-gdimetafile;windows_formatname=&quot;GDIMetaFile&quot;" manifest:full-path="ObjectReplacements/Object 84"/>
  <manifest:file-entry manifest:media-type="" manifest:full-path="ObjectReplacements/Object 563"/>
  <manifest:file-entry manifest:media-type="" manifest:full-path="ObjectReplacements/Object 1228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087"/>
  <manifest:file-entry manifest:media-type="" manifest:full-path="ObjectReplacements/Object 510"/>
  <manifest:file-entry manifest:media-type="" manifest:full-path="ObjectReplacements/Object 676"/>
  <manifest:file-entry manifest:media-type="" manifest:full-path="ObjectReplacements/Object 673"/>
  <manifest:file-entry manifest:media-type="application/x-openoffice-gdimetafile;windows_formatname=&quot;GDIMetaFile&quot;" manifest:full-path="ObjectReplacements/Object 85"/>
  <manifest:file-entry manifest:media-type="" manifest:full-path="ObjectReplacements/Object 564"/>
  <manifest:file-entry manifest:media-type="" manifest:full-path="ObjectReplacements/Object 122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1088"/>
  <manifest:file-entry manifest:media-type="" manifest:full-path="ObjectReplacements/Object 511"/>
  <manifest:file-entry manifest:media-type="" manifest:full-path="ObjectReplacements/Object 677"/>
  <manifest:file-entry manifest:media-type="" manifest:full-path="ObjectReplacements/Object 674"/>
  <manifest:file-entry manifest:media-type="application/x-openoffice-gdimetafile;windows_formatname=&quot;GDIMetaFile&quot;" manifest:full-path="ObjectReplacements/Object 86"/>
  <manifest:file-entry manifest:media-type="" manifest:full-path="ObjectReplacements/Object 402"/>
  <manifest:file-entry manifest:media-type="" manifest:full-path="ObjectReplacements/Object 568"/>
  <manifest:file-entry manifest:media-type="" manifest:full-path="ObjectReplacements/Object 565"/>
  <manifest:file-entry manifest:media-type="application/x-openoffice-gdimetafile;windows_formatname=&quot;GDIMetaFile&quot;" manifest:full-path="ObjectReplacements/Object 87"/>
  <manifest:file-entry manifest:media-type="" manifest:full-path="ObjectReplacements/Object 566"/>
  <manifest:file-entry manifest:media-type="application/x-openoffice-gdimetafile;windows_formatname=&quot;GDIMetaFile&quot;" manifest:full-path="ObjectReplacements/Object 400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404"/>
  <manifest:file-entry manifest:media-type="" manifest:full-path="ObjectReplacements/Object 567"/>
  <manifest:file-entry manifest:media-type="" manifest:full-path="ObjectReplacements/Object 401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574"/>
  <manifest:file-entry manifest:media-type="" manifest:full-path="ObjectReplacements/Object 1239"/>
  <manifest:file-entry manifest:media-type="application/x-openoffice-gdimetafile;windows_formatname=&quot;GDIMetaFile&quot;" manifest:full-path="ObjectReplacements/Object 149"/>
  <manifest:file-entry manifest:media-type="" manifest:full-path="ObjectReplacements/Object 848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571"/>
  <manifest:file-entry manifest:media-type="" manifest:full-path="ObjectReplacements/Object 1236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1098"/>
  <manifest:file-entry manifest:media-type="application/x-openoffice-gdimetafile;windows_formatname=&quot;GDIMetaFile&quot;" manifest:full-path="ObjectReplacements/Object 521"/>
  <manifest:file-entry manifest:media-type="" manifest:full-path="ObjectReplacements/Object 687"/>
  <manifest:file-entry manifest:media-type="" manifest:full-path="ObjectReplacements/Object 684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575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576"/>
  <manifest:file-entry manifest:media-type="application/x-openoffice-gdimetafile;windows_formatname=&quot;GDIMetaFile&quot;" manifest:full-path="ObjectReplacements/Object 41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414"/>
  <manifest:file-entry manifest:media-type="application/x-openoffice-gdimetafile;windows_formatname=&quot;GDIMetaFile&quot;" manifest:full-path="ObjectReplacements/Object 577"/>
  <manifest:file-entry manifest:media-type="application/x-openoffice-gdimetafile;windows_formatname=&quot;GDIMetaFile&quot;" manifest:full-path="ObjectReplacements/Object 411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15"/>
  <manifest:file-entry manifest:media-type="application/x-openoffice-gdimetafile;windows_formatname=&quot;GDIMetaFile&quot;" manifest:full-path="ObjectReplacements/Object 578"/>
  <manifest:file-entry manifest:media-type="application/x-openoffice-gdimetafile;windows_formatname=&quot;GDIMetaFile&quot;" manifest:full-path="ObjectReplacements/Object 412"/>
  <manifest:file-entry manifest:media-type="" manifest:full-path="ObjectReplacements/Object 263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962"/>
  <manifest:file-entry manifest:media-type="application/x-openoffice-gdimetafile;windows_formatname=&quot;GDIMetaFile&quot;" manifest:full-path="ObjectReplacements/Object 314"/>
  <manifest:file-entry manifest:media-type="" manifest:full-path="ObjectReplacements/Object 264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963"/>
  <manifest:file-entry manifest:media-type="application/x-openoffice-gdimetafile;windows_formatname=&quot;GDIMetaFile&quot;" manifest:full-path="ObjectReplacements/Object 315"/>
  <manifest:file-entry manifest:media-type="" manifest:full-path="ObjectReplacements/Object 265"/>
  <manifest:file-entry manifest:media-type="application/x-openoffice-gdimetafile;windows_formatname=&quot;GDIMetaFile&quot;" manifest:full-path="ObjectReplacements/Object 964"/>
  <manifest:file-entry manifest:media-type="application/x-openoffice-gdimetafile;windows_formatname=&quot;GDIMetaFile&quot;" manifest:full-path="ObjectReplacements/Object 316"/>
  <manifest:file-entry manifest:media-type="" manifest:full-path="ObjectReplacements/Object 266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965"/>
  <manifest:file-entry manifest:media-type="" manifest:full-path="ObjectReplacements/Object 260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17"/>
  <manifest:file-entry manifest:media-type="" manifest:full-path="ObjectReplacements/Object 273"/>
  <manifest:file-entry manifest:media-type="application/x-openoffice-gdimetafile;windows_formatname=&quot;GDIMetaFile&quot;" manifest:full-path="ObjectReplacements/Object 48"/>
  <manifest:file-entry manifest:media-type="" manifest:full-path="ObjectReplacements/Object 972"/>
  <manifest:file-entry manifest:media-type="application/x-openoffice-gdimetafile;windows_formatname=&quot;GDIMetaFile&quot;" manifest:full-path="ObjectReplacements/Object 324"/>
  <manifest:file-entry manifest:media-type="application/x-openoffice-gdimetafile;windows_formatname=&quot;GDIMetaFile&quot;" manifest:full-path="ObjectReplacements/Object 111"/>
  <manifest:file-entry manifest:media-type="" manifest:full-path="ObjectReplacements/Object 277"/>
  <manifest:file-entry manifest:media-type="" manifest:full-path="ObjectReplacements/Object 810"/>
  <manifest:file-entry manifest:media-type="" manifest:full-path="ObjectReplacements/Object 976"/>
  <manifest:file-entry manifest:media-type="" manifest:full-path="ObjectReplacements/Object 274"/>
  <manifest:file-entry manifest:media-type="application/x-openoffice-gdimetafile;windows_formatname=&quot;GDIMetaFile&quot;" manifest:full-path="ObjectReplacements/Object 49"/>
  <manifest:file-entry manifest:media-type="" manifest:full-path="ObjectReplacements/Object 973"/>
  <manifest:file-entry manifest:media-type="application/x-openoffice-gdimetafile;windows_formatname=&quot;GDIMetaFile&quot;" manifest:full-path="ObjectReplacements/Object 325"/>
  <manifest:file-entry manifest:media-type="application/x-openoffice-gdimetafile;windows_formatname=&quot;GDIMetaFile&quot;" manifest:full-path="ObjectReplacements/Object 112"/>
  <manifest:file-entry manifest:media-type="" manifest:full-path="ObjectReplacements/Object 278"/>
  <manifest:file-entry manifest:media-type="" manifest:full-path="ObjectReplacements/Object 811"/>
  <manifest:file-entry manifest:media-type="" manifest:full-path="ObjectReplacements/Object 977"/>
  <manifest:file-entry manifest:media-type="" manifest:full-path="ObjectReplacements/Object 275"/>
  <manifest:file-entry manifest:media-type="" manifest:full-path="ObjectReplacements/Object 974"/>
  <manifest:file-entry manifest:media-type="application/x-openoffice-gdimetafile;windows_formatname=&quot;GDIMetaFile&quot;" manifest:full-path="ObjectReplacements/Object 326"/>
  <manifest:file-entry manifest:media-type="application/x-openoffice-gdimetafile;windows_formatname=&quot;GDIMetaFile&quot;" manifest:full-path="ObjectReplacements/Object 113"/>
  <manifest:file-entry manifest:media-type="" manifest:full-path="ObjectReplacements/Object 279"/>
  <manifest:file-entry manifest:media-type="" manifest:full-path="ObjectReplacements/Object 812"/>
  <manifest:file-entry manifest:media-type="" manifest:full-path="ObjectReplacements/Object 978"/>
  <manifest:file-entry manifest:media-type="" manifest:full-path="ObjectReplacements/Object 276"/>
  <manifest:file-entry manifest:media-type="application/x-openoffice-gdimetafile;windows_formatname=&quot;GDIMetaFile&quot;" manifest:full-path="ObjectReplacements/Object 110"/>
  <manifest:file-entry manifest:media-type="" manifest:full-path="ObjectReplacements/Object 975"/>
  <manifest:file-entry manifest:media-type="" manifest:full-path="ObjectReplacements/Object 270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327"/>
  <manifest:file-entry manifest:media-type="application/x-openoffice-gdimetafile;windows_formatname=&quot;GDIMetaFile&quot;" manifest:full-path="ObjectReplacements/Object 283"/>
  <manifest:file-entry manifest:media-type="application/x-openoffice-gdimetafile;windows_formatname=&quot;GDIMetaFile&quot;" manifest:full-path="ObjectReplacements/Object 58"/>
  <manifest:file-entry manifest:media-type="" manifest:full-path="ObjectReplacements/Object 982"/>
  <manifest:file-entry manifest:media-type="" manifest:full-path="ObjectReplacements/Object 334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287"/>
  <manifest:file-entry manifest:media-type="" manifest:full-path="ObjectReplacements/Object 820"/>
  <manifest:file-entry manifest:media-type="" manifest:full-path="ObjectReplacements/Object 986"/>
  <manifest:file-entry manifest:media-type="application/x-openoffice-gdimetafile;windows_formatname=&quot;GDIMetaFile&quot;" manifest:full-path="ObjectReplacements/Object 284"/>
  <manifest:file-entry manifest:media-type="application/x-openoffice-gdimetafile;windows_formatname=&quot;GDIMetaFile&quot;" manifest:full-path="ObjectReplacements/Object 59"/>
  <manifest:file-entry manifest:media-type="" manifest:full-path="ObjectReplacements/Object 983"/>
  <manifest:file-entry manifest:media-type="" manifest:full-path="ObjectReplacements/Object 335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288"/>
  <manifest:file-entry manifest:media-type="" manifest:full-path="ObjectReplacements/Object 821"/>
  <manifest:file-entry manifest:media-type="" manifest:full-path="ObjectReplacements/Object 987"/>
  <manifest:file-entry manifest:media-type="application/x-openoffice-gdimetafile;windows_formatname=&quot;GDIMetaFile&quot;" manifest:full-path="ObjectReplacements/Object 285"/>
  <manifest:file-entry manifest:media-type="" manifest:full-path="ObjectReplacements/Object 984"/>
  <manifest:file-entry manifest:media-type="application/x-openoffice-gdimetafile;windows_formatname=&quot;GDIMetaFile&quot;" manifest:full-path="ObjectReplacements/Object 336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289"/>
  <manifest:file-entry manifest:media-type="" manifest:full-path="ObjectReplacements/Object 822"/>
  <manifest:file-entry manifest:media-type="" manifest:full-path="ObjectReplacements/Object 988"/>
  <manifest:file-entry manifest:media-type="application/x-openoffice-gdimetafile;windows_formatname=&quot;GDIMetaFile&quot;" manifest:full-path="ObjectReplacements/Object 286"/>
  <manifest:file-entry manifest:media-type="application/x-openoffice-gdimetafile;windows_formatname=&quot;GDIMetaFile&quot;" manifest:full-path="ObjectReplacements/Object 120"/>
  <manifest:file-entry manifest:media-type="" manifest:full-path="ObjectReplacements/Object 985"/>
  <manifest:file-entry manifest:media-type="" manifest:full-path="ObjectReplacements/Object 280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337"/>
  <manifest:file-entry manifest:media-type="application/x-openoffice-gdimetafile;windows_formatname=&quot;GDIMetaFile&quot;" manifest:full-path="ObjectReplacements/Object 293"/>
  <manifest:file-entry manifest:media-type="application/x-openoffice-gdimetafile;windows_formatname=&quot;GDIMetaFile&quot;" manifest:full-path="ObjectReplacements/Object 68"/>
  <manifest:file-entry manifest:media-type="" manifest:full-path="ObjectReplacements/Object 992"/>
  <manifest:file-entry manifest:media-type="application/x-openoffice-gdimetafile;windows_formatname=&quot;GDIMetaFile&quot;" manifest:full-path="ObjectReplacements/Object 344"/>
  <manifest:file-entry manifest:media-type="" manifest:full-path="ObjectReplacements/Object 1009"/>
  <manifest:file-entry manifest:media-type="" manifest:full-path="ObjectReplacements/Object 131"/>
  <manifest:file-entry manifest:media-type="application/x-openoffice-gdimetafile;windows_formatname=&quot;GDIMetaFile&quot;" manifest:full-path="ObjectReplacements/Object 297"/>
  <manifest:file-entry manifest:media-type="" manifest:full-path="ObjectReplacements/Object 830"/>
  <manifest:file-entry manifest:media-type="" manifest:full-path="ObjectReplacements/Object 996"/>
  <manifest:file-entry manifest:media-type="application/x-openoffice-gdimetafile;windows_formatname=&quot;GDIMetaFile&quot;" manifest:full-path="ObjectReplacements/Object 294"/>
  <manifest:file-entry manifest:media-type="application/x-openoffice-gdimetafile;windows_formatname=&quot;GDIMetaFile&quot;" manifest:full-path="ObjectReplacements/Object 69"/>
  <manifest:file-entry manifest:media-type="" manifest:full-path="ObjectReplacements/Object 993"/>
  <manifest:file-entry manifest:media-type="application/x-openoffice-gdimetafile;windows_formatname=&quot;GDIMetaFile&quot;" manifest:full-path="ObjectReplacements/Object 345"/>
  <manifest:file-entry manifest:media-type="" manifest:full-path="ObjectReplacements/Object 132"/>
  <manifest:file-entry manifest:media-type="application/x-openoffice-gdimetafile;windows_formatname=&quot;GDIMetaFile&quot;" manifest:full-path="ObjectReplacements/Object 298"/>
  <manifest:file-entry manifest:media-type="" manifest:full-path="ObjectReplacements/Object 831"/>
  <manifest:file-entry manifest:media-type="" manifest:full-path="ObjectReplacements/Object 997"/>
  <manifest:file-entry manifest:media-type="application/x-openoffice-gdimetafile;windows_formatname=&quot;GDIMetaFile&quot;" manifest:full-path="ObjectReplacements/Object 295"/>
  <manifest:file-entry manifest:media-type="" manifest:full-path="ObjectReplacements/Object 994"/>
  <manifest:file-entry manifest:media-type="application/x-openoffice-gdimetafile;windows_formatname=&quot;GDIMetaFile&quot;" manifest:full-path="ObjectReplacements/Object 346"/>
  <manifest:file-entry manifest:media-type="" manifest:full-path="ObjectReplacements/Object 133"/>
  <manifest:file-entry manifest:media-type="application/x-openoffice-gdimetafile;windows_formatname=&quot;GDIMetaFile&quot;" manifest:full-path="ObjectReplacements/Object 299"/>
  <manifest:file-entry manifest:media-type="" manifest:full-path="ObjectReplacements/Object 832"/>
  <manifest:file-entry manifest:media-type="" manifest:full-path="ObjectReplacements/Object 998"/>
  <manifest:file-entry manifest:media-type="application/x-openoffice-gdimetafile;windows_formatname=&quot;GDIMetaFile&quot;" manifest:full-path="ObjectReplacements/Object 296"/>
  <manifest:file-entry manifest:media-type="" manifest:full-path="ObjectReplacements/Object 130"/>
  <manifest:file-entry manifest:media-type="" manifest:full-path="ObjectReplacements/Object 995"/>
  <manifest:file-entry manifest:media-type="application/x-openoffice-gdimetafile;windows_formatname=&quot;GDIMetaFile&quot;" manifest:full-path="ObjectReplacements/Object 290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347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354"/>
  <manifest:file-entry manifest:media-type="application/x-openoffice-gdimetafile;windows_formatname=&quot;GDIMetaFile&quot;" manifest:full-path="ObjectReplacements/Object 1019"/>
  <manifest:file-entry manifest:media-type="application/x-openoffice-gdimetafile;windows_formatname=&quot;GDIMetaFile&quot;" manifest:full-path="ObjectReplacements/Object 141"/>
  <manifest:file-entry manifest:media-type="" manifest:full-path="ObjectReplacements/Object 840"/>
  <manifest:file-entry manifest:media-type="application/x-openoffice-gdimetafile;windows_formatname=&quot;GDIMetaFile&quot;" manifest:full-path="ObjectReplacements/Object 355"/>
  <manifest:file-entry manifest:media-type="application/x-openoffice-gdimetafile;windows_formatname=&quot;GDIMetaFile&quot;" manifest:full-path="ObjectReplacements/Object 142"/>
  <manifest:file-entry manifest:media-type="" manifest:full-path="ObjectReplacements/Object 841"/>
  <manifest:file-entry manifest:media-type="application/x-openoffice-gdimetafile;windows_formatname=&quot;GDIMetaFile&quot;" manifest:full-path="ObjectReplacements/Object 356"/>
  <manifest:file-entry manifest:media-type="application/x-openoffice-gdimetafile;windows_formatname=&quot;GDIMetaFile&quot;" manifest:full-path="ObjectReplacements/Object 143"/>
  <manifest:file-entry manifest:media-type="" manifest:full-path="ObjectReplacements/Object 842"/>
  <manifest:file-entry manifest:media-type="application/x-openoffice-gdimetafile;windows_formatname=&quot;GDIMetaFile&quot;" manifest:full-path="ObjectReplacements/Object 357"/>
  <manifest:file-entry manifest:media-type="application/x-openoffice-gdimetafile;windows_formatname=&quot;GDIMetaFile&quot;" manifest:full-path="ObjectReplacements/Object 150"/>
  <manifest:file-entry manifest:media-type="application/x-openoffice-gdimetafile;windows_formatname=&quot;GDIMetaFile&quot;" manifest:full-path="ObjectReplacements/Object 207"/>
  <manifest:file-entry manifest:media-type="" manifest:full-path="ObjectReplacements/Object 906"/>
  <manifest:file-entry manifest:media-type="application/x-openoffice-gdimetafile;windows_formatname=&quot;GDIMetaFile&quot;" manifest:full-path="ObjectReplacements/Object 792"/>
  <manifest:file-entry manifest:media-type="application/x-openoffice-gdimetafile;windows_formatname=&quot;GDIMetaFile&quot;" manifest:full-path="ObjectReplacements/Object 151"/>
  <manifest:file-entry manifest:media-type="" manifest:full-path="ObjectReplacements/Object 850"/>
  <manifest:file-entry manifest:media-type="application/x-openoffice-gdimetafile;windows_formatname=&quot;GDIMetaFile&quot;" manifest:full-path="ObjectReplacements/Object 208"/>
  <manifest:file-entry manifest:media-type="" manifest:full-path="ObjectReplacements/Object 907"/>
  <manifest:file-entry manifest:media-type="application/x-openoffice-gdimetafile;windows_formatname=&quot;GDIMetaFile&quot;" manifest:full-path="ObjectReplacements/Object 793"/>
  <manifest:file-entry manifest:media-type="application/x-openoffice-gdimetafile;windows_formatname=&quot;GDIMetaFile&quot;" manifest:full-path="ObjectReplacements/Object 152"/>
  <manifest:file-entry manifest:media-type="" manifest:full-path="ObjectReplacements/Object 851"/>
  <manifest:file-entry manifest:media-type="application/x-openoffice-gdimetafile;windows_formatname=&quot;GDIMetaFile&quot;" manifest:full-path="ObjectReplacements/Object 209"/>
  <manifest:file-entry manifest:media-type="" manifest:full-path="ObjectReplacements/Object 908"/>
  <manifest:file-entry manifest:media-type="application/x-openoffice-gdimetafile;windows_formatname=&quot;GDIMetaFile&quot;" manifest:full-path="ObjectReplacements/Object 794"/>
  <manifest:file-entry manifest:media-type="application/x-openoffice-gdimetafile;windows_formatname=&quot;GDIMetaFile&quot;" manifest:full-path="ObjectReplacements/Object 153"/>
  <manifest:file-entry manifest:media-type="" manifest:full-path="ObjectReplacements/Object 852"/>
  <manifest:file-entry manifest:media-type="application/x-openoffice-gdimetafile;windows_formatname=&quot;GDIMetaFile&quot;" manifest:full-path="ObjectReplacements/Object 154"/>
  <manifest:file-entry manifest:media-type="" manifest:full-path="ObjectReplacements/Object 853"/>
  <manifest:file-entry manifest:media-type="application/x-openoffice-gdimetafile;windows_formatname=&quot;GDIMetaFile&quot;" manifest:full-path="ObjectReplacements/Object 155"/>
  <manifest:file-entry manifest:media-type="" manifest:full-path="ObjectReplacements/Object 854"/>
  <manifest:file-entry manifest:media-type="application/x-openoffice-gdimetafile;windows_formatname=&quot;GDIMetaFile&quot;" manifest:full-path="ObjectReplacements/Object 156"/>
  <manifest:file-entry manifest:media-type="" manifest:full-path="ObjectReplacements/Object 855"/>
  <manifest:file-entry manifest:media-type="application/x-openoffice-gdimetafile;windows_formatname=&quot;GDIMetaFile&quot;" manifest:full-path="ObjectReplacements/Object 157"/>
  <manifest:file-entry manifest:media-type="" manifest:full-path="ObjectReplacements/Object 856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107"/>
  <manifest:file-entry manifest:media-type="" manifest:full-path="ObjectReplacements/Object 806"/>
  <manifest:file-entry manifest:media-type="application/x-openoffice-gdimetafile;windows_formatname=&quot;GDIMetaFile&quot;" manifest:full-path="ObjectReplacements/Object 692"/>
  <manifest:file-entry manifest:media-type="" manifest:full-path="ObjectReplacements/Object 158"/>
  <manifest:file-entry manifest:media-type="" manifest:full-path="ObjectReplacements/Object 857"/>
  <manifest:file-entry manifest:media-type="application/x-openoffice-gdimetafile;windows_formatname=&quot;GDIMetaFile&quot;" manifest:full-path="ObjectReplacements/Object 580"/>
  <manifest:file-entry manifest:media-type="application/x-openoffice-gdimetafile;windows_formatname=&quot;GDIMetaFile&quot;" manifest:full-path="ObjectReplacements/Object 1245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108"/>
  <manifest:file-entry manifest:media-type="" manifest:full-path="ObjectReplacements/Object 807"/>
  <manifest:file-entry manifest:media-type="application/x-openoffice-gdimetafile;windows_formatname=&quot;GDIMetaFile&quot;" manifest:full-path="ObjectReplacements/Object 530"/>
  <manifest:file-entry manifest:media-type="application/x-openoffice-gdimetafile;windows_formatname=&quot;GDIMetaFile&quot;" manifest:full-path="ObjectReplacements/Object 696"/>
  <manifest:file-entry manifest:media-type="application/x-openoffice-gdimetafile;windows_formatname=&quot;GDIMetaFile&quot;" manifest:full-path="ObjectReplacements/Object 693"/>
  <manifest:file-entry manifest:media-type="" manifest:full-path="ObjectReplacements/Object 159"/>
  <manifest:file-entry manifest:media-type="" manifest:full-path="ObjectReplacements/Object 858"/>
  <manifest:file-entry manifest:media-type="application/x-openoffice-gdimetafile;windows_formatname=&quot;GDIMetaFile&quot;" manifest:full-path="ObjectReplacements/Object 581"/>
  <manifest:file-entry manifest:media-type="application/x-openoffice-gdimetafile;windows_formatname=&quot;GDIMetaFile&quot;" manifest:full-path="ObjectReplacements/Object 1246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109"/>
  <manifest:file-entry manifest:media-type="" manifest:full-path="ObjectReplacements/Object 808"/>
  <manifest:file-entry manifest:media-type="application/x-openoffice-gdimetafile;windows_formatname=&quot;GDIMetaFile&quot;" manifest:full-path="ObjectReplacements/Object 531"/>
  <manifest:file-entry manifest:media-type="application/x-openoffice-gdimetafile;windows_formatname=&quot;GDIMetaFile&quot;" manifest:full-path="ObjectReplacements/Object 697"/>
  <manifest:file-entry manifest:media-type="application/x-openoffice-gdimetafile;windows_formatname=&quot;GDIMetaFile&quot;" manifest:full-path="ObjectReplacements/Object 694"/>
  <manifest:file-entry manifest:media-type="application/x-openoffice-gdimetafile;windows_formatname=&quot;GDIMetaFile&quot;" manifest:full-path="ObjectReplacements/Object 164"/>
  <manifest:file-entry manifest:media-type="" manifest:full-path="ObjectReplacements/Object 863"/>
  <manifest:file-entry manifest:media-type="application/x-openoffice-gdimetafile;windows_formatname=&quot;GDIMetaFile&quot;" manifest:full-path="ObjectReplacements/Object 165"/>
  <manifest:file-entry manifest:media-type="" manifest:full-path="ObjectReplacements/Object 864"/>
  <manifest:file-entry manifest:media-type="application/x-openoffice-gdimetafile;windows_formatname=&quot;GDIMetaFile&quot;" manifest:full-path="ObjectReplacements/Object 166"/>
  <manifest:file-entry manifest:media-type="" manifest:full-path="ObjectReplacements/Object 865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117"/>
  <manifest:file-entry manifest:media-type="" manifest:full-path="ObjectReplacements/Object 816"/>
  <manifest:file-entry manifest:media-type="application/x-openoffice-gdimetafile;windows_formatname=&quot;GDIMetaFile&quot;" manifest:full-path="ObjectReplacements/Object 590"/>
  <manifest:file-entry manifest:media-type="application/x-openoffice-gdimetafile;windows_formatname=&quot;GDIMetaFile&quot;" manifest:full-path="ObjectReplacements/Object 1255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118"/>
  <manifest:file-entry manifest:media-type="" manifest:full-path="ObjectReplacements/Object 817"/>
  <manifest:file-entry manifest:media-type="" manifest:full-path="ObjectReplacements/Object 540"/>
  <manifest:file-entry manifest:media-type="" manifest:full-path="ObjectReplacements/Object 1205"/>
  <manifest:file-entry manifest:media-type="application/x-openoffice-gdimetafile;windows_formatname=&quot;GDIMetaFile&quot;" manifest:full-path="ObjectReplacements/Object 591"/>
  <manifest:file-entry manifest:media-type="application/x-openoffice-gdimetafile;windows_formatname=&quot;GDIMetaFile&quot;" manifest:full-path="ObjectReplacements/Object 1256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119"/>
  <manifest:file-entry manifest:media-type="" manifest:full-path="ObjectReplacements/Object 818"/>
  <manifest:file-entry manifest:media-type="" manifest:full-path="ObjectReplacements/Object 541"/>
  <manifest:file-entry manifest:media-type="" manifest:full-path="ObjectReplacements/Object 1206"/>
  <manifest:file-entry manifest:media-type="application/x-openoffice-gdimetafile;windows_formatname=&quot;GDIMetaFile&quot;" manifest:full-path="ObjectReplacements/Object 171"/>
  <manifest:file-entry manifest:media-type="" manifest:full-path="ObjectReplacements/Object 870"/>
  <manifest:file-entry manifest:media-type="" manifest:full-path="ObjectReplacements/Object 228"/>
  <manifest:file-entry manifest:media-type="" manifest:full-path="ObjectReplacements/Object 927"/>
  <manifest:file-entry manifest:media-type="application/x-openoffice-gdimetafile;windows_formatname=&quot;GDIMetaFile&quot;" manifest:full-path="ObjectReplacements/Object 650"/>
  <manifest:file-entry manifest:media-type="application/x-openoffice-gdimetafile;windows_formatname=&quot;GDIMetaFile&quot;" manifest:full-path="ObjectReplacements/Object 172"/>
  <manifest:file-entry manifest:media-type="" manifest:full-path="ObjectReplacements/Object 871"/>
  <manifest:file-entry manifest:media-type="" manifest:full-path="ObjectReplacements/Object 229"/>
  <manifest:file-entry manifest:media-type="" manifest:full-path="ObjectReplacements/Object 928"/>
  <manifest:file-entry manifest:media-type="" manifest:full-path="ObjectReplacements/Object 651"/>
  <manifest:file-entry manifest:media-type="application/x-openoffice-gdimetafile;windows_formatname=&quot;GDIMetaFile&quot;" manifest:full-path="ObjectReplacements/Object 173"/>
  <manifest:file-entry manifest:media-type="" manifest:full-path="ObjectReplacements/Object 872"/>
  <manifest:file-entry manifest:media-type="" manifest:full-path="ObjectReplacements/Object 874"/>
  <manifest:file-entry manifest:media-type="application/x-openoffice-gdimetafile;windows_formatname=&quot;GDIMetaFile&quot;" manifest:full-path="ObjectReplacements/Object 175"/>
  <manifest:file-entry manifest:media-type="" manifest:full-path="ObjectReplacements/Object 875"/>
  <manifest:file-entry manifest:media-type="application/x-openoffice-gdimetafile;windows_formatname=&quot;GDIMetaFile&quot;" manifest:full-path="ObjectReplacements/Object 176"/>
  <manifest:file-entry manifest:media-type="application/x-openoffice-gdimetafile;windows_formatname=&quot;GDIMetaFile&quot;" manifest:full-path="ObjectReplacements/Object 70"/>
  <manifest:file-entry manifest:media-type="" manifest:full-path="ObjectReplacements/Object 826"/>
  <manifest:file-entry manifest:media-type="" manifest:full-path="ObjectReplacements/Object 127"/>
  <manifest:file-entry manifest:media-type="application/x-openoffice-gdimetafile;windows_formatname=&quot;GDIMetaFile&quot;" manifest:full-path="ObjectReplacements/Object 71"/>
  <manifest:file-entry manifest:media-type="" manifest:full-path="ObjectReplacements/Object 827"/>
  <manifest:file-entry manifest:media-type="" manifest:full-path="ObjectReplacements/Object 128"/>
  <manifest:file-entry manifest:media-type="" manifest:full-path="ObjectReplacements/Object 550"/>
  <manifest:file-entry manifest:media-type="" manifest:full-path="ObjectReplacements/Object 1215"/>
  <manifest:file-entry manifest:media-type="application/x-openoffice-gdimetafile;windows_formatname=&quot;GDIMetaFile&quot;" manifest:full-path="ObjectReplacements/Object 72"/>
  <manifest:file-entry manifest:media-type="" manifest:full-path="ObjectReplacements/Object 828"/>
  <manifest:file-entry manifest:media-type="" manifest:full-path="ObjectReplacements/Object 129"/>
  <manifest:file-entry manifest:media-type="" manifest:full-path="ObjectReplacements/Object 1216"/>
  <manifest:file-entry manifest:media-type="" manifest:full-path="ObjectReplacements/Object 551"/>
  <manifest:file-entry manifest:media-type="" manifest:full-path="ObjectReplacements/Object 880"/>
  <manifest:file-entry manifest:media-type="application/x-openoffice-gdimetafile;windows_formatname=&quot;GDIMetaFile&quot;" manifest:full-path="ObjectReplacements/Object 181"/>
  <manifest:file-entry manifest:media-type="" manifest:full-path="ObjectReplacements/Object 937"/>
  <manifest:file-entry manifest:media-type="application/x-openoffice-gdimetafile;windows_formatname=&quot;GDIMetaFile&quot;" manifest:full-path="ObjectReplacements/Object 238"/>
  <manifest:file-entry manifest:media-type="" manifest:full-path="ObjectReplacements/Object 660"/>
  <manifest:file-entry manifest:media-type="application/x-openoffice-gdimetafile;windows_formatname=&quot;GDIMetaFile&quot;" manifest:full-path="ObjectReplacements/Object 881"/>
  <manifest:file-entry manifest:media-type="" manifest:full-path="ObjectReplacements/Object 182"/>
  <manifest:file-entry manifest:media-type="" manifest:full-path="ObjectReplacements/Object 938"/>
  <manifest:file-entry manifest:media-type="application/x-openoffice-gdimetafile;windows_formatname=&quot;GDIMetaFile&quot;" manifest:full-path="ObjectReplacements/Object 239"/>
  <manifest:file-entry manifest:media-type="" manifest:full-path="ObjectReplacements/Object 661"/>
  <manifest:file-entry manifest:media-type="application/x-openoffice-gdimetafile;windows_formatname=&quot;GDIMetaFile&quot;" manifest:full-path="ObjectReplacements/Object 233"/>
  <manifest:file-entry manifest:media-type="application/x-openoffice-gdimetafile;windows_formatname=&quot;GDIMetaFile&quot;" manifest:full-path="ObjectReplacements/Object 399"/>
  <manifest:file-entry manifest:media-type="" manifest:full-path="ObjectReplacements/Object 932"/>
  <manifest:file-entry manifest:media-type="" manifest:full-path="ObjectReplacements/Object 183"/>
  <manifest:file-entry manifest:media-type="application/x-openoffice-gdimetafile;windows_formatname=&quot;GDIMetaFile&quot;" manifest:full-path="ObjectReplacements/Object 882"/>
  <manifest:file-entry manifest:media-type="application/x-openoffice-gdimetafile;windows_formatname=&quot;GDIMetaFile&quot;" manifest:full-path="ObjectReplacements/Object 234"/>
  <manifest:file-entry manifest:media-type="" manifest:full-path="ObjectReplacements/Object 933"/>
  <manifest:file-entry manifest:media-type="application/x-openoffice-gdimetafile;windows_formatname=&quot;GDIMetaFile&quot;" manifest:full-path="ObjectReplacements/Object 883"/>
  <manifest:file-entry manifest:media-type="" manifest:full-path="ObjectReplacements/Object 184"/>
  <manifest:file-entry manifest:media-type="application/x-openoffice-gdimetafile;windows_formatname=&quot;GDIMetaFile&quot;" manifest:full-path="ObjectReplacements/Object 884"/>
  <manifest:file-entry manifest:media-type="" manifest:full-path="ObjectReplacements/Object 185"/>
  <manifest:file-entry manifest:media-type="application/x-openoffice-gdimetafile;windows_formatname=&quot;GDIMetaFile&quot;" manifest:full-path="ObjectReplacements/Object 885"/>
  <manifest:file-entry manifest:media-type="" manifest:full-path="ObjectReplacements/Object 186"/>
  <manifest:file-entry manifest:media-type="application/x-openoffice-gdimetafile;windows_formatname=&quot;GDIMetaFile&quot;" manifest:full-path="ObjectReplacements/Object 80"/>
  <manifest:file-entry manifest:media-type="" manifest:full-path="ObjectReplacements/Object 836"/>
  <manifest:file-entry manifest:media-type="" manifest:full-path="ObjectReplacements/Object 137"/>
  <manifest:file-entry manifest:media-type="application/x-openoffice-gdimetafile;windows_formatname=&quot;GDIMetaFile&quot;" manifest:full-path="ObjectReplacements/Object 81"/>
  <manifest:file-entry manifest:media-type="" manifest:full-path="ObjectReplacements/Object 837"/>
  <manifest:file-entry manifest:media-type="application/x-openoffice-gdimetafile;windows_formatname=&quot;GDIMetaFile&quot;" manifest:full-path="ObjectReplacements/Object 138"/>
  <manifest:file-entry manifest:media-type="" manifest:full-path="ObjectReplacements/Object 560"/>
  <manifest:file-entry manifest:media-type="" manifest:full-path="ObjectReplacements/Object 1225"/>
  <manifest:file-entry manifest:media-type="application/x-openoffice-gdimetafile;windows_formatname=&quot;GDIMetaFile&quot;" manifest:full-path="ObjectReplacements/Object 139"/>
  <manifest:file-entry manifest:media-type="" manifest:full-path="ObjectReplacements/Object 838"/>
  <manifest:file-entry manifest:media-type="application/x-openoffice-gdimetafile;windows_formatname=&quot;GDIMetaFile&quot;" manifest:full-path="ObjectReplacements/Object 82"/>
  <manifest:file-entry manifest:media-type="" manifest:full-path="ObjectReplacements/Object 1226"/>
  <manifest:file-entry manifest:media-type="" manifest:full-path="ObjectReplacements/Object 561"/>
  <manifest:file-entry manifest:media-type="application/x-openoffice-gdimetafile;windows_formatname=&quot;GDIMetaFile&quot;" manifest:full-path="ObjectReplacements/Object 890"/>
  <manifest:file-entry manifest:media-type="application/x-openoffice-gdimetafile;windows_formatname=&quot;GDIMetaFile&quot;" manifest:full-path="ObjectReplacements/Object 191"/>
  <manifest:file-entry manifest:media-type="" manifest:full-path="ObjectReplacements/Object 947"/>
  <manifest:file-entry manifest:media-type="application/x-openoffice-gdimetafile;windows_formatname=&quot;GDIMetaFile&quot;" manifest:full-path="ObjectReplacements/Object 248"/>
  <manifest:file-entry manifest:media-type="" manifest:full-path="ObjectReplacements/Object 670"/>
  <manifest:file-entry manifest:media-type="application/x-openoffice-gdimetafile;windows_formatname=&quot;GDIMetaFile&quot;" manifest:full-path="ObjectReplacements/Object 891"/>
  <manifest:file-entry manifest:media-type="application/x-openoffice-gdimetafile;windows_formatname=&quot;GDIMetaFile&quot;" manifest:full-path="ObjectReplacements/Object 192"/>
  <manifest:file-entry manifest:media-type="" manifest:full-path="ObjectReplacements/Object 948"/>
  <manifest:file-entry manifest:media-type="application/x-openoffice-gdimetafile;windows_formatname=&quot;GDIMetaFile&quot;" manifest:full-path="ObjectReplacements/Object 249"/>
  <manifest:file-entry manifest:media-type="" manifest:full-path="ObjectReplacements/Object 671"/>
  <manifest:file-entry manifest:media-type="application/x-openoffice-gdimetafile;windows_formatname=&quot;GDIMetaFile&quot;" manifest:full-path="ObjectReplacements/Object 892"/>
  <manifest:file-entry manifest:media-type="application/x-openoffice-gdimetafile;windows_formatname=&quot;GDIMetaFile&quot;" manifest:full-path="ObjectReplacements/Object 193"/>
  <manifest:file-entry manifest:media-type="application/x-openoffice-gdimetafile;windows_formatname=&quot;GDIMetaFile&quot;" manifest:full-path="ObjectReplacements/Object 893"/>
  <manifest:file-entry manifest:media-type="application/x-openoffice-gdimetafile;windows_formatname=&quot;GDIMetaFile&quot;" manifest:full-path="ObjectReplacements/Object 194"/>
  <manifest:file-entry manifest:media-type="application/x-openoffice-gdimetafile;windows_formatname=&quot;GDIMetaFile&quot;" manifest:full-path="ObjectReplacements/Object 894"/>
  <manifest:file-entry manifest:media-type="application/x-openoffice-gdimetafile;windows_formatname=&quot;GDIMetaFile&quot;" manifest:full-path="ObjectReplacements/Object 195"/>
  <manifest:file-entry manifest:media-type="application/x-openoffice-gdimetafile;windows_formatname=&quot;GDIMetaFile&quot;" manifest:full-path="ObjectReplacements/Object 895"/>
  <manifest:file-entry manifest:media-type="application/x-openoffice-gdimetafile;windows_formatname=&quot;GDIMetaFile&quot;" manifest:full-path="ObjectReplacements/Object 196"/>
  <manifest:file-entry manifest:media-type="application/x-openoffice-gdimetafile;windows_formatname=&quot;GDIMetaFile&quot;" manifest:full-path="ObjectReplacements/Object 90"/>
  <manifest:file-entry manifest:media-type="" manifest:full-path="ObjectReplacements/Object 846"/>
  <manifest:file-entry manifest:media-type="application/x-openoffice-gdimetafile;windows_formatname=&quot;GDIMetaFile&quot;" manifest:full-path="ObjectReplacements/Object 147"/>
  <manifest:file-entry manifest:media-type="application/x-openoffice-gdimetafile;windows_formatname=&quot;GDIMetaFile&quot;" manifest:full-path="ObjectReplacements/Object 364"/>
  <manifest:file-entry manifest:media-type="application/x-openoffice-gdimetafile;windows_formatname=&quot;GDIMetaFile&quot;" manifest:full-path="ObjectReplacements/Object 1029"/>
  <manifest:file-entry manifest:media-type="application/x-openoffice-gdimetafile;windows_formatname=&quot;GDIMetaFile&quot;" manifest:full-path="ObjectReplacements/Object 1025"/>
  <manifest:file-entry manifest:media-type="application/x-openoffice-gdimetafile;windows_formatname=&quot;GDIMetaFile&quot;" manifest:full-path="ObjectReplacements/Object 360"/>
  <manifest:file-entry manifest:media-type="" manifest:full-path="ObjectReplacements/Object 903"/>
  <manifest:file-entry manifest:media-type="application/x-openoffice-gdimetafile;windows_formatname=&quot;GDIMetaFile&quot;" manifest:full-path="ObjectReplacements/Object 204"/>
  <manifest:file-entry manifest:media-type="application/x-openoffice-gdimetafile;windows_formatname=&quot;GDIMetaFile&quot;" manifest:full-path="ObjectReplacements/Object 900"/>
  <manifest:file-entry manifest:media-type="" manifest:full-path="ObjectReplacements/Object 367"/>
  <manifest:file-entry manifest:media-type="application/x-openoffice-gdimetafile;windows_formatname=&quot;GDIMetaFile&quot;" manifest:full-path="ObjectReplacements/Object 201"/>
  <manifest:file-entry manifest:media-type="application/x-openoffice-gdimetafile;windows_formatname=&quot;GDIMetaFile&quot;" manifest:full-path="ObjectReplacements/Object 1026"/>
  <manifest:file-entry manifest:media-type="application/x-openoffice-gdimetafile;windows_formatname=&quot;GDIMetaFile&quot;" manifest:full-path="ObjectReplacements/Object 361"/>
  <manifest:file-entry manifest:media-type="application/x-openoffice-gdimetafile;windows_formatname=&quot;GDIMetaFile&quot;" manifest:full-path="ObjectReplacements/Object 205"/>
  <manifest:file-entry manifest:media-type="" manifest:full-path="ObjectReplacements/Object 904"/>
  <manifest:file-entry manifest:media-type="application/x-openoffice-gdimetafile;windows_formatname=&quot;GDIMetaFile&quot;" manifest:full-path="ObjectReplacements/Object 365"/>
  <manifest:file-entry manifest:media-type="" manifest:full-path="ObjectReplacements/Object 901"/>
  <manifest:file-entry manifest:media-type="application/x-openoffice-gdimetafile;windows_formatname=&quot;GDIMetaFile&quot;" manifest:full-path="ObjectReplacements/Object 202"/>
  <manifest:file-entry manifest:media-type="" manifest:full-path="ObjectReplacements/Object 368"/>
  <manifest:file-entry manifest:media-type="application/x-openoffice-gdimetafile;windows_formatname=&quot;GDIMetaFile&quot;" manifest:full-path="ObjectReplacements/Object 790"/>
  <manifest:file-entry manifest:media-type="application/x-openoffice-gdimetafile;windows_formatname=&quot;GDIMetaFile&quot;" manifest:full-path="ObjectReplacements/Object 362"/>
  <manifest:file-entry manifest:media-type="application/x-openoffice-gdimetafile;windows_formatname=&quot;GDIMetaFile&quot;" manifest:full-path="ObjectReplacements/Object 1027"/>
  <manifest:file-entry manifest:media-type="application/x-openoffice-gdimetafile;windows_formatname=&quot;GDIMetaFile&quot;" manifest:full-path="ObjectReplacements/Object 206"/>
  <manifest:file-entry manifest:media-type="" manifest:full-path="ObjectReplacements/Object 905"/>
  <manifest:file-entry manifest:media-type="application/x-openoffice-gdimetafile;windows_formatname=&quot;GDIMetaFile&quot;" manifest:full-path="ObjectReplacements/Object 203"/>
  <manifest:file-entry manifest:media-type="" manifest:full-path="ObjectReplacements/Object 902"/>
  <manifest:file-entry manifest:media-type="" manifest:full-path="ObjectReplacements/Object 369"/>
  <manifest:file-entry manifest:media-type="application/x-openoffice-gdimetafile;windows_formatname=&quot;GDIMetaFile&quot;" manifest:full-path="ObjectReplacements/Object 791"/>
  <manifest:file-entry manifest:media-type="application/x-openoffice-gdimetafile;windows_formatname=&quot;GDIMetaFile&quot;" manifest:full-path="ObjectReplacements/Object 1028"/>
  <manifest:file-entry manifest:media-type="application/x-openoffice-gdimetafile;windows_formatname=&quot;GDIMetaFile&quot;" manifest:full-path="ObjectReplacements/Object 363"/>
  <manifest:file-entry manifest:media-type="application/x-openoffice-gdimetafile;windows_formatname=&quot;GDIMetaFile&quot;" manifest:full-path="ObjectReplacements/Object 200"/>
  <manifest:file-entry manifest:media-type="application/x-openoffice-gdimetafile;windows_formatname=&quot;GDIMetaFile&quot;" manifest:full-path="ObjectReplacements/Object 366"/>
  <manifest:file-entry manifest:media-type="" manifest:full-path="ObjectReplacements/Object 374"/>
  <manifest:file-entry manifest:media-type="" manifest:full-path="ObjectReplacements/Object 1039"/>
  <manifest:file-entry manifest:media-type="application/x-openoffice-gdimetafile;windows_formatname=&quot;GDIMetaFile&quot;" manifest:full-path="ObjectReplacements/Object 1035"/>
  <manifest:file-entry manifest:media-type="" manifest:full-path="ObjectReplacements/Object 370"/>
  <manifest:file-entry manifest:media-type="" manifest:full-path="ObjectReplacements/Object 913"/>
  <manifest:file-entry manifest:media-type="application/x-openoffice-gdimetafile;windows_formatname=&quot;GDIMetaFile&quot;" manifest:full-path="ObjectReplacements/Object 214"/>
  <manifest:file-entry manifest:media-type="" manifest:full-path="ObjectReplacements/Object 910"/>
  <manifest:file-entry manifest:media-type="" manifest:full-path="ObjectReplacements/Object 377"/>
  <manifest:file-entry manifest:media-type="application/x-openoffice-gdimetafile;windows_formatname=&quot;GDIMetaFile&quot;" manifest:full-path="ObjectReplacements/Object 211"/>
  <manifest:file-entry manifest:media-type="application/x-openoffice-gdimetafile;windows_formatname=&quot;GDIMetaFile&quot;" manifest:full-path="ObjectReplacements/Object 1036"/>
  <manifest:file-entry manifest:media-type="" manifest:full-path="ObjectReplacements/Object 371"/>
  <manifest:file-entry manifest:media-type="" manifest:full-path="ObjectReplacements/Object 914"/>
  <manifest:file-entry manifest:media-type="application/x-openoffice-gdimetafile;windows_formatname=&quot;GDIMetaFile&quot;" manifest:full-path="ObjectReplacements/Object 215"/>
  <manifest:file-entry manifest:media-type="" manifest:full-path="ObjectReplacements/Object 911"/>
  <manifest:file-entry manifest:media-type="application/x-openoffice-gdimetafile;windows_formatname=&quot;GDIMetaFile&quot;" manifest:full-path="ObjectReplacements/Object 212"/>
  <manifest:file-entry manifest:media-type="" manifest:full-path="ObjectReplacements/Object 378"/>
  <manifest:file-entry manifest:media-type="" manifest:full-path="ObjectReplacements/Object 375"/>
  <manifest:file-entry manifest:media-type="" manifest:full-path="ObjectReplacements/Object 372"/>
  <manifest:file-entry manifest:media-type="application/x-openoffice-gdimetafile;windows_formatname=&quot;GDIMetaFile&quot;" manifest:full-path="ObjectReplacements/Object 1037"/>
  <manifest:file-entry manifest:media-type="" manifest:full-path="ObjectReplacements/Object 915"/>
  <manifest:file-entry manifest:media-type="application/x-openoffice-gdimetafile;windows_formatname=&quot;GDIMetaFile&quot;" manifest:full-path="ObjectReplacements/Object 216"/>
  <manifest:file-entry manifest:media-type="application/x-openoffice-gdimetafile;windows_formatname=&quot;GDIMetaFile&quot;" manifest:full-path="ObjectReplacements/Object 213"/>
  <manifest:file-entry manifest:media-type="" manifest:full-path="ObjectReplacements/Object 379"/>
  <manifest:file-entry manifest:media-type="" manifest:full-path="ObjectReplacements/Object 912"/>
  <manifest:file-entry manifest:media-type="" manifest:full-path="ObjectReplacements/Object 1038"/>
  <manifest:file-entry manifest:media-type="" manifest:full-path="ObjectReplacements/Object 373"/>
  <manifest:file-entry manifest:media-type="application/x-openoffice-gdimetafile;windows_formatname=&quot;GDIMetaFile&quot;" manifest:full-path="ObjectReplacements/Object 210"/>
  <manifest:file-entry manifest:media-type="" manifest:full-path="ObjectReplacements/Object 376"/>
  <manifest:file-entry manifest:media-type="application/x-openoffice-gdimetafile;windows_formatname=&quot;GDIMetaFile&quot;" manifest:full-path="ObjectReplacements/Object 384"/>
  <manifest:file-entry manifest:media-type="" manifest:full-path="ObjectReplacements/Object 1049"/>
  <manifest:file-entry manifest:media-type="" manifest:full-path="ObjectReplacements/Object 1045"/>
  <manifest:file-entry manifest:media-type="" manifest:full-path="ObjectReplacements/Object 380"/>
  <manifest:file-entry manifest:media-type="" manifest:full-path="ObjectReplacements/Object 923"/>
  <manifest:file-entry manifest:media-type="application/x-openoffice-gdimetafile;windows_formatname=&quot;GDIMetaFile&quot;" manifest:full-path="ObjectReplacements/Object 224"/>
  <manifest:file-entry manifest:media-type="" manifest:full-path="ObjectReplacements/Object 920"/>
  <manifest:file-entry manifest:media-type="application/x-openoffice-gdimetafile;windows_formatname=&quot;GDIMetaFile&quot;" manifest:full-path="ObjectReplacements/Object 387"/>
  <manifest:file-entry manifest:media-type="application/x-openoffice-gdimetafile;windows_formatname=&quot;GDIMetaFile&quot;" manifest:full-path="ObjectReplacements/Object 221"/>
  <manifest:file-entry manifest:media-type="" manifest:full-path="ObjectReplacements/Object 1046"/>
  <manifest:file-entry manifest:media-type="application/x-openoffice-gdimetafile;windows_formatname=&quot;GDIMetaFile&quot;" manifest:full-path="ObjectReplacements/Object 381"/>
  <manifest:file-entry manifest:media-type="" manifest:full-path="ObjectReplacements/Object 924"/>
  <manifest:file-entry manifest:media-type="application/x-openoffice-gdimetafile;windows_formatname=&quot;GDIMetaFile&quot;" manifest:full-path="ObjectReplacements/Object 225"/>
  <manifest:file-entry manifest:media-type="" manifest:full-path="ObjectReplacements/Object 921"/>
  <manifest:file-entry manifest:media-type="application/x-openoffice-gdimetafile;windows_formatname=&quot;GDIMetaFile&quot;" manifest:full-path="ObjectReplacements/Object 222"/>
  <manifest:file-entry manifest:media-type="application/x-openoffice-gdimetafile;windows_formatname=&quot;GDIMetaFile&quot;" manifest:full-path="ObjectReplacements/Object 388"/>
  <manifest:file-entry manifest:media-type="application/x-openoffice-gdimetafile;windows_formatname=&quot;GDIMetaFile&quot;" manifest:full-path="ObjectReplacements/Object 385"/>
  <manifest:file-entry manifest:media-type="application/x-openoffice-gdimetafile;windows_formatname=&quot;GDIMetaFile&quot;" manifest:full-path="ObjectReplacements/Object 382"/>
  <manifest:file-entry manifest:media-type="" manifest:full-path="ObjectReplacements/Object 1047"/>
  <manifest:file-entry manifest:media-type="" manifest:full-path="ObjectReplacements/Object 925"/>
  <manifest:file-entry manifest:media-type="" manifest:full-path="ObjectReplacements/Object 226"/>
  <manifest:file-entry manifest:media-type="application/x-openoffice-gdimetafile;windows_formatname=&quot;GDIMetaFile&quot;" manifest:full-path="ObjectReplacements/Object 223"/>
  <manifest:file-entry manifest:media-type="application/x-openoffice-gdimetafile;windows_formatname=&quot;GDIMetaFile&quot;" manifest:full-path="ObjectReplacements/Object 389"/>
  <manifest:file-entry manifest:media-type="" manifest:full-path="ObjectReplacements/Object 922"/>
  <manifest:file-entry manifest:media-type="" manifest:full-path="ObjectReplacements/Object 1048"/>
  <manifest:file-entry manifest:media-type="application/x-openoffice-gdimetafile;windows_formatname=&quot;GDIMetaFile&quot;" manifest:full-path="ObjectReplacements/Object 383"/>
  <manifest:file-entry manifest:media-type="application/x-openoffice-gdimetafile;windows_formatname=&quot;GDIMetaFile&quot;" manifest:full-path="ObjectReplacements/Object 220"/>
  <manifest:file-entry manifest:media-type="application/x-openoffice-gdimetafile;windows_formatname=&quot;GDIMetaFile&quot;" manifest:full-path="ObjectReplacements/Object 386"/>
  <manifest:file-entry manifest:media-type="application/x-openoffice-gdimetafile;windows_formatname=&quot;GDIMetaFile&quot;" manifest:full-path="ObjectReplacements/Object 396"/>
  <manifest:file-entry manifest:media-type="" manifest:full-path="ObjectReplacements/Object 230"/>
  <manifest:file-entry manifest:media-type="" manifest:full-path="ObjectReplacements/Object 1058"/>
  <manifest:file-entry manifest:media-type="application/x-openoffice-gdimetafile;windows_formatname=&quot;GDIMetaFile&quot;" manifest:full-path="ObjectReplacements/Object 393"/>
  <manifest:file-entry manifest:media-type="" manifest:full-path="ObjectReplacements/Object 930"/>
  <manifest:file-entry manifest:media-type="application/x-openoffice-gdimetafile;windows_formatname=&quot;GDIMetaFile&quot;" manifest:full-path="ObjectReplacements/Object 397"/>
  <manifest:file-entry manifest:media-type="application/x-openoffice-gdimetafile;windows_formatname=&quot;GDIMetaFile&quot;" manifest:full-path="ObjectReplacements/Object 231"/>
  <manifest:file-entry manifest:media-type="application/x-openoffice-gdimetafile;windows_formatname=&quot;GDIMetaFile&quot;" manifest:full-path="ObjectReplacements/Object 394"/>
  <manifest:file-entry manifest:media-type="" manifest:full-path="ObjectReplacements/Object 1059"/>
  <manifest:file-entry manifest:media-type="" manifest:full-path="ObjectReplacements/Object 931"/>
  <manifest:file-entry manifest:media-type="application/x-openoffice-gdimetafile;windows_formatname=&quot;GDIMetaFile&quot;" manifest:full-path="ObjectReplacements/Object 398"/>
  <manifest:file-entry manifest:media-type="application/x-openoffice-gdimetafile;windows_formatname=&quot;GDIMetaFile&quot;" manifest:full-path="ObjectReplacements/Object 232"/>
  <manifest:file-entry manifest:media-type="application/x-openoffice-gdimetafile;windows_formatname=&quot;GDIMetaFile&quot;" manifest:full-path="ObjectReplacements/Object 395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40"/>
  <manifest:file-entry manifest:media-type="application/x-openoffice-gdimetafile;windows_formatname=&quot;GDIMetaFile&quot;" manifest:full-path="ObjectReplacements/Object 241"/>
  <manifest:file-entry manifest:media-type="application/x-openoffice-gdimetafile;windows_formatname=&quot;GDIMetaFile&quot;" manifest:full-path="ObjectReplacements/Object 16"/>
  <manifest:file-entry manifest:media-type="" manifest:full-path="ObjectReplacements/Object 940"/>
  <manifest:file-entry manifest:media-type="" manifest:full-path="ObjectReplacements/Object 941"/>
  <manifest:file-entry manifest:media-type="application/x-openoffice-gdimetafile;windows_formatname=&quot;GDIMetaFile&quot;" manifest:full-path="ObjectReplacements/Object 242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43"/>
  <manifest:file-entry manifest:media-type="application/x-openoffice-gdimetafile;windows_formatname=&quot;GDIMetaFile&quot;" manifest:full-path="ObjectReplacements/Object 18"/>
  <manifest:file-entry manifest:media-type="" manifest:full-path="ObjectReplacements/Object 942"/>
  <manifest:file-entry manifest:media-type="application/x-openoffice-gdimetafile;windows_formatname=&quot;GDIMetaFile&quot;" manifest:full-path="ObjectReplacements/Object 244"/>
  <manifest:file-entry manifest:media-type="application/x-openoffice-gdimetafile;windows_formatname=&quot;GDIMetaFile&quot;" manifest:full-path="ObjectReplacements/Object 19"/>
  <manifest:file-entry manifest:media-type="" manifest:full-path="ObjectReplacements/Object 943"/>
  <manifest:file-entry manifest:media-type="application/x-openoffice-gdimetafile;windows_formatname=&quot;GDIMetaFile&quot;" manifest:full-path="ObjectReplacements/Object 245"/>
  <manifest:file-entry manifest:media-type="" manifest:full-path="ObjectReplacements/Object 944"/>
  <manifest:file-entry manifest:media-type="application/x-openoffice-gdimetafile;windows_formatname=&quot;GDIMetaFile&quot;" manifest:full-path="ObjectReplacements/Object 246"/>
  <manifest:file-entry manifest:media-type="" manifest:full-path="ObjectReplacements/Object 945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50"/>
  <manifest:file-entry manifest:media-type="" manifest:full-path="ObjectReplacements/Object 4"/>
  <manifest:file-entry manifest:media-type="" manifest:full-path="ObjectReplacements/Object 307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950"/>
  <manifest:file-entry manifest:media-type="" manifest:full-path="ObjectReplacements/Object 251"/>
  <manifest:file-entry manifest:media-type="" manifest:full-path="ObjectReplacements/Object 5"/>
  <manifest:file-entry manifest:media-type="" manifest:full-path="ObjectReplacements/Object 730"/>
  <manifest:file-entry manifest:media-type="application/x-openoffice-gdimetafile;windows_formatname=&quot;GDIMetaFile&quot;" manifest:full-path="ObjectReplacements/Object 896"/>
  <manifest:file-entry manifest:media-type="application/x-openoffice-gdimetafile;windows_formatname=&quot;GDIMetaFile&quot;" manifest:full-path="ObjectReplacements/Object 197"/>
  <manifest:file-entry manifest:media-type="application/x-openoffice-gdimetafile;windows_formatname=&quot;GDIMetaFile&quot;" manifest:full-path="ObjectReplacements/Object 951"/>
  <manifest:file-entry manifest:media-type="application/x-openoffice-gdimetafile;windows_formatname=&quot;GDIMetaFile&quot;" manifest:full-path="ObjectReplacements/Object 27"/>
  <manifest:file-entry manifest:media-type="" manifest:full-path="ObjectReplacements/Object 252"/>
  <manifest:file-entry manifest:media-type="" manifest:full-path="ObjectReplacements/Object 6"/>
  <manifest:file-entry manifest:media-type="" manifest:full-path="ObjectReplacements/Object 731"/>
  <manifest:file-entry manifest:media-type="application/x-openoffice-gdimetafile;windows_formatname=&quot;GDIMetaFile&quot;" manifest:full-path="ObjectReplacements/Object 897"/>
  <manifest:file-entry manifest:media-type="application/x-openoffice-gdimetafile;windows_formatname=&quot;GDIMetaFile&quot;" manifest:full-path="ObjectReplacements/Object 198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952"/>
  <manifest:file-entry manifest:media-type="" manifest:full-path="ObjectReplacements/Object 253"/>
  <manifest:file-entry manifest:media-type="" manifest:full-path="ObjectReplacements/Object 7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953"/>
  <manifest:file-entry manifest:media-type="" manifest:full-path="ObjectReplacements/Object 254"/>
  <manifest:file-entry manifest:media-type="" manifest:full-path="ObjectReplacements/Object 8"/>
  <manifest:file-entry manifest:media-type="application/x-openoffice-gdimetafile;windows_formatname=&quot;GDIMetaFile&quot;" manifest:full-path="ObjectReplacements/Object 954"/>
  <manifest:file-entry manifest:media-type="" manifest:full-path="ObjectReplacements/Object 255"/>
  <manifest:file-entry manifest:media-type="application/x-openoffice-gdimetafile;windows_formatname=&quot;GDIMetaFile&quot;" manifest:full-path="ObjectReplacements/Object 9"/>
  <manifest:file-entry manifest:media-type="" manifest:full-path="ObjectReplacements/Object 256"/>
  <manifest:file-entry manifest:media-type="application/x-openoffice-gdimetafile;windows_formatname=&quot;GDIMetaFile&quot;" manifest:full-path="ObjectReplacements/Object 955"/>
  <manifest:file-entry manifest:media-type="" manifest:full-path="ObjectReplacements/Object 257"/>
  <manifest:file-entry manifest:media-type="application/x-openoffice-gdimetafile;windows_formatname=&quot;GDIMetaFile&quot;" manifest:full-path="ObjectReplacements/Object 956"/>
  <manifest:file-entry manifest:media-type="application/x-openoffice-gdimetafile;windows_formatname=&quot;GDIMetaFile&quot;" manifest:full-path="ObjectReplacements/Object 957"/>
  <manifest:file-entry manifest:media-type="" manifest:full-path="ObjectReplacements/Object 258"/>
  <manifest:file-entry manifest:media-type="" manifest:full-path="ObjectReplacements/Object 680"/>
  <manifest:file-entry manifest:media-type="application/x-openoffice-gdimetafile;windows_formatname=&quot;GDIMetaFile&quot;" manifest:full-path="ObjectReplacements/Object 958"/>
  <manifest:file-entry manifest:media-type="" manifest:full-path="ObjectReplacements/Object 259"/>
  <manifest:file-entry manifest:media-type="" manifest:full-path="ObjectReplacements/Object 681"/>
  <manifest:file-entry manifest:media-type="application/x-openoffice-gdimetafile;windows_formatname=&quot;GDIMetaFile&quot;" manifest:full-path="ObjectReplacements/Object 966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800"/>
  <manifest:file-entry manifest:media-type="" manifest:full-path="ObjectReplacements/Object 267"/>
  <manifest:file-entry manifest:media-type="application/x-openoffice-gdimetafile;windows_formatname=&quot;GDIMetaFile&quot;" manifest:full-path="ObjectReplacements/Object 969"/>
  <manifest:file-entry manifest:media-type="" manifest:full-path="ObjectReplacements/Object 80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967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801"/>
  <manifest:file-entry manifest:media-type="" manifest:full-path="ObjectReplacements/Object 268"/>
  <manifest:file-entry manifest:media-type="" manifest:full-path="ObjectReplacements/Object 80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690"/>
  <manifest:file-entry manifest:media-type="application/x-openoffice-gdimetafile;windows_formatname=&quot;GDIMetaFile&quot;" manifest:full-path="ObjectReplacements/Object 968"/>
  <manifest:file-entry manifest:media-type="application/x-openoffice-gdimetafile;windows_formatname=&quot;GDIMetaFile&quot;" manifest:full-path="ObjectReplacements/Object 103"/>
  <manifest:file-entry manifest:media-type="" manifest:full-path="ObjectReplacements/Object 802"/>
  <manifest:file-entry manifest:media-type="" manifest:full-path="ObjectReplacements/Object 269"/>
  <manifest:file-entry manifest:media-type="" manifest:full-path="ObjectReplacements/Object 8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691"/>
  <manifest:file-entry manifest:media-type="" manifest:full-path="ObjectReplacements/Object 463"/>
  <manifest:file-entry manifest:media-type="" manifest:full-path="ObjectReplacements/Object 1128"/>
  <manifest:file-entry manifest:media-type="" manifest:full-path="ObjectReplacements/Object 464"/>
  <manifest:file-entry manifest:media-type="" manifest:full-path="ObjectReplacements/Object 1129"/>
  <manifest:file-entry manifest:media-type="" manifest:full-path="ObjectReplacements/Object 466"/>
  <manifest:file-entry manifest:media-type="application/x-openoffice-gdimetafile;windows_formatname=&quot;GDIMetaFile&quot;" manifest:full-path="ObjectReplacements/Object 300"/>
  <manifest:file-entry manifest:media-type="" manifest:full-path="ObjectReplacements/Object 304"/>
  <manifest:file-entry manifest:media-type="" manifest:full-path="ObjectReplacements/Object 467"/>
  <manifest:file-entry manifest:media-type="" manifest:full-path="ObjectReplacements/Object 301"/>
  <manifest:file-entry manifest:media-type="" manifest:full-path="ObjectReplacements/Object 305"/>
  <manifest:file-entry manifest:media-type="" manifest:full-path="ObjectReplacements/Object 302"/>
  <manifest:file-entry manifest:media-type="" manifest:full-path="ObjectReplacements/Object 468"/>
  <manifest:file-entry manifest:media-type="" manifest:full-path="ObjectReplacements/Object 465"/>
  <manifest:file-entry manifest:media-type="" manifest:full-path="ObjectReplacements/Object 306"/>
  <manifest:file-entry manifest:media-type="" manifest:full-path="ObjectReplacements/Object 469"/>
  <manifest:file-entry manifest:media-type="" manifest:full-path="ObjectReplacements/Object 303"/>
  <manifest:file-entry manifest:media-type="" manifest:full-path="ObjectReplacements/Object 473"/>
  <manifest:file-entry manifest:media-type="" manifest:full-path="ObjectReplacements/Object 1138"/>
  <manifest:file-entry manifest:media-type="" manifest:full-path="ObjectReplacements/Object 477"/>
  <manifest:file-entry manifest:media-type="application/x-openoffice-gdimetafile;windows_formatname=&quot;GDIMetaFile&quot;" manifest:full-path="ObjectReplacements/Object 311"/>
  <manifest:file-entry manifest:media-type="" manifest:full-path="ObjectReplacements/Object 474"/>
  <manifest:file-entry manifest:media-type="" manifest:full-path="ObjectReplacements/Object 1139"/>
  <manifest:file-entry manifest:media-type="" manifest:full-path="ObjectReplacements/Object 478"/>
  <manifest:file-entry manifest:media-type="application/x-openoffice-gdimetafile;windows_formatname=&quot;GDIMetaFile&quot;" manifest:full-path="ObjectReplacements/Object 312"/>
  <manifest:file-entry manifest:media-type="" manifest:full-path="ObjectReplacements/Object 475"/>
  <manifest:file-entry manifest:media-type="" manifest:full-path="ObjectReplacements/Object 479"/>
  <manifest:file-entry manifest:media-type="application/x-openoffice-gdimetafile;windows_formatname=&quot;GDIMetaFile&quot;" manifest:full-path="ObjectReplacements/Object 313"/>
  <manifest:file-entry manifest:media-type="" manifest:full-path="ObjectReplacements/Object 476"/>
  <manifest:file-entry manifest:media-type="application/x-openoffice-gdimetafile;windows_formatname=&quot;GDIMetaFile&quot;" manifest:full-path="ObjectReplacements/Object 310"/>
  <manifest:file-entry manifest:media-type="application/x-openoffice-gdimetafile;windows_formatname=&quot;GDIMetaFile&quot;" manifest:full-path="ObjectReplacements/Object 483"/>
  <manifest:file-entry manifest:media-type="" manifest:full-path="ObjectReplacements/Object 1148"/>
  <manifest:file-entry manifest:media-type="application/x-openoffice-gdimetafile;windows_formatname=&quot;GDIMetaFile&quot;" manifest:full-path="ObjectReplacements/Object 487"/>
  <manifest:file-entry manifest:media-type="application/x-openoffice-gdimetafile;windows_formatname=&quot;GDIMetaFile&quot;" manifest:full-path="ObjectReplacements/Object 321"/>
  <manifest:file-entry manifest:media-type="application/x-openoffice-gdimetafile;windows_formatname=&quot;GDIMetaFile&quot;" manifest:full-path="ObjectReplacements/Object 484"/>
  <manifest:file-entry manifest:media-type="" manifest:full-path="ObjectReplacements/Object 1149"/>
  <manifest:file-entry manifest:media-type="application/x-openoffice-gdimetafile;windows_formatname=&quot;GDIMetaFile&quot;" manifest:full-path="ObjectReplacements/Object 488"/>
  <manifest:file-entry manifest:media-type="application/x-openoffice-gdimetafile;windows_formatname=&quot;GDIMetaFile&quot;" manifest:full-path="ObjectReplacements/Object 322"/>
  <manifest:file-entry manifest:media-type="application/x-openoffice-gdimetafile;windows_formatname=&quot;GDIMetaFile&quot;" manifest:full-path="ObjectReplacements/Object 485"/>
  <manifest:file-entry manifest:media-type="application/x-openoffice-gdimetafile;windows_formatname=&quot;GDIMetaFile&quot;" manifest:full-path="ObjectReplacements/Object 489"/>
  <manifest:file-entry manifest:media-type="application/x-openoffice-gdimetafile;windows_formatname=&quot;GDIMetaFile&quot;" manifest:full-path="ObjectReplacements/Object 323"/>
  <manifest:file-entry manifest:media-type="application/x-openoffice-gdimetafile;windows_formatname=&quot;GDIMetaFile&quot;" manifest:full-path="ObjectReplacements/Object 486"/>
  <manifest:file-entry manifest:media-type="application/x-openoffice-gdimetafile;windows_formatname=&quot;GDIMetaFile&quot;" manifest:full-path="ObjectReplacements/Object 320"/>
  <manifest:file-entry manifest:media-type="application/x-openoffice-gdimetafile;windows_formatname=&quot;GDIMetaFile&quot;" manifest:full-path="ObjectReplacements/Object 493"/>
  <manifest:file-entry manifest:media-type="" manifest:full-path="ObjectReplacements/Object 1158"/>
  <manifest:file-entry manifest:media-type="application/x-openoffice-gdimetafile;windows_formatname=&quot;GDIMetaFile&quot;" manifest:full-path="ObjectReplacements/Object 497"/>
  <manifest:file-entry manifest:media-type="" manifest:full-path="ObjectReplacements/Object 331"/>
  <manifest:file-entry manifest:media-type="application/x-openoffice-gdimetafile;windows_formatname=&quot;GDIMetaFile&quot;" manifest:full-path="ObjectReplacements/Object 494"/>
  <manifest:file-entry manifest:media-type="" manifest:full-path="ObjectReplacements/Object 1159"/>
  <manifest:file-entry manifest:media-type="application/x-openoffice-gdimetafile;windows_formatname=&quot;GDIMetaFile&quot;" manifest:full-path="ObjectReplacements/Object 498"/>
  <manifest:file-entry manifest:media-type="" manifest:full-path="ObjectReplacements/Object 332"/>
  <manifest:file-entry manifest:media-type="application/x-openoffice-gdimetafile;windows_formatname=&quot;GDIMetaFile&quot;" manifest:full-path="ObjectReplacements/Object 495"/>
  <manifest:file-entry manifest:media-type="application/x-openoffice-gdimetafile;windows_formatname=&quot;GDIMetaFile&quot;" manifest:full-path="ObjectReplacements/Object 499"/>
  <manifest:file-entry manifest:media-type="" manifest:full-path="ObjectReplacements/Object 333"/>
  <manifest:file-entry manifest:media-type="application/x-openoffice-gdimetafile;windows_formatname=&quot;GDIMetaFile&quot;" manifest:full-path="ObjectReplacements/Object 496"/>
  <manifest:file-entry manifest:media-type="" manifest:full-path="ObjectReplacements/Object 330"/>
  <manifest:file-entry manifest:media-type="" manifest:full-path="ObjectReplacements/Object 1005"/>
  <manifest:file-entry manifest:media-type="application/x-openoffice-gdimetafile;windows_formatname=&quot;GDIMetaFile&quot;" manifest:full-path="ObjectReplacements/Object 340"/>
  <manifest:file-entry manifest:media-type="" manifest:full-path="ObjectReplacements/Object 1006"/>
  <manifest:file-entry manifest:media-type="application/x-openoffice-gdimetafile;windows_formatname=&quot;GDIMetaFile&quot;" manifest:full-path="ObjectReplacements/Object 341"/>
  <manifest:file-entry manifest:media-type="application/x-openoffice-gdimetafile;windows_formatname=&quot;GDIMetaFile&quot;" manifest:full-path="ObjectReplacements/Object 342"/>
  <manifest:file-entry manifest:media-type="" manifest:full-path="ObjectReplacements/Object 1007"/>
  <manifest:file-entry manifest:media-type="application/x-openoffice-gdimetafile;windows_formatname=&quot;GDIMetaFile&quot;" manifest:full-path="ObjectReplacements/Object 343"/>
  <manifest:file-entry manifest:media-type="" manifest:full-path="ObjectReplacements/Object 1008"/>
  <manifest:file-entry manifest:media-type="" manifest:full-path="ObjectReplacements/Object 1015"/>
  <manifest:file-entry manifest:media-type="application/x-openoffice-gdimetafile;windows_formatname=&quot;GDIMetaFile&quot;" manifest:full-path="ObjectReplacements/Object 350"/>
  <manifest:file-entry manifest:media-type="" manifest:full-path="ObjectReplacements/Object 1016"/>
  <manifest:file-entry manifest:media-type="application/x-openoffice-gdimetafile;windows_formatname=&quot;GDIMetaFile&quot;" manifest:full-path="ObjectReplacements/Object 351"/>
  <manifest:file-entry manifest:media-type="application/x-openoffice-gdimetafile;windows_formatname=&quot;GDIMetaFile&quot;" manifest:full-path="ObjectReplacements/Object 352"/>
  <manifest:file-entry manifest:media-type="" manifest:full-path="ObjectReplacements/Object 1017"/>
  <manifest:file-entry manifest:media-type="application/x-openoffice-gdimetafile;windows_formatname=&quot;GDIMetaFile&quot;" manifest:full-path="ObjectReplacements/Object 353"/>
  <manifest:file-entry manifest:media-type="application/x-openoffice-gdimetafile;windows_formatname=&quot;GDIMetaFile&quot;" manifest:full-path="ObjectReplacements/Object 1018"/>
  <manifest:file-entry manifest:media-type="application/x-openoffice-gdimetafile;windows_formatname=&quot;GDIMetaFile&quot;" manifest:full-path="ObjectReplacements/Object 406"/>
  <manifest:file-entry manifest:media-type="" manifest:full-path="ObjectReplacements/Object 569"/>
  <manifest:file-entry manifest:media-type="" manifest:full-path="ObjectReplacements/Object 403"/>
  <manifest:file-entry manifest:media-type="application/x-openoffice-gdimetafile;windows_formatname=&quot;GDIMetaFile&quot;" manifest:full-path="ObjectReplacements/Object 407"/>
  <manifest:file-entry manifest:media-type="application/x-openoffice-gdimetafile;windows_formatname=&quot;GDIMetaFile&quot;" manifest:full-path="ObjectReplacements/Object 408"/>
  <manifest:file-entry manifest:media-type="application/x-openoffice-gdimetafile;windows_formatname=&quot;GDIMetaFile&quot;" manifest:full-path="ObjectReplacements/Object 409"/>
  <manifest:file-entry manifest:media-type="application/x-openoffice-gdimetafile;windows_formatname=&quot;GDIMetaFile&quot;" manifest:full-path="ObjectReplacements/Object 416"/>
  <manifest:file-entry manifest:media-type="application/x-openoffice-gdimetafile;windows_formatname=&quot;GDIMetaFile&quot;" manifest:full-path="ObjectReplacements/Object 579"/>
  <manifest:file-entry manifest:media-type="application/x-openoffice-gdimetafile;windows_formatname=&quot;GDIMetaFile&quot;" manifest:full-path="ObjectReplacements/Object 413"/>
  <manifest:file-entry manifest:media-type="application/x-openoffice-gdimetafile;windows_formatname=&quot;GDIMetaFile&quot;" manifest:full-path="ObjectReplacements/Object 417"/>
  <manifest:file-entry manifest:media-type="application/x-openoffice-gdimetafile;windows_formatname=&quot;GDIMetaFile&quot;" manifest:full-path="ObjectReplacements/Object 418"/>
  <manifest:file-entry manifest:media-type="application/x-openoffice-gdimetafile;windows_formatname=&quot;GDIMetaFile&quot;" manifest:full-path="ObjectReplacements/Object 419"/>
  <manifest:file-entry manifest:media-type="application/x-openoffice-gdimetafile;windows_formatname=&quot;GDIMetaFile&quot;" manifest:full-path="ObjectReplacements/Object 583"/>
  <manifest:file-entry manifest:media-type="application/x-openoffice-gdimetafile;windows_formatname=&quot;GDIMetaFile&quot;" manifest:full-path="ObjectReplacements/Object 1248"/>
  <manifest:file-entry manifest:media-type="application/x-openoffice-gdimetafile;windows_formatname=&quot;GDIMetaFile&quot;" manifest:full-path="ObjectReplacements/Object 584"/>
  <manifest:file-entry manifest:media-type="application/x-openoffice-gdimetafile;windows_formatname=&quot;GDIMetaFile&quot;" manifest:full-path="ObjectReplacements/Object 1249"/>
  <manifest:file-entry manifest:media-type="application/x-openoffice-gdimetafile;windows_formatname=&quot;GDIMetaFile&quot;" manifest:full-path="ObjectReplacements/Object 586"/>
  <manifest:file-entry manifest:media-type="application/x-openoffice-gdimetafile;windows_formatname=&quot;GDIMetaFile&quot;" manifest:full-path="ObjectReplacements/Object 420"/>
  <manifest:file-entry manifest:media-type="application/x-openoffice-gdimetafile;windows_formatname=&quot;GDIMetaFile&quot;" manifest:full-path="ObjectReplacements/Object 424"/>
  <manifest:file-entry manifest:media-type="application/x-openoffice-gdimetafile;windows_formatname=&quot;GDIMetaFile&quot;" manifest:full-path="ObjectReplacements/Object 587"/>
  <manifest:file-entry manifest:media-type="application/x-openoffice-gdimetafile;windows_formatname=&quot;GDIMetaFile&quot;" manifest:full-path="ObjectReplacements/Object 421"/>
  <manifest:file-entry manifest:media-type="application/x-openoffice-gdimetafile;windows_formatname=&quot;GDIMetaFile&quot;" manifest:full-path="ObjectReplacements/Object 425"/>
  <manifest:file-entry manifest:media-type="application/x-openoffice-gdimetafile;windows_formatname=&quot;GDIMetaFile&quot;" manifest:full-path="ObjectReplacements/Object 422"/>
  <manifest:file-entry manifest:media-type="application/x-openoffice-gdimetafile;windows_formatname=&quot;GDIMetaFile&quot;" manifest:full-path="ObjectReplacements/Object 588"/>
  <manifest:file-entry manifest:media-type="application/x-openoffice-gdimetafile;windows_formatname=&quot;GDIMetaFile&quot;" manifest:full-path="ObjectReplacements/Object 585"/>
  <manifest:file-entry manifest:media-type="application/x-openoffice-gdimetafile;windows_formatname=&quot;GDIMetaFile&quot;" manifest:full-path="ObjectReplacements/Object 426"/>
  <manifest:file-entry manifest:media-type="application/x-openoffice-gdimetafile;windows_formatname=&quot;GDIMetaFile&quot;" manifest:full-path="ObjectReplacements/Object 589"/>
  <manifest:file-entry manifest:media-type="application/x-openoffice-gdimetafile;windows_formatname=&quot;GDIMetaFile&quot;" manifest:full-path="ObjectReplacements/Object 423"/>
  <manifest:file-entry manifest:media-type="application/x-openoffice-gdimetafile;windows_formatname=&quot;GDIMetaFile&quot;" manifest:full-path="ObjectReplacements/Object 427"/>
  <manifest:file-entry manifest:media-type="application/x-openoffice-gdimetafile;windows_formatname=&quot;GDIMetaFile&quot;" manifest:full-path="ObjectReplacements/Object 428"/>
  <manifest:file-entry manifest:media-type="application/x-openoffice-gdimetafile;windows_formatname=&quot;GDIMetaFile&quot;" manifest:full-path="ObjectReplacements/Object 429"/>
  <manifest:file-entry manifest:media-type="application/x-openoffice-gdimetafile;windows_formatname=&quot;GDIMetaFile&quot;" manifest:full-path="ObjectReplacements/Object 593"/>
  <manifest:file-entry manifest:media-type="application/x-openoffice-gdimetafile;windows_formatname=&quot;GDIMetaFile&quot;" manifest:full-path="ObjectReplacements/Object 1258"/>
  <manifest:file-entry manifest:media-type="application/x-openoffice-gdimetafile;windows_formatname=&quot;GDIMetaFile&quot;" manifest:full-path="ObjectReplacements/Object 594"/>
  <manifest:file-entry manifest:media-type="application/x-openoffice-gdimetafile;windows_formatname=&quot;GDIMetaFile&quot;" manifest:full-path="ObjectReplacements/Object 1259"/>
  <manifest:file-entry manifest:media-type="application/x-openoffice-gdimetafile;windows_formatname=&quot;GDIMetaFile&quot;" manifest:full-path="ObjectReplacements/Object 596"/>
  <manifest:file-entry manifest:media-type="application/x-openoffice-gdimetafile;windows_formatname=&quot;GDIMetaFile&quot;" manifest:full-path="ObjectReplacements/Object 430"/>
  <manifest:file-entry manifest:media-type="application/x-openoffice-gdimetafile;windows_formatname=&quot;GDIMetaFile&quot;" manifest:full-path="ObjectReplacements/Object 434"/>
  <manifest:file-entry manifest:media-type="application/x-openoffice-gdimetafile;windows_formatname=&quot;GDIMetaFile&quot;" manifest:full-path="ObjectReplacements/Object 597"/>
  <manifest:file-entry manifest:media-type="application/x-openoffice-gdimetafile;windows_formatname=&quot;GDIMetaFile&quot;" manifest:full-path="ObjectReplacements/Object 431"/>
  <manifest:file-entry manifest:media-type="application/x-openoffice-gdimetafile;windows_formatname=&quot;GDIMetaFile&quot;" manifest:full-path="ObjectReplacements/Object 435"/>
  <manifest:file-entry manifest:media-type="application/x-openoffice-gdimetafile;windows_formatname=&quot;GDIMetaFile&quot;" manifest:full-path="ObjectReplacements/Object 432"/>
  <manifest:file-entry manifest:media-type="application/x-openoffice-gdimetafile;windows_formatname=&quot;GDIMetaFile&quot;" manifest:full-path="ObjectReplacements/Object 598"/>
  <manifest:file-entry manifest:media-type="application/x-openoffice-gdimetafile;windows_formatname=&quot;GDIMetaFile&quot;" manifest:full-path="ObjectReplacements/Object 595"/>
  <manifest:file-entry manifest:media-type="" manifest:full-path="ObjectReplacements/Object 436"/>
  <manifest:file-entry manifest:media-type="application/x-openoffice-gdimetafile;windows_formatname=&quot;GDIMetaFile&quot;" manifest:full-path="ObjectReplacements/Object 599"/>
  <manifest:file-entry manifest:media-type="application/x-openoffice-gdimetafile;windows_formatname=&quot;GDIMetaFile&quot;" manifest:full-path="ObjectReplacements/Object 433"/>
  <manifest:file-entry manifest:media-type="" manifest:full-path="ObjectReplacements/Object 437"/>
  <manifest:file-entry manifest:media-type="" manifest:full-path="ObjectReplacements/Object 438"/>
  <manifest:file-entry manifest:media-type="" manifest:full-path="ObjectReplacements/Object 439"/>
  <manifest:file-entry manifest:media-type="" manifest:full-path="ObjectReplacements/Object 1105"/>
  <manifest:file-entry manifest:media-type="application/x-openoffice-gdimetafile;windows_formatname=&quot;GDIMetaFile&quot;" manifest:full-path="ObjectReplacements/Object 440"/>
  <manifest:file-entry manifest:media-type="" manifest:full-path="ObjectReplacements/Object 1106"/>
  <manifest:file-entry manifest:media-type="application/x-openoffice-gdimetafile;windows_formatname=&quot;GDIMetaFile&quot;" manifest:full-path="ObjectReplacements/Object 441"/>
  <manifest:file-entry manifest:media-type="application/x-openoffice-gdimetafile;windows_formatname=&quot;GDIMetaFile&quot;" manifest:full-path="ObjectReplacements/Object 442"/>
  <manifest:file-entry manifest:media-type="" manifest:full-path="ObjectReplacements/Object 1107"/>
  <manifest:file-entry manifest:media-type="application/x-openoffice-gdimetafile;windows_formatname=&quot;GDIMetaFile&quot;" manifest:full-path="ObjectReplacements/Object 443"/>
  <manifest:file-entry manifest:media-type="" manifest:full-path="ObjectReplacements/Object 1108"/>
  <manifest:file-entry manifest:media-type="application/x-openoffice-gdimetafile;windows_formatname=&quot;GDIMetaFile&quot;" manifest:full-path="ObjectReplacements/Object 444"/>
  <manifest:file-entry manifest:media-type="" manifest:full-path="ObjectReplacements/Object 1109"/>
  <manifest:file-entry manifest:media-type="application/x-openoffice-gdimetafile;windows_formatname=&quot;GDIMetaFile&quot;" manifest:full-path="ObjectReplacements/Object 445"/>
  <manifest:file-entry manifest:media-type="application/x-openoffice-gdimetafile;windows_formatname=&quot;GDIMetaFile&quot;" manifest:full-path="ObjectReplacements/Object 446"/>
  <manifest:file-entry manifest:media-type="application/x-openoffice-gdimetafile;windows_formatname=&quot;GDIMetaFile&quot;" manifest:full-path="ObjectReplacements/Object 447"/>
  <manifest:file-entry manifest:media-type="application/x-openoffice-gdimetafile;windows_formatname=&quot;GDIMetaFile&quot;" manifest:full-path="ObjectReplacements/Object 448"/>
  <manifest:file-entry manifest:media-type="application/x-openoffice-gdimetafile;windows_formatname=&quot;GDIMetaFile&quot;" manifest:full-path="ObjectReplacements/Object 449"/>
  <manifest:file-entry manifest:media-type="" manifest:full-path="ObjectReplacements/Object 1115"/>
  <manifest:file-entry manifest:media-type="application/x-openoffice-gdimetafile;windows_formatname=&quot;GDIMetaFile&quot;" manifest:full-path="ObjectReplacements/Object 450"/>
  <manifest:file-entry manifest:media-type="" manifest:full-path="ObjectReplacements/Object 1116"/>
  <manifest:file-entry manifest:media-type="application/x-openoffice-gdimetafile;windows_formatname=&quot;GDIMetaFile&quot;" manifest:full-path="ObjectReplacements/Object 451"/>
  <manifest:file-entry manifest:media-type="application/x-openoffice-gdimetafile;windows_formatname=&quot;GDIMetaFile&quot;" manifest:full-path="ObjectReplacements/Object 452"/>
  <manifest:file-entry manifest:media-type="" manifest:full-path="ObjectReplacements/Object 1117"/>
  <manifest:file-entry manifest:media-type="application/x-openoffice-gdimetafile;windows_formatname=&quot;GDIMetaFile&quot;" manifest:full-path="ObjectReplacements/Object 453"/>
  <manifest:file-entry manifest:media-type="" manifest:full-path="ObjectReplacements/Object 1118"/>
  <manifest:file-entry manifest:media-type="application/x-openoffice-gdimetafile;windows_formatname=&quot;GDIMetaFile&quot;" manifest:full-path="ObjectReplacements/Object 454"/>
  <manifest:file-entry manifest:media-type="" manifest:full-path="ObjectReplacements/Object 1119"/>
  <manifest:file-entry manifest:media-type="" manifest:full-path="ObjectReplacements/Object 1145"/>
  <manifest:file-entry manifest:media-type="" manifest:full-path="ObjectReplacements/Object 480"/>
  <manifest:file-entry manifest:media-type="" manifest:full-path="ObjectReplacements/Object 748"/>
  <manifest:file-entry manifest:media-type="" manifest:full-path="ObjectReplacements/Object 749"/>
  <manifest:file-entry manifest:media-type="application/x-openoffice-gdimetafile;windows_formatname=&quot;GDIMetaFile&quot;" manifest:full-path="ObjectReplacements/Object 481"/>
  <manifest:file-entry manifest:media-type="" manifest:full-path="ObjectReplacements/Object 1146"/>
  <manifest:file-entry manifest:media-type="" manifest:full-path="ObjectReplacements/Object 1155"/>
  <manifest:file-entry manifest:media-type="application/x-openoffice-gdimetafile;windows_formatname=&quot;GDIMetaFile&quot;" manifest:full-path="ObjectReplacements/Object 490"/>
  <manifest:file-entry manifest:media-type="" manifest:full-path="ObjectReplacements/Object 758"/>
  <manifest:file-entry manifest:media-type="" manifest:full-path="ObjectReplacements/Object 759"/>
  <manifest:file-entry manifest:media-type="application/x-openoffice-gdimetafile;windows_formatname=&quot;GDIMetaFile&quot;" manifest:full-path="ObjectReplacements/Object 491"/>
  <manifest:file-entry manifest:media-type="" manifest:full-path="ObjectReplacements/Object 1156"/>
  <manifest:file-entry manifest:media-type="" manifest:full-path="ObjectReplacements/Object 509"/>
  <manifest:file-entry manifest:media-type="" manifest:full-path="ObjectReplacements/Object 1127"/>
  <manifest:file-entry manifest:media-type="" manifest:full-path="ObjectReplacements/Object 462"/>
  <manifest:file-entry manifest:media-type="application/x-openoffice-gdimetafile;windows_formatname=&quot;GDIMetaFile&quot;" manifest:full-path="ObjectReplacements/Object 519"/>
  <manifest:file-entry manifest:media-type="" manifest:full-path="ObjectReplacements/Object 1137"/>
  <manifest:file-entry manifest:media-type="" manifest:full-path="ObjectReplacements/Object 472"/>
  <manifest:file-entry manifest:media-type="application/x-openoffice-gdimetafile;windows_formatname=&quot;GDIMetaFile&quot;" manifest:full-path="ObjectReplacements/Object 529"/>
  <manifest:file-entry manifest:media-type="" manifest:full-path="ObjectReplacements/Object 1160"/>
  <manifest:file-entry manifest:media-type="" manifest:full-path="ObjectReplacements/Object 763"/>
  <manifest:file-entry manifest:media-type="" manifest:full-path="ObjectReplacements/Object 766"/>
  <manifest:file-entry manifest:media-type="application/x-openoffice-gdimetafile;windows_formatname=&quot;GDIMetaFile&quot;" manifest:full-path="ObjectReplacements/Object 600"/>
  <manifest:file-entry manifest:media-type="" manifest:full-path="ObjectReplacements/Object 1164"/>
  <manifest:file-entry manifest:media-type="" manifest:full-path="ObjectReplacements/Object 1167"/>
  <manifest:file-entry manifest:media-type="" manifest:full-path="ObjectReplacements/Object 1001"/>
  <manifest:file-entry manifest:media-type="application/x-openoffice-gdimetafile;windows_formatname=&quot;GDIMetaFile&quot;" manifest:full-path="ObjectReplacements/Object 604"/>
  <manifest:file-entry manifest:media-type="application/x-openoffice-gdimetafile;windows_formatname=&quot;GDIMetaFile&quot;" manifest:full-path="ObjectReplacements/Object 601"/>
  <manifest:file-entry manifest:media-type="" manifest:full-path="ObjectReplacements/Object 767"/>
  <manifest:file-entry manifest:media-type="" manifest:full-path="ObjectReplacements/Object 1161"/>
  <manifest:file-entry manifest:media-type="" manifest:full-path="ObjectReplacements/Object 764"/>
  <manifest:file-entry manifest:media-type="" manifest:full-path="ObjectReplacements/Object 1165"/>
  <manifest:file-entry manifest:media-type="" manifest:full-path="ObjectReplacements/Object 1168"/>
  <manifest:file-entry manifest:media-type="" manifest:full-path="ObjectReplacements/Object 1002"/>
  <manifest:file-entry manifest:media-type="application/x-openoffice-gdimetafile;windows_formatname=&quot;GDIMetaFile&quot;" manifest:full-path="ObjectReplacements/Object 605"/>
  <manifest:file-entry manifest:media-type="application/x-openoffice-gdimetafile;windows_formatname=&quot;GDIMetaFile&quot;" manifest:full-path="ObjectReplacements/Object 602"/>
  <manifest:file-entry manifest:media-type="" manifest:full-path="ObjectReplacements/Object 768"/>
  <manifest:file-entry manifest:media-type="" manifest:full-path="ObjectReplacements/Object 1162"/>
  <manifest:file-entry manifest:media-type="" manifest:full-path="ObjectReplacements/Object 765"/>
  <manifest:file-entry manifest:media-type="" manifest:full-path="ObjectReplacements/Object 1000"/>
  <manifest:file-entry manifest:media-type="" manifest:full-path="ObjectReplacements/Object 1166"/>
  <manifest:file-entry manifest:media-type="" manifest:full-path="ObjectReplacements/Object 1169"/>
  <manifest:file-entry manifest:media-type="" manifest:full-path="ObjectReplacements/Object 1003"/>
  <manifest:file-entry manifest:media-type="application/x-openoffice-gdimetafile;windows_formatname=&quot;GDIMetaFile&quot;" manifest:full-path="ObjectReplacements/Object 606"/>
  <manifest:file-entry manifest:media-type="application/x-openoffice-gdimetafile;windows_formatname=&quot;GDIMetaFile&quot;" manifest:full-path="ObjectReplacements/Object 603"/>
  <manifest:file-entry manifest:media-type="" manifest:full-path="ObjectReplacements/Object 769"/>
  <manifest:file-entry manifest:media-type="" manifest:full-path="ObjectReplacements/Object 1163"/>
  <manifest:file-entry manifest:media-type="" manifest:full-path="ObjectReplacements/Object 1004"/>
  <manifest:file-entry manifest:media-type="application/x-openoffice-gdimetafile;windows_formatname=&quot;GDIMetaFile&quot;" manifest:full-path="ObjectReplacements/Object 607"/>
  <manifest:file-entry manifest:media-type="application/x-openoffice-gdimetafile;windows_formatname=&quot;GDIMetaFile&quot;" manifest:full-path="ObjectReplacements/Object 608"/>
  <manifest:file-entry manifest:media-type="application/x-openoffice-gdimetafile;windows_formatname=&quot;GDIMetaFile&quot;" manifest:full-path="ObjectReplacements/Object 609"/>
  <manifest:file-entry manifest:media-type="" manifest:full-path="ObjectReplacements/Object 1170"/>
  <manifest:file-entry manifest:media-type="" manifest:full-path="ObjectReplacements/Object 773"/>
  <manifest:file-entry manifest:media-type="" manifest:full-path="ObjectReplacements/Object 776"/>
  <manifest:file-entry manifest:media-type="application/x-openoffice-gdimetafile;windows_formatname=&quot;GDIMetaFile&quot;" manifest:full-path="ObjectReplacements/Object 610"/>
  <manifest:file-entry manifest:media-type="application/x-openoffice-gdimetafile;windows_formatname=&quot;GDIMetaFile&quot;" manifest:full-path="ObjectReplacements/Object 1174"/>
  <manifest:file-entry manifest:media-type="application/x-openoffice-gdimetafile;windows_formatname=&quot;GDIMetaFile&quot;" manifest:full-path="ObjectReplacements/Object 1177"/>
  <manifest:file-entry manifest:media-type="" manifest:full-path="ObjectReplacements/Object 1011"/>
  <manifest:file-entry manifest:media-type="" manifest:full-path="ObjectReplacements/Object 614"/>
  <manifest:file-entry manifest:media-type="application/x-openoffice-gdimetafile;windows_formatname=&quot;GDIMetaFile&quot;" manifest:full-path="ObjectReplacements/Object 611"/>
  <manifest:file-entry manifest:media-type="" manifest:full-path="ObjectReplacements/Object 777"/>
  <manifest:file-entry manifest:media-type="application/x-openoffice-gdimetafile;windows_formatname=&quot;GDIMetaFile&quot;" manifest:full-path="ObjectReplacements/Object 1171"/>
  <manifest:file-entry manifest:media-type="" manifest:full-path="ObjectReplacements/Object 774"/>
  <manifest:file-entry manifest:media-type="application/x-openoffice-gdimetafile;windows_formatname=&quot;GDIMetaFile&quot;" manifest:full-path="ObjectReplacements/Object 1175"/>
  <manifest:file-entry manifest:media-type="application/x-openoffice-gdimetafile;windows_formatname=&quot;GDIMetaFile&quot;" manifest:full-path="ObjectReplacements/Object 1178"/>
  <manifest:file-entry manifest:media-type="" manifest:full-path="ObjectReplacements/Object 1012"/>
  <manifest:file-entry manifest:media-type="" manifest:full-path="ObjectReplacements/Object 615"/>
  <manifest:file-entry manifest:media-type="application/x-openoffice-gdimetafile;windows_formatname=&quot;GDIMetaFile&quot;" manifest:full-path="ObjectReplacements/Object 612"/>
  <manifest:file-entry manifest:media-type="" manifest:full-path="ObjectReplacements/Object 778"/>
  <manifest:file-entry manifest:media-type="application/x-openoffice-gdimetafile;windows_formatname=&quot;GDIMetaFile&quot;" manifest:full-path="ObjectReplacements/Object 1172"/>
  <manifest:file-entry manifest:media-type="" manifest:full-path="ObjectReplacements/Object 775"/>
  <manifest:file-entry manifest:media-type="" manifest:full-path="ObjectReplacements/Object 1010"/>
  <manifest:file-entry manifest:media-type="application/x-openoffice-gdimetafile;windows_formatname=&quot;GDIMetaFile&quot;" manifest:full-path="ObjectReplacements/Object 1176"/>
  <manifest:file-entry manifest:media-type="application/x-openoffice-gdimetafile;windows_formatname=&quot;GDIMetaFile&quot;" manifest:full-path="ObjectReplacements/Object 1179"/>
  <manifest:file-entry manifest:media-type="" manifest:full-path="ObjectReplacements/Object 1013"/>
  <manifest:file-entry manifest:media-type="" manifest:full-path="ObjectReplacements/Object 616"/>
  <manifest:file-entry manifest:media-type="application/x-openoffice-gdimetafile;windows_formatname=&quot;GDIMetaFile&quot;" manifest:full-path="ObjectReplacements/Object 613"/>
  <manifest:file-entry manifest:media-type="" manifest:full-path="ObjectReplacements/Object 779"/>
  <manifest:file-entry manifest:media-type="application/x-openoffice-gdimetafile;windows_formatname=&quot;GDIMetaFile&quot;" manifest:full-path="ObjectReplacements/Object 1173"/>
  <manifest:file-entry manifest:media-type="" manifest:full-path="ObjectReplacements/Object 1014"/>
  <manifest:file-entry manifest:media-type="" manifest:full-path="ObjectReplacements/Object 617"/>
  <manifest:file-entry manifest:media-type="" manifest:full-path="ObjectReplacements/Object 618"/>
  <manifest:file-entry manifest:media-type="" manifest:full-path="ObjectReplacements/Object 619"/>
  <manifest:file-entry manifest:media-type="application/x-openoffice-gdimetafile;windows_formatname=&quot;GDIMetaFile&quot;" manifest:full-path="ObjectReplacements/Object 1180"/>
  <manifest:file-entry manifest:media-type="application/x-openoffice-gdimetafile;windows_formatname=&quot;GDIMetaFile&quot;" manifest:full-path="ObjectReplacements/Object 783"/>
  <manifest:file-entry manifest:media-type="application/x-openoffice-gdimetafile;windows_formatname=&quot;GDIMetaFile&quot;" manifest:full-path="ObjectReplacements/Object 786"/>
  <manifest:file-entry manifest:media-type="" manifest:full-path="ObjectReplacements/Object 620"/>
  <manifest:file-entry manifest:media-type="application/x-openoffice-gdimetafile;windows_formatname=&quot;GDIMetaFile&quot;" manifest:full-path="ObjectReplacements/Object 1184"/>
  <manifest:file-entry manifest:media-type="application/x-openoffice-gdimetafile;windows_formatname=&quot;GDIMetaFile&quot;" manifest:full-path="ObjectReplacements/Object 1187"/>
  <manifest:file-entry manifest:media-type="application/x-openoffice-gdimetafile;windows_formatname=&quot;GDIMetaFile&quot;" manifest:full-path="ObjectReplacements/Object 1021"/>
  <manifest:file-entry manifest:media-type="" manifest:full-path="ObjectReplacements/Object 624"/>
  <manifest:file-entry manifest:media-type="" manifest:full-path="ObjectReplacements/Object 621"/>
  <manifest:file-entry manifest:media-type="application/x-openoffice-gdimetafile;windows_formatname=&quot;GDIMetaFile&quot;" manifest:full-path="ObjectReplacements/Object 787"/>
  <manifest:file-entry manifest:media-type="application/x-openoffice-gdimetafile;windows_formatname=&quot;GDIMetaFile&quot;" manifest:full-path="ObjectReplacements/Object 1181"/>
  <manifest:file-entry manifest:media-type="application/x-openoffice-gdimetafile;windows_formatname=&quot;GDIMetaFile&quot;" manifest:full-path="ObjectReplacements/Object 784"/>
  <manifest:file-entry manifest:media-type="application/x-openoffice-gdimetafile;windows_formatname=&quot;GDIMetaFile&quot;" manifest:full-path="ObjectReplacements/Object 1185"/>
  <manifest:file-entry manifest:media-type="application/x-openoffice-gdimetafile;windows_formatname=&quot;GDIMetaFile&quot;" manifest:full-path="ObjectReplacements/Object 1188"/>
  <manifest:file-entry manifest:media-type="application/x-openoffice-gdimetafile;windows_formatname=&quot;GDIMetaFile&quot;" manifest:full-path="ObjectReplacements/Object 1022"/>
  <manifest:file-entry manifest:media-type="" manifest:full-path="ObjectReplacements/Object 625"/>
  <manifest:file-entry manifest:media-type="" manifest:full-path="ObjectReplacements/Object 622"/>
  <manifest:file-entry manifest:media-type="application/x-openoffice-gdimetafile;windows_formatname=&quot;GDIMetaFile&quot;" manifest:full-path="ObjectReplacements/Object 788"/>
  <manifest:file-entry manifest:media-type="application/x-openoffice-gdimetafile;windows_formatname=&quot;GDIMetaFile&quot;" manifest:full-path="ObjectReplacements/Object 1182"/>
  <manifest:file-entry manifest:media-type="application/x-openoffice-gdimetafile;windows_formatname=&quot;GDIMetaFile&quot;" manifest:full-path="ObjectReplacements/Object 785"/>
  <manifest:file-entry manifest:media-type="application/x-openoffice-gdimetafile;windows_formatname=&quot;GDIMetaFile&quot;" manifest:full-path="ObjectReplacements/Object 1020"/>
  <manifest:file-entry manifest:media-type="application/x-openoffice-gdimetafile;windows_formatname=&quot;GDIMetaFile&quot;" manifest:full-path="ObjectReplacements/Object 1186"/>
  <manifest:file-entry manifest:media-type="application/x-openoffice-gdimetafile;windows_formatname=&quot;GDIMetaFile&quot;" manifest:full-path="ObjectReplacements/Object 1189"/>
  <manifest:file-entry manifest:media-type="application/x-openoffice-gdimetafile;windows_formatname=&quot;GDIMetaFile&quot;" manifest:full-path="ObjectReplacements/Object 1023"/>
  <manifest:file-entry manifest:media-type="" manifest:full-path="ObjectReplacements/Object 626"/>
  <manifest:file-entry manifest:media-type="" manifest:full-path="ObjectReplacements/Object 623"/>
  <manifest:file-entry manifest:media-type="application/x-openoffice-gdimetafile;windows_formatname=&quot;GDIMetaFile&quot;" manifest:full-path="ObjectReplacements/Object 789"/>
  <manifest:file-entry manifest:media-type="application/x-openoffice-gdimetafile;windows_formatname=&quot;GDIMetaFile&quot;" manifest:full-path="ObjectReplacements/Object 1183"/>
  <manifest:file-entry manifest:media-type="application/x-openoffice-gdimetafile;windows_formatname=&quot;GDIMetaFile&quot;" manifest:full-path="ObjectReplacements/Object 1024"/>
  <manifest:file-entry manifest:media-type="" manifest:full-path="ObjectReplacements/Object 627"/>
  <manifest:file-entry manifest:media-type="" manifest:full-path="ObjectReplacements/Object 628"/>
  <manifest:file-entry manifest:media-type="" manifest:full-path="ObjectReplacements/Object 629"/>
  <manifest:file-entry manifest:media-type="" manifest:full-path="ObjectReplacements/Object 1192"/>
  <manifest:file-entry manifest:media-type="application/x-openoffice-gdimetafile;windows_formatname=&quot;GDIMetaFile&quot;" manifest:full-path="ObjectReplacements/Object 795"/>
  <manifest:file-entry manifest:media-type="application/x-openoffice-gdimetafile;windows_formatname=&quot;GDIMetaFile&quot;" manifest:full-path="ObjectReplacements/Object 798"/>
  <manifest:file-entry manifest:media-type="application/x-openoffice-gdimetafile;windows_formatname=&quot;GDIMetaFile&quot;" manifest:full-path="ObjectReplacements/Object 632"/>
  <manifest:file-entry manifest:media-type="" manifest:full-path="ObjectReplacements/Object 1193"/>
  <manifest:file-entry manifest:media-type="" manifest:full-path="ObjectReplacements/Object 630"/>
  <manifest:file-entry manifest:media-type="application/x-openoffice-gdimetafile;windows_formatname=&quot;GDIMetaFile&quot;" manifest:full-path="ObjectReplacements/Object 796"/>
  <manifest:file-entry manifest:media-type="" manifest:full-path="ObjectReplacements/Object 1196"/>
  <manifest:file-entry manifest:media-type="application/x-openoffice-gdimetafile;windows_formatname=&quot;GDIMetaFile&quot;" manifest:full-path="ObjectReplacements/Object 1030"/>
  <manifest:file-entry manifest:media-type="application/x-openoffice-gdimetafile;windows_formatname=&quot;GDIMetaFile&quot;" manifest:full-path="ObjectReplacements/Object 799"/>
  <manifest:file-entry manifest:media-type="application/x-openoffice-gdimetafile;windows_formatname=&quot;GDIMetaFile&quot;" manifest:full-path="ObjectReplacements/Object 633"/>
  <manifest:file-entry manifest:media-type="application/x-openoffice-gdimetafile;windows_formatname=&quot;GDIMetaFile&quot;" manifest:full-path="ObjectReplacements/Object 1190"/>
  <manifest:file-entry manifest:media-type="" manifest:full-path="ObjectReplacements/Object 1194"/>
  <manifest:file-entry manifest:media-type="application/x-openoffice-gdimetafile;windows_formatname=&quot;GDIMetaFile&quot;" manifest:full-path="ObjectReplacements/Object 631"/>
  <manifest:file-entry manifest:media-type="application/x-openoffice-gdimetafile;windows_formatname=&quot;GDIMetaFile&quot;" manifest:full-path="ObjectReplacements/Object 797"/>
  <manifest:file-entry manifest:media-type="" manifest:full-path="ObjectReplacements/Object 1197"/>
  <manifest:file-entry manifest:media-type="application/x-openoffice-gdimetafile;windows_formatname=&quot;GDIMetaFile&quot;" manifest:full-path="ObjectReplacements/Object 1031"/>
  <manifest:file-entry manifest:media-type="application/x-openoffice-gdimetafile;windows_formatname=&quot;GDIMetaFile&quot;" manifest:full-path="ObjectReplacements/Object 634"/>
  <manifest:file-entry manifest:media-type="" manifest:full-path="ObjectReplacements/Object 1191"/>
  <manifest:file-entry manifest:media-type="" manifest:full-path="ObjectReplacements/Object 1199"/>
  <manifest:file-entry manifest:media-type="application/x-openoffice-gdimetafile;windows_formatname=&quot;GDIMetaFile&quot;" manifest:full-path="ObjectReplacements/Object 1033"/>
  <manifest:file-entry manifest:media-type="application/x-openoffice-gdimetafile;windows_formatname=&quot;GDIMetaFile&quot;" manifest:full-path="ObjectReplacements/Object 636"/>
  <manifest:file-entry manifest:media-type="application/x-openoffice-gdimetafile;windows_formatname=&quot;GDIMetaFile&quot;" manifest:full-path="ObjectReplacements/Object 1034"/>
  <manifest:file-entry manifest:media-type="application/x-openoffice-gdimetafile;windows_formatname=&quot;GDIMetaFile&quot;" manifest:full-path="ObjectReplacements/Object 637"/>
  <manifest:file-entry manifest:media-type="application/x-openoffice-gdimetafile;windows_formatname=&quot;GDIMetaFile&quot;" manifest:full-path="ObjectReplacements/Object 642"/>
  <manifest:file-entry manifest:media-type="" manifest:full-path="ObjectReplacements/Object 1040"/>
  <manifest:file-entry manifest:media-type="application/x-openoffice-gdimetafile;windows_formatname=&quot;GDIMetaFile&quot;" manifest:full-path="ObjectReplacements/Object 643"/>
  <manifest:file-entry manifest:media-type="" manifest:full-path="ObjectReplacements/Object 1041"/>
  <manifest:file-entry manifest:media-type="application/x-openoffice-gdimetafile;windows_formatname=&quot;GDIMetaFile&quot;" manifest:full-path="ObjectReplacements/Object 644"/>
  <manifest:file-entry manifest:media-type="" manifest:full-path="ObjectReplacements/Object 1043"/>
  <manifest:file-entry manifest:media-type="application/x-openoffice-gdimetafile;windows_formatname=&quot;GDIMetaFile&quot;" manifest:full-path="ObjectReplacements/Object 646"/>
  <manifest:file-entry manifest:media-type="" manifest:full-path="ObjectReplacements/Object 1044"/>
  <manifest:file-entry manifest:media-type="application/x-openoffice-gdimetafile;windows_formatname=&quot;GDIMetaFile&quot;" manifest:full-path="ObjectReplacements/Object 647"/>
  <manifest:file-entry manifest:media-type="application/x-openoffice-gdimetafile;windows_formatname=&quot;GDIMetaFile&quot;" manifest:full-path="ObjectReplacements/Object 1260"/>
  <manifest:file-entry manifest:media-type="" manifest:full-path="ObjectReplacements/Object 866"/>
  <manifest:file-entry manifest:media-type="application/x-openoffice-gdimetafile;windows_formatname=&quot;GDIMetaFile&quot;" manifest:full-path="ObjectReplacements/Object 167"/>
  <manifest:file-entry manifest:media-type="application/x-openoffice-gdimetafile;windows_formatname=&quot;GDIMetaFile&quot;" manifest:full-path="ObjectReplacements/Object 700"/>
  <manifest:file-entry manifest:media-type="application/x-openoffice-gdimetafile;windows_formatname=&quot;GDIMetaFile&quot;" manifest:full-path="ObjectReplacements/Object 492"/>
  <manifest:file-entry manifest:media-type="" manifest:full-path="ObjectReplacements/Object 1157"/>
  <manifest:file-entry manifest:media-type="application/x-openoffice-gdimetafile;windows_formatname=&quot;GDIMetaFile&quot;" manifest:full-path="ObjectReplacements/Object 1261"/>
  <manifest:file-entry manifest:media-type="" manifest:full-path="ObjectReplacements/Object 867"/>
  <manifest:file-entry manifest:media-type="application/x-openoffice-gdimetafile;windows_formatname=&quot;GDIMetaFile&quot;" manifest:full-path="ObjectReplacements/Object 701"/>
  <manifest:file-entry manifest:media-type="application/x-openoffice-gdimetafile;windows_formatname=&quot;GDIMetaFile&quot;" manifest:full-path="ObjectReplacements/Object 168"/>
  <manifest:file-entry manifest:media-type="" manifest:full-path="ObjectReplacements/Object 1267"/>
  <manifest:file-entry manifest:media-type="" manifest:full-path="ObjectReplacements/Object 1101"/>
  <manifest:file-entry manifest:media-type="" manifest:full-path="ObjectReplacements/Object 1264"/>
  <manifest:file-entry manifest:media-type="application/x-openoffice-gdimetafile;windows_formatname=&quot;GDIMetaFile&quot;" manifest:full-path="ObjectReplacements/Object 704"/>
  <manifest:file-entry manifest:media-type="" manifest:full-path="ObjectReplacements/Object 1262"/>
  <manifest:file-entry manifest:media-type="" manifest:full-path="ObjectReplacements/Object 868"/>
  <manifest:file-entry manifest:media-type="application/x-openoffice-gdimetafile;windows_formatname=&quot;GDIMetaFile&quot;" manifest:full-path="ObjectReplacements/Object 702"/>
  <manifest:file-entry manifest:media-type="application/x-openoffice-gdimetafile;windows_formatname=&quot;GDIMetaFile&quot;" manifest:full-path="ObjectReplacements/Object 169"/>
  <manifest:file-entry manifest:media-type="" manifest:full-path="ObjectReplacements/Object 1268"/>
  <manifest:file-entry manifest:media-type="" manifest:full-path="ObjectReplacements/Object 1102"/>
  <manifest:file-entry manifest:media-type="" manifest:full-path="ObjectReplacements/Object 1265"/>
  <manifest:file-entry manifest:media-type="application/x-openoffice-gdimetafile;windows_formatname=&quot;GDIMetaFile&quot;" manifest:full-path="ObjectReplacements/Object 705"/>
  <manifest:file-entry manifest:media-type="" manifest:full-path="ObjectReplacements/Object 1263"/>
  <manifest:file-entry manifest:media-type="" manifest:full-path="ObjectReplacements/Object 1266"/>
  <manifest:file-entry manifest:media-type="application/x-openoffice-gdimetafile;windows_formatname=&quot;GDIMetaFile&quot;" manifest:full-path="ObjectReplacements/Object 1100"/>
  <manifest:file-entry manifest:media-type="" manifest:full-path="ObjectReplacements/Object 869"/>
  <manifest:file-entry manifest:media-type="application/x-openoffice-gdimetafile;windows_formatname=&quot;GDIMetaFile&quot;" manifest:full-path="ObjectReplacements/Object 703"/>
  <manifest:file-entry manifest:media-type="" manifest:full-path="ObjectReplacements/Object 1269"/>
  <manifest:file-entry manifest:media-type="" manifest:full-path="ObjectReplacements/Object 1103"/>
  <manifest:file-entry manifest:media-type="application/x-openoffice-gdimetafile;windows_formatname=&quot;GDIMetaFile&quot;" manifest:full-path="ObjectReplacements/Object 706"/>
  <manifest:file-entry manifest:media-type="" manifest:full-path="ObjectReplacements/Object 1104"/>
  <manifest:file-entry manifest:media-type="application/x-openoffice-gdimetafile;windows_formatname=&quot;GDIMetaFile&quot;" manifest:full-path="ObjectReplacements/Object 707"/>
  <manifest:file-entry manifest:media-type="application/x-openoffice-gdimetafile;windows_formatname=&quot;GDIMetaFile&quot;" manifest:full-path="ObjectReplacements/Object 708"/>
  <manifest:file-entry manifest:media-type="application/x-openoffice-gdimetafile;windows_formatname=&quot;GDIMetaFile&quot;" manifest:full-path="ObjectReplacements/Object 709"/>
  <manifest:file-entry manifest:media-type="application/x-openoffice-gdimetafile;windows_formatname=&quot;GDIMetaFile&quot;" manifest:full-path="ObjectReplacements/Object 174"/>
  <manifest:file-entry manifest:media-type="" manifest:full-path="ObjectReplacements/Object 873"/>
  <manifest:file-entry manifest:media-type="" manifest:full-path="ObjectReplacements/Object 1270"/>
  <manifest:file-entry manifest:media-type="application/x-openoffice-gdimetafile;windows_formatname=&quot;GDIMetaFile&quot;" manifest:full-path="ObjectReplacements/Object 177"/>
  <manifest:file-entry manifest:media-type="" manifest:full-path="ObjectReplacements/Object 876"/>
  <manifest:file-entry manifest:media-type="" manifest:full-path="ObjectReplacements/Object 710"/>
  <manifest:file-entry manifest:media-type="application/x-openoffice-gdimetafile;windows_formatname=&quot;GDIMetaFile&quot;" manifest:full-path="ObjectReplacements/Object 1271"/>
  <manifest:file-entry manifest:media-type="application/x-openoffice-gdimetafile;windows_formatname=&quot;GDIMetaFile&quot;" manifest:full-path="ObjectReplacements/Object 178"/>
  <manifest:file-entry manifest:media-type="" manifest:full-path="ObjectReplacements/Object 877"/>
  <manifest:file-entry manifest:media-type="" manifest:full-path="ObjectReplacements/Object 711"/>
  <manifest:file-entry manifest:media-type="application/x-openoffice-gdimetafile;windows_formatname=&quot;GDIMetaFile&quot;" manifest:full-path="ObjectReplacements/Object 1277"/>
  <manifest:file-entry manifest:media-type="" manifest:full-path="ObjectReplacements/Object 1111"/>
  <manifest:file-entry manifest:media-type="application/x-openoffice-gdimetafile;windows_formatname=&quot;GDIMetaFile&quot;" manifest:full-path="ObjectReplacements/Object 1274"/>
  <manifest:file-entry manifest:media-type="" manifest:full-path="ObjectReplacements/Object 714"/>
  <manifest:file-entry manifest:media-type="application/x-openoffice-gdimetafile;windows_formatname=&quot;GDIMetaFile&quot;" manifest:full-path="ObjectReplacements/Object 1272"/>
  <manifest:file-entry manifest:media-type="application/x-openoffice-gdimetafile;windows_formatname=&quot;GDIMetaFile&quot;" manifest:full-path="ObjectReplacements/Object 179"/>
  <manifest:file-entry manifest:media-type="" manifest:full-path="ObjectReplacements/Object 878"/>
  <manifest:file-entry manifest:media-type="" manifest:full-path="ObjectReplacements/Object 712"/>
  <manifest:file-entry manifest:media-type="application/x-openoffice-gdimetafile;windows_formatname=&quot;GDIMetaFile&quot;" manifest:full-path="ObjectReplacements/Object 1278"/>
  <manifest:file-entry manifest:media-type="" manifest:full-path="ObjectReplacements/Object 1112"/>
  <manifest:file-entry manifest:media-type="application/x-openoffice-gdimetafile;windows_formatname=&quot;GDIMetaFile&quot;" manifest:full-path="ObjectReplacements/Object 1275"/>
  <manifest:file-entry manifest:media-type="" manifest:full-path="ObjectReplacements/Object 715"/>
  <manifest:file-entry manifest:media-type="application/x-openoffice-gdimetafile;windows_formatname=&quot;GDIMetaFile&quot;" manifest:full-path="ObjectReplacements/Object 1273"/>
  <manifest:file-entry manifest:media-type="application/x-openoffice-gdimetafile;windows_formatname=&quot;GDIMetaFile&quot;" manifest:full-path="ObjectReplacements/Object 1276"/>
  <manifest:file-entry manifest:media-type="" manifest:full-path="ObjectReplacements/Object 1110"/>
  <manifest:file-entry manifest:media-type="" manifest:full-path="ObjectReplacements/Object 879"/>
  <manifest:file-entry manifest:media-type="" manifest:full-path="ObjectReplacements/Object 713"/>
  <manifest:file-entry manifest:media-type="application/x-openoffice-gdimetafile;windows_formatname=&quot;GDIMetaFile&quot;" manifest:full-path="ObjectReplacements/Object 1279"/>
  <manifest:file-entry manifest:media-type="" manifest:full-path="ObjectReplacements/Object 1113"/>
  <manifest:file-entry manifest:media-type="" manifest:full-path="ObjectReplacements/Object 716"/>
  <manifest:file-entry manifest:media-type="" manifest:full-path="ObjectReplacements/Object 1114"/>
  <manifest:file-entry manifest:media-type="" manifest:full-path="ObjectReplacements/Object 717"/>
  <manifest:file-entry manifest:media-type="" manifest:full-path="ObjectReplacements/Object 718"/>
  <manifest:file-entry manifest:media-type="" manifest:full-path="ObjectReplacements/Object 719"/>
  <manifest:file-entry manifest:media-type="application/x-openoffice-gdimetafile;windows_formatname=&quot;GDIMetaFile&quot;" manifest:full-path="ObjectReplacements/Object 1280"/>
  <manifest:file-entry manifest:media-type="application/x-openoffice-gdimetafile;windows_formatname=&quot;GDIMetaFile&quot;" manifest:full-path="ObjectReplacements/Object 187"/>
  <manifest:file-entry manifest:media-type="application/x-openoffice-gdimetafile;windows_formatname=&quot;GDIMetaFile&quot;" manifest:full-path="ObjectReplacements/Object 886"/>
  <manifest:file-entry manifest:media-type="" manifest:full-path="ObjectReplacements/Object 720"/>
  <manifest:file-entry manifest:media-type="application/x-openoffice-gdimetafile;windows_formatname=&quot;GDIMetaFile&quot;" manifest:full-path="ObjectReplacements/Object 1281"/>
  <manifest:file-entry manifest:media-type="application/x-openoffice-gdimetafile;windows_formatname=&quot;GDIMetaFile&quot;" manifest:full-path="ObjectReplacements/Object 188"/>
  <manifest:file-entry manifest:media-type="application/x-openoffice-gdimetafile;windows_formatname=&quot;GDIMetaFile&quot;" manifest:full-path="ObjectReplacements/Object 887"/>
  <manifest:file-entry manifest:media-type="" manifest:full-path="ObjectReplacements/Object 721"/>
  <manifest:file-entry manifest:media-type="application/x-openoffice-gdimetafile;windows_formatname=&quot;GDIMetaFile&quot;" manifest:full-path="ObjectReplacements/Object 1287"/>
  <manifest:file-entry manifest:media-type="" manifest:full-path="ObjectReplacements/Object 1121"/>
  <manifest:file-entry manifest:media-type="application/x-openoffice-gdimetafile;windows_formatname=&quot;GDIMetaFile&quot;" manifest:full-path="ObjectReplacements/Object 1284"/>
  <manifest:file-entry manifest:media-type="" manifest:full-path="ObjectReplacements/Object 724"/>
  <manifest:file-entry manifest:media-type="application/x-openoffice-gdimetafile;windows_formatname=&quot;GDIMetaFile&quot;" manifest:full-path="ObjectReplacements/Object 1282"/>
  <manifest:file-entry manifest:media-type="application/x-openoffice-gdimetafile;windows_formatname=&quot;GDIMetaFile&quot;" manifest:full-path="ObjectReplacements/Object 189"/>
  <manifest:file-entry manifest:media-type="application/x-openoffice-gdimetafile;windows_formatname=&quot;GDIMetaFile&quot;" manifest:full-path="ObjectReplacements/Object 888"/>
  <manifest:file-entry manifest:media-type="" manifest:full-path="ObjectReplacements/Object 722"/>
  <manifest:file-entry manifest:media-type="" manifest:full-path="ObjectReplacements/Object 1125"/>
  <manifest:file-entry manifest:media-type="" manifest:full-path="ObjectReplacements/Object 460"/>
  <manifest:file-entry manifest:media-type="application/x-openoffice-gdimetafile;windows_formatname=&quot;GDIMetaFile&quot;" manifest:full-path="ObjectReplacements/Object 1288"/>
  <manifest:file-entry manifest:media-type="" manifest:full-path="ObjectReplacements/Object 1122"/>
  <manifest:file-entry manifest:media-type="application/x-openoffice-gdimetafile;windows_formatname=&quot;GDIMetaFile&quot;" manifest:full-path="ObjectReplacements/Object 1285"/>
  <manifest:file-entry manifest:media-type="" manifest:full-path="ObjectReplacements/Object 725"/>
  <manifest:file-entry manifest:media-type="application/x-openoffice-gdimetafile;windows_formatname=&quot;GDIMetaFile&quot;" manifest:full-path="ObjectReplacements/Object 1283"/>
  <manifest:file-entry manifest:media-type="application/x-openoffice-gdimetafile;windows_formatname=&quot;GDIMetaFile&quot;" manifest:full-path="ObjectReplacements/Object 1286"/>
  <manifest:file-entry manifest:media-type="" manifest:full-path="ObjectReplacements/Object 1120"/>
  <manifest:file-entry manifest:media-type="application/x-openoffice-gdimetafile;windows_formatname=&quot;GDIMetaFile&quot;" manifest:full-path="ObjectReplacements/Object 889"/>
  <manifest:file-entry manifest:media-type="" manifest:full-path="ObjectReplacements/Object 723"/>
  <manifest:file-entry manifest:media-type="" manifest:full-path="ObjectReplacements/Object 1126"/>
  <manifest:file-entry manifest:media-type="" manifest:full-path="ObjectReplacements/Object 461"/>
  <manifest:file-entry manifest:media-type="application/x-openoffice-gdimetafile;windows_formatname=&quot;GDIMetaFile&quot;" manifest:full-path="ObjectReplacements/Object 1289"/>
  <manifest:file-entry manifest:media-type="" manifest:full-path="ObjectReplacements/Object 1123"/>
  <manifest:file-entry manifest:media-type="" manifest:full-path="ObjectReplacements/Object 726"/>
  <manifest:file-entry manifest:media-type="" manifest:full-path="ObjectReplacements/Object 1124"/>
  <manifest:file-entry manifest:media-type="" manifest:full-path="ObjectReplacements/Object 727"/>
  <manifest:file-entry manifest:media-type="" manifest:full-path="ObjectReplacements/Object 728"/>
  <manifest:file-entry manifest:media-type="" manifest:full-path="ObjectReplacements/Object 729"/>
  <manifest:file-entry manifest:media-type="application/x-openoffice-gdimetafile;windows_formatname=&quot;GDIMetaFile&quot;" manifest:full-path="ObjectReplacements/Object 1292"/>
  <manifest:file-entry manifest:media-type="application/x-openoffice-gdimetafile;windows_formatname=&quot;GDIMetaFile&quot;" manifest:full-path="ObjectReplacements/Object 199"/>
  <manifest:file-entry manifest:media-type="application/x-openoffice-gdimetafile;windows_formatname=&quot;GDIMetaFile&quot;" manifest:full-path="ObjectReplacements/Object 898"/>
  <manifest:file-entry manifest:media-type="" manifest:full-path="ObjectReplacements/Object 732"/>
  <manifest:file-entry manifest:media-type="" manifest:full-path="ObjectReplacements/Object 1135"/>
  <manifest:file-entry manifest:media-type="" manifest:full-path="ObjectReplacements/Object 470"/>
  <manifest:file-entry manifest:media-type="" manifest:full-path="ObjectReplacements/Object 1132"/>
  <manifest:file-entry manifest:media-type="application/x-openoffice-gdimetafile;windows_formatname=&quot;GDIMetaFile&quot;" manifest:full-path="ObjectReplacements/Object 1295"/>
  <manifest:file-entry manifest:media-type="" manifest:full-path="ObjectReplacements/Object 735"/>
  <manifest:file-entry manifest:media-type="application/x-openoffice-gdimetafile;windows_formatname=&quot;GDIMetaFile&quot;" manifest:full-path="ObjectReplacements/Object 1293"/>
  <manifest:file-entry manifest:media-type="application/x-openoffice-gdimetafile;windows_formatname=&quot;GDIMetaFile&quot;" manifest:full-path="ObjectReplacements/Object 1296"/>
  <manifest:file-entry manifest:media-type="" manifest:full-path="ObjectReplacements/Object 1130"/>
  <manifest:file-entry manifest:media-type="application/x-openoffice-gdimetafile;windows_formatname=&quot;GDIMetaFile&quot;" manifest:full-path="ObjectReplacements/Object 899"/>
  <manifest:file-entry manifest:media-type="" manifest:full-path="ObjectReplacements/Object 733"/>
  <manifest:file-entry manifest:media-type="" manifest:full-path="ObjectReplacements/Object 1136"/>
  <manifest:file-entry manifest:media-type="" manifest:full-path="ObjectReplacements/Object 471"/>
  <manifest:file-entry manifest:media-type="" manifest:full-path="ObjectReplacements/Object 1133"/>
  <manifest:file-entry manifest:media-type="" manifest:full-path="ObjectReplacements/Object 736"/>
  <manifest:file-entry manifest:media-type="" manifest:full-path="ObjectReplacements/Object 1131"/>
  <manifest:file-entry manifest:media-type="application/x-openoffice-gdimetafile;windows_formatname=&quot;GDIMetaFile&quot;" manifest:full-path="ObjectReplacements/Object 1294"/>
  <manifest:file-entry manifest:media-type="" manifest:full-path="ObjectReplacements/Object 734"/>
  <manifest:file-entry manifest:media-type="" manifest:full-path="ObjectReplacements/Object 1134"/>
  <manifest:file-entry manifest:media-type="" manifest:full-path="ObjectReplacements/Object 737"/>
  <manifest:file-entry manifest:media-type="" manifest:full-path="ObjectReplacements/Object 738"/>
  <manifest:file-entry manifest:media-type="" manifest:full-path="ObjectReplacements/Object 739"/>
  <manifest:file-entry manifest:media-type="" manifest:full-path="ObjectReplacements/Object 742"/>
  <manifest:file-entry manifest:media-type="" manifest:full-path="ObjectReplacements/Object 1140"/>
  <manifest:file-entry manifest:media-type="" manifest:full-path="ObjectReplacements/Object 743"/>
  <manifest:file-entry manifest:media-type="" manifest:full-path="ObjectReplacements/Object 1141"/>
  <manifest:file-entry manifest:media-type="" manifest:full-path="ObjectReplacements/Object 744"/>
  <manifest:file-entry manifest:media-type="" manifest:full-path="ObjectReplacements/Object 1143"/>
  <manifest:file-entry manifest:media-type="" manifest:full-path="ObjectReplacements/Object 746"/>
  <manifest:file-entry manifest:media-type="" manifest:full-path="ObjectReplacements/Object 1144"/>
  <manifest:file-entry manifest:media-type="" manifest:full-path="ObjectReplacements/Object 747"/>
  <manifest:file-entry manifest:media-type="" manifest:full-path="ObjectReplacements/Object 1150"/>
  <manifest:file-entry manifest:media-type="" manifest:full-path="ObjectReplacements/Object 753"/>
  <manifest:file-entry manifest:media-type="" manifest:full-path="ObjectReplacements/Object 1151"/>
  <manifest:file-entry manifest:media-type="" manifest:full-path="ObjectReplacements/Object 754"/>
  <manifest:file-entry manifest:media-type="" manifest:full-path="ObjectReplacements/Object 1152"/>
  <manifest:file-entry manifest:media-type="" manifest:full-path="ObjectReplacements/Object 755"/>
  <manifest:file-entry manifest:media-type="" manifest:full-path="ObjectReplacements/Object 1153"/>
  <manifest:file-entry manifest:media-type="" manifest:full-path="ObjectReplacements/Object 756"/>
  <manifest:file-entry manifest:media-type="" manifest:full-path="ObjectReplacements/Object 1154"/>
  <manifest:file-entry manifest:media-type="" manifest:full-path="ObjectReplacements/Object 757"/>
  <manifest:file-entry manifest:media-type="" manifest:full-path="ObjectReplacements/Object 752"/>
  <manifest:file-entry manifest:media-type="" manifest:full-path="ObjectReplacements/Object 809"/>
  <manifest:file-entry manifest:media-type="" manifest:full-path="ObjectReplacements/Object 762"/>
  <manifest:file-entry manifest:media-type="" manifest:full-path="ObjectReplacements/Object 819"/>
  <manifest:file-entry manifest:media-type="" manifest:full-path="ObjectReplacements/Object 772"/>
  <manifest:file-entry manifest:media-type="" manifest:full-path="ObjectReplacements/Object 829"/>
  <manifest:file-entry manifest:media-type="application/x-openoffice-gdimetafile;windows_formatname=&quot;GDIMetaFile&quot;" manifest:full-path="ObjectReplacements/Object 782"/>
  <manifest:file-entry manifest:media-type="" manifest:full-path="ObjectReplacements/Object 839"/>
  <manifest:file-entry manifest:media-type="" manifest:full-path="ObjectReplacements/Object 1195"/>
  <manifest:file-entry manifest:media-type="" manifest:full-path="ObjectReplacements/Object 1198"/>
  <manifest:file-entry manifest:media-type="application/x-openoffice-gdimetafile;windows_formatname=&quot;GDIMetaFile&quot;" manifest:full-path="ObjectReplacements/Object 1032"/>
  <manifest:file-entry manifest:media-type="application/x-openoffice-gdimetafile;windows_formatname=&quot;GDIMetaFile&quot;" manifest:full-path="ObjectReplacements/Object 635"/>
  <manifest:file-entry manifest:media-type="" manifest:full-path="ObjectReplacements/Object 849"/>
  <manifest:file-entry manifest:media-type="" manifest:full-path="ObjectReplacements/Object 1042"/>
  <manifest:file-entry manifest:media-type="application/x-openoffice-gdimetafile;windows_formatname=&quot;GDIMetaFile&quot;" manifest:full-path="ObjectReplacements/Object 645"/>
  <manifest:file-entry manifest:media-type="" manifest:full-path="ObjectReplacements/Object 859"/>
  <manifest:file-entry manifest:media-type="" manifest:full-path="ObjectReplacements/Object 1214"/>
  <manifest:file-entry manifest:media-type="" manifest:full-path="ObjectReplacements/Object 909"/>
  <manifest:file-entry manifest:media-type="" manifest:full-path="ObjectReplacements/Object 1224"/>
  <manifest:file-entry manifest:media-type="" manifest:full-path="ObjectReplacements/Object 919"/>
  <manifest:file-entry manifest:media-type="application/x-openoffice-gdimetafile;windows_formatname=&quot;GDIMetaFile&quot;" manifest:full-path="ObjectReplacements/Object 458"/>
  <manifest:file-entry manifest:media-type="" manifest:full-path="ObjectReplacements/Object 1234"/>
  <manifest:file-entry manifest:media-type="" manifest:full-path="ObjectReplacements/Object 929"/>
  <manifest:file-entry manifest:media-type="application/x-openoffice-gdimetafile;windows_formatname=&quot;GDIMetaFile&quot;" manifest:full-path="ObjectReplacements/Object 459"/>
  <manifest:file-entry manifest:media-type="application/x-openoffice-gdimetafile;windows_formatname=&quot;GDIMetaFile&quot;" manifest:full-path="ObjectReplacements/Object 1244"/>
  <manifest:file-entry manifest:media-type="" manifest:full-path="ObjectReplacements/Object 939"/>
  <manifest:file-entry manifest:media-type="application/x-openoffice-gdimetafile;windows_formatname=&quot;GDIMetaFile&quot;" manifest:full-path="ObjectReplacements/Object 638"/>
  <manifest:file-entry manifest:media-type="application/x-openoffice-gdimetafile;windows_formatname=&quot;GDIMetaFile&quot;" manifest:full-path="ObjectReplacements/Object 582"/>
  <manifest:file-entry manifest:media-type="application/x-openoffice-gdimetafile;windows_formatname=&quot;GDIMetaFile&quot;" manifest:full-path="ObjectReplacements/Object 1247"/>
  <manifest:file-entry manifest:media-type="application/x-openoffice-gdimetafile;windows_formatname=&quot;GDIMetaFile&quot;" manifest:full-path="ObjectReplacements/Object 639"/>
  <manifest:file-entry manifest:media-type="application/x-openoffice-gdimetafile;windows_formatname=&quot;GDIMetaFile&quot;" manifest:full-path="ObjectReplacements/Object 1254"/>
  <manifest:file-entry manifest:media-type="" manifest:full-path="ObjectReplacements/Object 949"/>
  <manifest:file-entry manifest:media-type="application/x-openoffice-gdimetafile;windows_formatname=&quot;GDIMetaFile&quot;" manifest:full-path="ObjectReplacements/Object 592"/>
  <manifest:file-entry manifest:media-type="application/x-openoffice-gdimetafile;windows_formatname=&quot;GDIMetaFile&quot;" manifest:full-path="ObjectReplacements/Object 1257"/>
  <manifest:file-entry manifest:media-type="" manifest:full-path="ObjectReplacements/Object 1050"/>
  <manifest:file-entry manifest:media-type="" manifest:full-path="ObjectReplacements/Object 1142"/>
  <manifest:file-entry manifest:media-type="" manifest:full-path="ObjectReplacements/Object 745"/>
  <manifest:file-entry manifest:media-type="application/x-openoffice-gdimetafile;windows_formatname=&quot;GDIMetaFile&quot;" manifest:full-path="ObjectReplacements/Object 959"/>
  <manifest:file-entry manifest:media-type="" manifest:full-path="ObjectReplacements/Object 1051"/>
  <manifest:file-entry manifest:media-type="" manifest:full-path="ObjectReplacements/Object 1060"/>
  <manifest:file-entry manifest:media-type="" manifest:full-path="ObjectReplacements/Object 1061"/>
  <manifest:file-entry manifest:media-type="" manifest:full-path="ObjectReplacements/Object 1070"/>
  <manifest:file-entry manifest:media-type="" manifest:full-path="ObjectReplacements/Object 1071"/>
  <manifest:file-entry manifest:media-type="" manifest:full-path="ObjectReplacements/Object 1080"/>
  <manifest:file-entry manifest:media-type="application/x-openoffice-gdimetafile;windows_formatname=&quot;GDIMetaFile&quot;" manifest:full-path="ObjectReplacements/Object 1081"/>
  <manifest:file-entry manifest:media-type="application/x-openoffice-gdimetafile;windows_formatname=&quot;GDIMetaFile&quot;" manifest:full-path="ObjectReplacements/Object 482"/>
  <manifest:file-entry manifest:media-type="" manifest:full-path="ObjectReplacements/Object 1147"/>
  <manifest:file-entry manifest:media-type="application/x-openoffice-gdimetafile;windows_formatname=&quot;GDIMetaFile&quot;" manifest:full-path="ObjectReplacements/Object 1090"/>
  <manifest:file-entry manifest:media-type="application/x-openoffice-gdimetafile;windows_formatname=&quot;GDIMetaFile&quot;" manifest:full-path="ObjectReplacements/Object 1091"/>
  <manifest:file-entry manifest:media-type="" manifest:full-path="ObjectReplacements/Object 1052"/>
  <manifest:file-entry manifest:media-type="" manifest:full-path="ObjectReplacements/Object 1053"/>
  <manifest:file-entry manifest:media-type="" manifest:full-path="ObjectReplacements/Object 539"/>
  <manifest:file-entry manifest:media-type="" manifest:full-path="ObjectReplacements/Object 1054"/>
  <manifest:file-entry manifest:media-type="" manifest:full-path="ObjectReplacements/Object 1062"/>
  <manifest:file-entry manifest:media-type="" manifest:full-path="ObjectReplacements/Object 1063"/>
  <manifest:file-entry manifest:media-type="" manifest:full-path="ObjectReplacements/Object 549"/>
  <manifest:file-entry manifest:media-type="" manifest:full-path="ObjectReplacements/Object 1064"/>
  <manifest:file-entry manifest:media-type="" manifest:full-path="ObjectReplacements/Object 1065"/>
  <manifest:file-entry manifest:media-type="" manifest:full-path="ObjectReplacements/Object 1072"/>
  <manifest:file-entry manifest:media-type="" manifest:full-path="ObjectReplacements/Object 1073"/>
  <manifest:file-entry manifest:media-type="" manifest:full-path="ObjectReplacements/Object 559"/>
  <manifest:file-entry manifest:media-type="" manifest:full-path="ObjectReplacements/Object 1074"/>
  <manifest:file-entry manifest:media-type="application/x-openoffice-gdimetafile;windows_formatname=&quot;GDIMetaFile&quot;" manifest:full-path="ObjectReplacements/Object 1082"/>
  <manifest:file-entry manifest:media-type="" manifest:full-path="ObjectReplacements/Object 1200"/>
  <manifest:file-entry manifest:media-type="" manifest:full-path="ObjectReplacements/Object 1201"/>
  <manifest:file-entry manifest:media-type="" manifest:full-path="ObjectReplacements/Object 1202"/>
  <manifest:file-entry manifest:media-type="application/x-openoffice-gdimetafile;windows_formatname=&quot;GDIMetaFile&quot;" manifest:full-path="ObjectReplacements/Object 648"/>
  <manifest:file-entry manifest:media-type="" manifest:full-path="ObjectReplacements/Object 1210"/>
  <manifest:file-entry manifest:media-type="application/x-openoffice-gdimetafile;windows_formatname=&quot;GDIMetaFile&quot;" manifest:full-path="ObjectReplacements/Object 649"/>
  <manifest:file-entry manifest:media-type="" manifest:full-path="ObjectReplacements/Object 1211"/>
  <manifest:file-entry manifest:media-type="" manifest:full-path="ObjectReplacements/Object 1212"/>
  <manifest:file-entry manifest:media-type="" manifest:full-path="ObjectReplacements/Object 1213"/>
  <manifest:file-entry manifest:media-type="" manifest:full-path="ObjectReplacements/Object 1220"/>
  <manifest:file-entry manifest:media-type="" manifest:full-path="ObjectReplacements/Object 1221"/>
  <manifest:file-entry manifest:media-type="" manifest:full-path="ObjectReplacements/Object 1222"/>
  <manifest:file-entry manifest:media-type="" manifest:full-path="ObjectReplacements/Object 1223"/>
  <manifest:file-entry manifest:media-type="" manifest:full-path="ObjectReplacements/Object 1230"/>
  <manifest:file-entry manifest:media-type="application/x-openoffice-gdimetafile;windows_formatname=&quot;GDIMetaFile&quot;" manifest:full-path="ObjectReplacements/Object 455"/>
  <manifest:file-entry manifest:media-type="" manifest:full-path="ObjectReplacements/Object 1231"/>
  <manifest:file-entry manifest:media-type="application/x-openoffice-gdimetafile;windows_formatname=&quot;GDIMetaFile&quot;" manifest:full-path="ObjectReplacements/Object 456"/>
  <manifest:file-entry manifest:media-type="" manifest:full-path="ObjectReplacements/Object 1232"/>
  <manifest:file-entry manifest:media-type="application/x-openoffice-gdimetafile;windows_formatname=&quot;GDIMetaFile&quot;" manifest:full-path="ObjectReplacements/Object 457"/>
  <manifest:file-entry manifest:media-type="" manifest:full-path="ObjectReplacements/Object 1233"/>
  <manifest:file-entry manifest:media-type="" manifest:full-path="ObjectReplacements/Object 1241"/>
  <manifest:file-entry manifest:media-type="application/x-openoffice-gdimetafile;windows_formatname=&quot;GDIMetaFile&quot;" manifest:full-path="ObjectReplacements/Object 1242"/>
  <manifest:file-entry manifest:media-type="application/x-openoffice-gdimetafile;windows_formatname=&quot;GDIMetaFile&quot;" manifest:full-path="ObjectReplacements/Object 1243"/>
  <manifest:file-entry manifest:media-type="" manifest:full-path="ObjectReplacements/Object 1203"/>
  <manifest:file-entry manifest:media-type="application/x-openoffice-gdimetafile;windows_formatname=&quot;GDIMetaFile&quot;" manifest:full-path="ObjectReplacements/Object 1083"/>
  <manifest:file-entry manifest:media-type="" manifest:full-path="ObjectReplacements/Object 1204"/>
  <manifest:file-entry manifest:media-type="application/x-openoffice-gdimetafile;windows_formatname=&quot;GDIMetaFile&quot;" manifest:full-path="ObjectReplacements/Object 1092"/>
  <manifest:file-entry manifest:media-type="application/x-openoffice-gdimetafile;windows_formatname=&quot;GDIMetaFile&quot;" manifest:full-path="ObjectReplacements/Object 1093"/>
  <manifest:file-entry manifest:media-type="application/x-openoffice-gdimetafile;windows_formatname=&quot;GDIMetaFile&quot;" manifest:full-path="ObjectReplacements/Object 1250"/>
  <manifest:file-entry manifest:media-type="application/x-openoffice-gdimetafile;windows_formatname=&quot;GDIMetaFile&quot;" manifest:full-path="ObjectReplacements/Object 1251"/>
  <manifest:file-entry manifest:media-type="application/x-openoffice-gdimetafile;windows_formatname=&quot;GDIMetaFile&quot;" manifest:full-path="ObjectReplacements/Object 1252"/>
  <manifest:file-entry manifest:media-type="application/x-openoffice-gdimetafile;windows_formatname=&quot;GDIMetaFile&quot;" manifest:full-path="ObjectReplacements/Object 1253"/>
  <manifest:file-entry manifest:media-type="" manifest:full-path="ObjectReplacements/Object 1075"/>
  <manifest:file-entry manifest:media-type="" manifest:full-path="ObjectReplacements/Object 1240"/>
  <manifest:file-entry manifest:media-type="application/x-openoffice-gdimetafile;windows_formatname=&quot;GDIMetaFile&quot;" manifest:full-path="ObjectReplacements/Object 1084"/>
  <manifest:file-entry manifest:media-type="application/x-openoffice-gdimetafile;windows_formatname=&quot;GDIMetaFile&quot;" manifest:full-path="ObjectReplacements/Object 1085"/>
  <manifest:file-entry manifest:media-type="application/x-openoffice-gdimetafile;windows_formatname=&quot;GDIMetaFile&quot;" manifest:full-path="ObjectReplacements/Object 308"/>
  <manifest:file-entry manifest:media-type="application/x-openoffice-gdimetafile;windows_formatname=&quot;GDIMetaFile&quot;" manifest:full-path="ObjectReplacements/Object 1290"/>
  <manifest:file-entry manifest:media-type="application/x-openoffice-gdimetafile;windows_formatname=&quot;GDIMetaFile&quot;" manifest:full-path="ObjectReplacements/Object 309"/>
  <manifest:file-entry manifest:media-type="application/x-openoffice-gdimetafile;windows_formatname=&quot;GDIMetaFile&quot;" manifest:full-path="ObjectReplacements/Object 1291"/>
  <manifest:file-entry manifest:media-type="application/x-openoffice-gdimetafile;windows_formatname=&quot;GDIMetaFile&quot;" manifest:full-path="ObjectReplacements/Object 1094"/>
  <manifest:file-entry manifest:media-type="application/x-openoffice-gdimetafile;windows_formatname=&quot;GDIMetaFile&quot;" manifest:full-path="ObjectReplacements/Object 1095"/>
  <manifest:file-entry manifest:media-type="text/xml" manifest:full-path="Object 1289/settings.xml"/>
  <manifest:file-entry manifest:media-type="text/xml" manifest:full-path="Object 1289/content.xml"/>
  <manifest:file-entry manifest:media-type="application/vnd.oasis.opendocument.formula" manifest:version="1.2" manifest:full-path="Object 1289/"/>
  <manifest:file-entry manifest:media-type="text/xml" manifest:full-path="Object 1123/content.xml"/>
  <manifest:file-entry manifest:media-type="text/xml" manifest:full-path="Object 1123/settings.xml"/>
  <manifest:file-entry manifest:media-type="application/vnd.oasis.opendocument.formula" manifest:version="1.2" manifest:full-path="Object 1123/"/>
  <manifest:file-entry manifest:media-type="text/xml" manifest:full-path="Object 726/content.xml"/>
  <manifest:file-entry manifest:media-type="text/xml" manifest:full-path="Object 726/settings.xml"/>
  <manifest:file-entry manifest:media-type="application/vnd.oasis.opendocument.formula" manifest:version="1.2" manifest:full-path="Object 726/"/>
  <manifest:file-entry manifest:media-type="text/xml" manifest:full-path="Object 1124/content.xml"/>
  <manifest:file-entry manifest:media-type="text/xml" manifest:full-path="Object 1124/settings.xml"/>
  <manifest:file-entry manifest:media-type="application/vnd.oasis.opendocument.formula" manifest:version="1.2" manifest:full-path="Object 1124/"/>
  <manifest:file-entry manifest:media-type="text/xml" manifest:full-path="Object 727/settings.xml"/>
  <manifest:file-entry manifest:media-type="text/xml" manifest:full-path="Object 727/content.xml"/>
  <manifest:file-entry manifest:media-type="application/vnd.oasis.opendocument.formula" manifest:version="1.2" manifest:full-path="Object 727/"/>
  <manifest:file-entry manifest:media-type="text/xml" manifest:full-path="Object 728/content.xml"/>
  <manifest:file-entry manifest:media-type="text/xml" manifest:full-path="Object 728/settings.xml"/>
  <manifest:file-entry manifest:media-type="application/vnd.oasis.opendocument.formula" manifest:version="1.2" manifest:full-path="Object 728/"/>
  <manifest:file-entry manifest:media-type="text/xml" manifest:full-path="Object 729/content.xml"/>
  <manifest:file-entry manifest:media-type="text/xml" manifest:full-path="Object 729/settings.xml"/>
  <manifest:file-entry manifest:media-type="application/vnd.oasis.opendocument.formula" manifest:version="1.2" manifest:full-path="Object 729/"/>
  <manifest:file-entry manifest:media-type="text/xml" manifest:full-path="Object 1292/settings.xml"/>
  <manifest:file-entry manifest:media-type="text/xml" manifest:full-path="Object 1292/content.xml"/>
  <manifest:file-entry manifest:media-type="application/vnd.oasis.opendocument.formula" manifest:version="1.2" manifest:full-path="Object 1292/"/>
  <manifest:file-entry manifest:media-type="text/xml" manifest:full-path="Object 199/settings.xml"/>
  <manifest:file-entry manifest:media-type="text/xml" manifest:full-path="Object 199/content.xml"/>
  <manifest:file-entry manifest:media-type="application/vnd.oasis.opendocument.formula" manifest:version="1.2" manifest:full-path="Object 199/"/>
  <manifest:file-entry manifest:media-type="text/xml" manifest:full-path="Object 898/content.xml"/>
  <manifest:file-entry manifest:media-type="text/xml" manifest:full-path="Object 898/settings.xml"/>
  <manifest:file-entry manifest:media-type="application/vnd.oasis.opendocument.formula" manifest:version="1.2" manifest:full-path="Object 898/"/>
  <manifest:file-entry manifest:media-type="text/xml" manifest:full-path="Object 732/content.xml"/>
  <manifest:file-entry manifest:media-type="text/xml" manifest:full-path="Object 732/settings.xml"/>
  <manifest:file-entry manifest:media-type="application/vnd.oasis.opendocument.formula" manifest:version="1.2" manifest:full-path="Object 732/"/>
  <manifest:file-entry manifest:media-type="text/xml" manifest:full-path="Object 1135/settings.xml"/>
  <manifest:file-entry manifest:media-type="text/xml" manifest:full-path="Object 1135/content.xml"/>
  <manifest:file-entry manifest:media-type="application/vnd.oasis.opendocument.formula" manifest:version="1.2" manifest:full-path="Object 1135/"/>
  <manifest:file-entry manifest:media-type="text/xml" manifest:full-path="Object 470/settings.xml"/>
  <manifest:file-entry manifest:media-type="text/xml" manifest:full-path="Object 470/content.xml"/>
  <manifest:file-entry manifest:media-type="application/vnd.oasis.opendocument.formula" manifest:version="1.2" manifest:full-path="Object 470/"/>
  <manifest:file-entry manifest:media-type="text/xml" manifest:full-path="Object 1132/settings.xml"/>
  <manifest:file-entry manifest:media-type="text/xml" manifest:full-path="Object 1132/content.xml"/>
  <manifest:file-entry manifest:media-type="application/vnd.oasis.opendocument.formula" manifest:version="1.2" manifest:full-path="Object 1132/"/>
  <manifest:file-entry manifest:media-type="text/xml" manifest:full-path="Object 1295/settings.xml"/>
  <manifest:file-entry manifest:media-type="text/xml" manifest:full-path="Object 1295/content.xml"/>
  <manifest:file-entry manifest:media-type="application/vnd.oasis.opendocument.formula" manifest:version="1.2" manifest:full-path="Object 1295/"/>
  <manifest:file-entry manifest:media-type="text/xml" manifest:full-path="Object 735/content.xml"/>
  <manifest:file-entry manifest:media-type="text/xml" manifest:full-path="Object 735/settings.xml"/>
  <manifest:file-entry manifest:media-type="application/vnd.oasis.opendocument.formula" manifest:version="1.2" manifest:full-path="Object 735/"/>
  <manifest:file-entry manifest:media-type="text/xml" manifest:full-path="Object 1293/settings.xml"/>
  <manifest:file-entry manifest:media-type="text/xml" manifest:full-path="Object 1293/content.xml"/>
  <manifest:file-entry manifest:media-type="application/vnd.oasis.opendocument.formula" manifest:version="1.2" manifest:full-path="Object 1293/"/>
  <manifest:file-entry manifest:media-type="text/xml" manifest:full-path="Object 1296/settings.xml"/>
  <manifest:file-entry manifest:media-type="text/xml" manifest:full-path="Object 1296/content.xml"/>
  <manifest:file-entry manifest:media-type="application/vnd.oasis.opendocument.formula" manifest:version="1.2" manifest:full-path="Object 1296/"/>
  <manifest:file-entry manifest:media-type="text/xml" manifest:full-path="Object 1130/content.xml"/>
  <manifest:file-entry manifest:media-type="text/xml" manifest:full-path="Object 1130/settings.xml"/>
  <manifest:file-entry manifest:media-type="application/vnd.oasis.opendocument.formula" manifest:version="1.2" manifest:full-path="Object 1130/"/>
  <manifest:file-entry manifest:media-type="text/xml" manifest:full-path="Object 899/content.xml"/>
  <manifest:file-entry manifest:media-type="text/xml" manifest:full-path="Object 899/settings.xml"/>
  <manifest:file-entry manifest:media-type="application/vnd.oasis.opendocument.formula" manifest:version="1.2" manifest:full-path="Object 899/"/>
  <manifest:file-entry manifest:media-type="text/xml" manifest:full-path="Object 733/settings.xml"/>
  <manifest:file-entry manifest:media-type="text/xml" manifest:full-path="Object 733/content.xml"/>
  <manifest:file-entry manifest:media-type="application/vnd.oasis.opendocument.formula" manifest:version="1.2" manifest:full-path="Object 733/"/>
  <manifest:file-entry manifest:media-type="text/xml" manifest:full-path="Object 1136/content.xml"/>
  <manifest:file-entry manifest:media-type="text/xml" manifest:full-path="Object 1136/settings.xml"/>
  <manifest:file-entry manifest:media-type="application/vnd.oasis.opendocument.formula" manifest:version="1.2" manifest:full-path="Object 1136/"/>
  <manifest:file-entry manifest:media-type="text/xml" manifest:full-path="Object 471/settings.xml"/>
  <manifest:file-entry manifest:media-type="text/xml" manifest:full-path="Object 471/content.xml"/>
  <manifest:file-entry manifest:media-type="application/vnd.oasis.opendocument.formula" manifest:version="1.2" manifest:full-path="Object 471/"/>
  <manifest:file-entry manifest:media-type="text/xml" manifest:full-path="Object 1133/content.xml"/>
  <manifest:file-entry manifest:media-type="text/xml" manifest:full-path="Object 1133/settings.xml"/>
  <manifest:file-entry manifest:media-type="application/vnd.oasis.opendocument.formula" manifest:version="1.2" manifest:full-path="Object 1133/"/>
  <manifest:file-entry manifest:media-type="text/xml" manifest:full-path="Object 736/content.xml"/>
  <manifest:file-entry manifest:media-type="text/xml" manifest:full-path="Object 736/settings.xml"/>
  <manifest:file-entry manifest:media-type="application/vnd.oasis.opendocument.formula" manifest:version="1.2" manifest:full-path="Object 736/"/>
  <manifest:file-entry manifest:media-type="text/xml" manifest:full-path="Object 1131/settings.xml"/>
  <manifest:file-entry manifest:media-type="text/xml" manifest:full-path="Object 1131/content.xml"/>
  <manifest:file-entry manifest:media-type="application/vnd.oasis.opendocument.formula" manifest:version="1.2" manifest:full-path="Object 1131/"/>
  <manifest:file-entry manifest:media-type="text/xml" manifest:full-path="Object 1294/settings.xml"/>
  <manifest:file-entry manifest:media-type="text/xml" manifest:full-path="Object 1294/content.xml"/>
  <manifest:file-entry manifest:media-type="application/vnd.oasis.opendocument.formula" manifest:version="1.2" manifest:full-path="Object 1294/"/>
  <manifest:file-entry manifest:media-type="text/xml" manifest:full-path="Object 734/content.xml"/>
  <manifest:file-entry manifest:media-type="text/xml" manifest:full-path="Object 734/settings.xml"/>
  <manifest:file-entry manifest:media-type="application/vnd.oasis.opendocument.formula" manifest:version="1.2" manifest:full-path="Object 734/"/>
  <manifest:file-entry manifest:media-type="text/xml" manifest:full-path="Object 1134/settings.xml"/>
  <manifest:file-entry manifest:media-type="text/xml" manifest:full-path="Object 1134/content.xml"/>
  <manifest:file-entry manifest:media-type="application/vnd.oasis.opendocument.formula" manifest:version="1.2" manifest:full-path="Object 1134/"/>
  <manifest:file-entry manifest:media-type="text/xml" manifest:full-path="Object 737/settings.xml"/>
  <manifest:file-entry manifest:media-type="text/xml" manifest:full-path="Object 737/content.xml"/>
  <manifest:file-entry manifest:media-type="application/vnd.oasis.opendocument.formula" manifest:version="1.2" manifest:full-path="Object 737/"/>
  <manifest:file-entry manifest:media-type="text/xml" manifest:full-path="Object 738/settings.xml"/>
  <manifest:file-entry manifest:media-type="text/xml" manifest:full-path="Object 738/content.xml"/>
  <manifest:file-entry manifest:media-type="application/vnd.oasis.opendocument.formula" manifest:version="1.2" manifest:full-path="Object 738/"/>
  <manifest:file-entry manifest:media-type="text/xml" manifest:full-path="Object 739/content.xml"/>
  <manifest:file-entry manifest:media-type="text/xml" manifest:full-path="Object 739/settings.xml"/>
  <manifest:file-entry manifest:media-type="application/vnd.oasis.opendocument.formula" manifest:version="1.2" manifest:full-path="Object 739/"/>
  <manifest:file-entry manifest:media-type="text/xml" manifest:full-path="Object 742/settings.xml"/>
  <manifest:file-entry manifest:media-type="text/xml" manifest:full-path="Object 742/content.xml"/>
  <manifest:file-entry manifest:media-type="application/vnd.oasis.opendocument.formula" manifest:version="1.2" manifest:full-path="Object 742/"/>
  <manifest:file-entry manifest:media-type="text/xml" manifest:full-path="Object 1140/content.xml"/>
  <manifest:file-entry manifest:media-type="text/xml" manifest:full-path="Object 1140/settings.xml"/>
  <manifest:file-entry manifest:media-type="application/vnd.oasis.opendocument.formula" manifest:version="1.2" manifest:full-path="Object 1140/"/>
  <manifest:file-entry manifest:media-type="text/xml" manifest:full-path="Object 743/content.xml"/>
  <manifest:file-entry manifest:media-type="text/xml" manifest:full-path="Object 743/settings.xml"/>
  <manifest:file-entry manifest:media-type="application/vnd.oasis.opendocument.formula" manifest:version="1.2" manifest:full-path="Object 743/"/>
  <manifest:file-entry manifest:media-type="text/xml" manifest:full-path="Object 1141/content.xml"/>
  <manifest:file-entry manifest:media-type="text/xml" manifest:full-path="Object 1141/settings.xml"/>
  <manifest:file-entry manifest:media-type="application/vnd.oasis.opendocument.formula" manifest:version="1.2" manifest:full-path="Object 1141/"/>
  <manifest:file-entry manifest:media-type="text/xml" manifest:full-path="Object 744/settings.xml"/>
  <manifest:file-entry manifest:media-type="text/xml" manifest:full-path="Object 744/content.xml"/>
  <manifest:file-entry manifest:media-type="application/vnd.oasis.opendocument.formula" manifest:version="1.2" manifest:full-path="Object 744/"/>
  <manifest:file-entry manifest:media-type="text/xml" manifest:full-path="Object 1143/content.xml"/>
  <manifest:file-entry manifest:media-type="text/xml" manifest:full-path="Object 1143/settings.xml"/>
  <manifest:file-entry manifest:media-type="application/vnd.oasis.opendocument.formula" manifest:version="1.2" manifest:full-path="Object 1143/"/>
  <manifest:file-entry manifest:media-type="text/xml" manifest:full-path="Object 746/settings.xml"/>
  <manifest:file-entry manifest:media-type="text/xml" manifest:full-path="Object 746/content.xml"/>
  <manifest:file-entry manifest:media-type="application/vnd.oasis.opendocument.formula" manifest:version="1.2" manifest:full-path="Object 746/"/>
  <manifest:file-entry manifest:media-type="text/xml" manifest:full-path="Object 1144/content.xml"/>
  <manifest:file-entry manifest:media-type="text/xml" manifest:full-path="Object 1144/settings.xml"/>
  <manifest:file-entry manifest:media-type="application/vnd.oasis.opendocument.formula" manifest:version="1.2" manifest:full-path="Object 1144/"/>
  <manifest:file-entry manifest:media-type="text/xml" manifest:full-path="Object 747/settings.xml"/>
  <manifest:file-entry manifest:media-type="text/xml" manifest:full-path="Object 747/content.xml"/>
  <manifest:file-entry manifest:media-type="application/vnd.oasis.opendocument.formula" manifest:version="1.2" manifest:full-path="Object 747/"/>
  <manifest:file-entry manifest:media-type="text/xml" manifest:full-path="Object 1150/content.xml"/>
  <manifest:file-entry manifest:media-type="text/xml" manifest:full-path="Object 1150/settings.xml"/>
  <manifest:file-entry manifest:media-type="application/vnd.oasis.opendocument.formula" manifest:version="1.2" manifest:full-path="Object 1150/"/>
  <manifest:file-entry manifest:media-type="text/xml" manifest:full-path="Object 753/content.xml"/>
  <manifest:file-entry manifest:media-type="text/xml" manifest:full-path="Object 753/settings.xml"/>
  <manifest:file-entry manifest:media-type="application/vnd.oasis.opendocument.formula" manifest:version="1.2" manifest:full-path="Object 753/"/>
  <manifest:file-entry manifest:media-type="text/xml" manifest:full-path="Object 1151/content.xml"/>
  <manifest:file-entry manifest:media-type="text/xml" manifest:full-path="Object 1151/settings.xml"/>
  <manifest:file-entry manifest:media-type="application/vnd.oasis.opendocument.formula" manifest:version="1.2" manifest:full-path="Object 1151/"/>
  <manifest:file-entry manifest:media-type="text/xml" manifest:full-path="Object 754/settings.xml"/>
  <manifest:file-entry manifest:media-type="text/xml" manifest:full-path="Object 754/content.xml"/>
  <manifest:file-entry manifest:media-type="application/vnd.oasis.opendocument.formula" manifest:version="1.2" manifest:full-path="Object 754/"/>
  <manifest:file-entry manifest:media-type="text/xml" manifest:full-path="Object 1152/settings.xml"/>
  <manifest:file-entry manifest:media-type="text/xml" manifest:full-path="Object 1152/content.xml"/>
  <manifest:file-entry manifest:media-type="application/vnd.oasis.opendocument.formula" manifest:version="1.2" manifest:full-path="Object 1152/"/>
  <manifest:file-entry manifest:media-type="text/xml" manifest:full-path="Object 755/content.xml"/>
  <manifest:file-entry manifest:media-type="text/xml" manifest:full-path="Object 755/settings.xml"/>
  <manifest:file-entry manifest:media-type="application/vnd.oasis.opendocument.formula" manifest:version="1.2" manifest:full-path="Object 755/"/>
  <manifest:file-entry manifest:media-type="text/xml" manifest:full-path="Object 1153/content.xml"/>
  <manifest:file-entry manifest:media-type="text/xml" manifest:full-path="Object 1153/settings.xml"/>
  <manifest:file-entry manifest:media-type="application/vnd.oasis.opendocument.formula" manifest:version="1.2" manifest:full-path="Object 1153/"/>
  <manifest:file-entry manifest:media-type="text/xml" manifest:full-path="Object 756/settings.xml"/>
  <manifest:file-entry manifest:media-type="text/xml" manifest:full-path="Object 756/content.xml"/>
  <manifest:file-entry manifest:media-type="application/vnd.oasis.opendocument.formula" manifest:version="1.2" manifest:full-path="Object 756/"/>
  <manifest:file-entry manifest:media-type="text/xml" manifest:full-path="Object 1154/content.xml"/>
  <manifest:file-entry manifest:media-type="text/xml" manifest:full-path="Object 1154/settings.xml"/>
  <manifest:file-entry manifest:media-type="application/vnd.oasis.opendocument.formula" manifest:version="1.2" manifest:full-path="Object 1154/"/>
  <manifest:file-entry manifest:media-type="text/xml" manifest:full-path="Object 757/content.xml"/>
  <manifest:file-entry manifest:media-type="text/xml" manifest:full-path="Object 757/settings.xml"/>
  <manifest:file-entry manifest:media-type="application/vnd.oasis.opendocument.formula" manifest:version="1.2" manifest:full-path="Object 757/"/>
  <manifest:file-entry manifest:media-type="text/xml" manifest:full-path="Object 752/content.xml"/>
  <manifest:file-entry manifest:media-type="text/xml" manifest:full-path="Object 752/settings.xml"/>
  <manifest:file-entry manifest:media-type="application/vnd.oasis.opendocument.formula" manifest:version="1.2" manifest:full-path="Object 752/"/>
  <manifest:file-entry manifest:media-type="text/xml" manifest:full-path="Object 809/settings.xml"/>
  <manifest:file-entry manifest:media-type="text/xml" manifest:full-path="Object 809/content.xml"/>
  <manifest:file-entry manifest:media-type="application/vnd.oasis.opendocument.formula" manifest:version="1.2" manifest:full-path="Object 809/"/>
  <manifest:file-entry manifest:media-type="text/xml" manifest:full-path="Object 762/content.xml"/>
  <manifest:file-entry manifest:media-type="text/xml" manifest:full-path="Object 762/settings.xml"/>
  <manifest:file-entry manifest:media-type="application/vnd.oasis.opendocument.formula" manifest:version="1.2" manifest:full-path="Object 762/"/>
  <manifest:file-entry manifest:media-type="text/xml" manifest:full-path="Object 819/settings.xml"/>
  <manifest:file-entry manifest:media-type="text/xml" manifest:full-path="Object 819/content.xml"/>
  <manifest:file-entry manifest:media-type="application/vnd.oasis.opendocument.formula" manifest:version="1.2" manifest:full-path="Object 819/"/>
  <manifest:file-entry manifest:media-type="text/xml" manifest:full-path="Object 772/settings.xml"/>
  <manifest:file-entry manifest:media-type="text/xml" manifest:full-path="Object 772/content.xml"/>
  <manifest:file-entry manifest:media-type="application/vnd.oasis.opendocument.formula" manifest:version="1.2" manifest:full-path="Object 772/"/>
  <manifest:file-entry manifest:media-type="text/xml" manifest:full-path="Object 829/content.xml"/>
  <manifest:file-entry manifest:media-type="text/xml" manifest:full-path="Object 829/settings.xml"/>
  <manifest:file-entry manifest:media-type="application/vnd.oasis.opendocument.formula" manifest:version="1.2" manifest:full-path="Object 829/"/>
  <manifest:file-entry manifest:media-type="text/xml" manifest:full-path="Object 782/content.xml"/>
  <manifest:file-entry manifest:media-type="text/xml" manifest:full-path="Object 782/settings.xml"/>
  <manifest:file-entry manifest:media-type="application/vnd.oasis.opendocument.formula" manifest:version="1.2" manifest:full-path="Object 782/"/>
  <manifest:file-entry manifest:media-type="text/xml" manifest:full-path="Object 839/content.xml"/>
  <manifest:file-entry manifest:media-type="text/xml" manifest:full-path="Object 839/settings.xml"/>
  <manifest:file-entry manifest:media-type="application/vnd.oasis.opendocument.formula" manifest:version="1.2" manifest:full-path="Object 839/"/>
  <manifest:file-entry manifest:media-type="text/xml" manifest:full-path="Object 1195/content.xml"/>
  <manifest:file-entry manifest:media-type="text/xml" manifest:full-path="Object 1195/settings.xml"/>
  <manifest:file-entry manifest:media-type="application/vnd.oasis.opendocument.formula" manifest:version="1.2" manifest:full-path="Object 1195/"/>
  <manifest:file-entry manifest:media-type="text/xml" manifest:full-path="Object 1198/settings.xml"/>
  <manifest:file-entry manifest:media-type="text/xml" manifest:full-path="Object 1198/content.xml"/>
  <manifest:file-entry manifest:media-type="application/vnd.oasis.opendocument.formula" manifest:version="1.2" manifest:full-path="Object 1198/"/>
  <manifest:file-entry manifest:media-type="text/xml" manifest:full-path="Object 1032/content.xml"/>
  <manifest:file-entry manifest:media-type="text/xml" manifest:full-path="Object 1032/settings.xml"/>
  <manifest:file-entry manifest:media-type="application/vnd.oasis.opendocument.formula" manifest:version="1.2" manifest:full-path="Object 1032/"/>
  <manifest:file-entry manifest:media-type="text/xml" manifest:full-path="Object 635/content.xml"/>
  <manifest:file-entry manifest:media-type="text/xml" manifest:full-path="Object 635/settings.xml"/>
  <manifest:file-entry manifest:media-type="application/vnd.oasis.opendocument.formula" manifest:version="1.2" manifest:full-path="Object 635/"/>
  <manifest:file-entry manifest:media-type="text/xml" manifest:full-path="Object 849/settings.xml"/>
  <manifest:file-entry manifest:media-type="text/xml" manifest:full-path="Object 849/content.xml"/>
  <manifest:file-entry manifest:media-type="application/vnd.oasis.opendocument.formula" manifest:version="1.2" manifest:full-path="Object 849/"/>
  <manifest:file-entry manifest:media-type="text/xml" manifest:full-path="Object 1042/settings.xml"/>
  <manifest:file-entry manifest:media-type="text/xml" manifest:full-path="Object 1042/content.xml"/>
  <manifest:file-entry manifest:media-type="application/vnd.oasis.opendocument.formula" manifest:version="1.2" manifest:full-path="Object 1042/"/>
  <manifest:file-entry manifest:media-type="text/xml" manifest:full-path="Object 645/content.xml"/>
  <manifest:file-entry manifest:media-type="text/xml" manifest:full-path="Object 645/settings.xml"/>
  <manifest:file-entry manifest:media-type="application/vnd.oasis.opendocument.formula" manifest:version="1.2" manifest:full-path="Object 645/"/>
  <manifest:file-entry manifest:media-type="text/xml" manifest:full-path="Object 859/settings.xml"/>
  <manifest:file-entry manifest:media-type="text/xml" manifest:full-path="Object 859/content.xml"/>
  <manifest:file-entry manifest:media-type="application/vnd.oasis.opendocument.formula" manifest:version="1.2" manifest:full-path="Object 859/"/>
  <manifest:file-entry manifest:media-type="text/xml" manifest:full-path="Object 909/settings.xml"/>
  <manifest:file-entry manifest:media-type="text/xml" manifest:full-path="Object 909/content.xml"/>
  <manifest:file-entry manifest:media-type="application/vnd.oasis.opendocument.formula" manifest:version="1.2" manifest:full-path="Object 909/"/>
  <manifest:file-entry manifest:media-type="text/xml" manifest:full-path="Object 1214/settings.xml"/>
  <manifest:file-entry manifest:media-type="text/xml" manifest:full-path="Object 1214/content.xml"/>
  <manifest:file-entry manifest:media-type="application/vnd.oasis.opendocument.formula" manifest:version="1.2" manifest:full-path="Object 1214/"/>
  <manifest:file-entry manifest:media-type="text/xml" manifest:full-path="Object 1224/settings.xml"/>
  <manifest:file-entry manifest:media-type="text/xml" manifest:full-path="Object 1224/content.xml"/>
  <manifest:file-entry manifest:media-type="application/vnd.oasis.opendocument.formula" manifest:version="1.2" manifest:full-path="Object 1224/"/>
  <manifest:file-entry manifest:media-type="text/xml" manifest:full-path="Object 919/content.xml"/>
  <manifest:file-entry manifest:media-type="text/xml" manifest:full-path="Object 919/settings.xml"/>
  <manifest:file-entry manifest:media-type="application/vnd.oasis.opendocument.formula" manifest:version="1.2" manifest:full-path="Object 919/"/>
  <manifest:file-entry manifest:media-type="text/xml" manifest:full-path="Object 458/content.xml"/>
  <manifest:file-entry manifest:media-type="text/xml" manifest:full-path="Object 458/settings.xml"/>
  <manifest:file-entry manifest:media-type="application/vnd.oasis.opendocument.formula" manifest:version="1.2" manifest:full-path="Object 458/"/>
  <manifest:file-entry manifest:media-type="text/xml" manifest:full-path="Object 1234/settings.xml"/>
  <manifest:file-entry manifest:media-type="text/xml" manifest:full-path="Object 1234/content.xml"/>
  <manifest:file-entry manifest:media-type="application/vnd.oasis.opendocument.formula" manifest:version="1.2" manifest:full-path="Object 1234/"/>
  <manifest:file-entry manifest:media-type="text/xml" manifest:full-path="Object 929/settings.xml"/>
  <manifest:file-entry manifest:media-type="text/xml" manifest:full-path="Object 929/content.xml"/>
  <manifest:file-entry manifest:media-type="application/vnd.oasis.opendocument.formula" manifest:version="1.2" manifest:full-path="Object 929/"/>
  <manifest:file-entry manifest:media-type="text/xml" manifest:full-path="Object 459/settings.xml"/>
  <manifest:file-entry manifest:media-type="text/xml" manifest:full-path="Object 459/content.xml"/>
  <manifest:file-entry manifest:media-type="application/vnd.oasis.opendocument.formula" manifest:version="1.2" manifest:full-path="Object 459/"/>
  <manifest:file-entry manifest:media-type="text/xml" manifest:full-path="Object 627/settings.xml"/>
  <manifest:file-entry manifest:media-type="text/xml" manifest:full-path="Object 627/content.xml"/>
  <manifest:file-entry manifest:media-type="application/vnd.oasis.opendocument.formula" manifest:version="1.2" manifest:full-path="Object 627/"/>
  <manifest:file-entry manifest:media-type="text/xml" manifest:full-path="Object 1024/settings.xml"/>
  <manifest:file-entry manifest:media-type="text/xml" manifest:full-path="Object 1024/content.xml"/>
  <manifest:file-entry manifest:media-type="application/vnd.oasis.opendocument.formula" manifest:version="1.2" manifest:full-path="Object 1024/"/>
  <manifest:file-entry manifest:media-type="text/xml" manifest:full-path="Object 1244/settings.xml"/>
  <manifest:file-entry manifest:media-type="text/xml" manifest:full-path="Object 1244/content.xml"/>
  <manifest:file-entry manifest:media-type="application/vnd.oasis.opendocument.formula" manifest:version="1.2" manifest:full-path="Object 1244/"/>
  <manifest:file-entry manifest:media-type="text/xml" manifest:full-path="Object 939/settings.xml"/>
  <manifest:file-entry manifest:media-type="text/xml" manifest:full-path="Object 939/content.xml"/>
  <manifest:file-entry manifest:media-type="application/vnd.oasis.opendocument.formula" manifest:version="1.2" manifest:full-path="Object 939/"/>
  <manifest:file-entry manifest:media-type="text/xml" manifest:full-path="Object 638/settings.xml"/>
  <manifest:file-entry manifest:media-type="text/xml" manifest:full-path="Object 638/content.xml"/>
  <manifest:file-entry manifest:media-type="application/vnd.oasis.opendocument.formula" manifest:version="1.2" manifest:full-path="Object 638/"/>
  <manifest:file-entry manifest:media-type="text/xml" manifest:full-path="Object 582/settings.xml"/>
  <manifest:file-entry manifest:media-type="text/xml" manifest:full-path="Object 582/content.xml"/>
  <manifest:file-entry manifest:media-type="application/vnd.oasis.opendocument.formula" manifest:version="1.2" manifest:full-path="Object 582/"/>
  <manifest:file-entry manifest:media-type="text/xml" manifest:full-path="Object 1247/settings.xml"/>
  <manifest:file-entry manifest:media-type="text/xml" manifest:full-path="Object 1247/content.xml"/>
  <manifest:file-entry manifest:media-type="application/vnd.oasis.opendocument.formula" manifest:version="1.2" manifest:full-path="Object 1247/"/>
  <manifest:file-entry manifest:media-type="text/xml" manifest:full-path="Object 639/settings.xml"/>
  <manifest:file-entry manifest:media-type="text/xml" manifest:full-path="Object 639/content.xml"/>
  <manifest:file-entry manifest:media-type="application/vnd.oasis.opendocument.formula" manifest:version="1.2" manifest:full-path="Object 639/"/>
  <manifest:file-entry manifest:media-type="text/xml" manifest:full-path="Object 1254/settings.xml"/>
  <manifest:file-entry manifest:media-type="text/xml" manifest:full-path="Object 1254/content.xml"/>
  <manifest:file-entry manifest:media-type="application/vnd.oasis.opendocument.formula" manifest:version="1.2" manifest:full-path="Object 1254/"/>
  <manifest:file-entry manifest:media-type="text/xml" manifest:full-path="Object 949/settings.xml"/>
  <manifest:file-entry manifest:media-type="text/xml" manifest:full-path="Object 949/content.xml"/>
  <manifest:file-entry manifest:media-type="application/vnd.oasis.opendocument.formula" manifest:version="1.2" manifest:full-path="Object 949/"/>
  <manifest:file-entry manifest:media-type="text/xml" manifest:full-path="Object 592/settings.xml"/>
  <manifest:file-entry manifest:media-type="text/xml" manifest:full-path="Object 592/content.xml"/>
  <manifest:file-entry manifest:media-type="application/vnd.oasis.opendocument.formula" manifest:version="1.2" manifest:full-path="Object 592/"/>
  <manifest:file-entry manifest:media-type="text/xml" manifest:full-path="Object 1257/settings.xml"/>
  <manifest:file-entry manifest:media-type="text/xml" manifest:full-path="Object 1257/content.xml"/>
  <manifest:file-entry manifest:media-type="application/vnd.oasis.opendocument.formula" manifest:version="1.2" manifest:full-path="Object 1257/"/>
  <manifest:file-entry manifest:media-type="text/xml" manifest:full-path="Object 1050/settings.xml"/>
  <manifest:file-entry manifest:media-type="text/xml" manifest:full-path="Object 1050/content.xml"/>
  <manifest:file-entry manifest:media-type="application/vnd.oasis.opendocument.formula" manifest:version="1.2" manifest:full-path="Object 1050/"/>
  <manifest:file-entry manifest:media-type="text/xml" manifest:full-path="Object 1142/settings.xml"/>
  <manifest:file-entry manifest:media-type="text/xml" manifest:full-path="Object 1142/content.xml"/>
  <manifest:file-entry manifest:media-type="application/vnd.oasis.opendocument.formula" manifest:version="1.2" manifest:full-path="Object 1142/"/>
  <manifest:file-entry manifest:media-type="text/xml" manifest:full-path="Object 745/content.xml"/>
  <manifest:file-entry manifest:media-type="text/xml" manifest:full-path="Object 745/settings.xml"/>
  <manifest:file-entry manifest:media-type="application/vnd.oasis.opendocument.formula" manifest:version="1.2" manifest:full-path="Object 745/"/>
  <manifest:file-entry manifest:media-type="text/xml" manifest:full-path="Object 959/settings.xml"/>
  <manifest:file-entry manifest:media-type="text/xml" manifest:full-path="Object 959/content.xml"/>
  <manifest:file-entry manifest:media-type="application/vnd.oasis.opendocument.formula" manifest:version="1.2" manifest:full-path="Object 959/"/>
  <manifest:file-entry manifest:media-type="text/xml" manifest:full-path="Object 1051/settings.xml"/>
  <manifest:file-entry manifest:media-type="text/xml" manifest:full-path="Object 1051/content.xml"/>
  <manifest:file-entry manifest:media-type="application/vnd.oasis.opendocument.formula" manifest:version="1.2" manifest:full-path="Object 1051/"/>
  <manifest:file-entry manifest:media-type="text/xml" manifest:full-path="Object 1060/settings.xml"/>
  <manifest:file-entry manifest:media-type="text/xml" manifest:full-path="Object 1060/content.xml"/>
  <manifest:file-entry manifest:media-type="application/vnd.oasis.opendocument.formula" manifest:version="1.2" manifest:full-path="Object 1060/"/>
  <manifest:file-entry manifest:media-type="text/xml" manifest:full-path="Object 1061/settings.xml"/>
  <manifest:file-entry manifest:media-type="text/xml" manifest:full-path="Object 1061/content.xml"/>
  <manifest:file-entry manifest:media-type="application/vnd.oasis.opendocument.formula" manifest:version="1.2" manifest:full-path="Object 1061/"/>
  <manifest:file-entry manifest:media-type="text/xml" manifest:full-path="Object 1070/settings.xml"/>
  <manifest:file-entry manifest:media-type="text/xml" manifest:full-path="Object 1070/content.xml"/>
  <manifest:file-entry manifest:media-type="application/vnd.oasis.opendocument.formula" manifest:version="1.2" manifest:full-path="Object 1070/"/>
  <manifest:file-entry manifest:media-type="text/xml" manifest:full-path="Object 1071/settings.xml"/>
  <manifest:file-entry manifest:media-type="text/xml" manifest:full-path="Object 1071/content.xml"/>
  <manifest:file-entry manifest:media-type="application/vnd.oasis.opendocument.formula" manifest:version="1.2" manifest:full-path="Object 1071/"/>
  <manifest:file-entry manifest:media-type="text/xml" manifest:full-path="Object 1080/settings.xml"/>
  <manifest:file-entry manifest:media-type="text/xml" manifest:full-path="Object 1080/content.xml"/>
  <manifest:file-entry manifest:media-type="application/vnd.oasis.opendocument.formula" manifest:version="1.2" manifest:full-path="Object 1080/"/>
  <manifest:file-entry manifest:media-type="text/xml" manifest:full-path="Object 1081/settings.xml"/>
  <manifest:file-entry manifest:media-type="text/xml" manifest:full-path="Object 1081/content.xml"/>
  <manifest:file-entry manifest:media-type="application/vnd.oasis.opendocument.formula" manifest:version="1.2" manifest:full-path="Object 1081/"/>
  <manifest:file-entry manifest:media-type="text/xml" manifest:full-path="Object 482/settings.xml"/>
  <manifest:file-entry manifest:media-type="text/xml" manifest:full-path="Object 482/content.xml"/>
  <manifest:file-entry manifest:media-type="application/vnd.oasis.opendocument.formula" manifest:version="1.2" manifest:full-path="Object 482/"/>
  <manifest:file-entry manifest:media-type="text/xml" manifest:full-path="Object 1147/content.xml"/>
  <manifest:file-entry manifest:media-type="text/xml" manifest:full-path="Object 1147/settings.xml"/>
  <manifest:file-entry manifest:media-type="application/vnd.oasis.opendocument.formula" manifest:version="1.2" manifest:full-path="Object 1147/"/>
  <manifest:file-entry manifest:media-type="text/xml" manifest:full-path="Object 1090/settings.xml"/>
  <manifest:file-entry manifest:media-type="text/xml" manifest:full-path="Object 1090/content.xml"/>
  <manifest:file-entry manifest:media-type="application/vnd.oasis.opendocument.formula" manifest:version="1.2" manifest:full-path="Object 1090/"/>
  <manifest:file-entry manifest:media-type="text/xml" manifest:full-path="Object 1091/settings.xml"/>
  <manifest:file-entry manifest:media-type="text/xml" manifest:full-path="Object 1091/content.xml"/>
  <manifest:file-entry manifest:media-type="application/vnd.oasis.opendocument.formula" manifest:version="1.2" manifest:full-path="Object 1091/"/>
  <manifest:file-entry manifest:media-type="text/xml" manifest:full-path="Object 1052/settings.xml"/>
  <manifest:file-entry manifest:media-type="text/xml" manifest:full-path="Object 1052/content.xml"/>
  <manifest:file-entry manifest:media-type="application/vnd.oasis.opendocument.formula" manifest:version="1.2" manifest:full-path="Object 1052/"/>
  <manifest:file-entry manifest:media-type="text/xml" manifest:full-path="Object 1053/settings.xml"/>
  <manifest:file-entry manifest:media-type="text/xml" manifest:full-path="Object 1053/content.xml"/>
  <manifest:file-entry manifest:media-type="application/vnd.oasis.opendocument.formula" manifest:version="1.2" manifest:full-path="Object 1053/"/>
  <manifest:file-entry manifest:media-type="text/xml" manifest:full-path="Object 539/content.xml"/>
  <manifest:file-entry manifest:media-type="text/xml" manifest:full-path="Object 539/settings.xml"/>
  <manifest:file-entry manifest:media-type="application/vnd.oasis.opendocument.formula" manifest:version="1.2" manifest:full-path="Object 539/"/>
  <manifest:file-entry manifest:media-type="text/xml" manifest:full-path="Object 1054/settings.xml"/>
  <manifest:file-entry manifest:media-type="text/xml" manifest:full-path="Object 1054/content.xml"/>
  <manifest:file-entry manifest:media-type="application/vnd.oasis.opendocument.formula" manifest:version="1.2" manifest:full-path="Object 1054/"/>
  <manifest:file-entry manifest:media-type="text/xml" manifest:full-path="Object 1062/settings.xml"/>
  <manifest:file-entry manifest:media-type="text/xml" manifest:full-path="Object 1062/content.xml"/>
  <manifest:file-entry manifest:media-type="application/vnd.oasis.opendocument.formula" manifest:version="1.2" manifest:full-path="Object 1062/"/>
  <manifest:file-entry manifest:media-type="text/xml" manifest:full-path="Object 1063/settings.xml"/>
  <manifest:file-entry manifest:media-type="text/xml" manifest:full-path="Object 1063/content.xml"/>
  <manifest:file-entry manifest:media-type="application/vnd.oasis.opendocument.formula" manifest:version="1.2" manifest:full-path="Object 1063/"/>
  <manifest:file-entry manifest:media-type="text/xml" manifest:full-path="Object 549/settings.xml"/>
  <manifest:file-entry manifest:media-type="text/xml" manifest:full-path="Object 549/content.xml"/>
  <manifest:file-entry manifest:media-type="application/vnd.oasis.opendocument.formula" manifest:version="1.2" manifest:full-path="Object 549/"/>
  <manifest:file-entry manifest:media-type="text/xml" manifest:full-path="Object 1064/settings.xml"/>
  <manifest:file-entry manifest:media-type="text/xml" manifest:full-path="Object 1064/content.xml"/>
  <manifest:file-entry manifest:media-type="application/vnd.oasis.opendocument.formula" manifest:version="1.2" manifest:full-path="Object 1064/"/>
  <manifest:file-entry manifest:media-type="text/xml" manifest:full-path="Object 1065/settings.xml"/>
  <manifest:file-entry manifest:media-type="text/xml" manifest:full-path="Object 1065/content.xml"/>
  <manifest:file-entry manifest:media-type="application/vnd.oasis.opendocument.formula" manifest:version="1.2" manifest:full-path="Object 1065/"/>
  <manifest:file-entry manifest:media-type="text/xml" manifest:full-path="Object 1072/settings.xml"/>
  <manifest:file-entry manifest:media-type="text/xml" manifest:full-path="Object 1072/content.xml"/>
  <manifest:file-entry manifest:media-type="application/vnd.oasis.opendocument.formula" manifest:version="1.2" manifest:full-path="Object 1072/"/>
  <manifest:file-entry manifest:media-type="text/xml" manifest:full-path="Object 1073/settings.xml"/>
  <manifest:file-entry manifest:media-type="text/xml" manifest:full-path="Object 1073/content.xml"/>
  <manifest:file-entry manifest:media-type="application/vnd.oasis.opendocument.formula" manifest:version="1.2" manifest:full-path="Object 1073/"/>
  <manifest:file-entry manifest:media-type="text/xml" manifest:full-path="Object 559/settings.xml"/>
  <manifest:file-entry manifest:media-type="text/xml" manifest:full-path="Object 559/content.xml"/>
  <manifest:file-entry manifest:media-type="application/vnd.oasis.opendocument.formula" manifest:version="1.2" manifest:full-path="Object 559/"/>
  <manifest:file-entry manifest:media-type="text/xml" manifest:full-path="Object 1074/settings.xml"/>
  <manifest:file-entry manifest:media-type="text/xml" manifest:full-path="Object 1074/content.xml"/>
  <manifest:file-entry manifest:media-type="application/vnd.oasis.opendocument.formula" manifest:version="1.2" manifest:full-path="Object 1074/"/>
  <manifest:file-entry manifest:media-type="text/xml" manifest:full-path="Object 1075/content.xml"/>
  <manifest:file-entry manifest:media-type="text/xml" manifest:full-path="Object 1075/settings.xml"/>
  <manifest:file-entry manifest:media-type="application/vnd.oasis.opendocument.formula" manifest:version="1.2" manifest:full-path="Object 1075/"/>
  <manifest:file-entry manifest:media-type="text/xml" manifest:full-path="Object 1082/content.xml"/>
  <manifest:file-entry manifest:media-type="text/xml" manifest:full-path="Object 1082/settings.xml"/>
  <manifest:file-entry manifest:media-type="application/vnd.oasis.opendocument.formula" manifest:version="1.2" manifest:full-path="Object 1082/"/>
  <manifest:file-entry manifest:media-type="text/xml" manifest:full-path="Object 1200/settings.xml"/>
  <manifest:file-entry manifest:media-type="text/xml" manifest:full-path="Object 1200/content.xml"/>
  <manifest:file-entry manifest:media-type="application/vnd.oasis.opendocument.formula" manifest:version="1.2" manifest:full-path="Object 1200/"/>
  <manifest:file-entry manifest:media-type="text/xml" manifest:full-path="Object 1201/settings.xml"/>
  <manifest:file-entry manifest:media-type="text/xml" manifest:full-path="Object 1201/content.xml"/>
  <manifest:file-entry manifest:media-type="application/vnd.oasis.opendocument.formula" manifest:version="1.2" manifest:full-path="Object 1201/"/>
  <manifest:file-entry manifest:media-type="text/xml" manifest:full-path="Object 1202/settings.xml"/>
  <manifest:file-entry manifest:media-type="text/xml" manifest:full-path="Object 1202/content.xml"/>
  <manifest:file-entry manifest:media-type="application/vnd.oasis.opendocument.formula" manifest:version="1.2" manifest:full-path="Object 1202/"/>
  <manifest:file-entry manifest:media-type="text/xml" manifest:full-path="Object 648/content.xml"/>
  <manifest:file-entry manifest:media-type="text/xml" manifest:full-path="Object 648/settings.xml"/>
  <manifest:file-entry manifest:media-type="application/vnd.oasis.opendocument.formula" manifest:version="1.2" manifest:full-path="Object 648/"/>
  <manifest:file-entry manifest:media-type="text/xml" manifest:full-path="Object 1210/content.xml"/>
  <manifest:file-entry manifest:media-type="text/xml" manifest:full-path="Object 1210/settings.xml"/>
  <manifest:file-entry manifest:media-type="application/vnd.oasis.opendocument.formula" manifest:version="1.2" manifest:full-path="Object 1210/"/>
  <manifest:file-entry manifest:media-type="text/xml" manifest:full-path="Object 649/settings.xml"/>
  <manifest:file-entry manifest:media-type="text/xml" manifest:full-path="Object 649/content.xml"/>
  <manifest:file-entry manifest:media-type="application/vnd.oasis.opendocument.formula" manifest:version="1.2" manifest:full-path="Object 649/"/>
  <manifest:file-entry manifest:media-type="text/xml" manifest:full-path="Object 1211/settings.xml"/>
  <manifest:file-entry manifest:media-type="text/xml" manifest:full-path="Object 1211/content.xml"/>
  <manifest:file-entry manifest:media-type="application/vnd.oasis.opendocument.formula" manifest:version="1.2" manifest:full-path="Object 1211/"/>
  <manifest:file-entry manifest:media-type="text/xml" manifest:full-path="Object 1212/content.xml"/>
  <manifest:file-entry manifest:media-type="text/xml" manifest:full-path="Object 1212/settings.xml"/>
  <manifest:file-entry manifest:media-type="application/vnd.oasis.opendocument.formula" manifest:version="1.2" manifest:full-path="Object 1212/"/>
  <manifest:file-entry manifest:media-type="text/xml" manifest:full-path="Object 1213/settings.xml"/>
  <manifest:file-entry manifest:media-type="text/xml" manifest:full-path="Object 1213/content.xml"/>
  <manifest:file-entry manifest:media-type="application/vnd.oasis.opendocument.formula" manifest:version="1.2" manifest:full-path="Object 1213/"/>
  <manifest:file-entry manifest:media-type="text/xml" manifest:full-path="Object 1220/settings.xml"/>
  <manifest:file-entry manifest:media-type="text/xml" manifest:full-path="Object 1220/content.xml"/>
  <manifest:file-entry manifest:media-type="application/vnd.oasis.opendocument.formula" manifest:version="1.2" manifest:full-path="Object 1220/"/>
  <manifest:file-entry manifest:media-type="text/xml" manifest:full-path="Object 1221/settings.xml"/>
  <manifest:file-entry manifest:media-type="text/xml" manifest:full-path="Object 1221/content.xml"/>
  <manifest:file-entry manifest:media-type="application/vnd.oasis.opendocument.formula" manifest:version="1.2" manifest:full-path="Object 1221/"/>
  <manifest:file-entry manifest:media-type="text/xml" manifest:full-path="Object 1222/settings.xml"/>
  <manifest:file-entry manifest:media-type="text/xml" manifest:full-path="Object 1222/content.xml"/>
  <manifest:file-entry manifest:media-type="application/vnd.oasis.opendocument.formula" manifest:version="1.2" manifest:full-path="Object 1222/"/>
  <manifest:file-entry manifest:media-type="text/xml" manifest:full-path="Object 1223/settings.xml"/>
  <manifest:file-entry manifest:media-type="text/xml" manifest:full-path="Object 1223/content.xml"/>
  <manifest:file-entry manifest:media-type="application/vnd.oasis.opendocument.formula" manifest:version="1.2" manifest:full-path="Object 1223/"/>
  <manifest:file-entry manifest:media-type="text/xml" manifest:full-path="Object 1230/settings.xml"/>
  <manifest:file-entry manifest:media-type="text/xml" manifest:full-path="Object 1230/content.xml"/>
  <manifest:file-entry manifest:media-type="application/vnd.oasis.opendocument.formula" manifest:version="1.2" manifest:full-path="Object 1230/"/>
  <manifest:file-entry manifest:media-type="text/xml" manifest:full-path="Object 1231/settings.xml"/>
  <manifest:file-entry manifest:media-type="text/xml" manifest:full-path="Object 1231/content.xml"/>
  <manifest:file-entry manifest:media-type="application/vnd.oasis.opendocument.formula" manifest:version="1.2" manifest:full-path="Object 1231/"/>
  <manifest:file-entry manifest:media-type="text/xml" manifest:full-path="Object 456/content.xml"/>
  <manifest:file-entry manifest:media-type="text/xml" manifest:full-path="Object 456/settings.xml"/>
  <manifest:file-entry manifest:media-type="application/vnd.oasis.opendocument.formula" manifest:version="1.2" manifest:full-path="Object 456/"/>
  <manifest:file-entry manifest:media-type="text/xml" manifest:full-path="Object 1232/settings.xml"/>
  <manifest:file-entry manifest:media-type="text/xml" manifest:full-path="Object 1232/content.xml"/>
  <manifest:file-entry manifest:media-type="application/vnd.oasis.opendocument.formula" manifest:version="1.2" manifest:full-path="Object 1232/"/>
  <manifest:file-entry manifest:media-type="text/xml" manifest:full-path="Object 457/content.xml"/>
  <manifest:file-entry manifest:media-type="text/xml" manifest:full-path="Object 457/settings.xml"/>
  <manifest:file-entry manifest:media-type="application/vnd.oasis.opendocument.formula" manifest:version="1.2" manifest:full-path="Object 457/"/>
  <manifest:file-entry manifest:media-type="text/xml" manifest:full-path="Object 1233/settings.xml"/>
  <manifest:file-entry manifest:media-type="text/xml" manifest:full-path="Object 1233/content.xml"/>
  <manifest:file-entry manifest:media-type="application/vnd.oasis.opendocument.formula" manifest:version="1.2" manifest:full-path="Object 1233/"/>
  <manifest:file-entry manifest:media-type="text/xml" manifest:full-path="Object 1241/settings.xml"/>
  <manifest:file-entry manifest:media-type="text/xml" manifest:full-path="Object 1241/content.xml"/>
  <manifest:file-entry manifest:media-type="application/vnd.oasis.opendocument.formula" manifest:version="1.2" manifest:full-path="Object 1241/"/>
  <manifest:file-entry manifest:media-type="text/xml" manifest:full-path="Object 1242/content.xml"/>
  <manifest:file-entry manifest:media-type="text/xml" manifest:full-path="Object 1242/settings.xml"/>
  <manifest:file-entry manifest:media-type="application/vnd.oasis.opendocument.formula" manifest:version="1.2" manifest:full-path="Object 1242/"/>
  <manifest:file-entry manifest:media-type="text/xml" manifest:full-path="Object 1243/settings.xml"/>
  <manifest:file-entry manifest:media-type="text/xml" manifest:full-path="Object 1243/content.xml"/>
  <manifest:file-entry manifest:media-type="application/vnd.oasis.opendocument.formula" manifest:version="1.2" manifest:full-path="Object 1243/"/>
  <manifest:file-entry manifest:media-type="text/xml" manifest:full-path="Object 1203/settings.xml"/>
  <manifest:file-entry manifest:media-type="text/xml" manifest:full-path="Object 1203/content.xml"/>
  <manifest:file-entry manifest:media-type="application/vnd.oasis.opendocument.formula" manifest:version="1.2" manifest:full-path="Object 1203/"/>
  <manifest:file-entry manifest:media-type="text/xml" manifest:full-path="Object 1083/settings.xml"/>
  <manifest:file-entry manifest:media-type="text/xml" manifest:full-path="Object 1083/content.xml"/>
  <manifest:file-entry manifest:media-type="application/vnd.oasis.opendocument.formula" manifest:version="1.2" manifest:full-path="Object 1083/"/>
  <manifest:file-entry manifest:media-type="text/xml" manifest:full-path="Object 1204/settings.xml"/>
  <manifest:file-entry manifest:media-type="text/xml" manifest:full-path="Object 1204/content.xml"/>
  <manifest:file-entry manifest:media-type="application/vnd.oasis.opendocument.formula" manifest:version="1.2" manifest:full-path="Object 1204/"/>
  <manifest:file-entry manifest:media-type="text/xml" manifest:full-path="Object 1092/settings.xml"/>
  <manifest:file-entry manifest:media-type="text/xml" manifest:full-path="Object 1092/content.xml"/>
  <manifest:file-entry manifest:media-type="application/vnd.oasis.opendocument.formula" manifest:version="1.2" manifest:full-path="Object 1092/"/>
  <manifest:file-entry manifest:media-type="text/xml" manifest:full-path="Object 1093/settings.xml"/>
  <manifest:file-entry manifest:media-type="text/xml" manifest:full-path="Object 1093/content.xml"/>
  <manifest:file-entry manifest:media-type="application/vnd.oasis.opendocument.formula" manifest:version="1.2" manifest:full-path="Object 1093/"/>
  <manifest:file-entry manifest:media-type="text/xml" manifest:full-path="Object 1250/settings.xml"/>
  <manifest:file-entry manifest:media-type="text/xml" manifest:full-path="Object 1250/content.xml"/>
  <manifest:file-entry manifest:media-type="application/vnd.oasis.opendocument.formula" manifest:version="1.2" manifest:full-path="Object 1250/"/>
  <manifest:file-entry manifest:media-type="text/xml" manifest:full-path="Object 1251/settings.xml"/>
  <manifest:file-entry manifest:media-type="text/xml" manifest:full-path="Object 1251/content.xml"/>
  <manifest:file-entry manifest:media-type="application/vnd.oasis.opendocument.formula" manifest:version="1.2" manifest:full-path="Object 1251/"/>
  <manifest:file-entry manifest:media-type="text/xml" manifest:full-path="Object 1252/content.xml"/>
  <manifest:file-entry manifest:media-type="text/xml" manifest:full-path="Object 1252/settings.xml"/>
  <manifest:file-entry manifest:media-type="application/vnd.oasis.opendocument.formula" manifest:version="1.2" manifest:full-path="Object 1252/"/>
  <manifest:file-entry manifest:media-type="text/xml" manifest:full-path="Object 1253/settings.xml"/>
  <manifest:file-entry manifest:media-type="text/xml" manifest:full-path="Object 1253/content.xml"/>
  <manifest:file-entry manifest:media-type="application/vnd.oasis.opendocument.formula" manifest:version="1.2" manifest:full-path="Object 1253/"/>
  <manifest:file-entry manifest:media-type="text/xml" manifest:full-path="Object 1240/settings.xml"/>
  <manifest:file-entry manifest:media-type="text/xml" manifest:full-path="Object 1240/content.xml"/>
  <manifest:file-entry manifest:media-type="application/vnd.oasis.opendocument.formula" manifest:version="1.2" manifest:full-path="Object 1240/"/>
  <manifest:file-entry manifest:media-type="text/xml" manifest:full-path="Object 1084/settings.xml"/>
  <manifest:file-entry manifest:media-type="text/xml" manifest:full-path="Object 1084/content.xml"/>
  <manifest:file-entry manifest:media-type="application/vnd.oasis.opendocument.formula" manifest:version="1.2" manifest:full-path="Object 1084/"/>
  <manifest:file-entry manifest:media-type="text/xml" manifest:full-path="Object 1085/settings.xml"/>
  <manifest:file-entry manifest:media-type="text/xml" manifest:full-path="Object 1085/content.xml"/>
  <manifest:file-entry manifest:media-type="application/vnd.oasis.opendocument.formula" manifest:version="1.2" manifest:full-path="Object 1085/"/>
  <manifest:file-entry manifest:media-type="text/xml" manifest:full-path="Object 308/settings.xml"/>
  <manifest:file-entry manifest:media-type="text/xml" manifest:full-path="Object 308/content.xml"/>
  <manifest:file-entry manifest:media-type="application/vnd.oasis.opendocument.formula" manifest:version="1.2" manifest:full-path="Object 308/"/>
  <manifest:file-entry manifest:media-type="text/xml" manifest:full-path="Object 1290/settings.xml"/>
  <manifest:file-entry manifest:media-type="text/xml" manifest:full-path="Object 1290/content.xml"/>
  <manifest:file-entry manifest:media-type="application/vnd.oasis.opendocument.formula" manifest:version="1.2" manifest:full-path="Object 1290/"/>
  <manifest:file-entry manifest:media-type="text/xml" manifest:full-path="Object 309/content.xml"/>
  <manifest:file-entry manifest:media-type="text/xml" manifest:full-path="Object 309/settings.xml"/>
  <manifest:file-entry manifest:media-type="application/vnd.oasis.opendocument.formula" manifest:version="1.2" manifest:full-path="Object 309/"/>
  <manifest:file-entry manifest:media-type="text/xml" manifest:full-path="Object 1291/settings.xml"/>
  <manifest:file-entry manifest:media-type="text/xml" manifest:full-path="Object 1291/content.xml"/>
  <manifest:file-entry manifest:media-type="application/vnd.oasis.opendocument.formula" manifest:version="1.2" manifest:full-path="Object 1291/"/>
  <manifest:file-entry manifest:media-type="text/xml" manifest:full-path="Object 1094/settings.xml"/>
  <manifest:file-entry manifest:media-type="text/xml" manifest:full-path="Object 1094/content.xml"/>
  <manifest:file-entry manifest:media-type="application/vnd.oasis.opendocument.formula" manifest:version="1.2" manifest:full-path="Object 1094/"/>
  <manifest:file-entry manifest:media-type="text/xml" manifest:full-path="Object 1095/settings.xml"/>
  <manifest:file-entry manifest:media-type="text/xml" manifest:full-path="Object 1095/content.xml"/>
  <manifest:file-entry manifest:media-type="application/vnd.oasis.opendocument.formula" manifest:version="1.2" manifest:full-path="Object 109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9.425in" table:align="margins" fo:keep-with-next="always"/>
    </style:style>
    <style:style style:name="Table1.A" style:family="table-column">
      <style:table-column-properties style:column-width="0.4924in" style:rel-column-width="709*"/>
    </style:style>
    <style:style style:name="Table1.B" style:family="table-column">
      <style:table-column-properties style:column-width="0.9847in" style:rel-column-width="1418*"/>
    </style:style>
    <style:style style:name="Table1.C" style:family="table-column">
      <style:table-column-properties style:column-width="7.9479in" style:rel-column-width="1144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paragraph-properties fo:text-align="center" style:justify-single-word="false"/>
    </style:style>
    <style:style style:name="T1" style:family="text">
      <style:text-properties style:font-name="Times New Roman1" style:font-name-asian="Times New Roman1" style:font-name-complex="Times New Roman1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Axiom"/>
      </text:sequence-decls>
      <text:p text:style-name="Title"><text:span text:style-name="T1">PADI Required Predicate Calculus Use Cases</text:span></text:p>
      <text:p text:style-name="Subtitle"><text:a xlink:type="simple" xlink:href="mailto:gat@cooperation.com" text:style-name="Internet_20_link" text:visited-style-name="Visited_20_Internet_20_Link"><text:span text:style-name="T1">gat@cooperation.com</text:span></text:a></text:p>
      <text:p text:style-name="P1"><text:span text:style-name="T1">31-Jul-2016</text:span></text:p>
      <text:p text:style-name="Standard"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>
          <table:table-cell table:style-name="Table1.A1" office:value-type="string">
            <text:p text:style-name="Axiom">1</text:p>
          </table:table-cell>
          <table:table-cell table:style-name="Table1.A1" office:value-type="string">
            <text:p text:style-name="Axiom">D0.0KOA</text:p>
          </table:table-cell>
          <table:table-cell table:style-name="Table1.C1" office:value-type="string">
            <text:p text:style-name="Axiom"><draw:frame draw:style-name="fr1" draw:name="Object1" text:anchor-type="as-char" svg:y="-0.172in" svg:width="1.6217in" svg:height="0.2902in" draw:z-index="0"><draw:object xlink:href="./Object 1" xlink:type="simple" xlink:show="embed" xlink:actuate="onLoad"/><draw:image xlink:href="./ObjectReplacements/Object 1" xlink:type="simple" xlink:show="embed" xlink:actuate="onLoad"/></draw:frame>forall lsup K rsup O csub 0.0 (%alpha <text:s/>, %beta ):%alpha namsaa %beta </text:p>
          </table:table-cell>
        </table:table-row>
        <table:table-row>
          <table:table-cell table:style-name="Table1.A2" office:value-type="string">
            <text:p text:style-name="Axiom">2</text:p>
          </table:table-cell>
          <table:table-cell table:style-name="Table1.A2" office:value-type="string">
            <text:p text:style-name="Axiom">D0.0KOB</text:p>
          </table:table-cell>
          <table:table-cell table:style-name="Table1.C2" office:value-type="string">
            <text:p text:style-name="Axiom"><draw:frame draw:style-name="fr1" draw:name="Object2" text:anchor-type="as-char" svg:y="-0.172in" svg:width="1.9744in" svg:height="0.2909in" draw:z-index="1"><draw:object xlink:href="./Object 2" xlink:type="simple" xlink:show="embed" xlink:actuate="onLoad"/><draw:image xlink:href="./ObjectReplacements/Object 2" xlink:type="simple" xlink:show="embed" xlink:actuate="onLoad"/></draw:frame>forall lsup K rsup O csub 0.0 (%alpha ) exists lsup K rsup O csub 0.0 (%beta ):%alpha namsaa %beta </text:p>
          </table:table-cell>
        </table:table-row>
        <table:table-row>
          <table:table-cell table:style-name="Table1.A2" office:value-type="string">
            <text:p text:style-name="Axiom">3</text:p>
          </table:table-cell>
          <table:table-cell table:style-name="Table1.A2" office:value-type="string">
            <text:p text:style-name="Axiom">D0.0KOE</text:p>
          </table:table-cell>
          <table:table-cell table:style-name="Table1.C2" office:value-type="string">
            <text:p text:style-name="Axiom"><draw:frame draw:style-name="fr1" draw:name="Object3" text:anchor-type="as-char" svg:y="-0.172in" svg:width="1.6217in" svg:height="0.2909in" draw:z-index="2"><draw:object xlink:href="./Object 3" xlink:type="simple" xlink:show="embed" xlink:actuate="onLoad"/><draw:image xlink:href="./ObjectReplacements/Object 3" xlink:type="simple" xlink:show="embed" xlink:actuate="onLoad"/></draw:frame>exists lsup K rsup O csub 0.0 (%alpha <text:s/>, %beta ):%alpha namsaa %beta </text:p>
          </table:table-cell>
        </table:table-row>
        <table:table-row>
          <table:table-cell table:style-name="Table1.A2" office:value-type="string">
            <text:p text:style-name="Axiom">4</text:p>
          </table:table-cell>
          <table:table-cell table:style-name="Table1.A2" office:value-type="string">
            <text:p text:style-name="Axiom">D0.0KSA</text:p>
          </table:table-cell>
          <table:table-cell table:style-name="Table1.C2" office:value-type="string">
            <text:p text:style-name="Axiom"><draw:frame draw:style-name="fr1" draw:name="Object4" text:anchor-type="as-char" svg:y="-0.172in" svg:width="1.6083in" svg:height="0.2902in" draw:z-index="3"><draw:object xlink:href="./Object 4" xlink:type="simple" xlink:show="embed" xlink:actuate="onLoad"/><draw:image xlink:href="./ObjectReplacements/Object 4" xlink:type="simple" xlink:show="embed" xlink:actuate="onLoad"/></draw:frame>forall lsup K rsup S csub 0.0 (%alpha <text:s/>, %beta ):%alpha namsaa %beta </text:p>
          </table:table-cell>
        </table:table-row>
        <table:table-row>
          <table:table-cell table:style-name="Table1.A2" office:value-type="string">
            <text:p text:style-name="Axiom">5</text:p>
          </table:table-cell>
          <table:table-cell table:style-name="Table1.A2" office:value-type="string">
            <text:p text:style-name="Axiom">D0.0KSB</text:p>
          </table:table-cell>
          <table:table-cell table:style-name="Table1.C2" office:value-type="string">
            <text:p text:style-name="Axiom"><draw:frame draw:style-name="fr1" draw:name="Object5" text:anchor-type="as-char" svg:y="-0.172in" svg:width="1.948in" svg:height="0.2909in" draw:z-index="4"><draw:object xlink:href="./Object 5" xlink:type="simple" xlink:show="embed" xlink:actuate="onLoad"/><draw:image xlink:href="./ObjectReplacements/Object 5" xlink:type="simple" xlink:show="embed" xlink:actuate="onLoad"/></draw:frame>forall lsup K rsup S csub 0.0 (%alpha ) exists lsup K rsup S csub 0.0 (%beta ):%alpha namsaa %beta </text:p>
          </table:table-cell>
        </table:table-row>
        <table:table-row>
          <table:table-cell table:style-name="Table1.A2" office:value-type="string">
            <text:p text:style-name="Axiom">6</text:p>
          </table:table-cell>
          <table:table-cell table:style-name="Table1.A2" office:value-type="string">
            <text:p text:style-name="Axiom">D0.0KSE</text:p>
          </table:table-cell>
          <table:table-cell table:style-name="Table1.C2" office:value-type="string">
            <text:p text:style-name="Axiom"><draw:frame draw:style-name="fr1" draw:name="Object6" text:anchor-type="as-char" svg:y="-0.172in" svg:width="1.6083in" svg:height="0.2909in" draw:z-index="5"><draw:object xlink:href="./Object 6" xlink:type="simple" xlink:show="embed" xlink:actuate="onLoad"/><draw:image xlink:href="./ObjectReplacements/Object 6" xlink:type="simple" xlink:show="embed" xlink:actuate="onLoad"/></draw:frame>exists lsup K rsup S csub 0.0 (%alpha <text:s/>, %beta ):%alpha namsaa %beta </text:p>
          </table:table-cell>
        </table:table-row>
        <table:table-row>
          <table:table-cell table:style-name="Table1.A2" office:value-type="string">
            <text:p text:style-name="Axiom">7</text:p>
          </table:table-cell>
          <table:table-cell table:style-name="Table1.A2" office:value-type="string">
            <text:p text:style-name="Axiom">D0.0K_A</text:p>
          </table:table-cell>
          <table:table-cell table:style-name="Table1.C2" office:value-type="string">
            <text:p text:style-name="Axiom"><draw:frame draw:style-name="fr1" draw:name="Object7" text:anchor-type="as-char" svg:y="-0.172in" svg:width="1.5453in" svg:height="0.2902in" draw:z-index="6"><draw:object xlink:href="./Object 7" xlink:type="simple" xlink:show="embed" xlink:actuate="onLoad"/><draw:image xlink:href="./ObjectReplacements/Object 7" xlink:type="simple" xlink:show="embed" xlink:actuate="onLoad"/></draw:frame>forall lsup K <text:s/>csub 0.0 (%alpha <text:s/>, %beta ):%alpha namsaa %beta </text:p>
          </table:table-cell>
        </table:table-row>
        <table:table-row>
          <table:table-cell table:style-name="Table1.A2" office:value-type="string">
            <text:p text:style-name="Axiom">8</text:p>
          </table:table-cell>
          <table:table-cell table:style-name="Table1.A2" office:value-type="string">
            <text:p text:style-name="Axiom">D0.0K_B</text:p>
          </table:table-cell>
          <table:table-cell table:style-name="Table1.C2" office:value-type="string">
            <text:p text:style-name="Axiom"><draw:frame draw:style-name="fr1" draw:name="Object8" text:anchor-type="as-char" svg:y="-0.172in" svg:width="1.8217in" svg:height="0.2909in" draw:z-index="7"><draw:object xlink:href="./Object 8" xlink:type="simple" xlink:show="embed" xlink:actuate="onLoad"/><draw:image xlink:href="./ObjectReplacements/Object 8" xlink:type="simple" xlink:show="embed" xlink:actuate="onLoad"/></draw:frame>forall lsup K <text:s/>csub 0.0 (%alpha ) exists lsup K <text:s/>csub 0.0 (%beta ):%alpha namsaa %beta </text:p>
          </table:table-cell>
        </table:table-row>
        <table:table-row>
          <table:table-cell table:style-name="Table1.A2" office:value-type="string">
            <text:p text:style-name="Axiom">9</text:p>
          </table:table-cell>
          <table:table-cell table:style-name="Table1.A2" office:value-type="string">
            <text:p text:style-name="Axiom">D0.0K_E</text:p>
          </table:table-cell>
          <table:table-cell table:style-name="Table1.C2" office:value-type="string">
            <text:p text:style-name="Axiom"><draw:frame draw:style-name="fr1" draw:name="Object9" text:anchor-type="as-char" svg:y="-0.172in" svg:width="1.5453in" svg:height="0.2909in" draw:z-index="8"><draw:object xlink:href="./Object 9" xlink:type="simple" xlink:show="embed" xlink:actuate="onLoad"/><draw:image xlink:href="./ObjectReplacements/Object 9" xlink:type="simple" xlink:show="embed" xlink:actuate="onLoad"/></draw:frame>exists lsup K <text:s/>csub 0.0 (%alpha <text:s/>, %beta ):%alpha namsaa %beta </text:p>
          </table:table-cell>
        </table:table-row>
        <table:table-row>
          <table:table-cell table:style-name="Table1.A2" office:value-type="string">
            <text:p text:style-name="Axiom">10</text:p>
          </table:table-cell>
          <table:table-cell table:style-name="Table1.A2" office:value-type="string">
            <text:p text:style-name="Axiom">D0.0UOA</text:p>
          </table:table-cell>
          <table:table-cell table:style-name="Table1.C2" office:value-type="string">
            <text:p text:style-name="Axiom"><draw:frame draw:style-name="fr1" draw:name="Object10" text:anchor-type="as-char" svg:y="-0.172in" svg:width="1.622in" svg:height="0.2902in" draw:z-index="9"><draw:object xlink:href="./Object 10" xlink:type="simple" xlink:show="embed" xlink:actuate="onLoad"/><draw:image xlink:href="./ObjectReplacements/Object 10" xlink:type="simple" xlink:show="embed" xlink:actuate="onLoad"/></draw:frame>forall lsup U rsup O csub 0.0 (%alpha <text:s/>, %beta ):%alpha namsaa %beta </text:p>
          </table:table-cell>
        </table:table-row>
        <table:table-row>
          <table:table-cell table:style-name="Table1.A2" office:value-type="string">
            <text:p text:style-name="Axiom">11</text:p>
          </table:table-cell>
          <table:table-cell table:style-name="Table1.A2" office:value-type="string">
            <text:p text:style-name="Axiom">D0.0UOB</text:p>
          </table:table-cell>
          <table:table-cell table:style-name="Table1.C2" office:value-type="string">
            <text:p text:style-name="Axiom"><draw:frame draw:style-name="fr1" draw:name="Object11" text:anchor-type="as-char" svg:y="-0.172in" svg:width="1.9764in" svg:height="0.2909in" draw:z-index="10"><draw:object xlink:href="./Object 11" xlink:type="simple" xlink:show="embed" xlink:actuate="onLoad"/><draw:image xlink:href="./ObjectReplacements/Object 11" xlink:type="simple" xlink:show="embed" xlink:actuate="onLoad"/></draw:frame>forall lsup U rsup O csub 0.0 (%alpha ) exists lsup U rsup O csub 0.0 (%beta ):%alpha namsaa %beta </text:p>
          </table:table-cell>
        </table:table-row>
        <text:soft-page-break/>
        <table:table-row>
          <table:table-cell table:style-name="Table1.A2" office:value-type="string">
            <text:p text:style-name="Axiom">12</text:p>
          </table:table-cell>
          <table:table-cell table:style-name="Table1.A2" office:value-type="string">
            <text:p text:style-name="Axiom">D0.0UOE</text:p>
          </table:table-cell>
          <table:table-cell table:style-name="Table1.C2" office:value-type="string">
            <text:p text:style-name="Axiom"><draw:frame draw:style-name="fr1" draw:name="Object12" text:anchor-type="as-char" svg:y="-0.172in" svg:width="1.622in" svg:height="0.2909in" draw:z-index="11"><draw:object xlink:href="./Object 12" xlink:type="simple" xlink:show="embed" xlink:actuate="onLoad"/><draw:image xlink:href="./ObjectReplacements/Object 12" xlink:type="simple" xlink:show="embed" xlink:actuate="onLoad"/></draw:frame>exists lsup U rsup O csub 0.0 (%alpha <text:s/>, %beta ):%alpha namsaa %beta </text:p>
          </table:table-cell>
        </table:table-row>
        <table:table-row>
          <table:table-cell table:style-name="Table1.A2" office:value-type="string">
            <text:p text:style-name="Axiom">13</text:p>
          </table:table-cell>
          <table:table-cell table:style-name="Table1.A2" office:value-type="string">
            <text:p text:style-name="Axiom">D0.0USA</text:p>
          </table:table-cell>
          <table:table-cell table:style-name="Table1.C2" office:value-type="string">
            <text:p text:style-name="Axiom"><draw:frame draw:style-name="fr1" draw:name="Object13" text:anchor-type="as-char" svg:y="-0.172in" svg:width="1.6098in" svg:height="0.2902in" draw:z-index="12"><draw:object xlink:href="./Object 13" xlink:type="simple" xlink:show="embed" xlink:actuate="onLoad"/><draw:image xlink:href="./ObjectReplacements/Object 13" xlink:type="simple" xlink:show="embed" xlink:actuate="onLoad"/></draw:frame>forall lsup U rsup S csub 0.0 (%alpha <text:s/>, %beta ):%alpha namsaa %beta </text:p>
          </table:table-cell>
        </table:table-row>
        <table:table-row>
          <table:table-cell table:style-name="Table1.A2" office:value-type="string">
            <text:p text:style-name="Axiom">14</text:p>
          </table:table-cell>
          <table:table-cell table:style-name="Table1.A2" office:value-type="string">
            <text:p text:style-name="Axiom">D0.0USB</text:p>
          </table:table-cell>
          <table:table-cell table:style-name="Table1.C2" office:value-type="string">
            <text:p text:style-name="Axiom"><draw:frame draw:style-name="fr1" draw:name="Object14" text:anchor-type="as-char" svg:y="-0.172in" svg:width="1.9508in" svg:height="0.2909in" draw:z-index="13"><draw:object xlink:href="./Object 14" xlink:type="simple" xlink:show="embed" xlink:actuate="onLoad"/><draw:image xlink:href="./ObjectReplacements/Object 14" xlink:type="simple" xlink:show="embed" xlink:actuate="onLoad"/></draw:frame>forall lsup U rsup S csub 0.0 (%alpha ) exists lsup U rsup S csub 0.0 (%beta ):%alpha namsaa %beta </text:p>
          </table:table-cell>
        </table:table-row>
        <table:table-row>
          <table:table-cell table:style-name="Table1.A2" office:value-type="string">
            <text:p text:style-name="Axiom">15</text:p>
          </table:table-cell>
          <table:table-cell table:style-name="Table1.A2" office:value-type="string">
            <text:p text:style-name="Axiom">D0.0USE</text:p>
          </table:table-cell>
          <table:table-cell table:style-name="Table1.C2" office:value-type="string">
            <text:p text:style-name="Axiom"><draw:frame draw:style-name="fr1" draw:name="Object15" text:anchor-type="as-char" svg:y="-0.172in" svg:width="1.6098in" svg:height="0.2909in" draw:z-index="14"><draw:object xlink:href="./Object 15" xlink:type="simple" xlink:show="embed" xlink:actuate="onLoad"/><draw:image xlink:href="./ObjectReplacements/Object 15" xlink:type="simple" xlink:show="embed" xlink:actuate="onLoad"/></draw:frame>exists lsup U rsup S csub 0.0 (%alpha <text:s/>, %beta ):%alpha namsaa %beta </text:p>
          </table:table-cell>
        </table:table-row>
        <table:table-row>
          <table:table-cell table:style-name="Table1.A2" office:value-type="string">
            <text:p text:style-name="Axiom">16</text:p>
          </table:table-cell>
          <table:table-cell table:style-name="Table1.A2" office:value-type="string">
            <text:p text:style-name="Axiom">D0.0U_A</text:p>
          </table:table-cell>
          <table:table-cell table:style-name="Table1.C2" office:value-type="string">
            <text:p text:style-name="Axiom"><draw:frame draw:style-name="fr1" draw:name="Object16" text:anchor-type="as-char" svg:y="-0.172in" svg:width="1.5457in" svg:height="0.2902in" draw:z-index="15"><draw:object xlink:href="./Object 16" xlink:type="simple" xlink:show="embed" xlink:actuate="onLoad"/><draw:image xlink:href="./ObjectReplacements/Object 16" xlink:type="simple" xlink:show="embed" xlink:actuate="onLoad"/></draw:frame>forall lsup U <text:s/>csub 0.0 (%alpha <text:s/>, %beta ):%alpha namsaa %beta </text:p>
          </table:table-cell>
        </table:table-row>
        <table:table-row>
          <table:table-cell table:style-name="Table1.A2" office:value-type="string">
            <text:p text:style-name="Axiom">17</text:p>
          </table:table-cell>
          <table:table-cell table:style-name="Table1.A2" office:value-type="string">
            <text:p text:style-name="Axiom">D0.0U_B</text:p>
          </table:table-cell>
          <table:table-cell table:style-name="Table1.C2" office:value-type="string">
            <text:p text:style-name="Axiom"><draw:frame draw:style-name="fr1" draw:name="Object17" text:anchor-type="as-char" svg:y="-0.172in" svg:width="1.8236in" svg:height="0.2909in" draw:z-index="16"><draw:object xlink:href="./Object 17" xlink:type="simple" xlink:show="embed" xlink:actuate="onLoad"/><draw:image xlink:href="./ObjectReplacements/Object 17" xlink:type="simple" xlink:show="embed" xlink:actuate="onLoad"/></draw:frame>forall lsup U <text:s/>csub 0.0 (%alpha ) exists lsup U <text:s/>csub 0.0 (%beta ):%alpha namsaa %beta </text:p>
          </table:table-cell>
        </table:table-row>
        <table:table-row>
          <table:table-cell table:style-name="Table1.A2" office:value-type="string">
            <text:p text:style-name="Axiom">18</text:p>
          </table:table-cell>
          <table:table-cell table:style-name="Table1.A2" office:value-type="string">
            <text:p text:style-name="Axiom">D0.0U_E</text:p>
          </table:table-cell>
          <table:table-cell table:style-name="Table1.C2" office:value-type="string">
            <text:p text:style-name="Axiom"><draw:frame draw:style-name="fr1" draw:name="Object18" text:anchor-type="as-char" svg:y="-0.172in" svg:width="1.5457in" svg:height="0.2909in" draw:z-index="17"><draw:object xlink:href="./Object 18" xlink:type="simple" xlink:show="embed" xlink:actuate="onLoad"/><draw:image xlink:href="./ObjectReplacements/Object 18" xlink:type="simple" xlink:show="embed" xlink:actuate="onLoad"/></draw:frame>exists lsup U <text:s/>csub 0.0 (%alpha <text:s/>, %beta ):%alpha namsaa %beta </text:p>
          </table:table-cell>
        </table:table-row>
        <table:table-row>
          <table:table-cell table:style-name="Table1.A2" office:value-type="string">
            <text:p text:style-name="Axiom">19</text:p>
          </table:table-cell>
          <table:table-cell table:style-name="Table1.A2" office:value-type="string">
            <text:p text:style-name="Axiom">D0.0_OA</text:p>
          </table:table-cell>
          <table:table-cell table:style-name="Table1.C2" office:value-type="string">
            <text:p text:style-name="Axiom"><draw:frame draw:style-name="fr1" draw:name="Object19" text:anchor-type="as-char" svg:y="-0.172in" svg:width="1.5362in" svg:height="0.2902in" draw:z-index="18"><draw:object xlink:href="./Object 19" xlink:type="simple" xlink:show="embed" xlink:actuate="onLoad"/><draw:image xlink:href="./ObjectReplacements/Object 19" xlink:type="simple" xlink:show="embed" xlink:actuate="onLoad"/></draw:frame>forall <text:s/>rsup O csub 0.0 (%alpha <text:s/>, %beta ):%alpha namsaa %beta </text:p>
          </table:table-cell>
        </table:table-row>
        <table:table-row>
          <table:table-cell table:style-name="Table1.A2" office:value-type="string">
            <text:p text:style-name="Axiom">20</text:p>
          </table:table-cell>
          <table:table-cell table:style-name="Table1.A2" office:value-type="string">
            <text:p text:style-name="Axiom">D0.0_OB</text:p>
          </table:table-cell>
          <table:table-cell table:style-name="Table1.C2" office:value-type="string">
            <text:p text:style-name="Axiom"><draw:frame draw:style-name="fr1" draw:name="Object20" text:anchor-type="as-char" svg:y="-0.172in" svg:width="1.8043in" svg:height="0.2909in" draw:z-index="19"><draw:object xlink:href="./Object 20" xlink:type="simple" xlink:show="embed" xlink:actuate="onLoad"/><draw:image xlink:href="./ObjectReplacements/Object 20" xlink:type="simple" xlink:show="embed" xlink:actuate="onLoad"/></draw:frame>forall <text:s/>rsup O csub 0.0 (%alpha ) exists <text:s/>rsup O csub 0.0 (%beta ):%alpha namsaa %beta </text:p>
          </table:table-cell>
        </table:table-row>
        <table:table-row>
          <table:table-cell table:style-name="Table1.A2" office:value-type="string">
            <text:p text:style-name="Axiom">21</text:p>
          </table:table-cell>
          <table:table-cell table:style-name="Table1.A2" office:value-type="string">
            <text:p text:style-name="Axiom">D0.0_OE</text:p>
          </table:table-cell>
          <table:table-cell table:style-name="Table1.C2" office:value-type="string">
            <text:p text:style-name="Axiom"><draw:frame draw:style-name="fr1" draw:name="Object21" text:anchor-type="as-char" svg:y="-0.172in" svg:width="1.5362in" svg:height="0.2909in" draw:z-index="20"><draw:object xlink:href="./Object 21" xlink:type="simple" xlink:show="embed" xlink:actuate="onLoad"/><draw:image xlink:href="./ObjectReplacements/Object 21" xlink:type="simple" xlink:show="embed" xlink:actuate="onLoad"/></draw:frame>exists <text:s/>rsup O csub 0.0 (%alpha <text:s/>, %beta ):%alpha namsaa %beta </text:p>
          </table:table-cell>
        </table:table-row>
        <table:table-row>
          <table:table-cell table:style-name="Table1.A2" office:value-type="string">
            <text:p text:style-name="Axiom">22</text:p>
          </table:table-cell>
          <table:table-cell table:style-name="Table1.A2" office:value-type="string">
            <text:p text:style-name="Axiom">D0.0_SA</text:p>
          </table:table-cell>
          <table:table-cell table:style-name="Table1.C2" office:value-type="string">
            <text:p text:style-name="Axiom"><draw:frame draw:style-name="fr1" draw:name="Object22" text:anchor-type="as-char" svg:y="-0.172in" svg:width="1.5228in" svg:height="0.2902in" draw:z-index="21"><draw:object xlink:href="./Object 22" xlink:type="simple" xlink:show="embed" xlink:actuate="onLoad"/><draw:image xlink:href="./ObjectReplacements/Object 22" xlink:type="simple" xlink:show="embed" xlink:actuate="onLoad"/></draw:frame>forall <text:s/>rsup S csub 0.0 (%alpha <text:s/>, %beta ):%alpha namsaa %beta </text:p>
          </table:table-cell>
        </table:table-row>
        <table:table-row>
          <table:table-cell table:style-name="Table1.A2" office:value-type="string">
            <text:p text:style-name="Axiom">23</text:p>
          </table:table-cell>
          <table:table-cell table:style-name="Table1.A2" office:value-type="string">
            <text:p text:style-name="Axiom">D0.0_SB</text:p>
          </table:table-cell>
          <table:table-cell table:style-name="Table1.C2" office:value-type="string">
            <text:p text:style-name="Axiom"><draw:frame draw:style-name="fr1" draw:name="Object23" text:anchor-type="as-char" svg:y="-0.172in" svg:width="1.778in" svg:height="0.2909in" draw:z-index="22"><draw:object xlink:href="./Object 23" xlink:type="simple" xlink:show="embed" xlink:actuate="onLoad"/><draw:image xlink:href="./ObjectReplacements/Object 23" xlink:type="simple" xlink:show="embed" xlink:actuate="onLoad"/></draw:frame>forall <text:s/>rsup S csub 0.0 (%alpha ) exists <text:s/>rsup S csub 0.0 (%beta ):%alpha namsaa <text:soft-page-break/>%beta </text:p>
          </table:table-cell>
        </table:table-row>
        <table:table-row>
          <table:table-cell table:style-name="Table1.A2" office:value-type="string">
            <text:p text:style-name="Axiom">24</text:p>
          </table:table-cell>
          <table:table-cell table:style-name="Table1.A2" office:value-type="string">
            <text:p text:style-name="Axiom">D0.0_SE</text:p>
          </table:table-cell>
          <table:table-cell table:style-name="Table1.C2" office:value-type="string">
            <text:p text:style-name="Axiom"><draw:frame draw:style-name="fr1" draw:name="Object24" text:anchor-type="as-char" svg:y="-0.172in" svg:width="1.5228in" svg:height="0.2909in" draw:z-index="23"><draw:object xlink:href="./Object 24" xlink:type="simple" xlink:show="embed" xlink:actuate="onLoad"/><draw:image xlink:href="./ObjectReplacements/Object 24" xlink:type="simple" xlink:show="embed" xlink:actuate="onLoad"/></draw:frame>exists <text:s/>rsup S csub 0.0 (%alpha <text:s/>, %beta ):%alpha namsaa %beta </text:p>
          </table:table-cell>
        </table:table-row>
        <table:table-row>
          <table:table-cell table:style-name="Table1.A2" office:value-type="string">
            <text:p text:style-name="Axiom">25</text:p>
          </table:table-cell>
          <table:table-cell table:style-name="Table1.A2" office:value-type="string">
            <text:p text:style-name="Axiom">D0.0__A</text:p>
          </table:table-cell>
          <table:table-cell table:style-name="Table1.C2" office:value-type="string">
            <text:p text:style-name="Axiom"><draw:frame draw:style-name="fr1" draw:name="Object25" text:anchor-type="as-char" svg:y="-0.152in" svg:width="1.4598in" svg:height="0.2701in" draw:z-index="24"><draw:object xlink:href="./Object 25" xlink:type="simple" xlink:show="embed" xlink:actuate="onLoad"/><draw:image xlink:href="./ObjectReplacements/Object 25" xlink:type="simple" xlink:show="embed" xlink:actuate="onLoad"/></draw:frame>forall <text:s text:c="2"/>csub 0.0 (%alpha <text:s/>, %beta ):%alpha namsaa %beta </text:p>
          </table:table-cell>
        </table:table-row>
        <table:table-row>
          <table:table-cell table:style-name="Table1.A2" office:value-type="string">
            <text:p text:style-name="Axiom">26</text:p>
          </table:table-cell>
          <table:table-cell table:style-name="Table1.A2" office:value-type="string">
            <text:p text:style-name="Axiom">D0.0__B</text:p>
          </table:table-cell>
          <table:table-cell table:style-name="Table1.C2" office:value-type="string">
            <text:p text:style-name="Axiom"><draw:frame draw:style-name="fr1" draw:name="Object26" text:anchor-type="as-char" svg:y="-0.152in" svg:width="1.6516in" svg:height="0.2709in" draw:z-index="25"><draw:object xlink:href="./Object 26" xlink:type="simple" xlink:show="embed" xlink:actuate="onLoad"/><draw:image xlink:href="./ObjectReplacements/Object 26" xlink:type="simple" xlink:show="embed" xlink:actuate="onLoad"/></draw:frame>forall <text:s text:c="2"/>csub 0.0 (%alpha ) exists <text:s text:c="2"/>csub 0.0 (%beta ):%alpha namsaa %beta </text:p>
          </table:table-cell>
        </table:table-row>
        <table:table-row>
          <table:table-cell table:style-name="Table1.A2" office:value-type="string">
            <text:p text:style-name="Axiom">27</text:p>
          </table:table-cell>
          <table:table-cell table:style-name="Table1.A2" office:value-type="string">
            <text:p text:style-name="Axiom">D0.0__E</text:p>
          </table:table-cell>
          <table:table-cell table:style-name="Table1.C2" office:value-type="string">
            <text:p text:style-name="Axiom"><draw:frame draw:style-name="fr1" draw:name="Object27" text:anchor-type="as-char" svg:y="-0.152in" svg:width="1.4598in" svg:height="0.2709in" draw:z-index="26"><draw:object xlink:href="./Object 27" xlink:type="simple" xlink:show="embed" xlink:actuate="onLoad"/><draw:image xlink:href="./ObjectReplacements/Object 27" xlink:type="simple" xlink:show="embed" xlink:actuate="onLoad"/></draw:frame>exists <text:s text:c="2"/>csub 0.0 (%alpha <text:s/>, %beta ):%alpha namsaa %beta </text:p>
          </table:table-cell>
        </table:table-row>
        <table:table-row>
          <table:table-cell table:style-name="Table1.A2" office:value-type="string">
            <text:p text:style-name="Axiom">28</text:p>
          </table:table-cell>
          <table:table-cell table:style-name="Table1.A2" office:value-type="string">
            <text:p text:style-name="Axiom">D0.1KOA</text:p>
          </table:table-cell>
          <table:table-cell table:style-name="Table1.C2" office:value-type="string">
            <text:p text:style-name="Axiom"><draw:frame draw:style-name="fr1" draw:name="Object28" text:anchor-type="as-char" svg:y="-0.172in" svg:width="1.6193in" svg:height="0.2902in" draw:z-index="27"><draw:object xlink:href="./Object 28" xlink:type="simple" xlink:show="embed" xlink:actuate="onLoad"/><draw:image xlink:href="./ObjectReplacements/Object 28" xlink:type="simple" xlink:show="embed" xlink:actuate="onLoad"/></draw:frame>forall lsup K rsup O csub 0.1 (%alpha <text:s/>, %beta ):%alpha namsaa %beta </text:p>
          </table:table-cell>
        </table:table-row>
        <table:table-row>
          <table:table-cell table:style-name="Table1.A2" office:value-type="string">
            <text:p text:style-name="Axiom">29</text:p>
          </table:table-cell>
          <table:table-cell table:style-name="Table1.A2" office:value-type="string">
            <text:p text:style-name="Axiom">D0.1KOB</text:p>
          </table:table-cell>
          <table:table-cell table:style-name="Table1.C2" office:value-type="string">
            <text:p text:style-name="Axiom"><draw:frame draw:style-name="fr1" draw:name="Object29" text:anchor-type="as-char" svg:y="-0.172in" svg:width="1.9709in" svg:height="0.2909in" draw:z-index="28"><draw:object xlink:href="./Object 29" xlink:type="simple" xlink:show="embed" xlink:actuate="onLoad"/><draw:image xlink:href="./ObjectReplacements/Object 29" xlink:type="simple" xlink:show="embed" xlink:actuate="onLoad"/></draw:frame>forall lsup K rsup O csub 0.1 (%alpha ) exists lsup K rsup O csub 0.1 (%beta ):%alpha namsaa %beta </text:p>
          </table:table-cell>
        </table:table-row>
        <table:table-row>
          <table:table-cell table:style-name="Table1.A2" office:value-type="string">
            <text:p text:style-name="Axiom">30</text:p>
          </table:table-cell>
          <table:table-cell table:style-name="Table1.A2" office:value-type="string">
            <text:p text:style-name="Axiom">D0.1KOE</text:p>
          </table:table-cell>
          <table:table-cell table:style-name="Table1.C2" office:value-type="string">
            <text:p text:style-name="Axiom"><draw:frame draw:style-name="fr1" draw:name="Object30" text:anchor-type="as-char" svg:y="-0.172in" svg:width="1.6193in" svg:height="0.2909in" draw:z-index="29"><draw:object xlink:href="./Object 30" xlink:type="simple" xlink:show="embed" xlink:actuate="onLoad"/><draw:image xlink:href="./ObjectReplacements/Object 30" xlink:type="simple" xlink:show="embed" xlink:actuate="onLoad"/></draw:frame>exists lsup K rsup O csub 0.1 (%alpha <text:s/>, %beta ):%alpha namsaa %beta </text:p>
          </table:table-cell>
        </table:table-row>
        <table:table-row>
          <table:table-cell table:style-name="Table1.A2" office:value-type="string">
            <text:p text:style-name="Axiom">31</text:p>
          </table:table-cell>
          <table:table-cell table:style-name="Table1.A2" office:value-type="string">
            <text:p text:style-name="Axiom">D0.1KSA</text:p>
          </table:table-cell>
          <table:table-cell table:style-name="Table1.C2" office:value-type="string">
            <text:p text:style-name="Axiom"><draw:frame draw:style-name="fr1" draw:name="Object31" text:anchor-type="as-char" svg:y="-0.172in" svg:width="1.6071in" svg:height="0.2902in" draw:z-index="30"><draw:object xlink:href="./Object 31" xlink:type="simple" xlink:show="embed" xlink:actuate="onLoad"/><draw:image xlink:href="./ObjectReplacements/Object 31" xlink:type="simple" xlink:show="embed" xlink:actuate="onLoad"/></draw:frame>forall lsup K rsup S csub 0.1 (%alpha <text:s/>, %beta ):%alpha namsaa %beta </text:p>
          </table:table-cell>
        </table:table-row>
        <table:table-row>
          <table:table-cell table:style-name="Table1.A2" office:value-type="string">
            <text:p text:style-name="Axiom">32</text:p>
          </table:table-cell>
          <table:table-cell table:style-name="Table1.A2" office:value-type="string">
            <text:p text:style-name="Axiom">D0.1KSB</text:p>
          </table:table-cell>
          <table:table-cell table:style-name="Table1.C2" office:value-type="string">
            <text:p text:style-name="Axiom"><draw:frame draw:style-name="fr1" draw:name="Object32" text:anchor-type="as-char" svg:y="-0.172in" svg:width="1.9453in" svg:height="0.2909in" draw:z-index="31"><draw:object xlink:href="./Object 32" xlink:type="simple" xlink:show="embed" xlink:actuate="onLoad"/><draw:image xlink:href="./ObjectReplacements/Object 32" xlink:type="simple" xlink:show="embed" xlink:actuate="onLoad"/></draw:frame>forall lsup K rsup S csub 0.1 (%alpha ) exists lsup K rsup S csub 0.1 (%beta ):%alpha namsaa %beta </text:p>
          </table:table-cell>
        </table:table-row>
        <table:table-row>
          <table:table-cell table:style-name="Table1.A2" office:value-type="string">
            <text:p text:style-name="Axiom">33</text:p>
          </table:table-cell>
          <table:table-cell table:style-name="Table1.A2" office:value-type="string">
            <text:p text:style-name="Axiom">D0.1KSE</text:p>
          </table:table-cell>
          <table:table-cell table:style-name="Table1.C2" office:value-type="string">
            <text:p text:style-name="Axiom"><draw:frame draw:style-name="fr1" draw:name="Object33" text:anchor-type="as-char" svg:y="-0.172in" svg:width="1.6071in" svg:height="0.2909in" draw:z-index="32"><draw:object xlink:href="./Object 33" xlink:type="simple" xlink:show="embed" xlink:actuate="onLoad"/><draw:image xlink:href="./ObjectReplacements/Object 33" xlink:type="simple" xlink:show="embed" xlink:actuate="onLoad"/></draw:frame>exists lsup K rsup S csub 0.1 (%alpha <text:s/>, %beta ):%alpha namsaa %beta </text:p>
          </table:table-cell>
        </table:table-row>
        <table:table-row>
          <table:table-cell table:style-name="Table1.A2" office:value-type="string">
            <text:p text:style-name="Axiom">34</text:p>
          </table:table-cell>
          <table:table-cell table:style-name="Table1.A2" office:value-type="string">
            <text:p text:style-name="Axiom">D0.1K_A</text:p>
          </table:table-cell>
          <table:table-cell table:style-name="Table1.C2" office:value-type="string">
            <text:p text:style-name="Axiom"><draw:frame draw:style-name="fr1" draw:name="Object34" text:anchor-type="as-char" svg:y="-0.172in" svg:width="1.5429in" svg:height="0.2902in" draw:z-index="33"><draw:object xlink:href="./Object 34" xlink:type="simple" xlink:show="embed" xlink:actuate="onLoad"/><draw:image xlink:href="./ObjectReplacements/Object 34" xlink:type="simple" xlink:show="embed" xlink:actuate="onLoad"/></draw:frame>forall lsup K <text:s/>csub 0.1 (%alpha <text:s/>, %beta ):%alpha namsaa %beta </text:p>
          </table:table-cell>
        </table:table-row>
        <text:soft-page-break/>
        <table:table-row>
          <table:table-cell table:style-name="Table1.A2" office:value-type="string">
            <text:p text:style-name="Axiom">35</text:p>
          </table:table-cell>
          <table:table-cell table:style-name="Table1.A2" office:value-type="string">
            <text:p text:style-name="Axiom">D0.1K_B</text:p>
          </table:table-cell>
          <table:table-cell table:style-name="Table1.C2" office:value-type="string">
            <text:p text:style-name="Axiom"><draw:frame draw:style-name="fr1" draw:name="Object35" text:anchor-type="as-char" svg:y="-0.172in" svg:width="1.8181in" svg:height="0.2909in" draw:z-index="34"><draw:object xlink:href="./Object 35" xlink:type="simple" xlink:show="embed" xlink:actuate="onLoad"/><draw:image xlink:href="./ObjectReplacements/Object 35" xlink:type="simple" xlink:show="embed" xlink:actuate="onLoad"/></draw:frame>forall lsup K <text:s/>csub 0.1 (%alpha ) exists lsup K <text:s/>csub 0.1 (%beta ):%alpha namsaa %beta </text:p>
          </table:table-cell>
        </table:table-row>
        <table:table-row>
          <table:table-cell table:style-name="Table1.A2" office:value-type="string">
            <text:p text:style-name="Axiom">36</text:p>
          </table:table-cell>
          <table:table-cell table:style-name="Table1.A2" office:value-type="string">
            <text:p text:style-name="Axiom">D0.1K_E</text:p>
          </table:table-cell>
          <table:table-cell table:style-name="Table1.C2" office:value-type="string">
            <text:p text:style-name="Axiom"><draw:frame draw:style-name="fr1" draw:name="Object36" text:anchor-type="as-char" svg:y="-0.172in" svg:width="1.5429in" svg:height="0.2909in" draw:z-index="35"><draw:object xlink:href="./Object 36" xlink:type="simple" xlink:show="embed" xlink:actuate="onLoad"/><draw:image xlink:href="./ObjectReplacements/Object 36" xlink:type="simple" xlink:show="embed" xlink:actuate="onLoad"/></draw:frame>exists lsup K <text:s/>csub 0.1 (%alpha <text:s/>, %beta ):%alpha namsaa %beta </text:p>
          </table:table-cell>
        </table:table-row>
        <table:table-row>
          <table:table-cell table:style-name="Table1.A2" office:value-type="string">
            <text:p text:style-name="Axiom">37</text:p>
          </table:table-cell>
          <table:table-cell table:style-name="Table1.A2" office:value-type="string">
            <text:p text:style-name="Axiom">D0.1UOA</text:p>
          </table:table-cell>
          <table:table-cell table:style-name="Table1.C2" office:value-type="string">
            <text:p text:style-name="Axiom"><draw:frame draw:style-name="fr1" draw:name="Object37" text:anchor-type="as-char" svg:y="-0.172in" svg:width="1.6209in" svg:height="0.2902in" draw:z-index="36"><draw:object xlink:href="./Object 37" xlink:type="simple" xlink:show="embed" xlink:actuate="onLoad"/><draw:image xlink:href="./ObjectReplacements/Object 37" xlink:type="simple" xlink:show="embed" xlink:actuate="onLoad"/></draw:frame>forall lsup U rsup O csub 0.1 (%alpha <text:s/>, %beta ):%alpha namsaa %beta </text:p>
          </table:table-cell>
        </table:table-row>
        <table:table-row>
          <table:table-cell table:style-name="Table1.A2" office:value-type="string">
            <text:p text:style-name="Axiom">38</text:p>
          </table:table-cell>
          <table:table-cell table:style-name="Table1.A2" office:value-type="string">
            <text:p text:style-name="Axiom">D0.1UOB</text:p>
          </table:table-cell>
          <table:table-cell table:style-name="Table1.C2" office:value-type="string">
            <text:p text:style-name="Axiom"><draw:frame draw:style-name="fr1" draw:name="Object38" text:anchor-type="as-char" svg:y="-0.172in" svg:width="1.9728in" svg:height="0.2909in" draw:z-index="37"><draw:object xlink:href="./Object 38" xlink:type="simple" xlink:show="embed" xlink:actuate="onLoad"/><draw:image xlink:href="./ObjectReplacements/Object 38" xlink:type="simple" xlink:show="embed" xlink:actuate="onLoad"/></draw:frame>forall lsup U rsup O csub 0.1 (%alpha ) exists lsup U rsup O csub 0.1 (%beta ):%alpha namsaa %beta </text:p>
          </table:table-cell>
        </table:table-row>
        <table:table-row>
          <table:table-cell table:style-name="Table1.A2" office:value-type="string">
            <text:p text:style-name="Axiom">39</text:p>
          </table:table-cell>
          <table:table-cell table:style-name="Table1.A2" office:value-type="string">
            <text:p text:style-name="Axiom">D0.1UOE</text:p>
          </table:table-cell>
          <table:table-cell table:style-name="Table1.C2" office:value-type="string">
            <text:p text:style-name="Axiom"><draw:frame draw:style-name="fr1" draw:name="Object39" text:anchor-type="as-char" svg:y="-0.172in" svg:width="1.6209in" svg:height="0.2909in" draw:z-index="38"><draw:object xlink:href="./Object 39" xlink:type="simple" xlink:show="embed" xlink:actuate="onLoad"/><draw:image xlink:href="./ObjectReplacements/Object 39" xlink:type="simple" xlink:show="embed" xlink:actuate="onLoad"/></draw:frame>exists lsup U rsup O csub 0.1 (%alpha <text:s/>, %beta ):%alpha namsaa %beta </text:p>
          </table:table-cell>
        </table:table-row>
        <table:table-row>
          <table:table-cell table:style-name="Table1.A2" office:value-type="string">
            <text:p text:style-name="Axiom">40</text:p>
          </table:table-cell>
          <table:table-cell table:style-name="Table1.A2" office:value-type="string">
            <text:p text:style-name="Axiom">D0.1USA</text:p>
          </table:table-cell>
          <table:table-cell table:style-name="Table1.C2" office:value-type="string">
            <text:p text:style-name="Axiom"><draw:frame draw:style-name="fr1" draw:name="Object40" text:anchor-type="as-char" svg:y="-0.172in" svg:width="1.6075in" svg:height="0.2902in" draw:z-index="39"><draw:object xlink:href="./Object 40" xlink:type="simple" xlink:show="embed" xlink:actuate="onLoad"/><draw:image xlink:href="./ObjectReplacements/Object 40" xlink:type="simple" xlink:show="embed" xlink:actuate="onLoad"/></draw:frame>forall lsup U rsup S csub 0.1 (%alpha <text:s/>, %beta ):%alpha namsaa %beta </text:p>
          </table:table-cell>
        </table:table-row>
        <table:table-row>
          <table:table-cell table:style-name="Table1.A2" office:value-type="string">
            <text:p text:style-name="Axiom">41</text:p>
          </table:table-cell>
          <table:table-cell table:style-name="Table1.A2" office:value-type="string">
            <text:p text:style-name="Axiom">D0.1USB</text:p>
          </table:table-cell>
          <table:table-cell table:style-name="Table1.C2" office:value-type="string">
            <text:p text:style-name="Axiom"><draw:frame draw:style-name="fr1" draw:name="Object41" text:anchor-type="as-char" svg:y="-0.172in" svg:width="1.9472in" svg:height="0.2909in" draw:z-index="40"><draw:object xlink:href="./Object 41" xlink:type="simple" xlink:show="embed" xlink:actuate="onLoad"/><draw:image xlink:href="./ObjectReplacements/Object 41" xlink:type="simple" xlink:show="embed" xlink:actuate="onLoad"/></draw:frame>forall lsup U rsup S csub 0.1 (%alpha ) exists lsup U rsup S csub 0.1 (%beta ):%alpha namsaa %beta </text:p>
          </table:table-cell>
        </table:table-row>
        <table:table-row>
          <table:table-cell table:style-name="Table1.A2" office:value-type="string">
            <text:p text:style-name="Axiom">42</text:p>
          </table:table-cell>
          <table:table-cell table:style-name="Table1.A2" office:value-type="string">
            <text:p text:style-name="Axiom">D0.1USE</text:p>
          </table:table-cell>
          <table:table-cell table:style-name="Table1.C2" office:value-type="string">
            <text:p text:style-name="Axiom"><draw:frame draw:style-name="fr1" draw:name="Object42" text:anchor-type="as-char" svg:y="-0.172in" svg:width="1.6075in" svg:height="0.2909in" draw:z-index="41"><draw:object xlink:href="./Object 42" xlink:type="simple" xlink:show="embed" xlink:actuate="onLoad"/><draw:image xlink:href="./ObjectReplacements/Object 42" xlink:type="simple" xlink:show="embed" xlink:actuate="onLoad"/></draw:frame>exists lsup U rsup S csub 0.1 (%alpha <text:s/>, %beta ):%alpha namsaa %beta </text:p>
          </table:table-cell>
        </table:table-row>
        <table:table-row>
          <table:table-cell table:style-name="Table1.A2" office:value-type="string">
            <text:p text:style-name="Axiom">43</text:p>
          </table:table-cell>
          <table:table-cell table:style-name="Table1.A2" office:value-type="string">
            <text:p text:style-name="Axiom">D0.1U_A</text:p>
          </table:table-cell>
          <table:table-cell table:style-name="Table1.C2" office:value-type="string">
            <text:p text:style-name="Axiom"><draw:frame draw:style-name="fr1" draw:name="Object43" text:anchor-type="as-char" svg:y="-0.172in" svg:width="1.5445in" svg:height="0.2902in" draw:z-index="42"><draw:object xlink:href="./Object 43" xlink:type="simple" xlink:show="embed" xlink:actuate="onLoad"/><draw:image xlink:href="./ObjectReplacements/Object 43" xlink:type="simple" xlink:show="embed" xlink:actuate="onLoad"/></draw:frame>forall lsup U <text:s/>csub 0.1 (%alpha <text:s/>, %beta ):%alpha namsaa %beta </text:p>
          </table:table-cell>
        </table:table-row>
        <table:table-row>
          <table:table-cell table:style-name="Table1.A2" office:value-type="string">
            <text:p text:style-name="Axiom">44</text:p>
          </table:table-cell>
          <table:table-cell table:style-name="Table1.A2" office:value-type="string">
            <text:p text:style-name="Axiom">D0.1U_B</text:p>
          </table:table-cell>
          <table:table-cell table:style-name="Table1.C2" office:value-type="string">
            <text:p text:style-name="Axiom"><draw:frame draw:style-name="fr1" draw:name="Object44" text:anchor-type="as-char" svg:y="-0.172in" svg:width="1.8201in" svg:height="0.2909in" draw:z-index="43"><draw:object xlink:href="./Object 44" xlink:type="simple" xlink:show="embed" xlink:actuate="onLoad"/><draw:image xlink:href="./ObjectReplacements/Object 44" xlink:type="simple" xlink:show="embed" xlink:actuate="onLoad"/></draw:frame>forall lsup U <text:s/>csub 0.1 (%alpha ) exists lsup U <text:s/>csub 0.1 (%beta ):%alpha namsaa %beta </text:p>
          </table:table-cell>
        </table:table-row>
        <table:table-row>
          <table:table-cell table:style-name="Table1.A2" office:value-type="string">
            <text:p text:style-name="Axiom">45</text:p>
          </table:table-cell>
          <table:table-cell table:style-name="Table1.A2" office:value-type="string">
            <text:p text:style-name="Axiom">D0.1U_E</text:p>
          </table:table-cell>
          <table:table-cell table:style-name="Table1.C2" office:value-type="string">
            <text:p text:style-name="Axiom"><draw:frame draw:style-name="fr1" draw:name="Object45" text:anchor-type="as-char" svg:y="-0.172in" svg:width="1.5445in" svg:height="0.2909in" draw:z-index="44"><draw:object xlink:href="./Object 45" xlink:type="simple" xlink:show="embed" xlink:actuate="onLoad"/><draw:image xlink:href="./ObjectReplacements/Object 45" xlink:type="simple" xlink:show="embed" xlink:actuate="onLoad"/></draw:frame>exists lsup U <text:s/>csub 0.1 (%alpha <text:s/>, %beta ):%alpha namsaa %beta </text:p>
          </table:table-cell>
        </table:table-row>
        <text:soft-page-break/>
        <table:table-row>
          <table:table-cell table:style-name="Table1.A2" office:value-type="string">
            <text:p text:style-name="Axiom">46</text:p>
          </table:table-cell>
          <table:table-cell table:style-name="Table1.A2" office:value-type="string">
            <text:p text:style-name="Axiom">D0.1_OA</text:p>
          </table:table-cell>
          <table:table-cell table:style-name="Table1.C2" office:value-type="string">
            <text:p text:style-name="Axiom"><draw:frame draw:style-name="fr1" draw:name="Object46" text:anchor-type="as-char" svg:y="-0.172in" svg:width="1.5354in" svg:height="0.2902in" draw:z-index="45"><draw:object xlink:href="./Object 46" xlink:type="simple" xlink:show="embed" xlink:actuate="onLoad"/><draw:image xlink:href="./ObjectReplacements/Object 46" xlink:type="simple" xlink:show="embed" xlink:actuate="onLoad"/></draw:frame>forall <text:s/>rsup O csub 0.1 (%alpha <text:s/>, %beta ):%alpha namsaa %beta </text:p>
          </table:table-cell>
        </table:table-row>
        <table:table-row>
          <table:table-cell table:style-name="Table1.A2" office:value-type="string">
            <text:p text:style-name="Axiom">47</text:p>
          </table:table-cell>
          <table:table-cell table:style-name="Table1.A2" office:value-type="string">
            <text:p text:style-name="Axiom">D0.1_OB</text:p>
          </table:table-cell>
          <table:table-cell table:style-name="Table1.C2" office:value-type="string">
            <text:p text:style-name="Axiom"><draw:frame draw:style-name="fr1" draw:name="Object47" text:anchor-type="as-char" svg:y="-0.172in" svg:width="1.8016in" svg:height="0.2909in" draw:z-index="46"><draw:object xlink:href="./Object 47" xlink:type="simple" xlink:show="embed" xlink:actuate="onLoad"/><draw:image xlink:href="./ObjectReplacements/Object 47" xlink:type="simple" xlink:show="embed" xlink:actuate="onLoad"/></draw:frame>forall <text:s/>rsup O csub 0.1 (%alpha ) exists <text:s/>rsup O csub 0.1 (%beta ):%alpha namsaa %beta </text:p>
          </table:table-cell>
        </table:table-row>
        <table:table-row>
          <table:table-cell table:style-name="Table1.A2" office:value-type="string">
            <text:p text:style-name="Axiom">48</text:p>
          </table:table-cell>
          <table:table-cell table:style-name="Table1.A2" office:value-type="string">
            <text:p text:style-name="Axiom">D0.1_OE</text:p>
          </table:table-cell>
          <table:table-cell table:style-name="Table1.C2" office:value-type="string">
            <text:p text:style-name="Axiom"><draw:frame draw:style-name="fr1" draw:name="Object48" text:anchor-type="as-char" svg:y="-0.172in" svg:width="1.5346in" svg:height="0.2909in" draw:z-index="47"><draw:object xlink:href="./Object 48" xlink:type="simple" xlink:show="embed" xlink:actuate="onLoad"/><draw:image xlink:href="./ObjectReplacements/Object 48" xlink:type="simple" xlink:show="embed" xlink:actuate="onLoad"/></draw:frame>exists <text:s/>rsup O csub 0.1 (%alpha <text:s/>, %beta ):%alpha namsaa %beta </text:p>
          </table:table-cell>
        </table:table-row>
        <table:table-row>
          <table:table-cell table:style-name="Table1.A2" office:value-type="string">
            <text:p text:style-name="Axiom">49</text:p>
          </table:table-cell>
          <table:table-cell table:style-name="Table1.A2" office:value-type="string">
            <text:p text:style-name="Axiom">D0.1_SA</text:p>
          </table:table-cell>
          <table:table-cell table:style-name="Table1.C2" office:value-type="string">
            <text:p text:style-name="Axiom"><draw:frame draw:style-name="fr1" draw:name="Object49" text:anchor-type="as-char" svg:y="-0.172in" svg:width="1.522in" svg:height="0.2902in" draw:z-index="48"><draw:object xlink:href="./Object 49" xlink:type="simple" xlink:show="embed" xlink:actuate="onLoad"/><draw:image xlink:href="./ObjectReplacements/Object 49" xlink:type="simple" xlink:show="embed" xlink:actuate="onLoad"/></draw:frame>forall <text:s/>rsup S csub 0.1 (%alpha <text:s/>, %beta ):%alpha namsaa %beta </text:p>
          </table:table-cell>
        </table:table-row>
        <table:table-row>
          <table:table-cell table:style-name="Table1.A2" office:value-type="string">
            <text:p text:style-name="Axiom">50</text:p>
          </table:table-cell>
          <table:table-cell table:style-name="Table1.A2" office:value-type="string">
            <text:p text:style-name="Axiom">D0.1_SB</text:p>
          </table:table-cell>
          <table:table-cell table:style-name="Table1.C2" office:value-type="string">
            <text:p text:style-name="Axiom"><draw:frame draw:style-name="fr1" draw:name="Object50" text:anchor-type="as-char" svg:y="-0.172in" svg:width="1.7756in" svg:height="0.2909in" draw:z-index="49"><draw:object xlink:href="./Object 50" xlink:type="simple" xlink:show="embed" xlink:actuate="onLoad"/><draw:image xlink:href="./ObjectReplacements/Object 50" xlink:type="simple" xlink:show="embed" xlink:actuate="onLoad"/></draw:frame>forall <text:s/>rsup S csub 0.1 (%alpha ) exists <text:s/>rsup S csub 0.1 (%beta ):%alpha namsaa %beta </text:p>
          </table:table-cell>
        </table:table-row>
        <table:table-row>
          <table:table-cell table:style-name="Table1.A2" office:value-type="string">
            <text:p text:style-name="Axiom">51</text:p>
          </table:table-cell>
          <table:table-cell table:style-name="Table1.A2" office:value-type="string">
            <text:p text:style-name="Axiom">D0.1_SE</text:p>
          </table:table-cell>
          <table:table-cell table:style-name="Table1.C2" office:value-type="string">
            <text:p text:style-name="Axiom"><draw:frame draw:style-name="fr1" draw:name="Object51" text:anchor-type="as-char" svg:y="-0.172in" svg:width="1.5217in" svg:height="0.2909in" draw:z-index="50"><draw:object xlink:href="./Object 51" xlink:type="simple" xlink:show="embed" xlink:actuate="onLoad"/><draw:image xlink:href="./ObjectReplacements/Object 51" xlink:type="simple" xlink:show="embed" xlink:actuate="onLoad"/></draw:frame>exists <text:s/>rsup S csub 0.1 (%alpha <text:s/>, %beta ):%alpha namsaa %beta </text:p>
          </table:table-cell>
        </table:table-row>
        <table:table-row>
          <table:table-cell table:style-name="Table1.A2" office:value-type="string">
            <text:p text:style-name="Axiom">52</text:p>
          </table:table-cell>
          <table:table-cell table:style-name="Table1.A2" office:value-type="string">
            <text:p text:style-name="Axiom">D0.1__A</text:p>
          </table:table-cell>
          <table:table-cell table:style-name="Table1.C2" office:value-type="string">
            <text:p text:style-name="Axiom"><draw:frame draw:style-name="fr1" draw:name="Object52" text:anchor-type="as-char" svg:y="-0.152in" svg:width="1.4591in" svg:height="0.2701in" draw:z-index="51"><draw:object xlink:href="./Object 52" xlink:type="simple" xlink:show="embed" xlink:actuate="onLoad"/><draw:image xlink:href="./ObjectReplacements/Object 52" xlink:type="simple" xlink:show="embed" xlink:actuate="onLoad"/></draw:frame>forall <text:s text:c="2"/>csub 0.1 (%alpha <text:s/>, %beta ):%alpha namsaa %beta </text:p>
          </table:table-cell>
        </table:table-row>
        <table:table-row>
          <table:table-cell table:style-name="Table1.A2" office:value-type="string">
            <text:p text:style-name="Axiom">53</text:p>
          </table:table-cell>
          <table:table-cell table:style-name="Table1.A2" office:value-type="string">
            <text:p text:style-name="Axiom">D0.1__B</text:p>
          </table:table-cell>
          <table:table-cell table:style-name="Table1.C2" office:value-type="string">
            <text:p text:style-name="Axiom"><draw:frame draw:style-name="fr1" draw:name="Object53" text:anchor-type="as-char" svg:y="-0.152in" svg:width="1.6484in" svg:height="0.2709in" draw:z-index="52"><draw:object xlink:href="./Object 53" xlink:type="simple" xlink:show="embed" xlink:actuate="onLoad"/><draw:image xlink:href="./ObjectReplacements/Object 53" xlink:type="simple" xlink:show="embed" xlink:actuate="onLoad"/></draw:frame>forall <text:s text:c="2"/>csub 0.1 (%alpha ) exists <text:s text:c="2"/>csub 0.1 (%beta ):%alpha namsaa %beta </text:p>
          </table:table-cell>
        </table:table-row>
        <table:table-row>
          <table:table-cell table:style-name="Table1.A2" office:value-type="string">
            <text:p text:style-name="Axiom">54</text:p>
          </table:table-cell>
          <table:table-cell table:style-name="Table1.A2" office:value-type="string">
            <text:p text:style-name="Axiom">D0.1__E</text:p>
          </table:table-cell>
          <table:table-cell table:style-name="Table1.C2" office:value-type="string">
            <text:p text:style-name="Axiom"><draw:frame draw:style-name="fr1" draw:name="Object54" text:anchor-type="as-char" svg:y="-0.152in" svg:width="1.4583in" svg:height="0.2709in" draw:z-index="53"><draw:object xlink:href="./Object 54" xlink:type="simple" xlink:show="embed" xlink:actuate="onLoad"/><draw:image xlink:href="./ObjectReplacements/Object 54" xlink:type="simple" xlink:show="embed" xlink:actuate="onLoad"/></draw:frame>exists <text:s text:c="2"/>csub 0.1 (%alpha <text:s/>, %beta ):%alpha namsaa %beta </text:p>
          </table:table-cell>
        </table:table-row>
        <table:table-row>
          <table:table-cell table:style-name="Table1.A2" office:value-type="string">
            <text:p text:style-name="Axiom">55</text:p>
          </table:table-cell>
          <table:table-cell table:style-name="Table1.A2" office:value-type="string">
            <text:p text:style-name="Axiom">D0.yKOA</text:p>
          </table:table-cell>
          <table:table-cell table:style-name="Table1.C2" office:value-type="string">
            <text:p text:style-name="Axiom"><draw:frame draw:style-name="fr1" draw:name="Object55" text:anchor-type="as-char" svg:y="-0.172in" svg:width="1.6244in" svg:height="0.2902in" draw:z-index="54"><draw:object xlink:href="./Object 55" xlink:type="simple" xlink:show="embed" xlink:actuate="onLoad"/><draw:image xlink:href="./ObjectReplacements/Object 55" xlink:type="simple" xlink:show="embed" xlink:actuate="onLoad"/></draw:frame>forall lsup K rsup O csub 0.y (%alpha <text:s/>, %beta ):%alpha namsaa %beta </text:p>
          </table:table-cell>
        </table:table-row>
        <table:table-row>
          <table:table-cell table:style-name="Table1.A2" office:value-type="string">
            <text:p text:style-name="Axiom">56</text:p>
          </table:table-cell>
          <table:table-cell table:style-name="Table1.A2" office:value-type="string">
            <text:p text:style-name="Axiom">D0.yKOB</text:p>
          </table:table-cell>
          <table:table-cell table:style-name="Table1.C2" office:value-type="string">
            <text:p text:style-name="Axiom"><draw:frame draw:style-name="fr1" draw:name="Object56" text:anchor-type="as-char" svg:y="-0.172in" svg:width="1.9807in" svg:height="0.2909in" draw:z-index="55"><draw:object xlink:href="./Object 56" xlink:type="simple" xlink:show="embed" xlink:actuate="onLoad"/><draw:image xlink:href="./ObjectReplacements/Object 56" xlink:type="simple" xlink:show="embed" xlink:actuate="onLoad"/></draw:frame>forall lsup K rsup O csub 0.y (%alpha ) exists lsup K rsup O csub 0.y (%beta ):%alpha namsaa %beta </text:p>
          </table:table-cell>
        </table:table-row>
        <table:table-row>
          <table:table-cell table:style-name="Table1.A2" office:value-type="string">
            <text:p text:style-name="Axiom">57</text:p>
          </table:table-cell>
          <table:table-cell table:style-name="Table1.A2" office:value-type="string">
            <text:p text:style-name="Axiom">D0.yKOE</text:p>
          </table:table-cell>
          <table:table-cell table:style-name="Table1.C2" office:value-type="string">
            <text:p text:style-name="Axiom"><draw:frame draw:style-name="fr1" draw:name="Object57" text:anchor-type="as-char" svg:y="-0.172in" svg:width="1.6244in" svg:height="0.2909in" draw:z-index="56"><draw:object xlink:href="./Object 57" xlink:type="simple" xlink:show="embed" xlink:actuate="onLoad"/><draw:image xlink:href="./ObjectReplacements/Object 57" xlink:type="simple" xlink:show="embed" xlink:actuate="onLoad"/></draw:frame>exists lsup K rsup O csub 0.y (%alpha <text:s/>, %beta ):%alpha namsaa %beta </text:p>
          </table:table-cell>
        </table:table-row>
        <text:soft-page-break/>
        <table:table-row>
          <table:table-cell table:style-name="Table1.A2" office:value-type="string">
            <text:p text:style-name="Axiom">58</text:p>
          </table:table-cell>
          <table:table-cell table:style-name="Table1.A2" office:value-type="string">
            <text:p text:style-name="Axiom">D0.yKSA</text:p>
          </table:table-cell>
          <table:table-cell table:style-name="Table1.C2" office:value-type="string">
            <text:p text:style-name="Axiom"><draw:frame draw:style-name="fr1" draw:name="Object58" text:anchor-type="as-char" svg:y="-0.172in" svg:width="1.611in" svg:height="0.2902in" draw:z-index="57"><draw:object xlink:href="./Object 58" xlink:type="simple" xlink:show="embed" xlink:actuate="onLoad"/><draw:image xlink:href="./ObjectReplacements/Object 58" xlink:type="simple" xlink:show="embed" xlink:actuate="onLoad"/></draw:frame>forall lsup K rsup S csub 0.y (%alpha <text:s/>, %beta ):%alpha namsaa %beta </text:p>
          </table:table-cell>
        </table:table-row>
        <table:table-row>
          <table:table-cell table:style-name="Table1.A2" office:value-type="string">
            <text:p text:style-name="Axiom">59</text:p>
          </table:table-cell>
          <table:table-cell table:style-name="Table1.A2" office:value-type="string">
            <text:p text:style-name="Axiom">D0.yKSB</text:p>
          </table:table-cell>
          <table:table-cell table:style-name="Table1.C2" office:value-type="string">
            <text:p text:style-name="Axiom"><draw:frame draw:style-name="fr1" draw:name="Object59" text:anchor-type="as-char" svg:y="-0.172in" svg:width="1.9543in" svg:height="0.2909in" draw:z-index="58"><draw:object xlink:href="./Object 59" xlink:type="simple" xlink:show="embed" xlink:actuate="onLoad"/><draw:image xlink:href="./ObjectReplacements/Object 59" xlink:type="simple" xlink:show="embed" xlink:actuate="onLoad"/></draw:frame>forall lsup K rsup S csub 0.y (%alpha ) exists lsup K rsup S csub 0.y (%beta ):%alpha namsaa %beta </text:p>
          </table:table-cell>
        </table:table-row>
        <table:table-row>
          <table:table-cell table:style-name="Table1.A2" office:value-type="string">
            <text:p text:style-name="Axiom">60</text:p>
          </table:table-cell>
          <table:table-cell table:style-name="Table1.A2" office:value-type="string">
            <text:p text:style-name="Axiom">D0.yKSE</text:p>
          </table:table-cell>
          <table:table-cell table:style-name="Table1.C2" office:value-type="string">
            <text:p text:style-name="Axiom"><draw:frame draw:style-name="fr1" draw:name="Object60" text:anchor-type="as-char" svg:y="-0.172in" svg:width="1.611in" svg:height="0.2909in" draw:z-index="59"><draw:object xlink:href="./Object 60" xlink:type="simple" xlink:show="embed" xlink:actuate="onLoad"/><draw:image xlink:href="./ObjectReplacements/Object 60" xlink:type="simple" xlink:show="embed" xlink:actuate="onLoad"/></draw:frame>exists lsup K rsup S csub 0.y (%alpha <text:s/>, %beta ):%alpha namsaa %beta </text:p>
          </table:table-cell>
        </table:table-row>
        <table:table-row>
          <table:table-cell table:style-name="Table1.A2" office:value-type="string">
            <text:p text:style-name="Axiom">61</text:p>
          </table:table-cell>
          <table:table-cell table:style-name="Table1.A2" office:value-type="string">
            <text:p text:style-name="Axiom">D0.yK_A</text:p>
          </table:table-cell>
          <table:table-cell table:style-name="Table1.C2" office:value-type="string">
            <text:p text:style-name="Axiom"><draw:frame draw:style-name="fr1" draw:name="Object61" text:anchor-type="as-char" svg:y="-0.172in" svg:width="1.548in" svg:height="0.2902in" draw:z-index="60"><draw:object xlink:href="./Object 61" xlink:type="simple" xlink:show="embed" xlink:actuate="onLoad"/><draw:image xlink:href="./ObjectReplacements/Object 61" xlink:type="simple" xlink:show="embed" xlink:actuate="onLoad"/></draw:frame>forall lsup K <text:s/>csub 0.y (%alpha <text:s/>, %beta ):%alpha namsaa %beta </text:p>
          </table:table-cell>
        </table:table-row>
        <table:table-row>
          <table:table-cell table:style-name="Table1.A2" office:value-type="string">
            <text:p text:style-name="Axiom">62</text:p>
          </table:table-cell>
          <table:table-cell table:style-name="Table1.A2" office:value-type="string">
            <text:p text:style-name="Axiom">D0.yK_B</text:p>
          </table:table-cell>
          <table:table-cell table:style-name="Table1.C2" office:value-type="string">
            <text:p text:style-name="Axiom"><draw:frame draw:style-name="fr1" draw:name="Object62" text:anchor-type="as-char" svg:y="-0.172in" svg:width="1.828in" svg:height="0.2909in" draw:z-index="61"><draw:object xlink:href="./Object 62" xlink:type="simple" xlink:show="embed" xlink:actuate="onLoad"/><draw:image xlink:href="./ObjectReplacements/Object 62" xlink:type="simple" xlink:show="embed" xlink:actuate="onLoad"/></draw:frame>forall lsup K <text:s/>csub 0.y (%alpha ) exists lsup K <text:s/>csub 0.y (%beta ):%alpha namsaa %beta </text:p>
          </table:table-cell>
        </table:table-row>
        <table:table-row>
          <table:table-cell table:style-name="Table1.A2" office:value-type="string">
            <text:p text:style-name="Axiom">63</text:p>
          </table:table-cell>
          <table:table-cell table:style-name="Table1.A2" office:value-type="string">
            <text:p text:style-name="Axiom">D0.yK_E</text:p>
          </table:table-cell>
          <table:table-cell table:style-name="Table1.C2" office:value-type="string">
            <text:p text:style-name="Axiom"><draw:frame draw:style-name="fr1" draw:name="Object63" text:anchor-type="as-char" svg:y="-0.172in" svg:width="1.548in" svg:height="0.2909in" draw:z-index="62"><draw:object xlink:href="./Object 63" xlink:type="simple" xlink:show="embed" xlink:actuate="onLoad"/><draw:image xlink:href="./ObjectReplacements/Object 63" xlink:type="simple" xlink:show="embed" xlink:actuate="onLoad"/></draw:frame>exists lsup K <text:s/>csub 0.y (%alpha <text:s/>, %beta ):%alpha namsaa %beta </text:p>
          </table:table-cell>
        </table:table-row>
        <table:table-row>
          <table:table-cell table:style-name="Table1.A2" office:value-type="string">
            <text:p text:style-name="Axiom">64</text:p>
          </table:table-cell>
          <table:table-cell table:style-name="Table1.A2" office:value-type="string">
            <text:p text:style-name="Axiom">D0.yUOA</text:p>
          </table:table-cell>
          <table:table-cell table:style-name="Table1.C2" office:value-type="string">
            <text:p text:style-name="Axiom"><draw:frame draw:style-name="fr1" draw:name="Object64" text:anchor-type="as-char" svg:y="-0.172in" svg:width="1.6256in" svg:height="0.2902in" draw:z-index="63"><draw:object xlink:href="./Object 64" xlink:type="simple" xlink:show="embed" xlink:actuate="onLoad"/><draw:image xlink:href="./ObjectReplacements/Object 64" xlink:type="simple" xlink:show="embed" xlink:actuate="onLoad"/></draw:frame>forall lsup U rsup O csub 0.y (%alpha <text:s/>, %beta ):%alpha namsaa %beta </text:p>
          </table:table-cell>
        </table:table-row>
        <table:table-row>
          <table:table-cell table:style-name="Table1.A2" office:value-type="string">
            <text:p text:style-name="Axiom">65</text:p>
          </table:table-cell>
          <table:table-cell table:style-name="Table1.A2" office:value-type="string">
            <text:p text:style-name="Axiom">D0.yUOB</text:p>
          </table:table-cell>
          <table:table-cell table:style-name="Table1.C2" office:value-type="string">
            <text:p text:style-name="Axiom"><draw:frame draw:style-name="fr1" draw:name="Object65" text:anchor-type="as-char" svg:y="-0.172in" svg:width="1.9827in" svg:height="0.2909in" draw:z-index="64"><draw:object xlink:href="./Object 65" xlink:type="simple" xlink:show="embed" xlink:actuate="onLoad"/><draw:image xlink:href="./ObjectReplacements/Object 65" xlink:type="simple" xlink:show="embed" xlink:actuate="onLoad"/></draw:frame>forall lsup U rsup O csub 0.y (%alpha ) exists lsup U rsup O csub 0.y (%beta ):%alpha namsaa %beta </text:p>
          </table:table-cell>
        </table:table-row>
        <table:table-row>
          <table:table-cell table:style-name="Table1.A2" office:value-type="string">
            <text:p text:style-name="Axiom">66</text:p>
          </table:table-cell>
          <table:table-cell table:style-name="Table1.A2" office:value-type="string">
            <text:p text:style-name="Axiom">D0.yUOE</text:p>
          </table:table-cell>
          <table:table-cell table:style-name="Table1.C2" office:value-type="string">
            <text:p text:style-name="Axiom"><draw:frame draw:style-name="fr1" draw:name="Object66" text:anchor-type="as-char" svg:y="-0.172in" svg:width="1.6256in" svg:height="0.2909in" draw:z-index="65"><draw:object xlink:href="./Object 66" xlink:type="simple" xlink:show="embed" xlink:actuate="onLoad"/><draw:image xlink:href="./ObjectReplacements/Object 66" xlink:type="simple" xlink:show="embed" xlink:actuate="onLoad"/></draw:frame>exists lsup U rsup O csub 0.y (%alpha <text:s/>, %beta ):%alpha namsaa %beta </text:p>
          </table:table-cell>
        </table:table-row>
        <table:table-row>
          <table:table-cell table:style-name="Table1.A2" office:value-type="string">
            <text:p text:style-name="Axiom">67</text:p>
          </table:table-cell>
          <table:table-cell table:style-name="Table1.A2" office:value-type="string">
            <text:p text:style-name="Axiom">D0.yUSA</text:p>
          </table:table-cell>
          <table:table-cell table:style-name="Table1.C2" office:value-type="string">
            <text:p text:style-name="Axiom"><draw:frame draw:style-name="fr1" draw:name="Object67" text:anchor-type="as-char" svg:y="-0.172in" svg:width="1.6126in" svg:height="0.2902in" draw:z-index="66"><draw:object xlink:href="./Object 67" xlink:type="simple" xlink:show="embed" xlink:actuate="onLoad"/><draw:image xlink:href="./ObjectReplacements/Object 67" xlink:type="simple" xlink:show="embed" xlink:actuate="onLoad"/></draw:frame>forall lsup U rsup S csub 0.y (%alpha <text:s/>, %beta ):%alpha namsaa %beta </text:p>
          </table:table-cell>
        </table:table-row>
        <table:table-row>
          <table:table-cell table:style-name="Table1.A2" office:value-type="string">
            <text:p text:style-name="Axiom">68</text:p>
          </table:table-cell>
          <table:table-cell table:style-name="Table1.A2" office:value-type="string">
            <text:p text:style-name="Axiom">D0.yUSB</text:p>
          </table:table-cell>
          <table:table-cell table:style-name="Table1.C2" office:value-type="string">
            <text:p text:style-name="Axiom"><draw:frame draw:style-name="fr1" draw:name="Object68" text:anchor-type="as-char" svg:y="-0.172in" svg:width="1.9571in" svg:height="0.2909in" draw:z-index="67"><draw:object xlink:href="./Object 68" xlink:type="simple" xlink:show="embed" xlink:actuate="onLoad"/><draw:image xlink:href="./ObjectReplacements/Object 68" xlink:type="simple" xlink:show="embed" xlink:actuate="onLoad"/></draw:frame>forall lsup U rsup S csub 0.y (%alpha ) exists lsup U rsup S csub 0.y (%beta ):%alpha namsaa %beta </text:p>
          </table:table-cell>
        </table:table-row>
        <table:table-row>
          <table:table-cell table:style-name="Table1.A2" office:value-type="string">
            <text:p text:style-name="Axiom">69</text:p>
          </table:table-cell>
          <table:table-cell table:style-name="Table1.A2" office:value-type="string">
            <text:p text:style-name="Axiom">D0.yUSE</text:p>
          </table:table-cell>
          <table:table-cell table:style-name="Table1.C2" office:value-type="string">
            <text:p text:style-name="Axiom"><draw:frame draw:style-name="fr1" draw:name="Object69" text:anchor-type="as-char" svg:y="-0.172in" svg:width="1.6126in" svg:height="0.2909in" draw:z-index="68"><draw:object xlink:href="./Object 69" xlink:type="simple" xlink:show="embed" xlink:actuate="onLoad"/><draw:image xlink:href="./ObjectReplacements/Object 69" xlink:type="simple" xlink:show="embed" xlink:actuate="onLoad"/></draw:frame>exists lsup U rsup S csub 0.y (%alpha <text:s/>, %beta ):%alpha namsaa %beta </text:p>
          </table:table-cell>
        </table:table-row>
        <table:table-row>
          <table:table-cell table:style-name="Table1.A2" office:value-type="string">
            <text:p text:style-name="Axiom">70</text:p>
          </table:table-cell>
          <table:table-cell table:style-name="Table1.A2" office:value-type="string">
            <text:p text:style-name="Axiom">D0.yU_A</text:p>
          </table:table-cell>
          <table:table-cell table:style-name="Table1.C2" office:value-type="string">
            <text:p text:style-name="Axiom"><draw:frame draw:style-name="fr1" draw:name="Object70" text:anchor-type="as-char" svg:y="-0.172in" svg:width="1.5492in" svg:height="0.2902in" draw:z-index="69"><draw:object xlink:href="./Object 70" xlink:type="simple" xlink:show="embed" xlink:actuate="onLoad"/><draw:image xlink:href="./ObjectReplacements/Object 70" xlink:type="simple" xlink:show="embed" xlink:actuate="onLoad"/></draw:frame>forall lsup U <text:s/>csub 0.y (%alpha <text:s/>, %beta ):%alpha namsaa %beta </text:p>
          </table:table-cell>
        </table:table-row>
        <table:table-row>
          <table:table-cell table:style-name="Table1.A2" office:value-type="string">
            <text:p text:style-name="Axiom">71</text:p>
          </table:table-cell>
          <table:table-cell table:style-name="Table1.A2" office:value-type="string">
            <text:p text:style-name="Axiom">D0.yU_B</text:p>
          </table:table-cell>
          <table:table-cell table:style-name="Table1.C2" office:value-type="string">
            <text:p text:style-name="Axiom"><draw:frame draw:style-name="fr1" draw:name="Object71" text:anchor-type="as-char" svg:y="-0.172in" svg:width="1.8299in" svg:height="0.2909in" draw:z-index="70"><draw:object xlink:href="./Object 71" xlink:type="simple" xlink:show="embed" xlink:actuate="onLoad"/><draw:image xlink:href="./ObjectReplacements/Object 71" xlink:type="simple" xlink:show="embed" xlink:actuate="onLoad"/></draw:frame>forall lsup U <text:s/>csub 0.y (%alpha ) exists lsup U <text:s/>csub 0.y (%beta ):%alpha namsaa %beta </text:p>
          </table:table-cell>
        </table:table-row>
        <table:table-row>
          <table:table-cell table:style-name="Table1.A2" office:value-type="string">
            <text:p text:style-name="Axiom">72</text:p>
          </table:table-cell>
          <table:table-cell table:style-name="Table1.A2" office:value-type="string">
            <text:p text:style-name="Axiom">D0.yU_E</text:p>
          </table:table-cell>
          <table:table-cell table:style-name="Table1.C2" office:value-type="string">
            <text:p text:style-name="Axiom"><draw:frame draw:style-name="fr1" draw:name="Object72" text:anchor-type="as-char" svg:y="-0.172in" svg:width="1.5492in" svg:height="0.2909in" draw:z-index="71"><draw:object xlink:href="./Object 72" xlink:type="simple" xlink:show="embed" xlink:actuate="onLoad"/><draw:image xlink:href="./ObjectReplacements/Object 72" xlink:type="simple" xlink:show="embed" xlink:actuate="onLoad"/></draw:frame>exists lsup U <text:s/>csub 0.y (%alpha <text:s/>, %beta ):%alpha namsaa %beta </text:p>
          </table:table-cell>
        </table:table-row>
        <table:table-row>
          <table:table-cell table:style-name="Table1.A2" office:value-type="string">
            <text:p text:style-name="Axiom">73</text:p>
          </table:table-cell>
          <table:table-cell table:style-name="Table1.A2" office:value-type="string">
            <text:p text:style-name="Axiom">D0.y_OA</text:p>
          </table:table-cell>
          <table:table-cell table:style-name="Table1.C2" office:value-type="string">
            <text:p text:style-name="Axiom"><draw:frame draw:style-name="fr1" draw:name="Object73" text:anchor-type="as-char" svg:y="-0.172in" svg:width="1.5398in" svg:height="0.2902in" draw:z-index="72"><draw:object xlink:href="./Object 73" xlink:type="simple" xlink:show="embed" xlink:actuate="onLoad"/><draw:image xlink:href="./ObjectReplacements/Object 73" xlink:type="simple" xlink:show="embed" xlink:actuate="onLoad"/></draw:frame>forall <text:s/>rsup O csub 0.y (%alpha <text:s/>, %beta ):%alpha namsaa %beta </text:p>
          </table:table-cell>
        </table:table-row>
        <table:table-row>
          <table:table-cell table:style-name="Table1.A2" office:value-type="string">
            <text:p text:style-name="Axiom">74</text:p>
          </table:table-cell>
          <table:table-cell table:style-name="Table1.A2" office:value-type="string">
            <text:p text:style-name="Axiom">D0.y_OB</text:p>
          </table:table-cell>
          <table:table-cell table:style-name="Table1.C2" office:value-type="string">
            <text:p text:style-name="Axiom"><draw:frame draw:style-name="fr1" draw:name="Object74" text:anchor-type="as-char" svg:y="-0.172in" svg:width="1.8102in" svg:height="0.2909in" draw:z-index="73"><draw:object xlink:href="./Object 74" xlink:type="simple" xlink:show="embed" xlink:actuate="onLoad"/><draw:image xlink:href="./ObjectReplacements/Object 74" xlink:type="simple" xlink:show="embed" xlink:actuate="onLoad"/></draw:frame>forall <text:s/>rsup O csub 0.y (%alpha ) exists <text:s/>rsup O csub 0.y (%beta ):%alpha namsaa %beta </text:p>
          </table:table-cell>
        </table:table-row>
        <table:table-row>
          <table:table-cell table:style-name="Table1.A2" office:value-type="string">
            <text:p text:style-name="Axiom">75</text:p>
          </table:table-cell>
          <table:table-cell table:style-name="Table1.A2" office:value-type="string">
            <text:p text:style-name="Axiom">D0.y_OE</text:p>
          </table:table-cell>
          <table:table-cell table:style-name="Table1.C2" office:value-type="string">
            <text:p text:style-name="Axiom"><draw:frame draw:style-name="fr1" draw:name="Object75" text:anchor-type="as-char" svg:y="-0.172in" svg:width="1.5398in" svg:height="0.2909in" draw:z-index="74"><draw:object xlink:href="./Object 75" xlink:type="simple" xlink:show="embed" xlink:actuate="onLoad"/><draw:image xlink:href="./ObjectReplacements/Object 75" xlink:type="simple" xlink:show="embed" xlink:actuate="onLoad"/></draw:frame>exists <text:s/>rsup O csub 0.y (%alpha <text:s/>, %beta ):%alpha namsaa %beta </text:p>
          </table:table-cell>
        </table:table-row>
        <table:table-row>
          <table:table-cell table:style-name="Table1.A2" office:value-type="string">
            <text:p text:style-name="Axiom">76</text:p>
          </table:table-cell>
          <table:table-cell table:style-name="Table1.A2" office:value-type="string">
            <text:p text:style-name="Axiom">D0.y_SA</text:p>
          </table:table-cell>
          <table:table-cell table:style-name="Table1.C2" office:value-type="string">
            <text:p text:style-name="Axiom"><draw:frame draw:style-name="fr1" draw:name="Object76" text:anchor-type="as-char" svg:y="-0.172in" svg:width="1.5264in" svg:height="0.2902in" draw:z-index="75"><draw:object xlink:href="./Object 76" xlink:type="simple" xlink:show="embed" xlink:actuate="onLoad"/><draw:image xlink:href="./ObjectReplacements/Object 76" xlink:type="simple" xlink:show="embed" xlink:actuate="onLoad"/></draw:frame>forall <text:s/>rsup S csub 0.y (%alpha <text:s/>, %beta ):%alpha namsaa %beta </text:p>
          </table:table-cell>
        </table:table-row>
        <table:table-row>
          <table:table-cell table:style-name="Table1.A2" office:value-type="string">
            <text:p text:style-name="Axiom">77</text:p>
          </table:table-cell>
          <table:table-cell table:style-name="Table1.A2" office:value-type="string">
            <text:p text:style-name="Axiom">D0.y_SB</text:p>
          </table:table-cell>
          <table:table-cell table:style-name="Table1.C2" office:value-type="string">
            <text:p text:style-name="Axiom"><draw:frame draw:style-name="fr1" draw:name="Object77" text:anchor-type="as-char" svg:y="-0.172in" svg:width="1.7839in" svg:height="0.2909in" draw:z-index="76"><draw:object xlink:href="./Object 77" xlink:type="simple" xlink:show="embed" xlink:actuate="onLoad"/><draw:image xlink:href="./ObjectReplacements/Object 77" xlink:type="simple" xlink:show="embed" xlink:actuate="onLoad"/></draw:frame>forall <text:s/>rsup S csub 0.y (%alpha ) exists <text:s/>rsup S csub 0.y (%beta ):%alpha namsaa %beta </text:p>
          </table:table-cell>
        </table:table-row>
        <table:table-row>
          <table:table-cell table:style-name="Table1.A2" office:value-type="string">
            <text:p text:style-name="Axiom">78</text:p>
          </table:table-cell>
          <table:table-cell table:style-name="Table1.A2" office:value-type="string">
            <text:p text:style-name="Axiom">D0.y_SE</text:p>
          </table:table-cell>
          <table:table-cell table:style-name="Table1.C2" office:value-type="string">
            <text:p text:style-name="Axiom"><draw:frame draw:style-name="fr1" draw:name="Object78" text:anchor-type="as-char" svg:y="-0.172in" svg:width="1.5264in" svg:height="0.2909in" draw:z-index="77"><draw:object xlink:href="./Object 78" xlink:type="simple" xlink:show="embed" xlink:actuate="onLoad"/><draw:image xlink:href="./ObjectReplacements/Object 78" xlink:type="simple" xlink:show="embed" xlink:actuate="onLoad"/></draw:frame>exists <text:s/>rsup S csub 0.y (%alpha <text:s/>, %beta ):%alpha namsaa %beta </text:p>
          </table:table-cell>
        </table:table-row>
        <table:table-row>
          <table:table-cell table:style-name="Table1.A2" office:value-type="string">
            <text:p text:style-name="Axiom">79</text:p>
          </table:table-cell>
          <table:table-cell table:style-name="Table1.A2" office:value-type="string">
            <text:p text:style-name="Axiom">D0.y__A</text:p>
          </table:table-cell>
          <table:table-cell table:style-name="Table1.C2" office:value-type="string">
            <text:p text:style-name="Axiom"><draw:frame draw:style-name="fr1" draw:name="Object79" text:anchor-type="as-char" svg:y="-0.152in" svg:width="1.4634in" svg:height="0.2701in" draw:z-index="78"><draw:object xlink:href="./Object 79" xlink:type="simple" xlink:show="embed" xlink:actuate="onLoad"/><draw:image xlink:href="./ObjectReplacements/Object 79" xlink:type="simple" xlink:show="embed" xlink:actuate="onLoad"/></draw:frame>forall <text:s text:c="2"/>csub 0.y (%alpha <text:s/>, %beta ):%alpha namsaa %beta </text:p>
          </table:table-cell>
        </table:table-row>
        <table:table-row>
          <table:table-cell table:style-name="Table1.A2" office:value-type="string">
            <text:p text:style-name="Axiom">80</text:p>
          </table:table-cell>
          <table:table-cell table:style-name="Table1.A2" office:value-type="string">
            <text:p text:style-name="Axiom">D0.y__B</text:p>
          </table:table-cell>
          <table:table-cell table:style-name="Table1.C2" office:value-type="string">
            <text:p text:style-name="Axiom"><draw:frame draw:style-name="fr1" draw:name="Object80" text:anchor-type="as-char" svg:y="-0.152in" svg:width="1.6575in" svg:height="0.2709in" draw:z-index="79"><draw:object xlink:href="./Object 80" xlink:type="simple" xlink:show="embed" xlink:actuate="onLoad"/><draw:image xlink:href="./ObjectReplacements/Object 80" xlink:type="simple" xlink:show="embed" xlink:actuate="onLoad"/></draw:frame>forall <text:s text:c="2"/>csub 0.y (%alpha ) exists <text:s text:c="2"/>csub 0.y (%beta ):%alpha namsaa %beta </text:p>
          </table:table-cell>
        </table:table-row>
        <table:table-row>
          <table:table-cell table:style-name="Table1.A2" office:value-type="string">
            <text:p text:style-name="Axiom">81</text:p>
          </table:table-cell>
          <table:table-cell table:style-name="Table1.A2" office:value-type="string">
            <text:p text:style-name="Axiom">D0.y__E</text:p>
          </table:table-cell>
          <table:table-cell table:style-name="Table1.C2" office:value-type="string">
            <text:p text:style-name="Axiom"><draw:frame draw:style-name="fr1" draw:name="Object81" text:anchor-type="as-char" svg:y="-0.152in" svg:width="1.4634in" svg:height="0.2709in" draw:z-index="80"><draw:object xlink:href="./Object 81" xlink:type="simple" xlink:show="embed" xlink:actuate="onLoad"/><draw:image xlink:href="./ObjectReplacements/Object 81" xlink:type="simple" xlink:show="embed" xlink:actuate="onLoad"/></draw:frame>exists <text:s text:c="2"/>csub 0.y (%alpha <text:s/>, %beta ):%alpha namsaa %beta </text:p>
          </table:table-cell>
        </table:table-row>
        <table:table-row>
          <table:table-cell table:style-name="Table1.A2" office:value-type="string">
            <text:p text:style-name="Axiom">82</text:p>
          </table:table-cell>
          <table:table-cell table:style-name="Table1.A2" office:value-type="string">
            <text:p text:style-name="Axiom">D1.0KOA</text:p>
          </table:table-cell>
          <table:table-cell table:style-name="Table1.C2" office:value-type="string">
            <text:p text:style-name="Axiom"><draw:frame draw:style-name="fr1" draw:name="Object82" text:anchor-type="as-char" svg:y="-0.172in" svg:width="1.6201in" svg:height="0.2902in" draw:z-index="81"><draw:object xlink:href="./Object 82" xlink:type="simple" xlink:show="embed" xlink:actuate="onLoad"/><draw:image xlink:href="./ObjectReplacements/Object 82" xlink:type="simple" xlink:show="embed" xlink:actuate="onLoad"/></draw:frame>forall lsup K rsup O csub 1.0 (%alpha <text:s/>, %beta ):%alpha namsaa %beta </text:p>
          </table:table-cell>
        </table:table-row>
        <table:table-row>
          <table:table-cell table:style-name="Table1.A2" office:value-type="string">
            <text:p text:style-name="Axiom">83</text:p>
          </table:table-cell>
          <table:table-cell table:style-name="Table1.A2" office:value-type="string">
            <text:p text:style-name="Axiom">D1.0KOB</text:p>
          </table:table-cell>
          <table:table-cell table:style-name="Table1.C2" office:value-type="string">
            <text:p text:style-name="Axiom"><draw:frame draw:style-name="fr1" draw:name="Object83" text:anchor-type="as-char" svg:y="-0.172in" svg:width="1.9717in" svg:height="0.2909in" draw:z-index="82"><draw:object xlink:href="./Object 83" xlink:type="simple" xlink:show="embed" xlink:actuate="onLoad"/><draw:image xlink:href="./ObjectReplacements/Object 83" xlink:type="simple" xlink:show="embed" xlink:actuate="onLoad"/></draw:frame>forall lsup K rsup O csub 1.0 (%alpha ) exists lsup K rsup O csub 1.0 (%beta ):%alpha namsaa %beta </text:p>
          </table:table-cell>
        </table:table-row>
        <table:table-row>
          <table:table-cell table:style-name="Table1.A2" office:value-type="string">
            <text:p text:style-name="Axiom">84</text:p>
          </table:table-cell>
          <table:table-cell table:style-name="Table1.A2" office:value-type="string">
            <text:p text:style-name="Axiom">D1.0KOE</text:p>
          </table:table-cell>
          <table:table-cell table:style-name="Table1.C2" office:value-type="string">
            <text:p text:style-name="Axiom"><draw:frame draw:style-name="fr1" draw:name="Object84" text:anchor-type="as-char" svg:y="-0.172in" svg:width="1.6201in" svg:height="0.2909in" draw:z-index="83"><draw:object xlink:href="./Object 84" xlink:type="simple" xlink:show="embed" xlink:actuate="onLoad"/><draw:image xlink:href="./ObjectReplacements/Object 84" xlink:type="simple" xlink:show="embed" xlink:actuate="onLoad"/></draw:frame>exists lsup K rsup O csub 1.0 (%alpha <text:s/>, %beta ):%alpha namsaa %beta </text:p>
          </table:table-cell>
        </table:table-row>
        <table:table-row>
          <table:table-cell table:style-name="Table1.A2" office:value-type="string">
            <text:p text:style-name="Axiom">85</text:p>
          </table:table-cell>
          <table:table-cell table:style-name="Table1.A2" office:value-type="string">
            <text:p text:style-name="Axiom">D1.0KSA</text:p>
          </table:table-cell>
          <table:table-cell table:style-name="Table1.C2" office:value-type="string">
            <text:p text:style-name="Axiom"><draw:frame draw:style-name="fr1" draw:name="Object85" text:anchor-type="as-char" svg:y="-0.172in" svg:width="1.6071in" svg:height="0.2902in" draw:z-index="84"><draw:object xlink:href="./Object 85" xlink:type="simple" xlink:show="embed" xlink:actuate="onLoad"/><draw:image xlink:href="./ObjectReplacements/Object 85" xlink:type="simple" xlink:show="embed" xlink:actuate="onLoad"/></draw:frame>forall lsup K rsup S csub 1.0 (%alpha <text:s/>, %beta ):%alpha namsaa %beta </text:p>
          </table:table-cell>
        </table:table-row>
        <table:table-row>
          <table:table-cell table:style-name="Table1.A2" office:value-type="string">
            <text:p text:style-name="Axiom">86</text:p>
          </table:table-cell>
          <table:table-cell table:style-name="Table1.A2" office:value-type="string">
            <text:p text:style-name="Axiom">D1.0KSB</text:p>
          </table:table-cell>
          <table:table-cell table:style-name="Table1.C2" office:value-type="string">
            <text:p text:style-name="Axiom"><draw:frame draw:style-name="fr1" draw:name="Object86" text:anchor-type="as-char" svg:y="-0.172in" svg:width="1.9457in" svg:height="0.2909in" draw:z-index="85"><draw:object xlink:href="./Object 86" xlink:type="simple" xlink:show="embed" xlink:actuate="onLoad"/><draw:image xlink:href="./ObjectReplacements/Object 86" xlink:type="simple" xlink:show="embed" xlink:actuate="onLoad"/></draw:frame>forall lsup K rsup S csub 1.0 (%alpha ) exists lsup K rsup S csub 1.0 (%beta ):%alpha namsaa %beta </text:p>
          </table:table-cell>
        </table:table-row>
        <table:table-row>
          <table:table-cell table:style-name="Table1.A2" office:value-type="string">
            <text:p text:style-name="Axiom">87</text:p>
          </table:table-cell>
          <table:table-cell table:style-name="Table1.A2" office:value-type="string">
            <text:p text:style-name="Axiom">D1.0KSE</text:p>
          </table:table-cell>
          <table:table-cell table:style-name="Table1.C2" office:value-type="string">
            <text:p text:style-name="Axiom"><draw:frame draw:style-name="fr1" draw:name="Object87" text:anchor-type="as-char" svg:y="-0.172in" svg:width="1.6071in" svg:height="0.2909in" draw:z-index="86"><draw:object xlink:href="./Object 87" xlink:type="simple" xlink:show="embed" xlink:actuate="onLoad"/><draw:image xlink:href="./ObjectReplacements/Object 87" xlink:type="simple" xlink:show="embed" xlink:actuate="onLoad"/></draw:frame>exists lsup K rsup S csub 1.0 (%alpha <text:s/>, %beta ):%alpha namsaa %beta </text:p>
          </table:table-cell>
        </table:table-row>
        <table:table-row>
          <table:table-cell table:style-name="Table1.A2" office:value-type="string">
            <text:p text:style-name="Axiom">88</text:p>
          </table:table-cell>
          <table:table-cell table:style-name="Table1.A2" office:value-type="string">
            <text:p text:style-name="Axiom">D1.0K_A</text:p>
          </table:table-cell>
          <table:table-cell table:style-name="Table1.C2" office:value-type="string">
            <text:p text:style-name="Axiom"><draw:frame draw:style-name="fr1" draw:name="Object88" text:anchor-type="as-char" svg:y="-0.172in" svg:width="1.5437in" svg:height="0.2902in" draw:z-index="87"><draw:object xlink:href="./Object 88" xlink:type="simple" xlink:show="embed" xlink:actuate="onLoad"/><draw:image xlink:href="./ObjectReplacements/Object 88" xlink:type="simple" xlink:show="embed" xlink:actuate="onLoad"/></draw:frame>forall lsup K <text:s/>csub 1.0 (%alpha <text:s/>, %beta ):%alpha namsaa %beta </text:p>
          </table:table-cell>
        </table:table-row>
        <table:table-row>
          <table:table-cell table:style-name="Table1.A2" office:value-type="string">
            <text:p text:style-name="Axiom">89</text:p>
          </table:table-cell>
          <table:table-cell table:style-name="Table1.A2" office:value-type="string">
            <text:p text:style-name="Axiom">D1.0K_B</text:p>
          </table:table-cell>
          <table:table-cell table:style-name="Table1.C2" office:value-type="string">
            <text:p text:style-name="Axiom"><draw:frame draw:style-name="fr1" draw:name="Object89" text:anchor-type="as-char" svg:y="-0.172in" svg:width="1.8189in" svg:height="0.2909in" draw:z-index="88"><draw:object xlink:href="./Object 89" xlink:type="simple" xlink:show="embed" xlink:actuate="onLoad"/><draw:image xlink:href="./ObjectReplacements/Object 89" xlink:type="simple" xlink:show="embed" xlink:actuate="onLoad"/></draw:frame>forall lsup K <text:s/>csub 1.0 (%alpha ) exists lsup K <text:s/>csub 1.0 (%beta ):%alpha namsaa %beta </text:p>
          </table:table-cell>
        </table:table-row>
        <table:table-row>
          <table:table-cell table:style-name="Table1.A2" office:value-type="string">
            <text:p text:style-name="Axiom">90</text:p>
          </table:table-cell>
          <table:table-cell table:style-name="Table1.A2" office:value-type="string">
            <text:p text:style-name="Axiom">D1.0K_E</text:p>
          </table:table-cell>
          <table:table-cell table:style-name="Table1.C2" office:value-type="string">
            <text:p text:style-name="Axiom"><draw:frame draw:style-name="fr1" draw:name="Object90" text:anchor-type="as-char" svg:y="-0.172in" svg:width="1.5437in" svg:height="0.2909in" draw:z-index="89"><draw:object xlink:href="./Object 90" xlink:type="simple" xlink:show="embed" xlink:actuate="onLoad"/><draw:image xlink:href="./ObjectReplacements/Object 90" xlink:type="simple" xlink:show="embed" xlink:actuate="onLoad"/></draw:frame>exists lsup K <text:s/>csub 1.0 (%alpha <text:s/>, %beta ):%alpha namsaa %beta </text:p>
          </table:table-cell>
        </table:table-row>
        <table:table-row>
          <table:table-cell table:style-name="Table1.A2" office:value-type="string">
            <text:p text:style-name="Axiom">91</text:p>
          </table:table-cell>
          <table:table-cell table:style-name="Table1.A2" office:value-type="string">
            <text:p text:style-name="Axiom">D1.0UOA</text:p>
          </table:table-cell>
          <table:table-cell table:style-name="Table1.C2" office:value-type="string">
            <text:p text:style-name="Axiom"><draw:frame draw:style-name="fr1" draw:name="Object91" text:anchor-type="as-char" svg:y="-0.172in" svg:width="1.6217in" svg:height="0.2902in" draw:z-index="90"><draw:object xlink:href="./Object 91" xlink:type="simple" xlink:show="embed" xlink:actuate="onLoad"/><draw:image xlink:href="./ObjectReplacements/Object 91" xlink:type="simple" xlink:show="embed" xlink:actuate="onLoad"/></draw:frame>forall lsup U rsup O csub 1.0 (%alpha <text:s/>, %beta ):%alpha namsaa %beta </text:p>
          </table:table-cell>
        </table:table-row>
        <table:table-row>
          <table:table-cell table:style-name="Table1.A2" office:value-type="string">
            <text:p text:style-name="Axiom">92</text:p>
          </table:table-cell>
          <table:table-cell table:style-name="Table1.A2" office:value-type="string">
            <text:p text:style-name="Axiom">D1.0UOB</text:p>
          </table:table-cell>
          <table:table-cell table:style-name="Table1.C2" office:value-type="string">
            <text:p text:style-name="Axiom"><draw:frame draw:style-name="fr1" draw:name="Object92" text:anchor-type="as-char" svg:y="-0.172in" svg:width="1.9744in" svg:height="0.2909in" draw:z-index="91"><draw:object xlink:href="./Object 92" xlink:type="simple" xlink:show="embed" xlink:actuate="onLoad"/><draw:image xlink:href="./ObjectReplacements/Object 92" xlink:type="simple" xlink:show="embed" xlink:actuate="onLoad"/></draw:frame>forall lsup U rsup O csub 1.0 (%alpha ) exists lsup U rsup O csub 1.0 (%beta ):%alpha namsaa %beta </text:p>
          </table:table-cell>
        </table:table-row>
        <table:table-row>
          <table:table-cell table:style-name="Table1.A2" office:value-type="string">
            <text:p text:style-name="Axiom">93</text:p>
          </table:table-cell>
          <table:table-cell table:style-name="Table1.A2" office:value-type="string">
            <text:p text:style-name="Axiom">D1.0UOE</text:p>
          </table:table-cell>
          <table:table-cell table:style-name="Table1.C2" office:value-type="string">
            <text:p text:style-name="Axiom"><draw:frame draw:style-name="fr1" draw:name="Object93" text:anchor-type="as-char" svg:y="-0.172in" svg:width="1.6217in" svg:height="0.2909in" draw:z-index="92"><draw:object xlink:href="./Object 93" xlink:type="simple" xlink:show="embed" xlink:actuate="onLoad"/><draw:image xlink:href="./ObjectReplacements/Object 93" xlink:type="simple" xlink:show="embed" xlink:actuate="onLoad"/></draw:frame>exists lsup U rsup O csub 1.0 (%alpha <text:s/>, %beta ):%alpha namsaa %beta </text:p>
          </table:table-cell>
        </table:table-row>
        <table:table-row>
          <table:table-cell table:style-name="Table1.A2" office:value-type="string">
            <text:p text:style-name="Axiom">94</text:p>
          </table:table-cell>
          <table:table-cell table:style-name="Table1.A2" office:value-type="string">
            <text:p text:style-name="Axiom">D1.0USA</text:p>
          </table:table-cell>
          <table:table-cell table:style-name="Table1.C2" office:value-type="string">
            <text:p text:style-name="Axiom"><draw:frame draw:style-name="fr1" draw:name="Object94" text:anchor-type="as-char" svg:y="-0.172in" svg:width="1.6083in" svg:height="0.2902in" draw:z-index="93"><draw:object xlink:href="./Object 94" xlink:type="simple" xlink:show="embed" xlink:actuate="onLoad"/><draw:image xlink:href="./ObjectReplacements/Object 94" xlink:type="simple" xlink:show="embed" xlink:actuate="onLoad"/></draw:frame>forall lsup U rsup S csub 1.0 (%alpha <text:s/>, %beta ):%alpha namsaa %beta </text:p>
          </table:table-cell>
        </table:table-row>
        <table:table-row>
          <table:table-cell table:style-name="Table1.A2" office:value-type="string">
            <text:p text:style-name="Axiom">95</text:p>
          </table:table-cell>
          <table:table-cell table:style-name="Table1.A2" office:value-type="string">
            <text:p text:style-name="Axiom">D1.0USB</text:p>
          </table:table-cell>
          <table:table-cell table:style-name="Table1.C2" office:value-type="string">
            <text:p text:style-name="Axiom"><draw:frame draw:style-name="fr1" draw:name="Object95" text:anchor-type="as-char" svg:y="-0.172in" svg:width="1.948in" svg:height="0.2909in" draw:z-index="94"><draw:object xlink:href="./Object 95" xlink:type="simple" xlink:show="embed" xlink:actuate="onLoad"/><draw:image xlink:href="./ObjectReplacements/Object 95" xlink:type="simple" xlink:show="embed" xlink:actuate="onLoad"/></draw:frame>forall lsup U rsup S csub 1.0 (%alpha ) exists lsup U rsup S csub 1.0 (%beta ):%alpha namsaa %beta </text:p>
          </table:table-cell>
        </table:table-row>
        <table:table-row>
          <table:table-cell table:style-name="Table1.A2" office:value-type="string">
            <text:p text:style-name="Axiom">96</text:p>
          </table:table-cell>
          <table:table-cell table:style-name="Table1.A2" office:value-type="string">
            <text:p text:style-name="Axiom">D1.0USE</text:p>
          </table:table-cell>
          <table:table-cell table:style-name="Table1.C2" office:value-type="string">
            <text:p text:style-name="Axiom"><draw:frame draw:style-name="fr1" draw:name="Object96" text:anchor-type="as-char" svg:y="-0.172in" svg:width="1.6083in" svg:height="0.2909in" draw:z-index="95"><draw:object xlink:href="./Object 96" xlink:type="simple" xlink:show="embed" xlink:actuate="onLoad"/><draw:image xlink:href="./ObjectReplacements/Object 96" xlink:type="simple" xlink:show="embed" xlink:actuate="onLoad"/></draw:frame>exists lsup U rsup S csub 1.0 (%alpha <text:s/>, %beta ):%alpha namsaa %beta </text:p>
          </table:table-cell>
        </table:table-row>
        <table:table-row>
          <table:table-cell table:style-name="Table1.A2" office:value-type="string">
            <text:p text:style-name="Axiom">97</text:p>
          </table:table-cell>
          <table:table-cell table:style-name="Table1.A2" office:value-type="string">
            <text:p text:style-name="Axiom">D1.0U_A</text:p>
          </table:table-cell>
          <table:table-cell table:style-name="Table1.C2" office:value-type="string">
            <text:p text:style-name="Axiom"><draw:frame draw:style-name="fr1" draw:name="Object97" text:anchor-type="as-char" svg:y="-0.172in" svg:width="1.5453in" svg:height="0.2902in" draw:z-index="96"><draw:object xlink:href="./Object 97" xlink:type="simple" xlink:show="embed" xlink:actuate="onLoad"/><draw:image xlink:href="./ObjectReplacements/Object 97" xlink:type="simple" xlink:show="embed" xlink:actuate="onLoad"/></draw:frame>forall lsup U <text:s/>csub 1.0 (%alpha <text:s/>, %beta ):%alpha namsaa %beta </text:p>
          </table:table-cell>
        </table:table-row>
        <table:table-row>
          <table:table-cell table:style-name="Table1.A2" office:value-type="string">
            <text:p text:style-name="Axiom">98</text:p>
          </table:table-cell>
          <table:table-cell table:style-name="Table1.A2" office:value-type="string">
            <text:p text:style-name="Axiom">D1.0U_B</text:p>
          </table:table-cell>
          <table:table-cell table:style-name="Table1.C2" office:value-type="string">
            <text:p text:style-name="Axiom"><draw:frame draw:style-name="fr1" draw:name="Object98" text:anchor-type="as-char" svg:y="-0.172in" svg:width="1.8217in" svg:height="0.2909in" draw:z-index="97"><draw:object xlink:href="./Object 98" xlink:type="simple" xlink:show="embed" xlink:actuate="onLoad"/><draw:image xlink:href="./ObjectReplacements/Object 98" xlink:type="simple" xlink:show="embed" xlink:actuate="onLoad"/></draw:frame>forall lsup U <text:s/>csub 1.0 (%alpha ) exists lsup U <text:s/>csub 1.0 (%beta ):%alpha namsaa %beta </text:p>
          </table:table-cell>
        </table:table-row>
        <table:table-row>
          <table:table-cell table:style-name="Table1.A2" office:value-type="string">
            <text:p text:style-name="Axiom">99</text:p>
          </table:table-cell>
          <table:table-cell table:style-name="Table1.A2" office:value-type="string">
            <text:p text:style-name="Axiom">D1.0U_E</text:p>
          </table:table-cell>
          <table:table-cell table:style-name="Table1.C2" office:value-type="string">
            <text:p text:style-name="Axiom"><draw:frame draw:style-name="fr1" draw:name="Object99" text:anchor-type="as-char" svg:y="-0.172in" svg:width="1.5453in" svg:height="0.2909in" draw:z-index="98"><draw:object xlink:href="./Object 99" xlink:type="simple" xlink:show="embed" xlink:actuate="onLoad"/><draw:image xlink:href="./ObjectReplacements/Object 99" xlink:type="simple" xlink:show="embed" xlink:actuate="onLoad"/></draw:frame>exists lsup U <text:s/>csub 1.0 (%alpha <text:s/>, %beta ):%alpha namsaa %beta </text:p>
          </table:table-cell>
        </table:table-row>
        <table:table-row>
          <table:table-cell table:style-name="Table1.A2" office:value-type="string">
            <text:p text:style-name="Axiom">100</text:p>
          </table:table-cell>
          <table:table-cell table:style-name="Table1.A2" office:value-type="string">
            <text:p text:style-name="Axiom">D1.0_OA</text:p>
          </table:table-cell>
          <table:table-cell table:style-name="Table1.C2" office:value-type="string">
            <text:p text:style-name="Axiom"><draw:frame draw:style-name="fr1" draw:name="Object100" text:anchor-type="as-char" svg:y="-0.172in" svg:width="1.5362in" svg:height="0.2902in" draw:z-index="99"><draw:object xlink:href="./Object 100" xlink:type="simple" xlink:show="embed" xlink:actuate="onLoad"/><draw:image xlink:href="./ObjectReplacements/Object 100" xlink:type="simple" xlink:show="embed" xlink:actuate="onLoad"/></draw:frame>forall <text:s/>rsup O csub 1.0 (%alpha <text:s/>, %beta ):%alpha namsaa %beta </text:p>
          </table:table-cell>
        </table:table-row>
        <table:table-row>
          <table:table-cell table:style-name="Table1.A2" office:value-type="string">
            <text:p text:style-name="Axiom">101</text:p>
          </table:table-cell>
          <table:table-cell table:style-name="Table1.A2" office:value-type="string">
            <text:p text:style-name="Axiom">D1.0_OB</text:p>
          </table:table-cell>
          <table:table-cell table:style-name="Table1.C2" office:value-type="string">
            <text:p text:style-name="Axiom"><draw:frame draw:style-name="fr1" draw:name="Object101" text:anchor-type="as-char" svg:y="-0.172in" svg:width="1.802in" svg:height="0.2909in" draw:z-index="100"><draw:object xlink:href="./Object 101" xlink:type="simple" xlink:show="embed" xlink:actuate="onLoad"/><draw:image xlink:href="./ObjectReplacements/Object 101" xlink:type="simple" xlink:show="embed" xlink:actuate="onLoad"/></draw:frame>forall <text:s/>rsup O csub 1.0 (%alpha ) exists <text:s/>rsup O csub 1.0 (%beta ):%alpha namsaa %beta </text:p>
          </table:table-cell>
        </table:table-row>
        <table:table-row>
          <table:table-cell table:style-name="Table1.A2" office:value-type="string">
            <text:p text:style-name="Axiom">102</text:p>
          </table:table-cell>
          <table:table-cell table:style-name="Table1.A2" office:value-type="string">
            <text:p text:style-name="Axiom">D1.0_OE</text:p>
          </table:table-cell>
          <table:table-cell table:style-name="Table1.C2" office:value-type="string">
            <text:p text:style-name="Axiom"><draw:frame draw:style-name="fr1" draw:name="Object102" text:anchor-type="as-char" svg:y="-0.172in" svg:width="1.5346in" svg:height="0.2909in" draw:z-index="101"><draw:object xlink:href="./Object 102" xlink:type="simple" xlink:show="embed" xlink:actuate="onLoad"/><draw:image xlink:href="./ObjectReplacements/Object 102" xlink:type="simple" xlink:show="embed" xlink:actuate="onLoad"/></draw:frame>exists <text:s/>rsup O csub 1.0 (%alpha <text:s/>, %beta ):%alpha namsaa %beta </text:p>
          </table:table-cell>
        </table:table-row>
        <table:table-row>
          <table:table-cell table:style-name="Table1.A2" office:value-type="string">
            <text:p text:style-name="Axiom">103</text:p>
          </table:table-cell>
          <table:table-cell table:style-name="Table1.A2" office:value-type="string">
            <text:p text:style-name="Axiom">D1.0_SA</text:p>
          </table:table-cell>
          <table:table-cell table:style-name="Table1.C2" office:value-type="string">
            <text:p text:style-name="Axiom"><draw:frame draw:style-name="fr1" draw:name="Object103" text:anchor-type="as-char" svg:y="-0.172in" svg:width="1.5228in" svg:height="0.2902in" draw:z-index="102"><draw:object xlink:href="./Object 103" xlink:type="simple" xlink:show="embed" xlink:actuate="onLoad"/><draw:image xlink:href="./ObjectReplacements/Object 103" xlink:type="simple" xlink:show="embed" xlink:actuate="onLoad"/></draw:frame>forall <text:s/>rsup S csub 1.0 (%alpha <text:s/>, %beta ):%alpha namsaa %beta </text:p>
          </table:table-cell>
        </table:table-row>
        <table:table-row>
          <table:table-cell table:style-name="Table1.A2" office:value-type="string">
            <text:p text:style-name="Axiom">104</text:p>
          </table:table-cell>
          <table:table-cell table:style-name="Table1.A2" office:value-type="string">
            <text:p text:style-name="Axiom">D1.0_SB</text:p>
          </table:table-cell>
          <table:table-cell table:style-name="Table1.C2" office:value-type="string">
            <text:p text:style-name="Axiom"><draw:frame draw:style-name="fr1" draw:name="Object104" text:anchor-type="as-char" svg:y="-0.172in" svg:width="1.7764in" svg:height="0.2909in" draw:z-index="103"><draw:object xlink:href="./Object 104" xlink:type="simple" xlink:show="embed" xlink:actuate="onLoad"/><draw:image xlink:href="./ObjectReplacements/Object 104" xlink:type="simple" xlink:show="embed" xlink:actuate="onLoad"/></draw:frame>forall <text:s/>rsup S csub 1.0 (%alpha ) exists <text:s/>rsup S csub 1.0 (%beta ):%alpha namsaa %beta </text:p>
          </table:table-cell>
        </table:table-row>
        <table:table-row>
          <table:table-cell table:style-name="Table1.A2" office:value-type="string">
            <text:p text:style-name="Axiom">105</text:p>
          </table:table-cell>
          <table:table-cell table:style-name="Table1.A2" office:value-type="string">
            <text:p text:style-name="Axiom">D1.0_SE</text:p>
          </table:table-cell>
          <table:table-cell table:style-name="Table1.C2" office:value-type="string">
            <text:p text:style-name="Axiom"><draw:frame draw:style-name="fr1" draw:name="Object105" text:anchor-type="as-char" svg:y="-0.172in" svg:width="1.522in" svg:height="0.2909in" draw:z-index="104"><draw:object xlink:href="./Object 105" xlink:type="simple" xlink:show="embed" xlink:actuate="onLoad"/><draw:image xlink:href="./ObjectReplacements/Object 105" xlink:type="simple" xlink:show="embed" xlink:actuate="onLoad"/></draw:frame>exists <text:s/>rsup S csub 1.0 (%alpha <text:s/>, %beta ):%alpha namsaa %beta </text:p>
          </table:table-cell>
        </table:table-row>
        <table:table-row>
          <table:table-cell table:style-name="Table1.A2" office:value-type="string">
            <text:p text:style-name="Axiom">106</text:p>
          </table:table-cell>
          <table:table-cell table:style-name="Table1.A2" office:value-type="string">
            <text:p text:style-name="Axiom">D1.0__A</text:p>
          </table:table-cell>
          <table:table-cell table:style-name="Table1.C2" office:value-type="string">
            <text:p text:style-name="Axiom"><draw:frame draw:style-name="fr1" draw:name="Object106" text:anchor-type="as-char" svg:y="-0.152in" svg:width="1.4598in" svg:height="0.2701in" draw:z-index="105"><draw:object xlink:href="./Object 106" xlink:type="simple" xlink:show="embed" xlink:actuate="onLoad"/><draw:image xlink:href="./ObjectReplacements/Object 106" xlink:type="simple" xlink:show="embed" xlink:actuate="onLoad"/></draw:frame>forall <text:s text:c="2"/>csub 1.0 (%alpha <text:s/>, %beta ):%alpha namsaa %beta </text:p>
          </table:table-cell>
        </table:table-row>
        <table:table-row>
          <table:table-cell table:style-name="Table1.A2" office:value-type="string">
            <text:p text:style-name="Axiom">107</text:p>
          </table:table-cell>
          <table:table-cell table:style-name="Table1.A2" office:value-type="string">
            <text:p text:style-name="Axiom">D1.0__B</text:p>
          </table:table-cell>
          <table:table-cell table:style-name="Table1.C2" office:value-type="string">
            <text:p text:style-name="Axiom"><draw:frame draw:style-name="fr1" draw:name="Object107" text:anchor-type="as-char" svg:y="-0.152in" svg:width="1.6492in" svg:height="0.2709in" draw:z-index="106"><draw:object xlink:href="./Object 107" xlink:type="simple" xlink:show="embed" xlink:actuate="onLoad"/><draw:image xlink:href="./ObjectReplacements/Object 107" xlink:type="simple" xlink:show="embed" xlink:actuate="onLoad"/></draw:frame>forall <text:s text:c="2"/>csub 1.0 (%alpha ) exists <text:s text:c="2"/>csub 1.0 (%beta ):%alpha namsaa %beta </text:p>
          </table:table-cell>
        </table:table-row>
        <table:table-row>
          <table:table-cell table:style-name="Table1.A2" office:value-type="string">
            <text:p text:style-name="Axiom">108</text:p>
          </table:table-cell>
          <table:table-cell table:style-name="Table1.A2" office:value-type="string">
            <text:p text:style-name="Axiom">D1.0__E</text:p>
          </table:table-cell>
          <table:table-cell table:style-name="Table1.C2" office:value-type="string">
            <text:p text:style-name="Axiom"><draw:frame draw:style-name="fr1" draw:name="Object108" text:anchor-type="as-char" svg:y="-0.152in" svg:width="1.4583in" svg:height="0.2709in" draw:z-index="107"><draw:object xlink:href="./Object 108" xlink:type="simple" xlink:show="embed" xlink:actuate="onLoad"/><draw:image xlink:href="./ObjectReplacements/Object 108" xlink:type="simple" xlink:show="embed" xlink:actuate="onLoad"/></draw:frame>exists <text:s text:c="2"/>csub 1.0 (%alpha <text:s/>, %beta ):%alpha namsaa %beta </text:p>
          </table:table-cell>
        </table:table-row>
        <table:table-row>
          <table:table-cell table:style-name="Table1.A2" office:value-type="string">
            <text:p text:style-name="Axiom">109</text:p>
          </table:table-cell>
          <table:table-cell table:style-name="Table1.A2" office:value-type="string">
            <text:p text:style-name="Axiom">D1.1KOA</text:p>
          </table:table-cell>
          <table:table-cell table:style-name="Table1.C2" office:value-type="string">
            <text:p text:style-name="Axiom"><draw:frame draw:style-name="fr1" draw:name="Object109" text:anchor-type="as-char" svg:y="-0.172in" svg:width="1.6189in" svg:height="0.2902in" draw:z-index="108"><draw:object xlink:href="./Object 109" xlink:type="simple" xlink:show="embed" xlink:actuate="onLoad"/><draw:image xlink:href="./ObjectReplacements/Object 109" xlink:type="simple" xlink:show="embed" xlink:actuate="onLoad"/></draw:frame>forall lsup K rsup O csub 1.1 (%alpha <text:s/>, %beta ):%alpha namsaa %beta </text:p>
          </table:table-cell>
        </table:table-row>
        <table:table-row>
          <table:table-cell table:style-name="Table1.A2" office:value-type="string">
            <text:p text:style-name="Axiom">110</text:p>
          </table:table-cell>
          <table:table-cell table:style-name="Table1.A2" office:value-type="string">
            <text:p text:style-name="Axiom">D1.1KOB</text:p>
          </table:table-cell>
          <table:table-cell table:style-name="Table1.C2" office:value-type="string">
            <text:p text:style-name="Axiom"><draw:frame draw:style-name="fr1" draw:name="Object110" text:anchor-type="as-char" svg:y="-0.172in" svg:width="1.9689in" svg:height="0.2909in" draw:z-index="109"><draw:object xlink:href="./Object 110" xlink:type="simple" xlink:show="embed" xlink:actuate="onLoad"/><draw:image xlink:href="./ObjectReplacements/Object 110" xlink:type="simple" xlink:show="embed" xlink:actuate="onLoad"/></draw:frame>forall lsup K rsup O csub 1.1 (%alpha ) exists lsup K rsup O csub 1.1 (%beta ):%alpha namsaa %beta </text:p>
          </table:table-cell>
        </table:table-row>
        <table:table-row>
          <table:table-cell table:style-name="Table1.A2" office:value-type="string">
            <text:p text:style-name="Axiom">111</text:p>
          </table:table-cell>
          <table:table-cell table:style-name="Table1.A2" office:value-type="string">
            <text:p text:style-name="Axiom">D1.1KOE</text:p>
          </table:table-cell>
          <table:table-cell table:style-name="Table1.C2" office:value-type="string">
            <text:p text:style-name="Axiom"><draw:frame draw:style-name="fr1" draw:name="Object111" text:anchor-type="as-char" svg:y="-0.172in" svg:width="1.6189in" svg:height="0.2909in" draw:z-index="110"><draw:object xlink:href="./Object 111" xlink:type="simple" xlink:show="embed" xlink:actuate="onLoad"/><draw:image xlink:href="./ObjectReplacements/Object 111" xlink:type="simple" xlink:show="embed" xlink:actuate="onLoad"/></draw:frame>exists lsup K rsup O csub 1.1 (%alpha <text:s/>, %beta ):%alpha namsaa %beta </text:p>
          </table:table-cell>
        </table:table-row>
        <table:table-row>
          <table:table-cell table:style-name="Table1.A2" office:value-type="string">
            <text:p text:style-name="Axiom">112</text:p>
          </table:table-cell>
          <table:table-cell table:style-name="Table1.A2" office:value-type="string">
            <text:p text:style-name="Axiom">D1.1KSA</text:p>
          </table:table-cell>
          <table:table-cell table:style-name="Table1.C2" office:value-type="string">
            <text:p text:style-name="Axiom"><draw:frame draw:style-name="fr1" draw:name="Object112" text:anchor-type="as-char" svg:y="-0.172in" svg:width="1.6055in" svg:height="0.2902in" draw:z-index="111"><draw:object xlink:href="./Object 112" xlink:type="simple" xlink:show="embed" xlink:actuate="onLoad"/><draw:image xlink:href="./ObjectReplacements/Object 112" xlink:type="simple" xlink:show="embed" xlink:actuate="onLoad"/></draw:frame>forall lsup K rsup S csub 1.1 (%alpha <text:s/>, %beta ):%alpha namsaa %beta </text:p>
          </table:table-cell>
        </table:table-row>
        <table:table-row>
          <table:table-cell table:style-name="Table1.A2" office:value-type="string">
            <text:p text:style-name="Axiom">113</text:p>
          </table:table-cell>
          <table:table-cell table:style-name="Table1.A2" office:value-type="string">
            <text:p text:style-name="Axiom">D1.1KSB</text:p>
          </table:table-cell>
          <table:table-cell table:style-name="Table1.C2" office:value-type="string">
            <text:p text:style-name="Axiom"><draw:frame draw:style-name="fr1" draw:name="Object113" text:anchor-type="as-char" svg:y="-0.172in" svg:width="1.9425in" svg:height="0.2909in" draw:z-index="112"><draw:object xlink:href="./Object 113" xlink:type="simple" xlink:show="embed" xlink:actuate="onLoad"/><draw:image xlink:href="./ObjectReplacements/Object 113" xlink:type="simple" xlink:show="embed" xlink:actuate="onLoad"/></draw:frame>forall lsup K rsup S csub 1.1 (%alpha ) exists lsup K rsup S csub 1.1 (%beta ):%alpha namsaa %beta </text:p>
          </table:table-cell>
        </table:table-row>
        <table:table-row>
          <table:table-cell table:style-name="Table1.A2" office:value-type="string">
            <text:p text:style-name="Axiom">114</text:p>
          </table:table-cell>
          <table:table-cell table:style-name="Table1.A2" office:value-type="string">
            <text:p text:style-name="Axiom">D1.1KSE</text:p>
          </table:table-cell>
          <table:table-cell table:style-name="Table1.C2" office:value-type="string">
            <text:p text:style-name="Axiom"><draw:frame draw:style-name="fr1" draw:name="Object114" text:anchor-type="as-char" svg:y="-0.172in" svg:width="1.6055in" svg:height="0.2909in" draw:z-index="113"><draw:object xlink:href="./Object 114" xlink:type="simple" xlink:show="embed" xlink:actuate="onLoad"/><draw:image xlink:href="./ObjectReplacements/Object 114" xlink:type="simple" xlink:show="embed" xlink:actuate="onLoad"/></draw:frame>exists lsup K rsup S csub 1.1 (%alpha <text:s/>, %beta ):%alpha namsaa %beta </text:p>
          </table:table-cell>
        </table:table-row>
        <table:table-row>
          <table:table-cell table:style-name="Table1.A2" office:value-type="string">
            <text:p text:style-name="Axiom">115</text:p>
          </table:table-cell>
          <table:table-cell table:style-name="Table1.A2" office:value-type="string">
            <text:p text:style-name="Axiom">D1.1K_A</text:p>
          </table:table-cell>
          <table:table-cell table:style-name="Table1.C2" office:value-type="string">
            <text:p text:style-name="Axiom"><draw:frame draw:style-name="fr1" draw:name="Object115" text:anchor-type="as-char" svg:y="-0.172in" svg:width="1.5425in" svg:height="0.2902in" draw:z-index="114"><draw:object xlink:href="./Object 115" xlink:type="simple" xlink:show="embed" xlink:actuate="onLoad"/><draw:image xlink:href="./ObjectReplacements/Object 115" xlink:type="simple" xlink:show="embed" xlink:actuate="onLoad"/></draw:frame>forall lsup K <text:s/>csub 1.1 (%alpha <text:s/>, %beta ):%alpha namsaa %beta </text:p>
          </table:table-cell>
        </table:table-row>
        <table:table-row>
          <table:table-cell table:style-name="Table1.A2" office:value-type="string">
            <text:p text:style-name="Axiom">116</text:p>
          </table:table-cell>
          <table:table-cell table:style-name="Table1.A2" office:value-type="string">
            <text:p text:style-name="Axiom">D1.1K_B</text:p>
          </table:table-cell>
          <table:table-cell table:style-name="Table1.C2" office:value-type="string">
            <text:p text:style-name="Axiom"><draw:frame draw:style-name="fr1" draw:name="Object116" text:anchor-type="as-char" svg:y="-0.172in" svg:width="1.8161in" svg:height="0.2909in" draw:z-index="115"><draw:object xlink:href="./Object 116" xlink:type="simple" xlink:show="embed" xlink:actuate="onLoad"/><draw:image xlink:href="./ObjectReplacements/Object 116" xlink:type="simple" xlink:show="embed" xlink:actuate="onLoad"/></draw:frame>forall lsup K <text:s/>csub 1.1 (%alpha ) exists lsup K <text:s/>csub 1.1 (%beta ):%alpha namsaa %beta </text:p>
          </table:table-cell>
        </table:table-row>
        <table:table-row>
          <table:table-cell table:style-name="Table1.A2" office:value-type="string">
            <text:p text:style-name="Axiom">117</text:p>
          </table:table-cell>
          <table:table-cell table:style-name="Table1.A2" office:value-type="string">
            <text:p text:style-name="Axiom">D1.1K_E</text:p>
          </table:table-cell>
          <table:table-cell table:style-name="Table1.C2" office:value-type="string">
            <text:p text:style-name="Axiom"><draw:frame draw:style-name="fr1" draw:name="Object117" text:anchor-type="as-char" svg:y="-0.172in" svg:width="1.5425in" svg:height="0.2909in" draw:z-index="116"><draw:object xlink:href="./Object 117" xlink:type="simple" xlink:show="embed" xlink:actuate="onLoad"/><draw:image xlink:href="./ObjectReplacements/Object 117" xlink:type="simple" xlink:show="embed" xlink:actuate="onLoad"/></draw:frame>exists lsup K <text:s/>csub 1.1 (%alpha <text:s/>, %beta ):%alpha namsaa %beta </text:p>
          </table:table-cell>
        </table:table-row>
        <table:table-row>
          <table:table-cell table:style-name="Table1.A2" office:value-type="string">
            <text:p text:style-name="Axiom">118</text:p>
          </table:table-cell>
          <table:table-cell table:style-name="Table1.A2" office:value-type="string">
            <text:p text:style-name="Axiom">D1.1UOA</text:p>
          </table:table-cell>
          <table:table-cell table:style-name="Table1.C2" office:value-type="string">
            <text:p text:style-name="Axiom"><draw:frame draw:style-name="fr1" draw:name="Object118" text:anchor-type="as-char" svg:y="-0.172in" svg:width="1.6193in" svg:height="0.2902in" draw:z-index="117"><draw:object xlink:href="./Object 118" xlink:type="simple" xlink:show="embed" xlink:actuate="onLoad"/><draw:image xlink:href="./ObjectReplacements/Object 118" xlink:type="simple" xlink:show="embed" xlink:actuate="onLoad"/></draw:frame>forall lsup U rsup O csub 1.1 (%alpha <text:s/>, %beta ):%alpha namsaa %beta </text:p>
          </table:table-cell>
        </table:table-row>
        <table:table-row>
          <table:table-cell table:style-name="Table1.A2" office:value-type="string">
            <text:p text:style-name="Axiom">119</text:p>
          </table:table-cell>
          <table:table-cell table:style-name="Table1.A2" office:value-type="string">
            <text:p text:style-name="Axiom">D1.1UOB</text:p>
          </table:table-cell>
          <table:table-cell table:style-name="Table1.C2" office:value-type="string">
            <text:p text:style-name="Axiom"><draw:frame draw:style-name="fr1" draw:name="Object119" text:anchor-type="as-char" svg:y="-0.172in" svg:width="1.9709in" svg:height="0.2909in" draw:z-index="118"><draw:object xlink:href="./Object 119" xlink:type="simple" xlink:show="embed" xlink:actuate="onLoad"/><draw:image xlink:href="./ObjectReplacements/Object 119" xlink:type="simple" xlink:show="embed" xlink:actuate="onLoad"/></draw:frame>forall lsup U rsup O csub 1.1 (%alpha ) exists lsup U rsup O csub 1.1 (%beta ):%alpha namsaa %beta </text:p>
          </table:table-cell>
        </table:table-row>
        <table:table-row>
          <table:table-cell table:style-name="Table1.A2" office:value-type="string">
            <text:p text:style-name="Axiom">120</text:p>
          </table:table-cell>
          <table:table-cell table:style-name="Table1.A2" office:value-type="string">
            <text:p text:style-name="Axiom">D1.1UOE</text:p>
          </table:table-cell>
          <table:table-cell table:style-name="Table1.C2" office:value-type="string">
            <text:p text:style-name="Axiom"><draw:frame draw:style-name="fr1" draw:name="Object120" text:anchor-type="as-char" svg:y="-0.172in" svg:width="1.6193in" svg:height="0.2909in" draw:z-index="119"><draw:object xlink:href="./Object 120" xlink:type="simple" xlink:show="embed" xlink:actuate="onLoad"/><draw:image xlink:href="./ObjectReplacements/Object 120" xlink:type="simple" xlink:show="embed" xlink:actuate="onLoad"/></draw:frame>exists lsup U rsup O csub 1.1 (%alpha <text:s/>, %beta ):%alpha namsaa %beta </text:p>
          </table:table-cell>
        </table:table-row>
        <table:table-row>
          <table:table-cell table:style-name="Table1.A2" office:value-type="string">
            <text:p text:style-name="Axiom">121</text:p>
          </table:table-cell>
          <table:table-cell table:style-name="Table1.A2" office:value-type="string">
            <text:p text:style-name="Axiom">D1.1USA</text:p>
          </table:table-cell>
          <table:table-cell table:style-name="Table1.C2" office:value-type="string">
            <text:p text:style-name="Axiom"><draw:frame draw:style-name="fr1" draw:name="Object121" text:anchor-type="as-char" svg:y="-0.172in" svg:width="1.6071in" svg:height="0.2902in" draw:z-index="120"><draw:object xlink:href="./Object 121" xlink:type="simple" xlink:show="embed" xlink:actuate="onLoad"/><draw:image xlink:href="./ObjectReplacements/Object 121" xlink:type="simple" xlink:show="embed" xlink:actuate="onLoad"/></draw:frame>forall lsup U rsup S csub 1.1 (%alpha <text:s/>, %beta ):%alpha namsaa %beta </text:p>
          </table:table-cell>
        </table:table-row>
        <table:table-row>
          <table:table-cell table:style-name="Table1.A2" office:value-type="string">
            <text:p text:style-name="Axiom">122</text:p>
          </table:table-cell>
          <table:table-cell table:style-name="Table1.A2" office:value-type="string">
            <text:p text:style-name="Axiom">D1.1USB</text:p>
          </table:table-cell>
          <table:table-cell table:style-name="Table1.C2" office:value-type="string">
            <text:p text:style-name="Axiom"><draw:frame draw:style-name="fr1" draw:name="Object122" text:anchor-type="as-char" svg:y="-0.172in" svg:width="1.9453in" svg:height="0.2909in" draw:z-index="121"><draw:object xlink:href="./Object 122" xlink:type="simple" xlink:show="embed" xlink:actuate="onLoad"/><draw:image xlink:href="./ObjectReplacements/Object 122" xlink:type="simple" xlink:show="embed" xlink:actuate="onLoad"/></draw:frame>forall lsup U rsup S csub 1.1 (%alpha ) exists lsup U rsup S csub 1.1 (%beta ):%alpha namsaa %beta </text:p>
          </table:table-cell>
        </table:table-row>
        <table:table-row>
          <table:table-cell table:style-name="Table1.A2" office:value-type="string">
            <text:p text:style-name="Axiom">123</text:p>
          </table:table-cell>
          <table:table-cell table:style-name="Table1.A2" office:value-type="string">
            <text:p text:style-name="Axiom">D1.1USE</text:p>
          </table:table-cell>
          <table:table-cell table:style-name="Table1.C2" office:value-type="string">
            <text:p text:style-name="Axiom"><draw:frame draw:style-name="fr1" draw:name="Object123" text:anchor-type="as-char" svg:y="-0.172in" svg:width="1.6071in" svg:height="0.2909in" draw:z-index="122"><draw:object xlink:href="./Object 123" xlink:type="simple" xlink:show="embed" xlink:actuate="onLoad"/><draw:image xlink:href="./ObjectReplacements/Object 123" xlink:type="simple" xlink:show="embed" xlink:actuate="onLoad"/></draw:frame>exists lsup U rsup S csub 1.1 (%alpha <text:s/>, %beta ):%alpha namsaa %beta </text:p>
          </table:table-cell>
        </table:table-row>
        <table:table-row>
          <table:table-cell table:style-name="Table1.A2" office:value-type="string">
            <text:p text:style-name="Axiom">124</text:p>
          </table:table-cell>
          <table:table-cell table:style-name="Table1.A2" office:value-type="string">
            <text:p text:style-name="Axiom">D1.1U_A</text:p>
          </table:table-cell>
          <table:table-cell table:style-name="Table1.C2" office:value-type="string">
            <text:p text:style-name="Axiom"><draw:frame draw:style-name="fr1" draw:name="Object124" text:anchor-type="as-char" svg:y="-0.172in" svg:width="1.5429in" svg:height="0.2902in" draw:z-index="123"><draw:object xlink:href="./Object 124" xlink:type="simple" xlink:show="embed" xlink:actuate="onLoad"/><draw:image xlink:href="./ObjectReplacements/Object 124" xlink:type="simple" xlink:show="embed" xlink:actuate="onLoad"/></draw:frame>forall lsup U <text:s/>csub 1.1 (%alpha <text:s/>, %beta ):%alpha namsaa %beta </text:p>
          </table:table-cell>
        </table:table-row>
        <table:table-row>
          <table:table-cell table:style-name="Table1.A2" office:value-type="string">
            <text:p text:style-name="Axiom">125</text:p>
          </table:table-cell>
          <table:table-cell table:style-name="Table1.A2" office:value-type="string">
            <text:p text:style-name="Axiom">D1.1U_B</text:p>
          </table:table-cell>
          <table:table-cell table:style-name="Table1.C2" office:value-type="string">
            <text:p text:style-name="Axiom"><draw:frame draw:style-name="fr1" draw:name="Object125" text:anchor-type="as-char" svg:y="-0.172in" svg:width="1.8181in" svg:height="0.2909in" draw:z-index="124"><draw:object xlink:href="./Object 125" xlink:type="simple" xlink:show="embed" xlink:actuate="onLoad"/><draw:image xlink:href="./ObjectReplacements/Object 125" xlink:type="simple" xlink:show="embed" xlink:actuate="onLoad"/></draw:frame>forall lsup U <text:s/>csub 1.1 (%alpha ) exists lsup U <text:s/>csub 1.1 (%beta ):%alpha namsaa %beta </text:p>
          </table:table-cell>
        </table:table-row>
        <table:table-row>
          <table:table-cell table:style-name="Table1.A2" office:value-type="string">
            <text:p text:style-name="Axiom">126</text:p>
          </table:table-cell>
          <table:table-cell table:style-name="Table1.A2" office:value-type="string">
            <text:p text:style-name="Axiom">D1.1U_E</text:p>
          </table:table-cell>
          <table:table-cell table:style-name="Table1.C2" office:value-type="string">
            <text:p text:style-name="Axiom"><draw:frame draw:style-name="fr1" draw:name="Object126" text:anchor-type="as-char" svg:y="-0.172in" svg:width="1.5429in" svg:height="0.2909in" draw:z-index="125"><draw:object xlink:href="./Object 126" xlink:type="simple" xlink:show="embed" xlink:actuate="onLoad"/><draw:image xlink:href="./ObjectReplacements/Object 126" xlink:type="simple" xlink:show="embed" xlink:actuate="onLoad"/></draw:frame>exists lsup U <text:s/>csub 1.1 (%alpha <text:s/>, %beta ):%alpha namsaa %beta </text:p>
          </table:table-cell>
        </table:table-row>
        <table:table-row>
          <table:table-cell table:style-name="Table1.A2" office:value-type="string">
            <text:p text:style-name="Axiom">127</text:p>
          </table:table-cell>
          <table:table-cell table:style-name="Table1.A2" office:value-type="string">
            <text:p text:style-name="Axiom">D1.1_OA</text:p>
          </table:table-cell>
          <table:table-cell table:style-name="Table1.C2" office:value-type="string">
            <text:p text:style-name="Axiom"><draw:frame draw:style-name="fr1" draw:name="Object127" text:anchor-type="as-char" svg:y="-0.172in" svg:width="1.5346in" svg:height="0.2902in" draw:z-index="126"><draw:object xlink:href="./Object 127" xlink:type="simple" xlink:show="embed" xlink:actuate="onLoad"/><draw:image xlink:href="./ObjectReplacements/Object 127" xlink:type="simple" xlink:show="embed" xlink:actuate="onLoad"/></draw:frame>forall <text:s/>rsup O csub 1.1 (%alpha <text:s/>, %beta ):%alpha namsaa %beta </text:p>
          </table:table-cell>
        </table:table-row>
        <table:table-row>
          <table:table-cell table:style-name="Table1.A2" office:value-type="string">
            <text:p text:style-name="Axiom">128</text:p>
          </table:table-cell>
          <table:table-cell table:style-name="Table1.A2" office:value-type="string">
            <text:p text:style-name="Axiom">D1.1_OB</text:p>
          </table:table-cell>
          <table:table-cell table:style-name="Table1.C2" office:value-type="string">
            <text:p text:style-name="Axiom"><draw:frame draw:style-name="fr1" draw:name="Object128" text:anchor-type="as-char" svg:y="-0.172in" svg:width="1.8in" svg:height="0.2909in" draw:z-index="127"><draw:object xlink:href="./Object 128" xlink:type="simple" xlink:show="embed" xlink:actuate="onLoad"/><draw:image xlink:href="./ObjectReplacements/Object 128" xlink:type="simple" xlink:show="embed" xlink:actuate="onLoad"/></draw:frame>forall <text:s/>rsup O csub 1.1 (%alpha ) exists <text:s/>rsup O csub 1.1 (%beta ):%alpha namsaa %beta </text:p>
          </table:table-cell>
        </table:table-row>
        <table:table-row>
          <table:table-cell table:style-name="Table1.A2" office:value-type="string">
            <text:p text:style-name="Axiom">129</text:p>
          </table:table-cell>
          <table:table-cell table:style-name="Table1.A2" office:value-type="string">
            <text:p text:style-name="Axiom">D1.1_OE</text:p>
          </table:table-cell>
          <table:table-cell table:style-name="Table1.C2" office:value-type="string">
            <text:p text:style-name="Axiom"><draw:frame draw:style-name="fr1" draw:name="Object129" text:anchor-type="as-char" svg:y="-0.172in" svg:width="1.5335in" svg:height="0.2909in" draw:z-index="128"><draw:object xlink:href="./Object 129" xlink:type="simple" xlink:show="embed" xlink:actuate="onLoad"/><draw:image xlink:href="./ObjectReplacements/Object 129" xlink:type="simple" xlink:show="embed" xlink:actuate="onLoad"/></draw:frame>exists <text:s/>rsup O csub 1.1 (%alpha <text:s/>, %beta ):%alpha namsaa %beta </text:p>
          </table:table-cell>
        </table:table-row>
        <table:table-row>
          <table:table-cell table:style-name="Table1.A2" office:value-type="string">
            <text:p text:style-name="Axiom">130</text:p>
          </table:table-cell>
          <table:table-cell table:style-name="Table1.A2" office:value-type="string">
            <text:p text:style-name="Axiom">D1.1_SA</text:p>
          </table:table-cell>
          <table:table-cell table:style-name="Table1.C2" office:value-type="string">
            <text:p text:style-name="Axiom"><draw:frame draw:style-name="fr1" draw:name="Object130" text:anchor-type="as-char" svg:y="-0.172in" svg:width="1.522in" svg:height="0.2902in" draw:z-index="129"><draw:object xlink:href="./Object 130" xlink:type="simple" xlink:show="embed" xlink:actuate="onLoad"/><draw:image xlink:href="./ObjectReplacements/Object 130" xlink:type="simple" xlink:show="embed" xlink:actuate="onLoad"/></draw:frame>forall <text:s/>rsup S csub 1.1 (%alpha <text:s/>, %beta ):%alpha namsaa %beta </text:p>
          </table:table-cell>
        </table:table-row>
        <table:table-row>
          <table:table-cell table:style-name="Table1.A2" office:value-type="string">
            <text:p text:style-name="Axiom">131</text:p>
          </table:table-cell>
          <table:table-cell table:style-name="Table1.A2" office:value-type="string">
            <text:p text:style-name="Axiom">D1.1_SB</text:p>
          </table:table-cell>
          <table:table-cell table:style-name="Table1.C2" office:value-type="string">
            <text:p text:style-name="Axiom"><draw:frame draw:style-name="fr1" draw:name="Object131" text:anchor-type="as-char" svg:y="-0.172in" svg:width="1.7744in" svg:height="0.2909in" draw:z-index="130"><draw:object xlink:href="./Object 131" xlink:type="simple" xlink:show="embed" xlink:actuate="onLoad"/><draw:image xlink:href="./ObjectReplacements/Object 131" xlink:type="simple" xlink:show="embed" xlink:actuate="onLoad"/></draw:frame>forall <text:s/>rsup S csub 1.1 (%alpha ) exists <text:s/>rsup S csub 1.1 (%beta ):%alpha namsaa %beta </text:p>
          </table:table-cell>
        </table:table-row>
        <table:table-row>
          <table:table-cell table:style-name="Table1.A2" office:value-type="string">
            <text:p text:style-name="Axiom">132</text:p>
          </table:table-cell>
          <table:table-cell table:style-name="Table1.A2" office:value-type="string">
            <text:p text:style-name="Axiom">D1.1_SE</text:p>
          </table:table-cell>
          <table:table-cell table:style-name="Table1.C2" office:value-type="string">
            <text:p text:style-name="Axiom"><draw:frame draw:style-name="fr1" draw:name="Object132" text:anchor-type="as-char" svg:y="-0.172in" svg:width="1.5201in" svg:height="0.2909in" draw:z-index="131"><draw:object xlink:href="./Object 132" xlink:type="simple" xlink:show="embed" xlink:actuate="onLoad"/><draw:image xlink:href="./ObjectReplacements/Object 132" xlink:type="simple" xlink:show="embed" xlink:actuate="onLoad"/></draw:frame>exists <text:s/>rsup S csub 1.1 (%alpha <text:s/>, %beta ):%alpha namsaa %beta </text:p>
          </table:table-cell>
        </table:table-row>
        <table:table-row>
          <table:table-cell table:style-name="Table1.A2" office:value-type="string">
            <text:p text:style-name="Axiom">133</text:p>
          </table:table-cell>
          <table:table-cell table:style-name="Table1.A2" office:value-type="string">
            <text:p text:style-name="Axiom">D1.1__A</text:p>
          </table:table-cell>
          <table:table-cell table:style-name="Table1.C2" office:value-type="string">
            <text:p text:style-name="Axiom"><draw:frame draw:style-name="fr1" draw:name="Object133" text:anchor-type="as-char" svg:y="-0.152in" svg:width="1.4583in" svg:height="0.2701in" draw:z-index="132"><draw:object xlink:href="./Object 133" xlink:type="simple" xlink:show="embed" xlink:actuate="onLoad"/><draw:image xlink:href="./ObjectReplacements/Object 133" xlink:type="simple" xlink:show="embed" xlink:actuate="onLoad"/></draw:frame>forall <text:s text:c="2"/>csub 1.1 (%alpha <text:s/>, %beta ):%alpha namsaa %beta </text:p>
          </table:table-cell>
        </table:table-row>
        <table:table-row>
          <table:table-cell table:style-name="Table1.A2" office:value-type="string">
            <text:p text:style-name="Axiom">134</text:p>
          </table:table-cell>
          <table:table-cell table:style-name="Table1.A2" office:value-type="string">
            <text:p text:style-name="Axiom">D1.1__B</text:p>
          </table:table-cell>
          <table:table-cell table:style-name="Table1.C2" office:value-type="string">
            <text:p text:style-name="Axiom"><draw:frame draw:style-name="fr1" draw:name="Object134" text:anchor-type="as-char" svg:y="-0.152in" svg:width="1.6472in" svg:height="0.2709in" draw:z-index="133"><draw:object xlink:href="./Object 134" xlink:type="simple" xlink:show="embed" xlink:actuate="onLoad"/><draw:image xlink:href="./ObjectReplacements/Object 134" xlink:type="simple" xlink:show="embed" xlink:actuate="onLoad"/></draw:frame>forall <text:s text:c="2"/>csub 1.1 (%alpha ) exists <text:s text:c="2"/>csub 1.1 (%beta ):%alpha namsaa %beta </text:p>
          </table:table-cell>
        </table:table-row>
        <table:table-row>
          <table:table-cell table:style-name="Table1.A2" office:value-type="string">
            <text:p text:style-name="Axiom">135</text:p>
          </table:table-cell>
          <table:table-cell table:style-name="Table1.A2" office:value-type="string">
            <text:p text:style-name="Axiom">D1.1__E</text:p>
          </table:table-cell>
          <table:table-cell table:style-name="Table1.C2" office:value-type="string">
            <text:p text:style-name="Axiom"><draw:frame draw:style-name="fr1" draw:name="Object135" text:anchor-type="as-char" svg:y="-0.152in" svg:width="1.4571in" svg:height="0.2709in" draw:z-index="134"><draw:object xlink:href="./Object 135" xlink:type="simple" xlink:show="embed" xlink:actuate="onLoad"/><draw:image xlink:href="./ObjectReplacements/Object 135" xlink:type="simple" xlink:show="embed" xlink:actuate="onLoad"/></draw:frame>exists <text:s text:c="2"/>csub 1.1 (%alpha <text:s/>, %beta ):%alpha namsaa %beta </text:p>
          </table:table-cell>
        </table:table-row>
        <table:table-row>
          <table:table-cell table:style-name="Table1.A2" office:value-type="string">
            <text:p text:style-name="Axiom">136</text:p>
          </table:table-cell>
          <table:table-cell table:style-name="Table1.A2" office:value-type="string">
            <text:p text:style-name="Axiom">D1.yKOA</text:p>
          </table:table-cell>
          <table:table-cell table:style-name="Table1.C2" office:value-type="string">
            <text:p text:style-name="Axiom"><draw:frame draw:style-name="fr1" draw:name="Object136" text:anchor-type="as-char" svg:y="-0.172in" svg:width="1.6228in" svg:height="0.2902in" draw:z-index="135"><draw:object xlink:href="./Object 136" xlink:type="simple" xlink:show="embed" xlink:actuate="onLoad"/><draw:image xlink:href="./ObjectReplacements/Object 136" xlink:type="simple" xlink:show="embed" xlink:actuate="onLoad"/></draw:frame>forall lsup K rsup O csub 1.y (%alpha <text:s/>, %beta ):%alpha namsaa %beta </text:p>
          </table:table-cell>
        </table:table-row>
        <table:table-row>
          <table:table-cell table:style-name="Table1.A2" office:value-type="string">
            <text:p text:style-name="Axiom">137</text:p>
          </table:table-cell>
          <table:table-cell table:style-name="Table1.A2" office:value-type="string">
            <text:p text:style-name="Axiom">D1.yKOB</text:p>
          </table:table-cell>
          <table:table-cell table:style-name="Table1.C2" office:value-type="string">
            <text:p text:style-name="Axiom"><draw:frame draw:style-name="fr1" draw:name="Object137" text:anchor-type="as-char" svg:y="-0.172in" svg:width="1.978in" svg:height="0.2909in" draw:z-index="136"><draw:object xlink:href="./Object 137" xlink:type="simple" xlink:show="embed" xlink:actuate="onLoad"/><draw:image xlink:href="./ObjectReplacements/Object 137" xlink:type="simple" xlink:show="embed" xlink:actuate="onLoad"/></draw:frame>forall lsup K rsup O csub 1.y (%alpha ) exists lsup K rsup O csub 1.y (%beta ):%alpha namsaa %beta </text:p>
          </table:table-cell>
        </table:table-row>
        <table:table-row>
          <table:table-cell table:style-name="Table1.A2" office:value-type="string">
            <text:p text:style-name="Axiom">138</text:p>
          </table:table-cell>
          <table:table-cell table:style-name="Table1.A2" office:value-type="string">
            <text:p text:style-name="Axiom">D1.yKOE</text:p>
          </table:table-cell>
          <table:table-cell table:style-name="Table1.C2" office:value-type="string">
            <text:p text:style-name="Axiom"><draw:frame draw:style-name="fr1" draw:name="Object138" text:anchor-type="as-char" svg:y="-0.172in" svg:width="1.6228in" svg:height="0.2909in" draw:z-index="137"><draw:object xlink:href="./Object 138" xlink:type="simple" xlink:show="embed" xlink:actuate="onLoad"/><draw:image xlink:href="./ObjectReplacements/Object 138" xlink:type="simple" xlink:show="embed" xlink:actuate="onLoad"/></draw:frame>exists lsup K rsup O csub 1.y (%alpha <text:s/>, %beta ):%alpha namsaa %beta </text:p>
          </table:table-cell>
        </table:table-row>
        <table:table-row>
          <table:table-cell table:style-name="Table1.A2" office:value-type="string">
            <text:p text:style-name="Axiom">139</text:p>
          </table:table-cell>
          <table:table-cell table:style-name="Table1.A2" office:value-type="string">
            <text:p text:style-name="Axiom">D1.yKSA</text:p>
          </table:table-cell>
          <table:table-cell table:style-name="Table1.C2" office:value-type="string">
            <text:p text:style-name="Axiom"><draw:frame draw:style-name="fr1" draw:name="Object139" text:anchor-type="as-char" svg:y="-0.172in" svg:width="1.6102in" svg:height="0.2902in" draw:z-index="138"><draw:object xlink:href="./Object 139" xlink:type="simple" xlink:show="embed" xlink:actuate="onLoad"/><draw:image xlink:href="./ObjectReplacements/Object 139" xlink:type="simple" xlink:show="embed" xlink:actuate="onLoad"/></draw:frame>forall lsup K rsup S csub 1.y (%alpha <text:s/>, %beta ):%alpha namsaa %beta </text:p>
          </table:table-cell>
        </table:table-row>
        <table:table-row>
          <table:table-cell table:style-name="Table1.A2" office:value-type="string">
            <text:p text:style-name="Axiom">140</text:p>
          </table:table-cell>
          <table:table-cell table:style-name="Table1.A2" office:value-type="string">
            <text:p text:style-name="Axiom">D1.yKSB</text:p>
          </table:table-cell>
          <table:table-cell table:style-name="Table1.C2" office:value-type="string">
            <text:p text:style-name="Axiom"><draw:frame draw:style-name="fr1" draw:name="Object140" text:anchor-type="as-char" svg:y="-0.172in" svg:width="1.952in" svg:height="0.2909in" draw:z-index="139"><draw:object xlink:href="./Object 140" xlink:type="simple" xlink:show="embed" xlink:actuate="onLoad"/><draw:image xlink:href="./ObjectReplacements/Object 140" xlink:type="simple" xlink:show="embed" xlink:actuate="onLoad"/></draw:frame>forall lsup K rsup S csub 1.y (%alpha ) exists lsup K rsup S csub 1.y (%beta ):%alpha namsaa %beta </text:p>
          </table:table-cell>
        </table:table-row>
        <table:table-row>
          <table:table-cell table:style-name="Table1.A2" office:value-type="string">
            <text:p text:style-name="Axiom">141</text:p>
          </table:table-cell>
          <table:table-cell table:style-name="Table1.A2" office:value-type="string">
            <text:p text:style-name="Axiom">D1.yKSE</text:p>
          </table:table-cell>
          <table:table-cell table:style-name="Table1.C2" office:value-type="string">
            <text:p text:style-name="Axiom"><draw:frame draw:style-name="fr1" draw:name="Object141" text:anchor-type="as-char" svg:y="-0.172in" svg:width="1.6102in" svg:height="0.2909in" draw:z-index="140"><draw:object xlink:href="./Object 141" xlink:type="simple" xlink:show="embed" xlink:actuate="onLoad"/><draw:image xlink:href="./ObjectReplacements/Object 141" xlink:type="simple" xlink:show="embed" xlink:actuate="onLoad"/></draw:frame>exists lsup K rsup S csub 1.y (%alpha <text:s/>, %beta ):%alpha namsaa %beta </text:p>
          </table:table-cell>
        </table:table-row>
        <table:table-row>
          <table:table-cell table:style-name="Table1.A2" office:value-type="string">
            <text:p text:style-name="Axiom">142</text:p>
          </table:table-cell>
          <table:table-cell table:style-name="Table1.A2" office:value-type="string">
            <text:p text:style-name="Axiom">D1.yK_A</text:p>
          </table:table-cell>
          <table:table-cell table:style-name="Table1.C2" office:value-type="string">
            <text:p text:style-name="Axiom"><draw:frame draw:style-name="fr1" draw:name="Object142" text:anchor-type="as-char" svg:y="-0.172in" svg:width="1.5465in" svg:height="0.2902in" draw:z-index="141"><draw:object xlink:href="./Object 142" xlink:type="simple" xlink:show="embed" xlink:actuate="onLoad"/><draw:image xlink:href="./ObjectReplacements/Object 142" xlink:type="simple" xlink:show="embed" xlink:actuate="onLoad"/></draw:frame>forall lsup K <text:s/>csub 1.y (%alpha <text:s/>, %beta ):%alpha namsaa %beta </text:p>
          </table:table-cell>
        </table:table-row>
        <table:table-row>
          <table:table-cell table:style-name="Table1.A2" office:value-type="string">
            <text:p text:style-name="Axiom">143</text:p>
          </table:table-cell>
          <table:table-cell table:style-name="Table1.A2" office:value-type="string">
            <text:p text:style-name="Axiom">D1.yK_B</text:p>
          </table:table-cell>
          <table:table-cell table:style-name="Table1.C2" office:value-type="string">
            <text:p text:style-name="Axiom"><draw:frame draw:style-name="fr1" draw:name="Object143" text:anchor-type="as-char" svg:y="-0.172in" svg:width="1.8252in" svg:height="0.2909in" draw:z-index="142"><draw:object xlink:href="./Object 143" xlink:type="simple" xlink:show="embed" xlink:actuate="onLoad"/><draw:image xlink:href="./ObjectReplacements/Object 143" xlink:type="simple" xlink:show="embed" xlink:actuate="onLoad"/></draw:frame>forall lsup K <text:s/>csub 1.y (%alpha ) exists lsup K <text:s/>csub 1.y (%beta ):%alpha namsaa %beta </text:p>
          </table:table-cell>
        </table:table-row>
        <table:table-row>
          <table:table-cell table:style-name="Table1.A2" office:value-type="string">
            <text:p text:style-name="Axiom">144</text:p>
          </table:table-cell>
          <table:table-cell table:style-name="Table1.A2" office:value-type="string">
            <text:p text:style-name="Axiom">D1.yK_E</text:p>
          </table:table-cell>
          <table:table-cell table:style-name="Table1.C2" office:value-type="string">
            <text:p text:style-name="Axiom"><draw:frame draw:style-name="fr1" draw:name="Object144" text:anchor-type="as-char" svg:y="-0.172in" svg:width="1.5465in" svg:height="0.2909in" draw:z-index="143"><draw:object xlink:href="./Object 144" xlink:type="simple" xlink:show="embed" xlink:actuate="onLoad"/><draw:image xlink:href="./ObjectReplacements/Object 144" xlink:type="simple" xlink:show="embed" xlink:actuate="onLoad"/></draw:frame>exists lsup K <text:s/>csub 1.y (%alpha <text:s/>, %beta ):%alpha namsaa %beta </text:p>
          </table:table-cell>
        </table:table-row>
        <table:table-row>
          <table:table-cell table:style-name="Table1.A2" office:value-type="string">
            <text:p text:style-name="Axiom">145</text:p>
          </table:table-cell>
          <table:table-cell table:style-name="Table1.A2" office:value-type="string">
            <text:p text:style-name="Axiom">D1.yUOA</text:p>
          </table:table-cell>
          <table:table-cell table:style-name="Table1.C2" office:value-type="string">
            <text:p text:style-name="Axiom"><draw:frame draw:style-name="fr1" draw:name="Object145" text:anchor-type="as-char" svg:y="-0.172in" svg:width="1.6244in" svg:height="0.2902in" draw:z-index="144"><draw:object xlink:href="./Object 145" xlink:type="simple" xlink:show="embed" xlink:actuate="onLoad"/><draw:image xlink:href="./ObjectReplacements/Object 145" xlink:type="simple" xlink:show="embed" xlink:actuate="onLoad"/></draw:frame>forall lsup U rsup O csub 1.y (%alpha <text:s/>, %beta ):%alpha namsaa %beta </text:p>
          </table:table-cell>
        </table:table-row>
        <table:table-row>
          <table:table-cell table:style-name="Table1.A2" office:value-type="string">
            <text:p text:style-name="Axiom">146</text:p>
          </table:table-cell>
          <table:table-cell table:style-name="Table1.A2" office:value-type="string">
            <text:p text:style-name="Axiom">D1.yUOB</text:p>
          </table:table-cell>
          <table:table-cell table:style-name="Table1.C2" office:value-type="string">
            <text:p text:style-name="Axiom"><draw:frame draw:style-name="fr1" draw:name="Object146" text:anchor-type="as-char" svg:y="-0.172in" svg:width="1.9807in" svg:height="0.2909in" draw:z-index="145"><draw:object xlink:href="./Object 146" xlink:type="simple" xlink:show="embed" xlink:actuate="onLoad"/><draw:image xlink:href="./ObjectReplacements/Object 146" xlink:type="simple" xlink:show="embed" xlink:actuate="onLoad"/></draw:frame>forall lsup U rsup O csub 1.y (%alpha ) exists lsup U rsup O csub 1.y (%beta ):%alpha namsaa %beta </text:p>
          </table:table-cell>
        </table:table-row>
        <table:table-row>
          <table:table-cell table:style-name="Table1.A2" office:value-type="string">
            <text:p text:style-name="Axiom">147</text:p>
          </table:table-cell>
          <table:table-cell table:style-name="Table1.A2" office:value-type="string">
            <text:p text:style-name="Axiom">D1.yUOE</text:p>
          </table:table-cell>
          <table:table-cell table:style-name="Table1.C2" office:value-type="string">
            <text:p text:style-name="Axiom"><draw:frame draw:style-name="fr1" draw:name="Object147" text:anchor-type="as-char" svg:y="-0.172in" svg:width="1.6244in" svg:height="0.2909in" draw:z-index="146"><draw:object xlink:href="./Object 147" xlink:type="simple" xlink:show="embed" xlink:actuate="onLoad"/><draw:image xlink:href="./ObjectReplacements/Object 147" xlink:type="simple" xlink:show="embed" xlink:actuate="onLoad"/></draw:frame>exists lsup U rsup O csub 1.y (%alpha <text:s/>, %beta ):%alpha namsaa %beta </text:p>
          </table:table-cell>
        </table:table-row>
        <table:table-row>
          <table:table-cell table:style-name="Table1.A2" office:value-type="string">
            <text:p text:style-name="Axiom">148</text:p>
          </table:table-cell>
          <table:table-cell table:style-name="Table1.A2" office:value-type="string">
            <text:p text:style-name="Axiom">D1.yUSA</text:p>
          </table:table-cell>
          <table:table-cell table:style-name="Table1.C2" office:value-type="string">
            <text:p text:style-name="Axiom"><draw:frame draw:style-name="fr1" draw:name="Object148" text:anchor-type="as-char" svg:y="-0.172in" svg:width="1.611in" svg:height="0.2902in" draw:z-index="147"><draw:object xlink:href="./Object 148" xlink:type="simple" xlink:show="embed" xlink:actuate="onLoad"/><draw:image xlink:href="./ObjectReplacements/Object 148" xlink:type="simple" xlink:show="embed" xlink:actuate="onLoad"/></draw:frame>forall lsup U rsup S csub 1.y (%alpha <text:s/>, %beta ):%alpha namsaa %beta </text:p>
          </table:table-cell>
        </table:table-row>
        <table:table-row>
          <table:table-cell table:style-name="Table1.A2" office:value-type="string">
            <text:p text:style-name="Axiom">149</text:p>
          </table:table-cell>
          <table:table-cell table:style-name="Table1.A2" office:value-type="string">
            <text:p text:style-name="Axiom">D1.yUSB</text:p>
          </table:table-cell>
          <table:table-cell table:style-name="Table1.C2" office:value-type="string">
            <text:p text:style-name="Axiom"><draw:frame draw:style-name="fr1" draw:name="Object149" text:anchor-type="as-char" svg:y="-0.172in" svg:width="1.9543in" svg:height="0.2909in" draw:z-index="148"><draw:object xlink:href="./Object 149" xlink:type="simple" xlink:show="embed" xlink:actuate="onLoad"/><draw:image xlink:href="./ObjectReplacements/Object 149" xlink:type="simple" xlink:show="embed" xlink:actuate="onLoad"/></draw:frame>forall lsup U rsup S csub 1.y (%alpha ) exists lsup U rsup S csub 1.y (%beta ):%alpha namsaa %beta </text:p>
          </table:table-cell>
        </table:table-row>
        <table:table-row>
          <table:table-cell table:style-name="Table1.A2" office:value-type="string">
            <text:p text:style-name="Axiom">150</text:p>
          </table:table-cell>
          <table:table-cell table:style-name="Table1.A2" office:value-type="string">
            <text:p text:style-name="Axiom">D1.yUSE</text:p>
          </table:table-cell>
          <table:table-cell table:style-name="Table1.C2" office:value-type="string">
            <text:p text:style-name="Axiom"><draw:frame draw:style-name="fr1" draw:name="Object150" text:anchor-type="as-char" svg:y="-0.172in" svg:width="1.611in" svg:height="0.2909in" draw:z-index="149"><draw:object xlink:href="./Object 150" xlink:type="simple" xlink:show="embed" xlink:actuate="onLoad"/><draw:image xlink:href="./ObjectReplacements/Object 150" xlink:type="simple" xlink:show="embed" xlink:actuate="onLoad"/></draw:frame>exists lsup U rsup S csub 1.y (%alpha <text:s/>, %beta ):%alpha namsaa %beta </text:p>
          </table:table-cell>
        </table:table-row>
        <table:table-row>
          <table:table-cell table:style-name="Table1.A2" office:value-type="string">
            <text:p text:style-name="Axiom">151</text:p>
          </table:table-cell>
          <table:table-cell table:style-name="Table1.A2" office:value-type="string">
            <text:p text:style-name="Axiom">D1.yU_A</text:p>
          </table:table-cell>
          <table:table-cell table:style-name="Table1.C2" office:value-type="string">
            <text:p text:style-name="Axiom"><draw:frame draw:style-name="fr1" draw:name="Object151" text:anchor-type="as-char" svg:y="-0.172in" svg:width="1.548in" svg:height="0.2902in" draw:z-index="150"><draw:object xlink:href="./Object 151" xlink:type="simple" xlink:show="embed" xlink:actuate="onLoad"/><draw:image xlink:href="./ObjectReplacements/Object 151" xlink:type="simple" xlink:show="embed" xlink:actuate="onLoad"/></draw:frame>forall lsup U <text:s/>csub 1.y (%alpha <text:s/>, %beta ):%alpha namsaa %beta </text:p>
          </table:table-cell>
        </table:table-row>
        <table:table-row>
          <table:table-cell table:style-name="Table1.A2" office:value-type="string">
            <text:p text:style-name="Axiom">152</text:p>
          </table:table-cell>
          <table:table-cell table:style-name="Table1.A2" office:value-type="string">
            <text:p text:style-name="Axiom">D1.yU_B</text:p>
          </table:table-cell>
          <table:table-cell table:style-name="Table1.C2" office:value-type="string">
            <text:p text:style-name="Axiom"><draw:frame draw:style-name="fr1" draw:name="Object152" text:anchor-type="as-char" svg:y="-0.172in" svg:width="1.828in" svg:height="0.2909in" draw:z-index="151"><draw:object xlink:href="./Object 152" xlink:type="simple" xlink:show="embed" xlink:actuate="onLoad"/><draw:image xlink:href="./ObjectReplacements/Object 152" xlink:type="simple" xlink:show="embed" xlink:actuate="onLoad"/></draw:frame>forall lsup U <text:s/>csub 1.y (%alpha ) exists lsup U <text:s/>csub 1.y (%beta ):%alpha namsaa %beta </text:p>
          </table:table-cell>
        </table:table-row>
        <table:table-row>
          <table:table-cell table:style-name="Table1.A2" office:value-type="string">
            <text:p text:style-name="Axiom">153</text:p>
          </table:table-cell>
          <table:table-cell table:style-name="Table1.A2" office:value-type="string">
            <text:p text:style-name="Axiom">D1.yU_E</text:p>
          </table:table-cell>
          <table:table-cell table:style-name="Table1.C2" office:value-type="string">
            <text:p text:style-name="Axiom"><draw:frame draw:style-name="fr1" draw:name="Object153" text:anchor-type="as-char" svg:y="-0.172in" svg:width="1.548in" svg:height="0.2909in" draw:z-index="152"><draw:object xlink:href="./Object 153" xlink:type="simple" xlink:show="embed" xlink:actuate="onLoad"/><draw:image xlink:href="./ObjectReplacements/Object 153" xlink:type="simple" xlink:show="embed" xlink:actuate="onLoad"/></draw:frame>exists lsup U <text:s/>csub 1.y (%alpha <text:s/>, %beta ):%alpha namsaa %beta </text:p>
          </table:table-cell>
        </table:table-row>
        <table:table-row>
          <table:table-cell table:style-name="Table1.A2" office:value-type="string">
            <text:p text:style-name="Axiom">154</text:p>
          </table:table-cell>
          <table:table-cell table:style-name="Table1.A2" office:value-type="string">
            <text:p text:style-name="Axiom">D1.y_OA</text:p>
          </table:table-cell>
          <table:table-cell table:style-name="Table1.C2" office:value-type="string">
            <text:p text:style-name="Axiom"><draw:frame draw:style-name="fr1" draw:name="Object154" text:anchor-type="as-char" svg:y="-0.172in" svg:width="1.5382in" svg:height="0.2902in" draw:z-index="153"><draw:object xlink:href="./Object 154" xlink:type="simple" xlink:show="embed" xlink:actuate="onLoad"/><draw:image xlink:href="./ObjectReplacements/Object 154" xlink:type="simple" xlink:show="embed" xlink:actuate="onLoad"/></draw:frame>forall <text:s/>rsup O csub 1.y (%alpha <text:s/>, %beta ):%alpha namsaa %beta </text:p>
          </table:table-cell>
        </table:table-row>
        <table:table-row>
          <table:table-cell table:style-name="Table1.A2" office:value-type="string">
            <text:p text:style-name="Axiom">155</text:p>
          </table:table-cell>
          <table:table-cell table:style-name="Table1.A2" office:value-type="string">
            <text:p text:style-name="Axiom">D1.y_OB</text:p>
          </table:table-cell>
          <table:table-cell table:style-name="Table1.C2" office:value-type="string">
            <text:p text:style-name="Axiom"><draw:frame draw:style-name="fr1" draw:name="Object155" text:anchor-type="as-char" svg:y="-0.172in" svg:width="1.8075in" svg:height="0.2909in" draw:z-index="154"><draw:object xlink:href="./Object 155" xlink:type="simple" xlink:show="embed" xlink:actuate="onLoad"/><draw:image xlink:href="./ObjectReplacements/Object 155" xlink:type="simple" xlink:show="embed" xlink:actuate="onLoad"/></draw:frame>forall <text:s/>rsup O csub 1.y (%alpha ) exists <text:s/>rsup O csub 1.y (%beta ):%alpha namsaa %beta </text:p>
          </table:table-cell>
        </table:table-row>
        <table:table-row>
          <table:table-cell table:style-name="Table1.A2" office:value-type="string">
            <text:p text:style-name="Axiom">156</text:p>
          </table:table-cell>
          <table:table-cell table:style-name="Table1.A2" office:value-type="string">
            <text:p text:style-name="Axiom">D1.y_OE</text:p>
          </table:table-cell>
          <table:table-cell table:style-name="Table1.C2" office:value-type="string">
            <text:p text:style-name="Axiom"><draw:frame draw:style-name="fr1" draw:name="Object156" text:anchor-type="as-char" svg:y="-0.172in" svg:width="1.5382in" svg:height="0.2909in" draw:z-index="155"><draw:object xlink:href="./Object 156" xlink:type="simple" xlink:show="embed" xlink:actuate="onLoad"/><draw:image xlink:href="./ObjectReplacements/Object 156" xlink:type="simple" xlink:show="embed" xlink:actuate="onLoad"/></draw:frame>exists <text:s/>rsup O csub 1.y (%alpha <text:s/>, %beta ):%alpha namsaa %beta </text:p>
          </table:table-cell>
        </table:table-row>
        <table:table-row>
          <table:table-cell table:style-name="Table1.A2" office:value-type="string">
            <text:p text:style-name="Axiom">157</text:p>
          </table:table-cell>
          <table:table-cell table:style-name="Table1.A2" office:value-type="string">
            <text:p text:style-name="Axiom">D1.y_SA</text:p>
          </table:table-cell>
          <table:table-cell table:style-name="Table1.C2" office:value-type="string">
            <text:p text:style-name="Axiom"><draw:frame draw:style-name="fr1" draw:name="Object157" text:anchor-type="as-char" svg:y="-0.172in" svg:width="1.5252in" svg:height="0.2902in" draw:z-index="156"><draw:object xlink:href="./Object 157" xlink:type="simple" xlink:show="embed" xlink:actuate="onLoad"/><draw:image xlink:href="./ObjectReplacements/Object 157" xlink:type="simple" xlink:show="embed" xlink:actuate="onLoad"/></draw:frame>forall <text:s/>rsup S csub 1.y (%alpha <text:s/>, %beta ):%alpha namsaa %beta </text:p>
          </table:table-cell>
        </table:table-row>
        <table:table-row>
          <table:table-cell table:style-name="Table1.A2" office:value-type="string">
            <text:p text:style-name="Axiom">158</text:p>
          </table:table-cell>
          <table:table-cell table:style-name="Table1.A2" office:value-type="string">
            <text:p text:style-name="Axiom">D1.y_SB</text:p>
          </table:table-cell>
          <table:table-cell table:style-name="Table1.C2" office:value-type="string">
            <text:p text:style-name="Axiom"><draw:frame draw:style-name="fr1" draw:name="Object158" text:anchor-type="as-char" svg:y="-0.172in" svg:width="1.7819in" svg:height="0.2909in" draw:z-index="157"><draw:object xlink:href="./Object 158" xlink:type="simple" xlink:show="embed" xlink:actuate="onLoad"/><draw:image xlink:href="./ObjectReplacements/Object 158" xlink:type="simple" xlink:show="embed" xlink:actuate="onLoad"/></draw:frame>forall <text:s/>rsup S csub 1.y (%alpha ) exists <text:s/>rsup S csub 1.y (%beta ):%alpha namsaa %beta </text:p>
          </table:table-cell>
        </table:table-row>
        <table:table-row>
          <table:table-cell table:style-name="Table1.A2" office:value-type="string">
            <text:p text:style-name="Axiom">159</text:p>
          </table:table-cell>
          <table:table-cell table:style-name="Table1.A2" office:value-type="string">
            <text:p text:style-name="Axiom">D1.y_SE</text:p>
          </table:table-cell>
          <table:table-cell table:style-name="Table1.C2" office:value-type="string">
            <text:p text:style-name="Axiom"><draw:frame draw:style-name="fr1" draw:name="Object159" text:anchor-type="as-char" svg:y="-0.172in" svg:width="1.5252in" svg:height="0.2909in" draw:z-index="158"><draw:object xlink:href="./Object 159" xlink:type="simple" xlink:show="embed" xlink:actuate="onLoad"/><draw:image xlink:href="./ObjectReplacements/Object 159" xlink:type="simple" xlink:show="embed" xlink:actuate="onLoad"/></draw:frame>exists <text:s/>rsup S csub 1.y (%alpha <text:s/>, %beta ):%alpha namsaa %beta </text:p>
          </table:table-cell>
        </table:table-row>
        <table:table-row>
          <table:table-cell table:style-name="Table1.A2" office:value-type="string">
            <text:p text:style-name="Axiom">160</text:p>
          </table:table-cell>
          <table:table-cell table:style-name="Table1.A2" office:value-type="string">
            <text:p text:style-name="Axiom">D1.y__A</text:p>
          </table:table-cell>
          <table:table-cell table:style-name="Table1.C2" office:value-type="string">
            <text:p text:style-name="Axiom"><draw:frame draw:style-name="fr1" draw:name="Object160" text:anchor-type="as-char" svg:y="-0.152in" svg:width="1.4618in" svg:height="0.2701in" draw:z-index="159"><draw:object xlink:href="./Object 160" xlink:type="simple" xlink:show="embed" xlink:actuate="onLoad"/><draw:image xlink:href="./ObjectReplacements/Object 160" xlink:type="simple" xlink:show="embed" xlink:actuate="onLoad"/></draw:frame>forall <text:s text:c="2"/>csub 1.y (%alpha <text:s/>, %beta ):%alpha namsaa %beta </text:p>
          </table:table-cell>
        </table:table-row>
        <table:table-row>
          <table:table-cell table:style-name="Table1.A2" office:value-type="string">
            <text:p text:style-name="Axiom">161</text:p>
          </table:table-cell>
          <table:table-cell table:style-name="Table1.A2" office:value-type="string">
            <text:p text:style-name="Axiom">D1.y__B</text:p>
          </table:table-cell>
          <table:table-cell table:style-name="Table1.C2" office:value-type="string">
            <text:p text:style-name="Axiom"><draw:frame draw:style-name="fr1" draw:name="Object161" text:anchor-type="as-char" svg:y="-0.152in" svg:width="1.6547in" svg:height="0.2709in" draw:z-index="160"><draw:object xlink:href="./Object 161" xlink:type="simple" xlink:show="embed" xlink:actuate="onLoad"/><draw:image xlink:href="./ObjectReplacements/Object 161" xlink:type="simple" xlink:show="embed" xlink:actuate="onLoad"/></draw:frame>forall <text:s text:c="2"/>csub 1.y (%alpha ) exists <text:s text:c="2"/>csub 1.y (%beta ):%alpha namsaa %beta </text:p>
          </table:table-cell>
        </table:table-row>
        <table:table-row>
          <table:table-cell table:style-name="Table1.A2" office:value-type="string">
            <text:p text:style-name="Axiom">162</text:p>
          </table:table-cell>
          <table:table-cell table:style-name="Table1.A2" office:value-type="string">
            <text:p text:style-name="Axiom">D1.y__E</text:p>
          </table:table-cell>
          <table:table-cell table:style-name="Table1.C2" office:value-type="string">
            <text:p text:style-name="Axiom"><draw:frame draw:style-name="fr1" draw:name="Object162" text:anchor-type="as-char" svg:y="-0.152in" svg:width="1.4618in" svg:height="0.2709in" draw:z-index="161"><draw:object xlink:href="./Object 162" xlink:type="simple" xlink:show="embed" xlink:actuate="onLoad"/><draw:image xlink:href="./ObjectReplacements/Object 162" xlink:type="simple" xlink:show="embed" xlink:actuate="onLoad"/></draw:frame>exists <text:s text:c="2"/>csub 1.y (%alpha <text:s/>, %beta ):%alpha namsaa %beta </text:p>
          </table:table-cell>
        </table:table-row>
        <table:table-row>
          <table:table-cell table:style-name="Table1.A2" office:value-type="string">
            <text:p text:style-name="Axiom">163</text:p>
          </table:table-cell>
          <table:table-cell table:style-name="Table1.A2" office:value-type="string">
            <text:p text:style-name="Axiom">D2.0KOA</text:p>
          </table:table-cell>
          <table:table-cell table:style-name="Table1.C2" office:value-type="string">
            <text:p text:style-name="Axiom"><draw:frame draw:style-name="fr1" draw:name="Object163" text:anchor-type="as-char" svg:y="-0.172in" svg:width="1.6228in" svg:height="0.2902in" draw:z-index="162"><draw:object xlink:href="./Object 163" xlink:type="simple" xlink:show="embed" xlink:actuate="onLoad"/><draw:image xlink:href="./ObjectReplacements/Object 163" xlink:type="simple" xlink:show="embed" xlink:actuate="onLoad"/></draw:frame>forall lsup K rsup O csub 2.0 (%alpha <text:s/>, %beta ):%alpha namsaa %beta </text:p>
          </table:table-cell>
        </table:table-row>
        <table:table-row>
          <table:table-cell table:style-name="Table1.A2" office:value-type="string">
            <text:p text:style-name="Axiom">164</text:p>
          </table:table-cell>
          <table:table-cell table:style-name="Table1.A2" office:value-type="string">
            <text:p text:style-name="Axiom">D2.0KOB</text:p>
          </table:table-cell>
          <table:table-cell table:style-name="Table1.C2" office:value-type="string">
            <text:p text:style-name="Axiom"><draw:frame draw:style-name="fr1" draw:name="Object164" text:anchor-type="as-char" svg:y="-0.172in" svg:width="1.9772in" svg:height="0.2909in" draw:z-index="163"><draw:object xlink:href="./Object 164" xlink:type="simple" xlink:show="embed" xlink:actuate="onLoad"/><draw:image xlink:href="./ObjectReplacements/Object 164" xlink:type="simple" xlink:show="embed" xlink:actuate="onLoad"/></draw:frame>forall lsup K rsup O csub 2.0 (%alpha ) exists lsup K rsup O csub 2.0 (%beta ):%alpha namsaa %beta </text:p>
          </table:table-cell>
        </table:table-row>
        <table:table-row>
          <table:table-cell table:style-name="Table1.A2" office:value-type="string">
            <text:p text:style-name="Axiom">165</text:p>
          </table:table-cell>
          <table:table-cell table:style-name="Table1.A2" office:value-type="string">
            <text:p text:style-name="Axiom">D2.0KOE</text:p>
          </table:table-cell>
          <table:table-cell table:style-name="Table1.C2" office:value-type="string">
            <text:p text:style-name="Axiom"><draw:frame draw:style-name="fr1" draw:name="Object165" text:anchor-type="as-char" svg:y="-0.172in" svg:width="1.6228in" svg:height="0.2909in" draw:z-index="164"><draw:object xlink:href="./Object 165" xlink:type="simple" xlink:show="embed" xlink:actuate="onLoad"/><draw:image xlink:href="./ObjectReplacements/Object 165" xlink:type="simple" xlink:show="embed" xlink:actuate="onLoad"/></draw:frame>exists lsup K rsup O csub 2.0 (%alpha <text:s/>, %beta ):%alpha namsaa %beta </text:p>
          </table:table-cell>
        </table:table-row>
        <table:table-row>
          <table:table-cell table:style-name="Table1.A2" office:value-type="string">
            <text:p text:style-name="Axiom">166</text:p>
          </table:table-cell>
          <table:table-cell table:style-name="Table1.A2" office:value-type="string">
            <text:p text:style-name="Axiom">D2.0KSA</text:p>
          </table:table-cell>
          <table:table-cell table:style-name="Table1.C2" office:value-type="string">
            <text:p text:style-name="Axiom"><draw:frame draw:style-name="fr1" draw:name="Object166" text:anchor-type="as-char" svg:y="-0.172in" svg:width="1.6098in" svg:height="0.2902in" draw:z-index="165"><draw:object xlink:href="./Object 166" xlink:type="simple" xlink:show="embed" xlink:actuate="onLoad"/><draw:image xlink:href="./ObjectReplacements/Object 166" xlink:type="simple" xlink:show="embed" xlink:actuate="onLoad"/></draw:frame>forall lsup K rsup S csub 2.0 (%alpha <text:s/>, %beta ):%alpha namsaa %beta </text:p>
          </table:table-cell>
        </table:table-row>
        <table:table-row>
          <table:table-cell table:style-name="Table1.A2" office:value-type="string">
            <text:p text:style-name="Axiom">167</text:p>
          </table:table-cell>
          <table:table-cell table:style-name="Table1.A2" office:value-type="string">
            <text:p text:style-name="Axiom">D2.0KSB</text:p>
          </table:table-cell>
          <table:table-cell table:style-name="Table1.C2" office:value-type="string">
            <text:p text:style-name="Axiom"><draw:frame draw:style-name="fr1" draw:name="Object167" text:anchor-type="as-char" svg:y="-0.172in" svg:width="1.9516in" svg:height="0.2909in" draw:z-index="166"><draw:object xlink:href="./Object 167" xlink:type="simple" xlink:show="embed" xlink:actuate="onLoad"/><draw:image xlink:href="./ObjectReplacements/Object 167" xlink:type="simple" xlink:show="embed" xlink:actuate="onLoad"/></draw:frame>forall lsup K rsup S csub 2.0 (%alpha ) exists lsup K rsup S csub 2.0 (%beta ):%alpha namsaa %beta </text:p>
          </table:table-cell>
        </table:table-row>
        <table:table-row>
          <table:table-cell table:style-name="Table1.A2" office:value-type="string">
            <text:p text:style-name="Axiom">168</text:p>
          </table:table-cell>
          <table:table-cell table:style-name="Table1.A2" office:value-type="string">
            <text:p text:style-name="Axiom">D2.0KSE</text:p>
          </table:table-cell>
          <table:table-cell table:style-name="Table1.C2" office:value-type="string">
            <text:p text:style-name="Axiom"><draw:frame draw:style-name="fr1" draw:name="Object168" text:anchor-type="as-char" svg:y="-0.172in" svg:width="1.6098in" svg:height="0.2909in" draw:z-index="167"><draw:object xlink:href="./Object 168" xlink:type="simple" xlink:show="embed" xlink:actuate="onLoad"/><draw:image xlink:href="./ObjectReplacements/Object 168" xlink:type="simple" xlink:show="embed" xlink:actuate="onLoad"/></draw:frame>exists lsup K rsup S csub 2.0 (%alpha <text:s/>, %beta ):%alpha namsaa %beta </text:p>
          </table:table-cell>
        </table:table-row>
        <table:table-row>
          <table:table-cell table:style-name="Table1.A2" office:value-type="string">
            <text:p text:style-name="Axiom">169</text:p>
          </table:table-cell>
          <table:table-cell table:style-name="Table1.A2" office:value-type="string">
            <text:p text:style-name="Axiom">D2.0K_A</text:p>
          </table:table-cell>
          <table:table-cell table:style-name="Table1.C2" office:value-type="string">
            <text:p text:style-name="Axiom"><draw:frame draw:style-name="fr1" draw:name="Object169" text:anchor-type="as-char" svg:y="-0.172in" svg:width="1.5465in" svg:height="0.2902in" draw:z-index="168"><draw:object xlink:href="./Object 169" xlink:type="simple" xlink:show="embed" xlink:actuate="onLoad"/><draw:image xlink:href="./ObjectReplacements/Object 169" xlink:type="simple" xlink:show="embed" xlink:actuate="onLoad"/></draw:frame>forall lsup K <text:s/>csub 2.0 (%alpha <text:s/>, %beta ):%alpha namsaa %beta </text:p>
          </table:table-cell>
        </table:table-row>
        <table:table-row>
          <table:table-cell table:style-name="Table1.A2" office:value-type="string">
            <text:p text:style-name="Axiom">170</text:p>
          </table:table-cell>
          <table:table-cell table:style-name="Table1.A2" office:value-type="string">
            <text:p text:style-name="Axiom">D2.0K_B</text:p>
          </table:table-cell>
          <table:table-cell table:style-name="Table1.C2" office:value-type="string">
            <text:p text:style-name="Axiom"><draw:frame draw:style-name="fr1" draw:name="Object170" text:anchor-type="as-char" svg:y="-0.172in" svg:width="1.8244in" svg:height="0.2909in" draw:z-index="169"><draw:object xlink:href="./Object 170" xlink:type="simple" xlink:show="embed" xlink:actuate="onLoad"/><draw:image xlink:href="./ObjectReplacements/Object 170" xlink:type="simple" xlink:show="embed" xlink:actuate="onLoad"/></draw:frame>forall lsup K <text:s/>csub 2.0 (%alpha ) exists lsup K <text:s/>csub 2.0 (%beta ):%alpha namsaa %beta </text:p>
          </table:table-cell>
        </table:table-row>
        <table:table-row>
          <table:table-cell table:style-name="Table1.A2" office:value-type="string">
            <text:p text:style-name="Axiom">171</text:p>
          </table:table-cell>
          <table:table-cell table:style-name="Table1.A2" office:value-type="string">
            <text:p text:style-name="Axiom">D2.0K_E</text:p>
          </table:table-cell>
          <table:table-cell table:style-name="Table1.C2" office:value-type="string">
            <text:p text:style-name="Axiom"><draw:frame draw:style-name="fr1" draw:name="Object171" text:anchor-type="as-char" svg:y="-0.172in" svg:width="1.5465in" svg:height="0.2909in" draw:z-index="170"><draw:object xlink:href="./Object 171" xlink:type="simple" xlink:show="embed" xlink:actuate="onLoad"/><draw:image xlink:href="./ObjectReplacements/Object 171" xlink:type="simple" xlink:show="embed" xlink:actuate="onLoad"/></draw:frame>exists lsup K <text:s/>csub 2.0 (%alpha <text:s/>, %beta ):%alpha namsaa %beta </text:p>
          </table:table-cell>
        </table:table-row>
        <table:table-row>
          <table:table-cell table:style-name="Table1.A2" office:value-type="string">
            <text:p text:style-name="Axiom">172</text:p>
          </table:table-cell>
          <table:table-cell table:style-name="Table1.A2" office:value-type="string">
            <text:p text:style-name="Axiom">D2.0UOA</text:p>
          </table:table-cell>
          <table:table-cell table:style-name="Table1.C2" office:value-type="string">
            <text:p text:style-name="Axiom"><draw:frame draw:style-name="fr1" draw:name="Object172" text:anchor-type="as-char" svg:y="-0.172in" svg:width="1.6244in" svg:height="0.2902in" draw:z-index="171"><draw:object xlink:href="./Object 172" xlink:type="simple" xlink:show="embed" xlink:actuate="onLoad"/><draw:image xlink:href="./ObjectReplacements/Object 172" xlink:type="simple" xlink:show="embed" xlink:actuate="onLoad"/></draw:frame>forall lsup U rsup O csub 2.0 (%alpha <text:s/>, %beta ):%alpha namsaa %beta </text:p>
          </table:table-cell>
        </table:table-row>
        <table:table-row>
          <table:table-cell table:style-name="Table1.A2" office:value-type="string">
            <text:p text:style-name="Axiom">173</text:p>
          </table:table-cell>
          <table:table-cell table:style-name="Table1.A2" office:value-type="string">
            <text:p text:style-name="Axiom">D2.0UOB</text:p>
          </table:table-cell>
          <table:table-cell table:style-name="Table1.C2" office:value-type="string">
            <text:p text:style-name="Axiom"><draw:frame draw:style-name="fr1" draw:name="Object173" text:anchor-type="as-char" svg:y="-0.172in" svg:width="1.9799in" svg:height="0.2909in" draw:z-index="172"><draw:object xlink:href="./Object 173" xlink:type="simple" xlink:show="embed" xlink:actuate="onLoad"/><draw:image xlink:href="./ObjectReplacements/Object 173" xlink:type="simple" xlink:show="embed" xlink:actuate="onLoad"/></draw:frame>forall lsup U rsup O csub 2.0 (%alpha ) exists lsup U rsup O csub 2.0 (%beta ):%alpha namsaa %beta </text:p>
          </table:table-cell>
        </table:table-row>
        <table:table-row>
          <table:table-cell table:style-name="Table1.A2" office:value-type="string">
            <text:p text:style-name="Axiom">174</text:p>
          </table:table-cell>
          <table:table-cell table:style-name="Table1.A2" office:value-type="string">
            <text:p text:style-name="Axiom">D2.0UOE</text:p>
          </table:table-cell>
          <table:table-cell table:style-name="Table1.C2" office:value-type="string">
            <text:p text:style-name="Axiom"><draw:frame draw:style-name="fr1" draw:name="Object174" text:anchor-type="as-char" svg:y="-0.172in" svg:width="1.6244in" svg:height="0.2909in" draw:z-index="173"><draw:object xlink:href="./Object 174" xlink:type="simple" xlink:show="embed" xlink:actuate="onLoad"/><draw:image xlink:href="./ObjectReplacements/Object 174" xlink:type="simple" xlink:show="embed" xlink:actuate="onLoad"/></draw:frame>exists lsup U rsup O csub 2.0 (%alpha <text:s/>, %beta ):%alpha namsaa %beta </text:p>
          </table:table-cell>
        </table:table-row>
        <table:table-row>
          <table:table-cell table:style-name="Table1.A2" office:value-type="string">
            <text:p text:style-name="Axiom">175</text:p>
          </table:table-cell>
          <table:table-cell table:style-name="Table1.A2" office:value-type="string">
            <text:p text:style-name="Axiom">D2.0USA</text:p>
          </table:table-cell>
          <table:table-cell table:style-name="Table1.C2" office:value-type="string">
            <text:p text:style-name="Axiom"><draw:frame draw:style-name="fr1" draw:name="Object175" text:anchor-type="as-char" svg:y="-0.172in" svg:width="1.611in" svg:height="0.2902in" draw:z-index="174"><draw:object xlink:href="./Object 175" xlink:type="simple" xlink:show="embed" xlink:actuate="onLoad"/><draw:image xlink:href="./ObjectReplacements/Object 175" xlink:type="simple" xlink:show="embed" xlink:actuate="onLoad"/></draw:frame>forall lsup U rsup S csub 2.0 (%alpha <text:s/>, %beta ):%alpha namsaa %beta </text:p>
          </table:table-cell>
        </table:table-row>
        <table:table-row>
          <table:table-cell table:style-name="Table1.A2" office:value-type="string">
            <text:p text:style-name="Axiom">176</text:p>
          </table:table-cell>
          <table:table-cell table:style-name="Table1.A2" office:value-type="string">
            <text:p text:style-name="Axiom">D2.0USB</text:p>
          </table:table-cell>
          <table:table-cell table:style-name="Table1.C2" office:value-type="string">
            <text:p text:style-name="Axiom"><draw:frame draw:style-name="fr1" draw:name="Object176" text:anchor-type="as-char" svg:y="-0.172in" svg:width="1.9535in" svg:height="0.2909in" draw:z-index="175"><draw:object xlink:href="./Object 176" xlink:type="simple" xlink:show="embed" xlink:actuate="onLoad"/><draw:image xlink:href="./ObjectReplacements/Object 176" xlink:type="simple" xlink:show="embed" xlink:actuate="onLoad"/></draw:frame>forall lsup U rsup S csub 2.0 (%alpha ) exists lsup U rsup S csub 2.0 (%beta ):%alpha namsaa %beta </text:p>
          </table:table-cell>
        </table:table-row>
        <table:table-row>
          <table:table-cell table:style-name="Table1.A2" office:value-type="string">
            <text:p text:style-name="Axiom">177</text:p>
          </table:table-cell>
          <table:table-cell table:style-name="Table1.A2" office:value-type="string">
            <text:p text:style-name="Axiom">D2.0USE</text:p>
          </table:table-cell>
          <table:table-cell table:style-name="Table1.C2" office:value-type="string">
            <text:p text:style-name="Axiom"><draw:frame draw:style-name="fr1" draw:name="Object177" text:anchor-type="as-char" svg:y="-0.172in" svg:width="1.611in" svg:height="0.2909in" draw:z-index="176"><draw:object xlink:href="./Object 177" xlink:type="simple" xlink:show="embed" xlink:actuate="onLoad"/><draw:image xlink:href="./ObjectReplacements/Object 177" xlink:type="simple" xlink:show="embed" xlink:actuate="onLoad"/></draw:frame>exists lsup U rsup S csub 2.0 (%alpha <text:s/>, %beta ):%alpha namsaa %beta </text:p>
          </table:table-cell>
        </table:table-row>
        <table:table-row>
          <table:table-cell table:style-name="Table1.A2" office:value-type="string">
            <text:p text:style-name="Axiom">178</text:p>
          </table:table-cell>
          <table:table-cell table:style-name="Table1.A2" office:value-type="string">
            <text:p text:style-name="Axiom">D2.0U_A</text:p>
          </table:table-cell>
          <table:table-cell table:style-name="Table1.C2" office:value-type="string">
            <text:p text:style-name="Axiom"><draw:frame draw:style-name="fr1" draw:name="Object178" text:anchor-type="as-char" svg:y="-0.172in" svg:width="1.548in" svg:height="0.2902in" draw:z-index="177"><draw:object xlink:href="./Object 178" xlink:type="simple" xlink:show="embed" xlink:actuate="onLoad"/><draw:image xlink:href="./ObjectReplacements/Object 178" xlink:type="simple" xlink:show="embed" xlink:actuate="onLoad"/></draw:frame>forall lsup U <text:s/>csub 2.0 (%alpha <text:s/>, %beta ):%alpha namsaa %beta </text:p>
          </table:table-cell>
        </table:table-row>
        <table:table-row>
          <table:table-cell table:style-name="Table1.A2" office:value-type="string">
            <text:p text:style-name="Axiom">179</text:p>
          </table:table-cell>
          <table:table-cell table:style-name="Table1.A2" office:value-type="string">
            <text:p text:style-name="Axiom">D2.0U_B</text:p>
          </table:table-cell>
          <table:table-cell table:style-name="Table1.C2" office:value-type="string">
            <text:p text:style-name="Axiom"><draw:frame draw:style-name="fr1" draw:name="Object179" text:anchor-type="as-char" svg:y="-0.172in" svg:width="1.8272in" svg:height="0.2909in" draw:z-index="178"><draw:object xlink:href="./Object 179" xlink:type="simple" xlink:show="embed" xlink:actuate="onLoad"/><draw:image xlink:href="./ObjectReplacements/Object 179" xlink:type="simple" xlink:show="embed" xlink:actuate="onLoad"/></draw:frame>forall lsup U <text:s/>csub 2.0 (%alpha ) exists lsup U <text:s/>csub 2.0 (%beta ):%alpha namsaa %beta </text:p>
          </table:table-cell>
        </table:table-row>
        <table:table-row>
          <table:table-cell table:style-name="Table1.A2" office:value-type="string">
            <text:p text:style-name="Axiom">180</text:p>
          </table:table-cell>
          <table:table-cell table:style-name="Table1.A2" office:value-type="string">
            <text:p text:style-name="Axiom">D2.0U_E</text:p>
          </table:table-cell>
          <table:table-cell table:style-name="Table1.C2" office:value-type="string">
            <text:p text:style-name="Axiom"><draw:frame draw:style-name="fr1" draw:name="Object180" text:anchor-type="as-char" svg:y="-0.172in" svg:width="1.548in" svg:height="0.2909in" draw:z-index="179"><draw:object xlink:href="./Object 180" xlink:type="simple" xlink:show="embed" xlink:actuate="onLoad"/><draw:image xlink:href="./ObjectReplacements/Object 180" xlink:type="simple" xlink:show="embed" xlink:actuate="onLoad"/></draw:frame>exists lsup U <text:s/>csub 2.0 (%alpha <text:s/>, %beta ):%alpha namsaa %beta </text:p>
          </table:table-cell>
        </table:table-row>
        <table:table-row>
          <table:table-cell table:style-name="Table1.A2" office:value-type="string">
            <text:p text:style-name="Axiom">181</text:p>
          </table:table-cell>
          <table:table-cell table:style-name="Table1.A2" office:value-type="string">
            <text:p text:style-name="Axiom">D2.0_OA</text:p>
          </table:table-cell>
          <table:table-cell table:style-name="Table1.C2" office:value-type="string">
            <text:p text:style-name="Axiom"><draw:frame draw:style-name="fr1" draw:name="Object181" text:anchor-type="as-char" svg:y="-0.172in" svg:width="1.5374in" svg:height="0.2902in" draw:z-index="180"><draw:object xlink:href="./Object 181" xlink:type="simple" xlink:show="embed" xlink:actuate="onLoad"/><draw:image xlink:href="./ObjectReplacements/Object 181" xlink:type="simple" xlink:show="embed" xlink:actuate="onLoad"/></draw:frame>forall <text:s/>rsup O csub 2.0 (%alpha <text:s/>, %beta ):%alpha namsaa %beta </text:p>
          </table:table-cell>
        </table:table-row>
        <table:table-row>
          <table:table-cell table:style-name="Table1.A2" office:value-type="string">
            <text:p text:style-name="Axiom">182</text:p>
          </table:table-cell>
          <table:table-cell table:style-name="Table1.A2" office:value-type="string">
            <text:p text:style-name="Axiom">D2.0_OB</text:p>
          </table:table-cell>
          <table:table-cell table:style-name="Table1.C2" office:value-type="string">
            <text:p text:style-name="Axiom"><draw:frame draw:style-name="fr1" draw:name="Object182" text:anchor-type="as-char" svg:y="-0.172in" svg:width="1.8071in" svg:height="0.2909in" draw:z-index="181"><draw:object xlink:href="./Object 182" xlink:type="simple" xlink:show="embed" xlink:actuate="onLoad"/><draw:image xlink:href="./ObjectReplacements/Object 182" xlink:type="simple" xlink:show="embed" xlink:actuate="onLoad"/></draw:frame>forall <text:s/>rsup O csub 2.0 (%alpha ) exists <text:s/>rsup O csub 2.0 (%beta ):%alpha namsaa %beta </text:p>
          </table:table-cell>
        </table:table-row>
        <table:table-row>
          <table:table-cell table:style-name="Table1.A2" office:value-type="string">
            <text:p text:style-name="Axiom">183</text:p>
          </table:table-cell>
          <table:table-cell table:style-name="Table1.A2" office:value-type="string">
            <text:p text:style-name="Axiom">D2.0_OE</text:p>
          </table:table-cell>
          <table:table-cell table:style-name="Table1.C2" office:value-type="string">
            <text:p text:style-name="Axiom"><draw:frame draw:style-name="fr1" draw:name="Object183" text:anchor-type="as-char" svg:y="-0.172in" svg:width="1.5374in" svg:height="0.2909in" draw:z-index="182"><draw:object xlink:href="./Object 183" xlink:type="simple" xlink:show="embed" xlink:actuate="onLoad"/><draw:image xlink:href="./ObjectReplacements/Object 183" xlink:type="simple" xlink:show="embed" xlink:actuate="onLoad"/></draw:frame>exists <text:s/>rsup O csub 2.0 (%alpha <text:s/>, %beta ):%alpha namsaa %beta </text:p>
          </table:table-cell>
        </table:table-row>
        <table:table-row>
          <table:table-cell table:style-name="Table1.A2" office:value-type="string">
            <text:p text:style-name="Axiom">184</text:p>
          </table:table-cell>
          <table:table-cell table:style-name="Table1.A2" office:value-type="string">
            <text:p text:style-name="Axiom">D2.0_SA</text:p>
          </table:table-cell>
          <table:table-cell table:style-name="Table1.C2" office:value-type="string">
            <text:p text:style-name="Axiom"><draw:frame draw:style-name="fr1" draw:name="Object184" text:anchor-type="as-char" svg:y="-0.172in" svg:width="1.5252in" svg:height="0.2902in" draw:z-index="183"><draw:object xlink:href="./Object 184" xlink:type="simple" xlink:show="embed" xlink:actuate="onLoad"/><draw:image xlink:href="./ObjectReplacements/Object 184" xlink:type="simple" xlink:show="embed" xlink:actuate="onLoad"/></draw:frame>forall <text:s/>rsup S csub 2.0 (%alpha <text:s/>, %beta ):%alpha namsaa %beta </text:p>
          </table:table-cell>
        </table:table-row>
        <table:table-row>
          <table:table-cell table:style-name="Table1.A2" office:value-type="string">
            <text:p text:style-name="Axiom">185</text:p>
          </table:table-cell>
          <table:table-cell table:style-name="Table1.A2" office:value-type="string">
            <text:p text:style-name="Axiom">D2.0_SB</text:p>
          </table:table-cell>
          <table:table-cell table:style-name="Table1.C2" office:value-type="string">
            <text:p text:style-name="Axiom"><draw:frame draw:style-name="fr1" draw:name="Object185" text:anchor-type="as-char" svg:y="-0.172in" svg:width="1.7811in" svg:height="0.2909in" draw:z-index="184"><draw:object xlink:href="./Object 185" xlink:type="simple" xlink:show="embed" xlink:actuate="onLoad"/><draw:image xlink:href="./ObjectReplacements/Object 185" xlink:type="simple" xlink:show="embed" xlink:actuate="onLoad"/></draw:frame>forall <text:s/>rsup S csub 2.0 (%alpha ) exists <text:s/>rsup S csub 2.0 (%beta ):%alpha namsaa %beta </text:p>
          </table:table-cell>
        </table:table-row>
        <table:table-row>
          <table:table-cell table:style-name="Table1.A2" office:value-type="string">
            <text:p text:style-name="Axiom">186</text:p>
          </table:table-cell>
          <table:table-cell table:style-name="Table1.A2" office:value-type="string">
            <text:p text:style-name="Axiom">D2.0_SE</text:p>
          </table:table-cell>
          <table:table-cell table:style-name="Table1.C2" office:value-type="string">
            <text:p text:style-name="Axiom"><draw:frame draw:style-name="fr1" draw:name="Object186" text:anchor-type="as-char" svg:y="-0.172in" svg:width="1.5252in" svg:height="0.2909in" draw:z-index="185"><draw:object xlink:href="./Object 186" xlink:type="simple" xlink:show="embed" xlink:actuate="onLoad"/><draw:image xlink:href="./ObjectReplacements/Object 186" xlink:type="simple" xlink:show="embed" xlink:actuate="onLoad"/></draw:frame>exists <text:s/>rsup S csub 2.0 (%alpha <text:s/>, %beta ):%alpha namsaa %beta </text:p>
          </table:table-cell>
        </table:table-row>
        <table:table-row>
          <table:table-cell table:style-name="Table1.A2" office:value-type="string">
            <text:p text:style-name="Axiom">187</text:p>
          </table:table-cell>
          <table:table-cell table:style-name="Table1.A2" office:value-type="string">
            <text:p text:style-name="Axiom">D2.0__A</text:p>
          </table:table-cell>
          <table:table-cell table:style-name="Table1.C2" office:value-type="string">
            <text:p text:style-name="Axiom"><draw:frame draw:style-name="fr1" draw:name="Object187" text:anchor-type="as-char" svg:y="-0.152in" svg:width="1.461in" svg:height="0.2701in" draw:z-index="186"><draw:object xlink:href="./Object 187" xlink:type="simple" xlink:show="embed" xlink:actuate="onLoad"/><draw:image xlink:href="./ObjectReplacements/Object 187" xlink:type="simple" xlink:show="embed" xlink:actuate="onLoad"/></draw:frame>forall <text:s text:c="2"/>csub 2.0 (%alpha <text:s/>, %beta ):%alpha namsaa %beta </text:p>
          </table:table-cell>
        </table:table-row>
        <table:table-row>
          <table:table-cell table:style-name="Table1.A2" office:value-type="string">
            <text:p text:style-name="Axiom">188</text:p>
          </table:table-cell>
          <table:table-cell table:style-name="Table1.A2" office:value-type="string">
            <text:p text:style-name="Axiom">D2.0__B</text:p>
          </table:table-cell>
          <table:table-cell table:style-name="Table1.C2" office:value-type="string">
            <text:p text:style-name="Axiom"><draw:frame draw:style-name="fr1" draw:name="Object188" text:anchor-type="as-char" svg:y="-0.152in" svg:width="1.6543in" svg:height="0.2709in" draw:z-index="187"><draw:object xlink:href="./Object 188" xlink:type="simple" xlink:show="embed" xlink:actuate="onLoad"/><draw:image xlink:href="./ObjectReplacements/Object 188" xlink:type="simple" xlink:show="embed" xlink:actuate="onLoad"/></draw:frame>forall <text:s text:c="2"/>csub 2.0 (%alpha ) exists <text:s text:c="2"/>csub 2.0 (%beta ):%alpha namsaa %beta </text:p>
          </table:table-cell>
        </table:table-row>
        <table:table-row>
          <table:table-cell table:style-name="Table1.A2" office:value-type="string">
            <text:p text:style-name="Axiom">189</text:p>
          </table:table-cell>
          <table:table-cell table:style-name="Table1.A2" office:value-type="string">
            <text:p text:style-name="Axiom">D2.0__E</text:p>
          </table:table-cell>
          <table:table-cell table:style-name="Table1.C2" office:value-type="string">
            <text:p text:style-name="Axiom"><draw:frame draw:style-name="fr1" draw:name="Object189" text:anchor-type="as-char" svg:y="-0.152in" svg:width="1.461in" svg:height="0.2709in" draw:z-index="188"><draw:object xlink:href="./Object 189" xlink:type="simple" xlink:show="embed" xlink:actuate="onLoad"/><draw:image xlink:href="./ObjectReplacements/Object 189" xlink:type="simple" xlink:show="embed" xlink:actuate="onLoad"/></draw:frame>exists <text:s text:c="2"/>csub 2.0 (%alpha <text:s/>, %beta ):%alpha namsaa %beta </text:p>
          </table:table-cell>
        </table:table-row>
        <table:table-row>
          <table:table-cell table:style-name="Table1.A2" office:value-type="string">
            <text:p text:style-name="Axiom">190</text:p>
          </table:table-cell>
          <table:table-cell table:style-name="Table1.A2" office:value-type="string">
            <text:p text:style-name="Axiom">D2.1KOA</text:p>
          </table:table-cell>
          <table:table-cell table:style-name="Table1.C2" office:value-type="string">
            <text:p text:style-name="Axiom"><draw:frame draw:style-name="fr1" draw:name="Object190" text:anchor-type="as-char" svg:y="-0.172in" svg:width="1.6217in" svg:height="0.2902in" draw:z-index="189"><draw:object xlink:href="./Object 190" xlink:type="simple" xlink:show="embed" xlink:actuate="onLoad"/><draw:image xlink:href="./ObjectReplacements/Object 190" xlink:type="simple" xlink:show="embed" xlink:actuate="onLoad"/></draw:frame>forall lsup K rsup O csub 2.1 (%alpha <text:s/>, %beta ):%alpha namsaa %beta </text:p>
          </table:table-cell>
        </table:table-row>
        <table:table-row>
          <table:table-cell table:style-name="Table1.A2" office:value-type="string">
            <text:p text:style-name="Axiom">191</text:p>
          </table:table-cell>
          <table:table-cell table:style-name="Table1.A2" office:value-type="string">
            <text:p text:style-name="Axiom">D2.1KOB</text:p>
          </table:table-cell>
          <table:table-cell table:style-name="Table1.C2" office:value-type="string">
            <text:p text:style-name="Axiom"><draw:frame draw:style-name="fr1" draw:name="Object191" text:anchor-type="as-char" svg:y="-0.172in" svg:width="1.9744in" svg:height="0.2909in" draw:z-index="190"><draw:object xlink:href="./Object 191" xlink:type="simple" xlink:show="embed" xlink:actuate="onLoad"/><draw:image xlink:href="./ObjectReplacements/Object 191" xlink:type="simple" xlink:show="embed" xlink:actuate="onLoad"/></draw:frame>forall lsup K rsup O csub 2.1 (%alpha ) exists lsup K rsup O csub 2.1 (%beta ):%alpha namsaa %beta </text:p>
          </table:table-cell>
        </table:table-row>
        <table:table-row>
          <table:table-cell table:style-name="Table1.A2" office:value-type="string">
            <text:p text:style-name="Axiom">192</text:p>
          </table:table-cell>
          <table:table-cell table:style-name="Table1.A2" office:value-type="string">
            <text:p text:style-name="Axiom">D2.1KOE</text:p>
          </table:table-cell>
          <table:table-cell table:style-name="Table1.C2" office:value-type="string">
            <text:p text:style-name="Axiom"><draw:frame draw:style-name="fr1" draw:name="Object192" text:anchor-type="as-char" svg:y="-0.172in" svg:width="1.6217in" svg:height="0.2909in" draw:z-index="191"><draw:object xlink:href="./Object 192" xlink:type="simple" xlink:show="embed" xlink:actuate="onLoad"/><draw:image xlink:href="./ObjectReplacements/Object 192" xlink:type="simple" xlink:show="embed" xlink:actuate="onLoad"/></draw:frame>exists lsup K rsup O csub 2.1 (%alpha <text:s/>, %beta ):%alpha namsaa %beta </text:p>
          </table:table-cell>
        </table:table-row>
        <table:table-row>
          <table:table-cell table:style-name="Table1.A2" office:value-type="string">
            <text:p text:style-name="Axiom">193</text:p>
          </table:table-cell>
          <table:table-cell table:style-name="Table1.A2" office:value-type="string">
            <text:p text:style-name="Axiom">D2.1KSA</text:p>
          </table:table-cell>
          <table:table-cell table:style-name="Table1.C2" office:value-type="string">
            <text:p text:style-name="Axiom"><draw:frame draw:style-name="fr1" draw:name="Object193" text:anchor-type="as-char" svg:y="-0.172in" svg:width="1.6083in" svg:height="0.2902in" draw:z-index="192"><draw:object xlink:href="./Object 193" xlink:type="simple" xlink:show="embed" xlink:actuate="onLoad"/><draw:image xlink:href="./ObjectReplacements/Object 193" xlink:type="simple" xlink:show="embed" xlink:actuate="onLoad"/></draw:frame>forall lsup K rsup S csub 2.1 (%alpha <text:s/>, %beta ):%alpha namsaa %beta </text:p>
          </table:table-cell>
        </table:table-row>
        <table:table-row>
          <table:table-cell table:style-name="Table1.A2" office:value-type="string">
            <text:p text:style-name="Axiom">194</text:p>
          </table:table-cell>
          <table:table-cell table:style-name="Table1.A2" office:value-type="string">
            <text:p text:style-name="Axiom">D2.1KSB</text:p>
          </table:table-cell>
          <table:table-cell table:style-name="Table1.C2" office:value-type="string">
            <text:p text:style-name="Axiom"><draw:frame draw:style-name="fr1" draw:name="Object194" text:anchor-type="as-char" svg:y="-0.172in" svg:width="1.948in" svg:height="0.2909in" draw:z-index="193"><draw:object xlink:href="./Object 194" xlink:type="simple" xlink:show="embed" xlink:actuate="onLoad"/><draw:image xlink:href="./ObjectReplacements/Object 194" xlink:type="simple" xlink:show="embed" xlink:actuate="onLoad"/></draw:frame>forall lsup K rsup S csub 2.1 (%alpha ) exists lsup K rsup S csub 2.1 (%beta ):%alpha namsaa %beta </text:p>
          </table:table-cell>
        </table:table-row>
        <table:table-row>
          <table:table-cell table:style-name="Table1.A2" office:value-type="string">
            <text:p text:style-name="Axiom">195</text:p>
          </table:table-cell>
          <table:table-cell table:style-name="Table1.A2" office:value-type="string">
            <text:p text:style-name="Axiom">D2.1KSE</text:p>
          </table:table-cell>
          <table:table-cell table:style-name="Table1.C2" office:value-type="string">
            <text:p text:style-name="Axiom"><draw:frame draw:style-name="fr1" draw:name="Object195" text:anchor-type="as-char" svg:y="-0.172in" svg:width="1.6083in" svg:height="0.2909in" draw:z-index="194"><draw:object xlink:href="./Object 195" xlink:type="simple" xlink:show="embed" xlink:actuate="onLoad"/><draw:image xlink:href="./ObjectReplacements/Object 195" xlink:type="simple" xlink:show="embed" xlink:actuate="onLoad"/></draw:frame>exists lsup K rsup S csub 2.1 (%alpha <text:s/>, %beta ):%alpha namsaa %beta </text:p>
          </table:table-cell>
        </table:table-row>
        <table:table-row>
          <table:table-cell table:style-name="Table1.A2" office:value-type="string">
            <text:p text:style-name="Axiom">196</text:p>
          </table:table-cell>
          <table:table-cell table:style-name="Table1.A2" office:value-type="string">
            <text:p text:style-name="Axiom">D2.1K_A</text:p>
          </table:table-cell>
          <table:table-cell table:style-name="Table1.C2" office:value-type="string">
            <text:p text:style-name="Axiom"><draw:frame draw:style-name="fr1" draw:name="Object196" text:anchor-type="as-char" svg:y="-0.172in" svg:width="1.5453in" svg:height="0.2902in" draw:z-index="195"><draw:object xlink:href="./Object 196" xlink:type="simple" xlink:show="embed" xlink:actuate="onLoad"/><draw:image xlink:href="./ObjectReplacements/Object 196" xlink:type="simple" xlink:show="embed" xlink:actuate="onLoad"/></draw:frame>forall lsup K <text:s/>csub 2.1 (%alpha <text:s/>, %beta ):%alpha namsaa %beta </text:p>
          </table:table-cell>
        </table:table-row>
        <table:table-row>
          <table:table-cell table:style-name="Table1.A2" office:value-type="string">
            <text:p text:style-name="Axiom">197</text:p>
          </table:table-cell>
          <table:table-cell table:style-name="Table1.A2" office:value-type="string">
            <text:p text:style-name="Axiom">D2.1K_B</text:p>
          </table:table-cell>
          <table:table-cell table:style-name="Table1.C2" office:value-type="string">
            <text:p text:style-name="Axiom"><draw:frame draw:style-name="fr1" draw:name="Object197" text:anchor-type="as-char" svg:y="-0.172in" svg:width="1.8217in" svg:height="0.2909in" draw:z-index="196"><draw:object xlink:href="./Object 197" xlink:type="simple" xlink:show="embed" xlink:actuate="onLoad"/><draw:image xlink:href="./ObjectReplacements/Object 197" xlink:type="simple" xlink:show="embed" xlink:actuate="onLoad"/></draw:frame>forall lsup K <text:s/>csub 2.1 (%alpha ) exists lsup K <text:s/>csub 2.1 (%beta ):%alpha namsaa %beta </text:p>
          </table:table-cell>
        </table:table-row>
        <table:table-row>
          <table:table-cell table:style-name="Table1.A2" office:value-type="string">
            <text:p text:style-name="Axiom">198</text:p>
          </table:table-cell>
          <table:table-cell table:style-name="Table1.A2" office:value-type="string">
            <text:p text:style-name="Axiom">D2.1K_E</text:p>
          </table:table-cell>
          <table:table-cell table:style-name="Table1.C2" office:value-type="string">
            <text:p text:style-name="Axiom"><draw:frame draw:style-name="fr1" draw:name="Object198" text:anchor-type="as-char" svg:y="-0.172in" svg:width="1.5453in" svg:height="0.2909in" draw:z-index="197"><draw:object xlink:href="./Object 198" xlink:type="simple" xlink:show="embed" xlink:actuate="onLoad"/><draw:image xlink:href="./ObjectReplacements/Object 198" xlink:type="simple" xlink:show="embed" xlink:actuate="onLoad"/></draw:frame>exists lsup K <text:s/>csub 2.1 (%alpha <text:s/>, %beta ):%alpha namsaa %beta </text:p>
          </table:table-cell>
        </table:table-row>
        <table:table-row>
          <table:table-cell table:style-name="Table1.A2" office:value-type="string">
            <text:p text:style-name="Axiom">199</text:p>
          </table:table-cell>
          <table:table-cell table:style-name="Table1.A2" office:value-type="string">
            <text:p text:style-name="Axiom">D2.1UOA</text:p>
          </table:table-cell>
          <table:table-cell table:style-name="Table1.C2" office:value-type="string">
            <text:p text:style-name="Axiom"><draw:frame draw:style-name="fr1" draw:name="Object199" text:anchor-type="as-char" svg:y="-0.172in" svg:width="1.622in" svg:height="0.2902in" draw:z-index="198"><draw:object xlink:href="./Object 199" xlink:type="simple" xlink:show="embed" xlink:actuate="onLoad"/><draw:image xlink:href="./ObjectReplacements/Object 199" xlink:type="simple" xlink:show="embed" xlink:actuate="onLoad"/></draw:frame>forall lsup U rsup O csub 2.1 (%alpha <text:s/>, %beta ):%alpha namsaa %beta </text:p>
          </table:table-cell>
        </table:table-row>
        <table:table-row>
          <table:table-cell table:style-name="Table1.A2" office:value-type="string">
            <text:p text:style-name="Axiom">200</text:p>
          </table:table-cell>
          <table:table-cell table:style-name="Table1.A2" office:value-type="string">
            <text:p text:style-name="Axiom">D2.1UOB</text:p>
          </table:table-cell>
          <table:table-cell table:style-name="Table1.C2" office:value-type="string">
            <text:p text:style-name="Axiom"><draw:frame draw:style-name="fr1" draw:name="Object200" text:anchor-type="as-char" svg:y="-0.172in" svg:width="1.9764in" svg:height="0.2909in" draw:z-index="199"><draw:object xlink:href="./Object 200" xlink:type="simple" xlink:show="embed" xlink:actuate="onLoad"/><draw:image xlink:href="./ObjectReplacements/Object 200" xlink:type="simple" xlink:show="embed" xlink:actuate="onLoad"/></draw:frame>forall lsup U rsup O csub 2.1 (%alpha ) exists lsup U rsup O csub 2.1 (%beta ):%alpha namsaa %beta </text:p>
          </table:table-cell>
        </table:table-row>
        <table:table-row>
          <table:table-cell table:style-name="Table1.A2" office:value-type="string">
            <text:p text:style-name="Axiom">201</text:p>
          </table:table-cell>
          <table:table-cell table:style-name="Table1.A2" office:value-type="string">
            <text:p text:style-name="Axiom">D2.1UOE</text:p>
          </table:table-cell>
          <table:table-cell table:style-name="Table1.C2" office:value-type="string">
            <text:p text:style-name="Axiom"><draw:frame draw:style-name="fr1" draw:name="Object201" text:anchor-type="as-char" svg:y="-0.172in" svg:width="1.622in" svg:height="0.2909in" draw:z-index="200"><draw:object xlink:href="./Object 201" xlink:type="simple" xlink:show="embed" xlink:actuate="onLoad"/><draw:image xlink:href="./ObjectReplacements/Object 201" xlink:type="simple" xlink:show="embed" xlink:actuate="onLoad"/></draw:frame>exists lsup U rsup O csub 2.1 (%alpha <text:s/>, %beta ):%alpha namsaa %beta </text:p>
          </table:table-cell>
        </table:table-row>
        <table:table-row>
          <table:table-cell table:style-name="Table1.A2" office:value-type="string">
            <text:p text:style-name="Axiom">202</text:p>
          </table:table-cell>
          <table:table-cell table:style-name="Table1.A2" office:value-type="string">
            <text:p text:style-name="Axiom">D2.1USA</text:p>
          </table:table-cell>
          <table:table-cell table:style-name="Table1.C2" office:value-type="string">
            <text:p text:style-name="Axiom"><draw:frame draw:style-name="fr1" draw:name="Object202" text:anchor-type="as-char" svg:y="-0.172in" svg:width="1.6098in" svg:height="0.2902in" draw:z-index="201"><draw:object xlink:href="./Object 202" xlink:type="simple" xlink:show="embed" xlink:actuate="onLoad"/><draw:image xlink:href="./ObjectReplacements/Object 202" xlink:type="simple" xlink:show="embed" xlink:actuate="onLoad"/></draw:frame>forall lsup U rsup S csub 2.1 (%alpha <text:s/>, %beta ):%alpha namsaa %beta </text:p>
          </table:table-cell>
        </table:table-row>
        <table:table-row>
          <table:table-cell table:style-name="Table1.A2" office:value-type="string">
            <text:p text:style-name="Axiom">203</text:p>
          </table:table-cell>
          <table:table-cell table:style-name="Table1.A2" office:value-type="string">
            <text:p text:style-name="Axiom">D2.1USB</text:p>
          </table:table-cell>
          <table:table-cell table:style-name="Table1.C2" office:value-type="string">
            <text:p text:style-name="Axiom"><draw:frame draw:style-name="fr1" draw:name="Object203" text:anchor-type="as-char" svg:y="-0.172in" svg:width="1.9508in" svg:height="0.2909in" draw:z-index="202"><draw:object xlink:href="./Object 203" xlink:type="simple" xlink:show="embed" xlink:actuate="onLoad"/><draw:image xlink:href="./ObjectReplacements/Object 203" xlink:type="simple" xlink:show="embed" xlink:actuate="onLoad"/></draw:frame>forall lsup U rsup S csub 2.1 (%alpha ) exists lsup U rsup S csub 2.1 (%beta ):%alpha namsaa %beta </text:p>
          </table:table-cell>
        </table:table-row>
        <table:table-row>
          <table:table-cell table:style-name="Table1.A2" office:value-type="string">
            <text:p text:style-name="Axiom">204</text:p>
          </table:table-cell>
          <table:table-cell table:style-name="Table1.A2" office:value-type="string">
            <text:p text:style-name="Axiom">D2.1USE</text:p>
          </table:table-cell>
          <table:table-cell table:style-name="Table1.C2" office:value-type="string">
            <text:p text:style-name="Axiom"><draw:frame draw:style-name="fr1" draw:name="Object204" text:anchor-type="as-char" svg:y="-0.172in" svg:width="1.6098in" svg:height="0.2909in" draw:z-index="203"><draw:object xlink:href="./Object 204" xlink:type="simple" xlink:show="embed" xlink:actuate="onLoad"/><draw:image xlink:href="./ObjectReplacements/Object 204" xlink:type="simple" xlink:show="embed" xlink:actuate="onLoad"/></draw:frame>exists lsup U rsup S csub 2.1 (%alpha <text:s/>, %beta ):%alpha namsaa %beta </text:p>
          </table:table-cell>
        </table:table-row>
        <table:table-row>
          <table:table-cell table:style-name="Table1.A2" office:value-type="string">
            <text:p text:style-name="Axiom">205</text:p>
          </table:table-cell>
          <table:table-cell table:style-name="Table1.A2" office:value-type="string">
            <text:p text:style-name="Axiom">D2.1U_A</text:p>
          </table:table-cell>
          <table:table-cell table:style-name="Table1.C2" office:value-type="string">
            <text:p text:style-name="Axiom"><draw:frame draw:style-name="fr1" draw:name="Object205" text:anchor-type="as-char" svg:y="-0.172in" svg:width="1.5457in" svg:height="0.2902in" draw:z-index="204"><draw:object xlink:href="./Object 205" xlink:type="simple" xlink:show="embed" xlink:actuate="onLoad"/><draw:image xlink:href="./ObjectReplacements/Object 205" xlink:type="simple" xlink:show="embed" xlink:actuate="onLoad"/></draw:frame>forall lsup U <text:s/>csub 2.1 (%alpha <text:s/>, %beta ):%alpha namsaa %beta </text:p>
          </table:table-cell>
        </table:table-row>
        <table:table-row>
          <table:table-cell table:style-name="Table1.A2" office:value-type="string">
            <text:p text:style-name="Axiom">206</text:p>
          </table:table-cell>
          <table:table-cell table:style-name="Table1.A2" office:value-type="string">
            <text:p text:style-name="Axiom">D2.1U_B</text:p>
          </table:table-cell>
          <table:table-cell table:style-name="Table1.C2" office:value-type="string">
            <text:p text:style-name="Axiom"><draw:frame draw:style-name="fr1" draw:name="Object206" text:anchor-type="as-char" svg:y="-0.172in" svg:width="1.8236in" svg:height="0.2909in" draw:z-index="205"><draw:object xlink:href="./Object 206" xlink:type="simple" xlink:show="embed" xlink:actuate="onLoad"/><draw:image xlink:href="./ObjectReplacements/Object 206" xlink:type="simple" xlink:show="embed" xlink:actuate="onLoad"/></draw:frame>forall lsup U <text:s/>csub 2.1 (%alpha ) exists lsup U <text:s/>csub 2.1 (%beta ):%alpha namsaa %beta </text:p>
          </table:table-cell>
        </table:table-row>
        <table:table-row>
          <table:table-cell table:style-name="Table1.A2" office:value-type="string">
            <text:p text:style-name="Axiom">207</text:p>
          </table:table-cell>
          <table:table-cell table:style-name="Table1.A2" office:value-type="string">
            <text:p text:style-name="Axiom">D2.1U_E</text:p>
          </table:table-cell>
          <table:table-cell table:style-name="Table1.C2" office:value-type="string">
            <text:p text:style-name="Axiom"><draw:frame draw:style-name="fr1" draw:name="Object207" text:anchor-type="as-char" svg:y="-0.172in" svg:width="1.5457in" svg:height="0.2909in" draw:z-index="206"><draw:object xlink:href="./Object 207" xlink:type="simple" xlink:show="embed" xlink:actuate="onLoad"/><draw:image xlink:href="./ObjectReplacements/Object 207" xlink:type="simple" xlink:show="embed" xlink:actuate="onLoad"/></draw:frame>exists lsup U <text:s/>csub 2.1 (%alpha <text:s/>, %beta ):%alpha namsaa %beta </text:p>
          </table:table-cell>
        </table:table-row>
        <table:table-row>
          <table:table-cell table:style-name="Table1.A2" office:value-type="string">
            <text:p text:style-name="Axiom">208</text:p>
          </table:table-cell>
          <table:table-cell table:style-name="Table1.A2" office:value-type="string">
            <text:p text:style-name="Axiom">D2.1_OA</text:p>
          </table:table-cell>
          <table:table-cell table:style-name="Table1.C2" office:value-type="string">
            <text:p text:style-name="Axiom"><draw:frame draw:style-name="fr1" draw:name="Object208" text:anchor-type="as-char" svg:y="-0.172in" svg:width="1.5362in" svg:height="0.2902in" draw:z-index="207"><draw:object xlink:href="./Object 208" xlink:type="simple" xlink:show="embed" xlink:actuate="onLoad"/><draw:image xlink:href="./ObjectReplacements/Object 208" xlink:type="simple" xlink:show="embed" xlink:actuate="onLoad"/></draw:frame>forall <text:s/>rsup O csub 2.1 (%alpha <text:s/>, %beta ):%alpha namsaa %beta </text:p>
          </table:table-cell>
        </table:table-row>
        <table:table-row>
          <table:table-cell table:style-name="Table1.A2" office:value-type="string">
            <text:p text:style-name="Axiom">209</text:p>
          </table:table-cell>
          <table:table-cell table:style-name="Table1.A2" office:value-type="string">
            <text:p text:style-name="Axiom">D2.1_OB</text:p>
          </table:table-cell>
          <table:table-cell table:style-name="Table1.C2" office:value-type="string">
            <text:p text:style-name="Axiom"><draw:frame draw:style-name="fr1" draw:name="Object209" text:anchor-type="as-char" svg:y="-0.172in" svg:width="1.8043in" svg:height="0.2909in" draw:z-index="208"><draw:object xlink:href="./Object 209" xlink:type="simple" xlink:show="embed" xlink:actuate="onLoad"/><draw:image xlink:href="./ObjectReplacements/Object 209" xlink:type="simple" xlink:show="embed" xlink:actuate="onLoad"/></draw:frame>forall <text:s/>rsup O csub 2.1 (%alpha ) exists <text:s/>rsup O csub 2.1 (%beta ):%alpha namsaa %beta </text:p>
          </table:table-cell>
        </table:table-row>
        <table:table-row>
          <table:table-cell table:style-name="Table1.A2" office:value-type="string">
            <text:p text:style-name="Axiom">210</text:p>
          </table:table-cell>
          <table:table-cell table:style-name="Table1.A2" office:value-type="string">
            <text:p text:style-name="Axiom">D2.1_OE</text:p>
          </table:table-cell>
          <table:table-cell table:style-name="Table1.C2" office:value-type="string">
            <text:p text:style-name="Axiom"><draw:frame draw:style-name="fr1" draw:name="Object210" text:anchor-type="as-char" svg:y="-0.172in" svg:width="1.5362in" svg:height="0.2909in" draw:z-index="209"><draw:object xlink:href="./Object 210" xlink:type="simple" xlink:show="embed" xlink:actuate="onLoad"/><draw:image xlink:href="./ObjectReplacements/Object 210" xlink:type="simple" xlink:show="embed" xlink:actuate="onLoad"/></draw:frame>exists <text:s/>rsup O csub 2.1 (%alpha <text:s/>, %beta ):%alpha namsaa %beta </text:p>
          </table:table-cell>
        </table:table-row>
        <table:table-row>
          <table:table-cell table:style-name="Table1.A2" office:value-type="string">
            <text:p text:style-name="Axiom">211</text:p>
          </table:table-cell>
          <table:table-cell table:style-name="Table1.A2" office:value-type="string">
            <text:p text:style-name="Axiom">D2.1_SA</text:p>
          </table:table-cell>
          <table:table-cell table:style-name="Table1.C2" office:value-type="string">
            <text:p text:style-name="Axiom"><draw:frame draw:style-name="fr1" draw:name="Object211" text:anchor-type="as-char" svg:y="-0.172in" svg:width="1.5228in" svg:height="0.2902in" draw:z-index="210"><draw:object xlink:href="./Object 211" xlink:type="simple" xlink:show="embed" xlink:actuate="onLoad"/><draw:image xlink:href="./ObjectReplacements/Object 211" xlink:type="simple" xlink:show="embed" xlink:actuate="onLoad"/></draw:frame>forall <text:s/>rsup S csub 2.1 (%alpha <text:s/>, %beta ):%alpha namsaa %beta </text:p>
          </table:table-cell>
        </table:table-row>
        <table:table-row>
          <table:table-cell table:style-name="Table1.A2" office:value-type="string">
            <text:p text:style-name="Axiom">212</text:p>
          </table:table-cell>
          <table:table-cell table:style-name="Table1.A2" office:value-type="string">
            <text:p text:style-name="Axiom">D2.1_SB</text:p>
          </table:table-cell>
          <table:table-cell table:style-name="Table1.C2" office:value-type="string">
            <text:p text:style-name="Axiom"><draw:frame draw:style-name="fr1" draw:name="Object212" text:anchor-type="as-char" svg:y="-0.172in" svg:width="1.778in" svg:height="0.2909in" draw:z-index="211"><draw:object xlink:href="./Object 212" xlink:type="simple" xlink:show="embed" xlink:actuate="onLoad"/><draw:image xlink:href="./ObjectReplacements/Object 212" xlink:type="simple" xlink:show="embed" xlink:actuate="onLoad"/></draw:frame>forall <text:s/>rsup S csub 2.1 (%alpha ) exists <text:s/>rsup S csub 2.1 (%beta ):%alpha namsaa %beta </text:p>
          </table:table-cell>
        </table:table-row>
        <table:table-row>
          <table:table-cell table:style-name="Table1.A2" office:value-type="string">
            <text:p text:style-name="Axiom">213</text:p>
          </table:table-cell>
          <table:table-cell table:style-name="Table1.A2" office:value-type="string">
            <text:p text:style-name="Axiom">D2.1_SE</text:p>
          </table:table-cell>
          <table:table-cell table:style-name="Table1.C2" office:value-type="string">
            <text:p text:style-name="Axiom"><draw:frame draw:style-name="fr1" draw:name="Object213" text:anchor-type="as-char" svg:y="-0.172in" svg:width="1.5228in" svg:height="0.2909in" draw:z-index="212"><draw:object xlink:href="./Object 213" xlink:type="simple" xlink:show="embed" xlink:actuate="onLoad"/><draw:image xlink:href="./ObjectReplacements/Object 213" xlink:type="simple" xlink:show="embed" xlink:actuate="onLoad"/></draw:frame>exists <text:s/>rsup S csub 2.1 (%alpha <text:s/>, %beta ):%alpha namsaa %beta </text:p>
          </table:table-cell>
        </table:table-row>
        <table:table-row>
          <table:table-cell table:style-name="Table1.A2" office:value-type="string">
            <text:p text:style-name="Axiom">214</text:p>
          </table:table-cell>
          <table:table-cell table:style-name="Table1.A2" office:value-type="string">
            <text:p text:style-name="Axiom">D2.1__A</text:p>
          </table:table-cell>
          <table:table-cell table:style-name="Table1.C2" office:value-type="string">
            <text:p text:style-name="Axiom"><draw:frame draw:style-name="fr1" draw:name="Object214" text:anchor-type="as-char" svg:y="-0.152in" svg:width="1.4598in" svg:height="0.2701in" draw:z-index="213"><draw:object xlink:href="./Object 214" xlink:type="simple" xlink:show="embed" xlink:actuate="onLoad"/><draw:image xlink:href="./ObjectReplacements/Object 214" xlink:type="simple" xlink:show="embed" xlink:actuate="onLoad"/></draw:frame>forall <text:s text:c="2"/>csub 2.1 (%alpha <text:s/>, %beta ):%alpha namsaa %beta </text:p>
          </table:table-cell>
        </table:table-row>
        <table:table-row>
          <table:table-cell table:style-name="Table1.A2" office:value-type="string">
            <text:p text:style-name="Axiom">215</text:p>
          </table:table-cell>
          <table:table-cell table:style-name="Table1.A2" office:value-type="string">
            <text:p text:style-name="Axiom">D2.1__B</text:p>
          </table:table-cell>
          <table:table-cell table:style-name="Table1.C2" office:value-type="string">
            <text:p text:style-name="Axiom"><draw:frame draw:style-name="fr1" draw:name="Object215" text:anchor-type="as-char" svg:y="-0.152in" svg:width="1.6516in" svg:height="0.2709in" draw:z-index="214"><draw:object xlink:href="./Object 215" xlink:type="simple" xlink:show="embed" xlink:actuate="onLoad"/><draw:image xlink:href="./ObjectReplacements/Object 215" xlink:type="simple" xlink:show="embed" xlink:actuate="onLoad"/></draw:frame>forall <text:s text:c="2"/>csub 2.1 (%alpha ) exists <text:s text:c="2"/>csub 2.1 (%beta ):%alpha namsaa %beta </text:p>
          </table:table-cell>
        </table:table-row>
        <table:table-row>
          <table:table-cell table:style-name="Table1.A2" office:value-type="string">
            <text:p text:style-name="Axiom">216</text:p>
          </table:table-cell>
          <table:table-cell table:style-name="Table1.A2" office:value-type="string">
            <text:p text:style-name="Axiom">D2.1__E</text:p>
          </table:table-cell>
          <table:table-cell table:style-name="Table1.C2" office:value-type="string">
            <text:p text:style-name="Axiom"><draw:frame draw:style-name="fr1" draw:name="Object216" text:anchor-type="as-char" svg:y="-0.152in" svg:width="1.4598in" svg:height="0.2709in" draw:z-index="215"><draw:object xlink:href="./Object 216" xlink:type="simple" xlink:show="embed" xlink:actuate="onLoad"/><draw:image xlink:href="./ObjectReplacements/Object 216" xlink:type="simple" xlink:show="embed" xlink:actuate="onLoad"/></draw:frame>exists <text:s text:c="2"/>csub 2.1 (%alpha <text:s/>, %beta ):%alpha namsaa %beta </text:p>
          </table:table-cell>
        </table:table-row>
        <table:table-row>
          <table:table-cell table:style-name="Table1.A2" office:value-type="string">
            <text:p text:style-name="Axiom">217</text:p>
          </table:table-cell>
          <table:table-cell table:style-name="Table1.A2" office:value-type="string">
            <text:p text:style-name="Axiom">D2.yKOA</text:p>
          </table:table-cell>
          <table:table-cell table:style-name="Table1.C2" office:value-type="string">
            <text:p text:style-name="Axiom"><draw:frame draw:style-name="fr1" draw:name="Object217" text:anchor-type="as-char" svg:y="-0.172in" svg:width="1.6256in" svg:height="0.2902in" draw:z-index="216"><draw:object xlink:href="./Object 217" xlink:type="simple" xlink:show="embed" xlink:actuate="onLoad"/><draw:image xlink:href="./ObjectReplacements/Object 217" xlink:type="simple" xlink:show="embed" xlink:actuate="onLoad"/></draw:frame>forall lsup K rsup O csub 2.y (%alpha <text:s/>, %beta ):%alpha namsaa %beta </text:p>
          </table:table-cell>
        </table:table-row>
        <table:table-row>
          <table:table-cell table:style-name="Table1.A2" office:value-type="string">
            <text:p text:style-name="Axiom">218</text:p>
          </table:table-cell>
          <table:table-cell table:style-name="Table1.A2" office:value-type="string">
            <text:p text:style-name="Axiom">D2.yKOB</text:p>
          </table:table-cell>
          <table:table-cell table:style-name="Table1.C2" office:value-type="string">
            <text:p text:style-name="Axiom"><draw:frame draw:style-name="fr1" draw:name="Object218" text:anchor-type="as-char" svg:y="-0.172in" svg:width="1.9835in" svg:height="0.2909in" draw:z-index="217"><draw:object xlink:href="./Object 218" xlink:type="simple" xlink:show="embed" xlink:actuate="onLoad"/><draw:image xlink:href="./ObjectReplacements/Object 218" xlink:type="simple" xlink:show="embed" xlink:actuate="onLoad"/></draw:frame>forall lsup K rsup O csub 2.y (%alpha ) exists lsup K rsup O csub 2.y (%beta ):%alpha namsaa %beta </text:p>
          </table:table-cell>
        </table:table-row>
        <table:table-row>
          <table:table-cell table:style-name="Table1.A2" office:value-type="string">
            <text:p text:style-name="Axiom">219</text:p>
          </table:table-cell>
          <table:table-cell table:style-name="Table1.A2" office:value-type="string">
            <text:p text:style-name="Axiom">D2.yKOE</text:p>
          </table:table-cell>
          <table:table-cell table:style-name="Table1.C2" office:value-type="string">
            <text:p text:style-name="Axiom"><draw:frame draw:style-name="fr1" draw:name="Object219" text:anchor-type="as-char" svg:y="-0.172in" svg:width="1.6256in" svg:height="0.2909in" draw:z-index="218"><draw:object xlink:href="./Object 219" xlink:type="simple" xlink:show="embed" xlink:actuate="onLoad"/><draw:image xlink:href="./ObjectReplacements/Object 219" xlink:type="simple" xlink:show="embed" xlink:actuate="onLoad"/></draw:frame>exists lsup K rsup O csub 2.y (%alpha <text:s/>, %beta ):%alpha namsaa %beta </text:p>
          </table:table-cell>
        </table:table-row>
        <table:table-row>
          <table:table-cell table:style-name="Table1.A2" office:value-type="string">
            <text:p text:style-name="Axiom">220</text:p>
          </table:table-cell>
          <table:table-cell table:style-name="Table1.A2" office:value-type="string">
            <text:p text:style-name="Axiom">D2.yKSA</text:p>
          </table:table-cell>
          <table:table-cell table:style-name="Table1.C2" office:value-type="string">
            <text:p text:style-name="Axiom"><draw:frame draw:style-name="fr1" draw:name="Object220" text:anchor-type="as-char" svg:y="-0.172in" svg:width="1.6134in" svg:height="0.2902in" draw:z-index="219"><draw:object xlink:href="./Object 220" xlink:type="simple" xlink:show="embed" xlink:actuate="onLoad"/><draw:image xlink:href="./ObjectReplacements/Object 220" xlink:type="simple" xlink:show="embed" xlink:actuate="onLoad"/></draw:frame>forall lsup K rsup S csub 2.y (%alpha <text:s/>, %beta ):%alpha namsaa %beta </text:p>
          </table:table-cell>
        </table:table-row>
        <table:table-row>
          <table:table-cell table:style-name="Table1.A2" office:value-type="string">
            <text:p text:style-name="Axiom">221</text:p>
          </table:table-cell>
          <table:table-cell table:style-name="Table1.A2" office:value-type="string">
            <text:p text:style-name="Axiom">D2.yKSB</text:p>
          </table:table-cell>
          <table:table-cell table:style-name="Table1.C2" office:value-type="string">
            <text:p text:style-name="Axiom"><draw:frame draw:style-name="fr1" draw:name="Object221" text:anchor-type="as-char" svg:y="-0.172in" svg:width="1.9575in" svg:height="0.2909in" draw:z-index="220"><draw:object xlink:href="./Object 221" xlink:type="simple" xlink:show="embed" xlink:actuate="onLoad"/><draw:image xlink:href="./ObjectReplacements/Object 221" xlink:type="simple" xlink:show="embed" xlink:actuate="onLoad"/></draw:frame>forall lsup K rsup S csub 2.y (%alpha ) exists lsup K rsup S csub 2.y (%beta ):%alpha namsaa %beta </text:p>
          </table:table-cell>
        </table:table-row>
        <table:table-row>
          <table:table-cell table:style-name="Table1.A2" office:value-type="string">
            <text:p text:style-name="Axiom">222</text:p>
          </table:table-cell>
          <table:table-cell table:style-name="Table1.A2" office:value-type="string">
            <text:p text:style-name="Axiom">D2.yKSE</text:p>
          </table:table-cell>
          <table:table-cell table:style-name="Table1.C2" office:value-type="string">
            <text:p text:style-name="Axiom"><draw:frame draw:style-name="fr1" draw:name="Object222" text:anchor-type="as-char" svg:y="-0.172in" svg:width="1.6134in" svg:height="0.2909in" draw:z-index="221"><draw:object xlink:href="./Object 222" xlink:type="simple" xlink:show="embed" xlink:actuate="onLoad"/><draw:image xlink:href="./ObjectReplacements/Object 222" xlink:type="simple" xlink:show="embed" xlink:actuate="onLoad"/></draw:frame>exists lsup K rsup S csub 2.y (%alpha <text:s/>, %beta ):%alpha namsaa %beta </text:p>
          </table:table-cell>
        </table:table-row>
        <table:table-row>
          <table:table-cell table:style-name="Table1.A2" office:value-type="string">
            <text:p text:style-name="Axiom">223</text:p>
          </table:table-cell>
          <table:table-cell table:style-name="Table1.A2" office:value-type="string">
            <text:p text:style-name="Axiom">D2.yK_A</text:p>
          </table:table-cell>
          <table:table-cell table:style-name="Table1.C2" office:value-type="string">
            <text:p text:style-name="Axiom"><draw:frame draw:style-name="fr1" draw:name="Object223" text:anchor-type="as-char" svg:y="-0.172in" svg:width="1.5492in" svg:height="0.2902in" draw:z-index="222"><draw:object xlink:href="./Object 223" xlink:type="simple" xlink:show="embed" xlink:actuate="onLoad"/><draw:image xlink:href="./ObjectReplacements/Object 223" xlink:type="simple" xlink:show="embed" xlink:actuate="onLoad"/></draw:frame>forall lsup K <text:s/>csub 2.y (%alpha <text:s/>, %beta ):%alpha namsaa %beta </text:p>
          </table:table-cell>
        </table:table-row>
        <table:table-row>
          <table:table-cell table:style-name="Table1.A2" office:value-type="string">
            <text:p text:style-name="Axiom">224</text:p>
          </table:table-cell>
          <table:table-cell table:style-name="Table1.A2" office:value-type="string">
            <text:p text:style-name="Axiom">D2.yK_B</text:p>
          </table:table-cell>
          <table:table-cell table:style-name="Table1.C2" office:value-type="string">
            <text:p text:style-name="Axiom"><draw:frame draw:style-name="fr1" draw:name="Object224" text:anchor-type="as-char" svg:y="-0.172in" svg:width="1.8307in" svg:height="0.2909in" draw:z-index="223"><draw:object xlink:href="./Object 224" xlink:type="simple" xlink:show="embed" xlink:actuate="onLoad"/><draw:image xlink:href="./ObjectReplacements/Object 224" xlink:type="simple" xlink:show="embed" xlink:actuate="onLoad"/></draw:frame>forall lsup K <text:s/>csub 2.y (%alpha ) exists lsup K <text:s/>csub 2.y (%beta ):%alpha namsaa %beta </text:p>
          </table:table-cell>
        </table:table-row>
        <table:table-row>
          <table:table-cell table:style-name="Table1.A2" office:value-type="string">
            <text:p text:style-name="Axiom">225</text:p>
          </table:table-cell>
          <table:table-cell table:style-name="Table1.A2" office:value-type="string">
            <text:p text:style-name="Axiom">D2.yK_E</text:p>
          </table:table-cell>
          <table:table-cell table:style-name="Table1.C2" office:value-type="string">
            <text:p text:style-name="Axiom"><draw:frame draw:style-name="fr1" draw:name="Object225" text:anchor-type="as-char" svg:y="-0.172in" svg:width="1.5492in" svg:height="0.2909in" draw:z-index="224"><draw:object xlink:href="./Object 225" xlink:type="simple" xlink:show="embed" xlink:actuate="onLoad"/><draw:image xlink:href="./ObjectReplacements/Object 225" xlink:type="simple" xlink:show="embed" xlink:actuate="onLoad"/></draw:frame>exists lsup K <text:s/>csub 2.y (%alpha <text:s/>, %beta ):%alpha namsaa %beta </text:p>
          </table:table-cell>
        </table:table-row>
        <table:table-row>
          <table:table-cell table:style-name="Table1.A2" office:value-type="string">
            <text:p text:style-name="Axiom">226</text:p>
          </table:table-cell>
          <table:table-cell table:style-name="Table1.A2" office:value-type="string">
            <text:p text:style-name="Axiom">D2.yUOA</text:p>
          </table:table-cell>
          <table:table-cell table:style-name="Table1.C2" office:value-type="string">
            <text:p text:style-name="Axiom"><draw:frame draw:style-name="fr1" draw:name="Object226" text:anchor-type="as-char" svg:y="-0.172in" svg:width="1.6272in" svg:height="0.2902in" draw:z-index="225"><draw:object xlink:href="./Object 226" xlink:type="simple" xlink:show="embed" xlink:actuate="onLoad"/><draw:image xlink:href="./ObjectReplacements/Object 226" xlink:type="simple" xlink:show="embed" xlink:actuate="onLoad"/></draw:frame>forall lsup U rsup O csub 2.y (%alpha <text:s/>, %beta ):%alpha namsaa %beta </text:p>
          </table:table-cell>
        </table:table-row>
        <table:table-row>
          <table:table-cell table:style-name="Table1.A2" office:value-type="string">
            <text:p text:style-name="Axiom">227</text:p>
          </table:table-cell>
          <table:table-cell table:style-name="Table1.A2" office:value-type="string">
            <text:p text:style-name="Axiom">D2.yUOB</text:p>
          </table:table-cell>
          <table:table-cell table:style-name="Table1.C2" office:value-type="string">
            <text:p text:style-name="Axiom"><draw:frame draw:style-name="fr1" draw:name="Object227" text:anchor-type="as-char" svg:y="-0.172in" svg:width="1.9862in" svg:height="0.2909in" draw:z-index="226"><draw:object xlink:href="./Object 227" xlink:type="simple" xlink:show="embed" xlink:actuate="onLoad"/><draw:image xlink:href="./ObjectReplacements/Object 227" xlink:type="simple" xlink:show="embed" xlink:actuate="onLoad"/></draw:frame>forall lsup U rsup O csub 2.y (%alpha ) exists lsup U rsup O csub 2.y (%beta ):%alpha namsaa %beta </text:p>
          </table:table-cell>
        </table:table-row>
        <table:table-row>
          <table:table-cell table:style-name="Table1.A2" office:value-type="string">
            <text:p text:style-name="Axiom">228</text:p>
          </table:table-cell>
          <table:table-cell table:style-name="Table1.A2" office:value-type="string">
            <text:p text:style-name="Axiom">D2.yUOE</text:p>
          </table:table-cell>
          <table:table-cell table:style-name="Table1.C2" office:value-type="string">
            <text:p text:style-name="Axiom"><draw:frame draw:style-name="fr1" draw:name="Object228" text:anchor-type="as-char" svg:y="-0.172in" svg:width="1.6272in" svg:height="0.2909in" draw:z-index="227"><draw:object xlink:href="./Object 228" xlink:type="simple" xlink:show="embed" xlink:actuate="onLoad"/><draw:image xlink:href="./ObjectReplacements/Object 228" xlink:type="simple" xlink:show="embed" xlink:actuate="onLoad"/></draw:frame>exists lsup U rsup O csub 2.y (%alpha <text:s/>, %beta ):%alpha namsaa %beta </text:p>
          </table:table-cell>
        </table:table-row>
        <table:table-row>
          <table:table-cell table:style-name="Table1.A2" office:value-type="string">
            <text:p text:style-name="Axiom">229</text:p>
          </table:table-cell>
          <table:table-cell table:style-name="Table1.A2" office:value-type="string">
            <text:p text:style-name="Axiom">D2.yUSA</text:p>
          </table:table-cell>
          <table:table-cell table:style-name="Table1.C2" office:value-type="string">
            <text:p text:style-name="Axiom"><draw:frame draw:style-name="fr1" draw:name="Object229" text:anchor-type="as-char" svg:y="-0.172in" svg:width="1.6138in" svg:height="0.2902in" draw:z-index="228"><draw:object xlink:href="./Object 229" xlink:type="simple" xlink:show="embed" xlink:actuate="onLoad"/><draw:image xlink:href="./ObjectReplacements/Object 229" xlink:type="simple" xlink:show="embed" xlink:actuate="onLoad"/></draw:frame>forall lsup U rsup S csub 2.y (%alpha <text:s/>, %beta ):%alpha namsaa %beta </text:p>
          </table:table-cell>
        </table:table-row>
        <table:table-row>
          <table:table-cell table:style-name="Table1.A2" office:value-type="string">
            <text:p text:style-name="Axiom">230</text:p>
          </table:table-cell>
          <table:table-cell table:style-name="Table1.A2" office:value-type="string">
            <text:p text:style-name="Axiom">D2.yUSB</text:p>
          </table:table-cell>
          <table:table-cell table:style-name="Table1.C2" office:value-type="string">
            <text:p text:style-name="Axiom"><draw:frame draw:style-name="fr1" draw:name="Object230" text:anchor-type="as-char" svg:y="-0.172in" svg:width="1.9598in" svg:height="0.2909in" draw:z-index="229"><draw:object xlink:href="./Object 230" xlink:type="simple" xlink:show="embed" xlink:actuate="onLoad"/><draw:image xlink:href="./ObjectReplacements/Object 230" xlink:type="simple" xlink:show="embed" xlink:actuate="onLoad"/></draw:frame>forall lsup U rsup S csub 2.y (%alpha ) exists lsup U rsup S csub 2.y (%beta ):%alpha namsaa %beta </text:p>
          </table:table-cell>
        </table:table-row>
        <table:table-row>
          <table:table-cell table:style-name="Table1.A2" office:value-type="string">
            <text:p text:style-name="Axiom">231</text:p>
          </table:table-cell>
          <table:table-cell table:style-name="Table1.A2" office:value-type="string">
            <text:p text:style-name="Axiom">D2.yUSE</text:p>
          </table:table-cell>
          <table:table-cell table:style-name="Table1.C2" office:value-type="string">
            <text:p text:style-name="Axiom"><draw:frame draw:style-name="fr1" draw:name="Object231" text:anchor-type="as-char" svg:y="-0.172in" svg:width="1.6138in" svg:height="0.2909in" draw:z-index="230"><draw:object xlink:href="./Object 231" xlink:type="simple" xlink:show="embed" xlink:actuate="onLoad"/><draw:image xlink:href="./ObjectReplacements/Object 231" xlink:type="simple" xlink:show="embed" xlink:actuate="onLoad"/></draw:frame>exists lsup U rsup S csub 2.y (%alpha <text:s/>, %beta ):%alpha namsaa %beta </text:p>
          </table:table-cell>
        </table:table-row>
        <table:table-row>
          <table:table-cell table:style-name="Table1.A2" office:value-type="string">
            <text:p text:style-name="Axiom">232</text:p>
          </table:table-cell>
          <table:table-cell table:style-name="Table1.A2" office:value-type="string">
            <text:p text:style-name="Axiom">D2.yU_A</text:p>
          </table:table-cell>
          <table:table-cell table:style-name="Table1.C2" office:value-type="string">
            <text:p text:style-name="Axiom"><draw:frame draw:style-name="fr1" draw:name="Object232" text:anchor-type="as-char" svg:y="-0.172in" svg:width="1.5508in" svg:height="0.2902in" draw:z-index="231"><draw:object xlink:href="./Object 232" xlink:type="simple" xlink:show="embed" xlink:actuate="onLoad"/><draw:image xlink:href="./ObjectReplacements/Object 232" xlink:type="simple" xlink:show="embed" xlink:actuate="onLoad"/></draw:frame>forall lsup U <text:s/>csub 2.y (%alpha <text:s/>, %beta ):%alpha namsaa %beta </text:p>
          </table:table-cell>
        </table:table-row>
        <table:table-row>
          <table:table-cell table:style-name="Table1.A2" office:value-type="string">
            <text:p text:style-name="Axiom">233</text:p>
          </table:table-cell>
          <table:table-cell table:style-name="Table1.A2" office:value-type="string">
            <text:p text:style-name="Axiom">D2.yU_B</text:p>
          </table:table-cell>
          <table:table-cell table:style-name="Table1.C2" office:value-type="string">
            <text:p text:style-name="Axiom"><draw:frame draw:style-name="fr1" draw:name="Object233" text:anchor-type="as-char" svg:y="-0.172in" svg:width="1.8335in" svg:height="0.2909in" draw:z-index="232"><draw:object xlink:href="./Object 233" xlink:type="simple" xlink:show="embed" xlink:actuate="onLoad"/><draw:image xlink:href="./ObjectReplacements/Object 233" xlink:type="simple" xlink:show="embed" xlink:actuate="onLoad"/></draw:frame>forall lsup U <text:s/>csub 2.y (%alpha ) exists lsup U <text:s/>csub 2.y (%beta ):%alpha namsaa %beta </text:p>
          </table:table-cell>
        </table:table-row>
        <table:table-row>
          <table:table-cell table:style-name="Table1.A2" office:value-type="string">
            <text:p text:style-name="Axiom">234</text:p>
          </table:table-cell>
          <table:table-cell table:style-name="Table1.A2" office:value-type="string">
            <text:p text:style-name="Axiom">D2.yU_E</text:p>
          </table:table-cell>
          <table:table-cell table:style-name="Table1.C2" office:value-type="string">
            <text:p text:style-name="Axiom"><draw:frame draw:style-name="fr1" draw:name="Object234" text:anchor-type="as-char" svg:y="-0.172in" svg:width="1.5508in" svg:height="0.2909in" draw:z-index="233"><draw:object xlink:href="./Object 234" xlink:type="simple" xlink:show="embed" xlink:actuate="onLoad"/><draw:image xlink:href="./ObjectReplacements/Object 234" xlink:type="simple" xlink:show="embed" xlink:actuate="onLoad"/></draw:frame>exists lsup U <text:s/>csub 2.y (%alpha <text:s/>, %beta ):%alpha namsaa %beta </text:p>
          </table:table-cell>
        </table:table-row>
        <table:table-row>
          <table:table-cell table:style-name="Table1.A2" office:value-type="string">
            <text:p text:style-name="Axiom">235</text:p>
          </table:table-cell>
          <table:table-cell table:style-name="Table1.A2" office:value-type="string">
            <text:p text:style-name="Axiom">D2.y_OA</text:p>
          </table:table-cell>
          <table:table-cell table:style-name="Table1.C2" office:value-type="string">
            <text:p text:style-name="Axiom"><draw:frame draw:style-name="fr1" draw:name="Object235" text:anchor-type="as-char" svg:y="-0.172in" svg:width="1.5409in" svg:height="0.2902in" draw:z-index="234"><draw:object xlink:href="./Object 235" xlink:type="simple" xlink:show="embed" xlink:actuate="onLoad"/><draw:image xlink:href="./ObjectReplacements/Object 235" xlink:type="simple" xlink:show="embed" xlink:actuate="onLoad"/></draw:frame>forall <text:s/>rsup O csub 2.y (%alpha <text:s/>, %beta ):%alpha namsaa %beta </text:p>
          </table:table-cell>
        </table:table-row>
        <table:table-row>
          <table:table-cell table:style-name="Table1.A2" office:value-type="string">
            <text:p text:style-name="Axiom">236</text:p>
          </table:table-cell>
          <table:table-cell table:style-name="Table1.A2" office:value-type="string">
            <text:p text:style-name="Axiom">D2.y_OB</text:p>
          </table:table-cell>
          <table:table-cell table:style-name="Table1.C2" office:value-type="string">
            <text:p text:style-name="Axiom"><draw:frame draw:style-name="fr1" draw:name="Object236" text:anchor-type="as-char" svg:y="-0.172in" svg:width="1.8134in" svg:height="0.2909in" draw:z-index="235"><draw:object xlink:href="./Object 236" xlink:type="simple" xlink:show="embed" xlink:actuate="onLoad"/><draw:image xlink:href="./ObjectReplacements/Object 236" xlink:type="simple" xlink:show="embed" xlink:actuate="onLoad"/></draw:frame>forall <text:s/>rsup O csub 2.y (%alpha ) exists <text:s/>rsup O csub 2.y (%beta ):%alpha namsaa %beta </text:p>
          </table:table-cell>
        </table:table-row>
        <table:table-row>
          <table:table-cell table:style-name="Table1.A2" office:value-type="string">
            <text:p text:style-name="Axiom">237</text:p>
          </table:table-cell>
          <table:table-cell table:style-name="Table1.A2" office:value-type="string">
            <text:p text:style-name="Axiom">D2.y_OE</text:p>
          </table:table-cell>
          <table:table-cell table:style-name="Table1.C2" office:value-type="string">
            <text:p text:style-name="Axiom"><draw:frame draw:style-name="fr1" draw:name="Object237" text:anchor-type="as-char" svg:y="-0.172in" svg:width="1.5409in" svg:height="0.2909in" draw:z-index="236"><draw:object xlink:href="./Object 237" xlink:type="simple" xlink:show="embed" xlink:actuate="onLoad"/><draw:image xlink:href="./ObjectReplacements/Object 237" xlink:type="simple" xlink:show="embed" xlink:actuate="onLoad"/></draw:frame>exists <text:s/>rsup O csub 2.y (%alpha <text:s/>, %beta ):%alpha namsaa %beta </text:p>
          </table:table-cell>
        </table:table-row>
        <table:table-row>
          <table:table-cell table:style-name="Table1.A2" office:value-type="string">
            <text:p text:style-name="Axiom">238</text:p>
          </table:table-cell>
          <table:table-cell table:style-name="Table1.A2" office:value-type="string">
            <text:p text:style-name="Axiom">D2.y_SA</text:p>
          </table:table-cell>
          <table:table-cell table:style-name="Table1.C2" office:value-type="string">
            <text:p text:style-name="Axiom"><draw:frame draw:style-name="fr1" draw:name="Object238" text:anchor-type="as-char" svg:y="-0.172in" svg:width="1.528in" svg:height="0.2902in" draw:z-index="237"><draw:object xlink:href="./Object 238" xlink:type="simple" xlink:show="embed" xlink:actuate="onLoad"/><draw:image xlink:href="./ObjectReplacements/Object 238" xlink:type="simple" xlink:show="embed" xlink:actuate="onLoad"/></draw:frame>forall <text:s/>rsup S csub 2.y (%alpha <text:s/>, %beta ):%alpha namsaa %beta </text:p>
          </table:table-cell>
        </table:table-row>
        <table:table-row>
          <table:table-cell table:style-name="Table1.A2" office:value-type="string">
            <text:p text:style-name="Axiom">239</text:p>
          </table:table-cell>
          <table:table-cell table:style-name="Table1.A2" office:value-type="string">
            <text:p text:style-name="Axiom">D2.y_SB</text:p>
          </table:table-cell>
          <table:table-cell table:style-name="Table1.C2" office:value-type="string">
            <text:p text:style-name="Axiom"><draw:frame draw:style-name="fr1" draw:name="Object239" text:anchor-type="as-char" svg:y="-0.172in" svg:width="1.7874in" svg:height="0.2909in" draw:z-index="238"><draw:object xlink:href="./Object 239" xlink:type="simple" xlink:show="embed" xlink:actuate="onLoad"/><draw:image xlink:href="./ObjectReplacements/Object 239" xlink:type="simple" xlink:show="embed" xlink:actuate="onLoad"/></draw:frame>forall <text:s/>rsup S csub 2.y (%alpha ) exists <text:s/>rsup S csub 2.y (%beta ):%alpha namsaa %beta </text:p>
          </table:table-cell>
        </table:table-row>
        <table:table-row>
          <table:table-cell table:style-name="Table1.A2" office:value-type="string">
            <text:p text:style-name="Axiom">240</text:p>
          </table:table-cell>
          <table:table-cell table:style-name="Table1.A2" office:value-type="string">
            <text:p text:style-name="Axiom">D2.y_SE</text:p>
          </table:table-cell>
          <table:table-cell table:style-name="Table1.C2" office:value-type="string">
            <text:p text:style-name="Axiom"><draw:frame draw:style-name="fr1" draw:name="Object240" text:anchor-type="as-char" svg:y="-0.172in" svg:width="1.528in" svg:height="0.2909in" draw:z-index="239"><draw:object xlink:href="./Object 240" xlink:type="simple" xlink:show="embed" xlink:actuate="onLoad"/><draw:image xlink:href="./ObjectReplacements/Object 240" xlink:type="simple" xlink:show="embed" xlink:actuate="onLoad"/></draw:frame>exists <text:s/>rsup S csub 2.y (%alpha <text:s/>, %beta ):%alpha namsaa %beta </text:p>
          </table:table-cell>
        </table:table-row>
        <table:table-row>
          <table:table-cell table:style-name="Table1.A2" office:value-type="string">
            <text:p text:style-name="Axiom">241</text:p>
          </table:table-cell>
          <table:table-cell table:style-name="Table1.A2" office:value-type="string">
            <text:p text:style-name="Axiom">D2.y__A</text:p>
          </table:table-cell>
          <table:table-cell table:style-name="Table1.C2" office:value-type="string">
            <text:p text:style-name="Axiom"><draw:frame draw:style-name="fr1" draw:name="Object241" text:anchor-type="as-char" svg:y="-0.152in" svg:width="1.4646in" svg:height="0.2701in" draw:z-index="240"><draw:object xlink:href="./Object 241" xlink:type="simple" xlink:show="embed" xlink:actuate="onLoad"/><draw:image xlink:href="./ObjectReplacements/Object 241" xlink:type="simple" xlink:show="embed" xlink:actuate="onLoad"/></draw:frame>forall <text:s text:c="2"/>csub 2.y (%alpha <text:s/>, %beta ):%alpha namsaa %beta </text:p>
          </table:table-cell>
        </table:table-row>
        <table:table-row>
          <table:table-cell table:style-name="Table1.A2" office:value-type="string">
            <text:p text:style-name="Axiom">242</text:p>
          </table:table-cell>
          <table:table-cell table:style-name="Table1.A2" office:value-type="string">
            <text:p text:style-name="Axiom">D2.y__B</text:p>
          </table:table-cell>
          <table:table-cell table:style-name="Table1.C2" office:value-type="string">
            <text:p text:style-name="Axiom"><draw:frame draw:style-name="fr1" draw:name="Object242" text:anchor-type="as-char" svg:y="-0.152in" svg:width="1.6602in" svg:height="0.2709in" draw:z-index="241"><draw:object xlink:href="./Object 242" xlink:type="simple" xlink:show="embed" xlink:actuate="onLoad"/><draw:image xlink:href="./ObjectReplacements/Object 242" xlink:type="simple" xlink:show="embed" xlink:actuate="onLoad"/></draw:frame>forall <text:s text:c="2"/>csub 2.y (%alpha ) exists <text:s text:c="2"/>csub 2.y (%beta ):%alpha namsaa %beta </text:p>
          </table:table-cell>
        </table:table-row>
        <table:table-row>
          <table:table-cell table:style-name="Table1.A2" office:value-type="string">
            <text:p text:style-name="Axiom">243</text:p>
          </table:table-cell>
          <table:table-cell table:style-name="Table1.A2" office:value-type="string">
            <text:p text:style-name="Axiom">D2.y__E</text:p>
          </table:table-cell>
          <table:table-cell table:style-name="Table1.C2" office:value-type="string">
            <text:p text:style-name="Axiom"><draw:frame draw:style-name="fr1" draw:name="Object243" text:anchor-type="as-char" svg:y="-0.152in" svg:width="1.4646in" svg:height="0.2709in" draw:z-index="242"><draw:object xlink:href="./Object 243" xlink:type="simple" xlink:show="embed" xlink:actuate="onLoad"/><draw:image xlink:href="./ObjectReplacements/Object 243" xlink:type="simple" xlink:show="embed" xlink:actuate="onLoad"/></draw:frame>exists <text:s text:c="2"/>csub 2.y (%alpha <text:s/>, %beta ):%alpha namsaa %beta </text:p>
          </table:table-cell>
        </table:table-row>
        <table:table-row>
          <table:table-cell table:style-name="Table1.A2" office:value-type="string">
            <text:p text:style-name="Axiom">244</text:p>
          </table:table-cell>
          <table:table-cell table:style-name="Table1.A2" office:value-type="string">
            <text:p text:style-name="Axiom">D3.0KOA</text:p>
          </table:table-cell>
          <table:table-cell table:style-name="Table1.C2" office:value-type="string">
            <text:p text:style-name="Axiom"><draw:frame draw:style-name="fr1" draw:name="Object244" text:anchor-type="as-char" svg:y="-0.172in" svg:width="1.6209in" svg:height="0.2902in" draw:z-index="243"><draw:object xlink:href="./Object 244" xlink:type="simple" xlink:show="embed" xlink:actuate="onLoad"/><draw:image xlink:href="./ObjectReplacements/Object 244" xlink:type="simple" xlink:show="embed" xlink:actuate="onLoad"/></draw:frame>forall lsup K rsup O csub 3.0 (%alpha <text:s/>, %beta ):%alpha namsaa %beta </text:p>
          </table:table-cell>
        </table:table-row>
        <table:table-row>
          <table:table-cell table:style-name="Table1.A2" office:value-type="string">
            <text:p text:style-name="Axiom">245</text:p>
          </table:table-cell>
          <table:table-cell table:style-name="Table1.A2" office:value-type="string">
            <text:p text:style-name="Axiom">D3.0KOB</text:p>
          </table:table-cell>
          <table:table-cell table:style-name="Table1.C2" office:value-type="string">
            <text:p text:style-name="Axiom"><draw:frame draw:style-name="fr1" draw:name="Object245" text:anchor-type="as-char" svg:y="-0.172in" svg:width="1.9728in" svg:height="0.2909in" draw:z-index="244"><draw:object xlink:href="./Object 245" xlink:type="simple" xlink:show="embed" xlink:actuate="onLoad"/><draw:image xlink:href="./ObjectReplacements/Object 245" xlink:type="simple" xlink:show="embed" xlink:actuate="onLoad"/></draw:frame>forall lsup K rsup O csub 3.0 (%alpha ) exists lsup K rsup O csub 3.0 (%beta ):%alpha namsaa %beta </text:p>
          </table:table-cell>
        </table:table-row>
        <table:table-row>
          <table:table-cell table:style-name="Table1.A2" office:value-type="string">
            <text:p text:style-name="Axiom">246</text:p>
          </table:table-cell>
          <table:table-cell table:style-name="Table1.A2" office:value-type="string">
            <text:p text:style-name="Axiom">D3.0KOE</text:p>
          </table:table-cell>
          <table:table-cell table:style-name="Table1.C2" office:value-type="string">
            <text:p text:style-name="Axiom"><draw:frame draw:style-name="fr1" draw:name="Object246" text:anchor-type="as-char" svg:y="-0.172in" svg:width="1.6209in" svg:height="0.2909in" draw:z-index="245"><draw:object xlink:href="./Object 246" xlink:type="simple" xlink:show="embed" xlink:actuate="onLoad"/><draw:image xlink:href="./ObjectReplacements/Object 246" xlink:type="simple" xlink:show="embed" xlink:actuate="onLoad"/></draw:frame>exists lsup K rsup O csub 3.0 (%alpha <text:s/>, %beta ):%alpha namsaa %beta </text:p>
          </table:table-cell>
        </table:table-row>
        <table:table-row>
          <table:table-cell table:style-name="Table1.A2" office:value-type="string">
            <text:p text:style-name="Axiom">247</text:p>
          </table:table-cell>
          <table:table-cell table:style-name="Table1.A2" office:value-type="string">
            <text:p text:style-name="Axiom">D3.0KSA</text:p>
          </table:table-cell>
          <table:table-cell table:style-name="Table1.C2" office:value-type="string">
            <text:p text:style-name="Axiom"><draw:frame draw:style-name="fr1" draw:name="Object247" text:anchor-type="as-char" svg:y="-0.172in" svg:width="1.6075in" svg:height="0.2902in" draw:z-index="246"><draw:object xlink:href="./Object 247" xlink:type="simple" xlink:show="embed" xlink:actuate="onLoad"/><draw:image xlink:href="./ObjectReplacements/Object 247" xlink:type="simple" xlink:show="embed" xlink:actuate="onLoad"/></draw:frame>forall lsup K rsup S csub 3.0 (%alpha <text:s/>, %beta ):%alpha namsaa %beta </text:p>
          </table:table-cell>
        </table:table-row>
        <table:table-row>
          <table:table-cell table:style-name="Table1.A2" office:value-type="string">
            <text:p text:style-name="Axiom">248</text:p>
          </table:table-cell>
          <table:table-cell table:style-name="Table1.A2" office:value-type="string">
            <text:p text:style-name="Axiom">D3.0KSB</text:p>
          </table:table-cell>
          <table:table-cell table:style-name="Table1.C2" office:value-type="string">
            <text:p text:style-name="Axiom"><draw:frame draw:style-name="fr1" draw:name="Object248" text:anchor-type="as-char" svg:y="-0.172in" svg:width="1.9472in" svg:height="0.2909in" draw:z-index="247"><draw:object xlink:href="./Object 248" xlink:type="simple" xlink:show="embed" xlink:actuate="onLoad"/><draw:image xlink:href="./ObjectReplacements/Object 248" xlink:type="simple" xlink:show="embed" xlink:actuate="onLoad"/></draw:frame>forall lsup K rsup S csub 3.0 (%alpha ) exists lsup K rsup S csub 3.0 (%beta ):%alpha namsaa %beta </text:p>
          </table:table-cell>
        </table:table-row>
        <table:table-row>
          <table:table-cell table:style-name="Table1.A2" office:value-type="string">
            <text:p text:style-name="Axiom">249</text:p>
          </table:table-cell>
          <table:table-cell table:style-name="Table1.A2" office:value-type="string">
            <text:p text:style-name="Axiom">D3.0KSE</text:p>
          </table:table-cell>
          <table:table-cell table:style-name="Table1.C2" office:value-type="string">
            <text:p text:style-name="Axiom"><draw:frame draw:style-name="fr1" draw:name="Object249" text:anchor-type="as-char" svg:y="-0.172in" svg:width="1.6075in" svg:height="0.2909in" draw:z-index="248"><draw:object xlink:href="./Object 249" xlink:type="simple" xlink:show="embed" xlink:actuate="onLoad"/><draw:image xlink:href="./ObjectReplacements/Object 249" xlink:type="simple" xlink:show="embed" xlink:actuate="onLoad"/></draw:frame>exists lsup K rsup S csub 3.0 (%alpha <text:s/>, %beta ):%alpha namsaa %beta </text:p>
          </table:table-cell>
        </table:table-row>
        <table:table-row>
          <table:table-cell table:style-name="Table1.A2" office:value-type="string">
            <text:p text:style-name="Axiom">250</text:p>
          </table:table-cell>
          <table:table-cell table:style-name="Table1.A2" office:value-type="string">
            <text:p text:style-name="Axiom">D3.0K_A</text:p>
          </table:table-cell>
          <table:table-cell table:style-name="Table1.C2" office:value-type="string">
            <text:p text:style-name="Axiom"><draw:frame draw:style-name="fr1" draw:name="Object250" text:anchor-type="as-char" svg:y="-0.172in" svg:width="1.5445in" svg:height="0.2902in" draw:z-index="249"><draw:object xlink:href="./Object 250" xlink:type="simple" xlink:show="embed" xlink:actuate="onLoad"/><draw:image xlink:href="./ObjectReplacements/Object 250" xlink:type="simple" xlink:show="embed" xlink:actuate="onLoad"/></draw:frame>forall lsup K <text:s/>csub 3.0 (%alpha <text:s/>, %beta ):%alpha namsaa %beta </text:p>
          </table:table-cell>
        </table:table-row>
        <table:table-row>
          <table:table-cell table:style-name="Table1.A2" office:value-type="string">
            <text:p text:style-name="Axiom">251</text:p>
          </table:table-cell>
          <table:table-cell table:style-name="Table1.A2" office:value-type="string">
            <text:p text:style-name="Axiom">D3.0K_B</text:p>
          </table:table-cell>
          <table:table-cell table:style-name="Table1.C2" office:value-type="string">
            <text:p text:style-name="Axiom"><draw:frame draw:style-name="fr1" draw:name="Object251" text:anchor-type="as-char" svg:y="-0.172in" svg:width="1.8201in" svg:height="0.2909in" draw:z-index="250"><draw:object xlink:href="./Object 251" xlink:type="simple" xlink:show="embed" xlink:actuate="onLoad"/><draw:image xlink:href="./ObjectReplacements/Object 251" xlink:type="simple" xlink:show="embed" xlink:actuate="onLoad"/></draw:frame>forall lsup K <text:s/>csub 3.0 (%alpha ) exists lsup K <text:s/>csub 3.0 (%beta ):%alpha namsaa %beta </text:p>
          </table:table-cell>
        </table:table-row>
        <table:table-row>
          <table:table-cell table:style-name="Table1.A2" office:value-type="string">
            <text:p text:style-name="Axiom">252</text:p>
          </table:table-cell>
          <table:table-cell table:style-name="Table1.A2" office:value-type="string">
            <text:p text:style-name="Axiom">D3.0K_E</text:p>
          </table:table-cell>
          <table:table-cell table:style-name="Table1.C2" office:value-type="string">
            <text:p text:style-name="Axiom"><draw:frame draw:style-name="fr1" draw:name="Object252" text:anchor-type="as-char" svg:y="-0.172in" svg:width="1.5445in" svg:height="0.2909in" draw:z-index="251"><draw:object xlink:href="./Object 252" xlink:type="simple" xlink:show="embed" xlink:actuate="onLoad"/><draw:image xlink:href="./ObjectReplacements/Object 252" xlink:type="simple" xlink:show="embed" xlink:actuate="onLoad"/></draw:frame>exists lsup K <text:s/>csub 3.0 (%alpha <text:s/>, %beta ):%alpha namsaa %beta </text:p>
          </table:table-cell>
        </table:table-row>
        <table:table-row>
          <table:table-cell table:style-name="Table1.A2" office:value-type="string">
            <text:p text:style-name="Axiom">253</text:p>
          </table:table-cell>
          <table:table-cell table:style-name="Table1.A2" office:value-type="string">
            <text:p text:style-name="Axiom">D3.0UOA</text:p>
          </table:table-cell>
          <table:table-cell table:style-name="Table1.C2" office:value-type="string">
            <text:p text:style-name="Axiom"><draw:frame draw:style-name="fr1" draw:name="Object253" text:anchor-type="as-char" svg:y="-0.172in" svg:width="1.622in" svg:height="0.2902in" draw:z-index="252"><draw:object xlink:href="./Object 253" xlink:type="simple" xlink:show="embed" xlink:actuate="onLoad"/><draw:image xlink:href="./ObjectReplacements/Object 253" xlink:type="simple" xlink:show="embed" xlink:actuate="onLoad"/></draw:frame>forall lsup U rsup O csub 3.0 (%alpha <text:s/>, %beta ):%alpha namsaa %beta </text:p>
          </table:table-cell>
        </table:table-row>
        <table:table-row>
          <table:table-cell table:style-name="Table1.A2" office:value-type="string">
            <text:p text:style-name="Axiom">254</text:p>
          </table:table-cell>
          <table:table-cell table:style-name="Table1.A2" office:value-type="string">
            <text:p text:style-name="Axiom">D3.0UOB</text:p>
          </table:table-cell>
          <table:table-cell table:style-name="Table1.C2" office:value-type="string">
            <text:p text:style-name="Axiom"><draw:frame draw:style-name="fr1" draw:name="Object254" text:anchor-type="as-char" svg:y="-0.172in" svg:width="1.9756in" svg:height="0.2909in" draw:z-index="253"><draw:object xlink:href="./Object 254" xlink:type="simple" xlink:show="embed" xlink:actuate="onLoad"/><draw:image xlink:href="./ObjectReplacements/Object 254" xlink:type="simple" xlink:show="embed" xlink:actuate="onLoad"/></draw:frame>forall lsup U rsup O csub 3.0 (%alpha ) exists lsup U rsup O csub 3.0 (%beta ):%alpha namsaa %beta </text:p>
          </table:table-cell>
        </table:table-row>
        <table:table-row>
          <table:table-cell table:style-name="Table1.A2" office:value-type="string">
            <text:p text:style-name="Axiom">255</text:p>
          </table:table-cell>
          <table:table-cell table:style-name="Table1.A2" office:value-type="string">
            <text:p text:style-name="Axiom">D3.0UOE</text:p>
          </table:table-cell>
          <table:table-cell table:style-name="Table1.C2" office:value-type="string">
            <text:p text:style-name="Axiom"><draw:frame draw:style-name="fr1" draw:name="Object255" text:anchor-type="as-char" svg:y="-0.172in" svg:width="1.622in" svg:height="0.2909in" draw:z-index="254"><draw:object xlink:href="./Object 255" xlink:type="simple" xlink:show="embed" xlink:actuate="onLoad"/><draw:image xlink:href="./ObjectReplacements/Object 255" xlink:type="simple" xlink:show="embed" xlink:actuate="onLoad"/></draw:frame>exists lsup U rsup O csub 3.0 (%alpha <text:s/>, %beta ):%alpha namsaa %beta </text:p>
          </table:table-cell>
        </table:table-row>
        <table:table-row>
          <table:table-cell table:style-name="Table1.A2" office:value-type="string">
            <text:p text:style-name="Axiom">256</text:p>
          </table:table-cell>
          <table:table-cell table:style-name="Table1.A2" office:value-type="string">
            <text:p text:style-name="Axiom">D3.0USA</text:p>
          </table:table-cell>
          <table:table-cell table:style-name="Table1.C2" office:value-type="string">
            <text:p text:style-name="Axiom"><draw:frame draw:style-name="fr1" draw:name="Object256" text:anchor-type="as-char" svg:y="-0.172in" svg:width="1.6091in" svg:height="0.2902in" draw:z-index="255"><draw:object xlink:href="./Object 256" xlink:type="simple" xlink:show="embed" xlink:actuate="onLoad"/><draw:image xlink:href="./ObjectReplacements/Object 256" xlink:type="simple" xlink:show="embed" xlink:actuate="onLoad"/></draw:frame>forall lsup U rsup S csub 3.0 (%alpha <text:s/>, %beta ):%alpha namsaa %beta </text:p>
          </table:table-cell>
        </table:table-row>
        <table:table-row>
          <table:table-cell table:style-name="Table1.A2" office:value-type="string">
            <text:p text:style-name="Axiom">257</text:p>
          </table:table-cell>
          <table:table-cell table:style-name="Table1.A2" office:value-type="string">
            <text:p text:style-name="Axiom">D3.0USB</text:p>
          </table:table-cell>
          <table:table-cell table:style-name="Table1.C2" office:value-type="string">
            <text:p text:style-name="Axiom"><draw:frame draw:style-name="fr1" draw:name="Object257" text:anchor-type="as-char" svg:y="-0.172in" svg:width="1.9492in" svg:height="0.2909in" draw:z-index="256"><draw:object xlink:href="./Object 257" xlink:type="simple" xlink:show="embed" xlink:actuate="onLoad"/><draw:image xlink:href="./ObjectReplacements/Object 257" xlink:type="simple" xlink:show="embed" xlink:actuate="onLoad"/></draw:frame>forall lsup U rsup S csub 3.0 (%alpha ) exists lsup U rsup S csub 3.0 (%beta ):%alpha namsaa %beta </text:p>
          </table:table-cell>
        </table:table-row>
        <table:table-row>
          <table:table-cell table:style-name="Table1.A2" office:value-type="string">
            <text:p text:style-name="Axiom">258</text:p>
          </table:table-cell>
          <table:table-cell table:style-name="Table1.A2" office:value-type="string">
            <text:p text:style-name="Axiom">D3.0USE</text:p>
          </table:table-cell>
          <table:table-cell table:style-name="Table1.C2" office:value-type="string">
            <text:p text:style-name="Axiom"><draw:frame draw:style-name="fr1" draw:name="Object258" text:anchor-type="as-char" svg:y="-0.172in" svg:width="1.6091in" svg:height="0.2909in" draw:z-index="257"><draw:object xlink:href="./Object 258" xlink:type="simple" xlink:show="embed" xlink:actuate="onLoad"/><draw:image xlink:href="./ObjectReplacements/Object 258" xlink:type="simple" xlink:show="embed" xlink:actuate="onLoad"/></draw:frame>exists lsup U rsup S csub 3.0 (%alpha <text:s/>, %beta ):%alpha namsaa %beta </text:p>
          </table:table-cell>
        </table:table-row>
        <table:table-row>
          <table:table-cell table:style-name="Table1.A2" office:value-type="string">
            <text:p text:style-name="Axiom">259</text:p>
          </table:table-cell>
          <table:table-cell table:style-name="Table1.A2" office:value-type="string">
            <text:p text:style-name="Axiom">D3.0U_A</text:p>
          </table:table-cell>
          <table:table-cell table:style-name="Table1.C2" office:value-type="string">
            <text:p text:style-name="Axiom"><draw:frame draw:style-name="fr1" draw:name="Object259" text:anchor-type="as-char" svg:y="-0.172in" svg:width="1.5457in" svg:height="0.2902in" draw:z-index="258"><draw:object xlink:href="./Object 259" xlink:type="simple" xlink:show="embed" xlink:actuate="onLoad"/><draw:image xlink:href="./ObjectReplacements/Object 259" xlink:type="simple" xlink:show="embed" xlink:actuate="onLoad"/></draw:frame>forall lsup U <text:s/>csub 3.0 (%alpha <text:s/>, %beta ):%alpha namsaa %beta </text:p>
          </table:table-cell>
        </table:table-row>
        <table:table-row>
          <table:table-cell table:style-name="Table1.A2" office:value-type="string">
            <text:p text:style-name="Axiom">260</text:p>
          </table:table-cell>
          <table:table-cell table:style-name="Table1.A2" office:value-type="string">
            <text:p text:style-name="Axiom">D3.0U_B</text:p>
          </table:table-cell>
          <table:table-cell table:style-name="Table1.C2" office:value-type="string">
            <text:p text:style-name="Axiom"><draw:frame draw:style-name="fr1" draw:name="Object260" text:anchor-type="as-char" svg:y="-0.172in" svg:width="1.8228in" svg:height="0.2909in" draw:z-index="259"><draw:object xlink:href="./Object 260" xlink:type="simple" xlink:show="embed" xlink:actuate="onLoad"/><draw:image xlink:href="./ObjectReplacements/Object 260" xlink:type="simple" xlink:show="embed" xlink:actuate="onLoad"/></draw:frame>forall lsup U <text:s/>csub 3.0 (%alpha ) exists lsup U <text:s/>csub 3.0 (%beta ):%alpha namsaa %beta </text:p>
          </table:table-cell>
        </table:table-row>
        <table:table-row>
          <table:table-cell table:style-name="Table1.A2" office:value-type="string">
            <text:p text:style-name="Axiom">261</text:p>
          </table:table-cell>
          <table:table-cell table:style-name="Table1.A2" office:value-type="string">
            <text:p text:style-name="Axiom">D3.0U_E</text:p>
          </table:table-cell>
          <table:table-cell table:style-name="Table1.C2" office:value-type="string">
            <text:p text:style-name="Axiom"><draw:frame draw:style-name="fr1" draw:name="Object261" text:anchor-type="as-char" svg:y="-0.172in" svg:width="1.5457in" svg:height="0.2909in" draw:z-index="260"><draw:object xlink:href="./Object 261" xlink:type="simple" xlink:show="embed" xlink:actuate="onLoad"/><draw:image xlink:href="./ObjectReplacements/Object 261" xlink:type="simple" xlink:show="embed" xlink:actuate="onLoad"/></draw:frame>exists lsup U <text:s/>csub 3.0 (%alpha <text:s/>, %beta ):%alpha namsaa %beta </text:p>
          </table:table-cell>
        </table:table-row>
        <table:table-row>
          <table:table-cell table:style-name="Table1.A2" office:value-type="string">
            <text:p text:style-name="Axiom">262</text:p>
          </table:table-cell>
          <table:table-cell table:style-name="Table1.A2" office:value-type="string">
            <text:p text:style-name="Axiom">D3.0_OA</text:p>
          </table:table-cell>
          <table:table-cell table:style-name="Table1.C2" office:value-type="string">
            <text:p text:style-name="Axiom"><draw:frame draw:style-name="fr1" draw:name="Object262" text:anchor-type="as-char" svg:y="-0.172in" svg:width="1.5362in" svg:height="0.2902in" draw:z-index="261"><draw:object xlink:href="./Object 262" xlink:type="simple" xlink:show="embed" xlink:actuate="onLoad"/><draw:image xlink:href="./ObjectReplacements/Object 262" xlink:type="simple" xlink:show="embed" xlink:actuate="onLoad"/></draw:frame>forall <text:s/>rsup O csub 3.0 (%alpha <text:s/>, %beta ):%alpha namsaa %beta </text:p>
          </table:table-cell>
        </table:table-row>
        <table:table-row>
          <table:table-cell table:style-name="Table1.A2" office:value-type="string">
            <text:p text:style-name="Axiom">263</text:p>
          </table:table-cell>
          <table:table-cell table:style-name="Table1.A2" office:value-type="string">
            <text:p text:style-name="Axiom">D3.0_OB</text:p>
          </table:table-cell>
          <table:table-cell table:style-name="Table1.C2" office:value-type="string">
            <text:p text:style-name="Axiom"><draw:frame draw:style-name="fr1" draw:name="Object263" text:anchor-type="as-char" svg:y="-0.172in" svg:width="1.8035in" svg:height="0.2909in" draw:z-index="262"><draw:object xlink:href="./Object 263" xlink:type="simple" xlink:show="embed" xlink:actuate="onLoad"/><draw:image xlink:href="./ObjectReplacements/Object 263" xlink:type="simple" xlink:show="embed" xlink:actuate="onLoad"/></draw:frame>forall <text:s/>rsup O csub 3.0 (%alpha ) exists <text:s/>rsup O csub 3.0 (%beta ):%alpha namsaa %beta </text:p>
          </table:table-cell>
        </table:table-row>
        <table:table-row>
          <table:table-cell table:style-name="Table1.A2" office:value-type="string">
            <text:p text:style-name="Axiom">264</text:p>
          </table:table-cell>
          <table:table-cell table:style-name="Table1.A2" office:value-type="string">
            <text:p text:style-name="Axiom">D3.0_OE</text:p>
          </table:table-cell>
          <table:table-cell table:style-name="Table1.C2" office:value-type="string">
            <text:p text:style-name="Axiom"><draw:frame draw:style-name="fr1" draw:name="Object264" text:anchor-type="as-char" svg:y="-0.172in" svg:width="1.5362in" svg:height="0.2909in" draw:z-index="263"><draw:object xlink:href="./Object 264" xlink:type="simple" xlink:show="embed" xlink:actuate="onLoad"/><draw:image xlink:href="./ObjectReplacements/Object 264" xlink:type="simple" xlink:show="embed" xlink:actuate="onLoad"/></draw:frame>exists <text:s/>rsup O csub 3.0 (%alpha <text:s/>, %beta ):%alpha namsaa %beta </text:p>
          </table:table-cell>
        </table:table-row>
        <table:table-row>
          <table:table-cell table:style-name="Table1.A2" office:value-type="string">
            <text:p text:style-name="Axiom">265</text:p>
          </table:table-cell>
          <table:table-cell table:style-name="Table1.A2" office:value-type="string">
            <text:p text:style-name="Axiom">D3.0_SA</text:p>
          </table:table-cell>
          <table:table-cell table:style-name="Table1.C2" office:value-type="string">
            <text:p text:style-name="Axiom"><draw:frame draw:style-name="fr1" draw:name="Object265" text:anchor-type="as-char" svg:y="-0.172in" svg:width="1.5228in" svg:height="0.2902in" draw:z-index="264"><draw:object xlink:href="./Object 265" xlink:type="simple" xlink:show="embed" xlink:actuate="onLoad"/><draw:image xlink:href="./ObjectReplacements/Object 265" xlink:type="simple" xlink:show="embed" xlink:actuate="onLoad"/></draw:frame>forall <text:s/>rsup S csub 3.0 (%alpha <text:s/>, %beta ):%alpha namsaa %beta </text:p>
          </table:table-cell>
        </table:table-row>
        <table:table-row>
          <table:table-cell table:style-name="Table1.A2" office:value-type="string">
            <text:p text:style-name="Axiom">266</text:p>
          </table:table-cell>
          <table:table-cell table:style-name="Table1.A2" office:value-type="string">
            <text:p text:style-name="Axiom">D3.0_SB</text:p>
          </table:table-cell>
          <table:table-cell table:style-name="Table1.C2" office:value-type="string">
            <text:p text:style-name="Axiom"><draw:frame draw:style-name="fr1" draw:name="Object266" text:anchor-type="as-char" svg:y="-0.172in" svg:width="1.778in" svg:height="0.2909in" draw:z-index="265"><draw:object xlink:href="./Object 266" xlink:type="simple" xlink:show="embed" xlink:actuate="onLoad"/><draw:image xlink:href="./ObjectReplacements/Object 266" xlink:type="simple" xlink:show="embed" xlink:actuate="onLoad"/></draw:frame>forall <text:s/>rsup S csub 3.0 (%alpha ) exists <text:s/>rsup S csub 3.0 (%beta ):%alpha namsaa %beta </text:p>
          </table:table-cell>
        </table:table-row>
        <table:table-row>
          <table:table-cell table:style-name="Table1.A2" office:value-type="string">
            <text:p text:style-name="Axiom">267</text:p>
          </table:table-cell>
          <table:table-cell table:style-name="Table1.A2" office:value-type="string">
            <text:p text:style-name="Axiom">D3.0_SE</text:p>
          </table:table-cell>
          <table:table-cell table:style-name="Table1.C2" office:value-type="string">
            <text:p text:style-name="Axiom"><draw:frame draw:style-name="fr1" draw:name="Object267" text:anchor-type="as-char" svg:y="-0.172in" svg:width="1.5228in" svg:height="0.2909in" draw:z-index="266"><draw:object xlink:href="./Object 267" xlink:type="simple" xlink:show="embed" xlink:actuate="onLoad"/><draw:image xlink:href="./ObjectReplacements/Object 267" xlink:type="simple" xlink:show="embed" xlink:actuate="onLoad"/></draw:frame>exists <text:s/>rsup S csub 3.0 (%alpha <text:s/>, %beta ):%alpha namsaa %beta </text:p>
          </table:table-cell>
        </table:table-row>
        <table:table-row>
          <table:table-cell table:style-name="Table1.A2" office:value-type="string">
            <text:p text:style-name="Axiom">268</text:p>
          </table:table-cell>
          <table:table-cell table:style-name="Table1.A2" office:value-type="string">
            <text:p text:style-name="Axiom">D3.0__A</text:p>
          </table:table-cell>
          <table:table-cell table:style-name="Table1.C2" office:value-type="string">
            <text:p text:style-name="Axiom"><draw:frame draw:style-name="fr1" draw:name="Object268" text:anchor-type="as-char" svg:y="-0.152in" svg:width="1.4598in" svg:height="0.2701in" draw:z-index="267"><draw:object xlink:href="./Object 268" xlink:type="simple" xlink:show="embed" xlink:actuate="onLoad"/><draw:image xlink:href="./ObjectReplacements/Object 268" xlink:type="simple" xlink:show="embed" xlink:actuate="onLoad"/></draw:frame>forall <text:s text:c="2"/>csub 3.0 (%alpha <text:s/>, %beta ):%alpha namsaa %beta </text:p>
          </table:table-cell>
        </table:table-row>
        <table:table-row>
          <table:table-cell table:style-name="Table1.A2" office:value-type="string">
            <text:p text:style-name="Axiom">269</text:p>
          </table:table-cell>
          <table:table-cell table:style-name="Table1.A2" office:value-type="string">
            <text:p text:style-name="Axiom">D3.0__B</text:p>
          </table:table-cell>
          <table:table-cell table:style-name="Table1.C2" office:value-type="string">
            <text:p text:style-name="Axiom"><draw:frame draw:style-name="fr1" draw:name="Object269" text:anchor-type="as-char" svg:y="-0.152in" svg:width="1.6508in" svg:height="0.2709in" draw:z-index="268"><draw:object xlink:href="./Object 269" xlink:type="simple" xlink:show="embed" xlink:actuate="onLoad"/><draw:image xlink:href="./ObjectReplacements/Object 269" xlink:type="simple" xlink:show="embed" xlink:actuate="onLoad"/></draw:frame>forall <text:s text:c="2"/>csub 3.0 (%alpha ) exists <text:s text:c="2"/>csub 3.0 (%beta ):%alpha namsaa %beta </text:p>
          </table:table-cell>
        </table:table-row>
        <table:table-row>
          <table:table-cell table:style-name="Table1.A2" office:value-type="string">
            <text:p text:style-name="Axiom">270</text:p>
          </table:table-cell>
          <table:table-cell table:style-name="Table1.A2" office:value-type="string">
            <text:p text:style-name="Axiom">D3.0__E</text:p>
          </table:table-cell>
          <table:table-cell table:style-name="Table1.C2" office:value-type="string">
            <text:p text:style-name="Axiom"><draw:frame draw:style-name="fr1" draw:name="Object270" text:anchor-type="as-char" svg:y="-0.152in" svg:width="1.4598in" svg:height="0.2709in" draw:z-index="269"><draw:object xlink:href="./Object 270" xlink:type="simple" xlink:show="embed" xlink:actuate="onLoad"/><draw:image xlink:href="./ObjectReplacements/Object 270" xlink:type="simple" xlink:show="embed" xlink:actuate="onLoad"/></draw:frame>exists <text:s text:c="2"/>csub 3.0 (%alpha <text:s/>, %beta ):%alpha namsaa %beta </text:p>
          </table:table-cell>
        </table:table-row>
        <table:table-row>
          <table:table-cell table:style-name="Table1.A2" office:value-type="string">
            <text:p text:style-name="Axiom">271</text:p>
          </table:table-cell>
          <table:table-cell table:style-name="Table1.A2" office:value-type="string">
            <text:p text:style-name="Axiom">D3.1KOA</text:p>
          </table:table-cell>
          <table:table-cell table:style-name="Table1.C2" office:value-type="string">
            <text:p text:style-name="Axiom"><draw:frame draw:style-name="fr1" draw:name="Object271" text:anchor-type="as-char" svg:y="-0.172in" svg:width="1.6193in" svg:height="0.2902in" draw:z-index="270"><draw:object xlink:href="./Object 271" xlink:type="simple" xlink:show="embed" xlink:actuate="onLoad"/><draw:image xlink:href="./ObjectReplacements/Object 271" xlink:type="simple" xlink:show="embed" xlink:actuate="onLoad"/></draw:frame>forall lsup K rsup O csub 3.1 (%alpha <text:s/>, %beta ):%alpha namsaa %beta </text:p>
          </table:table-cell>
        </table:table-row>
        <table:table-row>
          <table:table-cell table:style-name="Table1.A2" office:value-type="string">
            <text:p text:style-name="Axiom">272</text:p>
          </table:table-cell>
          <table:table-cell table:style-name="Table1.A2" office:value-type="string">
            <text:p text:style-name="Axiom">D3.1KOB</text:p>
          </table:table-cell>
          <table:table-cell table:style-name="Table1.C2" office:value-type="string">
            <text:p text:style-name="Axiom"><draw:frame draw:style-name="fr1" draw:name="Object272" text:anchor-type="as-char" svg:y="-0.172in" svg:width="1.9701in" svg:height="0.2909in" draw:z-index="271"><draw:object xlink:href="./Object 272" xlink:type="simple" xlink:show="embed" xlink:actuate="onLoad"/><draw:image xlink:href="./ObjectReplacements/Object 272" xlink:type="simple" xlink:show="embed" xlink:actuate="onLoad"/></draw:frame>forall lsup K rsup O csub 3.1 (%alpha ) exists lsup K rsup O csub 3.1 (%beta ):%alpha namsaa %beta </text:p>
          </table:table-cell>
        </table:table-row>
        <table:table-row>
          <table:table-cell table:style-name="Table1.A2" office:value-type="string">
            <text:p text:style-name="Axiom">273</text:p>
          </table:table-cell>
          <table:table-cell table:style-name="Table1.A2" office:value-type="string">
            <text:p text:style-name="Axiom">D3.1KOE</text:p>
          </table:table-cell>
          <table:table-cell table:style-name="Table1.C2" office:value-type="string">
            <text:p text:style-name="Axiom"><draw:frame draw:style-name="fr1" draw:name="Object273" text:anchor-type="as-char" svg:y="-0.172in" svg:width="1.6193in" svg:height="0.2909in" draw:z-index="272"><draw:object xlink:href="./Object 273" xlink:type="simple" xlink:show="embed" xlink:actuate="onLoad"/><draw:image xlink:href="./ObjectReplacements/Object 273" xlink:type="simple" xlink:show="embed" xlink:actuate="onLoad"/></draw:frame>exists lsup K rsup O csub 3.1 (%alpha <text:s/>, %beta ):%alpha namsaa %beta </text:p>
          </table:table-cell>
        </table:table-row>
        <table:table-row>
          <table:table-cell table:style-name="Table1.A2" office:value-type="string">
            <text:p text:style-name="Axiom">274</text:p>
          </table:table-cell>
          <table:table-cell table:style-name="Table1.A2" office:value-type="string">
            <text:p text:style-name="Axiom">D3.1KSA</text:p>
          </table:table-cell>
          <table:table-cell table:style-name="Table1.C2" office:value-type="string">
            <text:p text:style-name="Axiom"><draw:frame draw:style-name="fr1" draw:name="Object274" text:anchor-type="as-char" svg:y="-0.172in" svg:width="1.6063in" svg:height="0.2902in" draw:z-index="273"><draw:object xlink:href="./Object 274" xlink:type="simple" xlink:show="embed" xlink:actuate="onLoad"/><draw:image xlink:href="./ObjectReplacements/Object 274" xlink:type="simple" xlink:show="embed" xlink:actuate="onLoad"/></draw:frame>forall lsup K rsup S csub 3.1 (%alpha <text:s/>, %beta ):%alpha namsaa %beta </text:p>
          </table:table-cell>
        </table:table-row>
        <table:table-row>
          <table:table-cell table:style-name="Table1.A2" office:value-type="string">
            <text:p text:style-name="Axiom">275</text:p>
          </table:table-cell>
          <table:table-cell table:style-name="Table1.A2" office:value-type="string">
            <text:p text:style-name="Axiom">D3.1KSB</text:p>
          </table:table-cell>
          <table:table-cell table:style-name="Table1.C2" office:value-type="string">
            <text:p text:style-name="Axiom"><draw:frame draw:style-name="fr1" draw:name="Object275" text:anchor-type="as-char" svg:y="-0.172in" svg:width="1.9437in" svg:height="0.2909in" draw:z-index="274"><draw:object xlink:href="./Object 275" xlink:type="simple" xlink:show="embed" xlink:actuate="onLoad"/><draw:image xlink:href="./ObjectReplacements/Object 275" xlink:type="simple" xlink:show="embed" xlink:actuate="onLoad"/></draw:frame>forall lsup K rsup S csub 3.1 (%alpha ) exists lsup K rsup S csub 3.1 (%beta ):%alpha namsaa %beta </text:p>
          </table:table-cell>
        </table:table-row>
        <table:table-row>
          <table:table-cell table:style-name="Table1.A2" office:value-type="string">
            <text:p text:style-name="Axiom">276</text:p>
          </table:table-cell>
          <table:table-cell table:style-name="Table1.A2" office:value-type="string">
            <text:p text:style-name="Axiom">D3.1KSE</text:p>
          </table:table-cell>
          <table:table-cell table:style-name="Table1.C2" office:value-type="string">
            <text:p text:style-name="Axiom"><draw:frame draw:style-name="fr1" draw:name="Object276" text:anchor-type="as-char" svg:y="-0.172in" svg:width="1.6063in" svg:height="0.2909in" draw:z-index="275"><draw:object xlink:href="./Object 276" xlink:type="simple" xlink:show="embed" xlink:actuate="onLoad"/><draw:image xlink:href="./ObjectReplacements/Object 276" xlink:type="simple" xlink:show="embed" xlink:actuate="onLoad"/></draw:frame>exists lsup K rsup S csub 3.1 (%alpha <text:s/>, %beta ):%alpha namsaa %beta </text:p>
          </table:table-cell>
        </table:table-row>
        <table:table-row>
          <table:table-cell table:style-name="Table1.A2" office:value-type="string">
            <text:p text:style-name="Axiom">277</text:p>
          </table:table-cell>
          <table:table-cell table:style-name="Table1.A2" office:value-type="string">
            <text:p text:style-name="Axiom">D3.1K_A</text:p>
          </table:table-cell>
          <table:table-cell table:style-name="Table1.C2" office:value-type="string">
            <text:p text:style-name="Axiom"><draw:frame draw:style-name="fr1" draw:name="Object277" text:anchor-type="as-char" svg:y="-0.172in" svg:width="1.5429in" svg:height="0.2902in" draw:z-index="276"><draw:object xlink:href="./Object 277" xlink:type="simple" xlink:show="embed" xlink:actuate="onLoad"/><draw:image xlink:href="./ObjectReplacements/Object 277" xlink:type="simple" xlink:show="embed" xlink:actuate="onLoad"/></draw:frame>forall lsup K <text:s/>csub 3.1 (%alpha <text:s/>, %beta ):%alpha namsaa %beta </text:p>
          </table:table-cell>
        </table:table-row>
        <table:table-row>
          <table:table-cell table:style-name="Table1.A2" office:value-type="string">
            <text:p text:style-name="Axiom">278</text:p>
          </table:table-cell>
          <table:table-cell table:style-name="Table1.A2" office:value-type="string">
            <text:p text:style-name="Axiom">D3.1K_B</text:p>
          </table:table-cell>
          <table:table-cell table:style-name="Table1.C2" office:value-type="string">
            <text:p text:style-name="Axiom"><draw:frame draw:style-name="fr1" draw:name="Object278" text:anchor-type="as-char" svg:y="-0.172in" svg:width="1.8173in" svg:height="0.2909in" draw:z-index="277"><draw:object xlink:href="./Object 278" xlink:type="simple" xlink:show="embed" xlink:actuate="onLoad"/><draw:image xlink:href="./ObjectReplacements/Object 278" xlink:type="simple" xlink:show="embed" xlink:actuate="onLoad"/></draw:frame>forall lsup K <text:s/>csub 3.1 (%alpha ) exists lsup K <text:s/>csub 3.1 (%beta ):%alpha namsaa %beta </text:p>
          </table:table-cell>
        </table:table-row>
        <table:table-row>
          <table:table-cell table:style-name="Table1.A2" office:value-type="string">
            <text:p text:style-name="Axiom">279</text:p>
          </table:table-cell>
          <table:table-cell table:style-name="Table1.A2" office:value-type="string">
            <text:p text:style-name="Axiom">D3.1K_E</text:p>
          </table:table-cell>
          <table:table-cell table:style-name="Table1.C2" office:value-type="string">
            <text:p text:style-name="Axiom"><draw:frame draw:style-name="fr1" draw:name="Object279" text:anchor-type="as-char" svg:y="-0.172in" svg:width="1.5429in" svg:height="0.2909in" draw:z-index="278"><draw:object xlink:href="./Object 279" xlink:type="simple" xlink:show="embed" xlink:actuate="onLoad"/><draw:image xlink:href="./ObjectReplacements/Object 279" xlink:type="simple" xlink:show="embed" xlink:actuate="onLoad"/></draw:frame>exists lsup K <text:s/>csub 3.1 (%alpha <text:s/>, %beta ):%alpha namsaa %beta </text:p>
          </table:table-cell>
        </table:table-row>
        <table:table-row>
          <table:table-cell table:style-name="Table1.A2" office:value-type="string">
            <text:p text:style-name="Axiom">280</text:p>
          </table:table-cell>
          <table:table-cell table:style-name="Table1.A2" office:value-type="string">
            <text:p text:style-name="Axiom">D3.1UOA</text:p>
          </table:table-cell>
          <table:table-cell table:style-name="Table1.C2" office:value-type="string">
            <text:p text:style-name="Axiom"><draw:frame draw:style-name="fr1" draw:name="Object280" text:anchor-type="as-char" svg:y="-0.172in" svg:width="1.6201in" svg:height="0.2902in" draw:z-index="279"><draw:object xlink:href="./Object 280" xlink:type="simple" xlink:show="embed" xlink:actuate="onLoad"/><draw:image xlink:href="./ObjectReplacements/Object 280" xlink:type="simple" xlink:show="embed" xlink:actuate="onLoad"/></draw:frame>forall lsup U rsup O csub 3.1 (%alpha <text:s/>, %beta ):%alpha namsaa %beta </text:p>
          </table:table-cell>
        </table:table-row>
        <table:table-row>
          <table:table-cell table:style-name="Table1.A2" office:value-type="string">
            <text:p text:style-name="Axiom">281</text:p>
          </table:table-cell>
          <table:table-cell table:style-name="Table1.A2" office:value-type="string">
            <text:p text:style-name="Axiom">D3.1UOB</text:p>
          </table:table-cell>
          <table:table-cell table:style-name="Table1.C2" office:value-type="string">
            <text:p text:style-name="Axiom"><draw:frame draw:style-name="fr1" draw:name="Object281" text:anchor-type="as-char" svg:y="-0.172in" svg:width="1.972in" svg:height="0.2909in" draw:z-index="280"><draw:object xlink:href="./Object 281" xlink:type="simple" xlink:show="embed" xlink:actuate="onLoad"/><draw:image xlink:href="./ObjectReplacements/Object 281" xlink:type="simple" xlink:show="embed" xlink:actuate="onLoad"/></draw:frame>forall lsup U rsup O csub 3.1 (%alpha ) exists lsup U rsup O csub 3.1 (%beta ):%alpha namsaa %beta </text:p>
          </table:table-cell>
        </table:table-row>
        <table:table-row>
          <table:table-cell table:style-name="Table1.A2" office:value-type="string">
            <text:p text:style-name="Axiom">282</text:p>
          </table:table-cell>
          <table:table-cell table:style-name="Table1.A2" office:value-type="string">
            <text:p text:style-name="Axiom">D3.1UOE</text:p>
          </table:table-cell>
          <table:table-cell table:style-name="Table1.C2" office:value-type="string">
            <text:p text:style-name="Axiom"><draw:frame draw:style-name="fr1" draw:name="Object282" text:anchor-type="as-char" svg:y="-0.172in" svg:width="1.6201in" svg:height="0.2909in" draw:z-index="281"><draw:object xlink:href="./Object 282" xlink:type="simple" xlink:show="embed" xlink:actuate="onLoad"/><draw:image xlink:href="./ObjectReplacements/Object 282" xlink:type="simple" xlink:show="embed" xlink:actuate="onLoad"/></draw:frame>exists lsup U rsup O csub 3.1 (%alpha <text:s/>, %beta ):%alpha namsaa %beta </text:p>
          </table:table-cell>
        </table:table-row>
        <table:table-row>
          <table:table-cell table:style-name="Table1.A2" office:value-type="string">
            <text:p text:style-name="Axiom">283</text:p>
          </table:table-cell>
          <table:table-cell table:style-name="Table1.A2" office:value-type="string">
            <text:p text:style-name="Axiom">D3.1USA</text:p>
          </table:table-cell>
          <table:table-cell table:style-name="Table1.C2" office:value-type="string">
            <text:p text:style-name="Axiom"><draw:frame draw:style-name="fr1" draw:name="Object283" text:anchor-type="as-char" svg:y="-0.172in" svg:width="1.6075in" svg:height="0.2902in" draw:z-index="282"><draw:object xlink:href="./Object 283" xlink:type="simple" xlink:show="embed" xlink:actuate="onLoad"/><draw:image xlink:href="./ObjectReplacements/Object 283" xlink:type="simple" xlink:show="embed" xlink:actuate="onLoad"/></draw:frame>forall lsup U rsup S csub 3.1 (%alpha <text:s/>, %beta ):%alpha namsaa %beta </text:p>
          </table:table-cell>
        </table:table-row>
        <table:table-row>
          <table:table-cell table:style-name="Table1.A2" office:value-type="string">
            <text:p text:style-name="Axiom">284</text:p>
          </table:table-cell>
          <table:table-cell table:style-name="Table1.A2" office:value-type="string">
            <text:p text:style-name="Axiom">D3.1USB</text:p>
          </table:table-cell>
          <table:table-cell table:style-name="Table1.C2" office:value-type="string">
            <text:p text:style-name="Axiom"><draw:frame draw:style-name="fr1" draw:name="Object284" text:anchor-type="as-char" svg:y="-0.172in" svg:width="1.9465in" svg:height="0.2909in" draw:z-index="283"><draw:object xlink:href="./Object 284" xlink:type="simple" xlink:show="embed" xlink:actuate="onLoad"/><draw:image xlink:href="./ObjectReplacements/Object 284" xlink:type="simple" xlink:show="embed" xlink:actuate="onLoad"/></draw:frame>forall lsup U rsup S csub 3.1 (%alpha ) exists lsup U rsup S csub 3.1 (%beta ):%alpha namsaa %beta </text:p>
          </table:table-cell>
        </table:table-row>
        <table:table-row>
          <table:table-cell table:style-name="Table1.A2" office:value-type="string">
            <text:p text:style-name="Axiom">285</text:p>
          </table:table-cell>
          <table:table-cell table:style-name="Table1.A2" office:value-type="string">
            <text:p text:style-name="Axiom">D3.1USE</text:p>
          </table:table-cell>
          <table:table-cell table:style-name="Table1.C2" office:value-type="string">
            <text:p text:style-name="Axiom"><draw:frame draw:style-name="fr1" draw:name="Object285" text:anchor-type="as-char" svg:y="-0.172in" svg:width="1.6075in" svg:height="0.2909in" draw:z-index="284"><draw:object xlink:href="./Object 285" xlink:type="simple" xlink:show="embed" xlink:actuate="onLoad"/><draw:image xlink:href="./ObjectReplacements/Object 285" xlink:type="simple" xlink:show="embed" xlink:actuate="onLoad"/></draw:frame>exists lsup U rsup S csub 3.1 (%alpha <text:s/>, %beta ):%alpha namsaa %beta </text:p>
          </table:table-cell>
        </table:table-row>
        <table:table-row>
          <table:table-cell table:style-name="Table1.A2" office:value-type="string">
            <text:p text:style-name="Axiom">286</text:p>
          </table:table-cell>
          <table:table-cell table:style-name="Table1.A2" office:value-type="string">
            <text:p text:style-name="Axiom">D3.1U_A</text:p>
          </table:table-cell>
          <table:table-cell table:style-name="Table1.C2" office:value-type="string">
            <text:p text:style-name="Axiom"><draw:frame draw:style-name="fr1" draw:name="Object286" text:anchor-type="as-char" svg:y="-0.172in" svg:width="1.5437in" svg:height="0.2902in" draw:z-index="285"><draw:object xlink:href="./Object 286" xlink:type="simple" xlink:show="embed" xlink:actuate="onLoad"/><draw:image xlink:href="./ObjectReplacements/Object 286" xlink:type="simple" xlink:show="embed" xlink:actuate="onLoad"/></draw:frame>forall lsup U <text:s/>csub 3.1 (%alpha <text:s/>, %beta ):%alpha namsaa %beta </text:p>
          </table:table-cell>
        </table:table-row>
        <table:table-row>
          <table:table-cell table:style-name="Table1.A2" office:value-type="string">
            <text:p text:style-name="Axiom">287</text:p>
          </table:table-cell>
          <table:table-cell table:style-name="Table1.A2" office:value-type="string">
            <text:p text:style-name="Axiom">D3.1U_B</text:p>
          </table:table-cell>
          <table:table-cell table:style-name="Table1.C2" office:value-type="string">
            <text:p text:style-name="Axiom"><draw:frame draw:style-name="fr1" draw:name="Object287" text:anchor-type="as-char" svg:y="-0.172in" svg:width="1.8193in" svg:height="0.2909in" draw:z-index="286"><draw:object xlink:href="./Object 287" xlink:type="simple" xlink:show="embed" xlink:actuate="onLoad"/><draw:image xlink:href="./ObjectReplacements/Object 287" xlink:type="simple" xlink:show="embed" xlink:actuate="onLoad"/></draw:frame>forall lsup U <text:s/>csub 3.1 (%alpha ) exists lsup U <text:s/>csub 3.1 (%beta ):%alpha namsaa %beta </text:p>
          </table:table-cell>
        </table:table-row>
        <table:table-row>
          <table:table-cell table:style-name="Table1.A2" office:value-type="string">
            <text:p text:style-name="Axiom">288</text:p>
          </table:table-cell>
          <table:table-cell table:style-name="Table1.A2" office:value-type="string">
            <text:p text:style-name="Axiom">D3.1U_E</text:p>
          </table:table-cell>
          <table:table-cell table:style-name="Table1.C2" office:value-type="string">
            <text:p text:style-name="Axiom"><draw:frame draw:style-name="fr1" draw:name="Object288" text:anchor-type="as-char" svg:y="-0.172in" svg:width="1.5437in" svg:height="0.2909in" draw:z-index="287"><draw:object xlink:href="./Object 288" xlink:type="simple" xlink:show="embed" xlink:actuate="onLoad"/><draw:image xlink:href="./ObjectReplacements/Object 288" xlink:type="simple" xlink:show="embed" xlink:actuate="onLoad"/></draw:frame>exists lsup U <text:s/>csub 3.1 (%alpha <text:s/>, %beta ):%alpha namsaa %beta </text:p>
          </table:table-cell>
        </table:table-row>
        <table:table-row>
          <table:table-cell table:style-name="Table1.A2" office:value-type="string">
            <text:p text:style-name="Axiom">289</text:p>
          </table:table-cell>
          <table:table-cell table:style-name="Table1.A2" office:value-type="string">
            <text:p text:style-name="Axiom">D3.1_OA</text:p>
          </table:table-cell>
          <table:table-cell table:style-name="Table1.C2" office:value-type="string">
            <text:p text:style-name="Axiom"><draw:frame draw:style-name="fr1" draw:name="Object289" text:anchor-type="as-char" svg:y="-0.172in" svg:width="1.5354in" svg:height="0.2902in" draw:z-index="288"><draw:object xlink:href="./Object 289" xlink:type="simple" xlink:show="embed" xlink:actuate="onLoad"/><draw:image xlink:href="./ObjectReplacements/Object 289" xlink:type="simple" xlink:show="embed" xlink:actuate="onLoad"/></draw:frame>forall <text:s/>rsup O csub 3.1 (%alpha <text:s/>, %beta ):%alpha namsaa %beta </text:p>
          </table:table-cell>
        </table:table-row>
        <table:table-row>
          <table:table-cell table:style-name="Table1.A2" office:value-type="string">
            <text:p text:style-name="Axiom">290</text:p>
          </table:table-cell>
          <table:table-cell table:style-name="Table1.A2" office:value-type="string">
            <text:p text:style-name="Axiom">D3.1_OB</text:p>
          </table:table-cell>
          <table:table-cell table:style-name="Table1.C2" office:value-type="string">
            <text:p text:style-name="Axiom"><draw:frame draw:style-name="fr1" draw:name="Object290" text:anchor-type="as-char" svg:y="-0.172in" svg:width="1.8016in" svg:height="0.2909in" draw:z-index="289"><draw:object xlink:href="./Object 290" xlink:type="simple" xlink:show="embed" xlink:actuate="onLoad"/><draw:image xlink:href="./ObjectReplacements/Object 290" xlink:type="simple" xlink:show="embed" xlink:actuate="onLoad"/></draw:frame>forall <text:s/>rsup O csub 3.1 (%alpha ) exists <text:s/>rsup O csub 3.1 (%beta ):%alpha namsaa %beta </text:p>
          </table:table-cell>
        </table:table-row>
        <table:table-row>
          <table:table-cell table:style-name="Table1.A2" office:value-type="string">
            <text:p text:style-name="Axiom">291</text:p>
          </table:table-cell>
          <table:table-cell table:style-name="Table1.A2" office:value-type="string">
            <text:p text:style-name="Axiom">D3.1_OE</text:p>
          </table:table-cell>
          <table:table-cell table:style-name="Table1.C2" office:value-type="string">
            <text:p text:style-name="Axiom"><draw:frame draw:style-name="fr1" draw:name="Object291" text:anchor-type="as-char" svg:y="-0.172in" svg:width="1.5339in" svg:height="0.2909in" draw:z-index="290"><draw:object xlink:href="./Object 291" xlink:type="simple" xlink:show="embed" xlink:actuate="onLoad"/><draw:image xlink:href="./ObjectReplacements/Object 291" xlink:type="simple" xlink:show="embed" xlink:actuate="onLoad"/></draw:frame>exists <text:s/>rsup O csub 3.1 (%alpha <text:s/>, %beta ):%alpha namsaa %beta </text:p>
          </table:table-cell>
        </table:table-row>
        <table:table-row>
          <table:table-cell table:style-name="Table1.A2" office:value-type="string">
            <text:p text:style-name="Axiom">292</text:p>
          </table:table-cell>
          <table:table-cell table:style-name="Table1.A2" office:value-type="string">
            <text:p text:style-name="Axiom">D3.1_SA</text:p>
          </table:table-cell>
          <table:table-cell table:style-name="Table1.C2" office:value-type="string">
            <text:p text:style-name="Axiom"><draw:frame draw:style-name="fr1" draw:name="Object292" text:anchor-type="as-char" svg:y="-0.172in" svg:width="1.522in" svg:height="0.2902in" draw:z-index="291"><draw:object xlink:href="./Object 292" xlink:type="simple" xlink:show="embed" xlink:actuate="onLoad"/><draw:image xlink:href="./ObjectReplacements/Object 292" xlink:type="simple" xlink:show="embed" xlink:actuate="onLoad"/></draw:frame>forall <text:s/>rsup S csub 3.1 (%alpha <text:s/>, %beta ):%alpha namsaa %beta </text:p>
          </table:table-cell>
        </table:table-row>
        <table:table-row>
          <table:table-cell table:style-name="Table1.A2" office:value-type="string">
            <text:p text:style-name="Axiom">293</text:p>
          </table:table-cell>
          <table:table-cell table:style-name="Table1.A2" office:value-type="string">
            <text:p text:style-name="Axiom">D3.1_SB</text:p>
          </table:table-cell>
          <table:table-cell table:style-name="Table1.C2" office:value-type="string">
            <text:p text:style-name="Axiom"><draw:frame draw:style-name="fr1" draw:name="Object293" text:anchor-type="as-char" svg:y="-0.172in" svg:width="1.7752in" svg:height="0.2909in" draw:z-index="292"><draw:object xlink:href="./Object 293" xlink:type="simple" xlink:show="embed" xlink:actuate="onLoad"/><draw:image xlink:href="./ObjectReplacements/Object 293" xlink:type="simple" xlink:show="embed" xlink:actuate="onLoad"/></draw:frame>forall <text:s/>rsup S csub 3.1 (%alpha ) exists <text:s/>rsup S csub 3.1 (%beta ):%alpha namsaa %beta </text:p>
          </table:table-cell>
        </table:table-row>
        <table:table-row>
          <table:table-cell table:style-name="Table1.A2" office:value-type="string">
            <text:p text:style-name="Axiom">294</text:p>
          </table:table-cell>
          <table:table-cell table:style-name="Table1.A2" office:value-type="string">
            <text:p text:style-name="Axiom">D3.1_SE</text:p>
          </table:table-cell>
          <table:table-cell table:style-name="Table1.C2" office:value-type="string">
            <text:p text:style-name="Axiom"><draw:frame draw:style-name="fr1" draw:name="Object294" text:anchor-type="as-char" svg:y="-0.172in" svg:width="1.5217in" svg:height="0.2909in" draw:z-index="293"><draw:object xlink:href="./Object 294" xlink:type="simple" xlink:show="embed" xlink:actuate="onLoad"/><draw:image xlink:href="./ObjectReplacements/Object 294" xlink:type="simple" xlink:show="embed" xlink:actuate="onLoad"/></draw:frame>exists <text:s/>rsup S csub 3.1 (%alpha <text:s/>, %beta ):%alpha namsaa %beta </text:p>
          </table:table-cell>
        </table:table-row>
        <table:table-row>
          <table:table-cell table:style-name="Table1.A2" office:value-type="string">
            <text:p text:style-name="Axiom">295</text:p>
          </table:table-cell>
          <table:table-cell table:style-name="Table1.A2" office:value-type="string">
            <text:p text:style-name="Axiom">D3.1__A</text:p>
          </table:table-cell>
          <table:table-cell table:style-name="Table1.C2" office:value-type="string">
            <text:p text:style-name="Axiom"><draw:frame draw:style-name="fr1" draw:name="Object295" text:anchor-type="as-char" svg:y="-0.152in" svg:width="1.4591in" svg:height="0.2701in" draw:z-index="294"><draw:object xlink:href="./Object 295" xlink:type="simple" xlink:show="embed" xlink:actuate="onLoad"/><draw:image xlink:href="./ObjectReplacements/Object 295" xlink:type="simple" xlink:show="embed" xlink:actuate="onLoad"/></draw:frame>forall <text:s text:c="2"/>csub 3.1 (%alpha <text:s/>, %beta ):%alpha namsaa %beta </text:p>
          </table:table-cell>
        </table:table-row>
        <table:table-row>
          <table:table-cell table:style-name="Table1.A2" office:value-type="string">
            <text:p text:style-name="Axiom">296</text:p>
          </table:table-cell>
          <table:table-cell table:style-name="Table1.A2" office:value-type="string">
            <text:p text:style-name="Axiom">D3.1__B</text:p>
          </table:table-cell>
          <table:table-cell table:style-name="Table1.C2" office:value-type="string">
            <text:p text:style-name="Axiom"><draw:frame draw:style-name="fr1" draw:name="Object296" text:anchor-type="as-char" svg:y="-0.152in" svg:width="1.6484in" svg:height="0.2709in" draw:z-index="295"><draw:object xlink:href="./Object 296" xlink:type="simple" xlink:show="embed" xlink:actuate="onLoad"/><draw:image xlink:href="./ObjectReplacements/Object 296" xlink:type="simple" xlink:show="embed" xlink:actuate="onLoad"/></draw:frame>forall <text:s text:c="2"/>csub 3.1 (%alpha ) exists <text:s text:c="2"/>csub 3.1 (%beta ):%alpha namsaa %beta </text:p>
          </table:table-cell>
        </table:table-row>
        <table:table-row>
          <table:table-cell table:style-name="Table1.A2" office:value-type="string">
            <text:p text:style-name="Axiom">297</text:p>
          </table:table-cell>
          <table:table-cell table:style-name="Table1.A2" office:value-type="string">
            <text:p text:style-name="Axiom">D3.1__E</text:p>
          </table:table-cell>
          <table:table-cell table:style-name="Table1.C2" office:value-type="string">
            <text:p text:style-name="Axiom"><draw:frame draw:style-name="fr1" draw:name="Object297" text:anchor-type="as-char" svg:y="-0.152in" svg:width="1.4575in" svg:height="0.2709in" draw:z-index="296"><draw:object xlink:href="./Object 297" xlink:type="simple" xlink:show="embed" xlink:actuate="onLoad"/><draw:image xlink:href="./ObjectReplacements/Object 297" xlink:type="simple" xlink:show="embed" xlink:actuate="onLoad"/></draw:frame>exists <text:s text:c="2"/>csub 3.1 (%alpha <text:s/>, %beta ):%alpha namsaa %beta </text:p>
          </table:table-cell>
        </table:table-row>
        <table:table-row>
          <table:table-cell table:style-name="Table1.A2" office:value-type="string">
            <text:p text:style-name="Axiom">298</text:p>
          </table:table-cell>
          <table:table-cell table:style-name="Table1.A2" office:value-type="string">
            <text:p text:style-name="Axiom">D3.yKOA</text:p>
          </table:table-cell>
          <table:table-cell table:style-name="Table1.C2" office:value-type="string">
            <text:p text:style-name="Axiom"><draw:frame draw:style-name="fr1" draw:name="Object298" text:anchor-type="as-char" svg:y="-0.172in" svg:width="1.6244in" svg:height="0.2902in" draw:z-index="297"><draw:object xlink:href="./Object 298" xlink:type="simple" xlink:show="embed" xlink:actuate="onLoad"/><draw:image xlink:href="./ObjectReplacements/Object 298" xlink:type="simple" xlink:show="embed" xlink:actuate="onLoad"/></draw:frame>forall lsup K rsup O csub 3.y (%alpha <text:s/>, %beta ):%alpha namsaa %beta </text:p>
          </table:table-cell>
        </table:table-row>
        <table:table-row>
          <table:table-cell table:style-name="Table1.A2" office:value-type="string">
            <text:p text:style-name="Axiom">299</text:p>
          </table:table-cell>
          <table:table-cell table:style-name="Table1.A2" office:value-type="string">
            <text:p text:style-name="Axiom">D3.yKOB</text:p>
          </table:table-cell>
          <table:table-cell table:style-name="Table1.C2" office:value-type="string">
            <text:p text:style-name="Axiom"><draw:frame draw:style-name="fr1" draw:name="Object299" text:anchor-type="as-char" svg:y="-0.172in" svg:width="1.9799in" svg:height="0.2909in" draw:z-index="298"><draw:object xlink:href="./Object 299" xlink:type="simple" xlink:show="embed" xlink:actuate="onLoad"/><draw:image xlink:href="./ObjectReplacements/Object 299" xlink:type="simple" xlink:show="embed" xlink:actuate="onLoad"/></draw:frame>forall lsup K rsup O csub 3.y (%alpha ) exists lsup K rsup O csub 3.y (%beta ):%alpha namsaa %beta </text:p>
          </table:table-cell>
        </table:table-row>
        <table:table-row>
          <table:table-cell table:style-name="Table1.A2" office:value-type="string">
            <text:p text:style-name="Axiom">300</text:p>
          </table:table-cell>
          <table:table-cell table:style-name="Table1.A2" office:value-type="string">
            <text:p text:style-name="Axiom">D3.yKOE</text:p>
          </table:table-cell>
          <table:table-cell table:style-name="Table1.C2" office:value-type="string">
            <text:p text:style-name="Axiom"><draw:frame draw:style-name="fr1" draw:name="Object300" text:anchor-type="as-char" svg:y="-0.172in" svg:width="1.6244in" svg:height="0.2909in" draw:z-index="299"><draw:object xlink:href="./Object 300" xlink:type="simple" xlink:show="embed" xlink:actuate="onLoad"/><draw:image xlink:href="./ObjectReplacements/Object 300" xlink:type="simple" xlink:show="embed" xlink:actuate="onLoad"/></draw:frame>exists lsup K rsup O csub 3.y (%alpha <text:s/>, %beta ):%alpha namsaa %beta </text:p>
          </table:table-cell>
        </table:table-row>
        <table:table-row>
          <table:table-cell table:style-name="Table1.A2" office:value-type="string">
            <text:p text:style-name="Axiom">301</text:p>
          </table:table-cell>
          <table:table-cell table:style-name="Table1.A2" office:value-type="string">
            <text:p text:style-name="Axiom">D3.yKSA</text:p>
          </table:table-cell>
          <table:table-cell table:style-name="Table1.C2" office:value-type="string">
            <text:p text:style-name="Axiom"><draw:frame draw:style-name="fr1" draw:name="Object301" text:anchor-type="as-char" svg:y="-0.172in" svg:width="1.611in" svg:height="0.2902in" draw:z-index="300"><draw:object xlink:href="./Object 301" xlink:type="simple" xlink:show="embed" xlink:actuate="onLoad"/><draw:image xlink:href="./ObjectReplacements/Object 301" xlink:type="simple" xlink:show="embed" xlink:actuate="onLoad"/></draw:frame>forall lsup K rsup S csub 3.y (%alpha <text:s/>, %beta ):%alpha namsaa %beta </text:p>
          </table:table-cell>
        </table:table-row>
        <table:table-row>
          <table:table-cell table:style-name="Table1.A2" office:value-type="string">
            <text:p text:style-name="Axiom">302</text:p>
          </table:table-cell>
          <table:table-cell table:style-name="Table1.A2" office:value-type="string">
            <text:p text:style-name="Axiom">D3.yKSB</text:p>
          </table:table-cell>
          <table:table-cell table:style-name="Table1.C2" office:value-type="string">
            <text:p text:style-name="Axiom"><draw:frame draw:style-name="fr1" draw:name="Object302" text:anchor-type="as-char" svg:y="-0.172in" svg:width="1.9535in" svg:height="0.2909in" draw:z-index="301"><draw:object xlink:href="./Object 302" xlink:type="simple" xlink:show="embed" xlink:actuate="onLoad"/><draw:image xlink:href="./ObjectReplacements/Object 302" xlink:type="simple" xlink:show="embed" xlink:actuate="onLoad"/></draw:frame>forall lsup K rsup S csub 3.y (%alpha ) exists lsup K rsup S csub 3.y (%beta ):%alpha namsaa %beta </text:p>
          </table:table-cell>
        </table:table-row>
        <table:table-row>
          <table:table-cell table:style-name="Table1.A2" office:value-type="string">
            <text:p text:style-name="Axiom">303</text:p>
          </table:table-cell>
          <table:table-cell table:style-name="Table1.A2" office:value-type="string">
            <text:p text:style-name="Axiom">D3.yKSE</text:p>
          </table:table-cell>
          <table:table-cell table:style-name="Table1.C2" office:value-type="string">
            <text:p text:style-name="Axiom"><draw:frame draw:style-name="fr1" draw:name="Object303" text:anchor-type="as-char" svg:y="-0.172in" svg:width="1.611in" svg:height="0.2909in" draw:z-index="302"><draw:object xlink:href="./Object 303" xlink:type="simple" xlink:show="embed" xlink:actuate="onLoad"/><draw:image xlink:href="./ObjectReplacements/Object 303" xlink:type="simple" xlink:show="embed" xlink:actuate="onLoad"/></draw:frame>exists lsup K rsup S csub 3.y (%alpha <text:s/>, %beta ):%alpha namsaa %beta </text:p>
          </table:table-cell>
        </table:table-row>
        <table:table-row>
          <table:table-cell table:style-name="Table1.A2" office:value-type="string">
            <text:p text:style-name="Axiom">304</text:p>
          </table:table-cell>
          <table:table-cell table:style-name="Table1.A2" office:value-type="string">
            <text:p text:style-name="Axiom">D3.yK_A</text:p>
          </table:table-cell>
          <table:table-cell table:style-name="Table1.C2" office:value-type="string">
            <text:p text:style-name="Axiom"><draw:frame draw:style-name="fr1" draw:name="Object304" text:anchor-type="as-char" svg:y="-0.172in" svg:width="1.548in" svg:height="0.2902in" draw:z-index="303"><draw:object xlink:href="./Object 304" xlink:type="simple" xlink:show="embed" xlink:actuate="onLoad"/><draw:image xlink:href="./ObjectReplacements/Object 304" xlink:type="simple" xlink:show="embed" xlink:actuate="onLoad"/></draw:frame>forall lsup K <text:s/>csub 3.y (%alpha <text:s/>, %beta ):%alpha namsaa %beta </text:p>
          </table:table-cell>
        </table:table-row>
        <table:table-row>
          <table:table-cell table:style-name="Table1.A2" office:value-type="string">
            <text:p text:style-name="Axiom">305</text:p>
          </table:table-cell>
          <table:table-cell table:style-name="Table1.A2" office:value-type="string">
            <text:p text:style-name="Axiom">D3.yK_B</text:p>
          </table:table-cell>
          <table:table-cell table:style-name="Table1.C2" office:value-type="string">
            <text:p text:style-name="Axiom"><draw:frame draw:style-name="fr1" draw:name="Object305" text:anchor-type="as-char" svg:y="-0.172in" svg:width="1.8272in" svg:height="0.2909in" draw:z-index="304"><draw:object xlink:href="./Object 305" xlink:type="simple" xlink:show="embed" xlink:actuate="onLoad"/><draw:image xlink:href="./ObjectReplacements/Object 305" xlink:type="simple" xlink:show="embed" xlink:actuate="onLoad"/></draw:frame>forall lsup K <text:s/>csub 3.y (%alpha ) exists lsup K <text:s/>csub 3.y (%beta ):%alpha namsaa %beta </text:p>
          </table:table-cell>
        </table:table-row>
        <table:table-row>
          <table:table-cell table:style-name="Table1.A2" office:value-type="string">
            <text:p text:style-name="Axiom">306</text:p>
          </table:table-cell>
          <table:table-cell table:style-name="Table1.A2" office:value-type="string">
            <text:p text:style-name="Axiom">D3.yK_E</text:p>
          </table:table-cell>
          <table:table-cell table:style-name="Table1.C2" office:value-type="string">
            <text:p text:style-name="Axiom"><draw:frame draw:style-name="fr1" draw:name="Object306" text:anchor-type="as-char" svg:y="-0.172in" svg:width="1.548in" svg:height="0.2909in" draw:z-index="305"><draw:object xlink:href="./Object 306" xlink:type="simple" xlink:show="embed" xlink:actuate="onLoad"/><draw:image xlink:href="./ObjectReplacements/Object 306" xlink:type="simple" xlink:show="embed" xlink:actuate="onLoad"/></draw:frame>exists lsup K <text:s/>csub 3.y (%alpha <text:s/>, %beta ):%alpha namsaa %beta </text:p>
          </table:table-cell>
        </table:table-row>
        <table:table-row>
          <table:table-cell table:style-name="Table1.A2" office:value-type="string">
            <text:p text:style-name="Axiom">307</text:p>
          </table:table-cell>
          <table:table-cell table:style-name="Table1.A2" office:value-type="string">
            <text:p text:style-name="Axiom">D3.yUOA</text:p>
          </table:table-cell>
          <table:table-cell table:style-name="Table1.C2" office:value-type="string">
            <text:p text:style-name="Axiom"><draw:frame draw:style-name="fr1" draw:name="Object307" text:anchor-type="as-char" svg:y="-0.172in" svg:width="1.6252in" svg:height="0.2902in" draw:z-index="306"><draw:object xlink:href="./Object 307" xlink:type="simple" xlink:show="embed" xlink:actuate="onLoad"/><draw:image xlink:href="./ObjectReplacements/Object 307" xlink:type="simple" xlink:show="embed" xlink:actuate="onLoad"/></draw:frame>forall lsup U rsup O csub 3.y (%alpha <text:s/>, %beta ):%alpha namsaa %beta </text:p>
          </table:table-cell>
        </table:table-row>
        <table:table-row>
          <table:table-cell table:style-name="Table1.A2" office:value-type="string">
            <text:p text:style-name="Axiom">308</text:p>
          </table:table-cell>
          <table:table-cell table:style-name="Table1.A2" office:value-type="string">
            <text:p text:style-name="Axiom">D3.yUOB</text:p>
          </table:table-cell>
          <table:table-cell table:style-name="Table1.C2" office:value-type="string">
            <text:p text:style-name="Axiom"><draw:frame draw:style-name="fr1" draw:name="Object308" text:anchor-type="as-char" svg:y="-0.172in" svg:width="1.9819in" svg:height="0.2909in" draw:z-index="307"><draw:object xlink:href="./Object 308" xlink:type="simple" xlink:show="embed" xlink:actuate="onLoad"/><draw:image xlink:href="./ObjectReplacements/Object 308" xlink:type="simple" xlink:show="embed" xlink:actuate="onLoad"/></draw:frame>forall lsup U rsup O csub 3.y (%alpha ) exists lsup U rsup O csub 3.y (%beta ):%alpha namsaa %beta </text:p>
          </table:table-cell>
        </table:table-row>
        <table:table-row>
          <table:table-cell table:style-name="Table1.A2" office:value-type="string">
            <text:p text:style-name="Axiom">309</text:p>
          </table:table-cell>
          <table:table-cell table:style-name="Table1.A2" office:value-type="string">
            <text:p text:style-name="Axiom">D3.yUOE</text:p>
          </table:table-cell>
          <table:table-cell table:style-name="Table1.C2" office:value-type="string">
            <text:p text:style-name="Axiom"><draw:frame draw:style-name="fr1" draw:name="Object309" text:anchor-type="as-char" svg:y="-0.172in" svg:width="1.6252in" svg:height="0.2909in" draw:z-index="308"><draw:object xlink:href="./Object 309" xlink:type="simple" xlink:show="embed" xlink:actuate="onLoad"/><draw:image xlink:href="./ObjectReplacements/Object 309" xlink:type="simple" xlink:show="embed" xlink:actuate="onLoad"/></draw:frame>exists lsup U rsup O csub 3.y (%alpha <text:s/>, %beta ):%alpha namsaa %beta </text:p>
          </table:table-cell>
        </table:table-row>
        <table:table-row>
          <table:table-cell table:style-name="Table1.A2" office:value-type="string">
            <text:p text:style-name="Axiom">310</text:p>
          </table:table-cell>
          <table:table-cell table:style-name="Table1.A2" office:value-type="string">
            <text:p text:style-name="Axiom">D3.yUSA</text:p>
          </table:table-cell>
          <table:table-cell table:style-name="Table1.C2" office:value-type="string">
            <text:p text:style-name="Axiom"><draw:frame draw:style-name="fr1" draw:name="Object310" text:anchor-type="as-char" svg:y="-0.172in" svg:width="1.6126in" svg:height="0.2902in" draw:z-index="309"><draw:object xlink:href="./Object 310" xlink:type="simple" xlink:show="embed" xlink:actuate="onLoad"/><draw:image xlink:href="./ObjectReplacements/Object 310" xlink:type="simple" xlink:show="embed" xlink:actuate="onLoad"/></draw:frame>forall lsup U rsup S csub 3.y (%alpha <text:s/>, %beta ):%alpha namsaa %beta </text:p>
          </table:table-cell>
        </table:table-row>
        <table:table-row>
          <table:table-cell table:style-name="Table1.A2" office:value-type="string">
            <text:p text:style-name="Axiom">311</text:p>
          </table:table-cell>
          <table:table-cell table:style-name="Table1.A2" office:value-type="string">
            <text:p text:style-name="Axiom">D3.yUSB</text:p>
          </table:table-cell>
          <table:table-cell table:style-name="Table1.C2" office:value-type="string">
            <text:p text:style-name="Axiom"><draw:frame draw:style-name="fr1" draw:name="Object311" text:anchor-type="as-char" svg:y="-0.172in" svg:width="1.9563in" svg:height="0.2909in" draw:z-index="310"><draw:object xlink:href="./Object 311" xlink:type="simple" xlink:show="embed" xlink:actuate="onLoad"/><draw:image xlink:href="./ObjectReplacements/Object 311" xlink:type="simple" xlink:show="embed" xlink:actuate="onLoad"/></draw:frame>forall lsup U rsup S csub 3.y (%alpha ) exists lsup U rsup S csub 3.y (%beta ):%alpha namsaa %beta </text:p>
          </table:table-cell>
        </table:table-row>
        <table:table-row>
          <table:table-cell table:style-name="Table1.A2" office:value-type="string">
            <text:p text:style-name="Axiom">312</text:p>
          </table:table-cell>
          <table:table-cell table:style-name="Table1.A2" office:value-type="string">
            <text:p text:style-name="Axiom">D3.yUSE</text:p>
          </table:table-cell>
          <table:table-cell table:style-name="Table1.C2" office:value-type="string">
            <text:p text:style-name="Axiom"><draw:frame draw:style-name="fr1" draw:name="Object312" text:anchor-type="as-char" svg:y="-0.172in" svg:width="1.6126in" svg:height="0.2909in" draw:z-index="311"><draw:object xlink:href="./Object 312" xlink:type="simple" xlink:show="embed" xlink:actuate="onLoad"/><draw:image xlink:href="./ObjectReplacements/Object 312" xlink:type="simple" xlink:show="embed" xlink:actuate="onLoad"/></draw:frame>exists lsup U rsup S csub 3.y (%alpha <text:s/>, %beta ):%alpha namsaa %beta </text:p>
          </table:table-cell>
        </table:table-row>
        <table:table-row>
          <table:table-cell table:style-name="Table1.A2" office:value-type="string">
            <text:p text:style-name="Axiom">313</text:p>
          </table:table-cell>
          <table:table-cell table:style-name="Table1.A2" office:value-type="string">
            <text:p text:style-name="Axiom">D3.yU_A</text:p>
          </table:table-cell>
          <table:table-cell table:style-name="Table1.C2" office:value-type="string">
            <text:p text:style-name="Axiom"><draw:frame draw:style-name="fr1" draw:name="Object313" text:anchor-type="as-char" svg:y="-0.172in" svg:width="1.5484in" svg:height="0.2902in" draw:z-index="312"><draw:object xlink:href="./Object 313" xlink:type="simple" xlink:show="embed" xlink:actuate="onLoad"/><draw:image xlink:href="./ObjectReplacements/Object 313" xlink:type="simple" xlink:show="embed" xlink:actuate="onLoad"/></draw:frame>forall lsup U <text:s/>csub 3.y (%alpha <text:s/>, %beta ):%alpha namsaa %beta </text:p>
          </table:table-cell>
        </table:table-row>
        <table:table-row>
          <table:table-cell table:style-name="Table1.A2" office:value-type="string">
            <text:p text:style-name="Axiom">314</text:p>
          </table:table-cell>
          <table:table-cell table:style-name="Table1.A2" office:value-type="string">
            <text:p text:style-name="Axiom">D3.yU_B</text:p>
          </table:table-cell>
          <table:table-cell table:style-name="Table1.C2" office:value-type="string">
            <text:p text:style-name="Axiom"><draw:frame draw:style-name="fr1" draw:name="Object314" text:anchor-type="as-char" svg:y="-0.172in" svg:width="1.8291in" svg:height="0.2909in" draw:z-index="313"><draw:object xlink:href="./Object 314" xlink:type="simple" xlink:show="embed" xlink:actuate="onLoad"/><draw:image xlink:href="./ObjectReplacements/Object 314" xlink:type="simple" xlink:show="embed" xlink:actuate="onLoad"/></draw:frame>forall lsup U <text:s/>csub 3.y (%alpha ) exists lsup U <text:s/>csub 3.y (%beta ):%alpha namsaa %beta </text:p>
          </table:table-cell>
        </table:table-row>
        <table:table-row>
          <table:table-cell table:style-name="Table1.A2" office:value-type="string">
            <text:p text:style-name="Axiom">315</text:p>
          </table:table-cell>
          <table:table-cell table:style-name="Table1.A2" office:value-type="string">
            <text:p text:style-name="Axiom">D3.yU_E</text:p>
          </table:table-cell>
          <table:table-cell table:style-name="Table1.C2" office:value-type="string">
            <text:p text:style-name="Axiom"><draw:frame draw:style-name="fr1" draw:name="Object315" text:anchor-type="as-char" svg:y="-0.172in" svg:width="1.5484in" svg:height="0.2909in" draw:z-index="314"><draw:object xlink:href="./Object 315" xlink:type="simple" xlink:show="embed" xlink:actuate="onLoad"/><draw:image xlink:href="./ObjectReplacements/Object 315" xlink:type="simple" xlink:show="embed" xlink:actuate="onLoad"/></draw:frame>exists lsup U <text:s/>csub 3.y (%alpha <text:s/>, %beta ):%alpha namsaa %beta </text:p>
          </table:table-cell>
        </table:table-row>
        <table:table-row>
          <table:table-cell table:style-name="Table1.A2" office:value-type="string">
            <text:p text:style-name="Axiom">316</text:p>
          </table:table-cell>
          <table:table-cell table:style-name="Table1.A2" office:value-type="string">
            <text:p text:style-name="Axiom">D3.y_OA</text:p>
          </table:table-cell>
          <table:table-cell table:style-name="Table1.C2" office:value-type="string">
            <text:p text:style-name="Axiom"><draw:frame draw:style-name="fr1" draw:name="Object316" text:anchor-type="as-char" svg:y="-0.172in" svg:width="1.539in" svg:height="0.2902in" draw:z-index="315"><draw:object xlink:href="./Object 316" xlink:type="simple" xlink:show="embed" xlink:actuate="onLoad"/><draw:image xlink:href="./ObjectReplacements/Object 316" xlink:type="simple" xlink:show="embed" xlink:actuate="onLoad"/></draw:frame>forall <text:s/>rsup O csub 3.y (%alpha <text:s/>, %beta ):%alpha namsaa %beta </text:p>
          </table:table-cell>
        </table:table-row>
        <table:table-row>
          <table:table-cell table:style-name="Table1.A2" office:value-type="string">
            <text:p text:style-name="Axiom">317</text:p>
          </table:table-cell>
          <table:table-cell table:style-name="Table1.A2" office:value-type="string">
            <text:p text:style-name="Axiom">D3.y_OB</text:p>
          </table:table-cell>
          <table:table-cell table:style-name="Table1.C2" office:value-type="string">
            <text:p text:style-name="Axiom"><draw:frame draw:style-name="fr1" draw:name="Object317" text:anchor-type="as-char" svg:y="-0.172in" svg:width="1.8098in" svg:height="0.2909in" draw:z-index="316"><draw:object xlink:href="./Object 317" xlink:type="simple" xlink:show="embed" xlink:actuate="onLoad"/><draw:image xlink:href="./ObjectReplacements/Object 317" xlink:type="simple" xlink:show="embed" xlink:actuate="onLoad"/></draw:frame>forall <text:s/>rsup O csub 3.y (%alpha ) exists <text:s/>rsup O csub 3.y (%beta ):%alpha namsaa %beta </text:p>
          </table:table-cell>
        </table:table-row>
        <table:table-row>
          <table:table-cell table:style-name="Table1.A2" office:value-type="string">
            <text:p text:style-name="Axiom">318</text:p>
          </table:table-cell>
          <table:table-cell table:style-name="Table1.A2" office:value-type="string">
            <text:p text:style-name="Axiom">D3.y_OE</text:p>
          </table:table-cell>
          <table:table-cell table:style-name="Table1.C2" office:value-type="string">
            <text:p text:style-name="Axiom"><draw:frame draw:style-name="fr1" draw:name="Object318" text:anchor-type="as-char" svg:y="-0.172in" svg:width="1.539in" svg:height="0.2909in" draw:z-index="317"><draw:object xlink:href="./Object 318" xlink:type="simple" xlink:show="embed" xlink:actuate="onLoad"/><draw:image xlink:href="./ObjectReplacements/Object 318" xlink:type="simple" xlink:show="embed" xlink:actuate="onLoad"/></draw:frame>exists <text:s/>rsup O csub 3.y (%alpha <text:s/>, %beta ):%alpha namsaa %beta </text:p>
          </table:table-cell>
        </table:table-row>
        <table:table-row>
          <table:table-cell table:style-name="Table1.A2" office:value-type="string">
            <text:p text:style-name="Axiom">319</text:p>
          </table:table-cell>
          <table:table-cell table:style-name="Table1.A2" office:value-type="string">
            <text:p text:style-name="Axiom">D3.y_SA</text:p>
          </table:table-cell>
          <table:table-cell table:style-name="Table1.C2" office:value-type="string">
            <text:p text:style-name="Axiom"><draw:frame draw:style-name="fr1" draw:name="Object319" text:anchor-type="as-char" svg:y="-0.172in" svg:width="1.5256in" svg:height="0.2902in" draw:z-index="318"><draw:object xlink:href="./Object 319" xlink:type="simple" xlink:show="embed" xlink:actuate="onLoad"/><draw:image xlink:href="./ObjectReplacements/Object 319" xlink:type="simple" xlink:show="embed" xlink:actuate="onLoad"/></draw:frame>forall <text:s/>rsup S csub 3.y (%alpha <text:s/>, %beta ):%alpha namsaa %beta </text:p>
          </table:table-cell>
        </table:table-row>
        <table:table-row>
          <table:table-cell table:style-name="Table1.A2" office:value-type="string">
            <text:p text:style-name="Axiom">320</text:p>
          </table:table-cell>
          <table:table-cell table:style-name="Table1.A2" office:value-type="string">
            <text:p text:style-name="Axiom">D3.y_SB</text:p>
          </table:table-cell>
          <table:table-cell table:style-name="Table1.C2" office:value-type="string">
            <text:p text:style-name="Axiom"><draw:frame draw:style-name="fr1" draw:name="Object320" text:anchor-type="as-char" svg:y="-0.172in" svg:width="1.7835in" svg:height="0.2909in" draw:z-index="319"><draw:object xlink:href="./Object 320" xlink:type="simple" xlink:show="embed" xlink:actuate="onLoad"/><draw:image xlink:href="./ObjectReplacements/Object 320" xlink:type="simple" xlink:show="embed" xlink:actuate="onLoad"/></draw:frame>forall <text:s/>rsup S csub 3.y (%alpha ) exists <text:s/>rsup S csub 3.y (%beta ):%alpha namsaa %beta </text:p>
          </table:table-cell>
        </table:table-row>
        <table:table-row>
          <table:table-cell table:style-name="Table1.A2" office:value-type="string">
            <text:p text:style-name="Axiom">321</text:p>
          </table:table-cell>
          <table:table-cell table:style-name="Table1.A2" office:value-type="string">
            <text:p text:style-name="Axiom">D3.y_SE</text:p>
          </table:table-cell>
          <table:table-cell table:style-name="Table1.C2" office:value-type="string">
            <text:p text:style-name="Axiom"><draw:frame draw:style-name="fr1" draw:name="Object321" text:anchor-type="as-char" svg:y="-0.172in" svg:width="1.5256in" svg:height="0.2909in" draw:z-index="320"><draw:object xlink:href="./Object 321" xlink:type="simple" xlink:show="embed" xlink:actuate="onLoad"/><draw:image xlink:href="./ObjectReplacements/Object 321" xlink:type="simple" xlink:show="embed" xlink:actuate="onLoad"/></draw:frame>exists <text:s/>rsup S csub 3.y (%alpha <text:s/>, %beta ):%alpha namsaa %beta </text:p>
          </table:table-cell>
        </table:table-row>
        <table:table-row>
          <table:table-cell table:style-name="Table1.A2" office:value-type="string">
            <text:p text:style-name="Axiom">322</text:p>
          </table:table-cell>
          <table:table-cell table:style-name="Table1.A2" office:value-type="string">
            <text:p text:style-name="Axiom">D3.y__A</text:p>
          </table:table-cell>
          <table:table-cell table:style-name="Table1.C2" office:value-type="string">
            <text:p text:style-name="Axiom"><draw:frame draw:style-name="fr1" draw:name="Object322" text:anchor-type="as-char" svg:y="-0.152in" svg:width="1.4626in" svg:height="0.2701in" draw:z-index="321"><draw:object xlink:href="./Object 322" xlink:type="simple" xlink:show="embed" xlink:actuate="onLoad"/><draw:image xlink:href="./ObjectReplacements/Object 322" xlink:type="simple" xlink:show="embed" xlink:actuate="onLoad"/></draw:frame>forall <text:s text:c="2"/>csub 3.y (%alpha <text:s/>, %beta ):%alpha namsaa %beta </text:p>
          </table:table-cell>
        </table:table-row>
        <table:table-row>
          <table:table-cell table:style-name="Table1.A2" office:value-type="string">
            <text:p text:style-name="Axiom">323</text:p>
          </table:table-cell>
          <table:table-cell table:style-name="Table1.A2" office:value-type="string">
            <text:p text:style-name="Axiom">D3.y__B</text:p>
          </table:table-cell>
          <table:table-cell table:style-name="Table1.C2" office:value-type="string">
            <text:p text:style-name="Axiom"><draw:frame draw:style-name="fr1" draw:name="Object323" text:anchor-type="as-char" svg:y="-0.152in" svg:width="1.6571in" svg:height="0.2709in" draw:z-index="322"><draw:object xlink:href="./Object 323" xlink:type="simple" xlink:show="embed" xlink:actuate="onLoad"/><draw:image xlink:href="./ObjectReplacements/Object 323" xlink:type="simple" xlink:show="embed" xlink:actuate="onLoad"/></draw:frame>forall <text:s text:c="2"/>csub 3.y (%alpha ) exists <text:s text:c="2"/>csub 3.y (%beta ):%alpha namsaa %beta </text:p>
          </table:table-cell>
        </table:table-row>
        <table:table-row>
          <table:table-cell table:style-name="Table1.A2" office:value-type="string">
            <text:p text:style-name="Axiom">324</text:p>
          </table:table-cell>
          <table:table-cell table:style-name="Table1.A2" office:value-type="string">
            <text:p text:style-name="Axiom">D3.y__E</text:p>
          </table:table-cell>
          <table:table-cell table:style-name="Table1.C2" office:value-type="string">
            <text:p text:style-name="Axiom"><draw:frame draw:style-name="fr1" draw:name="Object324" text:anchor-type="as-char" svg:y="-0.152in" svg:width="1.4626in" svg:height="0.2709in" draw:z-index="323"><draw:object xlink:href="./Object 324" xlink:type="simple" xlink:show="embed" xlink:actuate="onLoad"/><draw:image xlink:href="./ObjectReplacements/Object 324" xlink:type="simple" xlink:show="embed" xlink:actuate="onLoad"/></draw:frame>exists <text:s text:c="2"/>csub 3.y (%alpha <text:s/>, %beta ):%alpha namsaa %beta </text:p>
          </table:table-cell>
        </table:table-row>
        <table:table-row>
          <table:table-cell table:style-name="Table1.A2" office:value-type="string">
            <text:p text:style-name="Axiom">325</text:p>
          </table:table-cell>
          <table:table-cell table:style-name="Table1.A2" office:value-type="string">
            <text:p text:style-name="Axiom">DB.BKOA</text:p>
          </table:table-cell>
          <table:table-cell table:style-name="Table1.C2" office:value-type="string">
            <text:p text:style-name="Axiom"><draw:frame draw:style-name="fr1" draw:name="Object325" text:anchor-type="as-char" svg:y="-0.172in" svg:width="1.6154in" svg:height="0.2193in" draw:z-index="324"><draw:object xlink:href="./Object 325" xlink:type="simple" xlink:show="embed" xlink:actuate="onLoad"/><draw:image xlink:href="./ObjectReplacements/Object 325" xlink:type="simple" xlink:show="embed" xlink:actuate="onLoad"/></draw:frame>forall lsup K rsup O (%alpha <text:s/>, %beta ):%alpha namsaa %beta </text:p>
          </table:table-cell>
        </table:table-row>
        <table:table-row>
          <table:table-cell table:style-name="Table1.A2" office:value-type="string">
            <text:p text:style-name="Axiom">326</text:p>
          </table:table-cell>
          <table:table-cell table:style-name="Table1.A2" office:value-type="string">
            <text:p text:style-name="Axiom">DB.BKOB</text:p>
          </table:table-cell>
          <table:table-cell table:style-name="Table1.C2" office:value-type="string">
            <text:p text:style-name="Axiom"><draw:frame draw:style-name="fr1" draw:name="Object326" text:anchor-type="as-char" svg:y="-0.172in" svg:width="1.9445in" svg:height="0.2193in" draw:z-index="325"><draw:object xlink:href="./Object 326" xlink:type="simple" xlink:show="embed" xlink:actuate="onLoad"/><draw:image xlink:href="./ObjectReplacements/Object 326" xlink:type="simple" xlink:show="embed" xlink:actuate="onLoad"/></draw:frame>forall lsup K rsup O (%alpha ) exists lsup K rsup O (%beta ):%alpha namsaa %beta </text:p>
          </table:table-cell>
        </table:table-row>
        <table:table-row>
          <table:table-cell table:style-name="Table1.A2" office:value-type="string">
            <text:p text:style-name="Axiom">327</text:p>
          </table:table-cell>
          <table:table-cell table:style-name="Table1.A2" office:value-type="string">
            <text:p text:style-name="Axiom">DB.BKOE</text:p>
          </table:table-cell>
          <table:table-cell table:style-name="Table1.C2" office:value-type="string">
            <text:p text:style-name="Axiom"><draw:frame draw:style-name="fr1" draw:name="Object327" text:anchor-type="as-char" svg:y="-0.172in" svg:width="1.598in" svg:height="0.2193in" draw:z-index="326"><draw:object xlink:href="./Object 327" xlink:type="simple" xlink:show="embed" xlink:actuate="onLoad"/><draw:image xlink:href="./ObjectReplacements/Object 327" xlink:type="simple" xlink:show="embed" xlink:actuate="onLoad"/></draw:frame>exists lsup K rsup O (%alpha <text:s/>, %beta ):%alpha namsaa %beta </text:p>
          </table:table-cell>
        </table:table-row>
        <table:table-row>
          <table:table-cell table:style-name="Table1.A2" office:value-type="string">
            <text:p text:style-name="Axiom">328</text:p>
          </table:table-cell>
          <table:table-cell table:style-name="Table1.A2" office:value-type="string">
            <text:p text:style-name="Axiom">DB.BKSA</text:p>
          </table:table-cell>
          <table:table-cell table:style-name="Table1.C2" office:value-type="string">
            <text:p text:style-name="Axiom"><draw:frame draw:style-name="fr1" draw:name="Object328" text:anchor-type="as-char" svg:y="-0.172in" svg:width="1.602in" svg:height="0.2193in" draw:z-index="327"><draw:object xlink:href="./Object 328" xlink:type="simple" xlink:show="embed" xlink:actuate="onLoad"/><draw:image xlink:href="./ObjectReplacements/Object 328" xlink:type="simple" xlink:show="embed" xlink:actuate="onLoad"/></draw:frame>forall lsup K rsup S (%alpha <text:s/>, %beta ):%alpha namsaa %beta </text:p>
          </table:table-cell>
        </table:table-row>
        <table:table-row>
          <table:table-cell table:style-name="Table1.A2" office:value-type="string">
            <text:p text:style-name="Axiom">329</text:p>
          </table:table-cell>
          <table:table-cell table:style-name="Table1.A2" office:value-type="string">
            <text:p text:style-name="Axiom">DB.BKSB</text:p>
          </table:table-cell>
          <table:table-cell table:style-name="Table1.C2" office:value-type="string">
            <text:p text:style-name="Axiom"><draw:frame draw:style-name="fr1" draw:name="Object329" text:anchor-type="as-char" svg:y="-0.172in" svg:width="1.9189in" svg:height="0.2193in" draw:z-index="328"><draw:object xlink:href="./Object 329" xlink:type="simple" xlink:show="embed" xlink:actuate="onLoad"/><draw:image xlink:href="./ObjectReplacements/Object 329" xlink:type="simple" xlink:show="embed" xlink:actuate="onLoad"/></draw:frame>forall lsup K rsup S (%alpha ) exists lsup K rsup S (%beta ):%alpha namsaa %beta </text:p>
          </table:table-cell>
        </table:table-row>
        <table:table-row>
          <table:table-cell table:style-name="Table1.A2" office:value-type="string">
            <text:p text:style-name="Axiom">330</text:p>
          </table:table-cell>
          <table:table-cell table:style-name="Table1.A2" office:value-type="string">
            <text:p text:style-name="Axiom">DB.BKSE</text:p>
          </table:table-cell>
          <table:table-cell table:style-name="Table1.C2" office:value-type="string">
            <text:p text:style-name="Axiom"><draw:frame draw:style-name="fr1" draw:name="Object330" text:anchor-type="as-char" svg:y="-0.172in" svg:width="1.5846in" svg:height="0.2193in" draw:z-index="329"><draw:object xlink:href="./Object 330" xlink:type="simple" xlink:show="embed" xlink:actuate="onLoad"/><draw:image xlink:href="./ObjectReplacements/Object 330" xlink:type="simple" xlink:show="embed" xlink:actuate="onLoad"/></draw:frame>exists lsup K rsup S (%alpha <text:s/>, %beta ):%alpha namsaa %beta </text:p>
          </table:table-cell>
        </table:table-row>
        <table:table-row>
          <table:table-cell table:style-name="Table1.A2" office:value-type="string">
            <text:p text:style-name="Axiom">331</text:p>
          </table:table-cell>
          <table:table-cell table:style-name="Table1.A2" office:value-type="string">
            <text:p text:style-name="Axiom">DB.BK_A</text:p>
          </table:table-cell>
          <table:table-cell table:style-name="Table1.C2" office:value-type="string">
            <text:p text:style-name="Axiom"><draw:frame draw:style-name="fr1" draw:name="Object331" text:anchor-type="as-char" svg:y="-0.172in" svg:width="1.539in" svg:height="0.2193in" draw:z-index="330"><draw:object xlink:href="./Object 331" xlink:type="simple" xlink:show="embed" xlink:actuate="onLoad"/><draw:image xlink:href="./ObjectReplacements/Object 331" xlink:type="simple" xlink:show="embed" xlink:actuate="onLoad"/></draw:frame>forall lsup K <text:s/>(%alpha <text:s/>, %beta ):%alpha namsaa %beta </text:p>
          </table:table-cell>
        </table:table-row>
        <table:table-row>
          <table:table-cell table:style-name="Table1.A2" office:value-type="string">
            <text:p text:style-name="Axiom">332</text:p>
          </table:table-cell>
          <table:table-cell table:style-name="Table1.A2" office:value-type="string">
            <text:p text:style-name="Axiom">DB.BK_B</text:p>
          </table:table-cell>
          <table:table-cell table:style-name="Table1.C2" office:value-type="string">
            <text:p text:style-name="Axiom"><draw:frame draw:style-name="fr1" draw:name="Object332" text:anchor-type="as-char" svg:y="-0.172in" svg:width="1.7917in" svg:height="0.2193in" draw:z-index="331"><draw:object xlink:href="./Object 332" xlink:type="simple" xlink:show="embed" xlink:actuate="onLoad"/><draw:image xlink:href="./ObjectReplacements/Object 332" xlink:type="simple" xlink:show="embed" xlink:actuate="onLoad"/></draw:frame>forall lsup K <text:s/>(%alpha ) exists lsup K <text:s/>(%beta ):%alpha namsaa %beta </text:p>
          </table:table-cell>
        </table:table-row>
        <table:table-row>
          <table:table-cell table:style-name="Table1.A2" office:value-type="string">
            <text:p text:style-name="Axiom">333</text:p>
          </table:table-cell>
          <table:table-cell table:style-name="Table1.A2" office:value-type="string">
            <text:p text:style-name="Axiom">DB.BK_E</text:p>
          </table:table-cell>
          <table:table-cell table:style-name="Table1.C2" office:value-type="string">
            <text:p text:style-name="Axiom"><draw:frame draw:style-name="fr1" draw:name="Object333" text:anchor-type="as-char" svg:y="-0.172in" svg:width="1.5217in" svg:height="0.2193in" draw:z-index="332"><draw:object xlink:href="./Object 333" xlink:type="simple" xlink:show="embed" xlink:actuate="onLoad"/><draw:image xlink:href="./ObjectReplacements/Object 333" xlink:type="simple" xlink:show="embed" xlink:actuate="onLoad"/></draw:frame>exists lsup K <text:s/>(%alpha <text:s/>, %beta ):%alpha namsaa %beta </text:p>
          </table:table-cell>
        </table:table-row>
        <table:table-row>
          <table:table-cell table:style-name="Table1.A2" office:value-type="string">
            <text:p text:style-name="Axiom">334</text:p>
          </table:table-cell>
          <table:table-cell table:style-name="Table1.A2" office:value-type="string">
            <text:p text:style-name="Axiom">DB.BUOA</text:p>
          </table:table-cell>
          <table:table-cell table:style-name="Table1.C2" office:value-type="string">
            <text:p text:style-name="Axiom"><draw:frame draw:style-name="fr1" draw:name="Object334" text:anchor-type="as-char" svg:y="-0.172in" svg:width="1.6161in" svg:height="0.2193in" draw:z-index="333"><draw:object xlink:href="./Object 334" xlink:type="simple" xlink:show="embed" xlink:actuate="onLoad"/><draw:image xlink:href="./ObjectReplacements/Object 334" xlink:type="simple" xlink:show="embed" xlink:actuate="onLoad"/></draw:frame>forall lsup U rsup O (%alpha <text:s/>, %beta ):%alpha namsaa %beta </text:p>
          </table:table-cell>
        </table:table-row>
        <table:table-row>
          <table:table-cell table:style-name="Table1.A2" office:value-type="string">
            <text:p text:style-name="Axiom">335</text:p>
          </table:table-cell>
          <table:table-cell table:style-name="Table1.A2" office:value-type="string">
            <text:p text:style-name="Axiom">DB.BUOB</text:p>
          </table:table-cell>
          <table:table-cell table:style-name="Table1.C2" office:value-type="string">
            <text:p text:style-name="Axiom"><draw:frame draw:style-name="fr1" draw:name="Object335" text:anchor-type="as-char" svg:y="-0.172in" svg:width="1.9465in" svg:height="0.2193in" draw:z-index="334"><draw:object xlink:href="./Object 335" xlink:type="simple" xlink:show="embed" xlink:actuate="onLoad"/><draw:image xlink:href="./ObjectReplacements/Object 335" xlink:type="simple" xlink:show="embed" xlink:actuate="onLoad"/></draw:frame>forall lsup U rsup O (%alpha ) exists lsup U rsup O (%beta ):%alpha namsaa %beta </text:p>
          </table:table-cell>
        </table:table-row>
        <table:table-row>
          <table:table-cell table:style-name="Table1.A2" office:value-type="string">
            <text:p text:style-name="Axiom">336</text:p>
          </table:table-cell>
          <table:table-cell table:style-name="Table1.A2" office:value-type="string">
            <text:p text:style-name="Axiom">DB.BUOE</text:p>
          </table:table-cell>
          <table:table-cell table:style-name="Table1.C2" office:value-type="string">
            <text:p text:style-name="Axiom"><draw:frame draw:style-name="fr1" draw:name="Object336" text:anchor-type="as-char" svg:y="-0.172in" svg:width="1.5992in" svg:height="0.2193in" draw:z-index="335"><draw:object xlink:href="./Object 336" xlink:type="simple" xlink:show="embed" xlink:actuate="onLoad"/><draw:image xlink:href="./ObjectReplacements/Object 336" xlink:type="simple" xlink:show="embed" xlink:actuate="onLoad"/></draw:frame>exists lsup U rsup O (%alpha <text:s/>, %beta ):%alpha namsaa %beta </text:p>
          </table:table-cell>
        </table:table-row>
        <table:table-row>
          <table:table-cell table:style-name="Table1.A2" office:value-type="string">
            <text:p text:style-name="Axiom">337</text:p>
          </table:table-cell>
          <table:table-cell table:style-name="Table1.A2" office:value-type="string">
            <text:p text:style-name="Axiom">DB.BUSA</text:p>
          </table:table-cell>
          <table:table-cell table:style-name="Table1.C2" office:value-type="string">
            <text:p text:style-name="Axiom"><draw:frame draw:style-name="fr1" draw:name="Object337" text:anchor-type="as-char" svg:y="-0.172in" svg:width="1.6035in" svg:height="0.2193in" draw:z-index="336"><draw:object xlink:href="./Object 337" xlink:type="simple" xlink:show="embed" xlink:actuate="onLoad"/><draw:image xlink:href="./ObjectReplacements/Object 337" xlink:type="simple" xlink:show="embed" xlink:actuate="onLoad"/></draw:frame>forall lsup U rsup S (%alpha <text:s/>, %beta ):%alpha namsaa %beta </text:p>
          </table:table-cell>
        </table:table-row>
        <table:table-row>
          <table:table-cell table:style-name="Table1.A2" office:value-type="string">
            <text:p text:style-name="Axiom">338</text:p>
          </table:table-cell>
          <table:table-cell table:style-name="Table1.A2" office:value-type="string">
            <text:p text:style-name="Axiom">DB.BUSB</text:p>
          </table:table-cell>
          <table:table-cell table:style-name="Table1.C2" office:value-type="string">
            <text:p text:style-name="Axiom"><draw:frame draw:style-name="fr1" draw:name="Object338" text:anchor-type="as-char" svg:y="-0.172in" svg:width="1.9209in" svg:height="0.2193in" draw:z-index="337"><draw:object xlink:href="./Object 338" xlink:type="simple" xlink:show="embed" xlink:actuate="onLoad"/><draw:image xlink:href="./ObjectReplacements/Object 338" xlink:type="simple" xlink:show="embed" xlink:actuate="onLoad"/></draw:frame>forall lsup U rsup S (%alpha ) exists lsup U rsup S (%beta ):%alpha namsaa %beta </text:p>
          </table:table-cell>
        </table:table-row>
        <table:table-row>
          <table:table-cell table:style-name="Table1.A2" office:value-type="string">
            <text:p text:style-name="Axiom">339</text:p>
          </table:table-cell>
          <table:table-cell table:style-name="Table1.A2" office:value-type="string">
            <text:p text:style-name="Axiom">DB.BUSE</text:p>
          </table:table-cell>
          <table:table-cell table:style-name="Table1.C2" office:value-type="string">
            <text:p text:style-name="Axiom"><draw:frame draw:style-name="fr1" draw:name="Object339" text:anchor-type="as-char" svg:y="-0.172in" svg:width="1.5862in" svg:height="0.2193in" draw:z-index="338"><draw:object xlink:href="./Object 339" xlink:type="simple" xlink:show="embed" xlink:actuate="onLoad"/><draw:image xlink:href="./ObjectReplacements/Object 339" xlink:type="simple" xlink:show="embed" xlink:actuate="onLoad"/></draw:frame>exists lsup U rsup S (%alpha <text:s/>, %beta ):%alpha namsaa %beta </text:p>
          </table:table-cell>
        </table:table-row>
        <table:table-row>
          <table:table-cell table:style-name="Table1.A2" office:value-type="string">
            <text:p text:style-name="Axiom">340</text:p>
          </table:table-cell>
          <table:table-cell table:style-name="Table1.A2" office:value-type="string">
            <text:p text:style-name="Axiom">DB.BU_A</text:p>
          </table:table-cell>
          <table:table-cell table:style-name="Table1.C2" office:value-type="string">
            <text:p text:style-name="Axiom"><draw:frame draw:style-name="fr1" draw:name="Object340" text:anchor-type="as-char" svg:y="-0.172in" svg:width="1.5398in" svg:height="0.2193in" draw:z-index="339"><draw:object xlink:href="./Object 340" xlink:type="simple" xlink:show="embed" xlink:actuate="onLoad"/><draw:image xlink:href="./ObjectReplacements/Object 340" xlink:type="simple" xlink:show="embed" xlink:actuate="onLoad"/></draw:frame>forall lsup U <text:s/>(%alpha <text:s/>, %beta ):%alpha namsaa %beta </text:p>
          </table:table-cell>
        </table:table-row>
        <table:table-row>
          <table:table-cell table:style-name="Table1.A2" office:value-type="string">
            <text:p text:style-name="Axiom">341</text:p>
          </table:table-cell>
          <table:table-cell table:style-name="Table1.A2" office:value-type="string">
            <text:p text:style-name="Axiom">DB.BU_B</text:p>
          </table:table-cell>
          <table:table-cell table:style-name="Table1.C2" office:value-type="string">
            <text:p text:style-name="Axiom"><draw:frame draw:style-name="fr1" draw:name="Object341" text:anchor-type="as-char" svg:y="-0.172in" svg:width="1.7937in" svg:height="0.2193in" draw:z-index="340"><draw:object xlink:href="./Object 341" xlink:type="simple" xlink:show="embed" xlink:actuate="onLoad"/><draw:image xlink:href="./ObjectReplacements/Object 341" xlink:type="simple" xlink:show="embed" xlink:actuate="onLoad"/></draw:frame>forall lsup U <text:s/>(%alpha ) exists lsup U <text:s/>(%beta ):%alpha namsaa %beta </text:p>
          </table:table-cell>
        </table:table-row>
        <table:table-row>
          <table:table-cell table:style-name="Table1.A2" office:value-type="string">
            <text:p text:style-name="Axiom">342</text:p>
          </table:table-cell>
          <table:table-cell table:style-name="Table1.A2" office:value-type="string">
            <text:p text:style-name="Axiom">DB.BU_E</text:p>
          </table:table-cell>
          <table:table-cell table:style-name="Table1.C2" office:value-type="string">
            <text:p text:style-name="Axiom"><draw:frame draw:style-name="fr1" draw:name="Object342" text:anchor-type="as-char" svg:y="-0.172in" svg:width="1.5228in" svg:height="0.2193in" draw:z-index="341"><draw:object xlink:href="./Object 342" xlink:type="simple" xlink:show="embed" xlink:actuate="onLoad"/><draw:image xlink:href="./ObjectReplacements/Object 342" xlink:type="simple" xlink:show="embed" xlink:actuate="onLoad"/></draw:frame>exists lsup U <text:s/>(%alpha <text:s/>, %beta ):%alpha namsaa %beta </text:p>
          </table:table-cell>
        </table:table-row>
        <table:table-row>
          <table:table-cell table:style-name="Table1.A2" office:value-type="string">
            <text:p text:style-name="Axiom">343</text:p>
          </table:table-cell>
          <table:table-cell table:style-name="Table1.A2" office:value-type="string">
            <text:p text:style-name="Axiom">DB.B_OA</text:p>
          </table:table-cell>
          <table:table-cell table:style-name="Table1.C2" office:value-type="string">
            <text:p text:style-name="Axiom"><draw:frame draw:style-name="fr1" draw:name="Object343" text:anchor-type="as-char" svg:y="-0.172in" svg:width="1.5335in" svg:height="0.2193in" draw:z-index="342"><draw:object xlink:href="./Object 343" xlink:type="simple" xlink:show="embed" xlink:actuate="onLoad"/><draw:image xlink:href="./ObjectReplacements/Object 343" xlink:type="simple" xlink:show="embed" xlink:actuate="onLoad"/></draw:frame>forall <text:s/>rsup O (%alpha <text:s/>, %beta ):%alpha namsaa %beta </text:p>
          </table:table-cell>
        </table:table-row>
        <table:table-row>
          <table:table-cell table:style-name="Table1.A2" office:value-type="string">
            <text:p text:style-name="Axiom">344</text:p>
          </table:table-cell>
          <table:table-cell table:style-name="Table1.A2" office:value-type="string">
            <text:p text:style-name="Axiom">DB.B_OB</text:p>
          </table:table-cell>
          <table:table-cell table:style-name="Table1.C2" office:value-type="string">
            <text:p text:style-name="Axiom"><draw:frame draw:style-name="fr1" draw:name="Object344" text:anchor-type="as-char" svg:y="-0.172in" svg:width="1.778in" svg:height="0.2193in" draw:z-index="343"><draw:object xlink:href="./Object 344" xlink:type="simple" xlink:show="embed" xlink:actuate="onLoad"/><draw:image xlink:href="./ObjectReplacements/Object 344" xlink:type="simple" xlink:show="embed" xlink:actuate="onLoad"/></draw:frame>forall <text:s/>rsup O (%alpha ) exists <text:s/>rsup O (%beta ):%alpha namsaa %beta </text:p>
          </table:table-cell>
        </table:table-row>
        <table:table-row>
          <table:table-cell table:style-name="Table1.A2" office:value-type="string">
            <text:p text:style-name="Axiom">345</text:p>
          </table:table-cell>
          <table:table-cell table:style-name="Table1.A2" office:value-type="string">
            <text:p text:style-name="Axiom">DB.B_OE</text:p>
          </table:table-cell>
          <table:table-cell table:style-name="Table1.C2" office:value-type="string">
            <text:p text:style-name="Axiom"><draw:frame draw:style-name="fr1" draw:name="Object345" text:anchor-type="as-char" svg:y="-0.172in" svg:width="1.5138in" svg:height="0.2193in" draw:z-index="344"><draw:object xlink:href="./Object 345" xlink:type="simple" xlink:show="embed" xlink:actuate="onLoad"/><draw:image xlink:href="./ObjectReplacements/Object 345" xlink:type="simple" xlink:show="embed" xlink:actuate="onLoad"/></draw:frame>exists <text:s/>rsup O (%alpha <text:s/>, %beta ):%alpha namsaa %beta </text:p>
          </table:table-cell>
        </table:table-row>
        <table:table-row>
          <table:table-cell table:style-name="Table1.A2" office:value-type="string">
            <text:p text:style-name="Axiom">346</text:p>
          </table:table-cell>
          <table:table-cell table:style-name="Table1.A2" office:value-type="string">
            <text:p text:style-name="Axiom">DB.B_SA</text:p>
          </table:table-cell>
          <table:table-cell table:style-name="Table1.C2" office:value-type="string">
            <text:p text:style-name="Axiom"><draw:frame draw:style-name="fr1" draw:name="Object346" text:anchor-type="as-char" svg:y="-0.172in" svg:width="1.5201in" svg:height="0.2193in" draw:z-index="345"><draw:object xlink:href="./Object 346" xlink:type="simple" xlink:show="embed" xlink:actuate="onLoad"/><draw:image xlink:href="./ObjectReplacements/Object 346" xlink:type="simple" xlink:show="embed" xlink:actuate="onLoad"/></draw:frame>forall <text:s/>rsup S (%alpha <text:s/>, %beta ):%alpha namsaa %beta </text:p>
          </table:table-cell>
        </table:table-row>
        <table:table-row>
          <table:table-cell table:style-name="Table1.A2" office:value-type="string">
            <text:p text:style-name="Axiom">347</text:p>
          </table:table-cell>
          <table:table-cell table:style-name="Table1.A2" office:value-type="string">
            <text:p text:style-name="Axiom">DB.B_SB</text:p>
          </table:table-cell>
          <table:table-cell table:style-name="Table1.C2" office:value-type="string">
            <text:p text:style-name="Axiom"><draw:frame draw:style-name="fr1" draw:name="Object347" text:anchor-type="as-char" svg:y="-0.172in" svg:width="1.7516in" svg:height="0.2193in" draw:z-index="346"><draw:object xlink:href="./Object 347" xlink:type="simple" xlink:show="embed" xlink:actuate="onLoad"/><draw:image xlink:href="./ObjectReplacements/Object 347" xlink:type="simple" xlink:show="embed" xlink:actuate="onLoad"/></draw:frame>forall <text:s/>rsup S (%alpha ) exists <text:s/>rsup S (%beta ):%alpha namsaa %beta </text:p>
          </table:table-cell>
        </table:table-row>
        <table:table-row>
          <table:table-cell table:style-name="Table1.A2" office:value-type="string">
            <text:p text:style-name="Axiom">348</text:p>
          </table:table-cell>
          <table:table-cell table:style-name="Table1.A2" office:value-type="string">
            <text:p text:style-name="Axiom">DB.B_SE</text:p>
          </table:table-cell>
          <table:table-cell table:style-name="Table1.C2" office:value-type="string">
            <text:p text:style-name="Axiom"><draw:frame draw:style-name="fr1" draw:name="Object348" text:anchor-type="as-char" svg:y="-0.172in" svg:width="1.5016in" svg:height="0.2193in" draw:z-index="347"><draw:object xlink:href="./Object 348" xlink:type="simple" xlink:show="embed" xlink:actuate="onLoad"/><draw:image xlink:href="./ObjectReplacements/Object 348" xlink:type="simple" xlink:show="embed" xlink:actuate="onLoad"/></draw:frame>exists <text:s/>rsup S (%alpha <text:s/>, %beta ):%alpha namsaa %beta </text:p>
          </table:table-cell>
        </table:table-row>
        <table:table-row>
          <table:table-cell table:style-name="Table1.A2" office:value-type="string">
            <text:p text:style-name="Axiom">349</text:p>
          </table:table-cell>
          <table:table-cell table:style-name="Table1.A2" office:value-type="string">
            <text:p text:style-name="Axiom">DB.B__A</text:p>
          </table:table-cell>
          <table:table-cell table:style-name="Table1.C2" office:value-type="string">
            <text:p text:style-name="Axiom"><draw:frame draw:style-name="fr1" draw:name="Object349" text:anchor-type="as-char" svg:y="-0.152in" svg:width="1.4571in" svg:height="0.1992in" draw:z-index="348"><draw:object xlink:href="./Object 349" xlink:type="simple" xlink:show="embed" xlink:actuate="onLoad"/><draw:image xlink:href="./ObjectReplacements/Object 349" xlink:type="simple" xlink:show="embed" xlink:actuate="onLoad"/></draw:frame>forall <text:s text:c="2"/>(%alpha <text:s/>, %beta ):%alpha namsaa %beta </text:p>
          </table:table-cell>
        </table:table-row>
        <table:table-row>
          <table:table-cell table:style-name="Table1.A2" office:value-type="string">
            <text:p text:style-name="Axiom">350</text:p>
          </table:table-cell>
          <table:table-cell table:style-name="Table1.A2" office:value-type="string">
            <text:p text:style-name="Axiom">DB.B__B</text:p>
          </table:table-cell>
          <table:table-cell table:style-name="Table1.C2" office:value-type="string">
            <text:p text:style-name="Axiom"><draw:frame draw:style-name="fr1" draw:name="Object350" text:anchor-type="as-char" svg:y="-0.152in" svg:width="1.6252in" svg:height="0.1992in" draw:z-index="349"><draw:object xlink:href="./Object 350" xlink:type="simple" xlink:show="embed" xlink:actuate="onLoad"/><draw:image xlink:href="./ObjectReplacements/Object 350" xlink:type="simple" xlink:show="embed" xlink:actuate="onLoad"/></draw:frame>forall <text:s text:c="2"/>(%alpha ) exists <text:s text:c="2"/>(%beta ):%alpha namsaa %beta </text:p>
          </table:table-cell>
        </table:table-row>
        <table:table-row>
          <table:table-cell table:style-name="Table1.A2" office:value-type="string">
            <text:p text:style-name="Axiom">351</text:p>
          </table:table-cell>
          <table:table-cell table:style-name="Table1.A2" office:value-type="string">
            <text:p text:style-name="Axiom">DB.B__E</text:p>
          </table:table-cell>
          <table:table-cell table:style-name="Table1.C2" office:value-type="string">
            <text:p text:style-name="Axiom"><draw:frame draw:style-name="fr1" draw:name="Object351" text:anchor-type="as-char" svg:y="-0.152in" svg:width="1.4374in" svg:height="0.1992in" draw:z-index="350"><draw:object xlink:href="./Object 351" xlink:type="simple" xlink:show="embed" xlink:actuate="onLoad"/><draw:image xlink:href="./ObjectReplacements/Object 351" xlink:type="simple" xlink:show="embed" xlink:actuate="onLoad"/></draw:frame>exists <text:s text:c="2"/>(%alpha <text:s/>, %beta ):%alpha namsaa %beta </text:p>
          </table:table-cell>
        </table:table-row>
        <table:table-row>
          <table:table-cell table:style-name="Table1.A2" office:value-type="string">
            <text:p text:style-name="Axiom">352</text:p>
          </table:table-cell>
          <table:table-cell table:style-name="Table1.A2" office:value-type="string">
            <text:p text:style-name="Axiom">Dx.0KOA</text:p>
          </table:table-cell>
          <table:table-cell table:style-name="Table1.C2" office:value-type="string">
            <text:p text:style-name="Axiom"><draw:frame draw:style-name="fr1" draw:name="Object352" text:anchor-type="as-char" svg:y="-0.172in" svg:width="1.6256in" svg:height="0.2902in" draw:z-index="351"><draw:object xlink:href="./Object 352" xlink:type="simple" xlink:show="embed" xlink:actuate="onLoad"/><draw:image xlink:href="./ObjectReplacements/Object 352" xlink:type="simple" xlink:show="embed" xlink:actuate="onLoad"/></draw:frame>forall lsup K rsup O csub x.0 (%alpha <text:s/>, %beta ):%alpha namsaa %beta </text:p>
          </table:table-cell>
        </table:table-row>
        <table:table-row>
          <table:table-cell table:style-name="Table1.A2" office:value-type="string">
            <text:p text:style-name="Axiom">353</text:p>
          </table:table-cell>
          <table:table-cell table:style-name="Table1.A2" office:value-type="string">
            <text:p text:style-name="Axiom">Dx.0KOB</text:p>
          </table:table-cell>
          <table:table-cell table:style-name="Table1.C2" office:value-type="string">
            <text:p text:style-name="Axiom"><draw:frame draw:style-name="fr1" draw:name="Object353" text:anchor-type="as-char" svg:y="-0.172in" svg:width="1.9827in" svg:height="0.2909in" draw:z-index="352"><draw:object xlink:href="./Object 353" xlink:type="simple" xlink:show="embed" xlink:actuate="onLoad"/><draw:image xlink:href="./ObjectReplacements/Object 353" xlink:type="simple" xlink:show="embed" xlink:actuate="onLoad"/></draw:frame>forall lsup K rsup O csub x.0 (%alpha ) exists lsup K rsup O csub x.0 (%beta ):%alpha namsaa %beta </text:p>
          </table:table-cell>
        </table:table-row>
        <table:table-row>
          <table:table-cell table:style-name="Table1.A2" office:value-type="string">
            <text:p text:style-name="Axiom">354</text:p>
          </table:table-cell>
          <table:table-cell table:style-name="Table1.A2" office:value-type="string">
            <text:p text:style-name="Axiom">Dx.0KOE</text:p>
          </table:table-cell>
          <table:table-cell table:style-name="Table1.C2" office:value-type="string">
            <text:p text:style-name="Axiom"><draw:frame draw:style-name="fr1" draw:name="Object354" text:anchor-type="as-char" svg:y="-0.172in" svg:width="1.6256in" svg:height="0.2909in" draw:z-index="353"><draw:object xlink:href="./Object 354" xlink:type="simple" xlink:show="embed" xlink:actuate="onLoad"/><draw:image xlink:href="./ObjectReplacements/Object 354" xlink:type="simple" xlink:show="embed" xlink:actuate="onLoad"/></draw:frame>exists lsup K rsup O csub x.0 (%alpha <text:s/>, %beta ):%alpha namsaa %beta </text:p>
          </table:table-cell>
        </table:table-row>
        <table:table-row>
          <table:table-cell table:style-name="Table1.A2" office:value-type="string">
            <text:p text:style-name="Axiom">355</text:p>
          </table:table-cell>
          <table:table-cell table:style-name="Table1.A2" office:value-type="string">
            <text:p text:style-name="Axiom">Dx.0KSA</text:p>
          </table:table-cell>
          <table:table-cell table:style-name="Table1.C2" office:value-type="string">
            <text:p text:style-name="Axiom"><draw:frame draw:style-name="fr1" draw:name="Object355" text:anchor-type="as-char" svg:y="-0.172in" svg:width="1.6126in" svg:height="0.2902in" draw:z-index="354"><draw:object xlink:href="./Object 355" xlink:type="simple" xlink:show="embed" xlink:actuate="onLoad"/><draw:image xlink:href="./ObjectReplacements/Object 355" xlink:type="simple" xlink:show="embed" xlink:actuate="onLoad"/></draw:frame>forall lsup K rsup S csub x.0 (%alpha <text:s/>, %beta ):%alpha namsaa %beta </text:p>
          </table:table-cell>
        </table:table-row>
        <table:table-row>
          <table:table-cell table:style-name="Table1.A2" office:value-type="string">
            <text:p text:style-name="Axiom">356</text:p>
          </table:table-cell>
          <table:table-cell table:style-name="Table1.A2" office:value-type="string">
            <text:p text:style-name="Axiom">Dx.0KSB</text:p>
          </table:table-cell>
          <table:table-cell table:style-name="Table1.C2" office:value-type="string">
            <text:p text:style-name="Axiom"><draw:frame draw:style-name="fr1" draw:name="Object356" text:anchor-type="as-char" svg:y="-0.172in" svg:width="1.9571in" svg:height="0.2909in" draw:z-index="355"><draw:object xlink:href="./Object 356" xlink:type="simple" xlink:show="embed" xlink:actuate="onLoad"/><draw:image xlink:href="./ObjectReplacements/Object 356" xlink:type="simple" xlink:show="embed" xlink:actuate="onLoad"/></draw:frame>forall lsup K rsup S csub x.0 (%alpha ) exists lsup K rsup S csub x.0 (%beta ):%alpha namsaa %beta </text:p>
          </table:table-cell>
        </table:table-row>
        <table:table-row>
          <table:table-cell table:style-name="Table1.A2" office:value-type="string">
            <text:p text:style-name="Axiom">357</text:p>
          </table:table-cell>
          <table:table-cell table:style-name="Table1.A2" office:value-type="string">
            <text:p text:style-name="Axiom">Dx.0KSE</text:p>
          </table:table-cell>
          <table:table-cell table:style-name="Table1.C2" office:value-type="string">
            <text:p text:style-name="Axiom"><draw:frame draw:style-name="fr1" draw:name="Object357" text:anchor-type="as-char" svg:y="-0.172in" svg:width="1.6126in" svg:height="0.2909in" draw:z-index="356"><draw:object xlink:href="./Object 357" xlink:type="simple" xlink:show="embed" xlink:actuate="onLoad"/><draw:image xlink:href="./ObjectReplacements/Object 357" xlink:type="simple" xlink:show="embed" xlink:actuate="onLoad"/></draw:frame>exists lsup K rsup S csub x.0 (%alpha <text:s/>, %beta ):%alpha namsaa %beta </text:p>
          </table:table-cell>
        </table:table-row>
        <table:table-row>
          <table:table-cell table:style-name="Table1.A2" office:value-type="string">
            <text:p text:style-name="Axiom">358</text:p>
          </table:table-cell>
          <table:table-cell table:style-name="Table1.A2" office:value-type="string">
            <text:p text:style-name="Axiom">Dx.0K_A</text:p>
          </table:table-cell>
          <table:table-cell table:style-name="Table1.C2" office:value-type="string">
            <text:p text:style-name="Axiom"><draw:frame draw:style-name="fr1" draw:name="Object358" text:anchor-type="as-char" svg:y="-0.172in" svg:width="1.5492in" svg:height="0.2902in" draw:z-index="357"><draw:object xlink:href="./Object 358" xlink:type="simple" xlink:show="embed" xlink:actuate="onLoad"/><draw:image xlink:href="./ObjectReplacements/Object 358" xlink:type="simple" xlink:show="embed" xlink:actuate="onLoad"/></draw:frame>forall lsup K <text:s/>csub x.0 (%alpha <text:s/>, %beta ):%alpha namsaa %beta </text:p>
          </table:table-cell>
        </table:table-row>
        <table:table-row>
          <table:table-cell table:style-name="Table1.A2" office:value-type="string">
            <text:p text:style-name="Axiom">359</text:p>
          </table:table-cell>
          <table:table-cell table:style-name="Table1.A2" office:value-type="string">
            <text:p text:style-name="Axiom">Dx.0K_B</text:p>
          </table:table-cell>
          <table:table-cell table:style-name="Table1.C2" office:value-type="string">
            <text:p text:style-name="Axiom"><draw:frame draw:style-name="fr1" draw:name="Object359" text:anchor-type="as-char" svg:y="-0.172in" svg:width="1.8299in" svg:height="0.2909in" draw:z-index="358"><draw:object xlink:href="./Object 359" xlink:type="simple" xlink:show="embed" xlink:actuate="onLoad"/><draw:image xlink:href="./ObjectReplacements/Object 359" xlink:type="simple" xlink:show="embed" xlink:actuate="onLoad"/></draw:frame>forall lsup K <text:s/>csub x.0 (%alpha ) exists lsup K <text:s/>csub x.0 (%beta ):%alpha namsaa %beta </text:p>
          </table:table-cell>
        </table:table-row>
        <table:table-row>
          <table:table-cell table:style-name="Table1.A2" office:value-type="string">
            <text:p text:style-name="Axiom">360</text:p>
          </table:table-cell>
          <table:table-cell table:style-name="Table1.A2" office:value-type="string">
            <text:p text:style-name="Axiom">Dx.0K_E</text:p>
          </table:table-cell>
          <table:table-cell table:style-name="Table1.C2" office:value-type="string">
            <text:p text:style-name="Axiom"><draw:frame draw:style-name="fr1" draw:name="Object360" text:anchor-type="as-char" svg:y="-0.172in" svg:width="1.5492in" svg:height="0.2909in" draw:z-index="359"><draw:object xlink:href="./Object 360" xlink:type="simple" xlink:show="embed" xlink:actuate="onLoad"/><draw:image xlink:href="./ObjectReplacements/Object 360" xlink:type="simple" xlink:show="embed" xlink:actuate="onLoad"/></draw:frame>exists lsup K <text:s/>csub x.0 (%alpha <text:s/>, %beta ):%alpha namsaa %beta </text:p>
          </table:table-cell>
        </table:table-row>
        <table:table-row>
          <table:table-cell table:style-name="Table1.A2" office:value-type="string">
            <text:p text:style-name="Axiom">361</text:p>
          </table:table-cell>
          <table:table-cell table:style-name="Table1.A2" office:value-type="string">
            <text:p text:style-name="Axiom">Dx.0UOA</text:p>
          </table:table-cell>
          <table:table-cell table:style-name="Table1.C2" office:value-type="string">
            <text:p text:style-name="Axiom"><draw:frame draw:style-name="fr1" draw:name="Object361" text:anchor-type="as-char" svg:y="-0.172in" svg:width="1.6272in" svg:height="0.2902in" draw:z-index="360"><draw:object xlink:href="./Object 361" xlink:type="simple" xlink:show="embed" xlink:actuate="onLoad"/><draw:image xlink:href="./ObjectReplacements/Object 361" xlink:type="simple" xlink:show="embed" xlink:actuate="onLoad"/></draw:frame>forall lsup U rsup O csub x.0 (%alpha <text:s/>, %beta ):%alpha namsaa %beta </text:p>
          </table:table-cell>
        </table:table-row>
        <table:table-row>
          <table:table-cell table:style-name="Table1.A2" office:value-type="string">
            <text:p text:style-name="Axiom">362</text:p>
          </table:table-cell>
          <table:table-cell table:style-name="Table1.A2" office:value-type="string">
            <text:p text:style-name="Axiom">Dx.0UOB</text:p>
          </table:table-cell>
          <table:table-cell table:style-name="Table1.C2" office:value-type="string">
            <text:p text:style-name="Axiom"><draw:frame draw:style-name="fr1" draw:name="Object362" text:anchor-type="as-char" svg:y="-0.172in" svg:width="1.9846in" svg:height="0.2909in" draw:z-index="361"><draw:object xlink:href="./Object 362" xlink:type="simple" xlink:show="embed" xlink:actuate="onLoad"/><draw:image xlink:href="./ObjectReplacements/Object 362" xlink:type="simple" xlink:show="embed" xlink:actuate="onLoad"/></draw:frame>forall lsup U rsup O csub x.0 (%alpha ) exists lsup U rsup O csub x.0 (%beta ):%alpha namsaa %beta </text:p>
          </table:table-cell>
        </table:table-row>
        <table:table-row>
          <table:table-cell table:style-name="Table1.A2" office:value-type="string">
            <text:p text:style-name="Axiom">363</text:p>
          </table:table-cell>
          <table:table-cell table:style-name="Table1.A2" office:value-type="string">
            <text:p text:style-name="Axiom">Dx.0UOE</text:p>
          </table:table-cell>
          <table:table-cell table:style-name="Table1.C2" office:value-type="string">
            <text:p text:style-name="Axiom"><draw:frame draw:style-name="fr1" draw:name="Object363" text:anchor-type="as-char" svg:y="-0.172in" svg:width="1.6272in" svg:height="0.2909in" draw:z-index="362"><draw:object xlink:href="./Object 363" xlink:type="simple" xlink:show="embed" xlink:actuate="onLoad"/><draw:image xlink:href="./ObjectReplacements/Object 363" xlink:type="simple" xlink:show="embed" xlink:actuate="onLoad"/></draw:frame>exists lsup U rsup O csub x.0 (%alpha <text:s/>, %beta ):%alpha namsaa %beta </text:p>
          </table:table-cell>
        </table:table-row>
        <table:table-row>
          <table:table-cell table:style-name="Table1.A2" office:value-type="string">
            <text:p text:style-name="Axiom">364</text:p>
          </table:table-cell>
          <table:table-cell table:style-name="Table1.A2" office:value-type="string">
            <text:p text:style-name="Axiom">Dx.0USA</text:p>
          </table:table-cell>
          <table:table-cell table:style-name="Table1.C2" office:value-type="string">
            <text:p text:style-name="Axiom"><draw:frame draw:style-name="fr1" draw:name="Object364" text:anchor-type="as-char" svg:y="-0.172in" svg:width="1.6138in" svg:height="0.2902in" draw:z-index="363"><draw:object xlink:href="./Object 364" xlink:type="simple" xlink:show="embed" xlink:actuate="onLoad"/><draw:image xlink:href="./ObjectReplacements/Object 364" xlink:type="simple" xlink:show="embed" xlink:actuate="onLoad"/></draw:frame>forall lsup U rsup S csub x.0 (%alpha <text:s/>, %beta ):%alpha namsaa %beta </text:p>
          </table:table-cell>
        </table:table-row>
        <table:table-row>
          <table:table-cell table:style-name="Table1.A2" office:value-type="string">
            <text:p text:style-name="Axiom">365</text:p>
          </table:table-cell>
          <table:table-cell table:style-name="Table1.A2" office:value-type="string">
            <text:p text:style-name="Axiom">Dx.0USB</text:p>
          </table:table-cell>
          <table:table-cell table:style-name="Table1.C2" office:value-type="string">
            <text:p text:style-name="Axiom"><draw:frame draw:style-name="fr1" draw:name="Object365" text:anchor-type="as-char" svg:y="-0.172in" svg:width="1.9591in" svg:height="0.2909in" draw:z-index="364"><draw:object xlink:href="./Object 365" xlink:type="simple" xlink:show="embed" xlink:actuate="onLoad"/><draw:image xlink:href="./ObjectReplacements/Object 365" xlink:type="simple" xlink:show="embed" xlink:actuate="onLoad"/></draw:frame>forall lsup U rsup S csub x.0 (%alpha ) exists lsup U rsup S csub x.0 (%beta ):%alpha namsaa %beta </text:p>
          </table:table-cell>
        </table:table-row>
        <table:table-row>
          <table:table-cell table:style-name="Table1.A2" office:value-type="string">
            <text:p text:style-name="Axiom">366</text:p>
          </table:table-cell>
          <table:table-cell table:style-name="Table1.A2" office:value-type="string">
            <text:p text:style-name="Axiom">Dx.0USE</text:p>
          </table:table-cell>
          <table:table-cell table:style-name="Table1.C2" office:value-type="string">
            <text:p text:style-name="Axiom"><draw:frame draw:style-name="fr1" draw:name="Object366" text:anchor-type="as-char" svg:y="-0.172in" svg:width="1.6138in" svg:height="0.2909in" draw:z-index="365"><draw:object xlink:href="./Object 366" xlink:type="simple" xlink:show="embed" xlink:actuate="onLoad"/><draw:image xlink:href="./ObjectReplacements/Object 366" xlink:type="simple" xlink:show="embed" xlink:actuate="onLoad"/></draw:frame>exists lsup U rsup S csub x.0 (%alpha <text:s/>, %beta ):%alpha namsaa %beta </text:p>
          </table:table-cell>
        </table:table-row>
        <table:table-row>
          <table:table-cell table:style-name="Table1.A2" office:value-type="string">
            <text:p text:style-name="Axiom">367</text:p>
          </table:table-cell>
          <table:table-cell table:style-name="Table1.A2" office:value-type="string">
            <text:p text:style-name="Axiom">Dx.0U_A</text:p>
          </table:table-cell>
          <table:table-cell table:style-name="Table1.C2" office:value-type="string">
            <text:p text:style-name="Axiom"><draw:frame draw:style-name="fr1" draw:name="Object367" text:anchor-type="as-char" svg:y="-0.172in" svg:width="1.5508in" svg:height="0.2902in" draw:z-index="366"><draw:object xlink:href="./Object 367" xlink:type="simple" xlink:show="embed" xlink:actuate="onLoad"/><draw:image xlink:href="./ObjectReplacements/Object 367" xlink:type="simple" xlink:show="embed" xlink:actuate="onLoad"/></draw:frame>forall lsup U <text:s/>csub x.0 (%alpha <text:s/>, %beta ):%alpha namsaa %beta </text:p>
          </table:table-cell>
        </table:table-row>
        <table:table-row>
          <table:table-cell table:style-name="Table1.A2" office:value-type="string">
            <text:p text:style-name="Axiom">368</text:p>
          </table:table-cell>
          <table:table-cell table:style-name="Table1.A2" office:value-type="string">
            <text:p text:style-name="Axiom">Dx.0U_B</text:p>
          </table:table-cell>
          <table:table-cell table:style-name="Table1.C2" office:value-type="string">
            <text:p text:style-name="Axiom"><draw:frame draw:style-name="fr1" draw:name="Object368" text:anchor-type="as-char" svg:y="-0.172in" svg:width="1.8319in" svg:height="0.2909in" draw:z-index="367"><draw:object xlink:href="./Object 368" xlink:type="simple" xlink:show="embed" xlink:actuate="onLoad"/><draw:image xlink:href="./ObjectReplacements/Object 368" xlink:type="simple" xlink:show="embed" xlink:actuate="onLoad"/></draw:frame>forall lsup U <text:s/>csub x.0 (%alpha ) exists lsup U <text:s/>csub x.0 (%beta ):%alpha namsaa %beta </text:p>
          </table:table-cell>
        </table:table-row>
        <table:table-row>
          <table:table-cell table:style-name="Table1.A2" office:value-type="string">
            <text:p text:style-name="Axiom">369</text:p>
          </table:table-cell>
          <table:table-cell table:style-name="Table1.A2" office:value-type="string">
            <text:p text:style-name="Axiom">Dx.0U_E</text:p>
          </table:table-cell>
          <table:table-cell table:style-name="Table1.C2" office:value-type="string">
            <text:p text:style-name="Axiom"><draw:frame draw:style-name="fr1" draw:name="Object369" text:anchor-type="as-char" svg:y="-0.172in" svg:width="1.5508in" svg:height="0.2909in" draw:z-index="368"><draw:object xlink:href="./Object 369" xlink:type="simple" xlink:show="embed" xlink:actuate="onLoad"/><draw:image xlink:href="./ObjectReplacements/Object 369" xlink:type="simple" xlink:show="embed" xlink:actuate="onLoad"/></draw:frame>exists lsup U <text:s/>csub x.0 (%alpha <text:s/>, %beta ):%alpha namsaa %beta </text:p>
          </table:table-cell>
        </table:table-row>
        <table:table-row>
          <table:table-cell table:style-name="Table1.A2" office:value-type="string">
            <text:p text:style-name="Axiom">370</text:p>
          </table:table-cell>
          <table:table-cell table:style-name="Table1.A2" office:value-type="string">
            <text:p text:style-name="Axiom">Dx.0_OA</text:p>
          </table:table-cell>
          <table:table-cell table:style-name="Table1.C2" office:value-type="string">
            <text:p text:style-name="Axiom"><draw:frame draw:style-name="fr1" draw:name="Object370" text:anchor-type="as-char" svg:y="-0.172in" svg:width="1.5402in" svg:height="0.2902in" draw:z-index="369"><draw:object xlink:href="./Object 370" xlink:type="simple" xlink:show="embed" xlink:actuate="onLoad"/><draw:image xlink:href="./ObjectReplacements/Object 370" xlink:type="simple" xlink:show="embed" xlink:actuate="onLoad"/></draw:frame>forall <text:s/>rsup O csub x.0 (%alpha <text:s/>, %beta ):%alpha namsaa %beta </text:p>
          </table:table-cell>
        </table:table-row>
        <table:table-row>
          <table:table-cell table:style-name="Table1.A2" office:value-type="string">
            <text:p text:style-name="Axiom">371</text:p>
          </table:table-cell>
          <table:table-cell table:style-name="Table1.A2" office:value-type="string">
            <text:p text:style-name="Axiom">Dx.0_OB</text:p>
          </table:table-cell>
          <table:table-cell table:style-name="Table1.C2" office:value-type="string">
            <text:p text:style-name="Axiom"><draw:frame draw:style-name="fr1" draw:name="Object371" text:anchor-type="as-char" svg:y="-0.172in" svg:width="1.8126in" svg:height="0.2909in" draw:z-index="370"><draw:object xlink:href="./Object 371" xlink:type="simple" xlink:show="embed" xlink:actuate="onLoad"/><draw:image xlink:href="./ObjectReplacements/Object 371" xlink:type="simple" xlink:show="embed" xlink:actuate="onLoad"/></draw:frame>forall <text:s/>rsup O csub x.0 (%alpha ) exists <text:s/>rsup O csub x.0 (%beta ):%alpha namsaa %beta </text:p>
          </table:table-cell>
        </table:table-row>
        <table:table-row>
          <table:table-cell table:style-name="Table1.A2" office:value-type="string">
            <text:p text:style-name="Axiom">372</text:p>
          </table:table-cell>
          <table:table-cell table:style-name="Table1.A2" office:value-type="string">
            <text:p text:style-name="Axiom">Dx.0_OE</text:p>
          </table:table-cell>
          <table:table-cell table:style-name="Table1.C2" office:value-type="string">
            <text:p text:style-name="Axiom"><draw:frame draw:style-name="fr1" draw:name="Object372" text:anchor-type="as-char" svg:y="-0.172in" svg:width="1.5402in" svg:height="0.2909in" draw:z-index="371"><draw:object xlink:href="./Object 372" xlink:type="simple" xlink:show="embed" xlink:actuate="onLoad"/><draw:image xlink:href="./ObjectReplacements/Object 372" xlink:type="simple" xlink:show="embed" xlink:actuate="onLoad"/></draw:frame>exists <text:s/>rsup O csub x.0 (%alpha <text:s/>, %beta ):%alpha namsaa %beta </text:p>
          </table:table-cell>
        </table:table-row>
        <table:table-row>
          <table:table-cell table:style-name="Table1.A2" office:value-type="string">
            <text:p text:style-name="Axiom">373</text:p>
          </table:table-cell>
          <table:table-cell table:style-name="Table1.A2" office:value-type="string">
            <text:p text:style-name="Axiom">Dx.0_SA</text:p>
          </table:table-cell>
          <table:table-cell table:style-name="Table1.C2" office:value-type="string">
            <text:p text:style-name="Axiom"><draw:frame draw:style-name="fr1" draw:name="Object373" text:anchor-type="as-char" svg:y="-0.172in" svg:width="1.528in" svg:height="0.2902in" draw:z-index="372"><draw:object xlink:href="./Object 373" xlink:type="simple" xlink:show="embed" xlink:actuate="onLoad"/><draw:image xlink:href="./ObjectReplacements/Object 373" xlink:type="simple" xlink:show="embed" xlink:actuate="onLoad"/></draw:frame>forall <text:s/>rsup S csub x.0 (%alpha <text:s/>, %beta ):%alpha namsaa %beta </text:p>
          </table:table-cell>
        </table:table-row>
        <table:table-row>
          <table:table-cell table:style-name="Table1.A2" office:value-type="string">
            <text:p text:style-name="Axiom">374</text:p>
          </table:table-cell>
          <table:table-cell table:style-name="Table1.A2" office:value-type="string">
            <text:p text:style-name="Axiom">Dx.0_SB</text:p>
          </table:table-cell>
          <table:table-cell table:style-name="Table1.C2" office:value-type="string">
            <text:p text:style-name="Axiom"><draw:frame draw:style-name="fr1" draw:name="Object374" text:anchor-type="as-char" svg:y="-0.172in" svg:width="1.7866in" svg:height="0.2909in" draw:z-index="373"><draw:object xlink:href="./Object 374" xlink:type="simple" xlink:show="embed" xlink:actuate="onLoad"/><draw:image xlink:href="./ObjectReplacements/Object 374" xlink:type="simple" xlink:show="embed" xlink:actuate="onLoad"/></draw:frame>forall <text:s/>rsup S csub x.0 (%alpha ) exists <text:s/>rsup S csub x.0 (%beta ):%alpha namsaa %beta </text:p>
          </table:table-cell>
        </table:table-row>
        <table:table-row>
          <table:table-cell table:style-name="Table1.A2" office:value-type="string">
            <text:p text:style-name="Axiom">375</text:p>
          </table:table-cell>
          <table:table-cell table:style-name="Table1.A2" office:value-type="string">
            <text:p text:style-name="Axiom">Dx.0_SE</text:p>
          </table:table-cell>
          <table:table-cell table:style-name="Table1.C2" office:value-type="string">
            <text:p text:style-name="Axiom"><draw:frame draw:style-name="fr1" draw:name="Object375" text:anchor-type="as-char" svg:y="-0.172in" svg:width="1.528in" svg:height="0.2909in" draw:z-index="374"><draw:object xlink:href="./Object 375" xlink:type="simple" xlink:show="embed" xlink:actuate="onLoad"/><draw:image xlink:href="./ObjectReplacements/Object 375" xlink:type="simple" xlink:show="embed" xlink:actuate="onLoad"/></draw:frame>exists <text:s/>rsup S csub x.0 (%alpha <text:s/>, %beta ):%alpha namsaa %beta </text:p>
          </table:table-cell>
        </table:table-row>
        <table:table-row>
          <table:table-cell table:style-name="Table1.A2" office:value-type="string">
            <text:p text:style-name="Axiom">376</text:p>
          </table:table-cell>
          <table:table-cell table:style-name="Table1.A2" office:value-type="string">
            <text:p text:style-name="Axiom">Dx.0__A</text:p>
          </table:table-cell>
          <table:table-cell table:style-name="Table1.C2" office:value-type="string">
            <text:p text:style-name="Axiom"><draw:frame draw:style-name="fr1" draw:name="Object376" text:anchor-type="as-char" svg:y="-0.152in" svg:width="1.4638in" svg:height="0.2701in" draw:z-index="375"><draw:object xlink:href="./Object 376" xlink:type="simple" xlink:show="embed" xlink:actuate="onLoad"/><draw:image xlink:href="./ObjectReplacements/Object 376" xlink:type="simple" xlink:show="embed" xlink:actuate="onLoad"/></draw:frame>forall <text:s text:c="2"/>csub x.0 (%alpha <text:s/>, %beta ):%alpha namsaa %beta </text:p>
          </table:table-cell>
        </table:table-row>
        <table:table-row>
          <table:table-cell table:style-name="Table1.A2" office:value-type="string">
            <text:p text:style-name="Axiom">377</text:p>
          </table:table-cell>
          <table:table-cell table:style-name="Table1.A2" office:value-type="string">
            <text:p text:style-name="Axiom">Dx.0__B</text:p>
          </table:table-cell>
          <table:table-cell table:style-name="Table1.C2" office:value-type="string">
            <text:p text:style-name="Axiom"><draw:frame draw:style-name="fr1" draw:name="Object377" text:anchor-type="as-char" svg:y="-0.152in" svg:width="1.6598in" svg:height="0.2709in" draw:z-index="376"><draw:object xlink:href="./Object 377" xlink:type="simple" xlink:show="embed" xlink:actuate="onLoad"/><draw:image xlink:href="./ObjectReplacements/Object 377" xlink:type="simple" xlink:show="embed" xlink:actuate="onLoad"/></draw:frame>forall <text:s text:c="2"/>csub x.0 (%alpha ) exists <text:s text:c="2"/>csub x.0 (%beta ):%alpha namsaa %beta </text:p>
          </table:table-cell>
        </table:table-row>
        <table:table-row>
          <table:table-cell table:style-name="Table1.A2" office:value-type="string">
            <text:p text:style-name="Axiom">378</text:p>
          </table:table-cell>
          <table:table-cell table:style-name="Table1.A2" office:value-type="string">
            <text:p text:style-name="Axiom">Dx.0__E</text:p>
          </table:table-cell>
          <table:table-cell table:style-name="Table1.C2" office:value-type="string">
            <text:p text:style-name="Axiom"><draw:frame draw:style-name="fr1" draw:name="Object378" text:anchor-type="as-char" svg:y="-0.152in" svg:width="1.4638in" svg:height="0.2709in" draw:z-index="377"><draw:object xlink:href="./Object 378" xlink:type="simple" xlink:show="embed" xlink:actuate="onLoad"/><draw:image xlink:href="./ObjectReplacements/Object 378" xlink:type="simple" xlink:show="embed" xlink:actuate="onLoad"/></draw:frame>exists <text:s text:c="2"/>csub x.0 (%alpha <text:s/>, %beta ):%alpha namsaa %beta </text:p>
          </table:table-cell>
        </table:table-row>
        <table:table-row>
          <table:table-cell table:style-name="Table1.A2" office:value-type="string">
            <text:p text:style-name="Axiom">379</text:p>
          </table:table-cell>
          <table:table-cell table:style-name="Table1.A2" office:value-type="string">
            <text:p text:style-name="Axiom">Dx.1KOA</text:p>
          </table:table-cell>
          <table:table-cell table:style-name="Table1.C2" office:value-type="string">
            <text:p text:style-name="Axiom"><draw:frame draw:style-name="fr1" draw:name="Object379" text:anchor-type="as-char" svg:y="-0.172in" svg:width="1.6217in" svg:height="0.2902in" draw:z-index="378"><draw:object xlink:href="./Object 379" xlink:type="simple" xlink:show="embed" xlink:actuate="onLoad"/><draw:image xlink:href="./ObjectReplacements/Object 379" xlink:type="simple" xlink:show="embed" xlink:actuate="onLoad"/></draw:frame>forall lsup K rsup O csub x.1 (%alpha <text:s/>, %beta ):%alpha namsaa %beta </text:p>
          </table:table-cell>
        </table:table-row>
        <table:table-row>
          <table:table-cell table:style-name="Table1.A2" office:value-type="string">
            <text:p text:style-name="Axiom">380</text:p>
          </table:table-cell>
          <table:table-cell table:style-name="Table1.A2" office:value-type="string">
            <text:p text:style-name="Axiom">Dx.1KOB</text:p>
          </table:table-cell>
          <table:table-cell table:style-name="Table1.C2" office:value-type="string">
            <text:p text:style-name="Axiom"><draw:frame draw:style-name="fr1" draw:name="Object380" text:anchor-type="as-char" svg:y="-0.172in" svg:width="1.9744in" svg:height="0.2909in" draw:z-index="379"><draw:object xlink:href="./Object 380" xlink:type="simple" xlink:show="embed" xlink:actuate="onLoad"/><draw:image xlink:href="./ObjectReplacements/Object 380" xlink:type="simple" xlink:show="embed" xlink:actuate="onLoad"/></draw:frame>forall lsup K rsup O csub x.1 (%alpha ) exists lsup K rsup O csub x.1 (%beta ):%alpha namsaa %beta </text:p>
          </table:table-cell>
        </table:table-row>
        <table:table-row>
          <table:table-cell table:style-name="Table1.A2" office:value-type="string">
            <text:p text:style-name="Axiom">381</text:p>
          </table:table-cell>
          <table:table-cell table:style-name="Table1.A2" office:value-type="string">
            <text:p text:style-name="Axiom">Dx.1KOE</text:p>
          </table:table-cell>
          <table:table-cell table:style-name="Table1.C2" office:value-type="string">
            <text:p text:style-name="Axiom"><draw:frame draw:style-name="fr1" draw:name="Object381" text:anchor-type="as-char" svg:y="-0.172in" svg:width="1.6217in" svg:height="0.2909in" draw:z-index="380"><draw:object xlink:href="./Object 381" xlink:type="simple" xlink:show="embed" xlink:actuate="onLoad"/><draw:image xlink:href="./ObjectReplacements/Object 381" xlink:type="simple" xlink:show="embed" xlink:actuate="onLoad"/></draw:frame>exists lsup K rsup O csub x.1 (%alpha <text:s/>, %beta ):%alpha namsaa %beta </text:p>
          </table:table-cell>
        </table:table-row>
        <table:table-row>
          <table:table-cell table:style-name="Table1.A2" office:value-type="string">
            <text:p text:style-name="Axiom">382</text:p>
          </table:table-cell>
          <table:table-cell table:style-name="Table1.A2" office:value-type="string">
            <text:p text:style-name="Axiom">Dx.1KSA</text:p>
          </table:table-cell>
          <table:table-cell table:style-name="Table1.C2" office:value-type="string">
            <text:p text:style-name="Axiom"><draw:frame draw:style-name="fr1" draw:name="Object382" text:anchor-type="as-char" svg:y="-0.172in" svg:width="1.6083in" svg:height="0.2902in" draw:z-index="381"><draw:object xlink:href="./Object 382" xlink:type="simple" xlink:show="embed" xlink:actuate="onLoad"/><draw:image xlink:href="./ObjectReplacements/Object 382" xlink:type="simple" xlink:show="embed" xlink:actuate="onLoad"/></draw:frame>forall lsup K rsup S csub x.1 (%alpha <text:s/>, %beta ):%alpha namsaa %beta </text:p>
          </table:table-cell>
        </table:table-row>
        <table:table-row>
          <table:table-cell table:style-name="Table1.A2" office:value-type="string">
            <text:p text:style-name="Axiom">383</text:p>
          </table:table-cell>
          <table:table-cell table:style-name="Table1.A2" office:value-type="string">
            <text:p text:style-name="Axiom">Dx.1KSB</text:p>
          </table:table-cell>
          <table:table-cell table:style-name="Table1.C2" office:value-type="string">
            <text:p text:style-name="Axiom"><draw:frame draw:style-name="fr1" draw:name="Object383" text:anchor-type="as-char" svg:y="-0.172in" svg:width="1.948in" svg:height="0.2909in" draw:z-index="382"><draw:object xlink:href="./Object 383" xlink:type="simple" xlink:show="embed" xlink:actuate="onLoad"/><draw:image xlink:href="./ObjectReplacements/Object 383" xlink:type="simple" xlink:show="embed" xlink:actuate="onLoad"/></draw:frame>forall lsup K rsup S csub x.1 (%alpha ) exists lsup K rsup S csub x.1 (%beta ):%alpha namsaa %beta </text:p>
          </table:table-cell>
        </table:table-row>
        <table:table-row>
          <table:table-cell table:style-name="Table1.A2" office:value-type="string">
            <text:p text:style-name="Axiom">384</text:p>
          </table:table-cell>
          <table:table-cell table:style-name="Table1.A2" office:value-type="string">
            <text:p text:style-name="Axiom">Dx.1KSE</text:p>
          </table:table-cell>
          <table:table-cell table:style-name="Table1.C2" office:value-type="string">
            <text:p text:style-name="Axiom"><draw:frame draw:style-name="fr1" draw:name="Object384" text:anchor-type="as-char" svg:y="-0.172in" svg:width="1.6083in" svg:height="0.2909in" draw:z-index="383"><draw:object xlink:href="./Object 384" xlink:type="simple" xlink:show="embed" xlink:actuate="onLoad"/><draw:image xlink:href="./ObjectReplacements/Object 384" xlink:type="simple" xlink:show="embed" xlink:actuate="onLoad"/></draw:frame>exists lsup K rsup S csub x.1 (%alpha <text:s/>, %beta ):%alpha namsaa %beta </text:p>
          </table:table-cell>
        </table:table-row>
        <table:table-row>
          <table:table-cell table:style-name="Table1.A2" office:value-type="string">
            <text:p text:style-name="Axiom">385</text:p>
          </table:table-cell>
          <table:table-cell table:style-name="Table1.A2" office:value-type="string">
            <text:p text:style-name="Axiom">Dx.1K_A</text:p>
          </table:table-cell>
          <table:table-cell table:style-name="Table1.C2" office:value-type="string">
            <text:p text:style-name="Axiom"><draw:frame draw:style-name="fr1" draw:name="Object385" text:anchor-type="as-char" svg:y="-0.172in" svg:width="1.5453in" svg:height="0.2902in" draw:z-index="384"><draw:object xlink:href="./Object 385" xlink:type="simple" xlink:show="embed" xlink:actuate="onLoad"/><draw:image xlink:href="./ObjectReplacements/Object 385" xlink:type="simple" xlink:show="embed" xlink:actuate="onLoad"/></draw:frame>forall lsup K <text:s/>csub x.1 (%alpha <text:s/>, %beta ):%alpha namsaa %beta </text:p>
          </table:table-cell>
        </table:table-row>
        <table:table-row>
          <table:table-cell table:style-name="Table1.A2" office:value-type="string">
            <text:p text:style-name="Axiom">386</text:p>
          </table:table-cell>
          <table:table-cell table:style-name="Table1.A2" office:value-type="string">
            <text:p text:style-name="Axiom">Dx.1K_B</text:p>
          </table:table-cell>
          <table:table-cell table:style-name="Table1.C2" office:value-type="string">
            <text:p text:style-name="Axiom"><draw:frame draw:style-name="fr1" draw:name="Object386" text:anchor-type="as-char" svg:y="-0.172in" svg:width="1.8217in" svg:height="0.2909in" draw:z-index="385"><draw:object xlink:href="./Object 386" xlink:type="simple" xlink:show="embed" xlink:actuate="onLoad"/><draw:image xlink:href="./ObjectReplacements/Object 386" xlink:type="simple" xlink:show="embed" xlink:actuate="onLoad"/></draw:frame>forall lsup K <text:s/>csub x.1 (%alpha ) exists lsup K <text:s/>csub x.1 (%beta ):%alpha namsaa %beta </text:p>
          </table:table-cell>
        </table:table-row>
        <table:table-row>
          <table:table-cell table:style-name="Table1.A2" office:value-type="string">
            <text:p text:style-name="Axiom">387</text:p>
          </table:table-cell>
          <table:table-cell table:style-name="Table1.A2" office:value-type="string">
            <text:p text:style-name="Axiom">Dx.1K_E</text:p>
          </table:table-cell>
          <table:table-cell table:style-name="Table1.C2" office:value-type="string">
            <text:p text:style-name="Axiom"><draw:frame draw:style-name="fr1" draw:name="Object387" text:anchor-type="as-char" svg:y="-0.172in" svg:width="1.5453in" svg:height="0.2909in" draw:z-index="386"><draw:object xlink:href="./Object 387" xlink:type="simple" xlink:show="embed" xlink:actuate="onLoad"/><draw:image xlink:href="./ObjectReplacements/Object 387" xlink:type="simple" xlink:show="embed" xlink:actuate="onLoad"/></draw:frame>exists lsup K <text:s/>csub x.1 (%alpha <text:s/>, %beta ):%alpha namsaa %beta </text:p>
          </table:table-cell>
        </table:table-row>
        <table:table-row>
          <table:table-cell table:style-name="Table1.A2" office:value-type="string">
            <text:p text:style-name="Axiom">388</text:p>
          </table:table-cell>
          <table:table-cell table:style-name="Table1.A2" office:value-type="string">
            <text:p text:style-name="Axiom">Dx.1UOA</text:p>
          </table:table-cell>
          <table:table-cell table:style-name="Table1.C2" office:value-type="string">
            <text:p text:style-name="Axiom"><draw:frame draw:style-name="fr1" draw:name="Object388" text:anchor-type="as-char" svg:y="-0.172in" svg:width="1.622in" svg:height="0.2902in" draw:z-index="387"><draw:object xlink:href="./Object 388" xlink:type="simple" xlink:show="embed" xlink:actuate="onLoad"/><draw:image xlink:href="./ObjectReplacements/Object 388" xlink:type="simple" xlink:show="embed" xlink:actuate="onLoad"/></draw:frame>forall lsup U rsup O csub x.1 (%alpha <text:s/>, %beta ):%alpha namsaa %beta </text:p>
          </table:table-cell>
        </table:table-row>
        <table:table-row>
          <table:table-cell table:style-name="Table1.A2" office:value-type="string">
            <text:p text:style-name="Axiom">389</text:p>
          </table:table-cell>
          <table:table-cell table:style-name="Table1.A2" office:value-type="string">
            <text:p text:style-name="Axiom">Dx.1UOB</text:p>
          </table:table-cell>
          <table:table-cell table:style-name="Table1.C2" office:value-type="string">
            <text:p text:style-name="Axiom"><draw:frame draw:style-name="fr1" draw:name="Object389" text:anchor-type="as-char" svg:y="-0.172in" svg:width="1.9764in" svg:height="0.2909in" draw:z-index="388"><draw:object xlink:href="./Object 389" xlink:type="simple" xlink:show="embed" xlink:actuate="onLoad"/><draw:image xlink:href="./ObjectReplacements/Object 389" xlink:type="simple" xlink:show="embed" xlink:actuate="onLoad"/></draw:frame>forall lsup U rsup O csub x.1 (%alpha ) exists lsup U rsup O csub x.1 (%beta ):%alpha namsaa %beta </text:p>
          </table:table-cell>
        </table:table-row>
        <table:table-row>
          <table:table-cell table:style-name="Table1.A2" office:value-type="string">
            <text:p text:style-name="Axiom">390</text:p>
          </table:table-cell>
          <table:table-cell table:style-name="Table1.A2" office:value-type="string">
            <text:p text:style-name="Axiom">Dx.1UOE</text:p>
          </table:table-cell>
          <table:table-cell table:style-name="Table1.C2" office:value-type="string">
            <text:p text:style-name="Axiom"><draw:frame draw:style-name="fr1" draw:name="Object390" text:anchor-type="as-char" svg:y="-0.172in" svg:width="1.622in" svg:height="0.2909in" draw:z-index="389"><draw:object xlink:href="./Object 390" xlink:type="simple" xlink:show="embed" xlink:actuate="onLoad"/><draw:image xlink:href="./ObjectReplacements/Object 390" xlink:type="simple" xlink:show="embed" xlink:actuate="onLoad"/></draw:frame>exists lsup U rsup O csub x.1 (%alpha <text:s/>, %beta ):%alpha namsaa %beta </text:p>
          </table:table-cell>
        </table:table-row>
        <table:table-row>
          <table:table-cell table:style-name="Table1.A2" office:value-type="string">
            <text:p text:style-name="Axiom">391</text:p>
          </table:table-cell>
          <table:table-cell table:style-name="Table1.A2" office:value-type="string">
            <text:p text:style-name="Axiom">Dx.1USA</text:p>
          </table:table-cell>
          <table:table-cell table:style-name="Table1.C2" office:value-type="string">
            <text:p text:style-name="Axiom"><draw:frame draw:style-name="fr1" draw:name="Object391" text:anchor-type="as-char" svg:y="-0.172in" svg:width="1.6098in" svg:height="0.2902in" draw:z-index="390"><draw:object xlink:href="./Object 391" xlink:type="simple" xlink:show="embed" xlink:actuate="onLoad"/><draw:image xlink:href="./ObjectReplacements/Object 391" xlink:type="simple" xlink:show="embed" xlink:actuate="onLoad"/></draw:frame>forall lsup U rsup S csub x.1 (%alpha <text:s/>, %beta ):%alpha namsaa %beta </text:p>
          </table:table-cell>
        </table:table-row>
        <table:table-row>
          <table:table-cell table:style-name="Table1.A2" office:value-type="string">
            <text:p text:style-name="Axiom">392</text:p>
          </table:table-cell>
          <table:table-cell table:style-name="Table1.A2" office:value-type="string">
            <text:p text:style-name="Axiom">Dx.1USB</text:p>
          </table:table-cell>
          <table:table-cell table:style-name="Table1.C2" office:value-type="string">
            <text:p text:style-name="Axiom"><draw:frame draw:style-name="fr1" draw:name="Object392" text:anchor-type="as-char" svg:y="-0.172in" svg:width="1.9508in" svg:height="0.2909in" draw:z-index="391"><draw:object xlink:href="./Object 392" xlink:type="simple" xlink:show="embed" xlink:actuate="onLoad"/><draw:image xlink:href="./ObjectReplacements/Object 392" xlink:type="simple" xlink:show="embed" xlink:actuate="onLoad"/></draw:frame>forall lsup U rsup S csub x.1 (%alpha ) exists lsup U rsup S csub x.1 (%beta ):%alpha namsaa %beta </text:p>
          </table:table-cell>
        </table:table-row>
        <table:table-row>
          <table:table-cell table:style-name="Table1.A2" office:value-type="string">
            <text:p text:style-name="Axiom">393</text:p>
          </table:table-cell>
          <table:table-cell table:style-name="Table1.A2" office:value-type="string">
            <text:p text:style-name="Axiom">Dx.1USE</text:p>
          </table:table-cell>
          <table:table-cell table:style-name="Table1.C2" office:value-type="string">
            <text:p text:style-name="Axiom"><draw:frame draw:style-name="fr1" draw:name="Object393" text:anchor-type="as-char" svg:y="-0.172in" svg:width="1.6098in" svg:height="0.2909in" draw:z-index="392"><draw:object xlink:href="./Object 393" xlink:type="simple" xlink:show="embed" xlink:actuate="onLoad"/><draw:image xlink:href="./ObjectReplacements/Object 393" xlink:type="simple" xlink:show="embed" xlink:actuate="onLoad"/></draw:frame>exists lsup U rsup S csub x.1 (%alpha <text:s/>, %beta ):%alpha namsaa %beta </text:p>
          </table:table-cell>
        </table:table-row>
        <table:table-row>
          <table:table-cell table:style-name="Table1.A2" office:value-type="string">
            <text:p text:style-name="Axiom">394</text:p>
          </table:table-cell>
          <table:table-cell table:style-name="Table1.A2" office:value-type="string">
            <text:p text:style-name="Axiom">Dx.1U_A</text:p>
          </table:table-cell>
          <table:table-cell table:style-name="Table1.C2" office:value-type="string">
            <text:p text:style-name="Axiom"><draw:frame draw:style-name="fr1" draw:name="Object394" text:anchor-type="as-char" svg:y="-0.172in" svg:width="1.5457in" svg:height="0.2902in" draw:z-index="393"><draw:object xlink:href="./Object 394" xlink:type="simple" xlink:show="embed" xlink:actuate="onLoad"/><draw:image xlink:href="./ObjectReplacements/Object 394" xlink:type="simple" xlink:show="embed" xlink:actuate="onLoad"/></draw:frame>forall lsup U <text:s/>csub x.1 (%alpha <text:s/>, %beta ):%alpha namsaa %beta </text:p>
          </table:table-cell>
        </table:table-row>
        <table:table-row>
          <table:table-cell table:style-name="Table1.A2" office:value-type="string">
            <text:p text:style-name="Axiom">395</text:p>
          </table:table-cell>
          <table:table-cell table:style-name="Table1.A2" office:value-type="string">
            <text:p text:style-name="Axiom">Dx.1U_B</text:p>
          </table:table-cell>
          <table:table-cell table:style-name="Table1.C2" office:value-type="string">
            <text:p text:style-name="Axiom"><draw:frame draw:style-name="fr1" draw:name="Object395" text:anchor-type="as-char" svg:y="-0.172in" svg:width="1.8236in" svg:height="0.2909in" draw:z-index="394"><draw:object xlink:href="./Object 395" xlink:type="simple" xlink:show="embed" xlink:actuate="onLoad"/><draw:image xlink:href="./ObjectReplacements/Object 395" xlink:type="simple" xlink:show="embed" xlink:actuate="onLoad"/></draw:frame>forall lsup U <text:s/>csub x.1 (%alpha ) exists lsup U <text:s/>csub x.1 (%beta ):%alpha namsaa %beta </text:p>
          </table:table-cell>
        </table:table-row>
        <table:table-row>
          <table:table-cell table:style-name="Table1.A2" office:value-type="string">
            <text:p text:style-name="Axiom">396</text:p>
          </table:table-cell>
          <table:table-cell table:style-name="Table1.A2" office:value-type="string">
            <text:p text:style-name="Axiom">Dx.1U_E</text:p>
          </table:table-cell>
          <table:table-cell table:style-name="Table1.C2" office:value-type="string">
            <text:p text:style-name="Axiom"><draw:frame draw:style-name="fr1" draw:name="Object396" text:anchor-type="as-char" svg:y="-0.172in" svg:width="1.5457in" svg:height="0.2909in" draw:z-index="395"><draw:object xlink:href="./Object 396" xlink:type="simple" xlink:show="embed" xlink:actuate="onLoad"/><draw:image xlink:href="./ObjectReplacements/Object 396" xlink:type="simple" xlink:show="embed" xlink:actuate="onLoad"/></draw:frame>exists lsup U <text:s/>csub x.1 (%alpha <text:s/>, %beta ):%alpha namsaa %beta </text:p>
          </table:table-cell>
        </table:table-row>
        <table:table-row>
          <table:table-cell table:style-name="Table1.A2" office:value-type="string">
            <text:p text:style-name="Axiom">397</text:p>
          </table:table-cell>
          <table:table-cell table:style-name="Table1.A2" office:value-type="string">
            <text:p text:style-name="Axiom">Dx.1_OA</text:p>
          </table:table-cell>
          <table:table-cell table:style-name="Table1.C2" office:value-type="string">
            <text:p text:style-name="Axiom"><draw:frame draw:style-name="fr1" draw:name="Object397" text:anchor-type="as-char" svg:y="-0.172in" svg:width="1.5362in" svg:height="0.2902in" draw:z-index="396"><draw:object xlink:href="./Object 397" xlink:type="simple" xlink:show="embed" xlink:actuate="onLoad"/><draw:image xlink:href="./ObjectReplacements/Object 397" xlink:type="simple" xlink:show="embed" xlink:actuate="onLoad"/></draw:frame>forall <text:s/>rsup O csub x.1 (%alpha <text:s/>, %beta ):%alpha namsaa %beta </text:p>
          </table:table-cell>
        </table:table-row>
        <table:table-row>
          <table:table-cell table:style-name="Table1.A2" office:value-type="string">
            <text:p text:style-name="Axiom">398</text:p>
          </table:table-cell>
          <table:table-cell table:style-name="Table1.A2" office:value-type="string">
            <text:p text:style-name="Axiom">Dx.1_OB</text:p>
          </table:table-cell>
          <table:table-cell table:style-name="Table1.C2" office:value-type="string">
            <text:p text:style-name="Axiom"><draw:frame draw:style-name="fr1" draw:name="Object398" text:anchor-type="as-char" svg:y="-0.172in" svg:width="1.8043in" svg:height="0.2909in" draw:z-index="397"><draw:object xlink:href="./Object 398" xlink:type="simple" xlink:show="embed" xlink:actuate="onLoad"/><draw:image xlink:href="./ObjectReplacements/Object 398" xlink:type="simple" xlink:show="embed" xlink:actuate="onLoad"/></draw:frame>forall <text:s/>rsup O csub x.1 (%alpha ) exists <text:s/>rsup O csub x.1 (%beta ):%alpha namsaa %beta </text:p>
          </table:table-cell>
        </table:table-row>
        <table:table-row>
          <table:table-cell table:style-name="Table1.A2" office:value-type="string">
            <text:p text:style-name="Axiom">399</text:p>
          </table:table-cell>
          <table:table-cell table:style-name="Table1.A2" office:value-type="string">
            <text:p text:style-name="Axiom">Dx.1_OE</text:p>
          </table:table-cell>
          <table:table-cell table:style-name="Table1.C2" office:value-type="string">
            <text:p text:style-name="Axiom"><draw:frame draw:style-name="fr1" draw:name="Object399" text:anchor-type="as-char" svg:y="-0.172in" svg:width="1.5362in" svg:height="0.2909in" draw:z-index="398"><draw:object xlink:href="./Object 399" xlink:type="simple" xlink:show="embed" xlink:actuate="onLoad"/><draw:image xlink:href="./ObjectReplacements/Object 399" xlink:type="simple" xlink:show="embed" xlink:actuate="onLoad"/></draw:frame>exists <text:s/>rsup O csub x.1 (%alpha <text:s/>, %beta ):%alpha namsaa %beta </text:p>
          </table:table-cell>
        </table:table-row>
        <table:table-row>
          <table:table-cell table:style-name="Table1.A2" office:value-type="string">
            <text:p text:style-name="Axiom">400</text:p>
          </table:table-cell>
          <table:table-cell table:style-name="Table1.A2" office:value-type="string">
            <text:p text:style-name="Axiom">Dx.1_SA</text:p>
          </table:table-cell>
          <table:table-cell table:style-name="Table1.C2" office:value-type="string">
            <text:p text:style-name="Axiom"><draw:frame draw:style-name="fr1" draw:name="Object400" text:anchor-type="as-char" svg:y="-0.172in" svg:width="1.5228in" svg:height="0.2902in" draw:z-index="399"><draw:object xlink:href="./Object 400" xlink:type="simple" xlink:show="embed" xlink:actuate="onLoad"/><draw:image xlink:href="./ObjectReplacements/Object 400" xlink:type="simple" xlink:show="embed" xlink:actuate="onLoad"/></draw:frame>forall <text:s/>rsup S csub x.1 (%alpha <text:s/>, %beta ):%alpha namsaa %beta </text:p>
          </table:table-cell>
        </table:table-row>
        <table:table-row>
          <table:table-cell table:style-name="Table1.A2" office:value-type="string">
            <text:p text:style-name="Axiom">401</text:p>
          </table:table-cell>
          <table:table-cell table:style-name="Table1.A2" office:value-type="string">
            <text:p text:style-name="Axiom">Dx.1_SB</text:p>
          </table:table-cell>
          <table:table-cell table:style-name="Table1.C2" office:value-type="string">
            <text:p text:style-name="Axiom"><draw:frame draw:style-name="fr1" draw:name="Object401" text:anchor-type="as-char" svg:y="-0.172in" svg:width="1.778in" svg:height="0.2909in" draw:z-index="400"><draw:object xlink:href="./Object 401" xlink:type="simple" xlink:show="embed" xlink:actuate="onLoad"/><draw:image xlink:href="./ObjectReplacements/Object 401" xlink:type="simple" xlink:show="embed" xlink:actuate="onLoad"/></draw:frame>forall <text:s/>rsup S csub x.1 (%alpha ) exists <text:s/>rsup S csub x.1 (%beta ):%alpha namsaa %beta </text:p>
          </table:table-cell>
        </table:table-row>
        <table:table-row>
          <table:table-cell table:style-name="Table1.A2" office:value-type="string">
            <text:p text:style-name="Axiom">402</text:p>
          </table:table-cell>
          <table:table-cell table:style-name="Table1.A2" office:value-type="string">
            <text:p text:style-name="Axiom">Dx.1_SE</text:p>
          </table:table-cell>
          <table:table-cell table:style-name="Table1.C2" office:value-type="string">
            <text:p text:style-name="Axiom"><draw:frame draw:style-name="fr1" draw:name="Object402" text:anchor-type="as-char" svg:y="-0.172in" svg:width="1.5228in" svg:height="0.2909in" draw:z-index="401"><draw:object xlink:href="./Object 402" xlink:type="simple" xlink:show="embed" xlink:actuate="onLoad"/><draw:image xlink:href="./ObjectReplacements/Object 402" xlink:type="simple" xlink:show="embed" xlink:actuate="onLoad"/></draw:frame>exists <text:s/>rsup S csub x.1 (%alpha <text:s/>, %beta ):%alpha namsaa %beta </text:p>
          </table:table-cell>
        </table:table-row>
        <table:table-row>
          <table:table-cell table:style-name="Table1.A2" office:value-type="string">
            <text:p text:style-name="Axiom">403</text:p>
          </table:table-cell>
          <table:table-cell table:style-name="Table1.A2" office:value-type="string">
            <text:p text:style-name="Axiom">Dx.1__A</text:p>
          </table:table-cell>
          <table:table-cell table:style-name="Table1.C2" office:value-type="string">
            <text:p text:style-name="Axiom"><draw:frame draw:style-name="fr1" draw:name="Object403" text:anchor-type="as-char" svg:y="-0.152in" svg:width="1.4598in" svg:height="0.2701in" draw:z-index="402"><draw:object xlink:href="./Object 403" xlink:type="simple" xlink:show="embed" xlink:actuate="onLoad"/><draw:image xlink:href="./ObjectReplacements/Object 403" xlink:type="simple" xlink:show="embed" xlink:actuate="onLoad"/></draw:frame>forall <text:s text:c="2"/>csub x.1 (%alpha <text:s/>, %beta ):%alpha namsaa %beta </text:p>
          </table:table-cell>
        </table:table-row>
        <table:table-row>
          <table:table-cell table:style-name="Table1.A2" office:value-type="string">
            <text:p text:style-name="Axiom">404</text:p>
          </table:table-cell>
          <table:table-cell table:style-name="Table1.A2" office:value-type="string">
            <text:p text:style-name="Axiom">Dx.1__B</text:p>
          </table:table-cell>
          <table:table-cell table:style-name="Table1.C2" office:value-type="string">
            <text:p text:style-name="Axiom"><draw:frame draw:style-name="fr1" draw:name="Object404" text:anchor-type="as-char" svg:y="-0.152in" svg:width="1.6516in" svg:height="0.2709in" draw:z-index="403"><draw:object xlink:href="./Object 404" xlink:type="simple" xlink:show="embed" xlink:actuate="onLoad"/><draw:image xlink:href="./ObjectReplacements/Object 404" xlink:type="simple" xlink:show="embed" xlink:actuate="onLoad"/></draw:frame>forall <text:s text:c="2"/>csub x.1 (%alpha ) exists <text:s text:c="2"/>csub x.1 (%beta ):%alpha namsaa %beta </text:p>
          </table:table-cell>
        </table:table-row>
        <table:table-row>
          <table:table-cell table:style-name="Table1.A2" office:value-type="string">
            <text:p text:style-name="Axiom">405</text:p>
          </table:table-cell>
          <table:table-cell table:style-name="Table1.A2" office:value-type="string">
            <text:p text:style-name="Axiom">Dx.1__E</text:p>
          </table:table-cell>
          <table:table-cell table:style-name="Table1.C2" office:value-type="string">
            <text:p text:style-name="Axiom"><draw:frame draw:style-name="fr1" draw:name="Object405" text:anchor-type="as-char" svg:y="-0.152in" svg:width="1.4598in" svg:height="0.2709in" draw:z-index="404"><draw:object xlink:href="./Object 405" xlink:type="simple" xlink:show="embed" xlink:actuate="onLoad"/><draw:image xlink:href="./ObjectReplacements/Object 405" xlink:type="simple" xlink:show="embed" xlink:actuate="onLoad"/></draw:frame>exists <text:s text:c="2"/>csub x.1 (%alpha <text:s/>, %beta ):%alpha namsaa %beta </text:p>
          </table:table-cell>
        </table:table-row>
        <table:table-row>
          <table:table-cell table:style-name="Table1.A2" office:value-type="string">
            <text:p text:style-name="Axiom">406</text:p>
          </table:table-cell>
          <table:table-cell table:style-name="Table1.A2" office:value-type="string">
            <text:p text:style-name="Axiom">Dx.yKOA</text:p>
          </table:table-cell>
          <table:table-cell table:style-name="Table1.C2" office:value-type="string">
            <text:p text:style-name="Axiom"><draw:frame draw:style-name="fr1" draw:name="Object406" text:anchor-type="as-char" svg:y="-0.172in" svg:width="1.6201in" svg:height="0.2902in" draw:z-index="405"><draw:object xlink:href="./Object 406" xlink:type="simple" xlink:show="embed" xlink:actuate="onLoad"/><draw:image xlink:href="./ObjectReplacements/Object 406" xlink:type="simple" xlink:show="embed" xlink:actuate="onLoad"/></draw:frame>forall lsup K rsup O csub x.y (%alpha <text:s/>, %beta ):%alpha namsaa %beta </text:p>
          </table:table-cell>
        </table:table-row>
        <table:table-row>
          <table:table-cell table:style-name="Table1.A2" office:value-type="string">
            <text:p text:style-name="Axiom">407</text:p>
          </table:table-cell>
          <table:table-cell table:style-name="Table1.A2" office:value-type="string">
            <text:p text:style-name="Axiom">Dx.yKOB</text:p>
          </table:table-cell>
          <table:table-cell table:style-name="Table1.C2" office:value-type="string">
            <text:p text:style-name="Axiom"><draw:frame draw:style-name="fr1" draw:name="Object407" text:anchor-type="as-char" svg:y="-0.172in" svg:width="1.9717in" svg:height="0.2909in" draw:z-index="406"><draw:object xlink:href="./Object 407" xlink:type="simple" xlink:show="embed" xlink:actuate="onLoad"/><draw:image xlink:href="./ObjectReplacements/Object 407" xlink:type="simple" xlink:show="embed" xlink:actuate="onLoad"/></draw:frame>forall lsup K rsup O csub x.y (%alpha ) exists lsup K rsup O csub x.y (%beta ):%alpha namsaa %beta </text:p>
          </table:table-cell>
        </table:table-row>
        <table:table-row>
          <table:table-cell table:style-name="Table1.A2" office:value-type="string">
            <text:p text:style-name="Axiom">408</text:p>
          </table:table-cell>
          <table:table-cell table:style-name="Table1.A2" office:value-type="string">
            <text:p text:style-name="Axiom">Dx.yKOE</text:p>
          </table:table-cell>
          <table:table-cell table:style-name="Table1.C2" office:value-type="string">
            <text:p text:style-name="Axiom"><draw:frame draw:style-name="fr1" draw:name="Object408" text:anchor-type="as-char" svg:y="-0.172in" svg:width="1.6201in" svg:height="0.2909in" draw:z-index="407"><draw:object xlink:href="./Object 408" xlink:type="simple" xlink:show="embed" xlink:actuate="onLoad"/><draw:image xlink:href="./ObjectReplacements/Object 408" xlink:type="simple" xlink:show="embed" xlink:actuate="onLoad"/></draw:frame>exists lsup K rsup O csub x.y (%alpha <text:s/>, %beta ):%alpha namsaa %beta </text:p>
          </table:table-cell>
        </table:table-row>
        <table:table-row>
          <table:table-cell table:style-name="Table1.A2" office:value-type="string">
            <text:p text:style-name="Axiom">409</text:p>
          </table:table-cell>
          <table:table-cell table:style-name="Table1.A2" office:value-type="string">
            <text:p text:style-name="Axiom">Dx.yKSA</text:p>
          </table:table-cell>
          <table:table-cell table:style-name="Table1.C2" office:value-type="string">
            <text:p text:style-name="Axiom"><draw:frame draw:style-name="fr1" draw:name="Object409" text:anchor-type="as-char" svg:y="-0.172in" svg:width="1.6071in" svg:height="0.2902in" draw:z-index="408"><draw:object xlink:href="./Object 409" xlink:type="simple" xlink:show="embed" xlink:actuate="onLoad"/><draw:image xlink:href="./ObjectReplacements/Object 409" xlink:type="simple" xlink:show="embed" xlink:actuate="onLoad"/></draw:frame>forall lsup K rsup S csub x.y (%alpha <text:s/>, %beta ):%alpha namsaa %beta </text:p>
          </table:table-cell>
        </table:table-row>
        <table:table-row>
          <table:table-cell table:style-name="Table1.A2" office:value-type="string">
            <text:p text:style-name="Axiom">410</text:p>
          </table:table-cell>
          <table:table-cell table:style-name="Table1.A2" office:value-type="string">
            <text:p text:style-name="Axiom">Dx.yKSB</text:p>
          </table:table-cell>
          <table:table-cell table:style-name="Table1.C2" office:value-type="string">
            <text:p text:style-name="Axiom"><draw:frame draw:style-name="fr1" draw:name="Object410" text:anchor-type="as-char" svg:y="-0.172in" svg:width="1.9457in" svg:height="0.2909in" draw:z-index="409"><draw:object xlink:href="./Object 410" xlink:type="simple" xlink:show="embed" xlink:actuate="onLoad"/><draw:image xlink:href="./ObjectReplacements/Object 410" xlink:type="simple" xlink:show="embed" xlink:actuate="onLoad"/></draw:frame>forall lsup K rsup S csub x.y (%alpha ) exists lsup K rsup S csub x.y (%beta ):%alpha namsaa %beta </text:p>
          </table:table-cell>
        </table:table-row>
        <table:table-row>
          <table:table-cell table:style-name="Table1.A2" office:value-type="string">
            <text:p text:style-name="Axiom">411</text:p>
          </table:table-cell>
          <table:table-cell table:style-name="Table1.A2" office:value-type="string">
            <text:p text:style-name="Axiom">Dx.yKSE</text:p>
          </table:table-cell>
          <table:table-cell table:style-name="Table1.C2" office:value-type="string">
            <text:p text:style-name="Axiom"><draw:frame draw:style-name="fr1" draw:name="Object411" text:anchor-type="as-char" svg:y="-0.172in" svg:width="1.6071in" svg:height="0.2909in" draw:z-index="410"><draw:object xlink:href="./Object 411" xlink:type="simple" xlink:show="embed" xlink:actuate="onLoad"/><draw:image xlink:href="./ObjectReplacements/Object 411" xlink:type="simple" xlink:show="embed" xlink:actuate="onLoad"/></draw:frame>exists lsup K rsup S csub x.y (%alpha <text:s/>, %beta ):%alpha namsaa %beta </text:p>
          </table:table-cell>
        </table:table-row>
        <table:table-row>
          <table:table-cell table:style-name="Table1.A2" office:value-type="string">
            <text:p text:style-name="Axiom">412</text:p>
          </table:table-cell>
          <table:table-cell table:style-name="Table1.A2" office:value-type="string">
            <text:p text:style-name="Axiom">Dx.yK_A</text:p>
          </table:table-cell>
          <table:table-cell table:style-name="Table1.C2" office:value-type="string">
            <text:p text:style-name="Axiom"><draw:frame draw:style-name="fr1" draw:name="Object412" text:anchor-type="as-char" svg:y="-0.172in" svg:width="1.5437in" svg:height="0.2902in" draw:z-index="411"><draw:object xlink:href="./Object 412" xlink:type="simple" xlink:show="embed" xlink:actuate="onLoad"/><draw:image xlink:href="./ObjectReplacements/Object 412" xlink:type="simple" xlink:show="embed" xlink:actuate="onLoad"/></draw:frame>forall lsup K <text:s/>csub x.y (%alpha <text:s/>, %beta ):%alpha namsaa %beta </text:p>
          </table:table-cell>
        </table:table-row>
        <table:table-row>
          <table:table-cell table:style-name="Table1.A2" office:value-type="string">
            <text:p text:style-name="Axiom">413</text:p>
          </table:table-cell>
          <table:table-cell table:style-name="Table1.A2" office:value-type="string">
            <text:p text:style-name="Axiom">Dx.yK_B</text:p>
          </table:table-cell>
          <table:table-cell table:style-name="Table1.C2" office:value-type="string">
            <text:p text:style-name="Axiom"><draw:frame draw:style-name="fr1" draw:name="Object413" text:anchor-type="as-char" svg:y="-0.172in" svg:width="1.8189in" svg:height="0.2909in" draw:z-index="412"><draw:object xlink:href="./Object 413" xlink:type="simple" xlink:show="embed" xlink:actuate="onLoad"/><draw:image xlink:href="./ObjectReplacements/Object 413" xlink:type="simple" xlink:show="embed" xlink:actuate="onLoad"/></draw:frame>forall lsup K <text:s/>csub x.y (%alpha ) exists lsup K <text:s/>csub x.y (%beta ):%alpha namsaa %beta </text:p>
          </table:table-cell>
        </table:table-row>
        <table:table-row>
          <table:table-cell table:style-name="Table1.A2" office:value-type="string">
            <text:p text:style-name="Axiom">414</text:p>
          </table:table-cell>
          <table:table-cell table:style-name="Table1.A2" office:value-type="string">
            <text:p text:style-name="Axiom">Dx.yK_E</text:p>
          </table:table-cell>
          <table:table-cell table:style-name="Table1.C2" office:value-type="string">
            <text:p text:style-name="Axiom"><draw:frame draw:style-name="fr1" draw:name="Object414" text:anchor-type="as-char" svg:y="-0.172in" svg:width="1.5437in" svg:height="0.2909in" draw:z-index="413"><draw:object xlink:href="./Object 414" xlink:type="simple" xlink:show="embed" xlink:actuate="onLoad"/><draw:image xlink:href="./ObjectReplacements/Object 414" xlink:type="simple" xlink:show="embed" xlink:actuate="onLoad"/></draw:frame>exists lsup K <text:s/>csub x.y (%alpha <text:s/>, %beta ):%alpha namsaa %beta </text:p>
          </table:table-cell>
        </table:table-row>
        <table:table-row>
          <table:table-cell table:style-name="Table1.A2" office:value-type="string">
            <text:p text:style-name="Axiom">415</text:p>
          </table:table-cell>
          <table:table-cell table:style-name="Table1.A2" office:value-type="string">
            <text:p text:style-name="Axiom">Dx.yUOA</text:p>
          </table:table-cell>
          <table:table-cell table:style-name="Table1.C2" office:value-type="string">
            <text:p text:style-name="Axiom"><draw:frame draw:style-name="fr1" draw:name="Object415" text:anchor-type="as-char" svg:y="-0.172in" svg:width="1.6217in" svg:height="0.2902in" draw:z-index="414"><draw:object xlink:href="./Object 415" xlink:type="simple" xlink:show="embed" xlink:actuate="onLoad"/><draw:image xlink:href="./ObjectReplacements/Object 415" xlink:type="simple" xlink:show="embed" xlink:actuate="onLoad"/></draw:frame>forall lsup U rsup O csub x.y (%alpha <text:s/>, %beta ):%alpha namsaa %beta </text:p>
          </table:table-cell>
        </table:table-row>
        <table:table-row>
          <table:table-cell table:style-name="Table1.A2" office:value-type="string">
            <text:p text:style-name="Axiom">416</text:p>
          </table:table-cell>
          <table:table-cell table:style-name="Table1.A2" office:value-type="string">
            <text:p text:style-name="Axiom">Dx.yUOB</text:p>
          </table:table-cell>
          <table:table-cell table:style-name="Table1.C2" office:value-type="string">
            <text:p text:style-name="Axiom"><draw:frame draw:style-name="fr1" draw:name="Object416" text:anchor-type="as-char" svg:y="-0.172in" svg:width="1.9744in" svg:height="0.2909in" draw:z-index="415"><draw:object xlink:href="./Object 416" xlink:type="simple" xlink:show="embed" xlink:actuate="onLoad"/><draw:image xlink:href="./ObjectReplacements/Object 416" xlink:type="simple" xlink:show="embed" xlink:actuate="onLoad"/></draw:frame>forall lsup U rsup O csub x.y (%alpha ) exists lsup U rsup O csub x.y (%beta ):%alpha namsaa %beta </text:p>
          </table:table-cell>
        </table:table-row>
        <table:table-row>
          <table:table-cell table:style-name="Table1.A2" office:value-type="string">
            <text:p text:style-name="Axiom">417</text:p>
          </table:table-cell>
          <table:table-cell table:style-name="Table1.A2" office:value-type="string">
            <text:p text:style-name="Axiom">Dx.yUOE</text:p>
          </table:table-cell>
          <table:table-cell table:style-name="Table1.C2" office:value-type="string">
            <text:p text:style-name="Axiom"><draw:frame draw:style-name="fr1" draw:name="Object417" text:anchor-type="as-char" svg:y="-0.172in" svg:width="1.6217in" svg:height="0.2909in" draw:z-index="416"><draw:object xlink:href="./Object 417" xlink:type="simple" xlink:show="embed" xlink:actuate="onLoad"/><draw:image xlink:href="./ObjectReplacements/Object 417" xlink:type="simple" xlink:show="embed" xlink:actuate="onLoad"/></draw:frame>exists lsup U rsup O csub x.y (%alpha <text:s/>, %beta ):%alpha namsaa %beta </text:p>
          </table:table-cell>
        </table:table-row>
        <table:table-row>
          <table:table-cell table:style-name="Table1.A2" office:value-type="string">
            <text:p text:style-name="Axiom">418</text:p>
          </table:table-cell>
          <table:table-cell table:style-name="Table1.A2" office:value-type="string">
            <text:p text:style-name="Axiom">Dx.yUSA</text:p>
          </table:table-cell>
          <table:table-cell table:style-name="Table1.C2" office:value-type="string">
            <text:p text:style-name="Axiom"><draw:frame draw:style-name="fr1" draw:name="Object418" text:anchor-type="as-char" svg:y="-0.172in" svg:width="1.6083in" svg:height="0.2902in" draw:z-index="417"><draw:object xlink:href="./Object 418" xlink:type="simple" xlink:show="embed" xlink:actuate="onLoad"/><draw:image xlink:href="./ObjectReplacements/Object 418" xlink:type="simple" xlink:show="embed" xlink:actuate="onLoad"/></draw:frame>forall lsup U rsup S csub x.y (%alpha <text:s/>, %beta ):%alpha namsaa %beta </text:p>
          </table:table-cell>
        </table:table-row>
        <table:table-row>
          <table:table-cell table:style-name="Table1.A2" office:value-type="string">
            <text:p text:style-name="Axiom">419</text:p>
          </table:table-cell>
          <table:table-cell table:style-name="Table1.A2" office:value-type="string">
            <text:p text:style-name="Axiom">Dx.yUSB</text:p>
          </table:table-cell>
          <table:table-cell table:style-name="Table1.C2" office:value-type="string">
            <text:p text:style-name="Axiom"><draw:frame draw:style-name="fr1" draw:name="Object419" text:anchor-type="as-char" svg:y="-0.172in" svg:width="1.948in" svg:height="0.2909in" draw:z-index="418"><draw:object xlink:href="./Object 419" xlink:type="simple" xlink:show="embed" xlink:actuate="onLoad"/><draw:image xlink:href="./ObjectReplacements/Object 419" xlink:type="simple" xlink:show="embed" xlink:actuate="onLoad"/></draw:frame>forall lsup U rsup S csub x.y (%alpha ) exists lsup U rsup S csub x.y (%beta ):%alpha namsaa %beta </text:p>
          </table:table-cell>
        </table:table-row>
        <table:table-row>
          <table:table-cell table:style-name="Table1.A2" office:value-type="string">
            <text:p text:style-name="Axiom">420</text:p>
          </table:table-cell>
          <table:table-cell table:style-name="Table1.A2" office:value-type="string">
            <text:p text:style-name="Axiom">Dx.yUSE</text:p>
          </table:table-cell>
          <table:table-cell table:style-name="Table1.C2" office:value-type="string">
            <text:p text:style-name="Axiom"><draw:frame draw:style-name="fr1" draw:name="Object420" text:anchor-type="as-char" svg:y="-0.172in" svg:width="1.6083in" svg:height="0.2909in" draw:z-index="419"><draw:object xlink:href="./Object 420" xlink:type="simple" xlink:show="embed" xlink:actuate="onLoad"/><draw:image xlink:href="./ObjectReplacements/Object 420" xlink:type="simple" xlink:show="embed" xlink:actuate="onLoad"/></draw:frame>exists lsup U rsup S csub x.y (%alpha <text:s/>, %beta ):%alpha namsaa %beta </text:p>
          </table:table-cell>
        </table:table-row>
        <table:table-row>
          <table:table-cell table:style-name="Table1.A2" office:value-type="string">
            <text:p text:style-name="Axiom">421</text:p>
          </table:table-cell>
          <table:table-cell table:style-name="Table1.A2" office:value-type="string">
            <text:p text:style-name="Axiom">Dx.yU_A</text:p>
          </table:table-cell>
          <table:table-cell table:style-name="Table1.C2" office:value-type="string">
            <text:p text:style-name="Axiom"><draw:frame draw:style-name="fr1" draw:name="Object421" text:anchor-type="as-char" svg:y="-0.172in" svg:width="1.5453in" svg:height="0.2902in" draw:z-index="420"><draw:object xlink:href="./Object 421" xlink:type="simple" xlink:show="embed" xlink:actuate="onLoad"/><draw:image xlink:href="./ObjectReplacements/Object 421" xlink:type="simple" xlink:show="embed" xlink:actuate="onLoad"/></draw:frame>forall lsup U <text:s/>csub x.y (%alpha <text:s/>, %beta ):%alpha namsaa %beta </text:p>
          </table:table-cell>
        </table:table-row>
        <table:table-row>
          <table:table-cell table:style-name="Table1.A2" office:value-type="string">
            <text:p text:style-name="Axiom">422</text:p>
          </table:table-cell>
          <table:table-cell table:style-name="Table1.A2" office:value-type="string">
            <text:p text:style-name="Axiom">Dx.yU_B</text:p>
          </table:table-cell>
          <table:table-cell table:style-name="Table1.C2" office:value-type="string">
            <text:p text:style-name="Axiom"><draw:frame draw:style-name="fr1" draw:name="Object422" text:anchor-type="as-char" svg:y="-0.172in" svg:width="1.8217in" svg:height="0.2909in" draw:z-index="421"><draw:object xlink:href="./Object 422" xlink:type="simple" xlink:show="embed" xlink:actuate="onLoad"/><draw:image xlink:href="./ObjectReplacements/Object 422" xlink:type="simple" xlink:show="embed" xlink:actuate="onLoad"/></draw:frame>forall lsup U <text:s/>csub x.y (%alpha ) exists lsup U <text:s/>csub x.y (%beta ):%alpha namsaa %beta </text:p>
          </table:table-cell>
        </table:table-row>
        <table:table-row>
          <table:table-cell table:style-name="Table1.A2" office:value-type="string">
            <text:p text:style-name="Axiom">423</text:p>
          </table:table-cell>
          <table:table-cell table:style-name="Table1.A2" office:value-type="string">
            <text:p text:style-name="Axiom">Dx.yU_E</text:p>
          </table:table-cell>
          <table:table-cell table:style-name="Table1.C2" office:value-type="string">
            <text:p text:style-name="Axiom"><draw:frame draw:style-name="fr1" draw:name="Object423" text:anchor-type="as-char" svg:y="-0.172in" svg:width="1.5453in" svg:height="0.2909in" draw:z-index="422"><draw:object xlink:href="./Object 423" xlink:type="simple" xlink:show="embed" xlink:actuate="onLoad"/><draw:image xlink:href="./ObjectReplacements/Object 423" xlink:type="simple" xlink:show="embed" xlink:actuate="onLoad"/></draw:frame>exists lsup U <text:s/>csub x.y (%alpha <text:s/>, %beta ):%alpha namsaa %beta </text:p>
          </table:table-cell>
        </table:table-row>
        <table:table-row>
          <table:table-cell table:style-name="Table1.A2" office:value-type="string">
            <text:p text:style-name="Axiom">424</text:p>
          </table:table-cell>
          <table:table-cell table:style-name="Table1.A2" office:value-type="string">
            <text:p text:style-name="Axiom">Dx.y_OA</text:p>
          </table:table-cell>
          <table:table-cell table:style-name="Table1.C2" office:value-type="string">
            <text:p text:style-name="Axiom"><draw:frame draw:style-name="fr1" draw:name="Object424" text:anchor-type="as-char" svg:y="-0.172in" svg:width="1.5362in" svg:height="0.2902in" draw:z-index="423"><draw:object xlink:href="./Object 424" xlink:type="simple" xlink:show="embed" xlink:actuate="onLoad"/><draw:image xlink:href="./ObjectReplacements/Object 424" xlink:type="simple" xlink:show="embed" xlink:actuate="onLoad"/></draw:frame>forall <text:s/>rsup O csub x.y (%alpha <text:s/>, %beta ):%alpha namsaa %beta </text:p>
          </table:table-cell>
        </table:table-row>
        <table:table-row>
          <table:table-cell table:style-name="Table1.A2" office:value-type="string">
            <text:p text:style-name="Axiom">425</text:p>
          </table:table-cell>
          <table:table-cell table:style-name="Table1.A2" office:value-type="string">
            <text:p text:style-name="Axiom">Dx.y_OB</text:p>
          </table:table-cell>
          <table:table-cell table:style-name="Table1.C2" office:value-type="string">
            <text:p text:style-name="Axiom"><draw:frame draw:style-name="fr1" draw:name="Object425" text:anchor-type="as-char" svg:y="-0.172in" svg:width="1.802in" svg:height="0.2909in" draw:z-index="424"><draw:object xlink:href="./Object 425" xlink:type="simple" xlink:show="embed" xlink:actuate="onLoad"/><draw:image xlink:href="./ObjectReplacements/Object 425" xlink:type="simple" xlink:show="embed" xlink:actuate="onLoad"/></draw:frame>forall <text:s/>rsup O csub x.y (%alpha ) exists <text:s/>rsup O csub x.y (%beta ):%alpha namsaa %beta </text:p>
          </table:table-cell>
        </table:table-row>
        <table:table-row>
          <table:table-cell table:style-name="Table1.A2" office:value-type="string">
            <text:p text:style-name="Axiom">426</text:p>
          </table:table-cell>
          <table:table-cell table:style-name="Table1.A2" office:value-type="string">
            <text:p text:style-name="Axiom">Dx.y_OE</text:p>
          </table:table-cell>
          <table:table-cell table:style-name="Table1.C2" office:value-type="string">
            <text:p text:style-name="Axiom"><draw:frame draw:style-name="fr1" draw:name="Object426" text:anchor-type="as-char" svg:y="-0.172in" svg:width="1.5346in" svg:height="0.2909in" draw:z-index="425"><draw:object xlink:href="./Object 426" xlink:type="simple" xlink:show="embed" xlink:actuate="onLoad"/><draw:image xlink:href="./ObjectReplacements/Object 426" xlink:type="simple" xlink:show="embed" xlink:actuate="onLoad"/></draw:frame>exists <text:s/>rsup O csub x.y (%alpha <text:s/>, %beta ):%alpha namsaa %beta </text:p>
          </table:table-cell>
        </table:table-row>
        <table:table-row>
          <table:table-cell table:style-name="Table1.A2" office:value-type="string">
            <text:p text:style-name="Axiom">427</text:p>
          </table:table-cell>
          <table:table-cell table:style-name="Table1.A2" office:value-type="string">
            <text:p text:style-name="Axiom">Dx.y_SA</text:p>
          </table:table-cell>
          <table:table-cell table:style-name="Table1.C2" office:value-type="string">
            <text:p text:style-name="Axiom"><draw:frame draw:style-name="fr1" draw:name="Object427" text:anchor-type="as-char" svg:y="-0.172in" svg:width="1.5228in" svg:height="0.2902in" draw:z-index="426"><draw:object xlink:href="./Object 427" xlink:type="simple" xlink:show="embed" xlink:actuate="onLoad"/><draw:image xlink:href="./ObjectReplacements/Object 427" xlink:type="simple" xlink:show="embed" xlink:actuate="onLoad"/></draw:frame>forall <text:s/>rsup S csub x.y (%alpha <text:s/>, %beta ):%alpha namsaa %beta </text:p>
          </table:table-cell>
        </table:table-row>
        <table:table-row>
          <table:table-cell table:style-name="Table1.A2" office:value-type="string">
            <text:p text:style-name="Axiom">428</text:p>
          </table:table-cell>
          <table:table-cell table:style-name="Table1.A2" office:value-type="string">
            <text:p text:style-name="Axiom">Dx.y_SB</text:p>
          </table:table-cell>
          <table:table-cell table:style-name="Table1.C2" office:value-type="string">
            <text:p text:style-name="Axiom"><draw:frame draw:style-name="fr1" draw:name="Object428" text:anchor-type="as-char" svg:y="-0.172in" svg:width="1.7764in" svg:height="0.2909in" draw:z-index="427"><draw:object xlink:href="./Object 428" xlink:type="simple" xlink:show="embed" xlink:actuate="onLoad"/><draw:image xlink:href="./ObjectReplacements/Object 428" xlink:type="simple" xlink:show="embed" xlink:actuate="onLoad"/></draw:frame>forall <text:s/>rsup S csub x.y (%alpha ) exists <text:s/>rsup S csub x.y (%beta ):%alpha namsaa %beta </text:p>
          </table:table-cell>
        </table:table-row>
        <table:table-row>
          <table:table-cell table:style-name="Table1.A2" office:value-type="string">
            <text:p text:style-name="Axiom">429</text:p>
          </table:table-cell>
          <table:table-cell table:style-name="Table1.A2" office:value-type="string">
            <text:p text:style-name="Axiom">Dx.y_SE</text:p>
          </table:table-cell>
          <table:table-cell table:style-name="Table1.C2" office:value-type="string">
            <text:p text:style-name="Axiom"><draw:frame draw:style-name="fr1" draw:name="Object429" text:anchor-type="as-char" svg:y="-0.172in" svg:width="1.522in" svg:height="0.2909in" draw:z-index="428"><draw:object xlink:href="./Object 429" xlink:type="simple" xlink:show="embed" xlink:actuate="onLoad"/><draw:image xlink:href="./ObjectReplacements/Object 429" xlink:type="simple" xlink:show="embed" xlink:actuate="onLoad"/></draw:frame>exists <text:s/>rsup S csub x.y (%alpha <text:s/>, %beta ):%alpha namsaa %beta </text:p>
          </table:table-cell>
        </table:table-row>
        <table:table-row>
          <table:table-cell table:style-name="Table1.A2" office:value-type="string">
            <text:p text:style-name="Axiom">430</text:p>
          </table:table-cell>
          <table:table-cell table:style-name="Table1.A2" office:value-type="string">
            <text:p text:style-name="Axiom">Dx.y__A</text:p>
          </table:table-cell>
          <table:table-cell table:style-name="Table1.C2" office:value-type="string">
            <text:p text:style-name="Axiom"><draw:frame draw:style-name="fr1" draw:name="Object430" text:anchor-type="as-char" svg:y="-0.152in" svg:width="1.4598in" svg:height="0.2701in" draw:z-index="429"><draw:object xlink:href="./Object 430" xlink:type="simple" xlink:show="embed" xlink:actuate="onLoad"/><draw:image xlink:href="./ObjectReplacements/Object 430" xlink:type="simple" xlink:show="embed" xlink:actuate="onLoad"/></draw:frame>forall <text:s text:c="2"/>csub x.y (%alpha <text:s/>, %beta ):%alpha namsaa %beta </text:p>
          </table:table-cell>
        </table:table-row>
        <table:table-row>
          <table:table-cell table:style-name="Table1.A2" office:value-type="string">
            <text:p text:style-name="Axiom">431</text:p>
          </table:table-cell>
          <table:table-cell table:style-name="Table1.A2" office:value-type="string">
            <text:p text:style-name="Axiom">Dx.y__B</text:p>
          </table:table-cell>
          <table:table-cell table:style-name="Table1.C2" office:value-type="string">
            <text:p text:style-name="Axiom"><draw:frame draw:style-name="fr1" draw:name="Object431" text:anchor-type="as-char" svg:y="-0.152in" svg:width="1.6492in" svg:height="0.2709in" draw:z-index="430"><draw:object xlink:href="./Object 431" xlink:type="simple" xlink:show="embed" xlink:actuate="onLoad"/><draw:image xlink:href="./ObjectReplacements/Object 431" xlink:type="simple" xlink:show="embed" xlink:actuate="onLoad"/></draw:frame>forall <text:s text:c="2"/>csub x.y (%alpha ) exists <text:s text:c="2"/>csub x.y (%beta ):%alpha namsaa %beta </text:p>
          </table:table-cell>
        </table:table-row>
        <table:table-row>
          <table:table-cell table:style-name="Table1.A2" office:value-type="string">
            <text:p text:style-name="Axiom">432</text:p>
          </table:table-cell>
          <table:table-cell table:style-name="Table1.A2" office:value-type="string">
            <text:p text:style-name="Axiom">Dx.y__E</text:p>
          </table:table-cell>
          <table:table-cell table:style-name="Table1.C2" office:value-type="string">
            <text:p text:style-name="Axiom"><draw:frame draw:style-name="fr1" draw:name="Object432" text:anchor-type="as-char" svg:y="-0.152in" svg:width="1.4583in" svg:height="0.2709in" draw:z-index="431"><draw:object xlink:href="./Object 432" xlink:type="simple" xlink:show="embed" xlink:actuate="onLoad"/><draw:image xlink:href="./ObjectReplacements/Object 432" xlink:type="simple" xlink:show="embed" xlink:actuate="onLoad"/></draw:frame>exists <text:s text:c="2"/>csub x.y (%alpha <text:s/>, %beta ):%alpha namsaa %beta </text:p>
          </table:table-cell>
        </table:table-row>
        <table:table-row>
          <table:table-cell table:style-name="Table1.A2" office:value-type="string">
            <text:p text:style-name="Axiom">433</text:p>
          </table:table-cell>
          <table:table-cell table:style-name="Table1.A2" office:value-type="string">
            <text:p text:style-name="Axiom">M0.0KOA</text:p>
          </table:table-cell>
          <table:table-cell table:style-name="Table1.C2" office:value-type="string">
            <text:p text:style-name="Axiom"><draw:frame draw:style-name="fr1" draw:name="Object433" text:anchor-type="as-char" svg:y="-0.172in" svg:width="1.2783in" svg:height="0.2902in" draw:z-index="432"><draw:object xlink:href="./Object 433" xlink:type="simple" xlink:show="embed" xlink:actuate="onLoad"/><draw:image xlink:href="./ObjectReplacements/Object 433" xlink:type="simple" xlink:show="embed" xlink:actuate="onLoad"/></draw:frame>forall lsup K rsup O csub 0.0 (%alpha ):%alpha humnu </text:p>
          </table:table-cell>
        </table:table-row>
        <table:table-row>
          <table:table-cell table:style-name="Table1.A2" office:value-type="string">
            <text:p text:style-name="Axiom">434</text:p>
          </table:table-cell>
          <table:table-cell table:style-name="Table1.A2" office:value-type="string">
            <text:p text:style-name="Axiom">M0.0KOB</text:p>
          </table:table-cell>
          <table:table-cell table:style-name="Table1.C2" office:value-type="string">
            <text:p text:style-name="Axiom"><draw:frame draw:style-name="fr1" draw:name="Object434" text:anchor-type="as-char" svg:y="-0.172in" svg:width="1.8272in" svg:height="0.2909in" draw:z-index="433"><draw:object xlink:href="./Object 434" xlink:type="simple" xlink:show="embed" xlink:actuate="onLoad"/><draw:image xlink:href="./ObjectReplacements/Object 434" xlink:type="simple" xlink:show="embed" xlink:actuate="onLoad"/></draw:frame>forall lsup K rsup O csub 0.0 (%alpha ) exists lsup K rsup O csub 0.0 (%alpha ):%alpha humnu </text:p>
          </table:table-cell>
        </table:table-row>
        <table:table-row>
          <table:table-cell table:style-name="Table1.A2" office:value-type="string">
            <text:p text:style-name="Axiom">435</text:p>
          </table:table-cell>
          <table:table-cell table:style-name="Table1.A2" office:value-type="string">
            <text:p text:style-name="Axiom">M0.0KOE</text:p>
          </table:table-cell>
          <table:table-cell table:style-name="Table1.C2" office:value-type="string">
            <text:p text:style-name="Axiom"><draw:frame draw:style-name="fr1" draw:name="Object435" text:anchor-type="as-char" svg:y="-0.172in" svg:width="1.2783in" svg:height="0.2909in" draw:z-index="434"><draw:object xlink:href="./Object 435" xlink:type="simple" xlink:show="embed" xlink:actuate="onLoad"/><draw:image xlink:href="./ObjectReplacements/Object 435" xlink:type="simple" xlink:show="embed" xlink:actuate="onLoad"/></draw:frame>exists lsup K rsup O csub 0.0 (%alpha ):%alpha humnu </text:p>
          </table:table-cell>
        </table:table-row>
        <table:table-row>
          <table:table-cell table:style-name="Table1.A2" office:value-type="string">
            <text:p text:style-name="Axiom">436</text:p>
          </table:table-cell>
          <table:table-cell table:style-name="Table1.A2" office:value-type="string">
            <text:p text:style-name="Axiom">M0.0KSA</text:p>
          </table:table-cell>
          <table:table-cell table:style-name="Table1.C2" office:value-type="string">
            <text:p text:style-name="Axiom"><draw:frame draw:style-name="fr1" draw:name="Object436" text:anchor-type="as-char" svg:y="-0.172in" svg:width="1.2654in" svg:height="0.2902in" draw:z-index="435"><draw:object xlink:href="./Object 436" xlink:type="simple" xlink:show="embed" xlink:actuate="onLoad"/><draw:image xlink:href="./ObjectReplacements/Object 436" xlink:type="simple" xlink:show="embed" xlink:actuate="onLoad"/></draw:frame>forall lsup K rsup S csub 0.0 (%alpha ):%alpha humnu </text:p>
          </table:table-cell>
        </table:table-row>
        <table:table-row>
          <table:table-cell table:style-name="Table1.A2" office:value-type="string">
            <text:p text:style-name="Axiom">437</text:p>
          </table:table-cell>
          <table:table-cell table:style-name="Table1.A2" office:value-type="string">
            <text:p text:style-name="Axiom">M0.0KSB</text:p>
          </table:table-cell>
          <table:table-cell table:style-name="Table1.C2" office:value-type="string">
            <text:p text:style-name="Axiom"><draw:frame draw:style-name="fr1" draw:name="Object437" text:anchor-type="as-char" svg:y="-0.172in" svg:width="1.8008in" svg:height="0.2909in" draw:z-index="436"><draw:object xlink:href="./Object 437" xlink:type="simple" xlink:show="embed" xlink:actuate="onLoad"/><draw:image xlink:href="./ObjectReplacements/Object 437" xlink:type="simple" xlink:show="embed" xlink:actuate="onLoad"/></draw:frame>forall lsup K rsup S csub 0.0 (%alpha ) exists lsup K rsup S csub 0.0 (%alpha ):%alpha humnu </text:p>
          </table:table-cell>
        </table:table-row>
        <table:table-row>
          <table:table-cell table:style-name="Table1.A2" office:value-type="string">
            <text:p text:style-name="Axiom">438</text:p>
          </table:table-cell>
          <table:table-cell table:style-name="Table1.A2" office:value-type="string">
            <text:p text:style-name="Axiom">M0.0KSE</text:p>
          </table:table-cell>
          <table:table-cell table:style-name="Table1.C2" office:value-type="string">
            <text:p text:style-name="Axiom"><draw:frame draw:style-name="fr1" draw:name="Object438" text:anchor-type="as-char" svg:y="-0.172in" svg:width="1.2654in" svg:height="0.2909in" draw:z-index="437"><draw:object xlink:href="./Object 438" xlink:type="simple" xlink:show="embed" xlink:actuate="onLoad"/><draw:image xlink:href="./ObjectReplacements/Object 438" xlink:type="simple" xlink:show="embed" xlink:actuate="onLoad"/></draw:frame>exists lsup K rsup S csub 0.0 (%alpha ):%alpha humnu </text:p>
          </table:table-cell>
        </table:table-row>
        <table:table-row>
          <table:table-cell table:style-name="Table1.A2" office:value-type="string">
            <text:p text:style-name="Axiom">439</text:p>
          </table:table-cell>
          <table:table-cell table:style-name="Table1.A2" office:value-type="string">
            <text:p text:style-name="Axiom">M0.0K_A</text:p>
          </table:table-cell>
          <table:table-cell table:style-name="Table1.C2" office:value-type="string">
            <text:p text:style-name="Axiom"><draw:frame draw:style-name="fr1" draw:name="Object439" text:anchor-type="as-char" svg:y="-0.172in" svg:width="1.202in" svg:height="0.2902in" draw:z-index="438"><draw:object xlink:href="./Object 439" xlink:type="simple" xlink:show="embed" xlink:actuate="onLoad"/><draw:image xlink:href="./ObjectReplacements/Object 439" xlink:type="simple" xlink:show="embed" xlink:actuate="onLoad"/></draw:frame>forall lsup K <text:s/>csub 0.0 (%alpha ):%alpha humnu </text:p>
          </table:table-cell>
        </table:table-row>
        <table:table-row>
          <table:table-cell table:style-name="Table1.A2" office:value-type="string">
            <text:p text:style-name="Axiom">440</text:p>
          </table:table-cell>
          <table:table-cell table:style-name="Table1.A2" office:value-type="string">
            <text:p text:style-name="Axiom">M0.0K_B</text:p>
          </table:table-cell>
          <table:table-cell table:style-name="Table1.C2" office:value-type="string">
            <text:p text:style-name="Axiom"><draw:frame draw:style-name="fr1" draw:name="Object440" text:anchor-type="as-char" svg:y="-0.172in" svg:width="1.6744in" svg:height="0.2909in" draw:z-index="439"><draw:object xlink:href="./Object 440" xlink:type="simple" xlink:show="embed" xlink:actuate="onLoad"/><draw:image xlink:href="./ObjectReplacements/Object 440" xlink:type="simple" xlink:show="embed" xlink:actuate="onLoad"/></draw:frame>forall lsup K <text:s/>csub 0.0 (%alpha ) exists lsup K <text:s/>csub 0.0 (%alpha ):%alpha humnu </text:p>
          </table:table-cell>
        </table:table-row>
        <table:table-row>
          <table:table-cell table:style-name="Table1.A2" office:value-type="string">
            <text:p text:style-name="Axiom">441</text:p>
          </table:table-cell>
          <table:table-cell table:style-name="Table1.A2" office:value-type="string">
            <text:p text:style-name="Axiom">M0.0K_E</text:p>
          </table:table-cell>
          <table:table-cell table:style-name="Table1.C2" office:value-type="string">
            <text:p text:style-name="Axiom"><draw:frame draw:style-name="fr1" draw:name="Object441" text:anchor-type="as-char" svg:y="-0.172in" svg:width="1.202in" svg:height="0.2909in" draw:z-index="440"><draw:object xlink:href="./Object 441" xlink:type="simple" xlink:show="embed" xlink:actuate="onLoad"/><draw:image xlink:href="./ObjectReplacements/Object 441" xlink:type="simple" xlink:show="embed" xlink:actuate="onLoad"/></draw:frame>exists lsup K <text:s/>csub 0.0 (%alpha ):%alpha humnu </text:p>
          </table:table-cell>
        </table:table-row>
        <table:table-row>
          <table:table-cell table:style-name="Table1.A2" office:value-type="string">
            <text:p text:style-name="Axiom">442</text:p>
          </table:table-cell>
          <table:table-cell table:style-name="Table1.A2" office:value-type="string">
            <text:p text:style-name="Axiom">M0.0UOA</text:p>
          </table:table-cell>
          <table:table-cell table:style-name="Table1.C2" office:value-type="string">
            <text:p text:style-name="Axiom"><draw:frame draw:style-name="fr1" draw:name="Object442" text:anchor-type="as-char" svg:y="-0.172in" svg:width="1.2799in" svg:height="0.2902in" draw:z-index="441"><draw:object xlink:href="./Object 442" xlink:type="simple" xlink:show="embed" xlink:actuate="onLoad"/><draw:image xlink:href="./ObjectReplacements/Object 442" xlink:type="simple" xlink:show="embed" xlink:actuate="onLoad"/></draw:frame>forall lsup U rsup O csub 0.0 (%alpha ):%alpha humnu </text:p>
          </table:table-cell>
        </table:table-row>
        <table:table-row>
          <table:table-cell table:style-name="Table1.A2" office:value-type="string">
            <text:p text:style-name="Axiom">443</text:p>
          </table:table-cell>
          <table:table-cell table:style-name="Table1.A2" office:value-type="string">
            <text:p text:style-name="Axiom">M0.0UOB</text:p>
          </table:table-cell>
          <table:table-cell table:style-name="Table1.C2" office:value-type="string">
            <text:p text:style-name="Axiom"><draw:frame draw:style-name="fr1" draw:name="Object443" text:anchor-type="as-char" svg:y="-0.172in" svg:width="1.8291in" svg:height="0.2909in" draw:z-index="442"><draw:object xlink:href="./Object 443" xlink:type="simple" xlink:show="embed" xlink:actuate="onLoad"/><draw:image xlink:href="./ObjectReplacements/Object 443" xlink:type="simple" xlink:show="embed" xlink:actuate="onLoad"/></draw:frame>forall lsup U rsup O csub 0.0 (%alpha ) exists lsup U rsup O csub 0.0 (%alpha ):%alpha humnu </text:p>
          </table:table-cell>
        </table:table-row>
        <table:table-row>
          <table:table-cell table:style-name="Table1.A2" office:value-type="string">
            <text:p text:style-name="Axiom">444</text:p>
          </table:table-cell>
          <table:table-cell table:style-name="Table1.A2" office:value-type="string">
            <text:p text:style-name="Axiom">M0.0UOE</text:p>
          </table:table-cell>
          <table:table-cell table:style-name="Table1.C2" office:value-type="string">
            <text:p text:style-name="Axiom"><draw:frame draw:style-name="fr1" draw:name="Object444" text:anchor-type="as-char" svg:y="-0.172in" svg:width="1.2799in" svg:height="0.2909in" draw:z-index="443"><draw:object xlink:href="./Object 444" xlink:type="simple" xlink:show="embed" xlink:actuate="onLoad"/><draw:image xlink:href="./ObjectReplacements/Object 444" xlink:type="simple" xlink:show="embed" xlink:actuate="onLoad"/></draw:frame>exists lsup U rsup O csub 0.0 (%alpha ):%alpha humnu </text:p>
          </table:table-cell>
        </table:table-row>
        <table:table-row>
          <table:table-cell table:style-name="Table1.A2" office:value-type="string">
            <text:p text:style-name="Axiom">445</text:p>
          </table:table-cell>
          <table:table-cell table:style-name="Table1.A2" office:value-type="string">
            <text:p text:style-name="Axiom">M0.0USA</text:p>
          </table:table-cell>
          <table:table-cell table:style-name="Table1.C2" office:value-type="string">
            <text:p text:style-name="Axiom"><draw:frame draw:style-name="fr1" draw:name="Object445" text:anchor-type="as-char" svg:y="-0.172in" svg:width="1.2665in" svg:height="0.2902in" draw:z-index="444"><draw:object xlink:href="./Object 445" xlink:type="simple" xlink:show="embed" xlink:actuate="onLoad"/><draw:image xlink:href="./ObjectReplacements/Object 445" xlink:type="simple" xlink:show="embed" xlink:actuate="onLoad"/></draw:frame>forall lsup U rsup S csub 0.0 (%alpha ):%alpha humnu </text:p>
          </table:table-cell>
        </table:table-row>
        <table:table-row>
          <table:table-cell table:style-name="Table1.A2" office:value-type="string">
            <text:p text:style-name="Axiom">446</text:p>
          </table:table-cell>
          <table:table-cell table:style-name="Table1.A2" office:value-type="string">
            <text:p text:style-name="Axiom">M0.0USB</text:p>
          </table:table-cell>
          <table:table-cell table:style-name="Table1.C2" office:value-type="string">
            <text:p text:style-name="Axiom"><draw:frame draw:style-name="fr1" draw:name="Object446" text:anchor-type="as-char" svg:y="-0.172in" svg:width="1.8035in" svg:height="0.2909in" draw:z-index="445"><draw:object xlink:href="./Object 446" xlink:type="simple" xlink:show="embed" xlink:actuate="onLoad"/><draw:image xlink:href="./ObjectReplacements/Object 446" xlink:type="simple" xlink:show="embed" xlink:actuate="onLoad"/></draw:frame>forall lsup U rsup S csub 0.0 (%alpha ) exists lsup U rsup S csub 0.0 (%alpha ):%alpha humnu </text:p>
          </table:table-cell>
        </table:table-row>
        <table:table-row>
          <table:table-cell table:style-name="Table1.A2" office:value-type="string">
            <text:p text:style-name="Axiom">447</text:p>
          </table:table-cell>
          <table:table-cell table:style-name="Table1.A2" office:value-type="string">
            <text:p text:style-name="Axiom">M0.0USE</text:p>
          </table:table-cell>
          <table:table-cell table:style-name="Table1.C2" office:value-type="string">
            <text:p text:style-name="Axiom"><draw:frame draw:style-name="fr1" draw:name="Object447" text:anchor-type="as-char" svg:y="-0.172in" svg:width="1.2665in" svg:height="0.2909in" draw:z-index="446"><draw:object xlink:href="./Object 447" xlink:type="simple" xlink:show="embed" xlink:actuate="onLoad"/><draw:image xlink:href="./ObjectReplacements/Object 447" xlink:type="simple" xlink:show="embed" xlink:actuate="onLoad"/></draw:frame>exists lsup U rsup S csub 0.0 (%alpha ):%alpha humnu </text:p>
          </table:table-cell>
        </table:table-row>
        <table:table-row>
          <table:table-cell table:style-name="Table1.A2" office:value-type="string">
            <text:p text:style-name="Axiom">448</text:p>
          </table:table-cell>
          <table:table-cell table:style-name="Table1.A2" office:value-type="string">
            <text:p text:style-name="Axiom">M0.0U_A</text:p>
          </table:table-cell>
          <table:table-cell table:style-name="Table1.C2" office:value-type="string">
            <text:p text:style-name="Axiom"><draw:frame draw:style-name="fr1" draw:name="Object448" text:anchor-type="as-char" svg:y="-0.172in" svg:width="1.2035in" svg:height="0.2902in" draw:z-index="447"><draw:object xlink:href="./Object 448" xlink:type="simple" xlink:show="embed" xlink:actuate="onLoad"/><draw:image xlink:href="./ObjectReplacements/Object 448" xlink:type="simple" xlink:show="embed" xlink:actuate="onLoad"/></draw:frame>forall lsup U <text:s/>csub 0.0 (%alpha ):%alpha humnu </text:p>
          </table:table-cell>
        </table:table-row>
        <table:table-row>
          <table:table-cell table:style-name="Table1.A2" office:value-type="string">
            <text:p text:style-name="Axiom">449</text:p>
          </table:table-cell>
          <table:table-cell table:style-name="Table1.A2" office:value-type="string">
            <text:p text:style-name="Axiom">M0.0U_B</text:p>
          </table:table-cell>
          <table:table-cell table:style-name="Table1.C2" office:value-type="string">
            <text:p text:style-name="Axiom"><draw:frame draw:style-name="fr1" draw:name="Object449" text:anchor-type="as-char" svg:y="-0.172in" svg:width="1.6764in" svg:height="0.2909in" draw:z-index="448"><draw:object xlink:href="./Object 449" xlink:type="simple" xlink:show="embed" xlink:actuate="onLoad"/><draw:image xlink:href="./ObjectReplacements/Object 449" xlink:type="simple" xlink:show="embed" xlink:actuate="onLoad"/></draw:frame>forall lsup U <text:s/>csub 0.0 (%alpha ) exists lsup U <text:s/>csub 0.0 (%alpha ):%alpha humnu </text:p>
          </table:table-cell>
        </table:table-row>
        <table:table-row>
          <table:table-cell table:style-name="Table1.A2" office:value-type="string">
            <text:p text:style-name="Axiom">450</text:p>
          </table:table-cell>
          <table:table-cell table:style-name="Table1.A2" office:value-type="string">
            <text:p text:style-name="Axiom">M0.0U_E</text:p>
          </table:table-cell>
          <table:table-cell table:style-name="Table1.C2" office:value-type="string">
            <text:p text:style-name="Axiom"><draw:frame draw:style-name="fr1" draw:name="Object450" text:anchor-type="as-char" svg:y="-0.172in" svg:width="1.2035in" svg:height="0.2909in" draw:z-index="449"><draw:object xlink:href="./Object 450" xlink:type="simple" xlink:show="embed" xlink:actuate="onLoad"/><draw:image xlink:href="./ObjectReplacements/Object 450" xlink:type="simple" xlink:show="embed" xlink:actuate="onLoad"/></draw:frame>exists lsup U <text:s/>csub 0.0 (%alpha ):%alpha humnu </text:p>
          </table:table-cell>
        </table:table-row>
        <table:table-row>
          <table:table-cell table:style-name="Table1.A2" office:value-type="string">
            <text:p text:style-name="Axiom">451</text:p>
          </table:table-cell>
          <table:table-cell table:style-name="Table1.A2" office:value-type="string">
            <text:p text:style-name="Axiom">M0.0_OA</text:p>
          </table:table-cell>
          <table:table-cell table:style-name="Table1.C2" office:value-type="string">
            <text:p text:style-name="Axiom"><draw:frame draw:style-name="fr1" draw:name="Object451" text:anchor-type="as-char" svg:y="-0.172in" svg:width="1.1929in" svg:height="0.2902in" draw:z-index="450"><draw:object xlink:href="./Object 451" xlink:type="simple" xlink:show="embed" xlink:actuate="onLoad"/><draw:image xlink:href="./ObjectReplacements/Object 451" xlink:type="simple" xlink:show="embed" xlink:actuate="onLoad"/></draw:frame>forall <text:s/>rsup O csub 0.0 (%alpha ):%alpha humnu </text:p>
          </table:table-cell>
        </table:table-row>
        <table:table-row>
          <table:table-cell table:style-name="Table1.A2" office:value-type="string">
            <text:p text:style-name="Axiom">452</text:p>
          </table:table-cell>
          <table:table-cell table:style-name="Table1.A2" office:value-type="string">
            <text:p text:style-name="Axiom">M0.0_OB</text:p>
          </table:table-cell>
          <table:table-cell table:style-name="Table1.C2" office:value-type="string">
            <text:p text:style-name="Axiom"><draw:frame draw:style-name="fr1" draw:name="Object452" text:anchor-type="as-char" svg:y="-0.172in" svg:width="1.6571in" svg:height="0.2909in" draw:z-index="451"><draw:object xlink:href="./Object 452" xlink:type="simple" xlink:show="embed" xlink:actuate="onLoad"/><draw:image xlink:href="./ObjectReplacements/Object 452" xlink:type="simple" xlink:show="embed" xlink:actuate="onLoad"/></draw:frame>forall <text:s/>rsup O csub 0.0 (%alpha ) exists <text:s/>rsup O csub 0.0 (%alpha ):%alpha humnu </text:p>
          </table:table-cell>
        </table:table-row>
        <table:table-row>
          <table:table-cell table:style-name="Table1.A2" office:value-type="string">
            <text:p text:style-name="Axiom">453</text:p>
          </table:table-cell>
          <table:table-cell table:style-name="Table1.A2" office:value-type="string">
            <text:p text:style-name="Axiom">M0.0_OE</text:p>
          </table:table-cell>
          <table:table-cell table:style-name="Table1.C2" office:value-type="string">
            <text:p text:style-name="Axiom"><draw:frame draw:style-name="fr1" draw:name="Object453" text:anchor-type="as-char" svg:y="-0.172in" svg:width="1.1929in" svg:height="0.2909in" draw:z-index="452"><draw:object xlink:href="./Object 453" xlink:type="simple" xlink:show="embed" xlink:actuate="onLoad"/><draw:image xlink:href="./ObjectReplacements/Object 453" xlink:type="simple" xlink:show="embed" xlink:actuate="onLoad"/></draw:frame>exists <text:s/>rsup O csub 0.0 (%alpha ):%alpha humnu </text:p>
          </table:table-cell>
        </table:table-row>
        <table:table-row>
          <table:table-cell table:style-name="Table1.A2" office:value-type="string">
            <text:p text:style-name="Axiom">454</text:p>
          </table:table-cell>
          <table:table-cell table:style-name="Table1.A2" office:value-type="string">
            <text:p text:style-name="Axiom">M0.0_SA</text:p>
          </table:table-cell>
          <table:table-cell table:style-name="Table1.C2" office:value-type="string">
            <text:p text:style-name="Axiom"><draw:frame draw:style-name="fr1" draw:name="Object454" text:anchor-type="as-char" svg:y="-0.172in" svg:width="1.1807in" svg:height="0.2902in" draw:z-index="453"><draw:object xlink:href="./Object 454" xlink:type="simple" xlink:show="embed" xlink:actuate="onLoad"/><draw:image xlink:href="./ObjectReplacements/Object 454" xlink:type="simple" xlink:show="embed" xlink:actuate="onLoad"/></draw:frame>forall <text:s/>rsup S csub 0.0 (%alpha ):%alpha humnu </text:p>
          </table:table-cell>
        </table:table-row>
        <table:table-row>
          <table:table-cell table:style-name="Table1.A2" office:value-type="string">
            <text:p text:style-name="Axiom">455</text:p>
          </table:table-cell>
          <table:table-cell table:style-name="Table1.A2" office:value-type="string">
            <text:p text:style-name="Axiom">M0.0_SB</text:p>
          </table:table-cell>
          <table:table-cell table:style-name="Table1.C2" office:value-type="string">
            <text:p text:style-name="Axiom"><draw:frame draw:style-name="fr1" draw:name="Object455" text:anchor-type="as-char" svg:y="-0.172in" svg:width="1.6307in" svg:height="0.2909in" draw:z-index="454"><draw:object xlink:href="./Object 455" xlink:type="simple" xlink:show="embed" xlink:actuate="onLoad"/><draw:image xlink:href="./ObjectReplacements/Object 455" xlink:type="simple" xlink:show="embed" xlink:actuate="onLoad"/></draw:frame>forall <text:s/>rsup S csub 0.0 (%alpha ) exists <text:s/>rsup S csub 0.0 (%alpha ):%alpha humnu </text:p>
          </table:table-cell>
        </table:table-row>
        <table:table-row>
          <table:table-cell table:style-name="Table1.A2" office:value-type="string">
            <text:p text:style-name="Axiom">456</text:p>
          </table:table-cell>
          <table:table-cell table:style-name="Table1.A2" office:value-type="string">
            <text:p text:style-name="Axiom">M0.0_SE</text:p>
          </table:table-cell>
          <table:table-cell table:style-name="Table1.C2" office:value-type="string">
            <text:p text:style-name="Axiom"><draw:frame draw:style-name="fr1" draw:name="Object456" text:anchor-type="as-char" svg:y="-0.172in" svg:width="1.1807in" svg:height="0.2909in" draw:z-index="455"><draw:object xlink:href="./Object 456" xlink:type="simple" xlink:show="embed" xlink:actuate="onLoad"/><draw:image xlink:href="./ObjectReplacements/Object 456" xlink:type="simple" xlink:show="embed" xlink:actuate="onLoad"/></draw:frame>exists <text:s/>rsup S csub 0.0 (%alpha ):%alpha humnu </text:p>
          </table:table-cell>
        </table:table-row>
        <table:table-row>
          <table:table-cell table:style-name="Table1.A2" office:value-type="string">
            <text:p text:style-name="Axiom">457</text:p>
          </table:table-cell>
          <table:table-cell table:style-name="Table1.A2" office:value-type="string">
            <text:p text:style-name="Axiom">M0.0__A</text:p>
          </table:table-cell>
          <table:table-cell table:style-name="Table1.C2" office:value-type="string">
            <text:p text:style-name="Axiom"><draw:frame draw:style-name="fr1" draw:name="Object457" text:anchor-type="as-char" svg:y="-0.152in" svg:width="1.1165in" svg:height="0.2701in" draw:z-index="456"><draw:object xlink:href="./Object 457" xlink:type="simple" xlink:show="embed" xlink:actuate="onLoad"/><draw:image xlink:href="./ObjectReplacements/Object 457" xlink:type="simple" xlink:show="embed" xlink:actuate="onLoad"/></draw:frame>forall <text:s text:c="2"/>csub 0.0 (%alpha ):%alpha humnu </text:p>
          </table:table-cell>
        </table:table-row>
        <table:table-row>
          <table:table-cell table:style-name="Table1.A2" office:value-type="string">
            <text:p text:style-name="Axiom">458</text:p>
          </table:table-cell>
          <table:table-cell table:style-name="Table1.A2" office:value-type="string">
            <text:p text:style-name="Axiom">M0.0__B</text:p>
          </table:table-cell>
          <table:table-cell table:style-name="Table1.C2" office:value-type="string">
            <text:p text:style-name="Axiom"><draw:frame draw:style-name="fr1" draw:name="Object458" text:anchor-type="as-char" svg:y="-0.152in" svg:width="1.5043in" svg:height="0.2709in" draw:z-index="457"><draw:object xlink:href="./Object 458" xlink:type="simple" xlink:show="embed" xlink:actuate="onLoad"/><draw:image xlink:href="./ObjectReplacements/Object 458" xlink:type="simple" xlink:show="embed" xlink:actuate="onLoad"/></draw:frame>forall <text:s text:c="2"/>csub 0.0 (%alpha ) exists <text:s text:c="2"/>csub 0.0 (%alpha ):%alpha humnu </text:p>
          </table:table-cell>
        </table:table-row>
        <table:table-row>
          <table:table-cell table:style-name="Table1.A2" office:value-type="string">
            <text:p text:style-name="Axiom">459</text:p>
          </table:table-cell>
          <table:table-cell table:style-name="Table1.A2" office:value-type="string">
            <text:p text:style-name="Axiom">M0.0__E</text:p>
          </table:table-cell>
          <table:table-cell table:style-name="Table1.C2" office:value-type="string">
            <text:p text:style-name="Axiom"><draw:frame draw:style-name="fr1" draw:name="Object459" text:anchor-type="as-char" svg:y="-0.152in" svg:width="1.1165in" svg:height="0.2709in" draw:z-index="458"><draw:object xlink:href="./Object 459" xlink:type="simple" xlink:show="embed" xlink:actuate="onLoad"/><draw:image xlink:href="./ObjectReplacements/Object 459" xlink:type="simple" xlink:show="embed" xlink:actuate="onLoad"/></draw:frame>exists <text:s text:c="2"/>csub 0.0 (%alpha ):%alpha humnu </text:p>
          </table:table-cell>
        </table:table-row>
        <table:table-row>
          <table:table-cell table:style-name="Table1.A2" office:value-type="string">
            <text:p text:style-name="Axiom">460</text:p>
          </table:table-cell>
          <table:table-cell table:style-name="Table1.A2" office:value-type="string">
            <text:p text:style-name="Axiom">M0.1KOA</text:p>
          </table:table-cell>
          <table:table-cell table:style-name="Table1.C2" office:value-type="string">
            <text:p text:style-name="Axiom"><draw:frame draw:style-name="fr1" draw:name="Object460" text:anchor-type="as-char" svg:y="-0.172in" svg:width="1.2772in" svg:height="0.2902in" draw:z-index="459"><draw:object xlink:href="./Object 460" xlink:type="simple" xlink:show="embed" xlink:actuate="onLoad"/><draw:image xlink:href="./ObjectReplacements/Object 460" xlink:type="simple" xlink:show="embed" xlink:actuate="onLoad"/></draw:frame>forall lsup K rsup O csub 0.1 (%alpha ):%alpha humnu </text:p>
          </table:table-cell>
        </table:table-row>
        <table:table-row>
          <table:table-cell table:style-name="Table1.A2" office:value-type="string">
            <text:p text:style-name="Axiom">461</text:p>
          </table:table-cell>
          <table:table-cell table:style-name="Table1.A2" office:value-type="string">
            <text:p text:style-name="Axiom">M0.1KOB</text:p>
          </table:table-cell>
          <table:table-cell table:style-name="Table1.C2" office:value-type="string">
            <text:p text:style-name="Axiom"><draw:frame draw:style-name="fr1" draw:name="Object461" text:anchor-type="as-char" svg:y="-0.172in" svg:width="1.8236in" svg:height="0.2909in" draw:z-index="460"><draw:object xlink:href="./Object 461" xlink:type="simple" xlink:show="embed" xlink:actuate="onLoad"/><draw:image xlink:href="./ObjectReplacements/Object 461" xlink:type="simple" xlink:show="embed" xlink:actuate="onLoad"/></draw:frame>forall lsup K rsup O csub 0.1 (%alpha ) exists lsup K rsup O csub 0.1 (%alpha ):%alpha humnu </text:p>
          </table:table-cell>
        </table:table-row>
        <table:table-row>
          <table:table-cell table:style-name="Table1.A2" office:value-type="string">
            <text:p text:style-name="Axiom">462</text:p>
          </table:table-cell>
          <table:table-cell table:style-name="Table1.A2" office:value-type="string">
            <text:p text:style-name="Axiom">M0.1KOE</text:p>
          </table:table-cell>
          <table:table-cell table:style-name="Table1.C2" office:value-type="string">
            <text:p text:style-name="Axiom"><draw:frame draw:style-name="fr1" draw:name="Object462" text:anchor-type="as-char" svg:y="-0.172in" svg:width="1.2772in" svg:height="0.2909in" draw:z-index="461"><draw:object xlink:href="./Object 462" xlink:type="simple" xlink:show="embed" xlink:actuate="onLoad"/><draw:image xlink:href="./ObjectReplacements/Object 462" xlink:type="simple" xlink:show="embed" xlink:actuate="onLoad"/></draw:frame>exists lsup K rsup O csub 0.1 (%alpha ):%alpha humnu </text:p>
          </table:table-cell>
        </table:table-row>
        <table:table-row>
          <table:table-cell table:style-name="Table1.A2" office:value-type="string">
            <text:p text:style-name="Axiom">463</text:p>
          </table:table-cell>
          <table:table-cell table:style-name="Table1.A2" office:value-type="string">
            <text:p text:style-name="Axiom">M0.1KSA</text:p>
          </table:table-cell>
          <table:table-cell table:style-name="Table1.C2" office:value-type="string">
            <text:p text:style-name="Axiom"><draw:frame draw:style-name="fr1" draw:name="Object463" text:anchor-type="as-char" svg:y="-0.172in" svg:width="1.2638in" svg:height="0.2902in" draw:z-index="462"><draw:object xlink:href="./Object 463" xlink:type="simple" xlink:show="embed" xlink:actuate="onLoad"/><draw:image xlink:href="./ObjectReplacements/Object 463" xlink:type="simple" xlink:show="embed" xlink:actuate="onLoad"/></draw:frame>forall lsup K rsup S csub 0.1 (%alpha ):%alpha humnu </text:p>
          </table:table-cell>
        </table:table-row>
        <table:table-row>
          <table:table-cell table:style-name="Table1.A2" office:value-type="string">
            <text:p text:style-name="Axiom">464</text:p>
          </table:table-cell>
          <table:table-cell table:style-name="Table1.A2" office:value-type="string">
            <text:p text:style-name="Axiom">M0.1KSB</text:p>
          </table:table-cell>
          <table:table-cell table:style-name="Table1.C2" office:value-type="string">
            <text:p text:style-name="Axiom"><draw:frame draw:style-name="fr1" draw:name="Object464" text:anchor-type="as-char" svg:y="-0.172in" svg:width="1.798in" svg:height="0.2909in" draw:z-index="463"><draw:object xlink:href="./Object 464" xlink:type="simple" xlink:show="embed" xlink:actuate="onLoad"/><draw:image xlink:href="./ObjectReplacements/Object 464" xlink:type="simple" xlink:show="embed" xlink:actuate="onLoad"/></draw:frame>forall lsup K rsup S csub 0.1 (%alpha ) exists lsup K rsup S csub 0.1 (%alpha ):%alpha humnu </text:p>
          </table:table-cell>
        </table:table-row>
        <table:table-row>
          <table:table-cell table:style-name="Table1.A2" office:value-type="string">
            <text:p text:style-name="Axiom">465</text:p>
          </table:table-cell>
          <table:table-cell table:style-name="Table1.A2" office:value-type="string">
            <text:p text:style-name="Axiom">M0.1KSE</text:p>
          </table:table-cell>
          <table:table-cell table:style-name="Table1.C2" office:value-type="string">
            <text:p text:style-name="Axiom"><draw:frame draw:style-name="fr1" draw:name="Object465" text:anchor-type="as-char" svg:y="-0.172in" svg:width="1.2638in" svg:height="0.2909in" draw:z-index="464"><draw:object xlink:href="./Object 465" xlink:type="simple" xlink:show="embed" xlink:actuate="onLoad"/><draw:image xlink:href="./ObjectReplacements/Object 465" xlink:type="simple" xlink:show="embed" xlink:actuate="onLoad"/></draw:frame>exists lsup K rsup S csub 0.1 (%alpha ):%alpha humnu </text:p>
          </table:table-cell>
        </table:table-row>
        <table:table-row>
          <table:table-cell table:style-name="Table1.A2" office:value-type="string">
            <text:p text:style-name="Axiom">466</text:p>
          </table:table-cell>
          <table:table-cell table:style-name="Table1.A2" office:value-type="string">
            <text:p text:style-name="Axiom">M0.1K_A</text:p>
          </table:table-cell>
          <table:table-cell table:style-name="Table1.C2" office:value-type="string">
            <text:p text:style-name="Axiom"><draw:frame draw:style-name="fr1" draw:name="Object466" text:anchor-type="as-char" svg:y="-0.172in" svg:width="1.2008in" svg:height="0.2902in" draw:z-index="465"><draw:object xlink:href="./Object 466" xlink:type="simple" xlink:show="embed" xlink:actuate="onLoad"/><draw:image xlink:href="./ObjectReplacements/Object 466" xlink:type="simple" xlink:show="embed" xlink:actuate="onLoad"/></draw:frame>forall lsup K <text:s/>csub 0.1 (%alpha ):%alpha humnu </text:p>
          </table:table-cell>
        </table:table-row>
        <table:table-row>
          <table:table-cell table:style-name="Table1.A2" office:value-type="string">
            <text:p text:style-name="Axiom">467</text:p>
          </table:table-cell>
          <table:table-cell table:style-name="Table1.A2" office:value-type="string">
            <text:p text:style-name="Axiom">M0.1K_B</text:p>
          </table:table-cell>
          <table:table-cell table:style-name="Table1.C2" office:value-type="string">
            <text:p text:style-name="Axiom"><draw:frame draw:style-name="fr1" draw:name="Object467" text:anchor-type="as-char" svg:y="-0.172in" svg:width="1.6709in" svg:height="0.2909in" draw:z-index="466"><draw:object xlink:href="./Object 467" xlink:type="simple" xlink:show="embed" xlink:actuate="onLoad"/><draw:image xlink:href="./ObjectReplacements/Object 467" xlink:type="simple" xlink:show="embed" xlink:actuate="onLoad"/></draw:frame>forall lsup K <text:s/>csub 0.1 (%alpha ) exists lsup K <text:s/>csub 0.1 (%alpha ):%alpha humnu </text:p>
          </table:table-cell>
        </table:table-row>
        <table:table-row>
          <table:table-cell table:style-name="Table1.A2" office:value-type="string">
            <text:p text:style-name="Axiom">468</text:p>
          </table:table-cell>
          <table:table-cell table:style-name="Table1.A2" office:value-type="string">
            <text:p text:style-name="Axiom">M0.1K_E</text:p>
          </table:table-cell>
          <table:table-cell table:style-name="Table1.C2" office:value-type="string">
            <text:p text:style-name="Axiom"><draw:frame draw:style-name="fr1" draw:name="Object468" text:anchor-type="as-char" svg:y="-0.172in" svg:width="1.2008in" svg:height="0.2909in" draw:z-index="467"><draw:object xlink:href="./Object 468" xlink:type="simple" xlink:show="embed" xlink:actuate="onLoad"/><draw:image xlink:href="./ObjectReplacements/Object 468" xlink:type="simple" xlink:show="embed" xlink:actuate="onLoad"/></draw:frame>exists lsup K <text:s/>csub 0.1 (%alpha ):%alpha humnu </text:p>
          </table:table-cell>
        </table:table-row>
        <table:table-row>
          <table:table-cell table:style-name="Table1.A2" office:value-type="string">
            <text:p text:style-name="Axiom">469</text:p>
          </table:table-cell>
          <table:table-cell table:style-name="Table1.A2" office:value-type="string">
            <text:p text:style-name="Axiom">M0.1UOA</text:p>
          </table:table-cell>
          <table:table-cell table:style-name="Table1.C2" office:value-type="string">
            <text:p text:style-name="Axiom"><draw:frame draw:style-name="fr1" draw:name="Object469" text:anchor-type="as-char" svg:y="-0.172in" svg:width="1.278in" svg:height="0.2902in" draw:z-index="468"><draw:object xlink:href="./Object 469" xlink:type="simple" xlink:show="embed" xlink:actuate="onLoad"/><draw:image xlink:href="./ObjectReplacements/Object 469" xlink:type="simple" xlink:show="embed" xlink:actuate="onLoad"/></draw:frame>forall lsup U rsup O csub 0.1 (%alpha ):%alpha humnu </text:p>
          </table:table-cell>
        </table:table-row>
        <table:table-row>
          <table:table-cell table:style-name="Table1.A2" office:value-type="string">
            <text:p text:style-name="Axiom">470</text:p>
          </table:table-cell>
          <table:table-cell table:style-name="Table1.A2" office:value-type="string">
            <text:p text:style-name="Axiom">M0.1UOB</text:p>
          </table:table-cell>
          <table:table-cell table:style-name="Table1.C2" office:value-type="string">
            <text:p text:style-name="Axiom"><draw:frame draw:style-name="fr1" draw:name="Object470" text:anchor-type="as-char" svg:y="-0.172in" svg:width="1.8256in" svg:height="0.2909in" draw:z-index="469"><draw:object xlink:href="./Object 470" xlink:type="simple" xlink:show="embed" xlink:actuate="onLoad"/><draw:image xlink:href="./ObjectReplacements/Object 470" xlink:type="simple" xlink:show="embed" xlink:actuate="onLoad"/></draw:frame>forall lsup U rsup O csub 0.1 (%alpha ) exists lsup U rsup O csub 0.1 (%alpha ):%alpha humnu </text:p>
          </table:table-cell>
        </table:table-row>
        <table:table-row>
          <table:table-cell table:style-name="Table1.A2" office:value-type="string">
            <text:p text:style-name="Axiom">471</text:p>
          </table:table-cell>
          <table:table-cell table:style-name="Table1.A2" office:value-type="string">
            <text:p text:style-name="Axiom">M0.1UOE</text:p>
          </table:table-cell>
          <table:table-cell table:style-name="Table1.C2" office:value-type="string">
            <text:p text:style-name="Axiom"><draw:frame draw:style-name="fr1" draw:name="Object471" text:anchor-type="as-char" svg:y="-0.172in" svg:width="1.278in" svg:height="0.2909in" draw:z-index="470"><draw:object xlink:href="./Object 471" xlink:type="simple" xlink:show="embed" xlink:actuate="onLoad"/><draw:image xlink:href="./ObjectReplacements/Object 471" xlink:type="simple" xlink:show="embed" xlink:actuate="onLoad"/></draw:frame>exists lsup U rsup O csub 0.1 (%alpha ):%alpha humnu </text:p>
          </table:table-cell>
        </table:table-row>
        <table:table-row>
          <table:table-cell table:style-name="Table1.A2" office:value-type="string">
            <text:p text:style-name="Axiom">472</text:p>
          </table:table-cell>
          <table:table-cell table:style-name="Table1.A2" office:value-type="string">
            <text:p text:style-name="Axiom">M0.1USA</text:p>
          </table:table-cell>
          <table:table-cell table:style-name="Table1.C2" office:value-type="string">
            <text:p text:style-name="Axiom"><draw:frame draw:style-name="fr1" draw:name="Object472" text:anchor-type="as-char" svg:y="-0.172in" svg:width="1.2654in" svg:height="0.2902in" draw:z-index="471"><draw:object xlink:href="./Object 472" xlink:type="simple" xlink:show="embed" xlink:actuate="onLoad"/><draw:image xlink:href="./ObjectReplacements/Object 472" xlink:type="simple" xlink:show="embed" xlink:actuate="onLoad"/></draw:frame>forall lsup U rsup S csub 0.1 (%alpha ):%alpha humnu </text:p>
          </table:table-cell>
        </table:table-row>
        <table:table-row>
          <table:table-cell table:style-name="Table1.A2" office:value-type="string">
            <text:p text:style-name="Axiom">473</text:p>
          </table:table-cell>
          <table:table-cell table:style-name="Table1.A2" office:value-type="string">
            <text:p text:style-name="Axiom">M0.1USB</text:p>
          </table:table-cell>
          <table:table-cell table:style-name="Table1.C2" office:value-type="string">
            <text:p text:style-name="Axiom"><draw:frame draw:style-name="fr1" draw:name="Object473" text:anchor-type="as-char" svg:y="-0.172in" svg:width="1.8in" svg:height="0.2909in" draw:z-index="472"><draw:object xlink:href="./Object 473" xlink:type="simple" xlink:show="embed" xlink:actuate="onLoad"/><draw:image xlink:href="./ObjectReplacements/Object 473" xlink:type="simple" xlink:show="embed" xlink:actuate="onLoad"/></draw:frame>forall lsup U rsup S csub 0.1 (%alpha ) exists lsup U rsup S csub 0.1 (%alpha ):%alpha humnu </text:p>
          </table:table-cell>
        </table:table-row>
        <table:table-row>
          <table:table-cell table:style-name="Table1.A2" office:value-type="string">
            <text:p text:style-name="Axiom">474</text:p>
          </table:table-cell>
          <table:table-cell table:style-name="Table1.A2" office:value-type="string">
            <text:p text:style-name="Axiom">M0.1USE</text:p>
          </table:table-cell>
          <table:table-cell table:style-name="Table1.C2" office:value-type="string">
            <text:p text:style-name="Axiom"><draw:frame draw:style-name="fr1" draw:name="Object474" text:anchor-type="as-char" svg:y="-0.172in" svg:width="1.2654in" svg:height="0.2909in" draw:z-index="473"><draw:object xlink:href="./Object 474" xlink:type="simple" xlink:show="embed" xlink:actuate="onLoad"/><draw:image xlink:href="./ObjectReplacements/Object 474" xlink:type="simple" xlink:show="embed" xlink:actuate="onLoad"/></draw:frame>exists lsup U rsup S csub 0.1 (%alpha ):%alpha humnu </text:p>
          </table:table-cell>
        </table:table-row>
        <table:table-row>
          <table:table-cell table:style-name="Table1.A2" office:value-type="string">
            <text:p text:style-name="Axiom">475</text:p>
          </table:table-cell>
          <table:table-cell table:style-name="Table1.A2" office:value-type="string">
            <text:p text:style-name="Axiom">M0.1U_A</text:p>
          </table:table-cell>
          <table:table-cell table:style-name="Table1.C2" office:value-type="string">
            <text:p text:style-name="Axiom"><draw:frame draw:style-name="fr1" draw:name="Object475" text:anchor-type="as-char" svg:y="-0.172in" svg:width="1.2016in" svg:height="0.2902in" draw:z-index="474"><draw:object xlink:href="./Object 475" xlink:type="simple" xlink:show="embed" xlink:actuate="onLoad"/><draw:image xlink:href="./ObjectReplacements/Object 475" xlink:type="simple" xlink:show="embed" xlink:actuate="onLoad"/></draw:frame>forall lsup U <text:s/>csub 0.1 (%alpha ):%alpha humnu </text:p>
          </table:table-cell>
        </table:table-row>
        <table:table-row>
          <table:table-cell table:style-name="Table1.A2" office:value-type="string">
            <text:p text:style-name="Axiom">476</text:p>
          </table:table-cell>
          <table:table-cell table:style-name="Table1.A2" office:value-type="string">
            <text:p text:style-name="Axiom">M0.1U_B</text:p>
          </table:table-cell>
          <table:table-cell table:style-name="Table1.C2" office:value-type="string">
            <text:p text:style-name="Axiom"><draw:frame draw:style-name="fr1" draw:name="Object476" text:anchor-type="as-char" svg:y="-0.172in" svg:width="1.6728in" svg:height="0.2909in" draw:z-index="475"><draw:object xlink:href="./Object 476" xlink:type="simple" xlink:show="embed" xlink:actuate="onLoad"/><draw:image xlink:href="./ObjectReplacements/Object 476" xlink:type="simple" xlink:show="embed" xlink:actuate="onLoad"/></draw:frame>forall lsup U <text:s/>csub 0.1 (%alpha ) exists lsup U <text:s/>csub 0.1 (%alpha ):%alpha humnu </text:p>
          </table:table-cell>
        </table:table-row>
        <table:table-row>
          <table:table-cell table:style-name="Table1.A2" office:value-type="string">
            <text:p text:style-name="Axiom">477</text:p>
          </table:table-cell>
          <table:table-cell table:style-name="Table1.A2" office:value-type="string">
            <text:p text:style-name="Axiom">M0.1U_E</text:p>
          </table:table-cell>
          <table:table-cell table:style-name="Table1.C2" office:value-type="string">
            <text:p text:style-name="Axiom"><draw:frame draw:style-name="fr1" draw:name="Object477" text:anchor-type="as-char" svg:y="-0.172in" svg:width="1.2016in" svg:height="0.2909in" draw:z-index="476"><draw:object xlink:href="./Object 477" xlink:type="simple" xlink:show="embed" xlink:actuate="onLoad"/><draw:image xlink:href="./ObjectReplacements/Object 477" xlink:type="simple" xlink:show="embed" xlink:actuate="onLoad"/></draw:frame>exists lsup U <text:s/>csub 0.1 (%alpha ):%alpha humnu </text:p>
          </table:table-cell>
        </table:table-row>
        <table:table-row>
          <table:table-cell table:style-name="Table1.A2" office:value-type="string">
            <text:p text:style-name="Axiom">478</text:p>
          </table:table-cell>
          <table:table-cell table:style-name="Table1.A2" office:value-type="string">
            <text:p text:style-name="Axiom">M0.1_OA</text:p>
          </table:table-cell>
          <table:table-cell table:style-name="Table1.C2" office:value-type="string">
            <text:p text:style-name="Axiom"><draw:frame draw:style-name="fr1" draw:name="Object478" text:anchor-type="as-char" svg:y="-0.172in" svg:width="1.1925in" svg:height="0.2902in" draw:z-index="477"><draw:object xlink:href="./Object 478" xlink:type="simple" xlink:show="embed" xlink:actuate="onLoad"/><draw:image xlink:href="./ObjectReplacements/Object 478" xlink:type="simple" xlink:show="embed" xlink:actuate="onLoad"/></draw:frame>forall <text:s/>rsup O csub 0.1 (%alpha ):%alpha humnu </text:p>
          </table:table-cell>
        </table:table-row>
        <table:table-row>
          <table:table-cell table:style-name="Table1.A2" office:value-type="string">
            <text:p text:style-name="Axiom">479</text:p>
          </table:table-cell>
          <table:table-cell table:style-name="Table1.A2" office:value-type="string">
            <text:p text:style-name="Axiom">M0.1_OB</text:p>
          </table:table-cell>
          <table:table-cell table:style-name="Table1.C2" office:value-type="string">
            <text:p text:style-name="Axiom"><draw:frame draw:style-name="fr1" draw:name="Object479" text:anchor-type="as-char" svg:y="-0.172in" svg:width="1.6543in" svg:height="0.2909in" draw:z-index="478"><draw:object xlink:href="./Object 479" xlink:type="simple" xlink:show="embed" xlink:actuate="onLoad"/><draw:image xlink:href="./ObjectReplacements/Object 479" xlink:type="simple" xlink:show="embed" xlink:actuate="onLoad"/></draw:frame>forall <text:s/>rsup O csub 0.1 (%alpha ) exists <text:s/>rsup O csub 0.1 (%alpha ):%alpha humnu </text:p>
          </table:table-cell>
        </table:table-row>
        <table:table-row>
          <table:table-cell table:style-name="Table1.A2" office:value-type="string">
            <text:p text:style-name="Axiom">480</text:p>
          </table:table-cell>
          <table:table-cell table:style-name="Table1.A2" office:value-type="string">
            <text:p text:style-name="Axiom">M0.1_OE</text:p>
          </table:table-cell>
          <table:table-cell table:style-name="Table1.C2" office:value-type="string">
            <text:p text:style-name="Axiom"><draw:frame draw:style-name="fr1" draw:name="Object480" text:anchor-type="as-char" svg:y="-0.172in" svg:width="1.1917in" svg:height="0.2909in" draw:z-index="479"><draw:object xlink:href="./Object 480" xlink:type="simple" xlink:show="embed" xlink:actuate="onLoad"/><draw:image xlink:href="./ObjectReplacements/Object 480" xlink:type="simple" xlink:show="embed" xlink:actuate="onLoad"/></draw:frame>exists <text:s/>rsup O csub 0.1 (%alpha ):%alpha humnu </text:p>
          </table:table-cell>
        </table:table-row>
        <table:table-row>
          <table:table-cell table:style-name="Table1.A2" office:value-type="string">
            <text:p text:style-name="Axiom">481</text:p>
          </table:table-cell>
          <table:table-cell table:style-name="Table1.A2" office:value-type="string">
            <text:p text:style-name="Axiom">M0.1_SA</text:p>
          </table:table-cell>
          <table:table-cell table:style-name="Table1.C2" office:value-type="string">
            <text:p text:style-name="Axiom"><draw:frame draw:style-name="fr1" draw:name="Object481" text:anchor-type="as-char" svg:y="-0.172in" svg:width="1.1799in" svg:height="0.2902in" draw:z-index="480"><draw:object xlink:href="./Object 481" xlink:type="simple" xlink:show="embed" xlink:actuate="onLoad"/><draw:image xlink:href="./ObjectReplacements/Object 481" xlink:type="simple" xlink:show="embed" xlink:actuate="onLoad"/></draw:frame>forall <text:s/>rsup S csub 0.1 (%alpha ):%alpha humnu </text:p>
          </table:table-cell>
        </table:table-row>
        <table:table-row>
          <table:table-cell table:style-name="Table1.A2" office:value-type="string">
            <text:p text:style-name="Axiom">482</text:p>
          </table:table-cell>
          <table:table-cell table:style-name="Table1.A2" office:value-type="string">
            <text:p text:style-name="Axiom">M0.1_SB</text:p>
          </table:table-cell>
          <table:table-cell table:style-name="Table1.C2" office:value-type="string">
            <text:p text:style-name="Axiom"><draw:frame draw:style-name="fr1" draw:name="Object482" text:anchor-type="as-char" svg:y="-0.172in" svg:width="1.6283in" svg:height="0.2909in" draw:z-index="481"><draw:object xlink:href="./Object 482" xlink:type="simple" xlink:show="embed" xlink:actuate="onLoad"/><draw:image xlink:href="./ObjectReplacements/Object 482" xlink:type="simple" xlink:show="embed" xlink:actuate="onLoad"/></draw:frame>forall <text:s/>rsup S csub 0.1 (%alpha ) exists <text:s/>rsup S csub 0.1 (%alpha ):%alpha humnu </text:p>
          </table:table-cell>
        </table:table-row>
        <table:table-row>
          <table:table-cell table:style-name="Table1.A2" office:value-type="string">
            <text:p text:style-name="Axiom">483</text:p>
          </table:table-cell>
          <table:table-cell table:style-name="Table1.A2" office:value-type="string">
            <text:p text:style-name="Axiom">M0.1_SE</text:p>
          </table:table-cell>
          <table:table-cell table:style-name="Table1.C2" office:value-type="string">
            <text:p text:style-name="Axiom"><draw:frame draw:style-name="fr1" draw:name="Object483" text:anchor-type="as-char" svg:y="-0.172in" svg:width="1.1783in" svg:height="0.2909in" draw:z-index="482"><draw:object xlink:href="./Object 483" xlink:type="simple" xlink:show="embed" xlink:actuate="onLoad"/><draw:image xlink:href="./ObjectReplacements/Object 483" xlink:type="simple" xlink:show="embed" xlink:actuate="onLoad"/></draw:frame>exists <text:s/>rsup S csub 0.1 (%alpha ):%alpha humnu </text:p>
          </table:table-cell>
        </table:table-row>
        <table:table-row>
          <table:table-cell table:style-name="Table1.A2" office:value-type="string">
            <text:p text:style-name="Axiom">484</text:p>
          </table:table-cell>
          <table:table-cell table:style-name="Table1.A2" office:value-type="string">
            <text:p text:style-name="Axiom">M0.1__A</text:p>
          </table:table-cell>
          <table:table-cell table:style-name="Table1.C2" office:value-type="string">
            <text:p text:style-name="Axiom"><draw:frame draw:style-name="fr1" draw:name="Object484" text:anchor-type="as-char" svg:y="-0.152in" svg:width="1.1161in" svg:height="0.2701in" draw:z-index="483"><draw:object xlink:href="./Object 484" xlink:type="simple" xlink:show="embed" xlink:actuate="onLoad"/><draw:image xlink:href="./ObjectReplacements/Object 484" xlink:type="simple" xlink:show="embed" xlink:actuate="onLoad"/></draw:frame>forall <text:s text:c="2"/>csub 0.1 (%alpha ):%alpha humnu </text:p>
          </table:table-cell>
        </table:table-row>
        <table:table-row>
          <table:table-cell table:style-name="Table1.A2" office:value-type="string">
            <text:p text:style-name="Axiom">485</text:p>
          </table:table-cell>
          <table:table-cell table:style-name="Table1.A2" office:value-type="string">
            <text:p text:style-name="Axiom">M0.1__B</text:p>
          </table:table-cell>
          <table:table-cell table:style-name="Table1.C2" office:value-type="string">
            <text:p text:style-name="Axiom"><draw:frame draw:style-name="fr1" draw:name="Object485" text:anchor-type="as-char" svg:y="-0.152in" svg:width="1.5016in" svg:height="0.2709in" draw:z-index="484"><draw:object xlink:href="./Object 485" xlink:type="simple" xlink:show="embed" xlink:actuate="onLoad"/><draw:image xlink:href="./ObjectReplacements/Object 485" xlink:type="simple" xlink:show="embed" xlink:actuate="onLoad"/></draw:frame>forall <text:s text:c="2"/>csub 0.1 (%alpha ) exists <text:s text:c="2"/>csub 0.1 (%alpha ):%alpha humnu </text:p>
          </table:table-cell>
        </table:table-row>
        <table:table-row>
          <table:table-cell table:style-name="Table1.A2" office:value-type="string">
            <text:p text:style-name="Axiom">486</text:p>
          </table:table-cell>
          <table:table-cell table:style-name="Table1.A2" office:value-type="string">
            <text:p text:style-name="Axiom">M0.1__E</text:p>
          </table:table-cell>
          <table:table-cell table:style-name="Table1.C2" office:value-type="string">
            <text:p text:style-name="Axiom"><draw:frame draw:style-name="fr1" draw:name="Object486" text:anchor-type="as-char" svg:y="-0.152in" svg:width="1.1154in" svg:height="0.2709in" draw:z-index="485"><draw:object xlink:href="./Object 486" xlink:type="simple" xlink:show="embed" xlink:actuate="onLoad"/><draw:image xlink:href="./ObjectReplacements/Object 486" xlink:type="simple" xlink:show="embed" xlink:actuate="onLoad"/></draw:frame>exists <text:s text:c="2"/>csub 0.1 (%alpha ):%alpha humnu </text:p>
          </table:table-cell>
        </table:table-row>
        <table:table-row>
          <table:table-cell table:style-name="Table1.A2" office:value-type="string">
            <text:p text:style-name="Axiom">487</text:p>
          </table:table-cell>
          <table:table-cell table:style-name="Table1.A2" office:value-type="string">
            <text:p text:style-name="Axiom">M0.yKOA</text:p>
          </table:table-cell>
          <table:table-cell table:style-name="Table1.C2" office:value-type="string">
            <text:p text:style-name="Axiom"><draw:frame draw:style-name="fr1" draw:name="Object487" text:anchor-type="as-char" svg:y="-0.172in" svg:width="1.2811in" svg:height="0.2902in" draw:z-index="486"><draw:object xlink:href="./Object 487" xlink:type="simple" xlink:show="embed" xlink:actuate="onLoad"/><draw:image xlink:href="./ObjectReplacements/Object 487" xlink:type="simple" xlink:show="embed" xlink:actuate="onLoad"/></draw:frame>forall lsup K rsup O csub 0.y (%alpha ):%alpha humnu </text:p>
          </table:table-cell>
        </table:table-row>
        <table:table-row>
          <table:table-cell table:style-name="Table1.A2" office:value-type="string">
            <text:p text:style-name="Axiom">488</text:p>
          </table:table-cell>
          <table:table-cell table:style-name="Table1.A2" office:value-type="string">
            <text:p text:style-name="Axiom">M0.yKOB</text:p>
          </table:table-cell>
          <table:table-cell table:style-name="Table1.C2" office:value-type="string">
            <text:p text:style-name="Axiom"><draw:frame draw:style-name="fr1" draw:name="Object488" text:anchor-type="as-char" svg:y="-0.172in" svg:width="1.8335in" svg:height="0.2909in" draw:z-index="487"><draw:object xlink:href="./Object 488" xlink:type="simple" xlink:show="embed" xlink:actuate="onLoad"/><draw:image xlink:href="./ObjectReplacements/Object 488" xlink:type="simple" xlink:show="embed" xlink:actuate="onLoad"/></draw:frame>forall lsup K rsup O csub 0.y (%alpha ) exists lsup K rsup O csub 0.y (%alpha ):%alpha humnu </text:p>
          </table:table-cell>
        </table:table-row>
        <table:table-row>
          <table:table-cell table:style-name="Table1.A2" office:value-type="string">
            <text:p text:style-name="Axiom">489</text:p>
          </table:table-cell>
          <table:table-cell table:style-name="Table1.A2" office:value-type="string">
            <text:p text:style-name="Axiom">M0.yKOE</text:p>
          </table:table-cell>
          <table:table-cell table:style-name="Table1.C2" office:value-type="string">
            <text:p text:style-name="Axiom"><draw:frame draw:style-name="fr1" draw:name="Object489" text:anchor-type="as-char" svg:y="-0.172in" svg:width="1.2811in" svg:height="0.2909in" draw:z-index="488"><draw:object xlink:href="./Object 489" xlink:type="simple" xlink:show="embed" xlink:actuate="onLoad"/><draw:image xlink:href="./ObjectReplacements/Object 489" xlink:type="simple" xlink:show="embed" xlink:actuate="onLoad"/></draw:frame>exists lsup K rsup O csub 0.y (%alpha ):%alpha humnu </text:p>
          </table:table-cell>
        </table:table-row>
        <table:table-row>
          <table:table-cell table:style-name="Table1.A2" office:value-type="string">
            <text:p text:style-name="Axiom">490</text:p>
          </table:table-cell>
          <table:table-cell table:style-name="Table1.A2" office:value-type="string">
            <text:p text:style-name="Axiom">M0.yKSA</text:p>
          </table:table-cell>
          <table:table-cell table:style-name="Table1.C2" office:value-type="string">
            <text:p text:style-name="Axiom"><draw:frame draw:style-name="fr1" draw:name="Object490" text:anchor-type="as-char" svg:y="-0.172in" svg:width="1.2689in" svg:height="0.2902in" draw:z-index="489"><draw:object xlink:href="./Object 490" xlink:type="simple" xlink:show="embed" xlink:actuate="onLoad"/><draw:image xlink:href="./ObjectReplacements/Object 490" xlink:type="simple" xlink:show="embed" xlink:actuate="onLoad"/></draw:frame>forall lsup K rsup S csub 0.y (%alpha ):%alpha humnu </text:p>
          </table:table-cell>
        </table:table-row>
        <table:table-row>
          <table:table-cell table:style-name="Table1.A2" office:value-type="string">
            <text:p text:style-name="Axiom">491</text:p>
          </table:table-cell>
          <table:table-cell table:style-name="Table1.A2" office:value-type="string">
            <text:p text:style-name="Axiom">M0.yKSB</text:p>
          </table:table-cell>
          <table:table-cell table:style-name="Table1.C2" office:value-type="string">
            <text:p text:style-name="Axiom"><draw:frame draw:style-name="fr1" draw:name="Object491" text:anchor-type="as-char" svg:y="-0.172in" svg:width="1.8071in" svg:height="0.2909in" draw:z-index="490"><draw:object xlink:href="./Object 491" xlink:type="simple" xlink:show="embed" xlink:actuate="onLoad"/><draw:image xlink:href="./ObjectReplacements/Object 491" xlink:type="simple" xlink:show="embed" xlink:actuate="onLoad"/></draw:frame>forall lsup K rsup S csub 0.y (%alpha ) exists lsup K rsup S csub 0.y (%alpha ):%alpha humnu </text:p>
          </table:table-cell>
        </table:table-row>
        <table:table-row>
          <table:table-cell table:style-name="Table1.A2" office:value-type="string">
            <text:p text:style-name="Axiom">492</text:p>
          </table:table-cell>
          <table:table-cell table:style-name="Table1.A2" office:value-type="string">
            <text:p text:style-name="Axiom">M0.yKSE</text:p>
          </table:table-cell>
          <table:table-cell table:style-name="Table1.C2" office:value-type="string">
            <text:p text:style-name="Axiom"><draw:frame draw:style-name="fr1" draw:name="Object492" text:anchor-type="as-char" svg:y="-0.172in" svg:width="1.2689in" svg:height="0.2909in" draw:z-index="491"><draw:object xlink:href="./Object 492" xlink:type="simple" xlink:show="embed" xlink:actuate="onLoad"/><draw:image xlink:href="./ObjectReplacements/Object 492" xlink:type="simple" xlink:show="embed" xlink:actuate="onLoad"/></draw:frame>exists lsup K rsup S csub 0.y (%alpha ):%alpha humnu </text:p>
          </table:table-cell>
        </table:table-row>
        <table:table-row>
          <table:table-cell table:style-name="Table1.A2" office:value-type="string">
            <text:p text:style-name="Axiom">493</text:p>
          </table:table-cell>
          <table:table-cell table:style-name="Table1.A2" office:value-type="string">
            <text:p text:style-name="Axiom">M0.yK_A</text:p>
          </table:table-cell>
          <table:table-cell table:style-name="Table1.C2" office:value-type="string">
            <text:p text:style-name="Axiom"><draw:frame draw:style-name="fr1" draw:name="Object493" text:anchor-type="as-char" svg:y="-0.172in" svg:width="1.2047in" svg:height="0.2902in" draw:z-index="492"><draw:object xlink:href="./Object 493" xlink:type="simple" xlink:show="embed" xlink:actuate="onLoad"/><draw:image xlink:href="./ObjectReplacements/Object 493" xlink:type="simple" xlink:show="embed" xlink:actuate="onLoad"/></draw:frame>forall lsup K <text:s/>csub 0.y (%alpha ):%alpha humnu </text:p>
          </table:table-cell>
        </table:table-row>
        <table:table-row>
          <table:table-cell table:style-name="Table1.A2" office:value-type="string">
            <text:p text:style-name="Axiom">494</text:p>
          </table:table-cell>
          <table:table-cell table:style-name="Table1.A2" office:value-type="string">
            <text:p text:style-name="Axiom">M0.yK_B</text:p>
          </table:table-cell>
          <table:table-cell table:style-name="Table1.C2" office:value-type="string">
            <text:p text:style-name="Axiom"><draw:frame draw:style-name="fr1" draw:name="Object494" text:anchor-type="as-char" svg:y="-0.172in" svg:width="1.6807in" svg:height="0.2909in" draw:z-index="493"><draw:object xlink:href="./Object 494" xlink:type="simple" xlink:show="embed" xlink:actuate="onLoad"/><draw:image xlink:href="./ObjectReplacements/Object 494" xlink:type="simple" xlink:show="embed" xlink:actuate="onLoad"/></draw:frame>forall lsup K <text:s/>csub 0.y (%alpha ) exists lsup K <text:s/>csub 0.y (%alpha ):%alpha humnu </text:p>
          </table:table-cell>
        </table:table-row>
        <table:table-row>
          <table:table-cell table:style-name="Table1.A2" office:value-type="string">
            <text:p text:style-name="Axiom">495</text:p>
          </table:table-cell>
          <table:table-cell table:style-name="Table1.A2" office:value-type="string">
            <text:p text:style-name="Axiom">M0.yK_E</text:p>
          </table:table-cell>
          <table:table-cell table:style-name="Table1.C2" office:value-type="string">
            <text:p text:style-name="Axiom"><draw:frame draw:style-name="fr1" draw:name="Object495" text:anchor-type="as-char" svg:y="-0.172in" svg:width="1.2047in" svg:height="0.2909in" draw:z-index="494"><draw:object xlink:href="./Object 495" xlink:type="simple" xlink:show="embed" xlink:actuate="onLoad"/><draw:image xlink:href="./ObjectReplacements/Object 495" xlink:type="simple" xlink:show="embed" xlink:actuate="onLoad"/></draw:frame>exists lsup K <text:s/>csub 0.y (%alpha ):%alpha humnu </text:p>
          </table:table-cell>
        </table:table-row>
        <table:table-row>
          <table:table-cell table:style-name="Table1.A2" office:value-type="string">
            <text:p text:style-name="Axiom">496</text:p>
          </table:table-cell>
          <table:table-cell table:style-name="Table1.A2" office:value-type="string">
            <text:p text:style-name="Axiom">M0.yUOA</text:p>
          </table:table-cell>
          <table:table-cell table:style-name="Table1.C2" office:value-type="string">
            <text:p text:style-name="Axiom"><draw:frame draw:style-name="fr1" draw:name="Object496" text:anchor-type="as-char" svg:y="-0.172in" svg:width="1.2827in" svg:height="0.2902in" draw:z-index="495"><draw:object xlink:href="./Object 496" xlink:type="simple" xlink:show="embed" xlink:actuate="onLoad"/><draw:image xlink:href="./ObjectReplacements/Object 496" xlink:type="simple" xlink:show="embed" xlink:actuate="onLoad"/></draw:frame>forall lsup U rsup O csub 0.y (%alpha ):%alpha humnu </text:p>
          </table:table-cell>
        </table:table-row>
        <table:table-row>
          <table:table-cell table:style-name="Table1.A2" office:value-type="string">
            <text:p text:style-name="Axiom">497</text:p>
          </table:table-cell>
          <table:table-cell table:style-name="Table1.A2" office:value-type="string">
            <text:p text:style-name="Axiom">M0.yUOB</text:p>
          </table:table-cell>
          <table:table-cell table:style-name="Table1.C2" office:value-type="string">
            <text:p text:style-name="Axiom"><draw:frame draw:style-name="fr1" draw:name="Object497" text:anchor-type="as-char" svg:y="-0.172in" svg:width="1.8354in" svg:height="0.2909in" draw:z-index="496"><draw:object xlink:href="./Object 497" xlink:type="simple" xlink:show="embed" xlink:actuate="onLoad"/><draw:image xlink:href="./ObjectReplacements/Object 497" xlink:type="simple" xlink:show="embed" xlink:actuate="onLoad"/></draw:frame>forall lsup U rsup O csub 0.y (%alpha ) exists lsup U rsup O csub 0.y (%alpha ):%alpha humnu </text:p>
          </table:table-cell>
        </table:table-row>
        <table:table-row>
          <table:table-cell table:style-name="Table1.A2" office:value-type="string">
            <text:p text:style-name="Axiom">498</text:p>
          </table:table-cell>
          <table:table-cell table:style-name="Table1.A2" office:value-type="string">
            <text:p text:style-name="Axiom">M0.yUOE</text:p>
          </table:table-cell>
          <table:table-cell table:style-name="Table1.C2" office:value-type="string">
            <text:p text:style-name="Axiom"><draw:frame draw:style-name="fr1" draw:name="Object498" text:anchor-type="as-char" svg:y="-0.172in" svg:width="1.2827in" svg:height="0.2909in" draw:z-index="497"><draw:object xlink:href="./Object 498" xlink:type="simple" xlink:show="embed" xlink:actuate="onLoad"/><draw:image xlink:href="./ObjectReplacements/Object 498" xlink:type="simple" xlink:show="embed" xlink:actuate="onLoad"/></draw:frame>exists lsup U rsup O csub 0.y (%alpha ):%alpha humnu </text:p>
          </table:table-cell>
        </table:table-row>
        <table:table-row>
          <table:table-cell table:style-name="Table1.A2" office:value-type="string">
            <text:p text:style-name="Axiom">499</text:p>
          </table:table-cell>
          <table:table-cell table:style-name="Table1.A2" office:value-type="string">
            <text:p text:style-name="Axiom">M0.yUSA</text:p>
          </table:table-cell>
          <table:table-cell table:style-name="Table1.C2" office:value-type="string">
            <text:p text:style-name="Axiom"><draw:frame draw:style-name="fr1" draw:name="Object499" text:anchor-type="as-char" svg:y="-0.172in" svg:width="1.2693in" svg:height="0.2902in" draw:z-index="498"><draw:object xlink:href="./Object 499" xlink:type="simple" xlink:show="embed" xlink:actuate="onLoad"/><draw:image xlink:href="./ObjectReplacements/Object 499" xlink:type="simple" xlink:show="embed" xlink:actuate="onLoad"/></draw:frame>forall lsup U rsup S csub 0.y (%alpha ):%alpha humnu </text:p>
          </table:table-cell>
        </table:table-row>
        <table:table-row>
          <table:table-cell table:style-name="Table1.A2" office:value-type="string">
            <text:p text:style-name="Axiom">500</text:p>
          </table:table-cell>
          <table:table-cell table:style-name="Table1.A2" office:value-type="string">
            <text:p text:style-name="Axiom">M0.yUSB</text:p>
          </table:table-cell>
          <table:table-cell table:style-name="Table1.C2" office:value-type="string">
            <text:p text:style-name="Axiom"><draw:frame draw:style-name="fr1" draw:name="Object500" text:anchor-type="as-char" svg:y="-0.172in" svg:width="1.8098in" svg:height="0.2909in" draw:z-index="499"><draw:object xlink:href="./Object 500" xlink:type="simple" xlink:show="embed" xlink:actuate="onLoad"/><draw:image xlink:href="./ObjectReplacements/Object 500" xlink:type="simple" xlink:show="embed" xlink:actuate="onLoad"/></draw:frame>forall lsup U rsup S csub 0.y (%alpha ) exists lsup U rsup S csub 0.y (%alpha ):%alpha humnu </text:p>
          </table:table-cell>
        </table:table-row>
        <table:table-row>
          <table:table-cell table:style-name="Table1.A2" office:value-type="string">
            <text:p text:style-name="Axiom">501</text:p>
          </table:table-cell>
          <table:table-cell table:style-name="Table1.A2" office:value-type="string">
            <text:p text:style-name="Axiom">M0.yUSE</text:p>
          </table:table-cell>
          <table:table-cell table:style-name="Table1.C2" office:value-type="string">
            <text:p text:style-name="Axiom"><draw:frame draw:style-name="fr1" draw:name="Object501" text:anchor-type="as-char" svg:y="-0.172in" svg:width="1.2693in" svg:height="0.2909in" draw:z-index="500"><draw:object xlink:href="./Object 501" xlink:type="simple" xlink:show="embed" xlink:actuate="onLoad"/><draw:image xlink:href="./ObjectReplacements/Object 501" xlink:type="simple" xlink:show="embed" xlink:actuate="onLoad"/></draw:frame>exists lsup U rsup S csub 0.y (%alpha ):%alpha humnu </text:p>
          </table:table-cell>
        </table:table-row>
        <table:table-row>
          <table:table-cell table:style-name="Table1.A2" office:value-type="string">
            <text:p text:style-name="Axiom">502</text:p>
          </table:table-cell>
          <table:table-cell table:style-name="Table1.A2" office:value-type="string">
            <text:p text:style-name="Axiom">M0.yU_A</text:p>
          </table:table-cell>
          <table:table-cell table:style-name="Table1.C2" office:value-type="string">
            <text:p text:style-name="Axiom"><draw:frame draw:style-name="fr1" draw:name="Object502" text:anchor-type="as-char" svg:y="-0.172in" svg:width="1.2063in" svg:height="0.2902in" draw:z-index="501"><draw:object xlink:href="./Object 502" xlink:type="simple" xlink:show="embed" xlink:actuate="onLoad"/><draw:image xlink:href="./ObjectReplacements/Object 502" xlink:type="simple" xlink:show="embed" xlink:actuate="onLoad"/></draw:frame>forall lsup U <text:s/>csub 0.y (%alpha ):%alpha humnu </text:p>
          </table:table-cell>
        </table:table-row>
        <table:table-row>
          <table:table-cell table:style-name="Table1.A2" office:value-type="string">
            <text:p text:style-name="Axiom">503</text:p>
          </table:table-cell>
          <table:table-cell table:style-name="Table1.A2" office:value-type="string">
            <text:p text:style-name="Axiom">M0.yU_B</text:p>
          </table:table-cell>
          <table:table-cell table:style-name="Table1.C2" office:value-type="string">
            <text:p text:style-name="Axiom"><draw:frame draw:style-name="fr1" draw:name="Object503" text:anchor-type="as-char" svg:y="-0.172in" svg:width="1.6827in" svg:height="0.2909in" draw:z-index="502"><draw:object xlink:href="./Object 503" xlink:type="simple" xlink:show="embed" xlink:actuate="onLoad"/><draw:image xlink:href="./ObjectReplacements/Object 503" xlink:type="simple" xlink:show="embed" xlink:actuate="onLoad"/></draw:frame>forall lsup U <text:s/>csub 0.y (%alpha ) exists lsup U <text:s/>csub 0.y (%alpha ):%alpha humnu </text:p>
          </table:table-cell>
        </table:table-row>
        <table:table-row>
          <table:table-cell table:style-name="Table1.A2" office:value-type="string">
            <text:p text:style-name="Axiom">504</text:p>
          </table:table-cell>
          <table:table-cell table:style-name="Table1.A2" office:value-type="string">
            <text:p text:style-name="Axiom">M0.yU_E</text:p>
          </table:table-cell>
          <table:table-cell table:style-name="Table1.C2" office:value-type="string">
            <text:p text:style-name="Axiom"><draw:frame draw:style-name="fr1" draw:name="Object504" text:anchor-type="as-char" svg:y="-0.172in" svg:width="1.2063in" svg:height="0.2909in" draw:z-index="503"><draw:object xlink:href="./Object 504" xlink:type="simple" xlink:show="embed" xlink:actuate="onLoad"/><draw:image xlink:href="./ObjectReplacements/Object 504" xlink:type="simple" xlink:show="embed" xlink:actuate="onLoad"/></draw:frame>exists lsup U <text:s/>csub 0.y (%alpha ):%alpha humnu </text:p>
          </table:table-cell>
        </table:table-row>
        <table:table-row>
          <table:table-cell table:style-name="Table1.A2" office:value-type="string">
            <text:p text:style-name="Axiom">505</text:p>
          </table:table-cell>
          <table:table-cell table:style-name="Table1.A2" office:value-type="string">
            <text:p text:style-name="Axiom">M0.y_OA</text:p>
          </table:table-cell>
          <table:table-cell table:style-name="Table1.C2" office:value-type="string">
            <text:p text:style-name="Axiom"><draw:frame draw:style-name="fr1" draw:name="Object505" text:anchor-type="as-char" svg:y="-0.172in" svg:width="1.1965in" svg:height="0.2902in" draw:z-index="504"><draw:object xlink:href="./Object 505" xlink:type="simple" xlink:show="embed" xlink:actuate="onLoad"/><draw:image xlink:href="./ObjectReplacements/Object 505" xlink:type="simple" xlink:show="embed" xlink:actuate="onLoad"/></draw:frame>forall <text:s/>rsup O csub 0.y (%alpha ):%alpha humnu </text:p>
          </table:table-cell>
        </table:table-row>
        <table:table-row>
          <table:table-cell table:style-name="Table1.A2" office:value-type="string">
            <text:p text:style-name="Axiom">506</text:p>
          </table:table-cell>
          <table:table-cell table:style-name="Table1.A2" office:value-type="string">
            <text:p text:style-name="Axiom">M0.y_OB</text:p>
          </table:table-cell>
          <table:table-cell table:style-name="Table1.C2" office:value-type="string">
            <text:p text:style-name="Axiom"><draw:frame draw:style-name="fr1" draw:name="Object506" text:anchor-type="as-char" svg:y="-0.172in" svg:width="1.6634in" svg:height="0.2909in" draw:z-index="505"><draw:object xlink:href="./Object 506" xlink:type="simple" xlink:show="embed" xlink:actuate="onLoad"/><draw:image xlink:href="./ObjectReplacements/Object 506" xlink:type="simple" xlink:show="embed" xlink:actuate="onLoad"/></draw:frame>forall <text:s/>rsup O csub 0.y (%alpha ) exists <text:s/>rsup O csub 0.y (%alpha ):%alpha humnu </text:p>
          </table:table-cell>
        </table:table-row>
        <table:table-row>
          <table:table-cell table:style-name="Table1.A2" office:value-type="string">
            <text:p text:style-name="Axiom">507</text:p>
          </table:table-cell>
          <table:table-cell table:style-name="Table1.A2" office:value-type="string">
            <text:p text:style-name="Axiom">M0.y_OE</text:p>
          </table:table-cell>
          <table:table-cell table:style-name="Table1.C2" office:value-type="string">
            <text:p text:style-name="Axiom"><draw:frame draw:style-name="fr1" draw:name="Object507" text:anchor-type="as-char" svg:y="-0.172in" svg:width="1.1965in" svg:height="0.2909in" draw:z-index="506"><draw:object xlink:href="./Object 507" xlink:type="simple" xlink:show="embed" xlink:actuate="onLoad"/><draw:image xlink:href="./ObjectReplacements/Object 507" xlink:type="simple" xlink:show="embed" xlink:actuate="onLoad"/></draw:frame>exists <text:s/>rsup O csub 0.y (%alpha ):%alpha humnu </text:p>
          </table:table-cell>
        </table:table-row>
        <table:table-row>
          <table:table-cell table:style-name="Table1.A2" office:value-type="string">
            <text:p text:style-name="Axiom">508</text:p>
          </table:table-cell>
          <table:table-cell table:style-name="Table1.A2" office:value-type="string">
            <text:p text:style-name="Axiom">M0.y_SA</text:p>
          </table:table-cell>
          <table:table-cell table:style-name="Table1.C2" office:value-type="string">
            <text:p text:style-name="Axiom"><draw:frame draw:style-name="fr1" draw:name="Object508" text:anchor-type="as-char" svg:y="-0.172in" svg:width="1.1835in" svg:height="0.2902in" draw:z-index="507"><draw:object xlink:href="./Object 508" xlink:type="simple" xlink:show="embed" xlink:actuate="onLoad"/><draw:image xlink:href="./ObjectReplacements/Object 508" xlink:type="simple" xlink:show="embed" xlink:actuate="onLoad"/></draw:frame>forall <text:s/>rsup S csub 0.y (%alpha ):%alpha humnu </text:p>
          </table:table-cell>
        </table:table-row>
        <table:table-row>
          <table:table-cell table:style-name="Table1.A2" office:value-type="string">
            <text:p text:style-name="Axiom">509</text:p>
          </table:table-cell>
          <table:table-cell table:style-name="Table1.A2" office:value-type="string">
            <text:p text:style-name="Axiom">M0.y_SB</text:p>
          </table:table-cell>
          <table:table-cell table:style-name="Table1.C2" office:value-type="string">
            <text:p text:style-name="Axiom"><draw:frame draw:style-name="fr1" draw:name="Object509" text:anchor-type="as-char" svg:y="-0.172in" svg:width="1.6366in" svg:height="0.2909in" draw:z-index="508"><draw:object xlink:href="./Object 509" xlink:type="simple" xlink:show="embed" xlink:actuate="onLoad"/><draw:image xlink:href="./ObjectReplacements/Object 509" xlink:type="simple" xlink:show="embed" xlink:actuate="onLoad"/></draw:frame>forall <text:s/>rsup S csub 0.y (%alpha ) exists <text:s/>rsup S csub 0.y (%alpha ):%alpha humnu </text:p>
          </table:table-cell>
        </table:table-row>
        <table:table-row>
          <table:table-cell table:style-name="Table1.A2" office:value-type="string">
            <text:p text:style-name="Axiom">510</text:p>
          </table:table-cell>
          <table:table-cell table:style-name="Table1.A2" office:value-type="string">
            <text:p text:style-name="Axiom">M0.y_SE</text:p>
          </table:table-cell>
          <table:table-cell table:style-name="Table1.C2" office:value-type="string">
            <text:p text:style-name="Axiom"><draw:frame draw:style-name="fr1" draw:name="Object510" text:anchor-type="as-char" svg:y="-0.172in" svg:width="1.1835in" svg:height="0.2909in" draw:z-index="509"><draw:object xlink:href="./Object 510" xlink:type="simple" xlink:show="embed" xlink:actuate="onLoad"/><draw:image xlink:href="./ObjectReplacements/Object 510" xlink:type="simple" xlink:show="embed" xlink:actuate="onLoad"/></draw:frame>exists <text:s/>rsup S csub 0.y (%alpha ):%alpha humnu </text:p>
          </table:table-cell>
        </table:table-row>
        <table:table-row>
          <table:table-cell table:style-name="Table1.A2" office:value-type="string">
            <text:p text:style-name="Axiom">511</text:p>
          </table:table-cell>
          <table:table-cell table:style-name="Table1.A2" office:value-type="string">
            <text:p text:style-name="Axiom">M0.y__A</text:p>
          </table:table-cell>
          <table:table-cell table:style-name="Table1.C2" office:value-type="string">
            <text:p text:style-name="Axiom"><draw:frame draw:style-name="fr1" draw:name="Object511" text:anchor-type="as-char" svg:y="-0.152in" svg:width="1.1201in" svg:height="0.2701in" draw:z-index="510"><draw:object xlink:href="./Object 511" xlink:type="simple" xlink:show="embed" xlink:actuate="onLoad"/><draw:image xlink:href="./ObjectReplacements/Object 511" xlink:type="simple" xlink:show="embed" xlink:actuate="onLoad"/></draw:frame>forall <text:s text:c="2"/>csub 0.y (%alpha ):%alpha humnu </text:p>
          </table:table-cell>
        </table:table-row>
        <table:table-row>
          <table:table-cell table:style-name="Table1.A2" office:value-type="string">
            <text:p text:style-name="Axiom">512</text:p>
          </table:table-cell>
          <table:table-cell table:style-name="Table1.A2" office:value-type="string">
            <text:p text:style-name="Axiom">M0.y__B</text:p>
          </table:table-cell>
          <table:table-cell table:style-name="Table1.C2" office:value-type="string">
            <text:p text:style-name="Axiom"><draw:frame draw:style-name="fr1" draw:name="Object512" text:anchor-type="as-char" svg:y="-0.152in" svg:width="1.5102in" svg:height="0.2709in" draw:z-index="511"><draw:object xlink:href="./Object 512" xlink:type="simple" xlink:show="embed" xlink:actuate="onLoad"/><draw:image xlink:href="./ObjectReplacements/Object 512" xlink:type="simple" xlink:show="embed" xlink:actuate="onLoad"/></draw:frame>forall <text:s text:c="2"/>csub 0.y (%alpha ) exists <text:s text:c="2"/>csub 0.y (%alpha ):%alpha humnu </text:p>
          </table:table-cell>
        </table:table-row>
        <table:table-row>
          <table:table-cell table:style-name="Table1.A2" office:value-type="string">
            <text:p text:style-name="Axiom">513</text:p>
          </table:table-cell>
          <table:table-cell table:style-name="Table1.A2" office:value-type="string">
            <text:p text:style-name="Axiom">M0.y__E</text:p>
          </table:table-cell>
          <table:table-cell table:style-name="Table1.C2" office:value-type="string">
            <text:p text:style-name="Axiom"><draw:frame draw:style-name="fr1" draw:name="Object513" text:anchor-type="as-char" svg:y="-0.152in" svg:width="1.1201in" svg:height="0.2709in" draw:z-index="512"><draw:object xlink:href="./Object 513" xlink:type="simple" xlink:show="embed" xlink:actuate="onLoad"/><draw:image xlink:href="./ObjectReplacements/Object 513" xlink:type="simple" xlink:show="embed" xlink:actuate="onLoad"/></draw:frame>exists <text:s text:c="2"/>csub 0.y (%alpha ):%alpha humnu </text:p>
          </table:table-cell>
        </table:table-row>
        <table:table-row>
          <table:table-cell table:style-name="Table1.A2" office:value-type="string">
            <text:p text:style-name="Axiom">514</text:p>
          </table:table-cell>
          <table:table-cell table:style-name="Table1.A2" office:value-type="string">
            <text:p text:style-name="Axiom">M1.0KOA</text:p>
          </table:table-cell>
          <table:table-cell table:style-name="Table1.C2" office:value-type="string">
            <text:p text:style-name="Axiom"><draw:frame draw:style-name="fr1" draw:name="Object514" text:anchor-type="as-char" svg:y="-0.172in" svg:width="1.2772in" svg:height="0.2902in" draw:z-index="513"><draw:object xlink:href="./Object 514" xlink:type="simple" xlink:show="embed" xlink:actuate="onLoad"/><draw:image xlink:href="./ObjectReplacements/Object 514" xlink:type="simple" xlink:show="embed" xlink:actuate="onLoad"/></draw:frame>forall lsup K rsup O csub 1.0 (%alpha ):%alpha humnu </text:p>
          </table:table-cell>
        </table:table-row>
        <table:table-row>
          <table:table-cell table:style-name="Table1.A2" office:value-type="string">
            <text:p text:style-name="Axiom">515</text:p>
          </table:table-cell>
          <table:table-cell table:style-name="Table1.A2" office:value-type="string">
            <text:p text:style-name="Axiom">M1.0KOB</text:p>
          </table:table-cell>
          <table:table-cell table:style-name="Table1.C2" office:value-type="string">
            <text:p text:style-name="Axiom"><draw:frame draw:style-name="fr1" draw:name="Object515" text:anchor-type="as-char" svg:y="-0.172in" svg:width="1.8244in" svg:height="0.2909in" draw:z-index="514"><draw:object xlink:href="./Object 515" xlink:type="simple" xlink:show="embed" xlink:actuate="onLoad"/><draw:image xlink:href="./ObjectReplacements/Object 515" xlink:type="simple" xlink:show="embed" xlink:actuate="onLoad"/></draw:frame>forall lsup K rsup O csub 1.0 (%alpha ) exists lsup K rsup O csub 1.0 (%alpha ):%alpha humnu </text:p>
          </table:table-cell>
        </table:table-row>
        <table:table-row>
          <table:table-cell table:style-name="Table1.A2" office:value-type="string">
            <text:p text:style-name="Axiom">516</text:p>
          </table:table-cell>
          <table:table-cell table:style-name="Table1.A2" office:value-type="string">
            <text:p text:style-name="Axiom">M1.0KOE</text:p>
          </table:table-cell>
          <table:table-cell table:style-name="Table1.C2" office:value-type="string">
            <text:p text:style-name="Axiom"><draw:frame draw:style-name="fr1" draw:name="Object516" text:anchor-type="as-char" svg:y="-0.172in" svg:width="1.2772in" svg:height="0.2909in" draw:z-index="515"><draw:object xlink:href="./Object 516" xlink:type="simple" xlink:show="embed" xlink:actuate="onLoad"/><draw:image xlink:href="./ObjectReplacements/Object 516" xlink:type="simple" xlink:show="embed" xlink:actuate="onLoad"/></draw:frame>exists lsup K rsup O csub 1.0 (%alpha ):%alpha humnu </text:p>
          </table:table-cell>
        </table:table-row>
        <table:table-row>
          <table:table-cell table:style-name="Table1.A2" office:value-type="string">
            <text:p text:style-name="Axiom">517</text:p>
          </table:table-cell>
          <table:table-cell table:style-name="Table1.A2" office:value-type="string">
            <text:p text:style-name="Axiom">M1.0KSA</text:p>
          </table:table-cell>
          <table:table-cell table:style-name="Table1.C2" office:value-type="string">
            <text:p text:style-name="Axiom"><draw:frame draw:style-name="fr1" draw:name="Object517" text:anchor-type="as-char" svg:y="-0.172in" svg:width="1.2638in" svg:height="0.2902in" draw:z-index="516"><draw:object xlink:href="./Object 517" xlink:type="simple" xlink:show="embed" xlink:actuate="onLoad"/><draw:image xlink:href="./ObjectReplacements/Object 517" xlink:type="simple" xlink:show="embed" xlink:actuate="onLoad"/></draw:frame>forall lsup K rsup S csub 1.0 (%alpha ):%alpha humnu </text:p>
          </table:table-cell>
        </table:table-row>
        <table:table-row>
          <table:table-cell table:style-name="Table1.A2" office:value-type="string">
            <text:p text:style-name="Axiom">518</text:p>
          </table:table-cell>
          <table:table-cell table:style-name="Table1.A2" office:value-type="string">
            <text:p text:style-name="Axiom">M1.0KSB</text:p>
          </table:table-cell>
          <table:table-cell table:style-name="Table1.C2" office:value-type="string">
            <text:p text:style-name="Axiom"><draw:frame draw:style-name="fr1" draw:name="Object518" text:anchor-type="as-char" svg:y="-0.172in" svg:width="1.7984in" svg:height="0.2909in" draw:z-index="517"><draw:object xlink:href="./Object 518" xlink:type="simple" xlink:show="embed" xlink:actuate="onLoad"/><draw:image xlink:href="./ObjectReplacements/Object 518" xlink:type="simple" xlink:show="embed" xlink:actuate="onLoad"/></draw:frame>forall lsup K rsup S csub 1.0 (%alpha ) exists lsup K rsup S csub 1.0 (%alpha ):%alpha humnu </text:p>
          </table:table-cell>
        </table:table-row>
        <table:table-row>
          <table:table-cell table:style-name="Table1.A2" office:value-type="string">
            <text:p text:style-name="Axiom">519</text:p>
          </table:table-cell>
          <table:table-cell table:style-name="Table1.A2" office:value-type="string">
            <text:p text:style-name="Axiom">M1.0KSE</text:p>
          </table:table-cell>
          <table:table-cell table:style-name="Table1.C2" office:value-type="string">
            <text:p text:style-name="Axiom"><draw:frame draw:style-name="fr1" draw:name="Object519" text:anchor-type="as-char" svg:y="-0.172in" svg:width="1.2638in" svg:height="0.2909in" draw:z-index="518"><draw:object xlink:href="./Object 519" xlink:type="simple" xlink:show="embed" xlink:actuate="onLoad"/><draw:image xlink:href="./ObjectReplacements/Object 519" xlink:type="simple" xlink:show="embed" xlink:actuate="onLoad"/></draw:frame>exists lsup K rsup S csub 1.0 (%alpha ):%alpha humnu </text:p>
          </table:table-cell>
        </table:table-row>
        <table:table-row>
          <table:table-cell table:style-name="Table1.A2" office:value-type="string">
            <text:p text:style-name="Axiom">520</text:p>
          </table:table-cell>
          <table:table-cell table:style-name="Table1.A2" office:value-type="string">
            <text:p text:style-name="Axiom">M1.0K_A</text:p>
          </table:table-cell>
          <table:table-cell table:style-name="Table1.C2" office:value-type="string">
            <text:p text:style-name="Axiom"><draw:frame draw:style-name="fr1" draw:name="Object520" text:anchor-type="as-char" svg:y="-0.172in" svg:width="1.2008in" svg:height="0.2902in" draw:z-index="519"><draw:object xlink:href="./Object 520" xlink:type="simple" xlink:show="embed" xlink:actuate="onLoad"/><draw:image xlink:href="./ObjectReplacements/Object 520" xlink:type="simple" xlink:show="embed" xlink:actuate="onLoad"/></draw:frame>forall lsup K <text:s/>csub 1.0 (%alpha ):%alpha humnu </text:p>
          </table:table-cell>
        </table:table-row>
        <table:table-row>
          <table:table-cell table:style-name="Table1.A2" office:value-type="string">
            <text:p text:style-name="Axiom">521</text:p>
          </table:table-cell>
          <table:table-cell table:style-name="Table1.A2" office:value-type="string">
            <text:p text:style-name="Axiom">M1.0K_B</text:p>
          </table:table-cell>
          <table:table-cell table:style-name="Table1.C2" office:value-type="string">
            <text:p text:style-name="Axiom"><draw:frame draw:style-name="fr1" draw:name="Object521" text:anchor-type="as-char" svg:y="-0.172in" svg:width="1.6717in" svg:height="0.2909in" draw:z-index="520"><draw:object xlink:href="./Object 521" xlink:type="simple" xlink:show="embed" xlink:actuate="onLoad"/><draw:image xlink:href="./ObjectReplacements/Object 521" xlink:type="simple" xlink:show="embed" xlink:actuate="onLoad"/></draw:frame>forall lsup K <text:s/>csub 1.0 (%alpha ) exists lsup K <text:s/>csub 1.0 (%alpha ):%alpha humnu </text:p>
          </table:table-cell>
        </table:table-row>
        <table:table-row>
          <table:table-cell table:style-name="Table1.A2" office:value-type="string">
            <text:p text:style-name="Axiom">522</text:p>
          </table:table-cell>
          <table:table-cell table:style-name="Table1.A2" office:value-type="string">
            <text:p text:style-name="Axiom">M1.0K_E</text:p>
          </table:table-cell>
          <table:table-cell table:style-name="Table1.C2" office:value-type="string">
            <text:p text:style-name="Axiom"><draw:frame draw:style-name="fr1" draw:name="Object522" text:anchor-type="as-char" svg:y="-0.172in" svg:width="1.2008in" svg:height="0.2909in" draw:z-index="521"><draw:object xlink:href="./Object 522" xlink:type="simple" xlink:show="embed" xlink:actuate="onLoad"/><draw:image xlink:href="./ObjectReplacements/Object 522" xlink:type="simple" xlink:show="embed" xlink:actuate="onLoad"/></draw:frame>exists lsup K <text:s/>csub 1.0 (%alpha ):%alpha humnu </text:p>
          </table:table-cell>
        </table:table-row>
        <table:table-row>
          <table:table-cell table:style-name="Table1.A2" office:value-type="string">
            <text:p text:style-name="Axiom">523</text:p>
          </table:table-cell>
          <table:table-cell table:style-name="Table1.A2" office:value-type="string">
            <text:p text:style-name="Axiom">M1.0UOA</text:p>
          </table:table-cell>
          <table:table-cell table:style-name="Table1.C2" office:value-type="string">
            <text:p text:style-name="Axiom"><draw:frame draw:style-name="fr1" draw:name="Object523" text:anchor-type="as-char" svg:y="-0.172in" svg:width="1.2783in" svg:height="0.2902in" draw:z-index="522"><draw:object xlink:href="./Object 523" xlink:type="simple" xlink:show="embed" xlink:actuate="onLoad"/><draw:image xlink:href="./ObjectReplacements/Object 523" xlink:type="simple" xlink:show="embed" xlink:actuate="onLoad"/></draw:frame>forall lsup U rsup O csub 1.0 (%alpha ):%alpha humnu </text:p>
          </table:table-cell>
        </table:table-row>
        <table:table-row>
          <table:table-cell table:style-name="Table1.A2" office:value-type="string">
            <text:p text:style-name="Axiom">524</text:p>
          </table:table-cell>
          <table:table-cell table:style-name="Table1.A2" office:value-type="string">
            <text:p text:style-name="Axiom">M1.0UOB</text:p>
          </table:table-cell>
          <table:table-cell table:style-name="Table1.C2" office:value-type="string">
            <text:p text:style-name="Axiom"><draw:frame draw:style-name="fr1" draw:name="Object524" text:anchor-type="as-char" svg:y="-0.172in" svg:width="1.8272in" svg:height="0.2909in" draw:z-index="523"><draw:object xlink:href="./Object 524" xlink:type="simple" xlink:show="embed" xlink:actuate="onLoad"/><draw:image xlink:href="./ObjectReplacements/Object 524" xlink:type="simple" xlink:show="embed" xlink:actuate="onLoad"/></draw:frame>forall lsup U rsup O csub 1.0 (%alpha ) exists lsup U rsup O csub 1.0 (%alpha ):%alpha humnu </text:p>
          </table:table-cell>
        </table:table-row>
        <table:table-row>
          <table:table-cell table:style-name="Table1.A2" office:value-type="string">
            <text:p text:style-name="Axiom">525</text:p>
          </table:table-cell>
          <table:table-cell table:style-name="Table1.A2" office:value-type="string">
            <text:p text:style-name="Axiom">M1.0UOE</text:p>
          </table:table-cell>
          <table:table-cell table:style-name="Table1.C2" office:value-type="string">
            <text:p text:style-name="Axiom"><draw:frame draw:style-name="fr1" draw:name="Object525" text:anchor-type="as-char" svg:y="-0.172in" svg:width="1.2783in" svg:height="0.2909in" draw:z-index="524"><draw:object xlink:href="./Object 525" xlink:type="simple" xlink:show="embed" xlink:actuate="onLoad"/><draw:image xlink:href="./ObjectReplacements/Object 525" xlink:type="simple" xlink:show="embed" xlink:actuate="onLoad"/></draw:frame>exists lsup U rsup O csub 1.0 (%alpha ):%alpha humnu </text:p>
          </table:table-cell>
        </table:table-row>
        <table:table-row>
          <table:table-cell table:style-name="Table1.A2" office:value-type="string">
            <text:p text:style-name="Axiom">526</text:p>
          </table:table-cell>
          <table:table-cell table:style-name="Table1.A2" office:value-type="string">
            <text:p text:style-name="Axiom">M1.0USA</text:p>
          </table:table-cell>
          <table:table-cell table:style-name="Table1.C2" office:value-type="string">
            <text:p text:style-name="Axiom"><draw:frame draw:style-name="fr1" draw:name="Object526" text:anchor-type="as-char" svg:y="-0.172in" svg:width="1.2654in" svg:height="0.2902in" draw:z-index="525"><draw:object xlink:href="./Object 526" xlink:type="simple" xlink:show="embed" xlink:actuate="onLoad"/><draw:image xlink:href="./ObjectReplacements/Object 526" xlink:type="simple" xlink:show="embed" xlink:actuate="onLoad"/></draw:frame>forall lsup U rsup S csub 1.0 (%alpha ):%alpha humnu </text:p>
          </table:table-cell>
        </table:table-row>
        <table:table-row>
          <table:table-cell table:style-name="Table1.A2" office:value-type="string">
            <text:p text:style-name="Axiom">527</text:p>
          </table:table-cell>
          <table:table-cell table:style-name="Table1.A2" office:value-type="string">
            <text:p text:style-name="Axiom">M1.0USB</text:p>
          </table:table-cell>
          <table:table-cell table:style-name="Table1.C2" office:value-type="string">
            <text:p text:style-name="Axiom"><draw:frame draw:style-name="fr1" draw:name="Object527" text:anchor-type="as-char" svg:y="-0.172in" svg:width="1.8008in" svg:height="0.2909in" draw:z-index="526"><draw:object xlink:href="./Object 527" xlink:type="simple" xlink:show="embed" xlink:actuate="onLoad"/><draw:image xlink:href="./ObjectReplacements/Object 527" xlink:type="simple" xlink:show="embed" xlink:actuate="onLoad"/></draw:frame>forall lsup U rsup S csub 1.0 (%alpha ) exists lsup U rsup S csub 1.0 (%alpha ):%alpha humnu </text:p>
          </table:table-cell>
        </table:table-row>
        <table:table-row>
          <table:table-cell table:style-name="Table1.A2" office:value-type="string">
            <text:p text:style-name="Axiom">528</text:p>
          </table:table-cell>
          <table:table-cell table:style-name="Table1.A2" office:value-type="string">
            <text:p text:style-name="Axiom">M1.0USE</text:p>
          </table:table-cell>
          <table:table-cell table:style-name="Table1.C2" office:value-type="string">
            <text:p text:style-name="Axiom"><draw:frame draw:style-name="fr1" draw:name="Object528" text:anchor-type="as-char" svg:y="-0.172in" svg:width="1.2654in" svg:height="0.2909in" draw:z-index="527"><draw:object xlink:href="./Object 528" xlink:type="simple" xlink:show="embed" xlink:actuate="onLoad"/><draw:image xlink:href="./ObjectReplacements/Object 528" xlink:type="simple" xlink:show="embed" xlink:actuate="onLoad"/></draw:frame>exists lsup U rsup S csub 1.0 (%alpha ):%alpha humnu </text:p>
          </table:table-cell>
        </table:table-row>
        <table:table-row>
          <table:table-cell table:style-name="Table1.A2" office:value-type="string">
            <text:p text:style-name="Axiom">529</text:p>
          </table:table-cell>
          <table:table-cell table:style-name="Table1.A2" office:value-type="string">
            <text:p text:style-name="Axiom">M1.0U_A</text:p>
          </table:table-cell>
          <table:table-cell table:style-name="Table1.C2" office:value-type="string">
            <text:p text:style-name="Axiom"><draw:frame draw:style-name="fr1" draw:name="Object529" text:anchor-type="as-char" svg:y="-0.172in" svg:width="1.202in" svg:height="0.2902in" draw:z-index="528"><draw:object xlink:href="./Object 529" xlink:type="simple" xlink:show="embed" xlink:actuate="onLoad"/><draw:image xlink:href="./ObjectReplacements/Object 529" xlink:type="simple" xlink:show="embed" xlink:actuate="onLoad"/></draw:frame>forall lsup U <text:s/>csub 1.0 (%alpha ):%alpha humnu </text:p>
          </table:table-cell>
        </table:table-row>
        <table:table-row>
          <table:table-cell table:style-name="Table1.A2" office:value-type="string">
            <text:p text:style-name="Axiom">530</text:p>
          </table:table-cell>
          <table:table-cell table:style-name="Table1.A2" office:value-type="string">
            <text:p text:style-name="Axiom">M1.0U_B</text:p>
          </table:table-cell>
          <table:table-cell table:style-name="Table1.C2" office:value-type="string">
            <text:p text:style-name="Axiom"><draw:frame draw:style-name="fr1" draw:name="Object530" text:anchor-type="as-char" svg:y="-0.172in" svg:width="1.6744in" svg:height="0.2909in" draw:z-index="529"><draw:object xlink:href="./Object 530" xlink:type="simple" xlink:show="embed" xlink:actuate="onLoad"/><draw:image xlink:href="./ObjectReplacements/Object 530" xlink:type="simple" xlink:show="embed" xlink:actuate="onLoad"/></draw:frame>forall lsup U <text:s/>csub 1.0 (%alpha ) exists lsup U <text:s/>csub 1.0 (%alpha ):%alpha humnu </text:p>
          </table:table-cell>
        </table:table-row>
        <table:table-row>
          <table:table-cell table:style-name="Table1.A2" office:value-type="string">
            <text:p text:style-name="Axiom">531</text:p>
          </table:table-cell>
          <table:table-cell table:style-name="Table1.A2" office:value-type="string">
            <text:p text:style-name="Axiom">M1.0U_E</text:p>
          </table:table-cell>
          <table:table-cell table:style-name="Table1.C2" office:value-type="string">
            <text:p text:style-name="Axiom"><draw:frame draw:style-name="fr1" draw:name="Object531" text:anchor-type="as-char" svg:y="-0.172in" svg:width="1.202in" svg:height="0.2909in" draw:z-index="530"><draw:object xlink:href="./Object 531" xlink:type="simple" xlink:show="embed" xlink:actuate="onLoad"/><draw:image xlink:href="./ObjectReplacements/Object 531" xlink:type="simple" xlink:show="embed" xlink:actuate="onLoad"/></draw:frame>exists lsup U <text:s/>csub 1.0 (%alpha ):%alpha humnu </text:p>
          </table:table-cell>
        </table:table-row>
        <table:table-row>
          <table:table-cell table:style-name="Table1.A2" office:value-type="string">
            <text:p text:style-name="Axiom">532</text:p>
          </table:table-cell>
          <table:table-cell table:style-name="Table1.A2" office:value-type="string">
            <text:p text:style-name="Axiom">M1.0_OA</text:p>
          </table:table-cell>
          <table:table-cell table:style-name="Table1.C2" office:value-type="string">
            <text:p text:style-name="Axiom"><draw:frame draw:style-name="fr1" draw:name="Object532" text:anchor-type="as-char" svg:y="-0.172in" svg:width="1.1929in" svg:height="0.2902in" draw:z-index="531"><draw:object xlink:href="./Object 532" xlink:type="simple" xlink:show="embed" xlink:actuate="onLoad"/><draw:image xlink:href="./ObjectReplacements/Object 532" xlink:type="simple" xlink:show="embed" xlink:actuate="onLoad"/></draw:frame>forall <text:s/>rsup O csub 1.0 (%alpha ):%alpha humnu </text:p>
          </table:table-cell>
        </table:table-row>
        <table:table-row>
          <table:table-cell table:style-name="Table1.A2" office:value-type="string">
            <text:p text:style-name="Axiom">533</text:p>
          </table:table-cell>
          <table:table-cell table:style-name="Table1.A2" office:value-type="string">
            <text:p text:style-name="Axiom">M1.0_OB</text:p>
          </table:table-cell>
          <table:table-cell table:style-name="Table1.C2" office:value-type="string">
            <text:p text:style-name="Axiom"><draw:frame draw:style-name="fr1" draw:name="Object533" text:anchor-type="as-char" svg:y="-0.172in" svg:width="1.6547in" svg:height="0.2909in" draw:z-index="532"><draw:object xlink:href="./Object 533" xlink:type="simple" xlink:show="embed" xlink:actuate="onLoad"/><draw:image xlink:href="./ObjectReplacements/Object 533" xlink:type="simple" xlink:show="embed" xlink:actuate="onLoad"/></draw:frame>forall <text:s/>rsup O csub 1.0 (%alpha ) exists <text:s/>rsup O csub 1.0 (%alpha ):%alpha humnu </text:p>
          </table:table-cell>
        </table:table-row>
        <table:table-row>
          <table:table-cell table:style-name="Table1.A2" office:value-type="string">
            <text:p text:style-name="Axiom">534</text:p>
          </table:table-cell>
          <table:table-cell table:style-name="Table1.A2" office:value-type="string">
            <text:p text:style-name="Axiom">M1.0_OE</text:p>
          </table:table-cell>
          <table:table-cell table:style-name="Table1.C2" office:value-type="string">
            <text:p text:style-name="Axiom"><draw:frame draw:style-name="fr1" draw:name="Object534" text:anchor-type="as-char" svg:y="-0.172in" svg:width="1.1925in" svg:height="0.2909in" draw:z-index="533"><draw:object xlink:href="./Object 534" xlink:type="simple" xlink:show="embed" xlink:actuate="onLoad"/><draw:image xlink:href="./ObjectReplacements/Object 534" xlink:type="simple" xlink:show="embed" xlink:actuate="onLoad"/></draw:frame>exists <text:s/>rsup O csub 1.0 (%alpha ):%alpha humnu </text:p>
          </table:table-cell>
        </table:table-row>
        <table:table-row>
          <table:table-cell table:style-name="Table1.A2" office:value-type="string">
            <text:p text:style-name="Axiom">535</text:p>
          </table:table-cell>
          <table:table-cell table:style-name="Table1.A2" office:value-type="string">
            <text:p text:style-name="Axiom">M1.0_SA</text:p>
          </table:table-cell>
          <table:table-cell table:style-name="Table1.C2" office:value-type="string">
            <text:p text:style-name="Axiom"><draw:frame draw:style-name="fr1" draw:name="Object535" text:anchor-type="as-char" svg:y="-0.172in" svg:width="1.1799in" svg:height="0.2902in" draw:z-index="534"><draw:object xlink:href="./Object 535" xlink:type="simple" xlink:show="embed" xlink:actuate="onLoad"/><draw:image xlink:href="./ObjectReplacements/Object 535" xlink:type="simple" xlink:show="embed" xlink:actuate="onLoad"/></draw:frame>forall <text:s/>rsup S csub 1.0 (%alpha ):%alpha humnu </text:p>
          </table:table-cell>
        </table:table-row>
        <table:table-row>
          <table:table-cell table:style-name="Table1.A2" office:value-type="string">
            <text:p text:style-name="Axiom">536</text:p>
          </table:table-cell>
          <table:table-cell table:style-name="Table1.A2" office:value-type="string">
            <text:p text:style-name="Axiom">M1.0_SB</text:p>
          </table:table-cell>
          <table:table-cell table:style-name="Table1.C2" office:value-type="string">
            <text:p text:style-name="Axiom"><draw:frame draw:style-name="fr1" draw:name="Object536" text:anchor-type="as-char" svg:y="-0.172in" svg:width="1.6291in" svg:height="0.2909in" draw:z-index="535"><draw:object xlink:href="./Object 536" xlink:type="simple" xlink:show="embed" xlink:actuate="onLoad"/><draw:image xlink:href="./ObjectReplacements/Object 536" xlink:type="simple" xlink:show="embed" xlink:actuate="onLoad"/></draw:frame>forall <text:s/>rsup S csub 1.0 (%alpha ) exists <text:s/>rsup S csub 1.0 (%alpha ):%alpha humnu </text:p>
          </table:table-cell>
        </table:table-row>
        <table:table-row>
          <table:table-cell table:style-name="Table1.A2" office:value-type="string">
            <text:p text:style-name="Axiom">537</text:p>
          </table:table-cell>
          <table:table-cell table:style-name="Table1.A2" office:value-type="string">
            <text:p text:style-name="Axiom">M1.0_SE</text:p>
          </table:table-cell>
          <table:table-cell table:style-name="Table1.C2" office:value-type="string">
            <text:p text:style-name="Axiom"><draw:frame draw:style-name="fr1" draw:name="Object537" text:anchor-type="as-char" svg:y="-0.172in" svg:width="1.1791in" svg:height="0.2909in" draw:z-index="536"><draw:object xlink:href="./Object 537" xlink:type="simple" xlink:show="embed" xlink:actuate="onLoad"/><draw:image xlink:href="./ObjectReplacements/Object 537" xlink:type="simple" xlink:show="embed" xlink:actuate="onLoad"/></draw:frame>exists <text:s/>rsup S csub 1.0 (%alpha ):%alpha humnu </text:p>
          </table:table-cell>
        </table:table-row>
        <table:table-row>
          <table:table-cell table:style-name="Table1.A2" office:value-type="string">
            <text:p text:style-name="Axiom">538</text:p>
          </table:table-cell>
          <table:table-cell table:style-name="Table1.A2" office:value-type="string">
            <text:p text:style-name="Axiom">M1.0__A</text:p>
          </table:table-cell>
          <table:table-cell table:style-name="Table1.C2" office:value-type="string">
            <text:p text:style-name="Axiom"><draw:frame draw:style-name="fr1" draw:name="Object538" text:anchor-type="as-char" svg:y="-0.152in" svg:width="1.1165in" svg:height="0.2701in" draw:z-index="537"><draw:object xlink:href="./Object 538" xlink:type="simple" xlink:show="embed" xlink:actuate="onLoad"/><draw:image xlink:href="./ObjectReplacements/Object 538" xlink:type="simple" xlink:show="embed" xlink:actuate="onLoad"/></draw:frame>forall <text:s text:c="2"/>csub 1.0 (%alpha ):%alpha humnu </text:p>
          </table:table-cell>
        </table:table-row>
        <table:table-row>
          <table:table-cell table:style-name="Table1.A2" office:value-type="string">
            <text:p text:style-name="Axiom">539</text:p>
          </table:table-cell>
          <table:table-cell table:style-name="Table1.A2" office:value-type="string">
            <text:p text:style-name="Axiom">M1.0__B</text:p>
          </table:table-cell>
          <table:table-cell table:style-name="Table1.C2" office:value-type="string">
            <text:p text:style-name="Axiom"><draw:frame draw:style-name="fr1" draw:name="Object539" text:anchor-type="as-char" svg:y="-0.152in" svg:width="1.502in" svg:height="0.2709in" draw:z-index="538"><draw:object xlink:href="./Object 539" xlink:type="simple" xlink:show="embed" xlink:actuate="onLoad"/><draw:image xlink:href="./ObjectReplacements/Object 539" xlink:type="simple" xlink:show="embed" xlink:actuate="onLoad"/></draw:frame>forall <text:s text:c="2"/>csub 1.0 (%alpha ) exists <text:s text:c="2"/>csub 1.0 (%alpha ):%alpha humnu </text:p>
          </table:table-cell>
        </table:table-row>
        <table:table-row>
          <table:table-cell table:style-name="Table1.A2" office:value-type="string">
            <text:p text:style-name="Axiom">540</text:p>
          </table:table-cell>
          <table:table-cell table:style-name="Table1.A2" office:value-type="string">
            <text:p text:style-name="Axiom">M1.0__E</text:p>
          </table:table-cell>
          <table:table-cell table:style-name="Table1.C2" office:value-type="string">
            <text:p text:style-name="Axiom"><draw:frame draw:style-name="fr1" draw:name="Object540" text:anchor-type="as-char" svg:y="-0.152in" svg:width="1.1161in" svg:height="0.2709in" draw:z-index="539"><draw:object xlink:href="./Object 540" xlink:type="simple" xlink:show="embed" xlink:actuate="onLoad"/><draw:image xlink:href="./ObjectReplacements/Object 540" xlink:type="simple" xlink:show="embed" xlink:actuate="onLoad"/></draw:frame>exists <text:s text:c="2"/>csub 1.0 (%alpha ):%alpha humnu </text:p>
          </table:table-cell>
        </table:table-row>
        <table:table-row>
          <table:table-cell table:style-name="Table1.A2" office:value-type="string">
            <text:p text:style-name="Axiom">541</text:p>
          </table:table-cell>
          <table:table-cell table:style-name="Table1.A2" office:value-type="string">
            <text:p text:style-name="Axiom">M1.1KOA</text:p>
          </table:table-cell>
          <table:table-cell table:style-name="Table1.C2" office:value-type="string">
            <text:p text:style-name="Axiom"><draw:frame draw:style-name="fr1" draw:name="Object541" text:anchor-type="as-char" svg:y="-0.172in" svg:width="1.2756in" svg:height="0.2902in" draw:z-index="540"><draw:object xlink:href="./Object 541" xlink:type="simple" xlink:show="embed" xlink:actuate="onLoad"/><draw:image xlink:href="./ObjectReplacements/Object 541" xlink:type="simple" xlink:show="embed" xlink:actuate="onLoad"/></draw:frame>forall lsup K rsup O csub 1.1 (%alpha ):%alpha humnu </text:p>
          </table:table-cell>
        </table:table-row>
        <table:table-row>
          <table:table-cell table:style-name="Table1.A2" office:value-type="string">
            <text:p text:style-name="Axiom">542</text:p>
          </table:table-cell>
          <table:table-cell table:style-name="Table1.A2" office:value-type="string">
            <text:p text:style-name="Axiom">M1.1KOB</text:p>
          </table:table-cell>
          <table:table-cell table:style-name="Table1.C2" office:value-type="string">
            <text:p text:style-name="Axiom"><draw:frame draw:style-name="fr1" draw:name="Object542" text:anchor-type="as-char" svg:y="-0.172in" svg:width="1.8217in" svg:height="0.2909in" draw:z-index="541"><draw:object xlink:href="./Object 542" xlink:type="simple" xlink:show="embed" xlink:actuate="onLoad"/><draw:image xlink:href="./ObjectReplacements/Object 542" xlink:type="simple" xlink:show="embed" xlink:actuate="onLoad"/></draw:frame>forall lsup K rsup O csub 1.1 (%alpha ) exists lsup K rsup O csub 1.1 (%alpha ):%alpha humnu </text:p>
          </table:table-cell>
        </table:table-row>
        <table:table-row>
          <table:table-cell table:style-name="Table1.A2" office:value-type="string">
            <text:p text:style-name="Axiom">543</text:p>
          </table:table-cell>
          <table:table-cell table:style-name="Table1.A2" office:value-type="string">
            <text:p text:style-name="Axiom">M1.1KOE</text:p>
          </table:table-cell>
          <table:table-cell table:style-name="Table1.C2" office:value-type="string">
            <text:p text:style-name="Axiom"><draw:frame draw:style-name="fr1" draw:name="Object543" text:anchor-type="as-char" svg:y="-0.172in" svg:width="1.2756in" svg:height="0.2909in" draw:z-index="542"><draw:object xlink:href="./Object 543" xlink:type="simple" xlink:show="embed" xlink:actuate="onLoad"/><draw:image xlink:href="./ObjectReplacements/Object 543" xlink:type="simple" xlink:show="embed" xlink:actuate="onLoad"/></draw:frame>exists lsup K rsup O csub 1.1 (%alpha ):%alpha humnu </text:p>
          </table:table-cell>
        </table:table-row>
        <table:table-row>
          <table:table-cell table:style-name="Table1.A2" office:value-type="string">
            <text:p text:style-name="Axiom">544</text:p>
          </table:table-cell>
          <table:table-cell table:style-name="Table1.A2" office:value-type="string">
            <text:p text:style-name="Axiom">M1.1KSA</text:p>
          </table:table-cell>
          <table:table-cell table:style-name="Table1.C2" office:value-type="string">
            <text:p text:style-name="Axiom"><draw:frame draw:style-name="fr1" draw:name="Object544" text:anchor-type="as-char" svg:y="-0.172in" svg:width="1.2626in" svg:height="0.2902in" draw:z-index="543"><draw:object xlink:href="./Object 544" xlink:type="simple" xlink:show="embed" xlink:actuate="onLoad"/><draw:image xlink:href="./ObjectReplacements/Object 544" xlink:type="simple" xlink:show="embed" xlink:actuate="onLoad"/></draw:frame>forall lsup K rsup S csub 1.1 (%alpha ):%alpha humnu </text:p>
          </table:table-cell>
        </table:table-row>
        <table:table-row>
          <table:table-cell table:style-name="Table1.A2" office:value-type="string">
            <text:p text:style-name="Axiom">545</text:p>
          </table:table-cell>
          <table:table-cell table:style-name="Table1.A2" office:value-type="string">
            <text:p text:style-name="Axiom">M1.1KSB</text:p>
          </table:table-cell>
          <table:table-cell table:style-name="Table1.C2" office:value-type="string">
            <text:p text:style-name="Axiom"><draw:frame draw:style-name="fr1" draw:name="Object545" text:anchor-type="as-char" svg:y="-0.172in" svg:width="1.7953in" svg:height="0.2909in" draw:z-index="544"><draw:object xlink:href="./Object 545" xlink:type="simple" xlink:show="embed" xlink:actuate="onLoad"/><draw:image xlink:href="./ObjectReplacements/Object 545" xlink:type="simple" xlink:show="embed" xlink:actuate="onLoad"/></draw:frame>forall lsup K rsup S csub 1.1 (%alpha ) exists lsup K rsup S csub 1.1 (%alpha ):%alpha humnu </text:p>
          </table:table-cell>
        </table:table-row>
        <table:table-row>
          <table:table-cell table:style-name="Table1.A2" office:value-type="string">
            <text:p text:style-name="Axiom">546</text:p>
          </table:table-cell>
          <table:table-cell table:style-name="Table1.A2" office:value-type="string">
            <text:p text:style-name="Axiom">M1.1KSE</text:p>
          </table:table-cell>
          <table:table-cell table:style-name="Table1.C2" office:value-type="string">
            <text:p text:style-name="Axiom"><draw:frame draw:style-name="fr1" draw:name="Object546" text:anchor-type="as-char" svg:y="-0.172in" svg:width="1.2626in" svg:height="0.2909in" draw:z-index="545"><draw:object xlink:href="./Object 546" xlink:type="simple" xlink:show="embed" xlink:actuate="onLoad"/><draw:image xlink:href="./ObjectReplacements/Object 546" xlink:type="simple" xlink:show="embed" xlink:actuate="onLoad"/></draw:frame>exists lsup K rsup S csub 1.1 (%alpha ):%alpha humnu </text:p>
          </table:table-cell>
        </table:table-row>
        <table:table-row>
          <table:table-cell table:style-name="Table1.A2" office:value-type="string">
            <text:p text:style-name="Axiom">547</text:p>
          </table:table-cell>
          <table:table-cell table:style-name="Table1.A2" office:value-type="string">
            <text:p text:style-name="Axiom">M1.1K_A</text:p>
          </table:table-cell>
          <table:table-cell table:style-name="Table1.C2" office:value-type="string">
            <text:p text:style-name="Axiom"><draw:frame draw:style-name="fr1" draw:name="Object547" text:anchor-type="as-char" svg:y="-0.172in" svg:width="1.1992in" svg:height="0.2902in" draw:z-index="546"><draw:object xlink:href="./Object 547" xlink:type="simple" xlink:show="embed" xlink:actuate="onLoad"/><draw:image xlink:href="./ObjectReplacements/Object 547" xlink:type="simple" xlink:show="embed" xlink:actuate="onLoad"/></draw:frame>forall lsup K <text:s/>csub 1.1 (%alpha ):%alpha humnu </text:p>
          </table:table-cell>
        </table:table-row>
        <table:table-row>
          <table:table-cell table:style-name="Table1.A2" office:value-type="string">
            <text:p text:style-name="Axiom">548</text:p>
          </table:table-cell>
          <table:table-cell table:style-name="Table1.A2" office:value-type="string">
            <text:p text:style-name="Axiom">M1.1K_B</text:p>
          </table:table-cell>
          <table:table-cell table:style-name="Table1.C2" office:value-type="string">
            <text:p text:style-name="Axiom"><draw:frame draw:style-name="fr1" draw:name="Object548" text:anchor-type="as-char" svg:y="-0.172in" svg:width="1.6689in" svg:height="0.2909in" draw:z-index="547"><draw:object xlink:href="./Object 548" xlink:type="simple" xlink:show="embed" xlink:actuate="onLoad"/><draw:image xlink:href="./ObjectReplacements/Object 548" xlink:type="simple" xlink:show="embed" xlink:actuate="onLoad"/></draw:frame>forall lsup K <text:s/>csub 1.1 (%alpha ) exists lsup K <text:s/>csub 1.1 (%alpha ):%alpha humnu </text:p>
          </table:table-cell>
        </table:table-row>
        <table:table-row>
          <table:table-cell table:style-name="Table1.A2" office:value-type="string">
            <text:p text:style-name="Axiom">549</text:p>
          </table:table-cell>
          <table:table-cell table:style-name="Table1.A2" office:value-type="string">
            <text:p text:style-name="Axiom">M1.1K_E</text:p>
          </table:table-cell>
          <table:table-cell table:style-name="Table1.C2" office:value-type="string">
            <text:p text:style-name="Axiom"><draw:frame draw:style-name="fr1" draw:name="Object549" text:anchor-type="as-char" svg:y="-0.172in" svg:width="1.1992in" svg:height="0.2909in" draw:z-index="548"><draw:object xlink:href="./Object 549" xlink:type="simple" xlink:show="embed" xlink:actuate="onLoad"/><draw:image xlink:href="./ObjectReplacements/Object 549" xlink:type="simple" xlink:show="embed" xlink:actuate="onLoad"/></draw:frame>exists lsup K <text:s/>csub 1.1 (%alpha ):%alpha humnu </text:p>
          </table:table-cell>
        </table:table-row>
        <table:table-row>
          <table:table-cell table:style-name="Table1.A2" office:value-type="string">
            <text:p text:style-name="Axiom">550</text:p>
          </table:table-cell>
          <table:table-cell table:style-name="Table1.A2" office:value-type="string">
            <text:p text:style-name="Axiom">M1.1UOA</text:p>
          </table:table-cell>
          <table:table-cell table:style-name="Table1.C2" office:value-type="string">
            <text:p text:style-name="Axiom"><draw:frame draw:style-name="fr1" draw:name="Object550" text:anchor-type="as-char" svg:y="-0.172in" svg:width="1.2772in" svg:height="0.2902in" draw:z-index="549"><draw:object xlink:href="./Object 550" xlink:type="simple" xlink:show="embed" xlink:actuate="onLoad"/><draw:image xlink:href="./ObjectReplacements/Object 550" xlink:type="simple" xlink:show="embed" xlink:actuate="onLoad"/></draw:frame>forall lsup U rsup O csub 1.1 (%alpha ):%alpha humnu </text:p>
          </table:table-cell>
        </table:table-row>
        <table:table-row>
          <table:table-cell table:style-name="Table1.A2" office:value-type="string">
            <text:p text:style-name="Axiom">551</text:p>
          </table:table-cell>
          <table:table-cell table:style-name="Table1.A2" office:value-type="string">
            <text:p text:style-name="Axiom">M1.1UOB</text:p>
          </table:table-cell>
          <table:table-cell table:style-name="Table1.C2" office:value-type="string">
            <text:p text:style-name="Axiom"><draw:frame draw:style-name="fr1" draw:name="Object551" text:anchor-type="as-char" svg:y="-0.172in" svg:width="1.8236in" svg:height="0.2909in" draw:z-index="550"><draw:object xlink:href="./Object 551" xlink:type="simple" xlink:show="embed" xlink:actuate="onLoad"/><draw:image xlink:href="./ObjectReplacements/Object 551" xlink:type="simple" xlink:show="embed" xlink:actuate="onLoad"/></draw:frame>forall lsup U rsup O csub 1.1 (%alpha ) exists lsup U rsup O csub 1.1 (%alpha ):%alpha humnu </text:p>
          </table:table-cell>
        </table:table-row>
        <table:table-row>
          <table:table-cell table:style-name="Table1.A2" office:value-type="string">
            <text:p text:style-name="Axiom">552</text:p>
          </table:table-cell>
          <table:table-cell table:style-name="Table1.A2" office:value-type="string">
            <text:p text:style-name="Axiom">M1.1UOE</text:p>
          </table:table-cell>
          <table:table-cell table:style-name="Table1.C2" office:value-type="string">
            <text:p text:style-name="Axiom"><draw:frame draw:style-name="fr1" draw:name="Object552" text:anchor-type="as-char" svg:y="-0.172in" svg:width="1.2772in" svg:height="0.2909in" draw:z-index="551"><draw:object xlink:href="./Object 552" xlink:type="simple" xlink:show="embed" xlink:actuate="onLoad"/><draw:image xlink:href="./ObjectReplacements/Object 552" xlink:type="simple" xlink:show="embed" xlink:actuate="onLoad"/></draw:frame>exists lsup U rsup O csub 1.1 (%alpha ):%alpha humnu </text:p>
          </table:table-cell>
        </table:table-row>
        <table:table-row>
          <table:table-cell table:style-name="Table1.A2" office:value-type="string">
            <text:p text:style-name="Axiom">553</text:p>
          </table:table-cell>
          <table:table-cell table:style-name="Table1.A2" office:value-type="string">
            <text:p text:style-name="Axiom">M1.1USA</text:p>
          </table:table-cell>
          <table:table-cell table:style-name="Table1.C2" office:value-type="string">
            <text:p text:style-name="Axiom"><draw:frame draw:style-name="fr1" draw:name="Object553" text:anchor-type="as-char" svg:y="-0.172in" svg:width="1.2638in" svg:height="0.2902in" draw:z-index="552"><draw:object xlink:href="./Object 553" xlink:type="simple" xlink:show="embed" xlink:actuate="onLoad"/><draw:image xlink:href="./ObjectReplacements/Object 553" xlink:type="simple" xlink:show="embed" xlink:actuate="onLoad"/></draw:frame>forall lsup U rsup S csub 1.1 (%alpha ):%alpha humnu </text:p>
          </table:table-cell>
        </table:table-row>
        <table:table-row>
          <table:table-cell table:style-name="Table1.A2" office:value-type="string">
            <text:p text:style-name="Axiom">554</text:p>
          </table:table-cell>
          <table:table-cell table:style-name="Table1.A2" office:value-type="string">
            <text:p text:style-name="Axiom">M1.1USB</text:p>
          </table:table-cell>
          <table:table-cell table:style-name="Table1.C2" office:value-type="string">
            <text:p text:style-name="Axiom"><draw:frame draw:style-name="fr1" draw:name="Object554" text:anchor-type="as-char" svg:y="-0.172in" svg:width="1.798in" svg:height="0.2909in" draw:z-index="553"><draw:object xlink:href="./Object 554" xlink:type="simple" xlink:show="embed" xlink:actuate="onLoad"/><draw:image xlink:href="./ObjectReplacements/Object 554" xlink:type="simple" xlink:show="embed" xlink:actuate="onLoad"/></draw:frame>forall lsup U rsup S csub 1.1 (%alpha ) exists lsup U rsup S csub 1.1 (%alpha ):%alpha humnu </text:p>
          </table:table-cell>
        </table:table-row>
        <table:table-row>
          <table:table-cell table:style-name="Table1.A2" office:value-type="string">
            <text:p text:style-name="Axiom">555</text:p>
          </table:table-cell>
          <table:table-cell table:style-name="Table1.A2" office:value-type="string">
            <text:p text:style-name="Axiom">M1.1USE</text:p>
          </table:table-cell>
          <table:table-cell table:style-name="Table1.C2" office:value-type="string">
            <text:p text:style-name="Axiom"><draw:frame draw:style-name="fr1" draw:name="Object555" text:anchor-type="as-char" svg:y="-0.172in" svg:width="1.2638in" svg:height="0.2909in" draw:z-index="554"><draw:object xlink:href="./Object 555" xlink:type="simple" xlink:show="embed" xlink:actuate="onLoad"/><draw:image xlink:href="./ObjectReplacements/Object 555" xlink:type="simple" xlink:show="embed" xlink:actuate="onLoad"/></draw:frame>exists lsup U rsup S csub 1.1 (%alpha ):%alpha humnu </text:p>
          </table:table-cell>
        </table:table-row>
        <table:table-row>
          <table:table-cell table:style-name="Table1.A2" office:value-type="string">
            <text:p text:style-name="Axiom">556</text:p>
          </table:table-cell>
          <table:table-cell table:style-name="Table1.A2" office:value-type="string">
            <text:p text:style-name="Axiom">M1.1U_A</text:p>
          </table:table-cell>
          <table:table-cell table:style-name="Table1.C2" office:value-type="string">
            <text:p text:style-name="Axiom"><draw:frame draw:style-name="fr1" draw:name="Object556" text:anchor-type="as-char" svg:y="-0.172in" svg:width="1.2008in" svg:height="0.2902in" draw:z-index="555"><draw:object xlink:href="./Object 556" xlink:type="simple" xlink:show="embed" xlink:actuate="onLoad"/><draw:image xlink:href="./ObjectReplacements/Object 556" xlink:type="simple" xlink:show="embed" xlink:actuate="onLoad"/></draw:frame>forall lsup U <text:s/>csub 1.1 (%alpha ):%alpha humnu </text:p>
          </table:table-cell>
        </table:table-row>
        <table:table-row>
          <table:table-cell table:style-name="Table1.A2" office:value-type="string">
            <text:p text:style-name="Axiom">557</text:p>
          </table:table-cell>
          <table:table-cell table:style-name="Table1.A2" office:value-type="string">
            <text:p text:style-name="Axiom">M1.1U_B</text:p>
          </table:table-cell>
          <table:table-cell table:style-name="Table1.C2" office:value-type="string">
            <text:p text:style-name="Axiom"><draw:frame draw:style-name="fr1" draw:name="Object557" text:anchor-type="as-char" svg:y="-0.172in" svg:width="1.6709in" svg:height="0.2909in" draw:z-index="556"><draw:object xlink:href="./Object 557" xlink:type="simple" xlink:show="embed" xlink:actuate="onLoad"/><draw:image xlink:href="./ObjectReplacements/Object 557" xlink:type="simple" xlink:show="embed" xlink:actuate="onLoad"/></draw:frame>forall lsup U <text:s/>csub 1.1 (%alpha ) exists lsup U <text:s/>csub 1.1 (%alpha ):%alpha humnu </text:p>
          </table:table-cell>
        </table:table-row>
        <table:table-row>
          <table:table-cell table:style-name="Table1.A2" office:value-type="string">
            <text:p text:style-name="Axiom">558</text:p>
          </table:table-cell>
          <table:table-cell table:style-name="Table1.A2" office:value-type="string">
            <text:p text:style-name="Axiom">M1.1U_E</text:p>
          </table:table-cell>
          <table:table-cell table:style-name="Table1.C2" office:value-type="string">
            <text:p text:style-name="Axiom"><draw:frame draw:style-name="fr1" draw:name="Object558" text:anchor-type="as-char" svg:y="-0.172in" svg:width="1.2008in" svg:height="0.2909in" draw:z-index="557"><draw:object xlink:href="./Object 558" xlink:type="simple" xlink:show="embed" xlink:actuate="onLoad"/><draw:image xlink:href="./ObjectReplacements/Object 558" xlink:type="simple" xlink:show="embed" xlink:actuate="onLoad"/></draw:frame>exists lsup U <text:s/>csub 1.1 (%alpha ):%alpha humnu </text:p>
          </table:table-cell>
        </table:table-row>
        <table:table-row>
          <table:table-cell table:style-name="Table1.A2" office:value-type="string">
            <text:p text:style-name="Axiom">559</text:p>
          </table:table-cell>
          <table:table-cell table:style-name="Table1.A2" office:value-type="string">
            <text:p text:style-name="Axiom">M1.1_OA</text:p>
          </table:table-cell>
          <table:table-cell table:style-name="Table1.C2" office:value-type="string">
            <text:p text:style-name="Axiom"><draw:frame draw:style-name="fr1" draw:name="Object559" text:anchor-type="as-char" svg:y="-0.172in" svg:width="1.1925in" svg:height="0.2902in" draw:z-index="558"><draw:object xlink:href="./Object 559" xlink:type="simple" xlink:show="embed" xlink:actuate="onLoad"/><draw:image xlink:href="./ObjectReplacements/Object 559" xlink:type="simple" xlink:show="embed" xlink:actuate="onLoad"/></draw:frame>forall <text:s/>rsup O csub 1.1 (%alpha ):%alpha humnu </text:p>
          </table:table-cell>
        </table:table-row>
        <table:table-row>
          <table:table-cell table:style-name="Table1.A2" office:value-type="string">
            <text:p text:style-name="Axiom">560</text:p>
          </table:table-cell>
          <table:table-cell table:style-name="Table1.A2" office:value-type="string">
            <text:p text:style-name="Axiom">M1.1_OB</text:p>
          </table:table-cell>
          <table:table-cell table:style-name="Table1.C2" office:value-type="string">
            <text:p text:style-name="Axiom"><draw:frame draw:style-name="fr1" draw:name="Object560" text:anchor-type="as-char" svg:y="-0.172in" svg:width="1.6528in" svg:height="0.2909in" draw:z-index="559"><draw:object xlink:href="./Object 560" xlink:type="simple" xlink:show="embed" xlink:actuate="onLoad"/><draw:image xlink:href="./ObjectReplacements/Object 560" xlink:type="simple" xlink:show="embed" xlink:actuate="onLoad"/></draw:frame>forall <text:s/>rsup O csub 1.1 (%alpha ) exists <text:s/>rsup O csub 1.1 (%alpha ):%alpha humnu </text:p>
          </table:table-cell>
        </table:table-row>
        <table:table-row>
          <table:table-cell table:style-name="Table1.A2" office:value-type="string">
            <text:p text:style-name="Axiom">561</text:p>
          </table:table-cell>
          <table:table-cell table:style-name="Table1.A2" office:value-type="string">
            <text:p text:style-name="Axiom">M1.1_OE</text:p>
          </table:table-cell>
          <table:table-cell table:style-name="Table1.C2" office:value-type="string">
            <text:p text:style-name="Axiom"><draw:frame draw:style-name="fr1" draw:name="Object561" text:anchor-type="as-char" svg:y="-0.172in" svg:width="1.1902in" svg:height="0.2909in" draw:z-index="560"><draw:object xlink:href="./Object 561" xlink:type="simple" xlink:show="embed" xlink:actuate="onLoad"/><draw:image xlink:href="./ObjectReplacements/Object 561" xlink:type="simple" xlink:show="embed" xlink:actuate="onLoad"/></draw:frame>exists <text:s/>rsup O csub 1.1 (%alpha ):%alpha humnu </text:p>
          </table:table-cell>
        </table:table-row>
        <table:table-row>
          <table:table-cell table:style-name="Table1.A2" office:value-type="string">
            <text:p text:style-name="Axiom">562</text:p>
          </table:table-cell>
          <table:table-cell table:style-name="Table1.A2" office:value-type="string">
            <text:p text:style-name="Axiom">M1.1_SA</text:p>
          </table:table-cell>
          <table:table-cell table:style-name="Table1.C2" office:value-type="string">
            <text:p text:style-name="Axiom"><draw:frame draw:style-name="fr1" draw:name="Object562" text:anchor-type="as-char" svg:y="-0.172in" svg:width="1.1791in" svg:height="0.2902in" draw:z-index="561"><draw:object xlink:href="./Object 562" xlink:type="simple" xlink:show="embed" xlink:actuate="onLoad"/><draw:image xlink:href="./ObjectReplacements/Object 562" xlink:type="simple" xlink:show="embed" xlink:actuate="onLoad"/></draw:frame>forall <text:s/>rsup S csub 1.1 (%alpha ):%alpha humnu </text:p>
          </table:table-cell>
        </table:table-row>
        <table:table-row>
          <table:table-cell table:style-name="Table1.A2" office:value-type="string">
            <text:p text:style-name="Axiom">563</text:p>
          </table:table-cell>
          <table:table-cell table:style-name="Table1.A2" office:value-type="string">
            <text:p text:style-name="Axiom">M1.1_SB</text:p>
          </table:table-cell>
          <table:table-cell table:style-name="Table1.C2" office:value-type="string">
            <text:p text:style-name="Axiom"><draw:frame draw:style-name="fr1" draw:name="Object563" text:anchor-type="as-char" svg:y="-0.172in" svg:width="1.6272in" svg:height="0.2909in" draw:z-index="562"><draw:object xlink:href="./Object 563" xlink:type="simple" xlink:show="embed" xlink:actuate="onLoad"/><draw:image xlink:href="./ObjectReplacements/Object 563" xlink:type="simple" xlink:show="embed" xlink:actuate="onLoad"/></draw:frame>forall <text:s/>rsup S csub 1.1 (%alpha ) exists <text:s/>rsup S csub 1.1 (%alpha ):%alpha humnu </text:p>
          </table:table-cell>
        </table:table-row>
        <table:table-row>
          <table:table-cell table:style-name="Table1.A2" office:value-type="string">
            <text:p text:style-name="Axiom">564</text:p>
          </table:table-cell>
          <table:table-cell table:style-name="Table1.A2" office:value-type="string">
            <text:p text:style-name="Axiom">M1.1_SE</text:p>
          </table:table-cell>
          <table:table-cell table:style-name="Table1.C2" office:value-type="string">
            <text:p text:style-name="Axiom"><draw:frame draw:style-name="fr1" draw:name="Object564" text:anchor-type="as-char" svg:y="-0.172in" svg:width="1.178in" svg:height="0.2909in" draw:z-index="563"><draw:object xlink:href="./Object 564" xlink:type="simple" xlink:show="embed" xlink:actuate="onLoad"/><draw:image xlink:href="./ObjectReplacements/Object 564" xlink:type="simple" xlink:show="embed" xlink:actuate="onLoad"/></draw:frame>exists <text:s/>rsup S csub 1.1 (%alpha ):%alpha humnu </text:p>
          </table:table-cell>
        </table:table-row>
        <table:table-row>
          <table:table-cell table:style-name="Table1.A2" office:value-type="string">
            <text:p text:style-name="Axiom">565</text:p>
          </table:table-cell>
          <table:table-cell table:style-name="Table1.A2" office:value-type="string">
            <text:p text:style-name="Axiom">M1.1__A</text:p>
          </table:table-cell>
          <table:table-cell table:style-name="Table1.C2" office:value-type="string">
            <text:p text:style-name="Axiom"><draw:frame draw:style-name="fr1" draw:name="Object565" text:anchor-type="as-char" svg:y="-0.152in" svg:width="1.1161in" svg:height="0.2701in" draw:z-index="564"><draw:object xlink:href="./Object 565" xlink:type="simple" xlink:show="embed" xlink:actuate="onLoad"/><draw:image xlink:href="./ObjectReplacements/Object 565" xlink:type="simple" xlink:show="embed" xlink:actuate="onLoad"/></draw:frame>forall <text:s text:c="2"/>csub 1.1 (%alpha ):%alpha humnu </text:p>
          </table:table-cell>
        </table:table-row>
        <table:table-row>
          <table:table-cell table:style-name="Table1.A2" office:value-type="string">
            <text:p text:style-name="Axiom">566</text:p>
          </table:table-cell>
          <table:table-cell table:style-name="Table1.A2" office:value-type="string">
            <text:p text:style-name="Axiom">M1.1__B</text:p>
          </table:table-cell>
          <table:table-cell table:style-name="Table1.C2" office:value-type="string">
            <text:p text:style-name="Axiom"><draw:frame draw:style-name="fr1" draw:name="Object566" text:anchor-type="as-char" svg:y="-0.152in" svg:width="1.5in" svg:height="0.2709in" draw:z-index="565"><draw:object xlink:href="./Object 566" xlink:type="simple" xlink:show="embed" xlink:actuate="onLoad"/><draw:image xlink:href="./ObjectReplacements/Object 566" xlink:type="simple" xlink:show="embed" xlink:actuate="onLoad"/></draw:frame>forall <text:s text:c="2"/>csub 1.1 (%alpha ) exists <text:s text:c="2"/>csub 1.1 (%alpha ):%alpha humnu </text:p>
          </table:table-cell>
        </table:table-row>
        <table:table-row>
          <table:table-cell table:style-name="Table1.A2" office:value-type="string">
            <text:p text:style-name="Axiom">567</text:p>
          </table:table-cell>
          <table:table-cell table:style-name="Table1.A2" office:value-type="string">
            <text:p text:style-name="Axiom">M1.1__E</text:p>
          </table:table-cell>
          <table:table-cell table:style-name="Table1.C2" office:value-type="string">
            <text:p text:style-name="Axiom"><draw:frame draw:style-name="fr1" draw:name="Object567" text:anchor-type="as-char" svg:y="-0.152in" svg:width="1.1138in" svg:height="0.2709in" draw:z-index="566"><draw:object xlink:href="./Object 567" xlink:type="simple" xlink:show="embed" xlink:actuate="onLoad"/><draw:image xlink:href="./ObjectReplacements/Object 567" xlink:type="simple" xlink:show="embed" xlink:actuate="onLoad"/></draw:frame>exists <text:s text:c="2"/>csub 1.1 (%alpha ):%alpha humnu </text:p>
          </table:table-cell>
        </table:table-row>
        <table:table-row>
          <table:table-cell table:style-name="Table1.A2" office:value-type="string">
            <text:p text:style-name="Axiom">568</text:p>
          </table:table-cell>
          <table:table-cell table:style-name="Table1.A2" office:value-type="string">
            <text:p text:style-name="Axiom">M1.yKOA</text:p>
          </table:table-cell>
          <table:table-cell table:style-name="Table1.C2" office:value-type="string">
            <text:p text:style-name="Axiom"><draw:frame draw:style-name="fr1" draw:name="Object568" text:anchor-type="as-char" svg:y="-0.172in" svg:width="1.2807in" svg:height="0.2902in" draw:z-index="567"><draw:object xlink:href="./Object 568" xlink:type="simple" xlink:show="embed" xlink:actuate="onLoad"/><draw:image xlink:href="./ObjectReplacements/Object 568" xlink:type="simple" xlink:show="embed" xlink:actuate="onLoad"/></draw:frame>forall lsup K rsup O csub 1.y (%alpha ):%alpha humnu </text:p>
          </table:table-cell>
        </table:table-row>
        <table:table-row>
          <table:table-cell table:style-name="Table1.A2" office:value-type="string">
            <text:p text:style-name="Axiom">569</text:p>
          </table:table-cell>
          <table:table-cell table:style-name="Table1.A2" office:value-type="string">
            <text:p text:style-name="Axiom">M1.yKOB</text:p>
          </table:table-cell>
          <table:table-cell table:style-name="Table1.C2" office:value-type="string">
            <text:p text:style-name="Axiom"><draw:frame draw:style-name="fr1" draw:name="Object569" text:anchor-type="as-char" svg:y="-0.172in" svg:width="1.8307in" svg:height="0.2909in" draw:z-index="568"><draw:object xlink:href="./Object 569" xlink:type="simple" xlink:show="embed" xlink:actuate="onLoad"/><draw:image xlink:href="./ObjectReplacements/Object 569" xlink:type="simple" xlink:show="embed" xlink:actuate="onLoad"/></draw:frame>forall lsup K rsup O csub 1.y (%alpha ) exists lsup K rsup O csub 1.y (%alpha ):%alpha humnu </text:p>
          </table:table-cell>
        </table:table-row>
        <table:table-row>
          <table:table-cell table:style-name="Table1.A2" office:value-type="string">
            <text:p text:style-name="Axiom">570</text:p>
          </table:table-cell>
          <table:table-cell table:style-name="Table1.A2" office:value-type="string">
            <text:p text:style-name="Axiom">M1.yKOE</text:p>
          </table:table-cell>
          <table:table-cell table:style-name="Table1.C2" office:value-type="string">
            <text:p text:style-name="Axiom"><draw:frame draw:style-name="fr1" draw:name="Object570" text:anchor-type="as-char" svg:y="-0.172in" svg:width="1.2807in" svg:height="0.2909in" draw:z-index="569"><draw:object xlink:href="./Object 570" xlink:type="simple" xlink:show="embed" xlink:actuate="onLoad"/><draw:image xlink:href="./ObjectReplacements/Object 570" xlink:type="simple" xlink:show="embed" xlink:actuate="onLoad"/></draw:frame>exists lsup K rsup O csub 1.y (%alpha ):%alpha humnu </text:p>
          </table:table-cell>
        </table:table-row>
        <table:table-row>
          <table:table-cell table:style-name="Table1.A2" office:value-type="string">
            <text:p text:style-name="Axiom">571</text:p>
          </table:table-cell>
          <table:table-cell table:style-name="Table1.A2" office:value-type="string">
            <text:p text:style-name="Axiom">M1.yKSA</text:p>
          </table:table-cell>
          <table:table-cell table:style-name="Table1.C2" office:value-type="string">
            <text:p text:style-name="Axiom"><draw:frame draw:style-name="fr1" draw:name="Object571" text:anchor-type="as-char" svg:y="-0.172in" svg:width="1.2673in" svg:height="0.2902in" draw:z-index="570"><draw:object xlink:href="./Object 571" xlink:type="simple" xlink:show="embed" xlink:actuate="onLoad"/><draw:image xlink:href="./ObjectReplacements/Object 571" xlink:type="simple" xlink:show="embed" xlink:actuate="onLoad"/></draw:frame>forall lsup K rsup S csub 1.y (%alpha ):%alpha humnu </text:p>
          </table:table-cell>
        </table:table-row>
        <table:table-row>
          <table:table-cell table:style-name="Table1.A2" office:value-type="string">
            <text:p text:style-name="Axiom">572</text:p>
          </table:table-cell>
          <table:table-cell table:style-name="Table1.A2" office:value-type="string">
            <text:p text:style-name="Axiom">M1.yKSB</text:p>
          </table:table-cell>
          <table:table-cell table:style-name="Table1.C2" office:value-type="string">
            <text:p text:style-name="Axiom"><draw:frame draw:style-name="fr1" draw:name="Object572" text:anchor-type="as-char" svg:y="-0.172in" svg:width="1.8047in" svg:height="0.2909in" draw:z-index="571"><draw:object xlink:href="./Object 572" xlink:type="simple" xlink:show="embed" xlink:actuate="onLoad"/><draw:image xlink:href="./ObjectReplacements/Object 572" xlink:type="simple" xlink:show="embed" xlink:actuate="onLoad"/></draw:frame>forall lsup K rsup S csub 1.y (%alpha ) exists lsup K rsup S csub 1.y (%alpha ):%alpha humnu </text:p>
          </table:table-cell>
        </table:table-row>
        <table:table-row>
          <table:table-cell table:style-name="Table1.A2" office:value-type="string">
            <text:p text:style-name="Axiom">573</text:p>
          </table:table-cell>
          <table:table-cell table:style-name="Table1.A2" office:value-type="string">
            <text:p text:style-name="Axiom">M1.yKSE</text:p>
          </table:table-cell>
          <table:table-cell table:style-name="Table1.C2" office:value-type="string">
            <text:p text:style-name="Axiom"><draw:frame draw:style-name="fr1" draw:name="Object573" text:anchor-type="as-char" svg:y="-0.172in" svg:width="1.2673in" svg:height="0.2909in" draw:z-index="572"><draw:object xlink:href="./Object 573" xlink:type="simple" xlink:show="embed" xlink:actuate="onLoad"/><draw:image xlink:href="./ObjectReplacements/Object 573" xlink:type="simple" xlink:show="embed" xlink:actuate="onLoad"/></draw:frame>exists lsup K rsup S csub 1.y (%alpha ):%alpha humnu </text:p>
          </table:table-cell>
        </table:table-row>
        <table:table-row>
          <table:table-cell table:style-name="Table1.A2" office:value-type="string">
            <text:p text:style-name="Axiom">574</text:p>
          </table:table-cell>
          <table:table-cell table:style-name="Table1.A2" office:value-type="string">
            <text:p text:style-name="Axiom">M1.yK_A</text:p>
          </table:table-cell>
          <table:table-cell table:style-name="Table1.C2" office:value-type="string">
            <text:p text:style-name="Axiom"><draw:frame draw:style-name="fr1" draw:name="Object574" text:anchor-type="as-char" svg:y="-0.172in" svg:width="1.2043in" svg:height="0.2902in" draw:z-index="573"><draw:object xlink:href="./Object 574" xlink:type="simple" xlink:show="embed" xlink:actuate="onLoad"/><draw:image xlink:href="./ObjectReplacements/Object 574" xlink:type="simple" xlink:show="embed" xlink:actuate="onLoad"/></draw:frame>forall lsup K <text:s/>csub 1.y (%alpha ):%alpha humnu </text:p>
          </table:table-cell>
        </table:table-row>
        <table:table-row>
          <table:table-cell table:style-name="Table1.A2" office:value-type="string">
            <text:p text:style-name="Axiom">575</text:p>
          </table:table-cell>
          <table:table-cell table:style-name="Table1.A2" office:value-type="string">
            <text:p text:style-name="Axiom">M1.yK_B</text:p>
          </table:table-cell>
          <table:table-cell table:style-name="Table1.C2" office:value-type="string">
            <text:p text:style-name="Axiom"><draw:frame draw:style-name="fr1" draw:name="Object575" text:anchor-type="as-char" svg:y="-0.172in" svg:width="1.678in" svg:height="0.2909in" draw:z-index="574"><draw:object xlink:href="./Object 575" xlink:type="simple" xlink:show="embed" xlink:actuate="onLoad"/><draw:image xlink:href="./ObjectReplacements/Object 575" xlink:type="simple" xlink:show="embed" xlink:actuate="onLoad"/></draw:frame>forall lsup K <text:s/>csub 1.y (%alpha ) exists lsup K <text:s/>csub 1.y (%alpha ):%alpha humnu </text:p>
          </table:table-cell>
        </table:table-row>
        <table:table-row>
          <table:table-cell table:style-name="Table1.A2" office:value-type="string">
            <text:p text:style-name="Axiom">576</text:p>
          </table:table-cell>
          <table:table-cell table:style-name="Table1.A2" office:value-type="string">
            <text:p text:style-name="Axiom">M1.yK_E</text:p>
          </table:table-cell>
          <table:table-cell table:style-name="Table1.C2" office:value-type="string">
            <text:p text:style-name="Axiom"><draw:frame draw:style-name="fr1" draw:name="Object576" text:anchor-type="as-char" svg:y="-0.172in" svg:width="1.2043in" svg:height="0.2909in" draw:z-index="575"><draw:object xlink:href="./Object 576" xlink:type="simple" xlink:show="embed" xlink:actuate="onLoad"/><draw:image xlink:href="./ObjectReplacements/Object 576" xlink:type="simple" xlink:show="embed" xlink:actuate="onLoad"/></draw:frame>exists lsup K <text:s/>csub 1.y (%alpha ):%alpha humnu </text:p>
          </table:table-cell>
        </table:table-row>
        <table:table-row>
          <table:table-cell table:style-name="Table1.A2" office:value-type="string">
            <text:p text:style-name="Axiom">577</text:p>
          </table:table-cell>
          <table:table-cell table:style-name="Table1.A2" office:value-type="string">
            <text:p text:style-name="Axiom">M1.yUOA</text:p>
          </table:table-cell>
          <table:table-cell table:style-name="Table1.C2" office:value-type="string">
            <text:p text:style-name="Axiom"><draw:frame draw:style-name="fr1" draw:name="Object577" text:anchor-type="as-char" svg:y="-0.172in" svg:width="1.2811in" svg:height="0.2902in" draw:z-index="576"><draw:object xlink:href="./Object 577" xlink:type="simple" xlink:show="embed" xlink:actuate="onLoad"/><draw:image xlink:href="./ObjectReplacements/Object 577" xlink:type="simple" xlink:show="embed" xlink:actuate="onLoad"/></draw:frame>forall lsup U rsup O csub 1.y (%alpha ):%alpha humnu </text:p>
          </table:table-cell>
        </table:table-row>
        <table:table-row>
          <table:table-cell table:style-name="Table1.A2" office:value-type="string">
            <text:p text:style-name="Axiom">578</text:p>
          </table:table-cell>
          <table:table-cell table:style-name="Table1.A2" office:value-type="string">
            <text:p text:style-name="Axiom">M1.yUOB</text:p>
          </table:table-cell>
          <table:table-cell table:style-name="Table1.C2" office:value-type="string">
            <text:p text:style-name="Axiom"><draw:frame draw:style-name="fr1" draw:name="Object578" text:anchor-type="as-char" svg:y="-0.172in" svg:width="1.8335in" svg:height="0.2909in" draw:z-index="577"><draw:object xlink:href="./Object 578" xlink:type="simple" xlink:show="embed" xlink:actuate="onLoad"/><draw:image xlink:href="./ObjectReplacements/Object 578" xlink:type="simple" xlink:show="embed" xlink:actuate="onLoad"/></draw:frame>forall lsup U rsup O csub 1.y (%alpha ) exists lsup U rsup O csub 1.y (%alpha ):%alpha humnu </text:p>
          </table:table-cell>
        </table:table-row>
        <table:table-row>
          <table:table-cell table:style-name="Table1.A2" office:value-type="string">
            <text:p text:style-name="Axiom">579</text:p>
          </table:table-cell>
          <table:table-cell table:style-name="Table1.A2" office:value-type="string">
            <text:p text:style-name="Axiom">M1.yUOE</text:p>
          </table:table-cell>
          <table:table-cell table:style-name="Table1.C2" office:value-type="string">
            <text:p text:style-name="Axiom"><draw:frame draw:style-name="fr1" draw:name="Object579" text:anchor-type="as-char" svg:y="-0.172in" svg:width="1.2811in" svg:height="0.2909in" draw:z-index="578"><draw:object xlink:href="./Object 579" xlink:type="simple" xlink:show="embed" xlink:actuate="onLoad"/><draw:image xlink:href="./ObjectReplacements/Object 579" xlink:type="simple" xlink:show="embed" xlink:actuate="onLoad"/></draw:frame>exists lsup U rsup O csub 1.y (%alpha ):%alpha humnu </text:p>
          </table:table-cell>
        </table:table-row>
        <table:table-row>
          <table:table-cell table:style-name="Table1.A2" office:value-type="string">
            <text:p text:style-name="Axiom">580</text:p>
          </table:table-cell>
          <table:table-cell table:style-name="Table1.A2" office:value-type="string">
            <text:p text:style-name="Axiom">M1.yUSA</text:p>
          </table:table-cell>
          <table:table-cell table:style-name="Table1.C2" office:value-type="string">
            <text:p text:style-name="Axiom"><draw:frame draw:style-name="fr1" draw:name="Object580" text:anchor-type="as-char" svg:y="-0.172in" svg:width="1.2689in" svg:height="0.2902in" draw:z-index="579"><draw:object xlink:href="./Object 580" xlink:type="simple" xlink:show="embed" xlink:actuate="onLoad"/><draw:image xlink:href="./ObjectReplacements/Object 580" xlink:type="simple" xlink:show="embed" xlink:actuate="onLoad"/></draw:frame>forall lsup U rsup S csub 1.y (%alpha ):%alpha humnu </text:p>
          </table:table-cell>
        </table:table-row>
        <table:table-row>
          <table:table-cell table:style-name="Table1.A2" office:value-type="string">
            <text:p text:style-name="Axiom">581</text:p>
          </table:table-cell>
          <table:table-cell table:style-name="Table1.A2" office:value-type="string">
            <text:p text:style-name="Axiom">M1.yUSB</text:p>
          </table:table-cell>
          <table:table-cell table:style-name="Table1.C2" office:value-type="string">
            <text:p text:style-name="Axiom"><draw:frame draw:style-name="fr1" draw:name="Object581" text:anchor-type="as-char" svg:y="-0.172in" svg:width="1.8071in" svg:height="0.2909in" draw:z-index="580"><draw:object xlink:href="./Object 581" xlink:type="simple" xlink:show="embed" xlink:actuate="onLoad"/><draw:image xlink:href="./ObjectReplacements/Object 581" xlink:type="simple" xlink:show="embed" xlink:actuate="onLoad"/></draw:frame>forall lsup U rsup S csub 1.y (%alpha ) exists lsup U rsup S csub 1.y (%alpha ):%alpha humnu </text:p>
          </table:table-cell>
        </table:table-row>
        <table:table-row>
          <table:table-cell table:style-name="Table1.A2" office:value-type="string">
            <text:p text:style-name="Axiom">582</text:p>
          </table:table-cell>
          <table:table-cell table:style-name="Table1.A2" office:value-type="string">
            <text:p text:style-name="Axiom">M1.yUSE</text:p>
          </table:table-cell>
          <table:table-cell table:style-name="Table1.C2" office:value-type="string">
            <text:p text:style-name="Axiom"><draw:frame draw:style-name="fr1" draw:name="Object582" text:anchor-type="as-char" svg:y="-0.172in" svg:width="1.2689in" svg:height="0.2909in" draw:z-index="581"><draw:object xlink:href="./Object 582" xlink:type="simple" xlink:show="embed" xlink:actuate="onLoad"/><draw:image xlink:href="./ObjectReplacements/Object 582" xlink:type="simple" xlink:show="embed" xlink:actuate="onLoad"/></draw:frame>exists lsup U rsup S csub 1.y (%alpha ):%alpha humnu </text:p>
          </table:table-cell>
        </table:table-row>
        <table:table-row>
          <table:table-cell table:style-name="Table1.A2" office:value-type="string">
            <text:p text:style-name="Axiom">583</text:p>
          </table:table-cell>
          <table:table-cell table:style-name="Table1.A2" office:value-type="string">
            <text:p text:style-name="Axiom">M1.yU_A</text:p>
          </table:table-cell>
          <table:table-cell table:style-name="Table1.C2" office:value-type="string">
            <text:p text:style-name="Axiom"><draw:frame draw:style-name="fr1" draw:name="Object583" text:anchor-type="as-char" svg:y="-0.172in" svg:width="1.2047in" svg:height="0.2902in" draw:z-index="582"><draw:object xlink:href="./Object 583" xlink:type="simple" xlink:show="embed" xlink:actuate="onLoad"/><draw:image xlink:href="./ObjectReplacements/Object 583" xlink:type="simple" xlink:show="embed" xlink:actuate="onLoad"/></draw:frame>forall lsup U <text:s/>csub 1.y (%alpha ):%alpha humnu </text:p>
          </table:table-cell>
        </table:table-row>
        <table:table-row>
          <table:table-cell table:style-name="Table1.A2" office:value-type="string">
            <text:p text:style-name="Axiom">584</text:p>
          </table:table-cell>
          <table:table-cell table:style-name="Table1.A2" office:value-type="string">
            <text:p text:style-name="Axiom">M1.yU_B</text:p>
          </table:table-cell>
          <table:table-cell table:style-name="Table1.C2" office:value-type="string">
            <text:p text:style-name="Axiom"><draw:frame draw:style-name="fr1" draw:name="Object584" text:anchor-type="as-char" svg:y="-0.172in" svg:width="1.6807in" svg:height="0.2909in" draw:z-index="583"><draw:object xlink:href="./Object 584" xlink:type="simple" xlink:show="embed" xlink:actuate="onLoad"/><draw:image xlink:href="./ObjectReplacements/Object 584" xlink:type="simple" xlink:show="embed" xlink:actuate="onLoad"/></draw:frame>forall lsup U <text:s/>csub 1.y (%alpha ) exists lsup U <text:s/>csub 1.y (%alpha ):%alpha humnu </text:p>
          </table:table-cell>
        </table:table-row>
        <table:table-row>
          <table:table-cell table:style-name="Table1.A2" office:value-type="string">
            <text:p text:style-name="Axiom">585</text:p>
          </table:table-cell>
          <table:table-cell table:style-name="Table1.A2" office:value-type="string">
            <text:p text:style-name="Axiom">M1.yU_E</text:p>
          </table:table-cell>
          <table:table-cell table:style-name="Table1.C2" office:value-type="string">
            <text:p text:style-name="Axiom"><draw:frame draw:style-name="fr1" draw:name="Object585" text:anchor-type="as-char" svg:y="-0.172in" svg:width="1.2047in" svg:height="0.2909in" draw:z-index="584"><draw:object xlink:href="./Object 585" xlink:type="simple" xlink:show="embed" xlink:actuate="onLoad"/><draw:image xlink:href="./ObjectReplacements/Object 585" xlink:type="simple" xlink:show="embed" xlink:actuate="onLoad"/></draw:frame>exists lsup U <text:s/>csub 1.y (%alpha ):%alpha humnu </text:p>
          </table:table-cell>
        </table:table-row>
        <table:table-row>
          <table:table-cell table:style-name="Table1.A2" office:value-type="string">
            <text:p text:style-name="Axiom">586</text:p>
          </table:table-cell>
          <table:table-cell table:style-name="Table1.A2" office:value-type="string">
            <text:p text:style-name="Axiom">M1.y_OA</text:p>
          </table:table-cell>
          <table:table-cell table:style-name="Table1.C2" office:value-type="string">
            <text:p text:style-name="Axiom"><draw:frame draw:style-name="fr1" draw:name="Object586" text:anchor-type="as-char" svg:y="-0.172in" svg:width="1.1953in" svg:height="0.2902in" draw:z-index="585"><draw:object xlink:href="./Object 586" xlink:type="simple" xlink:show="embed" xlink:actuate="onLoad"/><draw:image xlink:href="./ObjectReplacements/Object 586" xlink:type="simple" xlink:show="embed" xlink:actuate="onLoad"/></draw:frame>forall <text:s/>rsup O csub 1.y (%alpha ):%alpha humnu </text:p>
          </table:table-cell>
        </table:table-row>
        <table:table-row>
          <table:table-cell table:style-name="Table1.A2" office:value-type="string">
            <text:p text:style-name="Axiom">587</text:p>
          </table:table-cell>
          <table:table-cell table:style-name="Table1.A2" office:value-type="string">
            <text:p text:style-name="Axiom">M1.y_OB</text:p>
          </table:table-cell>
          <table:table-cell table:style-name="Table1.C2" office:value-type="string">
            <text:p text:style-name="Axiom"><draw:frame draw:style-name="fr1" draw:name="Object587" text:anchor-type="as-char" svg:y="-0.172in" svg:width="1.6602in" svg:height="0.2909in" draw:z-index="586"><draw:object xlink:href="./Object 587" xlink:type="simple" xlink:show="embed" xlink:actuate="onLoad"/><draw:image xlink:href="./ObjectReplacements/Object 587" xlink:type="simple" xlink:show="embed" xlink:actuate="onLoad"/></draw:frame>forall <text:s/>rsup O csub 1.y (%alpha ) exists <text:s/>rsup O csub 1.y (%alpha ):%alpha humnu </text:p>
          </table:table-cell>
        </table:table-row>
        <table:table-row>
          <table:table-cell table:style-name="Table1.A2" office:value-type="string">
            <text:p text:style-name="Axiom">588</text:p>
          </table:table-cell>
          <table:table-cell table:style-name="Table1.A2" office:value-type="string">
            <text:p text:style-name="Axiom">M1.y_OE</text:p>
          </table:table-cell>
          <table:table-cell table:style-name="Table1.C2" office:value-type="string">
            <text:p text:style-name="Axiom"><draw:frame draw:style-name="fr1" draw:name="Object588" text:anchor-type="as-char" svg:y="-0.172in" svg:width="1.1953in" svg:height="0.2909in" draw:z-index="587"><draw:object xlink:href="./Object 588" xlink:type="simple" xlink:show="embed" xlink:actuate="onLoad"/><draw:image xlink:href="./ObjectReplacements/Object 588" xlink:type="simple" xlink:show="embed" xlink:actuate="onLoad"/></draw:frame>exists <text:s/>rsup O csub 1.y (%alpha ):%alpha humnu </text:p>
          </table:table-cell>
        </table:table-row>
        <table:table-row>
          <table:table-cell table:style-name="Table1.A2" office:value-type="string">
            <text:p text:style-name="Axiom">589</text:p>
          </table:table-cell>
          <table:table-cell table:style-name="Table1.A2" office:value-type="string">
            <text:p text:style-name="Axiom">M1.y_SA</text:p>
          </table:table-cell>
          <table:table-cell table:style-name="Table1.C2" office:value-type="string">
            <text:p text:style-name="Axiom"><draw:frame draw:style-name="fr1" draw:name="Object589" text:anchor-type="as-char" svg:y="-0.172in" svg:width="1.1819in" svg:height="0.2902in" draw:z-index="588"><draw:object xlink:href="./Object 589" xlink:type="simple" xlink:show="embed" xlink:actuate="onLoad"/><draw:image xlink:href="./ObjectReplacements/Object 589" xlink:type="simple" xlink:show="embed" xlink:actuate="onLoad"/></draw:frame>forall <text:s/>rsup S csub 1.y (%alpha ):%alpha humnu </text:p>
          </table:table-cell>
        </table:table-row>
        <table:table-row>
          <table:table-cell table:style-name="Table1.A2" office:value-type="string">
            <text:p text:style-name="Axiom">590</text:p>
          </table:table-cell>
          <table:table-cell table:style-name="Table1.A2" office:value-type="string">
            <text:p text:style-name="Axiom">M1.y_SB</text:p>
          </table:table-cell>
          <table:table-cell table:style-name="Table1.C2" office:value-type="string">
            <text:p text:style-name="Axiom"><draw:frame draw:style-name="fr1" draw:name="Object590" text:anchor-type="as-char" svg:y="-0.172in" svg:width="1.6346in" svg:height="0.2909in" draw:z-index="589"><draw:object xlink:href="./Object 590" xlink:type="simple" xlink:show="embed" xlink:actuate="onLoad"/><draw:image xlink:href="./ObjectReplacements/Object 590" xlink:type="simple" xlink:show="embed" xlink:actuate="onLoad"/></draw:frame>forall <text:s/>rsup S csub 1.y (%alpha ) exists <text:s/>rsup S csub 1.y (%alpha ):%alpha humnu </text:p>
          </table:table-cell>
        </table:table-row>
        <table:table-row>
          <table:table-cell table:style-name="Table1.A2" office:value-type="string">
            <text:p text:style-name="Axiom">591</text:p>
          </table:table-cell>
          <table:table-cell table:style-name="Table1.A2" office:value-type="string">
            <text:p text:style-name="Axiom">M1.y_SE</text:p>
          </table:table-cell>
          <table:table-cell table:style-name="Table1.C2" office:value-type="string">
            <text:p text:style-name="Axiom"><draw:frame draw:style-name="fr1" draw:name="Object591" text:anchor-type="as-char" svg:y="-0.172in" svg:width="1.1819in" svg:height="0.2909in" draw:z-index="590"><draw:object xlink:href="./Object 591" xlink:type="simple" xlink:show="embed" xlink:actuate="onLoad"/><draw:image xlink:href="./ObjectReplacements/Object 591" xlink:type="simple" xlink:show="embed" xlink:actuate="onLoad"/></draw:frame>exists <text:s/>rsup S csub 1.y (%alpha ):%alpha humnu </text:p>
          </table:table-cell>
        </table:table-row>
        <table:table-row>
          <table:table-cell table:style-name="Table1.A2" office:value-type="string">
            <text:p text:style-name="Axiom">592</text:p>
          </table:table-cell>
          <table:table-cell table:style-name="Table1.A2" office:value-type="string">
            <text:p text:style-name="Axiom">M1.y__A</text:p>
          </table:table-cell>
          <table:table-cell table:style-name="Table1.C2" office:value-type="string">
            <text:p text:style-name="Axiom"><draw:frame draw:style-name="fr1" draw:name="Object592" text:anchor-type="as-char" svg:y="-0.152in" svg:width="1.1189in" svg:height="0.2701in" draw:z-index="591"><draw:object xlink:href="./Object 592" xlink:type="simple" xlink:show="embed" xlink:actuate="onLoad"/><draw:image xlink:href="./ObjectReplacements/Object 592" xlink:type="simple" xlink:show="embed" xlink:actuate="onLoad"/></draw:frame>forall <text:s text:c="2"/>csub 1.y (%alpha ):%alpha humnu </text:p>
          </table:table-cell>
        </table:table-row>
        <table:table-row>
          <table:table-cell table:style-name="Table1.A2" office:value-type="string">
            <text:p text:style-name="Axiom">593</text:p>
          </table:table-cell>
          <table:table-cell table:style-name="Table1.A2" office:value-type="string">
            <text:p text:style-name="Axiom">M1.y__B</text:p>
          </table:table-cell>
          <table:table-cell table:style-name="Table1.C2" office:value-type="string">
            <text:p text:style-name="Axiom"><draw:frame draw:style-name="fr1" draw:name="Object593" text:anchor-type="as-char" svg:y="-0.152in" svg:width="1.5075in" svg:height="0.2709in" draw:z-index="592"><draw:object xlink:href="./Object 593" xlink:type="simple" xlink:show="embed" xlink:actuate="onLoad"/><draw:image xlink:href="./ObjectReplacements/Object 593" xlink:type="simple" xlink:show="embed" xlink:actuate="onLoad"/></draw:frame>forall <text:s text:c="2"/>csub 1.y (%alpha ) exists <text:s text:c="2"/>csub 1.y (%alpha ):%alpha humnu </text:p>
          </table:table-cell>
        </table:table-row>
        <table:table-row>
          <table:table-cell table:style-name="Table1.A2" office:value-type="string">
            <text:p text:style-name="Axiom">594</text:p>
          </table:table-cell>
          <table:table-cell table:style-name="Table1.A2" office:value-type="string">
            <text:p text:style-name="Axiom">M1.y__E</text:p>
          </table:table-cell>
          <table:table-cell table:style-name="Table1.C2" office:value-type="string">
            <text:p text:style-name="Axiom"><draw:frame draw:style-name="fr1" draw:name="Object594" text:anchor-type="as-char" svg:y="-0.152in" svg:width="1.1189in" svg:height="0.2709in" draw:z-index="593"><draw:object xlink:href="./Object 594" xlink:type="simple" xlink:show="embed" xlink:actuate="onLoad"/><draw:image xlink:href="./ObjectReplacements/Object 594" xlink:type="simple" xlink:show="embed" xlink:actuate="onLoad"/></draw:frame>exists <text:s text:c="2"/>csub 1.y (%alpha ):%alpha humnu </text:p>
          </table:table-cell>
        </table:table-row>
        <table:table-row>
          <table:table-cell table:style-name="Table1.A2" office:value-type="string">
            <text:p text:style-name="Axiom">595</text:p>
          </table:table-cell>
          <table:table-cell table:style-name="Table1.A2" office:value-type="string">
            <text:p text:style-name="Axiom">M2.0KOA</text:p>
          </table:table-cell>
          <table:table-cell table:style-name="Table1.C2" office:value-type="string">
            <text:p text:style-name="Axiom"><draw:frame draw:style-name="fr1" draw:name="Object595" text:anchor-type="as-char" svg:y="-0.172in" svg:width="1.2799in" svg:height="0.2902in" draw:z-index="594"><draw:object xlink:href="./Object 595" xlink:type="simple" xlink:show="embed" xlink:actuate="onLoad"/><draw:image xlink:href="./ObjectReplacements/Object 595" xlink:type="simple" xlink:show="embed" xlink:actuate="onLoad"/></draw:frame>forall lsup K rsup O csub 2.0 (%alpha ):%alpha humnu </text:p>
          </table:table-cell>
        </table:table-row>
        <table:table-row>
          <table:table-cell table:style-name="Table1.A2" office:value-type="string">
            <text:p text:style-name="Axiom">596</text:p>
          </table:table-cell>
          <table:table-cell table:style-name="Table1.A2" office:value-type="string">
            <text:p text:style-name="Axiom">M2.0KOB</text:p>
          </table:table-cell>
          <table:table-cell table:style-name="Table1.C2" office:value-type="string">
            <text:p text:style-name="Axiom"><draw:frame draw:style-name="fr1" draw:name="Object596" text:anchor-type="as-char" svg:y="-0.172in" svg:width="1.8299in" svg:height="0.2909in" draw:z-index="595"><draw:object xlink:href="./Object 596" xlink:type="simple" xlink:show="embed" xlink:actuate="onLoad"/><draw:image xlink:href="./ObjectReplacements/Object 596" xlink:type="simple" xlink:show="embed" xlink:actuate="onLoad"/></draw:frame>forall lsup K rsup O csub 2.0 (%alpha ) exists lsup K rsup O csub 2.0 (%alpha ):%alpha humnu </text:p>
          </table:table-cell>
        </table:table-row>
        <table:table-row>
          <table:table-cell table:style-name="Table1.A2" office:value-type="string">
            <text:p text:style-name="Axiom">597</text:p>
          </table:table-cell>
          <table:table-cell table:style-name="Table1.A2" office:value-type="string">
            <text:p text:style-name="Axiom">M2.0KOE</text:p>
          </table:table-cell>
          <table:table-cell table:style-name="Table1.C2" office:value-type="string">
            <text:p text:style-name="Axiom"><draw:frame draw:style-name="fr1" draw:name="Object597" text:anchor-type="as-char" svg:y="-0.172in" svg:width="1.2799in" svg:height="0.2909in" draw:z-index="596"><draw:object xlink:href="./Object 597" xlink:type="simple" xlink:show="embed" xlink:actuate="onLoad"/><draw:image xlink:href="./ObjectReplacements/Object 597" xlink:type="simple" xlink:show="embed" xlink:actuate="onLoad"/></draw:frame>exists lsup K rsup O csub 2.0 (%alpha ):%alpha humnu </text:p>
          </table:table-cell>
        </table:table-row>
        <table:table-row>
          <table:table-cell table:style-name="Table1.A2" office:value-type="string">
            <text:p text:style-name="Axiom">598</text:p>
          </table:table-cell>
          <table:table-cell table:style-name="Table1.A2" office:value-type="string">
            <text:p text:style-name="Axiom">M2.0KSA</text:p>
          </table:table-cell>
          <table:table-cell table:style-name="Table1.C2" office:value-type="string">
            <text:p text:style-name="Axiom"><draw:frame draw:style-name="fr1" draw:name="Object598" text:anchor-type="as-char" svg:y="-0.172in" svg:width="1.2665in" svg:height="0.2902in" draw:z-index="597"><draw:object xlink:href="./Object 598" xlink:type="simple" xlink:show="embed" xlink:actuate="onLoad"/><draw:image xlink:href="./ObjectReplacements/Object 598" xlink:type="simple" xlink:show="embed" xlink:actuate="onLoad"/></draw:frame>forall lsup K rsup S csub 2.0 (%alpha ):%alpha humnu </text:p>
          </table:table-cell>
        </table:table-row>
        <table:table-row>
          <table:table-cell table:style-name="Table1.A2" office:value-type="string">
            <text:p text:style-name="Axiom">599</text:p>
          </table:table-cell>
          <table:table-cell table:style-name="Table1.A2" office:value-type="string">
            <text:p text:style-name="Axiom">M2.0KSB</text:p>
          </table:table-cell>
          <table:table-cell table:style-name="Table1.C2" office:value-type="string">
            <text:p text:style-name="Axiom"><draw:frame draw:style-name="fr1" draw:name="Object599" text:anchor-type="as-char" svg:y="-0.172in" svg:width="1.8043in" svg:height="0.2909in" draw:z-index="598"><draw:object xlink:href="./Object 599" xlink:type="simple" xlink:show="embed" xlink:actuate="onLoad"/><draw:image xlink:href="./ObjectReplacements/Object 599" xlink:type="simple" xlink:show="embed" xlink:actuate="onLoad"/></draw:frame>forall lsup K rsup S csub 2.0 (%alpha ) exists lsup K rsup S csub 2.0 (%alpha ):%alpha humnu </text:p>
          </table:table-cell>
        </table:table-row>
        <table:table-row>
          <table:table-cell table:style-name="Table1.A2" office:value-type="string">
            <text:p text:style-name="Axiom">600</text:p>
          </table:table-cell>
          <table:table-cell table:style-name="Table1.A2" office:value-type="string">
            <text:p text:style-name="Axiom">M2.0KSE</text:p>
          </table:table-cell>
          <table:table-cell table:style-name="Table1.C2" office:value-type="string">
            <text:p text:style-name="Axiom"><draw:frame draw:style-name="fr1" draw:name="Object600" text:anchor-type="as-char" svg:y="-0.172in" svg:width="1.2665in" svg:height="0.2909in" draw:z-index="599"><draw:object xlink:href="./Object 600" xlink:type="simple" xlink:show="embed" xlink:actuate="onLoad"/><draw:image xlink:href="./ObjectReplacements/Object 600" xlink:type="simple" xlink:show="embed" xlink:actuate="onLoad"/></draw:frame>exists lsup K rsup S csub 2.0 (%alpha ):%alpha humnu </text:p>
          </table:table-cell>
        </table:table-row>
        <table:table-row>
          <table:table-cell table:style-name="Table1.A2" office:value-type="string">
            <text:p text:style-name="Axiom">601</text:p>
          </table:table-cell>
          <table:table-cell table:style-name="Table1.A2" office:value-type="string">
            <text:p text:style-name="Axiom">M2.0K_A</text:p>
          </table:table-cell>
          <table:table-cell table:style-name="Table1.C2" office:value-type="string">
            <text:p text:style-name="Axiom"><draw:frame draw:style-name="fr1" draw:name="Object601" text:anchor-type="as-char" svg:y="-0.172in" svg:width="1.2035in" svg:height="0.2902in" draw:z-index="600"><draw:object xlink:href="./Object 601" xlink:type="simple" xlink:show="embed" xlink:actuate="onLoad"/><draw:image xlink:href="./ObjectReplacements/Object 601" xlink:type="simple" xlink:show="embed" xlink:actuate="onLoad"/></draw:frame>forall lsup K <text:s/>csub 2.0 (%alpha ):%alpha humnu </text:p>
          </table:table-cell>
        </table:table-row>
        <table:table-row>
          <table:table-cell table:style-name="Table1.A2" office:value-type="string">
            <text:p text:style-name="Axiom">602</text:p>
          </table:table-cell>
          <table:table-cell table:style-name="Table1.A2" office:value-type="string">
            <text:p text:style-name="Axiom">M2.0K_B</text:p>
          </table:table-cell>
          <table:table-cell table:style-name="Table1.C2" office:value-type="string">
            <text:p text:style-name="Axiom"><draw:frame draw:style-name="fr1" draw:name="Object602" text:anchor-type="as-char" svg:y="-0.172in" svg:width="1.6772in" svg:height="0.2909in" draw:z-index="601"><draw:object xlink:href="./Object 602" xlink:type="simple" xlink:show="embed" xlink:actuate="onLoad"/><draw:image xlink:href="./ObjectReplacements/Object 602" xlink:type="simple" xlink:show="embed" xlink:actuate="onLoad"/></draw:frame>forall lsup K <text:s/>csub 2.0 (%alpha ) exists lsup K <text:s/>csub 2.0 (%alpha ):%alpha humnu </text:p>
          </table:table-cell>
        </table:table-row>
        <table:table-row>
          <table:table-cell table:style-name="Table1.A2" office:value-type="string">
            <text:p text:style-name="Axiom">603</text:p>
          </table:table-cell>
          <table:table-cell table:style-name="Table1.A2" office:value-type="string">
            <text:p text:style-name="Axiom">M2.0K_E</text:p>
          </table:table-cell>
          <table:table-cell table:style-name="Table1.C2" office:value-type="string">
            <text:p text:style-name="Axiom"><draw:frame draw:style-name="fr1" draw:name="Object603" text:anchor-type="as-char" svg:y="-0.172in" svg:width="1.2035in" svg:height="0.2909in" draw:z-index="602"><draw:object xlink:href="./Object 603" xlink:type="simple" xlink:show="embed" xlink:actuate="onLoad"/><draw:image xlink:href="./ObjectReplacements/Object 603" xlink:type="simple" xlink:show="embed" xlink:actuate="onLoad"/></draw:frame>exists lsup K <text:s/>csub 2.0 (%alpha ):%alpha humnu </text:p>
          </table:table-cell>
        </table:table-row>
        <table:table-row>
          <table:table-cell table:style-name="Table1.A2" office:value-type="string">
            <text:p text:style-name="Axiom">604</text:p>
          </table:table-cell>
          <table:table-cell table:style-name="Table1.A2" office:value-type="string">
            <text:p text:style-name="Axiom">M2.0UOA</text:p>
          </table:table-cell>
          <table:table-cell table:style-name="Table1.C2" office:value-type="string">
            <text:p text:style-name="Axiom"><draw:frame draw:style-name="fr1" draw:name="Object604" text:anchor-type="as-char" svg:y="-0.172in" svg:width="1.2811in" svg:height="0.2902in" draw:z-index="603"><draw:object xlink:href="./Object 604" xlink:type="simple" xlink:show="embed" xlink:actuate="onLoad"/><draw:image xlink:href="./ObjectReplacements/Object 604" xlink:type="simple" xlink:show="embed" xlink:actuate="onLoad"/></draw:frame>forall lsup U rsup O csub 2.0 (%alpha ):%alpha humnu </text:p>
          </table:table-cell>
        </table:table-row>
        <table:table-row>
          <table:table-cell table:style-name="Table1.A2" office:value-type="string">
            <text:p text:style-name="Axiom">605</text:p>
          </table:table-cell>
          <table:table-cell table:style-name="Table1.A2" office:value-type="string">
            <text:p text:style-name="Axiom">M2.0UOB</text:p>
          </table:table-cell>
          <table:table-cell table:style-name="Table1.C2" office:value-type="string">
            <text:p text:style-name="Axiom"><draw:frame draw:style-name="fr1" draw:name="Object605" text:anchor-type="as-char" svg:y="-0.172in" svg:width="1.8319in" svg:height="0.2909in" draw:z-index="604"><draw:object xlink:href="./Object 605" xlink:type="simple" xlink:show="embed" xlink:actuate="onLoad"/><draw:image xlink:href="./ObjectReplacements/Object 605" xlink:type="simple" xlink:show="embed" xlink:actuate="onLoad"/></draw:frame>forall lsup U rsup O csub 2.0 (%alpha ) exists lsup U rsup O csub 2.0 (%alpha ):%alpha humnu </text:p>
          </table:table-cell>
        </table:table-row>
        <table:table-row>
          <table:table-cell table:style-name="Table1.A2" office:value-type="string">
            <text:p text:style-name="Axiom">606</text:p>
          </table:table-cell>
          <table:table-cell table:style-name="Table1.A2" office:value-type="string">
            <text:p text:style-name="Axiom">M2.0UOE</text:p>
          </table:table-cell>
          <table:table-cell table:style-name="Table1.C2" office:value-type="string">
            <text:p text:style-name="Axiom"><draw:frame draw:style-name="fr1" draw:name="Object606" text:anchor-type="as-char" svg:y="-0.172in" svg:width="1.2811in" svg:height="0.2909in" draw:z-index="605"><draw:object xlink:href="./Object 606" xlink:type="simple" xlink:show="embed" xlink:actuate="onLoad"/><draw:image xlink:href="./ObjectReplacements/Object 606" xlink:type="simple" xlink:show="embed" xlink:actuate="onLoad"/></draw:frame>exists lsup U rsup O csub 2.0 (%alpha ):%alpha humnu </text:p>
          </table:table-cell>
        </table:table-row>
        <table:table-row>
          <table:table-cell table:style-name="Table1.A2" office:value-type="string">
            <text:p text:style-name="Axiom">607</text:p>
          </table:table-cell>
          <table:table-cell table:style-name="Table1.A2" office:value-type="string">
            <text:p text:style-name="Axiom">M2.0USA</text:p>
          </table:table-cell>
          <table:table-cell table:style-name="Table1.C2" office:value-type="string">
            <text:p text:style-name="Axiom"><draw:frame draw:style-name="fr1" draw:name="Object607" text:anchor-type="as-char" svg:y="-0.172in" svg:width="1.2681in" svg:height="0.2902in" draw:z-index="606"><draw:object xlink:href="./Object 607" xlink:type="simple" xlink:show="embed" xlink:actuate="onLoad"/><draw:image xlink:href="./ObjectReplacements/Object 607" xlink:type="simple" xlink:show="embed" xlink:actuate="onLoad"/></draw:frame>forall lsup U rsup S csub 2.0 (%alpha ):%alpha humnu </text:p>
          </table:table-cell>
        </table:table-row>
        <table:table-row>
          <table:table-cell table:style-name="Table1.A2" office:value-type="string">
            <text:p text:style-name="Axiom">608</text:p>
          </table:table-cell>
          <table:table-cell table:style-name="Table1.A2" office:value-type="string">
            <text:p text:style-name="Axiom">M2.0USB</text:p>
          </table:table-cell>
          <table:table-cell table:style-name="Table1.C2" office:value-type="string">
            <text:p text:style-name="Axiom"><draw:frame draw:style-name="fr1" draw:name="Object608" text:anchor-type="as-char" svg:y="-0.172in" svg:width="1.8063in" svg:height="0.2909in" draw:z-index="607"><draw:object xlink:href="./Object 608" xlink:type="simple" xlink:show="embed" xlink:actuate="onLoad"/><draw:image xlink:href="./ObjectReplacements/Object 608" xlink:type="simple" xlink:show="embed" xlink:actuate="onLoad"/></draw:frame>forall lsup U rsup S csub 2.0 (%alpha ) exists lsup U rsup S csub 2.0 (%alpha ):%alpha humnu </text:p>
          </table:table-cell>
        </table:table-row>
        <table:table-row>
          <table:table-cell table:style-name="Table1.A2" office:value-type="string">
            <text:p text:style-name="Axiom">609</text:p>
          </table:table-cell>
          <table:table-cell table:style-name="Table1.A2" office:value-type="string">
            <text:p text:style-name="Axiom">M2.0USE</text:p>
          </table:table-cell>
          <table:table-cell table:style-name="Table1.C2" office:value-type="string">
            <text:p text:style-name="Axiom"><draw:frame draw:style-name="fr1" draw:name="Object609" text:anchor-type="as-char" svg:y="-0.172in" svg:width="1.2681in" svg:height="0.2909in" draw:z-index="608"><draw:object xlink:href="./Object 609" xlink:type="simple" xlink:show="embed" xlink:actuate="onLoad"/><draw:image xlink:href="./ObjectReplacements/Object 609" xlink:type="simple" xlink:show="embed" xlink:actuate="onLoad"/></draw:frame>exists lsup U rsup S csub 2.0 (%alpha ):%alpha humnu </text:p>
          </table:table-cell>
        </table:table-row>
        <table:table-row>
          <table:table-cell table:style-name="Table1.A2" office:value-type="string">
            <text:p text:style-name="Axiom">610</text:p>
          </table:table-cell>
          <table:table-cell table:style-name="Table1.A2" office:value-type="string">
            <text:p text:style-name="Axiom">M2.0U_A</text:p>
          </table:table-cell>
          <table:table-cell table:style-name="Table1.C2" office:value-type="string">
            <text:p text:style-name="Axiom"><draw:frame draw:style-name="fr1" draw:name="Object610" text:anchor-type="as-char" svg:y="-0.172in" svg:width="1.2047in" svg:height="0.2902in" draw:z-index="609"><draw:object xlink:href="./Object 610" xlink:type="simple" xlink:show="embed" xlink:actuate="onLoad"/><draw:image xlink:href="./ObjectReplacements/Object 610" xlink:type="simple" xlink:show="embed" xlink:actuate="onLoad"/></draw:frame>forall lsup U <text:s/>csub 2.0 (%alpha ):%alpha humnu </text:p>
          </table:table-cell>
        </table:table-row>
        <table:table-row>
          <table:table-cell table:style-name="Table1.A2" office:value-type="string">
            <text:p text:style-name="Axiom">611</text:p>
          </table:table-cell>
          <table:table-cell table:style-name="Table1.A2" office:value-type="string">
            <text:p text:style-name="Axiom">M2.0U_B</text:p>
          </table:table-cell>
          <table:table-cell table:style-name="Table1.C2" office:value-type="string">
            <text:p text:style-name="Axiom"><draw:frame draw:style-name="fr1" draw:name="Object611" text:anchor-type="as-char" svg:y="-0.172in" svg:width="1.6799in" svg:height="0.2909in" draw:z-index="610"><draw:object xlink:href="./Object 611" xlink:type="simple" xlink:show="embed" xlink:actuate="onLoad"/><draw:image xlink:href="./ObjectReplacements/Object 611" xlink:type="simple" xlink:show="embed" xlink:actuate="onLoad"/></draw:frame>forall lsup U <text:s/>csub 2.0 (%alpha ) exists lsup U <text:s/>csub 2.0 (%alpha ):%alpha humnu </text:p>
          </table:table-cell>
        </table:table-row>
        <table:table-row>
          <table:table-cell table:style-name="Table1.A2" office:value-type="string">
            <text:p text:style-name="Axiom">612</text:p>
          </table:table-cell>
          <table:table-cell table:style-name="Table1.A2" office:value-type="string">
            <text:p text:style-name="Axiom">M2.0U_E</text:p>
          </table:table-cell>
          <table:table-cell table:style-name="Table1.C2" office:value-type="string">
            <text:p text:style-name="Axiom"><draw:frame draw:style-name="fr1" draw:name="Object612" text:anchor-type="as-char" svg:y="-0.172in" svg:width="1.2047in" svg:height="0.2909in" draw:z-index="611"><draw:object xlink:href="./Object 612" xlink:type="simple" xlink:show="embed" xlink:actuate="onLoad"/><draw:image xlink:href="./ObjectReplacements/Object 612" xlink:type="simple" xlink:show="embed" xlink:actuate="onLoad"/></draw:frame>exists lsup U <text:s/>csub 2.0 (%alpha ):%alpha humnu </text:p>
          </table:table-cell>
        </table:table-row>
        <table:table-row>
          <table:table-cell table:style-name="Table1.A2" office:value-type="string">
            <text:p text:style-name="Axiom">613</text:p>
          </table:table-cell>
          <table:table-cell table:style-name="Table1.A2" office:value-type="string">
            <text:p text:style-name="Axiom">M2.0_OA</text:p>
          </table:table-cell>
          <table:table-cell table:style-name="Table1.C2" office:value-type="string">
            <text:p text:style-name="Axiom"><draw:frame draw:style-name="fr1" draw:name="Object613" text:anchor-type="as-char" svg:y="-0.172in" svg:width="1.1953in" svg:height="0.2902in" draw:z-index="612"><draw:object xlink:href="./Object 613" xlink:type="simple" xlink:show="embed" xlink:actuate="onLoad"/><draw:image xlink:href="./ObjectReplacements/Object 613" xlink:type="simple" xlink:show="embed" xlink:actuate="onLoad"/></draw:frame>forall <text:s/>rsup O csub 2.0 (%alpha ):%alpha humnu </text:p>
          </table:table-cell>
        </table:table-row>
        <table:table-row>
          <table:table-cell table:style-name="Table1.A2" office:value-type="string">
            <text:p text:style-name="Axiom">614</text:p>
          </table:table-cell>
          <table:table-cell table:style-name="Table1.A2" office:value-type="string">
            <text:p text:style-name="Axiom">M2.0_OB</text:p>
          </table:table-cell>
          <table:table-cell table:style-name="Table1.C2" office:value-type="string">
            <text:p text:style-name="Axiom"><draw:frame draw:style-name="fr1" draw:name="Object614" text:anchor-type="as-char" svg:y="-0.172in" svg:width="1.6598in" svg:height="0.2909in" draw:z-index="613"><draw:object xlink:href="./Object 614" xlink:type="simple" xlink:show="embed" xlink:actuate="onLoad"/><draw:image xlink:href="./ObjectReplacements/Object 614" xlink:type="simple" xlink:show="embed" xlink:actuate="onLoad"/></draw:frame>forall <text:s/>rsup O csub 2.0 (%alpha ) exists <text:s/>rsup O csub 2.0 (%alpha ):%alpha humnu </text:p>
          </table:table-cell>
        </table:table-row>
        <table:table-row>
          <table:table-cell table:style-name="Table1.A2" office:value-type="string">
            <text:p text:style-name="Axiom">615</text:p>
          </table:table-cell>
          <table:table-cell table:style-name="Table1.A2" office:value-type="string">
            <text:p text:style-name="Axiom">M2.0_OE</text:p>
          </table:table-cell>
          <table:table-cell table:style-name="Table1.C2" office:value-type="string">
            <text:p text:style-name="Axiom"><draw:frame draw:style-name="fr1" draw:name="Object615" text:anchor-type="as-char" svg:y="-0.172in" svg:width="1.1953in" svg:height="0.2909in" draw:z-index="614"><draw:object xlink:href="./Object 615" xlink:type="simple" xlink:show="embed" xlink:actuate="onLoad"/><draw:image xlink:href="./ObjectReplacements/Object 615" xlink:type="simple" xlink:show="embed" xlink:actuate="onLoad"/></draw:frame>exists <text:s/>rsup O csub 2.0 (%alpha ):%alpha humnu </text:p>
          </table:table-cell>
        </table:table-row>
        <table:table-row>
          <table:table-cell table:style-name="Table1.A2" office:value-type="string">
            <text:p text:style-name="Axiom">616</text:p>
          </table:table-cell>
          <table:table-cell table:style-name="Table1.A2" office:value-type="string">
            <text:p text:style-name="Axiom">M2.0_SA</text:p>
          </table:table-cell>
          <table:table-cell table:style-name="Table1.C2" office:value-type="string">
            <text:p text:style-name="Axiom"><draw:frame draw:style-name="fr1" draw:name="Object616" text:anchor-type="as-char" svg:y="-0.172in" svg:width="1.1819in" svg:height="0.2902in" draw:z-index="615"><draw:object xlink:href="./Object 616" xlink:type="simple" xlink:show="embed" xlink:actuate="onLoad"/><draw:image xlink:href="./ObjectReplacements/Object 616" xlink:type="simple" xlink:show="embed" xlink:actuate="onLoad"/></draw:frame>forall <text:s/>rsup S csub 2.0 (%alpha ):%alpha humnu </text:p>
          </table:table-cell>
        </table:table-row>
        <table:table-row>
          <table:table-cell table:style-name="Table1.A2" office:value-type="string">
            <text:p text:style-name="Axiom">617</text:p>
          </table:table-cell>
          <table:table-cell table:style-name="Table1.A2" office:value-type="string">
            <text:p text:style-name="Axiom">M2.0_SB</text:p>
          </table:table-cell>
          <table:table-cell table:style-name="Table1.C2" office:value-type="string">
            <text:p text:style-name="Axiom"><draw:frame draw:style-name="fr1" draw:name="Object617" text:anchor-type="as-char" svg:y="-0.172in" svg:width="1.6339in" svg:height="0.2909in" draw:z-index="616"><draw:object xlink:href="./Object 617" xlink:type="simple" xlink:show="embed" xlink:actuate="onLoad"/><draw:image xlink:href="./ObjectReplacements/Object 617" xlink:type="simple" xlink:show="embed" xlink:actuate="onLoad"/></draw:frame>forall <text:s/>rsup S csub 2.0 (%alpha ) exists <text:s/>rsup S csub 2.0 (%alpha ):%alpha humnu </text:p>
          </table:table-cell>
        </table:table-row>
        <table:table-row>
          <table:table-cell table:style-name="Table1.A2" office:value-type="string">
            <text:p text:style-name="Axiom">618</text:p>
          </table:table-cell>
          <table:table-cell table:style-name="Table1.A2" office:value-type="string">
            <text:p text:style-name="Axiom">M2.0_SE</text:p>
          </table:table-cell>
          <table:table-cell table:style-name="Table1.C2" office:value-type="string">
            <text:p text:style-name="Axiom"><draw:frame draw:style-name="fr1" draw:name="Object618" text:anchor-type="as-char" svg:y="-0.172in" svg:width="1.1819in" svg:height="0.2909in" draw:z-index="617"><draw:object xlink:href="./Object 618" xlink:type="simple" xlink:show="embed" xlink:actuate="onLoad"/><draw:image xlink:href="./ObjectReplacements/Object 618" xlink:type="simple" xlink:show="embed" xlink:actuate="onLoad"/></draw:frame>exists <text:s/>rsup S csub 2.0 (%alpha ):%alpha humnu </text:p>
          </table:table-cell>
        </table:table-row>
        <table:table-row>
          <table:table-cell table:style-name="Table1.A2" office:value-type="string">
            <text:p text:style-name="Axiom">619</text:p>
          </table:table-cell>
          <table:table-cell table:style-name="Table1.A2" office:value-type="string">
            <text:p text:style-name="Axiom">M2.0__A</text:p>
          </table:table-cell>
          <table:table-cell table:style-name="Table1.C2" office:value-type="string">
            <text:p text:style-name="Axiom"><draw:frame draw:style-name="fr1" draw:name="Object619" text:anchor-type="as-char" svg:y="-0.152in" svg:width="1.1189in" svg:height="0.2701in" draw:z-index="618"><draw:object xlink:href="./Object 619" xlink:type="simple" xlink:show="embed" xlink:actuate="onLoad"/><draw:image xlink:href="./ObjectReplacements/Object 619" xlink:type="simple" xlink:show="embed" xlink:actuate="onLoad"/></draw:frame>forall <text:s text:c="2"/>csub 2.0 (%alpha ):%alpha humnu </text:p>
          </table:table-cell>
        </table:table-row>
        <table:table-row>
          <table:table-cell table:style-name="Table1.A2" office:value-type="string">
            <text:p text:style-name="Axiom">620</text:p>
          </table:table-cell>
          <table:table-cell table:style-name="Table1.A2" office:value-type="string">
            <text:p text:style-name="Axiom">M2.0__B</text:p>
          </table:table-cell>
          <table:table-cell table:style-name="Table1.C2" office:value-type="string">
            <text:p text:style-name="Axiom"><draw:frame draw:style-name="fr1" draw:name="Object620" text:anchor-type="as-char" svg:y="-0.152in" svg:width="1.5071in" svg:height="0.2709in" draw:z-index="619"><draw:object xlink:href="./Object 620" xlink:type="simple" xlink:show="embed" xlink:actuate="onLoad"/><draw:image xlink:href="./ObjectReplacements/Object 620" xlink:type="simple" xlink:show="embed" xlink:actuate="onLoad"/></draw:frame>forall <text:s text:c="2"/>csub 2.0 (%alpha ) exists <text:s text:c="2"/>csub 2.0 (%alpha ):%alpha humnu </text:p>
          </table:table-cell>
        </table:table-row>
        <table:table-row>
          <table:table-cell table:style-name="Table1.A2" office:value-type="string">
            <text:p text:style-name="Axiom">621</text:p>
          </table:table-cell>
          <table:table-cell table:style-name="Table1.A2" office:value-type="string">
            <text:p text:style-name="Axiom">M2.0__E</text:p>
          </table:table-cell>
          <table:table-cell table:style-name="Table1.C2" office:value-type="string">
            <text:p text:style-name="Axiom"><draw:frame draw:style-name="fr1" draw:name="Object621" text:anchor-type="as-char" svg:y="-0.152in" svg:width="1.1189in" svg:height="0.2709in" draw:z-index="620"><draw:object xlink:href="./Object 621" xlink:type="simple" xlink:show="embed" xlink:actuate="onLoad"/><draw:image xlink:href="./ObjectReplacements/Object 621" xlink:type="simple" xlink:show="embed" xlink:actuate="onLoad"/></draw:frame>exists <text:s text:c="2"/>csub 2.0 (%alpha ):%alpha humnu </text:p>
          </table:table-cell>
        </table:table-row>
        <table:table-row>
          <table:table-cell table:style-name="Table1.A2" office:value-type="string">
            <text:p text:style-name="Axiom">622</text:p>
          </table:table-cell>
          <table:table-cell table:style-name="Table1.A2" office:value-type="string">
            <text:p text:style-name="Axiom">M2.1KOA</text:p>
          </table:table-cell>
          <table:table-cell table:style-name="Table1.C2" office:value-type="string">
            <text:p text:style-name="Axiom"><draw:frame draw:style-name="fr1" draw:name="Object622" text:anchor-type="as-char" svg:y="-0.172in" svg:width="1.2783in" svg:height="0.2902in" draw:z-index="621"><draw:object xlink:href="./Object 622" xlink:type="simple" xlink:show="embed" xlink:actuate="onLoad"/><draw:image xlink:href="./ObjectReplacements/Object 622" xlink:type="simple" xlink:show="embed" xlink:actuate="onLoad"/></draw:frame>forall lsup K rsup O csub 2.1 (%alpha ):%alpha humnu </text:p>
          </table:table-cell>
        </table:table-row>
        <table:table-row>
          <table:table-cell table:style-name="Table1.A2" office:value-type="string">
            <text:p text:style-name="Axiom">623</text:p>
          </table:table-cell>
          <table:table-cell table:style-name="Table1.A2" office:value-type="string">
            <text:p text:style-name="Axiom">M2.1KOB</text:p>
          </table:table-cell>
          <table:table-cell table:style-name="Table1.C2" office:value-type="string">
            <text:p text:style-name="Axiom"><draw:frame draw:style-name="fr1" draw:name="Object623" text:anchor-type="as-char" svg:y="-0.172in" svg:width="1.8272in" svg:height="0.2909in" draw:z-index="622"><draw:object xlink:href="./Object 623" xlink:type="simple" xlink:show="embed" xlink:actuate="onLoad"/><draw:image xlink:href="./ObjectReplacements/Object 623" xlink:type="simple" xlink:show="embed" xlink:actuate="onLoad"/></draw:frame>forall lsup K rsup O csub 2.1 (%alpha ) exists lsup K rsup O csub 2.1 (%alpha ):%alpha humnu </text:p>
          </table:table-cell>
        </table:table-row>
        <table:table-row>
          <table:table-cell table:style-name="Table1.A2" office:value-type="string">
            <text:p text:style-name="Axiom">624</text:p>
          </table:table-cell>
          <table:table-cell table:style-name="Table1.A2" office:value-type="string">
            <text:p text:style-name="Axiom">M2.1KOE</text:p>
          </table:table-cell>
          <table:table-cell table:style-name="Table1.C2" office:value-type="string">
            <text:p text:style-name="Axiom"><draw:frame draw:style-name="fr1" draw:name="Object624" text:anchor-type="as-char" svg:y="-0.172in" svg:width="1.2783in" svg:height="0.2909in" draw:z-index="623"><draw:object xlink:href="./Object 624" xlink:type="simple" xlink:show="embed" xlink:actuate="onLoad"/><draw:image xlink:href="./ObjectReplacements/Object 624" xlink:type="simple" xlink:show="embed" xlink:actuate="onLoad"/></draw:frame>exists lsup K rsup O csub 2.1 (%alpha ):%alpha humnu </text:p>
          </table:table-cell>
        </table:table-row>
        <table:table-row>
          <table:table-cell table:style-name="Table1.A2" office:value-type="string">
            <text:p text:style-name="Axiom">625</text:p>
          </table:table-cell>
          <table:table-cell table:style-name="Table1.A2" office:value-type="string">
            <text:p text:style-name="Axiom">M2.1KSA</text:p>
          </table:table-cell>
          <table:table-cell table:style-name="Table1.C2" office:value-type="string">
            <text:p text:style-name="Axiom"><draw:frame draw:style-name="fr1" draw:name="Object625" text:anchor-type="as-char" svg:y="-0.172in" svg:width="1.2654in" svg:height="0.2902in" draw:z-index="624"><draw:object xlink:href="./Object 625" xlink:type="simple" xlink:show="embed" xlink:actuate="onLoad"/><draw:image xlink:href="./ObjectReplacements/Object 625" xlink:type="simple" xlink:show="embed" xlink:actuate="onLoad"/></draw:frame>forall lsup K rsup S csub 2.1 (%alpha ):%alpha humnu </text:p>
          </table:table-cell>
        </table:table-row>
        <table:table-row>
          <table:table-cell table:style-name="Table1.A2" office:value-type="string">
            <text:p text:style-name="Axiom">626</text:p>
          </table:table-cell>
          <table:table-cell table:style-name="Table1.A2" office:value-type="string">
            <text:p text:style-name="Axiom">M2.1KSB</text:p>
          </table:table-cell>
          <table:table-cell table:style-name="Table1.C2" office:value-type="string">
            <text:p text:style-name="Axiom"><draw:frame draw:style-name="fr1" draw:name="Object626" text:anchor-type="as-char" svg:y="-0.172in" svg:width="1.8008in" svg:height="0.2909in" draw:z-index="625"><draw:object xlink:href="./Object 626" xlink:type="simple" xlink:show="embed" xlink:actuate="onLoad"/><draw:image xlink:href="./ObjectReplacements/Object 626" xlink:type="simple" xlink:show="embed" xlink:actuate="onLoad"/></draw:frame>forall lsup K rsup S csub 2.1 (%alpha ) exists lsup K rsup S csub 2.1 (%alpha ):%alpha humnu </text:p>
          </table:table-cell>
        </table:table-row>
        <table:table-row>
          <table:table-cell table:style-name="Table1.A2" office:value-type="string">
            <text:p text:style-name="Axiom">627</text:p>
          </table:table-cell>
          <table:table-cell table:style-name="Table1.A2" office:value-type="string">
            <text:p text:style-name="Axiom">M2.1KSE</text:p>
          </table:table-cell>
          <table:table-cell table:style-name="Table1.C2" office:value-type="string">
            <text:p text:style-name="Axiom"><draw:frame draw:style-name="fr1" draw:name="Object627" text:anchor-type="as-char" svg:y="-0.172in" svg:width="1.2654in" svg:height="0.2909in" draw:z-index="626"><draw:object xlink:href="./Object 627" xlink:type="simple" xlink:show="embed" xlink:actuate="onLoad"/><draw:image xlink:href="./ObjectReplacements/Object 627" xlink:type="simple" xlink:show="embed" xlink:actuate="onLoad"/></draw:frame>exists lsup K rsup S csub 2.1 (%alpha ):%alpha humnu </text:p>
          </table:table-cell>
        </table:table-row>
        <table:table-row>
          <table:table-cell table:style-name="Table1.A2" office:value-type="string">
            <text:p text:style-name="Axiom">628</text:p>
          </table:table-cell>
          <table:table-cell table:style-name="Table1.A2" office:value-type="string">
            <text:p text:style-name="Axiom">M2.1K_A</text:p>
          </table:table-cell>
          <table:table-cell table:style-name="Table1.C2" office:value-type="string">
            <text:p text:style-name="Axiom"><draw:frame draw:style-name="fr1" draw:name="Object628" text:anchor-type="as-char" svg:y="-0.172in" svg:width="1.202in" svg:height="0.2902in" draw:z-index="627"><draw:object xlink:href="./Object 628" xlink:type="simple" xlink:show="embed" xlink:actuate="onLoad"/><draw:image xlink:href="./ObjectReplacements/Object 628" xlink:type="simple" xlink:show="embed" xlink:actuate="onLoad"/></draw:frame>forall lsup K <text:s/>csub 2.1 (%alpha ):%alpha humnu </text:p>
          </table:table-cell>
        </table:table-row>
        <table:table-row>
          <table:table-cell table:style-name="Table1.A2" office:value-type="string">
            <text:p text:style-name="Axiom">629</text:p>
          </table:table-cell>
          <table:table-cell table:style-name="Table1.A2" office:value-type="string">
            <text:p text:style-name="Axiom">M2.1K_B</text:p>
          </table:table-cell>
          <table:table-cell table:style-name="Table1.C2" office:value-type="string">
            <text:p text:style-name="Axiom"><draw:frame draw:style-name="fr1" draw:name="Object629" text:anchor-type="as-char" svg:y="-0.172in" svg:width="1.6744in" svg:height="0.2909in" draw:z-index="628"><draw:object xlink:href="./Object 629" xlink:type="simple" xlink:show="embed" xlink:actuate="onLoad"/><draw:image xlink:href="./ObjectReplacements/Object 629" xlink:type="simple" xlink:show="embed" xlink:actuate="onLoad"/></draw:frame>forall lsup K <text:s/>csub 2.1 (%alpha ) exists lsup K <text:s/>csub 2.1 (%alpha ):%alpha humnu </text:p>
          </table:table-cell>
        </table:table-row>
        <table:table-row>
          <table:table-cell table:style-name="Table1.A2" office:value-type="string">
            <text:p text:style-name="Axiom">630</text:p>
          </table:table-cell>
          <table:table-cell table:style-name="Table1.A2" office:value-type="string">
            <text:p text:style-name="Axiom">M2.1K_E</text:p>
          </table:table-cell>
          <table:table-cell table:style-name="Table1.C2" office:value-type="string">
            <text:p text:style-name="Axiom"><draw:frame draw:style-name="fr1" draw:name="Object630" text:anchor-type="as-char" svg:y="-0.172in" svg:width="1.202in" svg:height="0.2909in" draw:z-index="629"><draw:object xlink:href="./Object 630" xlink:type="simple" xlink:show="embed" xlink:actuate="onLoad"/><draw:image xlink:href="./ObjectReplacements/Object 630" xlink:type="simple" xlink:show="embed" xlink:actuate="onLoad"/></draw:frame>exists lsup K <text:s/>csub 2.1 (%alpha ):%alpha humnu </text:p>
          </table:table-cell>
        </table:table-row>
        <table:table-row>
          <table:table-cell table:style-name="Table1.A2" office:value-type="string">
            <text:p text:style-name="Axiom">631</text:p>
          </table:table-cell>
          <table:table-cell table:style-name="Table1.A2" office:value-type="string">
            <text:p text:style-name="Axiom">M2.1UOA</text:p>
          </table:table-cell>
          <table:table-cell table:style-name="Table1.C2" office:value-type="string">
            <text:p text:style-name="Axiom"><draw:frame draw:style-name="fr1" draw:name="Object631" text:anchor-type="as-char" svg:y="-0.172in" svg:width="1.2799in" svg:height="0.2902in" draw:z-index="630"><draw:object xlink:href="./Object 631" xlink:type="simple" xlink:show="embed" xlink:actuate="onLoad"/><draw:image xlink:href="./ObjectReplacements/Object 631" xlink:type="simple" xlink:show="embed" xlink:actuate="onLoad"/></draw:frame>forall lsup U rsup O csub 2.1 (%alpha ):%alpha humnu </text:p>
          </table:table-cell>
        </table:table-row>
        <table:table-row>
          <table:table-cell table:style-name="Table1.A2" office:value-type="string">
            <text:p text:style-name="Axiom">632</text:p>
          </table:table-cell>
          <table:table-cell table:style-name="Table1.A2" office:value-type="string">
            <text:p text:style-name="Axiom">M2.1UOB</text:p>
          </table:table-cell>
          <table:table-cell table:style-name="Table1.C2" office:value-type="string">
            <text:p text:style-name="Axiom"><draw:frame draw:style-name="fr1" draw:name="Object632" text:anchor-type="as-char" svg:y="-0.172in" svg:width="1.8291in" svg:height="0.2909in" draw:z-index="631"><draw:object xlink:href="./Object 632" xlink:type="simple" xlink:show="embed" xlink:actuate="onLoad"/><draw:image xlink:href="./ObjectReplacements/Object 632" xlink:type="simple" xlink:show="embed" xlink:actuate="onLoad"/></draw:frame>forall lsup U rsup O csub 2.1 (%alpha ) exists lsup U rsup O csub 2.1 (%alpha ):%alpha humnu </text:p>
          </table:table-cell>
        </table:table-row>
        <table:table-row>
          <table:table-cell table:style-name="Table1.A2" office:value-type="string">
            <text:p text:style-name="Axiom">633</text:p>
          </table:table-cell>
          <table:table-cell table:style-name="Table1.A2" office:value-type="string">
            <text:p text:style-name="Axiom">M2.1UOE</text:p>
          </table:table-cell>
          <table:table-cell table:style-name="Table1.C2" office:value-type="string">
            <text:p text:style-name="Axiom"><draw:frame draw:style-name="fr1" draw:name="Object633" text:anchor-type="as-char" svg:y="-0.172in" svg:width="1.2799in" svg:height="0.2909in" draw:z-index="632"><draw:object xlink:href="./Object 633" xlink:type="simple" xlink:show="embed" xlink:actuate="onLoad"/><draw:image xlink:href="./ObjectReplacements/Object 633" xlink:type="simple" xlink:show="embed" xlink:actuate="onLoad"/></draw:frame>exists lsup U rsup O csub 2.1 (%alpha ):%alpha humnu </text:p>
          </table:table-cell>
        </table:table-row>
        <table:table-row>
          <table:table-cell table:style-name="Table1.A2" office:value-type="string">
            <text:p text:style-name="Axiom">634</text:p>
          </table:table-cell>
          <table:table-cell table:style-name="Table1.A2" office:value-type="string">
            <text:p text:style-name="Axiom">M2.1USA</text:p>
          </table:table-cell>
          <table:table-cell table:style-name="Table1.C2" office:value-type="string">
            <text:p text:style-name="Axiom"><draw:frame draw:style-name="fr1" draw:name="Object634" text:anchor-type="as-char" svg:y="-0.172in" svg:width="1.2665in" svg:height="0.2902in" draw:z-index="633"><draw:object xlink:href="./Object 634" xlink:type="simple" xlink:show="embed" xlink:actuate="onLoad"/><draw:image xlink:href="./ObjectReplacements/Object 634" xlink:type="simple" xlink:show="embed" xlink:actuate="onLoad"/></draw:frame>forall lsup U rsup S csub 2.1 (%alpha ):%alpha humnu </text:p>
          </table:table-cell>
        </table:table-row>
        <table:table-row>
          <table:table-cell table:style-name="Table1.A2" office:value-type="string">
            <text:p text:style-name="Axiom">635</text:p>
          </table:table-cell>
          <table:table-cell table:style-name="Table1.A2" office:value-type="string">
            <text:p text:style-name="Axiom">M2.1USB</text:p>
          </table:table-cell>
          <table:table-cell table:style-name="Table1.C2" office:value-type="string">
            <text:p text:style-name="Axiom"><draw:frame draw:style-name="fr1" draw:name="Object635" text:anchor-type="as-char" svg:y="-0.172in" svg:width="1.8035in" svg:height="0.2909in" draw:z-index="634"><draw:object xlink:href="./Object 635" xlink:type="simple" xlink:show="embed" xlink:actuate="onLoad"/><draw:image xlink:href="./ObjectReplacements/Object 635" xlink:type="simple" xlink:show="embed" xlink:actuate="onLoad"/></draw:frame>forall lsup U rsup S csub 2.1 (%alpha ) exists lsup U rsup S csub 2.1 (%alpha ):%alpha humnu </text:p>
          </table:table-cell>
        </table:table-row>
        <table:table-row>
          <table:table-cell table:style-name="Table1.A2" office:value-type="string">
            <text:p text:style-name="Axiom">636</text:p>
          </table:table-cell>
          <table:table-cell table:style-name="Table1.A2" office:value-type="string">
            <text:p text:style-name="Axiom">M2.1USE</text:p>
          </table:table-cell>
          <table:table-cell table:style-name="Table1.C2" office:value-type="string">
            <text:p text:style-name="Axiom"><draw:frame draw:style-name="fr1" draw:name="Object636" text:anchor-type="as-char" svg:y="-0.172in" svg:width="1.2665in" svg:height="0.2909in" draw:z-index="635"><draw:object xlink:href="./Object 636" xlink:type="simple" xlink:show="embed" xlink:actuate="onLoad"/><draw:image xlink:href="./ObjectReplacements/Object 636" xlink:type="simple" xlink:show="embed" xlink:actuate="onLoad"/></draw:frame>exists lsup U rsup S csub 2.1 (%alpha ):%alpha humnu </text:p>
          </table:table-cell>
        </table:table-row>
        <table:table-row>
          <table:table-cell table:style-name="Table1.A2" office:value-type="string">
            <text:p text:style-name="Axiom">637</text:p>
          </table:table-cell>
          <table:table-cell table:style-name="Table1.A2" office:value-type="string">
            <text:p text:style-name="Axiom">M2.1U_A</text:p>
          </table:table-cell>
          <table:table-cell table:style-name="Table1.C2" office:value-type="string">
            <text:p text:style-name="Axiom"><draw:frame draw:style-name="fr1" draw:name="Object637" text:anchor-type="as-char" svg:y="-0.172in" svg:width="1.2035in" svg:height="0.2902in" draw:z-index="636"><draw:object xlink:href="./Object 637" xlink:type="simple" xlink:show="embed" xlink:actuate="onLoad"/><draw:image xlink:href="./ObjectReplacements/Object 637" xlink:type="simple" xlink:show="embed" xlink:actuate="onLoad"/></draw:frame>forall lsup U <text:s/>csub 2.1 (%alpha ):%alpha humnu </text:p>
          </table:table-cell>
        </table:table-row>
        <table:table-row>
          <table:table-cell table:style-name="Table1.A2" office:value-type="string">
            <text:p text:style-name="Axiom">638</text:p>
          </table:table-cell>
          <table:table-cell table:style-name="Table1.A2" office:value-type="string">
            <text:p text:style-name="Axiom">M2.1U_B</text:p>
          </table:table-cell>
          <table:table-cell table:style-name="Table1.C2" office:value-type="string">
            <text:p text:style-name="Axiom"><draw:frame draw:style-name="fr1" draw:name="Object638" text:anchor-type="as-char" svg:y="-0.172in" svg:width="1.6764in" svg:height="0.2909in" draw:z-index="637"><draw:object xlink:href="./Object 638" xlink:type="simple" xlink:show="embed" xlink:actuate="onLoad"/><draw:image xlink:href="./ObjectReplacements/Object 638" xlink:type="simple" xlink:show="embed" xlink:actuate="onLoad"/></draw:frame>forall lsup U <text:s/>csub 2.1 (%alpha ) exists lsup U <text:s/>csub 2.1 (%alpha ):%alpha humnu </text:p>
          </table:table-cell>
        </table:table-row>
        <table:table-row>
          <table:table-cell table:style-name="Table1.A2" office:value-type="string">
            <text:p text:style-name="Axiom">639</text:p>
          </table:table-cell>
          <table:table-cell table:style-name="Table1.A2" office:value-type="string">
            <text:p text:style-name="Axiom">M2.1U_E</text:p>
          </table:table-cell>
          <table:table-cell table:style-name="Table1.C2" office:value-type="string">
            <text:p text:style-name="Axiom"><draw:frame draw:style-name="fr1" draw:name="Object639" text:anchor-type="as-char" svg:y="-0.172in" svg:width="1.2035in" svg:height="0.2909in" draw:z-index="638"><draw:object xlink:href="./Object 639" xlink:type="simple" xlink:show="embed" xlink:actuate="onLoad"/><draw:image xlink:href="./ObjectReplacements/Object 639" xlink:type="simple" xlink:show="embed" xlink:actuate="onLoad"/></draw:frame>exists lsup U <text:s/>csub 2.1 (%alpha ):%alpha humnu </text:p>
          </table:table-cell>
        </table:table-row>
        <table:table-row>
          <table:table-cell table:style-name="Table1.A2" office:value-type="string">
            <text:p text:style-name="Axiom">640</text:p>
          </table:table-cell>
          <table:table-cell table:style-name="Table1.A2" office:value-type="string">
            <text:p text:style-name="Axiom">M2.1_OA</text:p>
          </table:table-cell>
          <table:table-cell table:style-name="Table1.C2" office:value-type="string">
            <text:p text:style-name="Axiom"><draw:frame draw:style-name="fr1" draw:name="Object640" text:anchor-type="as-char" svg:y="-0.172in" svg:width="1.1929in" svg:height="0.2902in" draw:z-index="639"><draw:object xlink:href="./Object 640" xlink:type="simple" xlink:show="embed" xlink:actuate="onLoad"/><draw:image xlink:href="./ObjectReplacements/Object 640" xlink:type="simple" xlink:show="embed" xlink:actuate="onLoad"/></draw:frame>forall <text:s/>rsup O csub 2.1 (%alpha ):%alpha humnu </text:p>
          </table:table-cell>
        </table:table-row>
        <table:table-row>
          <table:table-cell table:style-name="Table1.A2" office:value-type="string">
            <text:p text:style-name="Axiom">641</text:p>
          </table:table-cell>
          <table:table-cell table:style-name="Table1.A2" office:value-type="string">
            <text:p text:style-name="Axiom">M2.1_OB</text:p>
          </table:table-cell>
          <table:table-cell table:style-name="Table1.C2" office:value-type="string">
            <text:p text:style-name="Axiom"><draw:frame draw:style-name="fr1" draw:name="Object641" text:anchor-type="as-char" svg:y="-0.172in" svg:width="1.6571in" svg:height="0.2909in" draw:z-index="640"><draw:object xlink:href="./Object 641" xlink:type="simple" xlink:show="embed" xlink:actuate="onLoad"/><draw:image xlink:href="./ObjectReplacements/Object 641" xlink:type="simple" xlink:show="embed" xlink:actuate="onLoad"/></draw:frame>forall <text:s/>rsup O csub 2.1 (%alpha ) exists <text:s/>rsup O csub 2.1 (%alpha ):%alpha humnu </text:p>
          </table:table-cell>
        </table:table-row>
        <table:table-row>
          <table:table-cell table:style-name="Table1.A2" office:value-type="string">
            <text:p text:style-name="Axiom">642</text:p>
          </table:table-cell>
          <table:table-cell table:style-name="Table1.A2" office:value-type="string">
            <text:p text:style-name="Axiom">M2.1_OE</text:p>
          </table:table-cell>
          <table:table-cell table:style-name="Table1.C2" office:value-type="string">
            <text:p text:style-name="Axiom"><draw:frame draw:style-name="fr1" draw:name="Object642" text:anchor-type="as-char" svg:y="-0.172in" svg:width="1.1929in" svg:height="0.2909in" draw:z-index="641"><draw:object xlink:href="./Object 642" xlink:type="simple" xlink:show="embed" xlink:actuate="onLoad"/><draw:image xlink:href="./ObjectReplacements/Object 642" xlink:type="simple" xlink:show="embed" xlink:actuate="onLoad"/></draw:frame>exists <text:s/>rsup O csub 2.1 (%alpha ):%alpha humnu </text:p>
          </table:table-cell>
        </table:table-row>
        <table:table-row>
          <table:table-cell table:style-name="Table1.A2" office:value-type="string">
            <text:p text:style-name="Axiom">643</text:p>
          </table:table-cell>
          <table:table-cell table:style-name="Table1.A2" office:value-type="string">
            <text:p text:style-name="Axiom">M2.1_SA</text:p>
          </table:table-cell>
          <table:table-cell table:style-name="Table1.C2" office:value-type="string">
            <text:p text:style-name="Axiom"><draw:frame draw:style-name="fr1" draw:name="Object643" text:anchor-type="as-char" svg:y="-0.172in" svg:width="1.1807in" svg:height="0.2902in" draw:z-index="642"><draw:object xlink:href="./Object 643" xlink:type="simple" xlink:show="embed" xlink:actuate="onLoad"/><draw:image xlink:href="./ObjectReplacements/Object 643" xlink:type="simple" xlink:show="embed" xlink:actuate="onLoad"/></draw:frame>forall <text:s/>rsup S csub 2.1 (%alpha ):%alpha humnu </text:p>
          </table:table-cell>
        </table:table-row>
        <table:table-row>
          <table:table-cell table:style-name="Table1.A2" office:value-type="string">
            <text:p text:style-name="Axiom">644</text:p>
          </table:table-cell>
          <table:table-cell table:style-name="Table1.A2" office:value-type="string">
            <text:p text:style-name="Axiom">M2.1_SB</text:p>
          </table:table-cell>
          <table:table-cell table:style-name="Table1.C2" office:value-type="string">
            <text:p text:style-name="Axiom"><draw:frame draw:style-name="fr1" draw:name="Object644" text:anchor-type="as-char" svg:y="-0.172in" svg:width="1.6307in" svg:height="0.2909in" draw:z-index="643"><draw:object xlink:href="./Object 644" xlink:type="simple" xlink:show="embed" xlink:actuate="onLoad"/><draw:image xlink:href="./ObjectReplacements/Object 644" xlink:type="simple" xlink:show="embed" xlink:actuate="onLoad"/></draw:frame>forall <text:s/>rsup S csub 2.1 (%alpha ) exists <text:s/>rsup S csub 2.1 (%alpha ):%alpha humnu </text:p>
          </table:table-cell>
        </table:table-row>
        <table:table-row>
          <table:table-cell table:style-name="Table1.A2" office:value-type="string">
            <text:p text:style-name="Axiom">645</text:p>
          </table:table-cell>
          <table:table-cell table:style-name="Table1.A2" office:value-type="string">
            <text:p text:style-name="Axiom">M2.1_SE</text:p>
          </table:table-cell>
          <table:table-cell table:style-name="Table1.C2" office:value-type="string">
            <text:p text:style-name="Axiom"><draw:frame draw:style-name="fr1" draw:name="Object645" text:anchor-type="as-char" svg:y="-0.172in" svg:width="1.1807in" svg:height="0.2909in" draw:z-index="644"><draw:object xlink:href="./Object 645" xlink:type="simple" xlink:show="embed" xlink:actuate="onLoad"/><draw:image xlink:href="./ObjectReplacements/Object 645" xlink:type="simple" xlink:show="embed" xlink:actuate="onLoad"/></draw:frame>exists <text:s/>rsup S csub 2.1 (%alpha ):%alpha humnu </text:p>
          </table:table-cell>
        </table:table-row>
        <table:table-row>
          <table:table-cell table:style-name="Table1.A2" office:value-type="string">
            <text:p text:style-name="Axiom">646</text:p>
          </table:table-cell>
          <table:table-cell table:style-name="Table1.A2" office:value-type="string">
            <text:p text:style-name="Axiom">M2.1__A</text:p>
          </table:table-cell>
          <table:table-cell table:style-name="Table1.C2" office:value-type="string">
            <text:p text:style-name="Axiom"><draw:frame draw:style-name="fr1" draw:name="Object646" text:anchor-type="as-char" svg:y="-0.152in" svg:width="1.1165in" svg:height="0.2701in" draw:z-index="645"><draw:object xlink:href="./Object 646" xlink:type="simple" xlink:show="embed" xlink:actuate="onLoad"/><draw:image xlink:href="./ObjectReplacements/Object 646" xlink:type="simple" xlink:show="embed" xlink:actuate="onLoad"/></draw:frame>forall <text:s text:c="2"/>csub 2.1 (%alpha ):%alpha humnu </text:p>
          </table:table-cell>
        </table:table-row>
        <table:table-row>
          <table:table-cell table:style-name="Table1.A2" office:value-type="string">
            <text:p text:style-name="Axiom">647</text:p>
          </table:table-cell>
          <table:table-cell table:style-name="Table1.A2" office:value-type="string">
            <text:p text:style-name="Axiom">M2.1__B</text:p>
          </table:table-cell>
          <table:table-cell table:style-name="Table1.C2" office:value-type="string">
            <text:p text:style-name="Axiom"><draw:frame draw:style-name="fr1" draw:name="Object647" text:anchor-type="as-char" svg:y="-0.152in" svg:width="1.5043in" svg:height="0.2709in" draw:z-index="646"><draw:object xlink:href="./Object 647" xlink:type="simple" xlink:show="embed" xlink:actuate="onLoad"/><draw:image xlink:href="./ObjectReplacements/Object 647" xlink:type="simple" xlink:show="embed" xlink:actuate="onLoad"/></draw:frame>forall <text:s text:c="2"/>csub 2.1 (%alpha ) exists <text:s text:c="2"/>csub 2.1 (%alpha ):%alpha humnu </text:p>
          </table:table-cell>
        </table:table-row>
        <table:table-row>
          <table:table-cell table:style-name="Table1.A2" office:value-type="string">
            <text:p text:style-name="Axiom">648</text:p>
          </table:table-cell>
          <table:table-cell table:style-name="Table1.A2" office:value-type="string">
            <text:p text:style-name="Axiom">M2.1__E</text:p>
          </table:table-cell>
          <table:table-cell table:style-name="Table1.C2" office:value-type="string">
            <text:p text:style-name="Axiom"><draw:frame draw:style-name="fr1" draw:name="Object648" text:anchor-type="as-char" svg:y="-0.152in" svg:width="1.1165in" svg:height="0.2709in" draw:z-index="647"><draw:object xlink:href="./Object 648" xlink:type="simple" xlink:show="embed" xlink:actuate="onLoad"/><draw:image xlink:href="./ObjectReplacements/Object 648" xlink:type="simple" xlink:show="embed" xlink:actuate="onLoad"/></draw:frame>exists <text:s text:c="2"/>csub 2.1 (%alpha ):%alpha humnu </text:p>
          </table:table-cell>
        </table:table-row>
        <table:table-row>
          <table:table-cell table:style-name="Table1.A2" office:value-type="string">
            <text:p text:style-name="Axiom">649</text:p>
          </table:table-cell>
          <table:table-cell table:style-name="Table1.A2" office:value-type="string">
            <text:p text:style-name="Axiom">M2.yKOA</text:p>
          </table:table-cell>
          <table:table-cell table:style-name="Table1.C2" office:value-type="string">
            <text:p text:style-name="Axiom"><draw:frame draw:style-name="fr1" draw:name="Object649" text:anchor-type="as-char" svg:y="-0.172in" svg:width="1.2835in" svg:height="0.2902in" draw:z-index="648"><draw:object xlink:href="./Object 649" xlink:type="simple" xlink:show="embed" xlink:actuate="onLoad"/><draw:image xlink:href="./ObjectReplacements/Object 649" xlink:type="simple" xlink:show="embed" xlink:actuate="onLoad"/></draw:frame>forall lsup K rsup O csub 2.y (%alpha ):%alpha humnu </text:p>
          </table:table-cell>
        </table:table-row>
        <table:table-row>
          <table:table-cell table:style-name="Table1.A2" office:value-type="string">
            <text:p text:style-name="Axiom">650</text:p>
          </table:table-cell>
          <table:table-cell table:style-name="Table1.A2" office:value-type="string">
            <text:p text:style-name="Axiom">M2.yKOB</text:p>
          </table:table-cell>
          <table:table-cell table:style-name="Table1.C2" office:value-type="string">
            <text:p text:style-name="Axiom"><draw:frame draw:style-name="fr1" draw:name="Object650" text:anchor-type="as-char" svg:y="-0.172in" svg:width="1.8362in" svg:height="0.2909in" draw:z-index="649"><draw:object xlink:href="./Object 650" xlink:type="simple" xlink:show="embed" xlink:actuate="onLoad"/><draw:image xlink:href="./ObjectReplacements/Object 650" xlink:type="simple" xlink:show="embed" xlink:actuate="onLoad"/></draw:frame>forall lsup K rsup O csub 2.y (%alpha ) exists lsup K rsup O csub 2.y (%alpha ):%alpha humnu </text:p>
          </table:table-cell>
        </table:table-row>
        <table:table-row>
          <table:table-cell table:style-name="Table1.A2" office:value-type="string">
            <text:p text:style-name="Axiom">651</text:p>
          </table:table-cell>
          <table:table-cell table:style-name="Table1.A2" office:value-type="string">
            <text:p text:style-name="Axiom">M2.yKOE</text:p>
          </table:table-cell>
          <table:table-cell table:style-name="Table1.C2" office:value-type="string">
            <text:p text:style-name="Axiom"><draw:frame draw:style-name="fr1" draw:name="Object651" text:anchor-type="as-char" svg:y="-0.172in" svg:width="1.2835in" svg:height="0.2909in" draw:z-index="650"><draw:object xlink:href="./Object 651" xlink:type="simple" xlink:show="embed" xlink:actuate="onLoad"/><draw:image xlink:href="./ObjectReplacements/Object 651" xlink:type="simple" xlink:show="embed" xlink:actuate="onLoad"/></draw:frame>exists lsup K rsup O csub 2.y (%alpha ):%alpha humnu </text:p>
          </table:table-cell>
        </table:table-row>
        <table:table-row>
          <table:table-cell table:style-name="Table1.A2" office:value-type="string">
            <text:p text:style-name="Axiom">652</text:p>
          </table:table-cell>
          <table:table-cell table:style-name="Table1.A2" office:value-type="string">
            <text:p text:style-name="Axiom">M2.yKSA</text:p>
          </table:table-cell>
          <table:table-cell table:style-name="Table1.C2" office:value-type="string">
            <text:p text:style-name="Axiom"><draw:frame draw:style-name="fr1" draw:name="Object652" text:anchor-type="as-char" svg:y="-0.172in" svg:width="1.2701in" svg:height="0.2902in" draw:z-index="651"><draw:object xlink:href="./Object 652" xlink:type="simple" xlink:show="embed" xlink:actuate="onLoad"/><draw:image xlink:href="./ObjectReplacements/Object 652" xlink:type="simple" xlink:show="embed" xlink:actuate="onLoad"/></draw:frame>forall lsup K rsup S csub 2.y (%alpha ):%alpha humnu </text:p>
          </table:table-cell>
        </table:table-row>
        <table:table-row>
          <table:table-cell table:style-name="Table1.A2" office:value-type="string">
            <text:p text:style-name="Axiom">653</text:p>
          </table:table-cell>
          <table:table-cell table:style-name="Table1.A2" office:value-type="string">
            <text:p text:style-name="Axiom">M2.yKSB</text:p>
          </table:table-cell>
          <table:table-cell table:style-name="Table1.C2" office:value-type="string">
            <text:p text:style-name="Axiom"><draw:frame draw:style-name="fr1" draw:name="Object653" text:anchor-type="as-char" svg:y="-0.172in" svg:width="1.8102in" svg:height="0.2909in" draw:z-index="652"><draw:object xlink:href="./Object 653" xlink:type="simple" xlink:show="embed" xlink:actuate="onLoad"/><draw:image xlink:href="./ObjectReplacements/Object 653" xlink:type="simple" xlink:show="embed" xlink:actuate="onLoad"/></draw:frame>forall lsup K rsup S csub 2.y (%alpha ) exists lsup K rsup S csub 2.y (%alpha ):%alpha humnu </text:p>
          </table:table-cell>
        </table:table-row>
        <table:table-row>
          <table:table-cell table:style-name="Table1.A2" office:value-type="string">
            <text:p text:style-name="Axiom">654</text:p>
          </table:table-cell>
          <table:table-cell table:style-name="Table1.A2" office:value-type="string">
            <text:p text:style-name="Axiom">M2.yKSE</text:p>
          </table:table-cell>
          <table:table-cell table:style-name="Table1.C2" office:value-type="string">
            <text:p text:style-name="Axiom"><draw:frame draw:style-name="fr1" draw:name="Object654" text:anchor-type="as-char" svg:y="-0.172in" svg:width="1.2701in" svg:height="0.2909in" draw:z-index="653"><draw:object xlink:href="./Object 654" xlink:type="simple" xlink:show="embed" xlink:actuate="onLoad"/><draw:image xlink:href="./ObjectReplacements/Object 654" xlink:type="simple" xlink:show="embed" xlink:actuate="onLoad"/></draw:frame>exists lsup K rsup S csub 2.y (%alpha ):%alpha humnu </text:p>
          </table:table-cell>
        </table:table-row>
        <table:table-row>
          <table:table-cell table:style-name="Table1.A2" office:value-type="string">
            <text:p text:style-name="Axiom">655</text:p>
          </table:table-cell>
          <table:table-cell table:style-name="Table1.A2" office:value-type="string">
            <text:p text:style-name="Axiom">M2.yK_A</text:p>
          </table:table-cell>
          <table:table-cell table:style-name="Table1.C2" office:value-type="string">
            <text:p text:style-name="Axiom"><draw:frame draw:style-name="fr1" draw:name="Object655" text:anchor-type="as-char" svg:y="-0.172in" svg:width="1.2071in" svg:height="0.2902in" draw:z-index="654"><draw:object xlink:href="./Object 655" xlink:type="simple" xlink:show="embed" xlink:actuate="onLoad"/><draw:image xlink:href="./ObjectReplacements/Object 655" xlink:type="simple" xlink:show="embed" xlink:actuate="onLoad"/></draw:frame>forall lsup K <text:s/>csub 2.y (%alpha ):%alpha humnu </text:p>
          </table:table-cell>
        </table:table-row>
        <table:table-row>
          <table:table-cell table:style-name="Table1.A2" office:value-type="string">
            <text:p text:style-name="Axiom">656</text:p>
          </table:table-cell>
          <table:table-cell table:style-name="Table1.A2" office:value-type="string">
            <text:p text:style-name="Axiom">M2.yK_B</text:p>
          </table:table-cell>
          <table:table-cell table:style-name="Table1.C2" office:value-type="string">
            <text:p text:style-name="Axiom"><draw:frame draw:style-name="fr1" draw:name="Object656" text:anchor-type="as-char" svg:y="-0.172in" svg:width="1.6835in" svg:height="0.2909in" draw:z-index="655"><draw:object xlink:href="./Object 656" xlink:type="simple" xlink:show="embed" xlink:actuate="onLoad"/><draw:image xlink:href="./ObjectReplacements/Object 656" xlink:type="simple" xlink:show="embed" xlink:actuate="onLoad"/></draw:frame>forall lsup K <text:s/>csub 2.y (%alpha ) exists lsup K <text:s/>csub 2.y (%alpha ):%alpha humnu </text:p>
          </table:table-cell>
        </table:table-row>
        <table:table-row>
          <table:table-cell table:style-name="Table1.A2" office:value-type="string">
            <text:p text:style-name="Axiom">657</text:p>
          </table:table-cell>
          <table:table-cell table:style-name="Table1.A2" office:value-type="string">
            <text:p text:style-name="Axiom">M2.yK_E</text:p>
          </table:table-cell>
          <table:table-cell table:style-name="Table1.C2" office:value-type="string">
            <text:p text:style-name="Axiom"><draw:frame draw:style-name="fr1" draw:name="Object657" text:anchor-type="as-char" svg:y="-0.172in" svg:width="1.2071in" svg:height="0.2909in" draw:z-index="656"><draw:object xlink:href="./Object 657" xlink:type="simple" xlink:show="embed" xlink:actuate="onLoad"/><draw:image xlink:href="./ObjectReplacements/Object 657" xlink:type="simple" xlink:show="embed" xlink:actuate="onLoad"/></draw:frame>exists lsup K <text:s/>csub 2.y (%alpha ):%alpha humnu </text:p>
          </table:table-cell>
        </table:table-row>
        <table:table-row>
          <table:table-cell table:style-name="Table1.A2" office:value-type="string">
            <text:p text:style-name="Axiom">658</text:p>
          </table:table-cell>
          <table:table-cell table:style-name="Table1.A2" office:value-type="string">
            <text:p text:style-name="Axiom">M2.yUOA</text:p>
          </table:table-cell>
          <table:table-cell table:style-name="Table1.C2" office:value-type="string">
            <text:p text:style-name="Axiom"><draw:frame draw:style-name="fr1" draw:name="Object658" text:anchor-type="as-char" svg:y="-0.172in" svg:width="1.2839in" svg:height="0.2902in" draw:z-index="657"><draw:object xlink:href="./Object 658" xlink:type="simple" xlink:show="embed" xlink:actuate="onLoad"/><draw:image xlink:href="./ObjectReplacements/Object 658" xlink:type="simple" xlink:show="embed" xlink:actuate="onLoad"/></draw:frame>forall lsup U rsup O csub 2.y (%alpha ):%alpha humnu </text:p>
          </table:table-cell>
        </table:table-row>
        <table:table-row>
          <table:table-cell table:style-name="Table1.A2" office:value-type="string">
            <text:p text:style-name="Axiom">659</text:p>
          </table:table-cell>
          <table:table-cell table:style-name="Table1.A2" office:value-type="string">
            <text:p text:style-name="Axiom">M2.yUOB</text:p>
          </table:table-cell>
          <table:table-cell table:style-name="Table1.C2" office:value-type="string">
            <text:p text:style-name="Axiom"><draw:frame draw:style-name="fr1" draw:name="Object659" text:anchor-type="as-char" svg:y="-0.172in" svg:width="1.839in" svg:height="0.2909in" draw:z-index="658"><draw:object xlink:href="./Object 659" xlink:type="simple" xlink:show="embed" xlink:actuate="onLoad"/><draw:image xlink:href="./ObjectReplacements/Object 659" xlink:type="simple" xlink:show="embed" xlink:actuate="onLoad"/></draw:frame>forall lsup U rsup O csub 2.y (%alpha ) exists lsup U rsup O csub 2.y (%alpha ):%alpha humnu </text:p>
          </table:table-cell>
        </table:table-row>
        <table:table-row>
          <table:table-cell table:style-name="Table1.A2" office:value-type="string">
            <text:p text:style-name="Axiom">660</text:p>
          </table:table-cell>
          <table:table-cell table:style-name="Table1.A2" office:value-type="string">
            <text:p text:style-name="Axiom">M2.yUOE</text:p>
          </table:table-cell>
          <table:table-cell table:style-name="Table1.C2" office:value-type="string">
            <text:p text:style-name="Axiom"><draw:frame draw:style-name="fr1" draw:name="Object660" text:anchor-type="as-char" svg:y="-0.172in" svg:width="1.2839in" svg:height="0.2909in" draw:z-index="659"><draw:object xlink:href="./Object 660" xlink:type="simple" xlink:show="embed" xlink:actuate="onLoad"/><draw:image xlink:href="./ObjectReplacements/Object 660" xlink:type="simple" xlink:show="embed" xlink:actuate="onLoad"/></draw:frame>exists lsup U rsup O csub 2.y (%alpha ):%alpha humnu </text:p>
          </table:table-cell>
        </table:table-row>
        <table:table-row>
          <table:table-cell table:style-name="Table1.A2" office:value-type="string">
            <text:p text:style-name="Axiom">661</text:p>
          </table:table-cell>
          <table:table-cell table:style-name="Table1.A2" office:value-type="string">
            <text:p text:style-name="Axiom">M2.yUSA</text:p>
          </table:table-cell>
          <table:table-cell table:style-name="Table1.C2" office:value-type="string">
            <text:p text:style-name="Axiom"><draw:frame draw:style-name="fr1" draw:name="Object661" text:anchor-type="as-char" svg:y="-0.172in" svg:width="1.2717in" svg:height="0.2902in" draw:z-index="660"><draw:object xlink:href="./Object 661" xlink:type="simple" xlink:show="embed" xlink:actuate="onLoad"/><draw:image xlink:href="./ObjectReplacements/Object 661" xlink:type="simple" xlink:show="embed" xlink:actuate="onLoad"/></draw:frame>forall lsup U rsup S csub 2.y (%alpha ):%alpha humnu </text:p>
          </table:table-cell>
        </table:table-row>
        <table:table-row>
          <table:table-cell table:style-name="Table1.A2" office:value-type="string">
            <text:p text:style-name="Axiom">662</text:p>
          </table:table-cell>
          <table:table-cell table:style-name="Table1.A2" office:value-type="string">
            <text:p text:style-name="Axiom">M2.yUSB</text:p>
          </table:table-cell>
          <table:table-cell table:style-name="Table1.C2" office:value-type="string">
            <text:p text:style-name="Axiom"><draw:frame draw:style-name="fr1" draw:name="Object662" text:anchor-type="as-char" svg:y="-0.172in" svg:width="1.8126in" svg:height="0.2909in" draw:z-index="661"><draw:object xlink:href="./Object 662" xlink:type="simple" xlink:show="embed" xlink:actuate="onLoad"/><draw:image xlink:href="./ObjectReplacements/Object 662" xlink:type="simple" xlink:show="embed" xlink:actuate="onLoad"/></draw:frame>forall lsup U rsup S csub 2.y (%alpha ) exists lsup U rsup S csub 2.y (%alpha ):%alpha humnu </text:p>
          </table:table-cell>
        </table:table-row>
        <table:table-row>
          <table:table-cell table:style-name="Table1.A2" office:value-type="string">
            <text:p text:style-name="Axiom">663</text:p>
          </table:table-cell>
          <table:table-cell table:style-name="Table1.A2" office:value-type="string">
            <text:p text:style-name="Axiom">M2.yUSE</text:p>
          </table:table-cell>
          <table:table-cell table:style-name="Table1.C2" office:value-type="string">
            <text:p text:style-name="Axiom"><draw:frame draw:style-name="fr1" draw:name="Object663" text:anchor-type="as-char" svg:y="-0.172in" svg:width="1.2717in" svg:height="0.2909in" draw:z-index="662"><draw:object xlink:href="./Object 663" xlink:type="simple" xlink:show="embed" xlink:actuate="onLoad"/><draw:image xlink:href="./ObjectReplacements/Object 663" xlink:type="simple" xlink:show="embed" xlink:actuate="onLoad"/></draw:frame>exists lsup U rsup S csub 2.y (%alpha ):%alpha humnu </text:p>
          </table:table-cell>
        </table:table-row>
        <table:table-row>
          <table:table-cell table:style-name="Table1.A2" office:value-type="string">
            <text:p text:style-name="Axiom">664</text:p>
          </table:table-cell>
          <table:table-cell table:style-name="Table1.A2" office:value-type="string">
            <text:p text:style-name="Axiom">M2.yU_A</text:p>
          </table:table-cell>
          <table:table-cell table:style-name="Table1.C2" office:value-type="string">
            <text:p text:style-name="Axiom"><draw:frame draw:style-name="fr1" draw:name="Object664" text:anchor-type="as-char" svg:y="-0.172in" svg:width="1.2075in" svg:height="0.2902in" draw:z-index="663"><draw:object xlink:href="./Object 664" xlink:type="simple" xlink:show="embed" xlink:actuate="onLoad"/><draw:image xlink:href="./ObjectReplacements/Object 664" xlink:type="simple" xlink:show="embed" xlink:actuate="onLoad"/></draw:frame>forall lsup U <text:s/>csub 2.y (%alpha ):%alpha humnu </text:p>
          </table:table-cell>
        </table:table-row>
        <table:table-row>
          <table:table-cell table:style-name="Table1.A2" office:value-type="string">
            <text:p text:style-name="Axiom">665</text:p>
          </table:table-cell>
          <table:table-cell table:style-name="Table1.A2" office:value-type="string">
            <text:p text:style-name="Axiom">M2.yU_B</text:p>
          </table:table-cell>
          <table:table-cell table:style-name="Table1.C2" office:value-type="string">
            <text:p text:style-name="Axiom"><draw:frame draw:style-name="fr1" draw:name="Object665" text:anchor-type="as-char" svg:y="-0.172in" svg:width="1.6862in" svg:height="0.2909in" draw:z-index="664"><draw:object xlink:href="./Object 665" xlink:type="simple" xlink:show="embed" xlink:actuate="onLoad"/><draw:image xlink:href="./ObjectReplacements/Object 665" xlink:type="simple" xlink:show="embed" xlink:actuate="onLoad"/></draw:frame>forall lsup U <text:s/>csub 2.y (%alpha ) exists lsup U <text:s/>csub 2.y (%alpha ):%alpha humnu </text:p>
          </table:table-cell>
        </table:table-row>
        <table:table-row>
          <table:table-cell table:style-name="Table1.A2" office:value-type="string">
            <text:p text:style-name="Axiom">666</text:p>
          </table:table-cell>
          <table:table-cell table:style-name="Table1.A2" office:value-type="string">
            <text:p text:style-name="Axiom">M2.yU_E</text:p>
          </table:table-cell>
          <table:table-cell table:style-name="Table1.C2" office:value-type="string">
            <text:p text:style-name="Axiom"><draw:frame draw:style-name="fr1" draw:name="Object666" text:anchor-type="as-char" svg:y="-0.172in" svg:width="1.2075in" svg:height="0.2909in" draw:z-index="665"><draw:object xlink:href="./Object 666" xlink:type="simple" xlink:show="embed" xlink:actuate="onLoad"/><draw:image xlink:href="./ObjectReplacements/Object 666" xlink:type="simple" xlink:show="embed" xlink:actuate="onLoad"/></draw:frame>exists lsup U <text:s/>csub 2.y (%alpha ):%alpha humnu </text:p>
          </table:table-cell>
        </table:table-row>
        <table:table-row>
          <table:table-cell table:style-name="Table1.A2" office:value-type="string">
            <text:p text:style-name="Axiom">667</text:p>
          </table:table-cell>
          <table:table-cell table:style-name="Table1.A2" office:value-type="string">
            <text:p text:style-name="Axiom">M2.y_OA</text:p>
          </table:table-cell>
          <table:table-cell table:style-name="Table1.C2" office:value-type="string">
            <text:p text:style-name="Axiom"><draw:frame draw:style-name="fr1" draw:name="Object667" text:anchor-type="as-char" svg:y="-0.172in" svg:width="1.198in" svg:height="0.2902in" draw:z-index="666"><draw:object xlink:href="./Object 667" xlink:type="simple" xlink:show="embed" xlink:actuate="onLoad"/><draw:image xlink:href="./ObjectReplacements/Object 667" xlink:type="simple" xlink:show="embed" xlink:actuate="onLoad"/></draw:frame>forall <text:s/>rsup O csub 2.y (%alpha ):%alpha humnu </text:p>
          </table:table-cell>
        </table:table-row>
        <table:table-row>
          <table:table-cell table:style-name="Table1.A2" office:value-type="string">
            <text:p text:style-name="Axiom">668</text:p>
          </table:table-cell>
          <table:table-cell table:style-name="Table1.A2" office:value-type="string">
            <text:p text:style-name="Axiom">M2.y_OB</text:p>
          </table:table-cell>
          <table:table-cell table:style-name="Table1.C2" office:value-type="string">
            <text:p text:style-name="Axiom"><draw:frame draw:style-name="fr1" draw:name="Object668" text:anchor-type="as-char" svg:y="-0.172in" svg:width="1.6661in" svg:height="0.2909in" draw:z-index="667"><draw:object xlink:href="./Object 668" xlink:type="simple" xlink:show="embed" xlink:actuate="onLoad"/><draw:image xlink:href="./ObjectReplacements/Object 668" xlink:type="simple" xlink:show="embed" xlink:actuate="onLoad"/></draw:frame>forall <text:s/>rsup O csub 2.y (%alpha ) exists <text:s/>rsup O csub 2.y (%alpha ):%alpha humnu </text:p>
          </table:table-cell>
        </table:table-row>
        <table:table-row>
          <table:table-cell table:style-name="Table1.A2" office:value-type="string">
            <text:p text:style-name="Axiom">669</text:p>
          </table:table-cell>
          <table:table-cell table:style-name="Table1.A2" office:value-type="string">
            <text:p text:style-name="Axiom">M2.y_OE</text:p>
          </table:table-cell>
          <table:table-cell table:style-name="Table1.C2" office:value-type="string">
            <text:p text:style-name="Axiom"><draw:frame draw:style-name="fr1" draw:name="Object669" text:anchor-type="as-char" svg:y="-0.172in" svg:width="1.198in" svg:height="0.2909in" draw:z-index="668"><draw:object xlink:href="./Object 669" xlink:type="simple" xlink:show="embed" xlink:actuate="onLoad"/><draw:image xlink:href="./ObjectReplacements/Object 669" xlink:type="simple" xlink:show="embed" xlink:actuate="onLoad"/></draw:frame>exists <text:s/>rsup O csub 2.y (%alpha ):%alpha humnu </text:p>
          </table:table-cell>
        </table:table-row>
        <table:table-row>
          <table:table-cell table:style-name="Table1.A2" office:value-type="string">
            <text:p text:style-name="Axiom">670</text:p>
          </table:table-cell>
          <table:table-cell table:style-name="Table1.A2" office:value-type="string">
            <text:p text:style-name="Axiom">M2.y_SA</text:p>
          </table:table-cell>
          <table:table-cell table:style-name="Table1.C2" office:value-type="string">
            <text:p text:style-name="Axiom"><draw:frame draw:style-name="fr1" draw:name="Object670" text:anchor-type="as-char" svg:y="-0.172in" svg:width="1.1846in" svg:height="0.2902in" draw:z-index="669"><draw:object xlink:href="./Object 670" xlink:type="simple" xlink:show="embed" xlink:actuate="onLoad"/><draw:image xlink:href="./ObjectReplacements/Object 670" xlink:type="simple" xlink:show="embed" xlink:actuate="onLoad"/></draw:frame>forall <text:s/>rsup S csub 2.y (%alpha ):%alpha humnu </text:p>
          </table:table-cell>
        </table:table-row>
        <table:table-row>
          <table:table-cell table:style-name="Table1.A2" office:value-type="string">
            <text:p text:style-name="Axiom">671</text:p>
          </table:table-cell>
          <table:table-cell table:style-name="Table1.A2" office:value-type="string">
            <text:p text:style-name="Axiom">M2.y_SB</text:p>
          </table:table-cell>
          <table:table-cell table:style-name="Table1.C2" office:value-type="string">
            <text:p text:style-name="Axiom"><draw:frame draw:style-name="fr1" draw:name="Object671" text:anchor-type="as-char" svg:y="-0.172in" svg:width="1.6402in" svg:height="0.2909in" draw:z-index="670"><draw:object xlink:href="./Object 671" xlink:type="simple" xlink:show="embed" xlink:actuate="onLoad"/><draw:image xlink:href="./ObjectReplacements/Object 671" xlink:type="simple" xlink:show="embed" xlink:actuate="onLoad"/></draw:frame>forall <text:s/>rsup S csub 2.y (%alpha ) exists <text:s/>rsup S csub 2.y (%alpha ):%alpha humnu </text:p>
          </table:table-cell>
        </table:table-row>
        <table:table-row>
          <table:table-cell table:style-name="Table1.A2" office:value-type="string">
            <text:p text:style-name="Axiom">672</text:p>
          </table:table-cell>
          <table:table-cell table:style-name="Table1.A2" office:value-type="string">
            <text:p text:style-name="Axiom">M2.y_SE</text:p>
          </table:table-cell>
          <table:table-cell table:style-name="Table1.C2" office:value-type="string">
            <text:p text:style-name="Axiom"><draw:frame draw:style-name="fr1" draw:name="Object672" text:anchor-type="as-char" svg:y="-0.172in" svg:width="1.1846in" svg:height="0.2909in" draw:z-index="671"><draw:object xlink:href="./Object 672" xlink:type="simple" xlink:show="embed" xlink:actuate="onLoad"/><draw:image xlink:href="./ObjectReplacements/Object 672" xlink:type="simple" xlink:show="embed" xlink:actuate="onLoad"/></draw:frame>exists <text:s/>rsup S csub 2.y (%alpha ):%alpha humnu </text:p>
          </table:table-cell>
        </table:table-row>
        <table:table-row>
          <table:table-cell table:style-name="Table1.A2" office:value-type="string">
            <text:p text:style-name="Axiom">673</text:p>
          </table:table-cell>
          <table:table-cell table:style-name="Table1.A2" office:value-type="string">
            <text:p text:style-name="Axiom">M2.y__A</text:p>
          </table:table-cell>
          <table:table-cell table:style-name="Table1.C2" office:value-type="string">
            <text:p text:style-name="Axiom"><draw:frame draw:style-name="fr1" draw:name="Object673" text:anchor-type="as-char" svg:y="-0.152in" svg:width="1.1217in" svg:height="0.2701in" draw:z-index="672"><draw:object xlink:href="./Object 673" xlink:type="simple" xlink:show="embed" xlink:actuate="onLoad"/><draw:image xlink:href="./ObjectReplacements/Object 673" xlink:type="simple" xlink:show="embed" xlink:actuate="onLoad"/></draw:frame>forall <text:s text:c="2"/>csub 2.y (%alpha ):%alpha humnu </text:p>
          </table:table-cell>
        </table:table-row>
        <table:table-row>
          <table:table-cell table:style-name="Table1.A2" office:value-type="string">
            <text:p text:style-name="Axiom">674</text:p>
          </table:table-cell>
          <table:table-cell table:style-name="Table1.A2" office:value-type="string">
            <text:p text:style-name="Axiom">M2.y__B</text:p>
          </table:table-cell>
          <table:table-cell table:style-name="Table1.C2" office:value-type="string">
            <text:p text:style-name="Axiom"><draw:frame draw:style-name="fr1" draw:name="Object674" text:anchor-type="as-char" svg:y="-0.152in" svg:width="1.5134in" svg:height="0.2709in" draw:z-index="673"><draw:object xlink:href="./Object 674" xlink:type="simple" xlink:show="embed" xlink:actuate="onLoad"/><draw:image xlink:href="./ObjectReplacements/Object 674" xlink:type="simple" xlink:show="embed" xlink:actuate="onLoad"/></draw:frame>forall <text:s text:c="2"/>csub 2.y (%alpha ) exists <text:s text:c="2"/>csub 2.y (%alpha ):%alpha humnu </text:p>
          </table:table-cell>
        </table:table-row>
        <table:table-row>
          <table:table-cell table:style-name="Table1.A2" office:value-type="string">
            <text:p text:style-name="Axiom">675</text:p>
          </table:table-cell>
          <table:table-cell table:style-name="Table1.A2" office:value-type="string">
            <text:p text:style-name="Axiom">M2.y__E</text:p>
          </table:table-cell>
          <table:table-cell table:style-name="Table1.C2" office:value-type="string">
            <text:p text:style-name="Axiom"><draw:frame draw:style-name="fr1" draw:name="Object675" text:anchor-type="as-char" svg:y="-0.152in" svg:width="1.1217in" svg:height="0.2709in" draw:z-index="674"><draw:object xlink:href="./Object 675" xlink:type="simple" xlink:show="embed" xlink:actuate="onLoad"/><draw:image xlink:href="./ObjectReplacements/Object 675" xlink:type="simple" xlink:show="embed" xlink:actuate="onLoad"/></draw:frame>exists <text:s text:c="2"/>csub 2.y (%alpha ):%alpha humnu </text:p>
          </table:table-cell>
        </table:table-row>
        <table:table-row>
          <table:table-cell table:style-name="Table1.A2" office:value-type="string">
            <text:p text:style-name="Axiom">676</text:p>
          </table:table-cell>
          <table:table-cell table:style-name="Table1.A2" office:value-type="string">
            <text:p text:style-name="Axiom">M3.0KOA</text:p>
          </table:table-cell>
          <table:table-cell table:style-name="Table1.C2" office:value-type="string">
            <text:p text:style-name="Axiom"><draw:frame draw:style-name="fr1" draw:name="Object676" text:anchor-type="as-char" svg:y="-0.172in" svg:width="1.278in" svg:height="0.2902in" draw:z-index="675"><draw:object xlink:href="./Object 676" xlink:type="simple" xlink:show="embed" xlink:actuate="onLoad"/><draw:image xlink:href="./ObjectReplacements/Object 676" xlink:type="simple" xlink:show="embed" xlink:actuate="onLoad"/></draw:frame>forall lsup K rsup O csub 3.0 (%alpha ):%alpha humnu </text:p>
          </table:table-cell>
        </table:table-row>
        <table:table-row>
          <table:table-cell table:style-name="Table1.A2" office:value-type="string">
            <text:p text:style-name="Axiom">677</text:p>
          </table:table-cell>
          <table:table-cell table:style-name="Table1.A2" office:value-type="string">
            <text:p text:style-name="Axiom">M3.0KOB</text:p>
          </table:table-cell>
          <table:table-cell table:style-name="Table1.C2" office:value-type="string">
            <text:p text:style-name="Axiom"><draw:frame draw:style-name="fr1" draw:name="Object677" text:anchor-type="as-char" svg:y="-0.172in" svg:width="1.8256in" svg:height="0.2909in" draw:z-index="676"><draw:object xlink:href="./Object 677" xlink:type="simple" xlink:show="embed" xlink:actuate="onLoad"/><draw:image xlink:href="./ObjectReplacements/Object 677" xlink:type="simple" xlink:show="embed" xlink:actuate="onLoad"/></draw:frame>forall lsup K rsup O csub 3.0 (%alpha ) exists lsup K rsup O csub 3.0 (%alpha ):%alpha humnu </text:p>
          </table:table-cell>
        </table:table-row>
        <table:table-row>
          <table:table-cell table:style-name="Table1.A2" office:value-type="string">
            <text:p text:style-name="Axiom">678</text:p>
          </table:table-cell>
          <table:table-cell table:style-name="Table1.A2" office:value-type="string">
            <text:p text:style-name="Axiom">M3.0KOE</text:p>
          </table:table-cell>
          <table:table-cell table:style-name="Table1.C2" office:value-type="string">
            <text:p text:style-name="Axiom"><draw:frame draw:style-name="fr1" draw:name="Object678" text:anchor-type="as-char" svg:y="-0.172in" svg:width="1.278in" svg:height="0.2909in" draw:z-index="677"><draw:object xlink:href="./Object 678" xlink:type="simple" xlink:show="embed" xlink:actuate="onLoad"/><draw:image xlink:href="./ObjectReplacements/Object 678" xlink:type="simple" xlink:show="embed" xlink:actuate="onLoad"/></draw:frame>exists lsup K rsup O csub 3.0 (%alpha ):%alpha humnu </text:p>
          </table:table-cell>
        </table:table-row>
        <table:table-row>
          <table:table-cell table:style-name="Table1.A2" office:value-type="string">
            <text:p text:style-name="Axiom">679</text:p>
          </table:table-cell>
          <table:table-cell table:style-name="Table1.A2" office:value-type="string">
            <text:p text:style-name="Axiom">M3.0KSA</text:p>
          </table:table-cell>
          <table:table-cell table:style-name="Table1.C2" office:value-type="string">
            <text:p text:style-name="Axiom"><draw:frame draw:style-name="fr1" draw:name="Object679" text:anchor-type="as-char" svg:y="-0.172in" svg:width="1.2654in" svg:height="0.2902in" draw:z-index="678"><draw:object xlink:href="./Object 679" xlink:type="simple" xlink:show="embed" xlink:actuate="onLoad"/><draw:image xlink:href="./ObjectReplacements/Object 679" xlink:type="simple" xlink:show="embed" xlink:actuate="onLoad"/></draw:frame>forall lsup K rsup S csub 3.0 (%alpha ):%alpha humnu </text:p>
          </table:table-cell>
        </table:table-row>
        <table:table-row>
          <table:table-cell table:style-name="Table1.A2" office:value-type="string">
            <text:p text:style-name="Axiom">680</text:p>
          </table:table-cell>
          <table:table-cell table:style-name="Table1.A2" office:value-type="string">
            <text:p text:style-name="Axiom">M3.0KSB</text:p>
          </table:table-cell>
          <table:table-cell table:style-name="Table1.C2" office:value-type="string">
            <text:p text:style-name="Axiom"><draw:frame draw:style-name="fr1" draw:name="Object680" text:anchor-type="as-char" svg:y="-0.172in" svg:width="1.8in" svg:height="0.2909in" draw:z-index="679"><draw:object xlink:href="./Object 680" xlink:type="simple" xlink:show="embed" xlink:actuate="onLoad"/><draw:image xlink:href="./ObjectReplacements/Object 680" xlink:type="simple" xlink:show="embed" xlink:actuate="onLoad"/></draw:frame>forall lsup K rsup S csub 3.0 (%alpha ) exists lsup K rsup S csub 3.0 (%alpha ):%alpha humnu </text:p>
          </table:table-cell>
        </table:table-row>
        <table:table-row>
          <table:table-cell table:style-name="Table1.A2" office:value-type="string">
            <text:p text:style-name="Axiom">681</text:p>
          </table:table-cell>
          <table:table-cell table:style-name="Table1.A2" office:value-type="string">
            <text:p text:style-name="Axiom">M3.0KSE</text:p>
          </table:table-cell>
          <table:table-cell table:style-name="Table1.C2" office:value-type="string">
            <text:p text:style-name="Axiom"><draw:frame draw:style-name="fr1" draw:name="Object681" text:anchor-type="as-char" svg:y="-0.172in" svg:width="1.2654in" svg:height="0.2909in" draw:z-index="680"><draw:object xlink:href="./Object 681" xlink:type="simple" xlink:show="embed" xlink:actuate="onLoad"/><draw:image xlink:href="./ObjectReplacements/Object 681" xlink:type="simple" xlink:show="embed" xlink:actuate="onLoad"/></draw:frame>exists lsup K rsup S csub 3.0 (%alpha ):%alpha humnu </text:p>
          </table:table-cell>
        </table:table-row>
        <table:table-row>
          <table:table-cell table:style-name="Table1.A2" office:value-type="string">
            <text:p text:style-name="Axiom">682</text:p>
          </table:table-cell>
          <table:table-cell table:style-name="Table1.A2" office:value-type="string">
            <text:p text:style-name="Axiom">M3.0K_A</text:p>
          </table:table-cell>
          <table:table-cell table:style-name="Table1.C2" office:value-type="string">
            <text:p text:style-name="Axiom"><draw:frame draw:style-name="fr1" draw:name="Object682" text:anchor-type="as-char" svg:y="-0.172in" svg:width="1.2016in" svg:height="0.2902in" draw:z-index="681"><draw:object xlink:href="./Object 682" xlink:type="simple" xlink:show="embed" xlink:actuate="onLoad"/><draw:image xlink:href="./ObjectReplacements/Object 682" xlink:type="simple" xlink:show="embed" xlink:actuate="onLoad"/></draw:frame>forall lsup K <text:s/>csub 3.0 (%alpha ):%alpha humnu </text:p>
          </table:table-cell>
        </table:table-row>
        <table:table-row>
          <table:table-cell table:style-name="Table1.A2" office:value-type="string">
            <text:p text:style-name="Axiom">683</text:p>
          </table:table-cell>
          <table:table-cell table:style-name="Table1.A2" office:value-type="string">
            <text:p text:style-name="Axiom">M3.0K_B</text:p>
          </table:table-cell>
          <table:table-cell table:style-name="Table1.C2" office:value-type="string">
            <text:p text:style-name="Axiom"><draw:frame draw:style-name="fr1" draw:name="Object683" text:anchor-type="as-char" svg:y="-0.172in" svg:width="1.6728in" svg:height="0.2909in" draw:z-index="682"><draw:object xlink:href="./Object 683" xlink:type="simple" xlink:show="embed" xlink:actuate="onLoad"/><draw:image xlink:href="./ObjectReplacements/Object 683" xlink:type="simple" xlink:show="embed" xlink:actuate="onLoad"/></draw:frame>forall lsup K <text:s/>csub 3.0 (%alpha ) exists lsup K <text:s/>csub 3.0 (%alpha ):%alpha humnu </text:p>
          </table:table-cell>
        </table:table-row>
        <table:table-row>
          <table:table-cell table:style-name="Table1.A2" office:value-type="string">
            <text:p text:style-name="Axiom">684</text:p>
          </table:table-cell>
          <table:table-cell table:style-name="Table1.A2" office:value-type="string">
            <text:p text:style-name="Axiom">M3.0K_E</text:p>
          </table:table-cell>
          <table:table-cell table:style-name="Table1.C2" office:value-type="string">
            <text:p text:style-name="Axiom"><draw:frame draw:style-name="fr1" draw:name="Object684" text:anchor-type="as-char" svg:y="-0.172in" svg:width="1.2016in" svg:height="0.2909in" draw:z-index="683"><draw:object xlink:href="./Object 684" xlink:type="simple" xlink:show="embed" xlink:actuate="onLoad"/><draw:image xlink:href="./ObjectReplacements/Object 684" xlink:type="simple" xlink:show="embed" xlink:actuate="onLoad"/></draw:frame>exists lsup K <text:s/>csub 3.0 (%alpha ):%alpha humnu </text:p>
          </table:table-cell>
        </table:table-row>
        <table:table-row>
          <table:table-cell table:style-name="Table1.A2" office:value-type="string">
            <text:p text:style-name="Axiom">685</text:p>
          </table:table-cell>
          <table:table-cell table:style-name="Table1.A2" office:value-type="string">
            <text:p text:style-name="Axiom">M3.0UOA</text:p>
          </table:table-cell>
          <table:table-cell table:style-name="Table1.C2" office:value-type="string">
            <text:p text:style-name="Axiom"><draw:frame draw:style-name="fr1" draw:name="Object685" text:anchor-type="as-char" svg:y="-0.172in" svg:width="1.2791in" svg:height="0.2902in" draw:z-index="684"><draw:object xlink:href="./Object 685" xlink:type="simple" xlink:show="embed" xlink:actuate="onLoad"/><draw:image xlink:href="./ObjectReplacements/Object 685" xlink:type="simple" xlink:show="embed" xlink:actuate="onLoad"/></draw:frame>forall lsup U rsup O csub 3.0 (%alpha ):%alpha humnu </text:p>
          </table:table-cell>
        </table:table-row>
        <table:table-row>
          <table:table-cell table:style-name="Table1.A2" office:value-type="string">
            <text:p text:style-name="Axiom">686</text:p>
          </table:table-cell>
          <table:table-cell table:style-name="Table1.A2" office:value-type="string">
            <text:p text:style-name="Axiom">M3.0UOB</text:p>
          </table:table-cell>
          <table:table-cell table:style-name="Table1.C2" office:value-type="string">
            <text:p text:style-name="Axiom"><draw:frame draw:style-name="fr1" draw:name="Object686" text:anchor-type="as-char" svg:y="-0.172in" svg:width="1.8283in" svg:height="0.2909in" draw:z-index="685"><draw:object xlink:href="./Object 686" xlink:type="simple" xlink:show="embed" xlink:actuate="onLoad"/><draw:image xlink:href="./ObjectReplacements/Object 686" xlink:type="simple" xlink:show="embed" xlink:actuate="onLoad"/></draw:frame>forall lsup U rsup O csub 3.0 (%alpha ) exists lsup U rsup O csub 3.0 (%alpha ):%alpha humnu </text:p>
          </table:table-cell>
        </table:table-row>
        <table:table-row>
          <table:table-cell table:style-name="Table1.A2" office:value-type="string">
            <text:p text:style-name="Axiom">687</text:p>
          </table:table-cell>
          <table:table-cell table:style-name="Table1.A2" office:value-type="string">
            <text:p text:style-name="Axiom">M3.0UOE</text:p>
          </table:table-cell>
          <table:table-cell table:style-name="Table1.C2" office:value-type="string">
            <text:p text:style-name="Axiom"><draw:frame draw:style-name="fr1" draw:name="Object687" text:anchor-type="as-char" svg:y="-0.172in" svg:width="1.2791in" svg:height="0.2909in" draw:z-index="686"><draw:object xlink:href="./Object 687" xlink:type="simple" xlink:show="embed" xlink:actuate="onLoad"/><draw:image xlink:href="./ObjectReplacements/Object 687" xlink:type="simple" xlink:show="embed" xlink:actuate="onLoad"/></draw:frame>exists lsup U rsup O csub 3.0 (%alpha ):%alpha humnu </text:p>
          </table:table-cell>
        </table:table-row>
        <table:table-row>
          <table:table-cell table:style-name="Table1.A2" office:value-type="string">
            <text:p text:style-name="Axiom">688</text:p>
          </table:table-cell>
          <table:table-cell table:style-name="Table1.A2" office:value-type="string">
            <text:p text:style-name="Axiom">M3.0USA</text:p>
          </table:table-cell>
          <table:table-cell table:style-name="Table1.C2" office:value-type="string">
            <text:p text:style-name="Axiom"><draw:frame draw:style-name="fr1" draw:name="Object688" text:anchor-type="as-char" svg:y="-0.172in" svg:width="1.2661in" svg:height="0.2902in" draw:z-index="687"><draw:object xlink:href="./Object 688" xlink:type="simple" xlink:show="embed" xlink:actuate="onLoad"/><draw:image xlink:href="./ObjectReplacements/Object 688" xlink:type="simple" xlink:show="embed" xlink:actuate="onLoad"/></draw:frame>forall lsup U rsup S csub 3.0 (%alpha ):%alpha humnu </text:p>
          </table:table-cell>
        </table:table-row>
        <table:table-row>
          <table:table-cell table:style-name="Table1.A2" office:value-type="string">
            <text:p text:style-name="Axiom">689</text:p>
          </table:table-cell>
          <table:table-cell table:style-name="Table1.A2" office:value-type="string">
            <text:p text:style-name="Axiom">M3.0USB</text:p>
          </table:table-cell>
          <table:table-cell table:style-name="Table1.C2" office:value-type="string">
            <text:p text:style-name="Axiom"><draw:frame draw:style-name="fr1" draw:name="Object689" text:anchor-type="as-char" svg:y="-0.172in" svg:width="1.802in" svg:height="0.2909in" draw:z-index="688"><draw:object xlink:href="./Object 689" xlink:type="simple" xlink:show="embed" xlink:actuate="onLoad"/><draw:image xlink:href="./ObjectReplacements/Object 689" xlink:type="simple" xlink:show="embed" xlink:actuate="onLoad"/></draw:frame>forall lsup U rsup S csub 3.0 (%alpha ) exists lsup U rsup S csub 3.0 (%alpha ):%alpha humnu </text:p>
          </table:table-cell>
        </table:table-row>
        <table:table-row>
          <table:table-cell table:style-name="Table1.A2" office:value-type="string">
            <text:p text:style-name="Axiom">690</text:p>
          </table:table-cell>
          <table:table-cell table:style-name="Table1.A2" office:value-type="string">
            <text:p text:style-name="Axiom">M3.0USE</text:p>
          </table:table-cell>
          <table:table-cell table:style-name="Table1.C2" office:value-type="string">
            <text:p text:style-name="Axiom"><draw:frame draw:style-name="fr1" draw:name="Object690" text:anchor-type="as-char" svg:y="-0.172in" svg:width="1.2661in" svg:height="0.2909in" draw:z-index="689"><draw:object xlink:href="./Object 690" xlink:type="simple" xlink:show="embed" xlink:actuate="onLoad"/><draw:image xlink:href="./ObjectReplacements/Object 690" xlink:type="simple" xlink:show="embed" xlink:actuate="onLoad"/></draw:frame>exists lsup U rsup S csub 3.0 (%alpha ):%alpha humnu </text:p>
          </table:table-cell>
        </table:table-row>
        <table:table-row>
          <table:table-cell table:style-name="Table1.A2" office:value-type="string">
            <text:p text:style-name="Axiom">691</text:p>
          </table:table-cell>
          <table:table-cell table:style-name="Table1.A2" office:value-type="string">
            <text:p text:style-name="Axiom">M3.0U_A</text:p>
          </table:table-cell>
          <table:table-cell table:style-name="Table1.C2" office:value-type="string">
            <text:p text:style-name="Axiom"><draw:frame draw:style-name="fr1" draw:name="Object691" text:anchor-type="as-char" svg:y="-0.172in" svg:width="1.2028in" svg:height="0.2902in" draw:z-index="690"><draw:object xlink:href="./Object 691" xlink:type="simple" xlink:show="embed" xlink:actuate="onLoad"/><draw:image xlink:href="./ObjectReplacements/Object 691" xlink:type="simple" xlink:show="embed" xlink:actuate="onLoad"/></draw:frame>forall lsup U <text:s/>csub 3.0 (%alpha ):%alpha humnu </text:p>
          </table:table-cell>
        </table:table-row>
        <table:table-row>
          <table:table-cell table:style-name="Table1.A2" office:value-type="string">
            <text:p text:style-name="Axiom">692</text:p>
          </table:table-cell>
          <table:table-cell table:style-name="Table1.A2" office:value-type="string">
            <text:p text:style-name="Axiom">M3.0U_B</text:p>
          </table:table-cell>
          <table:table-cell table:style-name="Table1.C2" office:value-type="string">
            <text:p text:style-name="Axiom"><draw:frame draw:style-name="fr1" draw:name="Object692" text:anchor-type="as-char" svg:y="-0.172in" svg:width="1.6756in" svg:height="0.2909in" draw:z-index="691"><draw:object xlink:href="./Object 692" xlink:type="simple" xlink:show="embed" xlink:actuate="onLoad"/><draw:image xlink:href="./ObjectReplacements/Object 692" xlink:type="simple" xlink:show="embed" xlink:actuate="onLoad"/></draw:frame>forall lsup U <text:s/>csub 3.0 (%alpha ) exists lsup U <text:s/>csub 3.0 (%alpha ):%alpha humnu </text:p>
          </table:table-cell>
        </table:table-row>
        <table:table-row>
          <table:table-cell table:style-name="Table1.A2" office:value-type="string">
            <text:p text:style-name="Axiom">693</text:p>
          </table:table-cell>
          <table:table-cell table:style-name="Table1.A2" office:value-type="string">
            <text:p text:style-name="Axiom">M3.0U_E</text:p>
          </table:table-cell>
          <table:table-cell table:style-name="Table1.C2" office:value-type="string">
            <text:p text:style-name="Axiom"><draw:frame draw:style-name="fr1" draw:name="Object693" text:anchor-type="as-char" svg:y="-0.172in" svg:width="1.2028in" svg:height="0.2909in" draw:z-index="692"><draw:object xlink:href="./Object 693" xlink:type="simple" xlink:show="embed" xlink:actuate="onLoad"/><draw:image xlink:href="./ObjectReplacements/Object 693" xlink:type="simple" xlink:show="embed" xlink:actuate="onLoad"/></draw:frame>exists lsup U <text:s/>csub 3.0 (%alpha ):%alpha humnu </text:p>
          </table:table-cell>
        </table:table-row>
        <table:table-row>
          <table:table-cell table:style-name="Table1.A2" office:value-type="string">
            <text:p text:style-name="Axiom">694</text:p>
          </table:table-cell>
          <table:table-cell table:style-name="Table1.A2" office:value-type="string">
            <text:p text:style-name="Axiom">M3.0_OA</text:p>
          </table:table-cell>
          <table:table-cell table:style-name="Table1.C2" office:value-type="string">
            <text:p text:style-name="Axiom"><draw:frame draw:style-name="fr1" draw:name="Object694" text:anchor-type="as-char" svg:y="-0.172in" svg:width="1.1929in" svg:height="0.2902in" draw:z-index="693"><draw:object xlink:href="./Object 694" xlink:type="simple" xlink:show="embed" xlink:actuate="onLoad"/><draw:image xlink:href="./ObjectReplacements/Object 694" xlink:type="simple" xlink:show="embed" xlink:actuate="onLoad"/></draw:frame>forall <text:s/>rsup O csub 3.0 (%alpha ):%alpha humnu </text:p>
          </table:table-cell>
        </table:table-row>
        <table:table-row>
          <table:table-cell table:style-name="Table1.A2" office:value-type="string">
            <text:p text:style-name="Axiom">695</text:p>
          </table:table-cell>
          <table:table-cell table:style-name="Table1.A2" office:value-type="string">
            <text:p text:style-name="Axiom">M3.0_OB</text:p>
          </table:table-cell>
          <table:table-cell table:style-name="Table1.C2" office:value-type="string">
            <text:p text:style-name="Axiom"><draw:frame draw:style-name="fr1" draw:name="Object695" text:anchor-type="as-char" svg:y="-0.172in" svg:width="1.6563in" svg:height="0.2909in" draw:z-index="694"><draw:object xlink:href="./Object 695" xlink:type="simple" xlink:show="embed" xlink:actuate="onLoad"/><draw:image xlink:href="./ObjectReplacements/Object 695" xlink:type="simple" xlink:show="embed" xlink:actuate="onLoad"/></draw:frame>forall <text:s/>rsup O csub 3.0 (%alpha ) exists <text:s/>rsup O csub 3.0 (%alpha ):%alpha humnu </text:p>
          </table:table-cell>
        </table:table-row>
        <table:table-row>
          <table:table-cell table:style-name="Table1.A2" office:value-type="string">
            <text:p text:style-name="Axiom">696</text:p>
          </table:table-cell>
          <table:table-cell table:style-name="Table1.A2" office:value-type="string">
            <text:p text:style-name="Axiom">M3.0_OE</text:p>
          </table:table-cell>
          <table:table-cell table:style-name="Table1.C2" office:value-type="string">
            <text:p text:style-name="Axiom"><draw:frame draw:style-name="fr1" draw:name="Object696" text:anchor-type="as-char" svg:y="-0.172in" svg:width="1.1929in" svg:height="0.2909in" draw:z-index="695"><draw:object xlink:href="./Object 696" xlink:type="simple" xlink:show="embed" xlink:actuate="onLoad"/><draw:image xlink:href="./ObjectReplacements/Object 696" xlink:type="simple" xlink:show="embed" xlink:actuate="onLoad"/></draw:frame>exists <text:s/>rsup O csub 3.0 (%alpha ):%alpha humnu </text:p>
          </table:table-cell>
        </table:table-row>
        <table:table-row>
          <table:table-cell table:style-name="Table1.A2" office:value-type="string">
            <text:p text:style-name="Axiom">697</text:p>
          </table:table-cell>
          <table:table-cell table:style-name="Table1.A2" office:value-type="string">
            <text:p text:style-name="Axiom">M3.0_SA</text:p>
          </table:table-cell>
          <table:table-cell table:style-name="Table1.C2" office:value-type="string">
            <text:p text:style-name="Axiom"><draw:frame draw:style-name="fr1" draw:name="Object697" text:anchor-type="as-char" svg:y="-0.172in" svg:width="1.1807in" svg:height="0.2902in" draw:z-index="696"><draw:object xlink:href="./Object 697" xlink:type="simple" xlink:show="embed" xlink:actuate="onLoad"/><draw:image xlink:href="./ObjectReplacements/Object 697" xlink:type="simple" xlink:show="embed" xlink:actuate="onLoad"/></draw:frame>forall <text:s/>rsup S csub 3.0 (%alpha ):%alpha humnu </text:p>
          </table:table-cell>
        </table:table-row>
        <table:table-row>
          <table:table-cell table:style-name="Table1.A2" office:value-type="string">
            <text:p text:style-name="Axiom">698</text:p>
          </table:table-cell>
          <table:table-cell table:style-name="Table1.A2" office:value-type="string">
            <text:p text:style-name="Axiom">M3.0_SB</text:p>
          </table:table-cell>
          <table:table-cell table:style-name="Table1.C2" office:value-type="string">
            <text:p text:style-name="Axiom"><draw:frame draw:style-name="fr1" draw:name="Object698" text:anchor-type="as-char" svg:y="-0.172in" svg:width="1.6307in" svg:height="0.2909in" draw:z-index="697"><draw:object xlink:href="./Object 698" xlink:type="simple" xlink:show="embed" xlink:actuate="onLoad"/><draw:image xlink:href="./ObjectReplacements/Object 698" xlink:type="simple" xlink:show="embed" xlink:actuate="onLoad"/></draw:frame>forall <text:s/>rsup S csub 3.0 (%alpha ) exists <text:s/>rsup S csub 3.0 (%alpha ):%alpha humnu </text:p>
          </table:table-cell>
        </table:table-row>
        <table:table-row>
          <table:table-cell table:style-name="Table1.A2" office:value-type="string">
            <text:p text:style-name="Axiom">699</text:p>
          </table:table-cell>
          <table:table-cell table:style-name="Table1.A2" office:value-type="string">
            <text:p text:style-name="Axiom">M3.0_SE</text:p>
          </table:table-cell>
          <table:table-cell table:style-name="Table1.C2" office:value-type="string">
            <text:p text:style-name="Axiom"><draw:frame draw:style-name="fr1" draw:name="Object699" text:anchor-type="as-char" svg:y="-0.172in" svg:width="1.1799in" svg:height="0.2909in" draw:z-index="698"><draw:object xlink:href="./Object 699" xlink:type="simple" xlink:show="embed" xlink:actuate="onLoad"/><draw:image xlink:href="./ObjectReplacements/Object 699" xlink:type="simple" xlink:show="embed" xlink:actuate="onLoad"/></draw:frame>exists <text:s/>rsup S csub 3.0 (%alpha ):%alpha humnu </text:p>
          </table:table-cell>
        </table:table-row>
        <table:table-row>
          <table:table-cell table:style-name="Table1.A2" office:value-type="string">
            <text:p text:style-name="Axiom">700</text:p>
          </table:table-cell>
          <table:table-cell table:style-name="Table1.A2" office:value-type="string">
            <text:p text:style-name="Axiom">M3.0__A</text:p>
          </table:table-cell>
          <table:table-cell table:style-name="Table1.C2" office:value-type="string">
            <text:p text:style-name="Axiom"><draw:frame draw:style-name="fr1" draw:name="Object700" text:anchor-type="as-char" svg:y="-0.152in" svg:width="1.1165in" svg:height="0.2701in" draw:z-index="699"><draw:object xlink:href="./Object 700" xlink:type="simple" xlink:show="embed" xlink:actuate="onLoad"/><draw:image xlink:href="./ObjectReplacements/Object 700" xlink:type="simple" xlink:show="embed" xlink:actuate="onLoad"/></draw:frame>forall <text:s text:c="2"/>csub 3.0 (%alpha ):%alpha humnu </text:p>
          </table:table-cell>
        </table:table-row>
        <table:table-row>
          <table:table-cell table:style-name="Table1.A2" office:value-type="string">
            <text:p text:style-name="Axiom">701</text:p>
          </table:table-cell>
          <table:table-cell table:style-name="Table1.A2" office:value-type="string">
            <text:p text:style-name="Axiom">M3.0__B</text:p>
          </table:table-cell>
          <table:table-cell table:style-name="Table1.C2" office:value-type="string">
            <text:p text:style-name="Axiom"><draw:frame draw:style-name="fr1" draw:name="Object701" text:anchor-type="as-char" svg:y="-0.152in" svg:width="1.5035in" svg:height="0.2709in" draw:z-index="700"><draw:object xlink:href="./Object 701" xlink:type="simple" xlink:show="embed" xlink:actuate="onLoad"/><draw:image xlink:href="./ObjectReplacements/Object 701" xlink:type="simple" xlink:show="embed" xlink:actuate="onLoad"/></draw:frame>forall <text:s text:c="2"/>csub 3.0 (%alpha ) exists <text:s text:c="2"/>csub 3.0 (%alpha ):%alpha humnu </text:p>
          </table:table-cell>
        </table:table-row>
        <table:table-row>
          <table:table-cell table:style-name="Table1.A2" office:value-type="string">
            <text:p text:style-name="Axiom">702</text:p>
          </table:table-cell>
          <table:table-cell table:style-name="Table1.A2" office:value-type="string">
            <text:p text:style-name="Axiom">M3.0__E</text:p>
          </table:table-cell>
          <table:table-cell table:style-name="Table1.C2" office:value-type="string">
            <text:p text:style-name="Axiom"><draw:frame draw:style-name="fr1" draw:name="Object702" text:anchor-type="as-char" svg:y="-0.152in" svg:width="1.1165in" svg:height="0.2709in" draw:z-index="701"><draw:object xlink:href="./Object 702" xlink:type="simple" xlink:show="embed" xlink:actuate="onLoad"/><draw:image xlink:href="./ObjectReplacements/Object 702" xlink:type="simple" xlink:show="embed" xlink:actuate="onLoad"/></draw:frame>exists <text:s text:c="2"/>csub 3.0 (%alpha ):%alpha humnu </text:p>
          </table:table-cell>
        </table:table-row>
        <table:table-row>
          <table:table-cell table:style-name="Table1.A2" office:value-type="string">
            <text:p text:style-name="Axiom">703</text:p>
          </table:table-cell>
          <table:table-cell table:style-name="Table1.A2" office:value-type="string">
            <text:p text:style-name="Axiom">M3.1KOA</text:p>
          </table:table-cell>
          <table:table-cell table:style-name="Table1.C2" office:value-type="string">
            <text:p text:style-name="Axiom"><draw:frame draw:style-name="fr1" draw:name="Object703" text:anchor-type="as-char" svg:y="-0.172in" svg:width="1.2764in" svg:height="0.2902in" draw:z-index="702"><draw:object xlink:href="./Object 703" xlink:type="simple" xlink:show="embed" xlink:actuate="onLoad"/><draw:image xlink:href="./ObjectReplacements/Object 703" xlink:type="simple" xlink:show="embed" xlink:actuate="onLoad"/></draw:frame>forall lsup K rsup O csub 3.1 (%alpha ):%alpha humnu </text:p>
          </table:table-cell>
        </table:table-row>
        <table:table-row>
          <table:table-cell table:style-name="Table1.A2" office:value-type="string">
            <text:p text:style-name="Axiom">704</text:p>
          </table:table-cell>
          <table:table-cell table:style-name="Table1.A2" office:value-type="string">
            <text:p text:style-name="Axiom">M3.1KOB</text:p>
          </table:table-cell>
          <table:table-cell table:style-name="Table1.C2" office:value-type="string">
            <text:p text:style-name="Axiom"><draw:frame draw:style-name="fr1" draw:name="Object704" text:anchor-type="as-char" svg:y="-0.172in" svg:width="1.8228in" svg:height="0.2909in" draw:z-index="703"><draw:object xlink:href="./Object 704" xlink:type="simple" xlink:show="embed" xlink:actuate="onLoad"/><draw:image xlink:href="./ObjectReplacements/Object 704" xlink:type="simple" xlink:show="embed" xlink:actuate="onLoad"/></draw:frame>forall lsup K rsup O csub 3.1 (%alpha ) exists lsup K rsup O csub 3.1 (%alpha ):%alpha humnu </text:p>
          </table:table-cell>
        </table:table-row>
        <table:table-row>
          <table:table-cell table:style-name="Table1.A2" office:value-type="string">
            <text:p text:style-name="Axiom">705</text:p>
          </table:table-cell>
          <table:table-cell table:style-name="Table1.A2" office:value-type="string">
            <text:p text:style-name="Axiom">M3.1KOE</text:p>
          </table:table-cell>
          <table:table-cell table:style-name="Table1.C2" office:value-type="string">
            <text:p text:style-name="Axiom"><draw:frame draw:style-name="fr1" draw:name="Object705" text:anchor-type="as-char" svg:y="-0.172in" svg:width="1.2764in" svg:height="0.2909in" draw:z-index="704"><draw:object xlink:href="./Object 705" xlink:type="simple" xlink:show="embed" xlink:actuate="onLoad"/><draw:image xlink:href="./ObjectReplacements/Object 705" xlink:type="simple" xlink:show="embed" xlink:actuate="onLoad"/></draw:frame>exists lsup K rsup O csub 3.1 (%alpha ):%alpha humnu </text:p>
          </table:table-cell>
        </table:table-row>
        <table:table-row>
          <table:table-cell table:style-name="Table1.A2" office:value-type="string">
            <text:p text:style-name="Axiom">706</text:p>
          </table:table-cell>
          <table:table-cell table:style-name="Table1.A2" office:value-type="string">
            <text:p text:style-name="Axiom">M3.1KSA</text:p>
          </table:table-cell>
          <table:table-cell table:style-name="Table1.C2" office:value-type="string">
            <text:p text:style-name="Axiom"><draw:frame draw:style-name="fr1" draw:name="Object706" text:anchor-type="as-char" svg:y="-0.172in" svg:width="1.2634in" svg:height="0.2902in" draw:z-index="705"><draw:object xlink:href="./Object 706" xlink:type="simple" xlink:show="embed" xlink:actuate="onLoad"/><draw:image xlink:href="./ObjectReplacements/Object 706" xlink:type="simple" xlink:show="embed" xlink:actuate="onLoad"/></draw:frame>forall lsup K rsup S csub 3.1 (%alpha ):%alpha humnu </text:p>
          </table:table-cell>
        </table:table-row>
        <table:table-row>
          <table:table-cell table:style-name="Table1.A2" office:value-type="string">
            <text:p text:style-name="Axiom">707</text:p>
          </table:table-cell>
          <table:table-cell table:style-name="Table1.A2" office:value-type="string">
            <text:p text:style-name="Axiom">M3.1KSB</text:p>
          </table:table-cell>
          <table:table-cell table:style-name="Table1.C2" office:value-type="string">
            <text:p text:style-name="Axiom"><draw:frame draw:style-name="fr1" draw:name="Object707" text:anchor-type="as-char" svg:y="-0.172in" svg:width="1.7965in" svg:height="0.2909in" draw:z-index="706"><draw:object xlink:href="./Object 707" xlink:type="simple" xlink:show="embed" xlink:actuate="onLoad"/><draw:image xlink:href="./ObjectReplacements/Object 707" xlink:type="simple" xlink:show="embed" xlink:actuate="onLoad"/></draw:frame>forall lsup K rsup S csub 3.1 (%alpha ) exists lsup K rsup S csub 3.1 (%alpha ):%alpha humnu </text:p>
          </table:table-cell>
        </table:table-row>
        <table:table-row>
          <table:table-cell table:style-name="Table1.A2" office:value-type="string">
            <text:p text:style-name="Axiom">708</text:p>
          </table:table-cell>
          <table:table-cell table:style-name="Table1.A2" office:value-type="string">
            <text:p text:style-name="Axiom">M3.1KSE</text:p>
          </table:table-cell>
          <table:table-cell table:style-name="Table1.C2" office:value-type="string">
            <text:p text:style-name="Axiom"><draw:frame draw:style-name="fr1" draw:name="Object708" text:anchor-type="as-char" svg:y="-0.172in" svg:width="1.2634in" svg:height="0.2909in" draw:z-index="707"><draw:object xlink:href="./Object 708" xlink:type="simple" xlink:show="embed" xlink:actuate="onLoad"/><draw:image xlink:href="./ObjectReplacements/Object 708" xlink:type="simple" xlink:show="embed" xlink:actuate="onLoad"/></draw:frame>exists lsup K rsup S csub 3.1 (%alpha ):%alpha humnu </text:p>
          </table:table-cell>
        </table:table-row>
        <table:table-row>
          <table:table-cell table:style-name="Table1.A2" office:value-type="string">
            <text:p text:style-name="Axiom">709</text:p>
          </table:table-cell>
          <table:table-cell table:style-name="Table1.A2" office:value-type="string">
            <text:p text:style-name="Axiom">M3.1K_A</text:p>
          </table:table-cell>
          <table:table-cell table:style-name="Table1.C2" office:value-type="string">
            <text:p text:style-name="Axiom"><draw:frame draw:style-name="fr1" draw:name="Object709" text:anchor-type="as-char" svg:y="-0.172in" svg:width="1.2in" svg:height="0.2902in" draw:z-index="708"><draw:object xlink:href="./Object 709" xlink:type="simple" xlink:show="embed" xlink:actuate="onLoad"/><draw:image xlink:href="./ObjectReplacements/Object 709" xlink:type="simple" xlink:show="embed" xlink:actuate="onLoad"/></draw:frame>forall lsup K <text:s/>csub 3.1 (%alpha ):%alpha humnu </text:p>
          </table:table-cell>
        </table:table-row>
        <table:table-row>
          <table:table-cell table:style-name="Table1.A2" office:value-type="string">
            <text:p text:style-name="Axiom">710</text:p>
          </table:table-cell>
          <table:table-cell table:style-name="Table1.A2" office:value-type="string">
            <text:p text:style-name="Axiom">M3.1K_B</text:p>
          </table:table-cell>
          <table:table-cell table:style-name="Table1.C2" office:value-type="string">
            <text:p text:style-name="Axiom"><draw:frame draw:style-name="fr1" draw:name="Object710" text:anchor-type="as-char" svg:y="-0.172in" svg:width="1.6701in" svg:height="0.2909in" draw:z-index="709"><draw:object xlink:href="./Object 710" xlink:type="simple" xlink:show="embed" xlink:actuate="onLoad"/><draw:image xlink:href="./ObjectReplacements/Object 710" xlink:type="simple" xlink:show="embed" xlink:actuate="onLoad"/></draw:frame>forall lsup K <text:s/>csub 3.1 (%alpha ) exists lsup K <text:s/>csub 3.1 (%alpha ):%alpha humnu </text:p>
          </table:table-cell>
        </table:table-row>
        <table:table-row>
          <table:table-cell table:style-name="Table1.A2" office:value-type="string">
            <text:p text:style-name="Axiom">711</text:p>
          </table:table-cell>
          <table:table-cell table:style-name="Table1.A2" office:value-type="string">
            <text:p text:style-name="Axiom">M3.1K_E</text:p>
          </table:table-cell>
          <table:table-cell table:style-name="Table1.C2" office:value-type="string">
            <text:p text:style-name="Axiom"><draw:frame draw:style-name="fr1" draw:name="Object711" text:anchor-type="as-char" svg:y="-0.172in" svg:width="1.2in" svg:height="0.2909in" draw:z-index="710"><draw:object xlink:href="./Object 711" xlink:type="simple" xlink:show="embed" xlink:actuate="onLoad"/><draw:image xlink:href="./ObjectReplacements/Object 711" xlink:type="simple" xlink:show="embed" xlink:actuate="onLoad"/></draw:frame>exists lsup K <text:s/>csub 3.1 (%alpha ):%alpha humnu </text:p>
          </table:table-cell>
        </table:table-row>
        <table:table-row>
          <table:table-cell table:style-name="Table1.A2" office:value-type="string">
            <text:p text:style-name="Axiom">712</text:p>
          </table:table-cell>
          <table:table-cell table:style-name="Table1.A2" office:value-type="string">
            <text:p text:style-name="Axiom">M3.1UOA</text:p>
          </table:table-cell>
          <table:table-cell table:style-name="Table1.C2" office:value-type="string">
            <text:p text:style-name="Axiom"><draw:frame draw:style-name="fr1" draw:name="Object712" text:anchor-type="as-char" svg:y="-0.172in" svg:width="1.278in" svg:height="0.2902in" draw:z-index="711"><draw:object xlink:href="./Object 712" xlink:type="simple" xlink:show="embed" xlink:actuate="onLoad"/><draw:image xlink:href="./ObjectReplacements/Object 712" xlink:type="simple" xlink:show="embed" xlink:actuate="onLoad"/></draw:frame>forall lsup U rsup O csub 3.1 (%alpha ):%alpha humnu </text:p>
          </table:table-cell>
        </table:table-row>
        <table:table-row>
          <table:table-cell table:style-name="Table1.A2" office:value-type="string">
            <text:p text:style-name="Axiom">713</text:p>
          </table:table-cell>
          <table:table-cell table:style-name="Table1.A2" office:value-type="string">
            <text:p text:style-name="Axiom">M3.1UOB</text:p>
          </table:table-cell>
          <table:table-cell table:style-name="Table1.C2" office:value-type="string">
            <text:p text:style-name="Axiom"><draw:frame draw:style-name="fr1" draw:name="Object713" text:anchor-type="as-char" svg:y="-0.172in" svg:width="1.8252in" svg:height="0.2909in" draw:z-index="712"><draw:object xlink:href="./Object 713" xlink:type="simple" xlink:show="embed" xlink:actuate="onLoad"/><draw:image xlink:href="./ObjectReplacements/Object 713" xlink:type="simple" xlink:show="embed" xlink:actuate="onLoad"/></draw:frame>forall lsup U rsup O csub 3.1 (%alpha ) exists lsup U rsup O csub 3.1 (%alpha ):%alpha humnu </text:p>
          </table:table-cell>
        </table:table-row>
        <table:table-row>
          <table:table-cell table:style-name="Table1.A2" office:value-type="string">
            <text:p text:style-name="Axiom">714</text:p>
          </table:table-cell>
          <table:table-cell table:style-name="Table1.A2" office:value-type="string">
            <text:p text:style-name="Axiom">M3.1UOE</text:p>
          </table:table-cell>
          <table:table-cell table:style-name="Table1.C2" office:value-type="string">
            <text:p text:style-name="Axiom"><draw:frame draw:style-name="fr1" draw:name="Object714" text:anchor-type="as-char" svg:y="-0.172in" svg:width="1.278in" svg:height="0.2909in" draw:z-index="713"><draw:object xlink:href="./Object 714" xlink:type="simple" xlink:show="embed" xlink:actuate="onLoad"/><draw:image xlink:href="./ObjectReplacements/Object 714" xlink:type="simple" xlink:show="embed" xlink:actuate="onLoad"/></draw:frame>exists lsup U rsup O csub 3.1 (%alpha ):%alpha humnu </text:p>
          </table:table-cell>
        </table:table-row>
        <table:table-row>
          <table:table-cell table:style-name="Table1.A2" office:value-type="string">
            <text:p text:style-name="Axiom">715</text:p>
          </table:table-cell>
          <table:table-cell table:style-name="Table1.A2" office:value-type="string">
            <text:p text:style-name="Axiom">M3.1USA</text:p>
          </table:table-cell>
          <table:table-cell table:style-name="Table1.C2" office:value-type="string">
            <text:p text:style-name="Axiom"><draw:frame draw:style-name="fr1" draw:name="Object715" text:anchor-type="as-char" svg:y="-0.172in" svg:width="1.2646in" svg:height="0.2902in" draw:z-index="714"><draw:object xlink:href="./Object 715" xlink:type="simple" xlink:show="embed" xlink:actuate="onLoad"/><draw:image xlink:href="./ObjectReplacements/Object 715" xlink:type="simple" xlink:show="embed" xlink:actuate="onLoad"/></draw:frame>forall lsup U rsup S csub 3.1 (%alpha ):%alpha humnu </text:p>
          </table:table-cell>
        </table:table-row>
        <table:table-row>
          <table:table-cell table:style-name="Table1.A2" office:value-type="string">
            <text:p text:style-name="Axiom">716</text:p>
          </table:table-cell>
          <table:table-cell table:style-name="Table1.A2" office:value-type="string">
            <text:p text:style-name="Axiom">M3.1USB</text:p>
          </table:table-cell>
          <table:table-cell table:style-name="Table1.C2" office:value-type="string">
            <text:p text:style-name="Axiom"><draw:frame draw:style-name="fr1" draw:name="Object716" text:anchor-type="as-char" svg:y="-0.172in" svg:width="1.7992in" svg:height="0.2909in" draw:z-index="715"><draw:object xlink:href="./Object 716" xlink:type="simple" xlink:show="embed" xlink:actuate="onLoad"/><draw:image xlink:href="./ObjectReplacements/Object 716" xlink:type="simple" xlink:show="embed" xlink:actuate="onLoad"/></draw:frame>forall lsup U rsup S csub 3.1 (%alpha ) exists lsup U rsup S csub 3.1 (%alpha ):%alpha humnu </text:p>
          </table:table-cell>
        </table:table-row>
        <table:table-row>
          <table:table-cell table:style-name="Table1.A2" office:value-type="string">
            <text:p text:style-name="Axiom">717</text:p>
          </table:table-cell>
          <table:table-cell table:style-name="Table1.A2" office:value-type="string">
            <text:p text:style-name="Axiom">M3.1USE</text:p>
          </table:table-cell>
          <table:table-cell table:style-name="Table1.C2" office:value-type="string">
            <text:p text:style-name="Axiom"><draw:frame draw:style-name="fr1" draw:name="Object717" text:anchor-type="as-char" svg:y="-0.172in" svg:width="1.2646in" svg:height="0.2909in" draw:z-index="716"><draw:object xlink:href="./Object 717" xlink:type="simple" xlink:show="embed" xlink:actuate="onLoad"/><draw:image xlink:href="./ObjectReplacements/Object 717" xlink:type="simple" xlink:show="embed" xlink:actuate="onLoad"/></draw:frame>exists lsup U rsup S csub 3.1 (%alpha ):%alpha humnu </text:p>
          </table:table-cell>
        </table:table-row>
        <table:table-row>
          <table:table-cell table:style-name="Table1.A2" office:value-type="string">
            <text:p text:style-name="Axiom">718</text:p>
          </table:table-cell>
          <table:table-cell table:style-name="Table1.A2" office:value-type="string">
            <text:p text:style-name="Axiom">M3.1U_A</text:p>
          </table:table-cell>
          <table:table-cell table:style-name="Table1.C2" office:value-type="string">
            <text:p text:style-name="Axiom"><draw:frame draw:style-name="fr1" draw:name="Object718" text:anchor-type="as-char" svg:y="-0.172in" svg:width="1.2016in" svg:height="0.2902in" draw:z-index="717"><draw:object xlink:href="./Object 718" xlink:type="simple" xlink:show="embed" xlink:actuate="onLoad"/><draw:image xlink:href="./ObjectReplacements/Object 718" xlink:type="simple" xlink:show="embed" xlink:actuate="onLoad"/></draw:frame>forall lsup U <text:s/>csub 3.1 (%alpha ):%alpha humnu </text:p>
          </table:table-cell>
        </table:table-row>
        <table:table-row>
          <table:table-cell table:style-name="Table1.A2" office:value-type="string">
            <text:p text:style-name="Axiom">719</text:p>
          </table:table-cell>
          <table:table-cell table:style-name="Table1.A2" office:value-type="string">
            <text:p text:style-name="Axiom">M3.1U_B</text:p>
          </table:table-cell>
          <table:table-cell table:style-name="Table1.C2" office:value-type="string">
            <text:p text:style-name="Axiom"><draw:frame draw:style-name="fr1" draw:name="Object719" text:anchor-type="as-char" svg:y="-0.172in" svg:width="1.672in" svg:height="0.2909in" draw:z-index="718"><draw:object xlink:href="./Object 719" xlink:type="simple" xlink:show="embed" xlink:actuate="onLoad"/><draw:image xlink:href="./ObjectReplacements/Object 719" xlink:type="simple" xlink:show="embed" xlink:actuate="onLoad"/></draw:frame>forall lsup U <text:s/>csub 3.1 (%alpha ) exists lsup U <text:s/>csub 3.1 (%alpha ):%alpha humnu </text:p>
          </table:table-cell>
        </table:table-row>
        <table:table-row>
          <table:table-cell table:style-name="Table1.A2" office:value-type="string">
            <text:p text:style-name="Axiom">720</text:p>
          </table:table-cell>
          <table:table-cell table:style-name="Table1.A2" office:value-type="string">
            <text:p text:style-name="Axiom">M3.1U_E</text:p>
          </table:table-cell>
          <table:table-cell table:style-name="Table1.C2" office:value-type="string">
            <text:p text:style-name="Axiom"><draw:frame draw:style-name="fr1" draw:name="Object720" text:anchor-type="as-char" svg:y="-0.172in" svg:width="1.2016in" svg:height="0.2909in" draw:z-index="719"><draw:object xlink:href="./Object 720" xlink:type="simple" xlink:show="embed" xlink:actuate="onLoad"/><draw:image xlink:href="./ObjectReplacements/Object 720" xlink:type="simple" xlink:show="embed" xlink:actuate="onLoad"/></draw:frame>exists lsup U <text:s/>csub 3.1 (%alpha ):%alpha humnu </text:p>
          </table:table-cell>
        </table:table-row>
        <table:table-row>
          <table:table-cell table:style-name="Table1.A2" office:value-type="string">
            <text:p text:style-name="Axiom">721</text:p>
          </table:table-cell>
          <table:table-cell table:style-name="Table1.A2" office:value-type="string">
            <text:p text:style-name="Axiom">M3.1_OA</text:p>
          </table:table-cell>
          <table:table-cell table:style-name="Table1.C2" office:value-type="string">
            <text:p text:style-name="Axiom"><draw:frame draw:style-name="fr1" draw:name="Object721" text:anchor-type="as-char" svg:y="-0.172in" svg:width="1.1925in" svg:height="0.2902in" draw:z-index="720"><draw:object xlink:href="./Object 721" xlink:type="simple" xlink:show="embed" xlink:actuate="onLoad"/><draw:image xlink:href="./ObjectReplacements/Object 721" xlink:type="simple" xlink:show="embed" xlink:actuate="onLoad"/></draw:frame>forall <text:s/>rsup O csub 3.1 (%alpha ):%alpha humnu </text:p>
          </table:table-cell>
        </table:table-row>
        <table:table-row>
          <table:table-cell table:style-name="Table1.A2" office:value-type="string">
            <text:p text:style-name="Axiom">722</text:p>
          </table:table-cell>
          <table:table-cell table:style-name="Table1.A2" office:value-type="string">
            <text:p text:style-name="Axiom">M3.1_OB</text:p>
          </table:table-cell>
          <table:table-cell table:style-name="Table1.C2" office:value-type="string">
            <text:p text:style-name="Axiom"><draw:frame draw:style-name="fr1" draw:name="Object722" text:anchor-type="as-char" svg:y="-0.172in" svg:width="1.6543in" svg:height="0.2909in" draw:z-index="721"><draw:object xlink:href="./Object 722" xlink:type="simple" xlink:show="embed" xlink:actuate="onLoad"/><draw:image xlink:href="./ObjectReplacements/Object 722" xlink:type="simple" xlink:show="embed" xlink:actuate="onLoad"/></draw:frame>forall <text:s/>rsup O csub 3.1 (%alpha ) exists <text:s/>rsup O csub 3.1 (%alpha ):%alpha humnu </text:p>
          </table:table-cell>
        </table:table-row>
        <table:table-row>
          <table:table-cell table:style-name="Table1.A2" office:value-type="string">
            <text:p text:style-name="Axiom">723</text:p>
          </table:table-cell>
          <table:table-cell table:style-name="Table1.A2" office:value-type="string">
            <text:p text:style-name="Axiom">M3.1_OE</text:p>
          </table:table-cell>
          <table:table-cell table:style-name="Table1.C2" office:value-type="string">
            <text:p text:style-name="Axiom"><draw:frame draw:style-name="fr1" draw:name="Object723" text:anchor-type="as-char" svg:y="-0.172in" svg:width="1.1917in" svg:height="0.2909in" draw:z-index="722"><draw:object xlink:href="./Object 723" xlink:type="simple" xlink:show="embed" xlink:actuate="onLoad"/><draw:image xlink:href="./ObjectReplacements/Object 723" xlink:type="simple" xlink:show="embed" xlink:actuate="onLoad"/></draw:frame>exists <text:s/>rsup O csub 3.1 (%alpha ):%alpha humnu </text:p>
          </table:table-cell>
        </table:table-row>
        <table:table-row>
          <table:table-cell table:style-name="Table1.A2" office:value-type="string">
            <text:p text:style-name="Axiom">724</text:p>
          </table:table-cell>
          <table:table-cell table:style-name="Table1.A2" office:value-type="string">
            <text:p text:style-name="Axiom">M3.1_SA</text:p>
          </table:table-cell>
          <table:table-cell table:style-name="Table1.C2" office:value-type="string">
            <text:p text:style-name="Axiom"><draw:frame draw:style-name="fr1" draw:name="Object724" text:anchor-type="as-char" svg:y="-0.172in" svg:width="1.1799in" svg:height="0.2902in" draw:z-index="723"><draw:object xlink:href="./Object 724" xlink:type="simple" xlink:show="embed" xlink:actuate="onLoad"/><draw:image xlink:href="./ObjectReplacements/Object 724" xlink:type="simple" xlink:show="embed" xlink:actuate="onLoad"/></draw:frame>forall <text:s/>rsup S csub 3.1 (%alpha ):%alpha humnu </text:p>
          </table:table-cell>
        </table:table-row>
        <table:table-row>
          <table:table-cell table:style-name="Table1.A2" office:value-type="string">
            <text:p text:style-name="Axiom">725</text:p>
          </table:table-cell>
          <table:table-cell table:style-name="Table1.A2" office:value-type="string">
            <text:p text:style-name="Axiom">M3.1_SB</text:p>
          </table:table-cell>
          <table:table-cell table:style-name="Table1.C2" office:value-type="string">
            <text:p text:style-name="Axiom"><draw:frame draw:style-name="fr1" draw:name="Object725" text:anchor-type="as-char" svg:y="-0.172in" svg:width="1.628in" svg:height="0.2909in" draw:z-index="724"><draw:object xlink:href="./Object 725" xlink:type="simple" xlink:show="embed" xlink:actuate="onLoad"/><draw:image xlink:href="./ObjectReplacements/Object 725" xlink:type="simple" xlink:show="embed" xlink:actuate="onLoad"/></draw:frame>forall <text:s/>rsup S csub 3.1 (%alpha ) exists <text:s/>rsup S csub 3.1 (%alpha ):%alpha humnu </text:p>
          </table:table-cell>
        </table:table-row>
        <table:table-row>
          <table:table-cell table:style-name="Table1.A2" office:value-type="string">
            <text:p text:style-name="Axiom">726</text:p>
          </table:table-cell>
          <table:table-cell table:style-name="Table1.A2" office:value-type="string">
            <text:p text:style-name="Axiom">M3.1_SE</text:p>
          </table:table-cell>
          <table:table-cell table:style-name="Table1.C2" office:value-type="string">
            <text:p text:style-name="Axiom"><draw:frame draw:style-name="fr1" draw:name="Object726" text:anchor-type="as-char" svg:y="-0.172in" svg:width="1.1783in" svg:height="0.2909in" draw:z-index="725"><draw:object xlink:href="./Object 726" xlink:type="simple" xlink:show="embed" xlink:actuate="onLoad"/><draw:image xlink:href="./ObjectReplacements/Object 726" xlink:type="simple" xlink:show="embed" xlink:actuate="onLoad"/></draw:frame>exists <text:s/>rsup S csub 3.1 (%alpha ):%alpha humnu </text:p>
          </table:table-cell>
        </table:table-row>
        <table:table-row>
          <table:table-cell table:style-name="Table1.A2" office:value-type="string">
            <text:p text:style-name="Axiom">727</text:p>
          </table:table-cell>
          <table:table-cell table:style-name="Table1.A2" office:value-type="string">
            <text:p text:style-name="Axiom">M3.1__A</text:p>
          </table:table-cell>
          <table:table-cell table:style-name="Table1.C2" office:value-type="string">
            <text:p text:style-name="Axiom"><draw:frame draw:style-name="fr1" draw:name="Object727" text:anchor-type="as-char" svg:y="-0.152in" svg:width="1.1161in" svg:height="0.2701in" draw:z-index="726"><draw:object xlink:href="./Object 727" xlink:type="simple" xlink:show="embed" xlink:actuate="onLoad"/><draw:image xlink:href="./ObjectReplacements/Object 727" xlink:type="simple" xlink:show="embed" xlink:actuate="onLoad"/></draw:frame>forall <text:s text:c="2"/>csub 3.1 (%alpha ):%alpha humnu </text:p>
          </table:table-cell>
        </table:table-row>
        <table:table-row>
          <table:table-cell table:style-name="Table1.A2" office:value-type="string">
            <text:p text:style-name="Axiom">728</text:p>
          </table:table-cell>
          <table:table-cell table:style-name="Table1.A2" office:value-type="string">
            <text:p text:style-name="Axiom">M3.1__B</text:p>
          </table:table-cell>
          <table:table-cell table:style-name="Table1.C2" office:value-type="string">
            <text:p text:style-name="Axiom"><draw:frame draw:style-name="fr1" draw:name="Object728" text:anchor-type="as-char" svg:y="-0.152in" svg:width="1.5016in" svg:height="0.2709in" draw:z-index="727"><draw:object xlink:href="./Object 728" xlink:type="simple" xlink:show="embed" xlink:actuate="onLoad"/><draw:image xlink:href="./ObjectReplacements/Object 728" xlink:type="simple" xlink:show="embed" xlink:actuate="onLoad"/></draw:frame>forall <text:s text:c="2"/>csub 3.1 (%alpha ) exists <text:s text:c="2"/>csub 3.1 (%alpha ):%alpha humnu </text:p>
          </table:table-cell>
        </table:table-row>
        <table:table-row>
          <table:table-cell table:style-name="Table1.A2" office:value-type="string">
            <text:p text:style-name="Axiom">729</text:p>
          </table:table-cell>
          <table:table-cell table:style-name="Table1.A2" office:value-type="string">
            <text:p text:style-name="Axiom">M3.1__E</text:p>
          </table:table-cell>
          <table:table-cell table:style-name="Table1.C2" office:value-type="string">
            <text:p text:style-name="Axiom"><draw:frame draw:style-name="fr1" draw:name="Object729" text:anchor-type="as-char" svg:y="-0.152in" svg:width="1.1154in" svg:height="0.2709in" draw:z-index="728"><draw:object xlink:href="./Object 729" xlink:type="simple" xlink:show="embed" xlink:actuate="onLoad"/><draw:image xlink:href="./ObjectReplacements/Object 729" xlink:type="simple" xlink:show="embed" xlink:actuate="onLoad"/></draw:frame>exists <text:s text:c="2"/>csub 3.1 (%alpha ):%alpha humnu </text:p>
          </table:table-cell>
        </table:table-row>
        <table:table-row>
          <table:table-cell table:style-name="Table1.A2" office:value-type="string">
            <text:p text:style-name="Axiom">730</text:p>
          </table:table-cell>
          <table:table-cell table:style-name="Table1.A2" office:value-type="string">
            <text:p text:style-name="Axiom">M3.yKOA</text:p>
          </table:table-cell>
          <table:table-cell table:style-name="Table1.C2" office:value-type="string">
            <text:p text:style-name="Axiom"><draw:frame draw:style-name="fr1" draw:name="Object730" text:anchor-type="as-char" svg:y="-0.172in" svg:width="1.2811in" svg:height="0.2902in" draw:z-index="729"><draw:object xlink:href="./Object 730" xlink:type="simple" xlink:show="embed" xlink:actuate="onLoad"/><draw:image xlink:href="./ObjectReplacements/Object 730" xlink:type="simple" xlink:show="embed" xlink:actuate="onLoad"/></draw:frame>forall lsup K rsup O csub 3.y (%alpha ):%alpha humnu </text:p>
          </table:table-cell>
        </table:table-row>
        <table:table-row>
          <table:table-cell table:style-name="Table1.A2" office:value-type="string">
            <text:p text:style-name="Axiom">731</text:p>
          </table:table-cell>
          <table:table-cell table:style-name="Table1.A2" office:value-type="string">
            <text:p text:style-name="Axiom">M3.yKOB</text:p>
          </table:table-cell>
          <table:table-cell table:style-name="Table1.C2" office:value-type="string">
            <text:p text:style-name="Axiom"><draw:frame draw:style-name="fr1" draw:name="Object731" text:anchor-type="as-char" svg:y="-0.172in" svg:width="1.8319in" svg:height="0.2909in" draw:z-index="730"><draw:object xlink:href="./Object 731" xlink:type="simple" xlink:show="embed" xlink:actuate="onLoad"/><draw:image xlink:href="./ObjectReplacements/Object 731" xlink:type="simple" xlink:show="embed" xlink:actuate="onLoad"/></draw:frame>forall lsup K rsup O csub 3.y (%alpha ) exists lsup K rsup O csub 3.y (%alpha ):%alpha humnu </text:p>
          </table:table-cell>
        </table:table-row>
        <table:table-row>
          <table:table-cell table:style-name="Table1.A2" office:value-type="string">
            <text:p text:style-name="Axiom">732</text:p>
          </table:table-cell>
          <table:table-cell table:style-name="Table1.A2" office:value-type="string">
            <text:p text:style-name="Axiom">M3.yKOE</text:p>
          </table:table-cell>
          <table:table-cell table:style-name="Table1.C2" office:value-type="string">
            <text:p text:style-name="Axiom"><draw:frame draw:style-name="fr1" draw:name="Object732" text:anchor-type="as-char" svg:y="-0.172in" svg:width="1.2811in" svg:height="0.2909in" draw:z-index="731"><draw:object xlink:href="./Object 732" xlink:type="simple" xlink:show="embed" xlink:actuate="onLoad"/><draw:image xlink:href="./ObjectReplacements/Object 732" xlink:type="simple" xlink:show="embed" xlink:actuate="onLoad"/></draw:frame>exists lsup K rsup O csub 3.y (%alpha ):%alpha humnu </text:p>
          </table:table-cell>
        </table:table-row>
        <table:table-row>
          <table:table-cell table:style-name="Table1.A2" office:value-type="string">
            <text:p text:style-name="Axiom">733</text:p>
          </table:table-cell>
          <table:table-cell table:style-name="Table1.A2" office:value-type="string">
            <text:p text:style-name="Axiom">M3.yKSA</text:p>
          </table:table-cell>
          <table:table-cell table:style-name="Table1.C2" office:value-type="string">
            <text:p text:style-name="Axiom"><draw:frame draw:style-name="fr1" draw:name="Object733" text:anchor-type="as-char" svg:y="-0.172in" svg:width="1.2681in" svg:height="0.2902in" draw:z-index="732"><draw:object xlink:href="./Object 733" xlink:type="simple" xlink:show="embed" xlink:actuate="onLoad"/><draw:image xlink:href="./ObjectReplacements/Object 733" xlink:type="simple" xlink:show="embed" xlink:actuate="onLoad"/></draw:frame>forall lsup K rsup S csub 3.y (%alpha ):%alpha humnu </text:p>
          </table:table-cell>
        </table:table-row>
        <table:table-row>
          <table:table-cell table:style-name="Table1.A2" office:value-type="string">
            <text:p text:style-name="Axiom">734</text:p>
          </table:table-cell>
          <table:table-cell table:style-name="Table1.A2" office:value-type="string">
            <text:p text:style-name="Axiom">M3.yKSB</text:p>
          </table:table-cell>
          <table:table-cell table:style-name="Table1.C2" office:value-type="string">
            <text:p text:style-name="Axiom"><draw:frame draw:style-name="fr1" draw:name="Object734" text:anchor-type="as-char" svg:y="-0.172in" svg:width="1.8063in" svg:height="0.2909in" draw:z-index="733"><draw:object xlink:href="./Object 734" xlink:type="simple" xlink:show="embed" xlink:actuate="onLoad"/><draw:image xlink:href="./ObjectReplacements/Object 734" xlink:type="simple" xlink:show="embed" xlink:actuate="onLoad"/></draw:frame>forall lsup K rsup S csub 3.y (%alpha ) exists lsup K rsup S csub 3.y (%alpha ):%alpha humnu </text:p>
          </table:table-cell>
        </table:table-row>
        <table:table-row>
          <table:table-cell table:style-name="Table1.A2" office:value-type="string">
            <text:p text:style-name="Axiom">735</text:p>
          </table:table-cell>
          <table:table-cell table:style-name="Table1.A2" office:value-type="string">
            <text:p text:style-name="Axiom">M3.yKSE</text:p>
          </table:table-cell>
          <table:table-cell table:style-name="Table1.C2" office:value-type="string">
            <text:p text:style-name="Axiom"><draw:frame draw:style-name="fr1" draw:name="Object735" text:anchor-type="as-char" svg:y="-0.172in" svg:width="1.2681in" svg:height="0.2909in" draw:z-index="734"><draw:object xlink:href="./Object 735" xlink:type="simple" xlink:show="embed" xlink:actuate="onLoad"/><draw:image xlink:href="./ObjectReplacements/Object 735" xlink:type="simple" xlink:show="embed" xlink:actuate="onLoad"/></draw:frame>exists lsup K rsup S csub 3.y (%alpha ):%alpha humnu </text:p>
          </table:table-cell>
        </table:table-row>
        <table:table-row>
          <table:table-cell table:style-name="Table1.A2" office:value-type="string">
            <text:p text:style-name="Axiom">736</text:p>
          </table:table-cell>
          <table:table-cell table:style-name="Table1.A2" office:value-type="string">
            <text:p text:style-name="Axiom">M3.yK_A</text:p>
          </table:table-cell>
          <table:table-cell table:style-name="Table1.C2" office:value-type="string">
            <text:p text:style-name="Axiom"><draw:frame draw:style-name="fr1" draw:name="Object736" text:anchor-type="as-char" svg:y="-0.172in" svg:width="1.2047in" svg:height="0.2902in" draw:z-index="735"><draw:object xlink:href="./Object 736" xlink:type="simple" xlink:show="embed" xlink:actuate="onLoad"/><draw:image xlink:href="./ObjectReplacements/Object 736" xlink:type="simple" xlink:show="embed" xlink:actuate="onLoad"/></draw:frame>forall lsup K <text:s/>csub 3.y (%alpha ):%alpha humnu </text:p>
          </table:table-cell>
        </table:table-row>
        <table:table-row>
          <table:table-cell table:style-name="Table1.A2" office:value-type="string">
            <text:p text:style-name="Axiom">737</text:p>
          </table:table-cell>
          <table:table-cell table:style-name="Table1.A2" office:value-type="string">
            <text:p text:style-name="Axiom">M3.yK_B</text:p>
          </table:table-cell>
          <table:table-cell table:style-name="Table1.C2" office:value-type="string">
            <text:p text:style-name="Axiom"><draw:frame draw:style-name="fr1" draw:name="Object737" text:anchor-type="as-char" svg:y="-0.172in" svg:width="1.6799in" svg:height="0.2909in" draw:z-index="736"><draw:object xlink:href="./Object 737" xlink:type="simple" xlink:show="embed" xlink:actuate="onLoad"/><draw:image xlink:href="./ObjectReplacements/Object 737" xlink:type="simple" xlink:show="embed" xlink:actuate="onLoad"/></draw:frame>forall lsup K <text:s/>csub 3.y (%alpha ) exists lsup K <text:s/>csub 3.y (%alpha ):%alpha humnu </text:p>
          </table:table-cell>
        </table:table-row>
        <table:table-row>
          <table:table-cell table:style-name="Table1.A2" office:value-type="string">
            <text:p text:style-name="Axiom">738</text:p>
          </table:table-cell>
          <table:table-cell table:style-name="Table1.A2" office:value-type="string">
            <text:p text:style-name="Axiom">M3.yK_E</text:p>
          </table:table-cell>
          <table:table-cell table:style-name="Table1.C2" office:value-type="string">
            <text:p text:style-name="Axiom"><draw:frame draw:style-name="fr1" draw:name="Object738" text:anchor-type="as-char" svg:y="-0.172in" svg:width="1.2047in" svg:height="0.2909in" draw:z-index="737"><draw:object xlink:href="./Object 738" xlink:type="simple" xlink:show="embed" xlink:actuate="onLoad"/><draw:image xlink:href="./ObjectReplacements/Object 738" xlink:type="simple" xlink:show="embed" xlink:actuate="onLoad"/></draw:frame>exists lsup K <text:s/>csub 3.y (%alpha ):%alpha humnu </text:p>
          </table:table-cell>
        </table:table-row>
        <table:table-row>
          <table:table-cell table:style-name="Table1.A2" office:value-type="string">
            <text:p text:style-name="Axiom">739</text:p>
          </table:table-cell>
          <table:table-cell table:style-name="Table1.A2" office:value-type="string">
            <text:p text:style-name="Axiom">M3.yUOA</text:p>
          </table:table-cell>
          <table:table-cell table:style-name="Table1.C2" office:value-type="string">
            <text:p text:style-name="Axiom"><draw:frame draw:style-name="fr1" draw:name="Object739" text:anchor-type="as-char" svg:y="-0.172in" svg:width="1.2819in" svg:height="0.2902in" draw:z-index="738"><draw:object xlink:href="./Object 739" xlink:type="simple" xlink:show="embed" xlink:actuate="onLoad"/><draw:image xlink:href="./ObjectReplacements/Object 739" xlink:type="simple" xlink:show="embed" xlink:actuate="onLoad"/></draw:frame>forall lsup U rsup O csub 3.y (%alpha ):%alpha humnu </text:p>
          </table:table-cell>
        </table:table-row>
        <table:table-row>
          <table:table-cell table:style-name="Table1.A2" office:value-type="string">
            <text:p text:style-name="Axiom">740</text:p>
          </table:table-cell>
          <table:table-cell table:style-name="Table1.A2" office:value-type="string">
            <text:p text:style-name="Axiom">M3.yUOB</text:p>
          </table:table-cell>
          <table:table-cell table:style-name="Table1.C2" office:value-type="string">
            <text:p text:style-name="Axiom"><draw:frame draw:style-name="fr1" draw:name="Object740" text:anchor-type="as-char" svg:y="-0.172in" svg:width="1.8346in" svg:height="0.2909in" draw:z-index="739"><draw:object xlink:href="./Object 740" xlink:type="simple" xlink:show="embed" xlink:actuate="onLoad"/><draw:image xlink:href="./ObjectReplacements/Object 740" xlink:type="simple" xlink:show="embed" xlink:actuate="onLoad"/></draw:frame>forall lsup U rsup O csub 3.y (%alpha ) exists lsup U rsup O csub 3.y (%alpha ):%alpha humnu </text:p>
          </table:table-cell>
        </table:table-row>
        <table:table-row>
          <table:table-cell table:style-name="Table1.A2" office:value-type="string">
            <text:p text:style-name="Axiom">741</text:p>
          </table:table-cell>
          <table:table-cell table:style-name="Table1.A2" office:value-type="string">
            <text:p text:style-name="Axiom">M3.yUOE</text:p>
          </table:table-cell>
          <table:table-cell table:style-name="Table1.C2" office:value-type="string">
            <text:p text:style-name="Axiom"><draw:frame draw:style-name="fr1" draw:name="Object741" text:anchor-type="as-char" svg:y="-0.172in" svg:width="1.2819in" svg:height="0.2909in" draw:z-index="740"><draw:object xlink:href="./Object 741" xlink:type="simple" xlink:show="embed" xlink:actuate="onLoad"/><draw:image xlink:href="./ObjectReplacements/Object 741" xlink:type="simple" xlink:show="embed" xlink:actuate="onLoad"/></draw:frame>exists lsup U rsup O csub 3.y (%alpha ):%alpha humnu </text:p>
          </table:table-cell>
        </table:table-row>
        <table:table-row>
          <table:table-cell table:style-name="Table1.A2" office:value-type="string">
            <text:p text:style-name="Axiom">742</text:p>
          </table:table-cell>
          <table:table-cell table:style-name="Table1.A2" office:value-type="string">
            <text:p text:style-name="Axiom">M3.yUSA</text:p>
          </table:table-cell>
          <table:table-cell table:style-name="Table1.C2" office:value-type="string">
            <text:p text:style-name="Axiom"><draw:frame draw:style-name="fr1" draw:name="Object742" text:anchor-type="as-char" svg:y="-0.172in" svg:width="1.2693in" svg:height="0.2902in" draw:z-index="741"><draw:object xlink:href="./Object 742" xlink:type="simple" xlink:show="embed" xlink:actuate="onLoad"/><draw:image xlink:href="./ObjectReplacements/Object 742" xlink:type="simple" xlink:show="embed" xlink:actuate="onLoad"/></draw:frame>forall lsup U rsup S csub 3.y (%alpha ):%alpha humnu </text:p>
          </table:table-cell>
        </table:table-row>
        <table:table-row>
          <table:table-cell table:style-name="Table1.A2" office:value-type="string">
            <text:p text:style-name="Axiom">743</text:p>
          </table:table-cell>
          <table:table-cell table:style-name="Table1.A2" office:value-type="string">
            <text:p text:style-name="Axiom">M3.yUSB</text:p>
          </table:table-cell>
          <table:table-cell table:style-name="Table1.C2" office:value-type="string">
            <text:p text:style-name="Axiom"><draw:frame draw:style-name="fr1" draw:name="Object743" text:anchor-type="as-char" svg:y="-0.172in" svg:width="1.8083in" svg:height="0.2909in" draw:z-index="742"><draw:object xlink:href="./Object 743" xlink:type="simple" xlink:show="embed" xlink:actuate="onLoad"/><draw:image xlink:href="./ObjectReplacements/Object 743" xlink:type="simple" xlink:show="embed" xlink:actuate="onLoad"/></draw:frame>forall lsup U rsup S csub 3.y (%alpha ) exists lsup U rsup S csub 3.y (%alpha ):%alpha humnu </text:p>
          </table:table-cell>
        </table:table-row>
        <table:table-row>
          <table:table-cell table:style-name="Table1.A2" office:value-type="string">
            <text:p text:style-name="Axiom">744</text:p>
          </table:table-cell>
          <table:table-cell table:style-name="Table1.A2" office:value-type="string">
            <text:p text:style-name="Axiom">M3.yUSE</text:p>
          </table:table-cell>
          <table:table-cell table:style-name="Table1.C2" office:value-type="string">
            <text:p text:style-name="Axiom"><draw:frame draw:style-name="fr1" draw:name="Object744" text:anchor-type="as-char" svg:y="-0.172in" svg:width="1.2693in" svg:height="0.2909in" draw:z-index="743"><draw:object xlink:href="./Object 744" xlink:type="simple" xlink:show="embed" xlink:actuate="onLoad"/><draw:image xlink:href="./ObjectReplacements/Object 744" xlink:type="simple" xlink:show="embed" xlink:actuate="onLoad"/></draw:frame>exists lsup U rsup S csub 3.y (%alpha ):%alpha humnu </text:p>
          </table:table-cell>
        </table:table-row>
        <table:table-row>
          <table:table-cell table:style-name="Table1.A2" office:value-type="string">
            <text:p text:style-name="Axiom">745</text:p>
          </table:table-cell>
          <table:table-cell table:style-name="Table1.A2" office:value-type="string">
            <text:p text:style-name="Axiom">M3.yU_A</text:p>
          </table:table-cell>
          <table:table-cell table:style-name="Table1.C2" office:value-type="string">
            <text:p text:style-name="Axiom"><draw:frame draw:style-name="fr1" draw:name="Object745" text:anchor-type="as-char" svg:y="-0.172in" svg:width="1.2063in" svg:height="0.2902in" draw:z-index="744"><draw:object xlink:href="./Object 745" xlink:type="simple" xlink:show="embed" xlink:actuate="onLoad"/><draw:image xlink:href="./ObjectReplacements/Object 745" xlink:type="simple" xlink:show="embed" xlink:actuate="onLoad"/></draw:frame>forall lsup U <text:s/>csub 3.y (%alpha ):%alpha humnu </text:p>
          </table:table-cell>
        </table:table-row>
        <table:table-row>
          <table:table-cell table:style-name="Table1.A2" office:value-type="string">
            <text:p text:style-name="Axiom">746</text:p>
          </table:table-cell>
          <table:table-cell table:style-name="Table1.A2" office:value-type="string">
            <text:p text:style-name="Axiom">M3.yU_B</text:p>
          </table:table-cell>
          <table:table-cell table:style-name="Table1.C2" office:value-type="string">
            <text:p text:style-name="Axiom"><draw:frame draw:style-name="fr1" draw:name="Object746" text:anchor-type="as-char" svg:y="-0.172in" svg:width="1.6819in" svg:height="0.2909in" draw:z-index="745"><draw:object xlink:href="./Object 746" xlink:type="simple" xlink:show="embed" xlink:actuate="onLoad"/><draw:image xlink:href="./ObjectReplacements/Object 746" xlink:type="simple" xlink:show="embed" xlink:actuate="onLoad"/></draw:frame>forall lsup U <text:s/>csub 3.y (%alpha ) exists lsup U <text:s/>csub 3.y (%alpha ):%alpha humnu </text:p>
          </table:table-cell>
        </table:table-row>
        <table:table-row>
          <table:table-cell table:style-name="Table1.A2" office:value-type="string">
            <text:p text:style-name="Axiom">747</text:p>
          </table:table-cell>
          <table:table-cell table:style-name="Table1.A2" office:value-type="string">
            <text:p text:style-name="Axiom">M3.yU_E</text:p>
          </table:table-cell>
          <table:table-cell table:style-name="Table1.C2" office:value-type="string">
            <text:p text:style-name="Axiom"><draw:frame draw:style-name="fr1" draw:name="Object747" text:anchor-type="as-char" svg:y="-0.172in" svg:width="1.2063in" svg:height="0.2909in" draw:z-index="746"><draw:object xlink:href="./Object 747" xlink:type="simple" xlink:show="embed" xlink:actuate="onLoad"/><draw:image xlink:href="./ObjectReplacements/Object 747" xlink:type="simple" xlink:show="embed" xlink:actuate="onLoad"/></draw:frame>exists lsup U <text:s/>csub 3.y (%alpha ):%alpha humnu </text:p>
          </table:table-cell>
        </table:table-row>
        <table:table-row>
          <table:table-cell table:style-name="Table1.A2" office:value-type="string">
            <text:p text:style-name="Axiom">748</text:p>
          </table:table-cell>
          <table:table-cell table:style-name="Table1.A2" office:value-type="string">
            <text:p text:style-name="Axiom">M3.y_OA</text:p>
          </table:table-cell>
          <table:table-cell table:style-name="Table1.C2" office:value-type="string">
            <text:p text:style-name="Axiom"><draw:frame draw:style-name="fr1" draw:name="Object748" text:anchor-type="as-char" svg:y="-0.172in" svg:width="1.1957in" svg:height="0.2902in" draw:z-index="747"><draw:object xlink:href="./Object 748" xlink:type="simple" xlink:show="embed" xlink:actuate="onLoad"/><draw:image xlink:href="./ObjectReplacements/Object 748" xlink:type="simple" xlink:show="embed" xlink:actuate="onLoad"/></draw:frame>forall <text:s/>rsup O csub 3.y (%alpha ):%alpha humnu </text:p>
          </table:table-cell>
        </table:table-row>
        <table:table-row>
          <table:table-cell table:style-name="Table1.A2" office:value-type="string">
            <text:p text:style-name="Axiom">749</text:p>
          </table:table-cell>
          <table:table-cell table:style-name="Table1.A2" office:value-type="string">
            <text:p text:style-name="Axiom">M3.y_OB</text:p>
          </table:table-cell>
          <table:table-cell table:style-name="Table1.C2" office:value-type="string">
            <text:p text:style-name="Axiom"><draw:frame draw:style-name="fr1" draw:name="Object749" text:anchor-type="as-char" svg:y="-0.172in" svg:width="1.6626in" svg:height="0.2909in" draw:z-index="748"><draw:object xlink:href="./Object 749" xlink:type="simple" xlink:show="embed" xlink:actuate="onLoad"/><draw:image xlink:href="./ObjectReplacements/Object 749" xlink:type="simple" xlink:show="embed" xlink:actuate="onLoad"/></draw:frame>forall <text:s/>rsup O csub 3.y (%alpha ) exists <text:s/>rsup O csub 3.y (%alpha ):%alpha humnu </text:p>
          </table:table-cell>
        </table:table-row>
        <table:table-row>
          <table:table-cell table:style-name="Table1.A2" office:value-type="string">
            <text:p text:style-name="Axiom">750</text:p>
          </table:table-cell>
          <table:table-cell table:style-name="Table1.A2" office:value-type="string">
            <text:p text:style-name="Axiom">M3.y_OE</text:p>
          </table:table-cell>
          <table:table-cell table:style-name="Table1.C2" office:value-type="string">
            <text:p text:style-name="Axiom"><draw:frame draw:style-name="fr1" draw:name="Object750" text:anchor-type="as-char" svg:y="-0.172in" svg:width="1.1957in" svg:height="0.2909in" draw:z-index="749"><draw:object xlink:href="./Object 750" xlink:type="simple" xlink:show="embed" xlink:actuate="onLoad"/><draw:image xlink:href="./ObjectReplacements/Object 750" xlink:type="simple" xlink:show="embed" xlink:actuate="onLoad"/></draw:frame>exists <text:s/>rsup O csub 3.y (%alpha ):%alpha humnu </text:p>
          </table:table-cell>
        </table:table-row>
        <table:table-row>
          <table:table-cell table:style-name="Table1.A2" office:value-type="string">
            <text:p text:style-name="Axiom">751</text:p>
          </table:table-cell>
          <table:table-cell table:style-name="Table1.A2" office:value-type="string">
            <text:p text:style-name="Axiom">M3.y_SA</text:p>
          </table:table-cell>
          <table:table-cell table:style-name="Table1.C2" office:value-type="string">
            <text:p text:style-name="Axiom"><draw:frame draw:style-name="fr1" draw:name="Object751" text:anchor-type="as-char" svg:y="-0.172in" svg:width="1.1835in" svg:height="0.2902in" draw:z-index="750"><draw:object xlink:href="./Object 751" xlink:type="simple" xlink:show="embed" xlink:actuate="onLoad"/><draw:image xlink:href="./ObjectReplacements/Object 751" xlink:type="simple" xlink:show="embed" xlink:actuate="onLoad"/></draw:frame>forall <text:s/>rsup S csub 3.y (%alpha ):%alpha humnu </text:p>
          </table:table-cell>
        </table:table-row>
        <table:table-row>
          <table:table-cell table:style-name="Table1.A2" office:value-type="string">
            <text:p text:style-name="Axiom">752</text:p>
          </table:table-cell>
          <table:table-cell table:style-name="Table1.A2" office:value-type="string">
            <text:p text:style-name="Axiom">M3.y_SB</text:p>
          </table:table-cell>
          <table:table-cell table:style-name="Table1.C2" office:value-type="string">
            <text:p text:style-name="Axiom"><draw:frame draw:style-name="fr1" draw:name="Object752" text:anchor-type="as-char" svg:y="-0.172in" svg:width="1.6362in" svg:height="0.2909in" draw:z-index="751"><draw:object xlink:href="./Object 752" xlink:type="simple" xlink:show="embed" xlink:actuate="onLoad"/><draw:image xlink:href="./ObjectReplacements/Object 752" xlink:type="simple" xlink:show="embed" xlink:actuate="onLoad"/></draw:frame>forall <text:s/>rsup S csub 3.y (%alpha ) exists <text:s/>rsup S csub 3.y (%alpha ):%alpha humnu </text:p>
          </table:table-cell>
        </table:table-row>
        <table:table-row>
          <table:table-cell table:style-name="Table1.A2" office:value-type="string">
            <text:p text:style-name="Axiom">753</text:p>
          </table:table-cell>
          <table:table-cell table:style-name="Table1.A2" office:value-type="string">
            <text:p text:style-name="Axiom">M3.y_SE</text:p>
          </table:table-cell>
          <table:table-cell table:style-name="Table1.C2" office:value-type="string">
            <text:p text:style-name="Axiom"><draw:frame draw:style-name="fr1" draw:name="Object753" text:anchor-type="as-char" svg:y="-0.172in" svg:width="1.1835in" svg:height="0.2909in" draw:z-index="752"><draw:object xlink:href="./Object 753" xlink:type="simple" xlink:show="embed" xlink:actuate="onLoad"/><draw:image xlink:href="./ObjectReplacements/Object 753" xlink:type="simple" xlink:show="embed" xlink:actuate="onLoad"/></draw:frame>exists <text:s/>rsup S csub 3.y (%alpha ):%alpha humnu </text:p>
          </table:table-cell>
        </table:table-row>
        <table:table-row>
          <table:table-cell table:style-name="Table1.A2" office:value-type="string">
            <text:p text:style-name="Axiom">754</text:p>
          </table:table-cell>
          <table:table-cell table:style-name="Table1.A2" office:value-type="string">
            <text:p text:style-name="Axiom">M3.y__A</text:p>
          </table:table-cell>
          <table:table-cell table:style-name="Table1.C2" office:value-type="string">
            <text:p text:style-name="Axiom"><draw:frame draw:style-name="fr1" draw:name="Object754" text:anchor-type="as-char" svg:y="-0.152in" svg:width="1.1193in" svg:height="0.2701in" draw:z-index="753"><draw:object xlink:href="./Object 754" xlink:type="simple" xlink:show="embed" xlink:actuate="onLoad"/><draw:image xlink:href="./ObjectReplacements/Object 754" xlink:type="simple" xlink:show="embed" xlink:actuate="onLoad"/></draw:frame>forall <text:s text:c="2"/>csub 3.y (%alpha ):%alpha humnu </text:p>
          </table:table-cell>
        </table:table-row>
        <table:table-row>
          <table:table-cell table:style-name="Table1.A2" office:value-type="string">
            <text:p text:style-name="Axiom">755</text:p>
          </table:table-cell>
          <table:table-cell table:style-name="Table1.A2" office:value-type="string">
            <text:p text:style-name="Axiom">M3.y__B</text:p>
          </table:table-cell>
          <table:table-cell table:style-name="Table1.C2" office:value-type="string">
            <text:p text:style-name="Axiom"><draw:frame draw:style-name="fr1" draw:name="Object755" text:anchor-type="as-char" svg:y="-0.152in" svg:width="1.5098in" svg:height="0.2709in" draw:z-index="754"><draw:object xlink:href="./Object 755" xlink:type="simple" xlink:show="embed" xlink:actuate="onLoad"/><draw:image xlink:href="./ObjectReplacements/Object 755" xlink:type="simple" xlink:show="embed" xlink:actuate="onLoad"/></draw:frame>forall <text:s text:c="2"/>csub 3.y (%alpha ) exists <text:s text:c="2"/>csub 3.y (%alpha ):%alpha humnu </text:p>
          </table:table-cell>
        </table:table-row>
        <table:table-row>
          <table:table-cell table:style-name="Table1.A2" office:value-type="string">
            <text:p text:style-name="Axiom">756</text:p>
          </table:table-cell>
          <table:table-cell table:style-name="Table1.A2" office:value-type="string">
            <text:p text:style-name="Axiom">M3.y__E</text:p>
          </table:table-cell>
          <table:table-cell table:style-name="Table1.C2" office:value-type="string">
            <text:p text:style-name="Axiom"><draw:frame draw:style-name="fr1" draw:name="Object756" text:anchor-type="as-char" svg:y="-0.152in" svg:width="1.1193in" svg:height="0.2709in" draw:z-index="755"><draw:object xlink:href="./Object 756" xlink:type="simple" xlink:show="embed" xlink:actuate="onLoad"/><draw:image xlink:href="./ObjectReplacements/Object 756" xlink:type="simple" xlink:show="embed" xlink:actuate="onLoad"/></draw:frame>exists <text:s text:c="2"/>csub 3.y (%alpha ):%alpha humnu </text:p>
          </table:table-cell>
        </table:table-row>
        <table:table-row>
          <table:table-cell table:style-name="Table1.A2" office:value-type="string">
            <text:p text:style-name="Axiom">757</text:p>
          </table:table-cell>
          <table:table-cell table:style-name="Table1.A2" office:value-type="string">
            <text:p text:style-name="Axiom">MB.BKOA</text:p>
          </table:table-cell>
          <table:table-cell table:style-name="Table1.C2" office:value-type="string">
            <text:p text:style-name="Axiom"><draw:frame draw:style-name="fr1" draw:name="Object757" text:anchor-type="as-char" svg:y="-0.172in" svg:width="1.272in" svg:height="0.2193in" draw:z-index="756"><draw:object xlink:href="./Object 757" xlink:type="simple" xlink:show="embed" xlink:actuate="onLoad"/><draw:image xlink:href="./ObjectReplacements/Object 757" xlink:type="simple" xlink:show="embed" xlink:actuate="onLoad"/></draw:frame>forall lsup K rsup O (%alpha ):%alpha humnu </text:p>
          </table:table-cell>
        </table:table-row>
        <table:table-row>
          <table:table-cell table:style-name="Table1.A2" office:value-type="string">
            <text:p text:style-name="Axiom">758</text:p>
          </table:table-cell>
          <table:table-cell table:style-name="Table1.A2" office:value-type="string">
            <text:p text:style-name="Axiom">MB.BKOB</text:p>
          </table:table-cell>
          <table:table-cell table:style-name="Table1.C2" office:value-type="string">
            <text:p text:style-name="Axiom"><draw:frame draw:style-name="fr1" draw:name="Object758" text:anchor-type="as-char" svg:y="-0.172in" svg:width="1.7972in" svg:height="0.2193in" draw:z-index="757"><draw:object xlink:href="./Object 758" xlink:type="simple" xlink:show="embed" xlink:actuate="onLoad"/><draw:image xlink:href="./ObjectReplacements/Object 758" xlink:type="simple" xlink:show="embed" xlink:actuate="onLoad"/></draw:frame>forall lsup K rsup O (%alpha ) exists lsup K rsup O (%alpha ):%alpha humnu </text:p>
          </table:table-cell>
        </table:table-row>
        <table:table-row>
          <table:table-cell table:style-name="Table1.A2" office:value-type="string">
            <text:p text:style-name="Axiom">759</text:p>
          </table:table-cell>
          <table:table-cell table:style-name="Table1.A2" office:value-type="string">
            <text:p text:style-name="Axiom">MB.BKOE</text:p>
          </table:table-cell>
          <table:table-cell table:style-name="Table1.C2" office:value-type="string">
            <text:p text:style-name="Axiom"><draw:frame draw:style-name="fr1" draw:name="Object759" text:anchor-type="as-char" svg:y="-0.172in" svg:width="1.2547in" svg:height="0.2193in" draw:z-index="758"><draw:object xlink:href="./Object 759" xlink:type="simple" xlink:show="embed" xlink:actuate="onLoad"/><draw:image xlink:href="./ObjectReplacements/Object 759" xlink:type="simple" xlink:show="embed" xlink:actuate="onLoad"/></draw:frame>exists lsup K rsup O (%alpha ):%alpha humnu </text:p>
          </table:table-cell>
        </table:table-row>
        <table:table-row>
          <table:table-cell table:style-name="Table1.A2" office:value-type="string">
            <text:p text:style-name="Axiom">760</text:p>
          </table:table-cell>
          <table:table-cell table:style-name="Table1.A2" office:value-type="string">
            <text:p text:style-name="Axiom">MB.BKSA</text:p>
          </table:table-cell>
          <table:table-cell table:style-name="Table1.C2" office:value-type="string">
            <text:p text:style-name="Axiom"><draw:frame draw:style-name="fr1" draw:name="Object760" text:anchor-type="as-char" svg:y="-0.172in" svg:width="1.2591in" svg:height="0.2193in" draw:z-index="759"><draw:object xlink:href="./Object 760" xlink:type="simple" xlink:show="embed" xlink:actuate="onLoad"/><draw:image xlink:href="./ObjectReplacements/Object 760" xlink:type="simple" xlink:show="embed" xlink:actuate="onLoad"/></draw:frame>forall lsup K rsup S (%alpha ):%alpha humnu </text:p>
          </table:table-cell>
        </table:table-row>
        <table:table-row>
          <table:table-cell table:style-name="Table1.A2" office:value-type="string">
            <text:p text:style-name="Axiom">761</text:p>
          </table:table-cell>
          <table:table-cell table:style-name="Table1.A2" office:value-type="string">
            <text:p text:style-name="Axiom">MB.BKSB</text:p>
          </table:table-cell>
          <table:table-cell table:style-name="Table1.C2" office:value-type="string">
            <text:p text:style-name="Axiom"><draw:frame draw:style-name="fr1" draw:name="Object761" text:anchor-type="as-char" svg:y="-0.172in" svg:width="1.7717in" svg:height="0.2193in" draw:z-index="760"><draw:object xlink:href="./Object 761" xlink:type="simple" xlink:show="embed" xlink:actuate="onLoad"/><draw:image xlink:href="./ObjectReplacements/Object 761" xlink:type="simple" xlink:show="embed" xlink:actuate="onLoad"/></draw:frame>forall lsup K rsup S (%alpha ) exists lsup K rsup S (%alpha ):%alpha humnu </text:p>
          </table:table-cell>
        </table:table-row>
        <table:table-row>
          <table:table-cell table:style-name="Table1.A2" office:value-type="string">
            <text:p text:style-name="Axiom">762</text:p>
          </table:table-cell>
          <table:table-cell table:style-name="Table1.A2" office:value-type="string">
            <text:p text:style-name="Axiom">MB.BKSE</text:p>
          </table:table-cell>
          <table:table-cell table:style-name="Table1.C2" office:value-type="string">
            <text:p text:style-name="Axiom"><draw:frame draw:style-name="fr1" draw:name="Object762" text:anchor-type="as-char" svg:y="-0.172in" svg:width="1.2425in" svg:height="0.2193in" draw:z-index="761"><draw:object xlink:href="./Object 762" xlink:type="simple" xlink:show="embed" xlink:actuate="onLoad"/><draw:image xlink:href="./ObjectReplacements/Object 762" xlink:type="simple" xlink:show="embed" xlink:actuate="onLoad"/></draw:frame>exists lsup K rsup S (%alpha ):%alpha humnu </text:p>
          </table:table-cell>
        </table:table-row>
        <table:table-row>
          <table:table-cell table:style-name="Table1.A2" office:value-type="string">
            <text:p text:style-name="Axiom">763</text:p>
          </table:table-cell>
          <table:table-cell table:style-name="Table1.A2" office:value-type="string">
            <text:p text:style-name="Axiom">MB.BK_A</text:p>
          </table:table-cell>
          <table:table-cell table:style-name="Table1.C2" office:value-type="string">
            <text:p text:style-name="Axiom"><draw:frame draw:style-name="fr1" draw:name="Object763" text:anchor-type="as-char" svg:y="-0.172in" svg:width="1.1957in" svg:height="0.2193in" draw:z-index="762"><draw:object xlink:href="./Object 763" xlink:type="simple" xlink:show="embed" xlink:actuate="onLoad"/><draw:image xlink:href="./ObjectReplacements/Object 763" xlink:type="simple" xlink:show="embed" xlink:actuate="onLoad"/></draw:frame>forall lsup K <text:s/>(%alpha ):%alpha humnu </text:p>
          </table:table-cell>
        </table:table-row>
        <table:table-row>
          <table:table-cell table:style-name="Table1.A2" office:value-type="string">
            <text:p text:style-name="Axiom">764</text:p>
          </table:table-cell>
          <table:table-cell table:style-name="Table1.A2" office:value-type="string">
            <text:p text:style-name="Axiom">MB.BK_B</text:p>
          </table:table-cell>
          <table:table-cell table:style-name="Table1.C2" office:value-type="string">
            <text:p text:style-name="Axiom"><draw:frame draw:style-name="fr1" draw:name="Object764" text:anchor-type="as-char" svg:y="-0.172in" svg:width="1.6445in" svg:height="0.2193in" draw:z-index="763"><draw:object xlink:href="./Object 764" xlink:type="simple" xlink:show="embed" xlink:actuate="onLoad"/><draw:image xlink:href="./ObjectReplacements/Object 764" xlink:type="simple" xlink:show="embed" xlink:actuate="onLoad"/></draw:frame>forall lsup K <text:s/>(%alpha ) exists lsup K <text:s/>(%alpha ):%alpha humnu </text:p>
          </table:table-cell>
        </table:table-row>
        <table:table-row>
          <table:table-cell table:style-name="Table1.A2" office:value-type="string">
            <text:p text:style-name="Axiom">765</text:p>
          </table:table-cell>
          <table:table-cell table:style-name="Table1.A2" office:value-type="string">
            <text:p text:style-name="Axiom">MB.BK_E</text:p>
          </table:table-cell>
          <table:table-cell table:style-name="Table1.C2" office:value-type="string">
            <text:p text:style-name="Axiom"><draw:frame draw:style-name="fr1" draw:name="Object765" text:anchor-type="as-char" svg:y="-0.172in" svg:width="1.1783in" svg:height="0.2193in" draw:z-index="764"><draw:object xlink:href="./Object 765" xlink:type="simple" xlink:show="embed" xlink:actuate="onLoad"/><draw:image xlink:href="./ObjectReplacements/Object 765" xlink:type="simple" xlink:show="embed" xlink:actuate="onLoad"/></draw:frame>exists lsup K <text:s/>(%alpha ):%alpha humnu </text:p>
          </table:table-cell>
        </table:table-row>
        <table:table-row>
          <table:table-cell table:style-name="Table1.A2" office:value-type="string">
            <text:p text:style-name="Axiom">766</text:p>
          </table:table-cell>
          <table:table-cell table:style-name="Table1.A2" office:value-type="string">
            <text:p text:style-name="Axiom">MB.BUOA</text:p>
          </table:table-cell>
          <table:table-cell table:style-name="Table1.C2" office:value-type="string">
            <text:p text:style-name="Axiom"><draw:frame draw:style-name="fr1" draw:name="Object766" text:anchor-type="as-char" svg:y="-0.172in" svg:width="1.2728in" svg:height="0.2193in" draw:z-index="765"><draw:object xlink:href="./Object 766" xlink:type="simple" xlink:show="embed" xlink:actuate="onLoad"/><draw:image xlink:href="./ObjectReplacements/Object 766" xlink:type="simple" xlink:show="embed" xlink:actuate="onLoad"/></draw:frame>forall lsup U rsup O (%alpha ):%alpha humnu </text:p>
          </table:table-cell>
        </table:table-row>
        <table:table-row>
          <table:table-cell table:style-name="Table1.A2" office:value-type="string">
            <text:p text:style-name="Axiom">767</text:p>
          </table:table-cell>
          <table:table-cell table:style-name="Table1.A2" office:value-type="string">
            <text:p text:style-name="Axiom">MB.BUOB</text:p>
          </table:table-cell>
          <table:table-cell table:style-name="Table1.C2" office:value-type="string">
            <text:p text:style-name="Axiom"><draw:frame draw:style-name="fr1" draw:name="Object767" text:anchor-type="as-char" svg:y="-0.172in" svg:width="1.7992in" svg:height="0.2193in" draw:z-index="766"><draw:object xlink:href="./Object 767" xlink:type="simple" xlink:show="embed" xlink:actuate="onLoad"/><draw:image xlink:href="./ObjectReplacements/Object 767" xlink:type="simple" xlink:show="embed" xlink:actuate="onLoad"/></draw:frame>forall lsup U rsup O (%alpha ) exists lsup U rsup O (%alpha ):%alpha humnu </text:p>
          </table:table-cell>
        </table:table-row>
        <table:table-row>
          <table:table-cell table:style-name="Table1.A2" office:value-type="string">
            <text:p text:style-name="Axiom">768</text:p>
          </table:table-cell>
          <table:table-cell table:style-name="Table1.A2" office:value-type="string">
            <text:p text:style-name="Axiom">MB.BUOE</text:p>
          </table:table-cell>
          <table:table-cell table:style-name="Table1.C2" office:value-type="string">
            <text:p text:style-name="Axiom"><draw:frame draw:style-name="fr1" draw:name="Object768" text:anchor-type="as-char" svg:y="-0.172in" svg:width="1.2563in" svg:height="0.2193in" draw:z-index="767"><draw:object xlink:href="./Object 768" xlink:type="simple" xlink:show="embed" xlink:actuate="onLoad"/><draw:image xlink:href="./ObjectReplacements/Object 768" xlink:type="simple" xlink:show="embed" xlink:actuate="onLoad"/></draw:frame>exists lsup U rsup O (%alpha ):%alpha humnu </text:p>
          </table:table-cell>
        </table:table-row>
        <table:table-row>
          <table:table-cell table:style-name="Table1.A2" office:value-type="string">
            <text:p text:style-name="Axiom">769</text:p>
          </table:table-cell>
          <table:table-cell table:style-name="Table1.A2" office:value-type="string">
            <text:p text:style-name="Axiom">MB.BUSA</text:p>
          </table:table-cell>
          <table:table-cell table:style-name="Table1.C2" office:value-type="string">
            <text:p text:style-name="Axiom"><draw:frame draw:style-name="fr1" draw:name="Object769" text:anchor-type="as-char" svg:y="-0.172in" svg:width="1.2602in" svg:height="0.2193in" draw:z-index="768"><draw:object xlink:href="./Object 769" xlink:type="simple" xlink:show="embed" xlink:actuate="onLoad"/><draw:image xlink:href="./ObjectReplacements/Object 769" xlink:type="simple" xlink:show="embed" xlink:actuate="onLoad"/></draw:frame>forall lsup U rsup S (%alpha ):%alpha humnu </text:p>
          </table:table-cell>
        </table:table-row>
        <table:table-row>
          <table:table-cell table:style-name="Table1.A2" office:value-type="string">
            <text:p text:style-name="Axiom">770</text:p>
          </table:table-cell>
          <table:table-cell table:style-name="Table1.A2" office:value-type="string">
            <text:p text:style-name="Axiom">MB.BUSB</text:p>
          </table:table-cell>
          <table:table-cell table:style-name="Table1.C2" office:value-type="string">
            <text:p text:style-name="Axiom"><draw:frame draw:style-name="fr1" draw:name="Object770" text:anchor-type="as-char" svg:y="-0.172in" svg:width="1.7736in" svg:height="0.2193in" draw:z-index="769"><draw:object xlink:href="./Object 770" xlink:type="simple" xlink:show="embed" xlink:actuate="onLoad"/><draw:image xlink:href="./ObjectReplacements/Object 770" xlink:type="simple" xlink:show="embed" xlink:actuate="onLoad"/></draw:frame>forall lsup U rsup S (%alpha ) exists lsup U rsup S (%alpha ):%alpha humnu </text:p>
          </table:table-cell>
        </table:table-row>
        <table:table-row>
          <table:table-cell table:style-name="Table1.A2" office:value-type="string">
            <text:p text:style-name="Axiom">771</text:p>
          </table:table-cell>
          <table:table-cell table:style-name="Table1.A2" office:value-type="string">
            <text:p text:style-name="Axiom">MB.BUSE</text:p>
          </table:table-cell>
          <table:table-cell table:style-name="Table1.C2" office:value-type="string">
            <text:p text:style-name="Axiom"><draw:frame draw:style-name="fr1" draw:name="Object771" text:anchor-type="as-char" svg:y="-0.172in" svg:width="1.2429in" svg:height="0.2193in" draw:z-index="770"><draw:object xlink:href="./Object 771" xlink:type="simple" xlink:show="embed" xlink:actuate="onLoad"/><draw:image xlink:href="./ObjectReplacements/Object 771" xlink:type="simple" xlink:show="embed" xlink:actuate="onLoad"/></draw:frame>exists lsup U rsup S (%alpha ):%alpha humnu </text:p>
          </table:table-cell>
        </table:table-row>
        <table:table-row>
          <table:table-cell table:style-name="Table1.A2" office:value-type="string">
            <text:p text:style-name="Axiom">772</text:p>
          </table:table-cell>
          <table:table-cell table:style-name="Table1.A2" office:value-type="string">
            <text:p text:style-name="Axiom">MB.BU_A</text:p>
          </table:table-cell>
          <table:table-cell table:style-name="Table1.C2" office:value-type="string">
            <text:p text:style-name="Axiom"><draw:frame draw:style-name="fr1" draw:name="Object772" text:anchor-type="as-char" svg:y="-0.172in" svg:width="1.1965in" svg:height="0.2193in" draw:z-index="771"><draw:object xlink:href="./Object 772" xlink:type="simple" xlink:show="embed" xlink:actuate="onLoad"/><draw:image xlink:href="./ObjectReplacements/Object 772" xlink:type="simple" xlink:show="embed" xlink:actuate="onLoad"/></draw:frame>forall lsup U <text:s/>(%alpha ):%alpha humnu </text:p>
          </table:table-cell>
        </table:table-row>
        <table:table-row>
          <table:table-cell table:style-name="Table1.A2" office:value-type="string">
            <text:p text:style-name="Axiom">773</text:p>
          </table:table-cell>
          <table:table-cell table:style-name="Table1.A2" office:value-type="string">
            <text:p text:style-name="Axiom">MB.BU_B</text:p>
          </table:table-cell>
          <table:table-cell table:style-name="Table1.C2" office:value-type="string">
            <text:p text:style-name="Axiom"><draw:frame draw:style-name="fr1" draw:name="Object773" text:anchor-type="as-char" svg:y="-0.172in" svg:width="1.6465in" svg:height="0.2193in" draw:z-index="772"><draw:object xlink:href="./Object 773" xlink:type="simple" xlink:show="embed" xlink:actuate="onLoad"/><draw:image xlink:href="./ObjectReplacements/Object 773" xlink:type="simple" xlink:show="embed" xlink:actuate="onLoad"/></draw:frame>forall lsup U <text:s/>(%alpha ) exists lsup U <text:s/>(%alpha ):%alpha humnu </text:p>
          </table:table-cell>
        </table:table-row>
        <table:table-row>
          <table:table-cell table:style-name="Table1.A2" office:value-type="string">
            <text:p text:style-name="Axiom">774</text:p>
          </table:table-cell>
          <table:table-cell table:style-name="Table1.A2" office:value-type="string">
            <text:p text:style-name="Axiom">MB.BU_E</text:p>
          </table:table-cell>
          <table:table-cell table:style-name="Table1.C2" office:value-type="string">
            <text:p text:style-name="Axiom"><draw:frame draw:style-name="fr1" draw:name="Object774" text:anchor-type="as-char" svg:y="-0.172in" svg:width="1.1799in" svg:height="0.2193in" draw:z-index="773"><draw:object xlink:href="./Object 774" xlink:type="simple" xlink:show="embed" xlink:actuate="onLoad"/><draw:image xlink:href="./ObjectReplacements/Object 774" xlink:type="simple" xlink:show="embed" xlink:actuate="onLoad"/></draw:frame>exists lsup U <text:s/>(%alpha ):%alpha humnu </text:p>
          </table:table-cell>
        </table:table-row>
        <table:table-row>
          <table:table-cell table:style-name="Table1.A2" office:value-type="string">
            <text:p text:style-name="Axiom">775</text:p>
          </table:table-cell>
          <table:table-cell table:style-name="Table1.A2" office:value-type="string">
            <text:p text:style-name="Axiom">MB.B_OA</text:p>
          </table:table-cell>
          <table:table-cell table:style-name="Table1.C2" office:value-type="string">
            <text:p text:style-name="Axiom"><draw:frame draw:style-name="fr1" draw:name="Object775" text:anchor-type="as-char" svg:y="-0.172in" svg:width="1.1902in" svg:height="0.2193in" draw:z-index="774"><draw:object xlink:href="./Object 775" xlink:type="simple" xlink:show="embed" xlink:actuate="onLoad"/><draw:image xlink:href="./ObjectReplacements/Object 775" xlink:type="simple" xlink:show="embed" xlink:actuate="onLoad"/></draw:frame>forall <text:s/>rsup O (%alpha ):%alpha humnu </text:p>
          </table:table-cell>
        </table:table-row>
        <table:table-row>
          <table:table-cell table:style-name="Table1.A2" office:value-type="string">
            <text:p text:style-name="Axiom">776</text:p>
          </table:table-cell>
          <table:table-cell table:style-name="Table1.A2" office:value-type="string">
            <text:p text:style-name="Axiom">MB.B_OB</text:p>
          </table:table-cell>
          <table:table-cell table:style-name="Table1.C2" office:value-type="string">
            <text:p text:style-name="Axiom"><draw:frame draw:style-name="fr1" draw:name="Object776" text:anchor-type="as-char" svg:y="-0.172in" svg:width="1.6307in" svg:height="0.2193in" draw:z-index="775"><draw:object xlink:href="./Object 776" xlink:type="simple" xlink:show="embed" xlink:actuate="onLoad"/><draw:image xlink:href="./ObjectReplacements/Object 776" xlink:type="simple" xlink:show="embed" xlink:actuate="onLoad"/></draw:frame>forall <text:s/>rsup O (%alpha ) exists <text:s/>rsup O (%alpha ):%alpha humnu </text:p>
          </table:table-cell>
        </table:table-row>
        <table:table-row>
          <table:table-cell table:style-name="Table1.A2" office:value-type="string">
            <text:p text:style-name="Axiom">777</text:p>
          </table:table-cell>
          <table:table-cell table:style-name="Table1.A2" office:value-type="string">
            <text:p text:style-name="Axiom">MB.B_OE</text:p>
          </table:table-cell>
          <table:table-cell table:style-name="Table1.C2" office:value-type="string">
            <text:p text:style-name="Axiom"><draw:frame draw:style-name="fr1" draw:name="Object777" text:anchor-type="as-char" svg:y="-0.172in" svg:width="1.1717in" svg:height="0.2193in" draw:z-index="776"><draw:object xlink:href="./Object 777" xlink:type="simple" xlink:show="embed" xlink:actuate="onLoad"/><draw:image xlink:href="./ObjectReplacements/Object 777" xlink:type="simple" xlink:show="embed" xlink:actuate="onLoad"/></draw:frame>exists <text:s/>rsup O (%alpha ):%alpha humnu </text:p>
          </table:table-cell>
        </table:table-row>
        <table:table-row>
          <table:table-cell table:style-name="Table1.A2" office:value-type="string">
            <text:p text:style-name="Axiom">778</text:p>
          </table:table-cell>
          <table:table-cell table:style-name="Table1.A2" office:value-type="string">
            <text:p text:style-name="Axiom">MB.B_SA</text:p>
          </table:table-cell>
          <table:table-cell table:style-name="Table1.C2" office:value-type="string">
            <text:p text:style-name="Axiom"><draw:frame draw:style-name="fr1" draw:name="Object778" text:anchor-type="as-char" svg:y="-0.172in" svg:width="1.1772in" svg:height="0.2193in" draw:z-index="777"><draw:object xlink:href="./Object 778" xlink:type="simple" xlink:show="embed" xlink:actuate="onLoad"/><draw:image xlink:href="./ObjectReplacements/Object 778" xlink:type="simple" xlink:show="embed" xlink:actuate="onLoad"/></draw:frame>forall <text:s/>rsup S (%alpha ):%alpha humnu </text:p>
          </table:table-cell>
        </table:table-row>
        <table:table-row>
          <table:table-cell table:style-name="Table1.A2" office:value-type="string">
            <text:p text:style-name="Axiom">779</text:p>
          </table:table-cell>
          <table:table-cell table:style-name="Table1.A2" office:value-type="string">
            <text:p text:style-name="Axiom">MB.B_SB</text:p>
          </table:table-cell>
          <table:table-cell table:style-name="Table1.C2" office:value-type="string">
            <text:p text:style-name="Axiom"><draw:frame draw:style-name="fr1" draw:name="Object779" text:anchor-type="as-char" svg:y="-0.172in" svg:width="1.6043in" svg:height="0.2193in" draw:z-index="778"><draw:object xlink:href="./Object 779" xlink:type="simple" xlink:show="embed" xlink:actuate="onLoad"/><draw:image xlink:href="./ObjectReplacements/Object 779" xlink:type="simple" xlink:show="embed" xlink:actuate="onLoad"/></draw:frame>forall <text:s/>rsup S (%alpha ) exists <text:s/>rsup S (%alpha ):%alpha humnu </text:p>
          </table:table-cell>
        </table:table-row>
        <table:table-row>
          <table:table-cell table:style-name="Table1.A2" office:value-type="string">
            <text:p text:style-name="Axiom">780</text:p>
          </table:table-cell>
          <table:table-cell table:style-name="Table1.A2" office:value-type="string">
            <text:p text:style-name="Axiom">MB.B_SE</text:p>
          </table:table-cell>
          <table:table-cell table:style-name="Table1.C2" office:value-type="string">
            <text:p text:style-name="Axiom"><draw:frame draw:style-name="fr1" draw:name="Object780" text:anchor-type="as-char" svg:y="-0.172in" svg:width="1.1583in" svg:height="0.2193in" draw:z-index="779"><draw:object xlink:href="./Object 780" xlink:type="simple" xlink:show="embed" xlink:actuate="onLoad"/><draw:image xlink:href="./ObjectReplacements/Object 780" xlink:type="simple" xlink:show="embed" xlink:actuate="onLoad"/></draw:frame>exists <text:s/>rsup S (%alpha ):%alpha humnu </text:p>
          </table:table-cell>
        </table:table-row>
        <table:table-row>
          <table:table-cell table:style-name="Table1.A2" office:value-type="string">
            <text:p text:style-name="Axiom">781</text:p>
          </table:table-cell>
          <table:table-cell table:style-name="Table1.A2" office:value-type="string">
            <text:p text:style-name="Axiom">MB.B__A</text:p>
          </table:table-cell>
          <table:table-cell table:style-name="Table1.C2" office:value-type="string">
            <text:p text:style-name="Axiom"><draw:frame draw:style-name="fr1" draw:name="Object781" text:anchor-type="as-char" svg:y="-0.152in" svg:width="1.1138in" svg:height="0.1992in" draw:z-index="780"><draw:object xlink:href="./Object 781" xlink:type="simple" xlink:show="embed" xlink:actuate="onLoad"/><draw:image xlink:href="./ObjectReplacements/Object 781" xlink:type="simple" xlink:show="embed" xlink:actuate="onLoad"/></draw:frame>forall <text:s text:c="2"/>(%alpha ):%alpha humnu </text:p>
          </table:table-cell>
        </table:table-row>
        <table:table-row>
          <table:table-cell table:style-name="Table1.A2" office:value-type="string">
            <text:p text:style-name="Axiom">782</text:p>
          </table:table-cell>
          <table:table-cell table:style-name="Table1.A2" office:value-type="string">
            <text:p text:style-name="Axiom">MB.B__B</text:p>
          </table:table-cell>
          <table:table-cell table:style-name="Table1.C2" office:value-type="string">
            <text:p text:style-name="Axiom"><draw:frame draw:style-name="fr1" draw:name="Object782" text:anchor-type="as-char" svg:y="-0.152in" svg:width="1.478in" svg:height="0.1992in" draw:z-index="781"><draw:object xlink:href="./Object 782" xlink:type="simple" xlink:show="embed" xlink:actuate="onLoad"/><draw:image xlink:href="./ObjectReplacements/Object 782" xlink:type="simple" xlink:show="embed" xlink:actuate="onLoad"/></draw:frame>forall <text:s text:c="2"/>(%alpha ) exists <text:s text:c="2"/>(%alpha ):%alpha humnu </text:p>
          </table:table-cell>
        </table:table-row>
        <table:table-row>
          <table:table-cell table:style-name="Table1.A2" office:value-type="string">
            <text:p text:style-name="Axiom">783</text:p>
          </table:table-cell>
          <table:table-cell table:style-name="Table1.A2" office:value-type="string">
            <text:p text:style-name="Axiom">MB.B__E</text:p>
          </table:table-cell>
          <table:table-cell table:style-name="Table1.C2" office:value-type="string">
            <text:p text:style-name="Axiom"><draw:frame draw:style-name="fr1" draw:name="Object783" text:anchor-type="as-char" svg:y="-0.152in" svg:width="1.0953in" svg:height="0.1992in" draw:z-index="782"><draw:object xlink:href="./Object 783" xlink:type="simple" xlink:show="embed" xlink:actuate="onLoad"/><draw:image xlink:href="./ObjectReplacements/Object 783" xlink:type="simple" xlink:show="embed" xlink:actuate="onLoad"/></draw:frame>exists <text:s text:c="2"/>(%alpha ):%alpha humnu </text:p>
          </table:table-cell>
        </table:table-row>
        <table:table-row>
          <table:table-cell table:style-name="Table1.A2" office:value-type="string">
            <text:p text:style-name="Axiom">784</text:p>
          </table:table-cell>
          <table:table-cell table:style-name="Table1.A2" office:value-type="string">
            <text:p text:style-name="Axiom">Mx.0KOA</text:p>
          </table:table-cell>
          <table:table-cell table:style-name="Table1.C2" office:value-type="string">
            <text:p text:style-name="Axiom"><draw:frame draw:style-name="fr1" draw:name="Object784" text:anchor-type="as-char" svg:y="-0.172in" svg:width="1.2827in" svg:height="0.2902in" draw:z-index="783"><draw:object xlink:href="./Object 784" xlink:type="simple" xlink:show="embed" xlink:actuate="onLoad"/><draw:image xlink:href="./ObjectReplacements/Object 784" xlink:type="simple" xlink:show="embed" xlink:actuate="onLoad"/></draw:frame>forall lsup K rsup O csub x.0 (%alpha ):%alpha humnu </text:p>
          </table:table-cell>
        </table:table-row>
        <table:table-row>
          <table:table-cell table:style-name="Table1.A2" office:value-type="string">
            <text:p text:style-name="Axiom">785</text:p>
          </table:table-cell>
          <table:table-cell table:style-name="Table1.A2" office:value-type="string">
            <text:p text:style-name="Axiom">Mx.0KOB</text:p>
          </table:table-cell>
          <table:table-cell table:style-name="Table1.C2" office:value-type="string">
            <text:p text:style-name="Axiom"><draw:frame draw:style-name="fr1" draw:name="Object785" text:anchor-type="as-char" svg:y="-0.172in" svg:width="1.8354in" svg:height="0.2909in" draw:z-index="784"><draw:object xlink:href="./Object 785" xlink:type="simple" xlink:show="embed" xlink:actuate="onLoad"/><draw:image xlink:href="./ObjectReplacements/Object 785" xlink:type="simple" xlink:show="embed" xlink:actuate="onLoad"/></draw:frame>forall lsup K rsup O csub x.0 (%alpha ) exists lsup K rsup O csub x.0 (%alpha ):%alpha humnu </text:p>
          </table:table-cell>
        </table:table-row>
        <table:table-row>
          <table:table-cell table:style-name="Table1.A2" office:value-type="string">
            <text:p text:style-name="Axiom">786</text:p>
          </table:table-cell>
          <table:table-cell table:style-name="Table1.A2" office:value-type="string">
            <text:p text:style-name="Axiom">Mx.0KOE</text:p>
          </table:table-cell>
          <table:table-cell table:style-name="Table1.C2" office:value-type="string">
            <text:p text:style-name="Axiom"><draw:frame draw:style-name="fr1" draw:name="Object786" text:anchor-type="as-char" svg:y="-0.172in" svg:width="1.2827in" svg:height="0.2909in" draw:z-index="785"><draw:object xlink:href="./Object 786" xlink:type="simple" xlink:show="embed" xlink:actuate="onLoad"/><draw:image xlink:href="./ObjectReplacements/Object 786" xlink:type="simple" xlink:show="embed" xlink:actuate="onLoad"/></draw:frame>exists lsup K rsup O csub x.0 (%alpha ):%alpha humnu </text:p>
          </table:table-cell>
        </table:table-row>
        <table:table-row>
          <table:table-cell table:style-name="Table1.A2" office:value-type="string">
            <text:p text:style-name="Axiom">787</text:p>
          </table:table-cell>
          <table:table-cell table:style-name="Table1.A2" office:value-type="string">
            <text:p text:style-name="Axiom">Mx.0KSA</text:p>
          </table:table-cell>
          <table:table-cell table:style-name="Table1.C2" office:value-type="string">
            <text:p text:style-name="Axiom"><draw:frame draw:style-name="fr1" draw:name="Object787" text:anchor-type="as-char" svg:y="-0.172in" svg:width="1.2693in" svg:height="0.2902in" draw:z-index="786"><draw:object xlink:href="./Object 787" xlink:type="simple" xlink:show="embed" xlink:actuate="onLoad"/><draw:image xlink:href="./ObjectReplacements/Object 787" xlink:type="simple" xlink:show="embed" xlink:actuate="onLoad"/></draw:frame>forall lsup K rsup S csub x.0 (%alpha ):%alpha humnu </text:p>
          </table:table-cell>
        </table:table-row>
        <table:table-row>
          <table:table-cell table:style-name="Table1.A2" office:value-type="string">
            <text:p text:style-name="Axiom">788</text:p>
          </table:table-cell>
          <table:table-cell table:style-name="Table1.A2" office:value-type="string">
            <text:p text:style-name="Axiom">Mx.0KSB</text:p>
          </table:table-cell>
          <table:table-cell table:style-name="Table1.C2" office:value-type="string">
            <text:p text:style-name="Axiom"><draw:frame draw:style-name="fr1" draw:name="Object788" text:anchor-type="as-char" svg:y="-0.172in" svg:width="1.8098in" svg:height="0.2909in" draw:z-index="787"><draw:object xlink:href="./Object 788" xlink:type="simple" xlink:show="embed" xlink:actuate="onLoad"/><draw:image xlink:href="./ObjectReplacements/Object 788" xlink:type="simple" xlink:show="embed" xlink:actuate="onLoad"/></draw:frame>forall lsup K rsup S csub x.0 (%alpha ) exists lsup K rsup S csub x.0 (%alpha ):%alpha humnu </text:p>
          </table:table-cell>
        </table:table-row>
        <table:table-row>
          <table:table-cell table:style-name="Table1.A2" office:value-type="string">
            <text:p text:style-name="Axiom">789</text:p>
          </table:table-cell>
          <table:table-cell table:style-name="Table1.A2" office:value-type="string">
            <text:p text:style-name="Axiom">Mx.0KSE</text:p>
          </table:table-cell>
          <table:table-cell table:style-name="Table1.C2" office:value-type="string">
            <text:p text:style-name="Axiom"><draw:frame draw:style-name="fr1" draw:name="Object789" text:anchor-type="as-char" svg:y="-0.172in" svg:width="1.2693in" svg:height="0.2909in" draw:z-index="788"><draw:object xlink:href="./Object 789" xlink:type="simple" xlink:show="embed" xlink:actuate="onLoad"/><draw:image xlink:href="./ObjectReplacements/Object 789" xlink:type="simple" xlink:show="embed" xlink:actuate="onLoad"/></draw:frame>exists lsup K rsup S csub x.0 (%alpha ):%alpha humnu </text:p>
          </table:table-cell>
        </table:table-row>
        <table:table-row>
          <table:table-cell table:style-name="Table1.A2" office:value-type="string">
            <text:p text:style-name="Axiom">790</text:p>
          </table:table-cell>
          <table:table-cell table:style-name="Table1.A2" office:value-type="string">
            <text:p text:style-name="Axiom">Mx.0K_A</text:p>
          </table:table-cell>
          <table:table-cell table:style-name="Table1.C2" office:value-type="string">
            <text:p text:style-name="Axiom"><draw:frame draw:style-name="fr1" draw:name="Object790" text:anchor-type="as-char" svg:y="-0.172in" svg:width="1.2063in" svg:height="0.2902in" draw:z-index="789"><draw:object xlink:href="./Object 790" xlink:type="simple" xlink:show="embed" xlink:actuate="onLoad"/><draw:image xlink:href="./ObjectReplacements/Object 790" xlink:type="simple" xlink:show="embed" xlink:actuate="onLoad"/></draw:frame>forall lsup K <text:s/>csub x.0 (%alpha ):%alpha humnu </text:p>
          </table:table-cell>
        </table:table-row>
        <table:table-row>
          <table:table-cell table:style-name="Table1.A2" office:value-type="string">
            <text:p text:style-name="Axiom">791</text:p>
          </table:table-cell>
          <table:table-cell table:style-name="Table1.A2" office:value-type="string">
            <text:p text:style-name="Axiom">Mx.0K_B</text:p>
          </table:table-cell>
          <table:table-cell table:style-name="Table1.C2" office:value-type="string">
            <text:p text:style-name="Axiom"><draw:frame draw:style-name="fr1" draw:name="Object791" text:anchor-type="as-char" svg:y="-0.172in" svg:width="1.6827in" svg:height="0.2909in" draw:z-index="790"><draw:object xlink:href="./Object 791" xlink:type="simple" xlink:show="embed" xlink:actuate="onLoad"/><draw:image xlink:href="./ObjectReplacements/Object 791" xlink:type="simple" xlink:show="embed" xlink:actuate="onLoad"/></draw:frame>forall lsup K <text:s/>csub x.0 (%alpha ) exists lsup K <text:s/>csub x.0 (%alpha ):%alpha humnu </text:p>
          </table:table-cell>
        </table:table-row>
        <table:table-row>
          <table:table-cell table:style-name="Table1.A2" office:value-type="string">
            <text:p text:style-name="Axiom">792</text:p>
          </table:table-cell>
          <table:table-cell table:style-name="Table1.A2" office:value-type="string">
            <text:p text:style-name="Axiom">Mx.0K_E</text:p>
          </table:table-cell>
          <table:table-cell table:style-name="Table1.C2" office:value-type="string">
            <text:p text:style-name="Axiom"><draw:frame draw:style-name="fr1" draw:name="Object792" text:anchor-type="as-char" svg:y="-0.172in" svg:width="1.2063in" svg:height="0.2909in" draw:z-index="791"><draw:object xlink:href="./Object 792" xlink:type="simple" xlink:show="embed" xlink:actuate="onLoad"/><draw:image xlink:href="./ObjectReplacements/Object 792" xlink:type="simple" xlink:show="embed" xlink:actuate="onLoad"/></draw:frame>exists lsup K <text:s/>csub x.0 (%alpha ):%alpha humnu </text:p>
          </table:table-cell>
        </table:table-row>
        <table:table-row>
          <table:table-cell table:style-name="Table1.A2" office:value-type="string">
            <text:p text:style-name="Axiom">793</text:p>
          </table:table-cell>
          <table:table-cell table:style-name="Table1.A2" office:value-type="string">
            <text:p text:style-name="Axiom">Mx.0UOA</text:p>
          </table:table-cell>
          <table:table-cell table:style-name="Table1.C2" office:value-type="string">
            <text:p text:style-name="Axiom"><draw:frame draw:style-name="fr1" draw:name="Object793" text:anchor-type="as-char" svg:y="-0.172in" svg:width="1.2839in" svg:height="0.2902in" draw:z-index="792"><draw:object xlink:href="./Object 793" xlink:type="simple" xlink:show="embed" xlink:actuate="onLoad"/><draw:image xlink:href="./ObjectReplacements/Object 793" xlink:type="simple" xlink:show="embed" xlink:actuate="onLoad"/></draw:frame>forall lsup U rsup O csub x.0 (%alpha ):%alpha humnu </text:p>
          </table:table-cell>
        </table:table-row>
        <table:table-row>
          <table:table-cell table:style-name="Table1.A2" office:value-type="string">
            <text:p text:style-name="Axiom">794</text:p>
          </table:table-cell>
          <table:table-cell table:style-name="Table1.A2" office:value-type="string">
            <text:p text:style-name="Axiom">Mx.0UOB</text:p>
          </table:table-cell>
          <table:table-cell table:style-name="Table1.C2" office:value-type="string">
            <text:p text:style-name="Axiom"><draw:frame draw:style-name="fr1" draw:name="Object794" text:anchor-type="as-char" svg:y="-0.172in" svg:width="1.8374in" svg:height="0.2909in" draw:z-index="793"><draw:object xlink:href="./Object 794" xlink:type="simple" xlink:show="embed" xlink:actuate="onLoad"/><draw:image xlink:href="./ObjectReplacements/Object 794" xlink:type="simple" xlink:show="embed" xlink:actuate="onLoad"/></draw:frame>forall lsup U rsup O csub x.0 (%alpha ) exists lsup U rsup O csub x.0 (%alpha ):%alpha humnu </text:p>
          </table:table-cell>
        </table:table-row>
        <table:table-row>
          <table:table-cell table:style-name="Table1.A2" office:value-type="string">
            <text:p text:style-name="Axiom">795</text:p>
          </table:table-cell>
          <table:table-cell table:style-name="Table1.A2" office:value-type="string">
            <text:p text:style-name="Axiom">Mx.0UOE</text:p>
          </table:table-cell>
          <table:table-cell table:style-name="Table1.C2" office:value-type="string">
            <text:p text:style-name="Axiom"><draw:frame draw:style-name="fr1" draw:name="Object795" text:anchor-type="as-char" svg:y="-0.172in" svg:width="1.2839in" svg:height="0.2909in" draw:z-index="794"><draw:object xlink:href="./Object 795" xlink:type="simple" xlink:show="embed" xlink:actuate="onLoad"/><draw:image xlink:href="./ObjectReplacements/Object 795" xlink:type="simple" xlink:show="embed" xlink:actuate="onLoad"/></draw:frame>exists lsup U rsup O csub x.0 (%alpha ):%alpha humnu </text:p>
          </table:table-cell>
        </table:table-row>
        <table:table-row>
          <table:table-cell table:style-name="Table1.A2" office:value-type="string">
            <text:p text:style-name="Axiom">796</text:p>
          </table:table-cell>
          <table:table-cell table:style-name="Table1.A2" office:value-type="string">
            <text:p text:style-name="Axiom">Mx.0USA</text:p>
          </table:table-cell>
          <table:table-cell table:style-name="Table1.C2" office:value-type="string">
            <text:p text:style-name="Axiom"><draw:frame draw:style-name="fr1" draw:name="Object796" text:anchor-type="as-char" svg:y="-0.172in" svg:width="1.2709in" svg:height="0.2902in" draw:z-index="795"><draw:object xlink:href="./Object 796" xlink:type="simple" xlink:show="embed" xlink:actuate="onLoad"/><draw:image xlink:href="./ObjectReplacements/Object 796" xlink:type="simple" xlink:show="embed" xlink:actuate="onLoad"/></draw:frame>forall lsup U rsup S csub x.0 (%alpha ):%alpha humnu </text:p>
          </table:table-cell>
        </table:table-row>
        <table:table-row>
          <table:table-cell table:style-name="Table1.A2" office:value-type="string">
            <text:p text:style-name="Axiom">797</text:p>
          </table:table-cell>
          <table:table-cell table:style-name="Table1.A2" office:value-type="string">
            <text:p text:style-name="Axiom">Mx.0USB</text:p>
          </table:table-cell>
          <table:table-cell table:style-name="Table1.C2" office:value-type="string">
            <text:p text:style-name="Axiom"><draw:frame draw:style-name="fr1" draw:name="Object797" text:anchor-type="as-char" svg:y="-0.172in" svg:width="1.8118in" svg:height="0.2909in" draw:z-index="796"><draw:object xlink:href="./Object 797" xlink:type="simple" xlink:show="embed" xlink:actuate="onLoad"/><draw:image xlink:href="./ObjectReplacements/Object 797" xlink:type="simple" xlink:show="embed" xlink:actuate="onLoad"/></draw:frame>forall lsup U rsup S csub x.0 (%alpha ) exists lsup U rsup S csub x.0 (%alpha ):%alpha humnu </text:p>
          </table:table-cell>
        </table:table-row>
        <table:table-row>
          <table:table-cell table:style-name="Table1.A2" office:value-type="string">
            <text:p text:style-name="Axiom">798</text:p>
          </table:table-cell>
          <table:table-cell table:style-name="Table1.A2" office:value-type="string">
            <text:p text:style-name="Axiom">Mx.0USE</text:p>
          </table:table-cell>
          <table:table-cell table:style-name="Table1.C2" office:value-type="string">
            <text:p text:style-name="Axiom"><draw:frame draw:style-name="fr1" draw:name="Object798" text:anchor-type="as-char" svg:y="-0.172in" svg:width="1.2709in" svg:height="0.2909in" draw:z-index="797"><draw:object xlink:href="./Object 798" xlink:type="simple" xlink:show="embed" xlink:actuate="onLoad"/><draw:image xlink:href="./ObjectReplacements/Object 798" xlink:type="simple" xlink:show="embed" xlink:actuate="onLoad"/></draw:frame>exists lsup U rsup S csub x.0 (%alpha ):%alpha humnu </text:p>
          </table:table-cell>
        </table:table-row>
        <table:table-row>
          <table:table-cell table:style-name="Table1.A2" office:value-type="string">
            <text:p text:style-name="Axiom">799</text:p>
          </table:table-cell>
          <table:table-cell table:style-name="Table1.A2" office:value-type="string">
            <text:p text:style-name="Axiom">Mx.0U_A</text:p>
          </table:table-cell>
          <table:table-cell table:style-name="Table1.C2" office:value-type="string">
            <text:p text:style-name="Axiom"><draw:frame draw:style-name="fr1" draw:name="Object799" text:anchor-type="as-char" svg:y="-0.172in" svg:width="1.2075in" svg:height="0.2902in" draw:z-index="798"><draw:object xlink:href="./Object 799" xlink:type="simple" xlink:show="embed" xlink:actuate="onLoad"/><draw:image xlink:href="./ObjectReplacements/Object 799" xlink:type="simple" xlink:show="embed" xlink:actuate="onLoad"/></draw:frame>forall lsup U <text:s/>csub x.0 (%alpha ):%alpha humnu </text:p>
          </table:table-cell>
        </table:table-row>
        <table:table-row>
          <table:table-cell table:style-name="Table1.A2" office:value-type="string">
            <text:p text:style-name="Axiom">800</text:p>
          </table:table-cell>
          <table:table-cell table:style-name="Table1.A2" office:value-type="string">
            <text:p text:style-name="Axiom">Mx.0U_B</text:p>
          </table:table-cell>
          <table:table-cell table:style-name="Table1.C2" office:value-type="string">
            <text:p text:style-name="Axiom"><draw:frame draw:style-name="fr1" draw:name="Object800" text:anchor-type="as-char" svg:y="-0.172in" svg:width="1.6846in" svg:height="0.2909in" draw:z-index="799"><draw:object xlink:href="./Object 800" xlink:type="simple" xlink:show="embed" xlink:actuate="onLoad"/><draw:image xlink:href="./ObjectReplacements/Object 800" xlink:type="simple" xlink:show="embed" xlink:actuate="onLoad"/></draw:frame>forall lsup U <text:s/>csub x.0 (%alpha ) exists lsup U <text:s/>csub x.0 (%alpha ):%alpha humnu </text:p>
          </table:table-cell>
        </table:table-row>
        <table:table-row>
          <table:table-cell table:style-name="Table1.A2" office:value-type="string">
            <text:p text:style-name="Axiom">801</text:p>
          </table:table-cell>
          <table:table-cell table:style-name="Table1.A2" office:value-type="string">
            <text:p text:style-name="Axiom">Mx.0U_E</text:p>
          </table:table-cell>
          <table:table-cell table:style-name="Table1.C2" office:value-type="string">
            <text:p text:style-name="Axiom"><draw:frame draw:style-name="fr1" draw:name="Object801" text:anchor-type="as-char" svg:y="-0.172in" svg:width="1.2075in" svg:height="0.2909in" draw:z-index="800"><draw:object xlink:href="./Object 801" xlink:type="simple" xlink:show="embed" xlink:actuate="onLoad"/><draw:image xlink:href="./ObjectReplacements/Object 801" xlink:type="simple" xlink:show="embed" xlink:actuate="onLoad"/></draw:frame>exists lsup U <text:s/>csub x.0 (%alpha ):%alpha humnu </text:p>
          </table:table-cell>
        </table:table-row>
        <table:table-row>
          <table:table-cell table:style-name="Table1.A2" office:value-type="string">
            <text:p text:style-name="Axiom">802</text:p>
          </table:table-cell>
          <table:table-cell table:style-name="Table1.A2" office:value-type="string">
            <text:p text:style-name="Axiom">Mx.0_OA</text:p>
          </table:table-cell>
          <table:table-cell table:style-name="Table1.C2" office:value-type="string">
            <text:p text:style-name="Axiom"><draw:frame draw:style-name="fr1" draw:name="Object802" text:anchor-type="as-char" svg:y="-0.172in" svg:width="1.198in" svg:height="0.2902in" draw:z-index="801"><draw:object xlink:href="./Object 802" xlink:type="simple" xlink:show="embed" xlink:actuate="onLoad"/><draw:image xlink:href="./ObjectReplacements/Object 802" xlink:type="simple" xlink:show="embed" xlink:actuate="onLoad"/></draw:frame>forall <text:s/>rsup O csub x.0 (%alpha ):%alpha humnu </text:p>
          </table:table-cell>
        </table:table-row>
        <table:table-row>
          <table:table-cell table:style-name="Table1.A2" office:value-type="string">
            <text:p text:style-name="Axiom">803</text:p>
          </table:table-cell>
          <table:table-cell table:style-name="Table1.A2" office:value-type="string">
            <text:p text:style-name="Axiom">Mx.0_OB</text:p>
          </table:table-cell>
          <table:table-cell table:style-name="Table1.C2" office:value-type="string">
            <text:p text:style-name="Axiom"><draw:frame draw:style-name="fr1" draw:name="Object803" text:anchor-type="as-char" svg:y="-0.172in" svg:width="1.6654in" svg:height="0.2909in" draw:z-index="802"><draw:object xlink:href="./Object 803" xlink:type="simple" xlink:show="embed" xlink:actuate="onLoad"/><draw:image xlink:href="./ObjectReplacements/Object 803" xlink:type="simple" xlink:show="embed" xlink:actuate="onLoad"/></draw:frame>forall <text:s/>rsup O csub x.0 (%alpha ) exists <text:s/>rsup O csub x.0 (%alpha ):%alpha humnu </text:p>
          </table:table-cell>
        </table:table-row>
        <table:table-row>
          <table:table-cell table:style-name="Table1.A2" office:value-type="string">
            <text:p text:style-name="Axiom">804</text:p>
          </table:table-cell>
          <table:table-cell table:style-name="Table1.A2" office:value-type="string">
            <text:p text:style-name="Axiom">Mx.0_OE</text:p>
          </table:table-cell>
          <table:table-cell table:style-name="Table1.C2" office:value-type="string">
            <text:p text:style-name="Axiom"><draw:frame draw:style-name="fr1" draw:name="Object804" text:anchor-type="as-char" svg:y="-0.172in" svg:width="1.198in" svg:height="0.2909in" draw:z-index="803"><draw:object xlink:href="./Object 804" xlink:type="simple" xlink:show="embed" xlink:actuate="onLoad"/><draw:image xlink:href="./ObjectReplacements/Object 804" xlink:type="simple" xlink:show="embed" xlink:actuate="onLoad"/></draw:frame>exists <text:s/>rsup O csub x.0 (%alpha ):%alpha humnu </text:p>
          </table:table-cell>
        </table:table-row>
        <table:table-row>
          <table:table-cell table:style-name="Table1.A2" office:value-type="string">
            <text:p text:style-name="Axiom">805</text:p>
          </table:table-cell>
          <table:table-cell table:style-name="Table1.A2" office:value-type="string">
            <text:p text:style-name="Axiom">Mx.0_SA</text:p>
          </table:table-cell>
          <table:table-cell table:style-name="Table1.C2" office:value-type="string">
            <text:p text:style-name="Axiom"><draw:frame draw:style-name="fr1" draw:name="Object805" text:anchor-type="as-char" svg:y="-0.172in" svg:width="1.1846in" svg:height="0.2902in" draw:z-index="804"><draw:object xlink:href="./Object 805" xlink:type="simple" xlink:show="embed" xlink:actuate="onLoad"/><draw:image xlink:href="./ObjectReplacements/Object 805" xlink:type="simple" xlink:show="embed" xlink:actuate="onLoad"/></draw:frame>forall <text:s/>rsup S csub x.0 (%alpha ):%alpha humnu </text:p>
          </table:table-cell>
        </table:table-row>
        <table:table-row>
          <table:table-cell table:style-name="Table1.A2" office:value-type="string">
            <text:p text:style-name="Axiom">806</text:p>
          </table:table-cell>
          <table:table-cell table:style-name="Table1.A2" office:value-type="string">
            <text:p text:style-name="Axiom">Mx.0_SB</text:p>
          </table:table-cell>
          <table:table-cell table:style-name="Table1.C2" office:value-type="string">
            <text:p text:style-name="Axiom"><draw:frame draw:style-name="fr1" draw:name="Object806" text:anchor-type="as-char" svg:y="-0.172in" svg:width="1.6398in" svg:height="0.2909in" draw:z-index="805"><draw:object xlink:href="./Object 806" xlink:type="simple" xlink:show="embed" xlink:actuate="onLoad"/><draw:image xlink:href="./ObjectReplacements/Object 806" xlink:type="simple" xlink:show="embed" xlink:actuate="onLoad"/></draw:frame>forall <text:s/>rsup S csub x.0 (%alpha ) exists <text:s/>rsup S csub x.0 (%alpha ):%alpha humnu </text:p>
          </table:table-cell>
        </table:table-row>
        <table:table-row>
          <table:table-cell table:style-name="Table1.A2" office:value-type="string">
            <text:p text:style-name="Axiom">807</text:p>
          </table:table-cell>
          <table:table-cell table:style-name="Table1.A2" office:value-type="string">
            <text:p text:style-name="Axiom">Mx.0_SE</text:p>
          </table:table-cell>
          <table:table-cell table:style-name="Table1.C2" office:value-type="string">
            <text:p text:style-name="Axiom"><draw:frame draw:style-name="fr1" draw:name="Object807" text:anchor-type="as-char" svg:y="-0.172in" svg:width="1.1846in" svg:height="0.2909in" draw:z-index="806"><draw:object xlink:href="./Object 807" xlink:type="simple" xlink:show="embed" xlink:actuate="onLoad"/><draw:image xlink:href="./ObjectReplacements/Object 807" xlink:type="simple" xlink:show="embed" xlink:actuate="onLoad"/></draw:frame>exists <text:s/>rsup S csub x.0 (%alpha ):%alpha humnu </text:p>
          </table:table-cell>
        </table:table-row>
        <table:table-row>
          <table:table-cell table:style-name="Table1.A2" office:value-type="string">
            <text:p text:style-name="Axiom">808</text:p>
          </table:table-cell>
          <table:table-cell table:style-name="Table1.A2" office:value-type="string">
            <text:p text:style-name="Axiom">Mx.0__A</text:p>
          </table:table-cell>
          <table:table-cell table:style-name="Table1.C2" office:value-type="string">
            <text:p text:style-name="Axiom"><draw:frame draw:style-name="fr1" draw:name="Object808" text:anchor-type="as-char" svg:y="-0.152in" svg:width="1.1217in" svg:height="0.2701in" draw:z-index="807"><draw:object xlink:href="./Object 808" xlink:type="simple" xlink:show="embed" xlink:actuate="onLoad"/><draw:image xlink:href="./ObjectReplacements/Object 808" xlink:type="simple" xlink:show="embed" xlink:actuate="onLoad"/></draw:frame>forall <text:s text:c="2"/>csub x.0 (%alpha ):%alpha humnu </text:p>
          </table:table-cell>
        </table:table-row>
        <table:table-row>
          <table:table-cell table:style-name="Table1.A2" office:value-type="string">
            <text:p text:style-name="Axiom">809</text:p>
          </table:table-cell>
          <table:table-cell table:style-name="Table1.A2" office:value-type="string">
            <text:p text:style-name="Axiom">Mx.0__B</text:p>
          </table:table-cell>
          <table:table-cell table:style-name="Table1.C2" office:value-type="string">
            <text:p text:style-name="Axiom"><draw:frame draw:style-name="fr1" draw:name="Object809" text:anchor-type="as-char" svg:y="-0.152in" svg:width="1.5126in" svg:height="0.2709in" draw:z-index="808"><draw:object xlink:href="./Object 809" xlink:type="simple" xlink:show="embed" xlink:actuate="onLoad"/><draw:image xlink:href="./ObjectReplacements/Object 809" xlink:type="simple" xlink:show="embed" xlink:actuate="onLoad"/></draw:frame>forall <text:s text:c="2"/>csub x.0 (%alpha ) exists <text:s text:c="2"/>csub x.0 (%alpha ):%alpha humnu </text:p>
          </table:table-cell>
        </table:table-row>
        <table:table-row>
          <table:table-cell table:style-name="Table1.A2" office:value-type="string">
            <text:p text:style-name="Axiom">810</text:p>
          </table:table-cell>
          <table:table-cell table:style-name="Table1.A2" office:value-type="string">
            <text:p text:style-name="Axiom">Mx.0__E</text:p>
          </table:table-cell>
          <table:table-cell table:style-name="Table1.C2" office:value-type="string">
            <text:p text:style-name="Axiom"><draw:frame draw:style-name="fr1" draw:name="Object810" text:anchor-type="as-char" svg:y="-0.152in" svg:width="1.1217in" svg:height="0.2709in" draw:z-index="809"><draw:object xlink:href="./Object 810" xlink:type="simple" xlink:show="embed" xlink:actuate="onLoad"/><draw:image xlink:href="./ObjectReplacements/Object 810" xlink:type="simple" xlink:show="embed" xlink:actuate="onLoad"/></draw:frame>exists <text:s text:c="2"/>csub x.0 (%alpha ):%alpha humnu </text:p>
          </table:table-cell>
        </table:table-row>
        <table:table-row>
          <table:table-cell table:style-name="Table1.A2" office:value-type="string">
            <text:p text:style-name="Axiom">811</text:p>
          </table:table-cell>
          <table:table-cell table:style-name="Table1.A2" office:value-type="string">
            <text:p text:style-name="Axiom">Mx.1KOA</text:p>
          </table:table-cell>
          <table:table-cell table:style-name="Table1.C2" office:value-type="string">
            <text:p text:style-name="Axiom"><draw:frame draw:style-name="fr1" draw:name="Object811" text:anchor-type="as-char" svg:y="-0.172in" svg:width="1.2783in" svg:height="0.2902in" draw:z-index="810"><draw:object xlink:href="./Object 811" xlink:type="simple" xlink:show="embed" xlink:actuate="onLoad"/><draw:image xlink:href="./ObjectReplacements/Object 811" xlink:type="simple" xlink:show="embed" xlink:actuate="onLoad"/></draw:frame>forall lsup K rsup O csub x.1 (%alpha ):%alpha humnu </text:p>
          </table:table-cell>
        </table:table-row>
        <table:table-row>
          <table:table-cell table:style-name="Table1.A2" office:value-type="string">
            <text:p text:style-name="Axiom">812</text:p>
          </table:table-cell>
          <table:table-cell table:style-name="Table1.A2" office:value-type="string">
            <text:p text:style-name="Axiom">Mx.1KOB</text:p>
          </table:table-cell>
          <table:table-cell table:style-name="Table1.C2" office:value-type="string">
            <text:p text:style-name="Axiom"><draw:frame draw:style-name="fr1" draw:name="Object812" text:anchor-type="as-char" svg:y="-0.172in" svg:width="1.8272in" svg:height="0.2909in" draw:z-index="811"><draw:object xlink:href="./Object 812" xlink:type="simple" xlink:show="embed" xlink:actuate="onLoad"/><draw:image xlink:href="./ObjectReplacements/Object 812" xlink:type="simple" xlink:show="embed" xlink:actuate="onLoad"/></draw:frame>forall lsup K rsup O csub x.1 (%alpha ) exists lsup K rsup O csub x.1 (%alpha ):%alpha humnu </text:p>
          </table:table-cell>
        </table:table-row>
        <table:table-row>
          <table:table-cell table:style-name="Table1.A2" office:value-type="string">
            <text:p text:style-name="Axiom">813</text:p>
          </table:table-cell>
          <table:table-cell table:style-name="Table1.A2" office:value-type="string">
            <text:p text:style-name="Axiom">Mx.1KOE</text:p>
          </table:table-cell>
          <table:table-cell table:style-name="Table1.C2" office:value-type="string">
            <text:p text:style-name="Axiom"><draw:frame draw:style-name="fr1" draw:name="Object813" text:anchor-type="as-char" svg:y="-0.172in" svg:width="1.2783in" svg:height="0.2909in" draw:z-index="812"><draw:object xlink:href="./Object 813" xlink:type="simple" xlink:show="embed" xlink:actuate="onLoad"/><draw:image xlink:href="./ObjectReplacements/Object 813" xlink:type="simple" xlink:show="embed" xlink:actuate="onLoad"/></draw:frame>exists lsup K rsup O csub x.1 (%alpha ):%alpha humnu </text:p>
          </table:table-cell>
        </table:table-row>
        <table:table-row>
          <table:table-cell table:style-name="Table1.A2" office:value-type="string">
            <text:p text:style-name="Axiom">814</text:p>
          </table:table-cell>
          <table:table-cell table:style-name="Table1.A2" office:value-type="string">
            <text:p text:style-name="Axiom">Mx.1KSA</text:p>
          </table:table-cell>
          <table:table-cell table:style-name="Table1.C2" office:value-type="string">
            <text:p text:style-name="Axiom"><draw:frame draw:style-name="fr1" draw:name="Object814" text:anchor-type="as-char" svg:y="-0.172in" svg:width="1.2654in" svg:height="0.2902in" draw:z-index="813"><draw:object xlink:href="./Object 814" xlink:type="simple" xlink:show="embed" xlink:actuate="onLoad"/><draw:image xlink:href="./ObjectReplacements/Object 814" xlink:type="simple" xlink:show="embed" xlink:actuate="onLoad"/></draw:frame>forall lsup K rsup S csub x.1 (%alpha ):%alpha humnu </text:p>
          </table:table-cell>
        </table:table-row>
        <table:table-row>
          <table:table-cell table:style-name="Table1.A2" office:value-type="string">
            <text:p text:style-name="Axiom">815</text:p>
          </table:table-cell>
          <table:table-cell table:style-name="Table1.A2" office:value-type="string">
            <text:p text:style-name="Axiom">Mx.1KSB</text:p>
          </table:table-cell>
          <table:table-cell table:style-name="Table1.C2" office:value-type="string">
            <text:p text:style-name="Axiom"><draw:frame draw:style-name="fr1" draw:name="Object815" text:anchor-type="as-char" svg:y="-0.172in" svg:width="1.8008in" svg:height="0.2909in" draw:z-index="814"><draw:object xlink:href="./Object 815" xlink:type="simple" xlink:show="embed" xlink:actuate="onLoad"/><draw:image xlink:href="./ObjectReplacements/Object 815" xlink:type="simple" xlink:show="embed" xlink:actuate="onLoad"/></draw:frame>forall lsup K rsup S csub x.1 (%alpha ) exists lsup K rsup S csub x.1 (%alpha ):%alpha humnu </text:p>
          </table:table-cell>
        </table:table-row>
        <table:table-row>
          <table:table-cell table:style-name="Table1.A2" office:value-type="string">
            <text:p text:style-name="Axiom">816</text:p>
          </table:table-cell>
          <table:table-cell table:style-name="Table1.A2" office:value-type="string">
            <text:p text:style-name="Axiom">Mx.1KSE</text:p>
          </table:table-cell>
          <table:table-cell table:style-name="Table1.C2" office:value-type="string">
            <text:p text:style-name="Axiom"><draw:frame draw:style-name="fr1" draw:name="Object816" text:anchor-type="as-char" svg:y="-0.172in" svg:width="1.2654in" svg:height="0.2909in" draw:z-index="815"><draw:object xlink:href="./Object 816" xlink:type="simple" xlink:show="embed" xlink:actuate="onLoad"/><draw:image xlink:href="./ObjectReplacements/Object 816" xlink:type="simple" xlink:show="embed" xlink:actuate="onLoad"/></draw:frame>exists lsup K rsup S csub x.1 (%alpha ):%alpha humnu </text:p>
          </table:table-cell>
        </table:table-row>
        <table:table-row>
          <table:table-cell table:style-name="Table1.A2" office:value-type="string">
            <text:p text:style-name="Axiom">817</text:p>
          </table:table-cell>
          <table:table-cell table:style-name="Table1.A2" office:value-type="string">
            <text:p text:style-name="Axiom">Mx.1K_A</text:p>
          </table:table-cell>
          <table:table-cell table:style-name="Table1.C2" office:value-type="string">
            <text:p text:style-name="Axiom"><draw:frame draw:style-name="fr1" draw:name="Object817" text:anchor-type="as-char" svg:y="-0.172in" svg:width="1.202in" svg:height="0.2902in" draw:z-index="816"><draw:object xlink:href="./Object 817" xlink:type="simple" xlink:show="embed" xlink:actuate="onLoad"/><draw:image xlink:href="./ObjectReplacements/Object 817" xlink:type="simple" xlink:show="embed" xlink:actuate="onLoad"/></draw:frame>forall lsup K <text:s/>csub x.1 (%alpha ):%alpha humnu </text:p>
          </table:table-cell>
        </table:table-row>
        <table:table-row>
          <table:table-cell table:style-name="Table1.A2" office:value-type="string">
            <text:p text:style-name="Axiom">818</text:p>
          </table:table-cell>
          <table:table-cell table:style-name="Table1.A2" office:value-type="string">
            <text:p text:style-name="Axiom">Mx.1K_B</text:p>
          </table:table-cell>
          <table:table-cell table:style-name="Table1.C2" office:value-type="string">
            <text:p text:style-name="Axiom"><draw:frame draw:style-name="fr1" draw:name="Object818" text:anchor-type="as-char" svg:y="-0.172in" svg:width="1.6744in" svg:height="0.2909in" draw:z-index="817"><draw:object xlink:href="./Object 818" xlink:type="simple" xlink:show="embed" xlink:actuate="onLoad"/><draw:image xlink:href="./ObjectReplacements/Object 818" xlink:type="simple" xlink:show="embed" xlink:actuate="onLoad"/></draw:frame>forall lsup K <text:s/>csub x.1 (%alpha ) exists lsup K <text:s/>csub x.1 (%alpha ):%alpha humnu </text:p>
          </table:table-cell>
        </table:table-row>
        <table:table-row>
          <table:table-cell table:style-name="Table1.A2" office:value-type="string">
            <text:p text:style-name="Axiom">819</text:p>
          </table:table-cell>
          <table:table-cell table:style-name="Table1.A2" office:value-type="string">
            <text:p text:style-name="Axiom">Mx.1K_E</text:p>
          </table:table-cell>
          <table:table-cell table:style-name="Table1.C2" office:value-type="string">
            <text:p text:style-name="Axiom"><draw:frame draw:style-name="fr1" draw:name="Object819" text:anchor-type="as-char" svg:y="-0.172in" svg:width="1.202in" svg:height="0.2909in" draw:z-index="818"><draw:object xlink:href="./Object 819" xlink:type="simple" xlink:show="embed" xlink:actuate="onLoad"/><draw:image xlink:href="./ObjectReplacements/Object 819" xlink:type="simple" xlink:show="embed" xlink:actuate="onLoad"/></draw:frame>exists lsup K <text:s/>csub x.1 (%alpha ):%alpha humnu </text:p>
          </table:table-cell>
        </table:table-row>
        <table:table-row>
          <table:table-cell table:style-name="Table1.A2" office:value-type="string">
            <text:p text:style-name="Axiom">820</text:p>
          </table:table-cell>
          <table:table-cell table:style-name="Table1.A2" office:value-type="string">
            <text:p text:style-name="Axiom">Mx.1UOA</text:p>
          </table:table-cell>
          <table:table-cell table:style-name="Table1.C2" office:value-type="string">
            <text:p text:style-name="Axiom"><draw:frame draw:style-name="fr1" draw:name="Object820" text:anchor-type="as-char" svg:y="-0.172in" svg:width="1.2799in" svg:height="0.2902in" draw:z-index="819"><draw:object xlink:href="./Object 820" xlink:type="simple" xlink:show="embed" xlink:actuate="onLoad"/><draw:image xlink:href="./ObjectReplacements/Object 820" xlink:type="simple" xlink:show="embed" xlink:actuate="onLoad"/></draw:frame>forall lsup U rsup O csub x.1 (%alpha ):%alpha humnu </text:p>
          </table:table-cell>
        </table:table-row>
        <table:table-row>
          <table:table-cell table:style-name="Table1.A2" office:value-type="string">
            <text:p text:style-name="Axiom">821</text:p>
          </table:table-cell>
          <table:table-cell table:style-name="Table1.A2" office:value-type="string">
            <text:p text:style-name="Axiom">Mx.1UOB</text:p>
          </table:table-cell>
          <table:table-cell table:style-name="Table1.C2" office:value-type="string">
            <text:p text:style-name="Axiom"><draw:frame draw:style-name="fr1" draw:name="Object821" text:anchor-type="as-char" svg:y="-0.172in" svg:width="1.8291in" svg:height="0.2909in" draw:z-index="820"><draw:object xlink:href="./Object 821" xlink:type="simple" xlink:show="embed" xlink:actuate="onLoad"/><draw:image xlink:href="./ObjectReplacements/Object 821" xlink:type="simple" xlink:show="embed" xlink:actuate="onLoad"/></draw:frame>forall lsup U rsup O csub x.1 (%alpha ) exists lsup U rsup O csub x.1 (%alpha ):%alpha humnu </text:p>
          </table:table-cell>
        </table:table-row>
        <table:table-row>
          <table:table-cell table:style-name="Table1.A2" office:value-type="string">
            <text:p text:style-name="Axiom">822</text:p>
          </table:table-cell>
          <table:table-cell table:style-name="Table1.A2" office:value-type="string">
            <text:p text:style-name="Axiom">Mx.1UOE</text:p>
          </table:table-cell>
          <table:table-cell table:style-name="Table1.C2" office:value-type="string">
            <text:p text:style-name="Axiom"><draw:frame draw:style-name="fr1" draw:name="Object822" text:anchor-type="as-char" svg:y="-0.172in" svg:width="1.2799in" svg:height="0.2909in" draw:z-index="821"><draw:object xlink:href="./Object 822" xlink:type="simple" xlink:show="embed" xlink:actuate="onLoad"/><draw:image xlink:href="./ObjectReplacements/Object 822" xlink:type="simple" xlink:show="embed" xlink:actuate="onLoad"/></draw:frame>exists lsup U rsup O csub x.1 (%alpha ):%alpha humnu </text:p>
          </table:table-cell>
        </table:table-row>
        <table:table-row>
          <table:table-cell table:style-name="Table1.A2" office:value-type="string">
            <text:p text:style-name="Axiom">823</text:p>
          </table:table-cell>
          <table:table-cell table:style-name="Table1.A2" office:value-type="string">
            <text:p text:style-name="Axiom">Mx.1USA</text:p>
          </table:table-cell>
          <table:table-cell table:style-name="Table1.C2" office:value-type="string">
            <text:p text:style-name="Axiom"><draw:frame draw:style-name="fr1" draw:name="Object823" text:anchor-type="as-char" svg:y="-0.172in" svg:width="1.2665in" svg:height="0.2902in" draw:z-index="822"><draw:object xlink:href="./Object 823" xlink:type="simple" xlink:show="embed" xlink:actuate="onLoad"/><draw:image xlink:href="./ObjectReplacements/Object 823" xlink:type="simple" xlink:show="embed" xlink:actuate="onLoad"/></draw:frame>forall lsup U rsup S csub x.1 (%alpha ):%alpha humnu </text:p>
          </table:table-cell>
        </table:table-row>
        <table:table-row>
          <table:table-cell table:style-name="Table1.A2" office:value-type="string">
            <text:p text:style-name="Axiom">824</text:p>
          </table:table-cell>
          <table:table-cell table:style-name="Table1.A2" office:value-type="string">
            <text:p text:style-name="Axiom">Mx.1USB</text:p>
          </table:table-cell>
          <table:table-cell table:style-name="Table1.C2" office:value-type="string">
            <text:p text:style-name="Axiom"><draw:frame draw:style-name="fr1" draw:name="Object824" text:anchor-type="as-char" svg:y="-0.172in" svg:width="1.8035in" svg:height="0.2909in" draw:z-index="823"><draw:object xlink:href="./Object 824" xlink:type="simple" xlink:show="embed" xlink:actuate="onLoad"/><draw:image xlink:href="./ObjectReplacements/Object 824" xlink:type="simple" xlink:show="embed" xlink:actuate="onLoad"/></draw:frame>forall lsup U rsup S csub x.1 (%alpha ) exists lsup U rsup S csub x.1 (%alpha ):%alpha humnu </text:p>
          </table:table-cell>
        </table:table-row>
        <table:table-row>
          <table:table-cell table:style-name="Table1.A2" office:value-type="string">
            <text:p text:style-name="Axiom">825</text:p>
          </table:table-cell>
          <table:table-cell table:style-name="Table1.A2" office:value-type="string">
            <text:p text:style-name="Axiom">Mx.1USE</text:p>
          </table:table-cell>
          <table:table-cell table:style-name="Table1.C2" office:value-type="string">
            <text:p text:style-name="Axiom"><draw:frame draw:style-name="fr1" draw:name="Object825" text:anchor-type="as-char" svg:y="-0.172in" svg:width="1.2665in" svg:height="0.2909in" draw:z-index="824"><draw:object xlink:href="./Object 825" xlink:type="simple" xlink:show="embed" xlink:actuate="onLoad"/><draw:image xlink:href="./ObjectReplacements/Object 825" xlink:type="simple" xlink:show="embed" xlink:actuate="onLoad"/></draw:frame>exists lsup U rsup S csub x.1 (%alpha ):%alpha humnu </text:p>
          </table:table-cell>
        </table:table-row>
        <table:table-row>
          <table:table-cell table:style-name="Table1.A2" office:value-type="string">
            <text:p text:style-name="Axiom">826</text:p>
          </table:table-cell>
          <table:table-cell table:style-name="Table1.A2" office:value-type="string">
            <text:p text:style-name="Axiom">Mx.1U_A</text:p>
          </table:table-cell>
          <table:table-cell table:style-name="Table1.C2" office:value-type="string">
            <text:p text:style-name="Axiom"><draw:frame draw:style-name="fr1" draw:name="Object826" text:anchor-type="as-char" svg:y="-0.172in" svg:width="1.2035in" svg:height="0.2902in" draw:z-index="825"><draw:object xlink:href="./Object 826" xlink:type="simple" xlink:show="embed" xlink:actuate="onLoad"/><draw:image xlink:href="./ObjectReplacements/Object 826" xlink:type="simple" xlink:show="embed" xlink:actuate="onLoad"/></draw:frame>forall lsup U <text:s/>csub x.1 (%alpha ):%alpha humnu </text:p>
          </table:table-cell>
        </table:table-row>
        <table:table-row>
          <table:table-cell table:style-name="Table1.A2" office:value-type="string">
            <text:p text:style-name="Axiom">827</text:p>
          </table:table-cell>
          <table:table-cell table:style-name="Table1.A2" office:value-type="string">
            <text:p text:style-name="Axiom">Mx.1U_B</text:p>
          </table:table-cell>
          <table:table-cell table:style-name="Table1.C2" office:value-type="string">
            <text:p text:style-name="Axiom"><draw:frame draw:style-name="fr1" draw:name="Object827" text:anchor-type="as-char" svg:y="-0.172in" svg:width="1.6764in" svg:height="0.2909in" draw:z-index="826"><draw:object xlink:href="./Object 827" xlink:type="simple" xlink:show="embed" xlink:actuate="onLoad"/><draw:image xlink:href="./ObjectReplacements/Object 827" xlink:type="simple" xlink:show="embed" xlink:actuate="onLoad"/></draw:frame>forall lsup U <text:s/>csub x.1 (%alpha ) exists lsup U <text:s/>csub x.1 (%alpha ):%alpha humnu </text:p>
          </table:table-cell>
        </table:table-row>
        <table:table-row>
          <table:table-cell table:style-name="Table1.A2" office:value-type="string">
            <text:p text:style-name="Axiom">828</text:p>
          </table:table-cell>
          <table:table-cell table:style-name="Table1.A2" office:value-type="string">
            <text:p text:style-name="Axiom">Mx.1U_E</text:p>
          </table:table-cell>
          <table:table-cell table:style-name="Table1.C2" office:value-type="string">
            <text:p text:style-name="Axiom"><draw:frame draw:style-name="fr1" draw:name="Object828" text:anchor-type="as-char" svg:y="-0.172in" svg:width="1.2035in" svg:height="0.2909in" draw:z-index="827"><draw:object xlink:href="./Object 828" xlink:type="simple" xlink:show="embed" xlink:actuate="onLoad"/><draw:image xlink:href="./ObjectReplacements/Object 828" xlink:type="simple" xlink:show="embed" xlink:actuate="onLoad"/></draw:frame>exists lsup U <text:s/>csub x.1 (%alpha ):%alpha humnu </text:p>
          </table:table-cell>
        </table:table-row>
        <table:table-row>
          <table:table-cell table:style-name="Table1.A2" office:value-type="string">
            <text:p text:style-name="Axiom">829</text:p>
          </table:table-cell>
          <table:table-cell table:style-name="Table1.A2" office:value-type="string">
            <text:p text:style-name="Axiom">Mx.1_OA</text:p>
          </table:table-cell>
          <table:table-cell table:style-name="Table1.C2" office:value-type="string">
            <text:p text:style-name="Axiom"><draw:frame draw:style-name="fr1" draw:name="Object829" text:anchor-type="as-char" svg:y="-0.172in" svg:width="1.1929in" svg:height="0.2902in" draw:z-index="828"><draw:object xlink:href="./Object 829" xlink:type="simple" xlink:show="embed" xlink:actuate="onLoad"/><draw:image xlink:href="./ObjectReplacements/Object 829" xlink:type="simple" xlink:show="embed" xlink:actuate="onLoad"/></draw:frame>forall <text:s/>rsup O csub x.1 (%alpha ):%alpha humnu </text:p>
          </table:table-cell>
        </table:table-row>
        <table:table-row>
          <table:table-cell table:style-name="Table1.A2" office:value-type="string">
            <text:p text:style-name="Axiom">830</text:p>
          </table:table-cell>
          <table:table-cell table:style-name="Table1.A2" office:value-type="string">
            <text:p text:style-name="Axiom">Mx.1_OB</text:p>
          </table:table-cell>
          <table:table-cell table:style-name="Table1.C2" office:value-type="string">
            <text:p text:style-name="Axiom"><draw:frame draw:style-name="fr1" draw:name="Object830" text:anchor-type="as-char" svg:y="-0.172in" svg:width="1.6571in" svg:height="0.2909in" draw:z-index="829"><draw:object xlink:href="./Object 830" xlink:type="simple" xlink:show="embed" xlink:actuate="onLoad"/><draw:image xlink:href="./ObjectReplacements/Object 830" xlink:type="simple" xlink:show="embed" xlink:actuate="onLoad"/></draw:frame>forall <text:s/>rsup O csub x.1 (%alpha ) exists <text:s/>rsup O csub x.1 (%alpha ):%alpha humnu </text:p>
          </table:table-cell>
        </table:table-row>
        <table:table-row>
          <table:table-cell table:style-name="Table1.A2" office:value-type="string">
            <text:p text:style-name="Axiom">831</text:p>
          </table:table-cell>
          <table:table-cell table:style-name="Table1.A2" office:value-type="string">
            <text:p text:style-name="Axiom">Mx.1_OE</text:p>
          </table:table-cell>
          <table:table-cell table:style-name="Table1.C2" office:value-type="string">
            <text:p text:style-name="Axiom"><draw:frame draw:style-name="fr1" draw:name="Object831" text:anchor-type="as-char" svg:y="-0.172in" svg:width="1.1929in" svg:height="0.2909in" draw:z-index="830"><draw:object xlink:href="./Object 831" xlink:type="simple" xlink:show="embed" xlink:actuate="onLoad"/><draw:image xlink:href="./ObjectReplacements/Object 831" xlink:type="simple" xlink:show="embed" xlink:actuate="onLoad"/></draw:frame>exists <text:s/>rsup O csub x.1 (%alpha ):%alpha humnu </text:p>
          </table:table-cell>
        </table:table-row>
        <table:table-row>
          <table:table-cell table:style-name="Table1.A2" office:value-type="string">
            <text:p text:style-name="Axiom">832</text:p>
          </table:table-cell>
          <table:table-cell table:style-name="Table1.A2" office:value-type="string">
            <text:p text:style-name="Axiom">Mx.1_SA</text:p>
          </table:table-cell>
          <table:table-cell table:style-name="Table1.C2" office:value-type="string">
            <text:p text:style-name="Axiom"><draw:frame draw:style-name="fr1" draw:name="Object832" text:anchor-type="as-char" svg:y="-0.172in" svg:width="1.1807in" svg:height="0.2902in" draw:z-index="831"><draw:object xlink:href="./Object 832" xlink:type="simple" xlink:show="embed" xlink:actuate="onLoad"/><draw:image xlink:href="./ObjectReplacements/Object 832" xlink:type="simple" xlink:show="embed" xlink:actuate="onLoad"/></draw:frame>forall <text:s/>rsup S csub x.1 (%alpha ):%alpha humnu </text:p>
          </table:table-cell>
        </table:table-row>
        <table:table-row>
          <table:table-cell table:style-name="Table1.A2" office:value-type="string">
            <text:p text:style-name="Axiom">833</text:p>
          </table:table-cell>
          <table:table-cell table:style-name="Table1.A2" office:value-type="string">
            <text:p text:style-name="Axiom">Mx.1_SB</text:p>
          </table:table-cell>
          <table:table-cell table:style-name="Table1.C2" office:value-type="string">
            <text:p text:style-name="Axiom"><draw:frame draw:style-name="fr1" draw:name="Object833" text:anchor-type="as-char" svg:y="-0.172in" svg:width="1.6307in" svg:height="0.2909in" draw:z-index="832"><draw:object xlink:href="./Object 833" xlink:type="simple" xlink:show="embed" xlink:actuate="onLoad"/><draw:image xlink:href="./ObjectReplacements/Object 833" xlink:type="simple" xlink:show="embed" xlink:actuate="onLoad"/></draw:frame>forall <text:s/>rsup S csub x.1 (%alpha ) exists <text:s/>rsup S csub x.1 (%alpha ):%alpha humnu </text:p>
          </table:table-cell>
        </table:table-row>
        <table:table-row>
          <table:table-cell table:style-name="Table1.A2" office:value-type="string">
            <text:p text:style-name="Axiom">834</text:p>
          </table:table-cell>
          <table:table-cell table:style-name="Table1.A2" office:value-type="string">
            <text:p text:style-name="Axiom">Mx.1_SE</text:p>
          </table:table-cell>
          <table:table-cell table:style-name="Table1.C2" office:value-type="string">
            <text:p text:style-name="Axiom"><draw:frame draw:style-name="fr1" draw:name="Object834" text:anchor-type="as-char" svg:y="-0.172in" svg:width="1.1807in" svg:height="0.2909in" draw:z-index="833"><draw:object xlink:href="./Object 834" xlink:type="simple" xlink:show="embed" xlink:actuate="onLoad"/><draw:image xlink:href="./ObjectReplacements/Object 834" xlink:type="simple" xlink:show="embed" xlink:actuate="onLoad"/></draw:frame>exists <text:s/>rsup S csub x.1 (%alpha ):%alpha humnu </text:p>
          </table:table-cell>
        </table:table-row>
        <table:table-row>
          <table:table-cell table:style-name="Table1.A2" office:value-type="string">
            <text:p text:style-name="Axiom">835</text:p>
          </table:table-cell>
          <table:table-cell table:style-name="Table1.A2" office:value-type="string">
            <text:p text:style-name="Axiom">Mx.1__A</text:p>
          </table:table-cell>
          <table:table-cell table:style-name="Table1.C2" office:value-type="string">
            <text:p text:style-name="Axiom"><draw:frame draw:style-name="fr1" draw:name="Object835" text:anchor-type="as-char" svg:y="-0.152in" svg:width="1.1165in" svg:height="0.2701in" draw:z-index="834"><draw:object xlink:href="./Object 835" xlink:type="simple" xlink:show="embed" xlink:actuate="onLoad"/><draw:image xlink:href="./ObjectReplacements/Object 835" xlink:type="simple" xlink:show="embed" xlink:actuate="onLoad"/></draw:frame>forall <text:s text:c="2"/>csub x.1 (%alpha ):%alpha humnu </text:p>
          </table:table-cell>
        </table:table-row>
        <table:table-row>
          <table:table-cell table:style-name="Table1.A2" office:value-type="string">
            <text:p text:style-name="Axiom">836</text:p>
          </table:table-cell>
          <table:table-cell table:style-name="Table1.A2" office:value-type="string">
            <text:p text:style-name="Axiom">Mx.1__B</text:p>
          </table:table-cell>
          <table:table-cell table:style-name="Table1.C2" office:value-type="string">
            <text:p text:style-name="Axiom"><draw:frame draw:style-name="fr1" draw:name="Object836" text:anchor-type="as-char" svg:y="-0.152in" svg:width="1.5043in" svg:height="0.2709in" draw:z-index="835"><draw:object xlink:href="./Object 836" xlink:type="simple" xlink:show="embed" xlink:actuate="onLoad"/><draw:image xlink:href="./ObjectReplacements/Object 836" xlink:type="simple" xlink:show="embed" xlink:actuate="onLoad"/></draw:frame>forall <text:s text:c="2"/>csub x.1 (%alpha ) exists <text:s text:c="2"/>csub x.1 (%alpha ):%alpha humnu </text:p>
          </table:table-cell>
        </table:table-row>
        <table:table-row>
          <table:table-cell table:style-name="Table1.A2" office:value-type="string">
            <text:p text:style-name="Axiom">837</text:p>
          </table:table-cell>
          <table:table-cell table:style-name="Table1.A2" office:value-type="string">
            <text:p text:style-name="Axiom">Mx.1__E</text:p>
          </table:table-cell>
          <table:table-cell table:style-name="Table1.C2" office:value-type="string">
            <text:p text:style-name="Axiom"><draw:frame draw:style-name="fr1" draw:name="Object837" text:anchor-type="as-char" svg:y="-0.152in" svg:width="1.1165in" svg:height="0.2709in" draw:z-index="836"><draw:object xlink:href="./Object 837" xlink:type="simple" xlink:show="embed" xlink:actuate="onLoad"/><draw:image xlink:href="./ObjectReplacements/Object 837" xlink:type="simple" xlink:show="embed" xlink:actuate="onLoad"/></draw:frame>exists <text:s text:c="2"/>csub x.1 (%alpha ):%alpha humnu </text:p>
          </table:table-cell>
        </table:table-row>
        <table:table-row>
          <table:table-cell table:style-name="Table1.A2" office:value-type="string">
            <text:p text:style-name="Axiom">838</text:p>
          </table:table-cell>
          <table:table-cell table:style-name="Table1.A2" office:value-type="string">
            <text:p text:style-name="Axiom">Mx.yKOA</text:p>
          </table:table-cell>
          <table:table-cell table:style-name="Table1.C2" office:value-type="string">
            <text:p text:style-name="Axiom"><draw:frame draw:style-name="fr1" draw:name="Object838" text:anchor-type="as-char" svg:y="-0.172in" svg:width="1.2772in" svg:height="0.2902in" draw:z-index="837"><draw:object xlink:href="./Object 838" xlink:type="simple" xlink:show="embed" xlink:actuate="onLoad"/><draw:image xlink:href="./ObjectReplacements/Object 838" xlink:type="simple" xlink:show="embed" xlink:actuate="onLoad"/></draw:frame>forall lsup K rsup O csub x.y (%alpha ):%alpha humnu </text:p>
          </table:table-cell>
        </table:table-row>
        <table:table-row>
          <table:table-cell table:style-name="Table1.A2" office:value-type="string">
            <text:p text:style-name="Axiom">839</text:p>
          </table:table-cell>
          <table:table-cell table:style-name="Table1.A2" office:value-type="string">
            <text:p text:style-name="Axiom">Mx.yKOB</text:p>
          </table:table-cell>
          <table:table-cell table:style-name="Table1.C2" office:value-type="string">
            <text:p text:style-name="Axiom"><draw:frame draw:style-name="fr1" draw:name="Object839" text:anchor-type="as-char" svg:y="-0.172in" svg:width="1.8244in" svg:height="0.2909in" draw:z-index="838"><draw:object xlink:href="./Object 839" xlink:type="simple" xlink:show="embed" xlink:actuate="onLoad"/><draw:image xlink:href="./ObjectReplacements/Object 839" xlink:type="simple" xlink:show="embed" xlink:actuate="onLoad"/></draw:frame>forall lsup K rsup O csub x.y (%alpha ) exists lsup K rsup O csub x.y (%alpha ):%alpha humnu </text:p>
          </table:table-cell>
        </table:table-row>
        <table:table-row>
          <table:table-cell table:style-name="Table1.A2" office:value-type="string">
            <text:p text:style-name="Axiom">840</text:p>
          </table:table-cell>
          <table:table-cell table:style-name="Table1.A2" office:value-type="string">
            <text:p text:style-name="Axiom">Mx.yKOE</text:p>
          </table:table-cell>
          <table:table-cell table:style-name="Table1.C2" office:value-type="string">
            <text:p text:style-name="Axiom"><draw:frame draw:style-name="fr1" draw:name="Object840" text:anchor-type="as-char" svg:y="-0.172in" svg:width="1.2772in" svg:height="0.2909in" draw:z-index="839"><draw:object xlink:href="./Object 840" xlink:type="simple" xlink:show="embed" xlink:actuate="onLoad"/><draw:image xlink:href="./ObjectReplacements/Object 840" xlink:type="simple" xlink:show="embed" xlink:actuate="onLoad"/></draw:frame>exists lsup K rsup O csub x.y (%alpha ):%alpha humnu </text:p>
          </table:table-cell>
        </table:table-row>
        <table:table-row>
          <table:table-cell table:style-name="Table1.A2" office:value-type="string">
            <text:p text:style-name="Axiom">841</text:p>
          </table:table-cell>
          <table:table-cell table:style-name="Table1.A2" office:value-type="string">
            <text:p text:style-name="Axiom">Mx.yKSA</text:p>
          </table:table-cell>
          <table:table-cell table:style-name="Table1.C2" office:value-type="string">
            <text:p text:style-name="Axiom"><draw:frame draw:style-name="fr1" draw:name="Object841" text:anchor-type="as-char" svg:y="-0.172in" svg:width="1.2638in" svg:height="0.2902in" draw:z-index="840"><draw:object xlink:href="./Object 841" xlink:type="simple" xlink:show="embed" xlink:actuate="onLoad"/><draw:image xlink:href="./ObjectReplacements/Object 841" xlink:type="simple" xlink:show="embed" xlink:actuate="onLoad"/></draw:frame>forall lsup K rsup S csub x.y (%alpha ):%alpha humnu </text:p>
          </table:table-cell>
        </table:table-row>
        <table:table-row>
          <table:table-cell table:style-name="Table1.A2" office:value-type="string">
            <text:p text:style-name="Axiom">842</text:p>
          </table:table-cell>
          <table:table-cell table:style-name="Table1.A2" office:value-type="string">
            <text:p text:style-name="Axiom">Mx.yKSB</text:p>
          </table:table-cell>
          <table:table-cell table:style-name="Table1.C2" office:value-type="string">
            <text:p text:style-name="Axiom"><draw:frame draw:style-name="fr1" draw:name="Object842" text:anchor-type="as-char" svg:y="-0.172in" svg:width="1.7984in" svg:height="0.2909in" draw:z-index="841"><draw:object xlink:href="./Object 842" xlink:type="simple" xlink:show="embed" xlink:actuate="onLoad"/><draw:image xlink:href="./ObjectReplacements/Object 842" xlink:type="simple" xlink:show="embed" xlink:actuate="onLoad"/></draw:frame>forall lsup K rsup S csub x.y (%alpha ) exists lsup K rsup S csub x.y (%alpha ):%alpha humnu </text:p>
          </table:table-cell>
        </table:table-row>
        <table:table-row>
          <table:table-cell table:style-name="Table1.A2" office:value-type="string">
            <text:p text:style-name="Axiom">843</text:p>
          </table:table-cell>
          <table:table-cell table:style-name="Table1.A2" office:value-type="string">
            <text:p text:style-name="Axiom">Mx.yKSE</text:p>
          </table:table-cell>
          <table:table-cell table:style-name="Table1.C2" office:value-type="string">
            <text:p text:style-name="Axiom"><draw:frame draw:style-name="fr1" draw:name="Object843" text:anchor-type="as-char" svg:y="-0.172in" svg:width="1.2638in" svg:height="0.2909in" draw:z-index="842"><draw:object xlink:href="./Object 843" xlink:type="simple" xlink:show="embed" xlink:actuate="onLoad"/><draw:image xlink:href="./ObjectReplacements/Object 843" xlink:type="simple" xlink:show="embed" xlink:actuate="onLoad"/></draw:frame>exists lsup K rsup S csub x.y (%alpha ):%alpha humnu </text:p>
          </table:table-cell>
        </table:table-row>
        <table:table-row>
          <table:table-cell table:style-name="Table1.A2" office:value-type="string">
            <text:p text:style-name="Axiom">844</text:p>
          </table:table-cell>
          <table:table-cell table:style-name="Table1.A2" office:value-type="string">
            <text:p text:style-name="Axiom">Mx.yK_A</text:p>
          </table:table-cell>
          <table:table-cell table:style-name="Table1.C2" office:value-type="string">
            <text:p text:style-name="Axiom"><draw:frame draw:style-name="fr1" draw:name="Object844" text:anchor-type="as-char" svg:y="-0.172in" svg:width="1.2008in" svg:height="0.2902in" draw:z-index="843"><draw:object xlink:href="./Object 844" xlink:type="simple" xlink:show="embed" xlink:actuate="onLoad"/><draw:image xlink:href="./ObjectReplacements/Object 844" xlink:type="simple" xlink:show="embed" xlink:actuate="onLoad"/></draw:frame>forall lsup K <text:s/>csub x.y (%alpha ):%alpha humnu </text:p>
          </table:table-cell>
        </table:table-row>
        <table:table-row>
          <table:table-cell table:style-name="Table1.A2" office:value-type="string">
            <text:p text:style-name="Axiom">845</text:p>
          </table:table-cell>
          <table:table-cell table:style-name="Table1.A2" office:value-type="string">
            <text:p text:style-name="Axiom">Mx.yK_B</text:p>
          </table:table-cell>
          <table:table-cell table:style-name="Table1.C2" office:value-type="string">
            <text:p text:style-name="Axiom"><draw:frame draw:style-name="fr1" draw:name="Object845" text:anchor-type="as-char" svg:y="-0.172in" svg:width="1.6717in" svg:height="0.2909in" draw:z-index="844"><draw:object xlink:href="./Object 845" xlink:type="simple" xlink:show="embed" xlink:actuate="onLoad"/><draw:image xlink:href="./ObjectReplacements/Object 845" xlink:type="simple" xlink:show="embed" xlink:actuate="onLoad"/></draw:frame>forall lsup K <text:s/>csub x.y (%alpha ) exists lsup K <text:s/>csub x.y (%alpha ):%alpha humnu </text:p>
          </table:table-cell>
        </table:table-row>
        <table:table-row>
          <table:table-cell table:style-name="Table1.A2" office:value-type="string">
            <text:p text:style-name="Axiom">846</text:p>
          </table:table-cell>
          <table:table-cell table:style-name="Table1.A2" office:value-type="string">
            <text:p text:style-name="Axiom">Mx.yK_E</text:p>
          </table:table-cell>
          <table:table-cell table:style-name="Table1.C2" office:value-type="string">
            <text:p text:style-name="Axiom"><draw:frame draw:style-name="fr1" draw:name="Object846" text:anchor-type="as-char" svg:y="-0.172in" svg:width="1.2008in" svg:height="0.2909in" draw:z-index="845"><draw:object xlink:href="./Object 846" xlink:type="simple" xlink:show="embed" xlink:actuate="onLoad"/><draw:image xlink:href="./ObjectReplacements/Object 846" xlink:type="simple" xlink:show="embed" xlink:actuate="onLoad"/></draw:frame>exists lsup K <text:s/>csub x.y (%alpha ):%alpha humnu </text:p>
          </table:table-cell>
        </table:table-row>
        <table:table-row>
          <table:table-cell table:style-name="Table1.A2" office:value-type="string">
            <text:p text:style-name="Axiom">847</text:p>
          </table:table-cell>
          <table:table-cell table:style-name="Table1.A2" office:value-type="string">
            <text:p text:style-name="Axiom">Mx.yUOA</text:p>
          </table:table-cell>
          <table:table-cell table:style-name="Table1.C2" office:value-type="string">
            <text:p text:style-name="Axiom"><draw:frame draw:style-name="fr1" draw:name="Object847" text:anchor-type="as-char" svg:y="-0.172in" svg:width="1.2783in" svg:height="0.2902in" draw:z-index="846"><draw:object xlink:href="./Object 847" xlink:type="simple" xlink:show="embed" xlink:actuate="onLoad"/><draw:image xlink:href="./ObjectReplacements/Object 847" xlink:type="simple" xlink:show="embed" xlink:actuate="onLoad"/></draw:frame>forall lsup U rsup O csub x.y (%alpha ):%alpha humnu </text:p>
          </table:table-cell>
        </table:table-row>
        <table:table-row>
          <table:table-cell table:style-name="Table1.A2" office:value-type="string">
            <text:p text:style-name="Axiom">848</text:p>
          </table:table-cell>
          <table:table-cell table:style-name="Table1.A2" office:value-type="string">
            <text:p text:style-name="Axiom">Mx.yUOB</text:p>
          </table:table-cell>
          <table:table-cell table:style-name="Table1.C2" office:value-type="string">
            <text:p text:style-name="Axiom"><draw:frame draw:style-name="fr1" draw:name="Object848" text:anchor-type="as-char" svg:y="-0.172in" svg:width="1.8272in" svg:height="0.2909in" draw:z-index="847"><draw:object xlink:href="./Object 848" xlink:type="simple" xlink:show="embed" xlink:actuate="onLoad"/><draw:image xlink:href="./ObjectReplacements/Object 848" xlink:type="simple" xlink:show="embed" xlink:actuate="onLoad"/></draw:frame>forall lsup U rsup O csub x.y (%alpha ) exists lsup U rsup O csub x.y (%alpha ):%alpha humnu </text:p>
          </table:table-cell>
        </table:table-row>
        <table:table-row>
          <table:table-cell table:style-name="Table1.A2" office:value-type="string">
            <text:p text:style-name="Axiom">849</text:p>
          </table:table-cell>
          <table:table-cell table:style-name="Table1.A2" office:value-type="string">
            <text:p text:style-name="Axiom">Mx.yUOE</text:p>
          </table:table-cell>
          <table:table-cell table:style-name="Table1.C2" office:value-type="string">
            <text:p text:style-name="Axiom"><draw:frame draw:style-name="fr1" draw:name="Object849" text:anchor-type="as-char" svg:y="-0.172in" svg:width="1.2783in" svg:height="0.2909in" draw:z-index="848"><draw:object xlink:href="./Object 849" xlink:type="simple" xlink:show="embed" xlink:actuate="onLoad"/><draw:image xlink:href="./ObjectReplacements/Object 849" xlink:type="simple" xlink:show="embed" xlink:actuate="onLoad"/></draw:frame>exists lsup U rsup O csub x.y (%alpha ):%alpha humnu </text:p>
          </table:table-cell>
        </table:table-row>
        <table:table-row>
          <table:table-cell table:style-name="Table1.A2" office:value-type="string">
            <text:p text:style-name="Axiom">850</text:p>
          </table:table-cell>
          <table:table-cell table:style-name="Table1.A2" office:value-type="string">
            <text:p text:style-name="Axiom">Mx.yUSA</text:p>
          </table:table-cell>
          <table:table-cell table:style-name="Table1.C2" office:value-type="string">
            <text:p text:style-name="Axiom"><draw:frame draw:style-name="fr1" draw:name="Object850" text:anchor-type="as-char" svg:y="-0.172in" svg:width="1.2654in" svg:height="0.2902in" draw:z-index="849"><draw:object xlink:href="./Object 850" xlink:type="simple" xlink:show="embed" xlink:actuate="onLoad"/><draw:image xlink:href="./ObjectReplacements/Object 850" xlink:type="simple" xlink:show="embed" xlink:actuate="onLoad"/></draw:frame>forall lsup U rsup S csub x.y (%alpha ):%alpha humnu </text:p>
          </table:table-cell>
        </table:table-row>
        <table:table-row>
          <table:table-cell table:style-name="Table1.A2" office:value-type="string">
            <text:p text:style-name="Axiom">851</text:p>
          </table:table-cell>
          <table:table-cell table:style-name="Table1.A2" office:value-type="string">
            <text:p text:style-name="Axiom">Mx.yUSB</text:p>
          </table:table-cell>
          <table:table-cell table:style-name="Table1.C2" office:value-type="string">
            <text:p text:style-name="Axiom"><draw:frame draw:style-name="fr1" draw:name="Object851" text:anchor-type="as-char" svg:y="-0.172in" svg:width="1.8008in" svg:height="0.2909in" draw:z-index="850"><draw:object xlink:href="./Object 851" xlink:type="simple" xlink:show="embed" xlink:actuate="onLoad"/><draw:image xlink:href="./ObjectReplacements/Object 851" xlink:type="simple" xlink:show="embed" xlink:actuate="onLoad"/></draw:frame>forall lsup U rsup S csub x.y (%alpha ) exists lsup U rsup S csub x.y (%alpha ):%alpha humnu </text:p>
          </table:table-cell>
        </table:table-row>
        <table:table-row>
          <table:table-cell table:style-name="Table1.A2" office:value-type="string">
            <text:p text:style-name="Axiom">852</text:p>
          </table:table-cell>
          <table:table-cell table:style-name="Table1.A2" office:value-type="string">
            <text:p text:style-name="Axiom">Mx.yUSE</text:p>
          </table:table-cell>
          <table:table-cell table:style-name="Table1.C2" office:value-type="string">
            <text:p text:style-name="Axiom"><draw:frame draw:style-name="fr1" draw:name="Object852" text:anchor-type="as-char" svg:y="-0.172in" svg:width="1.2654in" svg:height="0.2909in" draw:z-index="851"><draw:object xlink:href="./Object 852" xlink:type="simple" xlink:show="embed" xlink:actuate="onLoad"/><draw:image xlink:href="./ObjectReplacements/Object 852" xlink:type="simple" xlink:show="embed" xlink:actuate="onLoad"/></draw:frame>exists lsup U rsup S csub x.y (%alpha ):%alpha humnu </text:p>
          </table:table-cell>
        </table:table-row>
        <table:table-row>
          <table:table-cell table:style-name="Table1.A2" office:value-type="string">
            <text:p text:style-name="Axiom">853</text:p>
          </table:table-cell>
          <table:table-cell table:style-name="Table1.A2" office:value-type="string">
            <text:p text:style-name="Axiom">Mx.yU_A</text:p>
          </table:table-cell>
          <table:table-cell table:style-name="Table1.C2" office:value-type="string">
            <text:p text:style-name="Axiom"><draw:frame draw:style-name="fr1" draw:name="Object853" text:anchor-type="as-char" svg:y="-0.172in" svg:width="1.202in" svg:height="0.2902in" draw:z-index="852"><draw:object xlink:href="./Object 853" xlink:type="simple" xlink:show="embed" xlink:actuate="onLoad"/><draw:image xlink:href="./ObjectReplacements/Object 853" xlink:type="simple" xlink:show="embed" xlink:actuate="onLoad"/></draw:frame>forall lsup U <text:s/>csub x.y (%alpha ):%alpha humnu </text:p>
          </table:table-cell>
        </table:table-row>
        <table:table-row>
          <table:table-cell table:style-name="Table1.A2" office:value-type="string">
            <text:p text:style-name="Axiom">854</text:p>
          </table:table-cell>
          <table:table-cell table:style-name="Table1.A2" office:value-type="string">
            <text:p text:style-name="Axiom">Mx.yU_B</text:p>
          </table:table-cell>
          <table:table-cell table:style-name="Table1.C2" office:value-type="string">
            <text:p text:style-name="Axiom"><draw:frame draw:style-name="fr1" draw:name="Object854" text:anchor-type="as-char" svg:y="-0.172in" svg:width="1.6744in" svg:height="0.2909in" draw:z-index="853"><draw:object xlink:href="./Object 854" xlink:type="simple" xlink:show="embed" xlink:actuate="onLoad"/><draw:image xlink:href="./ObjectReplacements/Object 854" xlink:type="simple" xlink:show="embed" xlink:actuate="onLoad"/></draw:frame>forall lsup U <text:s/>csub x.y (%alpha ) exists lsup U <text:s/>csub x.y (%alpha ):%alpha humnu </text:p>
          </table:table-cell>
        </table:table-row>
        <table:table-row>
          <table:table-cell table:style-name="Table1.A2" office:value-type="string">
            <text:p text:style-name="Axiom">855</text:p>
          </table:table-cell>
          <table:table-cell table:style-name="Table1.A2" office:value-type="string">
            <text:p text:style-name="Axiom">Mx.yU_E</text:p>
          </table:table-cell>
          <table:table-cell table:style-name="Table1.C2" office:value-type="string">
            <text:p text:style-name="Axiom"><draw:frame draw:style-name="fr1" draw:name="Object855" text:anchor-type="as-char" svg:y="-0.172in" svg:width="1.202in" svg:height="0.2909in" draw:z-index="854"><draw:object xlink:href="./Object 855" xlink:type="simple" xlink:show="embed" xlink:actuate="onLoad"/><draw:image xlink:href="./ObjectReplacements/Object 855" xlink:type="simple" xlink:show="embed" xlink:actuate="onLoad"/></draw:frame>exists lsup U <text:s/>csub x.y (%alpha ):%alpha humnu </text:p>
          </table:table-cell>
        </table:table-row>
        <table:table-row>
          <table:table-cell table:style-name="Table1.A2" office:value-type="string">
            <text:p text:style-name="Axiom">856</text:p>
          </table:table-cell>
          <table:table-cell table:style-name="Table1.A2" office:value-type="string">
            <text:p text:style-name="Axiom">Mx.y_OA</text:p>
          </table:table-cell>
          <table:table-cell table:style-name="Table1.C2" office:value-type="string">
            <text:p text:style-name="Axiom"><draw:frame draw:style-name="fr1" draw:name="Object856" text:anchor-type="as-char" svg:y="-0.172in" svg:width="1.1929in" svg:height="0.2902in" draw:z-index="855"><draw:object xlink:href="./Object 856" xlink:type="simple" xlink:show="embed" xlink:actuate="onLoad"/><draw:image xlink:href="./ObjectReplacements/Object 856" xlink:type="simple" xlink:show="embed" xlink:actuate="onLoad"/></draw:frame>forall <text:s/>rsup O csub x.y (%alpha ):%alpha humnu </text:p>
          </table:table-cell>
        </table:table-row>
        <table:table-row>
          <table:table-cell table:style-name="Table1.A2" office:value-type="string">
            <text:p text:style-name="Axiom">857</text:p>
          </table:table-cell>
          <table:table-cell table:style-name="Table1.A2" office:value-type="string">
            <text:p text:style-name="Axiom">Mx.y_OB</text:p>
          </table:table-cell>
          <table:table-cell table:style-name="Table1.C2" office:value-type="string">
            <text:p text:style-name="Axiom"><draw:frame draw:style-name="fr1" draw:name="Object857" text:anchor-type="as-char" svg:y="-0.172in" svg:width="1.6547in" svg:height="0.2909in" draw:z-index="856"><draw:object xlink:href="./Object 857" xlink:type="simple" xlink:show="embed" xlink:actuate="onLoad"/><draw:image xlink:href="./ObjectReplacements/Object 857" xlink:type="simple" xlink:show="embed" xlink:actuate="onLoad"/></draw:frame>forall <text:s/>rsup O csub x.y (%alpha ) exists <text:s/>rsup O csub x.y (%alpha ):%alpha humnu </text:p>
          </table:table-cell>
        </table:table-row>
        <table:table-row>
          <table:table-cell table:style-name="Table1.A2" office:value-type="string">
            <text:p text:style-name="Axiom">858</text:p>
          </table:table-cell>
          <table:table-cell table:style-name="Table1.A2" office:value-type="string">
            <text:p text:style-name="Axiom">Mx.y_OE</text:p>
          </table:table-cell>
          <table:table-cell table:style-name="Table1.C2" office:value-type="string">
            <text:p text:style-name="Axiom"><draw:frame draw:style-name="fr1" draw:name="Object858" text:anchor-type="as-char" svg:y="-0.172in" svg:width="1.1925in" svg:height="0.2909in" draw:z-index="857"><draw:object xlink:href="./Object 858" xlink:type="simple" xlink:show="embed" xlink:actuate="onLoad"/><draw:image xlink:href="./ObjectReplacements/Object 858" xlink:type="simple" xlink:show="embed" xlink:actuate="onLoad"/></draw:frame>exists <text:s/>rsup O csub x.y (%alpha ):%alpha humnu </text:p>
          </table:table-cell>
        </table:table-row>
        <table:table-row>
          <table:table-cell table:style-name="Table1.A2" office:value-type="string">
            <text:p text:style-name="Axiom">859</text:p>
          </table:table-cell>
          <table:table-cell table:style-name="Table1.A2" office:value-type="string">
            <text:p text:style-name="Axiom">Mx.y_SA</text:p>
          </table:table-cell>
          <table:table-cell table:style-name="Table1.C2" office:value-type="string">
            <text:p text:style-name="Axiom"><draw:frame draw:style-name="fr1" draw:name="Object859" text:anchor-type="as-char" svg:y="-0.172in" svg:width="1.1799in" svg:height="0.2902in" draw:z-index="858"><draw:object xlink:href="./Object 859" xlink:type="simple" xlink:show="embed" xlink:actuate="onLoad"/><draw:image xlink:href="./ObjectReplacements/Object 859" xlink:type="simple" xlink:show="embed" xlink:actuate="onLoad"/></draw:frame>forall <text:s/>rsup S csub x.y (%alpha ):%alpha humnu </text:p>
          </table:table-cell>
        </table:table-row>
        <table:table-row>
          <table:table-cell table:style-name="Table1.A2" office:value-type="string">
            <text:p text:style-name="Axiom">860</text:p>
          </table:table-cell>
          <table:table-cell table:style-name="Table1.A2" office:value-type="string">
            <text:p text:style-name="Axiom">Mx.y_SB</text:p>
          </table:table-cell>
          <table:table-cell table:style-name="Table1.C2" office:value-type="string">
            <text:p text:style-name="Axiom"><draw:frame draw:style-name="fr1" draw:name="Object860" text:anchor-type="as-char" svg:y="-0.172in" svg:width="1.6291in" svg:height="0.2909in" draw:z-index="859"><draw:object xlink:href="./Object 860" xlink:type="simple" xlink:show="embed" xlink:actuate="onLoad"/><draw:image xlink:href="./ObjectReplacements/Object 860" xlink:type="simple" xlink:show="embed" xlink:actuate="onLoad"/></draw:frame>forall <text:s/>rsup S csub x.y (%alpha ) exists <text:s/>rsup S csub x.y (%alpha ):%alpha humnu </text:p>
          </table:table-cell>
        </table:table-row>
        <table:table-row>
          <table:table-cell table:style-name="Table1.A2" office:value-type="string">
            <text:p text:style-name="Axiom">861</text:p>
          </table:table-cell>
          <table:table-cell table:style-name="Table1.A2" office:value-type="string">
            <text:p text:style-name="Axiom">Mx.y_SE</text:p>
          </table:table-cell>
          <table:table-cell table:style-name="Table1.C2" office:value-type="string">
            <text:p text:style-name="Axiom"><draw:frame draw:style-name="fr1" draw:name="Object861" text:anchor-type="as-char" svg:y="-0.172in" svg:width="1.1791in" svg:height="0.2909in" draw:z-index="860"><draw:object xlink:href="./Object 861" xlink:type="simple" xlink:show="embed" xlink:actuate="onLoad"/><draw:image xlink:href="./ObjectReplacements/Object 861" xlink:type="simple" xlink:show="embed" xlink:actuate="onLoad"/></draw:frame>exists <text:s/>rsup S csub x.y (%alpha ):%alpha humnu </text:p>
          </table:table-cell>
        </table:table-row>
        <table:table-row>
          <table:table-cell table:style-name="Table1.A2" office:value-type="string">
            <text:p text:style-name="Axiom">862</text:p>
          </table:table-cell>
          <table:table-cell table:style-name="Table1.A2" office:value-type="string">
            <text:p text:style-name="Axiom">Mx.y__A</text:p>
          </table:table-cell>
          <table:table-cell table:style-name="Table1.C2" office:value-type="string">
            <text:p text:style-name="Axiom"><draw:frame draw:style-name="fr1" draw:name="Object862" text:anchor-type="as-char" svg:y="-0.152in" svg:width="1.1165in" svg:height="0.2701in" draw:z-index="861"><draw:object xlink:href="./Object 862" xlink:type="simple" xlink:show="embed" xlink:actuate="onLoad"/><draw:image xlink:href="./ObjectReplacements/Object 862" xlink:type="simple" xlink:show="embed" xlink:actuate="onLoad"/></draw:frame>forall <text:s text:c="2"/>csub x.y (%alpha ):%alpha humnu </text:p>
          </table:table-cell>
        </table:table-row>
        <table:table-row>
          <table:table-cell table:style-name="Table1.A2" office:value-type="string">
            <text:p text:style-name="Axiom">863</text:p>
          </table:table-cell>
          <table:table-cell table:style-name="Table1.A2" office:value-type="string">
            <text:p text:style-name="Axiom">Mx.y__B</text:p>
          </table:table-cell>
          <table:table-cell table:style-name="Table1.C2" office:value-type="string">
            <text:p text:style-name="Axiom"><draw:frame draw:style-name="fr1" draw:name="Object863" text:anchor-type="as-char" svg:y="-0.152in" svg:width="1.502in" svg:height="0.2709in" draw:z-index="862"><draw:object xlink:href="./Object 863" xlink:type="simple" xlink:show="embed" xlink:actuate="onLoad"/><draw:image xlink:href="./ObjectReplacements/Object 863" xlink:type="simple" xlink:show="embed" xlink:actuate="onLoad"/></draw:frame>forall <text:s text:c="2"/>csub x.y (%alpha ) exists <text:s text:c="2"/>csub x.y (%alpha ):%alpha humnu </text:p>
          </table:table-cell>
        </table:table-row>
        <table:table-row>
          <table:table-cell table:style-name="Table1.A2" office:value-type="string">
            <text:p text:style-name="Axiom">864</text:p>
          </table:table-cell>
          <table:table-cell table:style-name="Table1.A2" office:value-type="string">
            <text:p text:style-name="Axiom">Mx.y__E</text:p>
          </table:table-cell>
          <table:table-cell table:style-name="Table1.C2" office:value-type="string">
            <text:p text:style-name="Axiom"><draw:frame draw:style-name="fr1" draw:name="Object864" text:anchor-type="as-char" svg:y="-0.152in" svg:width="1.1161in" svg:height="0.2709in" draw:z-index="863"><draw:object xlink:href="./Object 864" xlink:type="simple" xlink:show="embed" xlink:actuate="onLoad"/><draw:image xlink:href="./ObjectReplacements/Object 864" xlink:type="simple" xlink:show="embed" xlink:actuate="onLoad"/></draw:frame>exists <text:s text:c="2"/>csub x.y (%alpha ):%alpha humnu </text:p>
          </table:table-cell>
        </table:table-row>
        <table:table-row>
          <table:table-cell table:style-name="Table1.A2" office:value-type="string">
            <text:p text:style-name="Axiom">865</text:p>
          </table:table-cell>
          <table:table-cell table:style-name="Table1.A2" office:value-type="string">
            <text:p text:style-name="Axiom">P0.0KOA</text:p>
          </table:table-cell>
          <table:table-cell table:style-name="Table1.C2" office:value-type="string">
            <text:p text:style-name="Axiom"><draw:frame draw:style-name="fr1" draw:name="Object865" text:anchor-type="as-char" svg:y="-0.172in" svg:width="1.752in" svg:height="0.2902in" draw:z-index="864"><draw:object xlink:href="./Object 865" xlink:type="simple" xlink:show="embed" xlink:actuate="onLoad"/><draw:image xlink:href="./ObjectReplacements/Object 865" xlink:type="simple" xlink:show="embed" xlink:actuate="onLoad"/></draw:frame>forall lsup K rsup O csub 0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866</text:p>
          </table:table-cell>
          <table:table-cell table:style-name="Table1.A2" office:value-type="string">
            <text:p text:style-name="Axiom">P0.0KOB</text:p>
          </table:table-cell>
          <table:table-cell table:style-name="Table1.C2" office:value-type="string">
            <text:p text:style-name="Axiom"><draw:frame draw:style-name="fr1" draw:name="Object866" text:anchor-type="as-char" svg:y="-0.172in" svg:width="2.098in" svg:height="0.2909in" draw:z-index="865"><draw:object xlink:href="./Object 866" xlink:type="simple" xlink:show="embed" xlink:actuate="onLoad"/><draw:image xlink:href="./ObjectReplacements/Object 866" xlink:type="simple" xlink:show="embed" xlink:actuate="onLoad"/></draw:frame>forall lsup K rsup O csub 0.0 (%alpha ) exists lsup K rsup O csub 0.0 (%beta <text:s/>. %gamma ):%alpha gotri %beta %gamma </text:p>
          </table:table-cell>
        </table:table-row>
        <table:table-row>
          <table:table-cell table:style-name="Table1.A2" office:value-type="string">
            <text:p text:style-name="Axiom">867</text:p>
          </table:table-cell>
          <table:table-cell table:style-name="Table1.A2" office:value-type="string">
            <text:p text:style-name="Axiom">P0.0KOE</text:p>
          </table:table-cell>
          <table:table-cell table:style-name="Table1.C2" office:value-type="string">
            <text:p text:style-name="Axiom"><draw:frame draw:style-name="fr1" draw:name="Object867" text:anchor-type="as-char" svg:y="-0.172in" svg:width="1.752in" svg:height="0.2909in" draw:z-index="866"><draw:object xlink:href="./Object 867" xlink:type="simple" xlink:show="embed" xlink:actuate="onLoad"/><draw:image xlink:href="./ObjectReplacements/Object 867" xlink:type="simple" xlink:show="embed" xlink:actuate="onLoad"/></draw:frame>exists lsup K rsup O csub 0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868</text:p>
          </table:table-cell>
          <table:table-cell table:style-name="Table1.A2" office:value-type="string">
            <text:p text:style-name="Axiom">P0.0KSA</text:p>
          </table:table-cell>
          <table:table-cell table:style-name="Table1.C2" office:value-type="string">
            <text:p text:style-name="Axiom"><draw:frame draw:style-name="fr1" draw:name="Object868" text:anchor-type="as-char" svg:y="-0.172in" svg:width="1.739in" svg:height="0.2902in" draw:z-index="867"><draw:object xlink:href="./Object 868" xlink:type="simple" xlink:show="embed" xlink:actuate="onLoad"/><draw:image xlink:href="./ObjectReplacements/Object 868" xlink:type="simple" xlink:show="embed" xlink:actuate="onLoad"/></draw:frame>forall lsup K rsup S csub 0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869</text:p>
          </table:table-cell>
          <table:table-cell table:style-name="Table1.A2" office:value-type="string">
            <text:p text:style-name="Axiom">P0.0KSB</text:p>
          </table:table-cell>
          <table:table-cell table:style-name="Table1.C2" office:value-type="string">
            <text:p text:style-name="Axiom"><draw:frame draw:style-name="fr1" draw:name="Object869" text:anchor-type="as-char" svg:y="-0.172in" svg:width="2.0717in" svg:height="0.2909in" draw:z-index="868"><draw:object xlink:href="./Object 869" xlink:type="simple" xlink:show="embed" xlink:actuate="onLoad"/><draw:image xlink:href="./ObjectReplacements/Object 869" xlink:type="simple" xlink:show="embed" xlink:actuate="onLoad"/></draw:frame>forall lsup K rsup S csub 0.0 (%alpha ) exists lsup K rsup S csub 0.0 (%beta <text:s/>. %gamma ):%alpha gotri %beta %gamma </text:p>
          </table:table-cell>
        </table:table-row>
        <table:table-row>
          <table:table-cell table:style-name="Table1.A2" office:value-type="string">
            <text:p text:style-name="Axiom">870</text:p>
          </table:table-cell>
          <table:table-cell table:style-name="Table1.A2" office:value-type="string">
            <text:p text:style-name="Axiom">P0.0KSE</text:p>
          </table:table-cell>
          <table:table-cell table:style-name="Table1.C2" office:value-type="string">
            <text:p text:style-name="Axiom"><draw:frame draw:style-name="fr1" draw:name="Object870" text:anchor-type="as-char" svg:y="-0.172in" svg:width="1.739in" svg:height="0.2909in" draw:z-index="869"><draw:object xlink:href="./Object 870" xlink:type="simple" xlink:show="embed" xlink:actuate="onLoad"/><draw:image xlink:href="./ObjectReplacements/Object 870" xlink:type="simple" xlink:show="embed" xlink:actuate="onLoad"/></draw:frame>exists lsup K rsup S csub 0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871</text:p>
          </table:table-cell>
          <table:table-cell table:style-name="Table1.A2" office:value-type="string">
            <text:p text:style-name="Axiom">P0.0K_A</text:p>
          </table:table-cell>
          <table:table-cell table:style-name="Table1.C2" office:value-type="string">
            <text:p text:style-name="Axiom"><draw:frame draw:style-name="fr1" draw:name="Object871" text:anchor-type="as-char" svg:y="-0.172in" svg:width="1.6756in" svg:height="0.2902in" draw:z-index="870"><draw:object xlink:href="./Object 871" xlink:type="simple" xlink:show="embed" xlink:actuate="onLoad"/><draw:image xlink:href="./ObjectReplacements/Object 871" xlink:type="simple" xlink:show="embed" xlink:actuate="onLoad"/></draw:frame>forall lsup K <text:s/>csub 0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872</text:p>
          </table:table-cell>
          <table:table-cell table:style-name="Table1.A2" office:value-type="string">
            <text:p text:style-name="Axiom">P0.0K_B</text:p>
          </table:table-cell>
          <table:table-cell table:style-name="Table1.C2" office:value-type="string">
            <text:p text:style-name="Axiom"><draw:frame draw:style-name="fr1" draw:name="Object872" text:anchor-type="as-char" svg:y="-0.172in" svg:width="1.9453in" svg:height="0.2909in" draw:z-index="871"><draw:object xlink:href="./Object 872" xlink:type="simple" xlink:show="embed" xlink:actuate="onLoad"/><draw:image xlink:href="./ObjectReplacements/Object 872" xlink:type="simple" xlink:show="embed" xlink:actuate="onLoad"/></draw:frame>forall lsup K <text:s/>csub 0.0 (%alpha ) exists lsup K <text:s/>csub 0.0 (%beta <text:s/>. %gamma ):%alpha gotri %beta %gamma </text:p>
          </table:table-cell>
        </table:table-row>
        <table:table-row>
          <table:table-cell table:style-name="Table1.A2" office:value-type="string">
            <text:p text:style-name="Axiom">873</text:p>
          </table:table-cell>
          <table:table-cell table:style-name="Table1.A2" office:value-type="string">
            <text:p text:style-name="Axiom">P0.0K_E</text:p>
          </table:table-cell>
          <table:table-cell table:style-name="Table1.C2" office:value-type="string">
            <text:p text:style-name="Axiom"><draw:frame draw:style-name="fr1" draw:name="Object873" text:anchor-type="as-char" svg:y="-0.172in" svg:width="1.6756in" svg:height="0.2909in" draw:z-index="872"><draw:object xlink:href="./Object 873" xlink:type="simple" xlink:show="embed" xlink:actuate="onLoad"/><draw:image xlink:href="./ObjectReplacements/Object 873" xlink:type="simple" xlink:show="embed" xlink:actuate="onLoad"/></draw:frame>exists lsup K <text:s/>csub 0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874</text:p>
          </table:table-cell>
          <table:table-cell table:style-name="Table1.A2" office:value-type="string">
            <text:p text:style-name="Axiom">P0.0UOA</text:p>
          </table:table-cell>
          <table:table-cell table:style-name="Table1.C2" office:value-type="string">
            <text:p text:style-name="Axiom"><draw:frame draw:style-name="fr1" draw:name="Object874" text:anchor-type="as-char" svg:y="-0.172in" svg:width="1.7535in" svg:height="0.2902in" draw:z-index="873"><draw:object xlink:href="./Object 874" xlink:type="simple" xlink:show="embed" xlink:actuate="onLoad"/><draw:image xlink:href="./ObjectReplacements/Object 874" xlink:type="simple" xlink:show="embed" xlink:actuate="onLoad"/></draw:frame>forall lsup U rsup O csub 0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875</text:p>
          </table:table-cell>
          <table:table-cell table:style-name="Table1.A2" office:value-type="string">
            <text:p text:style-name="Axiom">P0.0UOB</text:p>
          </table:table-cell>
          <table:table-cell table:style-name="Table1.C2" office:value-type="string">
            <text:p text:style-name="Axiom"><draw:frame draw:style-name="fr1" draw:name="Object875" text:anchor-type="as-char" svg:y="-0.172in" svg:width="2.1in" svg:height="0.2909in" draw:z-index="874"><draw:object xlink:href="./Object 875" xlink:type="simple" xlink:show="embed" xlink:actuate="onLoad"/><draw:image xlink:href="./ObjectReplacements/Object 875" xlink:type="simple" xlink:show="embed" xlink:actuate="onLoad"/></draw:frame>forall lsup U rsup O csub 0.0 (%alpha ) exists lsup U rsup O csub 0.0 (%beta <text:s/>. %gamma ):%alpha gotri %beta %gamma </text:p>
          </table:table-cell>
        </table:table-row>
        <table:table-row>
          <table:table-cell table:style-name="Table1.A2" office:value-type="string">
            <text:p text:style-name="Axiom">876</text:p>
          </table:table-cell>
          <table:table-cell table:style-name="Table1.A2" office:value-type="string">
            <text:p text:style-name="Axiom">P0.0UOE</text:p>
          </table:table-cell>
          <table:table-cell table:style-name="Table1.C2" office:value-type="string">
            <text:p text:style-name="Axiom"><draw:frame draw:style-name="fr1" draw:name="Object876" text:anchor-type="as-char" svg:y="-0.172in" svg:width="1.7535in" svg:height="0.2909in" draw:z-index="875"><draw:object xlink:href="./Object 876" xlink:type="simple" xlink:show="embed" xlink:actuate="onLoad"/><draw:image xlink:href="./ObjectReplacements/Object 876" xlink:type="simple" xlink:show="embed" xlink:actuate="onLoad"/></draw:frame>exists lsup U rsup O csub 0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877</text:p>
          </table:table-cell>
          <table:table-cell table:style-name="Table1.A2" office:value-type="string">
            <text:p text:style-name="Axiom">P0.0USA</text:p>
          </table:table-cell>
          <table:table-cell table:style-name="Table1.C2" office:value-type="string">
            <text:p text:style-name="Axiom"><draw:frame draw:style-name="fr1" draw:name="Object877" text:anchor-type="as-char" svg:y="-0.172in" svg:width="1.7402in" svg:height="0.2902in" draw:z-index="876"><draw:object xlink:href="./Object 877" xlink:type="simple" xlink:show="embed" xlink:actuate="onLoad"/><draw:image xlink:href="./ObjectReplacements/Object 877" xlink:type="simple" xlink:show="embed" xlink:actuate="onLoad"/></draw:frame>forall lsup U rsup S csub 0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878</text:p>
          </table:table-cell>
          <table:table-cell table:style-name="Table1.A2" office:value-type="string">
            <text:p text:style-name="Axiom">P0.0USB</text:p>
          </table:table-cell>
          <table:table-cell table:style-name="Table1.C2" office:value-type="string">
            <text:p text:style-name="Axiom"><draw:frame draw:style-name="fr1" draw:name="Object878" text:anchor-type="as-char" svg:y="-0.172in" svg:width="2.0744in" svg:height="0.2909in" draw:z-index="877"><draw:object xlink:href="./Object 878" xlink:type="simple" xlink:show="embed" xlink:actuate="onLoad"/><draw:image xlink:href="./ObjectReplacements/Object 878" xlink:type="simple" xlink:show="embed" xlink:actuate="onLoad"/></draw:frame>forall lsup U rsup S csub 0.0 (%alpha ) exists lsup U rsup S csub 0.0 (%beta <text:s/>. %gamma ):%alpha gotri %beta %gamma </text:p>
          </table:table-cell>
        </table:table-row>
        <table:table-row>
          <table:table-cell table:style-name="Table1.A2" office:value-type="string">
            <text:p text:style-name="Axiom">879</text:p>
          </table:table-cell>
          <table:table-cell table:style-name="Table1.A2" office:value-type="string">
            <text:p text:style-name="Axiom">P0.0USE</text:p>
          </table:table-cell>
          <table:table-cell table:style-name="Table1.C2" office:value-type="string">
            <text:p text:style-name="Axiom"><draw:frame draw:style-name="fr1" draw:name="Object879" text:anchor-type="as-char" svg:y="-0.172in" svg:width="1.7402in" svg:height="0.2909in" draw:z-index="878"><draw:object xlink:href="./Object 879" xlink:type="simple" xlink:show="embed" xlink:actuate="onLoad"/><draw:image xlink:href="./ObjectReplacements/Object 879" xlink:type="simple" xlink:show="embed" xlink:actuate="onLoad"/></draw:frame>exists lsup U rsup S csub 0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880</text:p>
          </table:table-cell>
          <table:table-cell table:style-name="Table1.A2" office:value-type="string">
            <text:p text:style-name="Axiom">P0.0U_A</text:p>
          </table:table-cell>
          <table:table-cell table:style-name="Table1.C2" office:value-type="string">
            <text:p text:style-name="Axiom"><draw:frame draw:style-name="fr1" draw:name="Object880" text:anchor-type="as-char" svg:y="-0.172in" svg:width="1.6772in" svg:height="0.2902in" draw:z-index="879"><draw:object xlink:href="./Object 880" xlink:type="simple" xlink:show="embed" xlink:actuate="onLoad"/><draw:image xlink:href="./ObjectReplacements/Object 880" xlink:type="simple" xlink:show="embed" xlink:actuate="onLoad"/></draw:frame>forall lsup U <text:s/>csub 0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881</text:p>
          </table:table-cell>
          <table:table-cell table:style-name="Table1.A2" office:value-type="string">
            <text:p text:style-name="Axiom">P0.0U_B</text:p>
          </table:table-cell>
          <table:table-cell table:style-name="Table1.C2" office:value-type="string">
            <text:p text:style-name="Axiom"><draw:frame draw:style-name="fr1" draw:name="Object881" text:anchor-type="as-char" svg:y="-0.172in" svg:width="1.9472in" svg:height="0.2909in" draw:z-index="880"><draw:object xlink:href="./Object 881" xlink:type="simple" xlink:show="embed" xlink:actuate="onLoad"/><draw:image xlink:href="./ObjectReplacements/Object 881" xlink:type="simple" xlink:show="embed" xlink:actuate="onLoad"/></draw:frame>forall lsup U <text:s/>csub 0.0 (%alpha ) exists lsup U <text:s/>csub 0.0 (%beta <text:s/>. %gamma ):%alpha gotri %beta %gamma </text:p>
          </table:table-cell>
        </table:table-row>
        <table:table-row>
          <table:table-cell table:style-name="Table1.A2" office:value-type="string">
            <text:p text:style-name="Axiom">882</text:p>
          </table:table-cell>
          <table:table-cell table:style-name="Table1.A2" office:value-type="string">
            <text:p text:style-name="Axiom">P0.0U_E</text:p>
          </table:table-cell>
          <table:table-cell table:style-name="Table1.C2" office:value-type="string">
            <text:p text:style-name="Axiom"><draw:frame draw:style-name="fr1" draw:name="Object882" text:anchor-type="as-char" svg:y="-0.172in" svg:width="1.6772in" svg:height="0.2909in" draw:z-index="881"><draw:object xlink:href="./Object 882" xlink:type="simple" xlink:show="embed" xlink:actuate="onLoad"/><draw:image xlink:href="./ObjectReplacements/Object 882" xlink:type="simple" xlink:show="embed" xlink:actuate="onLoad"/></draw:frame>exists lsup U <text:s/>csub 0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883</text:p>
          </table:table-cell>
          <table:table-cell table:style-name="Table1.A2" office:value-type="string">
            <text:p text:style-name="Axiom">P0.0_OA</text:p>
          </table:table-cell>
          <table:table-cell table:style-name="Table1.C2" office:value-type="string">
            <text:p text:style-name="Axiom"><draw:frame draw:style-name="fr1" draw:name="Object883" text:anchor-type="as-char" svg:y="-0.172in" svg:width="1.6665in" svg:height="0.2902in" draw:z-index="882"><draw:object xlink:href="./Object 883" xlink:type="simple" xlink:show="embed" xlink:actuate="onLoad"/><draw:image xlink:href="./ObjectReplacements/Object 883" xlink:type="simple" xlink:show="embed" xlink:actuate="onLoad"/></draw:frame>forall <text:s/>rsup O csub 0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884</text:p>
          </table:table-cell>
          <table:table-cell table:style-name="Table1.A2" office:value-type="string">
            <text:p text:style-name="Axiom">P0.0_OB</text:p>
          </table:table-cell>
          <table:table-cell table:style-name="Table1.C2" office:value-type="string">
            <text:p text:style-name="Axiom"><draw:frame draw:style-name="fr1" draw:name="Object884" text:anchor-type="as-char" svg:y="-0.172in" svg:width="1.928in" svg:height="0.2909in" draw:z-index="883"><draw:object xlink:href="./Object 884" xlink:type="simple" xlink:show="embed" xlink:actuate="onLoad"/><draw:image xlink:href="./ObjectReplacements/Object 884" xlink:type="simple" xlink:show="embed" xlink:actuate="onLoad"/></draw:frame>forall <text:s/>rsup O csub 0.0 (%alpha ) exists <text:s/>rsup O csub 0.0 (%beta <text:s/>. %gamma ):%alpha gotri %beta %gamma </text:p>
          </table:table-cell>
        </table:table-row>
        <table:table-row>
          <table:table-cell table:style-name="Table1.A2" office:value-type="string">
            <text:p text:style-name="Axiom">885</text:p>
          </table:table-cell>
          <table:table-cell table:style-name="Table1.A2" office:value-type="string">
            <text:p text:style-name="Axiom">P0.0_OE</text:p>
          </table:table-cell>
          <table:table-cell table:style-name="Table1.C2" office:value-type="string">
            <text:p text:style-name="Axiom"><draw:frame draw:style-name="fr1" draw:name="Object885" text:anchor-type="as-char" svg:y="-0.172in" svg:width="1.6665in" svg:height="0.2909in" draw:z-index="884"><draw:object xlink:href="./Object 885" xlink:type="simple" xlink:show="embed" xlink:actuate="onLoad"/><draw:image xlink:href="./ObjectReplacements/Object 885" xlink:type="simple" xlink:show="embed" xlink:actuate="onLoad"/></draw:frame>exists <text:s/>rsup O csub 0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886</text:p>
          </table:table-cell>
          <table:table-cell table:style-name="Table1.A2" office:value-type="string">
            <text:p text:style-name="Axiom">P0.0_SA</text:p>
          </table:table-cell>
          <table:table-cell table:style-name="Table1.C2" office:value-type="string">
            <text:p text:style-name="Axiom"><draw:frame draw:style-name="fr1" draw:name="Object886" text:anchor-type="as-char" svg:y="-0.172in" svg:width="1.6543in" svg:height="0.2902in" draw:z-index="885"><draw:object xlink:href="./Object 886" xlink:type="simple" xlink:show="embed" xlink:actuate="onLoad"/><draw:image xlink:href="./ObjectReplacements/Object 886" xlink:type="simple" xlink:show="embed" xlink:actuate="onLoad"/></draw:frame>forall <text:s/>rsup S csub 0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887</text:p>
          </table:table-cell>
          <table:table-cell table:style-name="Table1.A2" office:value-type="string">
            <text:p text:style-name="Axiom">P0.0_SB</text:p>
          </table:table-cell>
          <table:table-cell table:style-name="Table1.C2" office:value-type="string">
            <text:p text:style-name="Axiom"><draw:frame draw:style-name="fr1" draw:name="Object887" text:anchor-type="as-char" svg:y="-0.172in" svg:width="1.9016in" svg:height="0.2909in" draw:z-index="886"><draw:object xlink:href="./Object 887" xlink:type="simple" xlink:show="embed" xlink:actuate="onLoad"/><draw:image xlink:href="./ObjectReplacements/Object 887" xlink:type="simple" xlink:show="embed" xlink:actuate="onLoad"/></draw:frame>forall <text:s/>rsup S csub 0.0 (%alpha ) exists <text:s/>rsup S csub 0.0 (%beta <text:s/>. %gamma ):%alpha gotri %beta %gamma </text:p>
          </table:table-cell>
        </table:table-row>
        <table:table-row>
          <table:table-cell table:style-name="Table1.A2" office:value-type="string">
            <text:p text:style-name="Axiom">888</text:p>
          </table:table-cell>
          <table:table-cell table:style-name="Table1.A2" office:value-type="string">
            <text:p text:style-name="Axiom">P0.0_SE</text:p>
          </table:table-cell>
          <table:table-cell table:style-name="Table1.C2" office:value-type="string">
            <text:p text:style-name="Axiom"><draw:frame draw:style-name="fr1" draw:name="Object888" text:anchor-type="as-char" svg:y="-0.172in" svg:width="1.6543in" svg:height="0.2909in" draw:z-index="887"><draw:object xlink:href="./Object 888" xlink:type="simple" xlink:show="embed" xlink:actuate="onLoad"/><draw:image xlink:href="./ObjectReplacements/Object 888" xlink:type="simple" xlink:show="embed" xlink:actuate="onLoad"/></draw:frame>exists <text:s/>rsup S csub 0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889</text:p>
          </table:table-cell>
          <table:table-cell table:style-name="Table1.A2" office:value-type="string">
            <text:p text:style-name="Axiom">P0.0__A</text:p>
          </table:table-cell>
          <table:table-cell table:style-name="Table1.C2" office:value-type="string">
            <text:p text:style-name="Axiom"><draw:frame draw:style-name="fr1" draw:name="Object889" text:anchor-type="as-char" svg:y="-0.152in" svg:width="1.5902in" svg:height="0.2701in" draw:z-index="888"><draw:object xlink:href="./Object 889" xlink:type="simple" xlink:show="embed" xlink:actuate="onLoad"/><draw:image xlink:href="./ObjectReplacements/Object 889" xlink:type="simple" xlink:show="embed" xlink:actuate="onLoad"/></draw:frame>forall <text:s text:c="2"/>csub 0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890</text:p>
          </table:table-cell>
          <table:table-cell table:style-name="Table1.A2" office:value-type="string">
            <text:p text:style-name="Axiom">P0.0__B</text:p>
          </table:table-cell>
          <table:table-cell table:style-name="Table1.C2" office:value-type="string">
            <text:p text:style-name="Axiom"><draw:frame draw:style-name="fr1" draw:name="Object890" text:anchor-type="as-char" svg:y="-0.152in" svg:width="1.7752in" svg:height="0.2709in" draw:z-index="889"><draw:object xlink:href="./Object 890" xlink:type="simple" xlink:show="embed" xlink:actuate="onLoad"/><draw:image xlink:href="./ObjectReplacements/Object 890" xlink:type="simple" xlink:show="embed" xlink:actuate="onLoad"/></draw:frame>forall <text:s text:c="2"/>csub 0.0 (%alpha ) exists <text:s text:c="2"/>csub 0.0 (%beta <text:s/>. %gamma ):%alpha gotri %beta %gamma </text:p>
          </table:table-cell>
        </table:table-row>
        <table:table-row>
          <table:table-cell table:style-name="Table1.A2" office:value-type="string">
            <text:p text:style-name="Axiom">891</text:p>
          </table:table-cell>
          <table:table-cell table:style-name="Table1.A2" office:value-type="string">
            <text:p text:style-name="Axiom">P0.0__E</text:p>
          </table:table-cell>
          <table:table-cell table:style-name="Table1.C2" office:value-type="string">
            <text:p text:style-name="Axiom"><draw:frame draw:style-name="fr1" draw:name="Object891" text:anchor-type="as-char" svg:y="-0.152in" svg:width="1.5902in" svg:height="0.2709in" draw:z-index="890"><draw:object xlink:href="./Object 891" xlink:type="simple" xlink:show="embed" xlink:actuate="onLoad"/><draw:image xlink:href="./ObjectReplacements/Object 891" xlink:type="simple" xlink:show="embed" xlink:actuate="onLoad"/></draw:frame>exists <text:s text:c="2"/>csub 0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892</text:p>
          </table:table-cell>
          <table:table-cell table:style-name="Table1.A2" office:value-type="string">
            <text:p text:style-name="Axiom">P0.1KOA</text:p>
          </table:table-cell>
          <table:table-cell table:style-name="Table1.C2" office:value-type="string">
            <text:p text:style-name="Axiom"><draw:frame draw:style-name="fr1" draw:name="Object892" text:anchor-type="as-char" svg:y="-0.172in" svg:width="1.7508in" svg:height="0.2902in" draw:z-index="891"><draw:object xlink:href="./Object 892" xlink:type="simple" xlink:show="embed" xlink:actuate="onLoad"/><draw:image xlink:href="./ObjectReplacements/Object 892" xlink:type="simple" xlink:show="embed" xlink:actuate="onLoad"/></draw:frame>forall lsup K rsup O csub 0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893</text:p>
          </table:table-cell>
          <table:table-cell table:style-name="Table1.A2" office:value-type="string">
            <text:p text:style-name="Axiom">P0.1KOB</text:p>
          </table:table-cell>
          <table:table-cell table:style-name="Table1.C2" office:value-type="string">
            <text:p text:style-name="Axiom"><draw:frame draw:style-name="fr1" draw:name="Object893" text:anchor-type="as-char" svg:y="-0.172in" svg:width="2.0945in" svg:height="0.2909in" draw:z-index="892"><draw:object xlink:href="./Object 893" xlink:type="simple" xlink:show="embed" xlink:actuate="onLoad"/><draw:image xlink:href="./ObjectReplacements/Object 893" xlink:type="simple" xlink:show="embed" xlink:actuate="onLoad"/></draw:frame>forall lsup K rsup O csub 0.1 (%alpha ) exists lsup K rsup O csub 0.1 (%beta <text:s/>. %gamma ):%alpha gotri %beta %gamma </text:p>
          </table:table-cell>
        </table:table-row>
        <table:table-row>
          <table:table-cell table:style-name="Table1.A2" office:value-type="string">
            <text:p text:style-name="Axiom">894</text:p>
          </table:table-cell>
          <table:table-cell table:style-name="Table1.A2" office:value-type="string">
            <text:p text:style-name="Axiom">P0.1KOE</text:p>
          </table:table-cell>
          <table:table-cell table:style-name="Table1.C2" office:value-type="string">
            <text:p text:style-name="Axiom"><draw:frame draw:style-name="fr1" draw:name="Object894" text:anchor-type="as-char" svg:y="-0.172in" svg:width="1.7508in" svg:height="0.2909in" draw:z-index="893"><draw:object xlink:href="./Object 894" xlink:type="simple" xlink:show="embed" xlink:actuate="onLoad"/><draw:image xlink:href="./ObjectReplacements/Object 894" xlink:type="simple" xlink:show="embed" xlink:actuate="onLoad"/></draw:frame>exists lsup K rsup O csub 0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895</text:p>
          </table:table-cell>
          <table:table-cell table:style-name="Table1.A2" office:value-type="string">
            <text:p text:style-name="Axiom">P0.1KSA</text:p>
          </table:table-cell>
          <table:table-cell table:style-name="Table1.C2" office:value-type="string">
            <text:p text:style-name="Axiom"><draw:frame draw:style-name="fr1" draw:name="Object895" text:anchor-type="as-char" svg:y="-0.172in" svg:width="1.7374in" svg:height="0.2902in" draw:z-index="894"><draw:object xlink:href="./Object 895" xlink:type="simple" xlink:show="embed" xlink:actuate="onLoad"/><draw:image xlink:href="./ObjectReplacements/Object 895" xlink:type="simple" xlink:show="embed" xlink:actuate="onLoad"/></draw:frame>forall lsup K rsup S csub 0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896</text:p>
          </table:table-cell>
          <table:table-cell table:style-name="Table1.A2" office:value-type="string">
            <text:p text:style-name="Axiom">P0.1KSB</text:p>
          </table:table-cell>
          <table:table-cell table:style-name="Table1.C2" office:value-type="string">
            <text:p text:style-name="Axiom"><draw:frame draw:style-name="fr1" draw:name="Object896" text:anchor-type="as-char" svg:y="-0.172in" svg:width="2.0689in" svg:height="0.2909in" draw:z-index="895"><draw:object xlink:href="./Object 896" xlink:type="simple" xlink:show="embed" xlink:actuate="onLoad"/><draw:image xlink:href="./ObjectReplacements/Object 896" xlink:type="simple" xlink:show="embed" xlink:actuate="onLoad"/></draw:frame>forall lsup K rsup S csub 0.1 (%alpha ) exists lsup K rsup S csub 0.1 (%beta <text:s/>. %gamma ):%alpha gotri %beta %gamma </text:p>
          </table:table-cell>
        </table:table-row>
        <table:table-row>
          <table:table-cell table:style-name="Table1.A2" office:value-type="string">
            <text:p text:style-name="Axiom">897</text:p>
          </table:table-cell>
          <table:table-cell table:style-name="Table1.A2" office:value-type="string">
            <text:p text:style-name="Axiom">P0.1KSE</text:p>
          </table:table-cell>
          <table:table-cell table:style-name="Table1.C2" office:value-type="string">
            <text:p text:style-name="Axiom"><draw:frame draw:style-name="fr1" draw:name="Object897" text:anchor-type="as-char" svg:y="-0.172in" svg:width="1.7374in" svg:height="0.2909in" draw:z-index="896"><draw:object xlink:href="./Object 897" xlink:type="simple" xlink:show="embed" xlink:actuate="onLoad"/><draw:image xlink:href="./ObjectReplacements/Object 897" xlink:type="simple" xlink:show="embed" xlink:actuate="onLoad"/></draw:frame>exists lsup K rsup S csub 0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898</text:p>
          </table:table-cell>
          <table:table-cell table:style-name="Table1.A2" office:value-type="string">
            <text:p text:style-name="Axiom">P0.1K_A</text:p>
          </table:table-cell>
          <table:table-cell table:style-name="Table1.C2" office:value-type="string">
            <text:p text:style-name="Axiom"><draw:frame draw:style-name="fr1" draw:name="Object898" text:anchor-type="as-char" svg:y="-0.172in" svg:width="1.6744in" svg:height="0.2902in" draw:z-index="897"><draw:object xlink:href="./Object 898" xlink:type="simple" xlink:show="embed" xlink:actuate="onLoad"/><draw:image xlink:href="./ObjectReplacements/Object 898" xlink:type="simple" xlink:show="embed" xlink:actuate="onLoad"/></draw:frame>forall lsup K <text:s/>csub 0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899</text:p>
          </table:table-cell>
          <table:table-cell table:style-name="Table1.A2" office:value-type="string">
            <text:p text:style-name="Axiom">P0.1K_B</text:p>
          </table:table-cell>
          <table:table-cell table:style-name="Table1.C2" office:value-type="string">
            <text:p text:style-name="Axiom"><draw:frame draw:style-name="fr1" draw:name="Object899" text:anchor-type="as-char" svg:y="-0.172in" svg:width="1.9417in" svg:height="0.2909in" draw:z-index="898"><draw:object xlink:href="./Object 899" xlink:type="simple" xlink:show="embed" xlink:actuate="onLoad"/><draw:image xlink:href="./ObjectReplacements/Object 899" xlink:type="simple" xlink:show="embed" xlink:actuate="onLoad"/></draw:frame>forall lsup K <text:s/>csub 0.1 (%alpha ) exists lsup K <text:s/>csub 0.1 (%beta <text:s/>. %gamma ):%alpha gotri %beta %gamma </text:p>
          </table:table-cell>
        </table:table-row>
        <table:table-row>
          <table:table-cell table:style-name="Table1.A2" office:value-type="string">
            <text:p text:style-name="Axiom">900</text:p>
          </table:table-cell>
          <table:table-cell table:style-name="Table1.A2" office:value-type="string">
            <text:p text:style-name="Axiom">P0.1K_E</text:p>
          </table:table-cell>
          <table:table-cell table:style-name="Table1.C2" office:value-type="string">
            <text:p text:style-name="Axiom"><draw:frame draw:style-name="fr1" draw:name="Object900" text:anchor-type="as-char" svg:y="-0.172in" svg:width="1.6744in" svg:height="0.2909in" draw:z-index="899"><draw:object xlink:href="./Object 900" xlink:type="simple" xlink:show="embed" xlink:actuate="onLoad"/><draw:image xlink:href="./ObjectReplacements/Object 900" xlink:type="simple" xlink:show="embed" xlink:actuate="onLoad"/></draw:frame>exists lsup K <text:s/>csub 0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01</text:p>
          </table:table-cell>
          <table:table-cell table:style-name="Table1.A2" office:value-type="string">
            <text:p text:style-name="Axiom">P0.1UOA</text:p>
          </table:table-cell>
          <table:table-cell table:style-name="Table1.C2" office:value-type="string">
            <text:p text:style-name="Axiom"><draw:frame draw:style-name="fr1" draw:name="Object901" text:anchor-type="as-char" svg:y="-0.172in" svg:width="1.7516in" svg:height="0.2902in" draw:z-index="900"><draw:object xlink:href="./Object 901" xlink:type="simple" xlink:show="embed" xlink:actuate="onLoad"/><draw:image xlink:href="./ObjectReplacements/Object 901" xlink:type="simple" xlink:show="embed" xlink:actuate="onLoad"/></draw:frame>forall lsup U rsup O csub 0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02</text:p>
          </table:table-cell>
          <table:table-cell table:style-name="Table1.A2" office:value-type="string">
            <text:p text:style-name="Axiom">P0.1UOB</text:p>
          </table:table-cell>
          <table:table-cell table:style-name="Table1.C2" office:value-type="string">
            <text:p text:style-name="Axiom"><draw:frame draw:style-name="fr1" draw:name="Object902" text:anchor-type="as-char" svg:y="-0.172in" svg:width="2.0965in" svg:height="0.2909in" draw:z-index="901"><draw:object xlink:href="./Object 902" xlink:type="simple" xlink:show="embed" xlink:actuate="onLoad"/><draw:image xlink:href="./ObjectReplacements/Object 902" xlink:type="simple" xlink:show="embed" xlink:actuate="onLoad"/></draw:frame>forall lsup U rsup O csub 0.1 (%alpha ) exists lsup U rsup O csub 0.1 (%beta <text:s/>. %gamma ):%alpha gotri %beta %gamma </text:p>
          </table:table-cell>
        </table:table-row>
        <table:table-row>
          <table:table-cell table:style-name="Table1.A2" office:value-type="string">
            <text:p text:style-name="Axiom">903</text:p>
          </table:table-cell>
          <table:table-cell table:style-name="Table1.A2" office:value-type="string">
            <text:p text:style-name="Axiom">P0.1UOE</text:p>
          </table:table-cell>
          <table:table-cell table:style-name="Table1.C2" office:value-type="string">
            <text:p text:style-name="Axiom"><draw:frame draw:style-name="fr1" draw:name="Object903" text:anchor-type="as-char" svg:y="-0.172in" svg:width="1.7516in" svg:height="0.2909in" draw:z-index="902"><draw:object xlink:href="./Object 903" xlink:type="simple" xlink:show="embed" xlink:actuate="onLoad"/><draw:image xlink:href="./ObjectReplacements/Object 903" xlink:type="simple" xlink:show="embed" xlink:actuate="onLoad"/></draw:frame>exists lsup U rsup O csub 0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04</text:p>
          </table:table-cell>
          <table:table-cell table:style-name="Table1.A2" office:value-type="string">
            <text:p text:style-name="Axiom">P0.1USA</text:p>
          </table:table-cell>
          <table:table-cell table:style-name="Table1.C2" office:value-type="string">
            <text:p text:style-name="Axiom"><draw:frame draw:style-name="fr1" draw:name="Object904" text:anchor-type="as-char" svg:y="-0.172in" svg:width="1.739in" svg:height="0.2902in" draw:z-index="903"><draw:object xlink:href="./Object 904" xlink:type="simple" xlink:show="embed" xlink:actuate="onLoad"/><draw:image xlink:href="./ObjectReplacements/Object 904" xlink:type="simple" xlink:show="embed" xlink:actuate="onLoad"/></draw:frame>forall lsup U rsup S csub 0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05</text:p>
          </table:table-cell>
          <table:table-cell table:style-name="Table1.A2" office:value-type="string">
            <text:p text:style-name="Axiom">P0.1USB</text:p>
          </table:table-cell>
          <table:table-cell table:style-name="Table1.C2" office:value-type="string">
            <text:p text:style-name="Axiom"><draw:frame draw:style-name="fr1" draw:name="Object905" text:anchor-type="as-char" svg:y="-0.172in" svg:width="2.0709in" svg:height="0.2909in" draw:z-index="904"><draw:object xlink:href="./Object 905" xlink:type="simple" xlink:show="embed" xlink:actuate="onLoad"/><draw:image xlink:href="./ObjectReplacements/Object 905" xlink:type="simple" xlink:show="embed" xlink:actuate="onLoad"/></draw:frame>forall lsup U rsup S csub 0.1 (%alpha ) exists lsup U rsup S csub 0.1 (%beta <text:s/>. %gamma ):%alpha gotri %beta %gamma </text:p>
          </table:table-cell>
        </table:table-row>
        <table:table-row>
          <table:table-cell table:style-name="Table1.A2" office:value-type="string">
            <text:p text:style-name="Axiom">906</text:p>
          </table:table-cell>
          <table:table-cell table:style-name="Table1.A2" office:value-type="string">
            <text:p text:style-name="Axiom">P0.1USE</text:p>
          </table:table-cell>
          <table:table-cell table:style-name="Table1.C2" office:value-type="string">
            <text:p text:style-name="Axiom"><draw:frame draw:style-name="fr1" draw:name="Object906" text:anchor-type="as-char" svg:y="-0.172in" svg:width="1.739in" svg:height="0.2909in" draw:z-index="905"><draw:object xlink:href="./Object 906" xlink:type="simple" xlink:show="embed" xlink:actuate="onLoad"/><draw:image xlink:href="./ObjectReplacements/Object 906" xlink:type="simple" xlink:show="embed" xlink:actuate="onLoad"/></draw:frame>exists lsup U rsup S csub 0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07</text:p>
          </table:table-cell>
          <table:table-cell table:style-name="Table1.A2" office:value-type="string">
            <text:p text:style-name="Axiom">P0.1U_A</text:p>
          </table:table-cell>
          <table:table-cell table:style-name="Table1.C2" office:value-type="string">
            <text:p text:style-name="Axiom"><draw:frame draw:style-name="fr1" draw:name="Object907" text:anchor-type="as-char" svg:y="-0.172in" svg:width="1.6752in" svg:height="0.2902in" draw:z-index="906"><draw:object xlink:href="./Object 907" xlink:type="simple" xlink:show="embed" xlink:actuate="onLoad"/><draw:image xlink:href="./ObjectReplacements/Object 907" xlink:type="simple" xlink:show="embed" xlink:actuate="onLoad"/></draw:frame>forall lsup U <text:s/>csub 0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08</text:p>
          </table:table-cell>
          <table:table-cell table:style-name="Table1.A2" office:value-type="string">
            <text:p text:style-name="Axiom">P0.1U_B</text:p>
          </table:table-cell>
          <table:table-cell table:style-name="Table1.C2" office:value-type="string">
            <text:p text:style-name="Axiom"><draw:frame draw:style-name="fr1" draw:name="Object908" text:anchor-type="as-char" svg:y="-0.172in" svg:width="1.9437in" svg:height="0.2909in" draw:z-index="907"><draw:object xlink:href="./Object 908" xlink:type="simple" xlink:show="embed" xlink:actuate="onLoad"/><draw:image xlink:href="./ObjectReplacements/Object 908" xlink:type="simple" xlink:show="embed" xlink:actuate="onLoad"/></draw:frame>forall lsup U <text:s/>csub 0.1 (%alpha ) exists lsup U <text:s/>csub 0.1 (%beta <text:s/>. %gamma ):%alpha gotri %beta %gamma </text:p>
          </table:table-cell>
        </table:table-row>
        <table:table-row>
          <table:table-cell table:style-name="Table1.A2" office:value-type="string">
            <text:p text:style-name="Axiom">909</text:p>
          </table:table-cell>
          <table:table-cell table:style-name="Table1.A2" office:value-type="string">
            <text:p text:style-name="Axiom">P0.1U_E</text:p>
          </table:table-cell>
          <table:table-cell table:style-name="Table1.C2" office:value-type="string">
            <text:p text:style-name="Axiom"><draw:frame draw:style-name="fr1" draw:name="Object909" text:anchor-type="as-char" svg:y="-0.172in" svg:width="1.6752in" svg:height="0.2909in" draw:z-index="908"><draw:object xlink:href="./Object 909" xlink:type="simple" xlink:show="embed" xlink:actuate="onLoad"/><draw:image xlink:href="./ObjectReplacements/Object 909" xlink:type="simple" xlink:show="embed" xlink:actuate="onLoad"/></draw:frame>exists lsup U <text:s/>csub 0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10</text:p>
          </table:table-cell>
          <table:table-cell table:style-name="Table1.A2" office:value-type="string">
            <text:p text:style-name="Axiom">P0.1_OA</text:p>
          </table:table-cell>
          <table:table-cell table:style-name="Table1.C2" office:value-type="string">
            <text:p text:style-name="Axiom"><draw:frame draw:style-name="fr1" draw:name="Object910" text:anchor-type="as-char" svg:y="-0.172in" svg:width="1.6661in" svg:height="0.2902in" draw:z-index="909"><draw:object xlink:href="./Object 910" xlink:type="simple" xlink:show="embed" xlink:actuate="onLoad"/><draw:image xlink:href="./ObjectReplacements/Object 910" xlink:type="simple" xlink:show="embed" xlink:actuate="onLoad"/></draw:frame>forall <text:s/>rsup O csub 0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11</text:p>
          </table:table-cell>
          <table:table-cell table:style-name="Table1.A2" office:value-type="string">
            <text:p text:style-name="Axiom">P0.1_OB</text:p>
          </table:table-cell>
          <table:table-cell table:style-name="Table1.C2" office:value-type="string">
            <text:p text:style-name="Axiom"><draw:frame draw:style-name="fr1" draw:name="Object911" text:anchor-type="as-char" svg:y="-0.172in" svg:width="1.9252in" svg:height="0.2909in" draw:z-index="910"><draw:object xlink:href="./Object 911" xlink:type="simple" xlink:show="embed" xlink:actuate="onLoad"/><draw:image xlink:href="./ObjectReplacements/Object 911" xlink:type="simple" xlink:show="embed" xlink:actuate="onLoad"/></draw:frame>forall <text:s/>rsup O csub 0.1 (%alpha ) exists <text:s/>rsup O csub 0.1 (%beta <text:s/>. %gamma ):%alpha gotri %beta %gamma </text:p>
          </table:table-cell>
        </table:table-row>
        <table:table-row>
          <table:table-cell table:style-name="Table1.A2" office:value-type="string">
            <text:p text:style-name="Axiom">912</text:p>
          </table:table-cell>
          <table:table-cell table:style-name="Table1.A2" office:value-type="string">
            <text:p text:style-name="Axiom">P0.1_OE</text:p>
          </table:table-cell>
          <table:table-cell table:style-name="Table1.C2" office:value-type="string">
            <text:p text:style-name="Axiom"><draw:frame draw:style-name="fr1" draw:name="Object912" text:anchor-type="as-char" svg:y="-0.172in" svg:width="1.6654in" svg:height="0.2909in" draw:z-index="911"><draw:object xlink:href="./Object 912" xlink:type="simple" xlink:show="embed" xlink:actuate="onLoad"/><draw:image xlink:href="./ObjectReplacements/Object 912" xlink:type="simple" xlink:show="embed" xlink:actuate="onLoad"/></draw:frame>exists <text:s/>rsup O csub 0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13</text:p>
          </table:table-cell>
          <table:table-cell table:style-name="Table1.A2" office:value-type="string">
            <text:p text:style-name="Axiom">P0.1_SA</text:p>
          </table:table-cell>
          <table:table-cell table:style-name="Table1.C2" office:value-type="string">
            <text:p text:style-name="Axiom"><draw:frame draw:style-name="fr1" draw:name="Object913" text:anchor-type="as-char" svg:y="-0.172in" svg:width="1.6535in" svg:height="0.2902in" draw:z-index="912"><draw:object xlink:href="./Object 913" xlink:type="simple" xlink:show="embed" xlink:actuate="onLoad"/><draw:image xlink:href="./ObjectReplacements/Object 913" xlink:type="simple" xlink:show="embed" xlink:actuate="onLoad"/></draw:frame>forall <text:s/>rsup S csub 0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14</text:p>
          </table:table-cell>
          <table:table-cell table:style-name="Table1.A2" office:value-type="string">
            <text:p text:style-name="Axiom">P0.1_SB</text:p>
          </table:table-cell>
          <table:table-cell table:style-name="Table1.C2" office:value-type="string">
            <text:p text:style-name="Axiom"><draw:frame draw:style-name="fr1" draw:name="Object914" text:anchor-type="as-char" svg:y="-0.172in" svg:width="1.8992in" svg:height="0.2909in" draw:z-index="913"><draw:object xlink:href="./Object 914" xlink:type="simple" xlink:show="embed" xlink:actuate="onLoad"/><draw:image xlink:href="./ObjectReplacements/Object 914" xlink:type="simple" xlink:show="embed" xlink:actuate="onLoad"/></draw:frame>forall <text:s/>rsup S csub 0.1 (%alpha ) exists <text:s/>rsup S csub 0.1 (%beta <text:s/>. %gamma ):%alpha gotri %beta %gamma </text:p>
          </table:table-cell>
        </table:table-row>
        <table:table-row>
          <table:table-cell table:style-name="Table1.A2" office:value-type="string">
            <text:p text:style-name="Axiom">915</text:p>
          </table:table-cell>
          <table:table-cell table:style-name="Table1.A2" office:value-type="string">
            <text:p text:style-name="Axiom">P0.1_SE</text:p>
          </table:table-cell>
          <table:table-cell table:style-name="Table1.C2" office:value-type="string">
            <text:p text:style-name="Axiom"><draw:frame draw:style-name="fr1" draw:name="Object915" text:anchor-type="as-char" svg:y="-0.172in" svg:width="1.652in" svg:height="0.2909in" draw:z-index="914"><draw:object xlink:href="./Object 915" xlink:type="simple" xlink:show="embed" xlink:actuate="onLoad"/><draw:image xlink:href="./ObjectReplacements/Object 915" xlink:type="simple" xlink:show="embed" xlink:actuate="onLoad"/></draw:frame>exists <text:s/>rsup S csub 0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16</text:p>
          </table:table-cell>
          <table:table-cell table:style-name="Table1.A2" office:value-type="string">
            <text:p text:style-name="Axiom">P0.1__A</text:p>
          </table:table-cell>
          <table:table-cell table:style-name="Table1.C2" office:value-type="string">
            <text:p text:style-name="Axiom"><draw:frame draw:style-name="fr1" draw:name="Object916" text:anchor-type="as-char" svg:y="-0.152in" svg:width="1.5898in" svg:height="0.2701in" draw:z-index="915"><draw:object xlink:href="./Object 916" xlink:type="simple" xlink:show="embed" xlink:actuate="onLoad"/><draw:image xlink:href="./ObjectReplacements/Object 916" xlink:type="simple" xlink:show="embed" xlink:actuate="onLoad"/></draw:frame>forall <text:s text:c="2"/>csub 0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17</text:p>
          </table:table-cell>
          <table:table-cell table:style-name="Table1.A2" office:value-type="string">
            <text:p text:style-name="Axiom">P0.1__B</text:p>
          </table:table-cell>
          <table:table-cell table:style-name="Table1.C2" office:value-type="string">
            <text:p text:style-name="Axiom"><draw:frame draw:style-name="fr1" draw:name="Object917" text:anchor-type="as-char" svg:y="-0.152in" svg:width="1.772in" svg:height="0.2709in" draw:z-index="916"><draw:object xlink:href="./Object 917" xlink:type="simple" xlink:show="embed" xlink:actuate="onLoad"/><draw:image xlink:href="./ObjectReplacements/Object 917" xlink:type="simple" xlink:show="embed" xlink:actuate="onLoad"/></draw:frame>forall <text:s text:c="2"/>csub 0.1 (%alpha ) exists <text:s text:c="2"/>csub 0.1 (%beta <text:s/>. %gamma ):%alpha gotri %beta %gamma </text:p>
          </table:table-cell>
        </table:table-row>
        <table:table-row>
          <table:table-cell table:style-name="Table1.A2" office:value-type="string">
            <text:p text:style-name="Axiom">918</text:p>
          </table:table-cell>
          <table:table-cell table:style-name="Table1.A2" office:value-type="string">
            <text:p text:style-name="Axiom">P0.1__E</text:p>
          </table:table-cell>
          <table:table-cell table:style-name="Table1.C2" office:value-type="string">
            <text:p text:style-name="Axiom"><draw:frame draw:style-name="fr1" draw:name="Object918" text:anchor-type="as-char" svg:y="-0.152in" svg:width="1.589in" svg:height="0.2709in" draw:z-index="917"><draw:object xlink:href="./Object 918" xlink:type="simple" xlink:show="embed" xlink:actuate="onLoad"/><draw:image xlink:href="./ObjectReplacements/Object 918" xlink:type="simple" xlink:show="embed" xlink:actuate="onLoad"/></draw:frame>exists <text:s text:c="2"/>csub 0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19</text:p>
          </table:table-cell>
          <table:table-cell table:style-name="Table1.A2" office:value-type="string">
            <text:p text:style-name="Axiom">P0.yKOA</text:p>
          </table:table-cell>
          <table:table-cell table:style-name="Table1.C2" office:value-type="string">
            <text:p text:style-name="Axiom"><draw:frame draw:style-name="fr1" draw:name="Object919" text:anchor-type="as-char" svg:y="-0.172in" svg:width="1.7547in" svg:height="0.2902in" draw:z-index="918"><draw:object xlink:href="./Object 919" xlink:type="simple" xlink:show="embed" xlink:actuate="onLoad"/><draw:image xlink:href="./ObjectReplacements/Object 919" xlink:type="simple" xlink:show="embed" xlink:actuate="onLoad"/></draw:frame>forall lsup K rsup O csub 0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20</text:p>
          </table:table-cell>
          <table:table-cell table:style-name="Table1.A2" office:value-type="string">
            <text:p text:style-name="Axiom">P0.yKOB</text:p>
          </table:table-cell>
          <table:table-cell table:style-name="Table1.C2" office:value-type="string">
            <text:p text:style-name="Axiom"><draw:frame draw:style-name="fr1" draw:name="Object920" text:anchor-type="as-char" svg:y="-0.172in" svg:width="2.1043in" svg:height="0.2909in" draw:z-index="919"><draw:object xlink:href="./Object 920" xlink:type="simple" xlink:show="embed" xlink:actuate="onLoad"/><draw:image xlink:href="./ObjectReplacements/Object 920" xlink:type="simple" xlink:show="embed" xlink:actuate="onLoad"/></draw:frame>forall lsup K rsup O csub 0.y (%alpha ) exists lsup K rsup O csub 0.y (%beta <text:s/>. %gamma ):%alpha gotri %beta %gamma </text:p>
          </table:table-cell>
        </table:table-row>
        <table:table-row>
          <table:table-cell table:style-name="Table1.A2" office:value-type="string">
            <text:p text:style-name="Axiom">921</text:p>
          </table:table-cell>
          <table:table-cell table:style-name="Table1.A2" office:value-type="string">
            <text:p text:style-name="Axiom">P0.yKOE</text:p>
          </table:table-cell>
          <table:table-cell table:style-name="Table1.C2" office:value-type="string">
            <text:p text:style-name="Axiom"><draw:frame draw:style-name="fr1" draw:name="Object921" text:anchor-type="as-char" svg:y="-0.172in" svg:width="1.7547in" svg:height="0.2909in" draw:z-index="920"><draw:object xlink:href="./Object 921" xlink:type="simple" xlink:show="embed" xlink:actuate="onLoad"/><draw:image xlink:href="./ObjectReplacements/Object 921" xlink:type="simple" xlink:show="embed" xlink:actuate="onLoad"/></draw:frame>exists lsup K rsup O csub 0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22</text:p>
          </table:table-cell>
          <table:table-cell table:style-name="Table1.A2" office:value-type="string">
            <text:p text:style-name="Axiom">P0.yKSA</text:p>
          </table:table-cell>
          <table:table-cell table:style-name="Table1.C2" office:value-type="string">
            <text:p text:style-name="Axiom"><draw:frame draw:style-name="fr1" draw:name="Object922" text:anchor-type="as-char" svg:y="-0.172in" svg:width="1.7425in" svg:height="0.2902in" draw:z-index="921"><draw:object xlink:href="./Object 922" xlink:type="simple" xlink:show="embed" xlink:actuate="onLoad"/><draw:image xlink:href="./ObjectReplacements/Object 922" xlink:type="simple" xlink:show="embed" xlink:actuate="onLoad"/></draw:frame>forall lsup K rsup S csub 0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23</text:p>
          </table:table-cell>
          <table:table-cell table:style-name="Table1.A2" office:value-type="string">
            <text:p text:style-name="Axiom">P0.yKSB</text:p>
          </table:table-cell>
          <table:table-cell table:style-name="Table1.C2" office:value-type="string">
            <text:p text:style-name="Axiom"><draw:frame draw:style-name="fr1" draw:name="Object923" text:anchor-type="as-char" svg:y="-0.172in" svg:width="2.078in" svg:height="0.2909in" draw:z-index="922"><draw:object xlink:href="./Object 923" xlink:type="simple" xlink:show="embed" xlink:actuate="onLoad"/><draw:image xlink:href="./ObjectReplacements/Object 923" xlink:type="simple" xlink:show="embed" xlink:actuate="onLoad"/></draw:frame>forall lsup K rsup S csub 0.y (%alpha ) exists lsup K rsup S csub 0.y (%beta <text:s/>. %gamma ):%alpha gotri %beta %gamma </text:p>
          </table:table-cell>
        </table:table-row>
        <table:table-row>
          <table:table-cell table:style-name="Table1.A2" office:value-type="string">
            <text:p text:style-name="Axiom">924</text:p>
          </table:table-cell>
          <table:table-cell table:style-name="Table1.A2" office:value-type="string">
            <text:p text:style-name="Axiom">P0.yKSE</text:p>
          </table:table-cell>
          <table:table-cell table:style-name="Table1.C2" office:value-type="string">
            <text:p text:style-name="Axiom"><draw:frame draw:style-name="fr1" draw:name="Object924" text:anchor-type="as-char" svg:y="-0.172in" svg:width="1.7425in" svg:height="0.2909in" draw:z-index="923"><draw:object xlink:href="./Object 924" xlink:type="simple" xlink:show="embed" xlink:actuate="onLoad"/><draw:image xlink:href="./ObjectReplacements/Object 924" xlink:type="simple" xlink:show="embed" xlink:actuate="onLoad"/></draw:frame>exists lsup K rsup S csub 0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25</text:p>
          </table:table-cell>
          <table:table-cell table:style-name="Table1.A2" office:value-type="string">
            <text:p text:style-name="Axiom">P0.yK_A</text:p>
          </table:table-cell>
          <table:table-cell table:style-name="Table1.C2" office:value-type="string">
            <text:p text:style-name="Axiom"><draw:frame draw:style-name="fr1" draw:name="Object925" text:anchor-type="as-char" svg:y="-0.172in" svg:width="1.6783in" svg:height="0.2902in" draw:z-index="924"><draw:object xlink:href="./Object 925" xlink:type="simple" xlink:show="embed" xlink:actuate="onLoad"/><draw:image xlink:href="./ObjectReplacements/Object 925" xlink:type="simple" xlink:show="embed" xlink:actuate="onLoad"/></draw:frame>forall lsup K <text:s/>csub 0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26</text:p>
          </table:table-cell>
          <table:table-cell table:style-name="Table1.A2" office:value-type="string">
            <text:p text:style-name="Axiom">P0.yK_B</text:p>
          </table:table-cell>
          <table:table-cell table:style-name="Table1.C2" office:value-type="string">
            <text:p text:style-name="Axiom"><draw:frame draw:style-name="fr1" draw:name="Object926" text:anchor-type="as-char" svg:y="-0.172in" svg:width="1.9516in" svg:height="0.2909in" draw:z-index="925"><draw:object xlink:href="./Object 926" xlink:type="simple" xlink:show="embed" xlink:actuate="onLoad"/><draw:image xlink:href="./ObjectReplacements/Object 926" xlink:type="simple" xlink:show="embed" xlink:actuate="onLoad"/></draw:frame>forall lsup K <text:s/>csub 0.y (%alpha ) exists lsup K <text:s/>csub 0.y (%beta <text:s/>. %gamma ):%alpha gotri %beta %gamma </text:p>
          </table:table-cell>
        </table:table-row>
        <table:table-row>
          <table:table-cell table:style-name="Table1.A2" office:value-type="string">
            <text:p text:style-name="Axiom">927</text:p>
          </table:table-cell>
          <table:table-cell table:style-name="Table1.A2" office:value-type="string">
            <text:p text:style-name="Axiom">P0.yK_E</text:p>
          </table:table-cell>
          <table:table-cell table:style-name="Table1.C2" office:value-type="string">
            <text:p text:style-name="Axiom"><draw:frame draw:style-name="fr1" draw:name="Object927" text:anchor-type="as-char" svg:y="-0.172in" svg:width="1.6783in" svg:height="0.2909in" draw:z-index="926"><draw:object xlink:href="./Object 927" xlink:type="simple" xlink:show="embed" xlink:actuate="onLoad"/><draw:image xlink:href="./ObjectReplacements/Object 927" xlink:type="simple" xlink:show="embed" xlink:actuate="onLoad"/></draw:frame>exists lsup K <text:s/>csub 0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28</text:p>
          </table:table-cell>
          <table:table-cell table:style-name="Table1.A2" office:value-type="string">
            <text:p text:style-name="Axiom">P0.yUOA</text:p>
          </table:table-cell>
          <table:table-cell table:style-name="Table1.C2" office:value-type="string">
            <text:p text:style-name="Axiom"><draw:frame draw:style-name="fr1" draw:name="Object928" text:anchor-type="as-char" svg:y="-0.172in" svg:width="1.7563in" svg:height="0.2902in" draw:z-index="927"><draw:object xlink:href="./Object 928" xlink:type="simple" xlink:show="embed" xlink:actuate="onLoad"/><draw:image xlink:href="./ObjectReplacements/Object 928" xlink:type="simple" xlink:show="embed" xlink:actuate="onLoad"/></draw:frame>forall lsup U rsup O csub 0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29</text:p>
          </table:table-cell>
          <table:table-cell table:style-name="Table1.A2" office:value-type="string">
            <text:p text:style-name="Axiom">P0.yUOB</text:p>
          </table:table-cell>
          <table:table-cell table:style-name="Table1.C2" office:value-type="string">
            <text:p text:style-name="Axiom"><draw:frame draw:style-name="fr1" draw:name="Object929" text:anchor-type="as-char" svg:y="-0.172in" svg:width="2.1063in" svg:height="0.2909in" draw:z-index="928"><draw:object xlink:href="./Object 929" xlink:type="simple" xlink:show="embed" xlink:actuate="onLoad"/><draw:image xlink:href="./ObjectReplacements/Object 929" xlink:type="simple" xlink:show="embed" xlink:actuate="onLoad"/></draw:frame>forall lsup U rsup O csub 0.y (%alpha ) exists lsup U rsup O csub 0.y (%beta <text:s/>. %gamma ):%alpha gotri %beta %gamma </text:p>
          </table:table-cell>
        </table:table-row>
        <table:table-row>
          <table:table-cell table:style-name="Table1.A2" office:value-type="string">
            <text:p text:style-name="Axiom">930</text:p>
          </table:table-cell>
          <table:table-cell table:style-name="Table1.A2" office:value-type="string">
            <text:p text:style-name="Axiom">P0.yUOE</text:p>
          </table:table-cell>
          <table:table-cell table:style-name="Table1.C2" office:value-type="string">
            <text:p text:style-name="Axiom"><draw:frame draw:style-name="fr1" draw:name="Object930" text:anchor-type="as-char" svg:y="-0.172in" svg:width="1.7563in" svg:height="0.2909in" draw:z-index="929"><draw:object xlink:href="./Object 930" xlink:type="simple" xlink:show="embed" xlink:actuate="onLoad"/><draw:image xlink:href="./ObjectReplacements/Object 930" xlink:type="simple" xlink:show="embed" xlink:actuate="onLoad"/></draw:frame>exists lsup U rsup O csub 0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31</text:p>
          </table:table-cell>
          <table:table-cell table:style-name="Table1.A2" office:value-type="string">
            <text:p text:style-name="Axiom">P0.yUSA</text:p>
          </table:table-cell>
          <table:table-cell table:style-name="Table1.C2" office:value-type="string">
            <text:p text:style-name="Axiom"><draw:frame draw:style-name="fr1" draw:name="Object931" text:anchor-type="as-char" svg:y="-0.172in" svg:width="1.7429in" svg:height="0.2902in" draw:z-index="930"><draw:object xlink:href="./Object 931" xlink:type="simple" xlink:show="embed" xlink:actuate="onLoad"/><draw:image xlink:href="./ObjectReplacements/Object 931" xlink:type="simple" xlink:show="embed" xlink:actuate="onLoad"/></draw:frame>forall lsup U rsup S csub 0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32</text:p>
          </table:table-cell>
          <table:table-cell table:style-name="Table1.A2" office:value-type="string">
            <text:p text:style-name="Axiom">P0.yUSB</text:p>
          </table:table-cell>
          <table:table-cell table:style-name="Table1.C2" office:value-type="string">
            <text:p text:style-name="Axiom"><draw:frame draw:style-name="fr1" draw:name="Object932" text:anchor-type="as-char" svg:y="-0.172in" svg:width="2.0807in" svg:height="0.2909in" draw:z-index="931"><draw:object xlink:href="./Object 932" xlink:type="simple" xlink:show="embed" xlink:actuate="onLoad"/><draw:image xlink:href="./ObjectReplacements/Object 932" xlink:type="simple" xlink:show="embed" xlink:actuate="onLoad"/></draw:frame>forall lsup U rsup S csub 0.y (%alpha ) exists lsup U rsup S csub 0.y (%beta <text:s/>. %gamma ):%alpha gotri %beta %gamma </text:p>
          </table:table-cell>
        </table:table-row>
        <table:table-row>
          <table:table-cell table:style-name="Table1.A2" office:value-type="string">
            <text:p text:style-name="Axiom">933</text:p>
          </table:table-cell>
          <table:table-cell table:style-name="Table1.A2" office:value-type="string">
            <text:p text:style-name="Axiom">P0.yUSE</text:p>
          </table:table-cell>
          <table:table-cell table:style-name="Table1.C2" office:value-type="string">
            <text:p text:style-name="Axiom"><draw:frame draw:style-name="fr1" draw:name="Object933" text:anchor-type="as-char" svg:y="-0.172in" svg:width="1.7429in" svg:height="0.2909in" draw:z-index="932"><draw:object xlink:href="./Object 933" xlink:type="simple" xlink:show="embed" xlink:actuate="onLoad"/><draw:image xlink:href="./ObjectReplacements/Object 933" xlink:type="simple" xlink:show="embed" xlink:actuate="onLoad"/></draw:frame>exists lsup U rsup S csub 0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34</text:p>
          </table:table-cell>
          <table:table-cell table:style-name="Table1.A2" office:value-type="string">
            <text:p text:style-name="Axiom">P0.yU_A</text:p>
          </table:table-cell>
          <table:table-cell table:style-name="Table1.C2" office:value-type="string">
            <text:p text:style-name="Axiom"><draw:frame draw:style-name="fr1" draw:name="Object934" text:anchor-type="as-char" svg:y="-0.172in" svg:width="1.6799in" svg:height="0.2902in" draw:z-index="933"><draw:object xlink:href="./Object 934" xlink:type="simple" xlink:show="embed" xlink:actuate="onLoad"/><draw:image xlink:href="./ObjectReplacements/Object 934" xlink:type="simple" xlink:show="embed" xlink:actuate="onLoad"/></draw:frame>forall lsup U <text:s/>csub 0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35</text:p>
          </table:table-cell>
          <table:table-cell table:style-name="Table1.A2" office:value-type="string">
            <text:p text:style-name="Axiom">P0.yU_B</text:p>
          </table:table-cell>
          <table:table-cell table:style-name="Table1.C2" office:value-type="string">
            <text:p text:style-name="Axiom"><draw:frame draw:style-name="fr1" draw:name="Object935" text:anchor-type="as-char" svg:y="-0.172in" svg:width="1.9535in" svg:height="0.2909in" draw:z-index="934"><draw:object xlink:href="./Object 935" xlink:type="simple" xlink:show="embed" xlink:actuate="onLoad"/><draw:image xlink:href="./ObjectReplacements/Object 935" xlink:type="simple" xlink:show="embed" xlink:actuate="onLoad"/></draw:frame>forall lsup U <text:s/>csub 0.y (%alpha ) exists lsup U <text:s/>csub 0.y (%beta <text:s/>. %gamma ):%alpha gotri %beta %gamma </text:p>
          </table:table-cell>
        </table:table-row>
        <table:table-row>
          <table:table-cell table:style-name="Table1.A2" office:value-type="string">
            <text:p text:style-name="Axiom">936</text:p>
          </table:table-cell>
          <table:table-cell table:style-name="Table1.A2" office:value-type="string">
            <text:p text:style-name="Axiom">P0.yU_E</text:p>
          </table:table-cell>
          <table:table-cell table:style-name="Table1.C2" office:value-type="string">
            <text:p text:style-name="Axiom"><draw:frame draw:style-name="fr1" draw:name="Object936" text:anchor-type="as-char" svg:y="-0.172in" svg:width="1.6799in" svg:height="0.2909in" draw:z-index="935"><draw:object xlink:href="./Object 936" xlink:type="simple" xlink:show="embed" xlink:actuate="onLoad"/><draw:image xlink:href="./ObjectReplacements/Object 936" xlink:type="simple" xlink:show="embed" xlink:actuate="onLoad"/></draw:frame>exists lsup U <text:s/>csub 0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37</text:p>
          </table:table-cell>
          <table:table-cell table:style-name="Table1.A2" office:value-type="string">
            <text:p text:style-name="Axiom">P0.y_OA</text:p>
          </table:table-cell>
          <table:table-cell table:style-name="Table1.C2" office:value-type="string">
            <text:p text:style-name="Axiom"><draw:frame draw:style-name="fr1" draw:name="Object937" text:anchor-type="as-char" svg:y="-0.172in" svg:width="1.6701in" svg:height="0.2902in" draw:z-index="936"><draw:object xlink:href="./Object 937" xlink:type="simple" xlink:show="embed" xlink:actuate="onLoad"/><draw:image xlink:href="./ObjectReplacements/Object 937" xlink:type="simple" xlink:show="embed" xlink:actuate="onLoad"/></draw:frame>forall <text:s/>rsup O csub 0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38</text:p>
          </table:table-cell>
          <table:table-cell table:style-name="Table1.A2" office:value-type="string">
            <text:p text:style-name="Axiom">P0.y_OB</text:p>
          </table:table-cell>
          <table:table-cell table:style-name="Table1.C2" office:value-type="string">
            <text:p text:style-name="Axiom"><draw:frame draw:style-name="fr1" draw:name="Object938" text:anchor-type="as-char" svg:y="-0.172in" svg:width="1.9339in" svg:height="0.2909in" draw:z-index="937"><draw:object xlink:href="./Object 938" xlink:type="simple" xlink:show="embed" xlink:actuate="onLoad"/><draw:image xlink:href="./ObjectReplacements/Object 938" xlink:type="simple" xlink:show="embed" xlink:actuate="onLoad"/></draw:frame>forall <text:s/>rsup O csub 0.y (%alpha ) exists <text:s/>rsup O csub 0.y (%beta <text:s/>. %gamma ):%alpha gotri %beta %gamma </text:p>
          </table:table-cell>
        </table:table-row>
        <table:table-row>
          <table:table-cell table:style-name="Table1.A2" office:value-type="string">
            <text:p text:style-name="Axiom">939</text:p>
          </table:table-cell>
          <table:table-cell table:style-name="Table1.A2" office:value-type="string">
            <text:p text:style-name="Axiom">P0.y_OE</text:p>
          </table:table-cell>
          <table:table-cell table:style-name="Table1.C2" office:value-type="string">
            <text:p text:style-name="Axiom"><draw:frame draw:style-name="fr1" draw:name="Object939" text:anchor-type="as-char" svg:y="-0.172in" svg:width="1.6701in" svg:height="0.2909in" draw:z-index="938"><draw:object xlink:href="./Object 939" xlink:type="simple" xlink:show="embed" xlink:actuate="onLoad"/><draw:image xlink:href="./ObjectReplacements/Object 939" xlink:type="simple" xlink:show="embed" xlink:actuate="onLoad"/></draw:frame>exists <text:s/>rsup O csub 0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40</text:p>
          </table:table-cell>
          <table:table-cell table:style-name="Table1.A2" office:value-type="string">
            <text:p text:style-name="Axiom">P0.y_SA</text:p>
          </table:table-cell>
          <table:table-cell table:style-name="Table1.C2" office:value-type="string">
            <text:p text:style-name="Axiom"><draw:frame draw:style-name="fr1" draw:name="Object940" text:anchor-type="as-char" svg:y="-0.172in" svg:width="1.6571in" svg:height="0.2902in" draw:z-index="939"><draw:object xlink:href="./Object 940" xlink:type="simple" xlink:show="embed" xlink:actuate="onLoad"/><draw:image xlink:href="./ObjectReplacements/Object 940" xlink:type="simple" xlink:show="embed" xlink:actuate="onLoad"/></draw:frame>forall <text:s/>rsup S csub 0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41</text:p>
          </table:table-cell>
          <table:table-cell table:style-name="Table1.A2" office:value-type="string">
            <text:p text:style-name="Axiom">P0.y_SB</text:p>
          </table:table-cell>
          <table:table-cell table:style-name="Table1.C2" office:value-type="string">
            <text:p text:style-name="Axiom"><draw:frame draw:style-name="fr1" draw:name="Object941" text:anchor-type="as-char" svg:y="-0.172in" svg:width="1.9075in" svg:height="0.2909in" draw:z-index="940"><draw:object xlink:href="./Object 941" xlink:type="simple" xlink:show="embed" xlink:actuate="onLoad"/><draw:image xlink:href="./ObjectReplacements/Object 941" xlink:type="simple" xlink:show="embed" xlink:actuate="onLoad"/></draw:frame>forall <text:s/>rsup S csub 0.y (%alpha ) exists <text:s/>rsup S csub 0.y (%beta <text:s/>. %gamma ):%alpha gotri %beta %gamma </text:p>
          </table:table-cell>
        </table:table-row>
        <table:table-row>
          <table:table-cell table:style-name="Table1.A2" office:value-type="string">
            <text:p text:style-name="Axiom">942</text:p>
          </table:table-cell>
          <table:table-cell table:style-name="Table1.A2" office:value-type="string">
            <text:p text:style-name="Axiom">P0.y_SE</text:p>
          </table:table-cell>
          <table:table-cell table:style-name="Table1.C2" office:value-type="string">
            <text:p text:style-name="Axiom"><draw:frame draw:style-name="fr1" draw:name="Object942" text:anchor-type="as-char" svg:y="-0.172in" svg:width="1.6571in" svg:height="0.2909in" draw:z-index="941"><draw:object xlink:href="./Object 942" xlink:type="simple" xlink:show="embed" xlink:actuate="onLoad"/><draw:image xlink:href="./ObjectReplacements/Object 942" xlink:type="simple" xlink:show="embed" xlink:actuate="onLoad"/></draw:frame>exists <text:s/>rsup S csub 0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43</text:p>
          </table:table-cell>
          <table:table-cell table:style-name="Table1.A2" office:value-type="string">
            <text:p text:style-name="Axiom">P0.y__A</text:p>
          </table:table-cell>
          <table:table-cell table:style-name="Table1.C2" office:value-type="string">
            <text:p text:style-name="Axiom"><draw:frame draw:style-name="fr1" draw:name="Object943" text:anchor-type="as-char" svg:y="-0.152in" svg:width="1.5937in" svg:height="0.2701in" draw:z-index="942"><draw:object xlink:href="./Object 943" xlink:type="simple" xlink:show="embed" xlink:actuate="onLoad"/><draw:image xlink:href="./ObjectReplacements/Object 943" xlink:type="simple" xlink:show="embed" xlink:actuate="onLoad"/></draw:frame>forall <text:s text:c="2"/>csub 0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44</text:p>
          </table:table-cell>
          <table:table-cell table:style-name="Table1.A2" office:value-type="string">
            <text:p text:style-name="Axiom">P0.y__B</text:p>
          </table:table-cell>
          <table:table-cell table:style-name="Table1.C2" office:value-type="string">
            <text:p text:style-name="Axiom"><draw:frame draw:style-name="fr1" draw:name="Object944" text:anchor-type="as-char" svg:y="-0.152in" svg:width="1.7811in" svg:height="0.2709in" draw:z-index="943"><draw:object xlink:href="./Object 944" xlink:type="simple" xlink:show="embed" xlink:actuate="onLoad"/><draw:image xlink:href="./ObjectReplacements/Object 944" xlink:type="simple" xlink:show="embed" xlink:actuate="onLoad"/></draw:frame>forall <text:s text:c="2"/>csub 0.y (%alpha ) exists <text:s text:c="2"/>csub 0.y (%beta <text:s/>. %gamma ):%alpha gotri %beta %gamma </text:p>
          </table:table-cell>
        </table:table-row>
        <table:table-row>
          <table:table-cell table:style-name="Table1.A2" office:value-type="string">
            <text:p text:style-name="Axiom">945</text:p>
          </table:table-cell>
          <table:table-cell table:style-name="Table1.A2" office:value-type="string">
            <text:p text:style-name="Axiom">P0.y__E</text:p>
          </table:table-cell>
          <table:table-cell table:style-name="Table1.C2" office:value-type="string">
            <text:p text:style-name="Axiom"><draw:frame draw:style-name="fr1" draw:name="Object945" text:anchor-type="as-char" svg:y="-0.152in" svg:width="1.5937in" svg:height="0.2709in" draw:z-index="944"><draw:object xlink:href="./Object 945" xlink:type="simple" xlink:show="embed" xlink:actuate="onLoad"/><draw:image xlink:href="./ObjectReplacements/Object 945" xlink:type="simple" xlink:show="embed" xlink:actuate="onLoad"/></draw:frame>exists <text:s text:c="2"/>csub 0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46</text:p>
          </table:table-cell>
          <table:table-cell table:style-name="Table1.A2" office:value-type="string">
            <text:p text:style-name="Axiom">P1.0KOA</text:p>
          </table:table-cell>
          <table:table-cell table:style-name="Table1.C2" office:value-type="string">
            <text:p text:style-name="Axiom"><draw:frame draw:style-name="fr1" draw:name="Object946" text:anchor-type="as-char" svg:y="-0.172in" svg:width="1.7508in" svg:height="0.2902in" draw:z-index="945"><draw:object xlink:href="./Object 946" xlink:type="simple" xlink:show="embed" xlink:actuate="onLoad"/><draw:image xlink:href="./ObjectReplacements/Object 946" xlink:type="simple" xlink:show="embed" xlink:actuate="onLoad"/></draw:frame>forall lsup K rsup O csub 1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47</text:p>
          </table:table-cell>
          <table:table-cell table:style-name="Table1.A2" office:value-type="string">
            <text:p text:style-name="Axiom">P1.0KOB</text:p>
          </table:table-cell>
          <table:table-cell table:style-name="Table1.C2" office:value-type="string">
            <text:p text:style-name="Axiom"><draw:frame draw:style-name="fr1" draw:name="Object947" text:anchor-type="as-char" svg:y="-0.172in" svg:width="2.0953in" svg:height="0.2909in" draw:z-index="946"><draw:object xlink:href="./Object 947" xlink:type="simple" xlink:show="embed" xlink:actuate="onLoad"/><draw:image xlink:href="./ObjectReplacements/Object 947" xlink:type="simple" xlink:show="embed" xlink:actuate="onLoad"/></draw:frame>forall lsup K rsup O csub 1.0 (%alpha ) exists lsup K rsup O csub 1.0 (%beta <text:s/>. %gamma ):%alpha gotri %beta %gamma </text:p>
          </table:table-cell>
        </table:table-row>
        <table:table-row>
          <table:table-cell table:style-name="Table1.A2" office:value-type="string">
            <text:p text:style-name="Axiom">948</text:p>
          </table:table-cell>
          <table:table-cell table:style-name="Table1.A2" office:value-type="string">
            <text:p text:style-name="Axiom">P1.0KOE</text:p>
          </table:table-cell>
          <table:table-cell table:style-name="Table1.C2" office:value-type="string">
            <text:p text:style-name="Axiom"><draw:frame draw:style-name="fr1" draw:name="Object948" text:anchor-type="as-char" svg:y="-0.172in" svg:width="1.7508in" svg:height="0.2909in" draw:z-index="947"><draw:object xlink:href="./Object 948" xlink:type="simple" xlink:show="embed" xlink:actuate="onLoad"/><draw:image xlink:href="./ObjectReplacements/Object 948" xlink:type="simple" xlink:show="embed" xlink:actuate="onLoad"/></draw:frame>exists lsup K rsup O csub 1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49</text:p>
          </table:table-cell>
          <table:table-cell table:style-name="Table1.A2" office:value-type="string">
            <text:p text:style-name="Axiom">P1.0KSA</text:p>
          </table:table-cell>
          <table:table-cell table:style-name="Table1.C2" office:value-type="string">
            <text:p text:style-name="Axiom"><draw:frame draw:style-name="fr1" draw:name="Object949" text:anchor-type="as-char" svg:y="-0.172in" svg:width="1.7374in" svg:height="0.2902in" draw:z-index="948"><draw:object xlink:href="./Object 949" xlink:type="simple" xlink:show="embed" xlink:actuate="onLoad"/><draw:image xlink:href="./ObjectReplacements/Object 949" xlink:type="simple" xlink:show="embed" xlink:actuate="onLoad"/></draw:frame>forall lsup K rsup S csub 1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50</text:p>
          </table:table-cell>
          <table:table-cell table:style-name="Table1.A2" office:value-type="string">
            <text:p text:style-name="Axiom">P1.0KSB</text:p>
          </table:table-cell>
          <table:table-cell table:style-name="Table1.C2" office:value-type="string">
            <text:p text:style-name="Axiom"><draw:frame draw:style-name="fr1" draw:name="Object950" text:anchor-type="as-char" svg:y="-0.172in" svg:width="2.0693in" svg:height="0.2909in" draw:z-index="949"><draw:object xlink:href="./Object 950" xlink:type="simple" xlink:show="embed" xlink:actuate="onLoad"/><draw:image xlink:href="./ObjectReplacements/Object 950" xlink:type="simple" xlink:show="embed" xlink:actuate="onLoad"/></draw:frame>forall lsup K rsup S csub 1.0 (%alpha ) exists lsup K rsup S csub 1.0 (%beta <text:s/>. %gamma ):%alpha gotri %beta %gamma </text:p>
          </table:table-cell>
        </table:table-row>
        <table:table-row>
          <table:table-cell table:style-name="Table1.A2" office:value-type="string">
            <text:p text:style-name="Axiom">951</text:p>
          </table:table-cell>
          <table:table-cell table:style-name="Table1.A2" office:value-type="string">
            <text:p text:style-name="Axiom">P1.0KSE</text:p>
          </table:table-cell>
          <table:table-cell table:style-name="Table1.C2" office:value-type="string">
            <text:p text:style-name="Axiom"><draw:frame draw:style-name="fr1" draw:name="Object951" text:anchor-type="as-char" svg:y="-0.172in" svg:width="1.7374in" svg:height="0.2909in" draw:z-index="950"><draw:object xlink:href="./Object 951" xlink:type="simple" xlink:show="embed" xlink:actuate="onLoad"/><draw:image xlink:href="./ObjectReplacements/Object 951" xlink:type="simple" xlink:show="embed" xlink:actuate="onLoad"/></draw:frame>exists lsup K rsup S csub 1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52</text:p>
          </table:table-cell>
          <table:table-cell table:style-name="Table1.A2" office:value-type="string">
            <text:p text:style-name="Axiom">P1.0K_A</text:p>
          </table:table-cell>
          <table:table-cell table:style-name="Table1.C2" office:value-type="string">
            <text:p text:style-name="Axiom"><draw:frame draw:style-name="fr1" draw:name="Object952" text:anchor-type="as-char" svg:y="-0.172in" svg:width="1.6744in" svg:height="0.2902in" draw:z-index="951"><draw:object xlink:href="./Object 952" xlink:type="simple" xlink:show="embed" xlink:actuate="onLoad"/><draw:image xlink:href="./ObjectReplacements/Object 952" xlink:type="simple" xlink:show="embed" xlink:actuate="onLoad"/></draw:frame>forall lsup K <text:s/>csub 1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53</text:p>
          </table:table-cell>
          <table:table-cell table:style-name="Table1.A2" office:value-type="string">
            <text:p text:style-name="Axiom">P1.0K_B</text:p>
          </table:table-cell>
          <table:table-cell table:style-name="Table1.C2" office:value-type="string">
            <text:p text:style-name="Axiom"><draw:frame draw:style-name="fr1" draw:name="Object953" text:anchor-type="as-char" svg:y="-0.172in" svg:width="1.9425in" svg:height="0.2909in" draw:z-index="952"><draw:object xlink:href="./Object 953" xlink:type="simple" xlink:show="embed" xlink:actuate="onLoad"/><draw:image xlink:href="./ObjectReplacements/Object 953" xlink:type="simple" xlink:show="embed" xlink:actuate="onLoad"/></draw:frame>forall lsup K <text:s/>csub 1.0 (%alpha ) exists lsup K <text:s/>csub 1.0 (%beta <text:s/>. %gamma ):%alpha gotri %beta %gamma </text:p>
          </table:table-cell>
        </table:table-row>
        <table:table-row>
          <table:table-cell table:style-name="Table1.A2" office:value-type="string">
            <text:p text:style-name="Axiom">954</text:p>
          </table:table-cell>
          <table:table-cell table:style-name="Table1.A2" office:value-type="string">
            <text:p text:style-name="Axiom">P1.0K_E</text:p>
          </table:table-cell>
          <table:table-cell table:style-name="Table1.C2" office:value-type="string">
            <text:p text:style-name="Axiom"><draw:frame draw:style-name="fr1" draw:name="Object954" text:anchor-type="as-char" svg:y="-0.172in" svg:width="1.6744in" svg:height="0.2909in" draw:z-index="953"><draw:object xlink:href="./Object 954" xlink:type="simple" xlink:show="embed" xlink:actuate="onLoad"/><draw:image xlink:href="./ObjectReplacements/Object 954" xlink:type="simple" xlink:show="embed" xlink:actuate="onLoad"/></draw:frame>exists lsup K <text:s/>csub 1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55</text:p>
          </table:table-cell>
          <table:table-cell table:style-name="Table1.A2" office:value-type="string">
            <text:p text:style-name="Axiom">P1.0UOA</text:p>
          </table:table-cell>
          <table:table-cell table:style-name="Table1.C2" office:value-type="string">
            <text:p text:style-name="Axiom"><draw:frame draw:style-name="fr1" draw:name="Object955" text:anchor-type="as-char" svg:y="-0.172in" svg:width="1.752in" svg:height="0.2902in" draw:z-index="954"><draw:object xlink:href="./Object 955" xlink:type="simple" xlink:show="embed" xlink:actuate="onLoad"/><draw:image xlink:href="./ObjectReplacements/Object 955" xlink:type="simple" xlink:show="embed" xlink:actuate="onLoad"/></draw:frame>forall lsup U rsup O csub 1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56</text:p>
          </table:table-cell>
          <table:table-cell table:style-name="Table1.A2" office:value-type="string">
            <text:p text:style-name="Axiom">P1.0UOB</text:p>
          </table:table-cell>
          <table:table-cell table:style-name="Table1.C2" office:value-type="string">
            <text:p text:style-name="Axiom"><draw:frame draw:style-name="fr1" draw:name="Object956" text:anchor-type="as-char" svg:y="-0.172in" svg:width="2.098in" svg:height="0.2909in" draw:z-index="955"><draw:object xlink:href="./Object 956" xlink:type="simple" xlink:show="embed" xlink:actuate="onLoad"/><draw:image xlink:href="./ObjectReplacements/Object 956" xlink:type="simple" xlink:show="embed" xlink:actuate="onLoad"/></draw:frame>forall lsup U rsup O csub 1.0 (%alpha ) exists lsup U rsup O csub 1.0 (%beta <text:s/>. %gamma ):%alpha gotri %beta %gamma </text:p>
          </table:table-cell>
        </table:table-row>
        <table:table-row>
          <table:table-cell table:style-name="Table1.A2" office:value-type="string">
            <text:p text:style-name="Axiom">957</text:p>
          </table:table-cell>
          <table:table-cell table:style-name="Table1.A2" office:value-type="string">
            <text:p text:style-name="Axiom">P1.0UOE</text:p>
          </table:table-cell>
          <table:table-cell table:style-name="Table1.C2" office:value-type="string">
            <text:p text:style-name="Axiom"><draw:frame draw:style-name="fr1" draw:name="Object957" text:anchor-type="as-char" svg:y="-0.172in" svg:width="1.752in" svg:height="0.2909in" draw:z-index="956"><draw:object xlink:href="./Object 957" xlink:type="simple" xlink:show="embed" xlink:actuate="onLoad"/><draw:image xlink:href="./ObjectReplacements/Object 957" xlink:type="simple" xlink:show="embed" xlink:actuate="onLoad"/></draw:frame>exists lsup U rsup O csub 1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58</text:p>
          </table:table-cell>
          <table:table-cell table:style-name="Table1.A2" office:value-type="string">
            <text:p text:style-name="Axiom">P1.0USA</text:p>
          </table:table-cell>
          <table:table-cell table:style-name="Table1.C2" office:value-type="string">
            <text:p text:style-name="Axiom"><draw:frame draw:style-name="fr1" draw:name="Object958" text:anchor-type="as-char" svg:y="-0.172in" svg:width="1.739in" svg:height="0.2902in" draw:z-index="957"><draw:object xlink:href="./Object 958" xlink:type="simple" xlink:show="embed" xlink:actuate="onLoad"/><draw:image xlink:href="./ObjectReplacements/Object 958" xlink:type="simple" xlink:show="embed" xlink:actuate="onLoad"/></draw:frame>forall lsup U rsup S csub 1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59</text:p>
          </table:table-cell>
          <table:table-cell table:style-name="Table1.A2" office:value-type="string">
            <text:p text:style-name="Axiom">P1.0USB</text:p>
          </table:table-cell>
          <table:table-cell table:style-name="Table1.C2" office:value-type="string">
            <text:p text:style-name="Axiom"><draw:frame draw:style-name="fr1" draw:name="Object959" text:anchor-type="as-char" svg:y="-0.172in" svg:width="2.0717in" svg:height="0.2909in" draw:z-index="958"><draw:object xlink:href="./Object 959" xlink:type="simple" xlink:show="embed" xlink:actuate="onLoad"/><draw:image xlink:href="./ObjectReplacements/Object 959" xlink:type="simple" xlink:show="embed" xlink:actuate="onLoad"/></draw:frame>forall lsup U rsup S csub 1.0 (%alpha ) exists lsup U rsup S csub 1.0 (%beta <text:s/>. %gamma ):%alpha gotri %beta %gamma </text:p>
          </table:table-cell>
        </table:table-row>
        <table:table-row>
          <table:table-cell table:style-name="Table1.A2" office:value-type="string">
            <text:p text:style-name="Axiom">960</text:p>
          </table:table-cell>
          <table:table-cell table:style-name="Table1.A2" office:value-type="string">
            <text:p text:style-name="Axiom">P1.0USE</text:p>
          </table:table-cell>
          <table:table-cell table:style-name="Table1.C2" office:value-type="string">
            <text:p text:style-name="Axiom"><draw:frame draw:style-name="fr1" draw:name="Object960" text:anchor-type="as-char" svg:y="-0.172in" svg:width="1.739in" svg:height="0.2909in" draw:z-index="959"><draw:object xlink:href="./Object 960" xlink:type="simple" xlink:show="embed" xlink:actuate="onLoad"/><draw:image xlink:href="./ObjectReplacements/Object 960" xlink:type="simple" xlink:show="embed" xlink:actuate="onLoad"/></draw:frame>exists lsup U rsup S csub 1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61</text:p>
          </table:table-cell>
          <table:table-cell table:style-name="Table1.A2" office:value-type="string">
            <text:p text:style-name="Axiom">P1.0U_A</text:p>
          </table:table-cell>
          <table:table-cell table:style-name="Table1.C2" office:value-type="string">
            <text:p text:style-name="Axiom"><draw:frame draw:style-name="fr1" draw:name="Object961" text:anchor-type="as-char" svg:y="-0.172in" svg:width="1.6756in" svg:height="0.2902in" draw:z-index="960"><draw:object xlink:href="./Object 961" xlink:type="simple" xlink:show="embed" xlink:actuate="onLoad"/><draw:image xlink:href="./ObjectReplacements/Object 961" xlink:type="simple" xlink:show="embed" xlink:actuate="onLoad"/></draw:frame>forall lsup U <text:s/>csub 1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62</text:p>
          </table:table-cell>
          <table:table-cell table:style-name="Table1.A2" office:value-type="string">
            <text:p text:style-name="Axiom">P1.0U_B</text:p>
          </table:table-cell>
          <table:table-cell table:style-name="Table1.C2" office:value-type="string">
            <text:p text:style-name="Axiom"><draw:frame draw:style-name="fr1" draw:name="Object962" text:anchor-type="as-char" svg:y="-0.172in" svg:width="1.9453in" svg:height="0.2909in" draw:z-index="961"><draw:object xlink:href="./Object 962" xlink:type="simple" xlink:show="embed" xlink:actuate="onLoad"/><draw:image xlink:href="./ObjectReplacements/Object 962" xlink:type="simple" xlink:show="embed" xlink:actuate="onLoad"/></draw:frame>forall lsup U <text:s/>csub 1.0 (%alpha ) exists lsup U <text:s/>csub 1.0 (%beta <text:s/>. %gamma ):%alpha gotri %beta %gamma </text:p>
          </table:table-cell>
        </table:table-row>
        <table:table-row>
          <table:table-cell table:style-name="Table1.A2" office:value-type="string">
            <text:p text:style-name="Axiom">963</text:p>
          </table:table-cell>
          <table:table-cell table:style-name="Table1.A2" office:value-type="string">
            <text:p text:style-name="Axiom">P1.0U_E</text:p>
          </table:table-cell>
          <table:table-cell table:style-name="Table1.C2" office:value-type="string">
            <text:p text:style-name="Axiom"><draw:frame draw:style-name="fr1" draw:name="Object963" text:anchor-type="as-char" svg:y="-0.172in" svg:width="1.6756in" svg:height="0.2909in" draw:z-index="962"><draw:object xlink:href="./Object 963" xlink:type="simple" xlink:show="embed" xlink:actuate="onLoad"/><draw:image xlink:href="./ObjectReplacements/Object 963" xlink:type="simple" xlink:show="embed" xlink:actuate="onLoad"/></draw:frame>exists lsup U <text:s/>csub 1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64</text:p>
          </table:table-cell>
          <table:table-cell table:style-name="Table1.A2" office:value-type="string">
            <text:p text:style-name="Axiom">P1.0_OA</text:p>
          </table:table-cell>
          <table:table-cell table:style-name="Table1.C2" office:value-type="string">
            <text:p text:style-name="Axiom"><draw:frame draw:style-name="fr1" draw:name="Object964" text:anchor-type="as-char" svg:y="-0.172in" svg:width="1.6665in" svg:height="0.2902in" draw:z-index="963"><draw:object xlink:href="./Object 964" xlink:type="simple" xlink:show="embed" xlink:actuate="onLoad"/><draw:image xlink:href="./ObjectReplacements/Object 964" xlink:type="simple" xlink:show="embed" xlink:actuate="onLoad"/></draw:frame>forall <text:s/>rsup O csub 1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65</text:p>
          </table:table-cell>
          <table:table-cell table:style-name="Table1.A2" office:value-type="string">
            <text:p text:style-name="Axiom">P1.0_OB</text:p>
          </table:table-cell>
          <table:table-cell table:style-name="Table1.C2" office:value-type="string">
            <text:p text:style-name="Axiom"><draw:frame draw:style-name="fr1" draw:name="Object965" text:anchor-type="as-char" svg:y="-0.172in" svg:width="1.9256in" svg:height="0.2909in" draw:z-index="964"><draw:object xlink:href="./Object 965" xlink:type="simple" xlink:show="embed" xlink:actuate="onLoad"/><draw:image xlink:href="./ObjectReplacements/Object 965" xlink:type="simple" xlink:show="embed" xlink:actuate="onLoad"/></draw:frame>forall <text:s/>rsup O csub 1.0 (%alpha ) exists <text:s/>rsup O csub 1.0 (%beta <text:s/>. %gamma ):%alpha gotri %beta %gamma </text:p>
          </table:table-cell>
        </table:table-row>
        <table:table-row>
          <table:table-cell table:style-name="Table1.A2" office:value-type="string">
            <text:p text:style-name="Axiom">966</text:p>
          </table:table-cell>
          <table:table-cell table:style-name="Table1.A2" office:value-type="string">
            <text:p text:style-name="Axiom">P1.0_OE</text:p>
          </table:table-cell>
          <table:table-cell table:style-name="Table1.C2" office:value-type="string">
            <text:p text:style-name="Axiom"><draw:frame draw:style-name="fr1" draw:name="Object966" text:anchor-type="as-char" svg:y="-0.172in" svg:width="1.6661in" svg:height="0.2909in" draw:z-index="965"><draw:object xlink:href="./Object 966" xlink:type="simple" xlink:show="embed" xlink:actuate="onLoad"/><draw:image xlink:href="./ObjectReplacements/Object 966" xlink:type="simple" xlink:show="embed" xlink:actuate="onLoad"/></draw:frame>exists <text:s/>rsup O csub 1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67</text:p>
          </table:table-cell>
          <table:table-cell table:style-name="Table1.A2" office:value-type="string">
            <text:p text:style-name="Axiom">P1.0_SA</text:p>
          </table:table-cell>
          <table:table-cell table:style-name="Table1.C2" office:value-type="string">
            <text:p text:style-name="Axiom"><draw:frame draw:style-name="fr1" draw:name="Object967" text:anchor-type="as-char" svg:y="-0.172in" svg:width="1.6535in" svg:height="0.2902in" draw:z-index="966"><draw:object xlink:href="./Object 967" xlink:type="simple" xlink:show="embed" xlink:actuate="onLoad"/><draw:image xlink:href="./ObjectReplacements/Object 967" xlink:type="simple" xlink:show="embed" xlink:actuate="onLoad"/></draw:frame>forall <text:s/>rsup S csub 1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68</text:p>
          </table:table-cell>
          <table:table-cell table:style-name="Table1.A2" office:value-type="string">
            <text:p text:style-name="Axiom">P1.0_SB</text:p>
          </table:table-cell>
          <table:table-cell table:style-name="Table1.C2" office:value-type="string">
            <text:p text:style-name="Axiom"><draw:frame draw:style-name="fr1" draw:name="Object968" text:anchor-type="as-char" svg:y="-0.172in" svg:width="1.9in" svg:height="0.2909in" draw:z-index="967"><draw:object xlink:href="./Object 968" xlink:type="simple" xlink:show="embed" xlink:actuate="onLoad"/><draw:image xlink:href="./ObjectReplacements/Object 968" xlink:type="simple" xlink:show="embed" xlink:actuate="onLoad"/></draw:frame>forall <text:s/>rsup S csub 1.0 (%alpha ) exists <text:s/>rsup S csub 1.0 (%beta <text:s/>. %gamma ):%alpha gotri %beta %gamma </text:p>
          </table:table-cell>
        </table:table-row>
        <table:table-row>
          <table:table-cell table:style-name="Table1.A2" office:value-type="string">
            <text:p text:style-name="Axiom">969</text:p>
          </table:table-cell>
          <table:table-cell table:style-name="Table1.A2" office:value-type="string">
            <text:p text:style-name="Axiom">P1.0_SE</text:p>
          </table:table-cell>
          <table:table-cell table:style-name="Table1.C2" office:value-type="string">
            <text:p text:style-name="Axiom"><draw:frame draw:style-name="fr1" draw:name="Object969" text:anchor-type="as-char" svg:y="-0.172in" svg:width="1.6528in" svg:height="0.2909in" draw:z-index="968"><draw:object xlink:href="./Object 969" xlink:type="simple" xlink:show="embed" xlink:actuate="onLoad"/><draw:image xlink:href="./ObjectReplacements/Object 969" xlink:type="simple" xlink:show="embed" xlink:actuate="onLoad"/></draw:frame>exists <text:s/>rsup S csub 1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70</text:p>
          </table:table-cell>
          <table:table-cell table:style-name="Table1.A2" office:value-type="string">
            <text:p text:style-name="Axiom">P1.0__A</text:p>
          </table:table-cell>
          <table:table-cell table:style-name="Table1.C2" office:value-type="string">
            <text:p text:style-name="Axiom"><draw:frame draw:style-name="fr1" draw:name="Object970" text:anchor-type="as-char" svg:y="-0.152in" svg:width="1.5902in" svg:height="0.2701in" draw:z-index="969"><draw:object xlink:href="./Object 970" xlink:type="simple" xlink:show="embed" xlink:actuate="onLoad"/><draw:image xlink:href="./ObjectReplacements/Object 970" xlink:type="simple" xlink:show="embed" xlink:actuate="onLoad"/></draw:frame>forall <text:s text:c="2"/>csub 1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71</text:p>
          </table:table-cell>
          <table:table-cell table:style-name="Table1.A2" office:value-type="string">
            <text:p text:style-name="Axiom">P1.0__B</text:p>
          </table:table-cell>
          <table:table-cell table:style-name="Table1.C2" office:value-type="string">
            <text:p text:style-name="Axiom"><draw:frame draw:style-name="fr1" draw:name="Object971" text:anchor-type="as-char" svg:y="-0.152in" svg:width="1.7728in" svg:height="0.2709in" draw:z-index="970"><draw:object xlink:href="./Object 971" xlink:type="simple" xlink:show="embed" xlink:actuate="onLoad"/><draw:image xlink:href="./ObjectReplacements/Object 971" xlink:type="simple" xlink:show="embed" xlink:actuate="onLoad"/></draw:frame>forall <text:s text:c="2"/>csub 1.0 (%alpha ) exists <text:s text:c="2"/>csub 1.0 (%beta <text:s/>. %gamma ):%alpha gotri %beta %gamma </text:p>
          </table:table-cell>
        </table:table-row>
        <table:table-row>
          <table:table-cell table:style-name="Table1.A2" office:value-type="string">
            <text:p text:style-name="Axiom">972</text:p>
          </table:table-cell>
          <table:table-cell table:style-name="Table1.A2" office:value-type="string">
            <text:p text:style-name="Axiom">P1.0__E</text:p>
          </table:table-cell>
          <table:table-cell table:style-name="Table1.C2" office:value-type="string">
            <text:p text:style-name="Axiom"><draw:frame draw:style-name="fr1" draw:name="Object972" text:anchor-type="as-char" svg:y="-0.152in" svg:width="1.5898in" svg:height="0.2709in" draw:z-index="971"><draw:object xlink:href="./Object 972" xlink:type="simple" xlink:show="embed" xlink:actuate="onLoad"/><draw:image xlink:href="./ObjectReplacements/Object 972" xlink:type="simple" xlink:show="embed" xlink:actuate="onLoad"/></draw:frame>exists <text:s text:c="2"/>csub 1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73</text:p>
          </table:table-cell>
          <table:table-cell table:style-name="Table1.A2" office:value-type="string">
            <text:p text:style-name="Axiom">P1.1KOA</text:p>
          </table:table-cell>
          <table:table-cell table:style-name="Table1.C2" office:value-type="string">
            <text:p text:style-name="Axiom"><draw:frame draw:style-name="fr1" draw:name="Object973" text:anchor-type="as-char" svg:y="-0.172in" svg:width="1.7492in" svg:height="0.2902in" draw:z-index="972"><draw:object xlink:href="./Object 973" xlink:type="simple" xlink:show="embed" xlink:actuate="onLoad"/><draw:image xlink:href="./ObjectReplacements/Object 973" xlink:type="simple" xlink:show="embed" xlink:actuate="onLoad"/></draw:frame>forall lsup K rsup O csub 1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74</text:p>
          </table:table-cell>
          <table:table-cell table:style-name="Table1.A2" office:value-type="string">
            <text:p text:style-name="Axiom">P1.1KOB</text:p>
          </table:table-cell>
          <table:table-cell table:style-name="Table1.C2" office:value-type="string">
            <text:p text:style-name="Axiom"><draw:frame draw:style-name="fr1" draw:name="Object974" text:anchor-type="as-char" svg:y="-0.172in" svg:width="2.0925in" svg:height="0.2909in" draw:z-index="973"><draw:object xlink:href="./Object 974" xlink:type="simple" xlink:show="embed" xlink:actuate="onLoad"/><draw:image xlink:href="./ObjectReplacements/Object 974" xlink:type="simple" xlink:show="embed" xlink:actuate="onLoad"/></draw:frame>forall lsup K rsup O csub 1.1 (%alpha ) exists lsup K rsup O csub 1.1 (%beta <text:s/>. %gamma ):%alpha gotri %beta %gamma </text:p>
          </table:table-cell>
        </table:table-row>
        <table:table-row>
          <table:table-cell table:style-name="Table1.A2" office:value-type="string">
            <text:p text:style-name="Axiom">975</text:p>
          </table:table-cell>
          <table:table-cell table:style-name="Table1.A2" office:value-type="string">
            <text:p text:style-name="Axiom">P1.1KOE</text:p>
          </table:table-cell>
          <table:table-cell table:style-name="Table1.C2" office:value-type="string">
            <text:p text:style-name="Axiom"><draw:frame draw:style-name="fr1" draw:name="Object975" text:anchor-type="as-char" svg:y="-0.172in" svg:width="1.7492in" svg:height="0.2909in" draw:z-index="974"><draw:object xlink:href="./Object 975" xlink:type="simple" xlink:show="embed" xlink:actuate="onLoad"/><draw:image xlink:href="./ObjectReplacements/Object 975" xlink:type="simple" xlink:show="embed" xlink:actuate="onLoad"/></draw:frame>exists lsup K rsup O csub 1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76</text:p>
          </table:table-cell>
          <table:table-cell table:style-name="Table1.A2" office:value-type="string">
            <text:p text:style-name="Axiom">P1.1KSA</text:p>
          </table:table-cell>
          <table:table-cell table:style-name="Table1.C2" office:value-type="string">
            <text:p text:style-name="Axiom"><draw:frame draw:style-name="fr1" draw:name="Object976" text:anchor-type="as-char" svg:y="-0.172in" svg:width="1.7362in" svg:height="0.2902in" draw:z-index="975"><draw:object xlink:href="./Object 976" xlink:type="simple" xlink:show="embed" xlink:actuate="onLoad"/><draw:image xlink:href="./ObjectReplacements/Object 976" xlink:type="simple" xlink:show="embed" xlink:actuate="onLoad"/></draw:frame>forall lsup K rsup S csub 1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77</text:p>
          </table:table-cell>
          <table:table-cell table:style-name="Table1.A2" office:value-type="string">
            <text:p text:style-name="Axiom">P1.1KSB</text:p>
          </table:table-cell>
          <table:table-cell table:style-name="Table1.C2" office:value-type="string">
            <text:p text:style-name="Axiom"><draw:frame draw:style-name="fr1" draw:name="Object977" text:anchor-type="as-char" svg:y="-0.172in" svg:width="2.0661in" svg:height="0.2909in" draw:z-index="976"><draw:object xlink:href="./Object 977" xlink:type="simple" xlink:show="embed" xlink:actuate="onLoad"/><draw:image xlink:href="./ObjectReplacements/Object 977" xlink:type="simple" xlink:show="embed" xlink:actuate="onLoad"/></draw:frame>forall lsup K rsup S csub 1.1 (%alpha ) exists lsup K rsup S csub 1.1 (%beta <text:s/>. %gamma ):%alpha gotri %beta %gamma </text:p>
          </table:table-cell>
        </table:table-row>
        <table:table-row>
          <table:table-cell table:style-name="Table1.A2" office:value-type="string">
            <text:p text:style-name="Axiom">978</text:p>
          </table:table-cell>
          <table:table-cell table:style-name="Table1.A2" office:value-type="string">
            <text:p text:style-name="Axiom">P1.1KSE</text:p>
          </table:table-cell>
          <table:table-cell table:style-name="Table1.C2" office:value-type="string">
            <text:p text:style-name="Axiom"><draw:frame draw:style-name="fr1" draw:name="Object978" text:anchor-type="as-char" svg:y="-0.172in" svg:width="1.7362in" svg:height="0.2909in" draw:z-index="977"><draw:object xlink:href="./Object 978" xlink:type="simple" xlink:show="embed" xlink:actuate="onLoad"/><draw:image xlink:href="./ObjectReplacements/Object 978" xlink:type="simple" xlink:show="embed" xlink:actuate="onLoad"/></draw:frame>exists lsup K rsup S csub 1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79</text:p>
          </table:table-cell>
          <table:table-cell table:style-name="Table1.A2" office:value-type="string">
            <text:p text:style-name="Axiom">P1.1K_A</text:p>
          </table:table-cell>
          <table:table-cell table:style-name="Table1.C2" office:value-type="string">
            <text:p text:style-name="Axiom"><draw:frame draw:style-name="fr1" draw:name="Object979" text:anchor-type="as-char" svg:y="-0.172in" svg:width="1.6728in" svg:height="0.2902in" draw:z-index="978"><draw:object xlink:href="./Object 979" xlink:type="simple" xlink:show="embed" xlink:actuate="onLoad"/><draw:image xlink:href="./ObjectReplacements/Object 979" xlink:type="simple" xlink:show="embed" xlink:actuate="onLoad"/></draw:frame>forall lsup K <text:s/>csub 1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80</text:p>
          </table:table-cell>
          <table:table-cell table:style-name="Table1.A2" office:value-type="string">
            <text:p text:style-name="Axiom">P1.1K_B</text:p>
          </table:table-cell>
          <table:table-cell table:style-name="Table1.C2" office:value-type="string">
            <text:p text:style-name="Axiom"><draw:frame draw:style-name="fr1" draw:name="Object980" text:anchor-type="as-char" svg:y="-0.172in" svg:width="1.9398in" svg:height="0.2909in" draw:z-index="979"><draw:object xlink:href="./Object 980" xlink:type="simple" xlink:show="embed" xlink:actuate="onLoad"/><draw:image xlink:href="./ObjectReplacements/Object 980" xlink:type="simple" xlink:show="embed" xlink:actuate="onLoad"/></draw:frame>forall lsup K <text:s/>csub 1.1 (%alpha ) exists lsup K <text:s/>csub 1.1 (%beta <text:s/>. %gamma ):%alpha gotri %beta %gamma </text:p>
          </table:table-cell>
        </table:table-row>
        <table:table-row>
          <table:table-cell table:style-name="Table1.A2" office:value-type="string">
            <text:p text:style-name="Axiom">981</text:p>
          </table:table-cell>
          <table:table-cell table:style-name="Table1.A2" office:value-type="string">
            <text:p text:style-name="Axiom">P1.1K_E</text:p>
          </table:table-cell>
          <table:table-cell table:style-name="Table1.C2" office:value-type="string">
            <text:p text:style-name="Axiom"><draw:frame draw:style-name="fr1" draw:name="Object981" text:anchor-type="as-char" svg:y="-0.172in" svg:width="1.6728in" svg:height="0.2909in" draw:z-index="980"><draw:object xlink:href="./Object 981" xlink:type="simple" xlink:show="embed" xlink:actuate="onLoad"/><draw:image xlink:href="./ObjectReplacements/Object 981" xlink:type="simple" xlink:show="embed" xlink:actuate="onLoad"/></draw:frame>exists lsup K <text:s/>csub 1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82</text:p>
          </table:table-cell>
          <table:table-cell table:style-name="Table1.A2" office:value-type="string">
            <text:p text:style-name="Axiom">P1.1UOA</text:p>
          </table:table-cell>
          <table:table-cell table:style-name="Table1.C2" office:value-type="string">
            <text:p text:style-name="Axiom"><draw:frame draw:style-name="fr1" draw:name="Object982" text:anchor-type="as-char" svg:y="-0.172in" svg:width="1.7508in" svg:height="0.2902in" draw:z-index="981"><draw:object xlink:href="./Object 982" xlink:type="simple" xlink:show="embed" xlink:actuate="onLoad"/><draw:image xlink:href="./ObjectReplacements/Object 982" xlink:type="simple" xlink:show="embed" xlink:actuate="onLoad"/></draw:frame>forall lsup U rsup O csub 1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83</text:p>
          </table:table-cell>
          <table:table-cell table:style-name="Table1.A2" office:value-type="string">
            <text:p text:style-name="Axiom">P1.1UOB</text:p>
          </table:table-cell>
          <table:table-cell table:style-name="Table1.C2" office:value-type="string">
            <text:p text:style-name="Axiom"><draw:frame draw:style-name="fr1" draw:name="Object983" text:anchor-type="as-char" svg:y="-0.172in" svg:width="2.0945in" svg:height="0.2909in" draw:z-index="982"><draw:object xlink:href="./Object 983" xlink:type="simple" xlink:show="embed" xlink:actuate="onLoad"/><draw:image xlink:href="./ObjectReplacements/Object 983" xlink:type="simple" xlink:show="embed" xlink:actuate="onLoad"/></draw:frame>forall lsup U rsup O csub 1.1 (%alpha ) exists lsup U rsup O csub 1.1 (%beta <text:s/>. %gamma ):%alpha gotri %beta %gamma </text:p>
          </table:table-cell>
        </table:table-row>
        <table:table-row>
          <table:table-cell table:style-name="Table1.A2" office:value-type="string">
            <text:p text:style-name="Axiom">984</text:p>
          </table:table-cell>
          <table:table-cell table:style-name="Table1.A2" office:value-type="string">
            <text:p text:style-name="Axiom">P1.1UOE</text:p>
          </table:table-cell>
          <table:table-cell table:style-name="Table1.C2" office:value-type="string">
            <text:p text:style-name="Axiom"><draw:frame draw:style-name="fr1" draw:name="Object984" text:anchor-type="as-char" svg:y="-0.172in" svg:width="1.7508in" svg:height="0.2909in" draw:z-index="983"><draw:object xlink:href="./Object 984" xlink:type="simple" xlink:show="embed" xlink:actuate="onLoad"/><draw:image xlink:href="./ObjectReplacements/Object 984" xlink:type="simple" xlink:show="embed" xlink:actuate="onLoad"/></draw:frame>exists lsup U rsup O csub 1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85</text:p>
          </table:table-cell>
          <table:table-cell table:style-name="Table1.A2" office:value-type="string">
            <text:p text:style-name="Axiom">P1.1USA</text:p>
          </table:table-cell>
          <table:table-cell table:style-name="Table1.C2" office:value-type="string">
            <text:p text:style-name="Axiom"><draw:frame draw:style-name="fr1" draw:name="Object985" text:anchor-type="as-char" svg:y="-0.172in" svg:width="1.7374in" svg:height="0.2902in" draw:z-index="984"><draw:object xlink:href="./Object 985" xlink:type="simple" xlink:show="embed" xlink:actuate="onLoad"/><draw:image xlink:href="./ObjectReplacements/Object 985" xlink:type="simple" xlink:show="embed" xlink:actuate="onLoad"/></draw:frame>forall lsup U rsup S csub 1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86</text:p>
          </table:table-cell>
          <table:table-cell table:style-name="Table1.A2" office:value-type="string">
            <text:p text:style-name="Axiom">P1.1USB</text:p>
          </table:table-cell>
          <table:table-cell table:style-name="Table1.C2" office:value-type="string">
            <text:p text:style-name="Axiom"><draw:frame draw:style-name="fr1" draw:name="Object986" text:anchor-type="as-char" svg:y="-0.172in" svg:width="2.0689in" svg:height="0.2909in" draw:z-index="985"><draw:object xlink:href="./Object 986" xlink:type="simple" xlink:show="embed" xlink:actuate="onLoad"/><draw:image xlink:href="./ObjectReplacements/Object 986" xlink:type="simple" xlink:show="embed" xlink:actuate="onLoad"/></draw:frame>forall lsup U rsup S csub 1.1 (%alpha ) exists lsup U rsup S csub 1.1 (%beta <text:s/>. %gamma ):%alpha gotri %beta %gamma </text:p>
          </table:table-cell>
        </table:table-row>
        <table:table-row>
          <table:table-cell table:style-name="Table1.A2" office:value-type="string">
            <text:p text:style-name="Axiom">987</text:p>
          </table:table-cell>
          <table:table-cell table:style-name="Table1.A2" office:value-type="string">
            <text:p text:style-name="Axiom">P1.1USE</text:p>
          </table:table-cell>
          <table:table-cell table:style-name="Table1.C2" office:value-type="string">
            <text:p text:style-name="Axiom"><draw:frame draw:style-name="fr1" draw:name="Object987" text:anchor-type="as-char" svg:y="-0.172in" svg:width="1.7374in" svg:height="0.2909in" draw:z-index="986"><draw:object xlink:href="./Object 987" xlink:type="simple" xlink:show="embed" xlink:actuate="onLoad"/><draw:image xlink:href="./ObjectReplacements/Object 987" xlink:type="simple" xlink:show="embed" xlink:actuate="onLoad"/></draw:frame>exists lsup U rsup S csub 1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88</text:p>
          </table:table-cell>
          <table:table-cell table:style-name="Table1.A2" office:value-type="string">
            <text:p text:style-name="Axiom">P1.1U_A</text:p>
          </table:table-cell>
          <table:table-cell table:style-name="Table1.C2" office:value-type="string">
            <text:p text:style-name="Axiom"><draw:frame draw:style-name="fr1" draw:name="Object988" text:anchor-type="as-char" svg:y="-0.172in" svg:width="1.6744in" svg:height="0.2902in" draw:z-index="987"><draw:object xlink:href="./Object 988" xlink:type="simple" xlink:show="embed" xlink:actuate="onLoad"/><draw:image xlink:href="./ObjectReplacements/Object 988" xlink:type="simple" xlink:show="embed" xlink:actuate="onLoad"/></draw:frame>forall lsup U <text:s/>csub 1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89</text:p>
          </table:table-cell>
          <table:table-cell table:style-name="Table1.A2" office:value-type="string">
            <text:p text:style-name="Axiom">P1.1U_B</text:p>
          </table:table-cell>
          <table:table-cell table:style-name="Table1.C2" office:value-type="string">
            <text:p text:style-name="Axiom"><draw:frame draw:style-name="fr1" draw:name="Object989" text:anchor-type="as-char" svg:y="-0.172in" svg:width="1.9417in" svg:height="0.2909in" draw:z-index="988"><draw:object xlink:href="./Object 989" xlink:type="simple" xlink:show="embed" xlink:actuate="onLoad"/><draw:image xlink:href="./ObjectReplacements/Object 989" xlink:type="simple" xlink:show="embed" xlink:actuate="onLoad"/></draw:frame>forall lsup U <text:s/>csub 1.1 (%alpha ) exists lsup U <text:s/>csub 1.1 (%beta <text:s/>. %gamma ):%alpha gotri %beta %gamma </text:p>
          </table:table-cell>
        </table:table-row>
        <table:table-row>
          <table:table-cell table:style-name="Table1.A2" office:value-type="string">
            <text:p text:style-name="Axiom">990</text:p>
          </table:table-cell>
          <table:table-cell table:style-name="Table1.A2" office:value-type="string">
            <text:p text:style-name="Axiom">P1.1U_E</text:p>
          </table:table-cell>
          <table:table-cell table:style-name="Table1.C2" office:value-type="string">
            <text:p text:style-name="Axiom"><draw:frame draw:style-name="fr1" draw:name="Object990" text:anchor-type="as-char" svg:y="-0.172in" svg:width="1.6744in" svg:height="0.2909in" draw:z-index="989"><draw:object xlink:href="./Object 990" xlink:type="simple" xlink:show="embed" xlink:actuate="onLoad"/><draw:image xlink:href="./ObjectReplacements/Object 990" xlink:type="simple" xlink:show="embed" xlink:actuate="onLoad"/></draw:frame>exists lsup U <text:s/>csub 1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91</text:p>
          </table:table-cell>
          <table:table-cell table:style-name="Table1.A2" office:value-type="string">
            <text:p text:style-name="Axiom">P1.1_OA</text:p>
          </table:table-cell>
          <table:table-cell table:style-name="Table1.C2" office:value-type="string">
            <text:p text:style-name="Axiom"><draw:frame draw:style-name="fr1" draw:name="Object991" text:anchor-type="as-char" svg:y="-0.172in" svg:width="1.6661in" svg:height="0.2902in" draw:z-index="990"><draw:object xlink:href="./Object 991" xlink:type="simple" xlink:show="embed" xlink:actuate="onLoad"/><draw:image xlink:href="./ObjectReplacements/Object 991" xlink:type="simple" xlink:show="embed" xlink:actuate="onLoad"/></draw:frame>forall <text:s/>rsup O csub 1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92</text:p>
          </table:table-cell>
          <table:table-cell table:style-name="Table1.A2" office:value-type="string">
            <text:p text:style-name="Axiom">P1.1_OB</text:p>
          </table:table-cell>
          <table:table-cell table:style-name="Table1.C2" office:value-type="string">
            <text:p text:style-name="Axiom"><draw:frame draw:style-name="fr1" draw:name="Object992" text:anchor-type="as-char" svg:y="-0.172in" svg:width="1.9236in" svg:height="0.2909in" draw:z-index="991"><draw:object xlink:href="./Object 992" xlink:type="simple" xlink:show="embed" xlink:actuate="onLoad"/><draw:image xlink:href="./ObjectReplacements/Object 992" xlink:type="simple" xlink:show="embed" xlink:actuate="onLoad"/></draw:frame>forall <text:s/>rsup O csub 1.1 (%alpha ) exists <text:s/>rsup O csub 1.1 (%beta <text:s/>. %gamma ):%alpha gotri %beta %gamma </text:p>
          </table:table-cell>
        </table:table-row>
        <table:table-row>
          <table:table-cell table:style-name="Table1.A2" office:value-type="string">
            <text:p text:style-name="Axiom">993</text:p>
          </table:table-cell>
          <table:table-cell table:style-name="Table1.A2" office:value-type="string">
            <text:p text:style-name="Axiom">P1.1_OE</text:p>
          </table:table-cell>
          <table:table-cell table:style-name="Table1.C2" office:value-type="string">
            <text:p text:style-name="Axiom"><draw:frame draw:style-name="fr1" draw:name="Object993" text:anchor-type="as-char" svg:y="-0.172in" svg:width="1.6638in" svg:height="0.2909in" draw:z-index="992"><draw:object xlink:href="./Object 993" xlink:type="simple" xlink:show="embed" xlink:actuate="onLoad"/><draw:image xlink:href="./ObjectReplacements/Object 993" xlink:type="simple" xlink:show="embed" xlink:actuate="onLoad"/></draw:frame>exists <text:s/>rsup O csub 1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94</text:p>
          </table:table-cell>
          <table:table-cell table:style-name="Table1.A2" office:value-type="string">
            <text:p text:style-name="Axiom">P1.1_SA</text:p>
          </table:table-cell>
          <table:table-cell table:style-name="Table1.C2" office:value-type="string">
            <text:p text:style-name="Axiom"><draw:frame draw:style-name="fr1" draw:name="Object994" text:anchor-type="as-char" svg:y="-0.172in" svg:width="1.6528in" svg:height="0.2902in" draw:z-index="993"><draw:object xlink:href="./Object 994" xlink:type="simple" xlink:show="embed" xlink:actuate="onLoad"/><draw:image xlink:href="./ObjectReplacements/Object 994" xlink:type="simple" xlink:show="embed" xlink:actuate="onLoad"/></draw:frame>forall <text:s/>rsup S csub 1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95</text:p>
          </table:table-cell>
          <table:table-cell table:style-name="Table1.A2" office:value-type="string">
            <text:p text:style-name="Axiom">P1.1_SB</text:p>
          </table:table-cell>
          <table:table-cell table:style-name="Table1.C2" office:value-type="string">
            <text:p text:style-name="Axiom"><draw:frame draw:style-name="fr1" draw:name="Object995" text:anchor-type="as-char" svg:y="-0.172in" svg:width="1.898in" svg:height="0.2909in" draw:z-index="994"><draw:object xlink:href="./Object 995" xlink:type="simple" xlink:show="embed" xlink:actuate="onLoad"/><draw:image xlink:href="./ObjectReplacements/Object 995" xlink:type="simple" xlink:show="embed" xlink:actuate="onLoad"/></draw:frame>forall <text:s/>rsup S csub 1.1 (%alpha ) exists <text:s/>rsup S csub 1.1 (%beta <text:s/>. %gamma ):%alpha gotri %beta %gamma </text:p>
          </table:table-cell>
        </table:table-row>
        <table:table-row>
          <table:table-cell table:style-name="Table1.A2" office:value-type="string">
            <text:p text:style-name="Axiom">996</text:p>
          </table:table-cell>
          <table:table-cell table:style-name="Table1.A2" office:value-type="string">
            <text:p text:style-name="Axiom">P1.1_SE</text:p>
          </table:table-cell>
          <table:table-cell table:style-name="Table1.C2" office:value-type="string">
            <text:p text:style-name="Axiom"><draw:frame draw:style-name="fr1" draw:name="Object996" text:anchor-type="as-char" svg:y="-0.172in" svg:width="1.6516in" svg:height="0.2909in" draw:z-index="995"><draw:object xlink:href="./Object 996" xlink:type="simple" xlink:show="embed" xlink:actuate="onLoad"/><draw:image xlink:href="./ObjectReplacements/Object 996" xlink:type="simple" xlink:show="embed" xlink:actuate="onLoad"/></draw:frame>exists <text:s/>rsup S csub 1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97</text:p>
          </table:table-cell>
          <table:table-cell table:style-name="Table1.A2" office:value-type="string">
            <text:p text:style-name="Axiom">P1.1__A</text:p>
          </table:table-cell>
          <table:table-cell table:style-name="Table1.C2" office:value-type="string">
            <text:p text:style-name="Axiom"><draw:frame draw:style-name="fr1" draw:name="Object997" text:anchor-type="as-char" svg:y="-0.152in" svg:width="1.5898in" svg:height="0.2701in" draw:z-index="996"><draw:object xlink:href="./Object 997" xlink:type="simple" xlink:show="embed" xlink:actuate="onLoad"/><draw:image xlink:href="./ObjectReplacements/Object 997" xlink:type="simple" xlink:show="embed" xlink:actuate="onLoad"/></draw:frame>forall <text:s text:c="2"/>csub 1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998</text:p>
          </table:table-cell>
          <table:table-cell table:style-name="Table1.A2" office:value-type="string">
            <text:p text:style-name="Axiom">P1.1__B</text:p>
          </table:table-cell>
          <table:table-cell table:style-name="Table1.C2" office:value-type="string">
            <text:p text:style-name="Axiom"><draw:frame draw:style-name="fr1" draw:name="Object998" text:anchor-type="as-char" svg:y="-0.152in" svg:width="1.7709in" svg:height="0.2709in" draw:z-index="997"><draw:object xlink:href="./Object 998" xlink:type="simple" xlink:show="embed" xlink:actuate="onLoad"/><draw:image xlink:href="./ObjectReplacements/Object 998" xlink:type="simple" xlink:show="embed" xlink:actuate="onLoad"/></draw:frame>forall <text:s text:c="2"/>csub 1.1 (%alpha ) exists <text:s text:c="2"/>csub 1.1 (%beta <text:s/>. %gamma ):%alpha gotri %beta %gamma </text:p>
          </table:table-cell>
        </table:table-row>
        <table:table-row>
          <table:table-cell table:style-name="Table1.A2" office:value-type="string">
            <text:p text:style-name="Axiom">999</text:p>
          </table:table-cell>
          <table:table-cell table:style-name="Table1.A2" office:value-type="string">
            <text:p text:style-name="Axiom">P1.1__E</text:p>
          </table:table-cell>
          <table:table-cell table:style-name="Table1.C2" office:value-type="string">
            <text:p text:style-name="Axiom"><draw:frame draw:style-name="fr1" draw:name="Object999" text:anchor-type="as-char" svg:y="-0.152in" svg:width="1.5874in" svg:height="0.2709in" draw:z-index="998"><draw:object xlink:href="./Object 999" xlink:type="simple" xlink:show="embed" xlink:actuate="onLoad"/><draw:image xlink:href="./ObjectReplacements/Object 999" xlink:type="simple" xlink:show="embed" xlink:actuate="onLoad"/></draw:frame>exists <text:s text:c="2"/>csub 1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00</text:p>
          </table:table-cell>
          <table:table-cell table:style-name="Table1.A2" office:value-type="string">
            <text:p text:style-name="Axiom">P1.yKOA</text:p>
          </table:table-cell>
          <table:table-cell table:style-name="Table1.C2" office:value-type="string">
            <text:p text:style-name="Axiom"><draw:frame draw:style-name="fr1" draw:name="Object1000" text:anchor-type="as-char" svg:y="-0.172in" svg:width="1.7543in" svg:height="0.2902in" draw:z-index="999"><draw:object xlink:href="./Object 1000" xlink:type="simple" xlink:show="embed" xlink:actuate="onLoad"/><draw:image xlink:href="./ObjectReplacements/Object 1000" xlink:type="simple" xlink:show="embed" xlink:actuate="onLoad"/></draw:frame>forall lsup K rsup O csub 1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01</text:p>
          </table:table-cell>
          <table:table-cell table:style-name="Table1.A2" office:value-type="string">
            <text:p text:style-name="Axiom">P1.yKOB</text:p>
          </table:table-cell>
          <table:table-cell table:style-name="Table1.C2" office:value-type="string">
            <text:p text:style-name="Axiom"><draw:frame draw:style-name="fr1" draw:name="Object1001" text:anchor-type="as-char" svg:y="-0.172in" svg:width="2.1016in" svg:height="0.2909in" draw:z-index="1000"><draw:object xlink:href="./Object 1001" xlink:type="simple" xlink:show="embed" xlink:actuate="onLoad"/><draw:image xlink:href="./ObjectReplacements/Object 1001" xlink:type="simple" xlink:show="embed" xlink:actuate="onLoad"/></draw:frame>forall lsup K rsup O csub 1.y (%alpha ) exists lsup K rsup O csub 1.y (%beta <text:s/>. %gamma ):%alpha gotri %beta %gamma </text:p>
          </table:table-cell>
        </table:table-row>
        <table:table-row>
          <table:table-cell table:style-name="Table1.A2" office:value-type="string">
            <text:p text:style-name="Axiom">1002</text:p>
          </table:table-cell>
          <table:table-cell table:style-name="Table1.A2" office:value-type="string">
            <text:p text:style-name="Axiom">P1.yKOE</text:p>
          </table:table-cell>
          <table:table-cell table:style-name="Table1.C2" office:value-type="string">
            <text:p text:style-name="Axiom"><draw:frame draw:style-name="fr1" draw:name="Object1002" text:anchor-type="as-char" svg:y="-0.172in" svg:width="1.7543in" svg:height="0.2909in" draw:z-index="1001"><draw:object xlink:href="./Object 1002" xlink:type="simple" xlink:show="embed" xlink:actuate="onLoad"/><draw:image xlink:href="./ObjectReplacements/Object 1002" xlink:type="simple" xlink:show="embed" xlink:actuate="onLoad"/></draw:frame>exists lsup K rsup O csub 1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03</text:p>
          </table:table-cell>
          <table:table-cell table:style-name="Table1.A2" office:value-type="string">
            <text:p text:style-name="Axiom">P1.yKSA</text:p>
          </table:table-cell>
          <table:table-cell table:style-name="Table1.C2" office:value-type="string">
            <text:p text:style-name="Axiom"><draw:frame draw:style-name="fr1" draw:name="Object1003" text:anchor-type="as-char" svg:y="-0.172in" svg:width="1.7409in" svg:height="0.2902in" draw:z-index="1002"><draw:object xlink:href="./Object 1003" xlink:type="simple" xlink:show="embed" xlink:actuate="onLoad"/><draw:image xlink:href="./ObjectReplacements/Object 1003" xlink:type="simple" xlink:show="embed" xlink:actuate="onLoad"/></draw:frame>forall lsup K rsup S csub 1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04</text:p>
          </table:table-cell>
          <table:table-cell table:style-name="Table1.A2" office:value-type="string">
            <text:p text:style-name="Axiom">P1.yKSB</text:p>
          </table:table-cell>
          <table:table-cell table:style-name="Table1.C2" office:value-type="string">
            <text:p text:style-name="Axiom"><draw:frame draw:style-name="fr1" draw:name="Object1004" text:anchor-type="as-char" svg:y="-0.172in" svg:width="2.0756in" svg:height="0.2909in" draw:z-index="1003"><draw:object xlink:href="./Object 1004" xlink:type="simple" xlink:show="embed" xlink:actuate="onLoad"/><draw:image xlink:href="./ObjectReplacements/Object 1004" xlink:type="simple" xlink:show="embed" xlink:actuate="onLoad"/></draw:frame>forall lsup K rsup S csub 1.y (%alpha ) exists lsup K rsup S csub 1.y (%beta <text:s/>. %gamma ):%alpha gotri %beta %gamma </text:p>
          </table:table-cell>
        </table:table-row>
        <table:table-row>
          <table:table-cell table:style-name="Table1.A2" office:value-type="string">
            <text:p text:style-name="Axiom">1005</text:p>
          </table:table-cell>
          <table:table-cell table:style-name="Table1.A2" office:value-type="string">
            <text:p text:style-name="Axiom">P1.yKSE</text:p>
          </table:table-cell>
          <table:table-cell table:style-name="Table1.C2" office:value-type="string">
            <text:p text:style-name="Axiom"><draw:frame draw:style-name="fr1" draw:name="Object1005" text:anchor-type="as-char" svg:y="-0.172in" svg:width="1.7409in" svg:height="0.2909in" draw:z-index="1004"><draw:object xlink:href="./Object 1005" xlink:type="simple" xlink:show="embed" xlink:actuate="onLoad"/><draw:image xlink:href="./ObjectReplacements/Object 1005" xlink:type="simple" xlink:show="embed" xlink:actuate="onLoad"/></draw:frame>exists lsup K rsup S csub 1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06</text:p>
          </table:table-cell>
          <table:table-cell table:style-name="Table1.A2" office:value-type="string">
            <text:p text:style-name="Axiom">P1.yK_A</text:p>
          </table:table-cell>
          <table:table-cell table:style-name="Table1.C2" office:value-type="string">
            <text:p text:style-name="Axiom"><draw:frame draw:style-name="fr1" draw:name="Object1006" text:anchor-type="as-char" svg:y="-0.172in" svg:width="1.678in" svg:height="0.2902in" draw:z-index="1005"><draw:object xlink:href="./Object 1006" xlink:type="simple" xlink:show="embed" xlink:actuate="onLoad"/><draw:image xlink:href="./ObjectReplacements/Object 1006" xlink:type="simple" xlink:show="embed" xlink:actuate="onLoad"/></draw:frame>forall lsup K <text:s/>csub 1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07</text:p>
          </table:table-cell>
          <table:table-cell table:style-name="Table1.A2" office:value-type="string">
            <text:p text:style-name="Axiom">P1.yK_B</text:p>
          </table:table-cell>
          <table:table-cell table:style-name="Table1.C2" office:value-type="string">
            <text:p text:style-name="Axiom"><draw:frame draw:style-name="fr1" draw:name="Object1007" text:anchor-type="as-char" svg:y="-0.172in" svg:width="1.9484in" svg:height="0.2909in" draw:z-index="1006"><draw:object xlink:href="./Object 1007" xlink:type="simple" xlink:show="embed" xlink:actuate="onLoad"/><draw:image xlink:href="./ObjectReplacements/Object 1007" xlink:type="simple" xlink:show="embed" xlink:actuate="onLoad"/></draw:frame>forall lsup K <text:s/>csub 1.y (%alpha ) exists lsup K <text:s/>csub 1.y (%beta <text:s/>. %gamma ):%alpha gotri %beta %gamma </text:p>
          </table:table-cell>
        </table:table-row>
        <table:table-row>
          <table:table-cell table:style-name="Table1.A2" office:value-type="string">
            <text:p text:style-name="Axiom">1008</text:p>
          </table:table-cell>
          <table:table-cell table:style-name="Table1.A2" office:value-type="string">
            <text:p text:style-name="Axiom">P1.yK_E</text:p>
          </table:table-cell>
          <table:table-cell table:style-name="Table1.C2" office:value-type="string">
            <text:p text:style-name="Axiom"><draw:frame draw:style-name="fr1" draw:name="Object1008" text:anchor-type="as-char" svg:y="-0.172in" svg:width="1.678in" svg:height="0.2909in" draw:z-index="1007"><draw:object xlink:href="./Object 1008" xlink:type="simple" xlink:show="embed" xlink:actuate="onLoad"/><draw:image xlink:href="./ObjectReplacements/Object 1008" xlink:type="simple" xlink:show="embed" xlink:actuate="onLoad"/></draw:frame>exists lsup K <text:s/>csub 1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09</text:p>
          </table:table-cell>
          <table:table-cell table:style-name="Table1.A2" office:value-type="string">
            <text:p text:style-name="Axiom">P1.yUOA</text:p>
          </table:table-cell>
          <table:table-cell table:style-name="Table1.C2" office:value-type="string">
            <text:p text:style-name="Axiom"><draw:frame draw:style-name="fr1" draw:name="Object1009" text:anchor-type="as-char" svg:y="-0.172in" svg:width="1.7547in" svg:height="0.2902in" draw:z-index="1008"><draw:object xlink:href="./Object 1009" xlink:type="simple" xlink:show="embed" xlink:actuate="onLoad"/><draw:image xlink:href="./ObjectReplacements/Object 1009" xlink:type="simple" xlink:show="embed" xlink:actuate="onLoad"/></draw:frame>forall lsup U rsup O csub 1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10</text:p>
          </table:table-cell>
          <table:table-cell table:style-name="Table1.A2" office:value-type="string">
            <text:p text:style-name="Axiom">P1.yUOB</text:p>
          </table:table-cell>
          <table:table-cell table:style-name="Table1.C2" office:value-type="string">
            <text:p text:style-name="Axiom"><draw:frame draw:style-name="fr1" draw:name="Object1010" text:anchor-type="as-char" svg:y="-0.172in" svg:width="2.1043in" svg:height="0.2909in" draw:z-index="1009"><draw:object xlink:href="./Object 1010" xlink:type="simple" xlink:show="embed" xlink:actuate="onLoad"/><draw:image xlink:href="./ObjectReplacements/Object 1010" xlink:type="simple" xlink:show="embed" xlink:actuate="onLoad"/></draw:frame>forall lsup U rsup O csub 1.y (%alpha ) exists lsup U rsup O csub 1.y (%beta <text:s/>. %gamma ):%alpha gotri %beta %gamma </text:p>
          </table:table-cell>
        </table:table-row>
        <table:table-row>
          <table:table-cell table:style-name="Table1.A2" office:value-type="string">
            <text:p text:style-name="Axiom">1011</text:p>
          </table:table-cell>
          <table:table-cell table:style-name="Table1.A2" office:value-type="string">
            <text:p text:style-name="Axiom">P1.yUOE</text:p>
          </table:table-cell>
          <table:table-cell table:style-name="Table1.C2" office:value-type="string">
            <text:p text:style-name="Axiom"><draw:frame draw:style-name="fr1" draw:name="Object1011" text:anchor-type="as-char" svg:y="-0.172in" svg:width="1.7547in" svg:height="0.2909in" draw:z-index="1010"><draw:object xlink:href="./Object 1011" xlink:type="simple" xlink:show="embed" xlink:actuate="onLoad"/><draw:image xlink:href="./ObjectReplacements/Object 1011" xlink:type="simple" xlink:show="embed" xlink:actuate="onLoad"/></draw:frame>exists lsup U rsup O csub 1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12</text:p>
          </table:table-cell>
          <table:table-cell table:style-name="Table1.A2" office:value-type="string">
            <text:p text:style-name="Axiom">P1.yUSA</text:p>
          </table:table-cell>
          <table:table-cell table:style-name="Table1.C2" office:value-type="string">
            <text:p text:style-name="Axiom"><draw:frame draw:style-name="fr1" draw:name="Object1012" text:anchor-type="as-char" svg:y="-0.172in" svg:width="1.7425in" svg:height="0.2902in" draw:z-index="1011"><draw:object xlink:href="./Object 1012" xlink:type="simple" xlink:show="embed" xlink:actuate="onLoad"/><draw:image xlink:href="./ObjectReplacements/Object 1012" xlink:type="simple" xlink:show="embed" xlink:actuate="onLoad"/></draw:frame>forall lsup U rsup S csub 1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13</text:p>
          </table:table-cell>
          <table:table-cell table:style-name="Table1.A2" office:value-type="string">
            <text:p text:style-name="Axiom">P1.yUSB</text:p>
          </table:table-cell>
          <table:table-cell table:style-name="Table1.C2" office:value-type="string">
            <text:p text:style-name="Axiom"><draw:frame draw:style-name="fr1" draw:name="Object1013" text:anchor-type="as-char" svg:y="-0.172in" svg:width="2.078in" svg:height="0.2909in" draw:z-index="1012"><draw:object xlink:href="./Object 1013" xlink:type="simple" xlink:show="embed" xlink:actuate="onLoad"/><draw:image xlink:href="./ObjectReplacements/Object 1013" xlink:type="simple" xlink:show="embed" xlink:actuate="onLoad"/></draw:frame>forall lsup U rsup S csub 1.y (%alpha ) exists lsup U rsup S csub 1.y (%beta <text:s/>. %gamma ):%alpha gotri %beta %gamma </text:p>
          </table:table-cell>
        </table:table-row>
        <table:table-row>
          <table:table-cell table:style-name="Table1.A2" office:value-type="string">
            <text:p text:style-name="Axiom">1014</text:p>
          </table:table-cell>
          <table:table-cell table:style-name="Table1.A2" office:value-type="string">
            <text:p text:style-name="Axiom">P1.yUSE</text:p>
          </table:table-cell>
          <table:table-cell table:style-name="Table1.C2" office:value-type="string">
            <text:p text:style-name="Axiom"><draw:frame draw:style-name="fr1" draw:name="Object1014" text:anchor-type="as-char" svg:y="-0.172in" svg:width="1.7425in" svg:height="0.2909in" draw:z-index="1013"><draw:object xlink:href="./Object 1014" xlink:type="simple" xlink:show="embed" xlink:actuate="onLoad"/><draw:image xlink:href="./ObjectReplacements/Object 1014" xlink:type="simple" xlink:show="embed" xlink:actuate="onLoad"/></draw:frame>exists lsup U rsup S csub 1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15</text:p>
          </table:table-cell>
          <table:table-cell table:style-name="Table1.A2" office:value-type="string">
            <text:p text:style-name="Axiom">P1.yU_A</text:p>
          </table:table-cell>
          <table:table-cell table:style-name="Table1.C2" office:value-type="string">
            <text:p text:style-name="Axiom"><draw:frame draw:style-name="fr1" draw:name="Object1015" text:anchor-type="as-char" svg:y="-0.172in" svg:width="1.6783in" svg:height="0.2902in" draw:z-index="1014"><draw:object xlink:href="./Object 1015" xlink:type="simple" xlink:show="embed" xlink:actuate="onLoad"/><draw:image xlink:href="./ObjectReplacements/Object 1015" xlink:type="simple" xlink:show="embed" xlink:actuate="onLoad"/></draw:frame>forall lsup U <text:s/>csub 1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16</text:p>
          </table:table-cell>
          <table:table-cell table:style-name="Table1.A2" office:value-type="string">
            <text:p text:style-name="Axiom">P1.yU_B</text:p>
          </table:table-cell>
          <table:table-cell table:style-name="Table1.C2" office:value-type="string">
            <text:p text:style-name="Axiom"><draw:frame draw:style-name="fr1" draw:name="Object1016" text:anchor-type="as-char" svg:y="-0.172in" svg:width="1.9516in" svg:height="0.2909in" draw:z-index="1015"><draw:object xlink:href="./Object 1016" xlink:type="simple" xlink:show="embed" xlink:actuate="onLoad"/><draw:image xlink:href="./ObjectReplacements/Object 1016" xlink:type="simple" xlink:show="embed" xlink:actuate="onLoad"/></draw:frame>forall lsup U <text:s/>csub 1.y (%alpha ) exists lsup U <text:s/>csub 1.y (%beta <text:s/>. %gamma ):%alpha gotri %beta %gamma </text:p>
          </table:table-cell>
        </table:table-row>
        <table:table-row>
          <table:table-cell table:style-name="Table1.A2" office:value-type="string">
            <text:p text:style-name="Axiom">1017</text:p>
          </table:table-cell>
          <table:table-cell table:style-name="Table1.A2" office:value-type="string">
            <text:p text:style-name="Axiom">P1.yU_E</text:p>
          </table:table-cell>
          <table:table-cell table:style-name="Table1.C2" office:value-type="string">
            <text:p text:style-name="Axiom"><draw:frame draw:style-name="fr1" draw:name="Object1017" text:anchor-type="as-char" svg:y="-0.172in" svg:width="1.6783in" svg:height="0.2909in" draw:z-index="1016"><draw:object xlink:href="./Object 1017" xlink:type="simple" xlink:show="embed" xlink:actuate="onLoad"/><draw:image xlink:href="./ObjectReplacements/Object 1017" xlink:type="simple" xlink:show="embed" xlink:actuate="onLoad"/></draw:frame>exists lsup U <text:s/>csub 1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18</text:p>
          </table:table-cell>
          <table:table-cell table:style-name="Table1.A2" office:value-type="string">
            <text:p text:style-name="Axiom">P1.y_OA</text:p>
          </table:table-cell>
          <table:table-cell table:style-name="Table1.C2" office:value-type="string">
            <text:p text:style-name="Axiom"><draw:frame draw:style-name="fr1" draw:name="Object1018" text:anchor-type="as-char" svg:y="-0.172in" svg:width="1.6689in" svg:height="0.2902in" draw:z-index="1017"><draw:object xlink:href="./Object 1018" xlink:type="simple" xlink:show="embed" xlink:actuate="onLoad"/><draw:image xlink:href="./ObjectReplacements/Object 1018" xlink:type="simple" xlink:show="embed" xlink:actuate="onLoad"/></draw:frame>forall <text:s/>rsup O csub 1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19</text:p>
          </table:table-cell>
          <table:table-cell table:style-name="Table1.A2" office:value-type="string">
            <text:p text:style-name="Axiom">P1.y_OB</text:p>
          </table:table-cell>
          <table:table-cell table:style-name="Table1.C2" office:value-type="string">
            <text:p text:style-name="Axiom"><draw:frame draw:style-name="fr1" draw:name="Object1019" text:anchor-type="as-char" svg:y="-0.172in" svg:width="1.9311in" svg:height="0.2909in" draw:z-index="1018"><draw:object xlink:href="./Object 1019" xlink:type="simple" xlink:show="embed" xlink:actuate="onLoad"/><draw:image xlink:href="./ObjectReplacements/Object 1019" xlink:type="simple" xlink:show="embed" xlink:actuate="onLoad"/></draw:frame>forall <text:s/>rsup O csub 1.y (%alpha ) exists <text:s/>rsup O csub 1.y (%beta <text:s/>. %gamma ):%alpha gotri %beta %gamma </text:p>
          </table:table-cell>
        </table:table-row>
        <table:table-row>
          <table:table-cell table:style-name="Table1.A2" office:value-type="string">
            <text:p text:style-name="Axiom">1020</text:p>
          </table:table-cell>
          <table:table-cell table:style-name="Table1.A2" office:value-type="string">
            <text:p text:style-name="Axiom">P1.y_OE</text:p>
          </table:table-cell>
          <table:table-cell table:style-name="Table1.C2" office:value-type="string">
            <text:p text:style-name="Axiom"><draw:frame draw:style-name="fr1" draw:name="Object1020" text:anchor-type="as-char" svg:y="-0.172in" svg:width="1.6689in" svg:height="0.2909in" draw:z-index="1019"><draw:object xlink:href="./Object 1020" xlink:type="simple" xlink:show="embed" xlink:actuate="onLoad"/><draw:image xlink:href="./ObjectReplacements/Object 1020" xlink:type="simple" xlink:show="embed" xlink:actuate="onLoad"/></draw:frame>exists <text:s/>rsup O csub 1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21</text:p>
          </table:table-cell>
          <table:table-cell table:style-name="Table1.A2" office:value-type="string">
            <text:p text:style-name="Axiom">P1.y_SA</text:p>
          </table:table-cell>
          <table:table-cell table:style-name="Table1.C2" office:value-type="string">
            <text:p text:style-name="Axiom"><draw:frame draw:style-name="fr1" draw:name="Object1021" text:anchor-type="as-char" svg:y="-0.172in" svg:width="1.6563in" svg:height="0.2902in" draw:z-index="1020"><draw:object xlink:href="./Object 1021" xlink:type="simple" xlink:show="embed" xlink:actuate="onLoad"/><draw:image xlink:href="./ObjectReplacements/Object 1021" xlink:type="simple" xlink:show="embed" xlink:actuate="onLoad"/></draw:frame>forall <text:s/>rsup S csub 1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22</text:p>
          </table:table-cell>
          <table:table-cell table:style-name="Table1.A2" office:value-type="string">
            <text:p text:style-name="Axiom">P1.y_SB</text:p>
          </table:table-cell>
          <table:table-cell table:style-name="Table1.C2" office:value-type="string">
            <text:p text:style-name="Axiom"><draw:frame draw:style-name="fr1" draw:name="Object1022" text:anchor-type="as-char" svg:y="-0.172in" svg:width="1.9055in" svg:height="0.2909in" draw:z-index="1021"><draw:object xlink:href="./Object 1022" xlink:type="simple" xlink:show="embed" xlink:actuate="onLoad"/><draw:image xlink:href="./ObjectReplacements/Object 1022" xlink:type="simple" xlink:show="embed" xlink:actuate="onLoad"/></draw:frame>forall <text:s/>rsup S csub 1.y (%alpha ) exists <text:s/>rsup S csub 1.y (%beta <text:s/>. %gamma ):%alpha gotri %beta %gamma </text:p>
          </table:table-cell>
        </table:table-row>
        <table:table-row>
          <table:table-cell table:style-name="Table1.A2" office:value-type="string">
            <text:p text:style-name="Axiom">1023</text:p>
          </table:table-cell>
          <table:table-cell table:style-name="Table1.A2" office:value-type="string">
            <text:p text:style-name="Axiom">P1.y_SE</text:p>
          </table:table-cell>
          <table:table-cell table:style-name="Table1.C2" office:value-type="string">
            <text:p text:style-name="Axiom"><draw:frame draw:style-name="fr1" draw:name="Object1023" text:anchor-type="as-char" svg:y="-0.172in" svg:width="1.6563in" svg:height="0.2909in" draw:z-index="1022"><draw:object xlink:href="./Object 1023" xlink:type="simple" xlink:show="embed" xlink:actuate="onLoad"/><draw:image xlink:href="./ObjectReplacements/Object 1023" xlink:type="simple" xlink:show="embed" xlink:actuate="onLoad"/></draw:frame>exists <text:s/>rsup S csub 1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24</text:p>
          </table:table-cell>
          <table:table-cell table:style-name="Table1.A2" office:value-type="string">
            <text:p text:style-name="Axiom">P1.y__A</text:p>
          </table:table-cell>
          <table:table-cell table:style-name="Table1.C2" office:value-type="string">
            <text:p text:style-name="Axiom"><draw:frame draw:style-name="fr1" draw:name="Object1024" text:anchor-type="as-char" svg:y="-0.152in" svg:width="1.5925in" svg:height="0.2701in" draw:z-index="1023"><draw:object xlink:href="./Object 1024" xlink:type="simple" xlink:show="embed" xlink:actuate="onLoad"/><draw:image xlink:href="./ObjectReplacements/Object 1024" xlink:type="simple" xlink:show="embed" xlink:actuate="onLoad"/></draw:frame>forall <text:s text:c="2"/>csub 1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25</text:p>
          </table:table-cell>
          <table:table-cell table:style-name="Table1.A2" office:value-type="string">
            <text:p text:style-name="Axiom">P1.y__B</text:p>
          </table:table-cell>
          <table:table-cell table:style-name="Table1.C2" office:value-type="string">
            <text:p text:style-name="Axiom"><draw:frame draw:style-name="fr1" draw:name="Object1025" text:anchor-type="as-char" svg:y="-0.152in" svg:width="1.7783in" svg:height="0.2709in" draw:z-index="1024"><draw:object xlink:href="./Object 1025" xlink:type="simple" xlink:show="embed" xlink:actuate="onLoad"/><draw:image xlink:href="./ObjectReplacements/Object 1025" xlink:type="simple" xlink:show="embed" xlink:actuate="onLoad"/></draw:frame>forall <text:s text:c="2"/>csub 1.y (%alpha ) exists <text:s text:c="2"/>csub 1.y (%beta <text:s/>. %gamma ):%alpha gotri %beta %gamma </text:p>
          </table:table-cell>
        </table:table-row>
        <table:table-row>
          <table:table-cell table:style-name="Table1.A2" office:value-type="string">
            <text:p text:style-name="Axiom">1026</text:p>
          </table:table-cell>
          <table:table-cell table:style-name="Table1.A2" office:value-type="string">
            <text:p text:style-name="Axiom">P1.y__E</text:p>
          </table:table-cell>
          <table:table-cell table:style-name="Table1.C2" office:value-type="string">
            <text:p text:style-name="Axiom"><draw:frame draw:style-name="fr1" draw:name="Object1026" text:anchor-type="as-char" svg:y="-0.152in" svg:width="1.5925in" svg:height="0.2709in" draw:z-index="1025"><draw:object xlink:href="./Object 1026" xlink:type="simple" xlink:show="embed" xlink:actuate="onLoad"/><draw:image xlink:href="./ObjectReplacements/Object 1026" xlink:type="simple" xlink:show="embed" xlink:actuate="onLoad"/></draw:frame>exists <text:s text:c="2"/>csub 1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27</text:p>
          </table:table-cell>
          <table:table-cell table:style-name="Table1.A2" office:value-type="string">
            <text:p text:style-name="Axiom">P2.0KOA</text:p>
          </table:table-cell>
          <table:table-cell table:style-name="Table1.C2" office:value-type="string">
            <text:p text:style-name="Axiom"><draw:frame draw:style-name="fr1" draw:name="Object1027" text:anchor-type="as-char" svg:y="-0.172in" svg:width="1.7535in" svg:height="0.2902in" draw:z-index="1026"><draw:object xlink:href="./Object 1027" xlink:type="simple" xlink:show="embed" xlink:actuate="onLoad"/><draw:image xlink:href="./ObjectReplacements/Object 1027" xlink:type="simple" xlink:show="embed" xlink:actuate="onLoad"/></draw:frame>forall lsup K rsup O csub 2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28</text:p>
          </table:table-cell>
          <table:table-cell table:style-name="Table1.A2" office:value-type="string">
            <text:p text:style-name="Axiom">P2.0KOB</text:p>
          </table:table-cell>
          <table:table-cell table:style-name="Table1.C2" office:value-type="string">
            <text:p text:style-name="Axiom"><draw:frame draw:style-name="fr1" draw:name="Object1028" text:anchor-type="as-char" svg:y="-0.172in" svg:width="2.1008in" svg:height="0.2909in" draw:z-index="1027"><draw:object xlink:href="./Object 1028" xlink:type="simple" xlink:show="embed" xlink:actuate="onLoad"/><draw:image xlink:href="./ObjectReplacements/Object 1028" xlink:type="simple" xlink:show="embed" xlink:actuate="onLoad"/></draw:frame>forall lsup K rsup O csub 2.0 (%alpha ) exists lsup K rsup O csub 2.0 (%beta <text:s/>. %gamma ):%alpha gotri %beta %gamma </text:p>
          </table:table-cell>
        </table:table-row>
        <table:table-row>
          <table:table-cell table:style-name="Table1.A2" office:value-type="string">
            <text:p text:style-name="Axiom">1029</text:p>
          </table:table-cell>
          <table:table-cell table:style-name="Table1.A2" office:value-type="string">
            <text:p text:style-name="Axiom">P2.0KOE</text:p>
          </table:table-cell>
          <table:table-cell table:style-name="Table1.C2" office:value-type="string">
            <text:p text:style-name="Axiom"><draw:frame draw:style-name="fr1" draw:name="Object1029" text:anchor-type="as-char" svg:y="-0.172in" svg:width="1.7535in" svg:height="0.2909in" draw:z-index="1028"><draw:object xlink:href="./Object 1029" xlink:type="simple" xlink:show="embed" xlink:actuate="onLoad"/><draw:image xlink:href="./ObjectReplacements/Object 1029" xlink:type="simple" xlink:show="embed" xlink:actuate="onLoad"/></draw:frame>exists lsup K rsup O csub 2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30</text:p>
          </table:table-cell>
          <table:table-cell table:style-name="Table1.A2" office:value-type="string">
            <text:p text:style-name="Axiom">P2.0KSA</text:p>
          </table:table-cell>
          <table:table-cell table:style-name="Table1.C2" office:value-type="string">
            <text:p text:style-name="Axiom"><draw:frame draw:style-name="fr1" draw:name="Object1030" text:anchor-type="as-char" svg:y="-0.172in" svg:width="1.7402in" svg:height="0.2902in" draw:z-index="1029"><draw:object xlink:href="./Object 1030" xlink:type="simple" xlink:show="embed" xlink:actuate="onLoad"/><draw:image xlink:href="./ObjectReplacements/Object 1030" xlink:type="simple" xlink:show="embed" xlink:actuate="onLoad"/></draw:frame>forall lsup K rsup S csub 2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31</text:p>
          </table:table-cell>
          <table:table-cell table:style-name="Table1.A2" office:value-type="string">
            <text:p text:style-name="Axiom">P2.0KSB</text:p>
          </table:table-cell>
          <table:table-cell table:style-name="Table1.C2" office:value-type="string">
            <text:p text:style-name="Axiom"><draw:frame draw:style-name="fr1" draw:name="Object1031" text:anchor-type="as-char" svg:y="-0.172in" svg:width="2.0752in" svg:height="0.2909in" draw:z-index="1030"><draw:object xlink:href="./Object 1031" xlink:type="simple" xlink:show="embed" xlink:actuate="onLoad"/><draw:image xlink:href="./ObjectReplacements/Object 1031" xlink:type="simple" xlink:show="embed" xlink:actuate="onLoad"/></draw:frame>forall lsup K rsup S csub 2.0 (%alpha ) exists lsup K rsup S csub 2.0 (%beta <text:s/>. %gamma ):%alpha gotri %beta %gamma </text:p>
          </table:table-cell>
        </table:table-row>
        <table:table-row>
          <table:table-cell table:style-name="Table1.A2" office:value-type="string">
            <text:p text:style-name="Axiom">1032</text:p>
          </table:table-cell>
          <table:table-cell table:style-name="Table1.A2" office:value-type="string">
            <text:p text:style-name="Axiom">P2.0KSE</text:p>
          </table:table-cell>
          <table:table-cell table:style-name="Table1.C2" office:value-type="string">
            <text:p text:style-name="Axiom"><draw:frame draw:style-name="fr1" draw:name="Object1032" text:anchor-type="as-char" svg:y="-0.172in" svg:width="1.7402in" svg:height="0.2909in" draw:z-index="1031"><draw:object xlink:href="./Object 1032" xlink:type="simple" xlink:show="embed" xlink:actuate="onLoad"/><draw:image xlink:href="./ObjectReplacements/Object 1032" xlink:type="simple" xlink:show="embed" xlink:actuate="onLoad"/></draw:frame>exists lsup K rsup S csub 2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33</text:p>
          </table:table-cell>
          <table:table-cell table:style-name="Table1.A2" office:value-type="string">
            <text:p text:style-name="Axiom">P2.0K_A</text:p>
          </table:table-cell>
          <table:table-cell table:style-name="Table1.C2" office:value-type="string">
            <text:p text:style-name="Axiom"><draw:frame draw:style-name="fr1" draw:name="Object1033" text:anchor-type="as-char" svg:y="-0.172in" svg:width="1.6772in" svg:height="0.2902in" draw:z-index="1032"><draw:object xlink:href="./Object 1033" xlink:type="simple" xlink:show="embed" xlink:actuate="onLoad"/><draw:image xlink:href="./ObjectReplacements/Object 1033" xlink:type="simple" xlink:show="embed" xlink:actuate="onLoad"/></draw:frame>forall lsup K <text:s/>csub 2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34</text:p>
          </table:table-cell>
          <table:table-cell table:style-name="Table1.A2" office:value-type="string">
            <text:p text:style-name="Axiom">P2.0K_B</text:p>
          </table:table-cell>
          <table:table-cell table:style-name="Table1.C2" office:value-type="string">
            <text:p text:style-name="Axiom"><draw:frame draw:style-name="fr1" draw:name="Object1034" text:anchor-type="as-char" svg:y="-0.172in" svg:width="1.948in" svg:height="0.2909in" draw:z-index="1033"><draw:object xlink:href="./Object 1034" xlink:type="simple" xlink:show="embed" xlink:actuate="onLoad"/><draw:image xlink:href="./ObjectReplacements/Object 1034" xlink:type="simple" xlink:show="embed" xlink:actuate="onLoad"/></draw:frame>forall lsup K <text:s/>csub 2.0 (%alpha ) exists lsup K <text:s/>csub 2.0 (%beta <text:s/>. %gamma ):%alpha gotri %beta %gamma </text:p>
          </table:table-cell>
        </table:table-row>
        <table:table-row>
          <table:table-cell table:style-name="Table1.A2" office:value-type="string">
            <text:p text:style-name="Axiom">1035</text:p>
          </table:table-cell>
          <table:table-cell table:style-name="Table1.A2" office:value-type="string">
            <text:p text:style-name="Axiom">P2.0K_E</text:p>
          </table:table-cell>
          <table:table-cell table:style-name="Table1.C2" office:value-type="string">
            <text:p text:style-name="Axiom"><draw:frame draw:style-name="fr1" draw:name="Object1035" text:anchor-type="as-char" svg:y="-0.172in" svg:width="1.6772in" svg:height="0.2909in" draw:z-index="1034"><draw:object xlink:href="./Object 1035" xlink:type="simple" xlink:show="embed" xlink:actuate="onLoad"/><draw:image xlink:href="./ObjectReplacements/Object 1035" xlink:type="simple" xlink:show="embed" xlink:actuate="onLoad"/></draw:frame>exists lsup K <text:s/>csub 2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36</text:p>
          </table:table-cell>
          <table:table-cell table:style-name="Table1.A2" office:value-type="string">
            <text:p text:style-name="Axiom">P2.0UOA</text:p>
          </table:table-cell>
          <table:table-cell table:style-name="Table1.C2" office:value-type="string">
            <text:p text:style-name="Axiom"><draw:frame draw:style-name="fr1" draw:name="Object1036" text:anchor-type="as-char" svg:y="-0.172in" svg:width="1.7547in" svg:height="0.2902in" draw:z-index="1035"><draw:object xlink:href="./Object 1036" xlink:type="simple" xlink:show="embed" xlink:actuate="onLoad"/><draw:image xlink:href="./ObjectReplacements/Object 1036" xlink:type="simple" xlink:show="embed" xlink:actuate="onLoad"/></draw:frame>forall lsup U rsup O csub 2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37</text:p>
          </table:table-cell>
          <table:table-cell table:style-name="Table1.A2" office:value-type="string">
            <text:p text:style-name="Axiom">P2.0UOB</text:p>
          </table:table-cell>
          <table:table-cell table:style-name="Table1.C2" office:value-type="string">
            <text:p text:style-name="Axiom"><draw:frame draw:style-name="fr1" draw:name="Object1037" text:anchor-type="as-char" svg:y="-0.172in" svg:width="2.1035in" svg:height="0.2909in" draw:z-index="1036"><draw:object xlink:href="./Object 1037" xlink:type="simple" xlink:show="embed" xlink:actuate="onLoad"/><draw:image xlink:href="./ObjectReplacements/Object 1037" xlink:type="simple" xlink:show="embed" xlink:actuate="onLoad"/></draw:frame>forall lsup U rsup O csub 2.0 (%alpha ) exists lsup U rsup O csub 2.0 (%beta <text:s/>. %gamma ):%alpha gotri %beta %gamma </text:p>
          </table:table-cell>
        </table:table-row>
        <table:table-row>
          <table:table-cell table:style-name="Table1.A2" office:value-type="string">
            <text:p text:style-name="Axiom">1038</text:p>
          </table:table-cell>
          <table:table-cell table:style-name="Table1.A2" office:value-type="string">
            <text:p text:style-name="Axiom">P2.0UOE</text:p>
          </table:table-cell>
          <table:table-cell table:style-name="Table1.C2" office:value-type="string">
            <text:p text:style-name="Axiom"><draw:frame draw:style-name="fr1" draw:name="Object1038" text:anchor-type="as-char" svg:y="-0.172in" svg:width="1.7547in" svg:height="0.2909in" draw:z-index="1037"><draw:object xlink:href="./Object 1038" xlink:type="simple" xlink:show="embed" xlink:actuate="onLoad"/><draw:image xlink:href="./ObjectReplacements/Object 1038" xlink:type="simple" xlink:show="embed" xlink:actuate="onLoad"/></draw:frame>exists lsup U rsup O csub 2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39</text:p>
          </table:table-cell>
          <table:table-cell table:style-name="Table1.A2" office:value-type="string">
            <text:p text:style-name="Axiom">P2.0USA</text:p>
          </table:table-cell>
          <table:table-cell table:style-name="Table1.C2" office:value-type="string">
            <text:p text:style-name="Axiom"><draw:frame draw:style-name="fr1" draw:name="Object1039" text:anchor-type="as-char" svg:y="-0.172in" svg:width="1.7417in" svg:height="0.2902in" draw:z-index="1038"><draw:object xlink:href="./Object 1039" xlink:type="simple" xlink:show="embed" xlink:actuate="onLoad"/><draw:image xlink:href="./ObjectReplacements/Object 1039" xlink:type="simple" xlink:show="embed" xlink:actuate="onLoad"/></draw:frame>forall lsup U rsup S csub 2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40</text:p>
          </table:table-cell>
          <table:table-cell table:style-name="Table1.A2" office:value-type="string">
            <text:p text:style-name="Axiom">P2.0USB</text:p>
          </table:table-cell>
          <table:table-cell table:style-name="Table1.C2" office:value-type="string">
            <text:p text:style-name="Axiom"><draw:frame draw:style-name="fr1" draw:name="Object1040" text:anchor-type="as-char" svg:y="-0.172in" svg:width="2.0772in" svg:height="0.2909in" draw:z-index="1039"><draw:object xlink:href="./Object 1040" xlink:type="simple" xlink:show="embed" xlink:actuate="onLoad"/><draw:image xlink:href="./ObjectReplacements/Object 1040" xlink:type="simple" xlink:show="embed" xlink:actuate="onLoad"/></draw:frame>forall lsup U rsup S csub 2.0 (%alpha ) exists lsup U rsup S csub 2.0 (%beta <text:s/>. %gamma ):%alpha gotri %beta %gamma </text:p>
          </table:table-cell>
        </table:table-row>
        <table:table-row>
          <table:table-cell table:style-name="Table1.A2" office:value-type="string">
            <text:p text:style-name="Axiom">1041</text:p>
          </table:table-cell>
          <table:table-cell table:style-name="Table1.A2" office:value-type="string">
            <text:p text:style-name="Axiom">P2.0USE</text:p>
          </table:table-cell>
          <table:table-cell table:style-name="Table1.C2" office:value-type="string">
            <text:p text:style-name="Axiom"><draw:frame draw:style-name="fr1" draw:name="Object1041" text:anchor-type="as-char" svg:y="-0.172in" svg:width="1.7417in" svg:height="0.2909in" draw:z-index="1040"><draw:object xlink:href="./Object 1041" xlink:type="simple" xlink:show="embed" xlink:actuate="onLoad"/><draw:image xlink:href="./ObjectReplacements/Object 1041" xlink:type="simple" xlink:show="embed" xlink:actuate="onLoad"/></draw:frame>exists lsup U rsup S csub 2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42</text:p>
          </table:table-cell>
          <table:table-cell table:style-name="Table1.A2" office:value-type="string">
            <text:p text:style-name="Axiom">P2.0U_A</text:p>
          </table:table-cell>
          <table:table-cell table:style-name="Table1.C2" office:value-type="string">
            <text:p text:style-name="Axiom"><draw:frame draw:style-name="fr1" draw:name="Object1042" text:anchor-type="as-char" svg:y="-0.172in" svg:width="1.6783in" svg:height="0.2902in" draw:z-index="1041"><draw:object xlink:href="./Object 1042" xlink:type="simple" xlink:show="embed" xlink:actuate="onLoad"/><draw:image xlink:href="./ObjectReplacements/Object 1042" xlink:type="simple" xlink:show="embed" xlink:actuate="onLoad"/></draw:frame>forall lsup U <text:s/>csub 2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43</text:p>
          </table:table-cell>
          <table:table-cell table:style-name="Table1.A2" office:value-type="string">
            <text:p text:style-name="Axiom">P2.0U_B</text:p>
          </table:table-cell>
          <table:table-cell table:style-name="Table1.C2" office:value-type="string">
            <text:p text:style-name="Axiom"><draw:frame draw:style-name="fr1" draw:name="Object1043" text:anchor-type="as-char" svg:y="-0.172in" svg:width="1.9508in" svg:height="0.2909in" draw:z-index="1042"><draw:object xlink:href="./Object 1043" xlink:type="simple" xlink:show="embed" xlink:actuate="onLoad"/><draw:image xlink:href="./ObjectReplacements/Object 1043" xlink:type="simple" xlink:show="embed" xlink:actuate="onLoad"/></draw:frame>forall lsup U <text:s/>csub 2.0 (%alpha ) exists lsup U <text:s/>csub 2.0 (%beta <text:s/>. %gamma ):%alpha gotri %beta %gamma </text:p>
          </table:table-cell>
        </table:table-row>
        <table:table-row>
          <table:table-cell table:style-name="Table1.A2" office:value-type="string">
            <text:p text:style-name="Axiom">1044</text:p>
          </table:table-cell>
          <table:table-cell table:style-name="Table1.A2" office:value-type="string">
            <text:p text:style-name="Axiom">P2.0U_E</text:p>
          </table:table-cell>
          <table:table-cell table:style-name="Table1.C2" office:value-type="string">
            <text:p text:style-name="Axiom"><draw:frame draw:style-name="fr1" draw:name="Object1044" text:anchor-type="as-char" svg:y="-0.172in" svg:width="1.6783in" svg:height="0.2909in" draw:z-index="1043"><draw:object xlink:href="./Object 1044" xlink:type="simple" xlink:show="embed" xlink:actuate="onLoad"/><draw:image xlink:href="./ObjectReplacements/Object 1044" xlink:type="simple" xlink:show="embed" xlink:actuate="onLoad"/></draw:frame>exists lsup U <text:s/>csub 2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45</text:p>
          </table:table-cell>
          <table:table-cell table:style-name="Table1.A2" office:value-type="string">
            <text:p text:style-name="Axiom">P2.0_OA</text:p>
          </table:table-cell>
          <table:table-cell table:style-name="Table1.C2" office:value-type="string">
            <text:p text:style-name="Axiom"><draw:frame draw:style-name="fr1" draw:name="Object1045" text:anchor-type="as-char" svg:y="-0.172in" svg:width="1.6689in" svg:height="0.2902in" draw:z-index="1044"><draw:object xlink:href="./Object 1045" xlink:type="simple" xlink:show="embed" xlink:actuate="onLoad"/><draw:image xlink:href="./ObjectReplacements/Object 1045" xlink:type="simple" xlink:show="embed" xlink:actuate="onLoad"/></draw:frame>forall <text:s/>rsup O csub 2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46</text:p>
          </table:table-cell>
          <table:table-cell table:style-name="Table1.A2" office:value-type="string">
            <text:p text:style-name="Axiom">P2.0_OB</text:p>
          </table:table-cell>
          <table:table-cell table:style-name="Table1.C2" office:value-type="string">
            <text:p text:style-name="Axiom"><draw:frame draw:style-name="fr1" draw:name="Object1046" text:anchor-type="as-char" svg:y="-0.172in" svg:width="1.9307in" svg:height="0.2909in" draw:z-index="1045"><draw:object xlink:href="./Object 1046" xlink:type="simple" xlink:show="embed" xlink:actuate="onLoad"/><draw:image xlink:href="./ObjectReplacements/Object 1046" xlink:type="simple" xlink:show="embed" xlink:actuate="onLoad"/></draw:frame>forall <text:s/>rsup O csub 2.0 (%alpha ) exists <text:s/>rsup O csub 2.0 (%beta <text:s/>. %gamma ):%alpha gotri %beta %gamma </text:p>
          </table:table-cell>
        </table:table-row>
        <table:table-row>
          <table:table-cell table:style-name="Table1.A2" office:value-type="string">
            <text:p text:style-name="Axiom">1047</text:p>
          </table:table-cell>
          <table:table-cell table:style-name="Table1.A2" office:value-type="string">
            <text:p text:style-name="Axiom">P2.0_OE</text:p>
          </table:table-cell>
          <table:table-cell table:style-name="Table1.C2" office:value-type="string">
            <text:p text:style-name="Axiom"><draw:frame draw:style-name="fr1" draw:name="Object1047" text:anchor-type="as-char" svg:y="-0.172in" svg:width="1.6689in" svg:height="0.2909in" draw:z-index="1046"><draw:object xlink:href="./Object 1047" xlink:type="simple" xlink:show="embed" xlink:actuate="onLoad"/><draw:image xlink:href="./ObjectReplacements/Object 1047" xlink:type="simple" xlink:show="embed" xlink:actuate="onLoad"/></draw:frame>exists <text:s/>rsup O csub 2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48</text:p>
          </table:table-cell>
          <table:table-cell table:style-name="Table1.A2" office:value-type="string">
            <text:p text:style-name="Axiom">P2.0_SA</text:p>
          </table:table-cell>
          <table:table-cell table:style-name="Table1.C2" office:value-type="string">
            <text:p text:style-name="Axiom"><draw:frame draw:style-name="fr1" draw:name="Object1048" text:anchor-type="as-char" svg:y="-0.172in" svg:width="1.6555in" svg:height="0.2902in" draw:z-index="1047"><draw:object xlink:href="./Object 1048" xlink:type="simple" xlink:show="embed" xlink:actuate="onLoad"/><draw:image xlink:href="./ObjectReplacements/Object 1048" xlink:type="simple" xlink:show="embed" xlink:actuate="onLoad"/></draw:frame>forall <text:s/>rsup S csub 2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49</text:p>
          </table:table-cell>
          <table:table-cell table:style-name="Table1.A2" office:value-type="string">
            <text:p text:style-name="Axiom">P2.0_SB</text:p>
          </table:table-cell>
          <table:table-cell table:style-name="Table1.C2" office:value-type="string">
            <text:p text:style-name="Axiom"><draw:frame draw:style-name="fr1" draw:name="Object1049" text:anchor-type="as-char" svg:y="-0.172in" svg:width="1.9047in" svg:height="0.2909in" draw:z-index="1048"><draw:object xlink:href="./Object 1049" xlink:type="simple" xlink:show="embed" xlink:actuate="onLoad"/><draw:image xlink:href="./ObjectReplacements/Object 1049" xlink:type="simple" xlink:show="embed" xlink:actuate="onLoad"/></draw:frame>forall <text:s/>rsup S csub 2.0 (%alpha ) exists <text:s/>rsup S csub 2.0 (%beta <text:s/>. %gamma ):%alpha gotri %beta %gamma </text:p>
          </table:table-cell>
        </table:table-row>
        <table:table-row>
          <table:table-cell table:style-name="Table1.A2" office:value-type="string">
            <text:p text:style-name="Axiom">1050</text:p>
          </table:table-cell>
          <table:table-cell table:style-name="Table1.A2" office:value-type="string">
            <text:p text:style-name="Axiom">P2.0_SE</text:p>
          </table:table-cell>
          <table:table-cell table:style-name="Table1.C2" office:value-type="string">
            <text:p text:style-name="Axiom"><draw:frame draw:style-name="fr1" draw:name="Object1050" text:anchor-type="as-char" svg:y="-0.172in" svg:width="1.6555in" svg:height="0.2909in" draw:z-index="1049"><draw:object xlink:href="./Object 1050" xlink:type="simple" xlink:show="embed" xlink:actuate="onLoad"/><draw:image xlink:href="./ObjectReplacements/Object 1050" xlink:type="simple" xlink:show="embed" xlink:actuate="onLoad"/></draw:frame>exists <text:s/>rsup S csub 2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51</text:p>
          </table:table-cell>
          <table:table-cell table:style-name="Table1.A2" office:value-type="string">
            <text:p text:style-name="Axiom">P2.0__A</text:p>
          </table:table-cell>
          <table:table-cell table:style-name="Table1.C2" office:value-type="string">
            <text:p text:style-name="Axiom"><draw:frame draw:style-name="fr1" draw:name="Object1051" text:anchor-type="as-char" svg:y="-0.152in" svg:width="1.5925in" svg:height="0.2701in" draw:z-index="1050"><draw:object xlink:href="./Object 1051" xlink:type="simple" xlink:show="embed" xlink:actuate="onLoad"/><draw:image xlink:href="./ObjectReplacements/Object 1051" xlink:type="simple" xlink:show="embed" xlink:actuate="onLoad"/></draw:frame>forall <text:s text:c="2"/>csub 2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52</text:p>
          </table:table-cell>
          <table:table-cell table:style-name="Table1.A2" office:value-type="string">
            <text:p text:style-name="Axiom">P2.0__B</text:p>
          </table:table-cell>
          <table:table-cell table:style-name="Table1.C2" office:value-type="string">
            <text:p text:style-name="Axiom"><draw:frame draw:style-name="fr1" draw:name="Object1052" text:anchor-type="as-char" svg:y="-0.152in" svg:width="1.778in" svg:height="0.2709in" draw:z-index="1051"><draw:object xlink:href="./Object 1052" xlink:type="simple" xlink:show="embed" xlink:actuate="onLoad"/><draw:image xlink:href="./ObjectReplacements/Object 1052" xlink:type="simple" xlink:show="embed" xlink:actuate="onLoad"/></draw:frame>forall <text:s text:c="2"/>csub 2.0 (%alpha ) exists <text:s text:c="2"/>csub 2.0 (%beta <text:s/>. %gamma ):%alpha gotri %beta %gamma </text:p>
          </table:table-cell>
        </table:table-row>
        <table:table-row>
          <table:table-cell table:style-name="Table1.A2" office:value-type="string">
            <text:p text:style-name="Axiom">1053</text:p>
          </table:table-cell>
          <table:table-cell table:style-name="Table1.A2" office:value-type="string">
            <text:p text:style-name="Axiom">P2.0__E</text:p>
          </table:table-cell>
          <table:table-cell table:style-name="Table1.C2" office:value-type="string">
            <text:p text:style-name="Axiom"><draw:frame draw:style-name="fr1" draw:name="Object1053" text:anchor-type="as-char" svg:y="-0.152in" svg:width="1.5925in" svg:height="0.2709in" draw:z-index="1052"><draw:object xlink:href="./Object 1053" xlink:type="simple" xlink:show="embed" xlink:actuate="onLoad"/><draw:image xlink:href="./ObjectReplacements/Object 1053" xlink:type="simple" xlink:show="embed" xlink:actuate="onLoad"/></draw:frame>exists <text:s text:c="2"/>csub 2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54</text:p>
          </table:table-cell>
          <table:table-cell table:style-name="Table1.A2" office:value-type="string">
            <text:p text:style-name="Axiom">P2.1KOA</text:p>
          </table:table-cell>
          <table:table-cell table:style-name="Table1.C2" office:value-type="string">
            <text:p text:style-name="Axiom"><draw:frame draw:style-name="fr1" draw:name="Object1054" text:anchor-type="as-char" svg:y="-0.172in" svg:width="1.752in" svg:height="0.2902in" draw:z-index="1053"><draw:object xlink:href="./Object 1054" xlink:type="simple" xlink:show="embed" xlink:actuate="onLoad"/><draw:image xlink:href="./ObjectReplacements/Object 1054" xlink:type="simple" xlink:show="embed" xlink:actuate="onLoad"/></draw:frame>forall lsup K rsup O csub 2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55</text:p>
          </table:table-cell>
          <table:table-cell table:style-name="Table1.A2" office:value-type="string">
            <text:p text:style-name="Axiom">P2.1KOB</text:p>
          </table:table-cell>
          <table:table-cell table:style-name="Table1.C2" office:value-type="string">
            <text:p text:style-name="Axiom"><draw:frame draw:style-name="fr1" draw:name="Object1055" text:anchor-type="as-char" svg:y="-0.172in" svg:width="2.098in" svg:height="0.2909in" draw:z-index="1054"><draw:object xlink:href="./Object 1055" xlink:type="simple" xlink:show="embed" xlink:actuate="onLoad"/><draw:image xlink:href="./ObjectReplacements/Object 1055" xlink:type="simple" xlink:show="embed" xlink:actuate="onLoad"/></draw:frame>forall lsup K rsup O csub 2.1 (%alpha ) exists lsup K rsup O csub 2.1 (%beta <text:s/>. %gamma ):%alpha gotri %beta %gamma </text:p>
          </table:table-cell>
        </table:table-row>
        <table:table-row>
          <table:table-cell table:style-name="Table1.A2" office:value-type="string">
            <text:p text:style-name="Axiom">1056</text:p>
          </table:table-cell>
          <table:table-cell table:style-name="Table1.A2" office:value-type="string">
            <text:p text:style-name="Axiom">P2.1KOE</text:p>
          </table:table-cell>
          <table:table-cell table:style-name="Table1.C2" office:value-type="string">
            <text:p text:style-name="Axiom"><draw:frame draw:style-name="fr1" draw:name="Object1056" text:anchor-type="as-char" svg:y="-0.172in" svg:width="1.752in" svg:height="0.2909in" draw:z-index="1055"><draw:object xlink:href="./Object 1056" xlink:type="simple" xlink:show="embed" xlink:actuate="onLoad"/><draw:image xlink:href="./ObjectReplacements/Object 1056" xlink:type="simple" xlink:show="embed" xlink:actuate="onLoad"/></draw:frame>exists lsup K rsup O csub 2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57</text:p>
          </table:table-cell>
          <table:table-cell table:style-name="Table1.A2" office:value-type="string">
            <text:p text:style-name="Axiom">P2.1KSA</text:p>
          </table:table-cell>
          <table:table-cell table:style-name="Table1.C2" office:value-type="string">
            <text:p text:style-name="Axiom"><draw:frame draw:style-name="fr1" draw:name="Object1057" text:anchor-type="as-char" svg:y="-0.172in" svg:width="1.739in" svg:height="0.2902in" draw:z-index="1056"><draw:object xlink:href="./Object 1057" xlink:type="simple" xlink:show="embed" xlink:actuate="onLoad"/><draw:image xlink:href="./ObjectReplacements/Object 1057" xlink:type="simple" xlink:show="embed" xlink:actuate="onLoad"/></draw:frame>forall lsup K rsup S csub 2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58</text:p>
          </table:table-cell>
          <table:table-cell table:style-name="Table1.A2" office:value-type="string">
            <text:p text:style-name="Axiom">P2.1KSB</text:p>
          </table:table-cell>
          <table:table-cell table:style-name="Table1.C2" office:value-type="string">
            <text:p text:style-name="Axiom"><draw:frame draw:style-name="fr1" draw:name="Object1058" text:anchor-type="as-char" svg:y="-0.172in" svg:width="2.0717in" svg:height="0.2909in" draw:z-index="1057"><draw:object xlink:href="./Object 1058" xlink:type="simple" xlink:show="embed" xlink:actuate="onLoad"/><draw:image xlink:href="./ObjectReplacements/Object 1058" xlink:type="simple" xlink:show="embed" xlink:actuate="onLoad"/></draw:frame>forall lsup K rsup S csub 2.1 (%alpha ) exists lsup K rsup S csub 2.1 (%beta <text:s/>. %gamma ):%alpha gotri %beta %gamma </text:p>
          </table:table-cell>
        </table:table-row>
        <table:table-row>
          <table:table-cell table:style-name="Table1.A2" office:value-type="string">
            <text:p text:style-name="Axiom">1059</text:p>
          </table:table-cell>
          <table:table-cell table:style-name="Table1.A2" office:value-type="string">
            <text:p text:style-name="Axiom">P2.1KSE</text:p>
          </table:table-cell>
          <table:table-cell table:style-name="Table1.C2" office:value-type="string">
            <text:p text:style-name="Axiom"><draw:frame draw:style-name="fr1" draw:name="Object1059" text:anchor-type="as-char" svg:y="-0.172in" svg:width="1.739in" svg:height="0.2909in" draw:z-index="1058"><draw:object xlink:href="./Object 1059" xlink:type="simple" xlink:show="embed" xlink:actuate="onLoad"/><draw:image xlink:href="./ObjectReplacements/Object 1059" xlink:type="simple" xlink:show="embed" xlink:actuate="onLoad"/></draw:frame>exists lsup K rsup S csub 2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60</text:p>
          </table:table-cell>
          <table:table-cell table:style-name="Table1.A2" office:value-type="string">
            <text:p text:style-name="Axiom">P2.1K_A</text:p>
          </table:table-cell>
          <table:table-cell table:style-name="Table1.C2" office:value-type="string">
            <text:p text:style-name="Axiom"><draw:frame draw:style-name="fr1" draw:name="Object1060" text:anchor-type="as-char" svg:y="-0.172in" svg:width="1.6756in" svg:height="0.2902in" draw:z-index="1059"><draw:object xlink:href="./Object 1060" xlink:type="simple" xlink:show="embed" xlink:actuate="onLoad"/><draw:image xlink:href="./ObjectReplacements/Object 1060" xlink:type="simple" xlink:show="embed" xlink:actuate="onLoad"/></draw:frame>forall lsup K <text:s/>csub 2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61</text:p>
          </table:table-cell>
          <table:table-cell table:style-name="Table1.A2" office:value-type="string">
            <text:p text:style-name="Axiom">P2.1K_B</text:p>
          </table:table-cell>
          <table:table-cell table:style-name="Table1.C2" office:value-type="string">
            <text:p text:style-name="Axiom"><draw:frame draw:style-name="fr1" draw:name="Object1061" text:anchor-type="as-char" svg:y="-0.172in" svg:width="1.9453in" svg:height="0.2909in" draw:z-index="1060"><draw:object xlink:href="./Object 1061" xlink:type="simple" xlink:show="embed" xlink:actuate="onLoad"/><draw:image xlink:href="./ObjectReplacements/Object 1061" xlink:type="simple" xlink:show="embed" xlink:actuate="onLoad"/></draw:frame>forall lsup K <text:s/>csub 2.1 (%alpha ) exists lsup K <text:s/>csub 2.1 (%beta <text:s/>. %gamma ):%alpha gotri %beta %gamma </text:p>
          </table:table-cell>
        </table:table-row>
        <table:table-row>
          <table:table-cell table:style-name="Table1.A2" office:value-type="string">
            <text:p text:style-name="Axiom">1062</text:p>
          </table:table-cell>
          <table:table-cell table:style-name="Table1.A2" office:value-type="string">
            <text:p text:style-name="Axiom">P2.1K_E</text:p>
          </table:table-cell>
          <table:table-cell table:style-name="Table1.C2" office:value-type="string">
            <text:p text:style-name="Axiom"><draw:frame draw:style-name="fr1" draw:name="Object1062" text:anchor-type="as-char" svg:y="-0.172in" svg:width="1.6756in" svg:height="0.2909in" draw:z-index="1061"><draw:object xlink:href="./Object 1062" xlink:type="simple" xlink:show="embed" xlink:actuate="onLoad"/><draw:image xlink:href="./ObjectReplacements/Object 1062" xlink:type="simple" xlink:show="embed" xlink:actuate="onLoad"/></draw:frame>exists lsup K <text:s/>csub 2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63</text:p>
          </table:table-cell>
          <table:table-cell table:style-name="Table1.A2" office:value-type="string">
            <text:p text:style-name="Axiom">P2.1UOA</text:p>
          </table:table-cell>
          <table:table-cell table:style-name="Table1.C2" office:value-type="string">
            <text:p text:style-name="Axiom"><draw:frame draw:style-name="fr1" draw:name="Object1063" text:anchor-type="as-char" svg:y="-0.172in" svg:width="1.7535in" svg:height="0.2902in" draw:z-index="1062"><draw:object xlink:href="./Object 1063" xlink:type="simple" xlink:show="embed" xlink:actuate="onLoad"/><draw:image xlink:href="./ObjectReplacements/Object 1063" xlink:type="simple" xlink:show="embed" xlink:actuate="onLoad"/></draw:frame>forall lsup U rsup O csub 2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64</text:p>
          </table:table-cell>
          <table:table-cell table:style-name="Table1.A2" office:value-type="string">
            <text:p text:style-name="Axiom">P2.1UOB</text:p>
          </table:table-cell>
          <table:table-cell table:style-name="Table1.C2" office:value-type="string">
            <text:p text:style-name="Axiom"><draw:frame draw:style-name="fr1" draw:name="Object1064" text:anchor-type="as-char" svg:y="-0.172in" svg:width="2.1in" svg:height="0.2909in" draw:z-index="1063"><draw:object xlink:href="./Object 1064" xlink:type="simple" xlink:show="embed" xlink:actuate="onLoad"/><draw:image xlink:href="./ObjectReplacements/Object 1064" xlink:type="simple" xlink:show="embed" xlink:actuate="onLoad"/></draw:frame>forall lsup U rsup O csub 2.1 (%alpha ) exists lsup U rsup O csub 2.1 (%beta <text:s/>. %gamma ):%alpha gotri %beta %gamma </text:p>
          </table:table-cell>
        </table:table-row>
        <table:table-row>
          <table:table-cell table:style-name="Table1.A2" office:value-type="string">
            <text:p text:style-name="Axiom">1065</text:p>
          </table:table-cell>
          <table:table-cell table:style-name="Table1.A2" office:value-type="string">
            <text:p text:style-name="Axiom">P2.1UOE</text:p>
          </table:table-cell>
          <table:table-cell table:style-name="Table1.C2" office:value-type="string">
            <text:p text:style-name="Axiom"><draw:frame draw:style-name="fr1" draw:name="Object1065" text:anchor-type="as-char" svg:y="-0.172in" svg:width="1.7535in" svg:height="0.2909in" draw:z-index="1064"><draw:object xlink:href="./Object 1065" xlink:type="simple" xlink:show="embed" xlink:actuate="onLoad"/><draw:image xlink:href="./ObjectReplacements/Object 1065" xlink:type="simple" xlink:show="embed" xlink:actuate="onLoad"/></draw:frame>exists lsup U rsup O csub 2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66</text:p>
          </table:table-cell>
          <table:table-cell table:style-name="Table1.A2" office:value-type="string">
            <text:p text:style-name="Axiom">P2.1USA</text:p>
          </table:table-cell>
          <table:table-cell table:style-name="Table1.C2" office:value-type="string">
            <text:p text:style-name="Axiom"><draw:frame draw:style-name="fr1" draw:name="Object1066" text:anchor-type="as-char" svg:y="-0.172in" svg:width="1.7402in" svg:height="0.2902in" draw:z-index="1065"><draw:object xlink:href="./Object 1066" xlink:type="simple" xlink:show="embed" xlink:actuate="onLoad"/><draw:image xlink:href="./ObjectReplacements/Object 1066" xlink:type="simple" xlink:show="embed" xlink:actuate="onLoad"/></draw:frame>forall lsup U rsup S csub 2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67</text:p>
          </table:table-cell>
          <table:table-cell table:style-name="Table1.A2" office:value-type="string">
            <text:p text:style-name="Axiom">P2.1USB</text:p>
          </table:table-cell>
          <table:table-cell table:style-name="Table1.C2" office:value-type="string">
            <text:p text:style-name="Axiom"><draw:frame draw:style-name="fr1" draw:name="Object1067" text:anchor-type="as-char" svg:y="-0.172in" svg:width="2.0744in" svg:height="0.2909in" draw:z-index="1066"><draw:object xlink:href="./Object 1067" xlink:type="simple" xlink:show="embed" xlink:actuate="onLoad"/><draw:image xlink:href="./ObjectReplacements/Object 1067" xlink:type="simple" xlink:show="embed" xlink:actuate="onLoad"/></draw:frame>forall lsup U rsup S csub 2.1 (%alpha ) exists lsup U rsup S csub 2.1 (%beta <text:s/>. %gamma ):%alpha gotri %beta %gamma </text:p>
          </table:table-cell>
        </table:table-row>
        <table:table-row>
          <table:table-cell table:style-name="Table1.A2" office:value-type="string">
            <text:p text:style-name="Axiom">1068</text:p>
          </table:table-cell>
          <table:table-cell table:style-name="Table1.A2" office:value-type="string">
            <text:p text:style-name="Axiom">P2.1USE</text:p>
          </table:table-cell>
          <table:table-cell table:style-name="Table1.C2" office:value-type="string">
            <text:p text:style-name="Axiom"><draw:frame draw:style-name="fr1" draw:name="Object1068" text:anchor-type="as-char" svg:y="-0.172in" svg:width="1.7402in" svg:height="0.2909in" draw:z-index="1067"><draw:object xlink:href="./Object 1068" xlink:type="simple" xlink:show="embed" xlink:actuate="onLoad"/><draw:image xlink:href="./ObjectReplacements/Object 1068" xlink:type="simple" xlink:show="embed" xlink:actuate="onLoad"/></draw:frame>exists lsup U rsup S csub 2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69</text:p>
          </table:table-cell>
          <table:table-cell table:style-name="Table1.A2" office:value-type="string">
            <text:p text:style-name="Axiom">P2.1U_A</text:p>
          </table:table-cell>
          <table:table-cell table:style-name="Table1.C2" office:value-type="string">
            <text:p text:style-name="Axiom"><draw:frame draw:style-name="fr1" draw:name="Object1069" text:anchor-type="as-char" svg:y="-0.172in" svg:width="1.6772in" svg:height="0.2902in" draw:z-index="1068"><draw:object xlink:href="./Object 1069" xlink:type="simple" xlink:show="embed" xlink:actuate="onLoad"/><draw:image xlink:href="./ObjectReplacements/Object 1069" xlink:type="simple" xlink:show="embed" xlink:actuate="onLoad"/></draw:frame>forall lsup U <text:s/>csub 2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70</text:p>
          </table:table-cell>
          <table:table-cell table:style-name="Table1.A2" office:value-type="string">
            <text:p text:style-name="Axiom">P2.1U_B</text:p>
          </table:table-cell>
          <table:table-cell table:style-name="Table1.C2" office:value-type="string">
            <text:p text:style-name="Axiom"><draw:frame draw:style-name="fr1" draw:name="Object1070" text:anchor-type="as-char" svg:y="-0.172in" svg:width="1.9472in" svg:height="0.2909in" draw:z-index="1069"><draw:object xlink:href="./Object 1070" xlink:type="simple" xlink:show="embed" xlink:actuate="onLoad"/><draw:image xlink:href="./ObjectReplacements/Object 1070" xlink:type="simple" xlink:show="embed" xlink:actuate="onLoad"/></draw:frame>forall lsup U <text:s/>csub 2.1 (%alpha ) exists lsup U <text:s/>csub 2.1 (%beta <text:s/>. %gamma ):%alpha gotri %beta %gamma </text:p>
          </table:table-cell>
        </table:table-row>
        <table:table-row>
          <table:table-cell table:style-name="Table1.A2" office:value-type="string">
            <text:p text:style-name="Axiom">1071</text:p>
          </table:table-cell>
          <table:table-cell table:style-name="Table1.A2" office:value-type="string">
            <text:p text:style-name="Axiom">P2.1U_E</text:p>
          </table:table-cell>
          <table:table-cell table:style-name="Table1.C2" office:value-type="string">
            <text:p text:style-name="Axiom"><draw:frame draw:style-name="fr1" draw:name="Object1071" text:anchor-type="as-char" svg:y="-0.172in" svg:width="1.6772in" svg:height="0.2909in" draw:z-index="1070"><draw:object xlink:href="./Object 1071" xlink:type="simple" xlink:show="embed" xlink:actuate="onLoad"/><draw:image xlink:href="./ObjectReplacements/Object 1071" xlink:type="simple" xlink:show="embed" xlink:actuate="onLoad"/></draw:frame>exists lsup U <text:s/>csub 2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72</text:p>
          </table:table-cell>
          <table:table-cell table:style-name="Table1.A2" office:value-type="string">
            <text:p text:style-name="Axiom">P2.1_OA</text:p>
          </table:table-cell>
          <table:table-cell table:style-name="Table1.C2" office:value-type="string">
            <text:p text:style-name="Axiom"><draw:frame draw:style-name="fr1" draw:name="Object1072" text:anchor-type="as-char" svg:y="-0.172in" svg:width="1.6665in" svg:height="0.2902in" draw:z-index="1071"><draw:object xlink:href="./Object 1072" xlink:type="simple" xlink:show="embed" xlink:actuate="onLoad"/><draw:image xlink:href="./ObjectReplacements/Object 1072" xlink:type="simple" xlink:show="embed" xlink:actuate="onLoad"/></draw:frame>forall <text:s/>rsup O csub 2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73</text:p>
          </table:table-cell>
          <table:table-cell table:style-name="Table1.A2" office:value-type="string">
            <text:p text:style-name="Axiom">P2.1_OB</text:p>
          </table:table-cell>
          <table:table-cell table:style-name="Table1.C2" office:value-type="string">
            <text:p text:style-name="Axiom"><draw:frame draw:style-name="fr1" draw:name="Object1073" text:anchor-type="as-char" svg:y="-0.172in" svg:width="1.928in" svg:height="0.2909in" draw:z-index="1072"><draw:object xlink:href="./Object 1073" xlink:type="simple" xlink:show="embed" xlink:actuate="onLoad"/><draw:image xlink:href="./ObjectReplacements/Object 1073" xlink:type="simple" xlink:show="embed" xlink:actuate="onLoad"/></draw:frame>forall <text:s/>rsup O csub 2.1 (%alpha ) exists <text:s/>rsup O csub 2.1 (%beta <text:s/>. %gamma ):%alpha gotri %beta %gamma </text:p>
          </table:table-cell>
        </table:table-row>
        <table:table-row>
          <table:table-cell table:style-name="Table1.A2" office:value-type="string">
            <text:p text:style-name="Axiom">1074</text:p>
          </table:table-cell>
          <table:table-cell table:style-name="Table1.A2" office:value-type="string">
            <text:p text:style-name="Axiom">P2.1_OE</text:p>
          </table:table-cell>
          <table:table-cell table:style-name="Table1.C2" office:value-type="string">
            <text:p text:style-name="Axiom"><draw:frame draw:style-name="fr1" draw:name="Object1074" text:anchor-type="as-char" svg:y="-0.172in" svg:width="1.6665in" svg:height="0.2909in" draw:z-index="1073"><draw:object xlink:href="./Object 1074" xlink:type="simple" xlink:show="embed" xlink:actuate="onLoad"/><draw:image xlink:href="./ObjectReplacements/Object 1074" xlink:type="simple" xlink:show="embed" xlink:actuate="onLoad"/></draw:frame>exists <text:s/>rsup O csub 2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75</text:p>
          </table:table-cell>
          <table:table-cell table:style-name="Table1.A2" office:value-type="string">
            <text:p text:style-name="Axiom">P2.1_SA</text:p>
          </table:table-cell>
          <table:table-cell table:style-name="Table1.C2" office:value-type="string">
            <text:p text:style-name="Axiom"><draw:frame draw:style-name="fr1" draw:name="Object1075" text:anchor-type="as-char" svg:y="-0.172in" svg:width="1.6543in" svg:height="0.2902in" draw:z-index="1074"><draw:object xlink:href="./Object 1075" xlink:type="simple" xlink:show="embed" xlink:actuate="onLoad"/><draw:image xlink:href="./ObjectReplacements/Object 1075" xlink:type="simple" xlink:show="embed" xlink:actuate="onLoad"/></draw:frame>forall <text:s/>rsup S csub 2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76</text:p>
          </table:table-cell>
          <table:table-cell table:style-name="Table1.A2" office:value-type="string">
            <text:p text:style-name="Axiom">P2.1_SB</text:p>
          </table:table-cell>
          <table:table-cell table:style-name="Table1.C2" office:value-type="string">
            <text:p text:style-name="Axiom"><draw:frame draw:style-name="fr1" draw:name="Object1076" text:anchor-type="as-char" svg:y="-0.172in" svg:width="1.9016in" svg:height="0.2909in" draw:z-index="1075"><draw:object xlink:href="./Object 1076" xlink:type="simple" xlink:show="embed" xlink:actuate="onLoad"/><draw:image xlink:href="./ObjectReplacements/Object 1076" xlink:type="simple" xlink:show="embed" xlink:actuate="onLoad"/></draw:frame>forall <text:s/>rsup S csub 2.1 (%alpha ) exists <text:s/>rsup S csub 2.1 (%beta <text:s/>. %gamma ):%alpha gotri %beta %gamma </text:p>
          </table:table-cell>
        </table:table-row>
        <table:table-row>
          <table:table-cell table:style-name="Table1.A2" office:value-type="string">
            <text:p text:style-name="Axiom">1077</text:p>
          </table:table-cell>
          <table:table-cell table:style-name="Table1.A2" office:value-type="string">
            <text:p text:style-name="Axiom">P2.1_SE</text:p>
          </table:table-cell>
          <table:table-cell table:style-name="Table1.C2" office:value-type="string">
            <text:p text:style-name="Axiom"><draw:frame draw:style-name="fr1" draw:name="Object1077" text:anchor-type="as-char" svg:y="-0.172in" svg:width="1.6543in" svg:height="0.2909in" draw:z-index="1076"><draw:object xlink:href="./Object 1077" xlink:type="simple" xlink:show="embed" xlink:actuate="onLoad"/><draw:image xlink:href="./ObjectReplacements/Object 1077" xlink:type="simple" xlink:show="embed" xlink:actuate="onLoad"/></draw:frame>exists <text:s/>rsup S csub 2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78</text:p>
          </table:table-cell>
          <table:table-cell table:style-name="Table1.A2" office:value-type="string">
            <text:p text:style-name="Axiom">P2.1__A</text:p>
          </table:table-cell>
          <table:table-cell table:style-name="Table1.C2" office:value-type="string">
            <text:p text:style-name="Axiom"><draw:frame draw:style-name="fr1" draw:name="Object1078" text:anchor-type="as-char" svg:y="-0.152in" svg:width="1.5902in" svg:height="0.2701in" draw:z-index="1077"><draw:object xlink:href="./Object 1078" xlink:type="simple" xlink:show="embed" xlink:actuate="onLoad"/><draw:image xlink:href="./ObjectReplacements/Object 1078" xlink:type="simple" xlink:show="embed" xlink:actuate="onLoad"/></draw:frame>forall <text:s text:c="2"/>csub 2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79</text:p>
          </table:table-cell>
          <table:table-cell table:style-name="Table1.A2" office:value-type="string">
            <text:p text:style-name="Axiom">P2.1__B</text:p>
          </table:table-cell>
          <table:table-cell table:style-name="Table1.C2" office:value-type="string">
            <text:p text:style-name="Axiom"><draw:frame draw:style-name="fr1" draw:name="Object1079" text:anchor-type="as-char" svg:y="-0.152in" svg:width="1.7752in" svg:height="0.2709in" draw:z-index="1078"><draw:object xlink:href="./Object 1079" xlink:type="simple" xlink:show="embed" xlink:actuate="onLoad"/><draw:image xlink:href="./ObjectReplacements/Object 1079" xlink:type="simple" xlink:show="embed" xlink:actuate="onLoad"/></draw:frame>forall <text:s text:c="2"/>csub 2.1 (%alpha ) exists <text:s text:c="2"/>csub 2.1 (%beta <text:s/>. %gamma ):%alpha gotri %beta %gamma </text:p>
          </table:table-cell>
        </table:table-row>
        <table:table-row>
          <table:table-cell table:style-name="Table1.A2" office:value-type="string">
            <text:p text:style-name="Axiom">1080</text:p>
          </table:table-cell>
          <table:table-cell table:style-name="Table1.A2" office:value-type="string">
            <text:p text:style-name="Axiom">P2.1__E</text:p>
          </table:table-cell>
          <table:table-cell table:style-name="Table1.C2" office:value-type="string">
            <text:p text:style-name="Axiom"><draw:frame draw:style-name="fr1" draw:name="Object1080" text:anchor-type="as-char" svg:y="-0.152in" svg:width="1.5902in" svg:height="0.2709in" draw:z-index="1079"><draw:object xlink:href="./Object 1080" xlink:type="simple" xlink:show="embed" xlink:actuate="onLoad"/><draw:image xlink:href="./ObjectReplacements/Object 1080" xlink:type="simple" xlink:show="embed" xlink:actuate="onLoad"/></draw:frame>exists <text:s text:c="2"/>csub 2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81</text:p>
          </table:table-cell>
          <table:table-cell table:style-name="Table1.A2" office:value-type="string">
            <text:p text:style-name="Axiom">P2.yKOA</text:p>
          </table:table-cell>
          <table:table-cell table:style-name="Table1.C2" office:value-type="string">
            <text:p text:style-name="Axiom"><draw:frame draw:style-name="fr1" draw:name="Object1081" text:anchor-type="as-char" svg:y="-0.172in" svg:width="1.7571in" svg:height="0.2902in" draw:z-index="1080"><draw:object xlink:href="./Object 1081" xlink:type="simple" xlink:show="embed" xlink:actuate="onLoad"/><draw:image xlink:href="./ObjectReplacements/Object 1081" xlink:type="simple" xlink:show="embed" xlink:actuate="onLoad"/></draw:frame>forall lsup K rsup O csub 2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82</text:p>
          </table:table-cell>
          <table:table-cell table:style-name="Table1.A2" office:value-type="string">
            <text:p text:style-name="Axiom">P2.yKOB</text:p>
          </table:table-cell>
          <table:table-cell table:style-name="Table1.C2" office:value-type="string">
            <text:p text:style-name="Axiom"><draw:frame draw:style-name="fr1" draw:name="Object1082" text:anchor-type="as-char" svg:y="-0.172in" svg:width="2.1071in" svg:height="0.2909in" draw:z-index="1081"><draw:object xlink:href="./Object 1082" xlink:type="simple" xlink:show="embed" xlink:actuate="onLoad"/><draw:image xlink:href="./ObjectReplacements/Object 1082" xlink:type="simple" xlink:show="embed" xlink:actuate="onLoad"/></draw:frame>forall lsup K rsup O csub 2.y (%alpha ) exists lsup K rsup O csub 2.y (%beta <text:s/>. %gamma ):%alpha gotri %beta %gamma </text:p>
          </table:table-cell>
        </table:table-row>
        <table:table-row>
          <table:table-cell table:style-name="Table1.A2" office:value-type="string">
            <text:p text:style-name="Axiom">1083</text:p>
          </table:table-cell>
          <table:table-cell table:style-name="Table1.A2" office:value-type="string">
            <text:p text:style-name="Axiom">P2.yKOE</text:p>
          </table:table-cell>
          <table:table-cell table:style-name="Table1.C2" office:value-type="string">
            <text:p text:style-name="Axiom"><draw:frame draw:style-name="fr1" draw:name="Object1083" text:anchor-type="as-char" svg:y="-0.172in" svg:width="1.7571in" svg:height="0.2909in" draw:z-index="1082"><draw:object xlink:href="./Object 1083" xlink:type="simple" xlink:show="embed" xlink:actuate="onLoad"/><draw:image xlink:href="./ObjectReplacements/Object 1083" xlink:type="simple" xlink:show="embed" xlink:actuate="onLoad"/></draw:frame>exists lsup K rsup O csub 2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84</text:p>
          </table:table-cell>
          <table:table-cell table:style-name="Table1.A2" office:value-type="string">
            <text:p text:style-name="Axiom">P2.yKSA</text:p>
          </table:table-cell>
          <table:table-cell table:style-name="Table1.C2" office:value-type="string">
            <text:p text:style-name="Axiom"><draw:frame draw:style-name="fr1" draw:name="Object1084" text:anchor-type="as-char" svg:y="-0.172in" svg:width="1.7437in" svg:height="0.2902in" draw:z-index="1083"><draw:object xlink:href="./Object 1084" xlink:type="simple" xlink:show="embed" xlink:actuate="onLoad"/><draw:image xlink:href="./ObjectReplacements/Object 1084" xlink:type="simple" xlink:show="embed" xlink:actuate="onLoad"/></draw:frame>forall lsup K rsup S csub 2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85</text:p>
          </table:table-cell>
          <table:table-cell table:style-name="Table1.A2" office:value-type="string">
            <text:p text:style-name="Axiom">P2.yKSB</text:p>
          </table:table-cell>
          <table:table-cell table:style-name="Table1.C2" office:value-type="string">
            <text:p text:style-name="Axiom"><draw:frame draw:style-name="fr1" draw:name="Object1085" text:anchor-type="as-char" svg:y="-0.172in" svg:width="2.0811in" svg:height="0.2909in" draw:z-index="1084"><draw:object xlink:href="./Object 1085" xlink:type="simple" xlink:show="embed" xlink:actuate="onLoad"/><draw:image xlink:href="./ObjectReplacements/Object 1085" xlink:type="simple" xlink:show="embed" xlink:actuate="onLoad"/></draw:frame>forall lsup K rsup S csub 2.y (%alpha ) exists lsup K rsup S csub 2.y (%beta <text:s/>. %gamma ):%alpha gotri %beta %gamma </text:p>
          </table:table-cell>
        </table:table-row>
        <table:table-row>
          <table:table-cell table:style-name="Table1.A2" office:value-type="string">
            <text:p text:style-name="Axiom">1086</text:p>
          </table:table-cell>
          <table:table-cell table:style-name="Table1.A2" office:value-type="string">
            <text:p text:style-name="Axiom">P2.yKSE</text:p>
          </table:table-cell>
          <table:table-cell table:style-name="Table1.C2" office:value-type="string">
            <text:p text:style-name="Axiom"><draw:frame draw:style-name="fr1" draw:name="Object1086" text:anchor-type="as-char" svg:y="-0.172in" svg:width="1.7437in" svg:height="0.2909in" draw:z-index="1085"><draw:object xlink:href="./Object 1086" xlink:type="simple" xlink:show="embed" xlink:actuate="onLoad"/><draw:image xlink:href="./ObjectReplacements/Object 1086" xlink:type="simple" xlink:show="embed" xlink:actuate="onLoad"/></draw:frame>exists lsup K rsup S csub 2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87</text:p>
          </table:table-cell>
          <table:table-cell table:style-name="Table1.A2" office:value-type="string">
            <text:p text:style-name="Axiom">P2.yK_A</text:p>
          </table:table-cell>
          <table:table-cell table:style-name="Table1.C2" office:value-type="string">
            <text:p text:style-name="Axiom"><draw:frame draw:style-name="fr1" draw:name="Object1087" text:anchor-type="as-char" svg:y="-0.172in" svg:width="1.6807in" svg:height="0.2902in" draw:z-index="1086"><draw:object xlink:href="./Object 1087" xlink:type="simple" xlink:show="embed" xlink:actuate="onLoad"/><draw:image xlink:href="./ObjectReplacements/Object 1087" xlink:type="simple" xlink:show="embed" xlink:actuate="onLoad"/></draw:frame>forall lsup K <text:s/>csub 2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88</text:p>
          </table:table-cell>
          <table:table-cell table:style-name="Table1.A2" office:value-type="string">
            <text:p text:style-name="Axiom">P2.yK_B</text:p>
          </table:table-cell>
          <table:table-cell table:style-name="Table1.C2" office:value-type="string">
            <text:p text:style-name="Axiom"><draw:frame draw:style-name="fr1" draw:name="Object1088" text:anchor-type="as-char" svg:y="-0.172in" svg:width="1.9543in" svg:height="0.2909in" draw:z-index="1087"><draw:object xlink:href="./Object 1088" xlink:type="simple" xlink:show="embed" xlink:actuate="onLoad"/><draw:image xlink:href="./ObjectReplacements/Object 1088" xlink:type="simple" xlink:show="embed" xlink:actuate="onLoad"/></draw:frame>forall lsup K <text:s/>csub 2.y (%alpha ) exists lsup K <text:s/>csub 2.y (%beta <text:s/>. %gamma ):%alpha gotri %beta %gamma </text:p>
          </table:table-cell>
        </table:table-row>
        <table:table-row>
          <table:table-cell table:style-name="Table1.A2" office:value-type="string">
            <text:p text:style-name="Axiom">1089</text:p>
          </table:table-cell>
          <table:table-cell table:style-name="Table1.A2" office:value-type="string">
            <text:p text:style-name="Axiom">P2.yK_E</text:p>
          </table:table-cell>
          <table:table-cell table:style-name="Table1.C2" office:value-type="string">
            <text:p text:style-name="Axiom"><draw:frame draw:style-name="fr1" draw:name="Object1089" text:anchor-type="as-char" svg:y="-0.172in" svg:width="1.6807in" svg:height="0.2909in" draw:z-index="1088"><draw:object xlink:href="./Object 1089" xlink:type="simple" xlink:show="embed" xlink:actuate="onLoad"/><draw:image xlink:href="./ObjectReplacements/Object 1089" xlink:type="simple" xlink:show="embed" xlink:actuate="onLoad"/></draw:frame>exists lsup K <text:s/>csub 2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90</text:p>
          </table:table-cell>
          <table:table-cell table:style-name="Table1.A2" office:value-type="string">
            <text:p text:style-name="Axiom">P2.yUOA</text:p>
          </table:table-cell>
          <table:table-cell table:style-name="Table1.C2" office:value-type="string">
            <text:p text:style-name="Axiom"><draw:frame draw:style-name="fr1" draw:name="Object1090" text:anchor-type="as-char" svg:y="-0.172in" svg:width="1.7575in" svg:height="0.2902in" draw:z-index="1089"><draw:object xlink:href="./Object 1090" xlink:type="simple" xlink:show="embed" xlink:actuate="onLoad"/><draw:image xlink:href="./ObjectReplacements/Object 1090" xlink:type="simple" xlink:show="embed" xlink:actuate="onLoad"/></draw:frame>forall lsup U rsup O csub 2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91</text:p>
          </table:table-cell>
          <table:table-cell table:style-name="Table1.A2" office:value-type="string">
            <text:p text:style-name="Axiom">P2.yUOB</text:p>
          </table:table-cell>
          <table:table-cell table:style-name="Table1.C2" office:value-type="string">
            <text:p text:style-name="Axiom"><draw:frame draw:style-name="fr1" draw:name="Object1091" text:anchor-type="as-char" svg:y="-0.172in" svg:width="2.1098in" svg:height="0.2909in" draw:z-index="1090"><draw:object xlink:href="./Object 1091" xlink:type="simple" xlink:show="embed" xlink:actuate="onLoad"/><draw:image xlink:href="./ObjectReplacements/Object 1091" xlink:type="simple" xlink:show="embed" xlink:actuate="onLoad"/></draw:frame>forall lsup U rsup O csub 2.y (%alpha ) exists lsup U rsup O csub 2.y (%beta <text:s/>. %gamma ):%alpha gotri %beta %gamma </text:p>
          </table:table-cell>
        </table:table-row>
        <table:table-row>
          <table:table-cell table:style-name="Table1.A2" office:value-type="string">
            <text:p text:style-name="Axiom">1092</text:p>
          </table:table-cell>
          <table:table-cell table:style-name="Table1.A2" office:value-type="string">
            <text:p text:style-name="Axiom">P2.yUOE</text:p>
          </table:table-cell>
          <table:table-cell table:style-name="Table1.C2" office:value-type="string">
            <text:p text:style-name="Axiom"><draw:frame draw:style-name="fr1" draw:name="Object1092" text:anchor-type="as-char" svg:y="-0.172in" svg:width="1.7575in" svg:height="0.2909in" draw:z-index="1091"><draw:object xlink:href="./Object 1092" xlink:type="simple" xlink:show="embed" xlink:actuate="onLoad"/><draw:image xlink:href="./ObjectReplacements/Object 1092" xlink:type="simple" xlink:show="embed" xlink:actuate="onLoad"/></draw:frame>exists lsup U rsup O csub 2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93</text:p>
          </table:table-cell>
          <table:table-cell table:style-name="Table1.A2" office:value-type="string">
            <text:p text:style-name="Axiom">P2.yUSA</text:p>
          </table:table-cell>
          <table:table-cell table:style-name="Table1.C2" office:value-type="string">
            <text:p text:style-name="Axiom"><draw:frame draw:style-name="fr1" draw:name="Object1093" text:anchor-type="as-char" svg:y="-0.172in" svg:width="1.7453in" svg:height="0.2902in" draw:z-index="1092"><draw:object xlink:href="./Object 1093" xlink:type="simple" xlink:show="embed" xlink:actuate="onLoad"/><draw:image xlink:href="./ObjectReplacements/Object 1093" xlink:type="simple" xlink:show="embed" xlink:actuate="onLoad"/></draw:frame>forall lsup U rsup S csub 2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94</text:p>
          </table:table-cell>
          <table:table-cell table:style-name="Table1.A2" office:value-type="string">
            <text:p text:style-name="Axiom">P2.yUSB</text:p>
          </table:table-cell>
          <table:table-cell table:style-name="Table1.C2" office:value-type="string">
            <text:p text:style-name="Axiom"><draw:frame draw:style-name="fr1" draw:name="Object1094" text:anchor-type="as-char" svg:y="-0.172in" svg:width="2.0835in" svg:height="0.2909in" draw:z-index="1093"><draw:object xlink:href="./Object 1094" xlink:type="simple" xlink:show="embed" xlink:actuate="onLoad"/><draw:image xlink:href="./ObjectReplacements/Object 1094" xlink:type="simple" xlink:show="embed" xlink:actuate="onLoad"/></draw:frame>forall lsup U rsup S csub 2.y (%alpha ) exists lsup U rsup S csub 2.y (%beta <text:s/>. %gamma ):%alpha gotri %beta %gamma </text:p>
          </table:table-cell>
        </table:table-row>
        <table:table-row>
          <table:table-cell table:style-name="Table1.A2" office:value-type="string">
            <text:p text:style-name="Axiom">1095</text:p>
          </table:table-cell>
          <table:table-cell table:style-name="Table1.A2" office:value-type="string">
            <text:p text:style-name="Axiom">P2.yUSE</text:p>
          </table:table-cell>
          <table:table-cell table:style-name="Table1.C2" office:value-type="string">
            <text:p text:style-name="Axiom"><draw:frame draw:style-name="fr1" draw:name="Object1095" text:anchor-type="as-char" svg:y="-0.172in" svg:width="1.7453in" svg:height="0.2909in" draw:z-index="1094"><draw:object xlink:href="./Object 1095" xlink:type="simple" xlink:show="embed" xlink:actuate="onLoad"/><draw:image xlink:href="./ObjectReplacements/Object 1095" xlink:type="simple" xlink:show="embed" xlink:actuate="onLoad"/></draw:frame>exists lsup U rsup S csub 2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96</text:p>
          </table:table-cell>
          <table:table-cell table:style-name="Table1.A2" office:value-type="string">
            <text:p text:style-name="Axiom">P2.yU_A</text:p>
          </table:table-cell>
          <table:table-cell table:style-name="Table1.C2" office:value-type="string">
            <text:p text:style-name="Axiom"><draw:frame draw:style-name="fr1" draw:name="Object1096" text:anchor-type="as-char" svg:y="-0.172in" svg:width="1.6811in" svg:height="0.2902in" draw:z-index="1095"><draw:object xlink:href="./Object 1096" xlink:type="simple" xlink:show="embed" xlink:actuate="onLoad"/><draw:image xlink:href="./ObjectReplacements/Object 1096" xlink:type="simple" xlink:show="embed" xlink:actuate="onLoad"/></draw:frame>forall lsup U <text:s/>csub 2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97</text:p>
          </table:table-cell>
          <table:table-cell table:style-name="Table1.A2" office:value-type="string">
            <text:p text:style-name="Axiom">P2.yU_B</text:p>
          </table:table-cell>
          <table:table-cell table:style-name="Table1.C2" office:value-type="string">
            <text:p text:style-name="Axiom"><draw:frame draw:style-name="fr1" draw:name="Object1097" text:anchor-type="as-char" svg:y="-0.172in" svg:width="1.9571in" svg:height="0.2909in" draw:z-index="1096"><draw:object xlink:href="./Object 1097" xlink:type="simple" xlink:show="embed" xlink:actuate="onLoad"/><draw:image xlink:href="./ObjectReplacements/Object 1097" xlink:type="simple" xlink:show="embed" xlink:actuate="onLoad"/></draw:frame>forall lsup U <text:s/>csub 2.y (%alpha ) exists lsup U <text:s/>csub 2.y (%beta <text:s/>. %gamma ):%alpha gotri %beta %gamma </text:p>
          </table:table-cell>
        </table:table-row>
        <table:table-row>
          <table:table-cell table:style-name="Table1.A2" office:value-type="string">
            <text:p text:style-name="Axiom">1098</text:p>
          </table:table-cell>
          <table:table-cell table:style-name="Table1.A2" office:value-type="string">
            <text:p text:style-name="Axiom">P2.yU_E</text:p>
          </table:table-cell>
          <table:table-cell table:style-name="Table1.C2" office:value-type="string">
            <text:p text:style-name="Axiom"><draw:frame draw:style-name="fr1" draw:name="Object1098" text:anchor-type="as-char" svg:y="-0.172in" svg:width="1.6811in" svg:height="0.2909in" draw:z-index="1097"><draw:object xlink:href="./Object 1098" xlink:type="simple" xlink:show="embed" xlink:actuate="onLoad"/><draw:image xlink:href="./ObjectReplacements/Object 1098" xlink:type="simple" xlink:show="embed" xlink:actuate="onLoad"/></draw:frame>exists lsup U <text:s/>csub 2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099</text:p>
          </table:table-cell>
          <table:table-cell table:style-name="Table1.A2" office:value-type="string">
            <text:p text:style-name="Axiom">P2.y_OA</text:p>
          </table:table-cell>
          <table:table-cell table:style-name="Table1.C2" office:value-type="string">
            <text:p text:style-name="Axiom"><draw:frame draw:style-name="fr1" draw:name="Object1099" text:anchor-type="as-char" svg:y="-0.172in" svg:width="1.6717in" svg:height="0.2902in" draw:z-index="1098"><draw:object xlink:href="./Object 1099" xlink:type="simple" xlink:show="embed" xlink:actuate="onLoad"/><draw:image xlink:href="./ObjectReplacements/Object 1099" xlink:type="simple" xlink:show="embed" xlink:actuate="onLoad"/></draw:frame>forall <text:s/>rsup O csub 2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00</text:p>
          </table:table-cell>
          <table:table-cell table:style-name="Table1.A2" office:value-type="string">
            <text:p text:style-name="Axiom">P2.y_OB</text:p>
          </table:table-cell>
          <table:table-cell table:style-name="Table1.C2" office:value-type="string">
            <text:p text:style-name="Axiom"><draw:frame draw:style-name="fr1" draw:name="Object1100" text:anchor-type="as-char" svg:y="-0.172in" svg:width="1.9366in" svg:height="0.2909in" draw:z-index="1099"><draw:object xlink:href="./Object 1100" xlink:type="simple" xlink:show="embed" xlink:actuate="onLoad"/><draw:image xlink:href="./ObjectReplacements/Object 1100" xlink:type="simple" xlink:show="embed" xlink:actuate="onLoad"/></draw:frame>forall <text:s/>rsup O csub 2.y (%alpha ) exists <text:s/>rsup O csub 2.y (%beta <text:s/>. %gamma ):%alpha gotri %beta %gamma </text:p>
          </table:table-cell>
        </table:table-row>
        <table:table-row>
          <table:table-cell table:style-name="Table1.A2" office:value-type="string">
            <text:p text:style-name="Axiom">1101</text:p>
          </table:table-cell>
          <table:table-cell table:style-name="Table1.A2" office:value-type="string">
            <text:p text:style-name="Axiom">P2.y_OE</text:p>
          </table:table-cell>
          <table:table-cell table:style-name="Table1.C2" office:value-type="string">
            <text:p text:style-name="Axiom"><draw:frame draw:style-name="fr1" draw:name="Object1101" text:anchor-type="as-char" svg:y="-0.172in" svg:width="1.6717in" svg:height="0.2909in" draw:z-index="1100"><draw:object xlink:href="./Object 1101" xlink:type="simple" xlink:show="embed" xlink:actuate="onLoad"/><draw:image xlink:href="./ObjectReplacements/Object 1101" xlink:type="simple" xlink:show="embed" xlink:actuate="onLoad"/></draw:frame>exists <text:s/>rsup O csub 2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02</text:p>
          </table:table-cell>
          <table:table-cell table:style-name="Table1.A2" office:value-type="string">
            <text:p text:style-name="Axiom">P2.y_SA</text:p>
          </table:table-cell>
          <table:table-cell table:style-name="Table1.C2" office:value-type="string">
            <text:p text:style-name="Axiom"><draw:frame draw:style-name="fr1" draw:name="Object1102" text:anchor-type="as-char" svg:y="-0.172in" svg:width="1.6583in" svg:height="0.2902in" draw:z-index="1101"><draw:object xlink:href="./Object 1102" xlink:type="simple" xlink:show="embed" xlink:actuate="onLoad"/><draw:image xlink:href="./ObjectReplacements/Object 1102" xlink:type="simple" xlink:show="embed" xlink:actuate="onLoad"/></draw:frame>forall <text:s/>rsup S csub 2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03</text:p>
          </table:table-cell>
          <table:table-cell table:style-name="Table1.A2" office:value-type="string">
            <text:p text:style-name="Axiom">P2.y_SB</text:p>
          </table:table-cell>
          <table:table-cell table:style-name="Table1.C2" office:value-type="string">
            <text:p text:style-name="Axiom"><draw:frame draw:style-name="fr1" draw:name="Object1103" text:anchor-type="as-char" svg:y="-0.172in" svg:width="1.911in" svg:height="0.2909in" draw:z-index="1102"><draw:object xlink:href="./Object 1103" xlink:type="simple" xlink:show="embed" xlink:actuate="onLoad"/><draw:image xlink:href="./ObjectReplacements/Object 1103" xlink:type="simple" xlink:show="embed" xlink:actuate="onLoad"/></draw:frame>forall <text:s/>rsup S csub 2.y (%alpha ) exists <text:s/>rsup S csub 2.y (%beta <text:s/>. %gamma ):%alpha gotri %beta %gamma </text:p>
          </table:table-cell>
        </table:table-row>
        <table:table-row>
          <table:table-cell table:style-name="Table1.A2" office:value-type="string">
            <text:p text:style-name="Axiom">1104</text:p>
          </table:table-cell>
          <table:table-cell table:style-name="Table1.A2" office:value-type="string">
            <text:p text:style-name="Axiom">P2.y_SE</text:p>
          </table:table-cell>
          <table:table-cell table:style-name="Table1.C2" office:value-type="string">
            <text:p text:style-name="Axiom"><draw:frame draw:style-name="fr1" draw:name="Object1104" text:anchor-type="as-char" svg:y="-0.172in" svg:width="1.6583in" svg:height="0.2909in" draw:z-index="1103"><draw:object xlink:href="./Object 1104" xlink:type="simple" xlink:show="embed" xlink:actuate="onLoad"/><draw:image xlink:href="./ObjectReplacements/Object 1104" xlink:type="simple" xlink:show="embed" xlink:actuate="onLoad"/></draw:frame>exists <text:s/>rsup S csub 2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05</text:p>
          </table:table-cell>
          <table:table-cell table:style-name="Table1.A2" office:value-type="string">
            <text:p text:style-name="Axiom">P2.y__A</text:p>
          </table:table-cell>
          <table:table-cell table:style-name="Table1.C2" office:value-type="string">
            <text:p text:style-name="Axiom"><draw:frame draw:style-name="fr1" draw:name="Object1105" text:anchor-type="as-char" svg:y="-0.152in" svg:width="1.5953in" svg:height="0.2701in" draw:z-index="1104"><draw:object xlink:href="./Object 1105" xlink:type="simple" xlink:show="embed" xlink:actuate="onLoad"/><draw:image xlink:href="./ObjectReplacements/Object 1105" xlink:type="simple" xlink:show="embed" xlink:actuate="onLoad"/></draw:frame>forall <text:s text:c="2"/>csub 2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06</text:p>
          </table:table-cell>
          <table:table-cell table:style-name="Table1.A2" office:value-type="string">
            <text:p text:style-name="Axiom">P2.y__B</text:p>
          </table:table-cell>
          <table:table-cell table:style-name="Table1.C2" office:value-type="string">
            <text:p text:style-name="Axiom"><draw:frame draw:style-name="fr1" draw:name="Object1106" text:anchor-type="as-char" svg:y="-0.152in" svg:width="1.7839in" svg:height="0.2709in" draw:z-index="1105"><draw:object xlink:href="./Object 1106" xlink:type="simple" xlink:show="embed" xlink:actuate="onLoad"/><draw:image xlink:href="./ObjectReplacements/Object 1106" xlink:type="simple" xlink:show="embed" xlink:actuate="onLoad"/></draw:frame>forall <text:s text:c="2"/>csub 2.y (%alpha ) exists <text:s text:c="2"/>csub 2.y (%beta <text:s/>. %gamma ):%alpha gotri %beta %gamma </text:p>
          </table:table-cell>
        </table:table-row>
        <table:table-row>
          <table:table-cell table:style-name="Table1.A2" office:value-type="string">
            <text:p text:style-name="Axiom">1107</text:p>
          </table:table-cell>
          <table:table-cell table:style-name="Table1.A2" office:value-type="string">
            <text:p text:style-name="Axiom">P2.y__E</text:p>
          </table:table-cell>
          <table:table-cell table:style-name="Table1.C2" office:value-type="string">
            <text:p text:style-name="Axiom"><draw:frame draw:style-name="fr1" draw:name="Object1107" text:anchor-type="as-char" svg:y="-0.152in" svg:width="1.5953in" svg:height="0.2709in" draw:z-index="1106"><draw:object xlink:href="./Object 1107" xlink:type="simple" xlink:show="embed" xlink:actuate="onLoad"/><draw:image xlink:href="./ObjectReplacements/Object 1107" xlink:type="simple" xlink:show="embed" xlink:actuate="onLoad"/></draw:frame>exists <text:s text:c="2"/>csub 2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08</text:p>
          </table:table-cell>
          <table:table-cell table:style-name="Table1.A2" office:value-type="string">
            <text:p text:style-name="Axiom">P3.0KOA</text:p>
          </table:table-cell>
          <table:table-cell table:style-name="Table1.C2" office:value-type="string">
            <text:p text:style-name="Axiom"><draw:frame draw:style-name="fr1" draw:name="Object1108" text:anchor-type="as-char" svg:y="-0.172in" svg:width="1.7516in" svg:height="0.2902in" draw:z-index="1107"><draw:object xlink:href="./Object 1108" xlink:type="simple" xlink:show="embed" xlink:actuate="onLoad"/><draw:image xlink:href="./ObjectReplacements/Object 1108" xlink:type="simple" xlink:show="embed" xlink:actuate="onLoad"/></draw:frame>forall lsup K rsup O csub 3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09</text:p>
          </table:table-cell>
          <table:table-cell table:style-name="Table1.A2" office:value-type="string">
            <text:p text:style-name="Axiom">P3.0KOB</text:p>
          </table:table-cell>
          <table:table-cell table:style-name="Table1.C2" office:value-type="string">
            <text:p text:style-name="Axiom"><draw:frame draw:style-name="fr1" draw:name="Object1109" text:anchor-type="as-char" svg:y="-0.172in" svg:width="2.0965in" svg:height="0.2909in" draw:z-index="1108"><draw:object xlink:href="./Object 1109" xlink:type="simple" xlink:show="embed" xlink:actuate="onLoad"/><draw:image xlink:href="./ObjectReplacements/Object 1109" xlink:type="simple" xlink:show="embed" xlink:actuate="onLoad"/></draw:frame>forall lsup K rsup O csub 3.0 (%alpha ) exists lsup K rsup O csub 3.0 (%beta <text:s/>. %gamma ):%alpha gotri %beta %gamma </text:p>
          </table:table-cell>
        </table:table-row>
        <table:table-row>
          <table:table-cell table:style-name="Table1.A2" office:value-type="string">
            <text:p text:style-name="Axiom">1110</text:p>
          </table:table-cell>
          <table:table-cell table:style-name="Table1.A2" office:value-type="string">
            <text:p text:style-name="Axiom">P3.0KOE</text:p>
          </table:table-cell>
          <table:table-cell table:style-name="Table1.C2" office:value-type="string">
            <text:p text:style-name="Axiom"><draw:frame draw:style-name="fr1" draw:name="Object1110" text:anchor-type="as-char" svg:y="-0.172in" svg:width="1.7516in" svg:height="0.2909in" draw:z-index="1109"><draw:object xlink:href="./Object 1110" xlink:type="simple" xlink:show="embed" xlink:actuate="onLoad"/><draw:image xlink:href="./ObjectReplacements/Object 1110" xlink:type="simple" xlink:show="embed" xlink:actuate="onLoad"/></draw:frame>exists lsup K rsup O csub 3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11</text:p>
          </table:table-cell>
          <table:table-cell table:style-name="Table1.A2" office:value-type="string">
            <text:p text:style-name="Axiom">P3.0KSA</text:p>
          </table:table-cell>
          <table:table-cell table:style-name="Table1.C2" office:value-type="string">
            <text:p text:style-name="Axiom"><draw:frame draw:style-name="fr1" draw:name="Object1111" text:anchor-type="as-char" svg:y="-0.172in" svg:width="1.739in" svg:height="0.2902in" draw:z-index="1110"><draw:object xlink:href="./Object 1111" xlink:type="simple" xlink:show="embed" xlink:actuate="onLoad"/><draw:image xlink:href="./ObjectReplacements/Object 1111" xlink:type="simple" xlink:show="embed" xlink:actuate="onLoad"/></draw:frame>forall lsup K rsup S csub 3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12</text:p>
          </table:table-cell>
          <table:table-cell table:style-name="Table1.A2" office:value-type="string">
            <text:p text:style-name="Axiom">P3.0KSB</text:p>
          </table:table-cell>
          <table:table-cell table:style-name="Table1.C2" office:value-type="string">
            <text:p text:style-name="Axiom"><draw:frame draw:style-name="fr1" draw:name="Object1112" text:anchor-type="as-char" svg:y="-0.172in" svg:width="2.0709in" svg:height="0.2909in" draw:z-index="1111"><draw:object xlink:href="./Object 1112" xlink:type="simple" xlink:show="embed" xlink:actuate="onLoad"/><draw:image xlink:href="./ObjectReplacements/Object 1112" xlink:type="simple" xlink:show="embed" xlink:actuate="onLoad"/></draw:frame>forall lsup K rsup S csub 3.0 (%alpha ) exists lsup K rsup S csub 3.0 (%beta <text:s/>. %gamma ):%alpha gotri %beta %gamma </text:p>
          </table:table-cell>
        </table:table-row>
        <table:table-row>
          <table:table-cell table:style-name="Table1.A2" office:value-type="string">
            <text:p text:style-name="Axiom">1113</text:p>
          </table:table-cell>
          <table:table-cell table:style-name="Table1.A2" office:value-type="string">
            <text:p text:style-name="Axiom">P3.0KSE</text:p>
          </table:table-cell>
          <table:table-cell table:style-name="Table1.C2" office:value-type="string">
            <text:p text:style-name="Axiom"><draw:frame draw:style-name="fr1" draw:name="Object1113" text:anchor-type="as-char" svg:y="-0.172in" svg:width="1.739in" svg:height="0.2909in" draw:z-index="1112"><draw:object xlink:href="./Object 1113" xlink:type="simple" xlink:show="embed" xlink:actuate="onLoad"/><draw:image xlink:href="./ObjectReplacements/Object 1113" xlink:type="simple" xlink:show="embed" xlink:actuate="onLoad"/></draw:frame>exists lsup K rsup S csub 3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14</text:p>
          </table:table-cell>
          <table:table-cell table:style-name="Table1.A2" office:value-type="string">
            <text:p text:style-name="Axiom">P3.0K_A</text:p>
          </table:table-cell>
          <table:table-cell table:style-name="Table1.C2" office:value-type="string">
            <text:p text:style-name="Axiom"><draw:frame draw:style-name="fr1" draw:name="Object1114" text:anchor-type="as-char" svg:y="-0.172in" svg:width="1.6752in" svg:height="0.2902in" draw:z-index="1113"><draw:object xlink:href="./Object 1114" xlink:type="simple" xlink:show="embed" xlink:actuate="onLoad"/><draw:image xlink:href="./ObjectReplacements/Object 1114" xlink:type="simple" xlink:show="embed" xlink:actuate="onLoad"/></draw:frame>forall lsup K <text:s/>csub 3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15</text:p>
          </table:table-cell>
          <table:table-cell table:style-name="Table1.A2" office:value-type="string">
            <text:p text:style-name="Axiom">P3.0K_B</text:p>
          </table:table-cell>
          <table:table-cell table:style-name="Table1.C2" office:value-type="string">
            <text:p text:style-name="Axiom"><draw:frame draw:style-name="fr1" draw:name="Object1115" text:anchor-type="as-char" svg:y="-0.172in" svg:width="1.9437in" svg:height="0.2909in" draw:z-index="1114"><draw:object xlink:href="./Object 1115" xlink:type="simple" xlink:show="embed" xlink:actuate="onLoad"/><draw:image xlink:href="./ObjectReplacements/Object 1115" xlink:type="simple" xlink:show="embed" xlink:actuate="onLoad"/></draw:frame>forall lsup K <text:s/>csub 3.0 (%alpha ) exists lsup K <text:s/>csub 3.0 (%beta <text:s/>. %gamma ):%alpha gotri %beta %gamma </text:p>
          </table:table-cell>
        </table:table-row>
        <table:table-row>
          <table:table-cell table:style-name="Table1.A2" office:value-type="string">
            <text:p text:style-name="Axiom">1116</text:p>
          </table:table-cell>
          <table:table-cell table:style-name="Table1.A2" office:value-type="string">
            <text:p text:style-name="Axiom">P3.0K_E</text:p>
          </table:table-cell>
          <table:table-cell table:style-name="Table1.C2" office:value-type="string">
            <text:p text:style-name="Axiom"><draw:frame draw:style-name="fr1" draw:name="Object1116" text:anchor-type="as-char" svg:y="-0.172in" svg:width="1.6752in" svg:height="0.2909in" draw:z-index="1115"><draw:object xlink:href="./Object 1116" xlink:type="simple" xlink:show="embed" xlink:actuate="onLoad"/><draw:image xlink:href="./ObjectReplacements/Object 1116" xlink:type="simple" xlink:show="embed" xlink:actuate="onLoad"/></draw:frame>exists lsup K <text:s/>csub 3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17</text:p>
          </table:table-cell>
          <table:table-cell table:style-name="Table1.A2" office:value-type="string">
            <text:p text:style-name="Axiom">P3.0UOA</text:p>
          </table:table-cell>
          <table:table-cell table:style-name="Table1.C2" office:value-type="string">
            <text:p text:style-name="Axiom"><draw:frame draw:style-name="fr1" draw:name="Object1117" text:anchor-type="as-char" svg:y="-0.172in" svg:width="1.7528in" svg:height="0.2902in" draw:z-index="1116"><draw:object xlink:href="./Object 1117" xlink:type="simple" xlink:show="embed" xlink:actuate="onLoad"/><draw:image xlink:href="./ObjectReplacements/Object 1117" xlink:type="simple" xlink:show="embed" xlink:actuate="onLoad"/></draw:frame>forall lsup U rsup O csub 3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18</text:p>
          </table:table-cell>
          <table:table-cell table:style-name="Table1.A2" office:value-type="string">
            <text:p text:style-name="Axiom">P3.0UOB</text:p>
          </table:table-cell>
          <table:table-cell table:style-name="Table1.C2" office:value-type="string">
            <text:p text:style-name="Axiom"><draw:frame draw:style-name="fr1" draw:name="Object1118" text:anchor-type="as-char" svg:y="-0.172in" svg:width="2.0992in" svg:height="0.2909in" draw:z-index="1117"><draw:object xlink:href="./Object 1118" xlink:type="simple" xlink:show="embed" xlink:actuate="onLoad"/><draw:image xlink:href="./ObjectReplacements/Object 1118" xlink:type="simple" xlink:show="embed" xlink:actuate="onLoad"/></draw:frame>forall lsup U rsup O csub 3.0 (%alpha ) exists lsup U rsup O csub 3.0 (%beta <text:s/>. %gamma ):%alpha gotri %beta %gamma </text:p>
          </table:table-cell>
        </table:table-row>
        <table:table-row>
          <table:table-cell table:style-name="Table1.A2" office:value-type="string">
            <text:p text:style-name="Axiom">1119</text:p>
          </table:table-cell>
          <table:table-cell table:style-name="Table1.A2" office:value-type="string">
            <text:p text:style-name="Axiom">P3.0UOE</text:p>
          </table:table-cell>
          <table:table-cell table:style-name="Table1.C2" office:value-type="string">
            <text:p text:style-name="Axiom"><draw:frame draw:style-name="fr1" draw:name="Object1119" text:anchor-type="as-char" svg:y="-0.172in" svg:width="1.7528in" svg:height="0.2909in" draw:z-index="1118"><draw:object xlink:href="./Object 1119" xlink:type="simple" xlink:show="embed" xlink:actuate="onLoad"/><draw:image xlink:href="./ObjectReplacements/Object 1119" xlink:type="simple" xlink:show="embed" xlink:actuate="onLoad"/></draw:frame>exists lsup U rsup O csub 3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20</text:p>
          </table:table-cell>
          <table:table-cell table:style-name="Table1.A2" office:value-type="string">
            <text:p text:style-name="Axiom">P3.0USA</text:p>
          </table:table-cell>
          <table:table-cell table:style-name="Table1.C2" office:value-type="string">
            <text:p text:style-name="Axiom"><draw:frame draw:style-name="fr1" draw:name="Object1120" text:anchor-type="as-char" svg:y="-0.172in" svg:width="1.7398in" svg:height="0.2902in" draw:z-index="1119"><draw:object xlink:href="./Object 1120" xlink:type="simple" xlink:show="embed" xlink:actuate="onLoad"/><draw:image xlink:href="./ObjectReplacements/Object 1120" xlink:type="simple" xlink:show="embed" xlink:actuate="onLoad"/></draw:frame>forall lsup U rsup S csub 3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21</text:p>
          </table:table-cell>
          <table:table-cell table:style-name="Table1.A2" office:value-type="string">
            <text:p text:style-name="Axiom">P3.0USB</text:p>
          </table:table-cell>
          <table:table-cell table:style-name="Table1.C2" office:value-type="string">
            <text:p text:style-name="Axiom"><draw:frame draw:style-name="fr1" draw:name="Object1121" text:anchor-type="as-char" svg:y="-0.172in" svg:width="2.0728in" svg:height="0.2909in" draw:z-index="1120"><draw:object xlink:href="./Object 1121" xlink:type="simple" xlink:show="embed" xlink:actuate="onLoad"/><draw:image xlink:href="./ObjectReplacements/Object 1121" xlink:type="simple" xlink:show="embed" xlink:actuate="onLoad"/></draw:frame>forall lsup U rsup S csub 3.0 (%alpha ) exists lsup U rsup S csub 3.0 (%beta <text:s/>. %gamma ):%alpha gotri %beta %gamma </text:p>
          </table:table-cell>
        </table:table-row>
        <table:table-row>
          <table:table-cell table:style-name="Table1.A2" office:value-type="string">
            <text:p text:style-name="Axiom">1122</text:p>
          </table:table-cell>
          <table:table-cell table:style-name="Table1.A2" office:value-type="string">
            <text:p text:style-name="Axiom">P3.0USE</text:p>
          </table:table-cell>
          <table:table-cell table:style-name="Table1.C2" office:value-type="string">
            <text:p text:style-name="Axiom"><draw:frame draw:style-name="fr1" draw:name="Object1122" text:anchor-type="as-char" svg:y="-0.172in" svg:width="1.7398in" svg:height="0.2909in" draw:z-index="1121"><draw:object xlink:href="./Object 1122" xlink:type="simple" xlink:show="embed" xlink:actuate="onLoad"/><draw:image xlink:href="./ObjectReplacements/Object 1122" xlink:type="simple" xlink:show="embed" xlink:actuate="onLoad"/></draw:frame>exists lsup U rsup S csub 3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23</text:p>
          </table:table-cell>
          <table:table-cell table:style-name="Table1.A2" office:value-type="string">
            <text:p text:style-name="Axiom">P3.0U_A</text:p>
          </table:table-cell>
          <table:table-cell table:style-name="Table1.C2" office:value-type="string">
            <text:p text:style-name="Axiom"><draw:frame draw:style-name="fr1" draw:name="Object1123" text:anchor-type="as-char" svg:y="-0.172in" svg:width="1.6764in" svg:height="0.2902in" draw:z-index="1122"><draw:object xlink:href="./Object 1123" xlink:type="simple" xlink:show="embed" xlink:actuate="onLoad"/><draw:image xlink:href="./ObjectReplacements/Object 1123" xlink:type="simple" xlink:show="embed" xlink:actuate="onLoad"/></draw:frame>forall lsup U <text:s/>csub 3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24</text:p>
          </table:table-cell>
          <table:table-cell table:style-name="Table1.A2" office:value-type="string">
            <text:p text:style-name="Axiom">P3.0U_B</text:p>
          </table:table-cell>
          <table:table-cell table:style-name="Table1.C2" office:value-type="string">
            <text:p text:style-name="Axiom"><draw:frame draw:style-name="fr1" draw:name="Object1124" text:anchor-type="as-char" svg:y="-0.172in" svg:width="1.9465in" svg:height="0.2909in" draw:z-index="1123"><draw:object xlink:href="./Object 1124" xlink:type="simple" xlink:show="embed" xlink:actuate="onLoad"/><draw:image xlink:href="./ObjectReplacements/Object 1124" xlink:type="simple" xlink:show="embed" xlink:actuate="onLoad"/></draw:frame>forall lsup U <text:s/>csub 3.0 (%alpha ) exists lsup U <text:s/>csub 3.0 (%beta <text:s/>. %gamma ):%alpha gotri %beta %gamma </text:p>
          </table:table-cell>
        </table:table-row>
        <table:table-row>
          <table:table-cell table:style-name="Table1.A2" office:value-type="string">
            <text:p text:style-name="Axiom">1125</text:p>
          </table:table-cell>
          <table:table-cell table:style-name="Table1.A2" office:value-type="string">
            <text:p text:style-name="Axiom">P3.0U_E</text:p>
          </table:table-cell>
          <table:table-cell table:style-name="Table1.C2" office:value-type="string">
            <text:p text:style-name="Axiom"><draw:frame draw:style-name="fr1" draw:name="Object1125" text:anchor-type="as-char" svg:y="-0.172in" svg:width="1.6764in" svg:height="0.2909in" draw:z-index="1124"><draw:object xlink:href="./Object 1125" xlink:type="simple" xlink:show="embed" xlink:actuate="onLoad"/><draw:image xlink:href="./ObjectReplacements/Object 1125" xlink:type="simple" xlink:show="embed" xlink:actuate="onLoad"/></draw:frame>exists lsup U <text:s/>csub 3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26</text:p>
          </table:table-cell>
          <table:table-cell table:style-name="Table1.A2" office:value-type="string">
            <text:p text:style-name="Axiom">P3.0_OA</text:p>
          </table:table-cell>
          <table:table-cell table:style-name="Table1.C2" office:value-type="string">
            <text:p text:style-name="Axiom"><draw:frame draw:style-name="fr1" draw:name="Object1126" text:anchor-type="as-char" svg:y="-0.172in" svg:width="1.6665in" svg:height="0.2902in" draw:z-index="1125"><draw:object xlink:href="./Object 1126" xlink:type="simple" xlink:show="embed" xlink:actuate="onLoad"/><draw:image xlink:href="./ObjectReplacements/Object 1126" xlink:type="simple" xlink:show="embed" xlink:actuate="onLoad"/></draw:frame>forall <text:s/>rsup O csub 3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27</text:p>
          </table:table-cell>
          <table:table-cell table:style-name="Table1.A2" office:value-type="string">
            <text:p text:style-name="Axiom">P3.0_OB</text:p>
          </table:table-cell>
          <table:table-cell table:style-name="Table1.C2" office:value-type="string">
            <text:p text:style-name="Axiom"><draw:frame draw:style-name="fr1" draw:name="Object1127" text:anchor-type="as-char" svg:y="-0.172in" svg:width="1.9272in" svg:height="0.2909in" draw:z-index="1126"><draw:object xlink:href="./Object 1127" xlink:type="simple" xlink:show="embed" xlink:actuate="onLoad"/><draw:image xlink:href="./ObjectReplacements/Object 1127" xlink:type="simple" xlink:show="embed" xlink:actuate="onLoad"/></draw:frame>forall <text:s/>rsup O csub 3.0 (%alpha ) exists <text:s/>rsup O csub 3.0 (%beta <text:s/>. %gamma ):%alpha gotri %beta %gamma </text:p>
          </table:table-cell>
        </table:table-row>
        <table:table-row>
          <table:table-cell table:style-name="Table1.A2" office:value-type="string">
            <text:p text:style-name="Axiom">1128</text:p>
          </table:table-cell>
          <table:table-cell table:style-name="Table1.A2" office:value-type="string">
            <text:p text:style-name="Axiom">P3.0_OE</text:p>
          </table:table-cell>
          <table:table-cell table:style-name="Table1.C2" office:value-type="string">
            <text:p text:style-name="Axiom"><draw:frame draw:style-name="fr1" draw:name="Object1128" text:anchor-type="as-char" svg:y="-0.172in" svg:width="1.6665in" svg:height="0.2909in" draw:z-index="1127"><draw:object xlink:href="./Object 1128" xlink:type="simple" xlink:show="embed" xlink:actuate="onLoad"/><draw:image xlink:href="./ObjectReplacements/Object 1128" xlink:type="simple" xlink:show="embed" xlink:actuate="onLoad"/></draw:frame>exists <text:s/>rsup O csub 3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29</text:p>
          </table:table-cell>
          <table:table-cell table:style-name="Table1.A2" office:value-type="string">
            <text:p text:style-name="Axiom">P3.0_SA</text:p>
          </table:table-cell>
          <table:table-cell table:style-name="Table1.C2" office:value-type="string">
            <text:p text:style-name="Axiom"><draw:frame draw:style-name="fr1" draw:name="Object1129" text:anchor-type="as-char" svg:y="-0.172in" svg:width="1.6543in" svg:height="0.2902in" draw:z-index="1128"><draw:object xlink:href="./Object 1129" xlink:type="simple" xlink:show="embed" xlink:actuate="onLoad"/><draw:image xlink:href="./ObjectReplacements/Object 1129" xlink:type="simple" xlink:show="embed" xlink:actuate="onLoad"/></draw:frame>forall <text:s/>rsup S csub 3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30</text:p>
          </table:table-cell>
          <table:table-cell table:style-name="Table1.A2" office:value-type="string">
            <text:p text:style-name="Axiom">P3.0_SB</text:p>
          </table:table-cell>
          <table:table-cell table:style-name="Table1.C2" office:value-type="string">
            <text:p text:style-name="Axiom"><draw:frame draw:style-name="fr1" draw:name="Object1130" text:anchor-type="as-char" svg:y="-0.172in" svg:width="1.9016in" svg:height="0.2909in" draw:z-index="1129"><draw:object xlink:href="./Object 1130" xlink:type="simple" xlink:show="embed" xlink:actuate="onLoad"/><draw:image xlink:href="./ObjectReplacements/Object 1130" xlink:type="simple" xlink:show="embed" xlink:actuate="onLoad"/></draw:frame>forall <text:s/>rsup S csub 3.0 (%alpha ) exists <text:s/>rsup S csub 3.0 (%beta <text:s/>. %gamma ):%alpha gotri %beta %gamma </text:p>
          </table:table-cell>
        </table:table-row>
        <table:table-row>
          <table:table-cell table:style-name="Table1.A2" office:value-type="string">
            <text:p text:style-name="Axiom">1131</text:p>
          </table:table-cell>
          <table:table-cell table:style-name="Table1.A2" office:value-type="string">
            <text:p text:style-name="Axiom">P3.0_SE</text:p>
          </table:table-cell>
          <table:table-cell table:style-name="Table1.C2" office:value-type="string">
            <text:p text:style-name="Axiom"><draw:frame draw:style-name="fr1" draw:name="Object1131" text:anchor-type="as-char" svg:y="-0.172in" svg:width="1.6535in" svg:height="0.2909in" draw:z-index="1130"><draw:object xlink:href="./Object 1131" xlink:type="simple" xlink:show="embed" xlink:actuate="onLoad"/><draw:image xlink:href="./ObjectReplacements/Object 1131" xlink:type="simple" xlink:show="embed" xlink:actuate="onLoad"/></draw:frame>exists <text:s/>rsup S csub 3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32</text:p>
          </table:table-cell>
          <table:table-cell table:style-name="Table1.A2" office:value-type="string">
            <text:p text:style-name="Axiom">P3.0__A</text:p>
          </table:table-cell>
          <table:table-cell table:style-name="Table1.C2" office:value-type="string">
            <text:p text:style-name="Axiom"><draw:frame draw:style-name="fr1" draw:name="Object1132" text:anchor-type="as-char" svg:y="-0.152in" svg:width="1.5902in" svg:height="0.2701in" draw:z-index="1131"><draw:object xlink:href="./Object 1132" xlink:type="simple" xlink:show="embed" xlink:actuate="onLoad"/><draw:image xlink:href="./ObjectReplacements/Object 1132" xlink:type="simple" xlink:show="embed" xlink:actuate="onLoad"/></draw:frame>forall <text:s text:c="2"/>csub 3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33</text:p>
          </table:table-cell>
          <table:table-cell table:style-name="Table1.A2" office:value-type="string">
            <text:p text:style-name="Axiom">P3.0__B</text:p>
          </table:table-cell>
          <table:table-cell table:style-name="Table1.C2" office:value-type="string">
            <text:p text:style-name="Axiom"><draw:frame draw:style-name="fr1" draw:name="Object1133" text:anchor-type="as-char" svg:y="-0.152in" svg:width="1.7744in" svg:height="0.2709in" draw:z-index="1132"><draw:object xlink:href="./Object 1133" xlink:type="simple" xlink:show="embed" xlink:actuate="onLoad"/><draw:image xlink:href="./ObjectReplacements/Object 1133" xlink:type="simple" xlink:show="embed" xlink:actuate="onLoad"/></draw:frame>forall <text:s text:c="2"/>csub 3.0 (%alpha ) exists <text:s text:c="2"/>csub 3.0 (%beta <text:s/>. %gamma ):%alpha gotri %beta %gamma </text:p>
          </table:table-cell>
        </table:table-row>
        <table:table-row>
          <table:table-cell table:style-name="Table1.A2" office:value-type="string">
            <text:p text:style-name="Axiom">1134</text:p>
          </table:table-cell>
          <table:table-cell table:style-name="Table1.A2" office:value-type="string">
            <text:p text:style-name="Axiom">P3.0__E</text:p>
          </table:table-cell>
          <table:table-cell table:style-name="Table1.C2" office:value-type="string">
            <text:p text:style-name="Axiom"><draw:frame draw:style-name="fr1" draw:name="Object1134" text:anchor-type="as-char" svg:y="-0.152in" svg:width="1.5902in" svg:height="0.2709in" draw:z-index="1133"><draw:object xlink:href="./Object 1134" xlink:type="simple" xlink:show="embed" xlink:actuate="onLoad"/><draw:image xlink:href="./ObjectReplacements/Object 1134" xlink:type="simple" xlink:show="embed" xlink:actuate="onLoad"/></draw:frame>exists <text:s text:c="2"/>csub 3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35</text:p>
          </table:table-cell>
          <table:table-cell table:style-name="Table1.A2" office:value-type="string">
            <text:p text:style-name="Axiom">P3.1KOA</text:p>
          </table:table-cell>
          <table:table-cell table:style-name="Table1.C2" office:value-type="string">
            <text:p text:style-name="Axiom"><draw:frame draw:style-name="fr1" draw:name="Object1135" text:anchor-type="as-char" svg:y="-0.172in" svg:width="1.75in" svg:height="0.2902in" draw:z-index="1134"><draw:object xlink:href="./Object 1135" xlink:type="simple" xlink:show="embed" xlink:actuate="onLoad"/><draw:image xlink:href="./ObjectReplacements/Object 1135" xlink:type="simple" xlink:show="embed" xlink:actuate="onLoad"/></draw:frame>forall lsup K rsup O csub 3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36</text:p>
          </table:table-cell>
          <table:table-cell table:style-name="Table1.A2" office:value-type="string">
            <text:p text:style-name="Axiom">P3.1KOB</text:p>
          </table:table-cell>
          <table:table-cell table:style-name="Table1.C2" office:value-type="string">
            <text:p text:style-name="Axiom"><draw:frame draw:style-name="fr1" draw:name="Object1136" text:anchor-type="as-char" svg:y="-0.172in" svg:width="2.0937in" svg:height="0.2909in" draw:z-index="1135"><draw:object xlink:href="./Object 1136" xlink:type="simple" xlink:show="embed" xlink:actuate="onLoad"/><draw:image xlink:href="./ObjectReplacements/Object 1136" xlink:type="simple" xlink:show="embed" xlink:actuate="onLoad"/></draw:frame>forall lsup K rsup O csub 3.1 (%alpha ) exists lsup K rsup O csub 3.1 (%beta <text:s/>. %gamma ):%alpha gotri %beta %gamma </text:p>
          </table:table-cell>
        </table:table-row>
        <table:table-row>
          <table:table-cell table:style-name="Table1.A2" office:value-type="string">
            <text:p text:style-name="Axiom">1137</text:p>
          </table:table-cell>
          <table:table-cell table:style-name="Table1.A2" office:value-type="string">
            <text:p text:style-name="Axiom">P3.1KOE</text:p>
          </table:table-cell>
          <table:table-cell table:style-name="Table1.C2" office:value-type="string">
            <text:p text:style-name="Axiom"><draw:frame draw:style-name="fr1" draw:name="Object1137" text:anchor-type="as-char" svg:y="-0.172in" svg:width="1.75in" svg:height="0.2909in" draw:z-index="1136"><draw:object xlink:href="./Object 1137" xlink:type="simple" xlink:show="embed" xlink:actuate="onLoad"/><draw:image xlink:href="./ObjectReplacements/Object 1137" xlink:type="simple" xlink:show="embed" xlink:actuate="onLoad"/></draw:frame>exists lsup K rsup O csub 3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38</text:p>
          </table:table-cell>
          <table:table-cell table:style-name="Table1.A2" office:value-type="string">
            <text:p text:style-name="Axiom">P3.1KSA</text:p>
          </table:table-cell>
          <table:table-cell table:style-name="Table1.C2" office:value-type="string">
            <text:p text:style-name="Axiom"><draw:frame draw:style-name="fr1" draw:name="Object1138" text:anchor-type="as-char" svg:y="-0.172in" svg:width="1.7366in" svg:height="0.2902in" draw:z-index="1137"><draw:object xlink:href="./Object 1138" xlink:type="simple" xlink:show="embed" xlink:actuate="onLoad"/><draw:image xlink:href="./ObjectReplacements/Object 1138" xlink:type="simple" xlink:show="embed" xlink:actuate="onLoad"/></draw:frame>forall lsup K rsup S csub 3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39</text:p>
          </table:table-cell>
          <table:table-cell table:style-name="Table1.A2" office:value-type="string">
            <text:p text:style-name="Axiom">P3.1KSB</text:p>
          </table:table-cell>
          <table:table-cell table:style-name="Table1.C2" office:value-type="string">
            <text:p text:style-name="Axiom"><draw:frame draw:style-name="fr1" draw:name="Object1139" text:anchor-type="as-char" svg:y="-0.172in" svg:width="2.0681in" svg:height="0.2909in" draw:z-index="1138"><draw:object xlink:href="./Object 1139" xlink:type="simple" xlink:show="embed" xlink:actuate="onLoad"/><draw:image xlink:href="./ObjectReplacements/Object 1139" xlink:type="simple" xlink:show="embed" xlink:actuate="onLoad"/></draw:frame>forall lsup K rsup S csub 3.1 (%alpha ) exists lsup K rsup S csub 3.1 (%beta <text:s/>. %gamma ):%alpha gotri %beta %gamma </text:p>
          </table:table-cell>
        </table:table-row>
        <table:table-row>
          <table:table-cell table:style-name="Table1.A2" office:value-type="string">
            <text:p text:style-name="Axiom">1140</text:p>
          </table:table-cell>
          <table:table-cell table:style-name="Table1.A2" office:value-type="string">
            <text:p text:style-name="Axiom">P3.1KSE</text:p>
          </table:table-cell>
          <table:table-cell table:style-name="Table1.C2" office:value-type="string">
            <text:p text:style-name="Axiom"><draw:frame draw:style-name="fr1" draw:name="Object1140" text:anchor-type="as-char" svg:y="-0.172in" svg:width="1.7366in" svg:height="0.2909in" draw:z-index="1139"><draw:object xlink:href="./Object 1140" xlink:type="simple" xlink:show="embed" xlink:actuate="onLoad"/><draw:image xlink:href="./ObjectReplacements/Object 1140" xlink:type="simple" xlink:show="embed" xlink:actuate="onLoad"/></draw:frame>exists lsup K rsup S csub 3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41</text:p>
          </table:table-cell>
          <table:table-cell table:style-name="Table1.A2" office:value-type="string">
            <text:p text:style-name="Axiom">P3.1K_A</text:p>
          </table:table-cell>
          <table:table-cell table:style-name="Table1.C2" office:value-type="string">
            <text:p text:style-name="Axiom"><draw:frame draw:style-name="fr1" draw:name="Object1141" text:anchor-type="as-char" svg:y="-0.172in" svg:width="1.6736in" svg:height="0.2902in" draw:z-index="1140"><draw:object xlink:href="./Object 1141" xlink:type="simple" xlink:show="embed" xlink:actuate="onLoad"/><draw:image xlink:href="./ObjectReplacements/Object 1141" xlink:type="simple" xlink:show="embed" xlink:actuate="onLoad"/></draw:frame>forall lsup K <text:s/>csub 3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42</text:p>
          </table:table-cell>
          <table:table-cell table:style-name="Table1.A2" office:value-type="string">
            <text:p text:style-name="Axiom">P3.1K_B</text:p>
          </table:table-cell>
          <table:table-cell table:style-name="Table1.C2" office:value-type="string">
            <text:p text:style-name="Axiom"><draw:frame draw:style-name="fr1" draw:name="Object1142" text:anchor-type="as-char" svg:y="-0.172in" svg:width="1.9409in" svg:height="0.2909in" draw:z-index="1141"><draw:object xlink:href="./Object 1142" xlink:type="simple" xlink:show="embed" xlink:actuate="onLoad"/><draw:image xlink:href="./ObjectReplacements/Object 1142" xlink:type="simple" xlink:show="embed" xlink:actuate="onLoad"/></draw:frame>forall lsup K <text:s/>csub 3.1 (%alpha ) exists lsup K <text:s/>csub 3.1 (%beta <text:s/>. %gamma ):%alpha gotri %beta %gamma </text:p>
          </table:table-cell>
        </table:table-row>
        <table:table-row>
          <table:table-cell table:style-name="Table1.A2" office:value-type="string">
            <text:p text:style-name="Axiom">1143</text:p>
          </table:table-cell>
          <table:table-cell table:style-name="Table1.A2" office:value-type="string">
            <text:p text:style-name="Axiom">P3.1K_E</text:p>
          </table:table-cell>
          <table:table-cell table:style-name="Table1.C2" office:value-type="string">
            <text:p text:style-name="Axiom"><draw:frame draw:style-name="fr1" draw:name="Object1143" text:anchor-type="as-char" svg:y="-0.172in" svg:width="1.6736in" svg:height="0.2909in" draw:z-index="1142"><draw:object xlink:href="./Object 1143" xlink:type="simple" xlink:show="embed" xlink:actuate="onLoad"/><draw:image xlink:href="./ObjectReplacements/Object 1143" xlink:type="simple" xlink:show="embed" xlink:actuate="onLoad"/></draw:frame>exists lsup K <text:s/>csub 3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44</text:p>
          </table:table-cell>
          <table:table-cell table:style-name="Table1.A2" office:value-type="string">
            <text:p text:style-name="Axiom">P3.1UOA</text:p>
          </table:table-cell>
          <table:table-cell table:style-name="Table1.C2" office:value-type="string">
            <text:p text:style-name="Axiom"><draw:frame draw:style-name="fr1" draw:name="Object1144" text:anchor-type="as-char" svg:y="-0.172in" svg:width="1.7516in" svg:height="0.2902in" draw:z-index="1143"><draw:object xlink:href="./Object 1144" xlink:type="simple" xlink:show="embed" xlink:actuate="onLoad"/><draw:image xlink:href="./ObjectReplacements/Object 1144" xlink:type="simple" xlink:show="embed" xlink:actuate="onLoad"/></draw:frame>forall lsup U rsup O csub 3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45</text:p>
          </table:table-cell>
          <table:table-cell table:style-name="Table1.A2" office:value-type="string">
            <text:p text:style-name="Axiom">P3.1UOB</text:p>
          </table:table-cell>
          <table:table-cell table:style-name="Table1.C2" office:value-type="string">
            <text:p text:style-name="Axiom"><draw:frame draw:style-name="fr1" draw:name="Object1145" text:anchor-type="as-char" svg:y="-0.172in" svg:width="2.0957in" svg:height="0.2909in" draw:z-index="1144"><draw:object xlink:href="./Object 1145" xlink:type="simple" xlink:show="embed" xlink:actuate="onLoad"/><draw:image xlink:href="./ObjectReplacements/Object 1145" xlink:type="simple" xlink:show="embed" xlink:actuate="onLoad"/></draw:frame>forall lsup U rsup O csub 3.1 (%alpha ) exists lsup U rsup O csub 3.1 (%beta <text:s/>. %gamma ):%alpha gotri %beta %gamma </text:p>
          </table:table-cell>
        </table:table-row>
        <table:table-row>
          <table:table-cell table:style-name="Table1.A2" office:value-type="string">
            <text:p text:style-name="Axiom">1146</text:p>
          </table:table-cell>
          <table:table-cell table:style-name="Table1.A2" office:value-type="string">
            <text:p text:style-name="Axiom">P3.1UOE</text:p>
          </table:table-cell>
          <table:table-cell table:style-name="Table1.C2" office:value-type="string">
            <text:p text:style-name="Axiom"><draw:frame draw:style-name="fr1" draw:name="Object1146" text:anchor-type="as-char" svg:y="-0.172in" svg:width="1.7516in" svg:height="0.2909in" draw:z-index="1145"><draw:object xlink:href="./Object 1146" xlink:type="simple" xlink:show="embed" xlink:actuate="onLoad"/><draw:image xlink:href="./ObjectReplacements/Object 1146" xlink:type="simple" xlink:show="embed" xlink:actuate="onLoad"/></draw:frame>exists lsup U rsup O csub 3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47</text:p>
          </table:table-cell>
          <table:table-cell table:style-name="Table1.A2" office:value-type="string">
            <text:p text:style-name="Axiom">P3.1USA</text:p>
          </table:table-cell>
          <table:table-cell table:style-name="Table1.C2" office:value-type="string">
            <text:p text:style-name="Axiom"><draw:frame draw:style-name="fr1" draw:name="Object1147" text:anchor-type="as-char" svg:y="-0.172in" svg:width="1.7382in" svg:height="0.2902in" draw:z-index="1146"><draw:object xlink:href="./Object 1147" xlink:type="simple" xlink:show="embed" xlink:actuate="onLoad"/><draw:image xlink:href="./ObjectReplacements/Object 1147" xlink:type="simple" xlink:show="embed" xlink:actuate="onLoad"/></draw:frame>forall lsup U rsup S csub 3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48</text:p>
          </table:table-cell>
          <table:table-cell table:style-name="Table1.A2" office:value-type="string">
            <text:p text:style-name="Axiom">P3.1USB</text:p>
          </table:table-cell>
          <table:table-cell table:style-name="Table1.C2" office:value-type="string">
            <text:p text:style-name="Axiom"><draw:frame draw:style-name="fr1" draw:name="Object1148" text:anchor-type="as-char" svg:y="-0.172in" svg:width="2.0701in" svg:height="0.2909in" draw:z-index="1147"><draw:object xlink:href="./Object 1148" xlink:type="simple" xlink:show="embed" xlink:actuate="onLoad"/><draw:image xlink:href="./ObjectReplacements/Object 1148" xlink:type="simple" xlink:show="embed" xlink:actuate="onLoad"/></draw:frame>forall lsup U rsup S csub 3.1 (%alpha ) exists lsup U rsup S csub 3.1 (%beta <text:s/>. %gamma ):%alpha gotri %beta %gamma </text:p>
          </table:table-cell>
        </table:table-row>
        <table:table-row>
          <table:table-cell table:style-name="Table1.A2" office:value-type="string">
            <text:p text:style-name="Axiom">1149</text:p>
          </table:table-cell>
          <table:table-cell table:style-name="Table1.A2" office:value-type="string">
            <text:p text:style-name="Axiom">P3.1USE</text:p>
          </table:table-cell>
          <table:table-cell table:style-name="Table1.C2" office:value-type="string">
            <text:p text:style-name="Axiom"><draw:frame draw:style-name="fr1" draw:name="Object1149" text:anchor-type="as-char" svg:y="-0.172in" svg:width="1.7382in" svg:height="0.2909in" draw:z-index="1148"><draw:object xlink:href="./Object 1149" xlink:type="simple" xlink:show="embed" xlink:actuate="onLoad"/><draw:image xlink:href="./ObjectReplacements/Object 1149" xlink:type="simple" xlink:show="embed" xlink:actuate="onLoad"/></draw:frame>exists lsup U rsup S csub 3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50</text:p>
          </table:table-cell>
          <table:table-cell table:style-name="Table1.A2" office:value-type="string">
            <text:p text:style-name="Axiom">P3.1U_A</text:p>
          </table:table-cell>
          <table:table-cell table:style-name="Table1.C2" office:value-type="string">
            <text:p text:style-name="Axiom"><draw:frame draw:style-name="fr1" draw:name="Object1150" text:anchor-type="as-char" svg:y="-0.172in" svg:width="1.6752in" svg:height="0.2902in" draw:z-index="1149"><draw:object xlink:href="./Object 1150" xlink:type="simple" xlink:show="embed" xlink:actuate="onLoad"/><draw:image xlink:href="./ObjectReplacements/Object 1150" xlink:type="simple" xlink:show="embed" xlink:actuate="onLoad"/></draw:frame>forall lsup U <text:s/>csub 3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51</text:p>
          </table:table-cell>
          <table:table-cell table:style-name="Table1.A2" office:value-type="string">
            <text:p text:style-name="Axiom">P3.1U_B</text:p>
          </table:table-cell>
          <table:table-cell table:style-name="Table1.C2" office:value-type="string">
            <text:p text:style-name="Axiom"><draw:frame draw:style-name="fr1" draw:name="Object1151" text:anchor-type="as-char" svg:y="-0.172in" svg:width="1.9429in" svg:height="0.2909in" draw:z-index="1150"><draw:object xlink:href="./Object 1151" xlink:type="simple" xlink:show="embed" xlink:actuate="onLoad"/><draw:image xlink:href="./ObjectReplacements/Object 1151" xlink:type="simple" xlink:show="embed" xlink:actuate="onLoad"/></draw:frame>forall lsup U <text:s/>csub 3.1 (%alpha ) exists lsup U <text:s/>csub 3.1 (%beta <text:s/>. %gamma ):%alpha gotri %beta %gamma </text:p>
          </table:table-cell>
        </table:table-row>
        <table:table-row>
          <table:table-cell table:style-name="Table1.A2" office:value-type="string">
            <text:p text:style-name="Axiom">1152</text:p>
          </table:table-cell>
          <table:table-cell table:style-name="Table1.A2" office:value-type="string">
            <text:p text:style-name="Axiom">P3.1U_E</text:p>
          </table:table-cell>
          <table:table-cell table:style-name="Table1.C2" office:value-type="string">
            <text:p text:style-name="Axiom"><draw:frame draw:style-name="fr1" draw:name="Object1152" text:anchor-type="as-char" svg:y="-0.172in" svg:width="1.6752in" svg:height="0.2909in" draw:z-index="1151"><draw:object xlink:href="./Object 1152" xlink:type="simple" xlink:show="embed" xlink:actuate="onLoad"/><draw:image xlink:href="./ObjectReplacements/Object 1152" xlink:type="simple" xlink:show="embed" xlink:actuate="onLoad"/></draw:frame>exists lsup U <text:s/>csub 3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53</text:p>
          </table:table-cell>
          <table:table-cell table:style-name="Table1.A2" office:value-type="string">
            <text:p text:style-name="Axiom">P3.1_OA</text:p>
          </table:table-cell>
          <table:table-cell table:style-name="Table1.C2" office:value-type="string">
            <text:p text:style-name="Axiom"><draw:frame draw:style-name="fr1" draw:name="Object1153" text:anchor-type="as-char" svg:y="-0.172in" svg:width="1.6661in" svg:height="0.2902in" draw:z-index="1152"><draw:object xlink:href="./Object 1153" xlink:type="simple" xlink:show="embed" xlink:actuate="onLoad"/><draw:image xlink:href="./ObjectReplacements/Object 1153" xlink:type="simple" xlink:show="embed" xlink:actuate="onLoad"/></draw:frame>forall <text:s/>rsup O csub 3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54</text:p>
          </table:table-cell>
          <table:table-cell table:style-name="Table1.A2" office:value-type="string">
            <text:p text:style-name="Axiom">P3.1_OB</text:p>
          </table:table-cell>
          <table:table-cell table:style-name="Table1.C2" office:value-type="string">
            <text:p text:style-name="Axiom"><draw:frame draw:style-name="fr1" draw:name="Object1154" text:anchor-type="as-char" svg:y="-0.172in" svg:width="1.9252in" svg:height="0.2909in" draw:z-index="1153"><draw:object xlink:href="./Object 1154" xlink:type="simple" xlink:show="embed" xlink:actuate="onLoad"/><draw:image xlink:href="./ObjectReplacements/Object 1154" xlink:type="simple" xlink:show="embed" xlink:actuate="onLoad"/></draw:frame>forall <text:s/>rsup O csub 3.1 (%alpha ) exists <text:s/>rsup O csub 3.1 (%beta <text:s/>. %gamma ):%alpha gotri %beta %gamma </text:p>
          </table:table-cell>
        </table:table-row>
        <table:table-row>
          <table:table-cell table:style-name="Table1.A2" office:value-type="string">
            <text:p text:style-name="Axiom">1155</text:p>
          </table:table-cell>
          <table:table-cell table:style-name="Table1.A2" office:value-type="string">
            <text:p text:style-name="Axiom">P3.1_OE</text:p>
          </table:table-cell>
          <table:table-cell table:style-name="Table1.C2" office:value-type="string">
            <text:p text:style-name="Axiom"><draw:frame draw:style-name="fr1" draw:name="Object1155" text:anchor-type="as-char" svg:y="-0.172in" svg:width="1.6654in" svg:height="0.2909in" draw:z-index="1154"><draw:object xlink:href="./Object 1155" xlink:type="simple" xlink:show="embed" xlink:actuate="onLoad"/><draw:image xlink:href="./ObjectReplacements/Object 1155" xlink:type="simple" xlink:show="embed" xlink:actuate="onLoad"/></draw:frame>exists <text:s/>rsup O csub 3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56</text:p>
          </table:table-cell>
          <table:table-cell table:style-name="Table1.A2" office:value-type="string">
            <text:p text:style-name="Axiom">P3.1_SA</text:p>
          </table:table-cell>
          <table:table-cell table:style-name="Table1.C2" office:value-type="string">
            <text:p text:style-name="Axiom"><draw:frame draw:style-name="fr1" draw:name="Object1156" text:anchor-type="as-char" svg:y="-0.172in" svg:width="1.6535in" svg:height="0.2902in" draw:z-index="1155"><draw:object xlink:href="./Object 1156" xlink:type="simple" xlink:show="embed" xlink:actuate="onLoad"/><draw:image xlink:href="./ObjectReplacements/Object 1156" xlink:type="simple" xlink:show="embed" xlink:actuate="onLoad"/></draw:frame>forall <text:s/>rsup S csub 3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57</text:p>
          </table:table-cell>
          <table:table-cell table:style-name="Table1.A2" office:value-type="string">
            <text:p text:style-name="Axiom">P3.1_SB</text:p>
          </table:table-cell>
          <table:table-cell table:style-name="Table1.C2" office:value-type="string">
            <text:p text:style-name="Axiom"><draw:frame draw:style-name="fr1" draw:name="Object1157" text:anchor-type="as-char" svg:y="-0.172in" svg:width="1.8984in" svg:height="0.2909in" draw:z-index="1156"><draw:object xlink:href="./Object 1157" xlink:type="simple" xlink:show="embed" xlink:actuate="onLoad"/><draw:image xlink:href="./ObjectReplacements/Object 1157" xlink:type="simple" xlink:show="embed" xlink:actuate="onLoad"/></draw:frame>forall <text:s/>rsup S csub 3.1 (%alpha ) exists <text:s/>rsup S csub 3.1 (%beta <text:s/>. %gamma ):%alpha gotri %beta %gamma </text:p>
          </table:table-cell>
        </table:table-row>
        <table:table-row>
          <table:table-cell table:style-name="Table1.A2" office:value-type="string">
            <text:p text:style-name="Axiom">1158</text:p>
          </table:table-cell>
          <table:table-cell table:style-name="Table1.A2" office:value-type="string">
            <text:p text:style-name="Axiom">P3.1_SE</text:p>
          </table:table-cell>
          <table:table-cell table:style-name="Table1.C2" office:value-type="string">
            <text:p text:style-name="Axiom"><draw:frame draw:style-name="fr1" draw:name="Object1158" text:anchor-type="as-char" svg:y="-0.172in" svg:width="1.652in" svg:height="0.2909in" draw:z-index="1157"><draw:object xlink:href="./Object 1158" xlink:type="simple" xlink:show="embed" xlink:actuate="onLoad"/><draw:image xlink:href="./ObjectReplacements/Object 1158" xlink:type="simple" xlink:show="embed" xlink:actuate="onLoad"/></draw:frame>exists <text:s/>rsup S csub 3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59</text:p>
          </table:table-cell>
          <table:table-cell table:style-name="Table1.A2" office:value-type="string">
            <text:p text:style-name="Axiom">P3.1__A</text:p>
          </table:table-cell>
          <table:table-cell table:style-name="Table1.C2" office:value-type="string">
            <text:p text:style-name="Axiom"><draw:frame draw:style-name="fr1" draw:name="Object1159" text:anchor-type="as-char" svg:y="-0.152in" svg:width="1.5898in" svg:height="0.2701in" draw:z-index="1158"><draw:object xlink:href="./Object 1159" xlink:type="simple" xlink:show="embed" xlink:actuate="onLoad"/><draw:image xlink:href="./ObjectReplacements/Object 1159" xlink:type="simple" xlink:show="embed" xlink:actuate="onLoad"/></draw:frame>forall <text:s text:c="2"/>csub 3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60</text:p>
          </table:table-cell>
          <table:table-cell table:style-name="Table1.A2" office:value-type="string">
            <text:p text:style-name="Axiom">P3.1__B</text:p>
          </table:table-cell>
          <table:table-cell table:style-name="Table1.C2" office:value-type="string">
            <text:p text:style-name="Axiom"><draw:frame draw:style-name="fr1" draw:name="Object1160" text:anchor-type="as-char" svg:y="-0.152in" svg:width="1.772in" svg:height="0.2709in" draw:z-index="1159"><draw:object xlink:href="./Object 1160" xlink:type="simple" xlink:show="embed" xlink:actuate="onLoad"/><draw:image xlink:href="./ObjectReplacements/Object 1160" xlink:type="simple" xlink:show="embed" xlink:actuate="onLoad"/></draw:frame>forall <text:s text:c="2"/>csub 3.1 (%alpha ) exists <text:s text:c="2"/>csub 3.1 (%beta <text:s/>. %gamma ):%alpha gotri %beta %gamma </text:p>
          </table:table-cell>
        </table:table-row>
        <table:table-row>
          <table:table-cell table:style-name="Table1.A2" office:value-type="string">
            <text:p text:style-name="Axiom">1161</text:p>
          </table:table-cell>
          <table:table-cell table:style-name="Table1.A2" office:value-type="string">
            <text:p text:style-name="Axiom">P3.1__E</text:p>
          </table:table-cell>
          <table:table-cell table:style-name="Table1.C2" office:value-type="string">
            <text:p text:style-name="Axiom"><draw:frame draw:style-name="fr1" draw:name="Object1161" text:anchor-type="as-char" svg:y="-0.152in" svg:width="1.589in" svg:height="0.2709in" draw:z-index="1160"><draw:object xlink:href="./Object 1161" xlink:type="simple" xlink:show="embed" xlink:actuate="onLoad"/><draw:image xlink:href="./ObjectReplacements/Object 1161" xlink:type="simple" xlink:show="embed" xlink:actuate="onLoad"/></draw:frame>exists <text:s text:c="2"/>csub 3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62</text:p>
          </table:table-cell>
          <table:table-cell table:style-name="Table1.A2" office:value-type="string">
            <text:p text:style-name="Axiom">P3.yKOA</text:p>
          </table:table-cell>
          <table:table-cell table:style-name="Table1.C2" office:value-type="string">
            <text:p text:style-name="Axiom"><draw:frame draw:style-name="fr1" draw:name="Object1162" text:anchor-type="as-char" svg:y="-0.172in" svg:width="1.7547in" svg:height="0.2902in" draw:z-index="1161"><draw:object xlink:href="./Object 1162" xlink:type="simple" xlink:show="embed" xlink:actuate="onLoad"/><draw:image xlink:href="./ObjectReplacements/Object 1162" xlink:type="simple" xlink:show="embed" xlink:actuate="onLoad"/></draw:frame>forall lsup K rsup O csub 3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63</text:p>
          </table:table-cell>
          <table:table-cell table:style-name="Table1.A2" office:value-type="string">
            <text:p text:style-name="Axiom">P3.yKOB</text:p>
          </table:table-cell>
          <table:table-cell table:style-name="Table1.C2" office:value-type="string">
            <text:p text:style-name="Axiom"><draw:frame draw:style-name="fr1" draw:name="Object1163" text:anchor-type="as-char" svg:y="-0.172in" svg:width="2.1035in" svg:height="0.2909in" draw:z-index="1162"><draw:object xlink:href="./Object 1163" xlink:type="simple" xlink:show="embed" xlink:actuate="onLoad"/><draw:image xlink:href="./ObjectReplacements/Object 1163" xlink:type="simple" xlink:show="embed" xlink:actuate="onLoad"/></draw:frame>forall lsup K rsup O csub 3.y (%alpha ) exists lsup K rsup O csub 3.y (%beta <text:s/>. %gamma ):%alpha gotri %beta %gamma </text:p>
          </table:table-cell>
        </table:table-row>
        <table:table-row>
          <table:table-cell table:style-name="Table1.A2" office:value-type="string">
            <text:p text:style-name="Axiom">1164</text:p>
          </table:table-cell>
          <table:table-cell table:style-name="Table1.A2" office:value-type="string">
            <text:p text:style-name="Axiom">P3.yKOE</text:p>
          </table:table-cell>
          <table:table-cell table:style-name="Table1.C2" office:value-type="string">
            <text:p text:style-name="Axiom"><draw:frame draw:style-name="fr1" draw:name="Object1164" text:anchor-type="as-char" svg:y="-0.172in" svg:width="1.7547in" svg:height="0.2909in" draw:z-index="1163"><draw:object xlink:href="./Object 1164" xlink:type="simple" xlink:show="embed" xlink:actuate="onLoad"/><draw:image xlink:href="./ObjectReplacements/Object 1164" xlink:type="simple" xlink:show="embed" xlink:actuate="onLoad"/></draw:frame>exists lsup K rsup O csub 3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65</text:p>
          </table:table-cell>
          <table:table-cell table:style-name="Table1.A2" office:value-type="string">
            <text:p text:style-name="Axiom">P3.yKSA</text:p>
          </table:table-cell>
          <table:table-cell table:style-name="Table1.C2" office:value-type="string">
            <text:p text:style-name="Axiom"><draw:frame draw:style-name="fr1" draw:name="Object1165" text:anchor-type="as-char" svg:y="-0.172in" svg:width="1.7417in" svg:height="0.2902in" draw:z-index="1164"><draw:object xlink:href="./Object 1165" xlink:type="simple" xlink:show="embed" xlink:actuate="onLoad"/><draw:image xlink:href="./ObjectReplacements/Object 1165" xlink:type="simple" xlink:show="embed" xlink:actuate="onLoad"/></draw:frame>forall lsup K rsup S csub 3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66</text:p>
          </table:table-cell>
          <table:table-cell table:style-name="Table1.A2" office:value-type="string">
            <text:p text:style-name="Axiom">P3.yKSB</text:p>
          </table:table-cell>
          <table:table-cell table:style-name="Table1.C2" office:value-type="string">
            <text:p text:style-name="Axiom"><draw:frame draw:style-name="fr1" draw:name="Object1166" text:anchor-type="as-char" svg:y="-0.172in" svg:width="2.0772in" svg:height="0.2909in" draw:z-index="1165"><draw:object xlink:href="./Object 1166" xlink:type="simple" xlink:show="embed" xlink:actuate="onLoad"/><draw:image xlink:href="./ObjectReplacements/Object 1166" xlink:type="simple" xlink:show="embed" xlink:actuate="onLoad"/></draw:frame>forall lsup K rsup S csub 3.y (%alpha ) exists lsup K rsup S csub 3.y (%beta <text:s/>. %gamma ):%alpha gotri %beta %gamma </text:p>
          </table:table-cell>
        </table:table-row>
        <table:table-row>
          <table:table-cell table:style-name="Table1.A2" office:value-type="string">
            <text:p text:style-name="Axiom">1167</text:p>
          </table:table-cell>
          <table:table-cell table:style-name="Table1.A2" office:value-type="string">
            <text:p text:style-name="Axiom">P3.yKSE</text:p>
          </table:table-cell>
          <table:table-cell table:style-name="Table1.C2" office:value-type="string">
            <text:p text:style-name="Axiom"><draw:frame draw:style-name="fr1" draw:name="Object1167" text:anchor-type="as-char" svg:y="-0.172in" svg:width="1.7417in" svg:height="0.2909in" draw:z-index="1166"><draw:object xlink:href="./Object 1167" xlink:type="simple" xlink:show="embed" xlink:actuate="onLoad"/><draw:image xlink:href="./ObjectReplacements/Object 1167" xlink:type="simple" xlink:show="embed" xlink:actuate="onLoad"/></draw:frame>exists lsup K rsup S csub 3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68</text:p>
          </table:table-cell>
          <table:table-cell table:style-name="Table1.A2" office:value-type="string">
            <text:p text:style-name="Axiom">P3.yK_A</text:p>
          </table:table-cell>
          <table:table-cell table:style-name="Table1.C2" office:value-type="string">
            <text:p text:style-name="Axiom"><draw:frame draw:style-name="fr1" draw:name="Object1168" text:anchor-type="as-char" svg:y="-0.172in" svg:width="1.6783in" svg:height="0.2902in" draw:z-index="1167"><draw:object xlink:href="./Object 1168" xlink:type="simple" xlink:show="embed" xlink:actuate="onLoad"/><draw:image xlink:href="./ObjectReplacements/Object 1168" xlink:type="simple" xlink:show="embed" xlink:actuate="onLoad"/></draw:frame>forall lsup K <text:s/>csub 3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69</text:p>
          </table:table-cell>
          <table:table-cell table:style-name="Table1.A2" office:value-type="string">
            <text:p text:style-name="Axiom">P3.yK_B</text:p>
          </table:table-cell>
          <table:table-cell table:style-name="Table1.C2" office:value-type="string">
            <text:p text:style-name="Axiom"><draw:frame draw:style-name="fr1" draw:name="Object1169" text:anchor-type="as-char" svg:y="-0.172in" svg:width="1.9508in" svg:height="0.2909in" draw:z-index="1168"><draw:object xlink:href="./Object 1169" xlink:type="simple" xlink:show="embed" xlink:actuate="onLoad"/><draw:image xlink:href="./ObjectReplacements/Object 1169" xlink:type="simple" xlink:show="embed" xlink:actuate="onLoad"/></draw:frame>forall lsup K <text:s/>csub 3.y (%alpha ) exists lsup K <text:s/>csub 3.y (%beta <text:s/>. %gamma ):%alpha gotri %beta %gamma </text:p>
          </table:table-cell>
        </table:table-row>
        <table:table-row>
          <table:table-cell table:style-name="Table1.A2" office:value-type="string">
            <text:p text:style-name="Axiom">1170</text:p>
          </table:table-cell>
          <table:table-cell table:style-name="Table1.A2" office:value-type="string">
            <text:p text:style-name="Axiom">P3.yK_E</text:p>
          </table:table-cell>
          <table:table-cell table:style-name="Table1.C2" office:value-type="string">
            <text:p text:style-name="Axiom"><draw:frame draw:style-name="fr1" draw:name="Object1170" text:anchor-type="as-char" svg:y="-0.172in" svg:width="1.6783in" svg:height="0.2909in" draw:z-index="1169"><draw:object xlink:href="./Object 1170" xlink:type="simple" xlink:show="embed" xlink:actuate="onLoad"/><draw:image xlink:href="./ObjectReplacements/Object 1170" xlink:type="simple" xlink:show="embed" xlink:actuate="onLoad"/></draw:frame>exists lsup K <text:s/>csub 3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71</text:p>
          </table:table-cell>
          <table:table-cell table:style-name="Table1.A2" office:value-type="string">
            <text:p text:style-name="Axiom">P3.yUOA</text:p>
          </table:table-cell>
          <table:table-cell table:style-name="Table1.C2" office:value-type="string">
            <text:p text:style-name="Axiom"><draw:frame draw:style-name="fr1" draw:name="Object1171" text:anchor-type="as-char" svg:y="-0.172in" svg:width="1.7563in" svg:height="0.2902in" draw:z-index="1170"><draw:object xlink:href="./Object 1171" xlink:type="simple" xlink:show="embed" xlink:actuate="onLoad"/><draw:image xlink:href="./ObjectReplacements/Object 1171" xlink:type="simple" xlink:show="embed" xlink:actuate="onLoad"/></draw:frame>forall lsup U rsup O csub 3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72</text:p>
          </table:table-cell>
          <table:table-cell table:style-name="Table1.A2" office:value-type="string">
            <text:p text:style-name="Axiom">P3.yUOB</text:p>
          </table:table-cell>
          <table:table-cell table:style-name="Table1.C2" office:value-type="string">
            <text:p text:style-name="Axiom"><draw:frame draw:style-name="fr1" draw:name="Object1172" text:anchor-type="as-char" svg:y="-0.172in" svg:width="2.1055in" svg:height="0.2909in" draw:z-index="1171"><draw:object xlink:href="./Object 1172" xlink:type="simple" xlink:show="embed" xlink:actuate="onLoad"/><draw:image xlink:href="./ObjectReplacements/Object 1172" xlink:type="simple" xlink:show="embed" xlink:actuate="onLoad"/></draw:frame>forall lsup U rsup O csub 3.y (%alpha ) exists lsup U rsup O csub 3.y (%beta <text:s/>. %gamma ):%alpha gotri %beta %gamma </text:p>
          </table:table-cell>
        </table:table-row>
        <table:table-row>
          <table:table-cell table:style-name="Table1.A2" office:value-type="string">
            <text:p text:style-name="Axiom">1173</text:p>
          </table:table-cell>
          <table:table-cell table:style-name="Table1.A2" office:value-type="string">
            <text:p text:style-name="Axiom">P3.yUOE</text:p>
          </table:table-cell>
          <table:table-cell table:style-name="Table1.C2" office:value-type="string">
            <text:p text:style-name="Axiom"><draw:frame draw:style-name="fr1" draw:name="Object1173" text:anchor-type="as-char" svg:y="-0.172in" svg:width="1.7563in" svg:height="0.2909in" draw:z-index="1172"><draw:object xlink:href="./Object 1173" xlink:type="simple" xlink:show="embed" xlink:actuate="onLoad"/><draw:image xlink:href="./ObjectReplacements/Object 1173" xlink:type="simple" xlink:show="embed" xlink:actuate="onLoad"/></draw:frame>exists lsup U rsup O csub 3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74</text:p>
          </table:table-cell>
          <table:table-cell table:style-name="Table1.A2" office:value-type="string">
            <text:p text:style-name="Axiom">P3.yUSA</text:p>
          </table:table-cell>
          <table:table-cell table:style-name="Table1.C2" office:value-type="string">
            <text:p text:style-name="Axiom"><draw:frame draw:style-name="fr1" draw:name="Object1174" text:anchor-type="as-char" svg:y="-0.172in" svg:width="1.7429in" svg:height="0.2902in" draw:z-index="1173"><draw:object xlink:href="./Object 1174" xlink:type="simple" xlink:show="embed" xlink:actuate="onLoad"/><draw:image xlink:href="./ObjectReplacements/Object 1174" xlink:type="simple" xlink:show="embed" xlink:actuate="onLoad"/></draw:frame>forall lsup U rsup S csub 3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75</text:p>
          </table:table-cell>
          <table:table-cell table:style-name="Table1.A2" office:value-type="string">
            <text:p text:style-name="Axiom">P3.yUSB</text:p>
          </table:table-cell>
          <table:table-cell table:style-name="Table1.C2" office:value-type="string">
            <text:p text:style-name="Axiom"><draw:frame draw:style-name="fr1" draw:name="Object1175" text:anchor-type="as-char" svg:y="-0.172in" svg:width="2.0799in" svg:height="0.2909in" draw:z-index="1174"><draw:object xlink:href="./Object 1175" xlink:type="simple" xlink:show="embed" xlink:actuate="onLoad"/><draw:image xlink:href="./ObjectReplacements/Object 1175" xlink:type="simple" xlink:show="embed" xlink:actuate="onLoad"/></draw:frame>forall lsup U rsup S csub 3.y (%alpha ) exists lsup U rsup S csub 3.y (%beta <text:s/>. %gamma ):%alpha gotri %beta %gamma </text:p>
          </table:table-cell>
        </table:table-row>
        <table:table-row>
          <table:table-cell table:style-name="Table1.A2" office:value-type="string">
            <text:p text:style-name="Axiom">1176</text:p>
          </table:table-cell>
          <table:table-cell table:style-name="Table1.A2" office:value-type="string">
            <text:p text:style-name="Axiom">P3.yUSE</text:p>
          </table:table-cell>
          <table:table-cell table:style-name="Table1.C2" office:value-type="string">
            <text:p text:style-name="Axiom"><draw:frame draw:style-name="fr1" draw:name="Object1176" text:anchor-type="as-char" svg:y="-0.172in" svg:width="1.7429in" svg:height="0.2909in" draw:z-index="1175"><draw:object xlink:href="./Object 1176" xlink:type="simple" xlink:show="embed" xlink:actuate="onLoad"/><draw:image xlink:href="./ObjectReplacements/Object 1176" xlink:type="simple" xlink:show="embed" xlink:actuate="onLoad"/></draw:frame>exists lsup U rsup S csub 3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77</text:p>
          </table:table-cell>
          <table:table-cell table:style-name="Table1.A2" office:value-type="string">
            <text:p text:style-name="Axiom">P3.yU_A</text:p>
          </table:table-cell>
          <table:table-cell table:style-name="Table1.C2" office:value-type="string">
            <text:p text:style-name="Axiom"><draw:frame draw:style-name="fr1" draw:name="Object1177" text:anchor-type="as-char" svg:y="-0.172in" svg:width="1.6799in" svg:height="0.2902in" draw:z-index="1176"><draw:object xlink:href="./Object 1177" xlink:type="simple" xlink:show="embed" xlink:actuate="onLoad"/><draw:image xlink:href="./ObjectReplacements/Object 1177" xlink:type="simple" xlink:show="embed" xlink:actuate="onLoad"/></draw:frame>forall lsup U <text:s/>csub 3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78</text:p>
          </table:table-cell>
          <table:table-cell table:style-name="Table1.A2" office:value-type="string">
            <text:p text:style-name="Axiom">P3.yU_B</text:p>
          </table:table-cell>
          <table:table-cell table:style-name="Table1.C2" office:value-type="string">
            <text:p text:style-name="Axiom"><draw:frame draw:style-name="fr1" draw:name="Object1178" text:anchor-type="as-char" svg:y="-0.172in" svg:width="1.9528in" svg:height="0.2909in" draw:z-index="1177"><draw:object xlink:href="./Object 1178" xlink:type="simple" xlink:show="embed" xlink:actuate="onLoad"/><draw:image xlink:href="./ObjectReplacements/Object 1178" xlink:type="simple" xlink:show="embed" xlink:actuate="onLoad"/></draw:frame>forall lsup U <text:s/>csub 3.y (%alpha ) exists lsup U <text:s/>csub 3.y (%beta <text:s/>. %gamma ):%alpha gotri %beta %gamma </text:p>
          </table:table-cell>
        </table:table-row>
        <table:table-row>
          <table:table-cell table:style-name="Table1.A2" office:value-type="string">
            <text:p text:style-name="Axiom">1179</text:p>
          </table:table-cell>
          <table:table-cell table:style-name="Table1.A2" office:value-type="string">
            <text:p text:style-name="Axiom">P3.yU_E</text:p>
          </table:table-cell>
          <table:table-cell table:style-name="Table1.C2" office:value-type="string">
            <text:p text:style-name="Axiom"><draw:frame draw:style-name="fr1" draw:name="Object1179" text:anchor-type="as-char" svg:y="-0.172in" svg:width="1.6799in" svg:height="0.2909in" draw:z-index="1178"><draw:object xlink:href="./Object 1179" xlink:type="simple" xlink:show="embed" xlink:actuate="onLoad"/><draw:image xlink:href="./ObjectReplacements/Object 1179" xlink:type="simple" xlink:show="embed" xlink:actuate="onLoad"/></draw:frame>exists lsup U <text:s/>csub 3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80</text:p>
          </table:table-cell>
          <table:table-cell table:style-name="Table1.A2" office:value-type="string">
            <text:p text:style-name="Axiom">P3.y_OA</text:p>
          </table:table-cell>
          <table:table-cell table:style-name="Table1.C2" office:value-type="string">
            <text:p text:style-name="Axiom"><draw:frame draw:style-name="fr1" draw:name="Object1180" text:anchor-type="as-char" svg:y="-0.172in" svg:width="1.6693in" svg:height="0.2902in" draw:z-index="1179"><draw:object xlink:href="./Object 1180" xlink:type="simple" xlink:show="embed" xlink:actuate="onLoad"/><draw:image xlink:href="./ObjectReplacements/Object 1180" xlink:type="simple" xlink:show="embed" xlink:actuate="onLoad"/></draw:frame>forall <text:s/>rsup O csub 3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81</text:p>
          </table:table-cell>
          <table:table-cell table:style-name="Table1.A2" office:value-type="string">
            <text:p text:style-name="Axiom">P3.y_OB</text:p>
          </table:table-cell>
          <table:table-cell table:style-name="Table1.C2" office:value-type="string">
            <text:p text:style-name="Axiom"><draw:frame draw:style-name="fr1" draw:name="Object1181" text:anchor-type="as-char" svg:y="-0.172in" svg:width="1.9335in" svg:height="0.2909in" draw:z-index="1180"><draw:object xlink:href="./Object 1181" xlink:type="simple" xlink:show="embed" xlink:actuate="onLoad"/><draw:image xlink:href="./ObjectReplacements/Object 1181" xlink:type="simple" xlink:show="embed" xlink:actuate="onLoad"/></draw:frame>forall <text:s/>rsup O csub 3.y (%alpha ) exists <text:s/>rsup O csub 3.y (%beta <text:s/>. %gamma ):%alpha gotri %beta %gamma </text:p>
          </table:table-cell>
        </table:table-row>
        <table:table-row>
          <table:table-cell table:style-name="Table1.A2" office:value-type="string">
            <text:p text:style-name="Axiom">1182</text:p>
          </table:table-cell>
          <table:table-cell table:style-name="Table1.A2" office:value-type="string">
            <text:p text:style-name="Axiom">P3.y_OE</text:p>
          </table:table-cell>
          <table:table-cell table:style-name="Table1.C2" office:value-type="string">
            <text:p text:style-name="Axiom"><draw:frame draw:style-name="fr1" draw:name="Object1182" text:anchor-type="as-char" svg:y="-0.172in" svg:width="1.6693in" svg:height="0.2909in" draw:z-index="1181"><draw:object xlink:href="./Object 1182" xlink:type="simple" xlink:show="embed" xlink:actuate="onLoad"/><draw:image xlink:href="./ObjectReplacements/Object 1182" xlink:type="simple" xlink:show="embed" xlink:actuate="onLoad"/></draw:frame>exists <text:s/>rsup O csub 3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83</text:p>
          </table:table-cell>
          <table:table-cell table:style-name="Table1.A2" office:value-type="string">
            <text:p text:style-name="Axiom">P3.y_SA</text:p>
          </table:table-cell>
          <table:table-cell table:style-name="Table1.C2" office:value-type="string">
            <text:p text:style-name="Axiom"><draw:frame draw:style-name="fr1" draw:name="Object1183" text:anchor-type="as-char" svg:y="-0.172in" svg:width="1.6571in" svg:height="0.2902in" draw:z-index="1182"><draw:object xlink:href="./Object 1183" xlink:type="simple" xlink:show="embed" xlink:actuate="onLoad"/><draw:image xlink:href="./ObjectReplacements/Object 1183" xlink:type="simple" xlink:show="embed" xlink:actuate="onLoad"/></draw:frame>forall <text:s/>rsup S csub 3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84</text:p>
          </table:table-cell>
          <table:table-cell table:style-name="Table1.A2" office:value-type="string">
            <text:p text:style-name="Axiom">P3.y_SB</text:p>
          </table:table-cell>
          <table:table-cell table:style-name="Table1.C2" office:value-type="string">
            <text:p text:style-name="Axiom"><draw:frame draw:style-name="fr1" draw:name="Object1184" text:anchor-type="as-char" svg:y="-0.172in" svg:width="1.9071in" svg:height="0.2909in" draw:z-index="1183"><draw:object xlink:href="./Object 1184" xlink:type="simple" xlink:show="embed" xlink:actuate="onLoad"/><draw:image xlink:href="./ObjectReplacements/Object 1184" xlink:type="simple" xlink:show="embed" xlink:actuate="onLoad"/></draw:frame>forall <text:s/>rsup S csub 3.y (%alpha ) exists <text:s/>rsup S csub 3.y (%beta <text:s/>. %gamma ):%alpha gotri %beta %gamma </text:p>
          </table:table-cell>
        </table:table-row>
        <table:table-row>
          <table:table-cell table:style-name="Table1.A2" office:value-type="string">
            <text:p text:style-name="Axiom">1185</text:p>
          </table:table-cell>
          <table:table-cell table:style-name="Table1.A2" office:value-type="string">
            <text:p text:style-name="Axiom">P3.y_SE</text:p>
          </table:table-cell>
          <table:table-cell table:style-name="Table1.C2" office:value-type="string">
            <text:p text:style-name="Axiom"><draw:frame draw:style-name="fr1" draw:name="Object1185" text:anchor-type="as-char" svg:y="-0.172in" svg:width="1.6571in" svg:height="0.2909in" draw:z-index="1184"><draw:object xlink:href="./Object 1185" xlink:type="simple" xlink:show="embed" xlink:actuate="onLoad"/><draw:image xlink:href="./ObjectReplacements/Object 1185" xlink:type="simple" xlink:show="embed" xlink:actuate="onLoad"/></draw:frame>exists <text:s/>rsup S csub 3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86</text:p>
          </table:table-cell>
          <table:table-cell table:style-name="Table1.A2" office:value-type="string">
            <text:p text:style-name="Axiom">P3.y__A</text:p>
          </table:table-cell>
          <table:table-cell table:style-name="Table1.C2" office:value-type="string">
            <text:p text:style-name="Axiom"><draw:frame draw:style-name="fr1" draw:name="Object1186" text:anchor-type="as-char" svg:y="-0.152in" svg:width="1.5929in" svg:height="0.2701in" draw:z-index="1185"><draw:object xlink:href="./Object 1186" xlink:type="simple" xlink:show="embed" xlink:actuate="onLoad"/><draw:image xlink:href="./ObjectReplacements/Object 1186" xlink:type="simple" xlink:show="embed" xlink:actuate="onLoad"/></draw:frame>forall <text:s text:c="2"/>csub 3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87</text:p>
          </table:table-cell>
          <table:table-cell table:style-name="Table1.A2" office:value-type="string">
            <text:p text:style-name="Axiom">P3.y__B</text:p>
          </table:table-cell>
          <table:table-cell table:style-name="Table1.C2" office:value-type="string">
            <text:p text:style-name="Axiom"><draw:frame draw:style-name="fr1" draw:name="Object1187" text:anchor-type="as-char" svg:y="-0.152in" svg:width="1.7807in" svg:height="0.2709in" draw:z-index="1186"><draw:object xlink:href="./Object 1187" xlink:type="simple" xlink:show="embed" xlink:actuate="onLoad"/><draw:image xlink:href="./ObjectReplacements/Object 1187" xlink:type="simple" xlink:show="embed" xlink:actuate="onLoad"/></draw:frame>forall <text:s text:c="2"/>csub 3.y (%alpha ) exists <text:s text:c="2"/>csub 3.y (%beta <text:s/>. %gamma ):%alpha gotri %beta %gamma </text:p>
          </table:table-cell>
        </table:table-row>
        <table:table-row>
          <table:table-cell table:style-name="Table1.A2" office:value-type="string">
            <text:p text:style-name="Axiom">1188</text:p>
          </table:table-cell>
          <table:table-cell table:style-name="Table1.A2" office:value-type="string">
            <text:p text:style-name="Axiom">P3.y__E</text:p>
          </table:table-cell>
          <table:table-cell table:style-name="Table1.C2" office:value-type="string">
            <text:p text:style-name="Axiom"><draw:frame draw:style-name="fr1" draw:name="Object1188" text:anchor-type="as-char" svg:y="-0.152in" svg:width="1.5929in" svg:height="0.2709in" draw:z-index="1187"><draw:object xlink:href="./Object 1188" xlink:type="simple" xlink:show="embed" xlink:actuate="onLoad"/><draw:image xlink:href="./ObjectReplacements/Object 1188" xlink:type="simple" xlink:show="embed" xlink:actuate="onLoad"/></draw:frame>exists <text:s text:c="2"/>csub 3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89</text:p>
          </table:table-cell>
          <table:table-cell table:style-name="Table1.A2" office:value-type="string">
            <text:p text:style-name="Axiom">PB.BKOA</text:p>
          </table:table-cell>
          <table:table-cell table:style-name="Table1.C2" office:value-type="string">
            <text:p text:style-name="Axiom"><draw:frame draw:style-name="fr1" draw:name="Object1189" text:anchor-type="as-char" svg:y="-0.172in" svg:width="1.7457in" svg:height="0.2193in" draw:z-index="1188"><draw:object xlink:href="./Object 1189" xlink:type="simple" xlink:show="embed" xlink:actuate="onLoad"/><draw:image xlink:href="./ObjectReplacements/Object 1189" xlink:type="simple" xlink:show="embed" xlink:actuate="onLoad"/></draw:frame>forall lsup K rsup O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90</text:p>
          </table:table-cell>
          <table:table-cell table:style-name="Table1.A2" office:value-type="string">
            <text:p text:style-name="Axiom">PB.BKOB</text:p>
          </table:table-cell>
          <table:table-cell table:style-name="Table1.C2" office:value-type="string">
            <text:p text:style-name="Axiom"><draw:frame draw:style-name="fr1" draw:name="Object1190" text:anchor-type="as-char" svg:y="-0.172in" svg:width="2.0681in" svg:height="0.2193in" draw:z-index="1189"><draw:object xlink:href="./Object 1190" xlink:type="simple" xlink:show="embed" xlink:actuate="onLoad"/><draw:image xlink:href="./ObjectReplacements/Object 1190" xlink:type="simple" xlink:show="embed" xlink:actuate="onLoad"/></draw:frame>forall lsup K rsup O (%alpha ) exists lsup K rsup O (%beta <text:s/>. %gamma ):%alpha gotri %beta %gamma </text:p>
          </table:table-cell>
        </table:table-row>
        <table:table-row>
          <table:table-cell table:style-name="Table1.A2" office:value-type="string">
            <text:p text:style-name="Axiom">1191</text:p>
          </table:table-cell>
          <table:table-cell table:style-name="Table1.A2" office:value-type="string">
            <text:p text:style-name="Axiom">PB.BKOE</text:p>
          </table:table-cell>
          <table:table-cell table:style-name="Table1.C2" office:value-type="string">
            <text:p text:style-name="Axiom"><draw:frame draw:style-name="fr1" draw:name="Object1191" text:anchor-type="as-char" svg:y="-0.172in" svg:width="1.7283in" svg:height="0.2193in" draw:z-index="1190"><draw:object xlink:href="./Object 1191" xlink:type="simple" xlink:show="embed" xlink:actuate="onLoad"/><draw:image xlink:href="./ObjectReplacements/Object 1191" xlink:type="simple" xlink:show="embed" xlink:actuate="onLoad"/></draw:frame>exists lsup K rsup O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92</text:p>
          </table:table-cell>
          <table:table-cell table:style-name="Table1.A2" office:value-type="string">
            <text:p text:style-name="Axiom">PB.BKSA</text:p>
          </table:table-cell>
          <table:table-cell table:style-name="Table1.C2" office:value-type="string">
            <text:p text:style-name="Axiom"><draw:frame draw:style-name="fr1" draw:name="Object1192" text:anchor-type="as-char" svg:y="-0.172in" svg:width="1.7327in" svg:height="0.2193in" draw:z-index="1191"><draw:object xlink:href="./Object 1192" xlink:type="simple" xlink:show="embed" xlink:actuate="onLoad"/><draw:image xlink:href="./ObjectReplacements/Object 1192" xlink:type="simple" xlink:show="embed" xlink:actuate="onLoad"/></draw:frame>forall lsup K rsup S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93</text:p>
          </table:table-cell>
          <table:table-cell table:style-name="Table1.A2" office:value-type="string">
            <text:p text:style-name="Axiom">PB.BKSB</text:p>
          </table:table-cell>
          <table:table-cell table:style-name="Table1.C2" office:value-type="string">
            <text:p text:style-name="Axiom"><draw:frame draw:style-name="fr1" draw:name="Object1193" text:anchor-type="as-char" svg:y="-0.172in" svg:width="2.0425in" svg:height="0.2193in" draw:z-index="1192"><draw:object xlink:href="./Object 1193" xlink:type="simple" xlink:show="embed" xlink:actuate="onLoad"/><draw:image xlink:href="./ObjectReplacements/Object 1193" xlink:type="simple" xlink:show="embed" xlink:actuate="onLoad"/></draw:frame>forall lsup K rsup S (%alpha ) exists lsup K rsup S (%beta <text:s/>. %gamma ):%alpha gotri %beta %gamma </text:p>
          </table:table-cell>
        </table:table-row>
        <table:table-row>
          <table:table-cell table:style-name="Table1.A2" office:value-type="string">
            <text:p text:style-name="Axiom">1194</text:p>
          </table:table-cell>
          <table:table-cell table:style-name="Table1.A2" office:value-type="string">
            <text:p text:style-name="Axiom">PB.BKSE</text:p>
          </table:table-cell>
          <table:table-cell table:style-name="Table1.C2" office:value-type="string">
            <text:p text:style-name="Axiom"><draw:frame draw:style-name="fr1" draw:name="Object1194" text:anchor-type="as-char" svg:y="-0.172in" svg:width="1.7161in" svg:height="0.2193in" draw:z-index="1193"><draw:object xlink:href="./Object 1194" xlink:type="simple" xlink:show="embed" xlink:actuate="onLoad"/><draw:image xlink:href="./ObjectReplacements/Object 1194" xlink:type="simple" xlink:show="embed" xlink:actuate="onLoad"/></draw:frame>exists lsup K rsup S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95</text:p>
          </table:table-cell>
          <table:table-cell table:style-name="Table1.A2" office:value-type="string">
            <text:p text:style-name="Axiom">PB.BK_A</text:p>
          </table:table-cell>
          <table:table-cell table:style-name="Table1.C2" office:value-type="string">
            <text:p text:style-name="Axiom"><draw:frame draw:style-name="fr1" draw:name="Object1195" text:anchor-type="as-char" svg:y="-0.172in" svg:width="1.6693in" svg:height="0.2193in" draw:z-index="1194"><draw:object xlink:href="./Object 1195" xlink:type="simple" xlink:show="embed" xlink:actuate="onLoad"/><draw:image xlink:href="./ObjectReplacements/Object 1195" xlink:type="simple" xlink:show="embed" xlink:actuate="onLoad"/></draw:frame>forall lsup K <text:s/>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96</text:p>
          </table:table-cell>
          <table:table-cell table:style-name="Table1.A2" office:value-type="string">
            <text:p text:style-name="Axiom">PB.BK_B</text:p>
          </table:table-cell>
          <table:table-cell table:style-name="Table1.C2" office:value-type="string">
            <text:p text:style-name="Axiom"><draw:frame draw:style-name="fr1" draw:name="Object1196" text:anchor-type="as-char" svg:y="-0.172in" svg:width="1.9154in" svg:height="0.2193in" draw:z-index="1195"><draw:object xlink:href="./Object 1196" xlink:type="simple" xlink:show="embed" xlink:actuate="onLoad"/><draw:image xlink:href="./ObjectReplacements/Object 1196" xlink:type="simple" xlink:show="embed" xlink:actuate="onLoad"/></draw:frame>forall lsup K <text:s/>(%alpha ) exists lsup K <text:s/>(%beta <text:s/>. %gamma ):%alpha gotri %beta %gamma </text:p>
          </table:table-cell>
        </table:table-row>
        <table:table-row>
          <table:table-cell table:style-name="Table1.A2" office:value-type="string">
            <text:p text:style-name="Axiom">1197</text:p>
          </table:table-cell>
          <table:table-cell table:style-name="Table1.A2" office:value-type="string">
            <text:p text:style-name="Axiom">PB.BK_E</text:p>
          </table:table-cell>
          <table:table-cell table:style-name="Table1.C2" office:value-type="string">
            <text:p text:style-name="Axiom"><draw:frame draw:style-name="fr1" draw:name="Object1197" text:anchor-type="as-char" svg:y="-0.172in" svg:width="1.652in" svg:height="0.2193in" draw:z-index="1196"><draw:object xlink:href="./Object 1197" xlink:type="simple" xlink:show="embed" xlink:actuate="onLoad"/><draw:image xlink:href="./ObjectReplacements/Object 1197" xlink:type="simple" xlink:show="embed" xlink:actuate="onLoad"/></draw:frame>exists lsup K <text:s/>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98</text:p>
          </table:table-cell>
          <table:table-cell table:style-name="Table1.A2" office:value-type="string">
            <text:p text:style-name="Axiom">PB.BUOA</text:p>
          </table:table-cell>
          <table:table-cell table:style-name="Table1.C2" office:value-type="string">
            <text:p text:style-name="Axiom"><draw:frame draw:style-name="fr1" draw:name="Object1198" text:anchor-type="as-char" svg:y="-0.172in" svg:width="1.7465in" svg:height="0.2193in" draw:z-index="1197"><draw:object xlink:href="./Object 1198" xlink:type="simple" xlink:show="embed" xlink:actuate="onLoad"/><draw:image xlink:href="./ObjectReplacements/Object 1198" xlink:type="simple" xlink:show="embed" xlink:actuate="onLoad"/></draw:frame>forall lsup U rsup O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199</text:p>
          </table:table-cell>
          <table:table-cell table:style-name="Table1.A2" office:value-type="string">
            <text:p text:style-name="Axiom">PB.BUOB</text:p>
          </table:table-cell>
          <table:table-cell table:style-name="Table1.C2" office:value-type="string">
            <text:p text:style-name="Axiom"><draw:frame draw:style-name="fr1" draw:name="Object1199" text:anchor-type="as-char" svg:y="-0.172in" svg:width="2.0701in" svg:height="0.2193in" draw:z-index="1198"><draw:object xlink:href="./Object 1199" xlink:type="simple" xlink:show="embed" xlink:actuate="onLoad"/><draw:image xlink:href="./ObjectReplacements/Object 1199" xlink:type="simple" xlink:show="embed" xlink:actuate="onLoad"/></draw:frame>forall lsup U rsup O (%alpha ) exists lsup U rsup O (%beta <text:s/>. %gamma ):%alpha gotri %beta %gamma </text:p>
          </table:table-cell>
        </table:table-row>
        <table:table-row>
          <table:table-cell table:style-name="Table1.A2" office:value-type="string">
            <text:p text:style-name="Axiom">1200</text:p>
          </table:table-cell>
          <table:table-cell table:style-name="Table1.A2" office:value-type="string">
            <text:p text:style-name="Axiom">PB.BUOE</text:p>
          </table:table-cell>
          <table:table-cell table:style-name="Table1.C2" office:value-type="string">
            <text:p text:style-name="Axiom"><draw:frame draw:style-name="fr1" draw:name="Object1200" text:anchor-type="as-char" svg:y="-0.172in" svg:width="1.7299in" svg:height="0.2193in" draw:z-index="1199"><draw:object xlink:href="./Object 1200" xlink:type="simple" xlink:show="embed" xlink:actuate="onLoad"/><draw:image xlink:href="./ObjectReplacements/Object 1200" xlink:type="simple" xlink:show="embed" xlink:actuate="onLoad"/></draw:frame>exists lsup U rsup O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01</text:p>
          </table:table-cell>
          <table:table-cell table:style-name="Table1.A2" office:value-type="string">
            <text:p text:style-name="Axiom">PB.BUSA</text:p>
          </table:table-cell>
          <table:table-cell table:style-name="Table1.C2" office:value-type="string">
            <text:p text:style-name="Axiom"><draw:frame draw:style-name="fr1" draw:name="Object1201" text:anchor-type="as-char" svg:y="-0.172in" svg:width="1.7339in" svg:height="0.2193in" draw:z-index="1200"><draw:object xlink:href="./Object 1201" xlink:type="simple" xlink:show="embed" xlink:actuate="onLoad"/><draw:image xlink:href="./ObjectReplacements/Object 1201" xlink:type="simple" xlink:show="embed" xlink:actuate="onLoad"/></draw:frame>forall lsup U rsup S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02</text:p>
          </table:table-cell>
          <table:table-cell table:style-name="Table1.A2" office:value-type="string">
            <text:p text:style-name="Axiom">PB.BUSB</text:p>
          </table:table-cell>
          <table:table-cell table:style-name="Table1.C2" office:value-type="string">
            <text:p text:style-name="Axiom"><draw:frame draw:style-name="fr1" draw:name="Object1202" text:anchor-type="as-char" svg:y="-0.172in" svg:width="2.0445in" svg:height="0.2193in" draw:z-index="1201"><draw:object xlink:href="./Object 1202" xlink:type="simple" xlink:show="embed" xlink:actuate="onLoad"/><draw:image xlink:href="./ObjectReplacements/Object 1202" xlink:type="simple" xlink:show="embed" xlink:actuate="onLoad"/></draw:frame>forall lsup U rsup S (%alpha ) exists lsup U rsup S (%beta <text:s/>. %gamma ):%alpha gotri %beta %gamma </text:p>
          </table:table-cell>
        </table:table-row>
        <table:table-row>
          <table:table-cell table:style-name="Table1.A2" office:value-type="string">
            <text:p text:style-name="Axiom">1203</text:p>
          </table:table-cell>
          <table:table-cell table:style-name="Table1.A2" office:value-type="string">
            <text:p text:style-name="Axiom">PB.BUSE</text:p>
          </table:table-cell>
          <table:table-cell table:style-name="Table1.C2" office:value-type="string">
            <text:p text:style-name="Axiom"><draw:frame draw:style-name="fr1" draw:name="Object1203" text:anchor-type="as-char" svg:y="-0.172in" svg:width="1.7165in" svg:height="0.2193in" draw:z-index="1202"><draw:object xlink:href="./Object 1203" xlink:type="simple" xlink:show="embed" xlink:actuate="onLoad"/><draw:image xlink:href="./ObjectReplacements/Object 1203" xlink:type="simple" xlink:show="embed" xlink:actuate="onLoad"/></draw:frame>exists lsup U rsup S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04</text:p>
          </table:table-cell>
          <table:table-cell table:style-name="Table1.A2" office:value-type="string">
            <text:p text:style-name="Axiom">PB.BU_A</text:p>
          </table:table-cell>
          <table:table-cell table:style-name="Table1.C2" office:value-type="string">
            <text:p text:style-name="Axiom"><draw:frame draw:style-name="fr1" draw:name="Object1204" text:anchor-type="as-char" svg:y="-0.172in" svg:width="1.6701in" svg:height="0.2193in" draw:z-index="1203"><draw:object xlink:href="./Object 1204" xlink:type="simple" xlink:show="embed" xlink:actuate="onLoad"/><draw:image xlink:href="./ObjectReplacements/Object 1204" xlink:type="simple" xlink:show="embed" xlink:actuate="onLoad"/></draw:frame>forall lsup U <text:s/>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05</text:p>
          </table:table-cell>
          <table:table-cell table:style-name="Table1.A2" office:value-type="string">
            <text:p text:style-name="Axiom">PB.BU_B</text:p>
          </table:table-cell>
          <table:table-cell table:style-name="Table1.C2" office:value-type="string">
            <text:p text:style-name="Axiom"><draw:frame draw:style-name="fr1" draw:name="Object1205" text:anchor-type="as-char" svg:y="-0.172in" svg:width="1.9181in" svg:height="0.2193in" draw:z-index="1204"><draw:object xlink:href="./Object 1205" xlink:type="simple" xlink:show="embed" xlink:actuate="onLoad"/><draw:image xlink:href="./ObjectReplacements/Object 1205" xlink:type="simple" xlink:show="embed" xlink:actuate="onLoad"/></draw:frame>forall lsup U <text:s/>(%alpha ) exists lsup U <text:s/>(%beta <text:s/>. %gamma ):%alpha gotri %beta %gamma </text:p>
          </table:table-cell>
        </table:table-row>
        <table:table-row>
          <table:table-cell table:style-name="Table1.A2" office:value-type="string">
            <text:p text:style-name="Axiom">1206</text:p>
          </table:table-cell>
          <table:table-cell table:style-name="Table1.A2" office:value-type="string">
            <text:p text:style-name="Axiom">PB.BU_E</text:p>
          </table:table-cell>
          <table:table-cell table:style-name="Table1.C2" office:value-type="string">
            <text:p text:style-name="Axiom"><draw:frame draw:style-name="fr1" draw:name="Object1206" text:anchor-type="as-char" svg:y="-0.172in" svg:width="1.6535in" svg:height="0.2193in" draw:z-index="1205"><draw:object xlink:href="./Object 1206" xlink:type="simple" xlink:show="embed" xlink:actuate="onLoad"/><draw:image xlink:href="./ObjectReplacements/Object 1206" xlink:type="simple" xlink:show="embed" xlink:actuate="onLoad"/></draw:frame>exists lsup U <text:s/>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07</text:p>
          </table:table-cell>
          <table:table-cell table:style-name="Table1.A2" office:value-type="string">
            <text:p text:style-name="Axiom">PB.B_OA</text:p>
          </table:table-cell>
          <table:table-cell table:style-name="Table1.C2" office:value-type="string">
            <text:p text:style-name="Axiom"><draw:frame draw:style-name="fr1" draw:name="Object1207" text:anchor-type="as-char" svg:y="-0.172in" svg:width="1.6638in" svg:height="0.2193in" draw:z-index="1206"><draw:object xlink:href="./Object 1207" xlink:type="simple" xlink:show="embed" xlink:actuate="onLoad"/><draw:image xlink:href="./ObjectReplacements/Object 1207" xlink:type="simple" xlink:show="embed" xlink:actuate="onLoad"/></draw:frame>forall <text:s/>rsup O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08</text:p>
          </table:table-cell>
          <table:table-cell table:style-name="Table1.A2" office:value-type="string">
            <text:p text:style-name="Axiom">PB.B_OB</text:p>
          </table:table-cell>
          <table:table-cell table:style-name="Table1.C2" office:value-type="string">
            <text:p text:style-name="Axiom"><draw:frame draw:style-name="fr1" draw:name="Object1208" text:anchor-type="as-char" svg:y="-0.172in" svg:width="1.9016in" svg:height="0.2193in" draw:z-index="1207"><draw:object xlink:href="./Object 1208" xlink:type="simple" xlink:show="embed" xlink:actuate="onLoad"/><draw:image xlink:href="./ObjectReplacements/Object 1208" xlink:type="simple" xlink:show="embed" xlink:actuate="onLoad"/></draw:frame>forall <text:s/>rsup O (%alpha ) exists <text:s/>rsup O (%beta <text:s/>. %gamma ):%alpha gotri %beta %gamma </text:p>
          </table:table-cell>
        </table:table-row>
        <table:table-row>
          <table:table-cell table:style-name="Table1.A2" office:value-type="string">
            <text:p text:style-name="Axiom">1209</text:p>
          </table:table-cell>
          <table:table-cell table:style-name="Table1.A2" office:value-type="string">
            <text:p text:style-name="Axiom">PB.B_OE</text:p>
          </table:table-cell>
          <table:table-cell table:style-name="Table1.C2" office:value-type="string">
            <text:p text:style-name="Axiom"><draw:frame draw:style-name="fr1" draw:name="Object1209" text:anchor-type="as-char" svg:y="-0.172in" svg:width="1.6453in" svg:height="0.2193in" draw:z-index="1208"><draw:object xlink:href="./Object 1209" xlink:type="simple" xlink:show="embed" xlink:actuate="onLoad"/><draw:image xlink:href="./ObjectReplacements/Object 1209" xlink:type="simple" xlink:show="embed" xlink:actuate="onLoad"/></draw:frame>exists <text:s/>rsup O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10</text:p>
          </table:table-cell>
          <table:table-cell table:style-name="Table1.A2" office:value-type="string">
            <text:p text:style-name="Axiom">PB.B_SA</text:p>
          </table:table-cell>
          <table:table-cell table:style-name="Table1.C2" office:value-type="string">
            <text:p text:style-name="Axiom"><draw:frame draw:style-name="fr1" draw:name="Object1210" text:anchor-type="as-char" svg:y="-0.172in" svg:width="1.6508in" svg:height="0.2193in" draw:z-index="1209"><draw:object xlink:href="./Object 1210" xlink:type="simple" xlink:show="embed" xlink:actuate="onLoad"/><draw:image xlink:href="./ObjectReplacements/Object 1210" xlink:type="simple" xlink:show="embed" xlink:actuate="onLoad"/></draw:frame>forall <text:s/>rsup S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11</text:p>
          </table:table-cell>
          <table:table-cell table:style-name="Table1.A2" office:value-type="string">
            <text:p text:style-name="Axiom">PB.B_SB</text:p>
          </table:table-cell>
          <table:table-cell table:style-name="Table1.C2" office:value-type="string">
            <text:p text:style-name="Axiom"><draw:frame draw:style-name="fr1" draw:name="Object1211" text:anchor-type="as-char" svg:y="-0.172in" svg:width="1.8752in" svg:height="0.2193in" draw:z-index="1210"><draw:object xlink:href="./Object 1211" xlink:type="simple" xlink:show="embed" xlink:actuate="onLoad"/><draw:image xlink:href="./ObjectReplacements/Object 1211" xlink:type="simple" xlink:show="embed" xlink:actuate="onLoad"/></draw:frame>forall <text:s/>rsup S (%alpha ) exists <text:s/>rsup S (%beta <text:s/>. %gamma ):%alpha gotri %beta %gamma </text:p>
          </table:table-cell>
        </table:table-row>
        <table:table-row>
          <table:table-cell table:style-name="Table1.A2" office:value-type="string">
            <text:p text:style-name="Axiom">1212</text:p>
          </table:table-cell>
          <table:table-cell table:style-name="Table1.A2" office:value-type="string">
            <text:p text:style-name="Axiom">PB.B_SE</text:p>
          </table:table-cell>
          <table:table-cell table:style-name="Table1.C2" office:value-type="string">
            <text:p text:style-name="Axiom"><draw:frame draw:style-name="fr1" draw:name="Object1212" text:anchor-type="as-char" svg:y="-0.172in" svg:width="1.6319in" svg:height="0.2193in" draw:z-index="1211"><draw:object xlink:href="./Object 1212" xlink:type="simple" xlink:show="embed" xlink:actuate="onLoad"/><draw:image xlink:href="./ObjectReplacements/Object 1212" xlink:type="simple" xlink:show="embed" xlink:actuate="onLoad"/></draw:frame>exists <text:s/>rsup S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13</text:p>
          </table:table-cell>
          <table:table-cell table:style-name="Table1.A2" office:value-type="string">
            <text:p text:style-name="Axiom">PB.B__A</text:p>
          </table:table-cell>
          <table:table-cell table:style-name="Table1.C2" office:value-type="string">
            <text:p text:style-name="Axiom"><draw:frame draw:style-name="fr1" draw:name="Object1213" text:anchor-type="as-char" svg:y="-0.152in" svg:width="1.5874in" svg:height="0.1992in" draw:z-index="1212"><draw:object xlink:href="./Object 1213" xlink:type="simple" xlink:show="embed" xlink:actuate="onLoad"/><draw:image xlink:href="./ObjectReplacements/Object 1213" xlink:type="simple" xlink:show="embed" xlink:actuate="onLoad"/></draw:frame>forall <text:s text:c="2"/>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14</text:p>
          </table:table-cell>
          <table:table-cell table:style-name="Table1.A2" office:value-type="string">
            <text:p text:style-name="Axiom">PB.B__B</text:p>
          </table:table-cell>
          <table:table-cell table:style-name="Table1.C2" office:value-type="string">
            <text:p text:style-name="Axiom"><draw:frame draw:style-name="fr1" draw:name="Object1214" text:anchor-type="as-char" svg:y="-0.152in" svg:width="1.7484in" svg:height="0.1992in" draw:z-index="1213"><draw:object xlink:href="./Object 1214" xlink:type="simple" xlink:show="embed" xlink:actuate="onLoad"/><draw:image xlink:href="./ObjectReplacements/Object 1214" xlink:type="simple" xlink:show="embed" xlink:actuate="onLoad"/></draw:frame>forall <text:s text:c="2"/>(%alpha ) exists <text:s text:c="2"/>(%beta <text:s/>. %gamma ):%alpha gotri %beta %gamma </text:p>
          </table:table-cell>
        </table:table-row>
        <table:table-row>
          <table:table-cell table:style-name="Table1.A2" office:value-type="string">
            <text:p text:style-name="Axiom">1215</text:p>
          </table:table-cell>
          <table:table-cell table:style-name="Table1.A2" office:value-type="string">
            <text:p text:style-name="Axiom">PB.B__E</text:p>
          </table:table-cell>
          <table:table-cell table:style-name="Table1.C2" office:value-type="string">
            <text:p text:style-name="Axiom"><draw:frame draw:style-name="fr1" draw:name="Object1215" text:anchor-type="as-char" svg:y="-0.152in" svg:width="1.5689in" svg:height="0.1992in" draw:z-index="1214"><draw:object xlink:href="./Object 1215" xlink:type="simple" xlink:show="embed" xlink:actuate="onLoad"/><draw:image xlink:href="./ObjectReplacements/Object 1215" xlink:type="simple" xlink:show="embed" xlink:actuate="onLoad"/></draw:frame>exists <text:s text:c="2"/>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16</text:p>
          </table:table-cell>
          <table:table-cell table:style-name="Table1.A2" office:value-type="string">
            <text:p text:style-name="Axiom">Px.0KOA</text:p>
          </table:table-cell>
          <table:table-cell table:style-name="Table1.C2" office:value-type="string">
            <text:p text:style-name="Axiom"><draw:frame draw:style-name="fr1" draw:name="Object1216" text:anchor-type="as-char" svg:y="-0.172in" svg:width="1.7563in" svg:height="0.2902in" draw:z-index="1215"><draw:object xlink:href="./Object 1216" xlink:type="simple" xlink:show="embed" xlink:actuate="onLoad"/><draw:image xlink:href="./ObjectReplacements/Object 1216" xlink:type="simple" xlink:show="embed" xlink:actuate="onLoad"/></draw:frame>forall lsup K rsup O csub x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17</text:p>
          </table:table-cell>
          <table:table-cell table:style-name="Table1.A2" office:value-type="string">
            <text:p text:style-name="Axiom">Px.0KOB</text:p>
          </table:table-cell>
          <table:table-cell table:style-name="Table1.C2" office:value-type="string">
            <text:p text:style-name="Axiom"><draw:frame draw:style-name="fr1" draw:name="Object1217" text:anchor-type="as-char" svg:y="-0.172in" svg:width="2.1063in" svg:height="0.2909in" draw:z-index="1216"><draw:object xlink:href="./Object 1217" xlink:type="simple" xlink:show="embed" xlink:actuate="onLoad"/><draw:image xlink:href="./ObjectReplacements/Object 1217" xlink:type="simple" xlink:show="embed" xlink:actuate="onLoad"/></draw:frame>forall lsup K rsup O csub x.0 (%alpha ) exists lsup K rsup O csub x.0 (%beta <text:s/>. %gamma ):%alpha gotri %beta %gamma </text:p>
          </table:table-cell>
        </table:table-row>
        <table:table-row>
          <table:table-cell table:style-name="Table1.A2" office:value-type="string">
            <text:p text:style-name="Axiom">1218</text:p>
          </table:table-cell>
          <table:table-cell table:style-name="Table1.A2" office:value-type="string">
            <text:p text:style-name="Axiom">Px.0KOE</text:p>
          </table:table-cell>
          <table:table-cell table:style-name="Table1.C2" office:value-type="string">
            <text:p text:style-name="Axiom"><draw:frame draw:style-name="fr1" draw:name="Object1218" text:anchor-type="as-char" svg:y="-0.172in" svg:width="1.7563in" svg:height="0.2909in" draw:z-index="1217"><draw:object xlink:href="./Object 1218" xlink:type="simple" xlink:show="embed" xlink:actuate="onLoad"/><draw:image xlink:href="./ObjectReplacements/Object 1218" xlink:type="simple" xlink:show="embed" xlink:actuate="onLoad"/></draw:frame>exists lsup K rsup O csub x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19</text:p>
          </table:table-cell>
          <table:table-cell table:style-name="Table1.A2" office:value-type="string">
            <text:p text:style-name="Axiom">Px.0KSA</text:p>
          </table:table-cell>
          <table:table-cell table:style-name="Table1.C2" office:value-type="string">
            <text:p text:style-name="Axiom"><draw:frame draw:style-name="fr1" draw:name="Object1219" text:anchor-type="as-char" svg:y="-0.172in" svg:width="1.7429in" svg:height="0.2902in" draw:z-index="1218"><draw:object xlink:href="./Object 1219" xlink:type="simple" xlink:show="embed" xlink:actuate="onLoad"/><draw:image xlink:href="./ObjectReplacements/Object 1219" xlink:type="simple" xlink:show="embed" xlink:actuate="onLoad"/></draw:frame>forall lsup K rsup S csub x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20</text:p>
          </table:table-cell>
          <table:table-cell table:style-name="Table1.A2" office:value-type="string">
            <text:p text:style-name="Axiom">Px.0KSB</text:p>
          </table:table-cell>
          <table:table-cell table:style-name="Table1.C2" office:value-type="string">
            <text:p text:style-name="Axiom"><draw:frame draw:style-name="fr1" draw:name="Object1220" text:anchor-type="as-char" svg:y="-0.172in" svg:width="2.0807in" svg:height="0.2909in" draw:z-index="1219"><draw:object xlink:href="./Object 1220" xlink:type="simple" xlink:show="embed" xlink:actuate="onLoad"/><draw:image xlink:href="./ObjectReplacements/Object 1220" xlink:type="simple" xlink:show="embed" xlink:actuate="onLoad"/></draw:frame>forall lsup K rsup S csub x.0 (%alpha ) exists lsup K rsup S csub x.0 (%beta <text:s/>. %gamma ):%alpha gotri %beta %gamma </text:p>
          </table:table-cell>
        </table:table-row>
        <table:table-row>
          <table:table-cell table:style-name="Table1.A2" office:value-type="string">
            <text:p text:style-name="Axiom">1221</text:p>
          </table:table-cell>
          <table:table-cell table:style-name="Table1.A2" office:value-type="string">
            <text:p text:style-name="Axiom">Px.0KSE</text:p>
          </table:table-cell>
          <table:table-cell table:style-name="Table1.C2" office:value-type="string">
            <text:p text:style-name="Axiom"><draw:frame draw:style-name="fr1" draw:name="Object1221" text:anchor-type="as-char" svg:y="-0.172in" svg:width="1.7429in" svg:height="0.2909in" draw:z-index="1220"><draw:object xlink:href="./Object 1221" xlink:type="simple" xlink:show="embed" xlink:actuate="onLoad"/><draw:image xlink:href="./ObjectReplacements/Object 1221" xlink:type="simple" xlink:show="embed" xlink:actuate="onLoad"/></draw:frame>exists lsup K rsup S csub x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22</text:p>
          </table:table-cell>
          <table:table-cell table:style-name="Table1.A2" office:value-type="string">
            <text:p text:style-name="Axiom">Px.0K_A</text:p>
          </table:table-cell>
          <table:table-cell table:style-name="Table1.C2" office:value-type="string">
            <text:p text:style-name="Axiom"><draw:frame draw:style-name="fr1" draw:name="Object1222" text:anchor-type="as-char" svg:y="-0.172in" svg:width="1.6799in" svg:height="0.2902in" draw:z-index="1221"><draw:object xlink:href="./Object 1222" xlink:type="simple" xlink:show="embed" xlink:actuate="onLoad"/><draw:image xlink:href="./ObjectReplacements/Object 1222" xlink:type="simple" xlink:show="embed" xlink:actuate="onLoad"/></draw:frame>forall lsup K <text:s/>csub x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23</text:p>
          </table:table-cell>
          <table:table-cell table:style-name="Table1.A2" office:value-type="string">
            <text:p text:style-name="Axiom">Px.0K_B</text:p>
          </table:table-cell>
          <table:table-cell table:style-name="Table1.C2" office:value-type="string">
            <text:p text:style-name="Axiom"><draw:frame draw:style-name="fr1" draw:name="Object1223" text:anchor-type="as-char" svg:y="-0.172in" svg:width="1.9535in" svg:height="0.2909in" draw:z-index="1222"><draw:object xlink:href="./Object 1223" xlink:type="simple" xlink:show="embed" xlink:actuate="onLoad"/><draw:image xlink:href="./ObjectReplacements/Object 1223" xlink:type="simple" xlink:show="embed" xlink:actuate="onLoad"/></draw:frame>forall lsup K <text:s/>csub x.0 (%alpha ) exists lsup K <text:s/>csub x.0 (%beta <text:s/>. %gamma ):%alpha gotri %beta %gamma </text:p>
          </table:table-cell>
        </table:table-row>
        <table:table-row>
          <table:table-cell table:style-name="Table1.A2" office:value-type="string">
            <text:p text:style-name="Axiom">1224</text:p>
          </table:table-cell>
          <table:table-cell table:style-name="Table1.A2" office:value-type="string">
            <text:p text:style-name="Axiom">Px.0K_E</text:p>
          </table:table-cell>
          <table:table-cell table:style-name="Table1.C2" office:value-type="string">
            <text:p text:style-name="Axiom"><draw:frame draw:style-name="fr1" draw:name="Object1224" text:anchor-type="as-char" svg:y="-0.172in" svg:width="1.6799in" svg:height="0.2909in" draw:z-index="1223"><draw:object xlink:href="./Object 1224" xlink:type="simple" xlink:show="embed" xlink:actuate="onLoad"/><draw:image xlink:href="./ObjectReplacements/Object 1224" xlink:type="simple" xlink:show="embed" xlink:actuate="onLoad"/></draw:frame>exists lsup K <text:s/>csub x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25</text:p>
          </table:table-cell>
          <table:table-cell table:style-name="Table1.A2" office:value-type="string">
            <text:p text:style-name="Axiom">Px.0UOA</text:p>
          </table:table-cell>
          <table:table-cell table:style-name="Table1.C2" office:value-type="string">
            <text:p text:style-name="Axiom"><draw:frame draw:style-name="fr1" draw:name="Object1225" text:anchor-type="as-char" svg:y="-0.172in" svg:width="1.7575in" svg:height="0.2902in" draw:z-index="1224"><draw:object xlink:href="./Object 1225" xlink:type="simple" xlink:show="embed" xlink:actuate="onLoad"/><draw:image xlink:href="./ObjectReplacements/Object 1225" xlink:type="simple" xlink:show="embed" xlink:actuate="onLoad"/></draw:frame>forall lsup U rsup O csub x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26</text:p>
          </table:table-cell>
          <table:table-cell table:style-name="Table1.A2" office:value-type="string">
            <text:p text:style-name="Axiom">Px.0UOB</text:p>
          </table:table-cell>
          <table:table-cell table:style-name="Table1.C2" office:value-type="string">
            <text:p text:style-name="Axiom"><draw:frame draw:style-name="fr1" draw:name="Object1226" text:anchor-type="as-char" svg:y="-0.172in" svg:width="2.1083in" svg:height="0.2909in" draw:z-index="1225"><draw:object xlink:href="./Object 1226" xlink:type="simple" xlink:show="embed" xlink:actuate="onLoad"/><draw:image xlink:href="./ObjectReplacements/Object 1226" xlink:type="simple" xlink:show="embed" xlink:actuate="onLoad"/></draw:frame>forall lsup U rsup O csub x.0 (%alpha ) exists lsup U rsup O csub x.0 (%beta <text:s/>. %gamma ):%alpha gotri %beta %gamma </text:p>
          </table:table-cell>
        </table:table-row>
        <table:table-row>
          <table:table-cell table:style-name="Table1.A2" office:value-type="string">
            <text:p text:style-name="Axiom">1227</text:p>
          </table:table-cell>
          <table:table-cell table:style-name="Table1.A2" office:value-type="string">
            <text:p text:style-name="Axiom">Px.0UOE</text:p>
          </table:table-cell>
          <table:table-cell table:style-name="Table1.C2" office:value-type="string">
            <text:p text:style-name="Axiom"><draw:frame draw:style-name="fr1" draw:name="Object1227" text:anchor-type="as-char" svg:y="-0.172in" svg:width="1.7575in" svg:height="0.2909in" draw:z-index="1226"><draw:object xlink:href="./Object 1227" xlink:type="simple" xlink:show="embed" xlink:actuate="onLoad"/><draw:image xlink:href="./ObjectReplacements/Object 1227" xlink:type="simple" xlink:show="embed" xlink:actuate="onLoad"/></draw:frame>exists lsup U rsup O csub x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28</text:p>
          </table:table-cell>
          <table:table-cell table:style-name="Table1.A2" office:value-type="string">
            <text:p text:style-name="Axiom">Px.0USA</text:p>
          </table:table-cell>
          <table:table-cell table:style-name="Table1.C2" office:value-type="string">
            <text:p text:style-name="Axiom"><draw:frame draw:style-name="fr1" draw:name="Object1228" text:anchor-type="as-char" svg:y="-0.172in" svg:width="1.7445in" svg:height="0.2902in" draw:z-index="1227"><draw:object xlink:href="./Object 1228" xlink:type="simple" xlink:show="embed" xlink:actuate="onLoad"/><draw:image xlink:href="./ObjectReplacements/Object 1228" xlink:type="simple" xlink:show="embed" xlink:actuate="onLoad"/></draw:frame>forall lsup U rsup S csub x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29</text:p>
          </table:table-cell>
          <table:table-cell table:style-name="Table1.A2" office:value-type="string">
            <text:p text:style-name="Axiom">Px.0USB</text:p>
          </table:table-cell>
          <table:table-cell table:style-name="Table1.C2" office:value-type="string">
            <text:p text:style-name="Axiom"><draw:frame draw:style-name="fr1" draw:name="Object1229" text:anchor-type="as-char" svg:y="-0.172in" svg:width="2.0827in" svg:height="0.2909in" draw:z-index="1228"><draw:object xlink:href="./Object 1229" xlink:type="simple" xlink:show="embed" xlink:actuate="onLoad"/><draw:image xlink:href="./ObjectReplacements/Object 1229" xlink:type="simple" xlink:show="embed" xlink:actuate="onLoad"/></draw:frame>forall lsup U rsup S csub x.0 (%alpha ) exists lsup U rsup S csub x.0 (%beta <text:s/>. %gamma ):%alpha gotri %beta %gamma </text:p>
          </table:table-cell>
        </table:table-row>
        <table:table-row>
          <table:table-cell table:style-name="Table1.A2" office:value-type="string">
            <text:p text:style-name="Axiom">1230</text:p>
          </table:table-cell>
          <table:table-cell table:style-name="Table1.A2" office:value-type="string">
            <text:p text:style-name="Axiom">Px.0USE</text:p>
          </table:table-cell>
          <table:table-cell table:style-name="Table1.C2" office:value-type="string">
            <text:p text:style-name="Axiom"><draw:frame draw:style-name="fr1" draw:name="Object1230" text:anchor-type="as-char" svg:y="-0.172in" svg:width="1.7445in" svg:height="0.2909in" draw:z-index="1229"><draw:object xlink:href="./Object 1230" xlink:type="simple" xlink:show="embed" xlink:actuate="onLoad"/><draw:image xlink:href="./ObjectReplacements/Object 1230" xlink:type="simple" xlink:show="embed" xlink:actuate="onLoad"/></draw:frame>exists lsup U rsup S csub x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31</text:p>
          </table:table-cell>
          <table:table-cell table:style-name="Table1.A2" office:value-type="string">
            <text:p text:style-name="Axiom">Px.0U_A</text:p>
          </table:table-cell>
          <table:table-cell table:style-name="Table1.C2" office:value-type="string">
            <text:p text:style-name="Axiom"><draw:frame draw:style-name="fr1" draw:name="Object1231" text:anchor-type="as-char" svg:y="-0.172in" svg:width="1.6811in" svg:height="0.2902in" draw:z-index="1230"><draw:object xlink:href="./Object 1231" xlink:type="simple" xlink:show="embed" xlink:actuate="onLoad"/><draw:image xlink:href="./ObjectReplacements/Object 1231" xlink:type="simple" xlink:show="embed" xlink:actuate="onLoad"/></draw:frame>forall lsup U <text:s/>csub x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32</text:p>
          </table:table-cell>
          <table:table-cell table:style-name="Table1.A2" office:value-type="string">
            <text:p text:style-name="Axiom">Px.0U_B</text:p>
          </table:table-cell>
          <table:table-cell table:style-name="Table1.C2" office:value-type="string">
            <text:p text:style-name="Axiom"><draw:frame draw:style-name="fr1" draw:name="Object1232" text:anchor-type="as-char" svg:y="-0.172in" svg:width="1.9563in" svg:height="0.2909in" draw:z-index="1231"><draw:object xlink:href="./Object 1232" xlink:type="simple" xlink:show="embed" xlink:actuate="onLoad"/><draw:image xlink:href="./ObjectReplacements/Object 1232" xlink:type="simple" xlink:show="embed" xlink:actuate="onLoad"/></draw:frame>forall lsup U <text:s/>csub x.0 (%alpha ) exists lsup U <text:s/>csub x.0 (%beta <text:s/>. %gamma ):%alpha gotri %beta %gamma </text:p>
          </table:table-cell>
        </table:table-row>
        <table:table-row>
          <table:table-cell table:style-name="Table1.A2" office:value-type="string">
            <text:p text:style-name="Axiom">1233</text:p>
          </table:table-cell>
          <table:table-cell table:style-name="Table1.A2" office:value-type="string">
            <text:p text:style-name="Axiom">Px.0U_E</text:p>
          </table:table-cell>
          <table:table-cell table:style-name="Table1.C2" office:value-type="string">
            <text:p text:style-name="Axiom"><draw:frame draw:style-name="fr1" draw:name="Object1233" text:anchor-type="as-char" svg:y="-0.172in" svg:width="1.6811in" svg:height="0.2909in" draw:z-index="1232"><draw:object xlink:href="./Object 1233" xlink:type="simple" xlink:show="embed" xlink:actuate="onLoad"/><draw:image xlink:href="./ObjectReplacements/Object 1233" xlink:type="simple" xlink:show="embed" xlink:actuate="onLoad"/></draw:frame>exists lsup U <text:s/>csub x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34</text:p>
          </table:table-cell>
          <table:table-cell table:style-name="Table1.A2" office:value-type="string">
            <text:p text:style-name="Axiom">Px.0_OA</text:p>
          </table:table-cell>
          <table:table-cell table:style-name="Table1.C2" office:value-type="string">
            <text:p text:style-name="Axiom"><draw:frame draw:style-name="fr1" draw:name="Object1234" text:anchor-type="as-char" svg:y="-0.172in" svg:width="1.6717in" svg:height="0.2902in" draw:z-index="1233"><draw:object xlink:href="./Object 1234" xlink:type="simple" xlink:show="embed" xlink:actuate="onLoad"/><draw:image xlink:href="./ObjectReplacements/Object 1234" xlink:type="simple" xlink:show="embed" xlink:actuate="onLoad"/></draw:frame>forall <text:s/>rsup O csub x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35</text:p>
          </table:table-cell>
          <table:table-cell table:style-name="Table1.A2" office:value-type="string">
            <text:p text:style-name="Axiom">Px.0_OB</text:p>
          </table:table-cell>
          <table:table-cell table:style-name="Table1.C2" office:value-type="string">
            <text:p text:style-name="Axiom"><draw:frame draw:style-name="fr1" draw:name="Object1235" text:anchor-type="as-char" svg:y="-0.172in" svg:width="1.9362in" svg:height="0.2909in" draw:z-index="1234"><draw:object xlink:href="./Object 1235" xlink:type="simple" xlink:show="embed" xlink:actuate="onLoad"/><draw:image xlink:href="./ObjectReplacements/Object 1235" xlink:type="simple" xlink:show="embed" xlink:actuate="onLoad"/></draw:frame>forall <text:s/>rsup O csub x.0 (%alpha ) exists <text:s/>rsup O csub x.0 (%beta <text:s/>. %gamma ):%alpha gotri %beta %gamma </text:p>
          </table:table-cell>
        </table:table-row>
        <table:table-row>
          <table:table-cell table:style-name="Table1.A2" office:value-type="string">
            <text:p text:style-name="Axiom">1236</text:p>
          </table:table-cell>
          <table:table-cell table:style-name="Table1.A2" office:value-type="string">
            <text:p text:style-name="Axiom">Px.0_OE</text:p>
          </table:table-cell>
          <table:table-cell table:style-name="Table1.C2" office:value-type="string">
            <text:p text:style-name="Axiom"><draw:frame draw:style-name="fr1" draw:name="Object1236" text:anchor-type="as-char" svg:y="-0.172in" svg:width="1.6717in" svg:height="0.2909in" draw:z-index="1235"><draw:object xlink:href="./Object 1236" xlink:type="simple" xlink:show="embed" xlink:actuate="onLoad"/><draw:image xlink:href="./ObjectReplacements/Object 1236" xlink:type="simple" xlink:show="embed" xlink:actuate="onLoad"/></draw:frame>exists <text:s/>rsup O csub x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37</text:p>
          </table:table-cell>
          <table:table-cell table:style-name="Table1.A2" office:value-type="string">
            <text:p text:style-name="Axiom">Px.0_SA</text:p>
          </table:table-cell>
          <table:table-cell table:style-name="Table1.C2" office:value-type="string">
            <text:p text:style-name="Axiom"><draw:frame draw:style-name="fr1" draw:name="Object1237" text:anchor-type="as-char" svg:y="-0.172in" svg:width="1.6583in" svg:height="0.2902in" draw:z-index="1236"><draw:object xlink:href="./Object 1237" xlink:type="simple" xlink:show="embed" xlink:actuate="onLoad"/><draw:image xlink:href="./ObjectReplacements/Object 1237" xlink:type="simple" xlink:show="embed" xlink:actuate="onLoad"/></draw:frame>forall <text:s/>rsup S csub x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38</text:p>
          </table:table-cell>
          <table:table-cell table:style-name="Table1.A2" office:value-type="string">
            <text:p text:style-name="Axiom">Px.0_SB</text:p>
          </table:table-cell>
          <table:table-cell table:style-name="Table1.C2" office:value-type="string">
            <text:p text:style-name="Axiom"><draw:frame draw:style-name="fr1" draw:name="Object1238" text:anchor-type="as-char" svg:y="-0.172in" svg:width="1.9102in" svg:height="0.2909in" draw:z-index="1237"><draw:object xlink:href="./Object 1238" xlink:type="simple" xlink:show="embed" xlink:actuate="onLoad"/><draw:image xlink:href="./ObjectReplacements/Object 1238" xlink:type="simple" xlink:show="embed" xlink:actuate="onLoad"/></draw:frame>forall <text:s/>rsup S csub x.0 (%alpha ) exists <text:s/>rsup S csub x.0 (%beta <text:s/>. %gamma ):%alpha gotri %beta %gamma </text:p>
          </table:table-cell>
        </table:table-row>
        <table:table-row>
          <table:table-cell table:style-name="Table1.A2" office:value-type="string">
            <text:p text:style-name="Axiom">1239</text:p>
          </table:table-cell>
          <table:table-cell table:style-name="Table1.A2" office:value-type="string">
            <text:p text:style-name="Axiom">Px.0_SE</text:p>
          </table:table-cell>
          <table:table-cell table:style-name="Table1.C2" office:value-type="string">
            <text:p text:style-name="Axiom"><draw:frame draw:style-name="fr1" draw:name="Object1239" text:anchor-type="as-char" svg:y="-0.172in" svg:width="1.6583in" svg:height="0.2909in" draw:z-index="1238"><draw:object xlink:href="./Object 1239" xlink:type="simple" xlink:show="embed" xlink:actuate="onLoad"/><draw:image xlink:href="./ObjectReplacements/Object 1239" xlink:type="simple" xlink:show="embed" xlink:actuate="onLoad"/></draw:frame>exists <text:s/>rsup S csub x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40</text:p>
          </table:table-cell>
          <table:table-cell table:style-name="Table1.A2" office:value-type="string">
            <text:p text:style-name="Axiom">Px.0__A</text:p>
          </table:table-cell>
          <table:table-cell table:style-name="Table1.C2" office:value-type="string">
            <text:p text:style-name="Axiom"><draw:frame draw:style-name="fr1" draw:name="Object1240" text:anchor-type="as-char" svg:y="-0.152in" svg:width="1.5953in" svg:height="0.2701in" draw:z-index="1239"><draw:object xlink:href="./Object 1240" xlink:type="simple" xlink:show="embed" xlink:actuate="onLoad"/><draw:image xlink:href="./ObjectReplacements/Object 1240" xlink:type="simple" xlink:show="embed" xlink:actuate="onLoad"/></draw:frame>forall <text:s text:c="2"/>csub x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41</text:p>
          </table:table-cell>
          <table:table-cell table:style-name="Table1.A2" office:value-type="string">
            <text:p text:style-name="Axiom">Px.0__B</text:p>
          </table:table-cell>
          <table:table-cell table:style-name="Table1.C2" office:value-type="string">
            <text:p text:style-name="Axiom"><draw:frame draw:style-name="fr1" draw:name="Object1241" text:anchor-type="as-char" svg:y="-0.152in" svg:width="1.7835in" svg:height="0.2709in" draw:z-index="1240"><draw:object xlink:href="./Object 1241" xlink:type="simple" xlink:show="embed" xlink:actuate="onLoad"/><draw:image xlink:href="./ObjectReplacements/Object 1241" xlink:type="simple" xlink:show="embed" xlink:actuate="onLoad"/></draw:frame>forall <text:s text:c="2"/>csub x.0 (%alpha ) exists <text:s text:c="2"/>csub x.0 (%beta <text:s/>. %gamma ):%alpha gotri %beta %gamma </text:p>
          </table:table-cell>
        </table:table-row>
        <table:table-row>
          <table:table-cell table:style-name="Table1.A2" office:value-type="string">
            <text:p text:style-name="Axiom">1242</text:p>
          </table:table-cell>
          <table:table-cell table:style-name="Table1.A2" office:value-type="string">
            <text:p text:style-name="Axiom">Px.0__E</text:p>
          </table:table-cell>
          <table:table-cell table:style-name="Table1.C2" office:value-type="string">
            <text:p text:style-name="Axiom"><draw:frame draw:style-name="fr1" draw:name="Object1242" text:anchor-type="as-char" svg:y="-0.152in" svg:width="1.5953in" svg:height="0.2709in" draw:z-index="1241"><draw:object xlink:href="./Object 1242" xlink:type="simple" xlink:show="embed" xlink:actuate="onLoad"/><draw:image xlink:href="./ObjectReplacements/Object 1242" xlink:type="simple" xlink:show="embed" xlink:actuate="onLoad"/></draw:frame>exists <text:s text:c="2"/>csub x.0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43</text:p>
          </table:table-cell>
          <table:table-cell table:style-name="Table1.A2" office:value-type="string">
            <text:p text:style-name="Axiom">Px.1KOA</text:p>
          </table:table-cell>
          <table:table-cell table:style-name="Table1.C2" office:value-type="string">
            <text:p text:style-name="Axiom"><draw:frame draw:style-name="fr1" draw:name="Object1243" text:anchor-type="as-char" svg:y="-0.172in" svg:width="1.752in" svg:height="0.2902in" draw:z-index="1242"><draw:object xlink:href="./Object 1243" xlink:type="simple" xlink:show="embed" xlink:actuate="onLoad"/><draw:image xlink:href="./ObjectReplacements/Object 1243" xlink:type="simple" xlink:show="embed" xlink:actuate="onLoad"/></draw:frame>forall lsup K rsup O csub x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44</text:p>
          </table:table-cell>
          <table:table-cell table:style-name="Table1.A2" office:value-type="string">
            <text:p text:style-name="Axiom">Px.1KOB</text:p>
          </table:table-cell>
          <table:table-cell table:style-name="Table1.C2" office:value-type="string">
            <text:p text:style-name="Axiom"><draw:frame draw:style-name="fr1" draw:name="Object1244" text:anchor-type="as-char" svg:y="-0.172in" svg:width="2.098in" svg:height="0.2909in" draw:z-index="1243"><draw:object xlink:href="./Object 1244" xlink:type="simple" xlink:show="embed" xlink:actuate="onLoad"/><draw:image xlink:href="./ObjectReplacements/Object 1244" xlink:type="simple" xlink:show="embed" xlink:actuate="onLoad"/></draw:frame>forall lsup K rsup O csub x.1 (%alpha ) exists lsup K rsup O csub x.1 (%beta <text:s/>. %gamma ):%alpha gotri %beta %gamma </text:p>
          </table:table-cell>
        </table:table-row>
        <table:table-row>
          <table:table-cell table:style-name="Table1.A2" office:value-type="string">
            <text:p text:style-name="Axiom">1245</text:p>
          </table:table-cell>
          <table:table-cell table:style-name="Table1.A2" office:value-type="string">
            <text:p text:style-name="Axiom">Px.1KOE</text:p>
          </table:table-cell>
          <table:table-cell table:style-name="Table1.C2" office:value-type="string">
            <text:p text:style-name="Axiom"><draw:frame draw:style-name="fr1" draw:name="Object1245" text:anchor-type="as-char" svg:y="-0.172in" svg:width="1.752in" svg:height="0.2909in" draw:z-index="1244"><draw:object xlink:href="./Object 1245" xlink:type="simple" xlink:show="embed" xlink:actuate="onLoad"/><draw:image xlink:href="./ObjectReplacements/Object 1245" xlink:type="simple" xlink:show="embed" xlink:actuate="onLoad"/></draw:frame>exists lsup K rsup O csub x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46</text:p>
          </table:table-cell>
          <table:table-cell table:style-name="Table1.A2" office:value-type="string">
            <text:p text:style-name="Axiom">Px.1KSA</text:p>
          </table:table-cell>
          <table:table-cell table:style-name="Table1.C2" office:value-type="string">
            <text:p text:style-name="Axiom"><draw:frame draw:style-name="fr1" draw:name="Object1246" text:anchor-type="as-char" svg:y="-0.172in" svg:width="1.739in" svg:height="0.2902in" draw:z-index="1245"><draw:object xlink:href="./Object 1246" xlink:type="simple" xlink:show="embed" xlink:actuate="onLoad"/><draw:image xlink:href="./ObjectReplacements/Object 1246" xlink:type="simple" xlink:show="embed" xlink:actuate="onLoad"/></draw:frame>forall lsup K rsup S csub x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47</text:p>
          </table:table-cell>
          <table:table-cell table:style-name="Table1.A2" office:value-type="string">
            <text:p text:style-name="Axiom">Px.1KSB</text:p>
          </table:table-cell>
          <table:table-cell table:style-name="Table1.C2" office:value-type="string">
            <text:p text:style-name="Axiom"><draw:frame draw:style-name="fr1" draw:name="Object1247" text:anchor-type="as-char" svg:y="-0.172in" svg:width="2.0717in" svg:height="0.2909in" draw:z-index="1246"><draw:object xlink:href="./Object 1247" xlink:type="simple" xlink:show="embed" xlink:actuate="onLoad"/><draw:image xlink:href="./ObjectReplacements/Object 1247" xlink:type="simple" xlink:show="embed" xlink:actuate="onLoad"/></draw:frame>forall lsup K rsup S csub x.1 (%alpha ) exists lsup K rsup S csub x.1 (%beta <text:s/>. %gamma ):%alpha gotri %beta %gamma </text:p>
          </table:table-cell>
        </table:table-row>
        <table:table-row>
          <table:table-cell table:style-name="Table1.A2" office:value-type="string">
            <text:p text:style-name="Axiom">1248</text:p>
          </table:table-cell>
          <table:table-cell table:style-name="Table1.A2" office:value-type="string">
            <text:p text:style-name="Axiom">Px.1KSE</text:p>
          </table:table-cell>
          <table:table-cell table:style-name="Table1.C2" office:value-type="string">
            <text:p text:style-name="Axiom"><draw:frame draw:style-name="fr1" draw:name="Object1248" text:anchor-type="as-char" svg:y="-0.172in" svg:width="1.739in" svg:height="0.2909in" draw:z-index="1247"><draw:object xlink:href="./Object 1248" xlink:type="simple" xlink:show="embed" xlink:actuate="onLoad"/><draw:image xlink:href="./ObjectReplacements/Object 1248" xlink:type="simple" xlink:show="embed" xlink:actuate="onLoad"/></draw:frame>exists lsup K rsup S csub x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49</text:p>
          </table:table-cell>
          <table:table-cell table:style-name="Table1.A2" office:value-type="string">
            <text:p text:style-name="Axiom">Px.1K_A</text:p>
          </table:table-cell>
          <table:table-cell table:style-name="Table1.C2" office:value-type="string">
            <text:p text:style-name="Axiom"><draw:frame draw:style-name="fr1" draw:name="Object1249" text:anchor-type="as-char" svg:y="-0.172in" svg:width="1.6756in" svg:height="0.2902in" draw:z-index="1248"><draw:object xlink:href="./Object 1249" xlink:type="simple" xlink:show="embed" xlink:actuate="onLoad"/><draw:image xlink:href="./ObjectReplacements/Object 1249" xlink:type="simple" xlink:show="embed" xlink:actuate="onLoad"/></draw:frame>forall lsup K <text:s/>csub x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50</text:p>
          </table:table-cell>
          <table:table-cell table:style-name="Table1.A2" office:value-type="string">
            <text:p text:style-name="Axiom">Px.1K_B</text:p>
          </table:table-cell>
          <table:table-cell table:style-name="Table1.C2" office:value-type="string">
            <text:p text:style-name="Axiom"><draw:frame draw:style-name="fr1" draw:name="Object1250" text:anchor-type="as-char" svg:y="-0.172in" svg:width="1.9453in" svg:height="0.2909in" draw:z-index="1249"><draw:object xlink:href="./Object 1250" xlink:type="simple" xlink:show="embed" xlink:actuate="onLoad"/><draw:image xlink:href="./ObjectReplacements/Object 1250" xlink:type="simple" xlink:show="embed" xlink:actuate="onLoad"/></draw:frame>forall lsup K <text:s/>csub x.1 (%alpha ) exists lsup K <text:s/>csub x.1 (%beta <text:s/>. %gamma ):%alpha gotri %beta %gamma </text:p>
          </table:table-cell>
        </table:table-row>
        <table:table-row>
          <table:table-cell table:style-name="Table1.A2" office:value-type="string">
            <text:p text:style-name="Axiom">1251</text:p>
          </table:table-cell>
          <table:table-cell table:style-name="Table1.A2" office:value-type="string">
            <text:p text:style-name="Axiom">Px.1K_E</text:p>
          </table:table-cell>
          <table:table-cell table:style-name="Table1.C2" office:value-type="string">
            <text:p text:style-name="Axiom"><draw:frame draw:style-name="fr1" draw:name="Object1251" text:anchor-type="as-char" svg:y="-0.172in" svg:width="1.6756in" svg:height="0.2909in" draw:z-index="1250"><draw:object xlink:href="./Object 1251" xlink:type="simple" xlink:show="embed" xlink:actuate="onLoad"/><draw:image xlink:href="./ObjectReplacements/Object 1251" xlink:type="simple" xlink:show="embed" xlink:actuate="onLoad"/></draw:frame>exists lsup K <text:s/>csub x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52</text:p>
          </table:table-cell>
          <table:table-cell table:style-name="Table1.A2" office:value-type="string">
            <text:p text:style-name="Axiom">Px.1UOA</text:p>
          </table:table-cell>
          <table:table-cell table:style-name="Table1.C2" office:value-type="string">
            <text:p text:style-name="Axiom"><draw:frame draw:style-name="fr1" draw:name="Object1252" text:anchor-type="as-char" svg:y="-0.172in" svg:width="1.7535in" svg:height="0.2902in" draw:z-index="1251"><draw:object xlink:href="./Object 1252" xlink:type="simple" xlink:show="embed" xlink:actuate="onLoad"/><draw:image xlink:href="./ObjectReplacements/Object 1252" xlink:type="simple" xlink:show="embed" xlink:actuate="onLoad"/></draw:frame>forall lsup U rsup O csub x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53</text:p>
          </table:table-cell>
          <table:table-cell table:style-name="Table1.A2" office:value-type="string">
            <text:p text:style-name="Axiom">Px.1UOB</text:p>
          </table:table-cell>
          <table:table-cell table:style-name="Table1.C2" office:value-type="string">
            <text:p text:style-name="Axiom"><draw:frame draw:style-name="fr1" draw:name="Object1253" text:anchor-type="as-char" svg:y="-0.172in" svg:width="2.1in" svg:height="0.2909in" draw:z-index="1252"><draw:object xlink:href="./Object 1253" xlink:type="simple" xlink:show="embed" xlink:actuate="onLoad"/><draw:image xlink:href="./ObjectReplacements/Object 1253" xlink:type="simple" xlink:show="embed" xlink:actuate="onLoad"/></draw:frame>forall lsup U rsup O csub x.1 (%alpha ) exists lsup U rsup O csub x.1 (%beta <text:s/>. %gamma ):%alpha gotri %beta %gamma </text:p>
          </table:table-cell>
        </table:table-row>
        <table:table-row>
          <table:table-cell table:style-name="Table1.A2" office:value-type="string">
            <text:p text:style-name="Axiom">1254</text:p>
          </table:table-cell>
          <table:table-cell table:style-name="Table1.A2" office:value-type="string">
            <text:p text:style-name="Axiom">Px.1UOE</text:p>
          </table:table-cell>
          <table:table-cell table:style-name="Table1.C2" office:value-type="string">
            <text:p text:style-name="Axiom"><draw:frame draw:style-name="fr1" draw:name="Object1254" text:anchor-type="as-char" svg:y="-0.172in" svg:width="1.7535in" svg:height="0.2909in" draw:z-index="1253"><draw:object xlink:href="./Object 1254" xlink:type="simple" xlink:show="embed" xlink:actuate="onLoad"/><draw:image xlink:href="./ObjectReplacements/Object 1254" xlink:type="simple" xlink:show="embed" xlink:actuate="onLoad"/></draw:frame>exists lsup U rsup O csub x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55</text:p>
          </table:table-cell>
          <table:table-cell table:style-name="Table1.A2" office:value-type="string">
            <text:p text:style-name="Axiom">Px.1USA</text:p>
          </table:table-cell>
          <table:table-cell table:style-name="Table1.C2" office:value-type="string">
            <text:p text:style-name="Axiom"><draw:frame draw:style-name="fr1" draw:name="Object1255" text:anchor-type="as-char" svg:y="-0.172in" svg:width="1.7402in" svg:height="0.2902in" draw:z-index="1254"><draw:object xlink:href="./Object 1255" xlink:type="simple" xlink:show="embed" xlink:actuate="onLoad"/><draw:image xlink:href="./ObjectReplacements/Object 1255" xlink:type="simple" xlink:show="embed" xlink:actuate="onLoad"/></draw:frame>forall lsup U rsup S csub x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56</text:p>
          </table:table-cell>
          <table:table-cell table:style-name="Table1.A2" office:value-type="string">
            <text:p text:style-name="Axiom">Px.1USB</text:p>
          </table:table-cell>
          <table:table-cell table:style-name="Table1.C2" office:value-type="string">
            <text:p text:style-name="Axiom"><draw:frame draw:style-name="fr1" draw:name="Object1256" text:anchor-type="as-char" svg:y="-0.172in" svg:width="2.0744in" svg:height="0.2909in" draw:z-index="1255"><draw:object xlink:href="./Object 1256" xlink:type="simple" xlink:show="embed" xlink:actuate="onLoad"/><draw:image xlink:href="./ObjectReplacements/Object 1256" xlink:type="simple" xlink:show="embed" xlink:actuate="onLoad"/></draw:frame>forall lsup U rsup S csub x.1 (%alpha ) exists lsup U rsup S csub x.1 (%beta <text:s/>. %gamma ):%alpha gotri %beta %gamma </text:p>
          </table:table-cell>
        </table:table-row>
        <table:table-row>
          <table:table-cell table:style-name="Table1.A2" office:value-type="string">
            <text:p text:style-name="Axiom">1257</text:p>
          </table:table-cell>
          <table:table-cell table:style-name="Table1.A2" office:value-type="string">
            <text:p text:style-name="Axiom">Px.1USE</text:p>
          </table:table-cell>
          <table:table-cell table:style-name="Table1.C2" office:value-type="string">
            <text:p text:style-name="Axiom"><draw:frame draw:style-name="fr1" draw:name="Object1257" text:anchor-type="as-char" svg:y="-0.172in" svg:width="1.7402in" svg:height="0.2909in" draw:z-index="1256"><draw:object xlink:href="./Object 1257" xlink:type="simple" xlink:show="embed" xlink:actuate="onLoad"/><draw:image xlink:href="./ObjectReplacements/Object 1257" xlink:type="simple" xlink:show="embed" xlink:actuate="onLoad"/></draw:frame>exists lsup U rsup S csub x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58</text:p>
          </table:table-cell>
          <table:table-cell table:style-name="Table1.A2" office:value-type="string">
            <text:p text:style-name="Axiom">Px.1U_A</text:p>
          </table:table-cell>
          <table:table-cell table:style-name="Table1.C2" office:value-type="string">
            <text:p text:style-name="Axiom"><draw:frame draw:style-name="fr1" draw:name="Object1258" text:anchor-type="as-char" svg:y="-0.172in" svg:width="1.6772in" svg:height="0.2902in" draw:z-index="1257"><draw:object xlink:href="./Object 1258" xlink:type="simple" xlink:show="embed" xlink:actuate="onLoad"/><draw:image xlink:href="./ObjectReplacements/Object 1258" xlink:type="simple" xlink:show="embed" xlink:actuate="onLoad"/></draw:frame>forall lsup U <text:s/>csub x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59</text:p>
          </table:table-cell>
          <table:table-cell table:style-name="Table1.A2" office:value-type="string">
            <text:p text:style-name="Axiom">Px.1U_B</text:p>
          </table:table-cell>
          <table:table-cell table:style-name="Table1.C2" office:value-type="string">
            <text:p text:style-name="Axiom"><draw:frame draw:style-name="fr1" draw:name="Object1259" text:anchor-type="as-char" svg:y="-0.172in" svg:width="1.9472in" svg:height="0.2909in" draw:z-index="1258"><draw:object xlink:href="./Object 1259" xlink:type="simple" xlink:show="embed" xlink:actuate="onLoad"/><draw:image xlink:href="./ObjectReplacements/Object 1259" xlink:type="simple" xlink:show="embed" xlink:actuate="onLoad"/></draw:frame>forall lsup U <text:s/>csub x.1 (%alpha ) exists lsup U <text:s/>csub x.1 (%beta <text:s/>. %gamma ):%alpha gotri %beta %gamma </text:p>
          </table:table-cell>
        </table:table-row>
        <table:table-row>
          <table:table-cell table:style-name="Table1.A2" office:value-type="string">
            <text:p text:style-name="Axiom">1260</text:p>
          </table:table-cell>
          <table:table-cell table:style-name="Table1.A2" office:value-type="string">
            <text:p text:style-name="Axiom">Px.1U_E</text:p>
          </table:table-cell>
          <table:table-cell table:style-name="Table1.C2" office:value-type="string">
            <text:p text:style-name="Axiom"><draw:frame draw:style-name="fr1" draw:name="Object1260" text:anchor-type="as-char" svg:y="-0.172in" svg:width="1.6772in" svg:height="0.2909in" draw:z-index="1259"><draw:object xlink:href="./Object 1260" xlink:type="simple" xlink:show="embed" xlink:actuate="onLoad"/><draw:image xlink:href="./ObjectReplacements/Object 1260" xlink:type="simple" xlink:show="embed" xlink:actuate="onLoad"/></draw:frame>exists lsup U <text:s/>csub x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61</text:p>
          </table:table-cell>
          <table:table-cell table:style-name="Table1.A2" office:value-type="string">
            <text:p text:style-name="Axiom">Px.1_OA</text:p>
          </table:table-cell>
          <table:table-cell table:style-name="Table1.C2" office:value-type="string">
            <text:p text:style-name="Axiom"><draw:frame draw:style-name="fr1" draw:name="Object1261" text:anchor-type="as-char" svg:y="-0.172in" svg:width="1.6665in" svg:height="0.2902in" draw:z-index="1260"><draw:object xlink:href="./Object 1261" xlink:type="simple" xlink:show="embed" xlink:actuate="onLoad"/><draw:image xlink:href="./ObjectReplacements/Object 1261" xlink:type="simple" xlink:show="embed" xlink:actuate="onLoad"/></draw:frame>forall <text:s/>rsup O csub x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62</text:p>
          </table:table-cell>
          <table:table-cell table:style-name="Table1.A2" office:value-type="string">
            <text:p text:style-name="Axiom">Px.1_OB</text:p>
          </table:table-cell>
          <table:table-cell table:style-name="Table1.C2" office:value-type="string">
            <text:p text:style-name="Axiom"><draw:frame draw:style-name="fr1" draw:name="Object1262" text:anchor-type="as-char" svg:y="-0.172in" svg:width="1.928in" svg:height="0.2909in" draw:z-index="1261"><draw:object xlink:href="./Object 1262" xlink:type="simple" xlink:show="embed" xlink:actuate="onLoad"/><draw:image xlink:href="./ObjectReplacements/Object 1262" xlink:type="simple" xlink:show="embed" xlink:actuate="onLoad"/></draw:frame>forall <text:s/>rsup O csub x.1 (%alpha ) exists <text:s/>rsup O csub x.1 (%beta <text:s/>. %gamma ):%alpha gotri %beta %gamma </text:p>
          </table:table-cell>
        </table:table-row>
        <table:table-row>
          <table:table-cell table:style-name="Table1.A2" office:value-type="string">
            <text:p text:style-name="Axiom">1263</text:p>
          </table:table-cell>
          <table:table-cell table:style-name="Table1.A2" office:value-type="string">
            <text:p text:style-name="Axiom">Px.1_OE</text:p>
          </table:table-cell>
          <table:table-cell table:style-name="Table1.C2" office:value-type="string">
            <text:p text:style-name="Axiom"><draw:frame draw:style-name="fr1" draw:name="Object1263" text:anchor-type="as-char" svg:y="-0.172in" svg:width="1.6665in" svg:height="0.2909in" draw:z-index="1262"><draw:object xlink:href="./Object 1263" xlink:type="simple" xlink:show="embed" xlink:actuate="onLoad"/><draw:image xlink:href="./ObjectReplacements/Object 1263" xlink:type="simple" xlink:show="embed" xlink:actuate="onLoad"/></draw:frame>exists <text:s/>rsup O csub x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64</text:p>
          </table:table-cell>
          <table:table-cell table:style-name="Table1.A2" office:value-type="string">
            <text:p text:style-name="Axiom">Px.1_SA</text:p>
          </table:table-cell>
          <table:table-cell table:style-name="Table1.C2" office:value-type="string">
            <text:p text:style-name="Axiom"><draw:frame draw:style-name="fr1" draw:name="Object1264" text:anchor-type="as-char" svg:y="-0.172in" svg:width="1.6543in" svg:height="0.2902in" draw:z-index="1263"><draw:object xlink:href="./Object 1264" xlink:type="simple" xlink:show="embed" xlink:actuate="onLoad"/><draw:image xlink:href="./ObjectReplacements/Object 1264" xlink:type="simple" xlink:show="embed" xlink:actuate="onLoad"/></draw:frame>forall <text:s/>rsup S csub x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65</text:p>
          </table:table-cell>
          <table:table-cell table:style-name="Table1.A2" office:value-type="string">
            <text:p text:style-name="Axiom">Px.1_SB</text:p>
          </table:table-cell>
          <table:table-cell table:style-name="Table1.C2" office:value-type="string">
            <text:p text:style-name="Axiom"><draw:frame draw:style-name="fr1" draw:name="Object1265" text:anchor-type="as-char" svg:y="-0.172in" svg:width="1.9016in" svg:height="0.2909in" draw:z-index="1264"><draw:object xlink:href="./Object 1265" xlink:type="simple" xlink:show="embed" xlink:actuate="onLoad"/><draw:image xlink:href="./ObjectReplacements/Object 1265" xlink:type="simple" xlink:show="embed" xlink:actuate="onLoad"/></draw:frame>forall <text:s/>rsup S csub x.1 (%alpha ) exists <text:s/>rsup S csub x.1 (%beta <text:s/>. %gamma ):%alpha gotri %beta %gamma </text:p>
          </table:table-cell>
        </table:table-row>
        <table:table-row>
          <table:table-cell table:style-name="Table1.A2" office:value-type="string">
            <text:p text:style-name="Axiom">1266</text:p>
          </table:table-cell>
          <table:table-cell table:style-name="Table1.A2" office:value-type="string">
            <text:p text:style-name="Axiom">Px.1_SE</text:p>
          </table:table-cell>
          <table:table-cell table:style-name="Table1.C2" office:value-type="string">
            <text:p text:style-name="Axiom"><draw:frame draw:style-name="fr1" draw:name="Object1266" text:anchor-type="as-char" svg:y="-0.172in" svg:width="1.6543in" svg:height="0.2909in" draw:z-index="1265"><draw:object xlink:href="./Object 1266" xlink:type="simple" xlink:show="embed" xlink:actuate="onLoad"/><draw:image xlink:href="./ObjectReplacements/Object 1266" xlink:type="simple" xlink:show="embed" xlink:actuate="onLoad"/></draw:frame>exists <text:s/>rsup S csub x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67</text:p>
          </table:table-cell>
          <table:table-cell table:style-name="Table1.A2" office:value-type="string">
            <text:p text:style-name="Axiom">Px.1__A</text:p>
          </table:table-cell>
          <table:table-cell table:style-name="Table1.C2" office:value-type="string">
            <text:p text:style-name="Axiom"><draw:frame draw:style-name="fr1" draw:name="Object1267" text:anchor-type="as-char" svg:y="-0.152in" svg:width="1.5902in" svg:height="0.2701in" draw:z-index="1266"><draw:object xlink:href="./Object 1267" xlink:type="simple" xlink:show="embed" xlink:actuate="onLoad"/><draw:image xlink:href="./ObjectReplacements/Object 1267" xlink:type="simple" xlink:show="embed" xlink:actuate="onLoad"/></draw:frame>forall <text:s text:c="2"/>csub x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68</text:p>
          </table:table-cell>
          <table:table-cell table:style-name="Table1.A2" office:value-type="string">
            <text:p text:style-name="Axiom">Px.1__B</text:p>
          </table:table-cell>
          <table:table-cell table:style-name="Table1.C2" office:value-type="string">
            <text:p text:style-name="Axiom"><draw:frame draw:style-name="fr1" draw:name="Object1268" text:anchor-type="as-char" svg:y="-0.152in" svg:width="1.7752in" svg:height="0.2709in" draw:z-index="1267"><draw:object xlink:href="./Object 1268" xlink:type="simple" xlink:show="embed" xlink:actuate="onLoad"/><draw:image xlink:href="./ObjectReplacements/Object 1268" xlink:type="simple" xlink:show="embed" xlink:actuate="onLoad"/></draw:frame>forall <text:s text:c="2"/>csub x.1 (%alpha ) exists <text:s text:c="2"/>csub x.1 (%beta <text:s/>. %gamma ):%alpha gotri %beta %gamma </text:p>
          </table:table-cell>
        </table:table-row>
        <table:table-row>
          <table:table-cell table:style-name="Table1.A2" office:value-type="string">
            <text:p text:style-name="Axiom">1269</text:p>
          </table:table-cell>
          <table:table-cell table:style-name="Table1.A2" office:value-type="string">
            <text:p text:style-name="Axiom">Px.1__E</text:p>
          </table:table-cell>
          <table:table-cell table:style-name="Table1.C2" office:value-type="string">
            <text:p text:style-name="Axiom"><draw:frame draw:style-name="fr1" draw:name="Object1269" text:anchor-type="as-char" svg:y="-0.152in" svg:width="1.5902in" svg:height="0.2709in" draw:z-index="1268"><draw:object xlink:href="./Object 1269" xlink:type="simple" xlink:show="embed" xlink:actuate="onLoad"/><draw:image xlink:href="./ObjectReplacements/Object 1269" xlink:type="simple" xlink:show="embed" xlink:actuate="onLoad"/></draw:frame>exists <text:s text:c="2"/>csub x.1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70</text:p>
          </table:table-cell>
          <table:table-cell table:style-name="Table1.A2" office:value-type="string">
            <text:p text:style-name="Axiom">Px.yKOA</text:p>
          </table:table-cell>
          <table:table-cell table:style-name="Table1.C2" office:value-type="string">
            <text:p text:style-name="Axiom"><draw:frame draw:style-name="fr1" draw:name="Object1270" text:anchor-type="as-char" svg:y="-0.172in" svg:width="1.7508in" svg:height="0.2902in" draw:z-index="1269"><draw:object xlink:href="./Object 1270" xlink:type="simple" xlink:show="embed" xlink:actuate="onLoad"/><draw:image xlink:href="./ObjectReplacements/Object 1270" xlink:type="simple" xlink:show="embed" xlink:actuate="onLoad"/></draw:frame>forall lsup K rsup O csub x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71</text:p>
          </table:table-cell>
          <table:table-cell table:style-name="Table1.A2" office:value-type="string">
            <text:p text:style-name="Axiom">Px.yKOB</text:p>
          </table:table-cell>
          <table:table-cell table:style-name="Table1.C2" office:value-type="string">
            <text:p text:style-name="Axiom"><draw:frame draw:style-name="fr1" draw:name="Object1271" text:anchor-type="as-char" svg:y="-0.172in" svg:width="2.0953in" svg:height="0.2909in" draw:z-index="1270"><draw:object xlink:href="./Object 1271" xlink:type="simple" xlink:show="embed" xlink:actuate="onLoad"/><draw:image xlink:href="./ObjectReplacements/Object 1271" xlink:type="simple" xlink:show="embed" xlink:actuate="onLoad"/></draw:frame>forall lsup K rsup O csub x.y (%alpha ) exists lsup K rsup O csub x.y (%beta <text:s/>. %gamma ):%alpha gotri %beta %gamma </text:p>
          </table:table-cell>
        </table:table-row>
        <table:table-row>
          <table:table-cell table:style-name="Table1.A2" office:value-type="string">
            <text:p text:style-name="Axiom">1272</text:p>
          </table:table-cell>
          <table:table-cell table:style-name="Table1.A2" office:value-type="string">
            <text:p text:style-name="Axiom">Px.yKOE</text:p>
          </table:table-cell>
          <table:table-cell table:style-name="Table1.C2" office:value-type="string">
            <text:p text:style-name="Axiom"><draw:frame draw:style-name="fr1" draw:name="Object1272" text:anchor-type="as-char" svg:y="-0.172in" svg:width="1.7508in" svg:height="0.2909in" draw:z-index="1271"><draw:object xlink:href="./Object 1272" xlink:type="simple" xlink:show="embed" xlink:actuate="onLoad"/><draw:image xlink:href="./ObjectReplacements/Object 1272" xlink:type="simple" xlink:show="embed" xlink:actuate="onLoad"/></draw:frame>exists lsup K rsup O csub x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73</text:p>
          </table:table-cell>
          <table:table-cell table:style-name="Table1.A2" office:value-type="string">
            <text:p text:style-name="Axiom">Px.yKSA</text:p>
          </table:table-cell>
          <table:table-cell table:style-name="Table1.C2" office:value-type="string">
            <text:p text:style-name="Axiom"><draw:frame draw:style-name="fr1" draw:name="Object1273" text:anchor-type="as-char" svg:y="-0.172in" svg:width="1.7374in" svg:height="0.2902in" draw:z-index="1272"><draw:object xlink:href="./Object 1273" xlink:type="simple" xlink:show="embed" xlink:actuate="onLoad"/><draw:image xlink:href="./ObjectReplacements/Object 1273" xlink:type="simple" xlink:show="embed" xlink:actuate="onLoad"/></draw:frame>forall lsup K rsup S csub x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74</text:p>
          </table:table-cell>
          <table:table-cell table:style-name="Table1.A2" office:value-type="string">
            <text:p text:style-name="Axiom">Px.yKSB</text:p>
          </table:table-cell>
          <table:table-cell table:style-name="Table1.C2" office:value-type="string">
            <text:p text:style-name="Axiom"><draw:frame draw:style-name="fr1" draw:name="Object1274" text:anchor-type="as-char" svg:y="-0.172in" svg:width="2.0693in" svg:height="0.2909in" draw:z-index="1273"><draw:object xlink:href="./Object 1274" xlink:type="simple" xlink:show="embed" xlink:actuate="onLoad"/><draw:image xlink:href="./ObjectReplacements/Object 1274" xlink:type="simple" xlink:show="embed" xlink:actuate="onLoad"/></draw:frame>forall lsup K rsup S csub x.y (%alpha ) exists lsup K rsup S csub x.y (%beta <text:s/>. %gamma ):%alpha gotri %beta %gamma </text:p>
          </table:table-cell>
        </table:table-row>
        <table:table-row>
          <table:table-cell table:style-name="Table1.A2" office:value-type="string">
            <text:p text:style-name="Axiom">1275</text:p>
          </table:table-cell>
          <table:table-cell table:style-name="Table1.A2" office:value-type="string">
            <text:p text:style-name="Axiom">Px.yKSE</text:p>
          </table:table-cell>
          <table:table-cell table:style-name="Table1.C2" office:value-type="string">
            <text:p text:style-name="Axiom"><draw:frame draw:style-name="fr1" draw:name="Object1275" text:anchor-type="as-char" svg:y="-0.172in" svg:width="1.7374in" svg:height="0.2909in" draw:z-index="1274"><draw:object xlink:href="./Object 1275" xlink:type="simple" xlink:show="embed" xlink:actuate="onLoad"/><draw:image xlink:href="./ObjectReplacements/Object 1275" xlink:type="simple" xlink:show="embed" xlink:actuate="onLoad"/></draw:frame>exists lsup K rsup S csub x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76</text:p>
          </table:table-cell>
          <table:table-cell table:style-name="Table1.A2" office:value-type="string">
            <text:p text:style-name="Axiom">Px.yK_A</text:p>
          </table:table-cell>
          <table:table-cell table:style-name="Table1.C2" office:value-type="string">
            <text:p text:style-name="Axiom"><draw:frame draw:style-name="fr1" draw:name="Object1276" text:anchor-type="as-char" svg:y="-0.172in" svg:width="1.6744in" svg:height="0.2902in" draw:z-index="1275"><draw:object xlink:href="./Object 1276" xlink:type="simple" xlink:show="embed" xlink:actuate="onLoad"/><draw:image xlink:href="./ObjectReplacements/Object 1276" xlink:type="simple" xlink:show="embed" xlink:actuate="onLoad"/></draw:frame>forall lsup K <text:s/>csub x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77</text:p>
          </table:table-cell>
          <table:table-cell table:style-name="Table1.A2" office:value-type="string">
            <text:p text:style-name="Axiom">Px.yK_B</text:p>
          </table:table-cell>
          <table:table-cell table:style-name="Table1.C2" office:value-type="string">
            <text:p text:style-name="Axiom"><draw:frame draw:style-name="fr1" draw:name="Object1277" text:anchor-type="as-char" svg:y="-0.172in" svg:width="1.9425in" svg:height="0.2909in" draw:z-index="1276"><draw:object xlink:href="./Object 1277" xlink:type="simple" xlink:show="embed" xlink:actuate="onLoad"/><draw:image xlink:href="./ObjectReplacements/Object 1277" xlink:type="simple" xlink:show="embed" xlink:actuate="onLoad"/></draw:frame>forall lsup K <text:s/>csub x.y (%alpha ) exists lsup K <text:s/>csub x.y (%beta <text:s/>. %gamma ):%alpha gotri %beta %gamma </text:p>
          </table:table-cell>
        </table:table-row>
        <table:table-row>
          <table:table-cell table:style-name="Table1.A2" office:value-type="string">
            <text:p text:style-name="Axiom">1278</text:p>
          </table:table-cell>
          <table:table-cell table:style-name="Table1.A2" office:value-type="string">
            <text:p text:style-name="Axiom">Px.yK_E</text:p>
          </table:table-cell>
          <table:table-cell table:style-name="Table1.C2" office:value-type="string">
            <text:p text:style-name="Axiom"><draw:frame draw:style-name="fr1" draw:name="Object1278" text:anchor-type="as-char" svg:y="-0.172in" svg:width="1.6744in" svg:height="0.2909in" draw:z-index="1277"><draw:object xlink:href="./Object 1278" xlink:type="simple" xlink:show="embed" xlink:actuate="onLoad"/><draw:image xlink:href="./ObjectReplacements/Object 1278" xlink:type="simple" xlink:show="embed" xlink:actuate="onLoad"/></draw:frame>exists lsup K <text:s/>csub x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79</text:p>
          </table:table-cell>
          <table:table-cell table:style-name="Table1.A2" office:value-type="string">
            <text:p text:style-name="Axiom">Px.yUOA</text:p>
          </table:table-cell>
          <table:table-cell table:style-name="Table1.C2" office:value-type="string">
            <text:p text:style-name="Axiom"><draw:frame draw:style-name="fr1" draw:name="Object1279" text:anchor-type="as-char" svg:y="-0.172in" svg:width="1.752in" svg:height="0.2902in" draw:z-index="1278"><draw:object xlink:href="./Object 1279" xlink:type="simple" xlink:show="embed" xlink:actuate="onLoad"/><draw:image xlink:href="./ObjectReplacements/Object 1279" xlink:type="simple" xlink:show="embed" xlink:actuate="onLoad"/></draw:frame>forall lsup U rsup O csub x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80</text:p>
          </table:table-cell>
          <table:table-cell table:style-name="Table1.A2" office:value-type="string">
            <text:p text:style-name="Axiom">Px.yUOB</text:p>
          </table:table-cell>
          <table:table-cell table:style-name="Table1.C2" office:value-type="string">
            <text:p text:style-name="Axiom"><draw:frame draw:style-name="fr1" draw:name="Object1280" text:anchor-type="as-char" svg:y="-0.172in" svg:width="2.098in" svg:height="0.2909in" draw:z-index="1279"><draw:object xlink:href="./Object 1280" xlink:type="simple" xlink:show="embed" xlink:actuate="onLoad"/><draw:image xlink:href="./ObjectReplacements/Object 1280" xlink:type="simple" xlink:show="embed" xlink:actuate="onLoad"/></draw:frame>forall lsup U rsup O csub x.y (%alpha ) exists lsup U rsup O csub x.y (%beta <text:s/>. %gamma ):%alpha gotri %beta %gamma </text:p>
          </table:table-cell>
        </table:table-row>
        <table:table-row>
          <table:table-cell table:style-name="Table1.A2" office:value-type="string">
            <text:p text:style-name="Axiom">1281</text:p>
          </table:table-cell>
          <table:table-cell table:style-name="Table1.A2" office:value-type="string">
            <text:p text:style-name="Axiom">Px.yUOE</text:p>
          </table:table-cell>
          <table:table-cell table:style-name="Table1.C2" office:value-type="string">
            <text:p text:style-name="Axiom"><draw:frame draw:style-name="fr1" draw:name="Object1281" text:anchor-type="as-char" svg:y="-0.172in" svg:width="1.752in" svg:height="0.2909in" draw:z-index="1280"><draw:object xlink:href="./Object 1281" xlink:type="simple" xlink:show="embed" xlink:actuate="onLoad"/><draw:image xlink:href="./ObjectReplacements/Object 1281" xlink:type="simple" xlink:show="embed" xlink:actuate="onLoad"/></draw:frame>exists lsup U rsup O csub x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82</text:p>
          </table:table-cell>
          <table:table-cell table:style-name="Table1.A2" office:value-type="string">
            <text:p text:style-name="Axiom">Px.yUSA</text:p>
          </table:table-cell>
          <table:table-cell table:style-name="Table1.C2" office:value-type="string">
            <text:p text:style-name="Axiom"><draw:frame draw:style-name="fr1" draw:name="Object1282" text:anchor-type="as-char" svg:y="-0.172in" svg:width="1.739in" svg:height="0.2902in" draw:z-index="1281"><draw:object xlink:href="./Object 1282" xlink:type="simple" xlink:show="embed" xlink:actuate="onLoad"/><draw:image xlink:href="./ObjectReplacements/Object 1282" xlink:type="simple" xlink:show="embed" xlink:actuate="onLoad"/></draw:frame>forall lsup U rsup S csub x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83</text:p>
          </table:table-cell>
          <table:table-cell table:style-name="Table1.A2" office:value-type="string">
            <text:p text:style-name="Axiom">Px.yUSB</text:p>
          </table:table-cell>
          <table:table-cell table:style-name="Table1.C2" office:value-type="string">
            <text:p text:style-name="Axiom"><draw:frame draw:style-name="fr1" draw:name="Object1283" text:anchor-type="as-char" svg:y="-0.172in" svg:width="2.0717in" svg:height="0.2909in" draw:z-index="1282"><draw:object xlink:href="./Object 1283" xlink:type="simple" xlink:show="embed" xlink:actuate="onLoad"/><draw:image xlink:href="./ObjectReplacements/Object 1283" xlink:type="simple" xlink:show="embed" xlink:actuate="onLoad"/></draw:frame>forall lsup U rsup S csub x.y (%alpha ) exists lsup U rsup S csub x.y (%beta <text:s/>. %gamma ):%alpha gotri %beta %gamma </text:p>
          </table:table-cell>
        </table:table-row>
        <table:table-row>
          <table:table-cell table:style-name="Table1.A2" office:value-type="string">
            <text:p text:style-name="Axiom">1284</text:p>
          </table:table-cell>
          <table:table-cell table:style-name="Table1.A2" office:value-type="string">
            <text:p text:style-name="Axiom">Px.yUSE</text:p>
          </table:table-cell>
          <table:table-cell table:style-name="Table1.C2" office:value-type="string">
            <text:p text:style-name="Axiom"><draw:frame draw:style-name="fr1" draw:name="Object1284" text:anchor-type="as-char" svg:y="-0.172in" svg:width="1.739in" svg:height="0.2909in" draw:z-index="1283"><draw:object xlink:href="./Object 1284" xlink:type="simple" xlink:show="embed" xlink:actuate="onLoad"/><draw:image xlink:href="./ObjectReplacements/Object 1284" xlink:type="simple" xlink:show="embed" xlink:actuate="onLoad"/></draw:frame>exists lsup U rsup S csub x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85</text:p>
          </table:table-cell>
          <table:table-cell table:style-name="Table1.A2" office:value-type="string">
            <text:p text:style-name="Axiom">Px.yU_A</text:p>
          </table:table-cell>
          <table:table-cell table:style-name="Table1.C2" office:value-type="string">
            <text:p text:style-name="Axiom"><draw:frame draw:style-name="fr1" draw:name="Object1285" text:anchor-type="as-char" svg:y="-0.172in" svg:width="1.6756in" svg:height="0.2902in" draw:z-index="1284"><draw:object xlink:href="./Object 1285" xlink:type="simple" xlink:show="embed" xlink:actuate="onLoad"/><draw:image xlink:href="./ObjectReplacements/Object 1285" xlink:type="simple" xlink:show="embed" xlink:actuate="onLoad"/></draw:frame>forall lsup U <text:s/>csub x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86</text:p>
          </table:table-cell>
          <table:table-cell table:style-name="Table1.A2" office:value-type="string">
            <text:p text:style-name="Axiom">Px.yU_B</text:p>
          </table:table-cell>
          <table:table-cell table:style-name="Table1.C2" office:value-type="string">
            <text:p text:style-name="Axiom"><draw:frame draw:style-name="fr1" draw:name="Object1286" text:anchor-type="as-char" svg:y="-0.172in" svg:width="1.9453in" svg:height="0.2909in" draw:z-index="1285"><draw:object xlink:href="./Object 1286" xlink:type="simple" xlink:show="embed" xlink:actuate="onLoad"/><draw:image xlink:href="./ObjectReplacements/Object 1286" xlink:type="simple" xlink:show="embed" xlink:actuate="onLoad"/></draw:frame>forall lsup U <text:s/>csub x.y (%alpha ) exists lsup U <text:s/>csub x.y (%beta <text:s/>. %gamma ):%alpha gotri %beta %gamma </text:p>
          </table:table-cell>
        </table:table-row>
        <table:table-row>
          <table:table-cell table:style-name="Table1.A2" office:value-type="string">
            <text:p text:style-name="Axiom">1287</text:p>
          </table:table-cell>
          <table:table-cell table:style-name="Table1.A2" office:value-type="string">
            <text:p text:style-name="Axiom">Px.yU_E</text:p>
          </table:table-cell>
          <table:table-cell table:style-name="Table1.C2" office:value-type="string">
            <text:p text:style-name="Axiom"><draw:frame draw:style-name="fr1" draw:name="Object1287" text:anchor-type="as-char" svg:y="-0.172in" svg:width="1.6756in" svg:height="0.2909in" draw:z-index="1286"><draw:object xlink:href="./Object 1287" xlink:type="simple" xlink:show="embed" xlink:actuate="onLoad"/><draw:image xlink:href="./ObjectReplacements/Object 1287" xlink:type="simple" xlink:show="embed" xlink:actuate="onLoad"/></draw:frame>exists lsup U <text:s/>csub x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88</text:p>
          </table:table-cell>
          <table:table-cell table:style-name="Table1.A2" office:value-type="string">
            <text:p text:style-name="Axiom">Px.y_OA</text:p>
          </table:table-cell>
          <table:table-cell table:style-name="Table1.C2" office:value-type="string">
            <text:p text:style-name="Axiom"><draw:frame draw:style-name="fr1" draw:name="Object1288" text:anchor-type="as-char" svg:y="-0.172in" svg:width="1.6665in" svg:height="0.2902in" draw:z-index="1287"><draw:object xlink:href="./Object 1288" xlink:type="simple" xlink:show="embed" xlink:actuate="onLoad"/><draw:image xlink:href="./ObjectReplacements/Object 1288" xlink:type="simple" xlink:show="embed" xlink:actuate="onLoad"/></draw:frame>forall <text:s/>rsup O csub x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89</text:p>
          </table:table-cell>
          <table:table-cell table:style-name="Table1.A2" office:value-type="string">
            <text:p text:style-name="Axiom">Px.y_OB</text:p>
          </table:table-cell>
          <table:table-cell table:style-name="Table1.C2" office:value-type="string">
            <text:p text:style-name="Axiom"><draw:frame draw:style-name="fr1" draw:name="Object1289" text:anchor-type="as-char" svg:y="-0.172in" svg:width="1.9256in" svg:height="0.2909in" draw:z-index="1288"><draw:object xlink:href="./Object 1289" xlink:type="simple" xlink:show="embed" xlink:actuate="onLoad"/><draw:image xlink:href="./ObjectReplacements/Object 1289" xlink:type="simple" xlink:show="embed" xlink:actuate="onLoad"/></draw:frame>forall <text:s/>rsup O csub x.y (%alpha ) exists <text:s/>rsup O csub x.y (%beta <text:s/>. %gamma ):%alpha gotri %beta %gamma </text:p>
          </table:table-cell>
        </table:table-row>
        <table:table-row>
          <table:table-cell table:style-name="Table1.A2" office:value-type="string">
            <text:p text:style-name="Axiom">1290</text:p>
          </table:table-cell>
          <table:table-cell table:style-name="Table1.A2" office:value-type="string">
            <text:p text:style-name="Axiom">Px.y_OE</text:p>
          </table:table-cell>
          <table:table-cell table:style-name="Table1.C2" office:value-type="string">
            <text:p text:style-name="Axiom"><draw:frame draw:style-name="fr1" draw:name="Object1290" text:anchor-type="as-char" svg:y="-0.172in" svg:width="1.6661in" svg:height="0.2909in" draw:z-index="1289"><draw:object xlink:href="./Object 1290" xlink:type="simple" xlink:show="embed" xlink:actuate="onLoad"/><draw:image xlink:href="./ObjectReplacements/Object 1290" xlink:type="simple" xlink:show="embed" xlink:actuate="onLoad"/></draw:frame>exists <text:s/>rsup O csub x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91</text:p>
          </table:table-cell>
          <table:table-cell table:style-name="Table1.A2" office:value-type="string">
            <text:p text:style-name="Axiom">Px.y_SA</text:p>
          </table:table-cell>
          <table:table-cell table:style-name="Table1.C2" office:value-type="string">
            <text:p text:style-name="Axiom"><draw:frame draw:style-name="fr1" draw:name="Object1291" text:anchor-type="as-char" svg:y="-0.172in" svg:width="1.6535in" svg:height="0.2902in" draw:z-index="1290"><draw:object xlink:href="./Object 1291" xlink:type="simple" xlink:show="embed" xlink:actuate="onLoad"/><draw:image xlink:href="./ObjectReplacements/Object 1291" xlink:type="simple" xlink:show="embed" xlink:actuate="onLoad"/></draw:frame>forall <text:s/>rsup S csub x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92</text:p>
          </table:table-cell>
          <table:table-cell table:style-name="Table1.A2" office:value-type="string">
            <text:p text:style-name="Axiom">Px.y_SB</text:p>
          </table:table-cell>
          <table:table-cell table:style-name="Table1.C2" office:value-type="string">
            <text:p text:style-name="Axiom"><draw:frame draw:style-name="fr1" draw:name="Object1292" text:anchor-type="as-char" svg:y="-0.172in" svg:width="1.9in" svg:height="0.2909in" draw:z-index="1291"><draw:object xlink:href="./Object 1292" xlink:type="simple" xlink:show="embed" xlink:actuate="onLoad"/><draw:image xlink:href="./ObjectReplacements/Object 1292" xlink:type="simple" xlink:show="embed" xlink:actuate="onLoad"/></draw:frame>forall <text:s/>rsup S csub x.y (%alpha ) exists <text:s/>rsup S csub x.y (%beta <text:s/>. %gamma ):%alpha gotri %beta %gamma </text:p>
          </table:table-cell>
        </table:table-row>
        <table:table-row>
          <table:table-cell table:style-name="Table1.A2" office:value-type="string">
            <text:p text:style-name="Axiom">1293</text:p>
          </table:table-cell>
          <table:table-cell table:style-name="Table1.A2" office:value-type="string">
            <text:p text:style-name="Axiom">Px.y_SE</text:p>
          </table:table-cell>
          <table:table-cell table:style-name="Table1.C2" office:value-type="string">
            <text:p text:style-name="Axiom"><draw:frame draw:style-name="fr1" draw:name="Object1293" text:anchor-type="as-char" svg:y="-0.172in" svg:width="1.6528in" svg:height="0.2909in" draw:z-index="1292"><draw:object xlink:href="./Object 1293" xlink:type="simple" xlink:show="embed" xlink:actuate="onLoad"/><draw:image xlink:href="./ObjectReplacements/Object 1293" xlink:type="simple" xlink:show="embed" xlink:actuate="onLoad"/></draw:frame>exists <text:s/>rsup S csub x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94</text:p>
          </table:table-cell>
          <table:table-cell table:style-name="Table1.A2" office:value-type="string">
            <text:p text:style-name="Axiom">Px.y__A</text:p>
          </table:table-cell>
          <table:table-cell table:style-name="Table1.C2" office:value-type="string">
            <text:p text:style-name="Axiom"><draw:frame draw:style-name="fr1" draw:name="Object1294" text:anchor-type="as-char" svg:y="-0.152in" svg:width="1.5902in" svg:height="0.2701in" draw:z-index="1293"><draw:object xlink:href="./Object 1294" xlink:type="simple" xlink:show="embed" xlink:actuate="onLoad"/><draw:image xlink:href="./ObjectReplacements/Object 1294" xlink:type="simple" xlink:show="embed" xlink:actuate="onLoad"/></draw:frame>forall <text:s text:c="2"/>csub x.y (%alpha <text:s/>, %beta <text:s/>, %gamma ):%alpha gotri %beta %gamma </text:p>
          </table:table-cell>
        </table:table-row>
        <table:table-row>
          <table:table-cell table:style-name="Table1.A2" office:value-type="string">
            <text:p text:style-name="Axiom">1295</text:p>
          </table:table-cell>
          <table:table-cell table:style-name="Table1.A2" office:value-type="string">
            <text:p text:style-name="Axiom">Px.y__B</text:p>
          </table:table-cell>
          <table:table-cell table:style-name="Table1.C2" office:value-type="string">
            <text:p text:style-name="Axiom"><draw:frame draw:style-name="fr1" draw:name="Object1295" text:anchor-type="as-char" svg:y="-0.152in" svg:width="1.7728in" svg:height="0.2709in" draw:z-index="1294"><draw:object xlink:href="./Object 1295" xlink:type="simple" xlink:show="embed" xlink:actuate="onLoad"/><draw:image xlink:href="./ObjectReplacements/Object 1295" xlink:type="simple" xlink:show="embed" xlink:actuate="onLoad"/></draw:frame>forall <text:s text:c="2"/>csub x.y (%alpha ) exists <text:s text:c="2"/>csub x.y (%beta <text:s/>. %gamma ):%alpha gotri %beta %gamma </text:p>
          </table:table-cell>
        </table:table-row>
        <table:table-row>
          <table:table-cell table:style-name="Table1.A2" office:value-type="string">
            <text:p text:style-name="Axiom">1296</text:p>
          </table:table-cell>
          <table:table-cell table:style-name="Table1.A2" office:value-type="string">
            <text:p text:style-name="Axiom">Px.y__E</text:p>
          </table:table-cell>
          <table:table-cell table:style-name="Table1.C2" office:value-type="string">
            <text:p text:style-name="Axiom"><draw:frame draw:style-name="fr1" draw:name="Object1296" text:anchor-type="as-char" svg:y="-0.152in" svg:width="1.5898in" svg:height="0.2709in" draw:z-index="1295"><draw:object xlink:href="./Object 1296" xlink:type="simple" xlink:show="embed" xlink:actuate="onLoad"/><draw:image xlink:href="./ObjectReplacements/Object 1296" xlink:type="simple" xlink:show="embed" xlink:actuate="onLoad"/></draw:frame>exists <text:s text:c="2"/>csub x.y (%alpha <text:s/>, %beta <text:s/>, %gamma ):%alpha gotri %beta %gamma </text:p>
          </table:table-cell>
        </table:table-row>
      </table:table>
      <text:p text:style-name="Axiom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Axiom" style:family="paragraph" style:parent-style-name="Caption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an Gaynor</meta:initial-creator>
    <meta:creation-date>2016-07-30T06:01:08</meta:creation-date>
    <dc:date>2016-08-02T04:29:36</dc:date>
    <dc:creator>Alan Gaynor</dc:creator>
    <meta:editing-duration>P2DT22H28M28S</meta:editing-duration>
    <meta:editing-cycles>43</meta:editing-cycles>
    <meta:generator>OpenOffice/4.1.2$Unix OpenOffice.org_project/412m3$Build-9782</meta:generator>
    <meta:document-statistic meta:table-count="1" meta:image-count="0" meta:object-count="1296" meta:page-count="7" meta:paragraph-count="3891" meta:word-count="20240" meta:character-count="110457"/>
  </office:meta>
</office:document-meta>
</file>

<file path=Object 1/content.xml><?xml version="1.0" encoding="utf-8"?>
<math xmlns="http://www.w3.org/1998/Math/MathML">
  <semantics>
    <mrow>
      <mmultiscripts>
        <munder>
          <mo stretchy="false">∀</mo>
          <mn>0.0</mn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O csub 0.0 (%alpha  , %beta ):%alpha namsaa %beta </annotation>
  </semantics>
</math>
</file>

<file path=Object 10/content.xml><?xml version="1.0" encoding="utf-8"?>
<math xmlns="http://www.w3.org/1998/Math/MathML">
  <semantics>
    <mrow>
      <mmultiscripts>
        <munder>
          <mo stretchy="false">∀</mo>
          <mn>0.0</mn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O csub 0.0 (%alpha  , %beta ):%alpha namsaa %beta </annotation>
  </semantics>
</math>
</file>

<file path=Object 100/content.xml><?xml version="1.0" encoding="utf-8"?>
<math xmlns="http://www.w3.org/1998/Math/MathML">
  <semantics>
    <mrow>
      <msup>
        <munder>
          <mo stretchy="false">∀</mo>
          <mn>1.0</mn>
        </munder>
        <mi>O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O csub 1.0 (%alpha  , %beta ):%alpha namsaa %beta </annotation>
  </semantics>
</math>
</file>

<file path=Object 1000/content.xml><?xml version="1.0" encoding="utf-8"?>
<math xmlns="http://www.w3.org/1998/Math/MathML">
  <semantics>
    <mrow>
      <mmultiscripts>
        <munder>
          <mo stretchy="false">∀</mo>
          <mn>1.y</mn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O csub 1.y (%alpha  , %beta  , %gamma ):%alpha gotri %beta %gamma </annotation>
  </semantics>
</math>
</file>

<file path=Object 1001/content.xml><?xml version="1.0" encoding="utf-8"?>
<math xmlns="http://www.w3.org/1998/Math/MathML">
  <semantics>
    <mrow>
      <mmultiscripts>
        <munder>
          <mo stretchy="false">∀</mo>
          <mn>1.y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y</mn>
        </munder>
        <none/>
        <mi>O</mi>
        <mprescripts/>
        <none/>
        <mi>K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O csub 1.y (%alpha ) exists lsup K rsup O csub 1.y (%beta  . %gamma ):%alpha gotri %beta %gamma </annotation>
  </semantics>
</math>
</file>

<file path=Object 1002/content.xml><?xml version="1.0" encoding="utf-8"?>
<math xmlns="http://www.w3.org/1998/Math/MathML">
  <semantics>
    <mrow>
      <mmultiscripts>
        <munder>
          <mo stretchy="false">∃</mo>
          <mn>1.y</mn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K rsup O csub 1.y (%alpha  , %beta  , %gamma ):%alpha gotri %beta %gamma </annotation>
  </semantics>
</math>
</file>

<file path=Object 1003/content.xml><?xml version="1.0" encoding="utf-8"?>
<math xmlns="http://www.w3.org/1998/Math/MathML">
  <semantics>
    <mrow>
      <mmultiscripts>
        <munder>
          <mo stretchy="false">∀</mo>
          <mn>1.y</mn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S csub 1.y (%alpha  , %beta  , %gamma ):%alpha gotri %beta %gamma </annotation>
  </semantics>
</math>
</file>

<file path=Object 1004/content.xml><?xml version="1.0" encoding="utf-8"?>
<math xmlns="http://www.w3.org/1998/Math/MathML">
  <semantics>
    <mrow>
      <mmultiscripts>
        <munder>
          <mo stretchy="false">∀</mo>
          <mn>1.y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y</mn>
        </munder>
        <none/>
        <mi>S</mi>
        <mprescripts/>
        <none/>
        <mi>K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S csub 1.y (%alpha ) exists lsup K rsup S csub 1.y (%beta  . %gamma ):%alpha gotri %beta %gamma </annotation>
  </semantics>
</math>
</file>

<file path=Object 1005/content.xml><?xml version="1.0" encoding="utf-8"?>
<math xmlns="http://www.w3.org/1998/Math/MathML">
  <semantics>
    <mrow>
      <mmultiscripts>
        <munder>
          <mo stretchy="false">∃</mo>
          <mn>1.y</mn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K rsup S csub 1.y (%alpha  , %beta  , %gamma ):%alpha gotri %beta %gamma </annotation>
  </semantics>
</math>
</file>

<file path=Object 1006/content.xml><?xml version="1.0" encoding="utf-8"?>
<math xmlns="http://www.w3.org/1998/Math/MathML">
  <semantics>
    <mrow>
      <mmultiscripts>
        <munder>
          <mo stretchy="false">∀</mo>
          <mn>1.y</mn>
        </munder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 csub 1.y (%alpha  , %beta  , %gamma ):%alpha gotri %beta %gamma </annotation>
  </semantics>
</math>
</file>

<file path=Object 1007/content.xml><?xml version="1.0" encoding="utf-8"?>
<math xmlns="http://www.w3.org/1998/Math/MathML">
  <semantics>
    <mrow>
      <mmultiscripts>
        <munder>
          <mo stretchy="false">∀</mo>
          <mn>1.y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y</mn>
        </munder>
        <mprescripts/>
        <none/>
        <mi>K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 csub 1.y (%alpha ) exists lsup K  csub 1.y (%beta  . %gamma ):%alpha gotri %beta %gamma </annotation>
  </semantics>
</math>
</file>

<file path=Object 1008/content.xml><?xml version="1.0" encoding="utf-8"?>
<math xmlns="http://www.w3.org/1998/Math/MathML">
  <semantics>
    <mrow>
      <mmultiscripts>
        <munder>
          <mo stretchy="false">∃</mo>
          <mn>1.y</mn>
        </munder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K  csub 1.y (%alpha  , %beta  , %gamma ):%alpha gotri %beta %gamma </annotation>
  </semantics>
</math>
</file>

<file path=Object 1009/content.xml><?xml version="1.0" encoding="utf-8"?>
<math xmlns="http://www.w3.org/1998/Math/MathML">
  <semantics>
    <mrow>
      <mmultiscripts>
        <munder>
          <mo stretchy="false">∀</mo>
          <mn>1.y</mn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O csub 1.y (%alpha  , %beta  , %gamma ):%alpha gotri %beta %gamma </annotation>
  </semantics>
</math>
</file>

<file path=Object 101/content.xml><?xml version="1.0" encoding="utf-8"?>
<math xmlns="http://www.w3.org/1998/Math/MathML">
  <semantics>
    <mrow>
      <msup>
        <munder>
          <mo stretchy="false">∀</mo>
          <mn>1.0</mn>
        </munder>
        <mi>O</mi>
      </msup>
      <mrow>
        <mo stretchy="false">(</mo>
        <mrow>
          <mo stretchy="false">α</mo>
        </mrow>
        <mo stretchy="false">)</mo>
      </mrow>
      <msup>
        <munder>
          <mo stretchy="false">∃</mo>
          <mn>1.0</mn>
        </munder>
        <mi>O</mi>
      </msup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O csub 1.0 (%alpha ) exists  rsup O csub 1.0 (%beta ):%alpha namsaa %beta </annotation>
  </semantics>
</math>
</file>

<file path=Object 1010/content.xml><?xml version="1.0" encoding="utf-8"?>
<math xmlns="http://www.w3.org/1998/Math/MathML">
  <semantics>
    <mrow>
      <mmultiscripts>
        <munder>
          <mo stretchy="false">∀</mo>
          <mn>1.y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y</mn>
        </munder>
        <none/>
        <mi>O</mi>
        <mprescripts/>
        <none/>
        <mi>U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O csub 1.y (%alpha ) exists lsup U rsup O csub 1.y (%beta  . %gamma ):%alpha gotri %beta %gamma </annotation>
  </semantics>
</math>
</file>

<file path=Object 1011/content.xml><?xml version="1.0" encoding="utf-8"?>
<math xmlns="http://www.w3.org/1998/Math/MathML">
  <semantics>
    <mrow>
      <mmultiscripts>
        <munder>
          <mo stretchy="false">∃</mo>
          <mn>1.y</mn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U rsup O csub 1.y (%alpha  , %beta  , %gamma ):%alpha gotri %beta %gamma </annotation>
  </semantics>
</math>
</file>

<file path=Object 1012/content.xml><?xml version="1.0" encoding="utf-8"?>
<math xmlns="http://www.w3.org/1998/Math/MathML">
  <semantics>
    <mrow>
      <mmultiscripts>
        <munder>
          <mo stretchy="false">∀</mo>
          <mn>1.y</mn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S csub 1.y (%alpha  , %beta  , %gamma ):%alpha gotri %beta %gamma </annotation>
  </semantics>
</math>
</file>

<file path=Object 1013/content.xml><?xml version="1.0" encoding="utf-8"?>
<math xmlns="http://www.w3.org/1998/Math/MathML">
  <semantics>
    <mrow>
      <mmultiscripts>
        <munder>
          <mo stretchy="false">∀</mo>
          <mn>1.y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y</mn>
        </munder>
        <none/>
        <mi>S</mi>
        <mprescripts/>
        <none/>
        <mi>U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S csub 1.y (%alpha ) exists lsup U rsup S csub 1.y (%beta  . %gamma ):%alpha gotri %beta %gamma </annotation>
  </semantics>
</math>
</file>

<file path=Object 1014/content.xml><?xml version="1.0" encoding="utf-8"?>
<math xmlns="http://www.w3.org/1998/Math/MathML">
  <semantics>
    <mrow>
      <mmultiscripts>
        <munder>
          <mo stretchy="false">∃</mo>
          <mn>1.y</mn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U rsup S csub 1.y (%alpha  , %beta  , %gamma ):%alpha gotri %beta %gamma </annotation>
  </semantics>
</math>
</file>

<file path=Object 1015/content.xml><?xml version="1.0" encoding="utf-8"?>
<math xmlns="http://www.w3.org/1998/Math/MathML">
  <semantics>
    <mrow>
      <mmultiscripts>
        <munder>
          <mo stretchy="false">∀</mo>
          <mn>1.y</mn>
        </munder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 csub 1.y (%alpha  , %beta  , %gamma ):%alpha gotri %beta %gamma </annotation>
  </semantics>
</math>
</file>

<file path=Object 1016/content.xml><?xml version="1.0" encoding="utf-8"?>
<math xmlns="http://www.w3.org/1998/Math/MathML">
  <semantics>
    <mrow>
      <mmultiscripts>
        <munder>
          <mo stretchy="false">∀</mo>
          <mn>1.y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y</mn>
        </munder>
        <mprescripts/>
        <none/>
        <mi>U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 csub 1.y (%alpha ) exists lsup U  csub 1.y (%beta  . %gamma ):%alpha gotri %beta %gamma </annotation>
  </semantics>
</math>
</file>

<file path=Object 1017/content.xml><?xml version="1.0" encoding="utf-8"?>
<math xmlns="http://www.w3.org/1998/Math/MathML">
  <semantics>
    <mrow>
      <mmultiscripts>
        <munder>
          <mo stretchy="false">∃</mo>
          <mn>1.y</mn>
        </munder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U  csub 1.y (%alpha  , %beta  , %gamma ):%alpha gotri %beta %gamma </annotation>
  </semantics>
</math>
</file>

<file path=Object 1018/content.xml><?xml version="1.0" encoding="utf-8"?>
<math xmlns="http://www.w3.org/1998/Math/MathML">
  <semantics>
    <mrow>
      <msup>
        <munder>
          <mo stretchy="false">∀</mo>
          <mn>1.y</mn>
        </munder>
        <mi>O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O csub 1.y (%alpha  , %beta  , %gamma ):%alpha gotri %beta %gamma </annotation>
  </semantics>
</math>
</file>

<file path=Object 1019/content.xml><?xml version="1.0" encoding="utf-8"?>
<math xmlns="http://www.w3.org/1998/Math/MathML">
  <semantics>
    <mrow>
      <msup>
        <munder>
          <mo stretchy="false">∀</mo>
          <mn>1.y</mn>
        </munder>
        <mi>O</mi>
      </msup>
      <mrow>
        <mo stretchy="false">(</mo>
        <mrow>
          <mo stretchy="false">α</mo>
        </mrow>
        <mo stretchy="false">)</mo>
      </mrow>
      <msup>
        <munder>
          <mo stretchy="false">∃</mo>
          <mn>1.y</mn>
        </munder>
        <mi>O</mi>
      </msup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O csub 1.y (%alpha ) exists  rsup O csub 1.y (%beta  . %gamma ):%alpha gotri %beta %gamma </annotation>
  </semantics>
</math>
</file>

<file path=Object 102/content.xml><?xml version="1.0" encoding="utf-8"?>
<math xmlns="http://www.w3.org/1998/Math/MathML">
  <semantics>
    <mrow>
      <msup>
        <munder>
          <mo stretchy="false">∃</mo>
          <mn>1.0</mn>
        </munder>
        <mi>O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 rsup O csub 1.0 (%alpha  , %beta ):%alpha namsaa %beta </annotation>
  </semantics>
</math>
</file>

<file path=Object 1020/content.xml><?xml version="1.0" encoding="utf-8"?>
<math xmlns="http://www.w3.org/1998/Math/MathML">
  <semantics>
    <mrow>
      <msup>
        <munder>
          <mo stretchy="false">∃</mo>
          <mn>1.y</mn>
        </munder>
        <mi>O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 rsup O csub 1.y (%alpha  , %beta  , %gamma ):%alpha gotri %beta %gamma </annotation>
  </semantics>
</math>
</file>

<file path=Object 1021/content.xml><?xml version="1.0" encoding="utf-8"?>
<math xmlns="http://www.w3.org/1998/Math/MathML">
  <semantics>
    <mrow>
      <msup>
        <munder>
          <mo stretchy="false">∀</mo>
          <mn>1.y</mn>
        </munder>
        <mi>S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S csub 1.y (%alpha  , %beta  , %gamma ):%alpha gotri %beta %gamma </annotation>
  </semantics>
</math>
</file>

<file path=Object 1022/content.xml><?xml version="1.0" encoding="utf-8"?>
<math xmlns="http://www.w3.org/1998/Math/MathML">
  <semantics>
    <mrow>
      <msup>
        <munder>
          <mo stretchy="false">∀</mo>
          <mn>1.y</mn>
        </munder>
        <mi>S</mi>
      </msup>
      <mrow>
        <mo stretchy="false">(</mo>
        <mrow>
          <mo stretchy="false">α</mo>
        </mrow>
        <mo stretchy="false">)</mo>
      </mrow>
      <msup>
        <munder>
          <mo stretchy="false">∃</mo>
          <mn>1.y</mn>
        </munder>
        <mi>S</mi>
      </msup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S csub 1.y (%alpha ) exists  rsup S csub 1.y (%beta  . %gamma ):%alpha gotri %beta %gamma </annotation>
  </semantics>
</math>
</file>

<file path=Object 1023/content.xml><?xml version="1.0" encoding="utf-8"?>
<math xmlns="http://www.w3.org/1998/Math/MathML">
  <semantics>
    <mrow>
      <msup>
        <munder>
          <mo stretchy="false">∃</mo>
          <mn>1.y</mn>
        </munder>
        <mi>S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 rsup S csub 1.y (%alpha  , %beta  , %gamma ):%alpha gotri %beta %gamma </annotation>
  </semantics>
</math>
</file>

<file path=Object 1024/content.xml><?xml version="1.0" encoding="utf-8"?>
<math xmlns="http://www.w3.org/1998/Math/MathML">
  <semantics>
    <mrow>
      <munder>
        <mo stretchy="false">∀</mo>
        <mn>1.y</mn>
      </munder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 csub 1.y (%alpha  , %beta  , %gamma ):%alpha gotri %beta %gamma </annotation>
  </semantics>
</math>
</file>

<file path=Object 1025/content.xml><?xml version="1.0" encoding="utf-8"?>
<math xmlns="http://www.w3.org/1998/Math/MathML">
  <semantics>
    <mrow>
      <munder>
        <mo stretchy="false">∀</mo>
        <mn>1.y</mn>
      </munder>
      <mrow>
        <mo stretchy="false">(</mo>
        <mrow>
          <mo stretchy="false">α</mo>
        </mrow>
        <mo stretchy="false">)</mo>
      </mrow>
      <munder>
        <mo stretchy="false">∃</mo>
        <mn>1.y</mn>
      </munder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 csub 1.y (%alpha ) exists   csub 1.y (%beta  . %gamma ):%alpha gotri %beta %gamma </annotation>
  </semantics>
</math>
</file>

<file path=Object 1026/content.xml><?xml version="1.0" encoding="utf-8"?>
<math xmlns="http://www.w3.org/1998/Math/MathML">
  <semantics>
    <mrow>
      <munder>
        <mo stretchy="false">∃</mo>
        <mn>1.y</mn>
      </munder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  csub 1.y (%alpha  , %beta  , %gamma ):%alpha gotri %beta %gamma </annotation>
  </semantics>
</math>
</file>

<file path=Object 1027/content.xml><?xml version="1.0" encoding="utf-8"?>
<math xmlns="http://www.w3.org/1998/Math/MathML">
  <semantics>
    <mrow>
      <mmultiscripts>
        <munder>
          <mo stretchy="false">∀</mo>
          <mn>2.0</mn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O csub 2.0 (%alpha  , %beta  , %gamma ):%alpha gotri %beta %gamma </annotation>
  </semantics>
</math>
</file>

<file path=Object 1028/content.xml><?xml version="1.0" encoding="utf-8"?>
<math xmlns="http://www.w3.org/1998/Math/MathML">
  <semantics>
    <mrow>
      <mmultiscripts>
        <munder>
          <mo stretchy="false">∀</mo>
          <mn>2.0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0</mn>
        </munder>
        <none/>
        <mi>O</mi>
        <mprescripts/>
        <none/>
        <mi>K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O csub 2.0 (%alpha ) exists lsup K rsup O csub 2.0 (%beta  . %gamma ):%alpha gotri %beta %gamma </annotation>
  </semantics>
</math>
</file>

<file path=Object 1029/content.xml><?xml version="1.0" encoding="utf-8"?>
<math xmlns="http://www.w3.org/1998/Math/MathML">
  <semantics>
    <mrow>
      <mmultiscripts>
        <munder>
          <mo stretchy="false">∃</mo>
          <mn>2.0</mn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K rsup O csub 2.0 (%alpha  , %beta  , %gamma ):%alpha gotri %beta %gamma </annotation>
  </semantics>
</math>
</file>

<file path=Object 103/content.xml><?xml version="1.0" encoding="utf-8"?>
<math xmlns="http://www.w3.org/1998/Math/MathML">
  <semantics>
    <mrow>
      <msup>
        <munder>
          <mo stretchy="false">∀</mo>
          <mn>1.0</mn>
        </munder>
        <mi>S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S csub 1.0 (%alpha  , %beta ):%alpha namsaa %beta </annotation>
  </semantics>
</math>
</file>

<file path=Object 1030/content.xml><?xml version="1.0" encoding="utf-8"?>
<math xmlns="http://www.w3.org/1998/Math/MathML">
  <semantics>
    <mrow>
      <mmultiscripts>
        <munder>
          <mo stretchy="false">∀</mo>
          <mn>2.0</mn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S csub 2.0 (%alpha  , %beta  , %gamma ):%alpha gotri %beta %gamma </annotation>
  </semantics>
</math>
</file>

<file path=Object 1031/content.xml><?xml version="1.0" encoding="utf-8"?>
<math xmlns="http://www.w3.org/1998/Math/MathML">
  <semantics>
    <mrow>
      <mmultiscripts>
        <munder>
          <mo stretchy="false">∀</mo>
          <mn>2.0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0</mn>
        </munder>
        <none/>
        <mi>S</mi>
        <mprescripts/>
        <none/>
        <mi>K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S csub 2.0 (%alpha ) exists lsup K rsup S csub 2.0 (%beta  . %gamma ):%alpha gotri %beta %gamma </annotation>
  </semantics>
</math>
</file>

<file path=Object 1032/content.xml><?xml version="1.0" encoding="utf-8"?>
<math xmlns="http://www.w3.org/1998/Math/MathML">
  <semantics>
    <mrow>
      <mmultiscripts>
        <munder>
          <mo stretchy="false">∃</mo>
          <mn>2.0</mn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K rsup S csub 2.0 (%alpha  , %beta  , %gamma ):%alpha gotri %beta %gamma </annotation>
  </semantics>
</math>
</file>

<file path=Object 1033/content.xml><?xml version="1.0" encoding="utf-8"?>
<math xmlns="http://www.w3.org/1998/Math/MathML">
  <semantics>
    <mrow>
      <mmultiscripts>
        <munder>
          <mo stretchy="false">∀</mo>
          <mn>2.0</mn>
        </munder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 csub 2.0 (%alpha  , %beta  , %gamma ):%alpha gotri %beta %gamma </annotation>
  </semantics>
</math>
</file>

<file path=Object 1034/content.xml><?xml version="1.0" encoding="utf-8"?>
<math xmlns="http://www.w3.org/1998/Math/MathML">
  <semantics>
    <mrow>
      <mmultiscripts>
        <munder>
          <mo stretchy="false">∀</mo>
          <mn>2.0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0</mn>
        </munder>
        <mprescripts/>
        <none/>
        <mi>K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 csub 2.0 (%alpha ) exists lsup K  csub 2.0 (%beta  . %gamma ):%alpha gotri %beta %gamma </annotation>
  </semantics>
</math>
</file>

<file path=Object 1035/content.xml><?xml version="1.0" encoding="utf-8"?>
<math xmlns="http://www.w3.org/1998/Math/MathML">
  <semantics>
    <mrow>
      <mmultiscripts>
        <munder>
          <mo stretchy="false">∃</mo>
          <mn>2.0</mn>
        </munder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K  csub 2.0 (%alpha  , %beta  , %gamma ):%alpha gotri %beta %gamma </annotation>
  </semantics>
</math>
</file>

<file path=Object 1036/content.xml><?xml version="1.0" encoding="utf-8"?>
<math xmlns="http://www.w3.org/1998/Math/MathML">
  <semantics>
    <mrow>
      <mmultiscripts>
        <munder>
          <mo stretchy="false">∀</mo>
          <mn>2.0</mn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O csub 2.0 (%alpha  , %beta  , %gamma ):%alpha gotri %beta %gamma </annotation>
  </semantics>
</math>
</file>

<file path=Object 1037/content.xml><?xml version="1.0" encoding="utf-8"?>
<math xmlns="http://www.w3.org/1998/Math/MathML">
  <semantics>
    <mrow>
      <mmultiscripts>
        <munder>
          <mo stretchy="false">∀</mo>
          <mn>2.0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0</mn>
        </munder>
        <none/>
        <mi>O</mi>
        <mprescripts/>
        <none/>
        <mi>U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O csub 2.0 (%alpha ) exists lsup U rsup O csub 2.0 (%beta  . %gamma ):%alpha gotri %beta %gamma </annotation>
  </semantics>
</math>
</file>

<file path=Object 1038/content.xml><?xml version="1.0" encoding="utf-8"?>
<math xmlns="http://www.w3.org/1998/Math/MathML">
  <semantics>
    <mrow>
      <mmultiscripts>
        <munder>
          <mo stretchy="false">∃</mo>
          <mn>2.0</mn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U rsup O csub 2.0 (%alpha  , %beta  , %gamma ):%alpha gotri %beta %gamma </annotation>
  </semantics>
</math>
</file>

<file path=Object 1039/content.xml><?xml version="1.0" encoding="utf-8"?>
<math xmlns="http://www.w3.org/1998/Math/MathML">
  <semantics>
    <mrow>
      <mmultiscripts>
        <munder>
          <mo stretchy="false">∀</mo>
          <mn>2.0</mn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S csub 2.0 (%alpha  , %beta  , %gamma ):%alpha gotri %beta %gamma </annotation>
  </semantics>
</math>
</file>

<file path=Object 104/content.xml><?xml version="1.0" encoding="utf-8"?>
<math xmlns="http://www.w3.org/1998/Math/MathML">
  <semantics>
    <mrow>
      <msup>
        <munder>
          <mo stretchy="false">∀</mo>
          <mn>1.0</mn>
        </munder>
        <mi>S</mi>
      </msup>
      <mrow>
        <mo stretchy="false">(</mo>
        <mrow>
          <mo stretchy="false">α</mo>
        </mrow>
        <mo stretchy="false">)</mo>
      </mrow>
      <msup>
        <munder>
          <mo stretchy="false">∃</mo>
          <mn>1.0</mn>
        </munder>
        <mi>S</mi>
      </msup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S csub 1.0 (%alpha ) exists  rsup S csub 1.0 (%beta ):%alpha namsaa %beta </annotation>
  </semantics>
</math>
</file>

<file path=Object 1040/content.xml><?xml version="1.0" encoding="utf-8"?>
<math xmlns="http://www.w3.org/1998/Math/MathML">
  <semantics>
    <mrow>
      <mmultiscripts>
        <munder>
          <mo stretchy="false">∀</mo>
          <mn>2.0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0</mn>
        </munder>
        <none/>
        <mi>S</mi>
        <mprescripts/>
        <none/>
        <mi>U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S csub 2.0 (%alpha ) exists lsup U rsup S csub 2.0 (%beta  . %gamma ):%alpha gotri %beta %gamma </annotation>
  </semantics>
</math>
</file>

<file path=Object 1041/content.xml><?xml version="1.0" encoding="utf-8"?>
<math xmlns="http://www.w3.org/1998/Math/MathML">
  <semantics>
    <mrow>
      <mmultiscripts>
        <munder>
          <mo stretchy="false">∃</mo>
          <mn>2.0</mn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U rsup S csub 2.0 (%alpha  , %beta  , %gamma ):%alpha gotri %beta %gamma </annotation>
  </semantics>
</math>
</file>

<file path=Object 1042/content.xml><?xml version="1.0" encoding="utf-8"?>
<math xmlns="http://www.w3.org/1998/Math/MathML">
  <semantics>
    <mrow>
      <mmultiscripts>
        <munder>
          <mo stretchy="false">∀</mo>
          <mn>2.0</mn>
        </munder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 csub 2.0 (%alpha  , %beta  , %gamma ):%alpha gotri %beta %gamma </annotation>
  </semantics>
</math>
</file>

<file path=Object 1043/content.xml><?xml version="1.0" encoding="utf-8"?>
<math xmlns="http://www.w3.org/1998/Math/MathML">
  <semantics>
    <mrow>
      <mmultiscripts>
        <munder>
          <mo stretchy="false">∀</mo>
          <mn>2.0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0</mn>
        </munder>
        <mprescripts/>
        <none/>
        <mi>U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 csub 2.0 (%alpha ) exists lsup U  csub 2.0 (%beta  . %gamma ):%alpha gotri %beta %gamma </annotation>
  </semantics>
</math>
</file>

<file path=Object 1044/content.xml><?xml version="1.0" encoding="utf-8"?>
<math xmlns="http://www.w3.org/1998/Math/MathML">
  <semantics>
    <mrow>
      <mmultiscripts>
        <munder>
          <mo stretchy="false">∃</mo>
          <mn>2.0</mn>
        </munder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U  csub 2.0 (%alpha  , %beta  , %gamma ):%alpha gotri %beta %gamma </annotation>
  </semantics>
</math>
</file>

<file path=Object 1045/content.xml><?xml version="1.0" encoding="utf-8"?>
<math xmlns="http://www.w3.org/1998/Math/MathML">
  <semantics>
    <mrow>
      <msup>
        <munder>
          <mo stretchy="false">∀</mo>
          <mn>2.0</mn>
        </munder>
        <mi>O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O csub 2.0 (%alpha  , %beta  , %gamma ):%alpha gotri %beta %gamma </annotation>
  </semantics>
</math>
</file>

<file path=Object 1046/content.xml><?xml version="1.0" encoding="utf-8"?>
<math xmlns="http://www.w3.org/1998/Math/MathML">
  <semantics>
    <mrow>
      <msup>
        <munder>
          <mo stretchy="false">∀</mo>
          <mn>2.0</mn>
        </munder>
        <mi>O</mi>
      </msup>
      <mrow>
        <mo stretchy="false">(</mo>
        <mrow>
          <mo stretchy="false">α</mo>
        </mrow>
        <mo stretchy="false">)</mo>
      </mrow>
      <msup>
        <munder>
          <mo stretchy="false">∃</mo>
          <mn>2.0</mn>
        </munder>
        <mi>O</mi>
      </msup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O csub 2.0 (%alpha ) exists  rsup O csub 2.0 (%beta  . %gamma ):%alpha gotri %beta %gamma </annotation>
  </semantics>
</math>
</file>

<file path=Object 1047/content.xml><?xml version="1.0" encoding="utf-8"?>
<math xmlns="http://www.w3.org/1998/Math/MathML">
  <semantics>
    <mrow>
      <msup>
        <munder>
          <mo stretchy="false">∃</mo>
          <mn>2.0</mn>
        </munder>
        <mi>O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 rsup O csub 2.0 (%alpha  , %beta  , %gamma ):%alpha gotri %beta %gamma </annotation>
  </semantics>
</math>
</file>

<file path=Object 1048/content.xml><?xml version="1.0" encoding="utf-8"?>
<math xmlns="http://www.w3.org/1998/Math/MathML">
  <semantics>
    <mrow>
      <msup>
        <munder>
          <mo stretchy="false">∀</mo>
          <mn>2.0</mn>
        </munder>
        <mi>S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S csub 2.0 (%alpha  , %beta  , %gamma ):%alpha gotri %beta %gamma </annotation>
  </semantics>
</math>
</file>

<file path=Object 1049/content.xml><?xml version="1.0" encoding="utf-8"?>
<math xmlns="http://www.w3.org/1998/Math/MathML">
  <semantics>
    <mrow>
      <msup>
        <munder>
          <mo stretchy="false">∀</mo>
          <mn>2.0</mn>
        </munder>
        <mi>S</mi>
      </msup>
      <mrow>
        <mo stretchy="false">(</mo>
        <mrow>
          <mo stretchy="false">α</mo>
        </mrow>
        <mo stretchy="false">)</mo>
      </mrow>
      <msup>
        <munder>
          <mo stretchy="false">∃</mo>
          <mn>2.0</mn>
        </munder>
        <mi>S</mi>
      </msup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S csub 2.0 (%alpha ) exists  rsup S csub 2.0 (%beta  . %gamma ):%alpha gotri %beta %gamma </annotation>
  </semantics>
</math>
</file>

<file path=Object 105/content.xml><?xml version="1.0" encoding="utf-8"?>
<math xmlns="http://www.w3.org/1998/Math/MathML">
  <semantics>
    <mrow>
      <msup>
        <munder>
          <mo stretchy="false">∃</mo>
          <mn>1.0</mn>
        </munder>
        <mi>S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 rsup S csub 1.0 (%alpha  , %beta ):%alpha namsaa %beta </annotation>
  </semantics>
</math>
</file>

<file path=Object 1050/content.xml><?xml version="1.0" encoding="utf-8"?>
<math xmlns="http://www.w3.org/1998/Math/MathML">
  <semantics>
    <mrow>
      <msup>
        <munder>
          <mo stretchy="false">∃</mo>
          <mn>2.0</mn>
        </munder>
        <mi>S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 rsup S csub 2.0 (%alpha  , %beta  , %gamma ):%alpha gotri %beta %gamma </annotation>
  </semantics>
</math>
</file>

<file path=Object 1051/content.xml><?xml version="1.0" encoding="utf-8"?>
<math xmlns="http://www.w3.org/1998/Math/MathML">
  <semantics>
    <mrow>
      <munder>
        <mo stretchy="false">∀</mo>
        <mn>2.0</mn>
      </munder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 csub 2.0 (%alpha  , %beta  , %gamma ):%alpha gotri %beta %gamma </annotation>
  </semantics>
</math>
</file>

<file path=Object 1052/content.xml><?xml version="1.0" encoding="utf-8"?>
<math xmlns="http://www.w3.org/1998/Math/MathML">
  <semantics>
    <mrow>
      <munder>
        <mo stretchy="false">∀</mo>
        <mn>2.0</mn>
      </munder>
      <mrow>
        <mo stretchy="false">(</mo>
        <mrow>
          <mo stretchy="false">α</mo>
        </mrow>
        <mo stretchy="false">)</mo>
      </mrow>
      <munder>
        <mo stretchy="false">∃</mo>
        <mn>2.0</mn>
      </munder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 csub 2.0 (%alpha ) exists   csub 2.0 (%beta  . %gamma ):%alpha gotri %beta %gamma </annotation>
  </semantics>
</math>
</file>

<file path=Object 1053/content.xml><?xml version="1.0" encoding="utf-8"?>
<math xmlns="http://www.w3.org/1998/Math/MathML">
  <semantics>
    <mrow>
      <munder>
        <mo stretchy="false">∃</mo>
        <mn>2.0</mn>
      </munder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  csub 2.0 (%alpha  , %beta  , %gamma ):%alpha gotri %beta %gamma </annotation>
  </semantics>
</math>
</file>

<file path=Object 1054/content.xml><?xml version="1.0" encoding="utf-8"?>
<math xmlns="http://www.w3.org/1998/Math/MathML">
  <semantics>
    <mrow>
      <mmultiscripts>
        <munder>
          <mo stretchy="false">∀</mo>
          <mn>2.1</mn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O csub 2.1 (%alpha  , %beta  , %gamma ):%alpha gotri %beta %gamma </annotation>
  </semantics>
</math>
</file>

<file path=Object 1055/content.xml><?xml version="1.0" encoding="utf-8"?>
<math xmlns="http://www.w3.org/1998/Math/MathML">
  <semantics>
    <mrow>
      <mmultiscripts>
        <munder>
          <mo stretchy="false">∀</mo>
          <mn>2.1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1</mn>
        </munder>
        <none/>
        <mi>O</mi>
        <mprescripts/>
        <none/>
        <mi>K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O csub 2.1 (%alpha ) exists lsup K rsup O csub 2.1 (%beta  . %gamma ):%alpha gotri %beta %gamma </annotation>
  </semantics>
</math>
</file>

<file path=Object 1056/content.xml><?xml version="1.0" encoding="utf-8"?>
<math xmlns="http://www.w3.org/1998/Math/MathML">
  <semantics>
    <mrow>
      <mmultiscripts>
        <munder>
          <mo stretchy="false">∃</mo>
          <mn>2.1</mn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K rsup O csub 2.1 (%alpha  , %beta  , %gamma ):%alpha gotri %beta %gamma </annotation>
  </semantics>
</math>
</file>

<file path=Object 1057/content.xml><?xml version="1.0" encoding="utf-8"?>
<math xmlns="http://www.w3.org/1998/Math/MathML">
  <semantics>
    <mrow>
      <mmultiscripts>
        <munder>
          <mo stretchy="false">∀</mo>
          <mn>2.1</mn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S csub 2.1 (%alpha  , %beta  , %gamma ):%alpha gotri %beta %gamma </annotation>
  </semantics>
</math>
</file>

<file path=Object 1058/content.xml><?xml version="1.0" encoding="utf-8"?>
<math xmlns="http://www.w3.org/1998/Math/MathML">
  <semantics>
    <mrow>
      <mmultiscripts>
        <munder>
          <mo stretchy="false">∀</mo>
          <mn>2.1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1</mn>
        </munder>
        <none/>
        <mi>S</mi>
        <mprescripts/>
        <none/>
        <mi>K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S csub 2.1 (%alpha ) exists lsup K rsup S csub 2.1 (%beta  . %gamma ):%alpha gotri %beta %gamma </annotation>
  </semantics>
</math>
</file>

<file path=Object 1059/content.xml><?xml version="1.0" encoding="utf-8"?>
<math xmlns="http://www.w3.org/1998/Math/MathML">
  <semantics>
    <mrow>
      <mmultiscripts>
        <munder>
          <mo stretchy="false">∃</mo>
          <mn>2.1</mn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K rsup S csub 2.1 (%alpha  , %beta  , %gamma ):%alpha gotri %beta %gamma </annotation>
  </semantics>
</math>
</file>

<file path=Object 106/content.xml><?xml version="1.0" encoding="utf-8"?>
<math xmlns="http://www.w3.org/1998/Math/MathML">
  <semantics>
    <mrow>
      <munder>
        <mo stretchy="false">∀</mo>
        <mn>1.0</mn>
      </munder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 csub 1.0 (%alpha  , %beta ):%alpha namsaa %beta </annotation>
  </semantics>
</math>
</file>

<file path=Object 1060/content.xml><?xml version="1.0" encoding="utf-8"?>
<math xmlns="http://www.w3.org/1998/Math/MathML">
  <semantics>
    <mrow>
      <mmultiscripts>
        <munder>
          <mo stretchy="false">∀</mo>
          <mn>2.1</mn>
        </munder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 csub 2.1 (%alpha  , %beta  , %gamma ):%alpha gotri %beta %gamma </annotation>
  </semantics>
</math>
</file>

<file path=Object 1061/content.xml><?xml version="1.0" encoding="utf-8"?>
<math xmlns="http://www.w3.org/1998/Math/MathML">
  <semantics>
    <mrow>
      <mmultiscripts>
        <munder>
          <mo stretchy="false">∀</mo>
          <mn>2.1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1</mn>
        </munder>
        <mprescripts/>
        <none/>
        <mi>K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 csub 2.1 (%alpha ) exists lsup K  csub 2.1 (%beta  . %gamma ):%alpha gotri %beta %gamma </annotation>
  </semantics>
</math>
</file>

<file path=Object 1062/content.xml><?xml version="1.0" encoding="utf-8"?>
<math xmlns="http://www.w3.org/1998/Math/MathML">
  <semantics>
    <mrow>
      <mmultiscripts>
        <munder>
          <mo stretchy="false">∃</mo>
          <mn>2.1</mn>
        </munder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K  csub 2.1 (%alpha  , %beta  , %gamma ):%alpha gotri %beta %gamma </annotation>
  </semantics>
</math>
</file>

<file path=Object 1063/content.xml><?xml version="1.0" encoding="utf-8"?>
<math xmlns="http://www.w3.org/1998/Math/MathML">
  <semantics>
    <mrow>
      <mmultiscripts>
        <munder>
          <mo stretchy="false">∀</mo>
          <mn>2.1</mn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O csub 2.1 (%alpha  , %beta  , %gamma ):%alpha gotri %beta %gamma </annotation>
  </semantics>
</math>
</file>

<file path=Object 1064/content.xml><?xml version="1.0" encoding="utf-8"?>
<math xmlns="http://www.w3.org/1998/Math/MathML">
  <semantics>
    <mrow>
      <mmultiscripts>
        <munder>
          <mo stretchy="false">∀</mo>
          <mn>2.1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1</mn>
        </munder>
        <none/>
        <mi>O</mi>
        <mprescripts/>
        <none/>
        <mi>U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O csub 2.1 (%alpha ) exists lsup U rsup O csub 2.1 (%beta  . %gamma ):%alpha gotri %beta %gamma </annotation>
  </semantics>
</math>
</file>

<file path=Object 1065/content.xml><?xml version="1.0" encoding="utf-8"?>
<math xmlns="http://www.w3.org/1998/Math/MathML">
  <semantics>
    <mrow>
      <mmultiscripts>
        <munder>
          <mo stretchy="false">∃</mo>
          <mn>2.1</mn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U rsup O csub 2.1 (%alpha  , %beta  , %gamma ):%alpha gotri %beta %gamma </annotation>
  </semantics>
</math>
</file>

<file path=Object 1066/content.xml><?xml version="1.0" encoding="utf-8"?>
<math xmlns="http://www.w3.org/1998/Math/MathML">
  <semantics>
    <mrow>
      <mmultiscripts>
        <munder>
          <mo stretchy="false">∀</mo>
          <mn>2.1</mn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S csub 2.1 (%alpha  , %beta  , %gamma ):%alpha gotri %beta %gamma </annotation>
  </semantics>
</math>
</file>

<file path=Object 1067/content.xml><?xml version="1.0" encoding="utf-8"?>
<math xmlns="http://www.w3.org/1998/Math/MathML">
  <semantics>
    <mrow>
      <mmultiscripts>
        <munder>
          <mo stretchy="false">∀</mo>
          <mn>2.1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1</mn>
        </munder>
        <none/>
        <mi>S</mi>
        <mprescripts/>
        <none/>
        <mi>U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S csub 2.1 (%alpha ) exists lsup U rsup S csub 2.1 (%beta  . %gamma ):%alpha gotri %beta %gamma </annotation>
  </semantics>
</math>
</file>

<file path=Object 1068/content.xml><?xml version="1.0" encoding="utf-8"?>
<math xmlns="http://www.w3.org/1998/Math/MathML">
  <semantics>
    <mrow>
      <mmultiscripts>
        <munder>
          <mo stretchy="false">∃</mo>
          <mn>2.1</mn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U rsup S csub 2.1 (%alpha  , %beta  , %gamma ):%alpha gotri %beta %gamma </annotation>
  </semantics>
</math>
</file>

<file path=Object 1069/content.xml><?xml version="1.0" encoding="utf-8"?>
<math xmlns="http://www.w3.org/1998/Math/MathML">
  <semantics>
    <mrow>
      <mmultiscripts>
        <munder>
          <mo stretchy="false">∀</mo>
          <mn>2.1</mn>
        </munder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 csub 2.1 (%alpha  , %beta  , %gamma ):%alpha gotri %beta %gamma </annotation>
  </semantics>
</math>
</file>

<file path=Object 107/content.xml><?xml version="1.0" encoding="utf-8"?>
<math xmlns="http://www.w3.org/1998/Math/MathML">
  <semantics>
    <mrow>
      <munder>
        <mo stretchy="false">∀</mo>
        <mn>1.0</mn>
      </munder>
      <mrow>
        <mo stretchy="false">(</mo>
        <mrow>
          <mo stretchy="false">α</mo>
        </mrow>
        <mo stretchy="false">)</mo>
      </mrow>
      <munder>
        <mo stretchy="false">∃</mo>
        <mn>1.0</mn>
      </munder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 csub 1.0 (%alpha ) exists   csub 1.0 (%beta ):%alpha namsaa %beta </annotation>
  </semantics>
</math>
</file>

<file path=Object 1070/content.xml><?xml version="1.0" encoding="utf-8"?>
<math xmlns="http://www.w3.org/1998/Math/MathML">
  <semantics>
    <mrow>
      <mmultiscripts>
        <munder>
          <mo stretchy="false">∀</mo>
          <mn>2.1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1</mn>
        </munder>
        <mprescripts/>
        <none/>
        <mi>U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 csub 2.1 (%alpha ) exists lsup U  csub 2.1 (%beta  . %gamma ):%alpha gotri %beta %gamma </annotation>
  </semantics>
</math>
</file>

<file path=Object 1071/content.xml><?xml version="1.0" encoding="utf-8"?>
<math xmlns="http://www.w3.org/1998/Math/MathML">
  <semantics>
    <mrow>
      <mmultiscripts>
        <munder>
          <mo stretchy="false">∃</mo>
          <mn>2.1</mn>
        </munder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U  csub 2.1 (%alpha  , %beta  , %gamma ):%alpha gotri %beta %gamma </annotation>
  </semantics>
</math>
</file>

<file path=Object 1072/content.xml><?xml version="1.0" encoding="utf-8"?>
<math xmlns="http://www.w3.org/1998/Math/MathML">
  <semantics>
    <mrow>
      <msup>
        <munder>
          <mo stretchy="false">∀</mo>
          <mn>2.1</mn>
        </munder>
        <mi>O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O csub 2.1 (%alpha  , %beta  , %gamma ):%alpha gotri %beta %gamma </annotation>
  </semantics>
</math>
</file>

<file path=Object 1073/content.xml><?xml version="1.0" encoding="utf-8"?>
<math xmlns="http://www.w3.org/1998/Math/MathML">
  <semantics>
    <mrow>
      <msup>
        <munder>
          <mo stretchy="false">∀</mo>
          <mn>2.1</mn>
        </munder>
        <mi>O</mi>
      </msup>
      <mrow>
        <mo stretchy="false">(</mo>
        <mrow>
          <mo stretchy="false">α</mo>
        </mrow>
        <mo stretchy="false">)</mo>
      </mrow>
      <msup>
        <munder>
          <mo stretchy="false">∃</mo>
          <mn>2.1</mn>
        </munder>
        <mi>O</mi>
      </msup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O csub 2.1 (%alpha ) exists  rsup O csub 2.1 (%beta  . %gamma ):%alpha gotri %beta %gamma </annotation>
  </semantics>
</math>
</file>

<file path=Object 1074/content.xml><?xml version="1.0" encoding="utf-8"?>
<math xmlns="http://www.w3.org/1998/Math/MathML">
  <semantics>
    <mrow>
      <msup>
        <munder>
          <mo stretchy="false">∃</mo>
          <mn>2.1</mn>
        </munder>
        <mi>O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 rsup O csub 2.1 (%alpha  , %beta  , %gamma ):%alpha gotri %beta %gamma </annotation>
  </semantics>
</math>
</file>

<file path=Object 1075/content.xml><?xml version="1.0" encoding="utf-8"?>
<math xmlns="http://www.w3.org/1998/Math/MathML">
  <semantics>
    <mrow>
      <msup>
        <munder>
          <mo stretchy="false">∀</mo>
          <mn>2.1</mn>
        </munder>
        <mi>S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S csub 2.1 (%alpha  , %beta  , %gamma ):%alpha gotri %beta %gamma </annotation>
  </semantics>
</math>
</file>

<file path=Object 1076/content.xml><?xml version="1.0" encoding="utf-8"?>
<math xmlns="http://www.w3.org/1998/Math/MathML">
  <semantics>
    <mrow>
      <msup>
        <munder>
          <mo stretchy="false">∀</mo>
          <mn>2.1</mn>
        </munder>
        <mi>S</mi>
      </msup>
      <mrow>
        <mo stretchy="false">(</mo>
        <mrow>
          <mo stretchy="false">α</mo>
        </mrow>
        <mo stretchy="false">)</mo>
      </mrow>
      <msup>
        <munder>
          <mo stretchy="false">∃</mo>
          <mn>2.1</mn>
        </munder>
        <mi>S</mi>
      </msup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S csub 2.1 (%alpha ) exists  rsup S csub 2.1 (%beta  . %gamma ):%alpha gotri %beta %gamma </annotation>
  </semantics>
</math>
</file>

<file path=Object 1077/content.xml><?xml version="1.0" encoding="utf-8"?>
<math xmlns="http://www.w3.org/1998/Math/MathML">
  <semantics>
    <mrow>
      <msup>
        <munder>
          <mo stretchy="false">∃</mo>
          <mn>2.1</mn>
        </munder>
        <mi>S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 rsup S csub 2.1 (%alpha  , %beta  , %gamma ):%alpha gotri %beta %gamma </annotation>
  </semantics>
</math>
</file>

<file path=Object 1078/content.xml><?xml version="1.0" encoding="utf-8"?>
<math xmlns="http://www.w3.org/1998/Math/MathML">
  <semantics>
    <mrow>
      <munder>
        <mo stretchy="false">∀</mo>
        <mn>2.1</mn>
      </munder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 csub 2.1 (%alpha  , %beta  , %gamma ):%alpha gotri %beta %gamma </annotation>
  </semantics>
</math>
</file>

<file path=Object 1079/content.xml><?xml version="1.0" encoding="utf-8"?>
<math xmlns="http://www.w3.org/1998/Math/MathML">
  <semantics>
    <mrow>
      <munder>
        <mo stretchy="false">∀</mo>
        <mn>2.1</mn>
      </munder>
      <mrow>
        <mo stretchy="false">(</mo>
        <mrow>
          <mo stretchy="false">α</mo>
        </mrow>
        <mo stretchy="false">)</mo>
      </mrow>
      <munder>
        <mo stretchy="false">∃</mo>
        <mn>2.1</mn>
      </munder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 csub 2.1 (%alpha ) exists   csub 2.1 (%beta  . %gamma ):%alpha gotri %beta %gamma </annotation>
  </semantics>
</math>
</file>

<file path=Object 108/content.xml><?xml version="1.0" encoding="utf-8"?>
<math xmlns="http://www.w3.org/1998/Math/MathML">
  <semantics>
    <mrow>
      <munder>
        <mo stretchy="false">∃</mo>
        <mn>1.0</mn>
      </munder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  csub 1.0 (%alpha  , %beta ):%alpha namsaa %beta </annotation>
  </semantics>
</math>
</file>

<file path=Object 1080/content.xml><?xml version="1.0" encoding="utf-8"?>
<math xmlns="http://www.w3.org/1998/Math/MathML">
  <semantics>
    <mrow>
      <munder>
        <mo stretchy="false">∃</mo>
        <mn>2.1</mn>
      </munder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  csub 2.1 (%alpha  , %beta  , %gamma ):%alpha gotri %beta %gamma </annotation>
  </semantics>
</math>
</file>

<file path=Object 1081/content.xml><?xml version="1.0" encoding="utf-8"?>
<math xmlns="http://www.w3.org/1998/Math/MathML">
  <semantics>
    <mrow>
      <mmultiscripts>
        <munder>
          <mo stretchy="false">∀</mo>
          <mn>2.y</mn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O csub 2.y (%alpha  , %beta  , %gamma ):%alpha gotri %beta %gamma </annotation>
  </semantics>
</math>
</file>

<file path=Object 1082/content.xml><?xml version="1.0" encoding="utf-8"?>
<math xmlns="http://www.w3.org/1998/Math/MathML">
  <semantics>
    <mrow>
      <mmultiscripts>
        <munder>
          <mo stretchy="false">∀</mo>
          <mn>2.y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y</mn>
        </munder>
        <none/>
        <mi>O</mi>
        <mprescripts/>
        <none/>
        <mi>K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O csub 2.y (%alpha ) exists lsup K rsup O csub 2.y (%beta  . %gamma ):%alpha gotri %beta %gamma </annotation>
  </semantics>
</math>
</file>

<file path=Object 1083/content.xml><?xml version="1.0" encoding="utf-8"?>
<math xmlns="http://www.w3.org/1998/Math/MathML">
  <semantics>
    <mrow>
      <mmultiscripts>
        <munder>
          <mo stretchy="false">∃</mo>
          <mn>2.y</mn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K rsup O csub 2.y (%alpha  , %beta  , %gamma ):%alpha gotri %beta %gamma </annotation>
  </semantics>
</math>
</file>

<file path=Object 1084/content.xml><?xml version="1.0" encoding="utf-8"?>
<math xmlns="http://www.w3.org/1998/Math/MathML">
  <semantics>
    <mrow>
      <mmultiscripts>
        <munder>
          <mo stretchy="false">∀</mo>
          <mn>2.y</mn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S csub 2.y (%alpha  , %beta  , %gamma ):%alpha gotri %beta %gamma </annotation>
  </semantics>
</math>
</file>

<file path=Object 1085/content.xml><?xml version="1.0" encoding="utf-8"?>
<math xmlns="http://www.w3.org/1998/Math/MathML">
  <semantics>
    <mrow>
      <mmultiscripts>
        <munder>
          <mo stretchy="false">∀</mo>
          <mn>2.y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y</mn>
        </munder>
        <none/>
        <mi>S</mi>
        <mprescripts/>
        <none/>
        <mi>K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S csub 2.y (%alpha ) exists lsup K rsup S csub 2.y (%beta  . %gamma ):%alpha gotri %beta %gamma </annotation>
  </semantics>
</math>
</file>

<file path=Object 1086/content.xml><?xml version="1.0" encoding="utf-8"?>
<math xmlns="http://www.w3.org/1998/Math/MathML">
  <semantics>
    <mrow>
      <mmultiscripts>
        <munder>
          <mo stretchy="false">∃</mo>
          <mn>2.y</mn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K rsup S csub 2.y (%alpha  , %beta  , %gamma ):%alpha gotri %beta %gamma </annotation>
  </semantics>
</math>
</file>

<file path=Object 1087/content.xml><?xml version="1.0" encoding="utf-8"?>
<math xmlns="http://www.w3.org/1998/Math/MathML">
  <semantics>
    <mrow>
      <mmultiscripts>
        <munder>
          <mo stretchy="false">∀</mo>
          <mn>2.y</mn>
        </munder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 csub 2.y (%alpha  , %beta  , %gamma ):%alpha gotri %beta %gamma </annotation>
  </semantics>
</math>
</file>

<file path=Object 1088/content.xml><?xml version="1.0" encoding="utf-8"?>
<math xmlns="http://www.w3.org/1998/Math/MathML">
  <semantics>
    <mrow>
      <mmultiscripts>
        <munder>
          <mo stretchy="false">∀</mo>
          <mn>2.y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y</mn>
        </munder>
        <mprescripts/>
        <none/>
        <mi>K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 csub 2.y (%alpha ) exists lsup K  csub 2.y (%beta  . %gamma ):%alpha gotri %beta %gamma </annotation>
  </semantics>
</math>
</file>

<file path=Object 1089/content.xml><?xml version="1.0" encoding="utf-8"?>
<math xmlns="http://www.w3.org/1998/Math/MathML">
  <semantics>
    <mrow>
      <mmultiscripts>
        <munder>
          <mo stretchy="false">∃</mo>
          <mn>2.y</mn>
        </munder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K  csub 2.y (%alpha  , %beta  , %gamma ):%alpha gotri %beta %gamma </annotation>
  </semantics>
</math>
</file>

<file path=Object 109/content.xml><?xml version="1.0" encoding="utf-8"?>
<math xmlns="http://www.w3.org/1998/Math/MathML">
  <semantics>
    <mrow>
      <mmultiscripts>
        <munder>
          <mo stretchy="false">∀</mo>
          <mn>1.1</mn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O csub 1.1 (%alpha  , %beta ):%alpha namsaa %beta </annotation>
  </semantics>
</math>
</file>

<file path=Object 1090/content.xml><?xml version="1.0" encoding="utf-8"?>
<math xmlns="http://www.w3.org/1998/Math/MathML">
  <semantics>
    <mrow>
      <mmultiscripts>
        <munder>
          <mo stretchy="false">∀</mo>
          <mn>2.y</mn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O csub 2.y (%alpha  , %beta  , %gamma ):%alpha gotri %beta %gamma </annotation>
  </semantics>
</math>
</file>

<file path=Object 1091/content.xml><?xml version="1.0" encoding="utf-8"?>
<math xmlns="http://www.w3.org/1998/Math/MathML">
  <semantics>
    <mrow>
      <mmultiscripts>
        <munder>
          <mo stretchy="false">∀</mo>
          <mn>2.y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y</mn>
        </munder>
        <none/>
        <mi>O</mi>
        <mprescripts/>
        <none/>
        <mi>U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O csub 2.y (%alpha ) exists lsup U rsup O csub 2.y (%beta  . %gamma ):%alpha gotri %beta %gamma </annotation>
  </semantics>
</math>
</file>

<file path=Object 1092/content.xml><?xml version="1.0" encoding="utf-8"?>
<math xmlns="http://www.w3.org/1998/Math/MathML">
  <semantics>
    <mrow>
      <mmultiscripts>
        <munder>
          <mo stretchy="false">∃</mo>
          <mn>2.y</mn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U rsup O csub 2.y (%alpha  , %beta  , %gamma ):%alpha gotri %beta %gamma </annotation>
  </semantics>
</math>
</file>

<file path=Object 1093/content.xml><?xml version="1.0" encoding="utf-8"?>
<math xmlns="http://www.w3.org/1998/Math/MathML">
  <semantics>
    <mrow>
      <mmultiscripts>
        <munder>
          <mo stretchy="false">∀</mo>
          <mn>2.y</mn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S csub 2.y (%alpha  , %beta  , %gamma ):%alpha gotri %beta %gamma </annotation>
  </semantics>
</math>
</file>

<file path=Object 1094/content.xml><?xml version="1.0" encoding="utf-8"?>
<math xmlns="http://www.w3.org/1998/Math/MathML">
  <semantics>
    <mrow>
      <mmultiscripts>
        <munder>
          <mo stretchy="false">∀</mo>
          <mn>2.y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y</mn>
        </munder>
        <none/>
        <mi>S</mi>
        <mprescripts/>
        <none/>
        <mi>U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S csub 2.y (%alpha ) exists lsup U rsup S csub 2.y (%beta  . %gamma ):%alpha gotri %beta %gamma </annotation>
  </semantics>
</math>
</file>

<file path=Object 1095/content.xml><?xml version="1.0" encoding="utf-8"?>
<math xmlns="http://www.w3.org/1998/Math/MathML">
  <semantics>
    <mrow>
      <mmultiscripts>
        <munder>
          <mo stretchy="false">∃</mo>
          <mn>2.y</mn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U rsup S csub 2.y (%alpha  , %beta  , %gamma ):%alpha gotri %beta %gamma </annotation>
  </semantics>
</math>
</file>

<file path=Object 1096/content.xml><?xml version="1.0" encoding="utf-8"?>
<math xmlns="http://www.w3.org/1998/Math/MathML">
  <semantics>
    <mrow>
      <mmultiscripts>
        <munder>
          <mo stretchy="false">∀</mo>
          <mn>2.y</mn>
        </munder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 csub 2.y (%alpha  , %beta  , %gamma ):%alpha gotri %beta %gamma </annotation>
  </semantics>
</math>
</file>

<file path=Object 1097/content.xml><?xml version="1.0" encoding="utf-8"?>
<math xmlns="http://www.w3.org/1998/Math/MathML">
  <semantics>
    <mrow>
      <mmultiscripts>
        <munder>
          <mo stretchy="false">∀</mo>
          <mn>2.y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y</mn>
        </munder>
        <mprescripts/>
        <none/>
        <mi>U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 csub 2.y (%alpha ) exists lsup U  csub 2.y (%beta  . %gamma ):%alpha gotri %beta %gamma </annotation>
  </semantics>
</math>
</file>

<file path=Object 1098/content.xml><?xml version="1.0" encoding="utf-8"?>
<math xmlns="http://www.w3.org/1998/Math/MathML">
  <semantics>
    <mrow>
      <mmultiscripts>
        <munder>
          <mo stretchy="false">∃</mo>
          <mn>2.y</mn>
        </munder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U  csub 2.y (%alpha  , %beta  , %gamma ):%alpha gotri %beta %gamma </annotation>
  </semantics>
</math>
</file>

<file path=Object 1099/content.xml><?xml version="1.0" encoding="utf-8"?>
<math xmlns="http://www.w3.org/1998/Math/MathML">
  <semantics>
    <mrow>
      <msup>
        <munder>
          <mo stretchy="false">∀</mo>
          <mn>2.y</mn>
        </munder>
        <mi>O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O csub 2.y (%alpha  , %beta  , %gamma ):%alpha gotri %beta %gamma </annotation>
  </semantics>
</math>
</file>

<file path=Object 11/content.xml><?xml version="1.0" encoding="utf-8"?>
<math xmlns="http://www.w3.org/1998/Math/MathML">
  <semantics>
    <mrow>
      <mmultiscripts>
        <munder>
          <mo stretchy="false">∀</mo>
          <mn>0.0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0</mn>
        </munder>
        <none/>
        <mi>O</mi>
        <mprescripts/>
        <none/>
        <mi>U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O csub 0.0 (%alpha ) exists lsup U rsup O csub 0.0 (%beta ):%alpha namsaa %beta </annotation>
  </semantics>
</math>
</file>

<file path=Object 110/content.xml><?xml version="1.0" encoding="utf-8"?>
<math xmlns="http://www.w3.org/1998/Math/MathML">
  <semantics>
    <mrow>
      <mmultiscripts>
        <munder>
          <mo stretchy="false">∀</mo>
          <mn>1.1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1</mn>
        </munder>
        <none/>
        <mi>O</mi>
        <mprescripts/>
        <none/>
        <mi>K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O csub 1.1 (%alpha ) exists lsup K rsup O csub 1.1 (%beta ):%alpha namsaa %beta </annotation>
  </semantics>
</math>
</file>

<file path=Object 1100/content.xml><?xml version="1.0" encoding="utf-8"?>
<math xmlns="http://www.w3.org/1998/Math/MathML">
  <semantics>
    <mrow>
      <msup>
        <munder>
          <mo stretchy="false">∀</mo>
          <mn>2.y</mn>
        </munder>
        <mi>O</mi>
      </msup>
      <mrow>
        <mo stretchy="false">(</mo>
        <mrow>
          <mo stretchy="false">α</mo>
        </mrow>
        <mo stretchy="false">)</mo>
      </mrow>
      <msup>
        <munder>
          <mo stretchy="false">∃</mo>
          <mn>2.y</mn>
        </munder>
        <mi>O</mi>
      </msup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O csub 2.y (%alpha ) exists  rsup O csub 2.y (%beta  . %gamma ):%alpha gotri %beta %gamma </annotation>
  </semantics>
</math>
</file>

<file path=Object 1101/content.xml><?xml version="1.0" encoding="utf-8"?>
<math xmlns="http://www.w3.org/1998/Math/MathML">
  <semantics>
    <mrow>
      <msup>
        <munder>
          <mo stretchy="false">∃</mo>
          <mn>2.y</mn>
        </munder>
        <mi>O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 rsup O csub 2.y (%alpha  , %beta  , %gamma ):%alpha gotri %beta %gamma </annotation>
  </semantics>
</math>
</file>

<file path=Object 1102/content.xml><?xml version="1.0" encoding="utf-8"?>
<math xmlns="http://www.w3.org/1998/Math/MathML">
  <semantics>
    <mrow>
      <msup>
        <munder>
          <mo stretchy="false">∀</mo>
          <mn>2.y</mn>
        </munder>
        <mi>S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S csub 2.y (%alpha  , %beta  , %gamma ):%alpha gotri %beta %gamma </annotation>
  </semantics>
</math>
</file>

<file path=Object 1103/content.xml><?xml version="1.0" encoding="utf-8"?>
<math xmlns="http://www.w3.org/1998/Math/MathML">
  <semantics>
    <mrow>
      <msup>
        <munder>
          <mo stretchy="false">∀</mo>
          <mn>2.y</mn>
        </munder>
        <mi>S</mi>
      </msup>
      <mrow>
        <mo stretchy="false">(</mo>
        <mrow>
          <mo stretchy="false">α</mo>
        </mrow>
        <mo stretchy="false">)</mo>
      </mrow>
      <msup>
        <munder>
          <mo stretchy="false">∃</mo>
          <mn>2.y</mn>
        </munder>
        <mi>S</mi>
      </msup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S csub 2.y (%alpha ) exists  rsup S csub 2.y (%beta  . %gamma ):%alpha gotri %beta %gamma </annotation>
  </semantics>
</math>
</file>

<file path=Object 1104/content.xml><?xml version="1.0" encoding="utf-8"?>
<math xmlns="http://www.w3.org/1998/Math/MathML">
  <semantics>
    <mrow>
      <msup>
        <munder>
          <mo stretchy="false">∃</mo>
          <mn>2.y</mn>
        </munder>
        <mi>S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 rsup S csub 2.y (%alpha  , %beta  , %gamma ):%alpha gotri %beta %gamma </annotation>
  </semantics>
</math>
</file>

<file path=Object 1105/content.xml><?xml version="1.0" encoding="utf-8"?>
<math xmlns="http://www.w3.org/1998/Math/MathML">
  <semantics>
    <mrow>
      <munder>
        <mo stretchy="false">∀</mo>
        <mn>2.y</mn>
      </munder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 csub 2.y (%alpha  , %beta  , %gamma ):%alpha gotri %beta %gamma </annotation>
  </semantics>
</math>
</file>

<file path=Object 1106/content.xml><?xml version="1.0" encoding="utf-8"?>
<math xmlns="http://www.w3.org/1998/Math/MathML">
  <semantics>
    <mrow>
      <munder>
        <mo stretchy="false">∀</mo>
        <mn>2.y</mn>
      </munder>
      <mrow>
        <mo stretchy="false">(</mo>
        <mrow>
          <mo stretchy="false">α</mo>
        </mrow>
        <mo stretchy="false">)</mo>
      </mrow>
      <munder>
        <mo stretchy="false">∃</mo>
        <mn>2.y</mn>
      </munder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 csub 2.y (%alpha ) exists   csub 2.y (%beta  . %gamma ):%alpha gotri %beta %gamma </annotation>
  </semantics>
</math>
</file>

<file path=Object 1107/content.xml><?xml version="1.0" encoding="utf-8"?>
<math xmlns="http://www.w3.org/1998/Math/MathML">
  <semantics>
    <mrow>
      <munder>
        <mo stretchy="false">∃</mo>
        <mn>2.y</mn>
      </munder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  csub 2.y (%alpha  , %beta  , %gamma ):%alpha gotri %beta %gamma </annotation>
  </semantics>
</math>
</file>

<file path=Object 1108/content.xml><?xml version="1.0" encoding="utf-8"?>
<math xmlns="http://www.w3.org/1998/Math/MathML">
  <semantics>
    <mrow>
      <mmultiscripts>
        <munder>
          <mo stretchy="false">∀</mo>
          <mn>3.0</mn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O csub 3.0 (%alpha  , %beta  , %gamma ):%alpha gotri %beta %gamma </annotation>
  </semantics>
</math>
</file>

<file path=Object 1109/content.xml><?xml version="1.0" encoding="utf-8"?>
<math xmlns="http://www.w3.org/1998/Math/MathML">
  <semantics>
    <mrow>
      <mmultiscripts>
        <munder>
          <mo stretchy="false">∀</mo>
          <mn>3.0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0</mn>
        </munder>
        <none/>
        <mi>O</mi>
        <mprescripts/>
        <none/>
        <mi>K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O csub 3.0 (%alpha ) exists lsup K rsup O csub 3.0 (%beta  . %gamma ):%alpha gotri %beta %gamma </annotation>
  </semantics>
</math>
</file>

<file path=Object 111/content.xml><?xml version="1.0" encoding="utf-8"?>
<math xmlns="http://www.w3.org/1998/Math/MathML">
  <semantics>
    <mrow>
      <mmultiscripts>
        <munder>
          <mo stretchy="false">∃</mo>
          <mn>1.1</mn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K rsup O csub 1.1 (%alpha  , %beta ):%alpha namsaa %beta </annotation>
  </semantics>
</math>
</file>

<file path=Object 1110/content.xml><?xml version="1.0" encoding="utf-8"?>
<math xmlns="http://www.w3.org/1998/Math/MathML">
  <semantics>
    <mrow>
      <mmultiscripts>
        <munder>
          <mo stretchy="false">∃</mo>
          <mn>3.0</mn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K rsup O csub 3.0 (%alpha  , %beta  , %gamma ):%alpha gotri %beta %gamma </annotation>
  </semantics>
</math>
</file>

<file path=Object 1111/content.xml><?xml version="1.0" encoding="utf-8"?>
<math xmlns="http://www.w3.org/1998/Math/MathML">
  <semantics>
    <mrow>
      <mmultiscripts>
        <munder>
          <mo stretchy="false">∀</mo>
          <mn>3.0</mn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S csub 3.0 (%alpha  , %beta  , %gamma ):%alpha gotri %beta %gamma </annotation>
  </semantics>
</math>
</file>

<file path=Object 1112/content.xml><?xml version="1.0" encoding="utf-8"?>
<math xmlns="http://www.w3.org/1998/Math/MathML">
  <semantics>
    <mrow>
      <mmultiscripts>
        <munder>
          <mo stretchy="false">∀</mo>
          <mn>3.0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0</mn>
        </munder>
        <none/>
        <mi>S</mi>
        <mprescripts/>
        <none/>
        <mi>K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S csub 3.0 (%alpha ) exists lsup K rsup S csub 3.0 (%beta  . %gamma ):%alpha gotri %beta %gamma </annotation>
  </semantics>
</math>
</file>

<file path=Object 1113/content.xml><?xml version="1.0" encoding="utf-8"?>
<math xmlns="http://www.w3.org/1998/Math/MathML">
  <semantics>
    <mrow>
      <mmultiscripts>
        <munder>
          <mo stretchy="false">∃</mo>
          <mn>3.0</mn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K rsup S csub 3.0 (%alpha  , %beta  , %gamma ):%alpha gotri %beta %gamma </annotation>
  </semantics>
</math>
</file>

<file path=Object 1114/content.xml><?xml version="1.0" encoding="utf-8"?>
<math xmlns="http://www.w3.org/1998/Math/MathML">
  <semantics>
    <mrow>
      <mmultiscripts>
        <munder>
          <mo stretchy="false">∀</mo>
          <mn>3.0</mn>
        </munder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 csub 3.0 (%alpha  , %beta  , %gamma ):%alpha gotri %beta %gamma </annotation>
  </semantics>
</math>
</file>

<file path=Object 1115/content.xml><?xml version="1.0" encoding="utf-8"?>
<math xmlns="http://www.w3.org/1998/Math/MathML">
  <semantics>
    <mrow>
      <mmultiscripts>
        <munder>
          <mo stretchy="false">∀</mo>
          <mn>3.0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0</mn>
        </munder>
        <mprescripts/>
        <none/>
        <mi>K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 csub 3.0 (%alpha ) exists lsup K  csub 3.0 (%beta  . %gamma ):%alpha gotri %beta %gamma </annotation>
  </semantics>
</math>
</file>

<file path=Object 1116/content.xml><?xml version="1.0" encoding="utf-8"?>
<math xmlns="http://www.w3.org/1998/Math/MathML">
  <semantics>
    <mrow>
      <mmultiscripts>
        <munder>
          <mo stretchy="false">∃</mo>
          <mn>3.0</mn>
        </munder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K  csub 3.0 (%alpha  , %beta  , %gamma ):%alpha gotri %beta %gamma </annotation>
  </semantics>
</math>
</file>

<file path=Object 1117/content.xml><?xml version="1.0" encoding="utf-8"?>
<math xmlns="http://www.w3.org/1998/Math/MathML">
  <semantics>
    <mrow>
      <mmultiscripts>
        <munder>
          <mo stretchy="false">∀</mo>
          <mn>3.0</mn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O csub 3.0 (%alpha  , %beta  , %gamma ):%alpha gotri %beta %gamma </annotation>
  </semantics>
</math>
</file>

<file path=Object 1118/content.xml><?xml version="1.0" encoding="utf-8"?>
<math xmlns="http://www.w3.org/1998/Math/MathML">
  <semantics>
    <mrow>
      <mmultiscripts>
        <munder>
          <mo stretchy="false">∀</mo>
          <mn>3.0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0</mn>
        </munder>
        <none/>
        <mi>O</mi>
        <mprescripts/>
        <none/>
        <mi>U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O csub 3.0 (%alpha ) exists lsup U rsup O csub 3.0 (%beta  . %gamma ):%alpha gotri %beta %gamma </annotation>
  </semantics>
</math>
</file>

<file path=Object 1119/content.xml><?xml version="1.0" encoding="utf-8"?>
<math xmlns="http://www.w3.org/1998/Math/MathML">
  <semantics>
    <mrow>
      <mmultiscripts>
        <munder>
          <mo stretchy="false">∃</mo>
          <mn>3.0</mn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U rsup O csub 3.0 (%alpha  , %beta  , %gamma ):%alpha gotri %beta %gamma </annotation>
  </semantics>
</math>
</file>

<file path=Object 112/content.xml><?xml version="1.0" encoding="utf-8"?>
<math xmlns="http://www.w3.org/1998/Math/MathML">
  <semantics>
    <mrow>
      <mmultiscripts>
        <munder>
          <mo stretchy="false">∀</mo>
          <mn>1.1</mn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S csub 1.1 (%alpha  , %beta ):%alpha namsaa %beta </annotation>
  </semantics>
</math>
</file>

<file path=Object 1120/content.xml><?xml version="1.0" encoding="utf-8"?>
<math xmlns="http://www.w3.org/1998/Math/MathML">
  <semantics>
    <mrow>
      <mmultiscripts>
        <munder>
          <mo stretchy="false">∀</mo>
          <mn>3.0</mn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S csub 3.0 (%alpha  , %beta  , %gamma ):%alpha gotri %beta %gamma </annotation>
  </semantics>
</math>
</file>

<file path=Object 1121/content.xml><?xml version="1.0" encoding="utf-8"?>
<math xmlns="http://www.w3.org/1998/Math/MathML">
  <semantics>
    <mrow>
      <mmultiscripts>
        <munder>
          <mo stretchy="false">∀</mo>
          <mn>3.0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0</mn>
        </munder>
        <none/>
        <mi>S</mi>
        <mprescripts/>
        <none/>
        <mi>U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S csub 3.0 (%alpha ) exists lsup U rsup S csub 3.0 (%beta  . %gamma ):%alpha gotri %beta %gamma </annotation>
  </semantics>
</math>
</file>

<file path=Object 1122/content.xml><?xml version="1.0" encoding="utf-8"?>
<math xmlns="http://www.w3.org/1998/Math/MathML">
  <semantics>
    <mrow>
      <mmultiscripts>
        <munder>
          <mo stretchy="false">∃</mo>
          <mn>3.0</mn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U rsup S csub 3.0 (%alpha  , %beta  , %gamma ):%alpha gotri %beta %gamma </annotation>
  </semantics>
</math>
</file>

<file path=Object 1123/content.xml><?xml version="1.0" encoding="utf-8"?>
<math xmlns="http://www.w3.org/1998/Math/MathML">
  <semantics>
    <mrow>
      <mmultiscripts>
        <munder>
          <mo stretchy="false">∀</mo>
          <mn>3.0</mn>
        </munder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 csub 3.0 (%alpha  , %beta  , %gamma ):%alpha gotri %beta %gamma </annotation>
  </semantics>
</math>
</file>

<file path=Object 1124/content.xml><?xml version="1.0" encoding="utf-8"?>
<math xmlns="http://www.w3.org/1998/Math/MathML">
  <semantics>
    <mrow>
      <mmultiscripts>
        <munder>
          <mo stretchy="false">∀</mo>
          <mn>3.0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0</mn>
        </munder>
        <mprescripts/>
        <none/>
        <mi>U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 csub 3.0 (%alpha ) exists lsup U  csub 3.0 (%beta  . %gamma ):%alpha gotri %beta %gamma </annotation>
  </semantics>
</math>
</file>

<file path=Object 1125/content.xml><?xml version="1.0" encoding="utf-8"?>
<math xmlns="http://www.w3.org/1998/Math/MathML">
  <semantics>
    <mrow>
      <mmultiscripts>
        <munder>
          <mo stretchy="false">∃</mo>
          <mn>3.0</mn>
        </munder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U  csub 3.0 (%alpha  , %beta  , %gamma ):%alpha gotri %beta %gamma </annotation>
  </semantics>
</math>
</file>

<file path=Object 1126/content.xml><?xml version="1.0" encoding="utf-8"?>
<math xmlns="http://www.w3.org/1998/Math/MathML">
  <semantics>
    <mrow>
      <msup>
        <munder>
          <mo stretchy="false">∀</mo>
          <mn>3.0</mn>
        </munder>
        <mi>O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O csub 3.0 (%alpha  , %beta  , %gamma ):%alpha gotri %beta %gamma </annotation>
  </semantics>
</math>
</file>

<file path=Object 1127/content.xml><?xml version="1.0" encoding="utf-8"?>
<math xmlns="http://www.w3.org/1998/Math/MathML">
  <semantics>
    <mrow>
      <msup>
        <munder>
          <mo stretchy="false">∀</mo>
          <mn>3.0</mn>
        </munder>
        <mi>O</mi>
      </msup>
      <mrow>
        <mo stretchy="false">(</mo>
        <mrow>
          <mo stretchy="false">α</mo>
        </mrow>
        <mo stretchy="false">)</mo>
      </mrow>
      <msup>
        <munder>
          <mo stretchy="false">∃</mo>
          <mn>3.0</mn>
        </munder>
        <mi>O</mi>
      </msup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O csub 3.0 (%alpha ) exists  rsup O csub 3.0 (%beta  . %gamma ):%alpha gotri %beta %gamma </annotation>
  </semantics>
</math>
</file>

<file path=Object 1128/content.xml><?xml version="1.0" encoding="utf-8"?>
<math xmlns="http://www.w3.org/1998/Math/MathML">
  <semantics>
    <mrow>
      <msup>
        <munder>
          <mo stretchy="false">∃</mo>
          <mn>3.0</mn>
        </munder>
        <mi>O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 rsup O csub 3.0 (%alpha  , %beta  , %gamma ):%alpha gotri %beta %gamma </annotation>
  </semantics>
</math>
</file>

<file path=Object 1129/content.xml><?xml version="1.0" encoding="utf-8"?>
<math xmlns="http://www.w3.org/1998/Math/MathML">
  <semantics>
    <mrow>
      <msup>
        <munder>
          <mo stretchy="false">∀</mo>
          <mn>3.0</mn>
        </munder>
        <mi>S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S csub 3.0 (%alpha  , %beta  , %gamma ):%alpha gotri %beta %gamma </annotation>
  </semantics>
</math>
</file>

<file path=Object 113/content.xml><?xml version="1.0" encoding="utf-8"?>
<math xmlns="http://www.w3.org/1998/Math/MathML">
  <semantics>
    <mrow>
      <mmultiscripts>
        <munder>
          <mo stretchy="false">∀</mo>
          <mn>1.1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1</mn>
        </munder>
        <none/>
        <mi>S</mi>
        <mprescripts/>
        <none/>
        <mi>K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S csub 1.1 (%alpha ) exists lsup K rsup S csub 1.1 (%beta ):%alpha namsaa %beta </annotation>
  </semantics>
</math>
</file>

<file path=Object 1130/content.xml><?xml version="1.0" encoding="utf-8"?>
<math xmlns="http://www.w3.org/1998/Math/MathML">
  <semantics>
    <mrow>
      <msup>
        <munder>
          <mo stretchy="false">∀</mo>
          <mn>3.0</mn>
        </munder>
        <mi>S</mi>
      </msup>
      <mrow>
        <mo stretchy="false">(</mo>
        <mrow>
          <mo stretchy="false">α</mo>
        </mrow>
        <mo stretchy="false">)</mo>
      </mrow>
      <msup>
        <munder>
          <mo stretchy="false">∃</mo>
          <mn>3.0</mn>
        </munder>
        <mi>S</mi>
      </msup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S csub 3.0 (%alpha ) exists  rsup S csub 3.0 (%beta  . %gamma ):%alpha gotri %beta %gamma </annotation>
  </semantics>
</math>
</file>

<file path=Object 1131/content.xml><?xml version="1.0" encoding="utf-8"?>
<math xmlns="http://www.w3.org/1998/Math/MathML">
  <semantics>
    <mrow>
      <msup>
        <munder>
          <mo stretchy="false">∃</mo>
          <mn>3.0</mn>
        </munder>
        <mi>S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 rsup S csub 3.0 (%alpha  , %beta  , %gamma ):%alpha gotri %beta %gamma </annotation>
  </semantics>
</math>
</file>

<file path=Object 1132/content.xml><?xml version="1.0" encoding="utf-8"?>
<math xmlns="http://www.w3.org/1998/Math/MathML">
  <semantics>
    <mrow>
      <munder>
        <mo stretchy="false">∀</mo>
        <mn>3.0</mn>
      </munder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 csub 3.0 (%alpha  , %beta  , %gamma ):%alpha gotri %beta %gamma </annotation>
  </semantics>
</math>
</file>

<file path=Object 1133/content.xml><?xml version="1.0" encoding="utf-8"?>
<math xmlns="http://www.w3.org/1998/Math/MathML">
  <semantics>
    <mrow>
      <munder>
        <mo stretchy="false">∀</mo>
        <mn>3.0</mn>
      </munder>
      <mrow>
        <mo stretchy="false">(</mo>
        <mrow>
          <mo stretchy="false">α</mo>
        </mrow>
        <mo stretchy="false">)</mo>
      </mrow>
      <munder>
        <mo stretchy="false">∃</mo>
        <mn>3.0</mn>
      </munder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 csub 3.0 (%alpha ) exists   csub 3.0 (%beta  . %gamma ):%alpha gotri %beta %gamma </annotation>
  </semantics>
</math>
</file>

<file path=Object 1134/content.xml><?xml version="1.0" encoding="utf-8"?>
<math xmlns="http://www.w3.org/1998/Math/MathML">
  <semantics>
    <mrow>
      <munder>
        <mo stretchy="false">∃</mo>
        <mn>3.0</mn>
      </munder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  csub 3.0 (%alpha  , %beta  , %gamma ):%alpha gotri %beta %gamma </annotation>
  </semantics>
</math>
</file>

<file path=Object 1135/content.xml><?xml version="1.0" encoding="utf-8"?>
<math xmlns="http://www.w3.org/1998/Math/MathML">
  <semantics>
    <mrow>
      <mmultiscripts>
        <munder>
          <mo stretchy="false">∀</mo>
          <mn>3.1</mn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O csub 3.1 (%alpha  , %beta  , %gamma ):%alpha gotri %beta %gamma </annotation>
  </semantics>
</math>
</file>

<file path=Object 1136/content.xml><?xml version="1.0" encoding="utf-8"?>
<math xmlns="http://www.w3.org/1998/Math/MathML">
  <semantics>
    <mrow>
      <mmultiscripts>
        <munder>
          <mo stretchy="false">∀</mo>
          <mn>3.1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1</mn>
        </munder>
        <none/>
        <mi>O</mi>
        <mprescripts/>
        <none/>
        <mi>K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O csub 3.1 (%alpha ) exists lsup K rsup O csub 3.1 (%beta  . %gamma ):%alpha gotri %beta %gamma </annotation>
  </semantics>
</math>
</file>

<file path=Object 1137/content.xml><?xml version="1.0" encoding="utf-8"?>
<math xmlns="http://www.w3.org/1998/Math/MathML">
  <semantics>
    <mrow>
      <mmultiscripts>
        <munder>
          <mo stretchy="false">∃</mo>
          <mn>3.1</mn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K rsup O csub 3.1 (%alpha  , %beta  , %gamma ):%alpha gotri %beta %gamma </annotation>
  </semantics>
</math>
</file>

<file path=Object 1138/content.xml><?xml version="1.0" encoding="utf-8"?>
<math xmlns="http://www.w3.org/1998/Math/MathML">
  <semantics>
    <mrow>
      <mmultiscripts>
        <munder>
          <mo stretchy="false">∀</mo>
          <mn>3.1</mn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S csub 3.1 (%alpha  , %beta  , %gamma ):%alpha gotri %beta %gamma </annotation>
  </semantics>
</math>
</file>

<file path=Object 1139/content.xml><?xml version="1.0" encoding="utf-8"?>
<math xmlns="http://www.w3.org/1998/Math/MathML">
  <semantics>
    <mrow>
      <mmultiscripts>
        <munder>
          <mo stretchy="false">∀</mo>
          <mn>3.1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1</mn>
        </munder>
        <none/>
        <mi>S</mi>
        <mprescripts/>
        <none/>
        <mi>K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S csub 3.1 (%alpha ) exists lsup K rsup S csub 3.1 (%beta  . %gamma ):%alpha gotri %beta %gamma </annotation>
  </semantics>
</math>
</file>

<file path=Object 114/content.xml><?xml version="1.0" encoding="utf-8"?>
<math xmlns="http://www.w3.org/1998/Math/MathML">
  <semantics>
    <mrow>
      <mmultiscripts>
        <munder>
          <mo stretchy="false">∃</mo>
          <mn>1.1</mn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K rsup S csub 1.1 (%alpha  , %beta ):%alpha namsaa %beta </annotation>
  </semantics>
</math>
</file>

<file path=Object 1140/content.xml><?xml version="1.0" encoding="utf-8"?>
<math xmlns="http://www.w3.org/1998/Math/MathML">
  <semantics>
    <mrow>
      <mmultiscripts>
        <munder>
          <mo stretchy="false">∃</mo>
          <mn>3.1</mn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K rsup S csub 3.1 (%alpha  , %beta  , %gamma ):%alpha gotri %beta %gamma </annotation>
  </semantics>
</math>
</file>

<file path=Object 1141/content.xml><?xml version="1.0" encoding="utf-8"?>
<math xmlns="http://www.w3.org/1998/Math/MathML">
  <semantics>
    <mrow>
      <mmultiscripts>
        <munder>
          <mo stretchy="false">∀</mo>
          <mn>3.1</mn>
        </munder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 csub 3.1 (%alpha  , %beta  , %gamma ):%alpha gotri %beta %gamma </annotation>
  </semantics>
</math>
</file>

<file path=Object 1142/content.xml><?xml version="1.0" encoding="utf-8"?>
<math xmlns="http://www.w3.org/1998/Math/MathML">
  <semantics>
    <mrow>
      <mmultiscripts>
        <munder>
          <mo stretchy="false">∀</mo>
          <mn>3.1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1</mn>
        </munder>
        <mprescripts/>
        <none/>
        <mi>K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 csub 3.1 (%alpha ) exists lsup K  csub 3.1 (%beta  . %gamma ):%alpha gotri %beta %gamma </annotation>
  </semantics>
</math>
</file>

<file path=Object 1143/content.xml><?xml version="1.0" encoding="utf-8"?>
<math xmlns="http://www.w3.org/1998/Math/MathML">
  <semantics>
    <mrow>
      <mmultiscripts>
        <munder>
          <mo stretchy="false">∃</mo>
          <mn>3.1</mn>
        </munder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K  csub 3.1 (%alpha  , %beta  , %gamma ):%alpha gotri %beta %gamma </annotation>
  </semantics>
</math>
</file>

<file path=Object 1144/content.xml><?xml version="1.0" encoding="utf-8"?>
<math xmlns="http://www.w3.org/1998/Math/MathML">
  <semantics>
    <mrow>
      <mmultiscripts>
        <munder>
          <mo stretchy="false">∀</mo>
          <mn>3.1</mn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O csub 3.1 (%alpha  , %beta  , %gamma ):%alpha gotri %beta %gamma </annotation>
  </semantics>
</math>
</file>

<file path=Object 1145/content.xml><?xml version="1.0" encoding="utf-8"?>
<math xmlns="http://www.w3.org/1998/Math/MathML">
  <semantics>
    <mrow>
      <mmultiscripts>
        <munder>
          <mo stretchy="false">∀</mo>
          <mn>3.1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1</mn>
        </munder>
        <none/>
        <mi>O</mi>
        <mprescripts/>
        <none/>
        <mi>U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O csub 3.1 (%alpha ) exists lsup U rsup O csub 3.1 (%beta  . %gamma ):%alpha gotri %beta %gamma </annotation>
  </semantics>
</math>
</file>

<file path=Object 1146/content.xml><?xml version="1.0" encoding="utf-8"?>
<math xmlns="http://www.w3.org/1998/Math/MathML">
  <semantics>
    <mrow>
      <mmultiscripts>
        <munder>
          <mo stretchy="false">∃</mo>
          <mn>3.1</mn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U rsup O csub 3.1 (%alpha  , %beta  , %gamma ):%alpha gotri %beta %gamma </annotation>
  </semantics>
</math>
</file>

<file path=Object 1147/content.xml><?xml version="1.0" encoding="utf-8"?>
<math xmlns="http://www.w3.org/1998/Math/MathML">
  <semantics>
    <mrow>
      <mmultiscripts>
        <munder>
          <mo stretchy="false">∀</mo>
          <mn>3.1</mn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S csub 3.1 (%alpha  , %beta  , %gamma ):%alpha gotri %beta %gamma </annotation>
  </semantics>
</math>
</file>

<file path=Object 1148/content.xml><?xml version="1.0" encoding="utf-8"?>
<math xmlns="http://www.w3.org/1998/Math/MathML">
  <semantics>
    <mrow>
      <mmultiscripts>
        <munder>
          <mo stretchy="false">∀</mo>
          <mn>3.1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1</mn>
        </munder>
        <none/>
        <mi>S</mi>
        <mprescripts/>
        <none/>
        <mi>U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S csub 3.1 (%alpha ) exists lsup U rsup S csub 3.1 (%beta  . %gamma ):%alpha gotri %beta %gamma </annotation>
  </semantics>
</math>
</file>

<file path=Object 1149/content.xml><?xml version="1.0" encoding="utf-8"?>
<math xmlns="http://www.w3.org/1998/Math/MathML">
  <semantics>
    <mrow>
      <mmultiscripts>
        <munder>
          <mo stretchy="false">∃</mo>
          <mn>3.1</mn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U rsup S csub 3.1 (%alpha  , %beta  , %gamma ):%alpha gotri %beta %gamma </annotation>
  </semantics>
</math>
</file>

<file path=Object 115/content.xml><?xml version="1.0" encoding="utf-8"?>
<math xmlns="http://www.w3.org/1998/Math/MathML">
  <semantics>
    <mrow>
      <mmultiscripts>
        <munder>
          <mo stretchy="false">∀</mo>
          <mn>1.1</mn>
        </munder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 csub 1.1 (%alpha  , %beta ):%alpha namsaa %beta </annotation>
  </semantics>
</math>
</file>

<file path=Object 1150/content.xml><?xml version="1.0" encoding="utf-8"?>
<math xmlns="http://www.w3.org/1998/Math/MathML">
  <semantics>
    <mrow>
      <mmultiscripts>
        <munder>
          <mo stretchy="false">∀</mo>
          <mn>3.1</mn>
        </munder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 csub 3.1 (%alpha  , %beta  , %gamma ):%alpha gotri %beta %gamma </annotation>
  </semantics>
</math>
</file>

<file path=Object 1151/content.xml><?xml version="1.0" encoding="utf-8"?>
<math xmlns="http://www.w3.org/1998/Math/MathML">
  <semantics>
    <mrow>
      <mmultiscripts>
        <munder>
          <mo stretchy="false">∀</mo>
          <mn>3.1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1</mn>
        </munder>
        <mprescripts/>
        <none/>
        <mi>U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 csub 3.1 (%alpha ) exists lsup U  csub 3.1 (%beta  . %gamma ):%alpha gotri %beta %gamma </annotation>
  </semantics>
</math>
</file>

<file path=Object 1152/content.xml><?xml version="1.0" encoding="utf-8"?>
<math xmlns="http://www.w3.org/1998/Math/MathML">
  <semantics>
    <mrow>
      <mmultiscripts>
        <munder>
          <mo stretchy="false">∃</mo>
          <mn>3.1</mn>
        </munder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U  csub 3.1 (%alpha  , %beta  , %gamma ):%alpha gotri %beta %gamma </annotation>
  </semantics>
</math>
</file>

<file path=Object 1153/content.xml><?xml version="1.0" encoding="utf-8"?>
<math xmlns="http://www.w3.org/1998/Math/MathML">
  <semantics>
    <mrow>
      <msup>
        <munder>
          <mo stretchy="false">∀</mo>
          <mn>3.1</mn>
        </munder>
        <mi>O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O csub 3.1 (%alpha  , %beta  , %gamma ):%alpha gotri %beta %gamma </annotation>
  </semantics>
</math>
</file>

<file path=Object 1154/content.xml><?xml version="1.0" encoding="utf-8"?>
<math xmlns="http://www.w3.org/1998/Math/MathML">
  <semantics>
    <mrow>
      <msup>
        <munder>
          <mo stretchy="false">∀</mo>
          <mn>3.1</mn>
        </munder>
        <mi>O</mi>
      </msup>
      <mrow>
        <mo stretchy="false">(</mo>
        <mrow>
          <mo stretchy="false">α</mo>
        </mrow>
        <mo stretchy="false">)</mo>
      </mrow>
      <msup>
        <munder>
          <mo stretchy="false">∃</mo>
          <mn>3.1</mn>
        </munder>
        <mi>O</mi>
      </msup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O csub 3.1 (%alpha ) exists  rsup O csub 3.1 (%beta  . %gamma ):%alpha gotri %beta %gamma </annotation>
  </semantics>
</math>
</file>

<file path=Object 1155/content.xml><?xml version="1.0" encoding="utf-8"?>
<math xmlns="http://www.w3.org/1998/Math/MathML">
  <semantics>
    <mrow>
      <msup>
        <munder>
          <mo stretchy="false">∃</mo>
          <mn>3.1</mn>
        </munder>
        <mi>O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 rsup O csub 3.1 (%alpha  , %beta  , %gamma ):%alpha gotri %beta %gamma </annotation>
  </semantics>
</math>
</file>

<file path=Object 1156/content.xml><?xml version="1.0" encoding="utf-8"?>
<math xmlns="http://www.w3.org/1998/Math/MathML">
  <semantics>
    <mrow>
      <msup>
        <munder>
          <mo stretchy="false">∀</mo>
          <mn>3.1</mn>
        </munder>
        <mi>S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S csub 3.1 (%alpha  , %beta  , %gamma ):%alpha gotri %beta %gamma </annotation>
  </semantics>
</math>
</file>

<file path=Object 1157/content.xml><?xml version="1.0" encoding="utf-8"?>
<math xmlns="http://www.w3.org/1998/Math/MathML">
  <semantics>
    <mrow>
      <msup>
        <munder>
          <mo stretchy="false">∀</mo>
          <mn>3.1</mn>
        </munder>
        <mi>S</mi>
      </msup>
      <mrow>
        <mo stretchy="false">(</mo>
        <mrow>
          <mo stretchy="false">α</mo>
        </mrow>
        <mo stretchy="false">)</mo>
      </mrow>
      <msup>
        <munder>
          <mo stretchy="false">∃</mo>
          <mn>3.1</mn>
        </munder>
        <mi>S</mi>
      </msup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S csub 3.1 (%alpha ) exists  rsup S csub 3.1 (%beta  . %gamma ):%alpha gotri %beta %gamma </annotation>
  </semantics>
</math>
</file>

<file path=Object 1158/content.xml><?xml version="1.0" encoding="utf-8"?>
<math xmlns="http://www.w3.org/1998/Math/MathML">
  <semantics>
    <mrow>
      <msup>
        <munder>
          <mo stretchy="false">∃</mo>
          <mn>3.1</mn>
        </munder>
        <mi>S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 rsup S csub 3.1 (%alpha  , %beta  , %gamma ):%alpha gotri %beta %gamma </annotation>
  </semantics>
</math>
</file>

<file path=Object 1159/content.xml><?xml version="1.0" encoding="utf-8"?>
<math xmlns="http://www.w3.org/1998/Math/MathML">
  <semantics>
    <mrow>
      <munder>
        <mo stretchy="false">∀</mo>
        <mn>3.1</mn>
      </munder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 csub 3.1 (%alpha  , %beta  , %gamma ):%alpha gotri %beta %gamma </annotation>
  </semantics>
</math>
</file>

<file path=Object 116/content.xml><?xml version="1.0" encoding="utf-8"?>
<math xmlns="http://www.w3.org/1998/Math/MathML">
  <semantics>
    <mrow>
      <mmultiscripts>
        <munder>
          <mo stretchy="false">∀</mo>
          <mn>1.1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1</mn>
        </munder>
        <mprescripts/>
        <none/>
        <mi>K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 csub 1.1 (%alpha ) exists lsup K  csub 1.1 (%beta ):%alpha namsaa %beta </annotation>
  </semantics>
</math>
</file>

<file path=Object 1160/content.xml><?xml version="1.0" encoding="utf-8"?>
<math xmlns="http://www.w3.org/1998/Math/MathML">
  <semantics>
    <mrow>
      <munder>
        <mo stretchy="false">∀</mo>
        <mn>3.1</mn>
      </munder>
      <mrow>
        <mo stretchy="false">(</mo>
        <mrow>
          <mo stretchy="false">α</mo>
        </mrow>
        <mo stretchy="false">)</mo>
      </mrow>
      <munder>
        <mo stretchy="false">∃</mo>
        <mn>3.1</mn>
      </munder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 csub 3.1 (%alpha ) exists   csub 3.1 (%beta  . %gamma ):%alpha gotri %beta %gamma </annotation>
  </semantics>
</math>
</file>

<file path=Object 1161/content.xml><?xml version="1.0" encoding="utf-8"?>
<math xmlns="http://www.w3.org/1998/Math/MathML">
  <semantics>
    <mrow>
      <munder>
        <mo stretchy="false">∃</mo>
        <mn>3.1</mn>
      </munder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  csub 3.1 (%alpha  , %beta  , %gamma ):%alpha gotri %beta %gamma </annotation>
  </semantics>
</math>
</file>

<file path=Object 1162/content.xml><?xml version="1.0" encoding="utf-8"?>
<math xmlns="http://www.w3.org/1998/Math/MathML">
  <semantics>
    <mrow>
      <mmultiscripts>
        <munder>
          <mo stretchy="false">∀</mo>
          <mn>3.y</mn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O csub 3.y (%alpha  , %beta  , %gamma ):%alpha gotri %beta %gamma </annotation>
  </semantics>
</math>
</file>

<file path=Object 1163/content.xml><?xml version="1.0" encoding="utf-8"?>
<math xmlns="http://www.w3.org/1998/Math/MathML">
  <semantics>
    <mrow>
      <mmultiscripts>
        <munder>
          <mo stretchy="false">∀</mo>
          <mn>3.y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y</mn>
        </munder>
        <none/>
        <mi>O</mi>
        <mprescripts/>
        <none/>
        <mi>K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O csub 3.y (%alpha ) exists lsup K rsup O csub 3.y (%beta  . %gamma ):%alpha gotri %beta %gamma </annotation>
  </semantics>
</math>
</file>

<file path=Object 1164/content.xml><?xml version="1.0" encoding="utf-8"?>
<math xmlns="http://www.w3.org/1998/Math/MathML">
  <semantics>
    <mrow>
      <mmultiscripts>
        <munder>
          <mo stretchy="false">∃</mo>
          <mn>3.y</mn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K rsup O csub 3.y (%alpha  , %beta  , %gamma ):%alpha gotri %beta %gamma </annotation>
  </semantics>
</math>
</file>

<file path=Object 1165/content.xml><?xml version="1.0" encoding="utf-8"?>
<math xmlns="http://www.w3.org/1998/Math/MathML">
  <semantics>
    <mrow>
      <mmultiscripts>
        <munder>
          <mo stretchy="false">∀</mo>
          <mn>3.y</mn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S csub 3.y (%alpha  , %beta  , %gamma ):%alpha gotri %beta %gamma </annotation>
  </semantics>
</math>
</file>

<file path=Object 1166/content.xml><?xml version="1.0" encoding="utf-8"?>
<math xmlns="http://www.w3.org/1998/Math/MathML">
  <semantics>
    <mrow>
      <mmultiscripts>
        <munder>
          <mo stretchy="false">∀</mo>
          <mn>3.y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y</mn>
        </munder>
        <none/>
        <mi>S</mi>
        <mprescripts/>
        <none/>
        <mi>K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S csub 3.y (%alpha ) exists lsup K rsup S csub 3.y (%beta  . %gamma ):%alpha gotri %beta %gamma </annotation>
  </semantics>
</math>
</file>

<file path=Object 1167/content.xml><?xml version="1.0" encoding="utf-8"?>
<math xmlns="http://www.w3.org/1998/Math/MathML">
  <semantics>
    <mrow>
      <mmultiscripts>
        <munder>
          <mo stretchy="false">∃</mo>
          <mn>3.y</mn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K rsup S csub 3.y (%alpha  , %beta  , %gamma ):%alpha gotri %beta %gamma </annotation>
  </semantics>
</math>
</file>

<file path=Object 1168/content.xml><?xml version="1.0" encoding="utf-8"?>
<math xmlns="http://www.w3.org/1998/Math/MathML">
  <semantics>
    <mrow>
      <mmultiscripts>
        <munder>
          <mo stretchy="false">∀</mo>
          <mn>3.y</mn>
        </munder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 csub 3.y (%alpha  , %beta  , %gamma ):%alpha gotri %beta %gamma </annotation>
  </semantics>
</math>
</file>

<file path=Object 1169/content.xml><?xml version="1.0" encoding="utf-8"?>
<math xmlns="http://www.w3.org/1998/Math/MathML">
  <semantics>
    <mrow>
      <mmultiscripts>
        <munder>
          <mo stretchy="false">∀</mo>
          <mn>3.y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y</mn>
        </munder>
        <mprescripts/>
        <none/>
        <mi>K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 csub 3.y (%alpha ) exists lsup K  csub 3.y (%beta  . %gamma ):%alpha gotri %beta %gamma </annotation>
  </semantics>
</math>
</file>

<file path=Object 117/content.xml><?xml version="1.0" encoding="utf-8"?>
<math xmlns="http://www.w3.org/1998/Math/MathML">
  <semantics>
    <mrow>
      <mmultiscripts>
        <munder>
          <mo stretchy="false">∃</mo>
          <mn>1.1</mn>
        </munder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K  csub 1.1 (%alpha  , %beta ):%alpha namsaa %beta </annotation>
  </semantics>
</math>
</file>

<file path=Object 1170/content.xml><?xml version="1.0" encoding="utf-8"?>
<math xmlns="http://www.w3.org/1998/Math/MathML">
  <semantics>
    <mrow>
      <mmultiscripts>
        <munder>
          <mo stretchy="false">∃</mo>
          <mn>3.y</mn>
        </munder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K  csub 3.y (%alpha  , %beta  , %gamma ):%alpha gotri %beta %gamma </annotation>
  </semantics>
</math>
</file>

<file path=Object 1171/content.xml><?xml version="1.0" encoding="utf-8"?>
<math xmlns="http://www.w3.org/1998/Math/MathML">
  <semantics>
    <mrow>
      <mmultiscripts>
        <munder>
          <mo stretchy="false">∀</mo>
          <mn>3.y</mn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O csub 3.y (%alpha  , %beta  , %gamma ):%alpha gotri %beta %gamma </annotation>
  </semantics>
</math>
</file>

<file path=Object 1172/content.xml><?xml version="1.0" encoding="utf-8"?>
<math xmlns="http://www.w3.org/1998/Math/MathML">
  <semantics>
    <mrow>
      <mmultiscripts>
        <munder>
          <mo stretchy="false">∀</mo>
          <mn>3.y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y</mn>
        </munder>
        <none/>
        <mi>O</mi>
        <mprescripts/>
        <none/>
        <mi>U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O csub 3.y (%alpha ) exists lsup U rsup O csub 3.y (%beta  . %gamma ):%alpha gotri %beta %gamma </annotation>
  </semantics>
</math>
</file>

<file path=Object 1173/content.xml><?xml version="1.0" encoding="utf-8"?>
<math xmlns="http://www.w3.org/1998/Math/MathML">
  <semantics>
    <mrow>
      <mmultiscripts>
        <munder>
          <mo stretchy="false">∃</mo>
          <mn>3.y</mn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U rsup O csub 3.y (%alpha  , %beta  , %gamma ):%alpha gotri %beta %gamma </annotation>
  </semantics>
</math>
</file>

<file path=Object 1174/content.xml><?xml version="1.0" encoding="utf-8"?>
<math xmlns="http://www.w3.org/1998/Math/MathML">
  <semantics>
    <mrow>
      <mmultiscripts>
        <munder>
          <mo stretchy="false">∀</mo>
          <mn>3.y</mn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S csub 3.y (%alpha  , %beta  , %gamma ):%alpha gotri %beta %gamma </annotation>
  </semantics>
</math>
</file>

<file path=Object 1175/content.xml><?xml version="1.0" encoding="utf-8"?>
<math xmlns="http://www.w3.org/1998/Math/MathML">
  <semantics>
    <mrow>
      <mmultiscripts>
        <munder>
          <mo stretchy="false">∀</mo>
          <mn>3.y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y</mn>
        </munder>
        <none/>
        <mi>S</mi>
        <mprescripts/>
        <none/>
        <mi>U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S csub 3.y (%alpha ) exists lsup U rsup S csub 3.y (%beta  . %gamma ):%alpha gotri %beta %gamma </annotation>
  </semantics>
</math>
</file>

<file path=Object 1176/content.xml><?xml version="1.0" encoding="utf-8"?>
<math xmlns="http://www.w3.org/1998/Math/MathML">
  <semantics>
    <mrow>
      <mmultiscripts>
        <munder>
          <mo stretchy="false">∃</mo>
          <mn>3.y</mn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U rsup S csub 3.y (%alpha  , %beta  , %gamma ):%alpha gotri %beta %gamma </annotation>
  </semantics>
</math>
</file>

<file path=Object 1177/content.xml><?xml version="1.0" encoding="utf-8"?>
<math xmlns="http://www.w3.org/1998/Math/MathML">
  <semantics>
    <mrow>
      <mmultiscripts>
        <munder>
          <mo stretchy="false">∀</mo>
          <mn>3.y</mn>
        </munder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 csub 3.y (%alpha  , %beta  , %gamma ):%alpha gotri %beta %gamma </annotation>
  </semantics>
</math>
</file>

<file path=Object 1178/content.xml><?xml version="1.0" encoding="utf-8"?>
<math xmlns="http://www.w3.org/1998/Math/MathML">
  <semantics>
    <mrow>
      <mmultiscripts>
        <munder>
          <mo stretchy="false">∀</mo>
          <mn>3.y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y</mn>
        </munder>
        <mprescripts/>
        <none/>
        <mi>U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 csub 3.y (%alpha ) exists lsup U  csub 3.y (%beta  . %gamma ):%alpha gotri %beta %gamma </annotation>
  </semantics>
</math>
</file>

<file path=Object 1179/content.xml><?xml version="1.0" encoding="utf-8"?>
<math xmlns="http://www.w3.org/1998/Math/MathML">
  <semantics>
    <mrow>
      <mmultiscripts>
        <munder>
          <mo stretchy="false">∃</mo>
          <mn>3.y</mn>
        </munder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U  csub 3.y (%alpha  , %beta  , %gamma ):%alpha gotri %beta %gamma </annotation>
  </semantics>
</math>
</file>

<file path=Object 118/content.xml><?xml version="1.0" encoding="utf-8"?>
<math xmlns="http://www.w3.org/1998/Math/MathML">
  <semantics>
    <mrow>
      <mmultiscripts>
        <munder>
          <mo stretchy="false">∀</mo>
          <mn>1.1</mn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O csub 1.1 (%alpha  , %beta ):%alpha namsaa %beta </annotation>
  </semantics>
</math>
</file>

<file path=Object 1180/content.xml><?xml version="1.0" encoding="utf-8"?>
<math xmlns="http://www.w3.org/1998/Math/MathML">
  <semantics>
    <mrow>
      <msup>
        <munder>
          <mo stretchy="false">∀</mo>
          <mn>3.y</mn>
        </munder>
        <mi>O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O csub 3.y (%alpha  , %beta  , %gamma ):%alpha gotri %beta %gamma </annotation>
  </semantics>
</math>
</file>

<file path=Object 1181/content.xml><?xml version="1.0" encoding="utf-8"?>
<math xmlns="http://www.w3.org/1998/Math/MathML">
  <semantics>
    <mrow>
      <msup>
        <munder>
          <mo stretchy="false">∀</mo>
          <mn>3.y</mn>
        </munder>
        <mi>O</mi>
      </msup>
      <mrow>
        <mo stretchy="false">(</mo>
        <mrow>
          <mo stretchy="false">α</mo>
        </mrow>
        <mo stretchy="false">)</mo>
      </mrow>
      <msup>
        <munder>
          <mo stretchy="false">∃</mo>
          <mn>3.y</mn>
        </munder>
        <mi>O</mi>
      </msup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O csub 3.y (%alpha ) exists  rsup O csub 3.y (%beta  . %gamma ):%alpha gotri %beta %gamma </annotation>
  </semantics>
</math>
</file>

<file path=Object 1182/content.xml><?xml version="1.0" encoding="utf-8"?>
<math xmlns="http://www.w3.org/1998/Math/MathML">
  <semantics>
    <mrow>
      <msup>
        <munder>
          <mo stretchy="false">∃</mo>
          <mn>3.y</mn>
        </munder>
        <mi>O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 rsup O csub 3.y (%alpha  , %beta  , %gamma ):%alpha gotri %beta %gamma </annotation>
  </semantics>
</math>
</file>

<file path=Object 1183/content.xml><?xml version="1.0" encoding="utf-8"?>
<math xmlns="http://www.w3.org/1998/Math/MathML">
  <semantics>
    <mrow>
      <msup>
        <munder>
          <mo stretchy="false">∀</mo>
          <mn>3.y</mn>
        </munder>
        <mi>S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S csub 3.y (%alpha  , %beta  , %gamma ):%alpha gotri %beta %gamma </annotation>
  </semantics>
</math>
</file>

<file path=Object 1184/content.xml><?xml version="1.0" encoding="utf-8"?>
<math xmlns="http://www.w3.org/1998/Math/MathML">
  <semantics>
    <mrow>
      <msup>
        <munder>
          <mo stretchy="false">∀</mo>
          <mn>3.y</mn>
        </munder>
        <mi>S</mi>
      </msup>
      <mrow>
        <mo stretchy="false">(</mo>
        <mrow>
          <mo stretchy="false">α</mo>
        </mrow>
        <mo stretchy="false">)</mo>
      </mrow>
      <msup>
        <munder>
          <mo stretchy="false">∃</mo>
          <mn>3.y</mn>
        </munder>
        <mi>S</mi>
      </msup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S csub 3.y (%alpha ) exists  rsup S csub 3.y (%beta  . %gamma ):%alpha gotri %beta %gamma </annotation>
  </semantics>
</math>
</file>

<file path=Object 1185/content.xml><?xml version="1.0" encoding="utf-8"?>
<math xmlns="http://www.w3.org/1998/Math/MathML">
  <semantics>
    <mrow>
      <msup>
        <munder>
          <mo stretchy="false">∃</mo>
          <mn>3.y</mn>
        </munder>
        <mi>S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 rsup S csub 3.y (%alpha  , %beta  , %gamma ):%alpha gotri %beta %gamma </annotation>
  </semantics>
</math>
</file>

<file path=Object 1186/content.xml><?xml version="1.0" encoding="utf-8"?>
<math xmlns="http://www.w3.org/1998/Math/MathML">
  <semantics>
    <mrow>
      <munder>
        <mo stretchy="false">∀</mo>
        <mn>3.y</mn>
      </munder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 csub 3.y (%alpha  , %beta  , %gamma ):%alpha gotri %beta %gamma </annotation>
  </semantics>
</math>
</file>

<file path=Object 1187/content.xml><?xml version="1.0" encoding="utf-8"?>
<math xmlns="http://www.w3.org/1998/Math/MathML">
  <semantics>
    <mrow>
      <munder>
        <mo stretchy="false">∀</mo>
        <mn>3.y</mn>
      </munder>
      <mrow>
        <mo stretchy="false">(</mo>
        <mrow>
          <mo stretchy="false">α</mo>
        </mrow>
        <mo stretchy="false">)</mo>
      </mrow>
      <munder>
        <mo stretchy="false">∃</mo>
        <mn>3.y</mn>
      </munder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 csub 3.y (%alpha ) exists   csub 3.y (%beta  . %gamma ):%alpha gotri %beta %gamma </annotation>
  </semantics>
</math>
</file>

<file path=Object 1188/content.xml><?xml version="1.0" encoding="utf-8"?>
<math xmlns="http://www.w3.org/1998/Math/MathML">
  <semantics>
    <mrow>
      <munder>
        <mo stretchy="false">∃</mo>
        <mn>3.y</mn>
      </munder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  csub 3.y (%alpha  , %beta  , %gamma ):%alpha gotri %beta %gamma </annotation>
  </semantics>
</math>
</file>

<file path=Object 1189/content.xml><?xml version="1.0" encoding="utf-8"?>
<math xmlns="http://www.w3.org/1998/Math/MathML">
  <semantics>
    <mrow>
      <mmultiscripts>
        <mo stretchy="false">∀</mo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O (%alpha  , %beta  , %gamma ):%alpha gotri %beta %gamma </annotation>
  </semantics>
</math>
</file>

<file path=Object 119/content.xml><?xml version="1.0" encoding="utf-8"?>
<math xmlns="http://www.w3.org/1998/Math/MathML">
  <semantics>
    <mrow>
      <mmultiscripts>
        <munder>
          <mo stretchy="false">∀</mo>
          <mn>1.1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1</mn>
        </munder>
        <none/>
        <mi>O</mi>
        <mprescripts/>
        <none/>
        <mi>U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O csub 1.1 (%alpha ) exists lsup U rsup O csub 1.1 (%beta ):%alpha namsaa %beta </annotation>
  </semantics>
</math>
</file>

<file path=Object 1190/content.xml><?xml version="1.0" encoding="utf-8"?>
<math xmlns="http://www.w3.org/1998/Math/MathML">
  <semantics>
    <mrow>
      <mmultiscripts>
        <mo stretchy="false">∀</mo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o stretchy="false">∃</mo>
        <none/>
        <mi>O</mi>
        <mprescripts/>
        <none/>
        <mi>K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O (%alpha ) exists lsup K rsup O (%beta  . %gamma ):%alpha gotri %beta %gamma </annotation>
  </semantics>
</math>
</file>

<file path=Object 1191/content.xml><?xml version="1.0" encoding="utf-8"?>
<math xmlns="http://www.w3.org/1998/Math/MathML">
  <semantics>
    <mrow>
      <mmultiscripts>
        <mo stretchy="false">∃</mo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K rsup O (%alpha  , %beta  , %gamma ):%alpha gotri %beta %gamma </annotation>
  </semantics>
</math>
</file>

<file path=Object 1192/content.xml><?xml version="1.0" encoding="utf-8"?>
<math xmlns="http://www.w3.org/1998/Math/MathML">
  <semantics>
    <mrow>
      <mmultiscripts>
        <mo stretchy="false">∀</mo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S (%alpha  , %beta  , %gamma ):%alpha gotri %beta %gamma </annotation>
  </semantics>
</math>
</file>

<file path=Object 1193/content.xml><?xml version="1.0" encoding="utf-8"?>
<math xmlns="http://www.w3.org/1998/Math/MathML">
  <semantics>
    <mrow>
      <mmultiscripts>
        <mo stretchy="false">∀</mo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o stretchy="false">∃</mo>
        <none/>
        <mi>S</mi>
        <mprescripts/>
        <none/>
        <mi>K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S (%alpha ) exists lsup K rsup S (%beta  . %gamma ):%alpha gotri %beta %gamma </annotation>
  </semantics>
</math>
</file>

<file path=Object 1194/content.xml><?xml version="1.0" encoding="utf-8"?>
<math xmlns="http://www.w3.org/1998/Math/MathML">
  <semantics>
    <mrow>
      <mmultiscripts>
        <mo stretchy="false">∃</mo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K rsup S (%alpha  , %beta  , %gamma ):%alpha gotri %beta %gamma </annotation>
  </semantics>
</math>
</file>

<file path=Object 1195/content.xml><?xml version="1.0" encoding="utf-8"?>
<math xmlns="http://www.w3.org/1998/Math/MathML">
  <semantics>
    <mrow>
      <mmultiscripts>
        <mo stretchy="false">∀</mo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 (%alpha  , %beta  , %gamma ):%alpha gotri %beta %gamma </annotation>
  </semantics>
</math>
</file>

<file path=Object 1196/content.xml><?xml version="1.0" encoding="utf-8"?>
<math xmlns="http://www.w3.org/1998/Math/MathML">
  <semantics>
    <mrow>
      <mmultiscripts>
        <mo stretchy="false">∀</mo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o stretchy="false">∃</mo>
        <mprescripts/>
        <none/>
        <mi>K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 (%alpha ) exists lsup K  (%beta  . %gamma ):%alpha gotri %beta %gamma </annotation>
  </semantics>
</math>
</file>

<file path=Object 1197/content.xml><?xml version="1.0" encoding="utf-8"?>
<math xmlns="http://www.w3.org/1998/Math/MathML">
  <semantics>
    <mrow>
      <mmultiscripts>
        <mo stretchy="false">∃</mo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K  (%alpha  , %beta  , %gamma ):%alpha gotri %beta %gamma </annotation>
  </semantics>
</math>
</file>

<file path=Object 1198/content.xml><?xml version="1.0" encoding="utf-8"?>
<math xmlns="http://www.w3.org/1998/Math/MathML">
  <semantics>
    <mrow>
      <mmultiscripts>
        <mo stretchy="false">∀</mo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O (%alpha  , %beta  , %gamma ):%alpha gotri %beta %gamma </annotation>
  </semantics>
</math>
</file>

<file path=Object 1199/content.xml><?xml version="1.0" encoding="utf-8"?>
<math xmlns="http://www.w3.org/1998/Math/MathML">
  <semantics>
    <mrow>
      <mmultiscripts>
        <mo stretchy="false">∀</mo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o stretchy="false">∃</mo>
        <none/>
        <mi>O</mi>
        <mprescripts/>
        <none/>
        <mi>U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O (%alpha ) exists lsup U rsup O (%beta  . %gamma ):%alpha gotri %beta %gamma </annotation>
  </semantics>
</math>
</file>

<file path=Object 12/content.xml><?xml version="1.0" encoding="utf-8"?>
<math xmlns="http://www.w3.org/1998/Math/MathML">
  <semantics>
    <mrow>
      <mmultiscripts>
        <munder>
          <mo stretchy="false">∃</mo>
          <mn>0.0</mn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U rsup O csub 0.0 (%alpha  , %beta ):%alpha namsaa %beta </annotation>
  </semantics>
</math>
</file>

<file path=Object 120/content.xml><?xml version="1.0" encoding="utf-8"?>
<math xmlns="http://www.w3.org/1998/Math/MathML">
  <semantics>
    <mrow>
      <mmultiscripts>
        <munder>
          <mo stretchy="false">∃</mo>
          <mn>1.1</mn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U rsup O csub 1.1 (%alpha  , %beta ):%alpha namsaa %beta </annotation>
  </semantics>
</math>
</file>

<file path=Object 1200/content.xml><?xml version="1.0" encoding="utf-8"?>
<math xmlns="http://www.w3.org/1998/Math/MathML">
  <semantics>
    <mrow>
      <mmultiscripts>
        <mo stretchy="false">∃</mo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U rsup O (%alpha  , %beta  , %gamma ):%alpha gotri %beta %gamma </annotation>
  </semantics>
</math>
</file>

<file path=Object 1201/content.xml><?xml version="1.0" encoding="utf-8"?>
<math xmlns="http://www.w3.org/1998/Math/MathML">
  <semantics>
    <mrow>
      <mmultiscripts>
        <mo stretchy="false">∀</mo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S (%alpha  , %beta  , %gamma ):%alpha gotri %beta %gamma </annotation>
  </semantics>
</math>
</file>

<file path=Object 1202/content.xml><?xml version="1.0" encoding="utf-8"?>
<math xmlns="http://www.w3.org/1998/Math/MathML">
  <semantics>
    <mrow>
      <mmultiscripts>
        <mo stretchy="false">∀</mo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o stretchy="false">∃</mo>
        <none/>
        <mi>S</mi>
        <mprescripts/>
        <none/>
        <mi>U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S (%alpha ) exists lsup U rsup S (%beta  . %gamma ):%alpha gotri %beta %gamma </annotation>
  </semantics>
</math>
</file>

<file path=Object 1203/content.xml><?xml version="1.0" encoding="utf-8"?>
<math xmlns="http://www.w3.org/1998/Math/MathML">
  <semantics>
    <mrow>
      <mmultiscripts>
        <mo stretchy="false">∃</mo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U rsup S (%alpha  , %beta  , %gamma ):%alpha gotri %beta %gamma </annotation>
  </semantics>
</math>
</file>

<file path=Object 1204/content.xml><?xml version="1.0" encoding="utf-8"?>
<math xmlns="http://www.w3.org/1998/Math/MathML">
  <semantics>
    <mrow>
      <mmultiscripts>
        <mo stretchy="false">∀</mo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 (%alpha  , %beta  , %gamma ):%alpha gotri %beta %gamma </annotation>
  </semantics>
</math>
</file>

<file path=Object 1205/content.xml><?xml version="1.0" encoding="utf-8"?>
<math xmlns="http://www.w3.org/1998/Math/MathML">
  <semantics>
    <mrow>
      <mmultiscripts>
        <mo stretchy="false">∀</mo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o stretchy="false">∃</mo>
        <mprescripts/>
        <none/>
        <mi>U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 (%alpha ) exists lsup U  (%beta  . %gamma ):%alpha gotri %beta %gamma </annotation>
  </semantics>
</math>
</file>

<file path=Object 1206/content.xml><?xml version="1.0" encoding="utf-8"?>
<math xmlns="http://www.w3.org/1998/Math/MathML">
  <semantics>
    <mrow>
      <mmultiscripts>
        <mo stretchy="false">∃</mo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U  (%alpha  , %beta  , %gamma ):%alpha gotri %beta %gamma </annotation>
  </semantics>
</math>
</file>

<file path=Object 1207/content.xml><?xml version="1.0" encoding="utf-8"?>
<math xmlns="http://www.w3.org/1998/Math/MathML">
  <semantics>
    <mrow>
      <msup>
        <mo stretchy="false">∀</mo>
        <mi>O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O (%alpha  , %beta  , %gamma ):%alpha gotri %beta %gamma </annotation>
  </semantics>
</math>
</file>

<file path=Object 1208/content.xml><?xml version="1.0" encoding="utf-8"?>
<math xmlns="http://www.w3.org/1998/Math/MathML">
  <semantics>
    <mrow>
      <msup>
        <mo stretchy="false">∀</mo>
        <mi>O</mi>
      </msup>
      <mrow>
        <mo stretchy="false">(</mo>
        <mrow>
          <mo stretchy="false">α</mo>
        </mrow>
        <mo stretchy="false">)</mo>
      </mrow>
      <msup>
        <mo stretchy="false">∃</mo>
        <mi>O</mi>
      </msup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O (%alpha ) exists  rsup O (%beta  . %gamma ):%alpha gotri %beta %gamma </annotation>
  </semantics>
</math>
</file>

<file path=Object 1209/content.xml><?xml version="1.0" encoding="utf-8"?>
<math xmlns="http://www.w3.org/1998/Math/MathML">
  <semantics>
    <mrow>
      <msup>
        <mo stretchy="false">∃</mo>
        <mi>O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 rsup O (%alpha  , %beta  , %gamma ):%alpha gotri %beta %gamma </annotation>
  </semantics>
</math>
</file>

<file path=Object 121/content.xml><?xml version="1.0" encoding="utf-8"?>
<math xmlns="http://www.w3.org/1998/Math/MathML">
  <semantics>
    <mrow>
      <mmultiscripts>
        <munder>
          <mo stretchy="false">∀</mo>
          <mn>1.1</mn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S csub 1.1 (%alpha  , %beta ):%alpha namsaa %beta </annotation>
  </semantics>
</math>
</file>

<file path=Object 1210/content.xml><?xml version="1.0" encoding="utf-8"?>
<math xmlns="http://www.w3.org/1998/Math/MathML">
  <semantics>
    <mrow>
      <msup>
        <mo stretchy="false">∀</mo>
        <mi>S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S (%alpha  , %beta  , %gamma ):%alpha gotri %beta %gamma </annotation>
  </semantics>
</math>
</file>

<file path=Object 1211/content.xml><?xml version="1.0" encoding="utf-8"?>
<math xmlns="http://www.w3.org/1998/Math/MathML">
  <semantics>
    <mrow>
      <msup>
        <mo stretchy="false">∀</mo>
        <mi>S</mi>
      </msup>
      <mrow>
        <mo stretchy="false">(</mo>
        <mrow>
          <mo stretchy="false">α</mo>
        </mrow>
        <mo stretchy="false">)</mo>
      </mrow>
      <msup>
        <mo stretchy="false">∃</mo>
        <mi>S</mi>
      </msup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S (%alpha ) exists  rsup S (%beta  . %gamma ):%alpha gotri %beta %gamma </annotation>
  </semantics>
</math>
</file>

<file path=Object 1212/content.xml><?xml version="1.0" encoding="utf-8"?>
<math xmlns="http://www.w3.org/1998/Math/MathML">
  <semantics>
    <mrow>
      <msup>
        <mo stretchy="false">∃</mo>
        <mi>S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 rsup S (%alpha  , %beta  , %gamma ):%alpha gotri %beta %gamma </annotation>
  </semantics>
</math>
</file>

<file path=Object 1213/content.xml><?xml version="1.0" encoding="utf-8"?>
<math xmlns="http://www.w3.org/1998/Math/MathML">
  <semantics>
    <mrow>
      <mo stretchy="false">∀</mo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 (%alpha  , %beta  , %gamma ):%alpha gotri %beta %gamma </annotation>
  </semantics>
</math>
</file>

<file path=Object 1214/content.xml><?xml version="1.0" encoding="utf-8"?>
<math xmlns="http://www.w3.org/1998/Math/MathML">
  <semantics>
    <mrow>
      <mo stretchy="false">∀</mo>
      <mrow>
        <mo stretchy="false">(</mo>
        <mrow>
          <mo stretchy="false">α</mo>
        </mrow>
        <mo stretchy="false">)</mo>
      </mrow>
      <mo stretchy="false">∃</mo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 (%alpha ) exists   (%beta  . %gamma ):%alpha gotri %beta %gamma </annotation>
  </semantics>
</math>
</file>

<file path=Object 1215/content.xml><?xml version="1.0" encoding="utf-8"?>
<math xmlns="http://www.w3.org/1998/Math/MathML">
  <semantics>
    <mrow>
      <mo stretchy="false">∃</mo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  (%alpha  , %beta  , %gamma ):%alpha gotri %beta %gamma </annotation>
  </semantics>
</math>
</file>

<file path=Object 1216/content.xml><?xml version="1.0" encoding="utf-8"?>
<math xmlns="http://www.w3.org/1998/Math/MathML">
  <semantics>
    <mrow>
      <mmultiscripts>
        <munder>
          <mo stretchy="false">∀</mo>
          <mi mathvariant="italic">x.0</mi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O csub x.0 (%alpha  , %beta  , %gamma ):%alpha gotri %beta %gamma </annotation>
  </semantics>
</math>
</file>

<file path=Object 1217/content.xml><?xml version="1.0" encoding="utf-8"?>
<math xmlns="http://www.w3.org/1998/Math/MathML">
  <semantics>
    <mrow>
      <mmultiscripts>
        <munder>
          <mo stretchy="false">∀</mo>
          <mi mathvariant="italic">x.0</mi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0</mi>
        </munder>
        <none/>
        <mi>O</mi>
        <mprescripts/>
        <none/>
        <mi>K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O csub x.0 (%alpha ) exists lsup K rsup O csub x.0 (%beta  . %gamma ):%alpha gotri %beta %gamma </annotation>
  </semantics>
</math>
</file>

<file path=Object 1218/content.xml><?xml version="1.0" encoding="utf-8"?>
<math xmlns="http://www.w3.org/1998/Math/MathML">
  <semantics>
    <mrow>
      <mmultiscripts>
        <munder>
          <mo stretchy="false">∃</mo>
          <mi mathvariant="italic">x.0</mi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K rsup O csub x.0 (%alpha  , %beta  , %gamma ):%alpha gotri %beta %gamma </annotation>
  </semantics>
</math>
</file>

<file path=Object 1219/content.xml><?xml version="1.0" encoding="utf-8"?>
<math xmlns="http://www.w3.org/1998/Math/MathML">
  <semantics>
    <mrow>
      <mmultiscripts>
        <munder>
          <mo stretchy="false">∀</mo>
          <mi mathvariant="italic">x.0</mi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S csub x.0 (%alpha  , %beta  , %gamma ):%alpha gotri %beta %gamma </annotation>
  </semantics>
</math>
</file>

<file path=Object 122/content.xml><?xml version="1.0" encoding="utf-8"?>
<math xmlns="http://www.w3.org/1998/Math/MathML">
  <semantics>
    <mrow>
      <mmultiscripts>
        <munder>
          <mo stretchy="false">∀</mo>
          <mn>1.1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1</mn>
        </munder>
        <none/>
        <mi>S</mi>
        <mprescripts/>
        <none/>
        <mi>U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S csub 1.1 (%alpha ) exists lsup U rsup S csub 1.1 (%beta ):%alpha namsaa %beta </annotation>
  </semantics>
</math>
</file>

<file path=Object 1220/content.xml><?xml version="1.0" encoding="utf-8"?>
<math xmlns="http://www.w3.org/1998/Math/MathML">
  <semantics>
    <mrow>
      <mmultiscripts>
        <munder>
          <mo stretchy="false">∀</mo>
          <mi mathvariant="italic">x.0</mi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0</mi>
        </munder>
        <none/>
        <mi>S</mi>
        <mprescripts/>
        <none/>
        <mi>K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S csub x.0 (%alpha ) exists lsup K rsup S csub x.0 (%beta  . %gamma ):%alpha gotri %beta %gamma </annotation>
  </semantics>
</math>
</file>

<file path=Object 1221/content.xml><?xml version="1.0" encoding="utf-8"?>
<math xmlns="http://www.w3.org/1998/Math/MathML">
  <semantics>
    <mrow>
      <mmultiscripts>
        <munder>
          <mo stretchy="false">∃</mo>
          <mi mathvariant="italic">x.0</mi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K rsup S csub x.0 (%alpha  , %beta  , %gamma ):%alpha gotri %beta %gamma </annotation>
  </semantics>
</math>
</file>

<file path=Object 1222/content.xml><?xml version="1.0" encoding="utf-8"?>
<math xmlns="http://www.w3.org/1998/Math/MathML">
  <semantics>
    <mrow>
      <mmultiscripts>
        <munder>
          <mo stretchy="false">∀</mo>
          <mi mathvariant="italic">x.0</mi>
        </munder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 csub x.0 (%alpha  , %beta  , %gamma ):%alpha gotri %beta %gamma </annotation>
  </semantics>
</math>
</file>

<file path=Object 1223/content.xml><?xml version="1.0" encoding="utf-8"?>
<math xmlns="http://www.w3.org/1998/Math/MathML">
  <semantics>
    <mrow>
      <mmultiscripts>
        <munder>
          <mo stretchy="false">∀</mo>
          <mi mathvariant="italic">x.0</mi>
        </munder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0</mi>
        </munder>
        <mprescripts/>
        <none/>
        <mi>K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 csub x.0 (%alpha ) exists lsup K  csub x.0 (%beta  . %gamma ):%alpha gotri %beta %gamma </annotation>
  </semantics>
</math>
</file>

<file path=Object 1224/content.xml><?xml version="1.0" encoding="utf-8"?>
<math xmlns="http://www.w3.org/1998/Math/MathML">
  <semantics>
    <mrow>
      <mmultiscripts>
        <munder>
          <mo stretchy="false">∃</mo>
          <mi mathvariant="italic">x.0</mi>
        </munder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K  csub x.0 (%alpha  , %beta  , %gamma ):%alpha gotri %beta %gamma </annotation>
  </semantics>
</math>
</file>

<file path=Object 1225/content.xml><?xml version="1.0" encoding="utf-8"?>
<math xmlns="http://www.w3.org/1998/Math/MathML">
  <semantics>
    <mrow>
      <mmultiscripts>
        <munder>
          <mo stretchy="false">∀</mo>
          <mi mathvariant="italic">x.0</mi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O csub x.0 (%alpha  , %beta  , %gamma ):%alpha gotri %beta %gamma </annotation>
  </semantics>
</math>
</file>

<file path=Object 1226/content.xml><?xml version="1.0" encoding="utf-8"?>
<math xmlns="http://www.w3.org/1998/Math/MathML">
  <semantics>
    <mrow>
      <mmultiscripts>
        <munder>
          <mo stretchy="false">∀</mo>
          <mi mathvariant="italic">x.0</mi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0</mi>
        </munder>
        <none/>
        <mi>O</mi>
        <mprescripts/>
        <none/>
        <mi>U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O csub x.0 (%alpha ) exists lsup U rsup O csub x.0 (%beta  . %gamma ):%alpha gotri %beta %gamma </annotation>
  </semantics>
</math>
</file>

<file path=Object 1227/content.xml><?xml version="1.0" encoding="utf-8"?>
<math xmlns="http://www.w3.org/1998/Math/MathML">
  <semantics>
    <mrow>
      <mmultiscripts>
        <munder>
          <mo stretchy="false">∃</mo>
          <mi mathvariant="italic">x.0</mi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U rsup O csub x.0 (%alpha  , %beta  , %gamma ):%alpha gotri %beta %gamma </annotation>
  </semantics>
</math>
</file>

<file path=Object 1228/content.xml><?xml version="1.0" encoding="utf-8"?>
<math xmlns="http://www.w3.org/1998/Math/MathML">
  <semantics>
    <mrow>
      <mmultiscripts>
        <munder>
          <mo stretchy="false">∀</mo>
          <mi mathvariant="italic">x.0</mi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S csub x.0 (%alpha  , %beta  , %gamma ):%alpha gotri %beta %gamma </annotation>
  </semantics>
</math>
</file>

<file path=Object 1229/content.xml><?xml version="1.0" encoding="utf-8"?>
<math xmlns="http://www.w3.org/1998/Math/MathML">
  <semantics>
    <mrow>
      <mmultiscripts>
        <munder>
          <mo stretchy="false">∀</mo>
          <mi mathvariant="italic">x.0</mi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0</mi>
        </munder>
        <none/>
        <mi>S</mi>
        <mprescripts/>
        <none/>
        <mi>U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S csub x.0 (%alpha ) exists lsup U rsup S csub x.0 (%beta  . %gamma ):%alpha gotri %beta %gamma </annotation>
  </semantics>
</math>
</file>

<file path=Object 123/content.xml><?xml version="1.0" encoding="utf-8"?>
<math xmlns="http://www.w3.org/1998/Math/MathML">
  <semantics>
    <mrow>
      <mmultiscripts>
        <munder>
          <mo stretchy="false">∃</mo>
          <mn>1.1</mn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U rsup S csub 1.1 (%alpha  , %beta ):%alpha namsaa %beta </annotation>
  </semantics>
</math>
</file>

<file path=Object 1230/content.xml><?xml version="1.0" encoding="utf-8"?>
<math xmlns="http://www.w3.org/1998/Math/MathML">
  <semantics>
    <mrow>
      <mmultiscripts>
        <munder>
          <mo stretchy="false">∃</mo>
          <mi mathvariant="italic">x.0</mi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U rsup S csub x.0 (%alpha  , %beta  , %gamma ):%alpha gotri %beta %gamma </annotation>
  </semantics>
</math>
</file>

<file path=Object 1231/content.xml><?xml version="1.0" encoding="utf-8"?>
<math xmlns="http://www.w3.org/1998/Math/MathML">
  <semantics>
    <mrow>
      <mmultiscripts>
        <munder>
          <mo stretchy="false">∀</mo>
          <mi mathvariant="italic">x.0</mi>
        </munder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 csub x.0 (%alpha  , %beta  , %gamma ):%alpha gotri %beta %gamma </annotation>
  </semantics>
</math>
</file>

<file path=Object 1232/content.xml><?xml version="1.0" encoding="utf-8"?>
<math xmlns="http://www.w3.org/1998/Math/MathML">
  <semantics>
    <mrow>
      <mmultiscripts>
        <munder>
          <mo stretchy="false">∀</mo>
          <mi mathvariant="italic">x.0</mi>
        </munder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0</mi>
        </munder>
        <mprescripts/>
        <none/>
        <mi>U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 csub x.0 (%alpha ) exists lsup U  csub x.0 (%beta  . %gamma ):%alpha gotri %beta %gamma </annotation>
  </semantics>
</math>
</file>

<file path=Object 1233/content.xml><?xml version="1.0" encoding="utf-8"?>
<math xmlns="http://www.w3.org/1998/Math/MathML">
  <semantics>
    <mrow>
      <mmultiscripts>
        <munder>
          <mo stretchy="false">∃</mo>
          <mi mathvariant="italic">x.0</mi>
        </munder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U  csub x.0 (%alpha  , %beta  , %gamma ):%alpha gotri %beta %gamma </annotation>
  </semantics>
</math>
</file>

<file path=Object 1234/content.xml><?xml version="1.0" encoding="utf-8"?>
<math xmlns="http://www.w3.org/1998/Math/MathML">
  <semantics>
    <mrow>
      <msup>
        <munder>
          <mo stretchy="false">∀</mo>
          <mi mathvariant="italic">x.0</mi>
        </munder>
        <mi>O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O csub x.0 (%alpha  , %beta  , %gamma ):%alpha gotri %beta %gamma </annotation>
  </semantics>
</math>
</file>

<file path=Object 1235/content.xml><?xml version="1.0" encoding="utf-8"?>
<math xmlns="http://www.w3.org/1998/Math/MathML">
  <semantics>
    <mrow>
      <msup>
        <munder>
          <mo stretchy="false">∀</mo>
          <mi mathvariant="italic">x.0</mi>
        </munder>
        <mi>O</mi>
      </msup>
      <mrow>
        <mo stretchy="false">(</mo>
        <mrow>
          <mo stretchy="false">α</mo>
        </mrow>
        <mo stretchy="false">)</mo>
      </mrow>
      <msup>
        <munder>
          <mo stretchy="false">∃</mo>
          <mi mathvariant="italic">x.0</mi>
        </munder>
        <mi>O</mi>
      </msup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O csub x.0 (%alpha ) exists  rsup O csub x.0 (%beta  . %gamma ):%alpha gotri %beta %gamma </annotation>
  </semantics>
</math>
</file>

<file path=Object 1236/content.xml><?xml version="1.0" encoding="utf-8"?>
<math xmlns="http://www.w3.org/1998/Math/MathML">
  <semantics>
    <mrow>
      <msup>
        <munder>
          <mo stretchy="false">∃</mo>
          <mi mathvariant="italic">x.0</mi>
        </munder>
        <mi>O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 rsup O csub x.0 (%alpha  , %beta  , %gamma ):%alpha gotri %beta %gamma </annotation>
  </semantics>
</math>
</file>

<file path=Object 1237/content.xml><?xml version="1.0" encoding="utf-8"?>
<math xmlns="http://www.w3.org/1998/Math/MathML">
  <semantics>
    <mrow>
      <msup>
        <munder>
          <mo stretchy="false">∀</mo>
          <mi mathvariant="italic">x.0</mi>
        </munder>
        <mi>S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S csub x.0 (%alpha  , %beta  , %gamma ):%alpha gotri %beta %gamma </annotation>
  </semantics>
</math>
</file>

<file path=Object 1238/content.xml><?xml version="1.0" encoding="utf-8"?>
<math xmlns="http://www.w3.org/1998/Math/MathML">
  <semantics>
    <mrow>
      <msup>
        <munder>
          <mo stretchy="false">∀</mo>
          <mi mathvariant="italic">x.0</mi>
        </munder>
        <mi>S</mi>
      </msup>
      <mrow>
        <mo stretchy="false">(</mo>
        <mrow>
          <mo stretchy="false">α</mo>
        </mrow>
        <mo stretchy="false">)</mo>
      </mrow>
      <msup>
        <munder>
          <mo stretchy="false">∃</mo>
          <mi mathvariant="italic">x.0</mi>
        </munder>
        <mi>S</mi>
      </msup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S csub x.0 (%alpha ) exists  rsup S csub x.0 (%beta  . %gamma ):%alpha gotri %beta %gamma </annotation>
  </semantics>
</math>
</file>

<file path=Object 1239/content.xml><?xml version="1.0" encoding="utf-8"?>
<math xmlns="http://www.w3.org/1998/Math/MathML">
  <semantics>
    <mrow>
      <msup>
        <munder>
          <mo stretchy="false">∃</mo>
          <mi mathvariant="italic">x.0</mi>
        </munder>
        <mi>S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 rsup S csub x.0 (%alpha  , %beta  , %gamma ):%alpha gotri %beta %gamma </annotation>
  </semantics>
</math>
</file>

<file path=Object 124/content.xml><?xml version="1.0" encoding="utf-8"?>
<math xmlns="http://www.w3.org/1998/Math/MathML">
  <semantics>
    <mrow>
      <mmultiscripts>
        <munder>
          <mo stretchy="false">∀</mo>
          <mn>1.1</mn>
        </munder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 csub 1.1 (%alpha  , %beta ):%alpha namsaa %beta </annotation>
  </semantics>
</math>
</file>

<file path=Object 1240/content.xml><?xml version="1.0" encoding="utf-8"?>
<math xmlns="http://www.w3.org/1998/Math/MathML">
  <semantics>
    <mrow>
      <munder>
        <mo stretchy="false">∀</mo>
        <mi mathvariant="italic">x.0</mi>
      </munder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 csub x.0 (%alpha  , %beta  , %gamma ):%alpha gotri %beta %gamma </annotation>
  </semantics>
</math>
</file>

<file path=Object 1241/content.xml><?xml version="1.0" encoding="utf-8"?>
<math xmlns="http://www.w3.org/1998/Math/MathML">
  <semantics>
    <mrow>
      <munder>
        <mo stretchy="false">∀</mo>
        <mi mathvariant="italic">x.0</mi>
      </munder>
      <mrow>
        <mo stretchy="false">(</mo>
        <mrow>
          <mo stretchy="false">α</mo>
        </mrow>
        <mo stretchy="false">)</mo>
      </mrow>
      <munder>
        <mo stretchy="false">∃</mo>
        <mi mathvariant="italic">x.0</mi>
      </munder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 csub x.0 (%alpha ) exists   csub x.0 (%beta  . %gamma ):%alpha gotri %beta %gamma </annotation>
  </semantics>
</math>
</file>

<file path=Object 1242/content.xml><?xml version="1.0" encoding="utf-8"?>
<math xmlns="http://www.w3.org/1998/Math/MathML">
  <semantics>
    <mrow>
      <munder>
        <mo stretchy="false">∃</mo>
        <mi mathvariant="italic">x.0</mi>
      </munder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  csub x.0 (%alpha  , %beta  , %gamma ):%alpha gotri %beta %gamma </annotation>
  </semantics>
</math>
</file>

<file path=Object 1243/content.xml><?xml version="1.0" encoding="utf-8"?>
<math xmlns="http://www.w3.org/1998/Math/MathML">
  <semantics>
    <mrow>
      <mmultiscripts>
        <munder>
          <mo stretchy="false">∀</mo>
          <mi mathvariant="italic">x.1</mi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O csub x.1 (%alpha  , %beta  , %gamma ):%alpha gotri %beta %gamma </annotation>
  </semantics>
</math>
</file>

<file path=Object 1244/content.xml><?xml version="1.0" encoding="utf-8"?>
<math xmlns="http://www.w3.org/1998/Math/MathML">
  <semantics>
    <mrow>
      <mmultiscripts>
        <munder>
          <mo stretchy="false">∀</mo>
          <mi mathvariant="italic">x.1</mi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1</mi>
        </munder>
        <none/>
        <mi>O</mi>
        <mprescripts/>
        <none/>
        <mi>K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O csub x.1 (%alpha ) exists lsup K rsup O csub x.1 (%beta  . %gamma ):%alpha gotri %beta %gamma </annotation>
  </semantics>
</math>
</file>

<file path=Object 1245/content.xml><?xml version="1.0" encoding="utf-8"?>
<math xmlns="http://www.w3.org/1998/Math/MathML">
  <semantics>
    <mrow>
      <mmultiscripts>
        <munder>
          <mo stretchy="false">∃</mo>
          <mi mathvariant="italic">x.1</mi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K rsup O csub x.1 (%alpha  , %beta  , %gamma ):%alpha gotri %beta %gamma </annotation>
  </semantics>
</math>
</file>

<file path=Object 1246/content.xml><?xml version="1.0" encoding="utf-8"?>
<math xmlns="http://www.w3.org/1998/Math/MathML">
  <semantics>
    <mrow>
      <mmultiscripts>
        <munder>
          <mo stretchy="false">∀</mo>
          <mi mathvariant="italic">x.1</mi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S csub x.1 (%alpha  , %beta  , %gamma ):%alpha gotri %beta %gamma </annotation>
  </semantics>
</math>
</file>

<file path=Object 1247/content.xml><?xml version="1.0" encoding="utf-8"?>
<math xmlns="http://www.w3.org/1998/Math/MathML">
  <semantics>
    <mrow>
      <mmultiscripts>
        <munder>
          <mo stretchy="false">∀</mo>
          <mi mathvariant="italic">x.1</mi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1</mi>
        </munder>
        <none/>
        <mi>S</mi>
        <mprescripts/>
        <none/>
        <mi>K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S csub x.1 (%alpha ) exists lsup K rsup S csub x.1 (%beta  . %gamma ):%alpha gotri %beta %gamma </annotation>
  </semantics>
</math>
</file>

<file path=Object 1248/content.xml><?xml version="1.0" encoding="utf-8"?>
<math xmlns="http://www.w3.org/1998/Math/MathML">
  <semantics>
    <mrow>
      <mmultiscripts>
        <munder>
          <mo stretchy="false">∃</mo>
          <mi mathvariant="italic">x.1</mi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K rsup S csub x.1 (%alpha  , %beta  , %gamma ):%alpha gotri %beta %gamma </annotation>
  </semantics>
</math>
</file>

<file path=Object 1249/content.xml><?xml version="1.0" encoding="utf-8"?>
<math xmlns="http://www.w3.org/1998/Math/MathML">
  <semantics>
    <mrow>
      <mmultiscripts>
        <munder>
          <mo stretchy="false">∀</mo>
          <mi mathvariant="italic">x.1</mi>
        </munder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 csub x.1 (%alpha  , %beta  , %gamma ):%alpha gotri %beta %gamma </annotation>
  </semantics>
</math>
</file>

<file path=Object 125/content.xml><?xml version="1.0" encoding="utf-8"?>
<math xmlns="http://www.w3.org/1998/Math/MathML">
  <semantics>
    <mrow>
      <mmultiscripts>
        <munder>
          <mo stretchy="false">∀</mo>
          <mn>1.1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1</mn>
        </munder>
        <mprescripts/>
        <none/>
        <mi>U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 csub 1.1 (%alpha ) exists lsup U  csub 1.1 (%beta ):%alpha namsaa %beta </annotation>
  </semantics>
</math>
</file>

<file path=Object 1250/content.xml><?xml version="1.0" encoding="utf-8"?>
<math xmlns="http://www.w3.org/1998/Math/MathML">
  <semantics>
    <mrow>
      <mmultiscripts>
        <munder>
          <mo stretchy="false">∀</mo>
          <mi mathvariant="italic">x.1</mi>
        </munder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1</mi>
        </munder>
        <mprescripts/>
        <none/>
        <mi>K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 csub x.1 (%alpha ) exists lsup K  csub x.1 (%beta  . %gamma ):%alpha gotri %beta %gamma </annotation>
  </semantics>
</math>
</file>

<file path=Object 1251/content.xml><?xml version="1.0" encoding="utf-8"?>
<math xmlns="http://www.w3.org/1998/Math/MathML">
  <semantics>
    <mrow>
      <mmultiscripts>
        <munder>
          <mo stretchy="false">∃</mo>
          <mi mathvariant="italic">x.1</mi>
        </munder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K  csub x.1 (%alpha  , %beta  , %gamma ):%alpha gotri %beta %gamma </annotation>
  </semantics>
</math>
</file>

<file path=Object 1252/content.xml><?xml version="1.0" encoding="utf-8"?>
<math xmlns="http://www.w3.org/1998/Math/MathML">
  <semantics>
    <mrow>
      <mmultiscripts>
        <munder>
          <mo stretchy="false">∀</mo>
          <mi mathvariant="italic">x.1</mi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O csub x.1 (%alpha  , %beta  , %gamma ):%alpha gotri %beta %gamma </annotation>
  </semantics>
</math>
</file>

<file path=Object 1253/content.xml><?xml version="1.0" encoding="utf-8"?>
<math xmlns="http://www.w3.org/1998/Math/MathML">
  <semantics>
    <mrow>
      <mmultiscripts>
        <munder>
          <mo stretchy="false">∀</mo>
          <mi mathvariant="italic">x.1</mi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1</mi>
        </munder>
        <none/>
        <mi>O</mi>
        <mprescripts/>
        <none/>
        <mi>U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O csub x.1 (%alpha ) exists lsup U rsup O csub x.1 (%beta  . %gamma ):%alpha gotri %beta %gamma </annotation>
  </semantics>
</math>
</file>

<file path=Object 1254/content.xml><?xml version="1.0" encoding="utf-8"?>
<math xmlns="http://www.w3.org/1998/Math/MathML">
  <semantics>
    <mrow>
      <mmultiscripts>
        <munder>
          <mo stretchy="false">∃</mo>
          <mi mathvariant="italic">x.1</mi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U rsup O csub x.1 (%alpha  , %beta  , %gamma ):%alpha gotri %beta %gamma </annotation>
  </semantics>
</math>
</file>

<file path=Object 1255/content.xml><?xml version="1.0" encoding="utf-8"?>
<math xmlns="http://www.w3.org/1998/Math/MathML">
  <semantics>
    <mrow>
      <mmultiscripts>
        <munder>
          <mo stretchy="false">∀</mo>
          <mi mathvariant="italic">x.1</mi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S csub x.1 (%alpha  , %beta  , %gamma ):%alpha gotri %beta %gamma </annotation>
  </semantics>
</math>
</file>

<file path=Object 1256/content.xml><?xml version="1.0" encoding="utf-8"?>
<math xmlns="http://www.w3.org/1998/Math/MathML">
  <semantics>
    <mrow>
      <mmultiscripts>
        <munder>
          <mo stretchy="false">∀</mo>
          <mi mathvariant="italic">x.1</mi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1</mi>
        </munder>
        <none/>
        <mi>S</mi>
        <mprescripts/>
        <none/>
        <mi>U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S csub x.1 (%alpha ) exists lsup U rsup S csub x.1 (%beta  . %gamma ):%alpha gotri %beta %gamma </annotation>
  </semantics>
</math>
</file>

<file path=Object 1257/content.xml><?xml version="1.0" encoding="utf-8"?>
<math xmlns="http://www.w3.org/1998/Math/MathML">
  <semantics>
    <mrow>
      <mmultiscripts>
        <munder>
          <mo stretchy="false">∃</mo>
          <mi mathvariant="italic">x.1</mi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U rsup S csub x.1 (%alpha  , %beta  , %gamma ):%alpha gotri %beta %gamma </annotation>
  </semantics>
</math>
</file>

<file path=Object 1258/content.xml><?xml version="1.0" encoding="utf-8"?>
<math xmlns="http://www.w3.org/1998/Math/MathML">
  <semantics>
    <mrow>
      <mmultiscripts>
        <munder>
          <mo stretchy="false">∀</mo>
          <mi mathvariant="italic">x.1</mi>
        </munder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 csub x.1 (%alpha  , %beta  , %gamma ):%alpha gotri %beta %gamma </annotation>
  </semantics>
</math>
</file>

<file path=Object 1259/content.xml><?xml version="1.0" encoding="utf-8"?>
<math xmlns="http://www.w3.org/1998/Math/MathML">
  <semantics>
    <mrow>
      <mmultiscripts>
        <munder>
          <mo stretchy="false">∀</mo>
          <mi mathvariant="italic">x.1</mi>
        </munder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1</mi>
        </munder>
        <mprescripts/>
        <none/>
        <mi>U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 csub x.1 (%alpha ) exists lsup U  csub x.1 (%beta  . %gamma ):%alpha gotri %beta %gamma </annotation>
  </semantics>
</math>
</file>

<file path=Object 126/content.xml><?xml version="1.0" encoding="utf-8"?>
<math xmlns="http://www.w3.org/1998/Math/MathML">
  <semantics>
    <mrow>
      <mmultiscripts>
        <munder>
          <mo stretchy="false">∃</mo>
          <mn>1.1</mn>
        </munder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U  csub 1.1 (%alpha  , %beta ):%alpha namsaa %beta </annotation>
  </semantics>
</math>
</file>

<file path=Object 1260/content.xml><?xml version="1.0" encoding="utf-8"?>
<math xmlns="http://www.w3.org/1998/Math/MathML">
  <semantics>
    <mrow>
      <mmultiscripts>
        <munder>
          <mo stretchy="false">∃</mo>
          <mi mathvariant="italic">x.1</mi>
        </munder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U  csub x.1 (%alpha  , %beta  , %gamma ):%alpha gotri %beta %gamma </annotation>
  </semantics>
</math>
</file>

<file path=Object 1261/content.xml><?xml version="1.0" encoding="utf-8"?>
<math xmlns="http://www.w3.org/1998/Math/MathML">
  <semantics>
    <mrow>
      <msup>
        <munder>
          <mo stretchy="false">∀</mo>
          <mi mathvariant="italic">x.1</mi>
        </munder>
        <mi>O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O csub x.1 (%alpha  , %beta  , %gamma ):%alpha gotri %beta %gamma </annotation>
  </semantics>
</math>
</file>

<file path=Object 1262/content.xml><?xml version="1.0" encoding="utf-8"?>
<math xmlns="http://www.w3.org/1998/Math/MathML">
  <semantics>
    <mrow>
      <msup>
        <munder>
          <mo stretchy="false">∀</mo>
          <mi mathvariant="italic">x.1</mi>
        </munder>
        <mi>O</mi>
      </msup>
      <mrow>
        <mo stretchy="false">(</mo>
        <mrow>
          <mo stretchy="false">α</mo>
        </mrow>
        <mo stretchy="false">)</mo>
      </mrow>
      <msup>
        <munder>
          <mo stretchy="false">∃</mo>
          <mi mathvariant="italic">x.1</mi>
        </munder>
        <mi>O</mi>
      </msup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O csub x.1 (%alpha ) exists  rsup O csub x.1 (%beta  . %gamma ):%alpha gotri %beta %gamma </annotation>
  </semantics>
</math>
</file>

<file path=Object 1263/content.xml><?xml version="1.0" encoding="utf-8"?>
<math xmlns="http://www.w3.org/1998/Math/MathML">
  <semantics>
    <mrow>
      <msup>
        <munder>
          <mo stretchy="false">∃</mo>
          <mi mathvariant="italic">x.1</mi>
        </munder>
        <mi>O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 rsup O csub x.1 (%alpha  , %beta  , %gamma ):%alpha gotri %beta %gamma </annotation>
  </semantics>
</math>
</file>

<file path=Object 1264/content.xml><?xml version="1.0" encoding="utf-8"?>
<math xmlns="http://www.w3.org/1998/Math/MathML">
  <semantics>
    <mrow>
      <msup>
        <munder>
          <mo stretchy="false">∀</mo>
          <mi mathvariant="italic">x.1</mi>
        </munder>
        <mi>S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S csub x.1 (%alpha  , %beta  , %gamma ):%alpha gotri %beta %gamma </annotation>
  </semantics>
</math>
</file>

<file path=Object 1265/content.xml><?xml version="1.0" encoding="utf-8"?>
<math xmlns="http://www.w3.org/1998/Math/MathML">
  <semantics>
    <mrow>
      <msup>
        <munder>
          <mo stretchy="false">∀</mo>
          <mi mathvariant="italic">x.1</mi>
        </munder>
        <mi>S</mi>
      </msup>
      <mrow>
        <mo stretchy="false">(</mo>
        <mrow>
          <mo stretchy="false">α</mo>
        </mrow>
        <mo stretchy="false">)</mo>
      </mrow>
      <msup>
        <munder>
          <mo stretchy="false">∃</mo>
          <mi mathvariant="italic">x.1</mi>
        </munder>
        <mi>S</mi>
      </msup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S csub x.1 (%alpha ) exists  rsup S csub x.1 (%beta  . %gamma ):%alpha gotri %beta %gamma </annotation>
  </semantics>
</math>
</file>

<file path=Object 1266/content.xml><?xml version="1.0" encoding="utf-8"?>
<math xmlns="http://www.w3.org/1998/Math/MathML">
  <semantics>
    <mrow>
      <msup>
        <munder>
          <mo stretchy="false">∃</mo>
          <mi mathvariant="italic">x.1</mi>
        </munder>
        <mi>S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 rsup S csub x.1 (%alpha  , %beta  , %gamma ):%alpha gotri %beta %gamma </annotation>
  </semantics>
</math>
</file>

<file path=Object 1267/content.xml><?xml version="1.0" encoding="utf-8"?>
<math xmlns="http://www.w3.org/1998/Math/MathML">
  <semantics>
    <mrow>
      <munder>
        <mo stretchy="false">∀</mo>
        <mi mathvariant="italic">x.1</mi>
      </munder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 csub x.1 (%alpha  , %beta  , %gamma ):%alpha gotri %beta %gamma </annotation>
  </semantics>
</math>
</file>

<file path=Object 1268/content.xml><?xml version="1.0" encoding="utf-8"?>
<math xmlns="http://www.w3.org/1998/Math/MathML">
  <semantics>
    <mrow>
      <munder>
        <mo stretchy="false">∀</mo>
        <mi mathvariant="italic">x.1</mi>
      </munder>
      <mrow>
        <mo stretchy="false">(</mo>
        <mrow>
          <mo stretchy="false">α</mo>
        </mrow>
        <mo stretchy="false">)</mo>
      </mrow>
      <munder>
        <mo stretchy="false">∃</mo>
        <mi mathvariant="italic">x.1</mi>
      </munder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 csub x.1 (%alpha ) exists   csub x.1 (%beta  . %gamma ):%alpha gotri %beta %gamma </annotation>
  </semantics>
</math>
</file>

<file path=Object 1269/content.xml><?xml version="1.0" encoding="utf-8"?>
<math xmlns="http://www.w3.org/1998/Math/MathML">
  <semantics>
    <mrow>
      <munder>
        <mo stretchy="false">∃</mo>
        <mi mathvariant="italic">x.1</mi>
      </munder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  csub x.1 (%alpha  , %beta  , %gamma ):%alpha gotri %beta %gamma </annotation>
  </semantics>
</math>
</file>

<file path=Object 127/content.xml><?xml version="1.0" encoding="utf-8"?>
<math xmlns="http://www.w3.org/1998/Math/MathML">
  <semantics>
    <mrow>
      <msup>
        <munder>
          <mo stretchy="false">∀</mo>
          <mn>1.1</mn>
        </munder>
        <mi>O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O csub 1.1 (%alpha  , %beta ):%alpha namsaa %beta </annotation>
  </semantics>
</math>
</file>

<file path=Object 1270/content.xml><?xml version="1.0" encoding="utf-8"?>
<math xmlns="http://www.w3.org/1998/Math/MathML">
  <semantics>
    <mrow>
      <mmultiscripts>
        <munder>
          <mo stretchy="false">∀</mo>
          <mi mathvariant="italic">x.y</mi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O csub x.y (%alpha  , %beta  , %gamma ):%alpha gotri %beta %gamma </annotation>
  </semantics>
</math>
</file>

<file path=Object 1271/content.xml><?xml version="1.0" encoding="utf-8"?>
<math xmlns="http://www.w3.org/1998/Math/MathML">
  <semantics>
    <mrow>
      <mmultiscripts>
        <munder>
          <mo stretchy="false">∀</mo>
          <mi mathvariant="italic">x.y</mi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y</mi>
        </munder>
        <none/>
        <mi>O</mi>
        <mprescripts/>
        <none/>
        <mi>K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O csub x.y (%alpha ) exists lsup K rsup O csub x.y (%beta  . %gamma ):%alpha gotri %beta %gamma </annotation>
  </semantics>
</math>
</file>

<file path=Object 1272/content.xml><?xml version="1.0" encoding="utf-8"?>
<math xmlns="http://www.w3.org/1998/Math/MathML">
  <semantics>
    <mrow>
      <mmultiscripts>
        <munder>
          <mo stretchy="false">∃</mo>
          <mi mathvariant="italic">x.y</mi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K rsup O csub x.y (%alpha  , %beta  , %gamma ):%alpha gotri %beta %gamma </annotation>
  </semantics>
</math>
</file>

<file path=Object 1273/content.xml><?xml version="1.0" encoding="utf-8"?>
<math xmlns="http://www.w3.org/1998/Math/MathML">
  <semantics>
    <mrow>
      <mmultiscripts>
        <munder>
          <mo stretchy="false">∀</mo>
          <mi mathvariant="italic">x.y</mi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S csub x.y (%alpha  , %beta  , %gamma ):%alpha gotri %beta %gamma </annotation>
  </semantics>
</math>
</file>

<file path=Object 1274/content.xml><?xml version="1.0" encoding="utf-8"?>
<math xmlns="http://www.w3.org/1998/Math/MathML">
  <semantics>
    <mrow>
      <mmultiscripts>
        <munder>
          <mo stretchy="false">∀</mo>
          <mi mathvariant="italic">x.y</mi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y</mi>
        </munder>
        <none/>
        <mi>S</mi>
        <mprescripts/>
        <none/>
        <mi>K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S csub x.y (%alpha ) exists lsup K rsup S csub x.y (%beta  . %gamma ):%alpha gotri %beta %gamma </annotation>
  </semantics>
</math>
</file>

<file path=Object 1275/content.xml><?xml version="1.0" encoding="utf-8"?>
<math xmlns="http://www.w3.org/1998/Math/MathML">
  <semantics>
    <mrow>
      <mmultiscripts>
        <munder>
          <mo stretchy="false">∃</mo>
          <mi mathvariant="italic">x.y</mi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K rsup S csub x.y (%alpha  , %beta  , %gamma ):%alpha gotri %beta %gamma </annotation>
  </semantics>
</math>
</file>

<file path=Object 1276/content.xml><?xml version="1.0" encoding="utf-8"?>
<math xmlns="http://www.w3.org/1998/Math/MathML">
  <semantics>
    <mrow>
      <mmultiscripts>
        <munder>
          <mo stretchy="false">∀</mo>
          <mi mathvariant="italic">x.y</mi>
        </munder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 csub x.y (%alpha  , %beta  , %gamma ):%alpha gotri %beta %gamma </annotation>
  </semantics>
</math>
</file>

<file path=Object 1277/content.xml><?xml version="1.0" encoding="utf-8"?>
<math xmlns="http://www.w3.org/1998/Math/MathML">
  <semantics>
    <mrow>
      <mmultiscripts>
        <munder>
          <mo stretchy="false">∀</mo>
          <mi mathvariant="italic">x.y</mi>
        </munder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y</mi>
        </munder>
        <mprescripts/>
        <none/>
        <mi>K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 csub x.y (%alpha ) exists lsup K  csub x.y (%beta  . %gamma ):%alpha gotri %beta %gamma </annotation>
  </semantics>
</math>
</file>

<file path=Object 1278/content.xml><?xml version="1.0" encoding="utf-8"?>
<math xmlns="http://www.w3.org/1998/Math/MathML">
  <semantics>
    <mrow>
      <mmultiscripts>
        <munder>
          <mo stretchy="false">∃</mo>
          <mi mathvariant="italic">x.y</mi>
        </munder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K  csub x.y (%alpha  , %beta  , %gamma ):%alpha gotri %beta %gamma </annotation>
  </semantics>
</math>
</file>

<file path=Object 1279/content.xml><?xml version="1.0" encoding="utf-8"?>
<math xmlns="http://www.w3.org/1998/Math/MathML">
  <semantics>
    <mrow>
      <mmultiscripts>
        <munder>
          <mo stretchy="false">∀</mo>
          <mi mathvariant="italic">x.y</mi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O csub x.y (%alpha  , %beta  , %gamma ):%alpha gotri %beta %gamma </annotation>
  </semantics>
</math>
</file>

<file path=Object 128/content.xml><?xml version="1.0" encoding="utf-8"?>
<math xmlns="http://www.w3.org/1998/Math/MathML">
  <semantics>
    <mrow>
      <msup>
        <munder>
          <mo stretchy="false">∀</mo>
          <mn>1.1</mn>
        </munder>
        <mi>O</mi>
      </msup>
      <mrow>
        <mo stretchy="false">(</mo>
        <mrow>
          <mo stretchy="false">α</mo>
        </mrow>
        <mo stretchy="false">)</mo>
      </mrow>
      <msup>
        <munder>
          <mo stretchy="false">∃</mo>
          <mn>1.1</mn>
        </munder>
        <mi>O</mi>
      </msup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O csub 1.1 (%alpha ) exists  rsup O csub 1.1 (%beta ):%alpha namsaa %beta </annotation>
  </semantics>
</math>
</file>

<file path=Object 1280/content.xml><?xml version="1.0" encoding="utf-8"?>
<math xmlns="http://www.w3.org/1998/Math/MathML">
  <semantics>
    <mrow>
      <mmultiscripts>
        <munder>
          <mo stretchy="false">∀</mo>
          <mi mathvariant="italic">x.y</mi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y</mi>
        </munder>
        <none/>
        <mi>O</mi>
        <mprescripts/>
        <none/>
        <mi>U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O csub x.y (%alpha ) exists lsup U rsup O csub x.y (%beta  . %gamma ):%alpha gotri %beta %gamma </annotation>
  </semantics>
</math>
</file>

<file path=Object 1281/content.xml><?xml version="1.0" encoding="utf-8"?>
<math xmlns="http://www.w3.org/1998/Math/MathML">
  <semantics>
    <mrow>
      <mmultiscripts>
        <munder>
          <mo stretchy="false">∃</mo>
          <mi mathvariant="italic">x.y</mi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U rsup O csub x.y (%alpha  , %beta  , %gamma ):%alpha gotri %beta %gamma </annotation>
  </semantics>
</math>
</file>

<file path=Object 1282/content.xml><?xml version="1.0" encoding="utf-8"?>
<math xmlns="http://www.w3.org/1998/Math/MathML">
  <semantics>
    <mrow>
      <mmultiscripts>
        <munder>
          <mo stretchy="false">∀</mo>
          <mi mathvariant="italic">x.y</mi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S csub x.y (%alpha  , %beta  , %gamma ):%alpha gotri %beta %gamma </annotation>
  </semantics>
</math>
</file>

<file path=Object 1283/content.xml><?xml version="1.0" encoding="utf-8"?>
<math xmlns="http://www.w3.org/1998/Math/MathML">
  <semantics>
    <mrow>
      <mmultiscripts>
        <munder>
          <mo stretchy="false">∀</mo>
          <mi mathvariant="italic">x.y</mi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y</mi>
        </munder>
        <none/>
        <mi>S</mi>
        <mprescripts/>
        <none/>
        <mi>U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S csub x.y (%alpha ) exists lsup U rsup S csub x.y (%beta  . %gamma ):%alpha gotri %beta %gamma </annotation>
  </semantics>
</math>
</file>

<file path=Object 1284/content.xml><?xml version="1.0" encoding="utf-8"?>
<math xmlns="http://www.w3.org/1998/Math/MathML">
  <semantics>
    <mrow>
      <mmultiscripts>
        <munder>
          <mo stretchy="false">∃</mo>
          <mi mathvariant="italic">x.y</mi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U rsup S csub x.y (%alpha  , %beta  , %gamma ):%alpha gotri %beta %gamma </annotation>
  </semantics>
</math>
</file>

<file path=Object 1285/content.xml><?xml version="1.0" encoding="utf-8"?>
<math xmlns="http://www.w3.org/1998/Math/MathML">
  <semantics>
    <mrow>
      <mmultiscripts>
        <munder>
          <mo stretchy="false">∀</mo>
          <mi mathvariant="italic">x.y</mi>
        </munder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 csub x.y (%alpha  , %beta  , %gamma ):%alpha gotri %beta %gamma </annotation>
  </semantics>
</math>
</file>

<file path=Object 1286/content.xml><?xml version="1.0" encoding="utf-8"?>
<math xmlns="http://www.w3.org/1998/Math/MathML">
  <semantics>
    <mrow>
      <mmultiscripts>
        <munder>
          <mo stretchy="false">∀</mo>
          <mi mathvariant="italic">x.y</mi>
        </munder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y</mi>
        </munder>
        <mprescripts/>
        <none/>
        <mi>U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 csub x.y (%alpha ) exists lsup U  csub x.y (%beta  . %gamma ):%alpha gotri %beta %gamma </annotation>
  </semantics>
</math>
</file>

<file path=Object 1287/content.xml><?xml version="1.0" encoding="utf-8"?>
<math xmlns="http://www.w3.org/1998/Math/MathML">
  <semantics>
    <mrow>
      <mmultiscripts>
        <munder>
          <mo stretchy="false">∃</mo>
          <mi mathvariant="italic">x.y</mi>
        </munder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U  csub x.y (%alpha  , %beta  , %gamma ):%alpha gotri %beta %gamma </annotation>
  </semantics>
</math>
</file>

<file path=Object 1288/content.xml><?xml version="1.0" encoding="utf-8"?>
<math xmlns="http://www.w3.org/1998/Math/MathML">
  <semantics>
    <mrow>
      <msup>
        <munder>
          <mo stretchy="false">∀</mo>
          <mi mathvariant="italic">x.y</mi>
        </munder>
        <mi>O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O csub x.y (%alpha  , %beta  , %gamma ):%alpha gotri %beta %gamma </annotation>
  </semantics>
</math>
</file>

<file path=Object 1289/content.xml><?xml version="1.0" encoding="utf-8"?>
<math xmlns="http://www.w3.org/1998/Math/MathML">
  <semantics>
    <mrow>
      <msup>
        <munder>
          <mo stretchy="false">∀</mo>
          <mi mathvariant="italic">x.y</mi>
        </munder>
        <mi>O</mi>
      </msup>
      <mrow>
        <mo stretchy="false">(</mo>
        <mrow>
          <mo stretchy="false">α</mo>
        </mrow>
        <mo stretchy="false">)</mo>
      </mrow>
      <msup>
        <munder>
          <mo stretchy="false">∃</mo>
          <mi mathvariant="italic">x.y</mi>
        </munder>
        <mi>O</mi>
      </msup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O csub x.y (%alpha ) exists  rsup O csub x.y (%beta  . %gamma ):%alpha gotri %beta %gamma </annotation>
  </semantics>
</math>
</file>

<file path=Object 129/content.xml><?xml version="1.0" encoding="utf-8"?>
<math xmlns="http://www.w3.org/1998/Math/MathML">
  <semantics>
    <mrow>
      <msup>
        <munder>
          <mo stretchy="false">∃</mo>
          <mn>1.1</mn>
        </munder>
        <mi>O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 rsup O csub 1.1 (%alpha  , %beta ):%alpha namsaa %beta </annotation>
  </semantics>
</math>
</file>

<file path=Object 1290/content.xml><?xml version="1.0" encoding="utf-8"?>
<math xmlns="http://www.w3.org/1998/Math/MathML">
  <semantics>
    <mrow>
      <msup>
        <munder>
          <mo stretchy="false">∃</mo>
          <mi mathvariant="italic">x.y</mi>
        </munder>
        <mi>O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 rsup O csub x.y (%alpha  , %beta  , %gamma ):%alpha gotri %beta %gamma </annotation>
  </semantics>
</math>
</file>

<file path=Object 1291/content.xml><?xml version="1.0" encoding="utf-8"?>
<math xmlns="http://www.w3.org/1998/Math/MathML">
  <semantics>
    <mrow>
      <msup>
        <munder>
          <mo stretchy="false">∀</mo>
          <mi mathvariant="italic">x.y</mi>
        </munder>
        <mi>S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S csub x.y (%alpha  , %beta  , %gamma ):%alpha gotri %beta %gamma </annotation>
  </semantics>
</math>
</file>

<file path=Object 1292/content.xml><?xml version="1.0" encoding="utf-8"?>
<math xmlns="http://www.w3.org/1998/Math/MathML">
  <semantics>
    <mrow>
      <msup>
        <munder>
          <mo stretchy="false">∀</mo>
          <mi mathvariant="italic">x.y</mi>
        </munder>
        <mi>S</mi>
      </msup>
      <mrow>
        <mo stretchy="false">(</mo>
        <mrow>
          <mo stretchy="false">α</mo>
        </mrow>
        <mo stretchy="false">)</mo>
      </mrow>
      <msup>
        <munder>
          <mo stretchy="false">∃</mo>
          <mi mathvariant="italic">x.y</mi>
        </munder>
        <mi>S</mi>
      </msup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S csub x.y (%alpha ) exists  rsup S csub x.y (%beta  . %gamma ):%alpha gotri %beta %gamma </annotation>
  </semantics>
</math>
</file>

<file path=Object 1293/content.xml><?xml version="1.0" encoding="utf-8"?>
<math xmlns="http://www.w3.org/1998/Math/MathML">
  <semantics>
    <mrow>
      <msup>
        <munder>
          <mo stretchy="false">∃</mo>
          <mi mathvariant="italic">x.y</mi>
        </munder>
        <mi>S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 rsup S csub x.y (%alpha  , %beta  , %gamma ):%alpha gotri %beta %gamma </annotation>
  </semantics>
</math>
</file>

<file path=Object 1294/content.xml><?xml version="1.0" encoding="utf-8"?>
<math xmlns="http://www.w3.org/1998/Math/MathML">
  <semantics>
    <mrow>
      <munder>
        <mo stretchy="false">∀</mo>
        <mi mathvariant="italic">x.y</mi>
      </munder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 csub x.y (%alpha  , %beta  , %gamma ):%alpha gotri %beta %gamma </annotation>
  </semantics>
</math>
</file>

<file path=Object 1295/content.xml><?xml version="1.0" encoding="utf-8"?>
<math xmlns="http://www.w3.org/1998/Math/MathML">
  <semantics>
    <mrow>
      <munder>
        <mo stretchy="false">∀</mo>
        <mi mathvariant="italic">x.y</mi>
      </munder>
      <mrow>
        <mo stretchy="false">(</mo>
        <mrow>
          <mo stretchy="false">α</mo>
        </mrow>
        <mo stretchy="false">)</mo>
      </mrow>
      <munder>
        <mo stretchy="false">∃</mo>
        <mi mathvariant="italic">x.y</mi>
      </munder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 csub x.y (%alpha ) exists   csub x.y (%beta  . %gamma ):%alpha gotri %beta %gamma </annotation>
  </semantics>
</math>
</file>

<file path=Object 1296/content.xml><?xml version="1.0" encoding="utf-8"?>
<math xmlns="http://www.w3.org/1998/Math/MathML">
  <semantics>
    <mrow>
      <munder>
        <mo stretchy="false">∃</mo>
        <mi mathvariant="italic">x.y</mi>
      </munder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  csub x.y (%alpha  , %beta  , %gamma ):%alpha gotri %beta %gamma </annotation>
  </semantics>
</math>
</file>

<file path=Object 13/content.xml><?xml version="1.0" encoding="utf-8"?>
<math xmlns="http://www.w3.org/1998/Math/MathML">
  <semantics>
    <mrow>
      <mmultiscripts>
        <munder>
          <mo stretchy="false">∀</mo>
          <mn>0.0</mn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S csub 0.0 (%alpha  , %beta ):%alpha namsaa %beta </annotation>
  </semantics>
</math>
</file>

<file path=Object 130/content.xml><?xml version="1.0" encoding="utf-8"?>
<math xmlns="http://www.w3.org/1998/Math/MathML">
  <semantics>
    <mrow>
      <msup>
        <munder>
          <mo stretchy="false">∀</mo>
          <mn>1.1</mn>
        </munder>
        <mi>S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S csub 1.1 (%alpha  , %beta ):%alpha namsaa %beta </annotation>
  </semantics>
</math>
</file>

<file path=Object 131/content.xml><?xml version="1.0" encoding="utf-8"?>
<math xmlns="http://www.w3.org/1998/Math/MathML">
  <semantics>
    <mrow>
      <msup>
        <munder>
          <mo stretchy="false">∀</mo>
          <mn>1.1</mn>
        </munder>
        <mi>S</mi>
      </msup>
      <mrow>
        <mo stretchy="false">(</mo>
        <mrow>
          <mo stretchy="false">α</mo>
        </mrow>
        <mo stretchy="false">)</mo>
      </mrow>
      <msup>
        <munder>
          <mo stretchy="false">∃</mo>
          <mn>1.1</mn>
        </munder>
        <mi>S</mi>
      </msup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S csub 1.1 (%alpha ) exists  rsup S csub 1.1 (%beta ):%alpha namsaa %beta </annotation>
  </semantics>
</math>
</file>

<file path=Object 132/content.xml><?xml version="1.0" encoding="utf-8"?>
<math xmlns="http://www.w3.org/1998/Math/MathML">
  <semantics>
    <mrow>
      <msup>
        <munder>
          <mo stretchy="false">∃</mo>
          <mn>1.1</mn>
        </munder>
        <mi>S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 rsup S csub 1.1 (%alpha  , %beta ):%alpha namsaa %beta </annotation>
  </semantics>
</math>
</file>

<file path=Object 133/content.xml><?xml version="1.0" encoding="utf-8"?>
<math xmlns="http://www.w3.org/1998/Math/MathML">
  <semantics>
    <mrow>
      <munder>
        <mo stretchy="false">∀</mo>
        <mn>1.1</mn>
      </munder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 csub 1.1 (%alpha  , %beta ):%alpha namsaa %beta </annotation>
  </semantics>
</math>
</file>

<file path=Object 134/content.xml><?xml version="1.0" encoding="utf-8"?>
<math xmlns="http://www.w3.org/1998/Math/MathML">
  <semantics>
    <mrow>
      <munder>
        <mo stretchy="false">∀</mo>
        <mn>1.1</mn>
      </munder>
      <mrow>
        <mo stretchy="false">(</mo>
        <mrow>
          <mo stretchy="false">α</mo>
        </mrow>
        <mo stretchy="false">)</mo>
      </mrow>
      <munder>
        <mo stretchy="false">∃</mo>
        <mn>1.1</mn>
      </munder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 csub 1.1 (%alpha ) exists   csub 1.1 (%beta ):%alpha namsaa %beta </annotation>
  </semantics>
</math>
</file>

<file path=Object 135/content.xml><?xml version="1.0" encoding="utf-8"?>
<math xmlns="http://www.w3.org/1998/Math/MathML">
  <semantics>
    <mrow>
      <munder>
        <mo stretchy="false">∃</mo>
        <mn>1.1</mn>
      </munder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  csub 1.1 (%alpha  , %beta ):%alpha namsaa %beta </annotation>
  </semantics>
</math>
</file>

<file path=Object 136/content.xml><?xml version="1.0" encoding="utf-8"?>
<math xmlns="http://www.w3.org/1998/Math/MathML">
  <semantics>
    <mrow>
      <mmultiscripts>
        <munder>
          <mo stretchy="false">∀</mo>
          <mn>1.y</mn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O csub 1.y (%alpha  , %beta ):%alpha namsaa %beta </annotation>
  </semantics>
</math>
</file>

<file path=Object 137/content.xml><?xml version="1.0" encoding="utf-8"?>
<math xmlns="http://www.w3.org/1998/Math/MathML">
  <semantics>
    <mrow>
      <mmultiscripts>
        <munder>
          <mo stretchy="false">∀</mo>
          <mn>1.y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y</mn>
        </munder>
        <none/>
        <mi>O</mi>
        <mprescripts/>
        <none/>
        <mi>K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O csub 1.y (%alpha ) exists lsup K rsup O csub 1.y (%beta ):%alpha namsaa %beta </annotation>
  </semantics>
</math>
</file>

<file path=Object 138/content.xml><?xml version="1.0" encoding="utf-8"?>
<math xmlns="http://www.w3.org/1998/Math/MathML">
  <semantics>
    <mrow>
      <mmultiscripts>
        <munder>
          <mo stretchy="false">∃</mo>
          <mn>1.y</mn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K rsup O csub 1.y (%alpha  , %beta ):%alpha namsaa %beta </annotation>
  </semantics>
</math>
</file>

<file path=Object 139/content.xml><?xml version="1.0" encoding="utf-8"?>
<math xmlns="http://www.w3.org/1998/Math/MathML">
  <semantics>
    <mrow>
      <mmultiscripts>
        <munder>
          <mo stretchy="false">∀</mo>
          <mn>1.y</mn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S csub 1.y (%alpha  , %beta ):%alpha namsaa %beta </annotation>
  </semantics>
</math>
</file>

<file path=Object 14/content.xml><?xml version="1.0" encoding="utf-8"?>
<math xmlns="http://www.w3.org/1998/Math/MathML">
  <semantics>
    <mrow>
      <mmultiscripts>
        <munder>
          <mo stretchy="false">∀</mo>
          <mn>0.0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0</mn>
        </munder>
        <none/>
        <mi>S</mi>
        <mprescripts/>
        <none/>
        <mi>U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S csub 0.0 (%alpha ) exists lsup U rsup S csub 0.0 (%beta ):%alpha namsaa %beta </annotation>
  </semantics>
</math>
</file>

<file path=Object 140/content.xml><?xml version="1.0" encoding="utf-8"?>
<math xmlns="http://www.w3.org/1998/Math/MathML">
  <semantics>
    <mrow>
      <mmultiscripts>
        <munder>
          <mo stretchy="false">∀</mo>
          <mn>1.y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y</mn>
        </munder>
        <none/>
        <mi>S</mi>
        <mprescripts/>
        <none/>
        <mi>K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S csub 1.y (%alpha ) exists lsup K rsup S csub 1.y (%beta ):%alpha namsaa %beta </annotation>
  </semantics>
</math>
</file>

<file path=Object 141/content.xml><?xml version="1.0" encoding="utf-8"?>
<math xmlns="http://www.w3.org/1998/Math/MathML">
  <semantics>
    <mrow>
      <mmultiscripts>
        <munder>
          <mo stretchy="false">∃</mo>
          <mn>1.y</mn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K rsup S csub 1.y (%alpha  , %beta ):%alpha namsaa %beta </annotation>
  </semantics>
</math>
</file>

<file path=Object 142/content.xml><?xml version="1.0" encoding="utf-8"?>
<math xmlns="http://www.w3.org/1998/Math/MathML">
  <semantics>
    <mrow>
      <mmultiscripts>
        <munder>
          <mo stretchy="false">∀</mo>
          <mn>1.y</mn>
        </munder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 csub 1.y (%alpha  , %beta ):%alpha namsaa %beta </annotation>
  </semantics>
</math>
</file>

<file path=Object 143/content.xml><?xml version="1.0" encoding="utf-8"?>
<math xmlns="http://www.w3.org/1998/Math/MathML">
  <semantics>
    <mrow>
      <mmultiscripts>
        <munder>
          <mo stretchy="false">∀</mo>
          <mn>1.y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y</mn>
        </munder>
        <mprescripts/>
        <none/>
        <mi>K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 csub 1.y (%alpha ) exists lsup K  csub 1.y (%beta ):%alpha namsaa %beta </annotation>
  </semantics>
</math>
</file>

<file path=Object 144/content.xml><?xml version="1.0" encoding="utf-8"?>
<math xmlns="http://www.w3.org/1998/Math/MathML">
  <semantics>
    <mrow>
      <mmultiscripts>
        <munder>
          <mo stretchy="false">∃</mo>
          <mn>1.y</mn>
        </munder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K  csub 1.y (%alpha  , %beta ):%alpha namsaa %beta </annotation>
  </semantics>
</math>
</file>

<file path=Object 145/content.xml><?xml version="1.0" encoding="utf-8"?>
<math xmlns="http://www.w3.org/1998/Math/MathML">
  <semantics>
    <mrow>
      <mmultiscripts>
        <munder>
          <mo stretchy="false">∀</mo>
          <mn>1.y</mn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O csub 1.y (%alpha  , %beta ):%alpha namsaa %beta </annotation>
  </semantics>
</math>
</file>

<file path=Object 146/content.xml><?xml version="1.0" encoding="utf-8"?>
<math xmlns="http://www.w3.org/1998/Math/MathML">
  <semantics>
    <mrow>
      <mmultiscripts>
        <munder>
          <mo stretchy="false">∀</mo>
          <mn>1.y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y</mn>
        </munder>
        <none/>
        <mi>O</mi>
        <mprescripts/>
        <none/>
        <mi>U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O csub 1.y (%alpha ) exists lsup U rsup O csub 1.y (%beta ):%alpha namsaa %beta </annotation>
  </semantics>
</math>
</file>

<file path=Object 147/content.xml><?xml version="1.0" encoding="utf-8"?>
<math xmlns="http://www.w3.org/1998/Math/MathML">
  <semantics>
    <mrow>
      <mmultiscripts>
        <munder>
          <mo stretchy="false">∃</mo>
          <mn>1.y</mn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U rsup O csub 1.y (%alpha  , %beta ):%alpha namsaa %beta </annotation>
  </semantics>
</math>
</file>

<file path=Object 148/content.xml><?xml version="1.0" encoding="utf-8"?>
<math xmlns="http://www.w3.org/1998/Math/MathML">
  <semantics>
    <mrow>
      <mmultiscripts>
        <munder>
          <mo stretchy="false">∀</mo>
          <mn>1.y</mn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S csub 1.y (%alpha  , %beta ):%alpha namsaa %beta </annotation>
  </semantics>
</math>
</file>

<file path=Object 149/content.xml><?xml version="1.0" encoding="utf-8"?>
<math xmlns="http://www.w3.org/1998/Math/MathML">
  <semantics>
    <mrow>
      <mmultiscripts>
        <munder>
          <mo stretchy="false">∀</mo>
          <mn>1.y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y</mn>
        </munder>
        <none/>
        <mi>S</mi>
        <mprescripts/>
        <none/>
        <mi>U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S csub 1.y (%alpha ) exists lsup U rsup S csub 1.y (%beta ):%alpha namsaa %beta </annotation>
  </semantics>
</math>
</file>

<file path=Object 15/content.xml><?xml version="1.0" encoding="utf-8"?>
<math xmlns="http://www.w3.org/1998/Math/MathML">
  <semantics>
    <mrow>
      <mmultiscripts>
        <munder>
          <mo stretchy="false">∃</mo>
          <mn>0.0</mn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U rsup S csub 0.0 (%alpha  , %beta ):%alpha namsaa %beta </annotation>
  </semantics>
</math>
</file>

<file path=Object 150/content.xml><?xml version="1.0" encoding="utf-8"?>
<math xmlns="http://www.w3.org/1998/Math/MathML">
  <semantics>
    <mrow>
      <mmultiscripts>
        <munder>
          <mo stretchy="false">∃</mo>
          <mn>1.y</mn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U rsup S csub 1.y (%alpha  , %beta ):%alpha namsaa %beta </annotation>
  </semantics>
</math>
</file>

<file path=Object 151/content.xml><?xml version="1.0" encoding="utf-8"?>
<math xmlns="http://www.w3.org/1998/Math/MathML">
  <semantics>
    <mrow>
      <mmultiscripts>
        <munder>
          <mo stretchy="false">∀</mo>
          <mn>1.y</mn>
        </munder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 csub 1.y (%alpha  , %beta ):%alpha namsaa %beta </annotation>
  </semantics>
</math>
</file>

<file path=Object 152/content.xml><?xml version="1.0" encoding="utf-8"?>
<math xmlns="http://www.w3.org/1998/Math/MathML">
  <semantics>
    <mrow>
      <mmultiscripts>
        <munder>
          <mo stretchy="false">∀</mo>
          <mn>1.y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y</mn>
        </munder>
        <mprescripts/>
        <none/>
        <mi>U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 csub 1.y (%alpha ) exists lsup U  csub 1.y (%beta ):%alpha namsaa %beta </annotation>
  </semantics>
</math>
</file>

<file path=Object 153/content.xml><?xml version="1.0" encoding="utf-8"?>
<math xmlns="http://www.w3.org/1998/Math/MathML">
  <semantics>
    <mrow>
      <mmultiscripts>
        <munder>
          <mo stretchy="false">∃</mo>
          <mn>1.y</mn>
        </munder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U  csub 1.y (%alpha  , %beta ):%alpha namsaa %beta </annotation>
  </semantics>
</math>
</file>

<file path=Object 154/content.xml><?xml version="1.0" encoding="utf-8"?>
<math xmlns="http://www.w3.org/1998/Math/MathML">
  <semantics>
    <mrow>
      <msup>
        <munder>
          <mo stretchy="false">∀</mo>
          <mn>1.y</mn>
        </munder>
        <mi>O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O csub 1.y (%alpha  , %beta ):%alpha namsaa %beta </annotation>
  </semantics>
</math>
</file>

<file path=Object 155/content.xml><?xml version="1.0" encoding="utf-8"?>
<math xmlns="http://www.w3.org/1998/Math/MathML">
  <semantics>
    <mrow>
      <msup>
        <munder>
          <mo stretchy="false">∀</mo>
          <mn>1.y</mn>
        </munder>
        <mi>O</mi>
      </msup>
      <mrow>
        <mo stretchy="false">(</mo>
        <mrow>
          <mo stretchy="false">α</mo>
        </mrow>
        <mo stretchy="false">)</mo>
      </mrow>
      <msup>
        <munder>
          <mo stretchy="false">∃</mo>
          <mn>1.y</mn>
        </munder>
        <mi>O</mi>
      </msup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O csub 1.y (%alpha ) exists  rsup O csub 1.y (%beta ):%alpha namsaa %beta </annotation>
  </semantics>
</math>
</file>

<file path=Object 156/content.xml><?xml version="1.0" encoding="utf-8"?>
<math xmlns="http://www.w3.org/1998/Math/MathML">
  <semantics>
    <mrow>
      <msup>
        <munder>
          <mo stretchy="false">∃</mo>
          <mn>1.y</mn>
        </munder>
        <mi>O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 rsup O csub 1.y (%alpha  , %beta ):%alpha namsaa %beta </annotation>
  </semantics>
</math>
</file>

<file path=Object 157/content.xml><?xml version="1.0" encoding="utf-8"?>
<math xmlns="http://www.w3.org/1998/Math/MathML">
  <semantics>
    <mrow>
      <msup>
        <munder>
          <mo stretchy="false">∀</mo>
          <mn>1.y</mn>
        </munder>
        <mi>S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S csub 1.y (%alpha  , %beta ):%alpha namsaa %beta </annotation>
  </semantics>
</math>
</file>

<file path=Object 158/content.xml><?xml version="1.0" encoding="utf-8"?>
<math xmlns="http://www.w3.org/1998/Math/MathML">
  <semantics>
    <mrow>
      <msup>
        <munder>
          <mo stretchy="false">∀</mo>
          <mn>1.y</mn>
        </munder>
        <mi>S</mi>
      </msup>
      <mrow>
        <mo stretchy="false">(</mo>
        <mrow>
          <mo stretchy="false">α</mo>
        </mrow>
        <mo stretchy="false">)</mo>
      </mrow>
      <msup>
        <munder>
          <mo stretchy="false">∃</mo>
          <mn>1.y</mn>
        </munder>
        <mi>S</mi>
      </msup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S csub 1.y (%alpha ) exists  rsup S csub 1.y (%beta ):%alpha namsaa %beta </annotation>
  </semantics>
</math>
</file>

<file path=Object 159/content.xml><?xml version="1.0" encoding="utf-8"?>
<math xmlns="http://www.w3.org/1998/Math/MathML">
  <semantics>
    <mrow>
      <msup>
        <munder>
          <mo stretchy="false">∃</mo>
          <mn>1.y</mn>
        </munder>
        <mi>S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 rsup S csub 1.y (%alpha  , %beta ):%alpha namsaa %beta </annotation>
  </semantics>
</math>
</file>

<file path=Object 16/content.xml><?xml version="1.0" encoding="utf-8"?>
<math xmlns="http://www.w3.org/1998/Math/MathML">
  <semantics>
    <mrow>
      <mmultiscripts>
        <munder>
          <mo stretchy="false">∀</mo>
          <mn>0.0</mn>
        </munder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 csub 0.0 (%alpha  , %beta ):%alpha namsaa %beta </annotation>
  </semantics>
</math>
</file>

<file path=Object 160/content.xml><?xml version="1.0" encoding="utf-8"?>
<math xmlns="http://www.w3.org/1998/Math/MathML">
  <semantics>
    <mrow>
      <munder>
        <mo stretchy="false">∀</mo>
        <mn>1.y</mn>
      </munder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 csub 1.y (%alpha  , %beta ):%alpha namsaa %beta </annotation>
  </semantics>
</math>
</file>

<file path=Object 161/content.xml><?xml version="1.0" encoding="utf-8"?>
<math xmlns="http://www.w3.org/1998/Math/MathML">
  <semantics>
    <mrow>
      <munder>
        <mo stretchy="false">∀</mo>
        <mn>1.y</mn>
      </munder>
      <mrow>
        <mo stretchy="false">(</mo>
        <mrow>
          <mo stretchy="false">α</mo>
        </mrow>
        <mo stretchy="false">)</mo>
      </mrow>
      <munder>
        <mo stretchy="false">∃</mo>
        <mn>1.y</mn>
      </munder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 csub 1.y (%alpha ) exists   csub 1.y (%beta ):%alpha namsaa %beta </annotation>
  </semantics>
</math>
</file>

<file path=Object 162/content.xml><?xml version="1.0" encoding="utf-8"?>
<math xmlns="http://www.w3.org/1998/Math/MathML">
  <semantics>
    <mrow>
      <munder>
        <mo stretchy="false">∃</mo>
        <mn>1.y</mn>
      </munder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  csub 1.y (%alpha  , %beta ):%alpha namsaa %beta </annotation>
  </semantics>
</math>
</file>

<file path=Object 163/content.xml><?xml version="1.0" encoding="utf-8"?>
<math xmlns="http://www.w3.org/1998/Math/MathML">
  <semantics>
    <mrow>
      <mmultiscripts>
        <munder>
          <mo stretchy="false">∀</mo>
          <mn>2.0</mn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O csub 2.0 (%alpha  , %beta ):%alpha namsaa %beta </annotation>
  </semantics>
</math>
</file>

<file path=Object 164/content.xml><?xml version="1.0" encoding="utf-8"?>
<math xmlns="http://www.w3.org/1998/Math/MathML">
  <semantics>
    <mrow>
      <mmultiscripts>
        <munder>
          <mo stretchy="false">∀</mo>
          <mn>2.0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0</mn>
        </munder>
        <none/>
        <mi>O</mi>
        <mprescripts/>
        <none/>
        <mi>K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O csub 2.0 (%alpha ) exists lsup K rsup O csub 2.0 (%beta ):%alpha namsaa %beta </annotation>
  </semantics>
</math>
</file>

<file path=Object 165/content.xml><?xml version="1.0" encoding="utf-8"?>
<math xmlns="http://www.w3.org/1998/Math/MathML">
  <semantics>
    <mrow>
      <mmultiscripts>
        <munder>
          <mo stretchy="false">∃</mo>
          <mn>2.0</mn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K rsup O csub 2.0 (%alpha  , %beta ):%alpha namsaa %beta </annotation>
  </semantics>
</math>
</file>

<file path=Object 166/content.xml><?xml version="1.0" encoding="utf-8"?>
<math xmlns="http://www.w3.org/1998/Math/MathML">
  <semantics>
    <mrow>
      <mmultiscripts>
        <munder>
          <mo stretchy="false">∀</mo>
          <mn>2.0</mn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S csub 2.0 (%alpha  , %beta ):%alpha namsaa %beta </annotation>
  </semantics>
</math>
</file>

<file path=Object 167/content.xml><?xml version="1.0" encoding="utf-8"?>
<math xmlns="http://www.w3.org/1998/Math/MathML">
  <semantics>
    <mrow>
      <mmultiscripts>
        <munder>
          <mo stretchy="false">∀</mo>
          <mn>2.0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0</mn>
        </munder>
        <none/>
        <mi>S</mi>
        <mprescripts/>
        <none/>
        <mi>K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S csub 2.0 (%alpha ) exists lsup K rsup S csub 2.0 (%beta ):%alpha namsaa %beta </annotation>
  </semantics>
</math>
</file>

<file path=Object 168/content.xml><?xml version="1.0" encoding="utf-8"?>
<math xmlns="http://www.w3.org/1998/Math/MathML">
  <semantics>
    <mrow>
      <mmultiscripts>
        <munder>
          <mo stretchy="false">∃</mo>
          <mn>2.0</mn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K rsup S csub 2.0 (%alpha  , %beta ):%alpha namsaa %beta </annotation>
  </semantics>
</math>
</file>

<file path=Object 169/content.xml><?xml version="1.0" encoding="utf-8"?>
<math xmlns="http://www.w3.org/1998/Math/MathML">
  <semantics>
    <mrow>
      <mmultiscripts>
        <munder>
          <mo stretchy="false">∀</mo>
          <mn>2.0</mn>
        </munder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 csub 2.0 (%alpha  , %beta ):%alpha namsaa %beta </annotation>
  </semantics>
</math>
</file>

<file path=Object 17/content.xml><?xml version="1.0" encoding="utf-8"?>
<math xmlns="http://www.w3.org/1998/Math/MathML">
  <semantics>
    <mrow>
      <mmultiscripts>
        <munder>
          <mo stretchy="false">∀</mo>
          <mn>0.0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0</mn>
        </munder>
        <mprescripts/>
        <none/>
        <mi>U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 csub 0.0 (%alpha ) exists lsup U  csub 0.0 (%beta ):%alpha namsaa %beta </annotation>
  </semantics>
</math>
</file>

<file path=Object 170/content.xml><?xml version="1.0" encoding="utf-8"?>
<math xmlns="http://www.w3.org/1998/Math/MathML">
  <semantics>
    <mrow>
      <mmultiscripts>
        <munder>
          <mo stretchy="false">∀</mo>
          <mn>2.0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0</mn>
        </munder>
        <mprescripts/>
        <none/>
        <mi>K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 csub 2.0 (%alpha ) exists lsup K  csub 2.0 (%beta ):%alpha namsaa %beta </annotation>
  </semantics>
</math>
</file>

<file path=Object 171/content.xml><?xml version="1.0" encoding="utf-8"?>
<math xmlns="http://www.w3.org/1998/Math/MathML">
  <semantics>
    <mrow>
      <mmultiscripts>
        <munder>
          <mo stretchy="false">∃</mo>
          <mn>2.0</mn>
        </munder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K  csub 2.0 (%alpha  , %beta ):%alpha namsaa %beta </annotation>
  </semantics>
</math>
</file>

<file path=Object 172/content.xml><?xml version="1.0" encoding="utf-8"?>
<math xmlns="http://www.w3.org/1998/Math/MathML">
  <semantics>
    <mrow>
      <mmultiscripts>
        <munder>
          <mo stretchy="false">∀</mo>
          <mn>2.0</mn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O csub 2.0 (%alpha  , %beta ):%alpha namsaa %beta </annotation>
  </semantics>
</math>
</file>

<file path=Object 173/content.xml><?xml version="1.0" encoding="utf-8"?>
<math xmlns="http://www.w3.org/1998/Math/MathML">
  <semantics>
    <mrow>
      <mmultiscripts>
        <munder>
          <mo stretchy="false">∀</mo>
          <mn>2.0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0</mn>
        </munder>
        <none/>
        <mi>O</mi>
        <mprescripts/>
        <none/>
        <mi>U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O csub 2.0 (%alpha ) exists lsup U rsup O csub 2.0 (%beta ):%alpha namsaa %beta </annotation>
  </semantics>
</math>
</file>

<file path=Object 174/content.xml><?xml version="1.0" encoding="utf-8"?>
<math xmlns="http://www.w3.org/1998/Math/MathML">
  <semantics>
    <mrow>
      <mmultiscripts>
        <munder>
          <mo stretchy="false">∃</mo>
          <mn>2.0</mn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U rsup O csub 2.0 (%alpha  , %beta ):%alpha namsaa %beta </annotation>
  </semantics>
</math>
</file>

<file path=Object 175/content.xml><?xml version="1.0" encoding="utf-8"?>
<math xmlns="http://www.w3.org/1998/Math/MathML">
  <semantics>
    <mrow>
      <mmultiscripts>
        <munder>
          <mo stretchy="false">∀</mo>
          <mn>2.0</mn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S csub 2.0 (%alpha  , %beta ):%alpha namsaa %beta </annotation>
  </semantics>
</math>
</file>

<file path=Object 176/content.xml><?xml version="1.0" encoding="utf-8"?>
<math xmlns="http://www.w3.org/1998/Math/MathML">
  <semantics>
    <mrow>
      <mmultiscripts>
        <munder>
          <mo stretchy="false">∀</mo>
          <mn>2.0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0</mn>
        </munder>
        <none/>
        <mi>S</mi>
        <mprescripts/>
        <none/>
        <mi>U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S csub 2.0 (%alpha ) exists lsup U rsup S csub 2.0 (%beta ):%alpha namsaa %beta </annotation>
  </semantics>
</math>
</file>

<file path=Object 177/content.xml><?xml version="1.0" encoding="utf-8"?>
<math xmlns="http://www.w3.org/1998/Math/MathML">
  <semantics>
    <mrow>
      <mmultiscripts>
        <munder>
          <mo stretchy="false">∃</mo>
          <mn>2.0</mn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U rsup S csub 2.0 (%alpha  , %beta ):%alpha namsaa %beta </annotation>
  </semantics>
</math>
</file>

<file path=Object 178/content.xml><?xml version="1.0" encoding="utf-8"?>
<math xmlns="http://www.w3.org/1998/Math/MathML">
  <semantics>
    <mrow>
      <mmultiscripts>
        <munder>
          <mo stretchy="false">∀</mo>
          <mn>2.0</mn>
        </munder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 csub 2.0 (%alpha  , %beta ):%alpha namsaa %beta </annotation>
  </semantics>
</math>
</file>

<file path=Object 179/content.xml><?xml version="1.0" encoding="utf-8"?>
<math xmlns="http://www.w3.org/1998/Math/MathML">
  <semantics>
    <mrow>
      <mmultiscripts>
        <munder>
          <mo stretchy="false">∀</mo>
          <mn>2.0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0</mn>
        </munder>
        <mprescripts/>
        <none/>
        <mi>U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 csub 2.0 (%alpha ) exists lsup U  csub 2.0 (%beta ):%alpha namsaa %beta </annotation>
  </semantics>
</math>
</file>

<file path=Object 18/content.xml><?xml version="1.0" encoding="utf-8"?>
<math xmlns="http://www.w3.org/1998/Math/MathML">
  <semantics>
    <mrow>
      <mmultiscripts>
        <munder>
          <mo stretchy="false">∃</mo>
          <mn>0.0</mn>
        </munder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U  csub 0.0 (%alpha  , %beta ):%alpha namsaa %beta </annotation>
  </semantics>
</math>
</file>

<file path=Object 180/content.xml><?xml version="1.0" encoding="utf-8"?>
<math xmlns="http://www.w3.org/1998/Math/MathML">
  <semantics>
    <mrow>
      <mmultiscripts>
        <munder>
          <mo stretchy="false">∃</mo>
          <mn>2.0</mn>
        </munder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U  csub 2.0 (%alpha  , %beta ):%alpha namsaa %beta </annotation>
  </semantics>
</math>
</file>

<file path=Object 181/content.xml><?xml version="1.0" encoding="utf-8"?>
<math xmlns="http://www.w3.org/1998/Math/MathML">
  <semantics>
    <mrow>
      <msup>
        <munder>
          <mo stretchy="false">∀</mo>
          <mn>2.0</mn>
        </munder>
        <mi>O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O csub 2.0 (%alpha  , %beta ):%alpha namsaa %beta </annotation>
  </semantics>
</math>
</file>

<file path=Object 182/content.xml><?xml version="1.0" encoding="utf-8"?>
<math xmlns="http://www.w3.org/1998/Math/MathML">
  <semantics>
    <mrow>
      <msup>
        <munder>
          <mo stretchy="false">∀</mo>
          <mn>2.0</mn>
        </munder>
        <mi>O</mi>
      </msup>
      <mrow>
        <mo stretchy="false">(</mo>
        <mrow>
          <mo stretchy="false">α</mo>
        </mrow>
        <mo stretchy="false">)</mo>
      </mrow>
      <msup>
        <munder>
          <mo stretchy="false">∃</mo>
          <mn>2.0</mn>
        </munder>
        <mi>O</mi>
      </msup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O csub 2.0 (%alpha ) exists  rsup O csub 2.0 (%beta ):%alpha namsaa %beta </annotation>
  </semantics>
</math>
</file>

<file path=Object 183/content.xml><?xml version="1.0" encoding="utf-8"?>
<math xmlns="http://www.w3.org/1998/Math/MathML">
  <semantics>
    <mrow>
      <msup>
        <munder>
          <mo stretchy="false">∃</mo>
          <mn>2.0</mn>
        </munder>
        <mi>O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 rsup O csub 2.0 (%alpha  , %beta ):%alpha namsaa %beta </annotation>
  </semantics>
</math>
</file>

<file path=Object 184/content.xml><?xml version="1.0" encoding="utf-8"?>
<math xmlns="http://www.w3.org/1998/Math/MathML">
  <semantics>
    <mrow>
      <msup>
        <munder>
          <mo stretchy="false">∀</mo>
          <mn>2.0</mn>
        </munder>
        <mi>S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S csub 2.0 (%alpha  , %beta ):%alpha namsaa %beta </annotation>
  </semantics>
</math>
</file>

<file path=Object 185/content.xml><?xml version="1.0" encoding="utf-8"?>
<math xmlns="http://www.w3.org/1998/Math/MathML">
  <semantics>
    <mrow>
      <msup>
        <munder>
          <mo stretchy="false">∀</mo>
          <mn>2.0</mn>
        </munder>
        <mi>S</mi>
      </msup>
      <mrow>
        <mo stretchy="false">(</mo>
        <mrow>
          <mo stretchy="false">α</mo>
        </mrow>
        <mo stretchy="false">)</mo>
      </mrow>
      <msup>
        <munder>
          <mo stretchy="false">∃</mo>
          <mn>2.0</mn>
        </munder>
        <mi>S</mi>
      </msup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S csub 2.0 (%alpha ) exists  rsup S csub 2.0 (%beta ):%alpha namsaa %beta </annotation>
  </semantics>
</math>
</file>

<file path=Object 186/content.xml><?xml version="1.0" encoding="utf-8"?>
<math xmlns="http://www.w3.org/1998/Math/MathML">
  <semantics>
    <mrow>
      <msup>
        <munder>
          <mo stretchy="false">∃</mo>
          <mn>2.0</mn>
        </munder>
        <mi>S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 rsup S csub 2.0 (%alpha  , %beta ):%alpha namsaa %beta </annotation>
  </semantics>
</math>
</file>

<file path=Object 187/content.xml><?xml version="1.0" encoding="utf-8"?>
<math xmlns="http://www.w3.org/1998/Math/MathML">
  <semantics>
    <mrow>
      <munder>
        <mo stretchy="false">∀</mo>
        <mn>2.0</mn>
      </munder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 csub 2.0 (%alpha  , %beta ):%alpha namsaa %beta </annotation>
  </semantics>
</math>
</file>

<file path=Object 188/content.xml><?xml version="1.0" encoding="utf-8"?>
<math xmlns="http://www.w3.org/1998/Math/MathML">
  <semantics>
    <mrow>
      <munder>
        <mo stretchy="false">∀</mo>
        <mn>2.0</mn>
      </munder>
      <mrow>
        <mo stretchy="false">(</mo>
        <mrow>
          <mo stretchy="false">α</mo>
        </mrow>
        <mo stretchy="false">)</mo>
      </mrow>
      <munder>
        <mo stretchy="false">∃</mo>
        <mn>2.0</mn>
      </munder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 csub 2.0 (%alpha ) exists   csub 2.0 (%beta ):%alpha namsaa %beta </annotation>
  </semantics>
</math>
</file>

<file path=Object 189/content.xml><?xml version="1.0" encoding="utf-8"?>
<math xmlns="http://www.w3.org/1998/Math/MathML">
  <semantics>
    <mrow>
      <munder>
        <mo stretchy="false">∃</mo>
        <mn>2.0</mn>
      </munder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  csub 2.0 (%alpha  , %beta ):%alpha namsaa %beta </annotation>
  </semantics>
</math>
</file>

<file path=Object 19/content.xml><?xml version="1.0" encoding="utf-8"?>
<math xmlns="http://www.w3.org/1998/Math/MathML">
  <semantics>
    <mrow>
      <msup>
        <munder>
          <mo stretchy="false">∀</mo>
          <mn>0.0</mn>
        </munder>
        <mi>O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O csub 0.0 (%alpha  , %beta ):%alpha namsaa %beta </annotation>
  </semantics>
</math>
</file>

<file path=Object 190/content.xml><?xml version="1.0" encoding="utf-8"?>
<math xmlns="http://www.w3.org/1998/Math/MathML">
  <semantics>
    <mrow>
      <mmultiscripts>
        <munder>
          <mo stretchy="false">∀</mo>
          <mn>2.1</mn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O csub 2.1 (%alpha  , %beta ):%alpha namsaa %beta </annotation>
  </semantics>
</math>
</file>

<file path=Object 191/content.xml><?xml version="1.0" encoding="utf-8"?>
<math xmlns="http://www.w3.org/1998/Math/MathML">
  <semantics>
    <mrow>
      <mmultiscripts>
        <munder>
          <mo stretchy="false">∀</mo>
          <mn>2.1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1</mn>
        </munder>
        <none/>
        <mi>O</mi>
        <mprescripts/>
        <none/>
        <mi>K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O csub 2.1 (%alpha ) exists lsup K rsup O csub 2.1 (%beta ):%alpha namsaa %beta </annotation>
  </semantics>
</math>
</file>

<file path=Object 192/content.xml><?xml version="1.0" encoding="utf-8"?>
<math xmlns="http://www.w3.org/1998/Math/MathML">
  <semantics>
    <mrow>
      <mmultiscripts>
        <munder>
          <mo stretchy="false">∃</mo>
          <mn>2.1</mn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K rsup O csub 2.1 (%alpha  , %beta ):%alpha namsaa %beta </annotation>
  </semantics>
</math>
</file>

<file path=Object 193/content.xml><?xml version="1.0" encoding="utf-8"?>
<math xmlns="http://www.w3.org/1998/Math/MathML">
  <semantics>
    <mrow>
      <mmultiscripts>
        <munder>
          <mo stretchy="false">∀</mo>
          <mn>2.1</mn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S csub 2.1 (%alpha  , %beta ):%alpha namsaa %beta </annotation>
  </semantics>
</math>
</file>

<file path=Object 194/content.xml><?xml version="1.0" encoding="utf-8"?>
<math xmlns="http://www.w3.org/1998/Math/MathML">
  <semantics>
    <mrow>
      <mmultiscripts>
        <munder>
          <mo stretchy="false">∀</mo>
          <mn>2.1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1</mn>
        </munder>
        <none/>
        <mi>S</mi>
        <mprescripts/>
        <none/>
        <mi>K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S csub 2.1 (%alpha ) exists lsup K rsup S csub 2.1 (%beta ):%alpha namsaa %beta </annotation>
  </semantics>
</math>
</file>

<file path=Object 195/content.xml><?xml version="1.0" encoding="utf-8"?>
<math xmlns="http://www.w3.org/1998/Math/MathML">
  <semantics>
    <mrow>
      <mmultiscripts>
        <munder>
          <mo stretchy="false">∃</mo>
          <mn>2.1</mn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K rsup S csub 2.1 (%alpha  , %beta ):%alpha namsaa %beta </annotation>
  </semantics>
</math>
</file>

<file path=Object 196/content.xml><?xml version="1.0" encoding="utf-8"?>
<math xmlns="http://www.w3.org/1998/Math/MathML">
  <semantics>
    <mrow>
      <mmultiscripts>
        <munder>
          <mo stretchy="false">∀</mo>
          <mn>2.1</mn>
        </munder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 csub 2.1 (%alpha  , %beta ):%alpha namsaa %beta </annotation>
  </semantics>
</math>
</file>

<file path=Object 197/content.xml><?xml version="1.0" encoding="utf-8"?>
<math xmlns="http://www.w3.org/1998/Math/MathML">
  <semantics>
    <mrow>
      <mmultiscripts>
        <munder>
          <mo stretchy="false">∀</mo>
          <mn>2.1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1</mn>
        </munder>
        <mprescripts/>
        <none/>
        <mi>K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 csub 2.1 (%alpha ) exists lsup K  csub 2.1 (%beta ):%alpha namsaa %beta </annotation>
  </semantics>
</math>
</file>

<file path=Object 198/content.xml><?xml version="1.0" encoding="utf-8"?>
<math xmlns="http://www.w3.org/1998/Math/MathML">
  <semantics>
    <mrow>
      <mmultiscripts>
        <munder>
          <mo stretchy="false">∃</mo>
          <mn>2.1</mn>
        </munder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K  csub 2.1 (%alpha  , %beta ):%alpha namsaa %beta </annotation>
  </semantics>
</math>
</file>

<file path=Object 199/content.xml><?xml version="1.0" encoding="utf-8"?>
<math xmlns="http://www.w3.org/1998/Math/MathML">
  <semantics>
    <mrow>
      <mmultiscripts>
        <munder>
          <mo stretchy="false">∀</mo>
          <mn>2.1</mn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O csub 2.1 (%alpha  , %beta ):%alpha namsaa %beta </annotation>
  </semantics>
</math>
</file>

<file path=Object 2/content.xml><?xml version="1.0" encoding="utf-8"?>
<math xmlns="http://www.w3.org/1998/Math/MathML">
  <semantics>
    <mrow>
      <mmultiscripts>
        <munder>
          <mo stretchy="false">∀</mo>
          <mn>0.0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0</mn>
        </munder>
        <none/>
        <mi>O</mi>
        <mprescripts/>
        <none/>
        <mi>K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O csub 0.0 (%alpha ) exists lsup K rsup O csub 0.0 (%beta ):%alpha namsaa %beta </annotation>
  </semantics>
</math>
</file>

<file path=Object 20/content.xml><?xml version="1.0" encoding="utf-8"?>
<math xmlns="http://www.w3.org/1998/Math/MathML">
  <semantics>
    <mrow>
      <msup>
        <munder>
          <mo stretchy="false">∀</mo>
          <mn>0.0</mn>
        </munder>
        <mi>O</mi>
      </msup>
      <mrow>
        <mo stretchy="false">(</mo>
        <mrow>
          <mo stretchy="false">α</mo>
        </mrow>
        <mo stretchy="false">)</mo>
      </mrow>
      <msup>
        <munder>
          <mo stretchy="false">∃</mo>
          <mn>0.0</mn>
        </munder>
        <mi>O</mi>
      </msup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O csub 0.0 (%alpha ) exists  rsup O csub 0.0 (%beta ):%alpha namsaa %beta </annotation>
  </semantics>
</math>
</file>

<file path=Object 200/content.xml><?xml version="1.0" encoding="utf-8"?>
<math xmlns="http://www.w3.org/1998/Math/MathML">
  <semantics>
    <mrow>
      <mmultiscripts>
        <munder>
          <mo stretchy="false">∀</mo>
          <mn>2.1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1</mn>
        </munder>
        <none/>
        <mi>O</mi>
        <mprescripts/>
        <none/>
        <mi>U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O csub 2.1 (%alpha ) exists lsup U rsup O csub 2.1 (%beta ):%alpha namsaa %beta </annotation>
  </semantics>
</math>
</file>

<file path=Object 201/content.xml><?xml version="1.0" encoding="utf-8"?>
<math xmlns="http://www.w3.org/1998/Math/MathML">
  <semantics>
    <mrow>
      <mmultiscripts>
        <munder>
          <mo stretchy="false">∃</mo>
          <mn>2.1</mn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U rsup O csub 2.1 (%alpha  , %beta ):%alpha namsaa %beta </annotation>
  </semantics>
</math>
</file>

<file path=Object 202/content.xml><?xml version="1.0" encoding="utf-8"?>
<math xmlns="http://www.w3.org/1998/Math/MathML">
  <semantics>
    <mrow>
      <mmultiscripts>
        <munder>
          <mo stretchy="false">∀</mo>
          <mn>2.1</mn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S csub 2.1 (%alpha  , %beta ):%alpha namsaa %beta </annotation>
  </semantics>
</math>
</file>

<file path=Object 203/content.xml><?xml version="1.0" encoding="utf-8"?>
<math xmlns="http://www.w3.org/1998/Math/MathML">
  <semantics>
    <mrow>
      <mmultiscripts>
        <munder>
          <mo stretchy="false">∀</mo>
          <mn>2.1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1</mn>
        </munder>
        <none/>
        <mi>S</mi>
        <mprescripts/>
        <none/>
        <mi>U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S csub 2.1 (%alpha ) exists lsup U rsup S csub 2.1 (%beta ):%alpha namsaa %beta </annotation>
  </semantics>
</math>
</file>

<file path=Object 204/content.xml><?xml version="1.0" encoding="utf-8"?>
<math xmlns="http://www.w3.org/1998/Math/MathML">
  <semantics>
    <mrow>
      <mmultiscripts>
        <munder>
          <mo stretchy="false">∃</mo>
          <mn>2.1</mn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U rsup S csub 2.1 (%alpha  , %beta ):%alpha namsaa %beta </annotation>
  </semantics>
</math>
</file>

<file path=Object 205/content.xml><?xml version="1.0" encoding="utf-8"?>
<math xmlns="http://www.w3.org/1998/Math/MathML">
  <semantics>
    <mrow>
      <mmultiscripts>
        <munder>
          <mo stretchy="false">∀</mo>
          <mn>2.1</mn>
        </munder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 csub 2.1 (%alpha  , %beta ):%alpha namsaa %beta </annotation>
  </semantics>
</math>
</file>

<file path=Object 206/content.xml><?xml version="1.0" encoding="utf-8"?>
<math xmlns="http://www.w3.org/1998/Math/MathML">
  <semantics>
    <mrow>
      <mmultiscripts>
        <munder>
          <mo stretchy="false">∀</mo>
          <mn>2.1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1</mn>
        </munder>
        <mprescripts/>
        <none/>
        <mi>U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 csub 2.1 (%alpha ) exists lsup U  csub 2.1 (%beta ):%alpha namsaa %beta </annotation>
  </semantics>
</math>
</file>

<file path=Object 207/content.xml><?xml version="1.0" encoding="utf-8"?>
<math xmlns="http://www.w3.org/1998/Math/MathML">
  <semantics>
    <mrow>
      <mmultiscripts>
        <munder>
          <mo stretchy="false">∃</mo>
          <mn>2.1</mn>
        </munder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U  csub 2.1 (%alpha  , %beta ):%alpha namsaa %beta </annotation>
  </semantics>
</math>
</file>

<file path=Object 208/content.xml><?xml version="1.0" encoding="utf-8"?>
<math xmlns="http://www.w3.org/1998/Math/MathML">
  <semantics>
    <mrow>
      <msup>
        <munder>
          <mo stretchy="false">∀</mo>
          <mn>2.1</mn>
        </munder>
        <mi>O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O csub 2.1 (%alpha  , %beta ):%alpha namsaa %beta </annotation>
  </semantics>
</math>
</file>

<file path=Object 209/content.xml><?xml version="1.0" encoding="utf-8"?>
<math xmlns="http://www.w3.org/1998/Math/MathML">
  <semantics>
    <mrow>
      <msup>
        <munder>
          <mo stretchy="false">∀</mo>
          <mn>2.1</mn>
        </munder>
        <mi>O</mi>
      </msup>
      <mrow>
        <mo stretchy="false">(</mo>
        <mrow>
          <mo stretchy="false">α</mo>
        </mrow>
        <mo stretchy="false">)</mo>
      </mrow>
      <msup>
        <munder>
          <mo stretchy="false">∃</mo>
          <mn>2.1</mn>
        </munder>
        <mi>O</mi>
      </msup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O csub 2.1 (%alpha ) exists  rsup O csub 2.1 (%beta ):%alpha namsaa %beta </annotation>
  </semantics>
</math>
</file>

<file path=Object 21/content.xml><?xml version="1.0" encoding="utf-8"?>
<math xmlns="http://www.w3.org/1998/Math/MathML">
  <semantics>
    <mrow>
      <msup>
        <munder>
          <mo stretchy="false">∃</mo>
          <mn>0.0</mn>
        </munder>
        <mi>O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 rsup O csub 0.0 (%alpha  , %beta ):%alpha namsaa %beta </annotation>
  </semantics>
</math>
</file>

<file path=Object 210/content.xml><?xml version="1.0" encoding="utf-8"?>
<math xmlns="http://www.w3.org/1998/Math/MathML">
  <semantics>
    <mrow>
      <msup>
        <munder>
          <mo stretchy="false">∃</mo>
          <mn>2.1</mn>
        </munder>
        <mi>O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 rsup O csub 2.1 (%alpha  , %beta ):%alpha namsaa %beta </annotation>
  </semantics>
</math>
</file>

<file path=Object 211/content.xml><?xml version="1.0" encoding="utf-8"?>
<math xmlns="http://www.w3.org/1998/Math/MathML">
  <semantics>
    <mrow>
      <msup>
        <munder>
          <mo stretchy="false">∀</mo>
          <mn>2.1</mn>
        </munder>
        <mi>S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S csub 2.1 (%alpha  , %beta ):%alpha namsaa %beta </annotation>
  </semantics>
</math>
</file>

<file path=Object 212/content.xml><?xml version="1.0" encoding="utf-8"?>
<math xmlns="http://www.w3.org/1998/Math/MathML">
  <semantics>
    <mrow>
      <msup>
        <munder>
          <mo stretchy="false">∀</mo>
          <mn>2.1</mn>
        </munder>
        <mi>S</mi>
      </msup>
      <mrow>
        <mo stretchy="false">(</mo>
        <mrow>
          <mo stretchy="false">α</mo>
        </mrow>
        <mo stretchy="false">)</mo>
      </mrow>
      <msup>
        <munder>
          <mo stretchy="false">∃</mo>
          <mn>2.1</mn>
        </munder>
        <mi>S</mi>
      </msup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S csub 2.1 (%alpha ) exists  rsup S csub 2.1 (%beta ):%alpha namsaa %beta </annotation>
  </semantics>
</math>
</file>

<file path=Object 213/content.xml><?xml version="1.0" encoding="utf-8"?>
<math xmlns="http://www.w3.org/1998/Math/MathML">
  <semantics>
    <mrow>
      <msup>
        <munder>
          <mo stretchy="false">∃</mo>
          <mn>2.1</mn>
        </munder>
        <mi>S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 rsup S csub 2.1 (%alpha  , %beta ):%alpha namsaa %beta </annotation>
  </semantics>
</math>
</file>

<file path=Object 214/content.xml><?xml version="1.0" encoding="utf-8"?>
<math xmlns="http://www.w3.org/1998/Math/MathML">
  <semantics>
    <mrow>
      <munder>
        <mo stretchy="false">∀</mo>
        <mn>2.1</mn>
      </munder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 csub 2.1 (%alpha  , %beta ):%alpha namsaa %beta </annotation>
  </semantics>
</math>
</file>

<file path=Object 215/content.xml><?xml version="1.0" encoding="utf-8"?>
<math xmlns="http://www.w3.org/1998/Math/MathML">
  <semantics>
    <mrow>
      <munder>
        <mo stretchy="false">∀</mo>
        <mn>2.1</mn>
      </munder>
      <mrow>
        <mo stretchy="false">(</mo>
        <mrow>
          <mo stretchy="false">α</mo>
        </mrow>
        <mo stretchy="false">)</mo>
      </mrow>
      <munder>
        <mo stretchy="false">∃</mo>
        <mn>2.1</mn>
      </munder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 csub 2.1 (%alpha ) exists   csub 2.1 (%beta ):%alpha namsaa %beta </annotation>
  </semantics>
</math>
</file>

<file path=Object 216/content.xml><?xml version="1.0" encoding="utf-8"?>
<math xmlns="http://www.w3.org/1998/Math/MathML">
  <semantics>
    <mrow>
      <munder>
        <mo stretchy="false">∃</mo>
        <mn>2.1</mn>
      </munder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  csub 2.1 (%alpha  , %beta ):%alpha namsaa %beta </annotation>
  </semantics>
</math>
</file>

<file path=Object 217/content.xml><?xml version="1.0" encoding="utf-8"?>
<math xmlns="http://www.w3.org/1998/Math/MathML">
  <semantics>
    <mrow>
      <mmultiscripts>
        <munder>
          <mo stretchy="false">∀</mo>
          <mn>2.y</mn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O csub 2.y (%alpha  , %beta ):%alpha namsaa %beta </annotation>
  </semantics>
</math>
</file>

<file path=Object 218/content.xml><?xml version="1.0" encoding="utf-8"?>
<math xmlns="http://www.w3.org/1998/Math/MathML">
  <semantics>
    <mrow>
      <mmultiscripts>
        <munder>
          <mo stretchy="false">∀</mo>
          <mn>2.y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y</mn>
        </munder>
        <none/>
        <mi>O</mi>
        <mprescripts/>
        <none/>
        <mi>K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O csub 2.y (%alpha ) exists lsup K rsup O csub 2.y (%beta ):%alpha namsaa %beta </annotation>
  </semantics>
</math>
</file>

<file path=Object 219/content.xml><?xml version="1.0" encoding="utf-8"?>
<math xmlns="http://www.w3.org/1998/Math/MathML">
  <semantics>
    <mrow>
      <mmultiscripts>
        <munder>
          <mo stretchy="false">∃</mo>
          <mn>2.y</mn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K rsup O csub 2.y (%alpha  , %beta ):%alpha namsaa %beta </annotation>
  </semantics>
</math>
</file>

<file path=Object 22/content.xml><?xml version="1.0" encoding="utf-8"?>
<math xmlns="http://www.w3.org/1998/Math/MathML">
  <semantics>
    <mrow>
      <msup>
        <munder>
          <mo stretchy="false">∀</mo>
          <mn>0.0</mn>
        </munder>
        <mi>S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S csub 0.0 (%alpha  , %beta ):%alpha namsaa %beta </annotation>
  </semantics>
</math>
</file>

<file path=Object 220/content.xml><?xml version="1.0" encoding="utf-8"?>
<math xmlns="http://www.w3.org/1998/Math/MathML">
  <semantics>
    <mrow>
      <mmultiscripts>
        <munder>
          <mo stretchy="false">∀</mo>
          <mn>2.y</mn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S csub 2.y (%alpha  , %beta ):%alpha namsaa %beta </annotation>
  </semantics>
</math>
</file>

<file path=Object 221/content.xml><?xml version="1.0" encoding="utf-8"?>
<math xmlns="http://www.w3.org/1998/Math/MathML">
  <semantics>
    <mrow>
      <mmultiscripts>
        <munder>
          <mo stretchy="false">∀</mo>
          <mn>2.y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y</mn>
        </munder>
        <none/>
        <mi>S</mi>
        <mprescripts/>
        <none/>
        <mi>K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S csub 2.y (%alpha ) exists lsup K rsup S csub 2.y (%beta ):%alpha namsaa %beta </annotation>
  </semantics>
</math>
</file>

<file path=Object 222/content.xml><?xml version="1.0" encoding="utf-8"?>
<math xmlns="http://www.w3.org/1998/Math/MathML">
  <semantics>
    <mrow>
      <mmultiscripts>
        <munder>
          <mo stretchy="false">∃</mo>
          <mn>2.y</mn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K rsup S csub 2.y (%alpha  , %beta ):%alpha namsaa %beta </annotation>
  </semantics>
</math>
</file>

<file path=Object 223/content.xml><?xml version="1.0" encoding="utf-8"?>
<math xmlns="http://www.w3.org/1998/Math/MathML">
  <semantics>
    <mrow>
      <mmultiscripts>
        <munder>
          <mo stretchy="false">∀</mo>
          <mn>2.y</mn>
        </munder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 csub 2.y (%alpha  , %beta ):%alpha namsaa %beta </annotation>
  </semantics>
</math>
</file>

<file path=Object 224/content.xml><?xml version="1.0" encoding="utf-8"?>
<math xmlns="http://www.w3.org/1998/Math/MathML">
  <semantics>
    <mrow>
      <mmultiscripts>
        <munder>
          <mo stretchy="false">∀</mo>
          <mn>2.y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y</mn>
        </munder>
        <mprescripts/>
        <none/>
        <mi>K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 csub 2.y (%alpha ) exists lsup K  csub 2.y (%beta ):%alpha namsaa %beta </annotation>
  </semantics>
</math>
</file>

<file path=Object 225/content.xml><?xml version="1.0" encoding="utf-8"?>
<math xmlns="http://www.w3.org/1998/Math/MathML">
  <semantics>
    <mrow>
      <mmultiscripts>
        <munder>
          <mo stretchy="false">∃</mo>
          <mn>2.y</mn>
        </munder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K  csub 2.y (%alpha  , %beta ):%alpha namsaa %beta </annotation>
  </semantics>
</math>
</file>

<file path=Object 226/content.xml><?xml version="1.0" encoding="utf-8"?>
<math xmlns="http://www.w3.org/1998/Math/MathML">
  <semantics>
    <mrow>
      <mmultiscripts>
        <munder>
          <mo stretchy="false">∀</mo>
          <mn>2.y</mn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O csub 2.y (%alpha  , %beta ):%alpha namsaa %beta </annotation>
  </semantics>
</math>
</file>

<file path=Object 227/content.xml><?xml version="1.0" encoding="utf-8"?>
<math xmlns="http://www.w3.org/1998/Math/MathML">
  <semantics>
    <mrow>
      <mmultiscripts>
        <munder>
          <mo stretchy="false">∀</mo>
          <mn>2.y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y</mn>
        </munder>
        <none/>
        <mi>O</mi>
        <mprescripts/>
        <none/>
        <mi>U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O csub 2.y (%alpha ) exists lsup U rsup O csub 2.y (%beta ):%alpha namsaa %beta </annotation>
  </semantics>
</math>
</file>

<file path=Object 228/content.xml><?xml version="1.0" encoding="utf-8"?>
<math xmlns="http://www.w3.org/1998/Math/MathML">
  <semantics>
    <mrow>
      <mmultiscripts>
        <munder>
          <mo stretchy="false">∃</mo>
          <mn>2.y</mn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U rsup O csub 2.y (%alpha  , %beta ):%alpha namsaa %beta </annotation>
  </semantics>
</math>
</file>

<file path=Object 229/content.xml><?xml version="1.0" encoding="utf-8"?>
<math xmlns="http://www.w3.org/1998/Math/MathML">
  <semantics>
    <mrow>
      <mmultiscripts>
        <munder>
          <mo stretchy="false">∀</mo>
          <mn>2.y</mn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S csub 2.y (%alpha  , %beta ):%alpha namsaa %beta </annotation>
  </semantics>
</math>
</file>

<file path=Object 23/content.xml><?xml version="1.0" encoding="utf-8"?>
<math xmlns="http://www.w3.org/1998/Math/MathML">
  <semantics>
    <mrow>
      <msup>
        <munder>
          <mo stretchy="false">∀</mo>
          <mn>0.0</mn>
        </munder>
        <mi>S</mi>
      </msup>
      <mrow>
        <mo stretchy="false">(</mo>
        <mrow>
          <mo stretchy="false">α</mo>
        </mrow>
        <mo stretchy="false">)</mo>
      </mrow>
      <msup>
        <munder>
          <mo stretchy="false">∃</mo>
          <mn>0.0</mn>
        </munder>
        <mi>S</mi>
      </msup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S csub 0.0 (%alpha ) exists  rsup S csub 0.0 (%beta ):%alpha namsaa %beta </annotation>
  </semantics>
</math>
</file>

<file path=Object 230/content.xml><?xml version="1.0" encoding="utf-8"?>
<math xmlns="http://www.w3.org/1998/Math/MathML">
  <semantics>
    <mrow>
      <mmultiscripts>
        <munder>
          <mo stretchy="false">∀</mo>
          <mn>2.y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y</mn>
        </munder>
        <none/>
        <mi>S</mi>
        <mprescripts/>
        <none/>
        <mi>U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S csub 2.y (%alpha ) exists lsup U rsup S csub 2.y (%beta ):%alpha namsaa %beta </annotation>
  </semantics>
</math>
</file>

<file path=Object 231/content.xml><?xml version="1.0" encoding="utf-8"?>
<math xmlns="http://www.w3.org/1998/Math/MathML">
  <semantics>
    <mrow>
      <mmultiscripts>
        <munder>
          <mo stretchy="false">∃</mo>
          <mn>2.y</mn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U rsup S csub 2.y (%alpha  , %beta ):%alpha namsaa %beta </annotation>
  </semantics>
</math>
</file>

<file path=Object 232/content.xml><?xml version="1.0" encoding="utf-8"?>
<math xmlns="http://www.w3.org/1998/Math/MathML">
  <semantics>
    <mrow>
      <mmultiscripts>
        <munder>
          <mo stretchy="false">∀</mo>
          <mn>2.y</mn>
        </munder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 csub 2.y (%alpha  , %beta ):%alpha namsaa %beta </annotation>
  </semantics>
</math>
</file>

<file path=Object 233/content.xml><?xml version="1.0" encoding="utf-8"?>
<math xmlns="http://www.w3.org/1998/Math/MathML">
  <semantics>
    <mrow>
      <mmultiscripts>
        <munder>
          <mo stretchy="false">∀</mo>
          <mn>2.y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y</mn>
        </munder>
        <mprescripts/>
        <none/>
        <mi>U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 csub 2.y (%alpha ) exists lsup U  csub 2.y (%beta ):%alpha namsaa %beta </annotation>
  </semantics>
</math>
</file>

<file path=Object 234/content.xml><?xml version="1.0" encoding="utf-8"?>
<math xmlns="http://www.w3.org/1998/Math/MathML">
  <semantics>
    <mrow>
      <mmultiscripts>
        <munder>
          <mo stretchy="false">∃</mo>
          <mn>2.y</mn>
        </munder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U  csub 2.y (%alpha  , %beta ):%alpha namsaa %beta </annotation>
  </semantics>
</math>
</file>

<file path=Object 235/content.xml><?xml version="1.0" encoding="utf-8"?>
<math xmlns="http://www.w3.org/1998/Math/MathML">
  <semantics>
    <mrow>
      <msup>
        <munder>
          <mo stretchy="false">∀</mo>
          <mn>2.y</mn>
        </munder>
        <mi>O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O csub 2.y (%alpha  , %beta ):%alpha namsaa %beta </annotation>
  </semantics>
</math>
</file>

<file path=Object 236/content.xml><?xml version="1.0" encoding="utf-8"?>
<math xmlns="http://www.w3.org/1998/Math/MathML">
  <semantics>
    <mrow>
      <msup>
        <munder>
          <mo stretchy="false">∀</mo>
          <mn>2.y</mn>
        </munder>
        <mi>O</mi>
      </msup>
      <mrow>
        <mo stretchy="false">(</mo>
        <mrow>
          <mo stretchy="false">α</mo>
        </mrow>
        <mo stretchy="false">)</mo>
      </mrow>
      <msup>
        <munder>
          <mo stretchy="false">∃</mo>
          <mn>2.y</mn>
        </munder>
        <mi>O</mi>
      </msup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O csub 2.y (%alpha ) exists  rsup O csub 2.y (%beta ):%alpha namsaa %beta </annotation>
  </semantics>
</math>
</file>

<file path=Object 237/content.xml><?xml version="1.0" encoding="utf-8"?>
<math xmlns="http://www.w3.org/1998/Math/MathML">
  <semantics>
    <mrow>
      <msup>
        <munder>
          <mo stretchy="false">∃</mo>
          <mn>2.y</mn>
        </munder>
        <mi>O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 rsup O csub 2.y (%alpha  , %beta ):%alpha namsaa %beta </annotation>
  </semantics>
</math>
</file>

<file path=Object 238/content.xml><?xml version="1.0" encoding="utf-8"?>
<math xmlns="http://www.w3.org/1998/Math/MathML">
  <semantics>
    <mrow>
      <msup>
        <munder>
          <mo stretchy="false">∀</mo>
          <mn>2.y</mn>
        </munder>
        <mi>S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S csub 2.y (%alpha  , %beta ):%alpha namsaa %beta </annotation>
  </semantics>
</math>
</file>

<file path=Object 239/content.xml><?xml version="1.0" encoding="utf-8"?>
<math xmlns="http://www.w3.org/1998/Math/MathML">
  <semantics>
    <mrow>
      <msup>
        <munder>
          <mo stretchy="false">∀</mo>
          <mn>2.y</mn>
        </munder>
        <mi>S</mi>
      </msup>
      <mrow>
        <mo stretchy="false">(</mo>
        <mrow>
          <mo stretchy="false">α</mo>
        </mrow>
        <mo stretchy="false">)</mo>
      </mrow>
      <msup>
        <munder>
          <mo stretchy="false">∃</mo>
          <mn>2.y</mn>
        </munder>
        <mi>S</mi>
      </msup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S csub 2.y (%alpha ) exists  rsup S csub 2.y (%beta ):%alpha namsaa %beta </annotation>
  </semantics>
</math>
</file>

<file path=Object 24/content.xml><?xml version="1.0" encoding="utf-8"?>
<math xmlns="http://www.w3.org/1998/Math/MathML">
  <semantics>
    <mrow>
      <msup>
        <munder>
          <mo stretchy="false">∃</mo>
          <mn>0.0</mn>
        </munder>
        <mi>S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 rsup S csub 0.0 (%alpha  , %beta ):%alpha namsaa %beta </annotation>
  </semantics>
</math>
</file>

<file path=Object 240/content.xml><?xml version="1.0" encoding="utf-8"?>
<math xmlns="http://www.w3.org/1998/Math/MathML">
  <semantics>
    <mrow>
      <msup>
        <munder>
          <mo stretchy="false">∃</mo>
          <mn>2.y</mn>
        </munder>
        <mi>S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 rsup S csub 2.y (%alpha  , %beta ):%alpha namsaa %beta </annotation>
  </semantics>
</math>
</file>

<file path=Object 241/content.xml><?xml version="1.0" encoding="utf-8"?>
<math xmlns="http://www.w3.org/1998/Math/MathML">
  <semantics>
    <mrow>
      <munder>
        <mo stretchy="false">∀</mo>
        <mn>2.y</mn>
      </munder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 csub 2.y (%alpha  , %beta ):%alpha namsaa %beta </annotation>
  </semantics>
</math>
</file>

<file path=Object 242/content.xml><?xml version="1.0" encoding="utf-8"?>
<math xmlns="http://www.w3.org/1998/Math/MathML">
  <semantics>
    <mrow>
      <munder>
        <mo stretchy="false">∀</mo>
        <mn>2.y</mn>
      </munder>
      <mrow>
        <mo stretchy="false">(</mo>
        <mrow>
          <mo stretchy="false">α</mo>
        </mrow>
        <mo stretchy="false">)</mo>
      </mrow>
      <munder>
        <mo stretchy="false">∃</mo>
        <mn>2.y</mn>
      </munder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 csub 2.y (%alpha ) exists   csub 2.y (%beta ):%alpha namsaa %beta </annotation>
  </semantics>
</math>
</file>

<file path=Object 243/content.xml><?xml version="1.0" encoding="utf-8"?>
<math xmlns="http://www.w3.org/1998/Math/MathML">
  <semantics>
    <mrow>
      <munder>
        <mo stretchy="false">∃</mo>
        <mn>2.y</mn>
      </munder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  csub 2.y (%alpha  , %beta ):%alpha namsaa %beta </annotation>
  </semantics>
</math>
</file>

<file path=Object 244/content.xml><?xml version="1.0" encoding="utf-8"?>
<math xmlns="http://www.w3.org/1998/Math/MathML">
  <semantics>
    <mrow>
      <mmultiscripts>
        <munder>
          <mo stretchy="false">∀</mo>
          <mn>3.0</mn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O csub 3.0 (%alpha  , %beta ):%alpha namsaa %beta </annotation>
  </semantics>
</math>
</file>

<file path=Object 245/content.xml><?xml version="1.0" encoding="utf-8"?>
<math xmlns="http://www.w3.org/1998/Math/MathML">
  <semantics>
    <mrow>
      <mmultiscripts>
        <munder>
          <mo stretchy="false">∀</mo>
          <mn>3.0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0</mn>
        </munder>
        <none/>
        <mi>O</mi>
        <mprescripts/>
        <none/>
        <mi>K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O csub 3.0 (%alpha ) exists lsup K rsup O csub 3.0 (%beta ):%alpha namsaa %beta </annotation>
  </semantics>
</math>
</file>

<file path=Object 246/content.xml><?xml version="1.0" encoding="utf-8"?>
<math xmlns="http://www.w3.org/1998/Math/MathML">
  <semantics>
    <mrow>
      <mmultiscripts>
        <munder>
          <mo stretchy="false">∃</mo>
          <mn>3.0</mn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K rsup O csub 3.0 (%alpha  , %beta ):%alpha namsaa %beta </annotation>
  </semantics>
</math>
</file>

<file path=Object 247/content.xml><?xml version="1.0" encoding="utf-8"?>
<math xmlns="http://www.w3.org/1998/Math/MathML">
  <semantics>
    <mrow>
      <mmultiscripts>
        <munder>
          <mo stretchy="false">∀</mo>
          <mn>3.0</mn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S csub 3.0 (%alpha  , %beta ):%alpha namsaa %beta </annotation>
  </semantics>
</math>
</file>

<file path=Object 248/content.xml><?xml version="1.0" encoding="utf-8"?>
<math xmlns="http://www.w3.org/1998/Math/MathML">
  <semantics>
    <mrow>
      <mmultiscripts>
        <munder>
          <mo stretchy="false">∀</mo>
          <mn>3.0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0</mn>
        </munder>
        <none/>
        <mi>S</mi>
        <mprescripts/>
        <none/>
        <mi>K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S csub 3.0 (%alpha ) exists lsup K rsup S csub 3.0 (%beta ):%alpha namsaa %beta </annotation>
  </semantics>
</math>
</file>

<file path=Object 249/content.xml><?xml version="1.0" encoding="utf-8"?>
<math xmlns="http://www.w3.org/1998/Math/MathML">
  <semantics>
    <mrow>
      <mmultiscripts>
        <munder>
          <mo stretchy="false">∃</mo>
          <mn>3.0</mn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K rsup S csub 3.0 (%alpha  , %beta ):%alpha namsaa %beta </annotation>
  </semantics>
</math>
</file>

<file path=Object 25/content.xml><?xml version="1.0" encoding="utf-8"?>
<math xmlns="http://www.w3.org/1998/Math/MathML">
  <semantics>
    <mrow>
      <munder>
        <mo stretchy="false">∀</mo>
        <mn>0.0</mn>
      </munder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 csub 0.0 (%alpha  , %beta ):%alpha namsaa %beta </annotation>
  </semantics>
</math>
</file>

<file path=Object 250/content.xml><?xml version="1.0" encoding="utf-8"?>
<math xmlns="http://www.w3.org/1998/Math/MathML">
  <semantics>
    <mrow>
      <mmultiscripts>
        <munder>
          <mo stretchy="false">∀</mo>
          <mn>3.0</mn>
        </munder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 csub 3.0 (%alpha  , %beta ):%alpha namsaa %beta </annotation>
  </semantics>
</math>
</file>

<file path=Object 251/content.xml><?xml version="1.0" encoding="utf-8"?>
<math xmlns="http://www.w3.org/1998/Math/MathML">
  <semantics>
    <mrow>
      <mmultiscripts>
        <munder>
          <mo stretchy="false">∀</mo>
          <mn>3.0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0</mn>
        </munder>
        <mprescripts/>
        <none/>
        <mi>K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 csub 3.0 (%alpha ) exists lsup K  csub 3.0 (%beta ):%alpha namsaa %beta </annotation>
  </semantics>
</math>
</file>

<file path=Object 252/content.xml><?xml version="1.0" encoding="utf-8"?>
<math xmlns="http://www.w3.org/1998/Math/MathML">
  <semantics>
    <mrow>
      <mmultiscripts>
        <munder>
          <mo stretchy="false">∃</mo>
          <mn>3.0</mn>
        </munder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K  csub 3.0 (%alpha  , %beta ):%alpha namsaa %beta </annotation>
  </semantics>
</math>
</file>

<file path=Object 253/content.xml><?xml version="1.0" encoding="utf-8"?>
<math xmlns="http://www.w3.org/1998/Math/MathML">
  <semantics>
    <mrow>
      <mmultiscripts>
        <munder>
          <mo stretchy="false">∀</mo>
          <mn>3.0</mn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O csub 3.0 (%alpha  , %beta ):%alpha namsaa %beta </annotation>
  </semantics>
</math>
</file>

<file path=Object 254/content.xml><?xml version="1.0" encoding="utf-8"?>
<math xmlns="http://www.w3.org/1998/Math/MathML">
  <semantics>
    <mrow>
      <mmultiscripts>
        <munder>
          <mo stretchy="false">∀</mo>
          <mn>3.0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0</mn>
        </munder>
        <none/>
        <mi>O</mi>
        <mprescripts/>
        <none/>
        <mi>U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O csub 3.0 (%alpha ) exists lsup U rsup O csub 3.0 (%beta ):%alpha namsaa %beta </annotation>
  </semantics>
</math>
</file>

<file path=Object 255/content.xml><?xml version="1.0" encoding="utf-8"?>
<math xmlns="http://www.w3.org/1998/Math/MathML">
  <semantics>
    <mrow>
      <mmultiscripts>
        <munder>
          <mo stretchy="false">∃</mo>
          <mn>3.0</mn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U rsup O csub 3.0 (%alpha  , %beta ):%alpha namsaa %beta </annotation>
  </semantics>
</math>
</file>

<file path=Object 256/content.xml><?xml version="1.0" encoding="utf-8"?>
<math xmlns="http://www.w3.org/1998/Math/MathML">
  <semantics>
    <mrow>
      <mmultiscripts>
        <munder>
          <mo stretchy="false">∀</mo>
          <mn>3.0</mn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S csub 3.0 (%alpha  , %beta ):%alpha namsaa %beta </annotation>
  </semantics>
</math>
</file>

<file path=Object 257/content.xml><?xml version="1.0" encoding="utf-8"?>
<math xmlns="http://www.w3.org/1998/Math/MathML">
  <semantics>
    <mrow>
      <mmultiscripts>
        <munder>
          <mo stretchy="false">∀</mo>
          <mn>3.0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0</mn>
        </munder>
        <none/>
        <mi>S</mi>
        <mprescripts/>
        <none/>
        <mi>U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S csub 3.0 (%alpha ) exists lsup U rsup S csub 3.0 (%beta ):%alpha namsaa %beta </annotation>
  </semantics>
</math>
</file>

<file path=Object 258/content.xml><?xml version="1.0" encoding="utf-8"?>
<math xmlns="http://www.w3.org/1998/Math/MathML">
  <semantics>
    <mrow>
      <mmultiscripts>
        <munder>
          <mo stretchy="false">∃</mo>
          <mn>3.0</mn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U rsup S csub 3.0 (%alpha  , %beta ):%alpha namsaa %beta </annotation>
  </semantics>
</math>
</file>

<file path=Object 259/content.xml><?xml version="1.0" encoding="utf-8"?>
<math xmlns="http://www.w3.org/1998/Math/MathML">
  <semantics>
    <mrow>
      <mmultiscripts>
        <munder>
          <mo stretchy="false">∀</mo>
          <mn>3.0</mn>
        </munder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 csub 3.0 (%alpha  , %beta ):%alpha namsaa %beta </annotation>
  </semantics>
</math>
</file>

<file path=Object 26/content.xml><?xml version="1.0" encoding="utf-8"?>
<math xmlns="http://www.w3.org/1998/Math/MathML">
  <semantics>
    <mrow>
      <munder>
        <mo stretchy="false">∀</mo>
        <mn>0.0</mn>
      </munder>
      <mrow>
        <mo stretchy="false">(</mo>
        <mrow>
          <mo stretchy="false">α</mo>
        </mrow>
        <mo stretchy="false">)</mo>
      </mrow>
      <munder>
        <mo stretchy="false">∃</mo>
        <mn>0.0</mn>
      </munder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 csub 0.0 (%alpha ) exists   csub 0.0 (%beta ):%alpha namsaa %beta </annotation>
  </semantics>
</math>
</file>

<file path=Object 260/content.xml><?xml version="1.0" encoding="utf-8"?>
<math xmlns="http://www.w3.org/1998/Math/MathML">
  <semantics>
    <mrow>
      <mmultiscripts>
        <munder>
          <mo stretchy="false">∀</mo>
          <mn>3.0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0</mn>
        </munder>
        <mprescripts/>
        <none/>
        <mi>U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 csub 3.0 (%alpha ) exists lsup U  csub 3.0 (%beta ):%alpha namsaa %beta </annotation>
  </semantics>
</math>
</file>

<file path=Object 261/content.xml><?xml version="1.0" encoding="utf-8"?>
<math xmlns="http://www.w3.org/1998/Math/MathML">
  <semantics>
    <mrow>
      <mmultiscripts>
        <munder>
          <mo stretchy="false">∃</mo>
          <mn>3.0</mn>
        </munder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U  csub 3.0 (%alpha  , %beta ):%alpha namsaa %beta </annotation>
  </semantics>
</math>
</file>

<file path=Object 262/content.xml><?xml version="1.0" encoding="utf-8"?>
<math xmlns="http://www.w3.org/1998/Math/MathML">
  <semantics>
    <mrow>
      <msup>
        <munder>
          <mo stretchy="false">∀</mo>
          <mn>3.0</mn>
        </munder>
        <mi>O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O csub 3.0 (%alpha  , %beta ):%alpha namsaa %beta </annotation>
  </semantics>
</math>
</file>

<file path=Object 263/content.xml><?xml version="1.0" encoding="utf-8"?>
<math xmlns="http://www.w3.org/1998/Math/MathML">
  <semantics>
    <mrow>
      <msup>
        <munder>
          <mo stretchy="false">∀</mo>
          <mn>3.0</mn>
        </munder>
        <mi>O</mi>
      </msup>
      <mrow>
        <mo stretchy="false">(</mo>
        <mrow>
          <mo stretchy="false">α</mo>
        </mrow>
        <mo stretchy="false">)</mo>
      </mrow>
      <msup>
        <munder>
          <mo stretchy="false">∃</mo>
          <mn>3.0</mn>
        </munder>
        <mi>O</mi>
      </msup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O csub 3.0 (%alpha ) exists  rsup O csub 3.0 (%beta ):%alpha namsaa %beta </annotation>
  </semantics>
</math>
</file>

<file path=Object 264/content.xml><?xml version="1.0" encoding="utf-8"?>
<math xmlns="http://www.w3.org/1998/Math/MathML">
  <semantics>
    <mrow>
      <msup>
        <munder>
          <mo stretchy="false">∃</mo>
          <mn>3.0</mn>
        </munder>
        <mi>O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 rsup O csub 3.0 (%alpha  , %beta ):%alpha namsaa %beta </annotation>
  </semantics>
</math>
</file>

<file path=Object 265/content.xml><?xml version="1.0" encoding="utf-8"?>
<math xmlns="http://www.w3.org/1998/Math/MathML">
  <semantics>
    <mrow>
      <msup>
        <munder>
          <mo stretchy="false">∀</mo>
          <mn>3.0</mn>
        </munder>
        <mi>S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S csub 3.0 (%alpha  , %beta ):%alpha namsaa %beta </annotation>
  </semantics>
</math>
</file>

<file path=Object 266/content.xml><?xml version="1.0" encoding="utf-8"?>
<math xmlns="http://www.w3.org/1998/Math/MathML">
  <semantics>
    <mrow>
      <msup>
        <munder>
          <mo stretchy="false">∀</mo>
          <mn>3.0</mn>
        </munder>
        <mi>S</mi>
      </msup>
      <mrow>
        <mo stretchy="false">(</mo>
        <mrow>
          <mo stretchy="false">α</mo>
        </mrow>
        <mo stretchy="false">)</mo>
      </mrow>
      <msup>
        <munder>
          <mo stretchy="false">∃</mo>
          <mn>3.0</mn>
        </munder>
        <mi>S</mi>
      </msup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S csub 3.0 (%alpha ) exists  rsup S csub 3.0 (%beta ):%alpha namsaa %beta </annotation>
  </semantics>
</math>
</file>

<file path=Object 267/content.xml><?xml version="1.0" encoding="utf-8"?>
<math xmlns="http://www.w3.org/1998/Math/MathML">
  <semantics>
    <mrow>
      <msup>
        <munder>
          <mo stretchy="false">∃</mo>
          <mn>3.0</mn>
        </munder>
        <mi>S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 rsup S csub 3.0 (%alpha  , %beta ):%alpha namsaa %beta </annotation>
  </semantics>
</math>
</file>

<file path=Object 268/content.xml><?xml version="1.0" encoding="utf-8"?>
<math xmlns="http://www.w3.org/1998/Math/MathML">
  <semantics>
    <mrow>
      <munder>
        <mo stretchy="false">∀</mo>
        <mn>3.0</mn>
      </munder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 csub 3.0 (%alpha  , %beta ):%alpha namsaa %beta </annotation>
  </semantics>
</math>
</file>

<file path=Object 269/content.xml><?xml version="1.0" encoding="utf-8"?>
<math xmlns="http://www.w3.org/1998/Math/MathML">
  <semantics>
    <mrow>
      <munder>
        <mo stretchy="false">∀</mo>
        <mn>3.0</mn>
      </munder>
      <mrow>
        <mo stretchy="false">(</mo>
        <mrow>
          <mo stretchy="false">α</mo>
        </mrow>
        <mo stretchy="false">)</mo>
      </mrow>
      <munder>
        <mo stretchy="false">∃</mo>
        <mn>3.0</mn>
      </munder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 csub 3.0 (%alpha ) exists   csub 3.0 (%beta ):%alpha namsaa %beta </annotation>
  </semantics>
</math>
</file>

<file path=Object 27/content.xml><?xml version="1.0" encoding="utf-8"?>
<math xmlns="http://www.w3.org/1998/Math/MathML">
  <semantics>
    <mrow>
      <munder>
        <mo stretchy="false">∃</mo>
        <mn>0.0</mn>
      </munder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  csub 0.0 (%alpha  , %beta ):%alpha namsaa %beta </annotation>
  </semantics>
</math>
</file>

<file path=Object 270/content.xml><?xml version="1.0" encoding="utf-8"?>
<math xmlns="http://www.w3.org/1998/Math/MathML">
  <semantics>
    <mrow>
      <munder>
        <mo stretchy="false">∃</mo>
        <mn>3.0</mn>
      </munder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  csub 3.0 (%alpha  , %beta ):%alpha namsaa %beta </annotation>
  </semantics>
</math>
</file>

<file path=Object 271/content.xml><?xml version="1.0" encoding="utf-8"?>
<math xmlns="http://www.w3.org/1998/Math/MathML">
  <semantics>
    <mrow>
      <mmultiscripts>
        <munder>
          <mo stretchy="false">∀</mo>
          <mn>3.1</mn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O csub 3.1 (%alpha  , %beta ):%alpha namsaa %beta </annotation>
  </semantics>
</math>
</file>

<file path=Object 272/content.xml><?xml version="1.0" encoding="utf-8"?>
<math xmlns="http://www.w3.org/1998/Math/MathML">
  <semantics>
    <mrow>
      <mmultiscripts>
        <munder>
          <mo stretchy="false">∀</mo>
          <mn>3.1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1</mn>
        </munder>
        <none/>
        <mi>O</mi>
        <mprescripts/>
        <none/>
        <mi>K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O csub 3.1 (%alpha ) exists lsup K rsup O csub 3.1 (%beta ):%alpha namsaa %beta </annotation>
  </semantics>
</math>
</file>

<file path=Object 273/content.xml><?xml version="1.0" encoding="utf-8"?>
<math xmlns="http://www.w3.org/1998/Math/MathML">
  <semantics>
    <mrow>
      <mmultiscripts>
        <munder>
          <mo stretchy="false">∃</mo>
          <mn>3.1</mn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K rsup O csub 3.1 (%alpha  , %beta ):%alpha namsaa %beta </annotation>
  </semantics>
</math>
</file>

<file path=Object 274/content.xml><?xml version="1.0" encoding="utf-8"?>
<math xmlns="http://www.w3.org/1998/Math/MathML">
  <semantics>
    <mrow>
      <mmultiscripts>
        <munder>
          <mo stretchy="false">∀</mo>
          <mn>3.1</mn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S csub 3.1 (%alpha  , %beta ):%alpha namsaa %beta </annotation>
  </semantics>
</math>
</file>

<file path=Object 275/content.xml><?xml version="1.0" encoding="utf-8"?>
<math xmlns="http://www.w3.org/1998/Math/MathML">
  <semantics>
    <mrow>
      <mmultiscripts>
        <munder>
          <mo stretchy="false">∀</mo>
          <mn>3.1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1</mn>
        </munder>
        <none/>
        <mi>S</mi>
        <mprescripts/>
        <none/>
        <mi>K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S csub 3.1 (%alpha ) exists lsup K rsup S csub 3.1 (%beta ):%alpha namsaa %beta </annotation>
  </semantics>
</math>
</file>

<file path=Object 276/content.xml><?xml version="1.0" encoding="utf-8"?>
<math xmlns="http://www.w3.org/1998/Math/MathML">
  <semantics>
    <mrow>
      <mmultiscripts>
        <munder>
          <mo stretchy="false">∃</mo>
          <mn>3.1</mn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K rsup S csub 3.1 (%alpha  , %beta ):%alpha namsaa %beta </annotation>
  </semantics>
</math>
</file>

<file path=Object 277/content.xml><?xml version="1.0" encoding="utf-8"?>
<math xmlns="http://www.w3.org/1998/Math/MathML">
  <semantics>
    <mrow>
      <mmultiscripts>
        <munder>
          <mo stretchy="false">∀</mo>
          <mn>3.1</mn>
        </munder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 csub 3.1 (%alpha  , %beta ):%alpha namsaa %beta </annotation>
  </semantics>
</math>
</file>

<file path=Object 278/content.xml><?xml version="1.0" encoding="utf-8"?>
<math xmlns="http://www.w3.org/1998/Math/MathML">
  <semantics>
    <mrow>
      <mmultiscripts>
        <munder>
          <mo stretchy="false">∀</mo>
          <mn>3.1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1</mn>
        </munder>
        <mprescripts/>
        <none/>
        <mi>K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 csub 3.1 (%alpha ) exists lsup K  csub 3.1 (%beta ):%alpha namsaa %beta </annotation>
  </semantics>
</math>
</file>

<file path=Object 279/content.xml><?xml version="1.0" encoding="utf-8"?>
<math xmlns="http://www.w3.org/1998/Math/MathML">
  <semantics>
    <mrow>
      <mmultiscripts>
        <munder>
          <mo stretchy="false">∃</mo>
          <mn>3.1</mn>
        </munder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K  csub 3.1 (%alpha  , %beta ):%alpha namsaa %beta </annotation>
  </semantics>
</math>
</file>

<file path=Object 28/content.xml><?xml version="1.0" encoding="utf-8"?>
<math xmlns="http://www.w3.org/1998/Math/MathML">
  <semantics>
    <mrow>
      <mmultiscripts>
        <munder>
          <mo stretchy="false">∀</mo>
          <mn>0.1</mn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O csub 0.1 (%alpha  , %beta ):%alpha namsaa %beta </annotation>
  </semantics>
</math>
</file>

<file path=Object 280/content.xml><?xml version="1.0" encoding="utf-8"?>
<math xmlns="http://www.w3.org/1998/Math/MathML">
  <semantics>
    <mrow>
      <mmultiscripts>
        <munder>
          <mo stretchy="false">∀</mo>
          <mn>3.1</mn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O csub 3.1 (%alpha  , %beta ):%alpha namsaa %beta </annotation>
  </semantics>
</math>
</file>

<file path=Object 281/content.xml><?xml version="1.0" encoding="utf-8"?>
<math xmlns="http://www.w3.org/1998/Math/MathML">
  <semantics>
    <mrow>
      <mmultiscripts>
        <munder>
          <mo stretchy="false">∀</mo>
          <mn>3.1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1</mn>
        </munder>
        <none/>
        <mi>O</mi>
        <mprescripts/>
        <none/>
        <mi>U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O csub 3.1 (%alpha ) exists lsup U rsup O csub 3.1 (%beta ):%alpha namsaa %beta </annotation>
  </semantics>
</math>
</file>

<file path=Object 282/content.xml><?xml version="1.0" encoding="utf-8"?>
<math xmlns="http://www.w3.org/1998/Math/MathML">
  <semantics>
    <mrow>
      <mmultiscripts>
        <munder>
          <mo stretchy="false">∃</mo>
          <mn>3.1</mn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U rsup O csub 3.1 (%alpha  , %beta ):%alpha namsaa %beta </annotation>
  </semantics>
</math>
</file>

<file path=Object 283/content.xml><?xml version="1.0" encoding="utf-8"?>
<math xmlns="http://www.w3.org/1998/Math/MathML">
  <semantics>
    <mrow>
      <mmultiscripts>
        <munder>
          <mo stretchy="false">∀</mo>
          <mn>3.1</mn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S csub 3.1 (%alpha  , %beta ):%alpha namsaa %beta </annotation>
  </semantics>
</math>
</file>

<file path=Object 284/content.xml><?xml version="1.0" encoding="utf-8"?>
<math xmlns="http://www.w3.org/1998/Math/MathML">
  <semantics>
    <mrow>
      <mmultiscripts>
        <munder>
          <mo stretchy="false">∀</mo>
          <mn>3.1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1</mn>
        </munder>
        <none/>
        <mi>S</mi>
        <mprescripts/>
        <none/>
        <mi>U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S csub 3.1 (%alpha ) exists lsup U rsup S csub 3.1 (%beta ):%alpha namsaa %beta </annotation>
  </semantics>
</math>
</file>

<file path=Object 285/content.xml><?xml version="1.0" encoding="utf-8"?>
<math xmlns="http://www.w3.org/1998/Math/MathML">
  <semantics>
    <mrow>
      <mmultiscripts>
        <munder>
          <mo stretchy="false">∃</mo>
          <mn>3.1</mn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U rsup S csub 3.1 (%alpha  , %beta ):%alpha namsaa %beta </annotation>
  </semantics>
</math>
</file>

<file path=Object 286/content.xml><?xml version="1.0" encoding="utf-8"?>
<math xmlns="http://www.w3.org/1998/Math/MathML">
  <semantics>
    <mrow>
      <mmultiscripts>
        <munder>
          <mo stretchy="false">∀</mo>
          <mn>3.1</mn>
        </munder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 csub 3.1 (%alpha  , %beta ):%alpha namsaa %beta </annotation>
  </semantics>
</math>
</file>

<file path=Object 287/content.xml><?xml version="1.0" encoding="utf-8"?>
<math xmlns="http://www.w3.org/1998/Math/MathML">
  <semantics>
    <mrow>
      <mmultiscripts>
        <munder>
          <mo stretchy="false">∀</mo>
          <mn>3.1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1</mn>
        </munder>
        <mprescripts/>
        <none/>
        <mi>U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 csub 3.1 (%alpha ) exists lsup U  csub 3.1 (%beta ):%alpha namsaa %beta </annotation>
  </semantics>
</math>
</file>

<file path=Object 288/content.xml><?xml version="1.0" encoding="utf-8"?>
<math xmlns="http://www.w3.org/1998/Math/MathML">
  <semantics>
    <mrow>
      <mmultiscripts>
        <munder>
          <mo stretchy="false">∃</mo>
          <mn>3.1</mn>
        </munder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U  csub 3.1 (%alpha  , %beta ):%alpha namsaa %beta </annotation>
  </semantics>
</math>
</file>

<file path=Object 289/content.xml><?xml version="1.0" encoding="utf-8"?>
<math xmlns="http://www.w3.org/1998/Math/MathML">
  <semantics>
    <mrow>
      <msup>
        <munder>
          <mo stretchy="false">∀</mo>
          <mn>3.1</mn>
        </munder>
        <mi>O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O csub 3.1 (%alpha  , %beta ):%alpha namsaa %beta </annotation>
  </semantics>
</math>
</file>

<file path=Object 29/content.xml><?xml version="1.0" encoding="utf-8"?>
<math xmlns="http://www.w3.org/1998/Math/MathML">
  <semantics>
    <mrow>
      <mmultiscripts>
        <munder>
          <mo stretchy="false">∀</mo>
          <mn>0.1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1</mn>
        </munder>
        <none/>
        <mi>O</mi>
        <mprescripts/>
        <none/>
        <mi>K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O csub 0.1 (%alpha ) exists lsup K rsup O csub 0.1 (%beta ):%alpha namsaa %beta </annotation>
  </semantics>
</math>
</file>

<file path=Object 290/content.xml><?xml version="1.0" encoding="utf-8"?>
<math xmlns="http://www.w3.org/1998/Math/MathML">
  <semantics>
    <mrow>
      <msup>
        <munder>
          <mo stretchy="false">∀</mo>
          <mn>3.1</mn>
        </munder>
        <mi>O</mi>
      </msup>
      <mrow>
        <mo stretchy="false">(</mo>
        <mrow>
          <mo stretchy="false">α</mo>
        </mrow>
        <mo stretchy="false">)</mo>
      </mrow>
      <msup>
        <munder>
          <mo stretchy="false">∃</mo>
          <mn>3.1</mn>
        </munder>
        <mi>O</mi>
      </msup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O csub 3.1 (%alpha ) exists  rsup O csub 3.1 (%beta ):%alpha namsaa %beta </annotation>
  </semantics>
</math>
</file>

<file path=Object 291/content.xml><?xml version="1.0" encoding="utf-8"?>
<math xmlns="http://www.w3.org/1998/Math/MathML">
  <semantics>
    <mrow>
      <msup>
        <munder>
          <mo stretchy="false">∃</mo>
          <mn>3.1</mn>
        </munder>
        <mi>O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 rsup O csub 3.1 (%alpha  , %beta ):%alpha namsaa %beta </annotation>
  </semantics>
</math>
</file>

<file path=Object 292/content.xml><?xml version="1.0" encoding="utf-8"?>
<math xmlns="http://www.w3.org/1998/Math/MathML">
  <semantics>
    <mrow>
      <msup>
        <munder>
          <mo stretchy="false">∀</mo>
          <mn>3.1</mn>
        </munder>
        <mi>S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S csub 3.1 (%alpha  , %beta ):%alpha namsaa %beta </annotation>
  </semantics>
</math>
</file>

<file path=Object 293/content.xml><?xml version="1.0" encoding="utf-8"?>
<math xmlns="http://www.w3.org/1998/Math/MathML">
  <semantics>
    <mrow>
      <msup>
        <munder>
          <mo stretchy="false">∀</mo>
          <mn>3.1</mn>
        </munder>
        <mi>S</mi>
      </msup>
      <mrow>
        <mo stretchy="false">(</mo>
        <mrow>
          <mo stretchy="false">α</mo>
        </mrow>
        <mo stretchy="false">)</mo>
      </mrow>
      <msup>
        <munder>
          <mo stretchy="false">∃</mo>
          <mn>3.1</mn>
        </munder>
        <mi>S</mi>
      </msup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S csub 3.1 (%alpha ) exists  rsup S csub 3.1 (%beta ):%alpha namsaa %beta </annotation>
  </semantics>
</math>
</file>

<file path=Object 294/content.xml><?xml version="1.0" encoding="utf-8"?>
<math xmlns="http://www.w3.org/1998/Math/MathML">
  <semantics>
    <mrow>
      <msup>
        <munder>
          <mo stretchy="false">∃</mo>
          <mn>3.1</mn>
        </munder>
        <mi>S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 rsup S csub 3.1 (%alpha  , %beta ):%alpha namsaa %beta </annotation>
  </semantics>
</math>
</file>

<file path=Object 295/content.xml><?xml version="1.0" encoding="utf-8"?>
<math xmlns="http://www.w3.org/1998/Math/MathML">
  <semantics>
    <mrow>
      <munder>
        <mo stretchy="false">∀</mo>
        <mn>3.1</mn>
      </munder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 csub 3.1 (%alpha  , %beta ):%alpha namsaa %beta </annotation>
  </semantics>
</math>
</file>

<file path=Object 296/content.xml><?xml version="1.0" encoding="utf-8"?>
<math xmlns="http://www.w3.org/1998/Math/MathML">
  <semantics>
    <mrow>
      <munder>
        <mo stretchy="false">∀</mo>
        <mn>3.1</mn>
      </munder>
      <mrow>
        <mo stretchy="false">(</mo>
        <mrow>
          <mo stretchy="false">α</mo>
        </mrow>
        <mo stretchy="false">)</mo>
      </mrow>
      <munder>
        <mo stretchy="false">∃</mo>
        <mn>3.1</mn>
      </munder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 csub 3.1 (%alpha ) exists   csub 3.1 (%beta ):%alpha namsaa %beta </annotation>
  </semantics>
</math>
</file>

<file path=Object 297/content.xml><?xml version="1.0" encoding="utf-8"?>
<math xmlns="http://www.w3.org/1998/Math/MathML">
  <semantics>
    <mrow>
      <munder>
        <mo stretchy="false">∃</mo>
        <mn>3.1</mn>
      </munder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  csub 3.1 (%alpha  , %beta ):%alpha namsaa %beta </annotation>
  </semantics>
</math>
</file>

<file path=Object 298/content.xml><?xml version="1.0" encoding="utf-8"?>
<math xmlns="http://www.w3.org/1998/Math/MathML">
  <semantics>
    <mrow>
      <mmultiscripts>
        <munder>
          <mo stretchy="false">∀</mo>
          <mn>3.y</mn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O csub 3.y (%alpha  , %beta ):%alpha namsaa %beta </annotation>
  </semantics>
</math>
</file>

<file path=Object 299/content.xml><?xml version="1.0" encoding="utf-8"?>
<math xmlns="http://www.w3.org/1998/Math/MathML">
  <semantics>
    <mrow>
      <mmultiscripts>
        <munder>
          <mo stretchy="false">∀</mo>
          <mn>3.y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y</mn>
        </munder>
        <none/>
        <mi>O</mi>
        <mprescripts/>
        <none/>
        <mi>K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O csub 3.y (%alpha ) exists lsup K rsup O csub 3.y (%beta ):%alpha namsaa %beta </annotation>
  </semantics>
</math>
</file>

<file path=Object 3/content.xml><?xml version="1.0" encoding="utf-8"?>
<math xmlns="http://www.w3.org/1998/Math/MathML">
  <semantics>
    <mrow>
      <mmultiscripts>
        <munder>
          <mo stretchy="false">∃</mo>
          <mn>0.0</mn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K rsup O csub 0.0 (%alpha  , %beta ):%alpha namsaa %beta </annotation>
  </semantics>
</math>
</file>

<file path=Object 30/content.xml><?xml version="1.0" encoding="utf-8"?>
<math xmlns="http://www.w3.org/1998/Math/MathML">
  <semantics>
    <mrow>
      <mmultiscripts>
        <munder>
          <mo stretchy="false">∃</mo>
          <mn>0.1</mn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K rsup O csub 0.1 (%alpha  , %beta ):%alpha namsaa %beta </annotation>
  </semantics>
</math>
</file>

<file path=Object 300/content.xml><?xml version="1.0" encoding="utf-8"?>
<math xmlns="http://www.w3.org/1998/Math/MathML">
  <semantics>
    <mrow>
      <mmultiscripts>
        <munder>
          <mo stretchy="false">∃</mo>
          <mn>3.y</mn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K rsup O csub 3.y (%alpha  , %beta ):%alpha namsaa %beta </annotation>
  </semantics>
</math>
</file>

<file path=Object 301/content.xml><?xml version="1.0" encoding="utf-8"?>
<math xmlns="http://www.w3.org/1998/Math/MathML">
  <semantics>
    <mrow>
      <mmultiscripts>
        <munder>
          <mo stretchy="false">∀</mo>
          <mn>3.y</mn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S csub 3.y (%alpha  , %beta ):%alpha namsaa %beta </annotation>
  </semantics>
</math>
</file>

<file path=Object 302/content.xml><?xml version="1.0" encoding="utf-8"?>
<math xmlns="http://www.w3.org/1998/Math/MathML">
  <semantics>
    <mrow>
      <mmultiscripts>
        <munder>
          <mo stretchy="false">∀</mo>
          <mn>3.y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y</mn>
        </munder>
        <none/>
        <mi>S</mi>
        <mprescripts/>
        <none/>
        <mi>K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S csub 3.y (%alpha ) exists lsup K rsup S csub 3.y (%beta ):%alpha namsaa %beta </annotation>
  </semantics>
</math>
</file>

<file path=Object 303/content.xml><?xml version="1.0" encoding="utf-8"?>
<math xmlns="http://www.w3.org/1998/Math/MathML">
  <semantics>
    <mrow>
      <mmultiscripts>
        <munder>
          <mo stretchy="false">∃</mo>
          <mn>3.y</mn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K rsup S csub 3.y (%alpha  , %beta ):%alpha namsaa %beta </annotation>
  </semantics>
</math>
</file>

<file path=Object 304/content.xml><?xml version="1.0" encoding="utf-8"?>
<math xmlns="http://www.w3.org/1998/Math/MathML">
  <semantics>
    <mrow>
      <mmultiscripts>
        <munder>
          <mo stretchy="false">∀</mo>
          <mn>3.y</mn>
        </munder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 csub 3.y (%alpha  , %beta ):%alpha namsaa %beta </annotation>
  </semantics>
</math>
</file>

<file path=Object 305/content.xml><?xml version="1.0" encoding="utf-8"?>
<math xmlns="http://www.w3.org/1998/Math/MathML">
  <semantics>
    <mrow>
      <mmultiscripts>
        <munder>
          <mo stretchy="false">∀</mo>
          <mn>3.y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y</mn>
        </munder>
        <mprescripts/>
        <none/>
        <mi>K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 csub 3.y (%alpha ) exists lsup K  csub 3.y (%beta ):%alpha namsaa %beta </annotation>
  </semantics>
</math>
</file>

<file path=Object 306/content.xml><?xml version="1.0" encoding="utf-8"?>
<math xmlns="http://www.w3.org/1998/Math/MathML">
  <semantics>
    <mrow>
      <mmultiscripts>
        <munder>
          <mo stretchy="false">∃</mo>
          <mn>3.y</mn>
        </munder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K  csub 3.y (%alpha  , %beta ):%alpha namsaa %beta </annotation>
  </semantics>
</math>
</file>

<file path=Object 307/content.xml><?xml version="1.0" encoding="utf-8"?>
<math xmlns="http://www.w3.org/1998/Math/MathML">
  <semantics>
    <mrow>
      <mmultiscripts>
        <munder>
          <mo stretchy="false">∀</mo>
          <mn>3.y</mn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O csub 3.y (%alpha  , %beta ):%alpha namsaa %beta </annotation>
  </semantics>
</math>
</file>

<file path=Object 308/content.xml><?xml version="1.0" encoding="utf-8"?>
<math xmlns="http://www.w3.org/1998/Math/MathML">
  <semantics>
    <mrow>
      <mmultiscripts>
        <munder>
          <mo stretchy="false">∀</mo>
          <mn>3.y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y</mn>
        </munder>
        <none/>
        <mi>O</mi>
        <mprescripts/>
        <none/>
        <mi>U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O csub 3.y (%alpha ) exists lsup U rsup O csub 3.y (%beta ):%alpha namsaa %beta </annotation>
  </semantics>
</math>
</file>

<file path=Object 309/content.xml><?xml version="1.0" encoding="utf-8"?>
<math xmlns="http://www.w3.org/1998/Math/MathML">
  <semantics>
    <mrow>
      <mmultiscripts>
        <munder>
          <mo stretchy="false">∃</mo>
          <mn>3.y</mn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U rsup O csub 3.y (%alpha  , %beta ):%alpha namsaa %beta </annotation>
  </semantics>
</math>
</file>

<file path=Object 31/content.xml><?xml version="1.0" encoding="utf-8"?>
<math xmlns="http://www.w3.org/1998/Math/MathML">
  <semantics>
    <mrow>
      <mmultiscripts>
        <munder>
          <mo stretchy="false">∀</mo>
          <mn>0.1</mn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S csub 0.1 (%alpha  , %beta ):%alpha namsaa %beta </annotation>
  </semantics>
</math>
</file>

<file path=Object 310/content.xml><?xml version="1.0" encoding="utf-8"?>
<math xmlns="http://www.w3.org/1998/Math/MathML">
  <semantics>
    <mrow>
      <mmultiscripts>
        <munder>
          <mo stretchy="false">∀</mo>
          <mn>3.y</mn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S csub 3.y (%alpha  , %beta ):%alpha namsaa %beta </annotation>
  </semantics>
</math>
</file>

<file path=Object 311/content.xml><?xml version="1.0" encoding="utf-8"?>
<math xmlns="http://www.w3.org/1998/Math/MathML">
  <semantics>
    <mrow>
      <mmultiscripts>
        <munder>
          <mo stretchy="false">∀</mo>
          <mn>3.y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y</mn>
        </munder>
        <none/>
        <mi>S</mi>
        <mprescripts/>
        <none/>
        <mi>U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S csub 3.y (%alpha ) exists lsup U rsup S csub 3.y (%beta ):%alpha namsaa %beta </annotation>
  </semantics>
</math>
</file>

<file path=Object 312/content.xml><?xml version="1.0" encoding="utf-8"?>
<math xmlns="http://www.w3.org/1998/Math/MathML">
  <semantics>
    <mrow>
      <mmultiscripts>
        <munder>
          <mo stretchy="false">∃</mo>
          <mn>3.y</mn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U rsup S csub 3.y (%alpha  , %beta ):%alpha namsaa %beta </annotation>
  </semantics>
</math>
</file>

<file path=Object 313/content.xml><?xml version="1.0" encoding="utf-8"?>
<math xmlns="http://www.w3.org/1998/Math/MathML">
  <semantics>
    <mrow>
      <mmultiscripts>
        <munder>
          <mo stretchy="false">∀</mo>
          <mn>3.y</mn>
        </munder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 csub 3.y (%alpha  , %beta ):%alpha namsaa %beta </annotation>
  </semantics>
</math>
</file>

<file path=Object 314/content.xml><?xml version="1.0" encoding="utf-8"?>
<math xmlns="http://www.w3.org/1998/Math/MathML">
  <semantics>
    <mrow>
      <mmultiscripts>
        <munder>
          <mo stretchy="false">∀</mo>
          <mn>3.y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y</mn>
        </munder>
        <mprescripts/>
        <none/>
        <mi>U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 csub 3.y (%alpha ) exists lsup U  csub 3.y (%beta ):%alpha namsaa %beta </annotation>
  </semantics>
</math>
</file>

<file path=Object 315/content.xml><?xml version="1.0" encoding="utf-8"?>
<math xmlns="http://www.w3.org/1998/Math/MathML">
  <semantics>
    <mrow>
      <mmultiscripts>
        <munder>
          <mo stretchy="false">∃</mo>
          <mn>3.y</mn>
        </munder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U  csub 3.y (%alpha  , %beta ):%alpha namsaa %beta </annotation>
  </semantics>
</math>
</file>

<file path=Object 316/content.xml><?xml version="1.0" encoding="utf-8"?>
<math xmlns="http://www.w3.org/1998/Math/MathML">
  <semantics>
    <mrow>
      <msup>
        <munder>
          <mo stretchy="false">∀</mo>
          <mn>3.y</mn>
        </munder>
        <mi>O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O csub 3.y (%alpha  , %beta ):%alpha namsaa %beta </annotation>
  </semantics>
</math>
</file>

<file path=Object 317/content.xml><?xml version="1.0" encoding="utf-8"?>
<math xmlns="http://www.w3.org/1998/Math/MathML">
  <semantics>
    <mrow>
      <msup>
        <munder>
          <mo stretchy="false">∀</mo>
          <mn>3.y</mn>
        </munder>
        <mi>O</mi>
      </msup>
      <mrow>
        <mo stretchy="false">(</mo>
        <mrow>
          <mo stretchy="false">α</mo>
        </mrow>
        <mo stretchy="false">)</mo>
      </mrow>
      <msup>
        <munder>
          <mo stretchy="false">∃</mo>
          <mn>3.y</mn>
        </munder>
        <mi>O</mi>
      </msup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O csub 3.y (%alpha ) exists  rsup O csub 3.y (%beta ):%alpha namsaa %beta </annotation>
  </semantics>
</math>
</file>

<file path=Object 318/content.xml><?xml version="1.0" encoding="utf-8"?>
<math xmlns="http://www.w3.org/1998/Math/MathML">
  <semantics>
    <mrow>
      <msup>
        <munder>
          <mo stretchy="false">∃</mo>
          <mn>3.y</mn>
        </munder>
        <mi>O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 rsup O csub 3.y (%alpha  , %beta ):%alpha namsaa %beta </annotation>
  </semantics>
</math>
</file>

<file path=Object 319/content.xml><?xml version="1.0" encoding="utf-8"?>
<math xmlns="http://www.w3.org/1998/Math/MathML">
  <semantics>
    <mrow>
      <msup>
        <munder>
          <mo stretchy="false">∀</mo>
          <mn>3.y</mn>
        </munder>
        <mi>S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S csub 3.y (%alpha  , %beta ):%alpha namsaa %beta </annotation>
  </semantics>
</math>
</file>

<file path=Object 32/content.xml><?xml version="1.0" encoding="utf-8"?>
<math xmlns="http://www.w3.org/1998/Math/MathML">
  <semantics>
    <mrow>
      <mmultiscripts>
        <munder>
          <mo stretchy="false">∀</mo>
          <mn>0.1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1</mn>
        </munder>
        <none/>
        <mi>S</mi>
        <mprescripts/>
        <none/>
        <mi>K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S csub 0.1 (%alpha ) exists lsup K rsup S csub 0.1 (%beta ):%alpha namsaa %beta </annotation>
  </semantics>
</math>
</file>

<file path=Object 320/content.xml><?xml version="1.0" encoding="utf-8"?>
<math xmlns="http://www.w3.org/1998/Math/MathML">
  <semantics>
    <mrow>
      <msup>
        <munder>
          <mo stretchy="false">∀</mo>
          <mn>3.y</mn>
        </munder>
        <mi>S</mi>
      </msup>
      <mrow>
        <mo stretchy="false">(</mo>
        <mrow>
          <mo stretchy="false">α</mo>
        </mrow>
        <mo stretchy="false">)</mo>
      </mrow>
      <msup>
        <munder>
          <mo stretchy="false">∃</mo>
          <mn>3.y</mn>
        </munder>
        <mi>S</mi>
      </msup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S csub 3.y (%alpha ) exists  rsup S csub 3.y (%beta ):%alpha namsaa %beta </annotation>
  </semantics>
</math>
</file>

<file path=Object 321/content.xml><?xml version="1.0" encoding="utf-8"?>
<math xmlns="http://www.w3.org/1998/Math/MathML">
  <semantics>
    <mrow>
      <msup>
        <munder>
          <mo stretchy="false">∃</mo>
          <mn>3.y</mn>
        </munder>
        <mi>S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 rsup S csub 3.y (%alpha  , %beta ):%alpha namsaa %beta </annotation>
  </semantics>
</math>
</file>

<file path=Object 322/content.xml><?xml version="1.0" encoding="utf-8"?>
<math xmlns="http://www.w3.org/1998/Math/MathML">
  <semantics>
    <mrow>
      <munder>
        <mo stretchy="false">∀</mo>
        <mn>3.y</mn>
      </munder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 csub 3.y (%alpha  , %beta ):%alpha namsaa %beta </annotation>
  </semantics>
</math>
</file>

<file path=Object 323/content.xml><?xml version="1.0" encoding="utf-8"?>
<math xmlns="http://www.w3.org/1998/Math/MathML">
  <semantics>
    <mrow>
      <munder>
        <mo stretchy="false">∀</mo>
        <mn>3.y</mn>
      </munder>
      <mrow>
        <mo stretchy="false">(</mo>
        <mrow>
          <mo stretchy="false">α</mo>
        </mrow>
        <mo stretchy="false">)</mo>
      </mrow>
      <munder>
        <mo stretchy="false">∃</mo>
        <mn>3.y</mn>
      </munder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 csub 3.y (%alpha ) exists   csub 3.y (%beta ):%alpha namsaa %beta </annotation>
  </semantics>
</math>
</file>

<file path=Object 324/content.xml><?xml version="1.0" encoding="utf-8"?>
<math xmlns="http://www.w3.org/1998/Math/MathML">
  <semantics>
    <mrow>
      <munder>
        <mo stretchy="false">∃</mo>
        <mn>3.y</mn>
      </munder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  csub 3.y (%alpha  , %beta ):%alpha namsaa %beta </annotation>
  </semantics>
</math>
</file>

<file path=Object 325/content.xml><?xml version="1.0" encoding="utf-8"?>
<math xmlns="http://www.w3.org/1998/Math/MathML">
  <semantics>
    <mrow>
      <mmultiscripts>
        <mo stretchy="false">∀</mo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O (%alpha  , %beta ):%alpha namsaa %beta </annotation>
  </semantics>
</math>
</file>

<file path=Object 326/content.xml><?xml version="1.0" encoding="utf-8"?>
<math xmlns="http://www.w3.org/1998/Math/MathML">
  <semantics>
    <mrow>
      <mmultiscripts>
        <mo stretchy="false">∀</mo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o stretchy="false">∃</mo>
        <none/>
        <mi>O</mi>
        <mprescripts/>
        <none/>
        <mi>K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O (%alpha ) exists lsup K rsup O (%beta ):%alpha namsaa %beta </annotation>
  </semantics>
</math>
</file>

<file path=Object 327/content.xml><?xml version="1.0" encoding="utf-8"?>
<math xmlns="http://www.w3.org/1998/Math/MathML">
  <semantics>
    <mrow>
      <mmultiscripts>
        <mo stretchy="false">∃</mo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K rsup O (%alpha  , %beta ):%alpha namsaa %beta </annotation>
  </semantics>
</math>
</file>

<file path=Object 328/content.xml><?xml version="1.0" encoding="utf-8"?>
<math xmlns="http://www.w3.org/1998/Math/MathML">
  <semantics>
    <mrow>
      <mmultiscripts>
        <mo stretchy="false">∀</mo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S (%alpha  , %beta ):%alpha namsaa %beta </annotation>
  </semantics>
</math>
</file>

<file path=Object 329/content.xml><?xml version="1.0" encoding="utf-8"?>
<math xmlns="http://www.w3.org/1998/Math/MathML">
  <semantics>
    <mrow>
      <mmultiscripts>
        <mo stretchy="false">∀</mo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o stretchy="false">∃</mo>
        <none/>
        <mi>S</mi>
        <mprescripts/>
        <none/>
        <mi>K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S (%alpha ) exists lsup K rsup S (%beta ):%alpha namsaa %beta </annotation>
  </semantics>
</math>
</file>

<file path=Object 33/content.xml><?xml version="1.0" encoding="utf-8"?>
<math xmlns="http://www.w3.org/1998/Math/MathML">
  <semantics>
    <mrow>
      <mmultiscripts>
        <munder>
          <mo stretchy="false">∃</mo>
          <mn>0.1</mn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K rsup S csub 0.1 (%alpha  , %beta ):%alpha namsaa %beta </annotation>
  </semantics>
</math>
</file>

<file path=Object 330/content.xml><?xml version="1.0" encoding="utf-8"?>
<math xmlns="http://www.w3.org/1998/Math/MathML">
  <semantics>
    <mrow>
      <mmultiscripts>
        <mo stretchy="false">∃</mo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K rsup S (%alpha  , %beta ):%alpha namsaa %beta </annotation>
  </semantics>
</math>
</file>

<file path=Object 331/content.xml><?xml version="1.0" encoding="utf-8"?>
<math xmlns="http://www.w3.org/1998/Math/MathML">
  <semantics>
    <mrow>
      <mmultiscripts>
        <mo stretchy="false">∀</mo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 (%alpha  , %beta ):%alpha namsaa %beta </annotation>
  </semantics>
</math>
</file>

<file path=Object 332/content.xml><?xml version="1.0" encoding="utf-8"?>
<math xmlns="http://www.w3.org/1998/Math/MathML">
  <semantics>
    <mrow>
      <mmultiscripts>
        <mo stretchy="false">∀</mo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o stretchy="false">∃</mo>
        <mprescripts/>
        <none/>
        <mi>K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 (%alpha ) exists lsup K  (%beta ):%alpha namsaa %beta </annotation>
  </semantics>
</math>
</file>

<file path=Object 333/content.xml><?xml version="1.0" encoding="utf-8"?>
<math xmlns="http://www.w3.org/1998/Math/MathML">
  <semantics>
    <mrow>
      <mmultiscripts>
        <mo stretchy="false">∃</mo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K  (%alpha  , %beta ):%alpha namsaa %beta </annotation>
  </semantics>
</math>
</file>

<file path=Object 334/content.xml><?xml version="1.0" encoding="utf-8"?>
<math xmlns="http://www.w3.org/1998/Math/MathML">
  <semantics>
    <mrow>
      <mmultiscripts>
        <mo stretchy="false">∀</mo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O (%alpha  , %beta ):%alpha namsaa %beta </annotation>
  </semantics>
</math>
</file>

<file path=Object 335/content.xml><?xml version="1.0" encoding="utf-8"?>
<math xmlns="http://www.w3.org/1998/Math/MathML">
  <semantics>
    <mrow>
      <mmultiscripts>
        <mo stretchy="false">∀</mo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o stretchy="false">∃</mo>
        <none/>
        <mi>O</mi>
        <mprescripts/>
        <none/>
        <mi>U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O (%alpha ) exists lsup U rsup O (%beta ):%alpha namsaa %beta </annotation>
  </semantics>
</math>
</file>

<file path=Object 336/content.xml><?xml version="1.0" encoding="utf-8"?>
<math xmlns="http://www.w3.org/1998/Math/MathML">
  <semantics>
    <mrow>
      <mmultiscripts>
        <mo stretchy="false">∃</mo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U rsup O (%alpha  , %beta ):%alpha namsaa %beta </annotation>
  </semantics>
</math>
</file>

<file path=Object 337/content.xml><?xml version="1.0" encoding="utf-8"?>
<math xmlns="http://www.w3.org/1998/Math/MathML">
  <semantics>
    <mrow>
      <mmultiscripts>
        <mo stretchy="false">∀</mo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S (%alpha  , %beta ):%alpha namsaa %beta </annotation>
  </semantics>
</math>
</file>

<file path=Object 338/content.xml><?xml version="1.0" encoding="utf-8"?>
<math xmlns="http://www.w3.org/1998/Math/MathML">
  <semantics>
    <mrow>
      <mmultiscripts>
        <mo stretchy="false">∀</mo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o stretchy="false">∃</mo>
        <none/>
        <mi>S</mi>
        <mprescripts/>
        <none/>
        <mi>U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S (%alpha ) exists lsup U rsup S (%beta ):%alpha namsaa %beta </annotation>
  </semantics>
</math>
</file>

<file path=Object 339/content.xml><?xml version="1.0" encoding="utf-8"?>
<math xmlns="http://www.w3.org/1998/Math/MathML">
  <semantics>
    <mrow>
      <mmultiscripts>
        <mo stretchy="false">∃</mo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U rsup S (%alpha  , %beta ):%alpha namsaa %beta </annotation>
  </semantics>
</math>
</file>

<file path=Object 34/content.xml><?xml version="1.0" encoding="utf-8"?>
<math xmlns="http://www.w3.org/1998/Math/MathML">
  <semantics>
    <mrow>
      <mmultiscripts>
        <munder>
          <mo stretchy="false">∀</mo>
          <mn>0.1</mn>
        </munder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 csub 0.1 (%alpha  , %beta ):%alpha namsaa %beta </annotation>
  </semantics>
</math>
</file>

<file path=Object 340/content.xml><?xml version="1.0" encoding="utf-8"?>
<math xmlns="http://www.w3.org/1998/Math/MathML">
  <semantics>
    <mrow>
      <mmultiscripts>
        <mo stretchy="false">∀</mo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 (%alpha  , %beta ):%alpha namsaa %beta </annotation>
  </semantics>
</math>
</file>

<file path=Object 341/content.xml><?xml version="1.0" encoding="utf-8"?>
<math xmlns="http://www.w3.org/1998/Math/MathML">
  <semantics>
    <mrow>
      <mmultiscripts>
        <mo stretchy="false">∀</mo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o stretchy="false">∃</mo>
        <mprescripts/>
        <none/>
        <mi>U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 (%alpha ) exists lsup U  (%beta ):%alpha namsaa %beta </annotation>
  </semantics>
</math>
</file>

<file path=Object 342/content.xml><?xml version="1.0" encoding="utf-8"?>
<math xmlns="http://www.w3.org/1998/Math/MathML">
  <semantics>
    <mrow>
      <mmultiscripts>
        <mo stretchy="false">∃</mo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U  (%alpha  , %beta ):%alpha namsaa %beta </annotation>
  </semantics>
</math>
</file>

<file path=Object 343/content.xml><?xml version="1.0" encoding="utf-8"?>
<math xmlns="http://www.w3.org/1998/Math/MathML">
  <semantics>
    <mrow>
      <msup>
        <mo stretchy="false">∀</mo>
        <mi>O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O (%alpha  , %beta ):%alpha namsaa %beta </annotation>
  </semantics>
</math>
</file>

<file path=Object 344/content.xml><?xml version="1.0" encoding="utf-8"?>
<math xmlns="http://www.w3.org/1998/Math/MathML">
  <semantics>
    <mrow>
      <msup>
        <mo stretchy="false">∀</mo>
        <mi>O</mi>
      </msup>
      <mrow>
        <mo stretchy="false">(</mo>
        <mrow>
          <mo stretchy="false">α</mo>
        </mrow>
        <mo stretchy="false">)</mo>
      </mrow>
      <msup>
        <mo stretchy="false">∃</mo>
        <mi>O</mi>
      </msup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O (%alpha ) exists  rsup O (%beta ):%alpha namsaa %beta </annotation>
  </semantics>
</math>
</file>

<file path=Object 345/content.xml><?xml version="1.0" encoding="utf-8"?>
<math xmlns="http://www.w3.org/1998/Math/MathML">
  <semantics>
    <mrow>
      <msup>
        <mo stretchy="false">∃</mo>
        <mi>O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 rsup O (%alpha  , %beta ):%alpha namsaa %beta </annotation>
  </semantics>
</math>
</file>

<file path=Object 346/content.xml><?xml version="1.0" encoding="utf-8"?>
<math xmlns="http://www.w3.org/1998/Math/MathML">
  <semantics>
    <mrow>
      <msup>
        <mo stretchy="false">∀</mo>
        <mi>S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S (%alpha  , %beta ):%alpha namsaa %beta </annotation>
  </semantics>
</math>
</file>

<file path=Object 347/content.xml><?xml version="1.0" encoding="utf-8"?>
<math xmlns="http://www.w3.org/1998/Math/MathML">
  <semantics>
    <mrow>
      <msup>
        <mo stretchy="false">∀</mo>
        <mi>S</mi>
      </msup>
      <mrow>
        <mo stretchy="false">(</mo>
        <mrow>
          <mo stretchy="false">α</mo>
        </mrow>
        <mo stretchy="false">)</mo>
      </mrow>
      <msup>
        <mo stretchy="false">∃</mo>
        <mi>S</mi>
      </msup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S (%alpha ) exists  rsup S (%beta ):%alpha namsaa %beta </annotation>
  </semantics>
</math>
</file>

<file path=Object 348/content.xml><?xml version="1.0" encoding="utf-8"?>
<math xmlns="http://www.w3.org/1998/Math/MathML">
  <semantics>
    <mrow>
      <msup>
        <mo stretchy="false">∃</mo>
        <mi>S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 rsup S (%alpha  , %beta ):%alpha namsaa %beta </annotation>
  </semantics>
</math>
</file>

<file path=Object 349/content.xml><?xml version="1.0" encoding="utf-8"?>
<math xmlns="http://www.w3.org/1998/Math/MathML">
  <semantics>
    <mrow>
      <mo stretchy="false">∀</mo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 (%alpha  , %beta ):%alpha namsaa %beta </annotation>
  </semantics>
</math>
</file>

<file path=Object 35/content.xml><?xml version="1.0" encoding="utf-8"?>
<math xmlns="http://www.w3.org/1998/Math/MathML">
  <semantics>
    <mrow>
      <mmultiscripts>
        <munder>
          <mo stretchy="false">∀</mo>
          <mn>0.1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1</mn>
        </munder>
        <mprescripts/>
        <none/>
        <mi>K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 csub 0.1 (%alpha ) exists lsup K  csub 0.1 (%beta ):%alpha namsaa %beta </annotation>
  </semantics>
</math>
</file>

<file path=Object 350/content.xml><?xml version="1.0" encoding="utf-8"?>
<math xmlns="http://www.w3.org/1998/Math/MathML">
  <semantics>
    <mrow>
      <mo stretchy="false">∀</mo>
      <mrow>
        <mo stretchy="false">(</mo>
        <mrow>
          <mo stretchy="false">α</mo>
        </mrow>
        <mo stretchy="false">)</mo>
      </mrow>
      <mo stretchy="false">∃</mo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 (%alpha ) exists   (%beta ):%alpha namsaa %beta </annotation>
  </semantics>
</math>
</file>

<file path=Object 351/content.xml><?xml version="1.0" encoding="utf-8"?>
<math xmlns="http://www.w3.org/1998/Math/MathML">
  <semantics>
    <mrow>
      <mo stretchy="false">∃</mo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  (%alpha  , %beta ):%alpha namsaa %beta </annotation>
  </semantics>
</math>
</file>

<file path=Object 352/content.xml><?xml version="1.0" encoding="utf-8"?>
<math xmlns="http://www.w3.org/1998/Math/MathML">
  <semantics>
    <mrow>
      <mmultiscripts>
        <munder>
          <mo stretchy="false">∀</mo>
          <mi mathvariant="italic">x.0</mi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O csub x.0 (%alpha  , %beta ):%alpha namsaa %beta </annotation>
  </semantics>
</math>
</file>

<file path=Object 353/content.xml><?xml version="1.0" encoding="utf-8"?>
<math xmlns="http://www.w3.org/1998/Math/MathML">
  <semantics>
    <mrow>
      <mmultiscripts>
        <munder>
          <mo stretchy="false">∀</mo>
          <mi mathvariant="italic">x.0</mi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0</mi>
        </munder>
        <none/>
        <mi>O</mi>
        <mprescripts/>
        <none/>
        <mi>K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O csub x.0 (%alpha ) exists lsup K rsup O csub x.0 (%beta ):%alpha namsaa %beta </annotation>
  </semantics>
</math>
</file>

<file path=Object 354/content.xml><?xml version="1.0" encoding="utf-8"?>
<math xmlns="http://www.w3.org/1998/Math/MathML">
  <semantics>
    <mrow>
      <mmultiscripts>
        <munder>
          <mo stretchy="false">∃</mo>
          <mi mathvariant="italic">x.0</mi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K rsup O csub x.0 (%alpha  , %beta ):%alpha namsaa %beta </annotation>
  </semantics>
</math>
</file>

<file path=Object 355/content.xml><?xml version="1.0" encoding="utf-8"?>
<math xmlns="http://www.w3.org/1998/Math/MathML">
  <semantics>
    <mrow>
      <mmultiscripts>
        <munder>
          <mo stretchy="false">∀</mo>
          <mi mathvariant="italic">x.0</mi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S csub x.0 (%alpha  , %beta ):%alpha namsaa %beta </annotation>
  </semantics>
</math>
</file>

<file path=Object 356/content.xml><?xml version="1.0" encoding="utf-8"?>
<math xmlns="http://www.w3.org/1998/Math/MathML">
  <semantics>
    <mrow>
      <mmultiscripts>
        <munder>
          <mo stretchy="false">∀</mo>
          <mi mathvariant="italic">x.0</mi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0</mi>
        </munder>
        <none/>
        <mi>S</mi>
        <mprescripts/>
        <none/>
        <mi>K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S csub x.0 (%alpha ) exists lsup K rsup S csub x.0 (%beta ):%alpha namsaa %beta </annotation>
  </semantics>
</math>
</file>

<file path=Object 357/content.xml><?xml version="1.0" encoding="utf-8"?>
<math xmlns="http://www.w3.org/1998/Math/MathML">
  <semantics>
    <mrow>
      <mmultiscripts>
        <munder>
          <mo stretchy="false">∃</mo>
          <mi mathvariant="italic">x.0</mi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K rsup S csub x.0 (%alpha  , %beta ):%alpha namsaa %beta </annotation>
  </semantics>
</math>
</file>

<file path=Object 358/content.xml><?xml version="1.0" encoding="utf-8"?>
<math xmlns="http://www.w3.org/1998/Math/MathML">
  <semantics>
    <mrow>
      <mmultiscripts>
        <munder>
          <mo stretchy="false">∀</mo>
          <mi mathvariant="italic">x.0</mi>
        </munder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 csub x.0 (%alpha  , %beta ):%alpha namsaa %beta </annotation>
  </semantics>
</math>
</file>

<file path=Object 359/content.xml><?xml version="1.0" encoding="utf-8"?>
<math xmlns="http://www.w3.org/1998/Math/MathML">
  <semantics>
    <mrow>
      <mmultiscripts>
        <munder>
          <mo stretchy="false">∀</mo>
          <mi mathvariant="italic">x.0</mi>
        </munder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0</mi>
        </munder>
        <mprescripts/>
        <none/>
        <mi>K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 csub x.0 (%alpha ) exists lsup K  csub x.0 (%beta ):%alpha namsaa %beta </annotation>
  </semantics>
</math>
</file>

<file path=Object 36/content.xml><?xml version="1.0" encoding="utf-8"?>
<math xmlns="http://www.w3.org/1998/Math/MathML">
  <semantics>
    <mrow>
      <mmultiscripts>
        <munder>
          <mo stretchy="false">∃</mo>
          <mn>0.1</mn>
        </munder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K  csub 0.1 (%alpha  , %beta ):%alpha namsaa %beta </annotation>
  </semantics>
</math>
</file>

<file path=Object 360/content.xml><?xml version="1.0" encoding="utf-8"?>
<math xmlns="http://www.w3.org/1998/Math/MathML">
  <semantics>
    <mrow>
      <mmultiscripts>
        <munder>
          <mo stretchy="false">∃</mo>
          <mi mathvariant="italic">x.0</mi>
        </munder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K  csub x.0 (%alpha  , %beta ):%alpha namsaa %beta </annotation>
  </semantics>
</math>
</file>

<file path=Object 361/content.xml><?xml version="1.0" encoding="utf-8"?>
<math xmlns="http://www.w3.org/1998/Math/MathML">
  <semantics>
    <mrow>
      <mmultiscripts>
        <munder>
          <mo stretchy="false">∀</mo>
          <mi mathvariant="italic">x.0</mi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O csub x.0 (%alpha  , %beta ):%alpha namsaa %beta </annotation>
  </semantics>
</math>
</file>

<file path=Object 362/content.xml><?xml version="1.0" encoding="utf-8"?>
<math xmlns="http://www.w3.org/1998/Math/MathML">
  <semantics>
    <mrow>
      <mmultiscripts>
        <munder>
          <mo stretchy="false">∀</mo>
          <mi mathvariant="italic">x.0</mi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0</mi>
        </munder>
        <none/>
        <mi>O</mi>
        <mprescripts/>
        <none/>
        <mi>U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O csub x.0 (%alpha ) exists lsup U rsup O csub x.0 (%beta ):%alpha namsaa %beta </annotation>
  </semantics>
</math>
</file>

<file path=Object 363/content.xml><?xml version="1.0" encoding="utf-8"?>
<math xmlns="http://www.w3.org/1998/Math/MathML">
  <semantics>
    <mrow>
      <mmultiscripts>
        <munder>
          <mo stretchy="false">∃</mo>
          <mi mathvariant="italic">x.0</mi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U rsup O csub x.0 (%alpha  , %beta ):%alpha namsaa %beta </annotation>
  </semantics>
</math>
</file>

<file path=Object 364/content.xml><?xml version="1.0" encoding="utf-8"?>
<math xmlns="http://www.w3.org/1998/Math/MathML">
  <semantics>
    <mrow>
      <mmultiscripts>
        <munder>
          <mo stretchy="false">∀</mo>
          <mi mathvariant="italic">x.0</mi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S csub x.0 (%alpha  , %beta ):%alpha namsaa %beta </annotation>
  </semantics>
</math>
</file>

<file path=Object 365/content.xml><?xml version="1.0" encoding="utf-8"?>
<math xmlns="http://www.w3.org/1998/Math/MathML">
  <semantics>
    <mrow>
      <mmultiscripts>
        <munder>
          <mo stretchy="false">∀</mo>
          <mi mathvariant="italic">x.0</mi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0</mi>
        </munder>
        <none/>
        <mi>S</mi>
        <mprescripts/>
        <none/>
        <mi>U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S csub x.0 (%alpha ) exists lsup U rsup S csub x.0 (%beta ):%alpha namsaa %beta </annotation>
  </semantics>
</math>
</file>

<file path=Object 366/content.xml><?xml version="1.0" encoding="utf-8"?>
<math xmlns="http://www.w3.org/1998/Math/MathML">
  <semantics>
    <mrow>
      <mmultiscripts>
        <munder>
          <mo stretchy="false">∃</mo>
          <mi mathvariant="italic">x.0</mi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U rsup S csub x.0 (%alpha  , %beta ):%alpha namsaa %beta </annotation>
  </semantics>
</math>
</file>

<file path=Object 367/content.xml><?xml version="1.0" encoding="utf-8"?>
<math xmlns="http://www.w3.org/1998/Math/MathML">
  <semantics>
    <mrow>
      <mmultiscripts>
        <munder>
          <mo stretchy="false">∀</mo>
          <mi mathvariant="italic">x.0</mi>
        </munder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 csub x.0 (%alpha  , %beta ):%alpha namsaa %beta </annotation>
  </semantics>
</math>
</file>

<file path=Object 368/content.xml><?xml version="1.0" encoding="utf-8"?>
<math xmlns="http://www.w3.org/1998/Math/MathML">
  <semantics>
    <mrow>
      <mmultiscripts>
        <munder>
          <mo stretchy="false">∀</mo>
          <mi mathvariant="italic">x.0</mi>
        </munder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0</mi>
        </munder>
        <mprescripts/>
        <none/>
        <mi>U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 csub x.0 (%alpha ) exists lsup U  csub x.0 (%beta ):%alpha namsaa %beta </annotation>
  </semantics>
</math>
</file>

<file path=Object 369/content.xml><?xml version="1.0" encoding="utf-8"?>
<math xmlns="http://www.w3.org/1998/Math/MathML">
  <semantics>
    <mrow>
      <mmultiscripts>
        <munder>
          <mo stretchy="false">∃</mo>
          <mi mathvariant="italic">x.0</mi>
        </munder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U  csub x.0 (%alpha  , %beta ):%alpha namsaa %beta </annotation>
  </semantics>
</math>
</file>

<file path=Object 37/content.xml><?xml version="1.0" encoding="utf-8"?>
<math xmlns="http://www.w3.org/1998/Math/MathML">
  <semantics>
    <mrow>
      <mmultiscripts>
        <munder>
          <mo stretchy="false">∀</mo>
          <mn>0.1</mn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O csub 0.1 (%alpha  , %beta ):%alpha namsaa %beta </annotation>
  </semantics>
</math>
</file>

<file path=Object 370/content.xml><?xml version="1.0" encoding="utf-8"?>
<math xmlns="http://www.w3.org/1998/Math/MathML">
  <semantics>
    <mrow>
      <msup>
        <munder>
          <mo stretchy="false">∀</mo>
          <mi mathvariant="italic">x.0</mi>
        </munder>
        <mi>O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O csub x.0 (%alpha  , %beta ):%alpha namsaa %beta </annotation>
  </semantics>
</math>
</file>

<file path=Object 371/content.xml><?xml version="1.0" encoding="utf-8"?>
<math xmlns="http://www.w3.org/1998/Math/MathML">
  <semantics>
    <mrow>
      <msup>
        <munder>
          <mo stretchy="false">∀</mo>
          <mi mathvariant="italic">x.0</mi>
        </munder>
        <mi>O</mi>
      </msup>
      <mrow>
        <mo stretchy="false">(</mo>
        <mrow>
          <mo stretchy="false">α</mo>
        </mrow>
        <mo stretchy="false">)</mo>
      </mrow>
      <msup>
        <munder>
          <mo stretchy="false">∃</mo>
          <mi mathvariant="italic">x.0</mi>
        </munder>
        <mi>O</mi>
      </msup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O csub x.0 (%alpha ) exists  rsup O csub x.0 (%beta ):%alpha namsaa %beta </annotation>
  </semantics>
</math>
</file>

<file path=Object 372/content.xml><?xml version="1.0" encoding="utf-8"?>
<math xmlns="http://www.w3.org/1998/Math/MathML">
  <semantics>
    <mrow>
      <msup>
        <munder>
          <mo stretchy="false">∃</mo>
          <mi mathvariant="italic">x.0</mi>
        </munder>
        <mi>O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 rsup O csub x.0 (%alpha  , %beta ):%alpha namsaa %beta </annotation>
  </semantics>
</math>
</file>

<file path=Object 373/content.xml><?xml version="1.0" encoding="utf-8"?>
<math xmlns="http://www.w3.org/1998/Math/MathML">
  <semantics>
    <mrow>
      <msup>
        <munder>
          <mo stretchy="false">∀</mo>
          <mi mathvariant="italic">x.0</mi>
        </munder>
        <mi>S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S csub x.0 (%alpha  , %beta ):%alpha namsaa %beta </annotation>
  </semantics>
</math>
</file>

<file path=Object 374/content.xml><?xml version="1.0" encoding="utf-8"?>
<math xmlns="http://www.w3.org/1998/Math/MathML">
  <semantics>
    <mrow>
      <msup>
        <munder>
          <mo stretchy="false">∀</mo>
          <mi mathvariant="italic">x.0</mi>
        </munder>
        <mi>S</mi>
      </msup>
      <mrow>
        <mo stretchy="false">(</mo>
        <mrow>
          <mo stretchy="false">α</mo>
        </mrow>
        <mo stretchy="false">)</mo>
      </mrow>
      <msup>
        <munder>
          <mo stretchy="false">∃</mo>
          <mi mathvariant="italic">x.0</mi>
        </munder>
        <mi>S</mi>
      </msup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S csub x.0 (%alpha ) exists  rsup S csub x.0 (%beta ):%alpha namsaa %beta </annotation>
  </semantics>
</math>
</file>

<file path=Object 375/content.xml><?xml version="1.0" encoding="utf-8"?>
<math xmlns="http://www.w3.org/1998/Math/MathML">
  <semantics>
    <mrow>
      <msup>
        <munder>
          <mo stretchy="false">∃</mo>
          <mi mathvariant="italic">x.0</mi>
        </munder>
        <mi>S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 rsup S csub x.0 (%alpha  , %beta ):%alpha namsaa %beta </annotation>
  </semantics>
</math>
</file>

<file path=Object 376/content.xml><?xml version="1.0" encoding="utf-8"?>
<math xmlns="http://www.w3.org/1998/Math/MathML">
  <semantics>
    <mrow>
      <munder>
        <mo stretchy="false">∀</mo>
        <mi mathvariant="italic">x.0</mi>
      </munder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 csub x.0 (%alpha  , %beta ):%alpha namsaa %beta </annotation>
  </semantics>
</math>
</file>

<file path=Object 377/content.xml><?xml version="1.0" encoding="utf-8"?>
<math xmlns="http://www.w3.org/1998/Math/MathML">
  <semantics>
    <mrow>
      <munder>
        <mo stretchy="false">∀</mo>
        <mi mathvariant="italic">x.0</mi>
      </munder>
      <mrow>
        <mo stretchy="false">(</mo>
        <mrow>
          <mo stretchy="false">α</mo>
        </mrow>
        <mo stretchy="false">)</mo>
      </mrow>
      <munder>
        <mo stretchy="false">∃</mo>
        <mi mathvariant="italic">x.0</mi>
      </munder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 csub x.0 (%alpha ) exists   csub x.0 (%beta ):%alpha namsaa %beta </annotation>
  </semantics>
</math>
</file>

<file path=Object 378/content.xml><?xml version="1.0" encoding="utf-8"?>
<math xmlns="http://www.w3.org/1998/Math/MathML">
  <semantics>
    <mrow>
      <munder>
        <mo stretchy="false">∃</mo>
        <mi mathvariant="italic">x.0</mi>
      </munder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  csub x.0 (%alpha  , %beta ):%alpha namsaa %beta </annotation>
  </semantics>
</math>
</file>

<file path=Object 379/content.xml><?xml version="1.0" encoding="utf-8"?>
<math xmlns="http://www.w3.org/1998/Math/MathML">
  <semantics>
    <mrow>
      <mmultiscripts>
        <munder>
          <mo stretchy="false">∀</mo>
          <mi mathvariant="italic">x.1</mi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O csub x.1 (%alpha  , %beta ):%alpha namsaa %beta </annotation>
  </semantics>
</math>
</file>

<file path=Object 38/content.xml><?xml version="1.0" encoding="utf-8"?>
<math xmlns="http://www.w3.org/1998/Math/MathML">
  <semantics>
    <mrow>
      <mmultiscripts>
        <munder>
          <mo stretchy="false">∀</mo>
          <mn>0.1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1</mn>
        </munder>
        <none/>
        <mi>O</mi>
        <mprescripts/>
        <none/>
        <mi>U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O csub 0.1 (%alpha ) exists lsup U rsup O csub 0.1 (%beta ):%alpha namsaa %beta </annotation>
  </semantics>
</math>
</file>

<file path=Object 380/content.xml><?xml version="1.0" encoding="utf-8"?>
<math xmlns="http://www.w3.org/1998/Math/MathML">
  <semantics>
    <mrow>
      <mmultiscripts>
        <munder>
          <mo stretchy="false">∀</mo>
          <mi mathvariant="italic">x.1</mi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1</mi>
        </munder>
        <none/>
        <mi>O</mi>
        <mprescripts/>
        <none/>
        <mi>K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O csub x.1 (%alpha ) exists lsup K rsup O csub x.1 (%beta ):%alpha namsaa %beta </annotation>
  </semantics>
</math>
</file>

<file path=Object 381/content.xml><?xml version="1.0" encoding="utf-8"?>
<math xmlns="http://www.w3.org/1998/Math/MathML">
  <semantics>
    <mrow>
      <mmultiscripts>
        <munder>
          <mo stretchy="false">∃</mo>
          <mi mathvariant="italic">x.1</mi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K rsup O csub x.1 (%alpha  , %beta ):%alpha namsaa %beta </annotation>
  </semantics>
</math>
</file>

<file path=Object 382/content.xml><?xml version="1.0" encoding="utf-8"?>
<math xmlns="http://www.w3.org/1998/Math/MathML">
  <semantics>
    <mrow>
      <mmultiscripts>
        <munder>
          <mo stretchy="false">∀</mo>
          <mi mathvariant="italic">x.1</mi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S csub x.1 (%alpha  , %beta ):%alpha namsaa %beta </annotation>
  </semantics>
</math>
</file>

<file path=Object 383/content.xml><?xml version="1.0" encoding="utf-8"?>
<math xmlns="http://www.w3.org/1998/Math/MathML">
  <semantics>
    <mrow>
      <mmultiscripts>
        <munder>
          <mo stretchy="false">∀</mo>
          <mi mathvariant="italic">x.1</mi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1</mi>
        </munder>
        <none/>
        <mi>S</mi>
        <mprescripts/>
        <none/>
        <mi>K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S csub x.1 (%alpha ) exists lsup K rsup S csub x.1 (%beta ):%alpha namsaa %beta </annotation>
  </semantics>
</math>
</file>

<file path=Object 384/content.xml><?xml version="1.0" encoding="utf-8"?>
<math xmlns="http://www.w3.org/1998/Math/MathML">
  <semantics>
    <mrow>
      <mmultiscripts>
        <munder>
          <mo stretchy="false">∃</mo>
          <mi mathvariant="italic">x.1</mi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K rsup S csub x.1 (%alpha  , %beta ):%alpha namsaa %beta </annotation>
  </semantics>
</math>
</file>

<file path=Object 385/content.xml><?xml version="1.0" encoding="utf-8"?>
<math xmlns="http://www.w3.org/1998/Math/MathML">
  <semantics>
    <mrow>
      <mmultiscripts>
        <munder>
          <mo stretchy="false">∀</mo>
          <mi mathvariant="italic">x.1</mi>
        </munder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 csub x.1 (%alpha  , %beta ):%alpha namsaa %beta </annotation>
  </semantics>
</math>
</file>

<file path=Object 386/content.xml><?xml version="1.0" encoding="utf-8"?>
<math xmlns="http://www.w3.org/1998/Math/MathML">
  <semantics>
    <mrow>
      <mmultiscripts>
        <munder>
          <mo stretchy="false">∀</mo>
          <mi mathvariant="italic">x.1</mi>
        </munder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1</mi>
        </munder>
        <mprescripts/>
        <none/>
        <mi>K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 csub x.1 (%alpha ) exists lsup K  csub x.1 (%beta ):%alpha namsaa %beta </annotation>
  </semantics>
</math>
</file>

<file path=Object 387/content.xml><?xml version="1.0" encoding="utf-8"?>
<math xmlns="http://www.w3.org/1998/Math/MathML">
  <semantics>
    <mrow>
      <mmultiscripts>
        <munder>
          <mo stretchy="false">∃</mo>
          <mi mathvariant="italic">x.1</mi>
        </munder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K  csub x.1 (%alpha  , %beta ):%alpha namsaa %beta </annotation>
  </semantics>
</math>
</file>

<file path=Object 388/content.xml><?xml version="1.0" encoding="utf-8"?>
<math xmlns="http://www.w3.org/1998/Math/MathML">
  <semantics>
    <mrow>
      <mmultiscripts>
        <munder>
          <mo stretchy="false">∀</mo>
          <mi mathvariant="italic">x.1</mi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O csub x.1 (%alpha  , %beta ):%alpha namsaa %beta </annotation>
  </semantics>
</math>
</file>

<file path=Object 389/content.xml><?xml version="1.0" encoding="utf-8"?>
<math xmlns="http://www.w3.org/1998/Math/MathML">
  <semantics>
    <mrow>
      <mmultiscripts>
        <munder>
          <mo stretchy="false">∀</mo>
          <mi mathvariant="italic">x.1</mi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1</mi>
        </munder>
        <none/>
        <mi>O</mi>
        <mprescripts/>
        <none/>
        <mi>U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O csub x.1 (%alpha ) exists lsup U rsup O csub x.1 (%beta ):%alpha namsaa %beta </annotation>
  </semantics>
</math>
</file>

<file path=Object 39/content.xml><?xml version="1.0" encoding="utf-8"?>
<math xmlns="http://www.w3.org/1998/Math/MathML">
  <semantics>
    <mrow>
      <mmultiscripts>
        <munder>
          <mo stretchy="false">∃</mo>
          <mn>0.1</mn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U rsup O csub 0.1 (%alpha  , %beta ):%alpha namsaa %beta </annotation>
  </semantics>
</math>
</file>

<file path=Object 390/content.xml><?xml version="1.0" encoding="utf-8"?>
<math xmlns="http://www.w3.org/1998/Math/MathML">
  <semantics>
    <mrow>
      <mmultiscripts>
        <munder>
          <mo stretchy="false">∃</mo>
          <mi mathvariant="italic">x.1</mi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U rsup O csub x.1 (%alpha  , %beta ):%alpha namsaa %beta </annotation>
  </semantics>
</math>
</file>

<file path=Object 391/content.xml><?xml version="1.0" encoding="utf-8"?>
<math xmlns="http://www.w3.org/1998/Math/MathML">
  <semantics>
    <mrow>
      <mmultiscripts>
        <munder>
          <mo stretchy="false">∀</mo>
          <mi mathvariant="italic">x.1</mi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S csub x.1 (%alpha  , %beta ):%alpha namsaa %beta </annotation>
  </semantics>
</math>
</file>

<file path=Object 392/content.xml><?xml version="1.0" encoding="utf-8"?>
<math xmlns="http://www.w3.org/1998/Math/MathML">
  <semantics>
    <mrow>
      <mmultiscripts>
        <munder>
          <mo stretchy="false">∀</mo>
          <mi mathvariant="italic">x.1</mi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1</mi>
        </munder>
        <none/>
        <mi>S</mi>
        <mprescripts/>
        <none/>
        <mi>U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S csub x.1 (%alpha ) exists lsup U rsup S csub x.1 (%beta ):%alpha namsaa %beta </annotation>
  </semantics>
</math>
</file>

<file path=Object 393/content.xml><?xml version="1.0" encoding="utf-8"?>
<math xmlns="http://www.w3.org/1998/Math/MathML">
  <semantics>
    <mrow>
      <mmultiscripts>
        <munder>
          <mo stretchy="false">∃</mo>
          <mi mathvariant="italic">x.1</mi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U rsup S csub x.1 (%alpha  , %beta ):%alpha namsaa %beta </annotation>
  </semantics>
</math>
</file>

<file path=Object 394/content.xml><?xml version="1.0" encoding="utf-8"?>
<math xmlns="http://www.w3.org/1998/Math/MathML">
  <semantics>
    <mrow>
      <mmultiscripts>
        <munder>
          <mo stretchy="false">∀</mo>
          <mi mathvariant="italic">x.1</mi>
        </munder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 csub x.1 (%alpha  , %beta ):%alpha namsaa %beta </annotation>
  </semantics>
</math>
</file>

<file path=Object 395/content.xml><?xml version="1.0" encoding="utf-8"?>
<math xmlns="http://www.w3.org/1998/Math/MathML">
  <semantics>
    <mrow>
      <mmultiscripts>
        <munder>
          <mo stretchy="false">∀</mo>
          <mi mathvariant="italic">x.1</mi>
        </munder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1</mi>
        </munder>
        <mprescripts/>
        <none/>
        <mi>U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 csub x.1 (%alpha ) exists lsup U  csub x.1 (%beta ):%alpha namsaa %beta </annotation>
  </semantics>
</math>
</file>

<file path=Object 396/content.xml><?xml version="1.0" encoding="utf-8"?>
<math xmlns="http://www.w3.org/1998/Math/MathML">
  <semantics>
    <mrow>
      <mmultiscripts>
        <munder>
          <mo stretchy="false">∃</mo>
          <mi mathvariant="italic">x.1</mi>
        </munder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U  csub x.1 (%alpha  , %beta ):%alpha namsaa %beta </annotation>
  </semantics>
</math>
</file>

<file path=Object 397/content.xml><?xml version="1.0" encoding="utf-8"?>
<math xmlns="http://www.w3.org/1998/Math/MathML">
  <semantics>
    <mrow>
      <msup>
        <munder>
          <mo stretchy="false">∀</mo>
          <mi mathvariant="italic">x.1</mi>
        </munder>
        <mi>O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O csub x.1 (%alpha  , %beta ):%alpha namsaa %beta </annotation>
  </semantics>
</math>
</file>

<file path=Object 398/content.xml><?xml version="1.0" encoding="utf-8"?>
<math xmlns="http://www.w3.org/1998/Math/MathML">
  <semantics>
    <mrow>
      <msup>
        <munder>
          <mo stretchy="false">∀</mo>
          <mi mathvariant="italic">x.1</mi>
        </munder>
        <mi>O</mi>
      </msup>
      <mrow>
        <mo stretchy="false">(</mo>
        <mrow>
          <mo stretchy="false">α</mo>
        </mrow>
        <mo stretchy="false">)</mo>
      </mrow>
      <msup>
        <munder>
          <mo stretchy="false">∃</mo>
          <mi mathvariant="italic">x.1</mi>
        </munder>
        <mi>O</mi>
      </msup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O csub x.1 (%alpha ) exists  rsup O csub x.1 (%beta ):%alpha namsaa %beta </annotation>
  </semantics>
</math>
</file>

<file path=Object 399/content.xml><?xml version="1.0" encoding="utf-8"?>
<math xmlns="http://www.w3.org/1998/Math/MathML">
  <semantics>
    <mrow>
      <msup>
        <munder>
          <mo stretchy="false">∃</mo>
          <mi mathvariant="italic">x.1</mi>
        </munder>
        <mi>O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 rsup O csub x.1 (%alpha  , %beta ):%alpha namsaa %beta </annotation>
  </semantics>
</math>
</file>

<file path=Object 4/content.xml><?xml version="1.0" encoding="utf-8"?>
<math xmlns="http://www.w3.org/1998/Math/MathML">
  <semantics>
    <mrow>
      <mmultiscripts>
        <munder>
          <mo stretchy="false">∀</mo>
          <mn>0.0</mn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S csub 0.0 (%alpha  , %beta ):%alpha namsaa %beta </annotation>
  </semantics>
</math>
</file>

<file path=Object 40/content.xml><?xml version="1.0" encoding="utf-8"?>
<math xmlns="http://www.w3.org/1998/Math/MathML">
  <semantics>
    <mrow>
      <mmultiscripts>
        <munder>
          <mo stretchy="false">∀</mo>
          <mn>0.1</mn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S csub 0.1 (%alpha  , %beta ):%alpha namsaa %beta </annotation>
  </semantics>
</math>
</file>

<file path=Object 400/content.xml><?xml version="1.0" encoding="utf-8"?>
<math xmlns="http://www.w3.org/1998/Math/MathML">
  <semantics>
    <mrow>
      <msup>
        <munder>
          <mo stretchy="false">∀</mo>
          <mi mathvariant="italic">x.1</mi>
        </munder>
        <mi>S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S csub x.1 (%alpha  , %beta ):%alpha namsaa %beta </annotation>
  </semantics>
</math>
</file>

<file path=Object 401/content.xml><?xml version="1.0" encoding="utf-8"?>
<math xmlns="http://www.w3.org/1998/Math/MathML">
  <semantics>
    <mrow>
      <msup>
        <munder>
          <mo stretchy="false">∀</mo>
          <mi mathvariant="italic">x.1</mi>
        </munder>
        <mi>S</mi>
      </msup>
      <mrow>
        <mo stretchy="false">(</mo>
        <mrow>
          <mo stretchy="false">α</mo>
        </mrow>
        <mo stretchy="false">)</mo>
      </mrow>
      <msup>
        <munder>
          <mo stretchy="false">∃</mo>
          <mi mathvariant="italic">x.1</mi>
        </munder>
        <mi>S</mi>
      </msup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S csub x.1 (%alpha ) exists  rsup S csub x.1 (%beta ):%alpha namsaa %beta </annotation>
  </semantics>
</math>
</file>

<file path=Object 402/content.xml><?xml version="1.0" encoding="utf-8"?>
<math xmlns="http://www.w3.org/1998/Math/MathML">
  <semantics>
    <mrow>
      <msup>
        <munder>
          <mo stretchy="false">∃</mo>
          <mi mathvariant="italic">x.1</mi>
        </munder>
        <mi>S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 rsup S csub x.1 (%alpha  , %beta ):%alpha namsaa %beta </annotation>
  </semantics>
</math>
</file>

<file path=Object 403/content.xml><?xml version="1.0" encoding="utf-8"?>
<math xmlns="http://www.w3.org/1998/Math/MathML">
  <semantics>
    <mrow>
      <munder>
        <mo stretchy="false">∀</mo>
        <mi mathvariant="italic">x.1</mi>
      </munder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 csub x.1 (%alpha  , %beta ):%alpha namsaa %beta </annotation>
  </semantics>
</math>
</file>

<file path=Object 404/content.xml><?xml version="1.0" encoding="utf-8"?>
<math xmlns="http://www.w3.org/1998/Math/MathML">
  <semantics>
    <mrow>
      <munder>
        <mo stretchy="false">∀</mo>
        <mi mathvariant="italic">x.1</mi>
      </munder>
      <mrow>
        <mo stretchy="false">(</mo>
        <mrow>
          <mo stretchy="false">α</mo>
        </mrow>
        <mo stretchy="false">)</mo>
      </mrow>
      <munder>
        <mo stretchy="false">∃</mo>
        <mi mathvariant="italic">x.1</mi>
      </munder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 csub x.1 (%alpha ) exists   csub x.1 (%beta ):%alpha namsaa %beta </annotation>
  </semantics>
</math>
</file>

<file path=Object 405/content.xml><?xml version="1.0" encoding="utf-8"?>
<math xmlns="http://www.w3.org/1998/Math/MathML">
  <semantics>
    <mrow>
      <munder>
        <mo stretchy="false">∃</mo>
        <mi mathvariant="italic">x.1</mi>
      </munder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  csub x.1 (%alpha  , %beta ):%alpha namsaa %beta </annotation>
  </semantics>
</math>
</file>

<file path=Object 406/content.xml><?xml version="1.0" encoding="utf-8"?>
<math xmlns="http://www.w3.org/1998/Math/MathML">
  <semantics>
    <mrow>
      <mmultiscripts>
        <munder>
          <mo stretchy="false">∀</mo>
          <mi mathvariant="italic">x.y</mi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O csub x.y (%alpha  , %beta ):%alpha namsaa %beta </annotation>
  </semantics>
</math>
</file>

<file path=Object 407/content.xml><?xml version="1.0" encoding="utf-8"?>
<math xmlns="http://www.w3.org/1998/Math/MathML">
  <semantics>
    <mrow>
      <mmultiscripts>
        <munder>
          <mo stretchy="false">∀</mo>
          <mi mathvariant="italic">x.y</mi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y</mi>
        </munder>
        <none/>
        <mi>O</mi>
        <mprescripts/>
        <none/>
        <mi>K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O csub x.y (%alpha ) exists lsup K rsup O csub x.y (%beta ):%alpha namsaa %beta </annotation>
  </semantics>
</math>
</file>

<file path=Object 408/content.xml><?xml version="1.0" encoding="utf-8"?>
<math xmlns="http://www.w3.org/1998/Math/MathML">
  <semantics>
    <mrow>
      <mmultiscripts>
        <munder>
          <mo stretchy="false">∃</mo>
          <mi mathvariant="italic">x.y</mi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K rsup O csub x.y (%alpha  , %beta ):%alpha namsaa %beta </annotation>
  </semantics>
</math>
</file>

<file path=Object 409/content.xml><?xml version="1.0" encoding="utf-8"?>
<math xmlns="http://www.w3.org/1998/Math/MathML">
  <semantics>
    <mrow>
      <mmultiscripts>
        <munder>
          <mo stretchy="false">∀</mo>
          <mi mathvariant="italic">x.y</mi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S csub x.y (%alpha  , %beta ):%alpha namsaa %beta </annotation>
  </semantics>
</math>
</file>

<file path=Object 41/content.xml><?xml version="1.0" encoding="utf-8"?>
<math xmlns="http://www.w3.org/1998/Math/MathML">
  <semantics>
    <mrow>
      <mmultiscripts>
        <munder>
          <mo stretchy="false">∀</mo>
          <mn>0.1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1</mn>
        </munder>
        <none/>
        <mi>S</mi>
        <mprescripts/>
        <none/>
        <mi>U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S csub 0.1 (%alpha ) exists lsup U rsup S csub 0.1 (%beta ):%alpha namsaa %beta </annotation>
  </semantics>
</math>
</file>

<file path=Object 410/content.xml><?xml version="1.0" encoding="utf-8"?>
<math xmlns="http://www.w3.org/1998/Math/MathML">
  <semantics>
    <mrow>
      <mmultiscripts>
        <munder>
          <mo stretchy="false">∀</mo>
          <mi mathvariant="italic">x.y</mi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y</mi>
        </munder>
        <none/>
        <mi>S</mi>
        <mprescripts/>
        <none/>
        <mi>K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S csub x.y (%alpha ) exists lsup K rsup S csub x.y (%beta ):%alpha namsaa %beta </annotation>
  </semantics>
</math>
</file>

<file path=Object 411/content.xml><?xml version="1.0" encoding="utf-8"?>
<math xmlns="http://www.w3.org/1998/Math/MathML">
  <semantics>
    <mrow>
      <mmultiscripts>
        <munder>
          <mo stretchy="false">∃</mo>
          <mi mathvariant="italic">x.y</mi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K rsup S csub x.y (%alpha  , %beta ):%alpha namsaa %beta </annotation>
  </semantics>
</math>
</file>

<file path=Object 412/content.xml><?xml version="1.0" encoding="utf-8"?>
<math xmlns="http://www.w3.org/1998/Math/MathML">
  <semantics>
    <mrow>
      <mmultiscripts>
        <munder>
          <mo stretchy="false">∀</mo>
          <mi mathvariant="italic">x.y</mi>
        </munder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 csub x.y (%alpha  , %beta ):%alpha namsaa %beta </annotation>
  </semantics>
</math>
</file>

<file path=Object 413/content.xml><?xml version="1.0" encoding="utf-8"?>
<math xmlns="http://www.w3.org/1998/Math/MathML">
  <semantics>
    <mrow>
      <mmultiscripts>
        <munder>
          <mo stretchy="false">∀</mo>
          <mi mathvariant="italic">x.y</mi>
        </munder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y</mi>
        </munder>
        <mprescripts/>
        <none/>
        <mi>K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 csub x.y (%alpha ) exists lsup K  csub x.y (%beta ):%alpha namsaa %beta </annotation>
  </semantics>
</math>
</file>

<file path=Object 414/content.xml><?xml version="1.0" encoding="utf-8"?>
<math xmlns="http://www.w3.org/1998/Math/MathML">
  <semantics>
    <mrow>
      <mmultiscripts>
        <munder>
          <mo stretchy="false">∃</mo>
          <mi mathvariant="italic">x.y</mi>
        </munder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K  csub x.y (%alpha  , %beta ):%alpha namsaa %beta </annotation>
  </semantics>
</math>
</file>

<file path=Object 415/content.xml><?xml version="1.0" encoding="utf-8"?>
<math xmlns="http://www.w3.org/1998/Math/MathML">
  <semantics>
    <mrow>
      <mmultiscripts>
        <munder>
          <mo stretchy="false">∀</mo>
          <mi mathvariant="italic">x.y</mi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O csub x.y (%alpha  , %beta ):%alpha namsaa %beta </annotation>
  </semantics>
</math>
</file>

<file path=Object 416/content.xml><?xml version="1.0" encoding="utf-8"?>
<math xmlns="http://www.w3.org/1998/Math/MathML">
  <semantics>
    <mrow>
      <mmultiscripts>
        <munder>
          <mo stretchy="false">∀</mo>
          <mi mathvariant="italic">x.y</mi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y</mi>
        </munder>
        <none/>
        <mi>O</mi>
        <mprescripts/>
        <none/>
        <mi>U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O csub x.y (%alpha ) exists lsup U rsup O csub x.y (%beta ):%alpha namsaa %beta </annotation>
  </semantics>
</math>
</file>

<file path=Object 417/content.xml><?xml version="1.0" encoding="utf-8"?>
<math xmlns="http://www.w3.org/1998/Math/MathML">
  <semantics>
    <mrow>
      <mmultiscripts>
        <munder>
          <mo stretchy="false">∃</mo>
          <mi mathvariant="italic">x.y</mi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U rsup O csub x.y (%alpha  , %beta ):%alpha namsaa %beta </annotation>
  </semantics>
</math>
</file>

<file path=Object 418/content.xml><?xml version="1.0" encoding="utf-8"?>
<math xmlns="http://www.w3.org/1998/Math/MathML">
  <semantics>
    <mrow>
      <mmultiscripts>
        <munder>
          <mo stretchy="false">∀</mo>
          <mi mathvariant="italic">x.y</mi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S csub x.y (%alpha  , %beta ):%alpha namsaa %beta </annotation>
  </semantics>
</math>
</file>

<file path=Object 419/content.xml><?xml version="1.0" encoding="utf-8"?>
<math xmlns="http://www.w3.org/1998/Math/MathML">
  <semantics>
    <mrow>
      <mmultiscripts>
        <munder>
          <mo stretchy="false">∀</mo>
          <mi mathvariant="italic">x.y</mi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y</mi>
        </munder>
        <none/>
        <mi>S</mi>
        <mprescripts/>
        <none/>
        <mi>U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S csub x.y (%alpha ) exists lsup U rsup S csub x.y (%beta ):%alpha namsaa %beta </annotation>
  </semantics>
</math>
</file>

<file path=Object 42/content.xml><?xml version="1.0" encoding="utf-8"?>
<math xmlns="http://www.w3.org/1998/Math/MathML">
  <semantics>
    <mrow>
      <mmultiscripts>
        <munder>
          <mo stretchy="false">∃</mo>
          <mn>0.1</mn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U rsup S csub 0.1 (%alpha  , %beta ):%alpha namsaa %beta </annotation>
  </semantics>
</math>
</file>

<file path=Object 420/content.xml><?xml version="1.0" encoding="utf-8"?>
<math xmlns="http://www.w3.org/1998/Math/MathML">
  <semantics>
    <mrow>
      <mmultiscripts>
        <munder>
          <mo stretchy="false">∃</mo>
          <mi mathvariant="italic">x.y</mi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U rsup S csub x.y (%alpha  , %beta ):%alpha namsaa %beta </annotation>
  </semantics>
</math>
</file>

<file path=Object 421/content.xml><?xml version="1.0" encoding="utf-8"?>
<math xmlns="http://www.w3.org/1998/Math/MathML">
  <semantics>
    <mrow>
      <mmultiscripts>
        <munder>
          <mo stretchy="false">∀</mo>
          <mi mathvariant="italic">x.y</mi>
        </munder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 csub x.y (%alpha  , %beta ):%alpha namsaa %beta </annotation>
  </semantics>
</math>
</file>

<file path=Object 422/content.xml><?xml version="1.0" encoding="utf-8"?>
<math xmlns="http://www.w3.org/1998/Math/MathML">
  <semantics>
    <mrow>
      <mmultiscripts>
        <munder>
          <mo stretchy="false">∀</mo>
          <mi mathvariant="italic">x.y</mi>
        </munder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y</mi>
        </munder>
        <mprescripts/>
        <none/>
        <mi>U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 csub x.y (%alpha ) exists lsup U  csub x.y (%beta ):%alpha namsaa %beta </annotation>
  </semantics>
</math>
</file>

<file path=Object 423/content.xml><?xml version="1.0" encoding="utf-8"?>
<math xmlns="http://www.w3.org/1998/Math/MathML">
  <semantics>
    <mrow>
      <mmultiscripts>
        <munder>
          <mo stretchy="false">∃</mo>
          <mi mathvariant="italic">x.y</mi>
        </munder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U  csub x.y (%alpha  , %beta ):%alpha namsaa %beta </annotation>
  </semantics>
</math>
</file>

<file path=Object 424/content.xml><?xml version="1.0" encoding="utf-8"?>
<math xmlns="http://www.w3.org/1998/Math/MathML">
  <semantics>
    <mrow>
      <msup>
        <munder>
          <mo stretchy="false">∀</mo>
          <mi mathvariant="italic">x.y</mi>
        </munder>
        <mi>O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O csub x.y (%alpha  , %beta ):%alpha namsaa %beta </annotation>
  </semantics>
</math>
</file>

<file path=Object 425/content.xml><?xml version="1.0" encoding="utf-8"?>
<math xmlns="http://www.w3.org/1998/Math/MathML">
  <semantics>
    <mrow>
      <msup>
        <munder>
          <mo stretchy="false">∀</mo>
          <mi mathvariant="italic">x.y</mi>
        </munder>
        <mi>O</mi>
      </msup>
      <mrow>
        <mo stretchy="false">(</mo>
        <mrow>
          <mo stretchy="false">α</mo>
        </mrow>
        <mo stretchy="false">)</mo>
      </mrow>
      <msup>
        <munder>
          <mo stretchy="false">∃</mo>
          <mi mathvariant="italic">x.y</mi>
        </munder>
        <mi>O</mi>
      </msup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O csub x.y (%alpha ) exists  rsup O csub x.y (%beta ):%alpha namsaa %beta </annotation>
  </semantics>
</math>
</file>

<file path=Object 426/content.xml><?xml version="1.0" encoding="utf-8"?>
<math xmlns="http://www.w3.org/1998/Math/MathML">
  <semantics>
    <mrow>
      <msup>
        <munder>
          <mo stretchy="false">∃</mo>
          <mi mathvariant="italic">x.y</mi>
        </munder>
        <mi>O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 rsup O csub x.y (%alpha  , %beta ):%alpha namsaa %beta </annotation>
  </semantics>
</math>
</file>

<file path=Object 427/content.xml><?xml version="1.0" encoding="utf-8"?>
<math xmlns="http://www.w3.org/1998/Math/MathML">
  <semantics>
    <mrow>
      <msup>
        <munder>
          <mo stretchy="false">∀</mo>
          <mi mathvariant="italic">x.y</mi>
        </munder>
        <mi>S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S csub x.y (%alpha  , %beta ):%alpha namsaa %beta </annotation>
  </semantics>
</math>
</file>

<file path=Object 428/content.xml><?xml version="1.0" encoding="utf-8"?>
<math xmlns="http://www.w3.org/1998/Math/MathML">
  <semantics>
    <mrow>
      <msup>
        <munder>
          <mo stretchy="false">∀</mo>
          <mi mathvariant="italic">x.y</mi>
        </munder>
        <mi>S</mi>
      </msup>
      <mrow>
        <mo stretchy="false">(</mo>
        <mrow>
          <mo stretchy="false">α</mo>
        </mrow>
        <mo stretchy="false">)</mo>
      </mrow>
      <msup>
        <munder>
          <mo stretchy="false">∃</mo>
          <mi mathvariant="italic">x.y</mi>
        </munder>
        <mi>S</mi>
      </msup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S csub x.y (%alpha ) exists  rsup S csub x.y (%beta ):%alpha namsaa %beta </annotation>
  </semantics>
</math>
</file>

<file path=Object 429/content.xml><?xml version="1.0" encoding="utf-8"?>
<math xmlns="http://www.w3.org/1998/Math/MathML">
  <semantics>
    <mrow>
      <msup>
        <munder>
          <mo stretchy="false">∃</mo>
          <mi mathvariant="italic">x.y</mi>
        </munder>
        <mi>S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 rsup S csub x.y (%alpha  , %beta ):%alpha namsaa %beta </annotation>
  </semantics>
</math>
</file>

<file path=Object 43/content.xml><?xml version="1.0" encoding="utf-8"?>
<math xmlns="http://www.w3.org/1998/Math/MathML">
  <semantics>
    <mrow>
      <mmultiscripts>
        <munder>
          <mo stretchy="false">∀</mo>
          <mn>0.1</mn>
        </munder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 csub 0.1 (%alpha  , %beta ):%alpha namsaa %beta </annotation>
  </semantics>
</math>
</file>

<file path=Object 430/content.xml><?xml version="1.0" encoding="utf-8"?>
<math xmlns="http://www.w3.org/1998/Math/MathML">
  <semantics>
    <mrow>
      <munder>
        <mo stretchy="false">∀</mo>
        <mi mathvariant="italic">x.y</mi>
      </munder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 csub x.y (%alpha  , %beta ):%alpha namsaa %beta </annotation>
  </semantics>
</math>
</file>

<file path=Object 431/content.xml><?xml version="1.0" encoding="utf-8"?>
<math xmlns="http://www.w3.org/1998/Math/MathML">
  <semantics>
    <mrow>
      <munder>
        <mo stretchy="false">∀</mo>
        <mi mathvariant="italic">x.y</mi>
      </munder>
      <mrow>
        <mo stretchy="false">(</mo>
        <mrow>
          <mo stretchy="false">α</mo>
        </mrow>
        <mo stretchy="false">)</mo>
      </mrow>
      <munder>
        <mo stretchy="false">∃</mo>
        <mi mathvariant="italic">x.y</mi>
      </munder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 csub x.y (%alpha ) exists   csub x.y (%beta ):%alpha namsaa %beta </annotation>
  </semantics>
</math>
</file>

<file path=Object 432/content.xml><?xml version="1.0" encoding="utf-8"?>
<math xmlns="http://www.w3.org/1998/Math/MathML">
  <semantics>
    <mrow>
      <munder>
        <mo stretchy="false">∃</mo>
        <mi mathvariant="italic">x.y</mi>
      </munder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  csub x.y (%alpha  , %beta ):%alpha namsaa %beta </annotation>
  </semantics>
</math>
</file>

<file path=Object 433/content.xml><?xml version="1.0" encoding="utf-8"?>
<math xmlns="http://www.w3.org/1998/Math/MathML">
  <semantics>
    <mrow>
      <mmultiscripts>
        <munder>
          <mo stretchy="false">∀</mo>
          <mn>0.0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O csub 0.0 (%alpha ):%alpha humnu </annotation>
  </semantics>
</math>
</file>

<file path=Object 434/content.xml><?xml version="1.0" encoding="utf-8"?>
<math xmlns="http://www.w3.org/1998/Math/MathML">
  <semantics>
    <mrow>
      <mmultiscripts>
        <munder>
          <mo stretchy="false">∀</mo>
          <mn>0.0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0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O csub 0.0 (%alpha ) exists lsup K rsup O csub 0.0 (%alpha ):%alpha humnu </annotation>
  </semantics>
</math>
</file>

<file path=Object 435/content.xml><?xml version="1.0" encoding="utf-8"?>
<math xmlns="http://www.w3.org/1998/Math/MathML">
  <semantics>
    <mrow>
      <mmultiscripts>
        <munder>
          <mo stretchy="false">∃</mo>
          <mn>0.0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K rsup O csub 0.0 (%alpha ):%alpha humnu </annotation>
  </semantics>
</math>
</file>

<file path=Object 436/content.xml><?xml version="1.0" encoding="utf-8"?>
<math xmlns="http://www.w3.org/1998/Math/MathML">
  <semantics>
    <mrow>
      <mmultiscripts>
        <munder>
          <mo stretchy="false">∀</mo>
          <mn>0.0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S csub 0.0 (%alpha ):%alpha humnu </annotation>
  </semantics>
</math>
</file>

<file path=Object 437/content.xml><?xml version="1.0" encoding="utf-8"?>
<math xmlns="http://www.w3.org/1998/Math/MathML">
  <semantics>
    <mrow>
      <mmultiscripts>
        <munder>
          <mo stretchy="false">∀</mo>
          <mn>0.0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0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S csub 0.0 (%alpha ) exists lsup K rsup S csub 0.0 (%alpha ):%alpha humnu </annotation>
  </semantics>
</math>
</file>

<file path=Object 438/content.xml><?xml version="1.0" encoding="utf-8"?>
<math xmlns="http://www.w3.org/1998/Math/MathML">
  <semantics>
    <mrow>
      <mmultiscripts>
        <munder>
          <mo stretchy="false">∃</mo>
          <mn>0.0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K rsup S csub 0.0 (%alpha ):%alpha humnu </annotation>
  </semantics>
</math>
</file>

<file path=Object 439/content.xml><?xml version="1.0" encoding="utf-8"?>
<math xmlns="http://www.w3.org/1998/Math/MathML">
  <semantics>
    <mrow>
      <mmultiscripts>
        <munder>
          <mo stretchy="false">∀</mo>
          <mn>0.0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 csub 0.0 (%alpha ):%alpha humnu </annotation>
  </semantics>
</math>
</file>

<file path=Object 44/content.xml><?xml version="1.0" encoding="utf-8"?>
<math xmlns="http://www.w3.org/1998/Math/MathML">
  <semantics>
    <mrow>
      <mmultiscripts>
        <munder>
          <mo stretchy="false">∀</mo>
          <mn>0.1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1</mn>
        </munder>
        <mprescripts/>
        <none/>
        <mi>U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 csub 0.1 (%alpha ) exists lsup U  csub 0.1 (%beta ):%alpha namsaa %beta </annotation>
  </semantics>
</math>
</file>

<file path=Object 440/content.xml><?xml version="1.0" encoding="utf-8"?>
<math xmlns="http://www.w3.org/1998/Math/MathML">
  <semantics>
    <mrow>
      <mmultiscripts>
        <munder>
          <mo stretchy="false">∀</mo>
          <mn>0.0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0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 csub 0.0 (%alpha ) exists lsup K  csub 0.0 (%alpha ):%alpha humnu </annotation>
  </semantics>
</math>
</file>

<file path=Object 441/content.xml><?xml version="1.0" encoding="utf-8"?>
<math xmlns="http://www.w3.org/1998/Math/MathML">
  <semantics>
    <mrow>
      <mmultiscripts>
        <munder>
          <mo stretchy="false">∃</mo>
          <mn>0.0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K  csub 0.0 (%alpha ):%alpha humnu </annotation>
  </semantics>
</math>
</file>

<file path=Object 442/content.xml><?xml version="1.0" encoding="utf-8"?>
<math xmlns="http://www.w3.org/1998/Math/MathML">
  <semantics>
    <mrow>
      <mmultiscripts>
        <munder>
          <mo stretchy="false">∀</mo>
          <mn>0.0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O csub 0.0 (%alpha ):%alpha humnu </annotation>
  </semantics>
</math>
</file>

<file path=Object 443/content.xml><?xml version="1.0" encoding="utf-8"?>
<math xmlns="http://www.w3.org/1998/Math/MathML">
  <semantics>
    <mrow>
      <mmultiscripts>
        <munder>
          <mo stretchy="false">∀</mo>
          <mn>0.0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0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O csub 0.0 (%alpha ) exists lsup U rsup O csub 0.0 (%alpha ):%alpha humnu </annotation>
  </semantics>
</math>
</file>

<file path=Object 444/content.xml><?xml version="1.0" encoding="utf-8"?>
<math xmlns="http://www.w3.org/1998/Math/MathML">
  <semantics>
    <mrow>
      <mmultiscripts>
        <munder>
          <mo stretchy="false">∃</mo>
          <mn>0.0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U rsup O csub 0.0 (%alpha ):%alpha humnu </annotation>
  </semantics>
</math>
</file>

<file path=Object 445/content.xml><?xml version="1.0" encoding="utf-8"?>
<math xmlns="http://www.w3.org/1998/Math/MathML">
  <semantics>
    <mrow>
      <mmultiscripts>
        <munder>
          <mo stretchy="false">∀</mo>
          <mn>0.0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S csub 0.0 (%alpha ):%alpha humnu </annotation>
  </semantics>
</math>
</file>

<file path=Object 446/content.xml><?xml version="1.0" encoding="utf-8"?>
<math xmlns="http://www.w3.org/1998/Math/MathML">
  <semantics>
    <mrow>
      <mmultiscripts>
        <munder>
          <mo stretchy="false">∀</mo>
          <mn>0.0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0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S csub 0.0 (%alpha ) exists lsup U rsup S csub 0.0 (%alpha ):%alpha humnu </annotation>
  </semantics>
</math>
</file>

<file path=Object 447/content.xml><?xml version="1.0" encoding="utf-8"?>
<math xmlns="http://www.w3.org/1998/Math/MathML">
  <semantics>
    <mrow>
      <mmultiscripts>
        <munder>
          <mo stretchy="false">∃</mo>
          <mn>0.0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U rsup S csub 0.0 (%alpha ):%alpha humnu </annotation>
  </semantics>
</math>
</file>

<file path=Object 448/content.xml><?xml version="1.0" encoding="utf-8"?>
<math xmlns="http://www.w3.org/1998/Math/MathML">
  <semantics>
    <mrow>
      <mmultiscripts>
        <munder>
          <mo stretchy="false">∀</mo>
          <mn>0.0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 csub 0.0 (%alpha ):%alpha humnu </annotation>
  </semantics>
</math>
</file>

<file path=Object 449/content.xml><?xml version="1.0" encoding="utf-8"?>
<math xmlns="http://www.w3.org/1998/Math/MathML">
  <semantics>
    <mrow>
      <mmultiscripts>
        <munder>
          <mo stretchy="false">∀</mo>
          <mn>0.0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0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 csub 0.0 (%alpha ) exists lsup U  csub 0.0 (%alpha ):%alpha humnu </annotation>
  </semantics>
</math>
</file>

<file path=Object 45/content.xml><?xml version="1.0" encoding="utf-8"?>
<math xmlns="http://www.w3.org/1998/Math/MathML">
  <semantics>
    <mrow>
      <mmultiscripts>
        <munder>
          <mo stretchy="false">∃</mo>
          <mn>0.1</mn>
        </munder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U  csub 0.1 (%alpha  , %beta ):%alpha namsaa %beta </annotation>
  </semantics>
</math>
</file>

<file path=Object 450/content.xml><?xml version="1.0" encoding="utf-8"?>
<math xmlns="http://www.w3.org/1998/Math/MathML">
  <semantics>
    <mrow>
      <mmultiscripts>
        <munder>
          <mo stretchy="false">∃</mo>
          <mn>0.0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U  csub 0.0 (%alpha ):%alpha humnu </annotation>
  </semantics>
</math>
</file>

<file path=Object 451/content.xml><?xml version="1.0" encoding="utf-8"?>
<math xmlns="http://www.w3.org/1998/Math/MathML">
  <semantics>
    <mrow>
      <msup>
        <munder>
          <mo stretchy="false">∀</mo>
          <mn>0.0</mn>
        </munder>
        <mi>O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O csub 0.0 (%alpha ):%alpha humnu </annotation>
  </semantics>
</math>
</file>

<file path=Object 452/content.xml><?xml version="1.0" encoding="utf-8"?>
<math xmlns="http://www.w3.org/1998/Math/MathML">
  <semantics>
    <mrow>
      <msup>
        <munder>
          <mo stretchy="false">∀</mo>
          <mn>0.0</mn>
        </munder>
        <mi>O</mi>
      </msup>
      <mrow>
        <mo stretchy="false">(</mo>
        <mrow>
          <mo stretchy="false">α</mo>
        </mrow>
        <mo stretchy="false">)</mo>
      </mrow>
      <msup>
        <munder>
          <mo stretchy="false">∃</mo>
          <mn>0.0</mn>
        </munder>
        <mi>O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O csub 0.0 (%alpha ) exists  rsup O csub 0.0 (%alpha ):%alpha humnu </annotation>
  </semantics>
</math>
</file>

<file path=Object 453/content.xml><?xml version="1.0" encoding="utf-8"?>
<math xmlns="http://www.w3.org/1998/Math/MathML">
  <semantics>
    <mrow>
      <msup>
        <munder>
          <mo stretchy="false">∃</mo>
          <mn>0.0</mn>
        </munder>
        <mi>O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 rsup O csub 0.0 (%alpha ):%alpha humnu </annotation>
  </semantics>
</math>
</file>

<file path=Object 454/content.xml><?xml version="1.0" encoding="utf-8"?>
<math xmlns="http://www.w3.org/1998/Math/MathML">
  <semantics>
    <mrow>
      <msup>
        <munder>
          <mo stretchy="false">∀</mo>
          <mn>0.0</mn>
        </munder>
        <mi>S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S csub 0.0 (%alpha ):%alpha humnu </annotation>
  </semantics>
</math>
</file>

<file path=Object 455/content.xml><?xml version="1.0" encoding="utf-8"?>
<math xmlns="http://www.w3.org/1998/Math/MathML">
  <semantics>
    <mrow>
      <msup>
        <munder>
          <mo stretchy="false">∀</mo>
          <mn>0.0</mn>
        </munder>
        <mi>S</mi>
      </msup>
      <mrow>
        <mo stretchy="false">(</mo>
        <mrow>
          <mo stretchy="false">α</mo>
        </mrow>
        <mo stretchy="false">)</mo>
      </mrow>
      <msup>
        <munder>
          <mo stretchy="false">∃</mo>
          <mn>0.0</mn>
        </munder>
        <mi>S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S csub 0.0 (%alpha ) exists  rsup S csub 0.0 (%alpha ):%alpha humnu </annotation>
  </semantics>
</math>
</file>

<file path=Object 456/content.xml><?xml version="1.0" encoding="utf-8"?>
<math xmlns="http://www.w3.org/1998/Math/MathML">
  <semantics>
    <mrow>
      <msup>
        <munder>
          <mo stretchy="false">∃</mo>
          <mn>0.0</mn>
        </munder>
        <mi>S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 rsup S csub 0.0 (%alpha ):%alpha humnu </annotation>
  </semantics>
</math>
</file>

<file path=Object 457/content.xml><?xml version="1.0" encoding="utf-8"?>
<math xmlns="http://www.w3.org/1998/Math/MathML">
  <semantics>
    <mrow>
      <munder>
        <mo stretchy="false">∀</mo>
        <mn>0.0</mn>
      </munder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 csub 0.0 (%alpha ):%alpha humnu </annotation>
  </semantics>
</math>
</file>

<file path=Object 458/content.xml><?xml version="1.0" encoding="utf-8"?>
<math xmlns="http://www.w3.org/1998/Math/MathML">
  <semantics>
    <mrow>
      <munder>
        <mo stretchy="false">∀</mo>
        <mn>0.0</mn>
      </munder>
      <mrow>
        <mo stretchy="false">(</mo>
        <mrow>
          <mo stretchy="false">α</mo>
        </mrow>
        <mo stretchy="false">)</mo>
      </mrow>
      <munder>
        <mo stretchy="false">∃</mo>
        <mn>0.0</mn>
      </munder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 csub 0.0 (%alpha ) exists   csub 0.0 (%alpha ):%alpha humnu </annotation>
  </semantics>
</math>
</file>

<file path=Object 459/content.xml><?xml version="1.0" encoding="utf-8"?>
<math xmlns="http://www.w3.org/1998/Math/MathML">
  <semantics>
    <mrow>
      <munder>
        <mo stretchy="false">∃</mo>
        <mn>0.0</mn>
      </munder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  csub 0.0 (%alpha ):%alpha humnu </annotation>
  </semantics>
</math>
</file>

<file path=Object 46/content.xml><?xml version="1.0" encoding="utf-8"?>
<math xmlns="http://www.w3.org/1998/Math/MathML">
  <semantics>
    <mrow>
      <msup>
        <munder>
          <mo stretchy="false">∀</mo>
          <mn>0.1</mn>
        </munder>
        <mi>O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O csub 0.1 (%alpha  , %beta ):%alpha namsaa %beta </annotation>
  </semantics>
</math>
</file>

<file path=Object 460/content.xml><?xml version="1.0" encoding="utf-8"?>
<math xmlns="http://www.w3.org/1998/Math/MathML">
  <semantics>
    <mrow>
      <mmultiscripts>
        <munder>
          <mo stretchy="false">∀</mo>
          <mn>0.1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O csub 0.1 (%alpha ):%alpha humnu </annotation>
  </semantics>
</math>
</file>

<file path=Object 461/content.xml><?xml version="1.0" encoding="utf-8"?>
<math xmlns="http://www.w3.org/1998/Math/MathML">
  <semantics>
    <mrow>
      <mmultiscripts>
        <munder>
          <mo stretchy="false">∀</mo>
          <mn>0.1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1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O csub 0.1 (%alpha ) exists lsup K rsup O csub 0.1 (%alpha ):%alpha humnu </annotation>
  </semantics>
</math>
</file>

<file path=Object 462/content.xml><?xml version="1.0" encoding="utf-8"?>
<math xmlns="http://www.w3.org/1998/Math/MathML">
  <semantics>
    <mrow>
      <mmultiscripts>
        <munder>
          <mo stretchy="false">∃</mo>
          <mn>0.1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K rsup O csub 0.1 (%alpha ):%alpha humnu </annotation>
  </semantics>
</math>
</file>

<file path=Object 463/content.xml><?xml version="1.0" encoding="utf-8"?>
<math xmlns="http://www.w3.org/1998/Math/MathML">
  <semantics>
    <mrow>
      <mmultiscripts>
        <munder>
          <mo stretchy="false">∀</mo>
          <mn>0.1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S csub 0.1 (%alpha ):%alpha humnu </annotation>
  </semantics>
</math>
</file>

<file path=Object 464/content.xml><?xml version="1.0" encoding="utf-8"?>
<math xmlns="http://www.w3.org/1998/Math/MathML">
  <semantics>
    <mrow>
      <mmultiscripts>
        <munder>
          <mo stretchy="false">∀</mo>
          <mn>0.1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1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S csub 0.1 (%alpha ) exists lsup K rsup S csub 0.1 (%alpha ):%alpha humnu </annotation>
  </semantics>
</math>
</file>

<file path=Object 465/content.xml><?xml version="1.0" encoding="utf-8"?>
<math xmlns="http://www.w3.org/1998/Math/MathML">
  <semantics>
    <mrow>
      <mmultiscripts>
        <munder>
          <mo stretchy="false">∃</mo>
          <mn>0.1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K rsup S csub 0.1 (%alpha ):%alpha humnu </annotation>
  </semantics>
</math>
</file>

<file path=Object 466/content.xml><?xml version="1.0" encoding="utf-8"?>
<math xmlns="http://www.w3.org/1998/Math/MathML">
  <semantics>
    <mrow>
      <mmultiscripts>
        <munder>
          <mo stretchy="false">∀</mo>
          <mn>0.1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 csub 0.1 (%alpha ):%alpha humnu </annotation>
  </semantics>
</math>
</file>

<file path=Object 467/content.xml><?xml version="1.0" encoding="utf-8"?>
<math xmlns="http://www.w3.org/1998/Math/MathML">
  <semantics>
    <mrow>
      <mmultiscripts>
        <munder>
          <mo stretchy="false">∀</mo>
          <mn>0.1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1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 csub 0.1 (%alpha ) exists lsup K  csub 0.1 (%alpha ):%alpha humnu </annotation>
  </semantics>
</math>
</file>

<file path=Object 468/content.xml><?xml version="1.0" encoding="utf-8"?>
<math xmlns="http://www.w3.org/1998/Math/MathML">
  <semantics>
    <mrow>
      <mmultiscripts>
        <munder>
          <mo stretchy="false">∃</mo>
          <mn>0.1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K  csub 0.1 (%alpha ):%alpha humnu </annotation>
  </semantics>
</math>
</file>

<file path=Object 469/content.xml><?xml version="1.0" encoding="utf-8"?>
<math xmlns="http://www.w3.org/1998/Math/MathML">
  <semantics>
    <mrow>
      <mmultiscripts>
        <munder>
          <mo stretchy="false">∀</mo>
          <mn>0.1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O csub 0.1 (%alpha ):%alpha humnu </annotation>
  </semantics>
</math>
</file>

<file path=Object 47/content.xml><?xml version="1.0" encoding="utf-8"?>
<math xmlns="http://www.w3.org/1998/Math/MathML">
  <semantics>
    <mrow>
      <msup>
        <munder>
          <mo stretchy="false">∀</mo>
          <mn>0.1</mn>
        </munder>
        <mi>O</mi>
      </msup>
      <mrow>
        <mo stretchy="false">(</mo>
        <mrow>
          <mo stretchy="false">α</mo>
        </mrow>
        <mo stretchy="false">)</mo>
      </mrow>
      <msup>
        <munder>
          <mo stretchy="false">∃</mo>
          <mn>0.1</mn>
        </munder>
        <mi>O</mi>
      </msup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O csub 0.1 (%alpha ) exists  rsup O csub 0.1 (%beta ):%alpha namsaa %beta </annotation>
  </semantics>
</math>
</file>

<file path=Object 470/content.xml><?xml version="1.0" encoding="utf-8"?>
<math xmlns="http://www.w3.org/1998/Math/MathML">
  <semantics>
    <mrow>
      <mmultiscripts>
        <munder>
          <mo stretchy="false">∀</mo>
          <mn>0.1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1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O csub 0.1 (%alpha ) exists lsup U rsup O csub 0.1 (%alpha ):%alpha humnu </annotation>
  </semantics>
</math>
</file>

<file path=Object 471/content.xml><?xml version="1.0" encoding="utf-8"?>
<math xmlns="http://www.w3.org/1998/Math/MathML">
  <semantics>
    <mrow>
      <mmultiscripts>
        <munder>
          <mo stretchy="false">∃</mo>
          <mn>0.1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U rsup O csub 0.1 (%alpha ):%alpha humnu </annotation>
  </semantics>
</math>
</file>

<file path=Object 472/content.xml><?xml version="1.0" encoding="utf-8"?>
<math xmlns="http://www.w3.org/1998/Math/MathML">
  <semantics>
    <mrow>
      <mmultiscripts>
        <munder>
          <mo stretchy="false">∀</mo>
          <mn>0.1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S csub 0.1 (%alpha ):%alpha humnu </annotation>
  </semantics>
</math>
</file>

<file path=Object 473/content.xml><?xml version="1.0" encoding="utf-8"?>
<math xmlns="http://www.w3.org/1998/Math/MathML">
  <semantics>
    <mrow>
      <mmultiscripts>
        <munder>
          <mo stretchy="false">∀</mo>
          <mn>0.1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1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S csub 0.1 (%alpha ) exists lsup U rsup S csub 0.1 (%alpha ):%alpha humnu </annotation>
  </semantics>
</math>
</file>

<file path=Object 474/content.xml><?xml version="1.0" encoding="utf-8"?>
<math xmlns="http://www.w3.org/1998/Math/MathML">
  <semantics>
    <mrow>
      <mmultiscripts>
        <munder>
          <mo stretchy="false">∃</mo>
          <mn>0.1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U rsup S csub 0.1 (%alpha ):%alpha humnu </annotation>
  </semantics>
</math>
</file>

<file path=Object 475/content.xml><?xml version="1.0" encoding="utf-8"?>
<math xmlns="http://www.w3.org/1998/Math/MathML">
  <semantics>
    <mrow>
      <mmultiscripts>
        <munder>
          <mo stretchy="false">∀</mo>
          <mn>0.1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 csub 0.1 (%alpha ):%alpha humnu </annotation>
  </semantics>
</math>
</file>

<file path=Object 476/content.xml><?xml version="1.0" encoding="utf-8"?>
<math xmlns="http://www.w3.org/1998/Math/MathML">
  <semantics>
    <mrow>
      <mmultiscripts>
        <munder>
          <mo stretchy="false">∀</mo>
          <mn>0.1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1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 csub 0.1 (%alpha ) exists lsup U  csub 0.1 (%alpha ):%alpha humnu </annotation>
  </semantics>
</math>
</file>

<file path=Object 477/content.xml><?xml version="1.0" encoding="utf-8"?>
<math xmlns="http://www.w3.org/1998/Math/MathML">
  <semantics>
    <mrow>
      <mmultiscripts>
        <munder>
          <mo stretchy="false">∃</mo>
          <mn>0.1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U  csub 0.1 (%alpha ):%alpha humnu </annotation>
  </semantics>
</math>
</file>

<file path=Object 478/content.xml><?xml version="1.0" encoding="utf-8"?>
<math xmlns="http://www.w3.org/1998/Math/MathML">
  <semantics>
    <mrow>
      <msup>
        <munder>
          <mo stretchy="false">∀</mo>
          <mn>0.1</mn>
        </munder>
        <mi>O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O csub 0.1 (%alpha ):%alpha humnu </annotation>
  </semantics>
</math>
</file>

<file path=Object 479/content.xml><?xml version="1.0" encoding="utf-8"?>
<math xmlns="http://www.w3.org/1998/Math/MathML">
  <semantics>
    <mrow>
      <msup>
        <munder>
          <mo stretchy="false">∀</mo>
          <mn>0.1</mn>
        </munder>
        <mi>O</mi>
      </msup>
      <mrow>
        <mo stretchy="false">(</mo>
        <mrow>
          <mo stretchy="false">α</mo>
        </mrow>
        <mo stretchy="false">)</mo>
      </mrow>
      <msup>
        <munder>
          <mo stretchy="false">∃</mo>
          <mn>0.1</mn>
        </munder>
        <mi>O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O csub 0.1 (%alpha ) exists  rsup O csub 0.1 (%alpha ):%alpha humnu </annotation>
  </semantics>
</math>
</file>

<file path=Object 48/content.xml><?xml version="1.0" encoding="utf-8"?>
<math xmlns="http://www.w3.org/1998/Math/MathML">
  <semantics>
    <mrow>
      <msup>
        <munder>
          <mo stretchy="false">∃</mo>
          <mn>0.1</mn>
        </munder>
        <mi>O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 rsup O csub 0.1 (%alpha  , %beta ):%alpha namsaa %beta </annotation>
  </semantics>
</math>
</file>

<file path=Object 480/content.xml><?xml version="1.0" encoding="utf-8"?>
<math xmlns="http://www.w3.org/1998/Math/MathML">
  <semantics>
    <mrow>
      <msup>
        <munder>
          <mo stretchy="false">∃</mo>
          <mn>0.1</mn>
        </munder>
        <mi>O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 rsup O csub 0.1 (%alpha ):%alpha humnu </annotation>
  </semantics>
</math>
</file>

<file path=Object 481/content.xml><?xml version="1.0" encoding="utf-8"?>
<math xmlns="http://www.w3.org/1998/Math/MathML">
  <semantics>
    <mrow>
      <msup>
        <munder>
          <mo stretchy="false">∀</mo>
          <mn>0.1</mn>
        </munder>
        <mi>S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S csub 0.1 (%alpha ):%alpha humnu </annotation>
  </semantics>
</math>
</file>

<file path=Object 482/content.xml><?xml version="1.0" encoding="utf-8"?>
<math xmlns="http://www.w3.org/1998/Math/MathML">
  <semantics>
    <mrow>
      <msup>
        <munder>
          <mo stretchy="false">∀</mo>
          <mn>0.1</mn>
        </munder>
        <mi>S</mi>
      </msup>
      <mrow>
        <mo stretchy="false">(</mo>
        <mrow>
          <mo stretchy="false">α</mo>
        </mrow>
        <mo stretchy="false">)</mo>
      </mrow>
      <msup>
        <munder>
          <mo stretchy="false">∃</mo>
          <mn>0.1</mn>
        </munder>
        <mi>S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S csub 0.1 (%alpha ) exists  rsup S csub 0.1 (%alpha ):%alpha humnu </annotation>
  </semantics>
</math>
</file>

<file path=Object 483/content.xml><?xml version="1.0" encoding="utf-8"?>
<math xmlns="http://www.w3.org/1998/Math/MathML">
  <semantics>
    <mrow>
      <msup>
        <munder>
          <mo stretchy="false">∃</mo>
          <mn>0.1</mn>
        </munder>
        <mi>S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 rsup S csub 0.1 (%alpha ):%alpha humnu </annotation>
  </semantics>
</math>
</file>

<file path=Object 484/content.xml><?xml version="1.0" encoding="utf-8"?>
<math xmlns="http://www.w3.org/1998/Math/MathML">
  <semantics>
    <mrow>
      <munder>
        <mo stretchy="false">∀</mo>
        <mn>0.1</mn>
      </munder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 csub 0.1 (%alpha ):%alpha humnu </annotation>
  </semantics>
</math>
</file>

<file path=Object 485/content.xml><?xml version="1.0" encoding="utf-8"?>
<math xmlns="http://www.w3.org/1998/Math/MathML">
  <semantics>
    <mrow>
      <munder>
        <mo stretchy="false">∀</mo>
        <mn>0.1</mn>
      </munder>
      <mrow>
        <mo stretchy="false">(</mo>
        <mrow>
          <mo stretchy="false">α</mo>
        </mrow>
        <mo stretchy="false">)</mo>
      </mrow>
      <munder>
        <mo stretchy="false">∃</mo>
        <mn>0.1</mn>
      </munder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 csub 0.1 (%alpha ) exists   csub 0.1 (%alpha ):%alpha humnu </annotation>
  </semantics>
</math>
</file>

<file path=Object 486/content.xml><?xml version="1.0" encoding="utf-8"?>
<math xmlns="http://www.w3.org/1998/Math/MathML">
  <semantics>
    <mrow>
      <munder>
        <mo stretchy="false">∃</mo>
        <mn>0.1</mn>
      </munder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  csub 0.1 (%alpha ):%alpha humnu </annotation>
  </semantics>
</math>
</file>

<file path=Object 487/content.xml><?xml version="1.0" encoding="utf-8"?>
<math xmlns="http://www.w3.org/1998/Math/MathML">
  <semantics>
    <mrow>
      <mmultiscripts>
        <munder>
          <mo stretchy="false">∀</mo>
          <mn>0.y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O csub 0.y (%alpha ):%alpha humnu </annotation>
  </semantics>
</math>
</file>

<file path=Object 488/content.xml><?xml version="1.0" encoding="utf-8"?>
<math xmlns="http://www.w3.org/1998/Math/MathML">
  <semantics>
    <mrow>
      <mmultiscripts>
        <munder>
          <mo stretchy="false">∀</mo>
          <mn>0.y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y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O csub 0.y (%alpha ) exists lsup K rsup O csub 0.y (%alpha ):%alpha humnu </annotation>
  </semantics>
</math>
</file>

<file path=Object 489/content.xml><?xml version="1.0" encoding="utf-8"?>
<math xmlns="http://www.w3.org/1998/Math/MathML">
  <semantics>
    <mrow>
      <mmultiscripts>
        <munder>
          <mo stretchy="false">∃</mo>
          <mn>0.y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K rsup O csub 0.y (%alpha ):%alpha humnu </annotation>
  </semantics>
</math>
</file>

<file path=Object 49/content.xml><?xml version="1.0" encoding="utf-8"?>
<math xmlns="http://www.w3.org/1998/Math/MathML">
  <semantics>
    <mrow>
      <msup>
        <munder>
          <mo stretchy="false">∀</mo>
          <mn>0.1</mn>
        </munder>
        <mi>S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S csub 0.1 (%alpha  , %beta ):%alpha namsaa %beta </annotation>
  </semantics>
</math>
</file>

<file path=Object 490/content.xml><?xml version="1.0" encoding="utf-8"?>
<math xmlns="http://www.w3.org/1998/Math/MathML">
  <semantics>
    <mrow>
      <mmultiscripts>
        <munder>
          <mo stretchy="false">∀</mo>
          <mn>0.y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S csub 0.y (%alpha ):%alpha humnu </annotation>
  </semantics>
</math>
</file>

<file path=Object 491/content.xml><?xml version="1.0" encoding="utf-8"?>
<math xmlns="http://www.w3.org/1998/Math/MathML">
  <semantics>
    <mrow>
      <mmultiscripts>
        <munder>
          <mo stretchy="false">∀</mo>
          <mn>0.y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y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S csub 0.y (%alpha ) exists lsup K rsup S csub 0.y (%alpha ):%alpha humnu </annotation>
  </semantics>
</math>
</file>

<file path=Object 492/content.xml><?xml version="1.0" encoding="utf-8"?>
<math xmlns="http://www.w3.org/1998/Math/MathML">
  <semantics>
    <mrow>
      <mmultiscripts>
        <munder>
          <mo stretchy="false">∃</mo>
          <mn>0.y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K rsup S csub 0.y (%alpha ):%alpha humnu </annotation>
  </semantics>
</math>
</file>

<file path=Object 493/content.xml><?xml version="1.0" encoding="utf-8"?>
<math xmlns="http://www.w3.org/1998/Math/MathML">
  <semantics>
    <mrow>
      <mmultiscripts>
        <munder>
          <mo stretchy="false">∀</mo>
          <mn>0.y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 csub 0.y (%alpha ):%alpha humnu </annotation>
  </semantics>
</math>
</file>

<file path=Object 494/content.xml><?xml version="1.0" encoding="utf-8"?>
<math xmlns="http://www.w3.org/1998/Math/MathML">
  <semantics>
    <mrow>
      <mmultiscripts>
        <munder>
          <mo stretchy="false">∀</mo>
          <mn>0.y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y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 csub 0.y (%alpha ) exists lsup K  csub 0.y (%alpha ):%alpha humnu </annotation>
  </semantics>
</math>
</file>

<file path=Object 495/content.xml><?xml version="1.0" encoding="utf-8"?>
<math xmlns="http://www.w3.org/1998/Math/MathML">
  <semantics>
    <mrow>
      <mmultiscripts>
        <munder>
          <mo stretchy="false">∃</mo>
          <mn>0.y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K  csub 0.y (%alpha ):%alpha humnu </annotation>
  </semantics>
</math>
</file>

<file path=Object 496/content.xml><?xml version="1.0" encoding="utf-8"?>
<math xmlns="http://www.w3.org/1998/Math/MathML">
  <semantics>
    <mrow>
      <mmultiscripts>
        <munder>
          <mo stretchy="false">∀</mo>
          <mn>0.y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O csub 0.y (%alpha ):%alpha humnu </annotation>
  </semantics>
</math>
</file>

<file path=Object 497/content.xml><?xml version="1.0" encoding="utf-8"?>
<math xmlns="http://www.w3.org/1998/Math/MathML">
  <semantics>
    <mrow>
      <mmultiscripts>
        <munder>
          <mo stretchy="false">∀</mo>
          <mn>0.y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y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O csub 0.y (%alpha ) exists lsup U rsup O csub 0.y (%alpha ):%alpha humnu </annotation>
  </semantics>
</math>
</file>

<file path=Object 498/content.xml><?xml version="1.0" encoding="utf-8"?>
<math xmlns="http://www.w3.org/1998/Math/MathML">
  <semantics>
    <mrow>
      <mmultiscripts>
        <munder>
          <mo stretchy="false">∃</mo>
          <mn>0.y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U rsup O csub 0.y (%alpha ):%alpha humnu </annotation>
  </semantics>
</math>
</file>

<file path=Object 499/content.xml><?xml version="1.0" encoding="utf-8"?>
<math xmlns="http://www.w3.org/1998/Math/MathML">
  <semantics>
    <mrow>
      <mmultiscripts>
        <munder>
          <mo stretchy="false">∀</mo>
          <mn>0.y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S csub 0.y (%alpha ):%alpha humnu </annotation>
  </semantics>
</math>
</file>

<file path=Object 5/content.xml><?xml version="1.0" encoding="utf-8"?>
<math xmlns="http://www.w3.org/1998/Math/MathML">
  <semantics>
    <mrow>
      <mmultiscripts>
        <munder>
          <mo stretchy="false">∀</mo>
          <mn>0.0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0</mn>
        </munder>
        <none/>
        <mi>S</mi>
        <mprescripts/>
        <none/>
        <mi>K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S csub 0.0 (%alpha ) exists lsup K rsup S csub 0.0 (%beta ):%alpha namsaa %beta </annotation>
  </semantics>
</math>
</file>

<file path=Object 50/content.xml><?xml version="1.0" encoding="utf-8"?>
<math xmlns="http://www.w3.org/1998/Math/MathML">
  <semantics>
    <mrow>
      <msup>
        <munder>
          <mo stretchy="false">∀</mo>
          <mn>0.1</mn>
        </munder>
        <mi>S</mi>
      </msup>
      <mrow>
        <mo stretchy="false">(</mo>
        <mrow>
          <mo stretchy="false">α</mo>
        </mrow>
        <mo stretchy="false">)</mo>
      </mrow>
      <msup>
        <munder>
          <mo stretchy="false">∃</mo>
          <mn>0.1</mn>
        </munder>
        <mi>S</mi>
      </msup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S csub 0.1 (%alpha ) exists  rsup S csub 0.1 (%beta ):%alpha namsaa %beta </annotation>
  </semantics>
</math>
</file>

<file path=Object 500/content.xml><?xml version="1.0" encoding="utf-8"?>
<math xmlns="http://www.w3.org/1998/Math/MathML">
  <semantics>
    <mrow>
      <mmultiscripts>
        <munder>
          <mo stretchy="false">∀</mo>
          <mn>0.y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y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S csub 0.y (%alpha ) exists lsup U rsup S csub 0.y (%alpha ):%alpha humnu </annotation>
  </semantics>
</math>
</file>

<file path=Object 501/content.xml><?xml version="1.0" encoding="utf-8"?>
<math xmlns="http://www.w3.org/1998/Math/MathML">
  <semantics>
    <mrow>
      <mmultiscripts>
        <munder>
          <mo stretchy="false">∃</mo>
          <mn>0.y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U rsup S csub 0.y (%alpha ):%alpha humnu </annotation>
  </semantics>
</math>
</file>

<file path=Object 502/content.xml><?xml version="1.0" encoding="utf-8"?>
<math xmlns="http://www.w3.org/1998/Math/MathML">
  <semantics>
    <mrow>
      <mmultiscripts>
        <munder>
          <mo stretchy="false">∀</mo>
          <mn>0.y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 csub 0.y (%alpha ):%alpha humnu </annotation>
  </semantics>
</math>
</file>

<file path=Object 503/content.xml><?xml version="1.0" encoding="utf-8"?>
<math xmlns="http://www.w3.org/1998/Math/MathML">
  <semantics>
    <mrow>
      <mmultiscripts>
        <munder>
          <mo stretchy="false">∀</mo>
          <mn>0.y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y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 csub 0.y (%alpha ) exists lsup U  csub 0.y (%alpha ):%alpha humnu </annotation>
  </semantics>
</math>
</file>

<file path=Object 504/content.xml><?xml version="1.0" encoding="utf-8"?>
<math xmlns="http://www.w3.org/1998/Math/MathML">
  <semantics>
    <mrow>
      <mmultiscripts>
        <munder>
          <mo stretchy="false">∃</mo>
          <mn>0.y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U  csub 0.y (%alpha ):%alpha humnu </annotation>
  </semantics>
</math>
</file>

<file path=Object 505/content.xml><?xml version="1.0" encoding="utf-8"?>
<math xmlns="http://www.w3.org/1998/Math/MathML">
  <semantics>
    <mrow>
      <msup>
        <munder>
          <mo stretchy="false">∀</mo>
          <mn>0.y</mn>
        </munder>
        <mi>O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O csub 0.y (%alpha ):%alpha humnu </annotation>
  </semantics>
</math>
</file>

<file path=Object 506/content.xml><?xml version="1.0" encoding="utf-8"?>
<math xmlns="http://www.w3.org/1998/Math/MathML">
  <semantics>
    <mrow>
      <msup>
        <munder>
          <mo stretchy="false">∀</mo>
          <mn>0.y</mn>
        </munder>
        <mi>O</mi>
      </msup>
      <mrow>
        <mo stretchy="false">(</mo>
        <mrow>
          <mo stretchy="false">α</mo>
        </mrow>
        <mo stretchy="false">)</mo>
      </mrow>
      <msup>
        <munder>
          <mo stretchy="false">∃</mo>
          <mn>0.y</mn>
        </munder>
        <mi>O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O csub 0.y (%alpha ) exists  rsup O csub 0.y (%alpha ):%alpha humnu </annotation>
  </semantics>
</math>
</file>

<file path=Object 507/content.xml><?xml version="1.0" encoding="utf-8"?>
<math xmlns="http://www.w3.org/1998/Math/MathML">
  <semantics>
    <mrow>
      <msup>
        <munder>
          <mo stretchy="false">∃</mo>
          <mn>0.y</mn>
        </munder>
        <mi>O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 rsup O csub 0.y (%alpha ):%alpha humnu </annotation>
  </semantics>
</math>
</file>

<file path=Object 508/content.xml><?xml version="1.0" encoding="utf-8"?>
<math xmlns="http://www.w3.org/1998/Math/MathML">
  <semantics>
    <mrow>
      <msup>
        <munder>
          <mo stretchy="false">∀</mo>
          <mn>0.y</mn>
        </munder>
        <mi>S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S csub 0.y (%alpha ):%alpha humnu </annotation>
  </semantics>
</math>
</file>

<file path=Object 509/content.xml><?xml version="1.0" encoding="utf-8"?>
<math xmlns="http://www.w3.org/1998/Math/MathML">
  <semantics>
    <mrow>
      <msup>
        <munder>
          <mo stretchy="false">∀</mo>
          <mn>0.y</mn>
        </munder>
        <mi>S</mi>
      </msup>
      <mrow>
        <mo stretchy="false">(</mo>
        <mrow>
          <mo stretchy="false">α</mo>
        </mrow>
        <mo stretchy="false">)</mo>
      </mrow>
      <msup>
        <munder>
          <mo stretchy="false">∃</mo>
          <mn>0.y</mn>
        </munder>
        <mi>S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S csub 0.y (%alpha ) exists  rsup S csub 0.y (%alpha ):%alpha humnu </annotation>
  </semantics>
</math>
</file>

<file path=Object 51/content.xml><?xml version="1.0" encoding="utf-8"?>
<math xmlns="http://www.w3.org/1998/Math/MathML">
  <semantics>
    <mrow>
      <msup>
        <munder>
          <mo stretchy="false">∃</mo>
          <mn>0.1</mn>
        </munder>
        <mi>S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 rsup S csub 0.1 (%alpha  , %beta ):%alpha namsaa %beta </annotation>
  </semantics>
</math>
</file>

<file path=Object 510/content.xml><?xml version="1.0" encoding="utf-8"?>
<math xmlns="http://www.w3.org/1998/Math/MathML">
  <semantics>
    <mrow>
      <msup>
        <munder>
          <mo stretchy="false">∃</mo>
          <mn>0.y</mn>
        </munder>
        <mi>S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 rsup S csub 0.y (%alpha ):%alpha humnu </annotation>
  </semantics>
</math>
</file>

<file path=Object 511/content.xml><?xml version="1.0" encoding="utf-8"?>
<math xmlns="http://www.w3.org/1998/Math/MathML">
  <semantics>
    <mrow>
      <munder>
        <mo stretchy="false">∀</mo>
        <mn>0.y</mn>
      </munder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 csub 0.y (%alpha ):%alpha humnu </annotation>
  </semantics>
</math>
</file>

<file path=Object 512/content.xml><?xml version="1.0" encoding="utf-8"?>
<math xmlns="http://www.w3.org/1998/Math/MathML">
  <semantics>
    <mrow>
      <munder>
        <mo stretchy="false">∀</mo>
        <mn>0.y</mn>
      </munder>
      <mrow>
        <mo stretchy="false">(</mo>
        <mrow>
          <mo stretchy="false">α</mo>
        </mrow>
        <mo stretchy="false">)</mo>
      </mrow>
      <munder>
        <mo stretchy="false">∃</mo>
        <mn>0.y</mn>
      </munder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 csub 0.y (%alpha ) exists   csub 0.y (%alpha ):%alpha humnu </annotation>
  </semantics>
</math>
</file>

<file path=Object 513/content.xml><?xml version="1.0" encoding="utf-8"?>
<math xmlns="http://www.w3.org/1998/Math/MathML">
  <semantics>
    <mrow>
      <munder>
        <mo stretchy="false">∃</mo>
        <mn>0.y</mn>
      </munder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  csub 0.y (%alpha ):%alpha humnu </annotation>
  </semantics>
</math>
</file>

<file path=Object 514/content.xml><?xml version="1.0" encoding="utf-8"?>
<math xmlns="http://www.w3.org/1998/Math/MathML">
  <semantics>
    <mrow>
      <mmultiscripts>
        <munder>
          <mo stretchy="false">∀</mo>
          <mn>1.0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O csub 1.0 (%alpha ):%alpha humnu </annotation>
  </semantics>
</math>
</file>

<file path=Object 515/content.xml><?xml version="1.0" encoding="utf-8"?>
<math xmlns="http://www.w3.org/1998/Math/MathML">
  <semantics>
    <mrow>
      <mmultiscripts>
        <munder>
          <mo stretchy="false">∀</mo>
          <mn>1.0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0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O csub 1.0 (%alpha ) exists lsup K rsup O csub 1.0 (%alpha ):%alpha humnu </annotation>
  </semantics>
</math>
</file>

<file path=Object 516/content.xml><?xml version="1.0" encoding="utf-8"?>
<math xmlns="http://www.w3.org/1998/Math/MathML">
  <semantics>
    <mrow>
      <mmultiscripts>
        <munder>
          <mo stretchy="false">∃</mo>
          <mn>1.0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K rsup O csub 1.0 (%alpha ):%alpha humnu </annotation>
  </semantics>
</math>
</file>

<file path=Object 517/content.xml><?xml version="1.0" encoding="utf-8"?>
<math xmlns="http://www.w3.org/1998/Math/MathML">
  <semantics>
    <mrow>
      <mmultiscripts>
        <munder>
          <mo stretchy="false">∀</mo>
          <mn>1.0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S csub 1.0 (%alpha ):%alpha humnu </annotation>
  </semantics>
</math>
</file>

<file path=Object 518/content.xml><?xml version="1.0" encoding="utf-8"?>
<math xmlns="http://www.w3.org/1998/Math/MathML">
  <semantics>
    <mrow>
      <mmultiscripts>
        <munder>
          <mo stretchy="false">∀</mo>
          <mn>1.0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0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S csub 1.0 (%alpha ) exists lsup K rsup S csub 1.0 (%alpha ):%alpha humnu </annotation>
  </semantics>
</math>
</file>

<file path=Object 519/content.xml><?xml version="1.0" encoding="utf-8"?>
<math xmlns="http://www.w3.org/1998/Math/MathML">
  <semantics>
    <mrow>
      <mmultiscripts>
        <munder>
          <mo stretchy="false">∃</mo>
          <mn>1.0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K rsup S csub 1.0 (%alpha ):%alpha humnu </annotation>
  </semantics>
</math>
</file>

<file path=Object 52/content.xml><?xml version="1.0" encoding="utf-8"?>
<math xmlns="http://www.w3.org/1998/Math/MathML">
  <semantics>
    <mrow>
      <munder>
        <mo stretchy="false">∀</mo>
        <mn>0.1</mn>
      </munder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 csub 0.1 (%alpha  , %beta ):%alpha namsaa %beta </annotation>
  </semantics>
</math>
</file>

<file path=Object 520/content.xml><?xml version="1.0" encoding="utf-8"?>
<math xmlns="http://www.w3.org/1998/Math/MathML">
  <semantics>
    <mrow>
      <mmultiscripts>
        <munder>
          <mo stretchy="false">∀</mo>
          <mn>1.0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 csub 1.0 (%alpha ):%alpha humnu </annotation>
  </semantics>
</math>
</file>

<file path=Object 521/content.xml><?xml version="1.0" encoding="utf-8"?>
<math xmlns="http://www.w3.org/1998/Math/MathML">
  <semantics>
    <mrow>
      <mmultiscripts>
        <munder>
          <mo stretchy="false">∀</mo>
          <mn>1.0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0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 csub 1.0 (%alpha ) exists lsup K  csub 1.0 (%alpha ):%alpha humnu </annotation>
  </semantics>
</math>
</file>

<file path=Object 522/content.xml><?xml version="1.0" encoding="utf-8"?>
<math xmlns="http://www.w3.org/1998/Math/MathML">
  <semantics>
    <mrow>
      <mmultiscripts>
        <munder>
          <mo stretchy="false">∃</mo>
          <mn>1.0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K  csub 1.0 (%alpha ):%alpha humnu </annotation>
  </semantics>
</math>
</file>

<file path=Object 523/content.xml><?xml version="1.0" encoding="utf-8"?>
<math xmlns="http://www.w3.org/1998/Math/MathML">
  <semantics>
    <mrow>
      <mmultiscripts>
        <munder>
          <mo stretchy="false">∀</mo>
          <mn>1.0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O csub 1.0 (%alpha ):%alpha humnu </annotation>
  </semantics>
</math>
</file>

<file path=Object 524/content.xml><?xml version="1.0" encoding="utf-8"?>
<math xmlns="http://www.w3.org/1998/Math/MathML">
  <semantics>
    <mrow>
      <mmultiscripts>
        <munder>
          <mo stretchy="false">∀</mo>
          <mn>1.0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0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O csub 1.0 (%alpha ) exists lsup U rsup O csub 1.0 (%alpha ):%alpha humnu </annotation>
  </semantics>
</math>
</file>

<file path=Object 525/content.xml><?xml version="1.0" encoding="utf-8"?>
<math xmlns="http://www.w3.org/1998/Math/MathML">
  <semantics>
    <mrow>
      <mmultiscripts>
        <munder>
          <mo stretchy="false">∃</mo>
          <mn>1.0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U rsup O csub 1.0 (%alpha ):%alpha humnu </annotation>
  </semantics>
</math>
</file>

<file path=Object 526/content.xml><?xml version="1.0" encoding="utf-8"?>
<math xmlns="http://www.w3.org/1998/Math/MathML">
  <semantics>
    <mrow>
      <mmultiscripts>
        <munder>
          <mo stretchy="false">∀</mo>
          <mn>1.0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S csub 1.0 (%alpha ):%alpha humnu </annotation>
  </semantics>
</math>
</file>

<file path=Object 527/content.xml><?xml version="1.0" encoding="utf-8"?>
<math xmlns="http://www.w3.org/1998/Math/MathML">
  <semantics>
    <mrow>
      <mmultiscripts>
        <munder>
          <mo stretchy="false">∀</mo>
          <mn>1.0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0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S csub 1.0 (%alpha ) exists lsup U rsup S csub 1.0 (%alpha ):%alpha humnu </annotation>
  </semantics>
</math>
</file>

<file path=Object 528/content.xml><?xml version="1.0" encoding="utf-8"?>
<math xmlns="http://www.w3.org/1998/Math/MathML">
  <semantics>
    <mrow>
      <mmultiscripts>
        <munder>
          <mo stretchy="false">∃</mo>
          <mn>1.0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U rsup S csub 1.0 (%alpha ):%alpha humnu </annotation>
  </semantics>
</math>
</file>

<file path=Object 529/content.xml><?xml version="1.0" encoding="utf-8"?>
<math xmlns="http://www.w3.org/1998/Math/MathML">
  <semantics>
    <mrow>
      <mmultiscripts>
        <munder>
          <mo stretchy="false">∀</mo>
          <mn>1.0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 csub 1.0 (%alpha ):%alpha humnu </annotation>
  </semantics>
</math>
</file>

<file path=Object 53/content.xml><?xml version="1.0" encoding="utf-8"?>
<math xmlns="http://www.w3.org/1998/Math/MathML">
  <semantics>
    <mrow>
      <munder>
        <mo stretchy="false">∀</mo>
        <mn>0.1</mn>
      </munder>
      <mrow>
        <mo stretchy="false">(</mo>
        <mrow>
          <mo stretchy="false">α</mo>
        </mrow>
        <mo stretchy="false">)</mo>
      </mrow>
      <munder>
        <mo stretchy="false">∃</mo>
        <mn>0.1</mn>
      </munder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 csub 0.1 (%alpha ) exists   csub 0.1 (%beta ):%alpha namsaa %beta </annotation>
  </semantics>
</math>
</file>

<file path=Object 530/content.xml><?xml version="1.0" encoding="utf-8"?>
<math xmlns="http://www.w3.org/1998/Math/MathML">
  <semantics>
    <mrow>
      <mmultiscripts>
        <munder>
          <mo stretchy="false">∀</mo>
          <mn>1.0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0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 csub 1.0 (%alpha ) exists lsup U  csub 1.0 (%alpha ):%alpha humnu </annotation>
  </semantics>
</math>
</file>

<file path=Object 531/content.xml><?xml version="1.0" encoding="utf-8"?>
<math xmlns="http://www.w3.org/1998/Math/MathML">
  <semantics>
    <mrow>
      <mmultiscripts>
        <munder>
          <mo stretchy="false">∃</mo>
          <mn>1.0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U  csub 1.0 (%alpha ):%alpha humnu </annotation>
  </semantics>
</math>
</file>

<file path=Object 532/content.xml><?xml version="1.0" encoding="utf-8"?>
<math xmlns="http://www.w3.org/1998/Math/MathML">
  <semantics>
    <mrow>
      <msup>
        <munder>
          <mo stretchy="false">∀</mo>
          <mn>1.0</mn>
        </munder>
        <mi>O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O csub 1.0 (%alpha ):%alpha humnu </annotation>
  </semantics>
</math>
</file>

<file path=Object 533/content.xml><?xml version="1.0" encoding="utf-8"?>
<math xmlns="http://www.w3.org/1998/Math/MathML">
  <semantics>
    <mrow>
      <msup>
        <munder>
          <mo stretchy="false">∀</mo>
          <mn>1.0</mn>
        </munder>
        <mi>O</mi>
      </msup>
      <mrow>
        <mo stretchy="false">(</mo>
        <mrow>
          <mo stretchy="false">α</mo>
        </mrow>
        <mo stretchy="false">)</mo>
      </mrow>
      <msup>
        <munder>
          <mo stretchy="false">∃</mo>
          <mn>1.0</mn>
        </munder>
        <mi>O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O csub 1.0 (%alpha ) exists  rsup O csub 1.0 (%alpha ):%alpha humnu </annotation>
  </semantics>
</math>
</file>

<file path=Object 534/content.xml><?xml version="1.0" encoding="utf-8"?>
<math xmlns="http://www.w3.org/1998/Math/MathML">
  <semantics>
    <mrow>
      <msup>
        <munder>
          <mo stretchy="false">∃</mo>
          <mn>1.0</mn>
        </munder>
        <mi>O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 rsup O csub 1.0 (%alpha ):%alpha humnu </annotation>
  </semantics>
</math>
</file>

<file path=Object 535/content.xml><?xml version="1.0" encoding="utf-8"?>
<math xmlns="http://www.w3.org/1998/Math/MathML">
  <semantics>
    <mrow>
      <msup>
        <munder>
          <mo stretchy="false">∀</mo>
          <mn>1.0</mn>
        </munder>
        <mi>S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S csub 1.0 (%alpha ):%alpha humnu </annotation>
  </semantics>
</math>
</file>

<file path=Object 536/content.xml><?xml version="1.0" encoding="utf-8"?>
<math xmlns="http://www.w3.org/1998/Math/MathML">
  <semantics>
    <mrow>
      <msup>
        <munder>
          <mo stretchy="false">∀</mo>
          <mn>1.0</mn>
        </munder>
        <mi>S</mi>
      </msup>
      <mrow>
        <mo stretchy="false">(</mo>
        <mrow>
          <mo stretchy="false">α</mo>
        </mrow>
        <mo stretchy="false">)</mo>
      </mrow>
      <msup>
        <munder>
          <mo stretchy="false">∃</mo>
          <mn>1.0</mn>
        </munder>
        <mi>S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S csub 1.0 (%alpha ) exists  rsup S csub 1.0 (%alpha ):%alpha humnu </annotation>
  </semantics>
</math>
</file>

<file path=Object 537/content.xml><?xml version="1.0" encoding="utf-8"?>
<math xmlns="http://www.w3.org/1998/Math/MathML">
  <semantics>
    <mrow>
      <msup>
        <munder>
          <mo stretchy="false">∃</mo>
          <mn>1.0</mn>
        </munder>
        <mi>S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 rsup S csub 1.0 (%alpha ):%alpha humnu </annotation>
  </semantics>
</math>
</file>

<file path=Object 538/content.xml><?xml version="1.0" encoding="utf-8"?>
<math xmlns="http://www.w3.org/1998/Math/MathML">
  <semantics>
    <mrow>
      <munder>
        <mo stretchy="false">∀</mo>
        <mn>1.0</mn>
      </munder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 csub 1.0 (%alpha ):%alpha humnu </annotation>
  </semantics>
</math>
</file>

<file path=Object 539/content.xml><?xml version="1.0" encoding="utf-8"?>
<math xmlns="http://www.w3.org/1998/Math/MathML">
  <semantics>
    <mrow>
      <munder>
        <mo stretchy="false">∀</mo>
        <mn>1.0</mn>
      </munder>
      <mrow>
        <mo stretchy="false">(</mo>
        <mrow>
          <mo stretchy="false">α</mo>
        </mrow>
        <mo stretchy="false">)</mo>
      </mrow>
      <munder>
        <mo stretchy="false">∃</mo>
        <mn>1.0</mn>
      </munder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 csub 1.0 (%alpha ) exists   csub 1.0 (%alpha ):%alpha humnu </annotation>
  </semantics>
</math>
</file>

<file path=Object 54/content.xml><?xml version="1.0" encoding="utf-8"?>
<math xmlns="http://www.w3.org/1998/Math/MathML">
  <semantics>
    <mrow>
      <munder>
        <mo stretchy="false">∃</mo>
        <mn>0.1</mn>
      </munder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  csub 0.1 (%alpha  , %beta ):%alpha namsaa %beta </annotation>
  </semantics>
</math>
</file>

<file path=Object 540/content.xml><?xml version="1.0" encoding="utf-8"?>
<math xmlns="http://www.w3.org/1998/Math/MathML">
  <semantics>
    <mrow>
      <munder>
        <mo stretchy="false">∃</mo>
        <mn>1.0</mn>
      </munder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  csub 1.0 (%alpha ):%alpha humnu </annotation>
  </semantics>
</math>
</file>

<file path=Object 541/content.xml><?xml version="1.0" encoding="utf-8"?>
<math xmlns="http://www.w3.org/1998/Math/MathML">
  <semantics>
    <mrow>
      <mmultiscripts>
        <munder>
          <mo stretchy="false">∀</mo>
          <mn>1.1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O csub 1.1 (%alpha ):%alpha humnu </annotation>
  </semantics>
</math>
</file>

<file path=Object 542/content.xml><?xml version="1.0" encoding="utf-8"?>
<math xmlns="http://www.w3.org/1998/Math/MathML">
  <semantics>
    <mrow>
      <mmultiscripts>
        <munder>
          <mo stretchy="false">∀</mo>
          <mn>1.1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1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O csub 1.1 (%alpha ) exists lsup K rsup O csub 1.1 (%alpha ):%alpha humnu </annotation>
  </semantics>
</math>
</file>

<file path=Object 543/content.xml><?xml version="1.0" encoding="utf-8"?>
<math xmlns="http://www.w3.org/1998/Math/MathML">
  <semantics>
    <mrow>
      <mmultiscripts>
        <munder>
          <mo stretchy="false">∃</mo>
          <mn>1.1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K rsup O csub 1.1 (%alpha ):%alpha humnu </annotation>
  </semantics>
</math>
</file>

<file path=Object 544/content.xml><?xml version="1.0" encoding="utf-8"?>
<math xmlns="http://www.w3.org/1998/Math/MathML">
  <semantics>
    <mrow>
      <mmultiscripts>
        <munder>
          <mo stretchy="false">∀</mo>
          <mn>1.1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S csub 1.1 (%alpha ):%alpha humnu </annotation>
  </semantics>
</math>
</file>

<file path=Object 545/content.xml><?xml version="1.0" encoding="utf-8"?>
<math xmlns="http://www.w3.org/1998/Math/MathML">
  <semantics>
    <mrow>
      <mmultiscripts>
        <munder>
          <mo stretchy="false">∀</mo>
          <mn>1.1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1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S csub 1.1 (%alpha ) exists lsup K rsup S csub 1.1 (%alpha ):%alpha humnu </annotation>
  </semantics>
</math>
</file>

<file path=Object 546/content.xml><?xml version="1.0" encoding="utf-8"?>
<math xmlns="http://www.w3.org/1998/Math/MathML">
  <semantics>
    <mrow>
      <mmultiscripts>
        <munder>
          <mo stretchy="false">∃</mo>
          <mn>1.1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K rsup S csub 1.1 (%alpha ):%alpha humnu </annotation>
  </semantics>
</math>
</file>

<file path=Object 547/content.xml><?xml version="1.0" encoding="utf-8"?>
<math xmlns="http://www.w3.org/1998/Math/MathML">
  <semantics>
    <mrow>
      <mmultiscripts>
        <munder>
          <mo stretchy="false">∀</mo>
          <mn>1.1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 csub 1.1 (%alpha ):%alpha humnu </annotation>
  </semantics>
</math>
</file>

<file path=Object 548/content.xml><?xml version="1.0" encoding="utf-8"?>
<math xmlns="http://www.w3.org/1998/Math/MathML">
  <semantics>
    <mrow>
      <mmultiscripts>
        <munder>
          <mo stretchy="false">∀</mo>
          <mn>1.1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1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 csub 1.1 (%alpha ) exists lsup K  csub 1.1 (%alpha ):%alpha humnu </annotation>
  </semantics>
</math>
</file>

<file path=Object 549/content.xml><?xml version="1.0" encoding="utf-8"?>
<math xmlns="http://www.w3.org/1998/Math/MathML">
  <semantics>
    <mrow>
      <mmultiscripts>
        <munder>
          <mo stretchy="false">∃</mo>
          <mn>1.1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K  csub 1.1 (%alpha ):%alpha humnu </annotation>
  </semantics>
</math>
</file>

<file path=Object 55/content.xml><?xml version="1.0" encoding="utf-8"?>
<math xmlns="http://www.w3.org/1998/Math/MathML">
  <semantics>
    <mrow>
      <mmultiscripts>
        <munder>
          <mo stretchy="false">∀</mo>
          <mn>0.y</mn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O csub 0.y (%alpha  , %beta ):%alpha namsaa %beta </annotation>
  </semantics>
</math>
</file>

<file path=Object 550/content.xml><?xml version="1.0" encoding="utf-8"?>
<math xmlns="http://www.w3.org/1998/Math/MathML">
  <semantics>
    <mrow>
      <mmultiscripts>
        <munder>
          <mo stretchy="false">∀</mo>
          <mn>1.1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O csub 1.1 (%alpha ):%alpha humnu </annotation>
  </semantics>
</math>
</file>

<file path=Object 551/content.xml><?xml version="1.0" encoding="utf-8"?>
<math xmlns="http://www.w3.org/1998/Math/MathML">
  <semantics>
    <mrow>
      <mmultiscripts>
        <munder>
          <mo stretchy="false">∀</mo>
          <mn>1.1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1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O csub 1.1 (%alpha ) exists lsup U rsup O csub 1.1 (%alpha ):%alpha humnu </annotation>
  </semantics>
</math>
</file>

<file path=Object 552/content.xml><?xml version="1.0" encoding="utf-8"?>
<math xmlns="http://www.w3.org/1998/Math/MathML">
  <semantics>
    <mrow>
      <mmultiscripts>
        <munder>
          <mo stretchy="false">∃</mo>
          <mn>1.1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U rsup O csub 1.1 (%alpha ):%alpha humnu </annotation>
  </semantics>
</math>
</file>

<file path=Object 553/content.xml><?xml version="1.0" encoding="utf-8"?>
<math xmlns="http://www.w3.org/1998/Math/MathML">
  <semantics>
    <mrow>
      <mmultiscripts>
        <munder>
          <mo stretchy="false">∀</mo>
          <mn>1.1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S csub 1.1 (%alpha ):%alpha humnu </annotation>
  </semantics>
</math>
</file>

<file path=Object 554/content.xml><?xml version="1.0" encoding="utf-8"?>
<math xmlns="http://www.w3.org/1998/Math/MathML">
  <semantics>
    <mrow>
      <mmultiscripts>
        <munder>
          <mo stretchy="false">∀</mo>
          <mn>1.1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1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S csub 1.1 (%alpha ) exists lsup U rsup S csub 1.1 (%alpha ):%alpha humnu </annotation>
  </semantics>
</math>
</file>

<file path=Object 555/content.xml><?xml version="1.0" encoding="utf-8"?>
<math xmlns="http://www.w3.org/1998/Math/MathML">
  <semantics>
    <mrow>
      <mmultiscripts>
        <munder>
          <mo stretchy="false">∃</mo>
          <mn>1.1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U rsup S csub 1.1 (%alpha ):%alpha humnu </annotation>
  </semantics>
</math>
</file>

<file path=Object 556/content.xml><?xml version="1.0" encoding="utf-8"?>
<math xmlns="http://www.w3.org/1998/Math/MathML">
  <semantics>
    <mrow>
      <mmultiscripts>
        <munder>
          <mo stretchy="false">∀</mo>
          <mn>1.1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 csub 1.1 (%alpha ):%alpha humnu </annotation>
  </semantics>
</math>
</file>

<file path=Object 557/content.xml><?xml version="1.0" encoding="utf-8"?>
<math xmlns="http://www.w3.org/1998/Math/MathML">
  <semantics>
    <mrow>
      <mmultiscripts>
        <munder>
          <mo stretchy="false">∀</mo>
          <mn>1.1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1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 csub 1.1 (%alpha ) exists lsup U  csub 1.1 (%alpha ):%alpha humnu </annotation>
  </semantics>
</math>
</file>

<file path=Object 558/content.xml><?xml version="1.0" encoding="utf-8"?>
<math xmlns="http://www.w3.org/1998/Math/MathML">
  <semantics>
    <mrow>
      <mmultiscripts>
        <munder>
          <mo stretchy="false">∃</mo>
          <mn>1.1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U  csub 1.1 (%alpha ):%alpha humnu </annotation>
  </semantics>
</math>
</file>

<file path=Object 559/content.xml><?xml version="1.0" encoding="utf-8"?>
<math xmlns="http://www.w3.org/1998/Math/MathML">
  <semantics>
    <mrow>
      <msup>
        <munder>
          <mo stretchy="false">∀</mo>
          <mn>1.1</mn>
        </munder>
        <mi>O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O csub 1.1 (%alpha ):%alpha humnu </annotation>
  </semantics>
</math>
</file>

<file path=Object 56/content.xml><?xml version="1.0" encoding="utf-8"?>
<math xmlns="http://www.w3.org/1998/Math/MathML">
  <semantics>
    <mrow>
      <mmultiscripts>
        <munder>
          <mo stretchy="false">∀</mo>
          <mn>0.y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y</mn>
        </munder>
        <none/>
        <mi>O</mi>
        <mprescripts/>
        <none/>
        <mi>K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O csub 0.y (%alpha ) exists lsup K rsup O csub 0.y (%beta ):%alpha namsaa %beta </annotation>
  </semantics>
</math>
</file>

<file path=Object 560/content.xml><?xml version="1.0" encoding="utf-8"?>
<math xmlns="http://www.w3.org/1998/Math/MathML">
  <semantics>
    <mrow>
      <msup>
        <munder>
          <mo stretchy="false">∀</mo>
          <mn>1.1</mn>
        </munder>
        <mi>O</mi>
      </msup>
      <mrow>
        <mo stretchy="false">(</mo>
        <mrow>
          <mo stretchy="false">α</mo>
        </mrow>
        <mo stretchy="false">)</mo>
      </mrow>
      <msup>
        <munder>
          <mo stretchy="false">∃</mo>
          <mn>1.1</mn>
        </munder>
        <mi>O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O csub 1.1 (%alpha ) exists  rsup O csub 1.1 (%alpha ):%alpha humnu </annotation>
  </semantics>
</math>
</file>

<file path=Object 561/content.xml><?xml version="1.0" encoding="utf-8"?>
<math xmlns="http://www.w3.org/1998/Math/MathML">
  <semantics>
    <mrow>
      <msup>
        <munder>
          <mo stretchy="false">∃</mo>
          <mn>1.1</mn>
        </munder>
        <mi>O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 rsup O csub 1.1 (%alpha ):%alpha humnu </annotation>
  </semantics>
</math>
</file>

<file path=Object 562/content.xml><?xml version="1.0" encoding="utf-8"?>
<math xmlns="http://www.w3.org/1998/Math/MathML">
  <semantics>
    <mrow>
      <msup>
        <munder>
          <mo stretchy="false">∀</mo>
          <mn>1.1</mn>
        </munder>
        <mi>S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S csub 1.1 (%alpha ):%alpha humnu </annotation>
  </semantics>
</math>
</file>

<file path=Object 563/content.xml><?xml version="1.0" encoding="utf-8"?>
<math xmlns="http://www.w3.org/1998/Math/MathML">
  <semantics>
    <mrow>
      <msup>
        <munder>
          <mo stretchy="false">∀</mo>
          <mn>1.1</mn>
        </munder>
        <mi>S</mi>
      </msup>
      <mrow>
        <mo stretchy="false">(</mo>
        <mrow>
          <mo stretchy="false">α</mo>
        </mrow>
        <mo stretchy="false">)</mo>
      </mrow>
      <msup>
        <munder>
          <mo stretchy="false">∃</mo>
          <mn>1.1</mn>
        </munder>
        <mi>S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S csub 1.1 (%alpha ) exists  rsup S csub 1.1 (%alpha ):%alpha humnu </annotation>
  </semantics>
</math>
</file>

<file path=Object 564/content.xml><?xml version="1.0" encoding="utf-8"?>
<math xmlns="http://www.w3.org/1998/Math/MathML">
  <semantics>
    <mrow>
      <msup>
        <munder>
          <mo stretchy="false">∃</mo>
          <mn>1.1</mn>
        </munder>
        <mi>S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 rsup S csub 1.1 (%alpha ):%alpha humnu </annotation>
  </semantics>
</math>
</file>

<file path=Object 565/content.xml><?xml version="1.0" encoding="utf-8"?>
<math xmlns="http://www.w3.org/1998/Math/MathML">
  <semantics>
    <mrow>
      <munder>
        <mo stretchy="false">∀</mo>
        <mn>1.1</mn>
      </munder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 csub 1.1 (%alpha ):%alpha humnu </annotation>
  </semantics>
</math>
</file>

<file path=Object 566/content.xml><?xml version="1.0" encoding="utf-8"?>
<math xmlns="http://www.w3.org/1998/Math/MathML">
  <semantics>
    <mrow>
      <munder>
        <mo stretchy="false">∀</mo>
        <mn>1.1</mn>
      </munder>
      <mrow>
        <mo stretchy="false">(</mo>
        <mrow>
          <mo stretchy="false">α</mo>
        </mrow>
        <mo stretchy="false">)</mo>
      </mrow>
      <munder>
        <mo stretchy="false">∃</mo>
        <mn>1.1</mn>
      </munder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 csub 1.1 (%alpha ) exists   csub 1.1 (%alpha ):%alpha humnu </annotation>
  </semantics>
</math>
</file>

<file path=Object 567/content.xml><?xml version="1.0" encoding="utf-8"?>
<math xmlns="http://www.w3.org/1998/Math/MathML">
  <semantics>
    <mrow>
      <munder>
        <mo stretchy="false">∃</mo>
        <mn>1.1</mn>
      </munder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  csub 1.1 (%alpha ):%alpha humnu </annotation>
  </semantics>
</math>
</file>

<file path=Object 568/content.xml><?xml version="1.0" encoding="utf-8"?>
<math xmlns="http://www.w3.org/1998/Math/MathML">
  <semantics>
    <mrow>
      <mmultiscripts>
        <munder>
          <mo stretchy="false">∀</mo>
          <mn>1.y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O csub 1.y (%alpha ):%alpha humnu </annotation>
  </semantics>
</math>
</file>

<file path=Object 569/content.xml><?xml version="1.0" encoding="utf-8"?>
<math xmlns="http://www.w3.org/1998/Math/MathML">
  <semantics>
    <mrow>
      <mmultiscripts>
        <munder>
          <mo stretchy="false">∀</mo>
          <mn>1.y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y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O csub 1.y (%alpha ) exists lsup K rsup O csub 1.y (%alpha ):%alpha humnu </annotation>
  </semantics>
</math>
</file>

<file path=Object 57/content.xml><?xml version="1.0" encoding="utf-8"?>
<math xmlns="http://www.w3.org/1998/Math/MathML">
  <semantics>
    <mrow>
      <mmultiscripts>
        <munder>
          <mo stretchy="false">∃</mo>
          <mn>0.y</mn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K rsup O csub 0.y (%alpha  , %beta ):%alpha namsaa %beta </annotation>
  </semantics>
</math>
</file>

<file path=Object 570/content.xml><?xml version="1.0" encoding="utf-8"?>
<math xmlns="http://www.w3.org/1998/Math/MathML">
  <semantics>
    <mrow>
      <mmultiscripts>
        <munder>
          <mo stretchy="false">∃</mo>
          <mn>1.y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K rsup O csub 1.y (%alpha ):%alpha humnu </annotation>
  </semantics>
</math>
</file>

<file path=Object 571/content.xml><?xml version="1.0" encoding="utf-8"?>
<math xmlns="http://www.w3.org/1998/Math/MathML">
  <semantics>
    <mrow>
      <mmultiscripts>
        <munder>
          <mo stretchy="false">∀</mo>
          <mn>1.y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S csub 1.y (%alpha ):%alpha humnu </annotation>
  </semantics>
</math>
</file>

<file path=Object 572/content.xml><?xml version="1.0" encoding="utf-8"?>
<math xmlns="http://www.w3.org/1998/Math/MathML">
  <semantics>
    <mrow>
      <mmultiscripts>
        <munder>
          <mo stretchy="false">∀</mo>
          <mn>1.y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y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S csub 1.y (%alpha ) exists lsup K rsup S csub 1.y (%alpha ):%alpha humnu </annotation>
  </semantics>
</math>
</file>

<file path=Object 573/content.xml><?xml version="1.0" encoding="utf-8"?>
<math xmlns="http://www.w3.org/1998/Math/MathML">
  <semantics>
    <mrow>
      <mmultiscripts>
        <munder>
          <mo stretchy="false">∃</mo>
          <mn>1.y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K rsup S csub 1.y (%alpha ):%alpha humnu </annotation>
  </semantics>
</math>
</file>

<file path=Object 574/content.xml><?xml version="1.0" encoding="utf-8"?>
<math xmlns="http://www.w3.org/1998/Math/MathML">
  <semantics>
    <mrow>
      <mmultiscripts>
        <munder>
          <mo stretchy="false">∀</mo>
          <mn>1.y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 csub 1.y (%alpha ):%alpha humnu </annotation>
  </semantics>
</math>
</file>

<file path=Object 575/content.xml><?xml version="1.0" encoding="utf-8"?>
<math xmlns="http://www.w3.org/1998/Math/MathML">
  <semantics>
    <mrow>
      <mmultiscripts>
        <munder>
          <mo stretchy="false">∀</mo>
          <mn>1.y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y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 csub 1.y (%alpha ) exists lsup K  csub 1.y (%alpha ):%alpha humnu </annotation>
  </semantics>
</math>
</file>

<file path=Object 576/content.xml><?xml version="1.0" encoding="utf-8"?>
<math xmlns="http://www.w3.org/1998/Math/MathML">
  <semantics>
    <mrow>
      <mmultiscripts>
        <munder>
          <mo stretchy="false">∃</mo>
          <mn>1.y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K  csub 1.y (%alpha ):%alpha humnu </annotation>
  </semantics>
</math>
</file>

<file path=Object 577/content.xml><?xml version="1.0" encoding="utf-8"?>
<math xmlns="http://www.w3.org/1998/Math/MathML">
  <semantics>
    <mrow>
      <mmultiscripts>
        <munder>
          <mo stretchy="false">∀</mo>
          <mn>1.y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O csub 1.y (%alpha ):%alpha humnu </annotation>
  </semantics>
</math>
</file>

<file path=Object 578/content.xml><?xml version="1.0" encoding="utf-8"?>
<math xmlns="http://www.w3.org/1998/Math/MathML">
  <semantics>
    <mrow>
      <mmultiscripts>
        <munder>
          <mo stretchy="false">∀</mo>
          <mn>1.y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y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O csub 1.y (%alpha ) exists lsup U rsup O csub 1.y (%alpha ):%alpha humnu </annotation>
  </semantics>
</math>
</file>

<file path=Object 579/content.xml><?xml version="1.0" encoding="utf-8"?>
<math xmlns="http://www.w3.org/1998/Math/MathML">
  <semantics>
    <mrow>
      <mmultiscripts>
        <munder>
          <mo stretchy="false">∃</mo>
          <mn>1.y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U rsup O csub 1.y (%alpha ):%alpha humnu </annotation>
  </semantics>
</math>
</file>

<file path=Object 58/content.xml><?xml version="1.0" encoding="utf-8"?>
<math xmlns="http://www.w3.org/1998/Math/MathML">
  <semantics>
    <mrow>
      <mmultiscripts>
        <munder>
          <mo stretchy="false">∀</mo>
          <mn>0.y</mn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S csub 0.y (%alpha  , %beta ):%alpha namsaa %beta </annotation>
  </semantics>
</math>
</file>

<file path=Object 580/content.xml><?xml version="1.0" encoding="utf-8"?>
<math xmlns="http://www.w3.org/1998/Math/MathML">
  <semantics>
    <mrow>
      <mmultiscripts>
        <munder>
          <mo stretchy="false">∀</mo>
          <mn>1.y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S csub 1.y (%alpha ):%alpha humnu </annotation>
  </semantics>
</math>
</file>

<file path=Object 581/content.xml><?xml version="1.0" encoding="utf-8"?>
<math xmlns="http://www.w3.org/1998/Math/MathML">
  <semantics>
    <mrow>
      <mmultiscripts>
        <munder>
          <mo stretchy="false">∀</mo>
          <mn>1.y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y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S csub 1.y (%alpha ) exists lsup U rsup S csub 1.y (%alpha ):%alpha humnu </annotation>
  </semantics>
</math>
</file>

<file path=Object 582/content.xml><?xml version="1.0" encoding="utf-8"?>
<math xmlns="http://www.w3.org/1998/Math/MathML">
  <semantics>
    <mrow>
      <mmultiscripts>
        <munder>
          <mo stretchy="false">∃</mo>
          <mn>1.y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U rsup S csub 1.y (%alpha ):%alpha humnu </annotation>
  </semantics>
</math>
</file>

<file path=Object 583/content.xml><?xml version="1.0" encoding="utf-8"?>
<math xmlns="http://www.w3.org/1998/Math/MathML">
  <semantics>
    <mrow>
      <mmultiscripts>
        <munder>
          <mo stretchy="false">∀</mo>
          <mn>1.y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 csub 1.y (%alpha ):%alpha humnu </annotation>
  </semantics>
</math>
</file>

<file path=Object 584/content.xml><?xml version="1.0" encoding="utf-8"?>
<math xmlns="http://www.w3.org/1998/Math/MathML">
  <semantics>
    <mrow>
      <mmultiscripts>
        <munder>
          <mo stretchy="false">∀</mo>
          <mn>1.y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y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 csub 1.y (%alpha ) exists lsup U  csub 1.y (%alpha ):%alpha humnu </annotation>
  </semantics>
</math>
</file>

<file path=Object 585/content.xml><?xml version="1.0" encoding="utf-8"?>
<math xmlns="http://www.w3.org/1998/Math/MathML">
  <semantics>
    <mrow>
      <mmultiscripts>
        <munder>
          <mo stretchy="false">∃</mo>
          <mn>1.y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U  csub 1.y (%alpha ):%alpha humnu </annotation>
  </semantics>
</math>
</file>

<file path=Object 586/content.xml><?xml version="1.0" encoding="utf-8"?>
<math xmlns="http://www.w3.org/1998/Math/MathML">
  <semantics>
    <mrow>
      <msup>
        <munder>
          <mo stretchy="false">∀</mo>
          <mn>1.y</mn>
        </munder>
        <mi>O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O csub 1.y (%alpha ):%alpha humnu </annotation>
  </semantics>
</math>
</file>

<file path=Object 587/content.xml><?xml version="1.0" encoding="utf-8"?>
<math xmlns="http://www.w3.org/1998/Math/MathML">
  <semantics>
    <mrow>
      <msup>
        <munder>
          <mo stretchy="false">∀</mo>
          <mn>1.y</mn>
        </munder>
        <mi>O</mi>
      </msup>
      <mrow>
        <mo stretchy="false">(</mo>
        <mrow>
          <mo stretchy="false">α</mo>
        </mrow>
        <mo stretchy="false">)</mo>
      </mrow>
      <msup>
        <munder>
          <mo stretchy="false">∃</mo>
          <mn>1.y</mn>
        </munder>
        <mi>O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O csub 1.y (%alpha ) exists  rsup O csub 1.y (%alpha ):%alpha humnu </annotation>
  </semantics>
</math>
</file>

<file path=Object 588/content.xml><?xml version="1.0" encoding="utf-8"?>
<math xmlns="http://www.w3.org/1998/Math/MathML">
  <semantics>
    <mrow>
      <msup>
        <munder>
          <mo stretchy="false">∃</mo>
          <mn>1.y</mn>
        </munder>
        <mi>O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 rsup O csub 1.y (%alpha ):%alpha humnu </annotation>
  </semantics>
</math>
</file>

<file path=Object 589/content.xml><?xml version="1.0" encoding="utf-8"?>
<math xmlns="http://www.w3.org/1998/Math/MathML">
  <semantics>
    <mrow>
      <msup>
        <munder>
          <mo stretchy="false">∀</mo>
          <mn>1.y</mn>
        </munder>
        <mi>S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S csub 1.y (%alpha ):%alpha humnu </annotation>
  </semantics>
</math>
</file>

<file path=Object 59/content.xml><?xml version="1.0" encoding="utf-8"?>
<math xmlns="http://www.w3.org/1998/Math/MathML">
  <semantics>
    <mrow>
      <mmultiscripts>
        <munder>
          <mo stretchy="false">∀</mo>
          <mn>0.y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y</mn>
        </munder>
        <none/>
        <mi>S</mi>
        <mprescripts/>
        <none/>
        <mi>K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S csub 0.y (%alpha ) exists lsup K rsup S csub 0.y (%beta ):%alpha namsaa %beta </annotation>
  </semantics>
</math>
</file>

<file path=Object 590/content.xml><?xml version="1.0" encoding="utf-8"?>
<math xmlns="http://www.w3.org/1998/Math/MathML">
  <semantics>
    <mrow>
      <msup>
        <munder>
          <mo stretchy="false">∀</mo>
          <mn>1.y</mn>
        </munder>
        <mi>S</mi>
      </msup>
      <mrow>
        <mo stretchy="false">(</mo>
        <mrow>
          <mo stretchy="false">α</mo>
        </mrow>
        <mo stretchy="false">)</mo>
      </mrow>
      <msup>
        <munder>
          <mo stretchy="false">∃</mo>
          <mn>1.y</mn>
        </munder>
        <mi>S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S csub 1.y (%alpha ) exists  rsup S csub 1.y (%alpha ):%alpha humnu </annotation>
  </semantics>
</math>
</file>

<file path=Object 591/content.xml><?xml version="1.0" encoding="utf-8"?>
<math xmlns="http://www.w3.org/1998/Math/MathML">
  <semantics>
    <mrow>
      <msup>
        <munder>
          <mo stretchy="false">∃</mo>
          <mn>1.y</mn>
        </munder>
        <mi>S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 rsup S csub 1.y (%alpha ):%alpha humnu </annotation>
  </semantics>
</math>
</file>

<file path=Object 592/content.xml><?xml version="1.0" encoding="utf-8"?>
<math xmlns="http://www.w3.org/1998/Math/MathML">
  <semantics>
    <mrow>
      <munder>
        <mo stretchy="false">∀</mo>
        <mn>1.y</mn>
      </munder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 csub 1.y (%alpha ):%alpha humnu </annotation>
  </semantics>
</math>
</file>

<file path=Object 593/content.xml><?xml version="1.0" encoding="utf-8"?>
<math xmlns="http://www.w3.org/1998/Math/MathML">
  <semantics>
    <mrow>
      <munder>
        <mo stretchy="false">∀</mo>
        <mn>1.y</mn>
      </munder>
      <mrow>
        <mo stretchy="false">(</mo>
        <mrow>
          <mo stretchy="false">α</mo>
        </mrow>
        <mo stretchy="false">)</mo>
      </mrow>
      <munder>
        <mo stretchy="false">∃</mo>
        <mn>1.y</mn>
      </munder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 csub 1.y (%alpha ) exists   csub 1.y (%alpha ):%alpha humnu </annotation>
  </semantics>
</math>
</file>

<file path=Object 594/content.xml><?xml version="1.0" encoding="utf-8"?>
<math xmlns="http://www.w3.org/1998/Math/MathML">
  <semantics>
    <mrow>
      <munder>
        <mo stretchy="false">∃</mo>
        <mn>1.y</mn>
      </munder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  csub 1.y (%alpha ):%alpha humnu </annotation>
  </semantics>
</math>
</file>

<file path=Object 595/content.xml><?xml version="1.0" encoding="utf-8"?>
<math xmlns="http://www.w3.org/1998/Math/MathML">
  <semantics>
    <mrow>
      <mmultiscripts>
        <munder>
          <mo stretchy="false">∀</mo>
          <mn>2.0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O csub 2.0 (%alpha ):%alpha humnu </annotation>
  </semantics>
</math>
</file>

<file path=Object 596/content.xml><?xml version="1.0" encoding="utf-8"?>
<math xmlns="http://www.w3.org/1998/Math/MathML">
  <semantics>
    <mrow>
      <mmultiscripts>
        <munder>
          <mo stretchy="false">∀</mo>
          <mn>2.0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0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O csub 2.0 (%alpha ) exists lsup K rsup O csub 2.0 (%alpha ):%alpha humnu </annotation>
  </semantics>
</math>
</file>

<file path=Object 597/content.xml><?xml version="1.0" encoding="utf-8"?>
<math xmlns="http://www.w3.org/1998/Math/MathML">
  <semantics>
    <mrow>
      <mmultiscripts>
        <munder>
          <mo stretchy="false">∃</mo>
          <mn>2.0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K rsup O csub 2.0 (%alpha ):%alpha humnu </annotation>
  </semantics>
</math>
</file>

<file path=Object 598/content.xml><?xml version="1.0" encoding="utf-8"?>
<math xmlns="http://www.w3.org/1998/Math/MathML">
  <semantics>
    <mrow>
      <mmultiscripts>
        <munder>
          <mo stretchy="false">∀</mo>
          <mn>2.0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S csub 2.0 (%alpha ):%alpha humnu </annotation>
  </semantics>
</math>
</file>

<file path=Object 599/content.xml><?xml version="1.0" encoding="utf-8"?>
<math xmlns="http://www.w3.org/1998/Math/MathML">
  <semantics>
    <mrow>
      <mmultiscripts>
        <munder>
          <mo stretchy="false">∀</mo>
          <mn>2.0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0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S csub 2.0 (%alpha ) exists lsup K rsup S csub 2.0 (%alpha ):%alpha humnu </annotation>
  </semantics>
</math>
</file>

<file path=Object 6/content.xml><?xml version="1.0" encoding="utf-8"?>
<math xmlns="http://www.w3.org/1998/Math/MathML">
  <semantics>
    <mrow>
      <mmultiscripts>
        <munder>
          <mo stretchy="false">∃</mo>
          <mn>0.0</mn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K rsup S csub 0.0 (%alpha  , %beta ):%alpha namsaa %beta </annotation>
  </semantics>
</math>
</file>

<file path=Object 60/content.xml><?xml version="1.0" encoding="utf-8"?>
<math xmlns="http://www.w3.org/1998/Math/MathML">
  <semantics>
    <mrow>
      <mmultiscripts>
        <munder>
          <mo stretchy="false">∃</mo>
          <mn>0.y</mn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K rsup S csub 0.y (%alpha  , %beta ):%alpha namsaa %beta </annotation>
  </semantics>
</math>
</file>

<file path=Object 600/content.xml><?xml version="1.0" encoding="utf-8"?>
<math xmlns="http://www.w3.org/1998/Math/MathML">
  <semantics>
    <mrow>
      <mmultiscripts>
        <munder>
          <mo stretchy="false">∃</mo>
          <mn>2.0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K rsup S csub 2.0 (%alpha ):%alpha humnu </annotation>
  </semantics>
</math>
</file>

<file path=Object 601/content.xml><?xml version="1.0" encoding="utf-8"?>
<math xmlns="http://www.w3.org/1998/Math/MathML">
  <semantics>
    <mrow>
      <mmultiscripts>
        <munder>
          <mo stretchy="false">∀</mo>
          <mn>2.0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 csub 2.0 (%alpha ):%alpha humnu </annotation>
  </semantics>
</math>
</file>

<file path=Object 602/content.xml><?xml version="1.0" encoding="utf-8"?>
<math xmlns="http://www.w3.org/1998/Math/MathML">
  <semantics>
    <mrow>
      <mmultiscripts>
        <munder>
          <mo stretchy="false">∀</mo>
          <mn>2.0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0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 csub 2.0 (%alpha ) exists lsup K  csub 2.0 (%alpha ):%alpha humnu </annotation>
  </semantics>
</math>
</file>

<file path=Object 603/content.xml><?xml version="1.0" encoding="utf-8"?>
<math xmlns="http://www.w3.org/1998/Math/MathML">
  <semantics>
    <mrow>
      <mmultiscripts>
        <munder>
          <mo stretchy="false">∃</mo>
          <mn>2.0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K  csub 2.0 (%alpha ):%alpha humnu </annotation>
  </semantics>
</math>
</file>

<file path=Object 604/content.xml><?xml version="1.0" encoding="utf-8"?>
<math xmlns="http://www.w3.org/1998/Math/MathML">
  <semantics>
    <mrow>
      <mmultiscripts>
        <munder>
          <mo stretchy="false">∀</mo>
          <mn>2.0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O csub 2.0 (%alpha ):%alpha humnu </annotation>
  </semantics>
</math>
</file>

<file path=Object 605/content.xml><?xml version="1.0" encoding="utf-8"?>
<math xmlns="http://www.w3.org/1998/Math/MathML">
  <semantics>
    <mrow>
      <mmultiscripts>
        <munder>
          <mo stretchy="false">∀</mo>
          <mn>2.0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0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O csub 2.0 (%alpha ) exists lsup U rsup O csub 2.0 (%alpha ):%alpha humnu </annotation>
  </semantics>
</math>
</file>

<file path=Object 606/content.xml><?xml version="1.0" encoding="utf-8"?>
<math xmlns="http://www.w3.org/1998/Math/MathML">
  <semantics>
    <mrow>
      <mmultiscripts>
        <munder>
          <mo stretchy="false">∃</mo>
          <mn>2.0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U rsup O csub 2.0 (%alpha ):%alpha humnu </annotation>
  </semantics>
</math>
</file>

<file path=Object 607/content.xml><?xml version="1.0" encoding="utf-8"?>
<math xmlns="http://www.w3.org/1998/Math/MathML">
  <semantics>
    <mrow>
      <mmultiscripts>
        <munder>
          <mo stretchy="false">∀</mo>
          <mn>2.0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S csub 2.0 (%alpha ):%alpha humnu </annotation>
  </semantics>
</math>
</file>

<file path=Object 608/content.xml><?xml version="1.0" encoding="utf-8"?>
<math xmlns="http://www.w3.org/1998/Math/MathML">
  <semantics>
    <mrow>
      <mmultiscripts>
        <munder>
          <mo stretchy="false">∀</mo>
          <mn>2.0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0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S csub 2.0 (%alpha ) exists lsup U rsup S csub 2.0 (%alpha ):%alpha humnu </annotation>
  </semantics>
</math>
</file>

<file path=Object 609/content.xml><?xml version="1.0" encoding="utf-8"?>
<math xmlns="http://www.w3.org/1998/Math/MathML">
  <semantics>
    <mrow>
      <mmultiscripts>
        <munder>
          <mo stretchy="false">∃</mo>
          <mn>2.0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U rsup S csub 2.0 (%alpha ):%alpha humnu </annotation>
  </semantics>
</math>
</file>

<file path=Object 61/content.xml><?xml version="1.0" encoding="utf-8"?>
<math xmlns="http://www.w3.org/1998/Math/MathML">
  <semantics>
    <mrow>
      <mmultiscripts>
        <munder>
          <mo stretchy="false">∀</mo>
          <mn>0.y</mn>
        </munder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 csub 0.y (%alpha  , %beta ):%alpha namsaa %beta </annotation>
  </semantics>
</math>
</file>

<file path=Object 610/content.xml><?xml version="1.0" encoding="utf-8"?>
<math xmlns="http://www.w3.org/1998/Math/MathML">
  <semantics>
    <mrow>
      <mmultiscripts>
        <munder>
          <mo stretchy="false">∀</mo>
          <mn>2.0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 csub 2.0 (%alpha ):%alpha humnu </annotation>
  </semantics>
</math>
</file>

<file path=Object 611/content.xml><?xml version="1.0" encoding="utf-8"?>
<math xmlns="http://www.w3.org/1998/Math/MathML">
  <semantics>
    <mrow>
      <mmultiscripts>
        <munder>
          <mo stretchy="false">∀</mo>
          <mn>2.0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0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 csub 2.0 (%alpha ) exists lsup U  csub 2.0 (%alpha ):%alpha humnu </annotation>
  </semantics>
</math>
</file>

<file path=Object 612/content.xml><?xml version="1.0" encoding="utf-8"?>
<math xmlns="http://www.w3.org/1998/Math/MathML">
  <semantics>
    <mrow>
      <mmultiscripts>
        <munder>
          <mo stretchy="false">∃</mo>
          <mn>2.0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U  csub 2.0 (%alpha ):%alpha humnu </annotation>
  </semantics>
</math>
</file>

<file path=Object 613/content.xml><?xml version="1.0" encoding="utf-8"?>
<math xmlns="http://www.w3.org/1998/Math/MathML">
  <semantics>
    <mrow>
      <msup>
        <munder>
          <mo stretchy="false">∀</mo>
          <mn>2.0</mn>
        </munder>
        <mi>O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O csub 2.0 (%alpha ):%alpha humnu </annotation>
  </semantics>
</math>
</file>

<file path=Object 614/content.xml><?xml version="1.0" encoding="utf-8"?>
<math xmlns="http://www.w3.org/1998/Math/MathML">
  <semantics>
    <mrow>
      <msup>
        <munder>
          <mo stretchy="false">∀</mo>
          <mn>2.0</mn>
        </munder>
        <mi>O</mi>
      </msup>
      <mrow>
        <mo stretchy="false">(</mo>
        <mrow>
          <mo stretchy="false">α</mo>
        </mrow>
        <mo stretchy="false">)</mo>
      </mrow>
      <msup>
        <munder>
          <mo stretchy="false">∃</mo>
          <mn>2.0</mn>
        </munder>
        <mi>O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O csub 2.0 (%alpha ) exists  rsup O csub 2.0 (%alpha ):%alpha humnu </annotation>
  </semantics>
</math>
</file>

<file path=Object 615/content.xml><?xml version="1.0" encoding="utf-8"?>
<math xmlns="http://www.w3.org/1998/Math/MathML">
  <semantics>
    <mrow>
      <msup>
        <munder>
          <mo stretchy="false">∃</mo>
          <mn>2.0</mn>
        </munder>
        <mi>O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 rsup O csub 2.0 (%alpha ):%alpha humnu </annotation>
  </semantics>
</math>
</file>

<file path=Object 616/content.xml><?xml version="1.0" encoding="utf-8"?>
<math xmlns="http://www.w3.org/1998/Math/MathML">
  <semantics>
    <mrow>
      <msup>
        <munder>
          <mo stretchy="false">∀</mo>
          <mn>2.0</mn>
        </munder>
        <mi>S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S csub 2.0 (%alpha ):%alpha humnu </annotation>
  </semantics>
</math>
</file>

<file path=Object 617/content.xml><?xml version="1.0" encoding="utf-8"?>
<math xmlns="http://www.w3.org/1998/Math/MathML">
  <semantics>
    <mrow>
      <msup>
        <munder>
          <mo stretchy="false">∀</mo>
          <mn>2.0</mn>
        </munder>
        <mi>S</mi>
      </msup>
      <mrow>
        <mo stretchy="false">(</mo>
        <mrow>
          <mo stretchy="false">α</mo>
        </mrow>
        <mo stretchy="false">)</mo>
      </mrow>
      <msup>
        <munder>
          <mo stretchy="false">∃</mo>
          <mn>2.0</mn>
        </munder>
        <mi>S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S csub 2.0 (%alpha ) exists  rsup S csub 2.0 (%alpha ):%alpha humnu </annotation>
  </semantics>
</math>
</file>

<file path=Object 618/content.xml><?xml version="1.0" encoding="utf-8"?>
<math xmlns="http://www.w3.org/1998/Math/MathML">
  <semantics>
    <mrow>
      <msup>
        <munder>
          <mo stretchy="false">∃</mo>
          <mn>2.0</mn>
        </munder>
        <mi>S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 rsup S csub 2.0 (%alpha ):%alpha humnu </annotation>
  </semantics>
</math>
</file>

<file path=Object 619/content.xml><?xml version="1.0" encoding="utf-8"?>
<math xmlns="http://www.w3.org/1998/Math/MathML">
  <semantics>
    <mrow>
      <munder>
        <mo stretchy="false">∀</mo>
        <mn>2.0</mn>
      </munder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 csub 2.0 (%alpha ):%alpha humnu </annotation>
  </semantics>
</math>
</file>

<file path=Object 62/content.xml><?xml version="1.0" encoding="utf-8"?>
<math xmlns="http://www.w3.org/1998/Math/MathML">
  <semantics>
    <mrow>
      <mmultiscripts>
        <munder>
          <mo stretchy="false">∀</mo>
          <mn>0.y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y</mn>
        </munder>
        <mprescripts/>
        <none/>
        <mi>K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 csub 0.y (%alpha ) exists lsup K  csub 0.y (%beta ):%alpha namsaa %beta </annotation>
  </semantics>
</math>
</file>

<file path=Object 620/content.xml><?xml version="1.0" encoding="utf-8"?>
<math xmlns="http://www.w3.org/1998/Math/MathML">
  <semantics>
    <mrow>
      <munder>
        <mo stretchy="false">∀</mo>
        <mn>2.0</mn>
      </munder>
      <mrow>
        <mo stretchy="false">(</mo>
        <mrow>
          <mo stretchy="false">α</mo>
        </mrow>
        <mo stretchy="false">)</mo>
      </mrow>
      <munder>
        <mo stretchy="false">∃</mo>
        <mn>2.0</mn>
      </munder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 csub 2.0 (%alpha ) exists   csub 2.0 (%alpha ):%alpha humnu </annotation>
  </semantics>
</math>
</file>

<file path=Object 621/content.xml><?xml version="1.0" encoding="utf-8"?>
<math xmlns="http://www.w3.org/1998/Math/MathML">
  <semantics>
    <mrow>
      <munder>
        <mo stretchy="false">∃</mo>
        <mn>2.0</mn>
      </munder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  csub 2.0 (%alpha ):%alpha humnu </annotation>
  </semantics>
</math>
</file>

<file path=Object 622/content.xml><?xml version="1.0" encoding="utf-8"?>
<math xmlns="http://www.w3.org/1998/Math/MathML">
  <semantics>
    <mrow>
      <mmultiscripts>
        <munder>
          <mo stretchy="false">∀</mo>
          <mn>2.1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O csub 2.1 (%alpha ):%alpha humnu </annotation>
  </semantics>
</math>
</file>

<file path=Object 623/content.xml><?xml version="1.0" encoding="utf-8"?>
<math xmlns="http://www.w3.org/1998/Math/MathML">
  <semantics>
    <mrow>
      <mmultiscripts>
        <munder>
          <mo stretchy="false">∀</mo>
          <mn>2.1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1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O csub 2.1 (%alpha ) exists lsup K rsup O csub 2.1 (%alpha ):%alpha humnu </annotation>
  </semantics>
</math>
</file>

<file path=Object 624/content.xml><?xml version="1.0" encoding="utf-8"?>
<math xmlns="http://www.w3.org/1998/Math/MathML">
  <semantics>
    <mrow>
      <mmultiscripts>
        <munder>
          <mo stretchy="false">∃</mo>
          <mn>2.1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K rsup O csub 2.1 (%alpha ):%alpha humnu </annotation>
  </semantics>
</math>
</file>

<file path=Object 625/content.xml><?xml version="1.0" encoding="utf-8"?>
<math xmlns="http://www.w3.org/1998/Math/MathML">
  <semantics>
    <mrow>
      <mmultiscripts>
        <munder>
          <mo stretchy="false">∀</mo>
          <mn>2.1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S csub 2.1 (%alpha ):%alpha humnu </annotation>
  </semantics>
</math>
</file>

<file path=Object 626/content.xml><?xml version="1.0" encoding="utf-8"?>
<math xmlns="http://www.w3.org/1998/Math/MathML">
  <semantics>
    <mrow>
      <mmultiscripts>
        <munder>
          <mo stretchy="false">∀</mo>
          <mn>2.1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1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S csub 2.1 (%alpha ) exists lsup K rsup S csub 2.1 (%alpha ):%alpha humnu </annotation>
  </semantics>
</math>
</file>

<file path=Object 627/content.xml><?xml version="1.0" encoding="utf-8"?>
<math xmlns="http://www.w3.org/1998/Math/MathML">
  <semantics>
    <mrow>
      <mmultiscripts>
        <munder>
          <mo stretchy="false">∃</mo>
          <mn>2.1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K rsup S csub 2.1 (%alpha ):%alpha humnu </annotation>
  </semantics>
</math>
</file>

<file path=Object 628/content.xml><?xml version="1.0" encoding="utf-8"?>
<math xmlns="http://www.w3.org/1998/Math/MathML">
  <semantics>
    <mrow>
      <mmultiscripts>
        <munder>
          <mo stretchy="false">∀</mo>
          <mn>2.1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 csub 2.1 (%alpha ):%alpha humnu </annotation>
  </semantics>
</math>
</file>

<file path=Object 629/content.xml><?xml version="1.0" encoding="utf-8"?>
<math xmlns="http://www.w3.org/1998/Math/MathML">
  <semantics>
    <mrow>
      <mmultiscripts>
        <munder>
          <mo stretchy="false">∀</mo>
          <mn>2.1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1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 csub 2.1 (%alpha ) exists lsup K  csub 2.1 (%alpha ):%alpha humnu </annotation>
  </semantics>
</math>
</file>

<file path=Object 63/content.xml><?xml version="1.0" encoding="utf-8"?>
<math xmlns="http://www.w3.org/1998/Math/MathML">
  <semantics>
    <mrow>
      <mmultiscripts>
        <munder>
          <mo stretchy="false">∃</mo>
          <mn>0.y</mn>
        </munder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K  csub 0.y (%alpha  , %beta ):%alpha namsaa %beta </annotation>
  </semantics>
</math>
</file>

<file path=Object 630/content.xml><?xml version="1.0" encoding="utf-8"?>
<math xmlns="http://www.w3.org/1998/Math/MathML">
  <semantics>
    <mrow>
      <mmultiscripts>
        <munder>
          <mo stretchy="false">∃</mo>
          <mn>2.1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K  csub 2.1 (%alpha ):%alpha humnu </annotation>
  </semantics>
</math>
</file>

<file path=Object 631/content.xml><?xml version="1.0" encoding="utf-8"?>
<math xmlns="http://www.w3.org/1998/Math/MathML">
  <semantics>
    <mrow>
      <mmultiscripts>
        <munder>
          <mo stretchy="false">∀</mo>
          <mn>2.1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O csub 2.1 (%alpha ):%alpha humnu </annotation>
  </semantics>
</math>
</file>

<file path=Object 632/content.xml><?xml version="1.0" encoding="utf-8"?>
<math xmlns="http://www.w3.org/1998/Math/MathML">
  <semantics>
    <mrow>
      <mmultiscripts>
        <munder>
          <mo stretchy="false">∀</mo>
          <mn>2.1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1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O csub 2.1 (%alpha ) exists lsup U rsup O csub 2.1 (%alpha ):%alpha humnu </annotation>
  </semantics>
</math>
</file>

<file path=Object 633/content.xml><?xml version="1.0" encoding="utf-8"?>
<math xmlns="http://www.w3.org/1998/Math/MathML">
  <semantics>
    <mrow>
      <mmultiscripts>
        <munder>
          <mo stretchy="false">∃</mo>
          <mn>2.1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U rsup O csub 2.1 (%alpha ):%alpha humnu </annotation>
  </semantics>
</math>
</file>

<file path=Object 634/content.xml><?xml version="1.0" encoding="utf-8"?>
<math xmlns="http://www.w3.org/1998/Math/MathML">
  <semantics>
    <mrow>
      <mmultiscripts>
        <munder>
          <mo stretchy="false">∀</mo>
          <mn>2.1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S csub 2.1 (%alpha ):%alpha humnu </annotation>
  </semantics>
</math>
</file>

<file path=Object 635/content.xml><?xml version="1.0" encoding="utf-8"?>
<math xmlns="http://www.w3.org/1998/Math/MathML">
  <semantics>
    <mrow>
      <mmultiscripts>
        <munder>
          <mo stretchy="false">∀</mo>
          <mn>2.1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1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S csub 2.1 (%alpha ) exists lsup U rsup S csub 2.1 (%alpha ):%alpha humnu </annotation>
  </semantics>
</math>
</file>

<file path=Object 636/content.xml><?xml version="1.0" encoding="utf-8"?>
<math xmlns="http://www.w3.org/1998/Math/MathML">
  <semantics>
    <mrow>
      <mmultiscripts>
        <munder>
          <mo stretchy="false">∃</mo>
          <mn>2.1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U rsup S csub 2.1 (%alpha ):%alpha humnu </annotation>
  </semantics>
</math>
</file>

<file path=Object 637/content.xml><?xml version="1.0" encoding="utf-8"?>
<math xmlns="http://www.w3.org/1998/Math/MathML">
  <semantics>
    <mrow>
      <mmultiscripts>
        <munder>
          <mo stretchy="false">∀</mo>
          <mn>2.1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 csub 2.1 (%alpha ):%alpha humnu </annotation>
  </semantics>
</math>
</file>

<file path=Object 638/content.xml><?xml version="1.0" encoding="utf-8"?>
<math xmlns="http://www.w3.org/1998/Math/MathML">
  <semantics>
    <mrow>
      <mmultiscripts>
        <munder>
          <mo stretchy="false">∀</mo>
          <mn>2.1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1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 csub 2.1 (%alpha ) exists lsup U  csub 2.1 (%alpha ):%alpha humnu </annotation>
  </semantics>
</math>
</file>

<file path=Object 639/content.xml><?xml version="1.0" encoding="utf-8"?>
<math xmlns="http://www.w3.org/1998/Math/MathML">
  <semantics>
    <mrow>
      <mmultiscripts>
        <munder>
          <mo stretchy="false">∃</mo>
          <mn>2.1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U  csub 2.1 (%alpha ):%alpha humnu </annotation>
  </semantics>
</math>
</file>

<file path=Object 64/content.xml><?xml version="1.0" encoding="utf-8"?>
<math xmlns="http://www.w3.org/1998/Math/MathML">
  <semantics>
    <mrow>
      <mmultiscripts>
        <munder>
          <mo stretchy="false">∀</mo>
          <mn>0.y</mn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O csub 0.y (%alpha  , %beta ):%alpha namsaa %beta </annotation>
  </semantics>
</math>
</file>

<file path=Object 640/content.xml><?xml version="1.0" encoding="utf-8"?>
<math xmlns="http://www.w3.org/1998/Math/MathML">
  <semantics>
    <mrow>
      <msup>
        <munder>
          <mo stretchy="false">∀</mo>
          <mn>2.1</mn>
        </munder>
        <mi>O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O csub 2.1 (%alpha ):%alpha humnu </annotation>
  </semantics>
</math>
</file>

<file path=Object 641/content.xml><?xml version="1.0" encoding="utf-8"?>
<math xmlns="http://www.w3.org/1998/Math/MathML">
  <semantics>
    <mrow>
      <msup>
        <munder>
          <mo stretchy="false">∀</mo>
          <mn>2.1</mn>
        </munder>
        <mi>O</mi>
      </msup>
      <mrow>
        <mo stretchy="false">(</mo>
        <mrow>
          <mo stretchy="false">α</mo>
        </mrow>
        <mo stretchy="false">)</mo>
      </mrow>
      <msup>
        <munder>
          <mo stretchy="false">∃</mo>
          <mn>2.1</mn>
        </munder>
        <mi>O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O csub 2.1 (%alpha ) exists  rsup O csub 2.1 (%alpha ):%alpha humnu </annotation>
  </semantics>
</math>
</file>

<file path=Object 642/content.xml><?xml version="1.0" encoding="utf-8"?>
<math xmlns="http://www.w3.org/1998/Math/MathML">
  <semantics>
    <mrow>
      <msup>
        <munder>
          <mo stretchy="false">∃</mo>
          <mn>2.1</mn>
        </munder>
        <mi>O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 rsup O csub 2.1 (%alpha ):%alpha humnu </annotation>
  </semantics>
</math>
</file>

<file path=Object 643/content.xml><?xml version="1.0" encoding="utf-8"?>
<math xmlns="http://www.w3.org/1998/Math/MathML">
  <semantics>
    <mrow>
      <msup>
        <munder>
          <mo stretchy="false">∀</mo>
          <mn>2.1</mn>
        </munder>
        <mi>S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S csub 2.1 (%alpha ):%alpha humnu </annotation>
  </semantics>
</math>
</file>

<file path=Object 644/content.xml><?xml version="1.0" encoding="utf-8"?>
<math xmlns="http://www.w3.org/1998/Math/MathML">
  <semantics>
    <mrow>
      <msup>
        <munder>
          <mo stretchy="false">∀</mo>
          <mn>2.1</mn>
        </munder>
        <mi>S</mi>
      </msup>
      <mrow>
        <mo stretchy="false">(</mo>
        <mrow>
          <mo stretchy="false">α</mo>
        </mrow>
        <mo stretchy="false">)</mo>
      </mrow>
      <msup>
        <munder>
          <mo stretchy="false">∃</mo>
          <mn>2.1</mn>
        </munder>
        <mi>S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S csub 2.1 (%alpha ) exists  rsup S csub 2.1 (%alpha ):%alpha humnu </annotation>
  </semantics>
</math>
</file>

<file path=Object 645/content.xml><?xml version="1.0" encoding="utf-8"?>
<math xmlns="http://www.w3.org/1998/Math/MathML">
  <semantics>
    <mrow>
      <msup>
        <munder>
          <mo stretchy="false">∃</mo>
          <mn>2.1</mn>
        </munder>
        <mi>S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 rsup S csub 2.1 (%alpha ):%alpha humnu </annotation>
  </semantics>
</math>
</file>

<file path=Object 646/content.xml><?xml version="1.0" encoding="utf-8"?>
<math xmlns="http://www.w3.org/1998/Math/MathML">
  <semantics>
    <mrow>
      <munder>
        <mo stretchy="false">∀</mo>
        <mn>2.1</mn>
      </munder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 csub 2.1 (%alpha ):%alpha humnu </annotation>
  </semantics>
</math>
</file>

<file path=Object 647/content.xml><?xml version="1.0" encoding="utf-8"?>
<math xmlns="http://www.w3.org/1998/Math/MathML">
  <semantics>
    <mrow>
      <munder>
        <mo stretchy="false">∀</mo>
        <mn>2.1</mn>
      </munder>
      <mrow>
        <mo stretchy="false">(</mo>
        <mrow>
          <mo stretchy="false">α</mo>
        </mrow>
        <mo stretchy="false">)</mo>
      </mrow>
      <munder>
        <mo stretchy="false">∃</mo>
        <mn>2.1</mn>
      </munder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 csub 2.1 (%alpha ) exists   csub 2.1 (%alpha ):%alpha humnu </annotation>
  </semantics>
</math>
</file>

<file path=Object 648/content.xml><?xml version="1.0" encoding="utf-8"?>
<math xmlns="http://www.w3.org/1998/Math/MathML">
  <semantics>
    <mrow>
      <munder>
        <mo stretchy="false">∃</mo>
        <mn>2.1</mn>
      </munder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  csub 2.1 (%alpha ):%alpha humnu </annotation>
  </semantics>
</math>
</file>

<file path=Object 649/content.xml><?xml version="1.0" encoding="utf-8"?>
<math xmlns="http://www.w3.org/1998/Math/MathML">
  <semantics>
    <mrow>
      <mmultiscripts>
        <munder>
          <mo stretchy="false">∀</mo>
          <mn>2.y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O csub 2.y (%alpha ):%alpha humnu </annotation>
  </semantics>
</math>
</file>

<file path=Object 65/content.xml><?xml version="1.0" encoding="utf-8"?>
<math xmlns="http://www.w3.org/1998/Math/MathML">
  <semantics>
    <mrow>
      <mmultiscripts>
        <munder>
          <mo stretchy="false">∀</mo>
          <mn>0.y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y</mn>
        </munder>
        <none/>
        <mi>O</mi>
        <mprescripts/>
        <none/>
        <mi>U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O csub 0.y (%alpha ) exists lsup U rsup O csub 0.y (%beta ):%alpha namsaa %beta </annotation>
  </semantics>
</math>
</file>

<file path=Object 650/content.xml><?xml version="1.0" encoding="utf-8"?>
<math xmlns="http://www.w3.org/1998/Math/MathML">
  <semantics>
    <mrow>
      <mmultiscripts>
        <munder>
          <mo stretchy="false">∀</mo>
          <mn>2.y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y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O csub 2.y (%alpha ) exists lsup K rsup O csub 2.y (%alpha ):%alpha humnu </annotation>
  </semantics>
</math>
</file>

<file path=Object 651/content.xml><?xml version="1.0" encoding="utf-8"?>
<math xmlns="http://www.w3.org/1998/Math/MathML">
  <semantics>
    <mrow>
      <mmultiscripts>
        <munder>
          <mo stretchy="false">∃</mo>
          <mn>2.y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K rsup O csub 2.y (%alpha ):%alpha humnu </annotation>
  </semantics>
</math>
</file>

<file path=Object 652/content.xml><?xml version="1.0" encoding="utf-8"?>
<math xmlns="http://www.w3.org/1998/Math/MathML">
  <semantics>
    <mrow>
      <mmultiscripts>
        <munder>
          <mo stretchy="false">∀</mo>
          <mn>2.y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S csub 2.y (%alpha ):%alpha humnu </annotation>
  </semantics>
</math>
</file>

<file path=Object 653/content.xml><?xml version="1.0" encoding="utf-8"?>
<math xmlns="http://www.w3.org/1998/Math/MathML">
  <semantics>
    <mrow>
      <mmultiscripts>
        <munder>
          <mo stretchy="false">∀</mo>
          <mn>2.y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y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S csub 2.y (%alpha ) exists lsup K rsup S csub 2.y (%alpha ):%alpha humnu </annotation>
  </semantics>
</math>
</file>

<file path=Object 654/content.xml><?xml version="1.0" encoding="utf-8"?>
<math xmlns="http://www.w3.org/1998/Math/MathML">
  <semantics>
    <mrow>
      <mmultiscripts>
        <munder>
          <mo stretchy="false">∃</mo>
          <mn>2.y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K rsup S csub 2.y (%alpha ):%alpha humnu </annotation>
  </semantics>
</math>
</file>

<file path=Object 655/content.xml><?xml version="1.0" encoding="utf-8"?>
<math xmlns="http://www.w3.org/1998/Math/MathML">
  <semantics>
    <mrow>
      <mmultiscripts>
        <munder>
          <mo stretchy="false">∀</mo>
          <mn>2.y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 csub 2.y (%alpha ):%alpha humnu </annotation>
  </semantics>
</math>
</file>

<file path=Object 656/content.xml><?xml version="1.0" encoding="utf-8"?>
<math xmlns="http://www.w3.org/1998/Math/MathML">
  <semantics>
    <mrow>
      <mmultiscripts>
        <munder>
          <mo stretchy="false">∀</mo>
          <mn>2.y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y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 csub 2.y (%alpha ) exists lsup K  csub 2.y (%alpha ):%alpha humnu </annotation>
  </semantics>
</math>
</file>

<file path=Object 657/content.xml><?xml version="1.0" encoding="utf-8"?>
<math xmlns="http://www.w3.org/1998/Math/MathML">
  <semantics>
    <mrow>
      <mmultiscripts>
        <munder>
          <mo stretchy="false">∃</mo>
          <mn>2.y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K  csub 2.y (%alpha ):%alpha humnu </annotation>
  </semantics>
</math>
</file>

<file path=Object 658/content.xml><?xml version="1.0" encoding="utf-8"?>
<math xmlns="http://www.w3.org/1998/Math/MathML">
  <semantics>
    <mrow>
      <mmultiscripts>
        <munder>
          <mo stretchy="false">∀</mo>
          <mn>2.y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O csub 2.y (%alpha ):%alpha humnu </annotation>
  </semantics>
</math>
</file>

<file path=Object 659/content.xml><?xml version="1.0" encoding="utf-8"?>
<math xmlns="http://www.w3.org/1998/Math/MathML">
  <semantics>
    <mrow>
      <mmultiscripts>
        <munder>
          <mo stretchy="false">∀</mo>
          <mn>2.y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y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O csub 2.y (%alpha ) exists lsup U rsup O csub 2.y (%alpha ):%alpha humnu </annotation>
  </semantics>
</math>
</file>

<file path=Object 66/content.xml><?xml version="1.0" encoding="utf-8"?>
<math xmlns="http://www.w3.org/1998/Math/MathML">
  <semantics>
    <mrow>
      <mmultiscripts>
        <munder>
          <mo stretchy="false">∃</mo>
          <mn>0.y</mn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U rsup O csub 0.y (%alpha  , %beta ):%alpha namsaa %beta </annotation>
  </semantics>
</math>
</file>

<file path=Object 660/content.xml><?xml version="1.0" encoding="utf-8"?>
<math xmlns="http://www.w3.org/1998/Math/MathML">
  <semantics>
    <mrow>
      <mmultiscripts>
        <munder>
          <mo stretchy="false">∃</mo>
          <mn>2.y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U rsup O csub 2.y (%alpha ):%alpha humnu </annotation>
  </semantics>
</math>
</file>

<file path=Object 661/content.xml><?xml version="1.0" encoding="utf-8"?>
<math xmlns="http://www.w3.org/1998/Math/MathML">
  <semantics>
    <mrow>
      <mmultiscripts>
        <munder>
          <mo stretchy="false">∀</mo>
          <mn>2.y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S csub 2.y (%alpha ):%alpha humnu </annotation>
  </semantics>
</math>
</file>

<file path=Object 662/content.xml><?xml version="1.0" encoding="utf-8"?>
<math xmlns="http://www.w3.org/1998/Math/MathML">
  <semantics>
    <mrow>
      <mmultiscripts>
        <munder>
          <mo stretchy="false">∀</mo>
          <mn>2.y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y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S csub 2.y (%alpha ) exists lsup U rsup S csub 2.y (%alpha ):%alpha humnu </annotation>
  </semantics>
</math>
</file>

<file path=Object 663/content.xml><?xml version="1.0" encoding="utf-8"?>
<math xmlns="http://www.w3.org/1998/Math/MathML">
  <semantics>
    <mrow>
      <mmultiscripts>
        <munder>
          <mo stretchy="false">∃</mo>
          <mn>2.y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U rsup S csub 2.y (%alpha ):%alpha humnu </annotation>
  </semantics>
</math>
</file>

<file path=Object 664/content.xml><?xml version="1.0" encoding="utf-8"?>
<math xmlns="http://www.w3.org/1998/Math/MathML">
  <semantics>
    <mrow>
      <mmultiscripts>
        <munder>
          <mo stretchy="false">∀</mo>
          <mn>2.y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 csub 2.y (%alpha ):%alpha humnu </annotation>
  </semantics>
</math>
</file>

<file path=Object 665/content.xml><?xml version="1.0" encoding="utf-8"?>
<math xmlns="http://www.w3.org/1998/Math/MathML">
  <semantics>
    <mrow>
      <mmultiscripts>
        <munder>
          <mo stretchy="false">∀</mo>
          <mn>2.y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2.y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 csub 2.y (%alpha ) exists lsup U  csub 2.y (%alpha ):%alpha humnu </annotation>
  </semantics>
</math>
</file>

<file path=Object 666/content.xml><?xml version="1.0" encoding="utf-8"?>
<math xmlns="http://www.w3.org/1998/Math/MathML">
  <semantics>
    <mrow>
      <mmultiscripts>
        <munder>
          <mo stretchy="false">∃</mo>
          <mn>2.y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U  csub 2.y (%alpha ):%alpha humnu </annotation>
  </semantics>
</math>
</file>

<file path=Object 667/content.xml><?xml version="1.0" encoding="utf-8"?>
<math xmlns="http://www.w3.org/1998/Math/MathML">
  <semantics>
    <mrow>
      <msup>
        <munder>
          <mo stretchy="false">∀</mo>
          <mn>2.y</mn>
        </munder>
        <mi>O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O csub 2.y (%alpha ):%alpha humnu </annotation>
  </semantics>
</math>
</file>

<file path=Object 668/content.xml><?xml version="1.0" encoding="utf-8"?>
<math xmlns="http://www.w3.org/1998/Math/MathML">
  <semantics>
    <mrow>
      <msup>
        <munder>
          <mo stretchy="false">∀</mo>
          <mn>2.y</mn>
        </munder>
        <mi>O</mi>
      </msup>
      <mrow>
        <mo stretchy="false">(</mo>
        <mrow>
          <mo stretchy="false">α</mo>
        </mrow>
        <mo stretchy="false">)</mo>
      </mrow>
      <msup>
        <munder>
          <mo stretchy="false">∃</mo>
          <mn>2.y</mn>
        </munder>
        <mi>O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O csub 2.y (%alpha ) exists  rsup O csub 2.y (%alpha ):%alpha humnu </annotation>
  </semantics>
</math>
</file>

<file path=Object 669/content.xml><?xml version="1.0" encoding="utf-8"?>
<math xmlns="http://www.w3.org/1998/Math/MathML">
  <semantics>
    <mrow>
      <msup>
        <munder>
          <mo stretchy="false">∃</mo>
          <mn>2.y</mn>
        </munder>
        <mi>O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 rsup O csub 2.y (%alpha ):%alpha humnu </annotation>
  </semantics>
</math>
</file>

<file path=Object 67/content.xml><?xml version="1.0" encoding="utf-8"?>
<math xmlns="http://www.w3.org/1998/Math/MathML">
  <semantics>
    <mrow>
      <mmultiscripts>
        <munder>
          <mo stretchy="false">∀</mo>
          <mn>0.y</mn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S csub 0.y (%alpha  , %beta ):%alpha namsaa %beta </annotation>
  </semantics>
</math>
</file>

<file path=Object 670/content.xml><?xml version="1.0" encoding="utf-8"?>
<math xmlns="http://www.w3.org/1998/Math/MathML">
  <semantics>
    <mrow>
      <msup>
        <munder>
          <mo stretchy="false">∀</mo>
          <mn>2.y</mn>
        </munder>
        <mi>S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S csub 2.y (%alpha ):%alpha humnu </annotation>
  </semantics>
</math>
</file>

<file path=Object 671/content.xml><?xml version="1.0" encoding="utf-8"?>
<math xmlns="http://www.w3.org/1998/Math/MathML">
  <semantics>
    <mrow>
      <msup>
        <munder>
          <mo stretchy="false">∀</mo>
          <mn>2.y</mn>
        </munder>
        <mi>S</mi>
      </msup>
      <mrow>
        <mo stretchy="false">(</mo>
        <mrow>
          <mo stretchy="false">α</mo>
        </mrow>
        <mo stretchy="false">)</mo>
      </mrow>
      <msup>
        <munder>
          <mo stretchy="false">∃</mo>
          <mn>2.y</mn>
        </munder>
        <mi>S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S csub 2.y (%alpha ) exists  rsup S csub 2.y (%alpha ):%alpha humnu </annotation>
  </semantics>
</math>
</file>

<file path=Object 672/content.xml><?xml version="1.0" encoding="utf-8"?>
<math xmlns="http://www.w3.org/1998/Math/MathML">
  <semantics>
    <mrow>
      <msup>
        <munder>
          <mo stretchy="false">∃</mo>
          <mn>2.y</mn>
        </munder>
        <mi>S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 rsup S csub 2.y (%alpha ):%alpha humnu </annotation>
  </semantics>
</math>
</file>

<file path=Object 673/content.xml><?xml version="1.0" encoding="utf-8"?>
<math xmlns="http://www.w3.org/1998/Math/MathML">
  <semantics>
    <mrow>
      <munder>
        <mo stretchy="false">∀</mo>
        <mn>2.y</mn>
      </munder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 csub 2.y (%alpha ):%alpha humnu </annotation>
  </semantics>
</math>
</file>

<file path=Object 674/content.xml><?xml version="1.0" encoding="utf-8"?>
<math xmlns="http://www.w3.org/1998/Math/MathML">
  <semantics>
    <mrow>
      <munder>
        <mo stretchy="false">∀</mo>
        <mn>2.y</mn>
      </munder>
      <mrow>
        <mo stretchy="false">(</mo>
        <mrow>
          <mo stretchy="false">α</mo>
        </mrow>
        <mo stretchy="false">)</mo>
      </mrow>
      <munder>
        <mo stretchy="false">∃</mo>
        <mn>2.y</mn>
      </munder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 csub 2.y (%alpha ) exists   csub 2.y (%alpha ):%alpha humnu </annotation>
  </semantics>
</math>
</file>

<file path=Object 675/content.xml><?xml version="1.0" encoding="utf-8"?>
<math xmlns="http://www.w3.org/1998/Math/MathML">
  <semantics>
    <mrow>
      <munder>
        <mo stretchy="false">∃</mo>
        <mn>2.y</mn>
      </munder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  csub 2.y (%alpha ):%alpha humnu </annotation>
  </semantics>
</math>
</file>

<file path=Object 676/content.xml><?xml version="1.0" encoding="utf-8"?>
<math xmlns="http://www.w3.org/1998/Math/MathML">
  <semantics>
    <mrow>
      <mmultiscripts>
        <munder>
          <mo stretchy="false">∀</mo>
          <mn>3.0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O csub 3.0 (%alpha ):%alpha humnu </annotation>
  </semantics>
</math>
</file>

<file path=Object 677/content.xml><?xml version="1.0" encoding="utf-8"?>
<math xmlns="http://www.w3.org/1998/Math/MathML">
  <semantics>
    <mrow>
      <mmultiscripts>
        <munder>
          <mo stretchy="false">∀</mo>
          <mn>3.0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0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O csub 3.0 (%alpha ) exists lsup K rsup O csub 3.0 (%alpha ):%alpha humnu </annotation>
  </semantics>
</math>
</file>

<file path=Object 678/content.xml><?xml version="1.0" encoding="utf-8"?>
<math xmlns="http://www.w3.org/1998/Math/MathML">
  <semantics>
    <mrow>
      <mmultiscripts>
        <munder>
          <mo stretchy="false">∃</mo>
          <mn>3.0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K rsup O csub 3.0 (%alpha ):%alpha humnu </annotation>
  </semantics>
</math>
</file>

<file path=Object 679/content.xml><?xml version="1.0" encoding="utf-8"?>
<math xmlns="http://www.w3.org/1998/Math/MathML">
  <semantics>
    <mrow>
      <mmultiscripts>
        <munder>
          <mo stretchy="false">∀</mo>
          <mn>3.0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S csub 3.0 (%alpha ):%alpha humnu </annotation>
  </semantics>
</math>
</file>

<file path=Object 68/content.xml><?xml version="1.0" encoding="utf-8"?>
<math xmlns="http://www.w3.org/1998/Math/MathML">
  <semantics>
    <mrow>
      <mmultiscripts>
        <munder>
          <mo stretchy="false">∀</mo>
          <mn>0.y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y</mn>
        </munder>
        <none/>
        <mi>S</mi>
        <mprescripts/>
        <none/>
        <mi>U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S csub 0.y (%alpha ) exists lsup U rsup S csub 0.y (%beta ):%alpha namsaa %beta </annotation>
  </semantics>
</math>
</file>

<file path=Object 680/content.xml><?xml version="1.0" encoding="utf-8"?>
<math xmlns="http://www.w3.org/1998/Math/MathML">
  <semantics>
    <mrow>
      <mmultiscripts>
        <munder>
          <mo stretchy="false">∀</mo>
          <mn>3.0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0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S csub 3.0 (%alpha ) exists lsup K rsup S csub 3.0 (%alpha ):%alpha humnu </annotation>
  </semantics>
</math>
</file>

<file path=Object 681/content.xml><?xml version="1.0" encoding="utf-8"?>
<math xmlns="http://www.w3.org/1998/Math/MathML">
  <semantics>
    <mrow>
      <mmultiscripts>
        <munder>
          <mo stretchy="false">∃</mo>
          <mn>3.0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K rsup S csub 3.0 (%alpha ):%alpha humnu </annotation>
  </semantics>
</math>
</file>

<file path=Object 682/content.xml><?xml version="1.0" encoding="utf-8"?>
<math xmlns="http://www.w3.org/1998/Math/MathML">
  <semantics>
    <mrow>
      <mmultiscripts>
        <munder>
          <mo stretchy="false">∀</mo>
          <mn>3.0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 csub 3.0 (%alpha ):%alpha humnu </annotation>
  </semantics>
</math>
</file>

<file path=Object 683/content.xml><?xml version="1.0" encoding="utf-8"?>
<math xmlns="http://www.w3.org/1998/Math/MathML">
  <semantics>
    <mrow>
      <mmultiscripts>
        <munder>
          <mo stretchy="false">∀</mo>
          <mn>3.0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0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 csub 3.0 (%alpha ) exists lsup K  csub 3.0 (%alpha ):%alpha humnu </annotation>
  </semantics>
</math>
</file>

<file path=Object 684/content.xml><?xml version="1.0" encoding="utf-8"?>
<math xmlns="http://www.w3.org/1998/Math/MathML">
  <semantics>
    <mrow>
      <mmultiscripts>
        <munder>
          <mo stretchy="false">∃</mo>
          <mn>3.0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K  csub 3.0 (%alpha ):%alpha humnu </annotation>
  </semantics>
</math>
</file>

<file path=Object 685/content.xml><?xml version="1.0" encoding="utf-8"?>
<math xmlns="http://www.w3.org/1998/Math/MathML">
  <semantics>
    <mrow>
      <mmultiscripts>
        <munder>
          <mo stretchy="false">∀</mo>
          <mn>3.0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O csub 3.0 (%alpha ):%alpha humnu </annotation>
  </semantics>
</math>
</file>

<file path=Object 686/content.xml><?xml version="1.0" encoding="utf-8"?>
<math xmlns="http://www.w3.org/1998/Math/MathML">
  <semantics>
    <mrow>
      <mmultiscripts>
        <munder>
          <mo stretchy="false">∀</mo>
          <mn>3.0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0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O csub 3.0 (%alpha ) exists lsup U rsup O csub 3.0 (%alpha ):%alpha humnu </annotation>
  </semantics>
</math>
</file>

<file path=Object 687/content.xml><?xml version="1.0" encoding="utf-8"?>
<math xmlns="http://www.w3.org/1998/Math/MathML">
  <semantics>
    <mrow>
      <mmultiscripts>
        <munder>
          <mo stretchy="false">∃</mo>
          <mn>3.0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U rsup O csub 3.0 (%alpha ):%alpha humnu </annotation>
  </semantics>
</math>
</file>

<file path=Object 688/content.xml><?xml version="1.0" encoding="utf-8"?>
<math xmlns="http://www.w3.org/1998/Math/MathML">
  <semantics>
    <mrow>
      <mmultiscripts>
        <munder>
          <mo stretchy="false">∀</mo>
          <mn>3.0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S csub 3.0 (%alpha ):%alpha humnu </annotation>
  </semantics>
</math>
</file>

<file path=Object 689/content.xml><?xml version="1.0" encoding="utf-8"?>
<math xmlns="http://www.w3.org/1998/Math/MathML">
  <semantics>
    <mrow>
      <mmultiscripts>
        <munder>
          <mo stretchy="false">∀</mo>
          <mn>3.0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0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S csub 3.0 (%alpha ) exists lsup U rsup S csub 3.0 (%alpha ):%alpha humnu </annotation>
  </semantics>
</math>
</file>

<file path=Object 69/content.xml><?xml version="1.0" encoding="utf-8"?>
<math xmlns="http://www.w3.org/1998/Math/MathML">
  <semantics>
    <mrow>
      <mmultiscripts>
        <munder>
          <mo stretchy="false">∃</mo>
          <mn>0.y</mn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U rsup S csub 0.y (%alpha  , %beta ):%alpha namsaa %beta </annotation>
  </semantics>
</math>
</file>

<file path=Object 690/content.xml><?xml version="1.0" encoding="utf-8"?>
<math xmlns="http://www.w3.org/1998/Math/MathML">
  <semantics>
    <mrow>
      <mmultiscripts>
        <munder>
          <mo stretchy="false">∃</mo>
          <mn>3.0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U rsup S csub 3.0 (%alpha ):%alpha humnu </annotation>
  </semantics>
</math>
</file>

<file path=Object 691/content.xml><?xml version="1.0" encoding="utf-8"?>
<math xmlns="http://www.w3.org/1998/Math/MathML">
  <semantics>
    <mrow>
      <mmultiscripts>
        <munder>
          <mo stretchy="false">∀</mo>
          <mn>3.0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 csub 3.0 (%alpha ):%alpha humnu </annotation>
  </semantics>
</math>
</file>

<file path=Object 692/content.xml><?xml version="1.0" encoding="utf-8"?>
<math xmlns="http://www.w3.org/1998/Math/MathML">
  <semantics>
    <mrow>
      <mmultiscripts>
        <munder>
          <mo stretchy="false">∀</mo>
          <mn>3.0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0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 csub 3.0 (%alpha ) exists lsup U  csub 3.0 (%alpha ):%alpha humnu </annotation>
  </semantics>
</math>
</file>

<file path=Object 693/content.xml><?xml version="1.0" encoding="utf-8"?>
<math xmlns="http://www.w3.org/1998/Math/MathML">
  <semantics>
    <mrow>
      <mmultiscripts>
        <munder>
          <mo stretchy="false">∃</mo>
          <mn>3.0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U  csub 3.0 (%alpha ):%alpha humnu </annotation>
  </semantics>
</math>
</file>

<file path=Object 694/content.xml><?xml version="1.0" encoding="utf-8"?>
<math xmlns="http://www.w3.org/1998/Math/MathML">
  <semantics>
    <mrow>
      <msup>
        <munder>
          <mo stretchy="false">∀</mo>
          <mn>3.0</mn>
        </munder>
        <mi>O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O csub 3.0 (%alpha ):%alpha humnu </annotation>
  </semantics>
</math>
</file>

<file path=Object 695/content.xml><?xml version="1.0" encoding="utf-8"?>
<math xmlns="http://www.w3.org/1998/Math/MathML">
  <semantics>
    <mrow>
      <msup>
        <munder>
          <mo stretchy="false">∀</mo>
          <mn>3.0</mn>
        </munder>
        <mi>O</mi>
      </msup>
      <mrow>
        <mo stretchy="false">(</mo>
        <mrow>
          <mo stretchy="false">α</mo>
        </mrow>
        <mo stretchy="false">)</mo>
      </mrow>
      <msup>
        <munder>
          <mo stretchy="false">∃</mo>
          <mn>3.0</mn>
        </munder>
        <mi>O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O csub 3.0 (%alpha ) exists  rsup O csub 3.0 (%alpha ):%alpha humnu </annotation>
  </semantics>
</math>
</file>

<file path=Object 696/content.xml><?xml version="1.0" encoding="utf-8"?>
<math xmlns="http://www.w3.org/1998/Math/MathML">
  <semantics>
    <mrow>
      <msup>
        <munder>
          <mo stretchy="false">∃</mo>
          <mn>3.0</mn>
        </munder>
        <mi>O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 rsup O csub 3.0 (%alpha ):%alpha humnu </annotation>
  </semantics>
</math>
</file>

<file path=Object 697/content.xml><?xml version="1.0" encoding="utf-8"?>
<math xmlns="http://www.w3.org/1998/Math/MathML">
  <semantics>
    <mrow>
      <msup>
        <munder>
          <mo stretchy="false">∀</mo>
          <mn>3.0</mn>
        </munder>
        <mi>S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S csub 3.0 (%alpha ):%alpha humnu </annotation>
  </semantics>
</math>
</file>

<file path=Object 698/content.xml><?xml version="1.0" encoding="utf-8"?>
<math xmlns="http://www.w3.org/1998/Math/MathML">
  <semantics>
    <mrow>
      <msup>
        <munder>
          <mo stretchy="false">∀</mo>
          <mn>3.0</mn>
        </munder>
        <mi>S</mi>
      </msup>
      <mrow>
        <mo stretchy="false">(</mo>
        <mrow>
          <mo stretchy="false">α</mo>
        </mrow>
        <mo stretchy="false">)</mo>
      </mrow>
      <msup>
        <munder>
          <mo stretchy="false">∃</mo>
          <mn>3.0</mn>
        </munder>
        <mi>S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S csub 3.0 (%alpha ) exists  rsup S csub 3.0 (%alpha ):%alpha humnu </annotation>
  </semantics>
</math>
</file>

<file path=Object 699/content.xml><?xml version="1.0" encoding="utf-8"?>
<math xmlns="http://www.w3.org/1998/Math/MathML">
  <semantics>
    <mrow>
      <msup>
        <munder>
          <mo stretchy="false">∃</mo>
          <mn>3.0</mn>
        </munder>
        <mi>S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 rsup S csub 3.0 (%alpha ):%alpha humnu </annotation>
  </semantics>
</math>
</file>

<file path=Object 7/content.xml><?xml version="1.0" encoding="utf-8"?>
<math xmlns="http://www.w3.org/1998/Math/MathML">
  <semantics>
    <mrow>
      <mmultiscripts>
        <munder>
          <mo stretchy="false">∀</mo>
          <mn>0.0</mn>
        </munder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 csub 0.0 (%alpha  , %beta ):%alpha namsaa %beta </annotation>
  </semantics>
</math>
</file>

<file path=Object 70/content.xml><?xml version="1.0" encoding="utf-8"?>
<math xmlns="http://www.w3.org/1998/Math/MathML">
  <semantics>
    <mrow>
      <mmultiscripts>
        <munder>
          <mo stretchy="false">∀</mo>
          <mn>0.y</mn>
        </munder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 csub 0.y (%alpha  , %beta ):%alpha namsaa %beta </annotation>
  </semantics>
</math>
</file>

<file path=Object 700/content.xml><?xml version="1.0" encoding="utf-8"?>
<math xmlns="http://www.w3.org/1998/Math/MathML">
  <semantics>
    <mrow>
      <munder>
        <mo stretchy="false">∀</mo>
        <mn>3.0</mn>
      </munder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 csub 3.0 (%alpha ):%alpha humnu </annotation>
  </semantics>
</math>
</file>

<file path=Object 701/content.xml><?xml version="1.0" encoding="utf-8"?>
<math xmlns="http://www.w3.org/1998/Math/MathML">
  <semantics>
    <mrow>
      <munder>
        <mo stretchy="false">∀</mo>
        <mn>3.0</mn>
      </munder>
      <mrow>
        <mo stretchy="false">(</mo>
        <mrow>
          <mo stretchy="false">α</mo>
        </mrow>
        <mo stretchy="false">)</mo>
      </mrow>
      <munder>
        <mo stretchy="false">∃</mo>
        <mn>3.0</mn>
      </munder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 csub 3.0 (%alpha ) exists   csub 3.0 (%alpha ):%alpha humnu </annotation>
  </semantics>
</math>
</file>

<file path=Object 702/content.xml><?xml version="1.0" encoding="utf-8"?>
<math xmlns="http://www.w3.org/1998/Math/MathML">
  <semantics>
    <mrow>
      <munder>
        <mo stretchy="false">∃</mo>
        <mn>3.0</mn>
      </munder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  csub 3.0 (%alpha ):%alpha humnu </annotation>
  </semantics>
</math>
</file>

<file path=Object 703/content.xml><?xml version="1.0" encoding="utf-8"?>
<math xmlns="http://www.w3.org/1998/Math/MathML">
  <semantics>
    <mrow>
      <mmultiscripts>
        <munder>
          <mo stretchy="false">∀</mo>
          <mn>3.1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O csub 3.1 (%alpha ):%alpha humnu </annotation>
  </semantics>
</math>
</file>

<file path=Object 704/content.xml><?xml version="1.0" encoding="utf-8"?>
<math xmlns="http://www.w3.org/1998/Math/MathML">
  <semantics>
    <mrow>
      <mmultiscripts>
        <munder>
          <mo stretchy="false">∀</mo>
          <mn>3.1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1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O csub 3.1 (%alpha ) exists lsup K rsup O csub 3.1 (%alpha ):%alpha humnu </annotation>
  </semantics>
</math>
</file>

<file path=Object 705/content.xml><?xml version="1.0" encoding="utf-8"?>
<math xmlns="http://www.w3.org/1998/Math/MathML">
  <semantics>
    <mrow>
      <mmultiscripts>
        <munder>
          <mo stretchy="false">∃</mo>
          <mn>3.1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K rsup O csub 3.1 (%alpha ):%alpha humnu </annotation>
  </semantics>
</math>
</file>

<file path=Object 706/content.xml><?xml version="1.0" encoding="utf-8"?>
<math xmlns="http://www.w3.org/1998/Math/MathML">
  <semantics>
    <mrow>
      <mmultiscripts>
        <munder>
          <mo stretchy="false">∀</mo>
          <mn>3.1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S csub 3.1 (%alpha ):%alpha humnu </annotation>
  </semantics>
</math>
</file>

<file path=Object 707/content.xml><?xml version="1.0" encoding="utf-8"?>
<math xmlns="http://www.w3.org/1998/Math/MathML">
  <semantics>
    <mrow>
      <mmultiscripts>
        <munder>
          <mo stretchy="false">∀</mo>
          <mn>3.1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1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S csub 3.1 (%alpha ) exists lsup K rsup S csub 3.1 (%alpha ):%alpha humnu </annotation>
  </semantics>
</math>
</file>

<file path=Object 708/content.xml><?xml version="1.0" encoding="utf-8"?>
<math xmlns="http://www.w3.org/1998/Math/MathML">
  <semantics>
    <mrow>
      <mmultiscripts>
        <munder>
          <mo stretchy="false">∃</mo>
          <mn>3.1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K rsup S csub 3.1 (%alpha ):%alpha humnu </annotation>
  </semantics>
</math>
</file>

<file path=Object 709/content.xml><?xml version="1.0" encoding="utf-8"?>
<math xmlns="http://www.w3.org/1998/Math/MathML">
  <semantics>
    <mrow>
      <mmultiscripts>
        <munder>
          <mo stretchy="false">∀</mo>
          <mn>3.1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 csub 3.1 (%alpha ):%alpha humnu </annotation>
  </semantics>
</math>
</file>

<file path=Object 71/content.xml><?xml version="1.0" encoding="utf-8"?>
<math xmlns="http://www.w3.org/1998/Math/MathML">
  <semantics>
    <mrow>
      <mmultiscripts>
        <munder>
          <mo stretchy="false">∀</mo>
          <mn>0.y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y</mn>
        </munder>
        <mprescripts/>
        <none/>
        <mi>U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 csub 0.y (%alpha ) exists lsup U  csub 0.y (%beta ):%alpha namsaa %beta </annotation>
  </semantics>
</math>
</file>

<file path=Object 710/content.xml><?xml version="1.0" encoding="utf-8"?>
<math xmlns="http://www.w3.org/1998/Math/MathML">
  <semantics>
    <mrow>
      <mmultiscripts>
        <munder>
          <mo stretchy="false">∀</mo>
          <mn>3.1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1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 csub 3.1 (%alpha ) exists lsup K  csub 3.1 (%alpha ):%alpha humnu </annotation>
  </semantics>
</math>
</file>

<file path=Object 711/content.xml><?xml version="1.0" encoding="utf-8"?>
<math xmlns="http://www.w3.org/1998/Math/MathML">
  <semantics>
    <mrow>
      <mmultiscripts>
        <munder>
          <mo stretchy="false">∃</mo>
          <mn>3.1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K  csub 3.1 (%alpha ):%alpha humnu </annotation>
  </semantics>
</math>
</file>

<file path=Object 712/content.xml><?xml version="1.0" encoding="utf-8"?>
<math xmlns="http://www.w3.org/1998/Math/MathML">
  <semantics>
    <mrow>
      <mmultiscripts>
        <munder>
          <mo stretchy="false">∀</mo>
          <mn>3.1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O csub 3.1 (%alpha ):%alpha humnu </annotation>
  </semantics>
</math>
</file>

<file path=Object 713/content.xml><?xml version="1.0" encoding="utf-8"?>
<math xmlns="http://www.w3.org/1998/Math/MathML">
  <semantics>
    <mrow>
      <mmultiscripts>
        <munder>
          <mo stretchy="false">∀</mo>
          <mn>3.1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1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O csub 3.1 (%alpha ) exists lsup U rsup O csub 3.1 (%alpha ):%alpha humnu </annotation>
  </semantics>
</math>
</file>

<file path=Object 714/content.xml><?xml version="1.0" encoding="utf-8"?>
<math xmlns="http://www.w3.org/1998/Math/MathML">
  <semantics>
    <mrow>
      <mmultiscripts>
        <munder>
          <mo stretchy="false">∃</mo>
          <mn>3.1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U rsup O csub 3.1 (%alpha ):%alpha humnu </annotation>
  </semantics>
</math>
</file>

<file path=Object 715/content.xml><?xml version="1.0" encoding="utf-8"?>
<math xmlns="http://www.w3.org/1998/Math/MathML">
  <semantics>
    <mrow>
      <mmultiscripts>
        <munder>
          <mo stretchy="false">∀</mo>
          <mn>3.1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S csub 3.1 (%alpha ):%alpha humnu </annotation>
  </semantics>
</math>
</file>

<file path=Object 716/content.xml><?xml version="1.0" encoding="utf-8"?>
<math xmlns="http://www.w3.org/1998/Math/MathML">
  <semantics>
    <mrow>
      <mmultiscripts>
        <munder>
          <mo stretchy="false">∀</mo>
          <mn>3.1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1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S csub 3.1 (%alpha ) exists lsup U rsup S csub 3.1 (%alpha ):%alpha humnu </annotation>
  </semantics>
</math>
</file>

<file path=Object 717/content.xml><?xml version="1.0" encoding="utf-8"?>
<math xmlns="http://www.w3.org/1998/Math/MathML">
  <semantics>
    <mrow>
      <mmultiscripts>
        <munder>
          <mo stretchy="false">∃</mo>
          <mn>3.1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U rsup S csub 3.1 (%alpha ):%alpha humnu </annotation>
  </semantics>
</math>
</file>

<file path=Object 718/content.xml><?xml version="1.0" encoding="utf-8"?>
<math xmlns="http://www.w3.org/1998/Math/MathML">
  <semantics>
    <mrow>
      <mmultiscripts>
        <munder>
          <mo stretchy="false">∀</mo>
          <mn>3.1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 csub 3.1 (%alpha ):%alpha humnu </annotation>
  </semantics>
</math>
</file>

<file path=Object 719/content.xml><?xml version="1.0" encoding="utf-8"?>
<math xmlns="http://www.w3.org/1998/Math/MathML">
  <semantics>
    <mrow>
      <mmultiscripts>
        <munder>
          <mo stretchy="false">∀</mo>
          <mn>3.1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1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 csub 3.1 (%alpha ) exists lsup U  csub 3.1 (%alpha ):%alpha humnu </annotation>
  </semantics>
</math>
</file>

<file path=Object 72/content.xml><?xml version="1.0" encoding="utf-8"?>
<math xmlns="http://www.w3.org/1998/Math/MathML">
  <semantics>
    <mrow>
      <mmultiscripts>
        <munder>
          <mo stretchy="false">∃</mo>
          <mn>0.y</mn>
        </munder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U  csub 0.y (%alpha  , %beta ):%alpha namsaa %beta </annotation>
  </semantics>
</math>
</file>

<file path=Object 720/content.xml><?xml version="1.0" encoding="utf-8"?>
<math xmlns="http://www.w3.org/1998/Math/MathML">
  <semantics>
    <mrow>
      <mmultiscripts>
        <munder>
          <mo stretchy="false">∃</mo>
          <mn>3.1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U  csub 3.1 (%alpha ):%alpha humnu </annotation>
  </semantics>
</math>
</file>

<file path=Object 721/content.xml><?xml version="1.0" encoding="utf-8"?>
<math xmlns="http://www.w3.org/1998/Math/MathML">
  <semantics>
    <mrow>
      <msup>
        <munder>
          <mo stretchy="false">∀</mo>
          <mn>3.1</mn>
        </munder>
        <mi>O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O csub 3.1 (%alpha ):%alpha humnu </annotation>
  </semantics>
</math>
</file>

<file path=Object 722/content.xml><?xml version="1.0" encoding="utf-8"?>
<math xmlns="http://www.w3.org/1998/Math/MathML">
  <semantics>
    <mrow>
      <msup>
        <munder>
          <mo stretchy="false">∀</mo>
          <mn>3.1</mn>
        </munder>
        <mi>O</mi>
      </msup>
      <mrow>
        <mo stretchy="false">(</mo>
        <mrow>
          <mo stretchy="false">α</mo>
        </mrow>
        <mo stretchy="false">)</mo>
      </mrow>
      <msup>
        <munder>
          <mo stretchy="false">∃</mo>
          <mn>3.1</mn>
        </munder>
        <mi>O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O csub 3.1 (%alpha ) exists  rsup O csub 3.1 (%alpha ):%alpha humnu </annotation>
  </semantics>
</math>
</file>

<file path=Object 723/content.xml><?xml version="1.0" encoding="utf-8"?>
<math xmlns="http://www.w3.org/1998/Math/MathML">
  <semantics>
    <mrow>
      <msup>
        <munder>
          <mo stretchy="false">∃</mo>
          <mn>3.1</mn>
        </munder>
        <mi>O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 rsup O csub 3.1 (%alpha ):%alpha humnu </annotation>
  </semantics>
</math>
</file>

<file path=Object 724/content.xml><?xml version="1.0" encoding="utf-8"?>
<math xmlns="http://www.w3.org/1998/Math/MathML">
  <semantics>
    <mrow>
      <msup>
        <munder>
          <mo stretchy="false">∀</mo>
          <mn>3.1</mn>
        </munder>
        <mi>S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S csub 3.1 (%alpha ):%alpha humnu </annotation>
  </semantics>
</math>
</file>

<file path=Object 725/content.xml><?xml version="1.0" encoding="utf-8"?>
<math xmlns="http://www.w3.org/1998/Math/MathML">
  <semantics>
    <mrow>
      <msup>
        <munder>
          <mo stretchy="false">∀</mo>
          <mn>3.1</mn>
        </munder>
        <mi>S</mi>
      </msup>
      <mrow>
        <mo stretchy="false">(</mo>
        <mrow>
          <mo stretchy="false">α</mo>
        </mrow>
        <mo stretchy="false">)</mo>
      </mrow>
      <msup>
        <munder>
          <mo stretchy="false">∃</mo>
          <mn>3.1</mn>
        </munder>
        <mi>S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S csub 3.1 (%alpha ) exists  rsup S csub 3.1 (%alpha ):%alpha humnu </annotation>
  </semantics>
</math>
</file>

<file path=Object 726/content.xml><?xml version="1.0" encoding="utf-8"?>
<math xmlns="http://www.w3.org/1998/Math/MathML">
  <semantics>
    <mrow>
      <msup>
        <munder>
          <mo stretchy="false">∃</mo>
          <mn>3.1</mn>
        </munder>
        <mi>S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 rsup S csub 3.1 (%alpha ):%alpha humnu </annotation>
  </semantics>
</math>
</file>

<file path=Object 727/content.xml><?xml version="1.0" encoding="utf-8"?>
<math xmlns="http://www.w3.org/1998/Math/MathML">
  <semantics>
    <mrow>
      <munder>
        <mo stretchy="false">∀</mo>
        <mn>3.1</mn>
      </munder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 csub 3.1 (%alpha ):%alpha humnu </annotation>
  </semantics>
</math>
</file>

<file path=Object 728/content.xml><?xml version="1.0" encoding="utf-8"?>
<math xmlns="http://www.w3.org/1998/Math/MathML">
  <semantics>
    <mrow>
      <munder>
        <mo stretchy="false">∀</mo>
        <mn>3.1</mn>
      </munder>
      <mrow>
        <mo stretchy="false">(</mo>
        <mrow>
          <mo stretchy="false">α</mo>
        </mrow>
        <mo stretchy="false">)</mo>
      </mrow>
      <munder>
        <mo stretchy="false">∃</mo>
        <mn>3.1</mn>
      </munder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 csub 3.1 (%alpha ) exists   csub 3.1 (%alpha ):%alpha humnu </annotation>
  </semantics>
</math>
</file>

<file path=Object 729/content.xml><?xml version="1.0" encoding="utf-8"?>
<math xmlns="http://www.w3.org/1998/Math/MathML">
  <semantics>
    <mrow>
      <munder>
        <mo stretchy="false">∃</mo>
        <mn>3.1</mn>
      </munder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  csub 3.1 (%alpha ):%alpha humnu </annotation>
  </semantics>
</math>
</file>

<file path=Object 73/content.xml><?xml version="1.0" encoding="utf-8"?>
<math xmlns="http://www.w3.org/1998/Math/MathML">
  <semantics>
    <mrow>
      <msup>
        <munder>
          <mo stretchy="false">∀</mo>
          <mn>0.y</mn>
        </munder>
        <mi>O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O csub 0.y (%alpha  , %beta ):%alpha namsaa %beta </annotation>
  </semantics>
</math>
</file>

<file path=Object 730/content.xml><?xml version="1.0" encoding="utf-8"?>
<math xmlns="http://www.w3.org/1998/Math/MathML">
  <semantics>
    <mrow>
      <mmultiscripts>
        <munder>
          <mo stretchy="false">∀</mo>
          <mn>3.y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O csub 3.y (%alpha ):%alpha humnu </annotation>
  </semantics>
</math>
</file>

<file path=Object 731/content.xml><?xml version="1.0" encoding="utf-8"?>
<math xmlns="http://www.w3.org/1998/Math/MathML">
  <semantics>
    <mrow>
      <mmultiscripts>
        <munder>
          <mo stretchy="false">∀</mo>
          <mn>3.y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y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O csub 3.y (%alpha ) exists lsup K rsup O csub 3.y (%alpha ):%alpha humnu </annotation>
  </semantics>
</math>
</file>

<file path=Object 732/content.xml><?xml version="1.0" encoding="utf-8"?>
<math xmlns="http://www.w3.org/1998/Math/MathML">
  <semantics>
    <mrow>
      <mmultiscripts>
        <munder>
          <mo stretchy="false">∃</mo>
          <mn>3.y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K rsup O csub 3.y (%alpha ):%alpha humnu </annotation>
  </semantics>
</math>
</file>

<file path=Object 733/content.xml><?xml version="1.0" encoding="utf-8"?>
<math xmlns="http://www.w3.org/1998/Math/MathML">
  <semantics>
    <mrow>
      <mmultiscripts>
        <munder>
          <mo stretchy="false">∀</mo>
          <mn>3.y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S csub 3.y (%alpha ):%alpha humnu </annotation>
  </semantics>
</math>
</file>

<file path=Object 734/content.xml><?xml version="1.0" encoding="utf-8"?>
<math xmlns="http://www.w3.org/1998/Math/MathML">
  <semantics>
    <mrow>
      <mmultiscripts>
        <munder>
          <mo stretchy="false">∀</mo>
          <mn>3.y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y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S csub 3.y (%alpha ) exists lsup K rsup S csub 3.y (%alpha ):%alpha humnu </annotation>
  </semantics>
</math>
</file>

<file path=Object 735/content.xml><?xml version="1.0" encoding="utf-8"?>
<math xmlns="http://www.w3.org/1998/Math/MathML">
  <semantics>
    <mrow>
      <mmultiscripts>
        <munder>
          <mo stretchy="false">∃</mo>
          <mn>3.y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K rsup S csub 3.y (%alpha ):%alpha humnu </annotation>
  </semantics>
</math>
</file>

<file path=Object 736/content.xml><?xml version="1.0" encoding="utf-8"?>
<math xmlns="http://www.w3.org/1998/Math/MathML">
  <semantics>
    <mrow>
      <mmultiscripts>
        <munder>
          <mo stretchy="false">∀</mo>
          <mn>3.y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 csub 3.y (%alpha ):%alpha humnu </annotation>
  </semantics>
</math>
</file>

<file path=Object 737/content.xml><?xml version="1.0" encoding="utf-8"?>
<math xmlns="http://www.w3.org/1998/Math/MathML">
  <semantics>
    <mrow>
      <mmultiscripts>
        <munder>
          <mo stretchy="false">∀</mo>
          <mn>3.y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y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 csub 3.y (%alpha ) exists lsup K  csub 3.y (%alpha ):%alpha humnu </annotation>
  </semantics>
</math>
</file>

<file path=Object 738/content.xml><?xml version="1.0" encoding="utf-8"?>
<math xmlns="http://www.w3.org/1998/Math/MathML">
  <semantics>
    <mrow>
      <mmultiscripts>
        <munder>
          <mo stretchy="false">∃</mo>
          <mn>3.y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K  csub 3.y (%alpha ):%alpha humnu </annotation>
  </semantics>
</math>
</file>

<file path=Object 739/content.xml><?xml version="1.0" encoding="utf-8"?>
<math xmlns="http://www.w3.org/1998/Math/MathML">
  <semantics>
    <mrow>
      <mmultiscripts>
        <munder>
          <mo stretchy="false">∀</mo>
          <mn>3.y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O csub 3.y (%alpha ):%alpha humnu </annotation>
  </semantics>
</math>
</file>

<file path=Object 74/content.xml><?xml version="1.0" encoding="utf-8"?>
<math xmlns="http://www.w3.org/1998/Math/MathML">
  <semantics>
    <mrow>
      <msup>
        <munder>
          <mo stretchy="false">∀</mo>
          <mn>0.y</mn>
        </munder>
        <mi>O</mi>
      </msup>
      <mrow>
        <mo stretchy="false">(</mo>
        <mrow>
          <mo stretchy="false">α</mo>
        </mrow>
        <mo stretchy="false">)</mo>
      </mrow>
      <msup>
        <munder>
          <mo stretchy="false">∃</mo>
          <mn>0.y</mn>
        </munder>
        <mi>O</mi>
      </msup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O csub 0.y (%alpha ) exists  rsup O csub 0.y (%beta ):%alpha namsaa %beta </annotation>
  </semantics>
</math>
</file>

<file path=Object 740/content.xml><?xml version="1.0" encoding="utf-8"?>
<math xmlns="http://www.w3.org/1998/Math/MathML">
  <semantics>
    <mrow>
      <mmultiscripts>
        <munder>
          <mo stretchy="false">∀</mo>
          <mn>3.y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y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O csub 3.y (%alpha ) exists lsup U rsup O csub 3.y (%alpha ):%alpha humnu </annotation>
  </semantics>
</math>
</file>

<file path=Object 741/content.xml><?xml version="1.0" encoding="utf-8"?>
<math xmlns="http://www.w3.org/1998/Math/MathML">
  <semantics>
    <mrow>
      <mmultiscripts>
        <munder>
          <mo stretchy="false">∃</mo>
          <mn>3.y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U rsup O csub 3.y (%alpha ):%alpha humnu </annotation>
  </semantics>
</math>
</file>

<file path=Object 742/content.xml><?xml version="1.0" encoding="utf-8"?>
<math xmlns="http://www.w3.org/1998/Math/MathML">
  <semantics>
    <mrow>
      <mmultiscripts>
        <munder>
          <mo stretchy="false">∀</mo>
          <mn>3.y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S csub 3.y (%alpha ):%alpha humnu </annotation>
  </semantics>
</math>
</file>

<file path=Object 743/content.xml><?xml version="1.0" encoding="utf-8"?>
<math xmlns="http://www.w3.org/1998/Math/MathML">
  <semantics>
    <mrow>
      <mmultiscripts>
        <munder>
          <mo stretchy="false">∀</mo>
          <mn>3.y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y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S csub 3.y (%alpha ) exists lsup U rsup S csub 3.y (%alpha ):%alpha humnu </annotation>
  </semantics>
</math>
</file>

<file path=Object 744/content.xml><?xml version="1.0" encoding="utf-8"?>
<math xmlns="http://www.w3.org/1998/Math/MathML">
  <semantics>
    <mrow>
      <mmultiscripts>
        <munder>
          <mo stretchy="false">∃</mo>
          <mn>3.y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U rsup S csub 3.y (%alpha ):%alpha humnu </annotation>
  </semantics>
</math>
</file>

<file path=Object 745/content.xml><?xml version="1.0" encoding="utf-8"?>
<math xmlns="http://www.w3.org/1998/Math/MathML">
  <semantics>
    <mrow>
      <mmultiscripts>
        <munder>
          <mo stretchy="false">∀</mo>
          <mn>3.y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 csub 3.y (%alpha ):%alpha humnu </annotation>
  </semantics>
</math>
</file>

<file path=Object 746/content.xml><?xml version="1.0" encoding="utf-8"?>
<math xmlns="http://www.w3.org/1998/Math/MathML">
  <semantics>
    <mrow>
      <mmultiscripts>
        <munder>
          <mo stretchy="false">∀</mo>
          <mn>3.y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3.y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 csub 3.y (%alpha ) exists lsup U  csub 3.y (%alpha ):%alpha humnu </annotation>
  </semantics>
</math>
</file>

<file path=Object 747/content.xml><?xml version="1.0" encoding="utf-8"?>
<math xmlns="http://www.w3.org/1998/Math/MathML">
  <semantics>
    <mrow>
      <mmultiscripts>
        <munder>
          <mo stretchy="false">∃</mo>
          <mn>3.y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U  csub 3.y (%alpha ):%alpha humnu </annotation>
  </semantics>
</math>
</file>

<file path=Object 748/content.xml><?xml version="1.0" encoding="utf-8"?>
<math xmlns="http://www.w3.org/1998/Math/MathML">
  <semantics>
    <mrow>
      <msup>
        <munder>
          <mo stretchy="false">∀</mo>
          <mn>3.y</mn>
        </munder>
        <mi>O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O csub 3.y (%alpha ):%alpha humnu </annotation>
  </semantics>
</math>
</file>

<file path=Object 749/content.xml><?xml version="1.0" encoding="utf-8"?>
<math xmlns="http://www.w3.org/1998/Math/MathML">
  <semantics>
    <mrow>
      <msup>
        <munder>
          <mo stretchy="false">∀</mo>
          <mn>3.y</mn>
        </munder>
        <mi>O</mi>
      </msup>
      <mrow>
        <mo stretchy="false">(</mo>
        <mrow>
          <mo stretchy="false">α</mo>
        </mrow>
        <mo stretchy="false">)</mo>
      </mrow>
      <msup>
        <munder>
          <mo stretchy="false">∃</mo>
          <mn>3.y</mn>
        </munder>
        <mi>O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O csub 3.y (%alpha ) exists  rsup O csub 3.y (%alpha ):%alpha humnu </annotation>
  </semantics>
</math>
</file>

<file path=Object 75/content.xml><?xml version="1.0" encoding="utf-8"?>
<math xmlns="http://www.w3.org/1998/Math/MathML">
  <semantics>
    <mrow>
      <msup>
        <munder>
          <mo stretchy="false">∃</mo>
          <mn>0.y</mn>
        </munder>
        <mi>O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 rsup O csub 0.y (%alpha  , %beta ):%alpha namsaa %beta </annotation>
  </semantics>
</math>
</file>

<file path=Object 750/content.xml><?xml version="1.0" encoding="utf-8"?>
<math xmlns="http://www.w3.org/1998/Math/MathML">
  <semantics>
    <mrow>
      <msup>
        <munder>
          <mo stretchy="false">∃</mo>
          <mn>3.y</mn>
        </munder>
        <mi>O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 rsup O csub 3.y (%alpha ):%alpha humnu </annotation>
  </semantics>
</math>
</file>

<file path=Object 751/content.xml><?xml version="1.0" encoding="utf-8"?>
<math xmlns="http://www.w3.org/1998/Math/MathML">
  <semantics>
    <mrow>
      <msup>
        <munder>
          <mo stretchy="false">∀</mo>
          <mn>3.y</mn>
        </munder>
        <mi>S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S csub 3.y (%alpha ):%alpha humnu </annotation>
  </semantics>
</math>
</file>

<file path=Object 752/content.xml><?xml version="1.0" encoding="utf-8"?>
<math xmlns="http://www.w3.org/1998/Math/MathML">
  <semantics>
    <mrow>
      <msup>
        <munder>
          <mo stretchy="false">∀</mo>
          <mn>3.y</mn>
        </munder>
        <mi>S</mi>
      </msup>
      <mrow>
        <mo stretchy="false">(</mo>
        <mrow>
          <mo stretchy="false">α</mo>
        </mrow>
        <mo stretchy="false">)</mo>
      </mrow>
      <msup>
        <munder>
          <mo stretchy="false">∃</mo>
          <mn>3.y</mn>
        </munder>
        <mi>S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S csub 3.y (%alpha ) exists  rsup S csub 3.y (%alpha ):%alpha humnu </annotation>
  </semantics>
</math>
</file>

<file path=Object 753/content.xml><?xml version="1.0" encoding="utf-8"?>
<math xmlns="http://www.w3.org/1998/Math/MathML">
  <semantics>
    <mrow>
      <msup>
        <munder>
          <mo stretchy="false">∃</mo>
          <mn>3.y</mn>
        </munder>
        <mi>S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 rsup S csub 3.y (%alpha ):%alpha humnu </annotation>
  </semantics>
</math>
</file>

<file path=Object 754/content.xml><?xml version="1.0" encoding="utf-8"?>
<math xmlns="http://www.w3.org/1998/Math/MathML">
  <semantics>
    <mrow>
      <munder>
        <mo stretchy="false">∀</mo>
        <mn>3.y</mn>
      </munder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 csub 3.y (%alpha ):%alpha humnu </annotation>
  </semantics>
</math>
</file>

<file path=Object 755/content.xml><?xml version="1.0" encoding="utf-8"?>
<math xmlns="http://www.w3.org/1998/Math/MathML">
  <semantics>
    <mrow>
      <munder>
        <mo stretchy="false">∀</mo>
        <mn>3.y</mn>
      </munder>
      <mrow>
        <mo stretchy="false">(</mo>
        <mrow>
          <mo stretchy="false">α</mo>
        </mrow>
        <mo stretchy="false">)</mo>
      </mrow>
      <munder>
        <mo stretchy="false">∃</mo>
        <mn>3.y</mn>
      </munder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 csub 3.y (%alpha ) exists   csub 3.y (%alpha ):%alpha humnu </annotation>
  </semantics>
</math>
</file>

<file path=Object 756/content.xml><?xml version="1.0" encoding="utf-8"?>
<math xmlns="http://www.w3.org/1998/Math/MathML">
  <semantics>
    <mrow>
      <munder>
        <mo stretchy="false">∃</mo>
        <mn>3.y</mn>
      </munder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  csub 3.y (%alpha ):%alpha humnu </annotation>
  </semantics>
</math>
</file>

<file path=Object 757/content.xml><?xml version="1.0" encoding="utf-8"?>
<math xmlns="http://www.w3.org/1998/Math/MathML">
  <semantics>
    <mrow>
      <mmultiscripts>
        <mo stretchy="false">∀</mo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O (%alpha ):%alpha humnu </annotation>
  </semantics>
</math>
</file>

<file path=Object 758/content.xml><?xml version="1.0" encoding="utf-8"?>
<math xmlns="http://www.w3.org/1998/Math/MathML">
  <semantics>
    <mrow>
      <mmultiscripts>
        <mo stretchy="false">∀</mo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o stretchy="false">∃</mo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O (%alpha ) exists lsup K rsup O (%alpha ):%alpha humnu </annotation>
  </semantics>
</math>
</file>

<file path=Object 759/content.xml><?xml version="1.0" encoding="utf-8"?>
<math xmlns="http://www.w3.org/1998/Math/MathML">
  <semantics>
    <mrow>
      <mmultiscripts>
        <mo stretchy="false">∃</mo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K rsup O (%alpha ):%alpha humnu </annotation>
  </semantics>
</math>
</file>

<file path=Object 76/content.xml><?xml version="1.0" encoding="utf-8"?>
<math xmlns="http://www.w3.org/1998/Math/MathML">
  <semantics>
    <mrow>
      <msup>
        <munder>
          <mo stretchy="false">∀</mo>
          <mn>0.y</mn>
        </munder>
        <mi>S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S csub 0.y (%alpha  , %beta ):%alpha namsaa %beta </annotation>
  </semantics>
</math>
</file>

<file path=Object 760/content.xml><?xml version="1.0" encoding="utf-8"?>
<math xmlns="http://www.w3.org/1998/Math/MathML">
  <semantics>
    <mrow>
      <mmultiscripts>
        <mo stretchy="false">∀</mo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S (%alpha ):%alpha humnu </annotation>
  </semantics>
</math>
</file>

<file path=Object 761/content.xml><?xml version="1.0" encoding="utf-8"?>
<math xmlns="http://www.w3.org/1998/Math/MathML">
  <semantics>
    <mrow>
      <mmultiscripts>
        <mo stretchy="false">∀</mo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o stretchy="false">∃</mo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S (%alpha ) exists lsup K rsup S (%alpha ):%alpha humnu </annotation>
  </semantics>
</math>
</file>

<file path=Object 762/content.xml><?xml version="1.0" encoding="utf-8"?>
<math xmlns="http://www.w3.org/1998/Math/MathML">
  <semantics>
    <mrow>
      <mmultiscripts>
        <mo stretchy="false">∃</mo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K rsup S (%alpha ):%alpha humnu </annotation>
  </semantics>
</math>
</file>

<file path=Object 763/content.xml><?xml version="1.0" encoding="utf-8"?>
<math xmlns="http://www.w3.org/1998/Math/MathML">
  <semantics>
    <mrow>
      <mmultiscripts>
        <mo stretchy="false">∀</mo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 (%alpha ):%alpha humnu </annotation>
  </semantics>
</math>
</file>

<file path=Object 764/content.xml><?xml version="1.0" encoding="utf-8"?>
<math xmlns="http://www.w3.org/1998/Math/MathML">
  <semantics>
    <mrow>
      <mmultiscripts>
        <mo stretchy="false">∀</mo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o stretchy="false">∃</mo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 (%alpha ) exists lsup K  (%alpha ):%alpha humnu </annotation>
  </semantics>
</math>
</file>

<file path=Object 765/content.xml><?xml version="1.0" encoding="utf-8"?>
<math xmlns="http://www.w3.org/1998/Math/MathML">
  <semantics>
    <mrow>
      <mmultiscripts>
        <mo stretchy="false">∃</mo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K  (%alpha ):%alpha humnu </annotation>
  </semantics>
</math>
</file>

<file path=Object 766/content.xml><?xml version="1.0" encoding="utf-8"?>
<math xmlns="http://www.w3.org/1998/Math/MathML">
  <semantics>
    <mrow>
      <mmultiscripts>
        <mo stretchy="false">∀</mo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O (%alpha ):%alpha humnu </annotation>
  </semantics>
</math>
</file>

<file path=Object 767/content.xml><?xml version="1.0" encoding="utf-8"?>
<math xmlns="http://www.w3.org/1998/Math/MathML">
  <semantics>
    <mrow>
      <mmultiscripts>
        <mo stretchy="false">∀</mo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o stretchy="false">∃</mo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O (%alpha ) exists lsup U rsup O (%alpha ):%alpha humnu </annotation>
  </semantics>
</math>
</file>

<file path=Object 768/content.xml><?xml version="1.0" encoding="utf-8"?>
<math xmlns="http://www.w3.org/1998/Math/MathML">
  <semantics>
    <mrow>
      <mmultiscripts>
        <mo stretchy="false">∃</mo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U rsup O (%alpha ):%alpha humnu </annotation>
  </semantics>
</math>
</file>

<file path=Object 769/content.xml><?xml version="1.0" encoding="utf-8"?>
<math xmlns="http://www.w3.org/1998/Math/MathML">
  <semantics>
    <mrow>
      <mmultiscripts>
        <mo stretchy="false">∀</mo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S (%alpha ):%alpha humnu </annotation>
  </semantics>
</math>
</file>

<file path=Object 77/content.xml><?xml version="1.0" encoding="utf-8"?>
<math xmlns="http://www.w3.org/1998/Math/MathML">
  <semantics>
    <mrow>
      <msup>
        <munder>
          <mo stretchy="false">∀</mo>
          <mn>0.y</mn>
        </munder>
        <mi>S</mi>
      </msup>
      <mrow>
        <mo stretchy="false">(</mo>
        <mrow>
          <mo stretchy="false">α</mo>
        </mrow>
        <mo stretchy="false">)</mo>
      </mrow>
      <msup>
        <munder>
          <mo stretchy="false">∃</mo>
          <mn>0.y</mn>
        </munder>
        <mi>S</mi>
      </msup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rsup S csub 0.y (%alpha ) exists  rsup S csub 0.y (%beta ):%alpha namsaa %beta </annotation>
  </semantics>
</math>
</file>

<file path=Object 770/content.xml><?xml version="1.0" encoding="utf-8"?>
<math xmlns="http://www.w3.org/1998/Math/MathML">
  <semantics>
    <mrow>
      <mmultiscripts>
        <mo stretchy="false">∀</mo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o stretchy="false">∃</mo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S (%alpha ) exists lsup U rsup S (%alpha ):%alpha humnu </annotation>
  </semantics>
</math>
</file>

<file path=Object 771/content.xml><?xml version="1.0" encoding="utf-8"?>
<math xmlns="http://www.w3.org/1998/Math/MathML">
  <semantics>
    <mrow>
      <mmultiscripts>
        <mo stretchy="false">∃</mo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U rsup S (%alpha ):%alpha humnu </annotation>
  </semantics>
</math>
</file>

<file path=Object 772/content.xml><?xml version="1.0" encoding="utf-8"?>
<math xmlns="http://www.w3.org/1998/Math/MathML">
  <semantics>
    <mrow>
      <mmultiscripts>
        <mo stretchy="false">∀</mo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 (%alpha ):%alpha humnu </annotation>
  </semantics>
</math>
</file>

<file path=Object 773/content.xml><?xml version="1.0" encoding="utf-8"?>
<math xmlns="http://www.w3.org/1998/Math/MathML">
  <semantics>
    <mrow>
      <mmultiscripts>
        <mo stretchy="false">∀</mo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o stretchy="false">∃</mo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 (%alpha ) exists lsup U  (%alpha ):%alpha humnu </annotation>
  </semantics>
</math>
</file>

<file path=Object 774/content.xml><?xml version="1.0" encoding="utf-8"?>
<math xmlns="http://www.w3.org/1998/Math/MathML">
  <semantics>
    <mrow>
      <mmultiscripts>
        <mo stretchy="false">∃</mo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U  (%alpha ):%alpha humnu </annotation>
  </semantics>
</math>
</file>

<file path=Object 775/content.xml><?xml version="1.0" encoding="utf-8"?>
<math xmlns="http://www.w3.org/1998/Math/MathML">
  <semantics>
    <mrow>
      <msup>
        <mo stretchy="false">∀</mo>
        <mi>O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O (%alpha ):%alpha humnu </annotation>
  </semantics>
</math>
</file>

<file path=Object 776/content.xml><?xml version="1.0" encoding="utf-8"?>
<math xmlns="http://www.w3.org/1998/Math/MathML">
  <semantics>
    <mrow>
      <msup>
        <mo stretchy="false">∀</mo>
        <mi>O</mi>
      </msup>
      <mrow>
        <mo stretchy="false">(</mo>
        <mrow>
          <mo stretchy="false">α</mo>
        </mrow>
        <mo stretchy="false">)</mo>
      </mrow>
      <msup>
        <mo stretchy="false">∃</mo>
        <mi>O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O (%alpha ) exists  rsup O (%alpha ):%alpha humnu </annotation>
  </semantics>
</math>
</file>

<file path=Object 777/content.xml><?xml version="1.0" encoding="utf-8"?>
<math xmlns="http://www.w3.org/1998/Math/MathML">
  <semantics>
    <mrow>
      <msup>
        <mo stretchy="false">∃</mo>
        <mi>O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 rsup O (%alpha ):%alpha humnu </annotation>
  </semantics>
</math>
</file>

<file path=Object 778/content.xml><?xml version="1.0" encoding="utf-8"?>
<math xmlns="http://www.w3.org/1998/Math/MathML">
  <semantics>
    <mrow>
      <msup>
        <mo stretchy="false">∀</mo>
        <mi>S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S (%alpha ):%alpha humnu </annotation>
  </semantics>
</math>
</file>

<file path=Object 779/content.xml><?xml version="1.0" encoding="utf-8"?>
<math xmlns="http://www.w3.org/1998/Math/MathML">
  <semantics>
    <mrow>
      <msup>
        <mo stretchy="false">∀</mo>
        <mi>S</mi>
      </msup>
      <mrow>
        <mo stretchy="false">(</mo>
        <mrow>
          <mo stretchy="false">α</mo>
        </mrow>
        <mo stretchy="false">)</mo>
      </mrow>
      <msup>
        <mo stretchy="false">∃</mo>
        <mi>S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S (%alpha ) exists  rsup S (%alpha ):%alpha humnu </annotation>
  </semantics>
</math>
</file>

<file path=Object 78/content.xml><?xml version="1.0" encoding="utf-8"?>
<math xmlns="http://www.w3.org/1998/Math/MathML">
  <semantics>
    <mrow>
      <msup>
        <munder>
          <mo stretchy="false">∃</mo>
          <mn>0.y</mn>
        </munder>
        <mi>S</mi>
      </msup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 rsup S csub 0.y (%alpha  , %beta ):%alpha namsaa %beta </annotation>
  </semantics>
</math>
</file>

<file path=Object 780/content.xml><?xml version="1.0" encoding="utf-8"?>
<math xmlns="http://www.w3.org/1998/Math/MathML">
  <semantics>
    <mrow>
      <msup>
        <mo stretchy="false">∃</mo>
        <mi>S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 rsup S (%alpha ):%alpha humnu </annotation>
  </semantics>
</math>
</file>

<file path=Object 781/content.xml><?xml version="1.0" encoding="utf-8"?>
<math xmlns="http://www.w3.org/1998/Math/MathML">
  <semantics>
    <mrow>
      <mo stretchy="false">∀</mo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 (%alpha ):%alpha humnu </annotation>
  </semantics>
</math>
</file>

<file path=Object 782/content.xml><?xml version="1.0" encoding="utf-8"?>
<math xmlns="http://www.w3.org/1998/Math/MathML">
  <semantics>
    <mrow>
      <mo stretchy="false">∀</mo>
      <mrow>
        <mo stretchy="false">(</mo>
        <mrow>
          <mo stretchy="false">α</mo>
        </mrow>
        <mo stretchy="false">)</mo>
      </mrow>
      <mo stretchy="false">∃</mo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 (%alpha ) exists   (%alpha ):%alpha humnu </annotation>
  </semantics>
</math>
</file>

<file path=Object 783/content.xml><?xml version="1.0" encoding="utf-8"?>
<math xmlns="http://www.w3.org/1998/Math/MathML">
  <semantics>
    <mrow>
      <mo stretchy="false">∃</mo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  (%alpha ):%alpha humnu </annotation>
  </semantics>
</math>
</file>

<file path=Object 784/content.xml><?xml version="1.0" encoding="utf-8"?>
<math xmlns="http://www.w3.org/1998/Math/MathML">
  <semantics>
    <mrow>
      <mmultiscripts>
        <munder>
          <mo stretchy="false">∀</mo>
          <mi mathvariant="italic">x.0</mi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O csub x.0 (%alpha ):%alpha humnu </annotation>
  </semantics>
</math>
</file>

<file path=Object 785/content.xml><?xml version="1.0" encoding="utf-8"?>
<math xmlns="http://www.w3.org/1998/Math/MathML">
  <semantics>
    <mrow>
      <mmultiscripts>
        <munder>
          <mo stretchy="false">∀</mo>
          <mi mathvariant="italic">x.0</mi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0</mi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O csub x.0 (%alpha ) exists lsup K rsup O csub x.0 (%alpha ):%alpha humnu </annotation>
  </semantics>
</math>
</file>

<file path=Object 786/content.xml><?xml version="1.0" encoding="utf-8"?>
<math xmlns="http://www.w3.org/1998/Math/MathML">
  <semantics>
    <mrow>
      <mmultiscripts>
        <munder>
          <mo stretchy="false">∃</mo>
          <mi mathvariant="italic">x.0</mi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K rsup O csub x.0 (%alpha ):%alpha humnu </annotation>
  </semantics>
</math>
</file>

<file path=Object 787/content.xml><?xml version="1.0" encoding="utf-8"?>
<math xmlns="http://www.w3.org/1998/Math/MathML">
  <semantics>
    <mrow>
      <mmultiscripts>
        <munder>
          <mo stretchy="false">∀</mo>
          <mi mathvariant="italic">x.0</mi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S csub x.0 (%alpha ):%alpha humnu </annotation>
  </semantics>
</math>
</file>

<file path=Object 788/content.xml><?xml version="1.0" encoding="utf-8"?>
<math xmlns="http://www.w3.org/1998/Math/MathML">
  <semantics>
    <mrow>
      <mmultiscripts>
        <munder>
          <mo stretchy="false">∀</mo>
          <mi mathvariant="italic">x.0</mi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0</mi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S csub x.0 (%alpha ) exists lsup K rsup S csub x.0 (%alpha ):%alpha humnu </annotation>
  </semantics>
</math>
</file>

<file path=Object 789/content.xml><?xml version="1.0" encoding="utf-8"?>
<math xmlns="http://www.w3.org/1998/Math/MathML">
  <semantics>
    <mrow>
      <mmultiscripts>
        <munder>
          <mo stretchy="false">∃</mo>
          <mi mathvariant="italic">x.0</mi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K rsup S csub x.0 (%alpha ):%alpha humnu </annotation>
  </semantics>
</math>
</file>

<file path=Object 79/content.xml><?xml version="1.0" encoding="utf-8"?>
<math xmlns="http://www.w3.org/1998/Math/MathML">
  <semantics>
    <mrow>
      <munder>
        <mo stretchy="false">∀</mo>
        <mn>0.y</mn>
      </munder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 csub 0.y (%alpha  , %beta ):%alpha namsaa %beta </annotation>
  </semantics>
</math>
</file>

<file path=Object 790/content.xml><?xml version="1.0" encoding="utf-8"?>
<math xmlns="http://www.w3.org/1998/Math/MathML">
  <semantics>
    <mrow>
      <mmultiscripts>
        <munder>
          <mo stretchy="false">∀</mo>
          <mi mathvariant="italic">x.0</mi>
        </munder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 csub x.0 (%alpha ):%alpha humnu </annotation>
  </semantics>
</math>
</file>

<file path=Object 791/content.xml><?xml version="1.0" encoding="utf-8"?>
<math xmlns="http://www.w3.org/1998/Math/MathML">
  <semantics>
    <mrow>
      <mmultiscripts>
        <munder>
          <mo stretchy="false">∀</mo>
          <mi mathvariant="italic">x.0</mi>
        </munder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0</mi>
        </munder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 csub x.0 (%alpha ) exists lsup K  csub x.0 (%alpha ):%alpha humnu </annotation>
  </semantics>
</math>
</file>

<file path=Object 792/content.xml><?xml version="1.0" encoding="utf-8"?>
<math xmlns="http://www.w3.org/1998/Math/MathML">
  <semantics>
    <mrow>
      <mmultiscripts>
        <munder>
          <mo stretchy="false">∃</mo>
          <mi mathvariant="italic">x.0</mi>
        </munder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K  csub x.0 (%alpha ):%alpha humnu </annotation>
  </semantics>
</math>
</file>

<file path=Object 793/content.xml><?xml version="1.0" encoding="utf-8"?>
<math xmlns="http://www.w3.org/1998/Math/MathML">
  <semantics>
    <mrow>
      <mmultiscripts>
        <munder>
          <mo stretchy="false">∀</mo>
          <mi mathvariant="italic">x.0</mi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O csub x.0 (%alpha ):%alpha humnu </annotation>
  </semantics>
</math>
</file>

<file path=Object 794/content.xml><?xml version="1.0" encoding="utf-8"?>
<math xmlns="http://www.w3.org/1998/Math/MathML">
  <semantics>
    <mrow>
      <mmultiscripts>
        <munder>
          <mo stretchy="false">∀</mo>
          <mi mathvariant="italic">x.0</mi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0</mi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O csub x.0 (%alpha ) exists lsup U rsup O csub x.0 (%alpha ):%alpha humnu </annotation>
  </semantics>
</math>
</file>

<file path=Object 795/content.xml><?xml version="1.0" encoding="utf-8"?>
<math xmlns="http://www.w3.org/1998/Math/MathML">
  <semantics>
    <mrow>
      <mmultiscripts>
        <munder>
          <mo stretchy="false">∃</mo>
          <mi mathvariant="italic">x.0</mi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U rsup O csub x.0 (%alpha ):%alpha humnu </annotation>
  </semantics>
</math>
</file>

<file path=Object 796/content.xml><?xml version="1.0" encoding="utf-8"?>
<math xmlns="http://www.w3.org/1998/Math/MathML">
  <semantics>
    <mrow>
      <mmultiscripts>
        <munder>
          <mo stretchy="false">∀</mo>
          <mi mathvariant="italic">x.0</mi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S csub x.0 (%alpha ):%alpha humnu </annotation>
  </semantics>
</math>
</file>

<file path=Object 797/content.xml><?xml version="1.0" encoding="utf-8"?>
<math xmlns="http://www.w3.org/1998/Math/MathML">
  <semantics>
    <mrow>
      <mmultiscripts>
        <munder>
          <mo stretchy="false">∀</mo>
          <mi mathvariant="italic">x.0</mi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0</mi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S csub x.0 (%alpha ) exists lsup U rsup S csub x.0 (%alpha ):%alpha humnu </annotation>
  </semantics>
</math>
</file>

<file path=Object 798/content.xml><?xml version="1.0" encoding="utf-8"?>
<math xmlns="http://www.w3.org/1998/Math/MathML">
  <semantics>
    <mrow>
      <mmultiscripts>
        <munder>
          <mo stretchy="false">∃</mo>
          <mi mathvariant="italic">x.0</mi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U rsup S csub x.0 (%alpha ):%alpha humnu </annotation>
  </semantics>
</math>
</file>

<file path=Object 799/content.xml><?xml version="1.0" encoding="utf-8"?>
<math xmlns="http://www.w3.org/1998/Math/MathML">
  <semantics>
    <mrow>
      <mmultiscripts>
        <munder>
          <mo stretchy="false">∀</mo>
          <mi mathvariant="italic">x.0</mi>
        </munder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 csub x.0 (%alpha ):%alpha humnu </annotation>
  </semantics>
</math>
</file>

<file path=Object 8/content.xml><?xml version="1.0" encoding="utf-8"?>
<math xmlns="http://www.w3.org/1998/Math/MathML">
  <semantics>
    <mrow>
      <mmultiscripts>
        <munder>
          <mo stretchy="false">∀</mo>
          <mn>0.0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0</mn>
        </munder>
        <mprescripts/>
        <none/>
        <mi>K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 csub 0.0 (%alpha ) exists lsup K  csub 0.0 (%beta ):%alpha namsaa %beta </annotation>
  </semantics>
</math>
</file>

<file path=Object 80/content.xml><?xml version="1.0" encoding="utf-8"?>
<math xmlns="http://www.w3.org/1998/Math/MathML">
  <semantics>
    <mrow>
      <munder>
        <mo stretchy="false">∀</mo>
        <mn>0.y</mn>
      </munder>
      <mrow>
        <mo stretchy="false">(</mo>
        <mrow>
          <mo stretchy="false">α</mo>
        </mrow>
        <mo stretchy="false">)</mo>
      </mrow>
      <munder>
        <mo stretchy="false">∃</mo>
        <mn>0.y</mn>
      </munder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  csub 0.y (%alpha ) exists   csub 0.y (%beta ):%alpha namsaa %beta </annotation>
  </semantics>
</math>
</file>

<file path=Object 800/content.xml><?xml version="1.0" encoding="utf-8"?>
<math xmlns="http://www.w3.org/1998/Math/MathML">
  <semantics>
    <mrow>
      <mmultiscripts>
        <munder>
          <mo stretchy="false">∀</mo>
          <mi mathvariant="italic">x.0</mi>
        </munder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0</mi>
        </munder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 csub x.0 (%alpha ) exists lsup U  csub x.0 (%alpha ):%alpha humnu </annotation>
  </semantics>
</math>
</file>

<file path=Object 801/content.xml><?xml version="1.0" encoding="utf-8"?>
<math xmlns="http://www.w3.org/1998/Math/MathML">
  <semantics>
    <mrow>
      <mmultiscripts>
        <munder>
          <mo stretchy="false">∃</mo>
          <mi mathvariant="italic">x.0</mi>
        </munder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U  csub x.0 (%alpha ):%alpha humnu </annotation>
  </semantics>
</math>
</file>

<file path=Object 802/content.xml><?xml version="1.0" encoding="utf-8"?>
<math xmlns="http://www.w3.org/1998/Math/MathML">
  <semantics>
    <mrow>
      <msup>
        <munder>
          <mo stretchy="false">∀</mo>
          <mi mathvariant="italic">x.0</mi>
        </munder>
        <mi>O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O csub x.0 (%alpha ):%alpha humnu </annotation>
  </semantics>
</math>
</file>

<file path=Object 803/content.xml><?xml version="1.0" encoding="utf-8"?>
<math xmlns="http://www.w3.org/1998/Math/MathML">
  <semantics>
    <mrow>
      <msup>
        <munder>
          <mo stretchy="false">∀</mo>
          <mi mathvariant="italic">x.0</mi>
        </munder>
        <mi>O</mi>
      </msup>
      <mrow>
        <mo stretchy="false">(</mo>
        <mrow>
          <mo stretchy="false">α</mo>
        </mrow>
        <mo stretchy="false">)</mo>
      </mrow>
      <msup>
        <munder>
          <mo stretchy="false">∃</mo>
          <mi mathvariant="italic">x.0</mi>
        </munder>
        <mi>O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O csub x.0 (%alpha ) exists  rsup O csub x.0 (%alpha ):%alpha humnu </annotation>
  </semantics>
</math>
</file>

<file path=Object 804/content.xml><?xml version="1.0" encoding="utf-8"?>
<math xmlns="http://www.w3.org/1998/Math/MathML">
  <semantics>
    <mrow>
      <msup>
        <munder>
          <mo stretchy="false">∃</mo>
          <mi mathvariant="italic">x.0</mi>
        </munder>
        <mi>O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 rsup O csub x.0 (%alpha ):%alpha humnu </annotation>
  </semantics>
</math>
</file>

<file path=Object 805/content.xml><?xml version="1.0" encoding="utf-8"?>
<math xmlns="http://www.w3.org/1998/Math/MathML">
  <semantics>
    <mrow>
      <msup>
        <munder>
          <mo stretchy="false">∀</mo>
          <mi mathvariant="italic">x.0</mi>
        </munder>
        <mi>S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S csub x.0 (%alpha ):%alpha humnu </annotation>
  </semantics>
</math>
</file>

<file path=Object 806/content.xml><?xml version="1.0" encoding="utf-8"?>
<math xmlns="http://www.w3.org/1998/Math/MathML">
  <semantics>
    <mrow>
      <msup>
        <munder>
          <mo stretchy="false">∀</mo>
          <mi mathvariant="italic">x.0</mi>
        </munder>
        <mi>S</mi>
      </msup>
      <mrow>
        <mo stretchy="false">(</mo>
        <mrow>
          <mo stretchy="false">α</mo>
        </mrow>
        <mo stretchy="false">)</mo>
      </mrow>
      <msup>
        <munder>
          <mo stretchy="false">∃</mo>
          <mi mathvariant="italic">x.0</mi>
        </munder>
        <mi>S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S csub x.0 (%alpha ) exists  rsup S csub x.0 (%alpha ):%alpha humnu </annotation>
  </semantics>
</math>
</file>

<file path=Object 807/content.xml><?xml version="1.0" encoding="utf-8"?>
<math xmlns="http://www.w3.org/1998/Math/MathML">
  <semantics>
    <mrow>
      <msup>
        <munder>
          <mo stretchy="false">∃</mo>
          <mi mathvariant="italic">x.0</mi>
        </munder>
        <mi>S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 rsup S csub x.0 (%alpha ):%alpha humnu </annotation>
  </semantics>
</math>
</file>

<file path=Object 808/content.xml><?xml version="1.0" encoding="utf-8"?>
<math xmlns="http://www.w3.org/1998/Math/MathML">
  <semantics>
    <mrow>
      <munder>
        <mo stretchy="false">∀</mo>
        <mi mathvariant="italic">x.0</mi>
      </munder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 csub x.0 (%alpha ):%alpha humnu </annotation>
  </semantics>
</math>
</file>

<file path=Object 809/content.xml><?xml version="1.0" encoding="utf-8"?>
<math xmlns="http://www.w3.org/1998/Math/MathML">
  <semantics>
    <mrow>
      <munder>
        <mo stretchy="false">∀</mo>
        <mi mathvariant="italic">x.0</mi>
      </munder>
      <mrow>
        <mo stretchy="false">(</mo>
        <mrow>
          <mo stretchy="false">α</mo>
        </mrow>
        <mo stretchy="false">)</mo>
      </mrow>
      <munder>
        <mo stretchy="false">∃</mo>
        <mi mathvariant="italic">x.0</mi>
      </munder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 csub x.0 (%alpha ) exists   csub x.0 (%alpha ):%alpha humnu </annotation>
  </semantics>
</math>
</file>

<file path=Object 81/content.xml><?xml version="1.0" encoding="utf-8"?>
<math xmlns="http://www.w3.org/1998/Math/MathML">
  <semantics>
    <mrow>
      <munder>
        <mo stretchy="false">∃</mo>
        <mn>0.y</mn>
      </munder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  csub 0.y (%alpha  , %beta ):%alpha namsaa %beta </annotation>
  </semantics>
</math>
</file>

<file path=Object 810/content.xml><?xml version="1.0" encoding="utf-8"?>
<math xmlns="http://www.w3.org/1998/Math/MathML">
  <semantics>
    <mrow>
      <munder>
        <mo stretchy="false">∃</mo>
        <mi mathvariant="italic">x.0</mi>
      </munder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  csub x.0 (%alpha ):%alpha humnu </annotation>
  </semantics>
</math>
</file>

<file path=Object 811/content.xml><?xml version="1.0" encoding="utf-8"?>
<math xmlns="http://www.w3.org/1998/Math/MathML">
  <semantics>
    <mrow>
      <mmultiscripts>
        <munder>
          <mo stretchy="false">∀</mo>
          <mi mathvariant="italic">x.1</mi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O csub x.1 (%alpha ):%alpha humnu </annotation>
  </semantics>
</math>
</file>

<file path=Object 812/content.xml><?xml version="1.0" encoding="utf-8"?>
<math xmlns="http://www.w3.org/1998/Math/MathML">
  <semantics>
    <mrow>
      <mmultiscripts>
        <munder>
          <mo stretchy="false">∀</mo>
          <mi mathvariant="italic">x.1</mi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1</mi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O csub x.1 (%alpha ) exists lsup K rsup O csub x.1 (%alpha ):%alpha humnu </annotation>
  </semantics>
</math>
</file>

<file path=Object 813/content.xml><?xml version="1.0" encoding="utf-8"?>
<math xmlns="http://www.w3.org/1998/Math/MathML">
  <semantics>
    <mrow>
      <mmultiscripts>
        <munder>
          <mo stretchy="false">∃</mo>
          <mi mathvariant="italic">x.1</mi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K rsup O csub x.1 (%alpha ):%alpha humnu </annotation>
  </semantics>
</math>
</file>

<file path=Object 814/content.xml><?xml version="1.0" encoding="utf-8"?>
<math xmlns="http://www.w3.org/1998/Math/MathML">
  <semantics>
    <mrow>
      <mmultiscripts>
        <munder>
          <mo stretchy="false">∀</mo>
          <mi mathvariant="italic">x.1</mi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S csub x.1 (%alpha ):%alpha humnu </annotation>
  </semantics>
</math>
</file>

<file path=Object 815/content.xml><?xml version="1.0" encoding="utf-8"?>
<math xmlns="http://www.w3.org/1998/Math/MathML">
  <semantics>
    <mrow>
      <mmultiscripts>
        <munder>
          <mo stretchy="false">∀</mo>
          <mi mathvariant="italic">x.1</mi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1</mi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S csub x.1 (%alpha ) exists lsup K rsup S csub x.1 (%alpha ):%alpha humnu </annotation>
  </semantics>
</math>
</file>

<file path=Object 816/content.xml><?xml version="1.0" encoding="utf-8"?>
<math xmlns="http://www.w3.org/1998/Math/MathML">
  <semantics>
    <mrow>
      <mmultiscripts>
        <munder>
          <mo stretchy="false">∃</mo>
          <mi mathvariant="italic">x.1</mi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K rsup S csub x.1 (%alpha ):%alpha humnu </annotation>
  </semantics>
</math>
</file>

<file path=Object 817/content.xml><?xml version="1.0" encoding="utf-8"?>
<math xmlns="http://www.w3.org/1998/Math/MathML">
  <semantics>
    <mrow>
      <mmultiscripts>
        <munder>
          <mo stretchy="false">∀</mo>
          <mi mathvariant="italic">x.1</mi>
        </munder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 csub x.1 (%alpha ):%alpha humnu </annotation>
  </semantics>
</math>
</file>

<file path=Object 818/content.xml><?xml version="1.0" encoding="utf-8"?>
<math xmlns="http://www.w3.org/1998/Math/MathML">
  <semantics>
    <mrow>
      <mmultiscripts>
        <munder>
          <mo stretchy="false">∀</mo>
          <mi mathvariant="italic">x.1</mi>
        </munder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1</mi>
        </munder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 csub x.1 (%alpha ) exists lsup K  csub x.1 (%alpha ):%alpha humnu </annotation>
  </semantics>
</math>
</file>

<file path=Object 819/content.xml><?xml version="1.0" encoding="utf-8"?>
<math xmlns="http://www.w3.org/1998/Math/MathML">
  <semantics>
    <mrow>
      <mmultiscripts>
        <munder>
          <mo stretchy="false">∃</mo>
          <mi mathvariant="italic">x.1</mi>
        </munder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K  csub x.1 (%alpha ):%alpha humnu </annotation>
  </semantics>
</math>
</file>

<file path=Object 82/content.xml><?xml version="1.0" encoding="utf-8"?>
<math xmlns="http://www.w3.org/1998/Math/MathML">
  <semantics>
    <mrow>
      <mmultiscripts>
        <munder>
          <mo stretchy="false">∀</mo>
          <mn>1.0</mn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O csub 1.0 (%alpha  , %beta ):%alpha namsaa %beta </annotation>
  </semantics>
</math>
</file>

<file path=Object 820/content.xml><?xml version="1.0" encoding="utf-8"?>
<math xmlns="http://www.w3.org/1998/Math/MathML">
  <semantics>
    <mrow>
      <mmultiscripts>
        <munder>
          <mo stretchy="false">∀</mo>
          <mi mathvariant="italic">x.1</mi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O csub x.1 (%alpha ):%alpha humnu </annotation>
  </semantics>
</math>
</file>

<file path=Object 821/content.xml><?xml version="1.0" encoding="utf-8"?>
<math xmlns="http://www.w3.org/1998/Math/MathML">
  <semantics>
    <mrow>
      <mmultiscripts>
        <munder>
          <mo stretchy="false">∀</mo>
          <mi mathvariant="italic">x.1</mi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1</mi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O csub x.1 (%alpha ) exists lsup U rsup O csub x.1 (%alpha ):%alpha humnu </annotation>
  </semantics>
</math>
</file>

<file path=Object 822/content.xml><?xml version="1.0" encoding="utf-8"?>
<math xmlns="http://www.w3.org/1998/Math/MathML">
  <semantics>
    <mrow>
      <mmultiscripts>
        <munder>
          <mo stretchy="false">∃</mo>
          <mi mathvariant="italic">x.1</mi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U rsup O csub x.1 (%alpha ):%alpha humnu </annotation>
  </semantics>
</math>
</file>

<file path=Object 823/content.xml><?xml version="1.0" encoding="utf-8"?>
<math xmlns="http://www.w3.org/1998/Math/MathML">
  <semantics>
    <mrow>
      <mmultiscripts>
        <munder>
          <mo stretchy="false">∀</mo>
          <mi mathvariant="italic">x.1</mi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S csub x.1 (%alpha ):%alpha humnu </annotation>
  </semantics>
</math>
</file>

<file path=Object 824/content.xml><?xml version="1.0" encoding="utf-8"?>
<math xmlns="http://www.w3.org/1998/Math/MathML">
  <semantics>
    <mrow>
      <mmultiscripts>
        <munder>
          <mo stretchy="false">∀</mo>
          <mi mathvariant="italic">x.1</mi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1</mi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S csub x.1 (%alpha ) exists lsup U rsup S csub x.1 (%alpha ):%alpha humnu </annotation>
  </semantics>
</math>
</file>

<file path=Object 825/content.xml><?xml version="1.0" encoding="utf-8"?>
<math xmlns="http://www.w3.org/1998/Math/MathML">
  <semantics>
    <mrow>
      <mmultiscripts>
        <munder>
          <mo stretchy="false">∃</mo>
          <mi mathvariant="italic">x.1</mi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U rsup S csub x.1 (%alpha ):%alpha humnu </annotation>
  </semantics>
</math>
</file>

<file path=Object 826/content.xml><?xml version="1.0" encoding="utf-8"?>
<math xmlns="http://www.w3.org/1998/Math/MathML">
  <semantics>
    <mrow>
      <mmultiscripts>
        <munder>
          <mo stretchy="false">∀</mo>
          <mi mathvariant="italic">x.1</mi>
        </munder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 csub x.1 (%alpha ):%alpha humnu </annotation>
  </semantics>
</math>
</file>

<file path=Object 827/content.xml><?xml version="1.0" encoding="utf-8"?>
<math xmlns="http://www.w3.org/1998/Math/MathML">
  <semantics>
    <mrow>
      <mmultiscripts>
        <munder>
          <mo stretchy="false">∀</mo>
          <mi mathvariant="italic">x.1</mi>
        </munder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1</mi>
        </munder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 csub x.1 (%alpha ) exists lsup U  csub x.1 (%alpha ):%alpha humnu </annotation>
  </semantics>
</math>
</file>

<file path=Object 828/content.xml><?xml version="1.0" encoding="utf-8"?>
<math xmlns="http://www.w3.org/1998/Math/MathML">
  <semantics>
    <mrow>
      <mmultiscripts>
        <munder>
          <mo stretchy="false">∃</mo>
          <mi mathvariant="italic">x.1</mi>
        </munder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U  csub x.1 (%alpha ):%alpha humnu </annotation>
  </semantics>
</math>
</file>

<file path=Object 829/content.xml><?xml version="1.0" encoding="utf-8"?>
<math xmlns="http://www.w3.org/1998/Math/MathML">
  <semantics>
    <mrow>
      <msup>
        <munder>
          <mo stretchy="false">∀</mo>
          <mi mathvariant="italic">x.1</mi>
        </munder>
        <mi>O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O csub x.1 (%alpha ):%alpha humnu </annotation>
  </semantics>
</math>
</file>

<file path=Object 83/content.xml><?xml version="1.0" encoding="utf-8"?>
<math xmlns="http://www.w3.org/1998/Math/MathML">
  <semantics>
    <mrow>
      <mmultiscripts>
        <munder>
          <mo stretchy="false">∀</mo>
          <mn>1.0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0</mn>
        </munder>
        <none/>
        <mi>O</mi>
        <mprescripts/>
        <none/>
        <mi>K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O csub 1.0 (%alpha ) exists lsup K rsup O csub 1.0 (%beta ):%alpha namsaa %beta </annotation>
  </semantics>
</math>
</file>

<file path=Object 830/content.xml><?xml version="1.0" encoding="utf-8"?>
<math xmlns="http://www.w3.org/1998/Math/MathML">
  <semantics>
    <mrow>
      <msup>
        <munder>
          <mo stretchy="false">∀</mo>
          <mi mathvariant="italic">x.1</mi>
        </munder>
        <mi>O</mi>
      </msup>
      <mrow>
        <mo stretchy="false">(</mo>
        <mrow>
          <mo stretchy="false">α</mo>
        </mrow>
        <mo stretchy="false">)</mo>
      </mrow>
      <msup>
        <munder>
          <mo stretchy="false">∃</mo>
          <mi mathvariant="italic">x.1</mi>
        </munder>
        <mi>O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O csub x.1 (%alpha ) exists  rsup O csub x.1 (%alpha ):%alpha humnu </annotation>
  </semantics>
</math>
</file>

<file path=Object 831/content.xml><?xml version="1.0" encoding="utf-8"?>
<math xmlns="http://www.w3.org/1998/Math/MathML">
  <semantics>
    <mrow>
      <msup>
        <munder>
          <mo stretchy="false">∃</mo>
          <mi mathvariant="italic">x.1</mi>
        </munder>
        <mi>O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 rsup O csub x.1 (%alpha ):%alpha humnu </annotation>
  </semantics>
</math>
</file>

<file path=Object 832/content.xml><?xml version="1.0" encoding="utf-8"?>
<math xmlns="http://www.w3.org/1998/Math/MathML">
  <semantics>
    <mrow>
      <msup>
        <munder>
          <mo stretchy="false">∀</mo>
          <mi mathvariant="italic">x.1</mi>
        </munder>
        <mi>S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S csub x.1 (%alpha ):%alpha humnu </annotation>
  </semantics>
</math>
</file>

<file path=Object 833/content.xml><?xml version="1.0" encoding="utf-8"?>
<math xmlns="http://www.w3.org/1998/Math/MathML">
  <semantics>
    <mrow>
      <msup>
        <munder>
          <mo stretchy="false">∀</mo>
          <mi mathvariant="italic">x.1</mi>
        </munder>
        <mi>S</mi>
      </msup>
      <mrow>
        <mo stretchy="false">(</mo>
        <mrow>
          <mo stretchy="false">α</mo>
        </mrow>
        <mo stretchy="false">)</mo>
      </mrow>
      <msup>
        <munder>
          <mo stretchy="false">∃</mo>
          <mi mathvariant="italic">x.1</mi>
        </munder>
        <mi>S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S csub x.1 (%alpha ) exists  rsup S csub x.1 (%alpha ):%alpha humnu </annotation>
  </semantics>
</math>
</file>

<file path=Object 834/content.xml><?xml version="1.0" encoding="utf-8"?>
<math xmlns="http://www.w3.org/1998/Math/MathML">
  <semantics>
    <mrow>
      <msup>
        <munder>
          <mo stretchy="false">∃</mo>
          <mi mathvariant="italic">x.1</mi>
        </munder>
        <mi>S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 rsup S csub x.1 (%alpha ):%alpha humnu </annotation>
  </semantics>
</math>
</file>

<file path=Object 835/content.xml><?xml version="1.0" encoding="utf-8"?>
<math xmlns="http://www.w3.org/1998/Math/MathML">
  <semantics>
    <mrow>
      <munder>
        <mo stretchy="false">∀</mo>
        <mi mathvariant="italic">x.1</mi>
      </munder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 csub x.1 (%alpha ):%alpha humnu </annotation>
  </semantics>
</math>
</file>

<file path=Object 836/content.xml><?xml version="1.0" encoding="utf-8"?>
<math xmlns="http://www.w3.org/1998/Math/MathML">
  <semantics>
    <mrow>
      <munder>
        <mo stretchy="false">∀</mo>
        <mi mathvariant="italic">x.1</mi>
      </munder>
      <mrow>
        <mo stretchy="false">(</mo>
        <mrow>
          <mo stretchy="false">α</mo>
        </mrow>
        <mo stretchy="false">)</mo>
      </mrow>
      <munder>
        <mo stretchy="false">∃</mo>
        <mi mathvariant="italic">x.1</mi>
      </munder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 csub x.1 (%alpha ) exists   csub x.1 (%alpha ):%alpha humnu </annotation>
  </semantics>
</math>
</file>

<file path=Object 837/content.xml><?xml version="1.0" encoding="utf-8"?>
<math xmlns="http://www.w3.org/1998/Math/MathML">
  <semantics>
    <mrow>
      <munder>
        <mo stretchy="false">∃</mo>
        <mi mathvariant="italic">x.1</mi>
      </munder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  csub x.1 (%alpha ):%alpha humnu </annotation>
  </semantics>
</math>
</file>

<file path=Object 838/content.xml><?xml version="1.0" encoding="utf-8"?>
<math xmlns="http://www.w3.org/1998/Math/MathML">
  <semantics>
    <mrow>
      <mmultiscripts>
        <munder>
          <mo stretchy="false">∀</mo>
          <mi mathvariant="italic">x.y</mi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O csub x.y (%alpha ):%alpha humnu </annotation>
  </semantics>
</math>
</file>

<file path=Object 839/content.xml><?xml version="1.0" encoding="utf-8"?>
<math xmlns="http://www.w3.org/1998/Math/MathML">
  <semantics>
    <mrow>
      <mmultiscripts>
        <munder>
          <mo stretchy="false">∀</mo>
          <mi mathvariant="italic">x.y</mi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y</mi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O csub x.y (%alpha ) exists lsup K rsup O csub x.y (%alpha ):%alpha humnu </annotation>
  </semantics>
</math>
</file>

<file path=Object 84/content.xml><?xml version="1.0" encoding="utf-8"?>
<math xmlns="http://www.w3.org/1998/Math/MathML">
  <semantics>
    <mrow>
      <mmultiscripts>
        <munder>
          <mo stretchy="false">∃</mo>
          <mn>1.0</mn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K rsup O csub 1.0 (%alpha  , %beta ):%alpha namsaa %beta </annotation>
  </semantics>
</math>
</file>

<file path=Object 840/content.xml><?xml version="1.0" encoding="utf-8"?>
<math xmlns="http://www.w3.org/1998/Math/MathML">
  <semantics>
    <mrow>
      <mmultiscripts>
        <munder>
          <mo stretchy="false">∃</mo>
          <mi mathvariant="italic">x.y</mi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K rsup O csub x.y (%alpha ):%alpha humnu </annotation>
  </semantics>
</math>
</file>

<file path=Object 841/content.xml><?xml version="1.0" encoding="utf-8"?>
<math xmlns="http://www.w3.org/1998/Math/MathML">
  <semantics>
    <mrow>
      <mmultiscripts>
        <munder>
          <mo stretchy="false">∀</mo>
          <mi mathvariant="italic">x.y</mi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S csub x.y (%alpha ):%alpha humnu </annotation>
  </semantics>
</math>
</file>

<file path=Object 842/content.xml><?xml version="1.0" encoding="utf-8"?>
<math xmlns="http://www.w3.org/1998/Math/MathML">
  <semantics>
    <mrow>
      <mmultiscripts>
        <munder>
          <mo stretchy="false">∀</mo>
          <mi mathvariant="italic">x.y</mi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y</mi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rsup S csub x.y (%alpha ) exists lsup K rsup S csub x.y (%alpha ):%alpha humnu </annotation>
  </semantics>
</math>
</file>

<file path=Object 843/content.xml><?xml version="1.0" encoding="utf-8"?>
<math xmlns="http://www.w3.org/1998/Math/MathML">
  <semantics>
    <mrow>
      <mmultiscripts>
        <munder>
          <mo stretchy="false">∃</mo>
          <mi mathvariant="italic">x.y</mi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K rsup S csub x.y (%alpha ):%alpha humnu </annotation>
  </semantics>
</math>
</file>

<file path=Object 844/content.xml><?xml version="1.0" encoding="utf-8"?>
<math xmlns="http://www.w3.org/1998/Math/MathML">
  <semantics>
    <mrow>
      <mmultiscripts>
        <munder>
          <mo stretchy="false">∀</mo>
          <mi mathvariant="italic">x.y</mi>
        </munder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 csub x.y (%alpha ):%alpha humnu </annotation>
  </semantics>
</math>
</file>

<file path=Object 845/content.xml><?xml version="1.0" encoding="utf-8"?>
<math xmlns="http://www.w3.org/1998/Math/MathML">
  <semantics>
    <mrow>
      <mmultiscripts>
        <munder>
          <mo stretchy="false">∀</mo>
          <mi mathvariant="italic">x.y</mi>
        </munder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y</mi>
        </munder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K  csub x.y (%alpha ) exists lsup K  csub x.y (%alpha ):%alpha humnu </annotation>
  </semantics>
</math>
</file>

<file path=Object 846/content.xml><?xml version="1.0" encoding="utf-8"?>
<math xmlns="http://www.w3.org/1998/Math/MathML">
  <semantics>
    <mrow>
      <mmultiscripts>
        <munder>
          <mo stretchy="false">∃</mo>
          <mi mathvariant="italic">x.y</mi>
        </munder>
        <mprescripts/>
        <none/>
        <mi>K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K  csub x.y (%alpha ):%alpha humnu </annotation>
  </semantics>
</math>
</file>

<file path=Object 847/content.xml><?xml version="1.0" encoding="utf-8"?>
<math xmlns="http://www.w3.org/1998/Math/MathML">
  <semantics>
    <mrow>
      <mmultiscripts>
        <munder>
          <mo stretchy="false">∀</mo>
          <mi mathvariant="italic">x.y</mi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O csub x.y (%alpha ):%alpha humnu </annotation>
  </semantics>
</math>
</file>

<file path=Object 848/content.xml><?xml version="1.0" encoding="utf-8"?>
<math xmlns="http://www.w3.org/1998/Math/MathML">
  <semantics>
    <mrow>
      <mmultiscripts>
        <munder>
          <mo stretchy="false">∀</mo>
          <mi mathvariant="italic">x.y</mi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y</mi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O csub x.y (%alpha ) exists lsup U rsup O csub x.y (%alpha ):%alpha humnu </annotation>
  </semantics>
</math>
</file>

<file path=Object 849/content.xml><?xml version="1.0" encoding="utf-8"?>
<math xmlns="http://www.w3.org/1998/Math/MathML">
  <semantics>
    <mrow>
      <mmultiscripts>
        <munder>
          <mo stretchy="false">∃</mo>
          <mi mathvariant="italic">x.y</mi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U rsup O csub x.y (%alpha ):%alpha humnu </annotation>
  </semantics>
</math>
</file>

<file path=Object 85/content.xml><?xml version="1.0" encoding="utf-8"?>
<math xmlns="http://www.w3.org/1998/Math/MathML">
  <semantics>
    <mrow>
      <mmultiscripts>
        <munder>
          <mo stretchy="false">∀</mo>
          <mn>1.0</mn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S csub 1.0 (%alpha  , %beta ):%alpha namsaa %beta </annotation>
  </semantics>
</math>
</file>

<file path=Object 850/content.xml><?xml version="1.0" encoding="utf-8"?>
<math xmlns="http://www.w3.org/1998/Math/MathML">
  <semantics>
    <mrow>
      <mmultiscripts>
        <munder>
          <mo stretchy="false">∀</mo>
          <mi mathvariant="italic">x.y</mi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S csub x.y (%alpha ):%alpha humnu </annotation>
  </semantics>
</math>
</file>

<file path=Object 851/content.xml><?xml version="1.0" encoding="utf-8"?>
<math xmlns="http://www.w3.org/1998/Math/MathML">
  <semantics>
    <mrow>
      <mmultiscripts>
        <munder>
          <mo stretchy="false">∀</mo>
          <mi mathvariant="italic">x.y</mi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y</mi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rsup S csub x.y (%alpha ) exists lsup U rsup S csub x.y (%alpha ):%alpha humnu </annotation>
  </semantics>
</math>
</file>

<file path=Object 852/content.xml><?xml version="1.0" encoding="utf-8"?>
<math xmlns="http://www.w3.org/1998/Math/MathML">
  <semantics>
    <mrow>
      <mmultiscripts>
        <munder>
          <mo stretchy="false">∃</mo>
          <mi mathvariant="italic">x.y</mi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U rsup S csub x.y (%alpha ):%alpha humnu </annotation>
  </semantics>
</math>
</file>

<file path=Object 853/content.xml><?xml version="1.0" encoding="utf-8"?>
<math xmlns="http://www.w3.org/1998/Math/MathML">
  <semantics>
    <mrow>
      <mmultiscripts>
        <munder>
          <mo stretchy="false">∀</mo>
          <mi mathvariant="italic">x.y</mi>
        </munder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 csub x.y (%alpha ):%alpha humnu </annotation>
  </semantics>
</math>
</file>

<file path=Object 854/content.xml><?xml version="1.0" encoding="utf-8"?>
<math xmlns="http://www.w3.org/1998/Math/MathML">
  <semantics>
    <mrow>
      <mmultiscripts>
        <munder>
          <mo stretchy="false">∀</mo>
          <mi mathvariant="italic">x.y</mi>
        </munder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i mathvariant="italic">x.y</mi>
        </munder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lsup U  csub x.y (%alpha ) exists lsup U  csub x.y (%alpha ):%alpha humnu </annotation>
  </semantics>
</math>
</file>

<file path=Object 855/content.xml><?xml version="1.0" encoding="utf-8"?>
<math xmlns="http://www.w3.org/1998/Math/MathML">
  <semantics>
    <mrow>
      <mmultiscripts>
        <munder>
          <mo stretchy="false">∃</mo>
          <mi mathvariant="italic">x.y</mi>
        </munder>
        <mprescripts/>
        <none/>
        <mi>U</mi>
      </mmultiscripts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lsup U  csub x.y (%alpha ):%alpha humnu </annotation>
  </semantics>
</math>
</file>

<file path=Object 856/content.xml><?xml version="1.0" encoding="utf-8"?>
<math xmlns="http://www.w3.org/1998/Math/MathML">
  <semantics>
    <mrow>
      <msup>
        <munder>
          <mo stretchy="false">∀</mo>
          <mi mathvariant="italic">x.y</mi>
        </munder>
        <mi>O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O csub x.y (%alpha ):%alpha humnu </annotation>
  </semantics>
</math>
</file>

<file path=Object 857/content.xml><?xml version="1.0" encoding="utf-8"?>
<math xmlns="http://www.w3.org/1998/Math/MathML">
  <semantics>
    <mrow>
      <msup>
        <munder>
          <mo stretchy="false">∀</mo>
          <mi mathvariant="italic">x.y</mi>
        </munder>
        <mi>O</mi>
      </msup>
      <mrow>
        <mo stretchy="false">(</mo>
        <mrow>
          <mo stretchy="false">α</mo>
        </mrow>
        <mo stretchy="false">)</mo>
      </mrow>
      <msup>
        <munder>
          <mo stretchy="false">∃</mo>
          <mi mathvariant="italic">x.y</mi>
        </munder>
        <mi>O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O csub x.y (%alpha ) exists  rsup O csub x.y (%alpha ):%alpha humnu </annotation>
  </semantics>
</math>
</file>

<file path=Object 858/content.xml><?xml version="1.0" encoding="utf-8"?>
<math xmlns="http://www.w3.org/1998/Math/MathML">
  <semantics>
    <mrow>
      <msup>
        <munder>
          <mo stretchy="false">∃</mo>
          <mi mathvariant="italic">x.y</mi>
        </munder>
        <mi>O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 rsup O csub x.y (%alpha ):%alpha humnu </annotation>
  </semantics>
</math>
</file>

<file path=Object 859/content.xml><?xml version="1.0" encoding="utf-8"?>
<math xmlns="http://www.w3.org/1998/Math/MathML">
  <semantics>
    <mrow>
      <msup>
        <munder>
          <mo stretchy="false">∀</mo>
          <mi mathvariant="italic">x.y</mi>
        </munder>
        <mi>S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S csub x.y (%alpha ):%alpha humnu </annotation>
  </semantics>
</math>
</file>

<file path=Object 86/content.xml><?xml version="1.0" encoding="utf-8"?>
<math xmlns="http://www.w3.org/1998/Math/MathML">
  <semantics>
    <mrow>
      <mmultiscripts>
        <munder>
          <mo stretchy="false">∀</mo>
          <mn>1.0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0</mn>
        </munder>
        <none/>
        <mi>S</mi>
        <mprescripts/>
        <none/>
        <mi>K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rsup S csub 1.0 (%alpha ) exists lsup K rsup S csub 1.0 (%beta ):%alpha namsaa %beta </annotation>
  </semantics>
</math>
</file>

<file path=Object 860/content.xml><?xml version="1.0" encoding="utf-8"?>
<math xmlns="http://www.w3.org/1998/Math/MathML">
  <semantics>
    <mrow>
      <msup>
        <munder>
          <mo stretchy="false">∀</mo>
          <mi mathvariant="italic">x.y</mi>
        </munder>
        <mi>S</mi>
      </msup>
      <mrow>
        <mo stretchy="false">(</mo>
        <mrow>
          <mo stretchy="false">α</mo>
        </mrow>
        <mo stretchy="false">)</mo>
      </mrow>
      <msup>
        <munder>
          <mo stretchy="false">∃</mo>
          <mi mathvariant="italic">x.y</mi>
        </munder>
        <mi>S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rsup S csub x.y (%alpha ) exists  rsup S csub x.y (%alpha ):%alpha humnu </annotation>
  </semantics>
</math>
</file>

<file path=Object 861/content.xml><?xml version="1.0" encoding="utf-8"?>
<math xmlns="http://www.w3.org/1998/Math/MathML">
  <semantics>
    <mrow>
      <msup>
        <munder>
          <mo stretchy="false">∃</mo>
          <mi mathvariant="italic">x.y</mi>
        </munder>
        <mi>S</mi>
      </msup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 rsup S csub x.y (%alpha ):%alpha humnu </annotation>
  </semantics>
</math>
</file>

<file path=Object 862/content.xml><?xml version="1.0" encoding="utf-8"?>
<math xmlns="http://www.w3.org/1998/Math/MathML">
  <semantics>
    <mrow>
      <munder>
        <mo stretchy="false">∀</mo>
        <mi mathvariant="italic">x.y</mi>
      </munder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 csub x.y (%alpha ):%alpha humnu </annotation>
  </semantics>
</math>
</file>

<file path=Object 863/content.xml><?xml version="1.0" encoding="utf-8"?>
<math xmlns="http://www.w3.org/1998/Math/MathML">
  <semantics>
    <mrow>
      <munder>
        <mo stretchy="false">∀</mo>
        <mi mathvariant="italic">x.y</mi>
      </munder>
      <mrow>
        <mo stretchy="false">(</mo>
        <mrow>
          <mo stretchy="false">α</mo>
        </mrow>
        <mo stretchy="false">)</mo>
      </mrow>
      <munder>
        <mo stretchy="false">∃</mo>
        <mi mathvariant="italic">x.y</mi>
      </munder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forall   csub x.y (%alpha ) exists   csub x.y (%alpha ):%alpha humnu </annotation>
  </semantics>
</math>
</file>

<file path=Object 864/content.xml><?xml version="1.0" encoding="utf-8"?>
<math xmlns="http://www.w3.org/1998/Math/MathML">
  <semantics>
    <mrow>
      <munder>
        <mo stretchy="false">∃</mo>
        <mi mathvariant="italic">x.y</mi>
      </munder>
      <mrow>
        <mo stretchy="false">(</mo>
        <mrow>
          <mo stretchy="false">α</mo>
        </mrow>
        <mo stretchy="false">)</mo>
      </mrow>
      <mi mathvariant="normal">:</mi>
      <mo stretchy="false">α</mo>
      <mi mathvariant="italic">humnu</mi>
    </mrow>
    <annotation encoding="StarMath 5.0">exists   csub x.y (%alpha ):%alpha humnu </annotation>
  </semantics>
</math>
</file>

<file path=Object 865/content.xml><?xml version="1.0" encoding="utf-8"?>
<math xmlns="http://www.w3.org/1998/Math/MathML">
  <semantics>
    <mrow>
      <mmultiscripts>
        <munder>
          <mo stretchy="false">∀</mo>
          <mn>0.0</mn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O csub 0.0 (%alpha  , %beta  , %gamma ):%alpha gotri %beta %gamma </annotation>
  </semantics>
</math>
</file>

<file path=Object 866/content.xml><?xml version="1.0" encoding="utf-8"?>
<math xmlns="http://www.w3.org/1998/Math/MathML">
  <semantics>
    <mrow>
      <mmultiscripts>
        <munder>
          <mo stretchy="false">∀</mo>
          <mn>0.0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0</mn>
        </munder>
        <none/>
        <mi>O</mi>
        <mprescripts/>
        <none/>
        <mi>K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O csub 0.0 (%alpha ) exists lsup K rsup O csub 0.0 (%beta  . %gamma ):%alpha gotri %beta %gamma </annotation>
  </semantics>
</math>
</file>

<file path=Object 867/content.xml><?xml version="1.0" encoding="utf-8"?>
<math xmlns="http://www.w3.org/1998/Math/MathML">
  <semantics>
    <mrow>
      <mmultiscripts>
        <munder>
          <mo stretchy="false">∃</mo>
          <mn>0.0</mn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K rsup O csub 0.0 (%alpha  , %beta  , %gamma ):%alpha gotri %beta %gamma </annotation>
  </semantics>
</math>
</file>

<file path=Object 868/content.xml><?xml version="1.0" encoding="utf-8"?>
<math xmlns="http://www.w3.org/1998/Math/MathML">
  <semantics>
    <mrow>
      <mmultiscripts>
        <munder>
          <mo stretchy="false">∀</mo>
          <mn>0.0</mn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S csub 0.0 (%alpha  , %beta  , %gamma ):%alpha gotri %beta %gamma </annotation>
  </semantics>
</math>
</file>

<file path=Object 869/content.xml><?xml version="1.0" encoding="utf-8"?>
<math xmlns="http://www.w3.org/1998/Math/MathML">
  <semantics>
    <mrow>
      <mmultiscripts>
        <munder>
          <mo stretchy="false">∀</mo>
          <mn>0.0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0</mn>
        </munder>
        <none/>
        <mi>S</mi>
        <mprescripts/>
        <none/>
        <mi>K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S csub 0.0 (%alpha ) exists lsup K rsup S csub 0.0 (%beta  . %gamma ):%alpha gotri %beta %gamma </annotation>
  </semantics>
</math>
</file>

<file path=Object 87/content.xml><?xml version="1.0" encoding="utf-8"?>
<math xmlns="http://www.w3.org/1998/Math/MathML">
  <semantics>
    <mrow>
      <mmultiscripts>
        <munder>
          <mo stretchy="false">∃</mo>
          <mn>1.0</mn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K rsup S csub 1.0 (%alpha  , %beta ):%alpha namsaa %beta </annotation>
  </semantics>
</math>
</file>

<file path=Object 870/content.xml><?xml version="1.0" encoding="utf-8"?>
<math xmlns="http://www.w3.org/1998/Math/MathML">
  <semantics>
    <mrow>
      <mmultiscripts>
        <munder>
          <mo stretchy="false">∃</mo>
          <mn>0.0</mn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K rsup S csub 0.0 (%alpha  , %beta  , %gamma ):%alpha gotri %beta %gamma </annotation>
  </semantics>
</math>
</file>

<file path=Object 871/content.xml><?xml version="1.0" encoding="utf-8"?>
<math xmlns="http://www.w3.org/1998/Math/MathML">
  <semantics>
    <mrow>
      <mmultiscripts>
        <munder>
          <mo stretchy="false">∀</mo>
          <mn>0.0</mn>
        </munder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 csub 0.0 (%alpha  , %beta  , %gamma ):%alpha gotri %beta %gamma </annotation>
  </semantics>
</math>
</file>

<file path=Object 872/content.xml><?xml version="1.0" encoding="utf-8"?>
<math xmlns="http://www.w3.org/1998/Math/MathML">
  <semantics>
    <mrow>
      <mmultiscripts>
        <munder>
          <mo stretchy="false">∀</mo>
          <mn>0.0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0</mn>
        </munder>
        <mprescripts/>
        <none/>
        <mi>K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 csub 0.0 (%alpha ) exists lsup K  csub 0.0 (%beta  . %gamma ):%alpha gotri %beta %gamma </annotation>
  </semantics>
</math>
</file>

<file path=Object 873/content.xml><?xml version="1.0" encoding="utf-8"?>
<math xmlns="http://www.w3.org/1998/Math/MathML">
  <semantics>
    <mrow>
      <mmultiscripts>
        <munder>
          <mo stretchy="false">∃</mo>
          <mn>0.0</mn>
        </munder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K  csub 0.0 (%alpha  , %beta  , %gamma ):%alpha gotri %beta %gamma </annotation>
  </semantics>
</math>
</file>

<file path=Object 874/content.xml><?xml version="1.0" encoding="utf-8"?>
<math xmlns="http://www.w3.org/1998/Math/MathML">
  <semantics>
    <mrow>
      <mmultiscripts>
        <munder>
          <mo stretchy="false">∀</mo>
          <mn>0.0</mn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O csub 0.0 (%alpha  , %beta  , %gamma ):%alpha gotri %beta %gamma </annotation>
  </semantics>
</math>
</file>

<file path=Object 875/content.xml><?xml version="1.0" encoding="utf-8"?>
<math xmlns="http://www.w3.org/1998/Math/MathML">
  <semantics>
    <mrow>
      <mmultiscripts>
        <munder>
          <mo stretchy="false">∀</mo>
          <mn>0.0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0</mn>
        </munder>
        <none/>
        <mi>O</mi>
        <mprescripts/>
        <none/>
        <mi>U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O csub 0.0 (%alpha ) exists lsup U rsup O csub 0.0 (%beta  . %gamma ):%alpha gotri %beta %gamma </annotation>
  </semantics>
</math>
</file>

<file path=Object 876/content.xml><?xml version="1.0" encoding="utf-8"?>
<math xmlns="http://www.w3.org/1998/Math/MathML">
  <semantics>
    <mrow>
      <mmultiscripts>
        <munder>
          <mo stretchy="false">∃</mo>
          <mn>0.0</mn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U rsup O csub 0.0 (%alpha  , %beta  , %gamma ):%alpha gotri %beta %gamma </annotation>
  </semantics>
</math>
</file>

<file path=Object 877/content.xml><?xml version="1.0" encoding="utf-8"?>
<math xmlns="http://www.w3.org/1998/Math/MathML">
  <semantics>
    <mrow>
      <mmultiscripts>
        <munder>
          <mo stretchy="false">∀</mo>
          <mn>0.0</mn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S csub 0.0 (%alpha  , %beta  , %gamma ):%alpha gotri %beta %gamma </annotation>
  </semantics>
</math>
</file>

<file path=Object 878/content.xml><?xml version="1.0" encoding="utf-8"?>
<math xmlns="http://www.w3.org/1998/Math/MathML">
  <semantics>
    <mrow>
      <mmultiscripts>
        <munder>
          <mo stretchy="false">∀</mo>
          <mn>0.0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0</mn>
        </munder>
        <none/>
        <mi>S</mi>
        <mprescripts/>
        <none/>
        <mi>U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S csub 0.0 (%alpha ) exists lsup U rsup S csub 0.0 (%beta  . %gamma ):%alpha gotri %beta %gamma </annotation>
  </semantics>
</math>
</file>

<file path=Object 879/content.xml><?xml version="1.0" encoding="utf-8"?>
<math xmlns="http://www.w3.org/1998/Math/MathML">
  <semantics>
    <mrow>
      <mmultiscripts>
        <munder>
          <mo stretchy="false">∃</mo>
          <mn>0.0</mn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U rsup S csub 0.0 (%alpha  , %beta  , %gamma ):%alpha gotri %beta %gamma </annotation>
  </semantics>
</math>
</file>

<file path=Object 88/content.xml><?xml version="1.0" encoding="utf-8"?>
<math xmlns="http://www.w3.org/1998/Math/MathML">
  <semantics>
    <mrow>
      <mmultiscripts>
        <munder>
          <mo stretchy="false">∀</mo>
          <mn>1.0</mn>
        </munder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 csub 1.0 (%alpha  , %beta ):%alpha namsaa %beta </annotation>
  </semantics>
</math>
</file>

<file path=Object 880/content.xml><?xml version="1.0" encoding="utf-8"?>
<math xmlns="http://www.w3.org/1998/Math/MathML">
  <semantics>
    <mrow>
      <mmultiscripts>
        <munder>
          <mo stretchy="false">∀</mo>
          <mn>0.0</mn>
        </munder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 csub 0.0 (%alpha  , %beta  , %gamma ):%alpha gotri %beta %gamma </annotation>
  </semantics>
</math>
</file>

<file path=Object 881/content.xml><?xml version="1.0" encoding="utf-8"?>
<math xmlns="http://www.w3.org/1998/Math/MathML">
  <semantics>
    <mrow>
      <mmultiscripts>
        <munder>
          <mo stretchy="false">∀</mo>
          <mn>0.0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0</mn>
        </munder>
        <mprescripts/>
        <none/>
        <mi>U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 csub 0.0 (%alpha ) exists lsup U  csub 0.0 (%beta  . %gamma ):%alpha gotri %beta %gamma </annotation>
  </semantics>
</math>
</file>

<file path=Object 882/content.xml><?xml version="1.0" encoding="utf-8"?>
<math xmlns="http://www.w3.org/1998/Math/MathML">
  <semantics>
    <mrow>
      <mmultiscripts>
        <munder>
          <mo stretchy="false">∃</mo>
          <mn>0.0</mn>
        </munder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U  csub 0.0 (%alpha  , %beta  , %gamma ):%alpha gotri %beta %gamma </annotation>
  </semantics>
</math>
</file>

<file path=Object 883/content.xml><?xml version="1.0" encoding="utf-8"?>
<math xmlns="http://www.w3.org/1998/Math/MathML">
  <semantics>
    <mrow>
      <msup>
        <munder>
          <mo stretchy="false">∀</mo>
          <mn>0.0</mn>
        </munder>
        <mi>O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O csub 0.0 (%alpha  , %beta  , %gamma ):%alpha gotri %beta %gamma </annotation>
  </semantics>
</math>
</file>

<file path=Object 884/content.xml><?xml version="1.0" encoding="utf-8"?>
<math xmlns="http://www.w3.org/1998/Math/MathML">
  <semantics>
    <mrow>
      <msup>
        <munder>
          <mo stretchy="false">∀</mo>
          <mn>0.0</mn>
        </munder>
        <mi>O</mi>
      </msup>
      <mrow>
        <mo stretchy="false">(</mo>
        <mrow>
          <mo stretchy="false">α</mo>
        </mrow>
        <mo stretchy="false">)</mo>
      </mrow>
      <msup>
        <munder>
          <mo stretchy="false">∃</mo>
          <mn>0.0</mn>
        </munder>
        <mi>O</mi>
      </msup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O csub 0.0 (%alpha ) exists  rsup O csub 0.0 (%beta  . %gamma ):%alpha gotri %beta %gamma </annotation>
  </semantics>
</math>
</file>

<file path=Object 885/content.xml><?xml version="1.0" encoding="utf-8"?>
<math xmlns="http://www.w3.org/1998/Math/MathML">
  <semantics>
    <mrow>
      <msup>
        <munder>
          <mo stretchy="false">∃</mo>
          <mn>0.0</mn>
        </munder>
        <mi>O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 rsup O csub 0.0 (%alpha  , %beta  , %gamma ):%alpha gotri %beta %gamma </annotation>
  </semantics>
</math>
</file>

<file path=Object 886/content.xml><?xml version="1.0" encoding="utf-8"?>
<math xmlns="http://www.w3.org/1998/Math/MathML">
  <semantics>
    <mrow>
      <msup>
        <munder>
          <mo stretchy="false">∀</mo>
          <mn>0.0</mn>
        </munder>
        <mi>S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S csub 0.0 (%alpha  , %beta  , %gamma ):%alpha gotri %beta %gamma </annotation>
  </semantics>
</math>
</file>

<file path=Object 887/content.xml><?xml version="1.0" encoding="utf-8"?>
<math xmlns="http://www.w3.org/1998/Math/MathML">
  <semantics>
    <mrow>
      <msup>
        <munder>
          <mo stretchy="false">∀</mo>
          <mn>0.0</mn>
        </munder>
        <mi>S</mi>
      </msup>
      <mrow>
        <mo stretchy="false">(</mo>
        <mrow>
          <mo stretchy="false">α</mo>
        </mrow>
        <mo stretchy="false">)</mo>
      </mrow>
      <msup>
        <munder>
          <mo stretchy="false">∃</mo>
          <mn>0.0</mn>
        </munder>
        <mi>S</mi>
      </msup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S csub 0.0 (%alpha ) exists  rsup S csub 0.0 (%beta  . %gamma ):%alpha gotri %beta %gamma </annotation>
  </semantics>
</math>
</file>

<file path=Object 888/content.xml><?xml version="1.0" encoding="utf-8"?>
<math xmlns="http://www.w3.org/1998/Math/MathML">
  <semantics>
    <mrow>
      <msup>
        <munder>
          <mo stretchy="false">∃</mo>
          <mn>0.0</mn>
        </munder>
        <mi>S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 rsup S csub 0.0 (%alpha  , %beta  , %gamma ):%alpha gotri %beta %gamma </annotation>
  </semantics>
</math>
</file>

<file path=Object 889/content.xml><?xml version="1.0" encoding="utf-8"?>
<math xmlns="http://www.w3.org/1998/Math/MathML">
  <semantics>
    <mrow>
      <munder>
        <mo stretchy="false">∀</mo>
        <mn>0.0</mn>
      </munder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 csub 0.0 (%alpha  , %beta  , %gamma ):%alpha gotri %beta %gamma </annotation>
  </semantics>
</math>
</file>

<file path=Object 89/content.xml><?xml version="1.0" encoding="utf-8"?>
<math xmlns="http://www.w3.org/1998/Math/MathML">
  <semantics>
    <mrow>
      <mmultiscripts>
        <munder>
          <mo stretchy="false">∀</mo>
          <mn>1.0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0</mn>
        </munder>
        <mprescripts/>
        <none/>
        <mi>K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K  csub 1.0 (%alpha ) exists lsup K  csub 1.0 (%beta ):%alpha namsaa %beta </annotation>
  </semantics>
</math>
</file>

<file path=Object 890/content.xml><?xml version="1.0" encoding="utf-8"?>
<math xmlns="http://www.w3.org/1998/Math/MathML">
  <semantics>
    <mrow>
      <munder>
        <mo stretchy="false">∀</mo>
        <mn>0.0</mn>
      </munder>
      <mrow>
        <mo stretchy="false">(</mo>
        <mrow>
          <mo stretchy="false">α</mo>
        </mrow>
        <mo stretchy="false">)</mo>
      </mrow>
      <munder>
        <mo stretchy="false">∃</mo>
        <mn>0.0</mn>
      </munder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 csub 0.0 (%alpha ) exists   csub 0.0 (%beta  . %gamma ):%alpha gotri %beta %gamma </annotation>
  </semantics>
</math>
</file>

<file path=Object 891/content.xml><?xml version="1.0" encoding="utf-8"?>
<math xmlns="http://www.w3.org/1998/Math/MathML">
  <semantics>
    <mrow>
      <munder>
        <mo stretchy="false">∃</mo>
        <mn>0.0</mn>
      </munder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  csub 0.0 (%alpha  , %beta  , %gamma ):%alpha gotri %beta %gamma </annotation>
  </semantics>
</math>
</file>

<file path=Object 892/content.xml><?xml version="1.0" encoding="utf-8"?>
<math xmlns="http://www.w3.org/1998/Math/MathML">
  <semantics>
    <mrow>
      <mmultiscripts>
        <munder>
          <mo stretchy="false">∀</mo>
          <mn>0.1</mn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O csub 0.1 (%alpha  , %beta  , %gamma ):%alpha gotri %beta %gamma </annotation>
  </semantics>
</math>
</file>

<file path=Object 893/content.xml><?xml version="1.0" encoding="utf-8"?>
<math xmlns="http://www.w3.org/1998/Math/MathML">
  <semantics>
    <mrow>
      <mmultiscripts>
        <munder>
          <mo stretchy="false">∀</mo>
          <mn>0.1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1</mn>
        </munder>
        <none/>
        <mi>O</mi>
        <mprescripts/>
        <none/>
        <mi>K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O csub 0.1 (%alpha ) exists lsup K rsup O csub 0.1 (%beta  . %gamma ):%alpha gotri %beta %gamma </annotation>
  </semantics>
</math>
</file>

<file path=Object 894/content.xml><?xml version="1.0" encoding="utf-8"?>
<math xmlns="http://www.w3.org/1998/Math/MathML">
  <semantics>
    <mrow>
      <mmultiscripts>
        <munder>
          <mo stretchy="false">∃</mo>
          <mn>0.1</mn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K rsup O csub 0.1 (%alpha  , %beta  , %gamma ):%alpha gotri %beta %gamma </annotation>
  </semantics>
</math>
</file>

<file path=Object 895/content.xml><?xml version="1.0" encoding="utf-8"?>
<math xmlns="http://www.w3.org/1998/Math/MathML">
  <semantics>
    <mrow>
      <mmultiscripts>
        <munder>
          <mo stretchy="false">∀</mo>
          <mn>0.1</mn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S csub 0.1 (%alpha  , %beta  , %gamma ):%alpha gotri %beta %gamma </annotation>
  </semantics>
</math>
</file>

<file path=Object 896/content.xml><?xml version="1.0" encoding="utf-8"?>
<math xmlns="http://www.w3.org/1998/Math/MathML">
  <semantics>
    <mrow>
      <mmultiscripts>
        <munder>
          <mo stretchy="false">∀</mo>
          <mn>0.1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1</mn>
        </munder>
        <none/>
        <mi>S</mi>
        <mprescripts/>
        <none/>
        <mi>K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S csub 0.1 (%alpha ) exists lsup K rsup S csub 0.1 (%beta  . %gamma ):%alpha gotri %beta %gamma </annotation>
  </semantics>
</math>
</file>

<file path=Object 897/content.xml><?xml version="1.0" encoding="utf-8"?>
<math xmlns="http://www.w3.org/1998/Math/MathML">
  <semantics>
    <mrow>
      <mmultiscripts>
        <munder>
          <mo stretchy="false">∃</mo>
          <mn>0.1</mn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K rsup S csub 0.1 (%alpha  , %beta  , %gamma ):%alpha gotri %beta %gamma </annotation>
  </semantics>
</math>
</file>

<file path=Object 898/content.xml><?xml version="1.0" encoding="utf-8"?>
<math xmlns="http://www.w3.org/1998/Math/MathML">
  <semantics>
    <mrow>
      <mmultiscripts>
        <munder>
          <mo stretchy="false">∀</mo>
          <mn>0.1</mn>
        </munder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 csub 0.1 (%alpha  , %beta  , %gamma ):%alpha gotri %beta %gamma </annotation>
  </semantics>
</math>
</file>

<file path=Object 899/content.xml><?xml version="1.0" encoding="utf-8"?>
<math xmlns="http://www.w3.org/1998/Math/MathML">
  <semantics>
    <mrow>
      <mmultiscripts>
        <munder>
          <mo stretchy="false">∀</mo>
          <mn>0.1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1</mn>
        </munder>
        <mprescripts/>
        <none/>
        <mi>K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 csub 0.1 (%alpha ) exists lsup K  csub 0.1 (%beta  . %gamma ):%alpha gotri %beta %gamma </annotation>
  </semantics>
</math>
</file>

<file path=Object 9/content.xml><?xml version="1.0" encoding="utf-8"?>
<math xmlns="http://www.w3.org/1998/Math/MathML">
  <semantics>
    <mrow>
      <mmultiscripts>
        <munder>
          <mo stretchy="false">∃</mo>
          <mn>0.0</mn>
        </munder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K  csub 0.0 (%alpha  , %beta ):%alpha namsaa %beta </annotation>
  </semantics>
</math>
</file>

<file path=Object 90/content.xml><?xml version="1.0" encoding="utf-8"?>
<math xmlns="http://www.w3.org/1998/Math/MathML">
  <semantics>
    <mrow>
      <mmultiscripts>
        <munder>
          <mo stretchy="false">∃</mo>
          <mn>1.0</mn>
        </munder>
        <mprescripts/>
        <none/>
        <mi>K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K  csub 1.0 (%alpha  , %beta ):%alpha namsaa %beta </annotation>
  </semantics>
</math>
</file>

<file path=Object 900/content.xml><?xml version="1.0" encoding="utf-8"?>
<math xmlns="http://www.w3.org/1998/Math/MathML">
  <semantics>
    <mrow>
      <mmultiscripts>
        <munder>
          <mo stretchy="false">∃</mo>
          <mn>0.1</mn>
        </munder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K  csub 0.1 (%alpha  , %beta  , %gamma ):%alpha gotri %beta %gamma </annotation>
  </semantics>
</math>
</file>

<file path=Object 901/content.xml><?xml version="1.0" encoding="utf-8"?>
<math xmlns="http://www.w3.org/1998/Math/MathML">
  <semantics>
    <mrow>
      <mmultiscripts>
        <munder>
          <mo stretchy="false">∀</mo>
          <mn>0.1</mn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O csub 0.1 (%alpha  , %beta  , %gamma ):%alpha gotri %beta %gamma </annotation>
  </semantics>
</math>
</file>

<file path=Object 902/content.xml><?xml version="1.0" encoding="utf-8"?>
<math xmlns="http://www.w3.org/1998/Math/MathML">
  <semantics>
    <mrow>
      <mmultiscripts>
        <munder>
          <mo stretchy="false">∀</mo>
          <mn>0.1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1</mn>
        </munder>
        <none/>
        <mi>O</mi>
        <mprescripts/>
        <none/>
        <mi>U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O csub 0.1 (%alpha ) exists lsup U rsup O csub 0.1 (%beta  . %gamma ):%alpha gotri %beta %gamma </annotation>
  </semantics>
</math>
</file>

<file path=Object 903/content.xml><?xml version="1.0" encoding="utf-8"?>
<math xmlns="http://www.w3.org/1998/Math/MathML">
  <semantics>
    <mrow>
      <mmultiscripts>
        <munder>
          <mo stretchy="false">∃</mo>
          <mn>0.1</mn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U rsup O csub 0.1 (%alpha  , %beta  , %gamma ):%alpha gotri %beta %gamma </annotation>
  </semantics>
</math>
</file>

<file path=Object 904/content.xml><?xml version="1.0" encoding="utf-8"?>
<math xmlns="http://www.w3.org/1998/Math/MathML">
  <semantics>
    <mrow>
      <mmultiscripts>
        <munder>
          <mo stretchy="false">∀</mo>
          <mn>0.1</mn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S csub 0.1 (%alpha  , %beta  , %gamma ):%alpha gotri %beta %gamma </annotation>
  </semantics>
</math>
</file>

<file path=Object 905/content.xml><?xml version="1.0" encoding="utf-8"?>
<math xmlns="http://www.w3.org/1998/Math/MathML">
  <semantics>
    <mrow>
      <mmultiscripts>
        <munder>
          <mo stretchy="false">∀</mo>
          <mn>0.1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1</mn>
        </munder>
        <none/>
        <mi>S</mi>
        <mprescripts/>
        <none/>
        <mi>U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S csub 0.1 (%alpha ) exists lsup U rsup S csub 0.1 (%beta  . %gamma ):%alpha gotri %beta %gamma </annotation>
  </semantics>
</math>
</file>

<file path=Object 906/content.xml><?xml version="1.0" encoding="utf-8"?>
<math xmlns="http://www.w3.org/1998/Math/MathML">
  <semantics>
    <mrow>
      <mmultiscripts>
        <munder>
          <mo stretchy="false">∃</mo>
          <mn>0.1</mn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U rsup S csub 0.1 (%alpha  , %beta  , %gamma ):%alpha gotri %beta %gamma </annotation>
  </semantics>
</math>
</file>

<file path=Object 907/content.xml><?xml version="1.0" encoding="utf-8"?>
<math xmlns="http://www.w3.org/1998/Math/MathML">
  <semantics>
    <mrow>
      <mmultiscripts>
        <munder>
          <mo stretchy="false">∀</mo>
          <mn>0.1</mn>
        </munder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 csub 0.1 (%alpha  , %beta  , %gamma ):%alpha gotri %beta %gamma </annotation>
  </semantics>
</math>
</file>

<file path=Object 908/content.xml><?xml version="1.0" encoding="utf-8"?>
<math xmlns="http://www.w3.org/1998/Math/MathML">
  <semantics>
    <mrow>
      <mmultiscripts>
        <munder>
          <mo stretchy="false">∀</mo>
          <mn>0.1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1</mn>
        </munder>
        <mprescripts/>
        <none/>
        <mi>U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 csub 0.1 (%alpha ) exists lsup U  csub 0.1 (%beta  . %gamma ):%alpha gotri %beta %gamma </annotation>
  </semantics>
</math>
</file>

<file path=Object 909/content.xml><?xml version="1.0" encoding="utf-8"?>
<math xmlns="http://www.w3.org/1998/Math/MathML">
  <semantics>
    <mrow>
      <mmultiscripts>
        <munder>
          <mo stretchy="false">∃</mo>
          <mn>0.1</mn>
        </munder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U  csub 0.1 (%alpha  , %beta  , %gamma ):%alpha gotri %beta %gamma </annotation>
  </semantics>
</math>
</file>

<file path=Object 91/content.xml><?xml version="1.0" encoding="utf-8"?>
<math xmlns="http://www.w3.org/1998/Math/MathML">
  <semantics>
    <mrow>
      <mmultiscripts>
        <munder>
          <mo stretchy="false">∀</mo>
          <mn>1.0</mn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O csub 1.0 (%alpha  , %beta ):%alpha namsaa %beta </annotation>
  </semantics>
</math>
</file>

<file path=Object 910/content.xml><?xml version="1.0" encoding="utf-8"?>
<math xmlns="http://www.w3.org/1998/Math/MathML">
  <semantics>
    <mrow>
      <msup>
        <munder>
          <mo stretchy="false">∀</mo>
          <mn>0.1</mn>
        </munder>
        <mi>O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O csub 0.1 (%alpha  , %beta  , %gamma ):%alpha gotri %beta %gamma </annotation>
  </semantics>
</math>
</file>

<file path=Object 911/content.xml><?xml version="1.0" encoding="utf-8"?>
<math xmlns="http://www.w3.org/1998/Math/MathML">
  <semantics>
    <mrow>
      <msup>
        <munder>
          <mo stretchy="false">∀</mo>
          <mn>0.1</mn>
        </munder>
        <mi>O</mi>
      </msup>
      <mrow>
        <mo stretchy="false">(</mo>
        <mrow>
          <mo stretchy="false">α</mo>
        </mrow>
        <mo stretchy="false">)</mo>
      </mrow>
      <msup>
        <munder>
          <mo stretchy="false">∃</mo>
          <mn>0.1</mn>
        </munder>
        <mi>O</mi>
      </msup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O csub 0.1 (%alpha ) exists  rsup O csub 0.1 (%beta  . %gamma ):%alpha gotri %beta %gamma </annotation>
  </semantics>
</math>
</file>

<file path=Object 912/content.xml><?xml version="1.0" encoding="utf-8"?>
<math xmlns="http://www.w3.org/1998/Math/MathML">
  <semantics>
    <mrow>
      <msup>
        <munder>
          <mo stretchy="false">∃</mo>
          <mn>0.1</mn>
        </munder>
        <mi>O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 rsup O csub 0.1 (%alpha  , %beta  , %gamma ):%alpha gotri %beta %gamma </annotation>
  </semantics>
</math>
</file>

<file path=Object 913/content.xml><?xml version="1.0" encoding="utf-8"?>
<math xmlns="http://www.w3.org/1998/Math/MathML">
  <semantics>
    <mrow>
      <msup>
        <munder>
          <mo stretchy="false">∀</mo>
          <mn>0.1</mn>
        </munder>
        <mi>S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S csub 0.1 (%alpha  , %beta  , %gamma ):%alpha gotri %beta %gamma </annotation>
  </semantics>
</math>
</file>

<file path=Object 914/content.xml><?xml version="1.0" encoding="utf-8"?>
<math xmlns="http://www.w3.org/1998/Math/MathML">
  <semantics>
    <mrow>
      <msup>
        <munder>
          <mo stretchy="false">∀</mo>
          <mn>0.1</mn>
        </munder>
        <mi>S</mi>
      </msup>
      <mrow>
        <mo stretchy="false">(</mo>
        <mrow>
          <mo stretchy="false">α</mo>
        </mrow>
        <mo stretchy="false">)</mo>
      </mrow>
      <msup>
        <munder>
          <mo stretchy="false">∃</mo>
          <mn>0.1</mn>
        </munder>
        <mi>S</mi>
      </msup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S csub 0.1 (%alpha ) exists  rsup S csub 0.1 (%beta  . %gamma ):%alpha gotri %beta %gamma </annotation>
  </semantics>
</math>
</file>

<file path=Object 915/content.xml><?xml version="1.0" encoding="utf-8"?>
<math xmlns="http://www.w3.org/1998/Math/MathML">
  <semantics>
    <mrow>
      <msup>
        <munder>
          <mo stretchy="false">∃</mo>
          <mn>0.1</mn>
        </munder>
        <mi>S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 rsup S csub 0.1 (%alpha  , %beta  , %gamma ):%alpha gotri %beta %gamma </annotation>
  </semantics>
</math>
</file>

<file path=Object 916/content.xml><?xml version="1.0" encoding="utf-8"?>
<math xmlns="http://www.w3.org/1998/Math/MathML">
  <semantics>
    <mrow>
      <munder>
        <mo stretchy="false">∀</mo>
        <mn>0.1</mn>
      </munder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 csub 0.1 (%alpha  , %beta  , %gamma ):%alpha gotri %beta %gamma </annotation>
  </semantics>
</math>
</file>

<file path=Object 917/content.xml><?xml version="1.0" encoding="utf-8"?>
<math xmlns="http://www.w3.org/1998/Math/MathML">
  <semantics>
    <mrow>
      <munder>
        <mo stretchy="false">∀</mo>
        <mn>0.1</mn>
      </munder>
      <mrow>
        <mo stretchy="false">(</mo>
        <mrow>
          <mo stretchy="false">α</mo>
        </mrow>
        <mo stretchy="false">)</mo>
      </mrow>
      <munder>
        <mo stretchy="false">∃</mo>
        <mn>0.1</mn>
      </munder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 csub 0.1 (%alpha ) exists   csub 0.1 (%beta  . %gamma ):%alpha gotri %beta %gamma </annotation>
  </semantics>
</math>
</file>

<file path=Object 918/content.xml><?xml version="1.0" encoding="utf-8"?>
<math xmlns="http://www.w3.org/1998/Math/MathML">
  <semantics>
    <mrow>
      <munder>
        <mo stretchy="false">∃</mo>
        <mn>0.1</mn>
      </munder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  csub 0.1 (%alpha  , %beta  , %gamma ):%alpha gotri %beta %gamma </annotation>
  </semantics>
</math>
</file>

<file path=Object 919/content.xml><?xml version="1.0" encoding="utf-8"?>
<math xmlns="http://www.w3.org/1998/Math/MathML">
  <semantics>
    <mrow>
      <mmultiscripts>
        <munder>
          <mo stretchy="false">∀</mo>
          <mn>0.y</mn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O csub 0.y (%alpha  , %beta  , %gamma ):%alpha gotri %beta %gamma </annotation>
  </semantics>
</math>
</file>

<file path=Object 92/content.xml><?xml version="1.0" encoding="utf-8"?>
<math xmlns="http://www.w3.org/1998/Math/MathML">
  <semantics>
    <mrow>
      <mmultiscripts>
        <munder>
          <mo stretchy="false">∀</mo>
          <mn>1.0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0</mn>
        </munder>
        <none/>
        <mi>O</mi>
        <mprescripts/>
        <none/>
        <mi>U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O csub 1.0 (%alpha ) exists lsup U rsup O csub 1.0 (%beta ):%alpha namsaa %beta </annotation>
  </semantics>
</math>
</file>

<file path=Object 920/content.xml><?xml version="1.0" encoding="utf-8"?>
<math xmlns="http://www.w3.org/1998/Math/MathML">
  <semantics>
    <mrow>
      <mmultiscripts>
        <munder>
          <mo stretchy="false">∀</mo>
          <mn>0.y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y</mn>
        </munder>
        <none/>
        <mi>O</mi>
        <mprescripts/>
        <none/>
        <mi>K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O csub 0.y (%alpha ) exists lsup K rsup O csub 0.y (%beta  . %gamma ):%alpha gotri %beta %gamma </annotation>
  </semantics>
</math>
</file>

<file path=Object 921/content.xml><?xml version="1.0" encoding="utf-8"?>
<math xmlns="http://www.w3.org/1998/Math/MathML">
  <semantics>
    <mrow>
      <mmultiscripts>
        <munder>
          <mo stretchy="false">∃</mo>
          <mn>0.y</mn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K rsup O csub 0.y (%alpha  , %beta  , %gamma ):%alpha gotri %beta %gamma </annotation>
  </semantics>
</math>
</file>

<file path=Object 922/content.xml><?xml version="1.0" encoding="utf-8"?>
<math xmlns="http://www.w3.org/1998/Math/MathML">
  <semantics>
    <mrow>
      <mmultiscripts>
        <munder>
          <mo stretchy="false">∀</mo>
          <mn>0.y</mn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S csub 0.y (%alpha  , %beta  , %gamma ):%alpha gotri %beta %gamma </annotation>
  </semantics>
</math>
</file>

<file path=Object 923/content.xml><?xml version="1.0" encoding="utf-8"?>
<math xmlns="http://www.w3.org/1998/Math/MathML">
  <semantics>
    <mrow>
      <mmultiscripts>
        <munder>
          <mo stretchy="false">∀</mo>
          <mn>0.y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y</mn>
        </munder>
        <none/>
        <mi>S</mi>
        <mprescripts/>
        <none/>
        <mi>K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S csub 0.y (%alpha ) exists lsup K rsup S csub 0.y (%beta  . %gamma ):%alpha gotri %beta %gamma </annotation>
  </semantics>
</math>
</file>

<file path=Object 924/content.xml><?xml version="1.0" encoding="utf-8"?>
<math xmlns="http://www.w3.org/1998/Math/MathML">
  <semantics>
    <mrow>
      <mmultiscripts>
        <munder>
          <mo stretchy="false">∃</mo>
          <mn>0.y</mn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K rsup S csub 0.y (%alpha  , %beta  , %gamma ):%alpha gotri %beta %gamma </annotation>
  </semantics>
</math>
</file>

<file path=Object 925/content.xml><?xml version="1.0" encoding="utf-8"?>
<math xmlns="http://www.w3.org/1998/Math/MathML">
  <semantics>
    <mrow>
      <mmultiscripts>
        <munder>
          <mo stretchy="false">∀</mo>
          <mn>0.y</mn>
        </munder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 csub 0.y (%alpha  , %beta  , %gamma ):%alpha gotri %beta %gamma </annotation>
  </semantics>
</math>
</file>

<file path=Object 926/content.xml><?xml version="1.0" encoding="utf-8"?>
<math xmlns="http://www.w3.org/1998/Math/MathML">
  <semantics>
    <mrow>
      <mmultiscripts>
        <munder>
          <mo stretchy="false">∀</mo>
          <mn>0.y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y</mn>
        </munder>
        <mprescripts/>
        <none/>
        <mi>K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 csub 0.y (%alpha ) exists lsup K  csub 0.y (%beta  . %gamma ):%alpha gotri %beta %gamma </annotation>
  </semantics>
</math>
</file>

<file path=Object 927/content.xml><?xml version="1.0" encoding="utf-8"?>
<math xmlns="http://www.w3.org/1998/Math/MathML">
  <semantics>
    <mrow>
      <mmultiscripts>
        <munder>
          <mo stretchy="false">∃</mo>
          <mn>0.y</mn>
        </munder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K  csub 0.y (%alpha  , %beta  , %gamma ):%alpha gotri %beta %gamma </annotation>
  </semantics>
</math>
</file>

<file path=Object 928/content.xml><?xml version="1.0" encoding="utf-8"?>
<math xmlns="http://www.w3.org/1998/Math/MathML">
  <semantics>
    <mrow>
      <mmultiscripts>
        <munder>
          <mo stretchy="false">∀</mo>
          <mn>0.y</mn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O csub 0.y (%alpha  , %beta  , %gamma ):%alpha gotri %beta %gamma </annotation>
  </semantics>
</math>
</file>

<file path=Object 929/content.xml><?xml version="1.0" encoding="utf-8"?>
<math xmlns="http://www.w3.org/1998/Math/MathML">
  <semantics>
    <mrow>
      <mmultiscripts>
        <munder>
          <mo stretchy="false">∀</mo>
          <mn>0.y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y</mn>
        </munder>
        <none/>
        <mi>O</mi>
        <mprescripts/>
        <none/>
        <mi>U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O csub 0.y (%alpha ) exists lsup U rsup O csub 0.y (%beta  . %gamma ):%alpha gotri %beta %gamma </annotation>
  </semantics>
</math>
</file>

<file path=Object 93/content.xml><?xml version="1.0" encoding="utf-8"?>
<math xmlns="http://www.w3.org/1998/Math/MathML">
  <semantics>
    <mrow>
      <mmultiscripts>
        <munder>
          <mo stretchy="false">∃</mo>
          <mn>1.0</mn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U rsup O csub 1.0 (%alpha  , %beta ):%alpha namsaa %beta </annotation>
  </semantics>
</math>
</file>

<file path=Object 930/content.xml><?xml version="1.0" encoding="utf-8"?>
<math xmlns="http://www.w3.org/1998/Math/MathML">
  <semantics>
    <mrow>
      <mmultiscripts>
        <munder>
          <mo stretchy="false">∃</mo>
          <mn>0.y</mn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U rsup O csub 0.y (%alpha  , %beta  , %gamma ):%alpha gotri %beta %gamma </annotation>
  </semantics>
</math>
</file>

<file path=Object 931/content.xml><?xml version="1.0" encoding="utf-8"?>
<math xmlns="http://www.w3.org/1998/Math/MathML">
  <semantics>
    <mrow>
      <mmultiscripts>
        <munder>
          <mo stretchy="false">∀</mo>
          <mn>0.y</mn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S csub 0.y (%alpha  , %beta  , %gamma ):%alpha gotri %beta %gamma </annotation>
  </semantics>
</math>
</file>

<file path=Object 932/content.xml><?xml version="1.0" encoding="utf-8"?>
<math xmlns="http://www.w3.org/1998/Math/MathML">
  <semantics>
    <mrow>
      <mmultiscripts>
        <munder>
          <mo stretchy="false">∀</mo>
          <mn>0.y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y</mn>
        </munder>
        <none/>
        <mi>S</mi>
        <mprescripts/>
        <none/>
        <mi>U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S csub 0.y (%alpha ) exists lsup U rsup S csub 0.y (%beta  . %gamma ):%alpha gotri %beta %gamma </annotation>
  </semantics>
</math>
</file>

<file path=Object 933/content.xml><?xml version="1.0" encoding="utf-8"?>
<math xmlns="http://www.w3.org/1998/Math/MathML">
  <semantics>
    <mrow>
      <mmultiscripts>
        <munder>
          <mo stretchy="false">∃</mo>
          <mn>0.y</mn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U rsup S csub 0.y (%alpha  , %beta  , %gamma ):%alpha gotri %beta %gamma </annotation>
  </semantics>
</math>
</file>

<file path=Object 934/content.xml><?xml version="1.0" encoding="utf-8"?>
<math xmlns="http://www.w3.org/1998/Math/MathML">
  <semantics>
    <mrow>
      <mmultiscripts>
        <munder>
          <mo stretchy="false">∀</mo>
          <mn>0.y</mn>
        </munder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 csub 0.y (%alpha  , %beta  , %gamma ):%alpha gotri %beta %gamma </annotation>
  </semantics>
</math>
</file>

<file path=Object 935/content.xml><?xml version="1.0" encoding="utf-8"?>
<math xmlns="http://www.w3.org/1998/Math/MathML">
  <semantics>
    <mrow>
      <mmultiscripts>
        <munder>
          <mo stretchy="false">∀</mo>
          <mn>0.y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0.y</mn>
        </munder>
        <mprescripts/>
        <none/>
        <mi>U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 csub 0.y (%alpha ) exists lsup U  csub 0.y (%beta  . %gamma ):%alpha gotri %beta %gamma </annotation>
  </semantics>
</math>
</file>

<file path=Object 936/content.xml><?xml version="1.0" encoding="utf-8"?>
<math xmlns="http://www.w3.org/1998/Math/MathML">
  <semantics>
    <mrow>
      <mmultiscripts>
        <munder>
          <mo stretchy="false">∃</mo>
          <mn>0.y</mn>
        </munder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U  csub 0.y (%alpha  , %beta  , %gamma ):%alpha gotri %beta %gamma </annotation>
  </semantics>
</math>
</file>

<file path=Object 937/content.xml><?xml version="1.0" encoding="utf-8"?>
<math xmlns="http://www.w3.org/1998/Math/MathML">
  <semantics>
    <mrow>
      <msup>
        <munder>
          <mo stretchy="false">∀</mo>
          <mn>0.y</mn>
        </munder>
        <mi>O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O csub 0.y (%alpha  , %beta  , %gamma ):%alpha gotri %beta %gamma </annotation>
  </semantics>
</math>
</file>

<file path=Object 938/content.xml><?xml version="1.0" encoding="utf-8"?>
<math xmlns="http://www.w3.org/1998/Math/MathML">
  <semantics>
    <mrow>
      <msup>
        <munder>
          <mo stretchy="false">∀</mo>
          <mn>0.y</mn>
        </munder>
        <mi>O</mi>
      </msup>
      <mrow>
        <mo stretchy="false">(</mo>
        <mrow>
          <mo stretchy="false">α</mo>
        </mrow>
        <mo stretchy="false">)</mo>
      </mrow>
      <msup>
        <munder>
          <mo stretchy="false">∃</mo>
          <mn>0.y</mn>
        </munder>
        <mi>O</mi>
      </msup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O csub 0.y (%alpha ) exists  rsup O csub 0.y (%beta  . %gamma ):%alpha gotri %beta %gamma </annotation>
  </semantics>
</math>
</file>

<file path=Object 939/content.xml><?xml version="1.0" encoding="utf-8"?>
<math xmlns="http://www.w3.org/1998/Math/MathML">
  <semantics>
    <mrow>
      <msup>
        <munder>
          <mo stretchy="false">∃</mo>
          <mn>0.y</mn>
        </munder>
        <mi>O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 rsup O csub 0.y (%alpha  , %beta  , %gamma ):%alpha gotri %beta %gamma </annotation>
  </semantics>
</math>
</file>

<file path=Object 94/content.xml><?xml version="1.0" encoding="utf-8"?>
<math xmlns="http://www.w3.org/1998/Math/MathML">
  <semantics>
    <mrow>
      <mmultiscripts>
        <munder>
          <mo stretchy="false">∀</mo>
          <mn>1.0</mn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S csub 1.0 (%alpha  , %beta ):%alpha namsaa %beta </annotation>
  </semantics>
</math>
</file>

<file path=Object 940/content.xml><?xml version="1.0" encoding="utf-8"?>
<math xmlns="http://www.w3.org/1998/Math/MathML">
  <semantics>
    <mrow>
      <msup>
        <munder>
          <mo stretchy="false">∀</mo>
          <mn>0.y</mn>
        </munder>
        <mi>S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S csub 0.y (%alpha  , %beta  , %gamma ):%alpha gotri %beta %gamma </annotation>
  </semantics>
</math>
</file>

<file path=Object 941/content.xml><?xml version="1.0" encoding="utf-8"?>
<math xmlns="http://www.w3.org/1998/Math/MathML">
  <semantics>
    <mrow>
      <msup>
        <munder>
          <mo stretchy="false">∀</mo>
          <mn>0.y</mn>
        </munder>
        <mi>S</mi>
      </msup>
      <mrow>
        <mo stretchy="false">(</mo>
        <mrow>
          <mo stretchy="false">α</mo>
        </mrow>
        <mo stretchy="false">)</mo>
      </mrow>
      <msup>
        <munder>
          <mo stretchy="false">∃</mo>
          <mn>0.y</mn>
        </munder>
        <mi>S</mi>
      </msup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S csub 0.y (%alpha ) exists  rsup S csub 0.y (%beta  . %gamma ):%alpha gotri %beta %gamma </annotation>
  </semantics>
</math>
</file>

<file path=Object 942/content.xml><?xml version="1.0" encoding="utf-8"?>
<math xmlns="http://www.w3.org/1998/Math/MathML">
  <semantics>
    <mrow>
      <msup>
        <munder>
          <mo stretchy="false">∃</mo>
          <mn>0.y</mn>
        </munder>
        <mi>S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 rsup S csub 0.y (%alpha  , %beta  , %gamma ):%alpha gotri %beta %gamma </annotation>
  </semantics>
</math>
</file>

<file path=Object 943/content.xml><?xml version="1.0" encoding="utf-8"?>
<math xmlns="http://www.w3.org/1998/Math/MathML">
  <semantics>
    <mrow>
      <munder>
        <mo stretchy="false">∀</mo>
        <mn>0.y</mn>
      </munder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 csub 0.y (%alpha  , %beta  , %gamma ):%alpha gotri %beta %gamma </annotation>
  </semantics>
</math>
</file>

<file path=Object 944/content.xml><?xml version="1.0" encoding="utf-8"?>
<math xmlns="http://www.w3.org/1998/Math/MathML">
  <semantics>
    <mrow>
      <munder>
        <mo stretchy="false">∀</mo>
        <mn>0.y</mn>
      </munder>
      <mrow>
        <mo stretchy="false">(</mo>
        <mrow>
          <mo stretchy="false">α</mo>
        </mrow>
        <mo stretchy="false">)</mo>
      </mrow>
      <munder>
        <mo stretchy="false">∃</mo>
        <mn>0.y</mn>
      </munder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 csub 0.y (%alpha ) exists   csub 0.y (%beta  . %gamma ):%alpha gotri %beta %gamma </annotation>
  </semantics>
</math>
</file>

<file path=Object 945/content.xml><?xml version="1.0" encoding="utf-8"?>
<math xmlns="http://www.w3.org/1998/Math/MathML">
  <semantics>
    <mrow>
      <munder>
        <mo stretchy="false">∃</mo>
        <mn>0.y</mn>
      </munder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  csub 0.y (%alpha  , %beta  , %gamma ):%alpha gotri %beta %gamma </annotation>
  </semantics>
</math>
</file>

<file path=Object 946/content.xml><?xml version="1.0" encoding="utf-8"?>
<math xmlns="http://www.w3.org/1998/Math/MathML">
  <semantics>
    <mrow>
      <mmultiscripts>
        <munder>
          <mo stretchy="false">∀</mo>
          <mn>1.0</mn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O csub 1.0 (%alpha  , %beta  , %gamma ):%alpha gotri %beta %gamma </annotation>
  </semantics>
</math>
</file>

<file path=Object 947/content.xml><?xml version="1.0" encoding="utf-8"?>
<math xmlns="http://www.w3.org/1998/Math/MathML">
  <semantics>
    <mrow>
      <mmultiscripts>
        <munder>
          <mo stretchy="false">∀</mo>
          <mn>1.0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0</mn>
        </munder>
        <none/>
        <mi>O</mi>
        <mprescripts/>
        <none/>
        <mi>K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O csub 1.0 (%alpha ) exists lsup K rsup O csub 1.0 (%beta  . %gamma ):%alpha gotri %beta %gamma </annotation>
  </semantics>
</math>
</file>

<file path=Object 948/content.xml><?xml version="1.0" encoding="utf-8"?>
<math xmlns="http://www.w3.org/1998/Math/MathML">
  <semantics>
    <mrow>
      <mmultiscripts>
        <munder>
          <mo stretchy="false">∃</mo>
          <mn>1.0</mn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K rsup O csub 1.0 (%alpha  , %beta  , %gamma ):%alpha gotri %beta %gamma </annotation>
  </semantics>
</math>
</file>

<file path=Object 949/content.xml><?xml version="1.0" encoding="utf-8"?>
<math xmlns="http://www.w3.org/1998/Math/MathML">
  <semantics>
    <mrow>
      <mmultiscripts>
        <munder>
          <mo stretchy="false">∀</mo>
          <mn>1.0</mn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S csub 1.0 (%alpha  , %beta  , %gamma ):%alpha gotri %beta %gamma </annotation>
  </semantics>
</math>
</file>

<file path=Object 95/content.xml><?xml version="1.0" encoding="utf-8"?>
<math xmlns="http://www.w3.org/1998/Math/MathML">
  <semantics>
    <mrow>
      <mmultiscripts>
        <munder>
          <mo stretchy="false">∀</mo>
          <mn>1.0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0</mn>
        </munder>
        <none/>
        <mi>S</mi>
        <mprescripts/>
        <none/>
        <mi>U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rsup S csub 1.0 (%alpha ) exists lsup U rsup S csub 1.0 (%beta ):%alpha namsaa %beta </annotation>
  </semantics>
</math>
</file>

<file path=Object 950/content.xml><?xml version="1.0" encoding="utf-8"?>
<math xmlns="http://www.w3.org/1998/Math/MathML">
  <semantics>
    <mrow>
      <mmultiscripts>
        <munder>
          <mo stretchy="false">∀</mo>
          <mn>1.0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0</mn>
        </munder>
        <none/>
        <mi>S</mi>
        <mprescripts/>
        <none/>
        <mi>K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S csub 1.0 (%alpha ) exists lsup K rsup S csub 1.0 (%beta  . %gamma ):%alpha gotri %beta %gamma </annotation>
  </semantics>
</math>
</file>

<file path=Object 951/content.xml><?xml version="1.0" encoding="utf-8"?>
<math xmlns="http://www.w3.org/1998/Math/MathML">
  <semantics>
    <mrow>
      <mmultiscripts>
        <munder>
          <mo stretchy="false">∃</mo>
          <mn>1.0</mn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K rsup S csub 1.0 (%alpha  , %beta  , %gamma ):%alpha gotri %beta %gamma </annotation>
  </semantics>
</math>
</file>

<file path=Object 952/content.xml><?xml version="1.0" encoding="utf-8"?>
<math xmlns="http://www.w3.org/1998/Math/MathML">
  <semantics>
    <mrow>
      <mmultiscripts>
        <munder>
          <mo stretchy="false">∀</mo>
          <mn>1.0</mn>
        </munder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 csub 1.0 (%alpha  , %beta  , %gamma ):%alpha gotri %beta %gamma </annotation>
  </semantics>
</math>
</file>

<file path=Object 953/content.xml><?xml version="1.0" encoding="utf-8"?>
<math xmlns="http://www.w3.org/1998/Math/MathML">
  <semantics>
    <mrow>
      <mmultiscripts>
        <munder>
          <mo stretchy="false">∀</mo>
          <mn>1.0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0</mn>
        </munder>
        <mprescripts/>
        <none/>
        <mi>K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 csub 1.0 (%alpha ) exists lsup K  csub 1.0 (%beta  . %gamma ):%alpha gotri %beta %gamma </annotation>
  </semantics>
</math>
</file>

<file path=Object 954/content.xml><?xml version="1.0" encoding="utf-8"?>
<math xmlns="http://www.w3.org/1998/Math/MathML">
  <semantics>
    <mrow>
      <mmultiscripts>
        <munder>
          <mo stretchy="false">∃</mo>
          <mn>1.0</mn>
        </munder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K  csub 1.0 (%alpha  , %beta  , %gamma ):%alpha gotri %beta %gamma </annotation>
  </semantics>
</math>
</file>

<file path=Object 955/content.xml><?xml version="1.0" encoding="utf-8"?>
<math xmlns="http://www.w3.org/1998/Math/MathML">
  <semantics>
    <mrow>
      <mmultiscripts>
        <munder>
          <mo stretchy="false">∀</mo>
          <mn>1.0</mn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O csub 1.0 (%alpha  , %beta  , %gamma ):%alpha gotri %beta %gamma </annotation>
  </semantics>
</math>
</file>

<file path=Object 956/content.xml><?xml version="1.0" encoding="utf-8"?>
<math xmlns="http://www.w3.org/1998/Math/MathML">
  <semantics>
    <mrow>
      <mmultiscripts>
        <munder>
          <mo stretchy="false">∀</mo>
          <mn>1.0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0</mn>
        </munder>
        <none/>
        <mi>O</mi>
        <mprescripts/>
        <none/>
        <mi>U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O csub 1.0 (%alpha ) exists lsup U rsup O csub 1.0 (%beta  . %gamma ):%alpha gotri %beta %gamma </annotation>
  </semantics>
</math>
</file>

<file path=Object 957/content.xml><?xml version="1.0" encoding="utf-8"?>
<math xmlns="http://www.w3.org/1998/Math/MathML">
  <semantics>
    <mrow>
      <mmultiscripts>
        <munder>
          <mo stretchy="false">∃</mo>
          <mn>1.0</mn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U rsup O csub 1.0 (%alpha  , %beta  , %gamma ):%alpha gotri %beta %gamma </annotation>
  </semantics>
</math>
</file>

<file path=Object 958/content.xml><?xml version="1.0" encoding="utf-8"?>
<math xmlns="http://www.w3.org/1998/Math/MathML">
  <semantics>
    <mrow>
      <mmultiscripts>
        <munder>
          <mo stretchy="false">∀</mo>
          <mn>1.0</mn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S csub 1.0 (%alpha  , %beta  , %gamma ):%alpha gotri %beta %gamma </annotation>
  </semantics>
</math>
</file>

<file path=Object 959/content.xml><?xml version="1.0" encoding="utf-8"?>
<math xmlns="http://www.w3.org/1998/Math/MathML">
  <semantics>
    <mrow>
      <mmultiscripts>
        <munder>
          <mo stretchy="false">∀</mo>
          <mn>1.0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0</mn>
        </munder>
        <none/>
        <mi>S</mi>
        <mprescripts/>
        <none/>
        <mi>U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S csub 1.0 (%alpha ) exists lsup U rsup S csub 1.0 (%beta  . %gamma ):%alpha gotri %beta %gamma </annotation>
  </semantics>
</math>
</file>

<file path=Object 96/content.xml><?xml version="1.0" encoding="utf-8"?>
<math xmlns="http://www.w3.org/1998/Math/MathML">
  <semantics>
    <mrow>
      <mmultiscripts>
        <munder>
          <mo stretchy="false">∃</mo>
          <mn>1.0</mn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U rsup S csub 1.0 (%alpha  , %beta ):%alpha namsaa %beta </annotation>
  </semantics>
</math>
</file>

<file path=Object 960/content.xml><?xml version="1.0" encoding="utf-8"?>
<math xmlns="http://www.w3.org/1998/Math/MathML">
  <semantics>
    <mrow>
      <mmultiscripts>
        <munder>
          <mo stretchy="false">∃</mo>
          <mn>1.0</mn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U rsup S csub 1.0 (%alpha  , %beta  , %gamma ):%alpha gotri %beta %gamma </annotation>
  </semantics>
</math>
</file>

<file path=Object 961/content.xml><?xml version="1.0" encoding="utf-8"?>
<math xmlns="http://www.w3.org/1998/Math/MathML">
  <semantics>
    <mrow>
      <mmultiscripts>
        <munder>
          <mo stretchy="false">∀</mo>
          <mn>1.0</mn>
        </munder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 csub 1.0 (%alpha  , %beta  , %gamma ):%alpha gotri %beta %gamma </annotation>
  </semantics>
</math>
</file>

<file path=Object 962/content.xml><?xml version="1.0" encoding="utf-8"?>
<math xmlns="http://www.w3.org/1998/Math/MathML">
  <semantics>
    <mrow>
      <mmultiscripts>
        <munder>
          <mo stretchy="false">∀</mo>
          <mn>1.0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0</mn>
        </munder>
        <mprescripts/>
        <none/>
        <mi>U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 csub 1.0 (%alpha ) exists lsup U  csub 1.0 (%beta  . %gamma ):%alpha gotri %beta %gamma </annotation>
  </semantics>
</math>
</file>

<file path=Object 963/content.xml><?xml version="1.0" encoding="utf-8"?>
<math xmlns="http://www.w3.org/1998/Math/MathML">
  <semantics>
    <mrow>
      <mmultiscripts>
        <munder>
          <mo stretchy="false">∃</mo>
          <mn>1.0</mn>
        </munder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U  csub 1.0 (%alpha  , %beta  , %gamma ):%alpha gotri %beta %gamma </annotation>
  </semantics>
</math>
</file>

<file path=Object 964/content.xml><?xml version="1.0" encoding="utf-8"?>
<math xmlns="http://www.w3.org/1998/Math/MathML">
  <semantics>
    <mrow>
      <msup>
        <munder>
          <mo stretchy="false">∀</mo>
          <mn>1.0</mn>
        </munder>
        <mi>O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O csub 1.0 (%alpha  , %beta  , %gamma ):%alpha gotri %beta %gamma </annotation>
  </semantics>
</math>
</file>

<file path=Object 965/content.xml><?xml version="1.0" encoding="utf-8"?>
<math xmlns="http://www.w3.org/1998/Math/MathML">
  <semantics>
    <mrow>
      <msup>
        <munder>
          <mo stretchy="false">∀</mo>
          <mn>1.0</mn>
        </munder>
        <mi>O</mi>
      </msup>
      <mrow>
        <mo stretchy="false">(</mo>
        <mrow>
          <mo stretchy="false">α</mo>
        </mrow>
        <mo stretchy="false">)</mo>
      </mrow>
      <msup>
        <munder>
          <mo stretchy="false">∃</mo>
          <mn>1.0</mn>
        </munder>
        <mi>O</mi>
      </msup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O csub 1.0 (%alpha ) exists  rsup O csub 1.0 (%beta  . %gamma ):%alpha gotri %beta %gamma </annotation>
  </semantics>
</math>
</file>

<file path=Object 966/content.xml><?xml version="1.0" encoding="utf-8"?>
<math xmlns="http://www.w3.org/1998/Math/MathML">
  <semantics>
    <mrow>
      <msup>
        <munder>
          <mo stretchy="false">∃</mo>
          <mn>1.0</mn>
        </munder>
        <mi>O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 rsup O csub 1.0 (%alpha  , %beta  , %gamma ):%alpha gotri %beta %gamma </annotation>
  </semantics>
</math>
</file>

<file path=Object 967/content.xml><?xml version="1.0" encoding="utf-8"?>
<math xmlns="http://www.w3.org/1998/Math/MathML">
  <semantics>
    <mrow>
      <msup>
        <munder>
          <mo stretchy="false">∀</mo>
          <mn>1.0</mn>
        </munder>
        <mi>S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S csub 1.0 (%alpha  , %beta  , %gamma ):%alpha gotri %beta %gamma </annotation>
  </semantics>
</math>
</file>

<file path=Object 968/content.xml><?xml version="1.0" encoding="utf-8"?>
<math xmlns="http://www.w3.org/1998/Math/MathML">
  <semantics>
    <mrow>
      <msup>
        <munder>
          <mo stretchy="false">∀</mo>
          <mn>1.0</mn>
        </munder>
        <mi>S</mi>
      </msup>
      <mrow>
        <mo stretchy="false">(</mo>
        <mrow>
          <mo stretchy="false">α</mo>
        </mrow>
        <mo stretchy="false">)</mo>
      </mrow>
      <msup>
        <munder>
          <mo stretchy="false">∃</mo>
          <mn>1.0</mn>
        </munder>
        <mi>S</mi>
      </msup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S csub 1.0 (%alpha ) exists  rsup S csub 1.0 (%beta  . %gamma ):%alpha gotri %beta %gamma </annotation>
  </semantics>
</math>
</file>

<file path=Object 969/content.xml><?xml version="1.0" encoding="utf-8"?>
<math xmlns="http://www.w3.org/1998/Math/MathML">
  <semantics>
    <mrow>
      <msup>
        <munder>
          <mo stretchy="false">∃</mo>
          <mn>1.0</mn>
        </munder>
        <mi>S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 rsup S csub 1.0 (%alpha  , %beta  , %gamma ):%alpha gotri %beta %gamma </annotation>
  </semantics>
</math>
</file>

<file path=Object 97/content.xml><?xml version="1.0" encoding="utf-8"?>
<math xmlns="http://www.w3.org/1998/Math/MathML">
  <semantics>
    <mrow>
      <mmultiscripts>
        <munder>
          <mo stretchy="false">∀</mo>
          <mn>1.0</mn>
        </munder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 csub 1.0 (%alpha  , %beta ):%alpha namsaa %beta </annotation>
  </semantics>
</math>
</file>

<file path=Object 970/content.xml><?xml version="1.0" encoding="utf-8"?>
<math xmlns="http://www.w3.org/1998/Math/MathML">
  <semantics>
    <mrow>
      <munder>
        <mo stretchy="false">∀</mo>
        <mn>1.0</mn>
      </munder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 csub 1.0 (%alpha  , %beta  , %gamma ):%alpha gotri %beta %gamma </annotation>
  </semantics>
</math>
</file>

<file path=Object 971/content.xml><?xml version="1.0" encoding="utf-8"?>
<math xmlns="http://www.w3.org/1998/Math/MathML">
  <semantics>
    <mrow>
      <munder>
        <mo stretchy="false">∀</mo>
        <mn>1.0</mn>
      </munder>
      <mrow>
        <mo stretchy="false">(</mo>
        <mrow>
          <mo stretchy="false">α</mo>
        </mrow>
        <mo stretchy="false">)</mo>
      </mrow>
      <munder>
        <mo stretchy="false">∃</mo>
        <mn>1.0</mn>
      </munder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 csub 1.0 (%alpha ) exists   csub 1.0 (%beta  . %gamma ):%alpha gotri %beta %gamma </annotation>
  </semantics>
</math>
</file>

<file path=Object 972/content.xml><?xml version="1.0" encoding="utf-8"?>
<math xmlns="http://www.w3.org/1998/Math/MathML">
  <semantics>
    <mrow>
      <munder>
        <mo stretchy="false">∃</mo>
        <mn>1.0</mn>
      </munder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  csub 1.0 (%alpha  , %beta  , %gamma ):%alpha gotri %beta %gamma </annotation>
  </semantics>
</math>
</file>

<file path=Object 973/content.xml><?xml version="1.0" encoding="utf-8"?>
<math xmlns="http://www.w3.org/1998/Math/MathML">
  <semantics>
    <mrow>
      <mmultiscripts>
        <munder>
          <mo stretchy="false">∀</mo>
          <mn>1.1</mn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O csub 1.1 (%alpha  , %beta  , %gamma ):%alpha gotri %beta %gamma </annotation>
  </semantics>
</math>
</file>

<file path=Object 974/content.xml><?xml version="1.0" encoding="utf-8"?>
<math xmlns="http://www.w3.org/1998/Math/MathML">
  <semantics>
    <mrow>
      <mmultiscripts>
        <munder>
          <mo stretchy="false">∀</mo>
          <mn>1.1</mn>
        </munder>
        <none/>
        <mi>O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1</mn>
        </munder>
        <none/>
        <mi>O</mi>
        <mprescripts/>
        <none/>
        <mi>K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O csub 1.1 (%alpha ) exists lsup K rsup O csub 1.1 (%beta  . %gamma ):%alpha gotri %beta %gamma </annotation>
  </semantics>
</math>
</file>

<file path=Object 975/content.xml><?xml version="1.0" encoding="utf-8"?>
<math xmlns="http://www.w3.org/1998/Math/MathML">
  <semantics>
    <mrow>
      <mmultiscripts>
        <munder>
          <mo stretchy="false">∃</mo>
          <mn>1.1</mn>
        </munder>
        <none/>
        <mi>O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K rsup O csub 1.1 (%alpha  , %beta  , %gamma ):%alpha gotri %beta %gamma </annotation>
  </semantics>
</math>
</file>

<file path=Object 976/content.xml><?xml version="1.0" encoding="utf-8"?>
<math xmlns="http://www.w3.org/1998/Math/MathML">
  <semantics>
    <mrow>
      <mmultiscripts>
        <munder>
          <mo stretchy="false">∀</mo>
          <mn>1.1</mn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S csub 1.1 (%alpha  , %beta  , %gamma ):%alpha gotri %beta %gamma </annotation>
  </semantics>
</math>
</file>

<file path=Object 977/content.xml><?xml version="1.0" encoding="utf-8"?>
<math xmlns="http://www.w3.org/1998/Math/MathML">
  <semantics>
    <mrow>
      <mmultiscripts>
        <munder>
          <mo stretchy="false">∀</mo>
          <mn>1.1</mn>
        </munder>
        <none/>
        <mi>S</mi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1</mn>
        </munder>
        <none/>
        <mi>S</mi>
        <mprescripts/>
        <none/>
        <mi>K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rsup S csub 1.1 (%alpha ) exists lsup K rsup S csub 1.1 (%beta  . %gamma ):%alpha gotri %beta %gamma </annotation>
  </semantics>
</math>
</file>

<file path=Object 978/content.xml><?xml version="1.0" encoding="utf-8"?>
<math xmlns="http://www.w3.org/1998/Math/MathML">
  <semantics>
    <mrow>
      <mmultiscripts>
        <munder>
          <mo stretchy="false">∃</mo>
          <mn>1.1</mn>
        </munder>
        <none/>
        <mi>S</mi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K rsup S csub 1.1 (%alpha  , %beta  , %gamma ):%alpha gotri %beta %gamma </annotation>
  </semantics>
</math>
</file>

<file path=Object 979/content.xml><?xml version="1.0" encoding="utf-8"?>
<math xmlns="http://www.w3.org/1998/Math/MathML">
  <semantics>
    <mrow>
      <mmultiscripts>
        <munder>
          <mo stretchy="false">∀</mo>
          <mn>1.1</mn>
        </munder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 csub 1.1 (%alpha  , %beta  , %gamma ):%alpha gotri %beta %gamma </annotation>
  </semantics>
</math>
</file>

<file path=Object 98/content.xml><?xml version="1.0" encoding="utf-8"?>
<math xmlns="http://www.w3.org/1998/Math/MathML">
  <semantics>
    <mrow>
      <mmultiscripts>
        <munder>
          <mo stretchy="false">∀</mo>
          <mn>1.0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0</mn>
        </munder>
        <mprescripts/>
        <none/>
        <mi>U</mi>
      </mmultiscripts>
      <mrow>
        <mo stretchy="false">(</mo>
        <mrow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forall lsup U  csub 1.0 (%alpha ) exists lsup U  csub 1.0 (%beta ):%alpha namsaa %beta </annotation>
  </semantics>
</math>
</file>

<file path=Object 980/content.xml><?xml version="1.0" encoding="utf-8"?>
<math xmlns="http://www.w3.org/1998/Math/MathML">
  <semantics>
    <mrow>
      <mmultiscripts>
        <munder>
          <mo stretchy="false">∀</mo>
          <mn>1.1</mn>
        </munder>
        <mprescripts/>
        <none/>
        <mi>K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1</mn>
        </munder>
        <mprescripts/>
        <none/>
        <mi>K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K  csub 1.1 (%alpha ) exists lsup K  csub 1.1 (%beta  . %gamma ):%alpha gotri %beta %gamma </annotation>
  </semantics>
</math>
</file>

<file path=Object 981/content.xml><?xml version="1.0" encoding="utf-8"?>
<math xmlns="http://www.w3.org/1998/Math/MathML">
  <semantics>
    <mrow>
      <mmultiscripts>
        <munder>
          <mo stretchy="false">∃</mo>
          <mn>1.1</mn>
        </munder>
        <mprescripts/>
        <none/>
        <mi>K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K  csub 1.1 (%alpha  , %beta  , %gamma ):%alpha gotri %beta %gamma </annotation>
  </semantics>
</math>
</file>

<file path=Object 982/content.xml><?xml version="1.0" encoding="utf-8"?>
<math xmlns="http://www.w3.org/1998/Math/MathML">
  <semantics>
    <mrow>
      <mmultiscripts>
        <munder>
          <mo stretchy="false">∀</mo>
          <mn>1.1</mn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O csub 1.1 (%alpha  , %beta  , %gamma ):%alpha gotri %beta %gamma </annotation>
  </semantics>
</math>
</file>

<file path=Object 983/content.xml><?xml version="1.0" encoding="utf-8"?>
<math xmlns="http://www.w3.org/1998/Math/MathML">
  <semantics>
    <mrow>
      <mmultiscripts>
        <munder>
          <mo stretchy="false">∀</mo>
          <mn>1.1</mn>
        </munder>
        <none/>
        <mi>O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1</mn>
        </munder>
        <none/>
        <mi>O</mi>
        <mprescripts/>
        <none/>
        <mi>U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O csub 1.1 (%alpha ) exists lsup U rsup O csub 1.1 (%beta  . %gamma ):%alpha gotri %beta %gamma </annotation>
  </semantics>
</math>
</file>

<file path=Object 984/content.xml><?xml version="1.0" encoding="utf-8"?>
<math xmlns="http://www.w3.org/1998/Math/MathML">
  <semantics>
    <mrow>
      <mmultiscripts>
        <munder>
          <mo stretchy="false">∃</mo>
          <mn>1.1</mn>
        </munder>
        <none/>
        <mi>O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U rsup O csub 1.1 (%alpha  , %beta  , %gamma ):%alpha gotri %beta %gamma </annotation>
  </semantics>
</math>
</file>

<file path=Object 985/content.xml><?xml version="1.0" encoding="utf-8"?>
<math xmlns="http://www.w3.org/1998/Math/MathML">
  <semantics>
    <mrow>
      <mmultiscripts>
        <munder>
          <mo stretchy="false">∀</mo>
          <mn>1.1</mn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S csub 1.1 (%alpha  , %beta  , %gamma ):%alpha gotri %beta %gamma </annotation>
  </semantics>
</math>
</file>

<file path=Object 986/content.xml><?xml version="1.0" encoding="utf-8"?>
<math xmlns="http://www.w3.org/1998/Math/MathML">
  <semantics>
    <mrow>
      <mmultiscripts>
        <munder>
          <mo stretchy="false">∀</mo>
          <mn>1.1</mn>
        </munder>
        <none/>
        <mi>S</mi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1</mn>
        </munder>
        <none/>
        <mi>S</mi>
        <mprescripts/>
        <none/>
        <mi>U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rsup S csub 1.1 (%alpha ) exists lsup U rsup S csub 1.1 (%beta  . %gamma ):%alpha gotri %beta %gamma </annotation>
  </semantics>
</math>
</file>

<file path=Object 987/content.xml><?xml version="1.0" encoding="utf-8"?>
<math xmlns="http://www.w3.org/1998/Math/MathML">
  <semantics>
    <mrow>
      <mmultiscripts>
        <munder>
          <mo stretchy="false">∃</mo>
          <mn>1.1</mn>
        </munder>
        <none/>
        <mi>S</mi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U rsup S csub 1.1 (%alpha  , %beta  , %gamma ):%alpha gotri %beta %gamma </annotation>
  </semantics>
</math>
</file>

<file path=Object 988/content.xml><?xml version="1.0" encoding="utf-8"?>
<math xmlns="http://www.w3.org/1998/Math/MathML">
  <semantics>
    <mrow>
      <mmultiscripts>
        <munder>
          <mo stretchy="false">∀</mo>
          <mn>1.1</mn>
        </munder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 csub 1.1 (%alpha  , %beta  , %gamma ):%alpha gotri %beta %gamma </annotation>
  </semantics>
</math>
</file>

<file path=Object 989/content.xml><?xml version="1.0" encoding="utf-8"?>
<math xmlns="http://www.w3.org/1998/Math/MathML">
  <semantics>
    <mrow>
      <mmultiscripts>
        <munder>
          <mo stretchy="false">∀</mo>
          <mn>1.1</mn>
        </munder>
        <mprescripts/>
        <none/>
        <mi>U</mi>
      </mmultiscripts>
      <mrow>
        <mo stretchy="false">(</mo>
        <mrow>
          <mo stretchy="false">α</mo>
        </mrow>
        <mo stretchy="false">)</mo>
      </mrow>
      <mmultiscripts>
        <munder>
          <mo stretchy="false">∃</mo>
          <mn>1.1</mn>
        </munder>
        <mprescripts/>
        <none/>
        <mi>U</mi>
      </mmultiscripts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lsup U  csub 1.1 (%alpha ) exists lsup U  csub 1.1 (%beta  . %gamma ):%alpha gotri %beta %gamma </annotation>
  </semantics>
</math>
</file>

<file path=Object 99/content.xml><?xml version="1.0" encoding="utf-8"?>
<math xmlns="http://www.w3.org/1998/Math/MathML">
  <semantics>
    <mrow>
      <mmultiscripts>
        <munder>
          <mo stretchy="false">∃</mo>
          <mn>1.0</mn>
        </munder>
        <mprescripts/>
        <none/>
        <mi>U</mi>
      </mmultiscripts>
      <mrow>
        <mo stretchy="false">(</mo>
        <mrow>
          <mo stretchy="false">α</mo>
          <mi>,</mi>
          <mo stretchy="false">β</mo>
        </mrow>
        <mo stretchy="false">)</mo>
      </mrow>
      <mi mathvariant="normal">:</mi>
      <mo stretchy="false">α</mo>
      <mi mathvariant="italic">namsaa</mi>
      <mo stretchy="false">β</mo>
    </mrow>
    <annotation encoding="StarMath 5.0">exists lsup U  csub 1.0 (%alpha  , %beta ):%alpha namsaa %beta </annotation>
  </semantics>
</math>
</file>

<file path=Object 990/content.xml><?xml version="1.0" encoding="utf-8"?>
<math xmlns="http://www.w3.org/1998/Math/MathML">
  <semantics>
    <mrow>
      <mmultiscripts>
        <munder>
          <mo stretchy="false">∃</mo>
          <mn>1.1</mn>
        </munder>
        <mprescripts/>
        <none/>
        <mi>U</mi>
      </mmultiscripts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lsup U  csub 1.1 (%alpha  , %beta  , %gamma ):%alpha gotri %beta %gamma </annotation>
  </semantics>
</math>
</file>

<file path=Object 991/content.xml><?xml version="1.0" encoding="utf-8"?>
<math xmlns="http://www.w3.org/1998/Math/MathML">
  <semantics>
    <mrow>
      <msup>
        <munder>
          <mo stretchy="false">∀</mo>
          <mn>1.1</mn>
        </munder>
        <mi>O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O csub 1.1 (%alpha  , %beta  , %gamma ):%alpha gotri %beta %gamma </annotation>
  </semantics>
</math>
</file>

<file path=Object 992/content.xml><?xml version="1.0" encoding="utf-8"?>
<math xmlns="http://www.w3.org/1998/Math/MathML">
  <semantics>
    <mrow>
      <msup>
        <munder>
          <mo stretchy="false">∀</mo>
          <mn>1.1</mn>
        </munder>
        <mi>O</mi>
      </msup>
      <mrow>
        <mo stretchy="false">(</mo>
        <mrow>
          <mo stretchy="false">α</mo>
        </mrow>
        <mo stretchy="false">)</mo>
      </mrow>
      <msup>
        <munder>
          <mo stretchy="false">∃</mo>
          <mn>1.1</mn>
        </munder>
        <mi>O</mi>
      </msup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O csub 1.1 (%alpha ) exists  rsup O csub 1.1 (%beta  . %gamma ):%alpha gotri %beta %gamma </annotation>
  </semantics>
</math>
</file>

<file path=Object 993/content.xml><?xml version="1.0" encoding="utf-8"?>
<math xmlns="http://www.w3.org/1998/Math/MathML">
  <semantics>
    <mrow>
      <msup>
        <munder>
          <mo stretchy="false">∃</mo>
          <mn>1.1</mn>
        </munder>
        <mi>O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 rsup O csub 1.1 (%alpha  , %beta  , %gamma ):%alpha gotri %beta %gamma </annotation>
  </semantics>
</math>
</file>

<file path=Object 994/content.xml><?xml version="1.0" encoding="utf-8"?>
<math xmlns="http://www.w3.org/1998/Math/MathML">
  <semantics>
    <mrow>
      <msup>
        <munder>
          <mo stretchy="false">∀</mo>
          <mn>1.1</mn>
        </munder>
        <mi>S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S csub 1.1 (%alpha  , %beta  , %gamma ):%alpha gotri %beta %gamma </annotation>
  </semantics>
</math>
</file>

<file path=Object 995/content.xml><?xml version="1.0" encoding="utf-8"?>
<math xmlns="http://www.w3.org/1998/Math/MathML">
  <semantics>
    <mrow>
      <msup>
        <munder>
          <mo stretchy="false">∀</mo>
          <mn>1.1</mn>
        </munder>
        <mi>S</mi>
      </msup>
      <mrow>
        <mo stretchy="false">(</mo>
        <mrow>
          <mo stretchy="false">α</mo>
        </mrow>
        <mo stretchy="false">)</mo>
      </mrow>
      <msup>
        <munder>
          <mo stretchy="false">∃</mo>
          <mn>1.1</mn>
        </munder>
        <mi>S</mi>
      </msup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rsup S csub 1.1 (%alpha ) exists  rsup S csub 1.1 (%beta  . %gamma ):%alpha gotri %beta %gamma </annotation>
  </semantics>
</math>
</file>

<file path=Object 996/content.xml><?xml version="1.0" encoding="utf-8"?>
<math xmlns="http://www.w3.org/1998/Math/MathML">
  <semantics>
    <mrow>
      <msup>
        <munder>
          <mo stretchy="false">∃</mo>
          <mn>1.1</mn>
        </munder>
        <mi>S</mi>
      </msup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 rsup S csub 1.1 (%alpha  , %beta  , %gamma ):%alpha gotri %beta %gamma </annotation>
  </semantics>
</math>
</file>

<file path=Object 997/content.xml><?xml version="1.0" encoding="utf-8"?>
<math xmlns="http://www.w3.org/1998/Math/MathML">
  <semantics>
    <mrow>
      <munder>
        <mo stretchy="false">∀</mo>
        <mn>1.1</mn>
      </munder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 csub 1.1 (%alpha  , %beta  , %gamma ):%alpha gotri %beta %gamma </annotation>
  </semantics>
</math>
</file>

<file path=Object 998/content.xml><?xml version="1.0" encoding="utf-8"?>
<math xmlns="http://www.w3.org/1998/Math/MathML">
  <semantics>
    <mrow>
      <munder>
        <mo stretchy="false">∀</mo>
        <mn>1.1</mn>
      </munder>
      <mrow>
        <mo stretchy="false">(</mo>
        <mrow>
          <mo stretchy="false">α</mo>
        </mrow>
        <mo stretchy="false">)</mo>
      </mrow>
      <munder>
        <mo stretchy="false">∃</mo>
        <mn>1.1</mn>
      </munder>
      <mrow>
        <mo stretchy="false">(</mo>
        <mrow>
          <mo stretchy="false">β</mo>
          <mi>.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forall   csub 1.1 (%alpha ) exists   csub 1.1 (%beta  . %gamma ):%alpha gotri %beta %gamma </annotation>
  </semantics>
</math>
</file>

<file path=Object 999/content.xml><?xml version="1.0" encoding="utf-8"?>
<math xmlns="http://www.w3.org/1998/Math/MathML">
  <semantics>
    <mrow>
      <munder>
        <mo stretchy="false">∃</mo>
        <mn>1.1</mn>
      </munder>
      <mrow>
        <mo stretchy="false">(</mo>
        <mrow>
          <mo stretchy="false">α</mo>
          <mi>,</mi>
          <mo stretchy="false">β</mo>
          <mi>,</mi>
          <mo stretchy="false">γ</mo>
        </mrow>
        <mo stretchy="false">)</mo>
      </mrow>
      <mi mathvariant="normal">:</mi>
      <mo stretchy="false">α</mo>
      <mi mathvariant="italic">gotri</mi>
      <mo stretchy="false">β</mo>
      <mo stretchy="false">γ</mo>
    </mrow>
    <annotation encoding="StarMath 5.0">exists   csub 1.1 (%alpha  , %beta  , %gamma ):%alpha gotri %beta %gamma </annotation>
  </semantics>
</math>
</file>